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Regular" style:font-pitch="variable"/>
    <style:font-face style:name="YzWr2" svg:font-family="YzWr" style:font-adornments="Bold" style:font-pitch="variable"/>
  </office:font-face-decls>
  <office:automatic-styles>
    <style:style style:name="co1" style:family="table-column">
      <style:table-column-properties fo:break-before="auto" style:column-width="1.356cm"/>
    </style:style>
    <style:style style:name="co2" style:family="table-column">
      <style:table-column-properties fo:break-before="auto" style:column-width="1.404cm"/>
    </style:style>
    <style:style style:name="co3" style:family="table-column">
      <style:table-column-properties fo:break-before="auto" style:column-width="0.707cm"/>
    </style:style>
    <style:style style:name="co4" style:family="table-column">
      <style:table-column-properties fo:break-before="auto" style:column-width="0.695cm"/>
    </style:style>
    <style:style style:name="co5" style:family="table-column">
      <style:table-column-properties fo:break-before="auto" style:column-width="2.258cm"/>
    </style:style>
    <style:style style:name="co6" style:family="table-column">
      <style:table-column-properties fo:break-before="auto" style:column-width="2.434cm"/>
    </style:style>
    <style:style style:name="co7" style:family="table-column">
      <style:table-column-properties fo:break-before="auto" style:column-width="0.266cm"/>
    </style:style>
    <style:style style:name="co8" style:family="table-column">
      <style:table-column-properties fo:break-before="auto" style:column-width="0.453cm"/>
    </style:style>
    <style:style style:name="co9" style:family="table-column">
      <style:table-column-properties fo:break-before="auto" style:column-width="1.383cm"/>
    </style:style>
    <style:style style:name="co10" style:family="table-column">
      <style:table-column-properties fo:break-before="auto" style:column-width="1.685cm"/>
    </style:style>
    <style:style style:name="co11" style:family="table-column">
      <style:table-column-properties fo:break-before="auto" style:column-width="1.402cm"/>
    </style:style>
    <style:style style:name="co12" style:family="table-column">
      <style:table-column-properties fo:break-before="auto" style:column-width="4.648cm"/>
    </style:style>
    <style:style style:name="ro1" style:family="table-row">
      <style:table-row-properties style:row-height="0.515cm" fo:break-before="auto" style:use-optimal-row-height="true"/>
    </style:style>
    <style:style style:name="ro2" style:family="table-row">
      <style:table-row-properties style:row-height="0.751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2.358cm" fo:break-before="auto" style:use-optimal-row-height="true"/>
    </style:style>
    <style:style style:name="ro5" style:family="table-row">
      <style:table-row-properties style:row-height="4.875cm" fo:break-before="auto" style:use-optimal-row-height="true"/>
    </style:style>
    <style:style style:name="ro6" style:family="table-row">
      <style:table-row-properties style:row-height="0.931cm" fo:break-before="auto" style:use-optimal-row-height="true"/>
    </style:style>
    <style:style style:name="ro7" style:family="table-row">
      <style:table-row-properties style:row-height="1.288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612cm" fo:break-before="auto" style:use-optimal-row-height="true"/>
    </style:style>
    <style:style style:name="ro10" style:family="table-row">
      <style:table-row-properties style:row-height="0.863cm" fo:break-before="auto" style:use-optimal-row-height="true"/>
    </style:style>
    <style:style style:name="ro11" style:family="table-row">
      <style:table-row-properties style:row-height="0.573cm" fo:break-before="auto" style:use-optimal-row-height="true"/>
    </style:style>
    <style:style style:name="ro12" style:family="table-row">
      <style:table-row-properties style:row-height="1.109cm" fo:break-before="auto" style:use-optimal-row-height="true"/>
    </style:style>
    <style:style style:name="ro13" style:family="table-row">
      <style:table-row-properties style:row-height="1.822cm" fo:break-before="auto" style:use-optimal-row-height="true"/>
    </style:style>
    <style:style style:name="ro14" style:family="table-row">
      <style:table-row-properties style:row-height="1.466cm" fo:break-before="auto" style:use-optimal-row-height="true"/>
    </style:style>
    <style:style style:name="ro15" style:family="table-row">
      <style:table-row-properties style:row-height="8.29cm" fo:break-before="auto" style:use-optimal-row-height="true"/>
    </style:style>
    <style:style style:name="ro16" style:family="table-row">
      <style:table-row-properties style:row-height="1.139cm" fo:break-before="auto" style:use-optimal-row-height="true"/>
    </style:style>
    <style:style style:name="ro17" style:family="table-row">
      <style:table-row-properties style:row-height="3.847cm" fo:break-before="auto" style:use-optimal-row-height="true"/>
    </style:style>
    <style:style style:name="ro18" style:family="table-row">
      <style:table-row-properties style:row-height="3.203cm" fo:break-before="auto" style:use-optimal-row-height="true"/>
    </style:style>
    <style:style style:name="ro19" style:family="table-row">
      <style:table-row-properties style:row-height="4.177cm" fo:break-before="auto" style:use-optimal-row-height="true"/>
    </style:style>
    <style:style style:name="ro20" style:family="table-row">
      <style:table-row-properties style:row-height="1.503cm" fo:break-before="auto" style:use-optimal-row-height="true"/>
    </style:style>
    <style:style style:name="ro21" style:family="table-row">
      <style:table-row-properties style:row-height="1.386cm" fo:break-before="auto" style:use-optimal-row-height="true"/>
    </style:style>
    <style:style style:name="ro22" style:family="table-row">
      <style:table-row-properties style:row-height="2.575cm" fo:break-before="auto" style:use-optimal-row-height="true"/>
    </style:style>
    <style:style style:name="ro23" style:family="table-row">
      <style:table-row-properties style:row-height="0.561cm" fo:break-before="auto" style:use-optimal-row-height="true"/>
    </style:style>
    <style:style style:name="ro24" style:family="table-row">
      <style:table-row-properties style:row-height="4.54cm" fo:break-before="auto" style:use-optimal-row-height="true"/>
    </style:style>
    <style:style style:name="ro25" style:family="table-row">
      <style:table-row-properties style:row-height="1.552cm" fo:break-before="auto" style:use-optimal-row-height="true"/>
    </style:style>
    <style:style style:name="ro26" style:family="table-row">
      <style:table-row-properties style:row-height="0.594cm" fo:break-before="auto" style:use-optimal-row-height="true"/>
    </style:style>
    <style:style style:name="ro27" style:family="table-row">
      <style:table-row-properties style:row-height="0.951cm" fo:break-before="auto" style:use-optimal-row-height="true"/>
    </style:style>
    <style:style style:name="ro28" style:family="table-row">
      <style:table-row-properties style:row-height="0.766cm" fo:break-before="auto" style:use-optimal-row-height="true"/>
    </style:style>
    <style:style style:name="ro29" style:family="table-row">
      <style:table-row-properties style:row-height="2.212cm" fo:break-before="auto" style:use-optimal-row-height="true"/>
    </style:style>
    <style:style style:name="ro30" style:family="table-row">
      <style:table-row-properties style:row-height="0.891cm" fo:break-before="auto" style:use-optimal-row-height="true"/>
    </style:style>
    <style:style style:name="ro31" style:family="table-row">
      <style:table-row-properties style:row-height="1.057cm" fo:break-before="auto" style:use-optimal-row-height="true"/>
    </style:style>
    <style:style style:name="ro32" style:family="table-row">
      <style:table-row-properties style:row-height="1.676cm" fo:break-before="auto" style:use-optimal-row-height="true"/>
    </style:style>
    <style:style style:name="ro33" style:family="table-row">
      <style:table-row-properties style:row-height="2.048cm" fo:break-before="auto" style:use-optimal-row-height="true"/>
    </style:style>
    <style:style style:name="ro34" style:family="table-row">
      <style:table-row-properties style:row-height="1.716cm" fo:break-before="auto" style:use-optimal-row-height="true"/>
    </style:style>
    <style:style style:name="ro35" style:family="table-row">
      <style:table-row-properties style:row-height="1.307cm" fo:break-before="auto" style:use-optimal-row-height="true"/>
    </style:style>
    <style:style style:name="ro36" style:family="table-row">
      <style:table-row-properties style:row-height="0.958cm" fo:break-before="auto" style:use-optimal-row-height="true"/>
    </style:style>
    <style:style style:name="ro37" style:family="table-row">
      <style:table-row-properties style:row-height="0.27cm" fo:break-before="auto" style:use-optimal-row-height="false"/>
    </style:style>
    <style:style style:name="ro38" style:family="table-row">
      <style:table-row-properties style:row-height="3.249cm" fo:break-before="auto" style:use-optimal-row-height="true"/>
    </style:style>
    <style:style style:name="ro39" style:family="table-row">
      <style:table-row-properties style:row-height="3.785cm" fo:break-before="auto" style:use-optimal-row-height="true"/>
    </style:style>
    <style:style style:name="ro40" style:family="table-row">
      <style:table-row-properties style:row-height="2cm" fo:break-before="auto" style:use-optimal-row-height="true"/>
    </style:style>
    <style:style style:name="ro41" style:family="table-row">
      <style:table-row-properties style:row-height="2.715cm" fo:break-before="auto" style:use-optimal-row-height="true"/>
    </style:style>
    <style:style style:name="ro42" style:family="table-row">
      <style:table-row-properties style:row-height="8.086cm" fo:break-before="auto" style:use-optimal-row-height="true"/>
    </style:style>
    <style:style style:name="ro43" style:family="table-row">
      <style:table-row-properties style:row-height="3.533cm" fo:break-before="auto" style:use-optimal-row-height="true"/>
    </style:style>
    <style:style style:name="ro44" style:family="table-row">
      <style:table-row-properties style:row-height="1.644cm" fo:break-before="auto" style:use-optimal-row-height="true"/>
    </style:style>
    <style:style style:name="ro45" style:family="table-row">
      <style:table-row-properties style:row-height="2.741cm" fo:break-before="auto" style:use-optimal-row-height="true"/>
    </style:style>
    <style:style style:name="ro46" style:family="table-row">
      <style:table-row-properties style:row-height="7.549cm" fo:break-before="auto" style:use-optimal-row-height="true"/>
    </style:style>
    <style:style style:name="ro47" style:family="table-row">
      <style:table-row-properties style:row-height="7.151cm" fo:break-before="auto" style:use-optimal-row-height="true"/>
    </style:style>
    <style:style style:name="ro48" style:family="table-row">
      <style:table-row-properties style:row-height="4.838cm" fo:break-before="auto" style:use-optimal-row-height="true"/>
    </style:style>
    <style:style style:name="ro49" style:family="table-row">
      <style:table-row-properties style:row-height="4.32cm" fo:break-before="auto" style:use-optimal-row-height="true"/>
    </style:style>
    <style:style style:name="ro50" style:family="table-row">
      <style:table-row-properties style:row-height="2.536cm" fo:break-before="auto" style:use-optimal-row-height="true"/>
    </style:style>
    <style:style style:name="ro51" style:family="table-row">
      <style:table-row-properties style:row-height="2.178cm" fo:break-before="auto" style:use-optimal-row-height="true"/>
    </style:style>
    <style:style style:name="ro52" style:family="table-row">
      <style:table-row-properties style:row-height="4.695cm" fo:break-before="auto" style:use-optimal-row-height="true"/>
    </style:style>
    <style:style style:name="ro53" style:family="table-row">
      <style:table-row-properties style:row-height="1.004cm" fo:break-before="auto" style:use-optimal-row-height="true"/>
    </style:style>
    <style:style style:name="ro54" style:family="table-row">
      <style:table-row-properties style:row-height="0.686cm" fo:break-before="auto" style:use-optimal-row-height="true"/>
    </style:style>
    <style:style style:name="ro55" style:family="table-row">
      <style:table-row-properties style:row-height="1.663cm" fo:break-before="auto" style:use-optimal-row-height="true"/>
    </style:style>
    <style:style style:name="ro56" style:family="table-row">
      <style:table-row-properties style:row-height="1.882cm" fo:break-before="auto" style:use-optimal-row-height="true"/>
    </style:style>
    <style:style style:name="ro57" style:family="table-row">
      <style:table-row-properties style:row-height="1.221cm" fo:break-before="auto" style:use-optimal-row-height="true"/>
    </style:style>
    <style:style style:name="ro58" style:family="table-row">
      <style:table-row-properties style:row-height="1.311cm" fo:break-before="auto" style:use-optimal-row-height="true"/>
    </style:style>
    <style:style style:name="ro59" style:family="table-row">
      <style:table-row-properties style:row-height="1.127cm" fo:break-before="auto" style:use-optimal-row-height="true"/>
    </style:style>
    <style:style style:name="ro60" style:family="table-row">
      <style:table-row-properties style:row-height="1.836cm" fo:break-before="auto" style:use-optimal-row-height="true"/>
    </style:style>
    <style:style style:name="ro61" style:family="table-row">
      <style:table-row-properties style:row-height="1.228cm" fo:break-before="auto" style:use-optimal-row-height="true"/>
    </style:style>
    <style:style style:name="ro62" style:family="table-row">
      <style:table-row-properties style:row-height="0.99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ce787" style:family="table-cell" style:parent-style-name="Default">
      <style:table-cell-properties style:text-align-source="fix" style:repeat-content="false" fo:wrap-option="wrap"/>
      <style:paragraph-properties fo:text-align="center" fo:margin-left="0cm"/>
    </style:style>
    <style:style style:name="ce692" style:family="table-cell" style:parent-style-name="Default">
      <style:table-cell-properties fo:wrap-option="wrap"/>
    </style:style>
    <style:style style:name="ce775" style:family="table-cell" style:parent-style-name="Accent_20_3">
      <style:table-cell-properties fo:wrap-option="wrap"/>
    </style:style>
    <style:style style:name="ce776" style:family="table-cell" style:parent-style-name="Accent_20_2">
      <style:table-cell-properties fo:wrap-option="wrap"/>
    </style:style>
    <style:style style:name="ce777" style:family="table-cell" style:parent-style-name="Accent_20_1">
      <style:table-cell-properties fo:wrap-option="wrap"/>
    </style:style>
    <style:style style:name="ce784" style:family="table-cell" style:parent-style-name="Footnote">
      <style:table-cell-properties fo:wrap-option="wrap"/>
    </style:style>
    <style:style style:name="ce785" style:family="table-cell" style:parent-style-name="Footnote" style:data-style-name="N122">
      <style:table-cell-properties style:text-align-source="fix" style:repeat-content="false" fo:wrap-option="wrap"/>
      <style:paragraph-properties fo:text-align="start" fo:margin-left="0cm"/>
    </style:style>
    <style:style style:name="ce786" style:family="table-cell" style:parent-style-name="Footnote" style:data-style-name="N122">
      <style:table-cell-properties style:text-align-source="fix" style:repeat-content="false"/>
      <style:paragraph-properties fo:text-align="start" fo:margin-left="0cm"/>
    </style:style>
    <style:style style:name="ce774" style:family="table-cell" style:parent-style-name="Default">
      <style:table-cell-properties style:text-align-source="fix" style:repeat-content="false"/>
      <style:paragraph-properties fo:text-align="center" fo:margin-left="0cm"/>
    </style:style>
    <style:style style:name="ce309" style:family="table-cell" style:parent-style-name="Accent_20_1" style:data-style-name="N122">
      <style:paragraph-properties fo:margin-left="0cm"/>
    </style:style>
    <style:style style:name="ce11" style:family="table-cell" style:parent-style-name="Accent_20_1" style:data-style-name="N122">
      <style:table-cell-properties fo:wrap-option="wrap"/>
      <style:paragraph-properties fo:margin-left="0cm"/>
    </style:style>
    <style:style style:name="ce350" style:family="table-cell" style:parent-style-name="Default">
      <style:table-cell-properties fo:border="none"/>
    </style:style>
    <style:style style:name="ce351" style:family="table-cell" style:parent-style-name="Default">
      <style:table-cell-properties fo:border="none"/>
      <style:text-properties fo:font-size="6pt" style:font-size-asian="6pt" style:font-size-complex="6pt"/>
    </style:style>
    <style:style style:name="ce352" style:family="table-cell" style:parent-style-name="Default">
      <style:table-cell-properties style:text-align-source="fix" style:repeat-content="false" fo:border="none" style:vertical-align="middle"/>
      <style:paragraph-properties fo:text-align="center" fo:margin-left="0cm"/>
      <style:text-properties fo:font-size="6pt" style:font-size-asian="6pt" style:font-size-complex="6pt"/>
    </style:style>
    <style:style style:name="ce353" style:family="table-cell" style:parent-style-name="Default">
      <style:table-cell-properties fo:background-color="#eeeeee" fo:border="none"/>
      <style:text-properties fo:font-size="6pt" style:font-size-asian="6pt" style:font-size-complex="6pt"/>
    </style:style>
    <style:style style:name="ce354" style:family="table-cell" style:parent-style-name="Default">
      <style:table-cell-properties fo:background-color="#eeeeee" fo:border="none"/>
    </style:style>
    <style:style style:name="ce355" style:family="table-cell" style:parent-style-name="Default">
      <style:text-properties fo:font-size="6pt" style:font-size-asian="6pt" style:font-size-complex="6pt"/>
    </style:style>
    <style:style style:name="ce356" style:family="table-cell" style:parent-style-name="Default">
      <style:table-cell-properties fo:background-color="#eeeeee"/>
      <style:text-properties fo:font-size="6pt" style:font-size-asian="6pt" style:font-size-complex="6pt"/>
    </style:style>
    <style:style style:name="ce357" style:family="table-cell" style:parent-style-name="Default">
      <style:table-cell-properties fo:background-color="#eeeeee"/>
    </style:style>
    <style:style style:name="ce358" style:family="table-cell" style:parent-style-name="Default">
      <style:table-cell-properties fo:border-bottom="none" fo:background-color="#b3cac7"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59" style:family="table-cell" style:parent-style-name="Default">
      <style:table-cell-properties fo:border-bottom="none"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60" style:family="table-cell" style:parent-style-name="Default">
      <style:table-cell-properties fo:border-bottom="0.74pt solid #000000"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61" style:family="table-cell" style:parent-style-name="Default">
      <style:table-cell-properties fo:border-bottom="none" fo:background-color="#dee7e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62" style:family="table-cell" style:parent-style-name="Default">
      <style:table-cell-properties fo:border-bottom="none"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63" style:family="table-cell" style:parent-style-name="Default">
      <style:table-cell-properties fo:border-bottom="0.74pt solid #000000"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7" style:family="table-cell" style:parent-style-name="Default">
      <style:table-cell-properties fo:background-color="#81aca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8" style:family="table-cell" style:parent-style-name="Default">
      <style:table-cell-properties fo:background-color="#b3cac7"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9" style:family="table-cell" style:parent-style-name="Default">
      <style:table-cell-properties fo:background-color="#81aca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367" style:family="table-cell" style:parent-style-name="Default">
      <style:table-cell-properties fo:border-bottom="none" fo:background-color="#b3cac7"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68" style:family="table-cell" style:parent-style-name="Default">
      <style:table-cell-properties fo:background-color="#b3cac7"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369" style:family="table-cell" style:parent-style-name="Default">
      <style:table-cell-properties fo:border-bottom="0.74pt solid #000000" fo:background-color="#b3cac7"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70" style:family="table-cell" style:parent-style-name="Default">
      <style:table-cell-properties fo:border-bottom="none" fo:background-color="#dee7e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71" style:family="table-cell" style:parent-style-name="Default">
      <style:table-cell-properties fo:background-color="#dee7e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372" style:family="table-cell" style:parent-style-name="Default">
      <style:table-cell-properties fo:border-bottom="0.74pt solid #000000" fo:background-color="#dee7e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73" style:family="table-cell" style:parent-style-name="Default">
      <style:table-cell-properties fo:border-bottom="0.74pt solid #000000" fo:background-color="#b3cac7"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74" style:family="table-cell" style:parent-style-name="Default">
      <style:table-cell-properties fo:background-color="#b3cac7"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375" style:family="table-cell" style:parent-style-name="Default">
      <style:table-cell-properties fo:background-color="#dee7e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376" style:family="table-cell" style:parent-style-name="Default">
      <style:table-cell-properties fo:background-color="#b3cac7"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377" style:family="table-cell" style:parent-style-name="Default">
      <style:table-cell-properties fo:border-bottom="none" fo:background-color="#b3cac7"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78" style:family="table-cell" style:parent-style-name="Default">
      <style:table-cell-properties fo:border-bottom="none"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79" style:family="table-cell" style:parent-style-name="Default">
      <style:table-cell-properties fo:border-bottom="0.74pt solid #000000"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0" style:family="table-cell" style:parent-style-name="Default">
      <style:table-cell-properties fo:border-bottom="none" fo:background-color="#dee7e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81" style:family="table-cell" style:parent-style-name="Default">
      <style:table-cell-properties fo:border-bottom="none"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2" style:family="table-cell" style:parent-style-name="Default">
      <style:table-cell-properties fo:border-bottom="0.74pt solid #000000"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3" style:family="table-cell" style:parent-style-name="Default">
      <style:table-cell-properties fo:border-bottom="none" fo:background-color="#b4c7d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84" style:family="table-cell" style:parent-style-name="Default">
      <style:table-cell-properties fo:border-bottom="none"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5" style:family="table-cell" style:parent-style-name="Default">
      <style:table-cell-properties fo:border-bottom="0.74pt solid #000000"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6" style:family="table-cell" style:parent-style-name="Default">
      <style:table-cell-properties fo:border-bottom="none" fo:background-color="#dee6ef"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87" style:family="table-cell" style:parent-style-name="Default">
      <style:table-cell-properties fo:border-bottom="none"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8" style:family="table-cell" style:parent-style-name="Default">
      <style:table-cell-properties fo:border-bottom="0.74pt solid #000000"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2" style:family="table-cell" style:parent-style-name="Default">
      <style:table-cell-properties fo:background-color="#3465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3" style:family="table-cell" style:parent-style-name="Default">
      <style:table-cell-properties fo:background-color="#5983b0"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4" style:family="table-cell" style:parent-style-name="Default">
      <style:table-cell-properties fo:background-color="#3465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392" style:family="table-cell" style:parent-style-name="Default">
      <style:table-cell-properties fo:background-color="#5983b0"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393" style:family="table-cell" style:parent-style-name="Default">
      <style:table-cell-properties fo:border-bottom="none" fo:background-color="#b4c7d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94" style:family="table-cell" style:parent-style-name="Default">
      <style:table-cell-properties fo:background-color="#b4c7d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395" style:family="table-cell" style:parent-style-name="Default">
      <style:table-cell-properties fo:border-bottom="0.74pt solid #000000" fo:background-color="#b4c7d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96" style:family="table-cell" style:parent-style-name="Default">
      <style:table-cell-properties fo:border-bottom="none" fo:background-color="#dee6ef"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97" style:family="table-cell" style:parent-style-name="Default">
      <style:table-cell-properties fo:background-color="#dee6ef"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398" style:family="table-cell" style:parent-style-name="Default">
      <style:table-cell-properties fo:border-bottom="0.74pt solid #000000" fo:background-color="#dee6ef"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99" style:family="table-cell" style:parent-style-name="Default">
      <style:table-cell-properties fo:background-color="#b4c7d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00" style:family="table-cell" style:parent-style-name="Default">
      <style:table-cell-properties fo:background-color="#dee6ef"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01" style:family="table-cell" style:parent-style-name="Default">
      <style:table-cell-properties fo:border-bottom="none" fo:background-color="#b4c7d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02" style:family="table-cell" style:parent-style-name="Default">
      <style:table-cell-properties fo:border-bottom="none"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3" style:family="table-cell" style:parent-style-name="Default">
      <style:table-cell-properties fo:border-bottom="0.74pt solid #000000"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4" style:family="table-cell" style:parent-style-name="Default">
      <style:table-cell-properties fo:border-bottom="none" fo:background-color="#dee6ef"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05" style:family="table-cell" style:parent-style-name="Default">
      <style:table-cell-properties fo:border-bottom="none"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6" style:family="table-cell" style:parent-style-name="Default">
      <style:table-cell-properties fo:border-bottom="0.74pt solid #000000"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7" style:family="table-cell" style:parent-style-name="Default">
      <style:table-cell-properties fo:border-bottom="none" fo:background-color="#b7b3ca"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08" style:family="table-cell" style:parent-style-name="Default">
      <style:table-cell-properties fo:border-bottom="none"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9" style:family="table-cell" style:parent-style-name="Default">
      <style:table-cell-properties fo:border-bottom="0.74pt solid #000000"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10" style:family="table-cell" style:parent-style-name="Default">
      <style:table-cell-properties fo:border-bottom="none" fo:background-color="#dedce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11" style:family="table-cell" style:parent-style-name="Default">
      <style:table-cell-properties fo:border-bottom="none"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12" style:family="table-cell" style:parent-style-name="Default">
      <style:table-cell-properties fo:border-bottom="0.74pt solid #000000"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6" style:family="table-cell" style:parent-style-name="Default">
      <style:table-cell-properties fo:background-color="#729fcf"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7" style:family="table-cell" style:parent-style-name="Default">
      <style:table-cell-properties fo:background-color="#b4c7d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8"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16" style:family="table-cell" style:parent-style-name="Default">
      <style:table-cell-properties fo:background-color="#b4c7d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17" style:family="table-cell" style:parent-style-name="Default">
      <style:table-cell-properties fo:border-bottom="none" fo:background-color="#b7b3ca"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18" style:family="table-cell" style:parent-style-name="Default">
      <style:table-cell-properties fo:background-color="#b7b3ca"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19" style:family="table-cell" style:parent-style-name="Default">
      <style:table-cell-properties fo:border-bottom="0.74pt solid #000000" fo:background-color="#b7b3ca"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20" style:family="table-cell" style:parent-style-name="Default">
      <style:table-cell-properties fo:border-bottom="none" fo:background-color="#dedce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21" style:family="table-cell" style:parent-style-name="Default">
      <style:table-cell-properties fo:background-color="#dedce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22" style:family="table-cell" style:parent-style-name="Default">
      <style:table-cell-properties fo:border-bottom="0.74pt solid #000000" fo:background-color="#dedce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23" style:family="table-cell" style:parent-style-name="Default">
      <style:table-cell-properties fo:background-color="#b7b3ca"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24" style:family="table-cell" style:parent-style-name="Default">
      <style:table-cell-properties fo:background-color="#dedce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25" style:family="table-cell" style:parent-style-name="Default">
      <style:table-cell-properties fo:border-bottom="none" fo:background-color="#b7b3ca"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26" style:family="table-cell" style:parent-style-name="Default">
      <style:table-cell-properties fo:border-bottom="none"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27" style:family="table-cell" style:parent-style-name="Default">
      <style:table-cell-properties fo:border-bottom="0.74pt solid #000000"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28" style:family="table-cell" style:parent-style-name="Default">
      <style:table-cell-properties fo:border-bottom="none" fo:background-color="#dedce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29" style:family="table-cell" style:parent-style-name="Default">
      <style:table-cell-properties fo:border-bottom="none"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0" style:family="table-cell" style:parent-style-name="Default">
      <style:table-cell-properties fo:border-bottom="0.74pt solid #000000"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1" style:family="table-cell" style:parent-style-name="Default">
      <style:table-cell-properties fo:background-color="#000000" fo:border="none"/>
    </style:style>
    <style:style style:name="ce432" style:family="table-cell" style:parent-style-name="Default">
      <style:table-cell-properties fo:border-bottom="none" fo:background-color="#bf819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33" style:family="table-cell" style:parent-style-name="Default">
      <style:table-cell-properties fo:border-bottom="none"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4" style:family="table-cell" style:parent-style-name="Default">
      <style:table-cell-properties fo:border-bottom="0.74pt solid #000000"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5" style:family="table-cell" style:parent-style-name="Default">
      <style:table-cell-properties fo:border-bottom="none" fo:background-color="#e0c2cd"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36" style:family="table-cell" style:parent-style-name="Default">
      <style:table-cell-properties fo:border-bottom="none"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7" style:family="table-cell" style:parent-style-name="Default">
      <style:table-cell-properties fo:border-bottom="0.74pt solid #000000"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01" style:family="table-cell" style:parent-style-name="Default">
      <style:table-cell-properties fo:background-color="#a1467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02" style:family="table-cell" style:parent-style-name="Default">
      <style:table-cell-properties fo:background-color="#a1467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40"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04" style:family="table-cell" style:parent-style-name="Default">
      <style:table-cell-properties fo:background-color="#bf819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42" style:family="table-cell" style:parent-style-name="Default">
      <style:table-cell-properties fo:border-bottom="none"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43" style:family="table-cell" style:parent-style-name="Default">
      <style:table-cell-properties fo:border-bottom="0.74pt solid #000000"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44" style:family="table-cell" style:parent-style-name="Default">
      <style:table-cell-properties fo:border-bottom="none" fo:background-color="#bf819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45" style:family="table-cell" style:parent-style-name="Default">
      <style:table-cell-properties fo:background-color="#bf819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46" style:family="table-cell" style:parent-style-name="Default">
      <style:table-cell-properties fo:border-bottom="0.74pt solid #000000" fo:background-color="#bf819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47" style:family="table-cell" style:parent-style-name="Default">
      <style:table-cell-properties fo:border-bottom="none" fo:background-color="#e0c2cd"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48" style:family="table-cell" style:parent-style-name="Default">
      <style:table-cell-properties fo:background-color="#e0c2cd"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49" style:family="table-cell" style:parent-style-name="Default">
      <style:table-cell-properties fo:border-bottom="0.74pt solid #000000" fo:background-color="#e0c2cd"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50" style:family="table-cell" style:parent-style-name="Default">
      <style:table-cell-properties fo:background-color="#bf819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51" style:family="table-cell" style:parent-style-name="Default">
      <style:table-cell-properties fo:background-color="#e0c2cd"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52" style:family="table-cell" style:parent-style-name="Default">
      <style:table-cell-properties fo:background-color="#e0c2cd"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453" style:family="table-cell" style:parent-style-name="Default">
      <style:table-cell-properties fo:border-bottom="0.74pt solid #000000" fo:background-color="#e0c2cd"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54" style:family="table-cell" style:parent-style-name="Default">
      <style:table-cell-properties fo:background-color="#dee6ef"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455" style:family="table-cell" style:parent-style-name="Default">
      <style:table-cell-properties fo:border-bottom="none" fo:background-color="#bf819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56" style:family="table-cell" style:parent-style-name="Default">
      <style:table-cell-properties fo:border-bottom="none"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57" style:family="table-cell" style:parent-style-name="Default">
      <style:table-cell-properties fo:border-bottom="0.74pt solid #000000"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58" style:family="table-cell" style:parent-style-name="Default">
      <style:table-cell-properties fo:border-bottom="none" fo:background-color="#e0c2cd"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59" style:family="table-cell" style:parent-style-name="Default">
      <style:table-cell-properties fo:border-bottom="none"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0" style:family="table-cell" style:parent-style-name="Default">
      <style:table-cell-properties fo:border-bottom="0.74pt solid #000000"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1" style:family="table-cell" style:parent-style-name="Default">
      <style:table-cell-properties fo:border-bottom="none" fo:background-color="#ec9ba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62" style:family="table-cell" style:parent-style-name="Default">
      <style:table-cell-properties fo:border-bottom="none"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3" style:family="table-cell" style:parent-style-name="Default">
      <style:table-cell-properties fo:border-bottom="0.74pt solid #000000"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4" style:family="table-cell" style:parent-style-name="Default">
      <style:table-cell-properties fo:border-bottom="none" fo:background-color="#f7d1d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65" style:family="table-cell" style:parent-style-name="Default">
      <style:table-cell-properties fo:border-bottom="none"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6" style:family="table-cell" style:parent-style-name="Default">
      <style:table-cell-properties fo:border-bottom="0.74pt solid #000000"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7" style:family="table-cell" style:parent-style-name="Default">
      <style:table-cell-properties fo:background-color="#ec9ba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131" style:family="table-cell" style:parent-style-name="Default">
      <style:table-cell-properties fo:background-color="#ec9b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32" style:family="table-cell" style:parent-style-name="Default">
      <style:table-cell-properties fo:background-color="#ec9b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33" style:family="table-cell" style:parent-style-name="Default">
      <style:table-cell-properties fo:background-color="#f7d1d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34" style:family="table-cell" style:parent-style-name="Default">
      <style:table-cell-properties fo:background-color="#f7d1d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72" style:family="table-cell" style:parent-style-name="Default">
      <style:table-cell-properties fo:border-bottom="none" fo:background-color="#ec9ba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73" style:family="table-cell" style:parent-style-name="Default">
      <style:table-cell-properties fo:border-bottom="0.74pt solid #000000" fo:background-color="#ec9ba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74" style:family="table-cell" style:parent-style-name="Default">
      <style:table-cell-properties fo:border-bottom="none" fo:background-color="#f7d1d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75" style:family="table-cell" style:parent-style-name="Default">
      <style:table-cell-properties fo:background-color="#f7d1d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76" style:family="table-cell" style:parent-style-name="Default">
      <style:table-cell-properties fo:border-bottom="0.74pt solid #000000" fo:background-color="#f7d1d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77" style:family="table-cell" style:parent-style-name="Default">
      <style:table-cell-properties fo:background-color="#ec9ba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78" style:family="table-cell" style:parent-style-name="Default">
      <style:table-cell-properties fo:background-color="#f7d1d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79" style:family="table-cell" style:parent-style-name="Default">
      <style:table-cell-properties fo:border-bottom="none" fo:background-color="#ec9ba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80" style:family="table-cell" style:parent-style-name="Default">
      <style:table-cell-properties fo:border-bottom="none"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1" style:family="table-cell" style:parent-style-name="Default">
      <style:table-cell-properties fo:border-bottom="0.74pt solid #000000"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2" style:family="table-cell" style:parent-style-name="Default">
      <style:table-cell-properties fo:border-bottom="none" fo:background-color="#f7d1d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83" style:family="table-cell" style:parent-style-name="Default">
      <style:table-cell-properties fo:border-bottom="none"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4" style:family="table-cell" style:parent-style-name="Default">
      <style:table-cell-properties fo:border-bottom="0.74pt solid #000000"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5" style:family="table-cell" style:parent-style-name="Default">
      <style:table-cell-properties fo:border-bottom="none" fo:background-color="#ffaa9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86" style:family="table-cell" style:parent-style-name="Default">
      <style:table-cell-properties fo:border-bottom="none"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7" style:family="table-cell" style:parent-style-name="Default">
      <style:table-cell-properties fo:border-bottom="0.74pt solid #000000"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8" style:family="table-cell" style:parent-style-name="Default">
      <style:table-cell-properties fo:border-bottom="none" fo:background-color="#ffd8c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89" style:family="table-cell" style:parent-style-name="Default">
      <style:table-cell-properties fo:border-bottom="none"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90" style:family="table-cell" style:parent-style-name="Default">
      <style:table-cell-properties fo:border-bottom="0.74pt solid #000000"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91"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style:text-underline-style="none" fo:font-weight="normal" style:font-size-asian="20pt" style:font-weight-asian="normal" style:font-size-complex="20pt" style:font-weight-complex="normal"/>
    </style:style>
    <style:style style:name="ce155" style:family="table-cell" style:parent-style-name="Default">
      <style:table-cell-properties fo:background-color="#ffaa9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56"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57" style:family="table-cell" style:parent-style-name="Default">
      <style:table-cell-properties fo:background-color="#ff5429"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95"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96" style:family="table-cell" style:parent-style-name="Default">
      <style:table-cell-properties fo:background-color="#be480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97" style:family="table-cell" style:parent-style-name="Default">
      <style:table-cell-properties fo:border-bottom="none" fo:background-color="#ffaa9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98" style:family="table-cell" style:parent-style-name="Default">
      <style:table-cell-properties fo:background-color="#ffaa9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99" style:family="table-cell" style:parent-style-name="Default">
      <style:table-cell-properties fo:border-bottom="0.74pt solid #000000" fo:background-color="#ffaa9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0" style:family="table-cell" style:parent-style-name="Default">
      <style:table-cell-properties fo:border-bottom="none" fo:background-color="#ffd8c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01" style:family="table-cell" style:parent-style-name="Default">
      <style:table-cell-properties fo:background-color="#ffd8c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02" style:family="table-cell" style:parent-style-name="Default">
      <style:table-cell-properties fo:border-bottom="0.74pt solid #000000" fo:background-color="#ffd8c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3" style:family="table-cell" style:parent-style-name="Default">
      <style:table-cell-properties fo:background-color="#e0c2cd"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04" style:family="table-cell" style:parent-style-name="Default">
      <style:table-cell-properties fo:background-color="#ffaa9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05" style:family="table-cell" style:parent-style-name="Default">
      <style:table-cell-properties fo:background-color="#ffd8c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06" style:family="table-cell" style:parent-style-name="Default">
      <style:table-cell-properties fo:border-bottom="none" fo:background-color="#ffaa9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07" style:family="table-cell" style:parent-style-name="Default">
      <style:table-cell-properties fo:border-bottom="none"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8" style:family="table-cell" style:parent-style-name="Default">
      <style:table-cell-properties fo:border-bottom="0.74pt solid #000000"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9" style:family="table-cell" style:parent-style-name="Default">
      <style:table-cell-properties fo:border-bottom="none" fo:background-color="#ffd8c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10" style:family="table-cell" style:parent-style-name="Default">
      <style:table-cell-properties fo:border-bottom="none"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1" style:family="table-cell" style:parent-style-name="Default">
      <style:table-cell-properties fo:border-bottom="0.74pt solid #000000"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2" style:family="table-cell" style:parent-style-name="Default">
      <style:table-cell-properties fo:border-bottom="none" fo:background-color="#ffb66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13" style:family="table-cell" style:parent-style-name="Default">
      <style:table-cell-properties fo:border-bottom="none"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4" style:family="table-cell" style:parent-style-name="Default">
      <style:table-cell-properties fo:border-bottom="0.74pt solid #000000"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5" style:family="table-cell" style:parent-style-name="Default">
      <style:table-cell-properties fo:border-bottom="none" fo:background-color="#ffdbb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16" style:family="table-cell" style:parent-style-name="Default">
      <style:table-cell-properties fo:border-bottom="none"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7" style:family="table-cell" style:parent-style-name="Default">
      <style:table-cell-properties fo:border-bottom="0.74pt solid #000000"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81" style:family="table-cell" style:parent-style-name="Default">
      <style:table-cell-properties fo:background-color="#ffb66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2" style:family="table-cell" style:parent-style-name="Default">
      <style:table-cell-properties fo:background-color="#ffb66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3"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4"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22" style:family="table-cell" style:parent-style-name="Default">
      <style:table-cell-properties fo:border-bottom="none" fo:background-color="#ffb66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23" style:family="table-cell" style:parent-style-name="Default">
      <style:table-cell-properties fo:background-color="#ffb66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24" style:family="table-cell" style:parent-style-name="Default">
      <style:table-cell-properties fo:border-bottom="0.74pt solid #000000" fo:background-color="#ffb66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25" style:family="table-cell" style:parent-style-name="Default">
      <style:table-cell-properties fo:border-bottom="none" fo:background-color="#ffdbb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26" style:family="table-cell" style:parent-style-name="Default">
      <style:table-cell-properties fo:background-color="#ffdbb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27" style:family="table-cell" style:parent-style-name="Default">
      <style:table-cell-properties fo:border-bottom="0.74pt solid #000000" fo:background-color="#ffdbb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28" style:family="table-cell" style:parent-style-name="Default">
      <style:table-cell-properties fo:background-color="#ffb66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29" style:family="table-cell" style:parent-style-name="Default">
      <style:table-cell-properties fo:background-color="#ffdbb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30" style:family="table-cell" style:parent-style-name="Default">
      <style:table-cell-properties fo:border-bottom="none" fo:background-color="#ffb66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31" style:family="table-cell" style:parent-style-name="Default">
      <style:table-cell-properties fo:border-bottom="none"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2" style:family="table-cell" style:parent-style-name="Default">
      <style:table-cell-properties fo:border-bottom="0.74pt solid #000000"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3" style:family="table-cell" style:parent-style-name="Default">
      <style:table-cell-properties fo:border-bottom="none" fo:background-color="#ffdbb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34" style:family="table-cell" style:parent-style-name="Default">
      <style:table-cell-properties fo:border-bottom="none"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5" style:family="table-cell" style:parent-style-name="Default">
      <style:table-cell-properties fo:border-bottom="0.74pt solid #000000"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6" style:family="table-cell" style:parent-style-name="Default">
      <style:table-cell-properties fo:border-bottom="none" fo:background-color="#ffe99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37" style:family="table-cell" style:parent-style-name="Default">
      <style:table-cell-properties fo:border-bottom="none"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8" style:family="table-cell" style:parent-style-name="Default">
      <style:table-cell-properties fo:border-bottom="0.74pt solid #000000"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02" style:family="table-cell" style:parent-style-name="Default">
      <style:table-cell-properties fo:background-color="#b4780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40" style:family="table-cell" style:parent-style-name="Default">
      <style:table-cell-properties fo:border-bottom="none" fo:background-color="#ffe99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41" style:family="table-cell" style:parent-style-name="Default">
      <style:table-cell-properties fo:background-color="#ffe99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42" style:family="table-cell" style:parent-style-name="Default">
      <style:table-cell-properties fo:border-bottom="0.74pt solid #000000" fo:background-color="#ffe99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43" style:family="table-cell" style:parent-style-name="Default">
      <style:table-cell-properties fo:background-color="#ffe99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44" style:family="table-cell" style:parent-style-name="Default">
      <style:table-cell-properties fo:border-bottom="none" fo:background-color="#ffe99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45" style:family="table-cell" style:parent-style-name="Default">
      <style:table-cell-properties fo:border-bottom="none"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46" style:family="table-cell" style:parent-style-name="Default">
      <style:table-cell-properties fo:border-bottom="0.74pt solid #000000"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47"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48"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49"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1"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style="normal" fo:font-weight="normal" style:font-size-asian="20pt" style:font-style-asian="normal" style:font-weight-asian="normal" style:font-size-complex="20pt" style:font-style-complex="normal" style:font-weight-complex="normal"/>
    </style:style>
    <style:style style:name="ce214"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15"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16"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69"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70" style:family="table-cell" style:parent-style-name="Default">
      <style:table-cell-properties fo:background-color="#ffff00"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71"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5"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76"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7"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8"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579" style:family="table-cell" style:parent-style-name="Default">
      <style:table-cell-properties fo:background-color="#b3cac7"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80" style:family="table-cell" style:parent-style-name="Default">
      <style:table-cell-properties fo:background-color="#5983b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81" style:family="table-cell" style:parent-style-name="Default">
      <style:table-cell-properties fo:background-color="#ec9ba4"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582"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583" style:family="table-cell" style:parent-style-name="Default">
      <style:table-cell-properties fo:border-bottom="none" fo:background-color="#e0c2cd" style:text-align-source="fix" style:repeat-content="false" fo:wrap-option="wrap"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84" style:family="table-cell" style:parent-style-name="Default">
      <style:table-cell-properties fo:border-bottom="0.74pt solid #000000" fo:background-color="#bf819e"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85" style:family="table-cell" style:parent-style-name="Default">
      <style:table-cell-properties fo:border-bottom="0.74pt solid #000000" fo:background-color="#dedce6"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86" style:family="table-cell" style:parent-style-name="Default">
      <style:table-cell-properties fo:background-color="#dedce6"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87" style:family="table-cell" style:parent-style-name="Default">
      <style:table-cell-properties fo:border-bottom="none" fo:background-color="#dedce6" style:text-align-source="fix" style:repeat-content="false" fo:wrap-option="wrap"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88" style:family="table-cell" style:parent-style-name="Default">
      <style:table-cell-properties fo:border-bottom="0.74pt solid #000000" fo:background-color="#b4c7dc"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34" style:family="table-cell" style:parent-style-name="Default">
      <style:table-cell-properties fo:background-color="#b3cac7"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602" style:family="table-cell" style:parent-style-name="Default">
      <style:table-cell-properties fo:background-color="#b3cac7"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603" style:family="table-cell" style:parent-style-name="Default">
      <style:table-cell-properties fo:background-color="#ffff00" fo:border="none"/>
    </style:style>
    <style:style style:name="ce608" style:family="table-cell" style:parent-style-name="Default">
      <style:table-cell-properties fo:background-color="#ffff00"/>
    </style:style>
    <style:style style:name="ce609" style:family="table-cell" style:parent-style-name="Default">
      <style:table-cell-properties fo:background-color="#999999" fo:border="none"/>
    </style:style>
    <style:style style:name="ce239"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11"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25" style:family="table-cell" style:parent-style-name="Default">
      <style:table-cell-properties fo:background-color="#b3cac7"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26" style:family="table-cell" style:parent-style-name="Default">
      <style:table-cell-properties fo:background-color="#b4c7d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27" style:family="table-cell" style:parent-style-name="Default">
      <style:table-cell-properties fo:background-color="#b7b3ca"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28" style:family="table-cell" style:parent-style-name="Default">
      <style:table-cell-properties fo:background-color="#bf819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29" style:family="table-cell" style:parent-style-name="Default">
      <style:table-cell-properties fo:background-color="#ec9ba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2" style:family="table-cell" style:parent-style-name="Default">
      <style:table-cell-properties fo:background-color="#ffaa9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3" style:family="table-cell" style:parent-style-name="Default">
      <style:table-cell-properties fo:background-color="#ffb66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4" style:family="table-cell" style:parent-style-name="Default">
      <style:table-cell-properties fo:background-color="#ffe99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9" style:family="table-cell" style:parent-style-name="Default">
      <style:table-cell-properties fo:background-color="#ffe99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6"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1"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8" style:family="table-cell" style:parent-style-name="Default">
      <style:table-cell-properties style:vertical-align="top"/>
    </style:style>
    <style:style style:name="ce639" style:family="table-cell" style:parent-style-name="Default">
      <style:table-cell-properties fo:background-color="#dee7e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40" style:family="table-cell" style:parent-style-name="Default">
      <style:table-cell-properties fo:background-color="#dee6ef"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41" style:family="table-cell" style:parent-style-name="Default">
      <style:table-cell-properties fo:background-color="#dedce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42" style:family="table-cell" style:parent-style-name="Default">
      <style:table-cell-properties fo:background-color="#e0c2cd"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7" style:family="table-cell" style:parent-style-name="Default">
      <style:table-cell-properties fo:background-color="#e0c2cd"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51" style:family="table-cell" style:parent-style-name="Default">
      <style:table-cell-properties fo:background-color="#f7d1d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9" style:family="table-cell" style:parent-style-name="Default">
      <style:table-cell-properties fo:background-color="#f7d1d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54" style:family="table-cell" style:parent-style-name="Default">
      <style:table-cell-properties fo:background-color="#ffd8c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61" style:family="table-cell" style:parent-style-name="Default">
      <style:table-cell-properties fo:background-color="#ffd8c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65" style:family="table-cell" style:parent-style-name="Default">
      <style:table-cell-properties fo:background-color="#ffdbb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63" style:family="table-cell" style:parent-style-name="Default">
      <style:table-cell-properties fo:background-color="#ffdbb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64"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70" style:family="table-cell" style:parent-style-name="Default">
      <style:table-cell-properties fo:background-color="#ec9ba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71" style:family="table-cell" style:parent-style-name="Default">
      <style:table-cell-properties fo:background-color="#ffb66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72" style:family="table-cell" style:parent-style-name="Default">
      <style:table-cell-properties fo:background-color="#ffaa9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7"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73" style:family="table-cell" style:parent-style-name="Default">
      <style:table-cell-properties fo:background-color="#b3cac7"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74" style:family="table-cell" style:parent-style-name="Default">
      <style:table-cell-properties fo:background-color="#b4c7d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91" style:family="table-cell" style:parent-style-name="Default">
      <style:table-cell-properties fo:background-color="#b7b3ca"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93" style:family="table-cell" style:parent-style-name="Default">
      <style:table-cell-properties fo:wrap-option="wrap"/>
      <style:text-properties fo:font-size="3pt" style:font-size-asian="3pt" style:font-size-complex="3pt"/>
    </style:style>
    <style:style style:name="ce696" style:family="table-cell" style:parent-style-name="Default">
      <style:table-cell-properties fo:background-color="#bf819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99" style:family="table-cell" style:parent-style-name="Default">
      <style:table-cell-properties fo:background-color="#dedce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712" style:family="table-cell" style:parent-style-name="Default">
      <style:text-properties fo:font-size="14pt" style:font-size-asian="14pt" style:font-size-complex="14pt"/>
    </style:style>
    <style:style style:name="ce713"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77"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16"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17" style:family="table-cell" style:parent-style-name="Default">
      <style:table-cell-properties style:vertical-align="top"/>
      <style:text-properties fo:font-size="14pt" style:font-size-asian="14pt" style:font-size-complex="14pt"/>
    </style:style>
    <style:style style:name="ce730"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81"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34" style:family="table-cell" style:parent-style-name="Default">
      <style:table-cell-properties fo:background-color="#b7b3ca" style:text-align-source="fix" style:repeat-content="false" fo:wrap-option="wrap" fo:border="none" style:vertical-align="middle"/>
      <style:paragraph-properties fo:text-align="center" fo:margin-left="0cm"/>
      <style:text-properties style:font-name="YzWr" fo:font-size="14pt" fo:font-weight="normal" style:font-size-asian="14pt" style:font-weight-asian="normal" style:font-size-complex="14pt" style:font-weight-complex="normal"/>
    </style:style>
    <style:style style:name="ce735"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736"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737"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738" style:family="table-cell" style:parent-style-name="Default">
      <style:table-cell-properties fo:border-bottom="none" fo:background-color="#acb20c"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287"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41" style:family="table-cell" style:parent-style-name="Default">
      <style:table-cell-properties fo:border-bottom="none" fo:background-color="#acb20c"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742" style:family="table-cell" style:parent-style-name="Default">
      <style:table-cell-properties fo:background-color="#ffff00" style:text-align-source="fix" style:repeat-content="false" style:vertical-align="middle"/>
      <style:paragraph-properties fo:text-align="center" fo:margin-left="0cm"/>
      <style:text-properties fo:font-size="6pt" style:font-size-asian="6pt" style:font-size-complex="6pt"/>
    </style:style>
    <style:style style:name="ce743"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744"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292" style:family="table-cell" style:parent-style-name="Default">
      <style:table-cell-properties style:text-align-source="fix" style:repeat-content="false" style:vertical-align="middle"/>
      <style:paragraph-properties fo:text-align="center" fo:margin-left="0cm"/>
    </style:style>
    <style:style style:name="ce746" style:family="table-cell" style:parent-style-name="Default">
      <style:table-cell-properties fo:border-bottom="none" fo:background-color="#acb20c"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747"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748"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749"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750" style:family="table-cell" style:parent-style-name="Default">
      <style:table-cell-properties fo:border-bottom="none"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755" style:family="table-cell" style:parent-style-name="Default">
      <style:table-cell-properties fo:border-bottom="0.74pt solid #000000"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299"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62" style:family="table-cell" style:parent-style-name="Default">
      <style:table-cell-properties style:text-align-source="fix" style:repeat-content="false" style:vertical-align="middle"/>
      <style:paragraph-properties fo:text-align="center" fo:margin-left="0cm"/>
      <style:text-properties fo:font-size="6pt" style:font-size-asian="6pt" style:font-size-complex="6pt"/>
    </style:style>
    <style:style style:name="ce301"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64" style:family="table-cell" style:parent-style-name="Default">
      <style:table-cell-properties fo:border-bottom="none"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303"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66" style:family="table-cell" style:parent-style-name="Default">
      <style:table-cell-properties fo:border-bottom="none"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767" style:family="table-cell" style:parent-style-name="Default">
      <style:table-cell-properties fo:border-bottom="none" fo:background-color="#0000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768" style:family="table-cell" style:parent-style-name="Default">
      <style:table-cell-properties fo:border-bottom="none" fo:background-color="#0000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769" style:family="table-cell" style:parent-style-name="Default">
      <style:table-cell-properties fo:border-bottom="none" fo:background-color="#0000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770" style:family="table-cell" style:parent-style-name="Default">
      <style:table-cell-properties fo:border-bottom="0.74pt solid #000000"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771" style:family="table-cell" style:parent-style-name="Default">
      <style:table-cell-properties fo:border-bottom="0.74pt solid #000000" fo:background-color="#0000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772" style:family="table-cell" style:parent-style-name="Default">
      <style:table-cell-properties fo:border-bottom="0.74pt solid #000000"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773" style:family="table-cell" style:parent-style-name="Default">
      <style:table-cell-properties style:text-align-source="fix" style:repeat-content="false" fo:border="0.74pt solid #000000" style:vertical-align="middle"/>
      <style:paragraph-properties fo:text-align="center" fo:margin-left="0cm"/>
    </style:style>
    <style:style style:name="ce745" style:family="table-cell" style:parent-style-name="Default">
      <style:table-cell-properties style:text-align-source="fix" style:repeat-content="false" style:vertical-align="middle"/>
      <style:paragraph-properties fo:text-align="center" fo:margin-left="0cm"/>
    </style:style>
    <style:style style:name="ce314" style:family="table-cell" style:parent-style-name="Accent_20_1">
      <style:table-cell-properties fo:wrap-option="wrap"/>
      <style:text-properties fo:font-style="italic" style:font-style-asian="italic" style:font-style-complex="italic"/>
    </style:style>
    <style:style style:name="ce315" style:family="table-cell" style:parent-style-name="Default">
      <style:text-properties style:font-name="YzWr" fo:font-size="10pt" style:font-size-asian="10pt" style:font-size-complex="10pt"/>
    </style:style>
    <style:style style:name="ce316" style:family="table-cell" style:parent-style-name="Default">
      <style:text-properties style:font-name="YzWr" fo:font-size="10pt" fo:font-style="italic" style:font-size-asian="10pt" style:font-style-asian="italic" style:font-size-complex="10pt" style:font-style-complex="italic"/>
    </style:style>
    <style:style style:name="T1" style:family="text">
      <style:text-properties style:font-name="YzWr2" fo:font-size="11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Trebuchet MS" fo:font-size="4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position="super 58%"/>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YzWr2" fo:font-size="11pt" fo:font-weight="normal" style:text-underline-style="none" style:text-underline-color="font-color" style:text-line-through-type="none"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bold" style:font-weight-complex="bold" style:text-emphasize="none" style:font-relief="none" style:text-overline-style="none" style:text-overline-color="font-color"/>
    </style:style>
    <style:style style:name="T6" style:family="text">
      <style:text-properties fo:font-style="italic" style:font-style-asian="italic" style:font-style-complex="italic"/>
    </style:style>
    <style:style style:name="T7" style:family="text">
      <style:text-properties style:font-name="YzWr" fo:font-size="10pt" fo:font-weight="normal" style:text-underline-style="none" style:text-underline-color="font-color" style:text-line-through-type="none" fo:font-style="italic"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8" style:family="text">
      <style:text-properties fo:font-weight="normal" style:text-underline-style="none" style:text-underline-color="font-color" style:text-line-through-type="none"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text-emphasize="none" style:font-relief="none" style:text-overline-style="none" style:text-overline-color="font-color" style:font-name="YzWr2" fo:font-size="11pt" fo:font-style="normal" style:font-weight-asian="bold" style:font-weight-complex="bold" style:font-style-asian="normal" style:font-style-complex="normal"/>
    </style:style>
  </office:automatic-styles>
  <office:body>
    <office:spreadsheet>
      <table:calculation-settings table:automatic-find-labels="false"/>
      <table:table table:name="Falfelid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number-columns-repeated="3" table:default-cell-style-name="Default"/>
        <table:table-column table:style-name="co5" table:visibility="collapse" table:number-columns-repeated="16374" table:default-cell-style-name="Default"/>
        <table:table-row table:style-name="ro1">
          <table:table-cell table:style-name="ce787" office:value-type="string" calcext:value-type="string">
            <text:p>Date</text:p>
          </table:table-cell>
          <table:table-cell table:style-name="ce787" office:value-type="string" calcext:value-type="string">
            <text:p>Name</text:p>
          </table:table-cell>
          <table:table-cell table:style-name="ce787" office:value-type="string" calcext:value-type="string">
            <text:p>Equivalent</text:p>
          </table:table-cell>
          <table:table-cell table:style-name="ce774" office:value-type="string" calcext:value-type="string">
            <text:p>Moon</text:p>
          </table:table-cell>
          <table:table-cell table:style-name="ce787" office:value-type="string" calcext:value-type="string">
            <text:p>Tearan</text:p>
          </table:table-cell>
          <table:table-cell table:style-name="ce787" office:value-type="string" calcext:value-type="string">
            <text:p>Reyon</text:p>
          </table:table-cell>
          <table:table-cell table:style-name="ce774" office:value-type="string" calcext:value-type="string">
            <text:p>Falfela</text:p>
          </table:table-cell>
          <table:table-cell table:style-name="ce774" office:value-type="string" calcext:value-type="string">
            <text:p>Kaffisa</text:p>
          </table:table-cell>
          <table:table-cell table:style-name="ce774" office:value-type="string" calcext:value-type="string">
            <text:p>Tamur La</text:p>
          </table:table-cell>
          <table:table-cell table:style-name="ce774" office:value-type="string" calcext:value-type="string">
            <text:p>Mandindaya</text:p>
          </table:table-cell>
          <table:table-cell table:number-columns-repeated="15"/>
          <table:table-cell table:style-name="ce784"/>
          <table:table-cell table:style-name="ce692" table:number-columns-repeated="16358"/>
        </table:table-row>
        <table:table-row table:style-name="ro2">
          <table:table-cell table:style-name="Accent_20_1" office:value-type="string" calcext:value-type="string">
            <text:p><text:s/></text:p>
          </table:table-cell>
          <table:table-cell table:style-name="ce692" office:value-type="string" calcext:value-type="string">
            <text:p><text:s/></text:p>
          </table:table-cell>
          <table:table-cell table:style-name="ce692"/>
          <table:table-cell table:style-name="Accent_20_1" office:value-type="string" calcext:value-type="string">
            <text:p>NNxy</text:p>
          </table:table-cell>
          <table:table-cell table:style-name="ce777" office:value-type="string" calcext:value-type="string">
            <text:p><text:span text:style-name="T1">&lt;DxWNwx NYdxwxWNwxWWyy Bl:DDdn</text:span>&gt;</text:p>
          </table:table-cell>
          <table:table-cell table:style-name="ce777" office:value-type="string" calcext:value-type="string">
            <text:p><text:span text:style-name="T1">&lt;Lywn Ll!YdWWyy Bl:DDdn LNxn’yy</text:span>&gt;</text:p>
          </table:table-cell>
          <table:table-cell table:style-name="ce777" office:value-type="string" calcext:value-type="string">
            <text:p><text:span text:style-name="T1">&lt;GYxxBXlb Bl:WWyy LWxbBXlbWWyy’gw NlLDll’yw’</text:span>&gt;</text:p>
          </table:table-cell>
          <table:table-cell table:style-name="ce777" office:value-type="string" calcext:value-type="string">
            <text:p><text:span text:style-name="T1">&lt;Xgby Bl:DDdn GXgyYy</text:span>&gt;</text:p>
          </table:table-cell>
          <table:table-cell table:style-name="ce777" office:value-type="string" calcext:value-type="string">
            <text:p><text:span text:style-name="T1">&lt;DnWllx Bl:DDdn YLnyYlyl</text:span>&gt;</text:p>
          </table:table-cell>
          <table:table-cell table:style-name="ce777" office:value-type="string" calcext:value-type="string">
            <text:p><text:span text:style-name="T1">&lt;NNdnXNny Bl:DDdn Bdwl</text:span>’Yy&gt;</text:p>
          </table:table-cell>
          <table:table-cell table:number-columns-repeated="15"/>
          <table:table-cell table:style-name="ce777"/>
          <table:table-cell table:style-name="ce692" table:number-columns-repeated="16358"/>
        </table:table-row>
        <table:table-row table:style-name="ro3">
          <table:table-cell table:style-name="ce692" office:value-type="string" calcext:value-type="string">
            <text:p><text:s/></text:p>
          </table:table-cell>
          <table:table-cell table:style-name="ce784" office:value-type="string" calcext:value-type="string">
            <text:p>Different names</text:p>
          </table:table-cell>
          <table:table-cell table:style-name="ce784" office:value-type="string" calcext:value-type="string">
            <text:p><text:s/></text:p>
          </table:table-cell>
          <table:table-cell table:style-name="ce784"/>
          <table:table-cell table:style-name="ce784" office:value-type="string" calcext:value-type="string">
            <text:p>Tearan Tankiranwey Falfeldes, or Joseph</text:p>
          </table:table-cell>
          <table:table-cell table:style-name="ce784" office:value-type="string" calcext:value-type="string">
            <text:p>Reyon Rayadwey Falfeldes Spadzhileni</text:p>
          </table:table-cell>
          <table:table-cell table:style-name="ce784" office:value-type="string" calcext:value-type="string">
            <text:p>Shaleppe Falfalwey Aveleppeweyku NellKulloy</text:p>
          </table:table-cell>
          <table:table-cell table:style-name="ce784" office:value-type="string" calcext:value-type="string">
            <text:p>Kafisa Falfeldes Dennee’i</text:p>
          </table:table-cell>
          <table:table-cell table:style-name="ce784" office:value-type="string" calcext:value-type="string">
            <text:p>Tamur La Falfeldes Maralin</text:p>
          </table:table-cell>
          <table:table-cell table:style-name="ce784" office:value-type="string" calcext:value-type="string">
            <text:p>Mandindaya Falfeldes Pessooli</text:p>
          </table:table-cell>
          <table:table-cell table:number-columns-repeated="15"/>
          <table:table-cell table:style-name="ce784"/>
          <table:table-cell table:style-name="ce692" table:number-columns-repeated="16358"/>
        </table:table-row>
        <table:table-row table:style-name="ro3">
          <table:table-cell table:style-name="ce692" office:value-type="string" calcext:value-type="string">
            <text:p><text:s/></text:p>
          </table:table-cell>
          <table:table-cell table:style-name="ce784" office:value-type="string" calcext:value-type="string">
            <text:p>Quick description</text:p>
          </table:table-cell>
          <table:table-cell table:style-name="ce784" office:value-type="string" calcext:value-type="string">
            <text:p><text:s/></text:p>
          </table:table-cell>
          <table:table-cell table:style-name="ce784"/>
          <table:table-cell table:style-name="ce784" office:value-type="string" calcext:value-type="string">
            <text:p>The primary narrator</text:p>
          </table:table-cell>
          <table:table-cell table:style-name="ce784" office:value-type="string" calcext:value-type="string">
            <text:p>The analyst</text:p>
          </table:table-cell>
          <table:table-cell table:style-name="ce784" office:value-type="string" calcext:value-type="string">
            <text:p>The house Matriarch</text:p>
          </table:table-cell>
          <table:table-cell table:style-name="Footnote" office:value-type="string" calcext:value-type="string">
            <text:p>The day time roof dweller</text:p>
          </table:table-cell>
          <table:table-cell table:style-name="Footnote" office:value-type="string" calcext:value-type="string">
            <text:p>The bricklayer and inventor</text:p>
          </table:table-cell>
          <table:table-cell table:style-name="ce784" office:value-type="string" calcext:value-type="string">
            <text:p>The overthinker</text:p>
          </table:table-cell>
          <table:table-cell table:number-columns-repeated="15"/>
          <table:table-cell table:style-name="Footnote"/>
          <table:table-cell table:number-columns-repeated="16358"/>
        </table:table-row>
        <table:table-row table:style-name="ro4">
          <table:table-cell table:style-name="ce692" office:value-type="string" calcext:value-type="string">
            <text:p><text:s/></text:p>
          </table:table-cell>
          <table:table-cell table:style-name="ce784" office:value-type="string" calcext:value-type="string">
            <text:p>Appearance and Personality</text:p>
          </table:table-cell>
          <table:table-cell table:style-name="ce784" office:value-type="string" calcext:value-type="string">
            <text:p><text:s/></text:p>
          </table:table-cell>
          <table:table-cell table:style-name="ce784"/>
          <table:table-cell table:style-name="ce784" office:value-type="string" calcext:value-type="string">
            <text:p>Was thrown into this world somehow. This will never be explained. Learns the language and all. Is Taller than most, and a bit fat, but that changes over time becoming beefier due to fieldwork.</text:p>
          </table:table-cell>
          <table:table-cell table:style-name="ce784" office:value-type="string" calcext:value-type="string">
            <text:p> Ashen Blond, almost yellow eyes, well built and chest hairy, light brown leather garments with beige clothing under, or dark green with lime green. Is often seen with a fruit basket when travelling</text:p>
            <text:p>Is pretty at ease with language and concepts, will be somewhat known for his inventions that helped leap forward, not because he invents them, but because he helps guide others to do so</text:p>
          </table:table-cell>
          <table:table-cell table:style-name="Footnote" office:value-type="string" calcext:value-type="string">
            <text:p>Her real name is Shaleppe but because it’s older sounding she prefers the “sound of cloth”</text:p>
          </table:table-cell>
          <table:table-cell table:style-name="Footnote" office:value-type="string" calcext:value-type="string">
            <text:p>light hearted and enjoys to snack. She climbs to the rooftops and throws stuff at people when they least expect. There is talk that she might have accidentally killed someone but that’s uncertain. She teaches Joseph many of the bad words, but also how to fish, how to speak with the elders from the other towns around, how the calendar works, when to practice what rituals, and just overall customs, good and bad.</text:p>
          </table:table-cell>
          <table:table-cell table:style-name="Footnote" office:value-type="string" calcext:value-type="string">
            <text:p>Calm and posed, tends to know what buildings need, and what people need to hear. also lays bricks and is pretty creative in how to use ropes for systems of pulleys which will ultimately lead to more rapid industrial revolution. He’s turned a dry well into a gravity sink for a clock that can last a few weeks. He mocks people a little bit, but is sincere.</text:p>
          </table:table-cell>
          <table:table-cell table:style-name="ce784" office:value-type="string" calcext:value-type="string">
            <text:p>Short brown shaven head, dark blue eyes, on the imposing style, wears a leather style armor along with dark blue clothing. has a long sword</text:p>
          </table:table-cell>
          <table:table-cell table:number-columns-repeated="15"/>
          <table:table-cell table:style-name="ce784"/>
          <table:table-cell table:number-columns-repeated="16358"/>
        </table:table-row>
        <table:table-row table:style-name="ro5">
          <table:table-cell table:style-name="ce692" office:value-type="string" calcext:value-type="string">
            <text:p><text:s/></text:p>
          </table:table-cell>
          <table:table-cell table:style-name="ce784" office:value-type="string" calcext:value-type="string">
            <text:p>Before</text:p>
          </table:table-cell>
          <table:table-cell table:style-name="Footnote" office:value-type="string" calcext:value-type="string">
            <text:p><text:s/></text:p>
          </table:table-cell>
          <table:table-cell table:style-name="Accent_20_1"/>
          <table:table-cell table:style-name="ce784" office:value-type="string" calcext:value-type="string">
            <text:p>The narrator somehow woke into a different world, where the late bronze age collapse did not happen, during a hot summer day. <text:s/>He is a non descrit english speaker who has basic knowledge in cooking, likes to swim, and has a keen ear for details, but otherwise will not impose himself. Joseph be named once in the text, at the disappearing, where Reyon takes over the writing. <text:s/>He stumbled in Yivalkes and is cared for by the people who live at the house of Falfela, namely herself, Mandin, Tamur, Kafisa and Reyon. Joseph is referred to as Mu, Tuzha, and Pobo by them due to how weird he is to them, but they would lay their life for him if needed. They ultimately name him Taran, like Karan for raven but with a Dx because he helps a lot in the fields. Especially Tamur and Reyon would lay their life for him, because they think he is dumb and pure, and refuse to teach adult words.</text:p>
          </table:table-cell>
          <table:table-cell table:style-name="Footnote" office:value-type="string" calcext:value-type="string">
            <text:p>goes in nature a lot and saved Joseph a few times when he was about to eat dangerous stuff. Good with food, recipes, and hacking trees. He will also teach horse caring, leatherwork, foundry, and is the one most interested in learning what the heck this “English” is. Joseph tries to avoid speaking it and having an impact on the world he found himself in, but Reyon ultimately picks up on what notes Joseph writes and carries the book onward, ending it in broken english but annotating in more proper Lobba Yivalkes Ayo.</text:p>
          </table:table-cell>
          <table:table-cell table:style-name="Footnote" office:value-type="string" calcext:value-type="string">
            <text:p>Knows sword dancing, hosts games, makes food for a few folks and all. Inherited the house where Taran, Kafisa, Reyon, Tamur La and Mandindaya live through unclarified means, but she <text:s/>hunts boar, lays bricks, and teaches people both new and old ways; Knows how to read the Sword cards, which are actually small clay tablets that are among other things used on walls to provide the home with specific numerically relevant powers. Is cousin with InyaFee</text:p>
          </table:table-cell>
          <table:table-cell table:style-name="Footnote" office:value-type="string" calcext:value-type="string">
            <text:p>Misses her lover Taalashen, tends to teach Taran bad words as well as all sorts of expressions. </text:p>
          </table:table-cell>
          <table:table-cell table:style-name="Footnote" office:value-type="string" calcext:value-type="string">
            <text:p>Tamur La tends to fool around with a few specific people but that is not known to the narrator</text:p>
          </table:table-cell>
          <table:table-cell table:style-name="ce784" office:value-type="string" calcext:value-type="string">
            <text:p>Thinks a lot about how the world came to be and whatnot, tends to avoid doing work sometimes. Mandindaya has a common love <text:s/>Bashledhawthat the narrator doesn't know even exist. Until much later.</text:p>
          </table:table-cell>
          <table:table-cell table:number-columns-repeated="15"/>
          <table:table-cell table:style-name="Footnote"/>
          <table:table-cell table:style-name="ce692"/>
          <table:table-cell table:number-columns-repeated="16357"/>
        </table:table-row>
        <table:table-row table:style-name="ro6">
          <table:table-cell table:style-name="ce775" office:value-type="string" calcext:value-type="string">
            <text:p>LDlnyx</text:p>
          </table:table-cell>
          <table:table-cell table:style-name="ce784" office:value-type="string" calcext:value-type="string">
            <text:p>Largan</text:p>
          </table:table-cell>
          <table:table-cell table:style-name="ce785" office:value-type="date" office:date-value="2025-03-20" calcext:value-type="date">
            <text:p>Mar 20</text:p>
          </table:table-cell>
          <table:table-cell table:style-name="ce309"/>
          <table:table-cell table:style-name="ce784" table:number-columns-repeated="2"/>
          <table:table-cell table:style-name="Footnote" office:value-type="string" calcext:value-type="string">
            <text:p>Spent a fair bit of time gathering spices and sauces for the spring equinox and knows some folks show interest in her food to be in good standing with the main tax setter</text:p>
          </table:table-cell>
          <table:table-cell table:style-name="Footnote"/>
          <table:table-cell table:style-name="Footnote" office:value-type="string" calcext:value-type="string">
            <text:p>Has spent a fair bit of time learning about contraptions from tablets and booklets and trying to get some imported</text:p>
          </table:table-cell>
          <table:table-cell table:style-name="Footnote"/>
          <table:table-cell table:number-columns-repeated="15"/>
          <table:table-cell table:style-name="ce784"/>
          <table:table-cell table:number-columns-repeated="16358"/>
        </table:table-row>
        <table:table-row table:style-name="ro7">
          <table:table-cell table:style-name="ce776" office:value-type="string" calcext:value-type="string">
            <text:p>01Lllx LDlnygYy</text:p>
          </table:table-cell>
          <table:table-cell table:style-name="ce784" office:value-type="string" calcext:value-type="string">
            <text:p>Nenarla Olkhay</text:p>
          </table:table-cell>
          <table:table-cell table:style-name="ce785" table:formula="of:=[.C7]+1" office:value-type="date" office:date-value="2025-03-21" calcext:value-type="date">
            <text:p>Mar 21</text:p>
          </table:table-cell>
          <table:table-cell table:style-name="ce309"/>
          <table:table-cell table:style-name="ce784" office:value-type="string" calcext:value-type="string">
            <text:p>Has been working for a while under Tamurba with Mandindaya, Tamur, Reyon, and sometimes Kafisa along with a fair few others</text:p>
          </table:table-cell>
          <table:table-cell table:style-name="Footnote"/>
          <table:table-cell table:style-name="Footnote" office:value-type="string" calcext:value-type="string">
            <text:p>Has been noticing Tearan’s avid interest in Dalla pe, so plays it more often with Wanska and Kafisa</text:p>
          </table:table-cell>
          <table:table-cell table:style-name="Footnote" office:value-type="string" calcext:value-type="string">
            <text:p>Kafisa needs some form of activity to put mind off waiting for Taalashen to return. Has been teaching Reyon foul language</text:p>
          </table:table-cell>
          <table:table-cell table:style-name="Footnote" office:value-type="string" calcext:value-type="string">
            <text:p>Sees Tearan as a possible play partner but considers it’s not okay to play with him due to how Tearan comes off as stupid. Once it’s established they will live together for a long time, won’t mix the spoons.</text:p>
          </table:table-cell>
          <table:table-cell table:style-name="Footnote"/>
          <table:table-cell table:number-columns-repeated="15"/>
          <table:table-cell table:style-name="Footnote"/>
          <table:table-cell table:number-columns-repeated="16358"/>
        </table:table-row>
        <table:table-row table:style-name="ro8">
          <table:table-cell table:style-name="ce777" office:value-type="string" calcext:value-type="string">
            <text:p>21Ln LDlnygYy &amp;6</text:p>
          </table:table-cell>
          <table:table-cell table:style-name="ce784" office:value-type="string" calcext:value-type="string">
            <text:p>Biinnelen Olkhay</text:p>
          </table:table-cell>
          <table:table-cell table:style-name="ce785" table:formula="of:=[.C8]+1" office:value-type="date" office:date-value="2025-03-22" calcext:value-type="date">
            <text:p>Mar 22</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1Ln LDlnygYy</text:p>
          </table:table-cell>
          <table:table-cell table:style-name="ce784" office:value-type="string" calcext:value-type="string">
            <text:p>Lennelen Olkhay</text:p>
          </table:table-cell>
          <table:table-cell table:style-name="ce785" table:formula="of:=[.C9]+1" office:value-type="date" office:date-value="2025-03-23" calcext:value-type="date">
            <text:p>Mar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1Ln LDlnygYy</text:p>
          </table:table-cell>
          <table:table-cell table:style-name="ce784" office:value-type="string" calcext:value-type="string">
            <text:p>Guunnelen Olkhay</text:p>
          </table:table-cell>
          <table:table-cell table:style-name="ce785" table:formula="of:=[.C10]+1" office:value-type="date" office:date-value="2025-03-24" calcext:value-type="date">
            <text:p>Mar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1Ln LDlnygYy &amp;7</text:p>
          </table:table-cell>
          <table:table-cell table:style-name="ce784" office:value-type="string" calcext:value-type="string">
            <text:p>BiNiineren Olkhay</text:p>
          </table:table-cell>
          <table:table-cell table:style-name="ce785" table:formula="of:=[.C11]+1" office:value-type="date" office:date-value="2025-03-25" calcext:value-type="date">
            <text:p>Mar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6" office:value-type="string" calcext:value-type="string">
            <text:p>02Lllx LDlnygYy</text:p>
          </table:table-cell>
          <table:table-cell table:style-name="ce784" office:value-type="string" calcext:value-type="string">
            <text:p>Doolarla Olkhay</text:p>
          </table:table-cell>
          <table:table-cell table:style-name="ce785" table:formula="of:=[.C12]+1" office:value-type="date" office:date-value="2025-03-26" calcext:value-type="date">
            <text:p>Mar 26</text:p>
          </table:table-cell>
          <table:table-cell table:style-name="ce309" office:value-type="string" calcext:value-type="string">
            <text:p>&amp;7</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22Ln LDlnygYy</text:p>
          </table:table-cell>
          <table:table-cell table:style-name="ce784" office:value-type="string" calcext:value-type="string">
            <text:p>BiDoolen Olkhay</text:p>
          </table:table-cell>
          <table:table-cell table:style-name="ce785" table:formula="of:=[.C13]+1" office:value-type="date" office:date-value="2025-03-27" calcext:value-type="date">
            <text:p>Mar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2Ln LDlnygYy</text:p>
          </table:table-cell>
          <table:table-cell table:style-name="ce784" office:value-type="string" calcext:value-type="string">
            <text:p>LeDoolen Olkhay</text:p>
          </table:table-cell>
          <table:table-cell table:style-name="ce785" table:formula="of:=[.C14]+1" office:value-type="date" office:date-value="2025-03-28" calcext:value-type="date">
            <text:p>Mar 28</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42Ln LDlnygYy &amp;0</text:p>
          </table:table-cell>
          <table:table-cell table:style-name="ce784" office:value-type="string" calcext:value-type="string">
            <text:p>KuuDoolen Olkhay</text:p>
          </table:table-cell>
          <table:table-cell table:style-name="ce786" table:formula="of:=[.C15]+1" office:value-type="date" office:date-value="2025-03-29" calcext:value-type="date">
            <text:p>Mar 29</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2Ln LDlnygYy</text:p>
          </table:table-cell>
          <table:table-cell table:style-name="ce784" office:value-type="string" calcext:value-type="string">
            <text:p>PaanDoolen Olkhay</text:p>
          </table:table-cell>
          <table:table-cell table:style-name="ce786" table:formula="of:=[.C16]+1" office:value-type="date" office:date-value="2025-03-30" calcext:value-type="date">
            <text:p>Mar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6" office:value-type="string" calcext:value-type="string">
            <text:p>03Lllx LDlnygYy</text:p>
          </table:table-cell>
          <table:table-cell table:style-name="ce784" office:value-type="string" calcext:value-type="string">
            <text:p>Lellarla Olkhay</text:p>
          </table:table-cell>
          <table:table-cell table:style-name="ce786" table:formula="of:=[.C17]+1" office:value-type="date" office:date-value="2025-03-31" calcext:value-type="date">
            <text:p>Mar 3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23Ln LDlnygYy &amp;1</text:p>
          </table:table-cell>
          <table:table-cell table:style-name="ce784" office:value-type="string" calcext:value-type="string">
            <text:p>Biillaaren Olkhay</text:p>
          </table:table-cell>
          <table:table-cell table:style-name="ce786" table:formula="of:=[.C18]+1" office:value-type="date" office:date-value="2025-04-01" calcext:value-type="date">
            <text:p>Apr 1</text:p>
          </table:table-cell>
          <table:table-cell table:style-name="ce309" office:value-type="string" calcext:value-type="string">
            <text:p>&amp;1</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3Ln LDlnygYy</text:p>
          </table:table-cell>
          <table:table-cell table:style-name="ce784" office:value-type="string" calcext:value-type="string">
            <text:p>Lilleeren Olkhay</text:p>
          </table:table-cell>
          <table:table-cell table:style-name="ce786" table:formula="of:=[.C19]+1" office:value-type="date" office:date-value="2025-04-02" calcext:value-type="date">
            <text:p>Apr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3Ln LDlnygYy</text:p>
          </table:table-cell>
          <table:table-cell table:style-name="ce784" office:value-type="string" calcext:value-type="string">
            <text:p>Guullaaren Olkhay</text:p>
          </table:table-cell>
          <table:table-cell table:style-name="ce786" table:formula="of:=[.C20]+1" office:value-type="date" office:date-value="2025-04-03" calcext:value-type="date">
            <text:p>Apr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3Ln LDlnygYy &amp;2</text:p>
          </table:table-cell>
          <table:table-cell table:style-name="ce784" office:value-type="string" calcext:value-type="string">
            <text:p>Banaarlen Olkhay</text:p>
          </table:table-cell>
          <table:table-cell table:style-name="ce786" table:formula="of:=[.C21]+1" office:value-type="date" office:date-value="2025-04-04" calcext:value-type="date">
            <text:p>Apr 4</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6" office:value-type="string" calcext:value-type="string">
            <text:p>04Lllx LDlnygYy</text:p>
          </table:table-cell>
          <table:table-cell table:style-name="ce784" office:value-type="string" calcext:value-type="string">
            <text:p>Goolarla Olkhay</text:p>
          </table:table-cell>
          <table:table-cell table:style-name="ce786" table:formula="of:=[.C22]+1" office:value-type="date" office:date-value="2025-04-05" calcext:value-type="date">
            <text:p>Apr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24Ln LDlnygYy</text:p>
          </table:table-cell>
          <table:table-cell table:style-name="ce784" office:value-type="string" calcext:value-type="string">
            <text:p>BiRuulen Olkhay</text:p>
          </table:table-cell>
          <table:table-cell table:style-name="ce786" table:formula="of:=[.C23]+1" office:value-type="date" office:date-value="2025-04-06" calcext:value-type="date">
            <text:p>Apr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4Ln LDlnygYy</text:p>
          </table:table-cell>
          <table:table-cell table:style-name="ce784" office:value-type="string" calcext:value-type="string">
            <text:p>LeRulen Olkhay</text:p>
          </table:table-cell>
          <table:table-cell table:style-name="ce786" table:formula="of:=[.C24]+1" office:value-type="date" office:date-value="2025-04-07" calcext:value-type="date">
            <text:p>Apr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4Ln LDlnygYy &amp;3</text:p>
          </table:table-cell>
          <table:table-cell table:style-name="ce784" office:value-type="string" calcext:value-type="string">
            <text:p>Kuruulen Olkhay</text:p>
          </table:table-cell>
          <table:table-cell table:style-name="ce786" table:formula="of:=[.C25]+1" office:value-type="date" office:date-value="2025-04-08" calcext:value-type="date">
            <text:p>Apr 8</text:p>
          </table:table-cell>
          <table:table-cell table:style-name="ce309" office:value-type="string" calcext:value-type="string">
            <text:p>&amp;3</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4Ln LDlnygYy</text:p>
          </table:table-cell>
          <table:table-cell table:style-name="ce784" office:value-type="string" calcext:value-type="string">
            <text:p>Banoorlen Olkhay</text:p>
          </table:table-cell>
          <table:table-cell table:style-name="ce786" table:formula="of:=[.C26]+1" office:value-type="date" office:date-value="2025-04-09" calcext:value-type="date">
            <text:p>Apr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6" office:value-type="string" calcext:value-type="string">
            <text:p>05Lllx LDlnygYy</text:p>
          </table:table-cell>
          <table:table-cell table:style-name="ce784" office:value-type="string" calcext:value-type="string">
            <text:p>Bammarla Olkhay</text:p>
          </table:table-cell>
          <table:table-cell table:style-name="ce786" table:formula="of:=[.C27]+1" office:value-type="date" office:date-value="2025-04-10" calcext:value-type="date">
            <text:p>Apr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25Ln LDlnygYy</text:p>
          </table:table-cell>
          <table:table-cell table:style-name="ce784" office:value-type="string" calcext:value-type="string">
            <text:p>BiiVaameng Olkhay</text:p>
          </table:table-cell>
          <table:table-cell table:style-name="ce786" table:formula="of:=[.C28]+1" office:value-type="date" office:date-value="2025-04-11" calcext:value-type="date">
            <text:p>Apr 1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5Ln LDlnygYy</text:p>
          </table:table-cell>
          <table:table-cell table:style-name="ce784" office:value-type="string" calcext:value-type="string">
            <text:p>LeVaameng Olkhay</text:p>
          </table:table-cell>
          <table:table-cell table:style-name="ce786" table:formula="of:=[.C29]+1" office:value-type="date" office:date-value="2025-04-12" calcext:value-type="date">
            <text:p>Apr 12</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5Ln LDlnygYy</text:p>
          </table:table-cell>
          <table:table-cell table:style-name="ce784" office:value-type="string" calcext:value-type="string">
            <text:p>KuVaameng Olkhay</text:p>
          </table:table-cell>
          <table:table-cell table:style-name="ce786" table:formula="of:=[.C30]+1" office:value-type="date" office:date-value="2025-04-13" calcext:value-type="date">
            <text:p>Apr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5Ln LDlnygYy</text:p>
          </table:table-cell>
          <table:table-cell table:style-name="ce784" office:value-type="string" calcext:value-type="string">
            <text:p>FaVaameng Olkhay</text:p>
          </table:table-cell>
          <table:table-cell table:style-name="ce786" table:formula="of:=[.C31]+1" office:value-type="date" office:date-value="2025-04-14" calcext:value-type="date">
            <text:p>Apr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6" office:value-type="string" calcext:value-type="string">
            <text:p>06Lllx LDlnygYy</text:p>
          </table:table-cell>
          <table:table-cell table:style-name="ce784" office:value-type="string" calcext:value-type="string">
            <text:p>Duulelarla Olkhay</text:p>
          </table:table-cell>
          <table:table-cell table:style-name="ce786" table:formula="of:=[.C32]+1" office:value-type="date" office:date-value="2025-04-15" calcext:value-type="date">
            <text:p>Apr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26Ln LDlnygYy</text:p>
          </table:table-cell>
          <table:table-cell table:style-name="Footnote" office:value-type="string" calcext:value-type="string">
            <text:p>BiiDuleren Olkhay</text:p>
          </table:table-cell>
          <table:table-cell table:style-name="ce786" table:formula="of:=[.C33]+1" office:value-type="date" office:date-value="2025-04-16" calcext:value-type="date">
            <text:p>Apr 16</text:p>
          </table:table-cell>
          <table:table-cell table:style-name="ce309" office:value-type="string" calcext:value-type="string">
            <text:p>&amp;5</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6Ln LDlnygYy</text:p>
          </table:table-cell>
          <table:table-cell table:style-name="Footnote" office:value-type="string" calcext:value-type="string">
            <text:p>LeDuleren Olkhay</text:p>
          </table:table-cell>
          <table:table-cell table:style-name="ce786" table:formula="of:=[.C34]+1" office:value-type="date" office:date-value="2025-04-17" calcext:value-type="date">
            <text:p>Apr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6Ln LDlnygYy</text:p>
          </table:table-cell>
          <table:table-cell table:style-name="Footnote" office:value-type="string" calcext:value-type="string">
            <text:p>KuDuuleren Olkhay</text:p>
          </table:table-cell>
          <table:table-cell table:style-name="ce786" table:formula="of:=[.C35]+1" office:value-type="date" office:date-value="2025-04-18" calcext:value-type="date">
            <text:p>Apr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6Ln LDlnygYy</text:p>
          </table:table-cell>
          <table:table-cell table:style-name="Footnote" office:value-type="string" calcext:value-type="string">
            <text:p>PaDuleren Olkhay</text:p>
          </table:table-cell>
          <table:table-cell table:style-name="ce786" table:formula="of:=[.C36]+1" office:value-type="date" office:date-value="2025-04-19" calcext:value-type="date">
            <text:p>Apr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6" office:value-type="string" calcext:value-type="string">
            <text:p>07Lllx LDlnygYy</text:p>
          </table:table-cell>
          <table:table-cell table:style-name="Footnote" office:value-type="string" calcext:value-type="string">
            <text:p>Niraarla Olkhay</text:p>
          </table:table-cell>
          <table:table-cell table:style-name="ce786" table:formula="of:=[.C37]+1" office:value-type="date" office:date-value="2025-04-20" calcext:value-type="date">
            <text:p>Apr 20</text:p>
          </table:table-cell>
          <table:table-cell table:style-name="ce309" office:value-type="string" calcext:value-type="string">
            <text:p>&amp;6</text:p>
          </table:table-cell>
          <table:table-cell table:style-name="Footnote" office:value-type="string" calcext:value-type="string">
            <text:p>Has been told to watch for Layash</text:p>
          </table:table-cell>
          <table:table-cell table:style-name="Footnote" table:number-columns-repeated="2"/>
          <table:table-cell table:style-name="Footnote" office:value-type="string" calcext:value-type="string">
            <text:p>Still distant, waiting for Taalashen</text:p>
          </table:table-cell>
          <table:table-cell table:style-name="Footnote" table:number-columns-repeated="2"/>
          <table:table-cell table:number-columns-repeated="15"/>
          <table:table-cell table:style-name="Footnote"/>
          <table:table-cell table:number-columns-repeated="16358"/>
        </table:table-row>
        <table:table-row table:style-name="ro8">
          <table:table-cell table:style-name="ce777" office:value-type="string" calcext:value-type="string">
            <text:p>27Ln LDlnygYy</text:p>
          </table:table-cell>
          <table:table-cell table:style-name="Footnote" office:value-type="string" calcext:value-type="string">
            <text:p>BiiNirlen Olkhay</text:p>
          </table:table-cell>
          <table:table-cell table:style-name="ce786" table:formula="of:=[.C38]+1" office:value-type="date" office:date-value="2025-04-21" calcext:value-type="date">
            <text:p>Apr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7Ln LDlnygYy</text:p>
          </table:table-cell>
          <table:table-cell table:style-name="Footnote" office:value-type="string" calcext:value-type="string">
            <text:p>NeGuulen Olkhay</text:p>
          </table:table-cell>
          <table:table-cell table:style-name="ce786" table:formula="of:=[.C39]+1" office:value-type="date" office:date-value="2025-04-22" calcext:value-type="date">
            <text:p>Apr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7Ln LDlnygYy</text:p>
          </table:table-cell>
          <table:table-cell table:style-name="Footnote" office:value-type="string" calcext:value-type="string">
            <text:p>KuuNirlen Olkhay</text:p>
          </table:table-cell>
          <table:table-cell table:style-name="ce786" table:formula="of:=[.C40]+1" office:value-type="date" office:date-value="2025-04-23" calcext:value-type="date">
            <text:p>Apr 23</text:p>
          </table:table-cell>
          <table:table-cell table:style-name="ce309" office:value-type="string" calcext:value-type="string">
            <text:p>&amp;7</text:p>
          </table:table-cell>
          <table:table-cell table:style-name="Footnote"/>
          <table:table-cell table:style-name="Footnote" office:value-type="string" calcext:value-type="string">
            <text:p>Writes in Tearan’s journals</text:p>
          </table:table-cell>
          <table:table-cell table:style-name="Footnote" table:number-columns-repeated="4"/>
          <table:table-cell table:number-columns-repeated="15"/>
          <table:table-cell table:style-name="Footnote"/>
          <table:table-cell table:number-columns-repeated="16358"/>
        </table:table-row>
        <table:table-row table:style-name="ro8">
          <table:table-cell table:style-name="ce777" office:value-type="string" calcext:value-type="string">
            <text:p>57Ln LDlnygYy</text:p>
          </table:table-cell>
          <table:table-cell table:style-name="Footnote" office:value-type="string" calcext:value-type="string">
            <text:p>Nebellen Olkhay</text:p>
          </table:table-cell>
          <table:table-cell table:style-name="ce786" table:formula="of:=[.C41]+1" office:value-type="date" office:date-value="2025-04-24" calcext:value-type="date">
            <text:p>Apr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6" office:value-type="string" calcext:value-type="string">
            <text:p>00Lllx LDlnygYy</text:p>
          </table:table-cell>
          <table:table-cell table:style-name="Footnote" office:value-type="string" calcext:value-type="string">
            <text:p>Baarella Olkhay</text:p>
          </table:table-cell>
          <table:table-cell table:style-name="ce786" table:formula="of:=[.C42]+1" office:value-type="date" office:date-value="2025-04-25" calcext:value-type="date">
            <text:p>Apr 25</text:p>
          </table:table-cell>
          <table:table-cell table:style-name="ce309"/>
          <table:table-cell table:style-name="Footnote" table:number-columns-repeated="3"/>
          <table:table-cell/>
          <table:table-cell table:style-name="Footnote" table:number-columns-repeated="2"/>
          <table:table-cell table:number-columns-repeated="15"/>
          <table:table-cell table:style-name="Footnote"/>
          <table:table-cell table:number-columns-repeated="16358"/>
        </table:table-row>
        <table:table-row table:style-name="ro8">
          <table:table-cell table:style-name="ce777" office:value-type="string" calcext:value-type="string">
            <text:p>20Ln LDlnygYy</text:p>
          </table:table-cell>
          <table:table-cell table:style-name="Footnote" office:value-type="string" calcext:value-type="string">
            <text:p>BiGiilen Olkhay</text:p>
          </table:table-cell>
          <table:table-cell table:style-name="ce786" table:formula="of:=[.C43]+1" office:value-type="date" office:date-value="2025-04-26" calcext:value-type="date">
            <text:p>Apr 26</text:p>
          </table:table-cell>
          <table:table-cell table:style-name="ce309"/>
          <table:table-cell table:style-name="Footnote" table:number-columns-repeated="3"/>
          <table:table-cell/>
          <table:table-cell table:style-name="Footnote" table:number-columns-repeated="2"/>
          <table:table-cell table:number-columns-repeated="15"/>
          <table:table-cell table:style-name="Footnote"/>
          <table:table-cell table:number-columns-repeated="16358"/>
        </table:table-row>
        <table:table-row table:style-name="ro8">
          <table:table-cell table:style-name="ce777" office:value-type="string" calcext:value-type="string">
            <text:p>30Ln LDlnygYy</text:p>
          </table:table-cell>
          <table:table-cell table:style-name="Footnote" office:value-type="string" calcext:value-type="string">
            <text:p>LeLiilen Olkhay</text:p>
          </table:table-cell>
          <table:table-cell table:style-name="ce786" table:formula="of:=[.C44]+1" office:value-type="date" office:date-value="2025-04-27" calcext:value-type="date">
            <text:p>Apr 27</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0Ln LDlnygYy</text:p>
          </table:table-cell>
          <table:table-cell table:style-name="Footnote" office:value-type="string" calcext:value-type="string">
            <text:p>Guuwiilen Olkhay</text:p>
          </table:table-cell>
          <table:table-cell table:style-name="ce786" table:formula="of:=[.C45]+1" office:value-type="date" office:date-value="2025-04-28" calcext:value-type="date">
            <text:p>Apr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0Ln LDlnygYy</text:p>
          </table:table-cell>
          <table:table-cell table:style-name="Footnote" office:value-type="string" calcext:value-type="string">
            <text:p>BaNiilen Olkhay</text:p>
          </table:table-cell>
          <table:table-cell table:style-name="ce786" table:formula="of:=[.C46]+1" office:value-type="date" office:date-value="2025-04-29" calcext:value-type="date">
            <text:p>Apr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LN05Yy LDlnygYy</text:p>
          </table:table-cell>
          <table:table-cell table:style-name="Footnote" office:value-type="string" calcext:value-type="string">
            <text:p>Lembami Olkhay</text:p>
          </table:table-cell>
          <table:table-cell table:style-name="ce786" table:formula="of:=[.C47]+1" office:value-type="date" office:date-value="2025-04-30" calcext:value-type="date">
            <text:p>Apr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LN04Yy LDlnygYy</text:p>
          </table:table-cell>
          <table:table-cell table:style-name="Footnote" office:value-type="string" calcext:value-type="string">
            <text:p>Lenko’i Olkhay</text:p>
          </table:table-cell>
          <table:table-cell table:style-name="ce786" table:formula="of:=[.C48]+1" office:value-type="date" office:date-value="2025-05-01" calcext:value-type="date">
            <text:p>May 1</text:p>
          </table:table-cell>
          <table:table-cell table:style-name="ce309" office:value-type="string" calcext:value-type="string">
            <text:p>&amp;1</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LN03Yy LDlnygYy</text:p>
          </table:table-cell>
          <table:table-cell table:style-name="Footnote" office:value-type="string" calcext:value-type="string">
            <text:p>Lenleli Olkhay</text:p>
          </table:table-cell>
          <table:table-cell table:style-name="ce786" table:formula="of:=[.C49]+1" office:value-type="date" office:date-value="2025-05-02" calcext:value-type="date">
            <text:p>May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LN02Yy LDlnygYy</text:p>
          </table:table-cell>
          <table:table-cell table:style-name="Footnote" office:value-type="string" calcext:value-type="string">
            <text:p>Lendoli Olkhay</text:p>
          </table:table-cell>
          <table:table-cell table:style-name="ce786" table:formula="of:=[.C50]+1" office:value-type="date" office:date-value="2025-05-03" calcext:value-type="date">
            <text:p>May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00LNyy LDlnygYy</text:p>
          </table:table-cell>
          <table:table-cell table:style-name="Footnote" office:value-type="string" calcext:value-type="string">
            <text:p>Baringi Olkhay</text:p>
          </table:table-cell>
          <table:table-cell table:style-name="ce786" table:formula="of:=[.C51]+1" office:value-type="date" office:date-value="2025-05-04" calcext:value-type="date">
            <text:p>May 4</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10">
          <table:table-cell table:style-name="ce775" office:value-type="string" calcext:value-type="string">
            <text:p>LDlnyg</text:p>
          </table:table-cell>
          <table:table-cell table:style-name="Footnote" office:value-type="string" calcext:value-type="string">
            <text:p>Olakhi</text:p>
          </table:table-cell>
          <table:table-cell table:style-name="ce786" table:formula="of:=[.C52]+1" office:value-type="date" office:date-value="2025-05-05" calcext:value-type="date">
            <text:p>May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6" office:value-type="string" calcext:value-type="string">
            <text:p>01Lllx LDygyy</text:p>
          </table:table-cell>
          <table:table-cell table:style-name="Footnote" office:value-type="string" calcext:value-type="string">
            <text:p>Nenarla Yagli</text:p>
          </table:table-cell>
          <table:table-cell table:style-name="ce786" table:formula="of:=[.C53]+1" office:value-type="date" office:date-value="2025-05-06" calcext:value-type="date">
            <text:p>May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21Ln LDygyy</text:p>
          </table:table-cell>
          <table:table-cell table:style-name="Footnote" office:value-type="string" calcext:value-type="string">
            <text:p>Biinnelen Yagli</text:p>
          </table:table-cell>
          <table:table-cell table:style-name="ce786" table:formula="of:=[.C54]+1" office:value-type="date" office:date-value="2025-05-07" calcext:value-type="date">
            <text:p>May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1Ln LDygyy</text:p>
          </table:table-cell>
          <table:table-cell table:style-name="Footnote" office:value-type="string" calcext:value-type="string">
            <text:p>Lennelen Yagli</text:p>
          </table:table-cell>
          <table:table-cell table:style-name="ce786" table:formula="of:=[.C55]+1" office:value-type="date" office:date-value="2025-05-08" calcext:value-type="date">
            <text:p>May 8</text:p>
          </table:table-cell>
          <table:table-cell table:style-name="ce309" office:value-type="string" calcext:value-type="string">
            <text:p>&amp;3</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1Ln LDygyy</text:p>
          </table:table-cell>
          <table:table-cell table:style-name="Footnote" office:value-type="string" calcext:value-type="string">
            <text:p>Guunnelen Yagli</text:p>
          </table:table-cell>
          <table:table-cell table:style-name="ce786" table:formula="of:=[.C56]+1" office:value-type="date" office:date-value="2025-05-09" calcext:value-type="date">
            <text:p>May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1Ln LDygyy</text:p>
          </table:table-cell>
          <table:table-cell table:style-name="Footnote" office:value-type="string" calcext:value-type="string">
            <text:p>BiNiineren Yagli</text:p>
          </table:table-cell>
          <table:table-cell table:style-name="ce786" table:formula="of:=[.C57]+1" office:value-type="date" office:date-value="2025-05-10" calcext:value-type="date">
            <text:p>May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6" office:value-type="string" calcext:value-type="string">
            <text:p>02Lllx LDygyy</text:p>
          </table:table-cell>
          <table:table-cell table:style-name="Footnote" office:value-type="string" calcext:value-type="string">
            <text:p>Doolarla Yagli</text:p>
          </table:table-cell>
          <table:table-cell table:style-name="ce786" table:formula="of:=[.C58]+1" office:value-type="date" office:date-value="2025-05-11" calcext:value-type="date">
            <text:p>May 1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22Ln LDygyy</text:p>
          </table:table-cell>
          <table:table-cell table:style-name="Footnote" office:value-type="string" calcext:value-type="string">
            <text:p>BiDoolen Yagli</text:p>
          </table:table-cell>
          <table:table-cell table:style-name="ce786" table:formula="of:=[.C59]+1" office:value-type="date" office:date-value="2025-05-12" calcext:value-type="date">
            <text:p>May 12</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2Ln LDygyy</text:p>
          </table:table-cell>
          <table:table-cell table:style-name="Footnote" office:value-type="string" calcext:value-type="string">
            <text:p>LeDoolen Yagli</text:p>
          </table:table-cell>
          <table:table-cell table:style-name="ce786" table:formula="of:=[.C60]+1" office:value-type="date" office:date-value="2025-05-13" calcext:value-type="date">
            <text:p>May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2Ln LDygyy</text:p>
          </table:table-cell>
          <table:table-cell table:style-name="Footnote" office:value-type="string" calcext:value-type="string">
            <text:p>KuuDoolen Yagli</text:p>
          </table:table-cell>
          <table:table-cell table:style-name="ce786" table:formula="of:=[.C61]+1" office:value-type="date" office:date-value="2025-05-14" calcext:value-type="date">
            <text:p>May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2Ln LDygyy</text:p>
          </table:table-cell>
          <table:table-cell table:style-name="Footnote" office:value-type="string" calcext:value-type="string">
            <text:p>PaanDoolen Yagli</text:p>
          </table:table-cell>
          <table:table-cell table:style-name="ce786" table:formula="of:=[.C62]+1" office:value-type="date" office:date-value="2025-05-15" calcext:value-type="date">
            <text:p>May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6" office:value-type="string" calcext:value-type="string">
            <text:p>03Lllx LDygyy</text:p>
          </table:table-cell>
          <table:table-cell table:style-name="Footnote" office:value-type="string" calcext:value-type="string">
            <text:p>Lellarla Yagli</text:p>
          </table:table-cell>
          <table:table-cell table:style-name="ce786" table:formula="of:=[.C63]+1" office:value-type="date" office:date-value="2025-05-16" calcext:value-type="date">
            <text:p>May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23Ln LDygyy</text:p>
          </table:table-cell>
          <table:table-cell table:style-name="Footnote" office:value-type="string" calcext:value-type="string">
            <text:p>Biillaaren Yagli</text:p>
          </table:table-cell>
          <table:table-cell table:style-name="ce786" table:formula="of:=[.C64]+1" office:value-type="date" office:date-value="2025-05-17" calcext:value-type="date">
            <text:p>May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3Ln LDygyy</text:p>
          </table:table-cell>
          <table:table-cell table:style-name="Footnote" office:value-type="string" calcext:value-type="string">
            <text:p>Lilleeren Yagli</text:p>
          </table:table-cell>
          <table:table-cell table:style-name="ce786" table:formula="of:=[.C65]+1" office:value-type="date" office:date-value="2025-05-18" calcext:value-type="date">
            <text:p>May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3Ln LDygyy</text:p>
          </table:table-cell>
          <table:table-cell table:style-name="Footnote" office:value-type="string" calcext:value-type="string">
            <text:p>Guullaaren Yagli</text:p>
          </table:table-cell>
          <table:table-cell table:style-name="ce786" table:formula="of:=[.C66]+1" office:value-type="date" office:date-value="2025-05-19" calcext:value-type="date">
            <text:p>May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3Ln LDygyy</text:p>
          </table:table-cell>
          <table:table-cell table:style-name="Footnote" office:value-type="string" calcext:value-type="string">
            <text:p>Banaarlen Yagli</text:p>
          </table:table-cell>
          <table:table-cell table:style-name="ce786" table:formula="of:=[.C67]+1" office:value-type="date" office:date-value="2025-05-20" calcext:value-type="date">
            <text:p>May 20</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6" office:value-type="string" calcext:value-type="string">
            <text:p>04Lllx LDygyy</text:p>
          </table:table-cell>
          <table:table-cell table:style-name="Footnote" office:value-type="string" calcext:value-type="string">
            <text:p>Goolarla Yagli</text:p>
          </table:table-cell>
          <table:table-cell table:style-name="ce786" table:formula="of:=[.C68]+1" office:value-type="date" office:date-value="2025-05-21" calcext:value-type="date">
            <text:p>May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24Ln LDygyy</text:p>
          </table:table-cell>
          <table:table-cell table:style-name="Footnote" office:value-type="string" calcext:value-type="string">
            <text:p>BiRuulen Yagli</text:p>
          </table:table-cell>
          <table:table-cell table:style-name="ce786" table:formula="of:=[.C69]+1" office:value-type="date" office:date-value="2025-05-22" calcext:value-type="date">
            <text:p>May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4Ln LDygyy</text:p>
          </table:table-cell>
          <table:table-cell table:style-name="Footnote" office:value-type="string" calcext:value-type="string">
            <text:p>LeRulen Yagli</text:p>
          </table:table-cell>
          <table:table-cell table:style-name="ce786" table:formula="of:=[.C70]+1" office:value-type="date" office:date-value="2025-05-23" calcext:value-type="date">
            <text:p>May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4Ln LDygyy</text:p>
          </table:table-cell>
          <table:table-cell table:style-name="Footnote" office:value-type="string" calcext:value-type="string">
            <text:p>Kuruulen Yagli</text:p>
          </table:table-cell>
          <table:table-cell table:style-name="ce786" table:formula="of:=[.C71]+1" office:value-type="date" office:date-value="2025-05-24" calcext:value-type="date">
            <text:p>May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4Ln LDygyy</text:p>
          </table:table-cell>
          <table:table-cell table:style-name="Footnote" office:value-type="string" calcext:value-type="string">
            <text:p>Banoorlen Yagli</text:p>
          </table:table-cell>
          <table:table-cell table:style-name="ce786" table:formula="of:=[.C72]+1" office:value-type="date" office:date-value="2025-05-25" calcext:value-type="date">
            <text:p>May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6" office:value-type="string" calcext:value-type="string">
            <text:p>05Lllx LDygyy</text:p>
          </table:table-cell>
          <table:table-cell table:style-name="Footnote" office:value-type="string" calcext:value-type="string">
            <text:p>Bammarla Yagli</text:p>
          </table:table-cell>
          <table:table-cell table:style-name="ce786" table:formula="of:=[.C73]+1" office:value-type="date" office:date-value="2025-05-26" calcext:value-type="date">
            <text:p>May 26</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25Ln LDygyy</text:p>
          </table:table-cell>
          <table:table-cell table:style-name="Footnote" office:value-type="string" calcext:value-type="string">
            <text:p>BiiVaameng Yagli</text:p>
          </table:table-cell>
          <table:table-cell table:style-name="ce786" table:formula="of:=[.C74]+1" office:value-type="date" office:date-value="2025-05-27" calcext:value-type="date">
            <text:p>May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5Ln LDygyy</text:p>
          </table:table-cell>
          <table:table-cell table:style-name="Footnote" office:value-type="string" calcext:value-type="string">
            <text:p>LeVaameng Yagli</text:p>
          </table:table-cell>
          <table:table-cell table:style-name="ce786" table:formula="of:=[.C75]+1" office:value-type="date" office:date-value="2025-05-28" calcext:value-type="date">
            <text:p>May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5Ln LDygyy</text:p>
          </table:table-cell>
          <table:table-cell table:style-name="Footnote" office:value-type="string" calcext:value-type="string">
            <text:p>KuVaameng Yagli</text:p>
          </table:table-cell>
          <table:table-cell table:style-name="ce786" table:formula="of:=[.C76]+1" office:value-type="date" office:date-value="2025-05-29" calcext:value-type="date">
            <text:p>May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5Ln LDygyy</text:p>
          </table:table-cell>
          <table:table-cell table:style-name="Footnote" office:value-type="string" calcext:value-type="string">
            <text:p>FaVaameng Yagli</text:p>
          </table:table-cell>
          <table:table-cell table:style-name="ce786" table:formula="of:=[.C77]+1" office:value-type="date" office:date-value="2025-05-30" calcext:value-type="date">
            <text:p>May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6" office:value-type="string" calcext:value-type="string">
            <text:p>06Lllx LDygyy</text:p>
          </table:table-cell>
          <table:table-cell table:style-name="Footnote" office:value-type="string" calcext:value-type="string">
            <text:p>Duulelarla Yagli</text:p>
          </table:table-cell>
          <table:table-cell table:style-name="ce786" table:formula="of:=[.C78]+1" office:value-type="date" office:date-value="2025-05-31" calcext:value-type="date">
            <text:p>May 3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26Ln LDygyy</text:p>
          </table:table-cell>
          <table:table-cell table:style-name="Footnote" office:value-type="string" calcext:value-type="string">
            <text:p>BiiDuleren Yagli</text:p>
          </table:table-cell>
          <table:table-cell table:style-name="ce786" table:formula="of:=[.C79]+1" office:value-type="date" office:date-value="2025-06-01" calcext:value-type="date">
            <text:p>Jun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6Ln LDygyy</text:p>
          </table:table-cell>
          <table:table-cell table:style-name="Footnote" office:value-type="string" calcext:value-type="string">
            <text:p>LeDuleren Yagli</text:p>
          </table:table-cell>
          <table:table-cell table:style-name="ce786" table:formula="of:=[.C80]+1" office:value-type="date" office:date-value="2025-06-02" calcext:value-type="date">
            <text:p>Jun 2</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6Ln LDygyy</text:p>
          </table:table-cell>
          <table:table-cell table:style-name="Footnote" office:value-type="string" calcext:value-type="string">
            <text:p>KuDuuleren Yagli</text:p>
          </table:table-cell>
          <table:table-cell table:style-name="ce786" table:formula="of:=[.C81]+1" office:value-type="date" office:date-value="2025-06-03" calcext:value-type="date">
            <text:p>Jun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6Ln LDygyy</text:p>
          </table:table-cell>
          <table:table-cell table:style-name="Footnote" office:value-type="string" calcext:value-type="string">
            <text:p>PaDuleren Yagli</text:p>
          </table:table-cell>
          <table:table-cell table:style-name="ce786" table:formula="of:=[.C82]+1" office:value-type="date" office:date-value="2025-06-04" calcext:value-type="date">
            <text:p>Jun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6" office:value-type="string" calcext:value-type="string">
            <text:p>07Lllx LDygyy</text:p>
          </table:table-cell>
          <table:table-cell table:style-name="Footnote" office:value-type="string" calcext:value-type="string">
            <text:p>Niraarla Yagli</text:p>
          </table:table-cell>
          <table:table-cell table:style-name="ce786" table:formula="of:=[.C83]+1" office:value-type="date" office:date-value="2025-06-05" calcext:value-type="date">
            <text:p>Jun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27Ln LDygyy</text:p>
          </table:table-cell>
          <table:table-cell table:style-name="Footnote" office:value-type="string" calcext:value-type="string">
            <text:p>BiiNirlen Yagli</text:p>
          </table:table-cell>
          <table:table-cell table:style-name="ce786" table:formula="of:=[.C84]+1" office:value-type="date" office:date-value="2025-06-06" calcext:value-type="date">
            <text:p>Jun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7Ln LDygyy</text:p>
          </table:table-cell>
          <table:table-cell table:style-name="Footnote" office:value-type="string" calcext:value-type="string">
            <text:p>NeGuulen Yagli</text:p>
          </table:table-cell>
          <table:table-cell table:style-name="ce786" table:formula="of:=[.C85]+1" office:value-type="date" office:date-value="2025-06-07" calcext:value-type="date">
            <text:p>Jun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7Ln LDygyy</text:p>
          </table:table-cell>
          <table:table-cell table:style-name="Footnote" office:value-type="string" calcext:value-type="string">
            <text:p>KuuNirlen Yagli</text:p>
          </table:table-cell>
          <table:table-cell table:style-name="ce786" table:formula="of:=[.C86]+1" office:value-type="date" office:date-value="2025-06-08" calcext:value-type="date">
            <text:p>Jun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7Ln LDygyy</text:p>
          </table:table-cell>
          <table:table-cell table:style-name="Footnote" office:value-type="string" calcext:value-type="string">
            <text:p>Nebellen Yagli</text:p>
          </table:table-cell>
          <table:table-cell table:style-name="ce786" table:formula="of:=[.C87]+1" office:value-type="date" office:date-value="2025-06-09" calcext:value-type="date">
            <text:p>Jun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6" office:value-type="string" calcext:value-type="string">
            <text:p>00Lllx LDygyy</text:p>
          </table:table-cell>
          <table:table-cell table:style-name="Footnote" office:value-type="string" calcext:value-type="string">
            <text:p>Baarella Yagli</text:p>
          </table:table-cell>
          <table:table-cell table:style-name="ce786" table:formula="of:=[.C88]+1" office:value-type="date" office:date-value="2025-06-10" calcext:value-type="date">
            <text:p>Jun 10</text:p>
          </table:table-cell>
          <table:table-cell table:style-name="ce309"/>
          <table:table-cell table:style-name="Footnote" table:number-columns-repeated="3"/>
          <table:table-cell table:style-name="Footnote" office:value-type="string" calcext:value-type="string">
            <text:p>Talaashen came back a few days before the summer equinox, and Kafisa has spent a lot of time with her since then </text:p>
          </table:table-cell>
          <table:table-cell table:style-name="Footnote" table:number-columns-repeated="2"/>
          <table:table-cell table:number-columns-repeated="15"/>
          <table:table-cell table:style-name="Footnote"/>
          <table:table-cell table:number-columns-repeated="16358"/>
        </table:table-row>
        <table:table-row table:style-name="ro11">
          <table:table-cell table:style-name="Accent_20_1" office:value-type="string" calcext:value-type="string">
            <text:p>20Ln LDygyy</text:p>
          </table:table-cell>
          <table:table-cell table:style-name="Footnote" office:value-type="string" calcext:value-type="string">
            <text:p>BiGiilen Yagli</text:p>
          </table:table-cell>
          <table:table-cell table:style-name="ce786" table:formula="of:=[.C89]+1" office:value-type="date" office:date-value="2025-06-11" calcext:value-type="date">
            <text:p>Jun 11</text:p>
          </table:table-cell>
          <table:table-cell table:style-name="ce309" office:value-type="string" calcext:value-type="string">
            <text:p>&amp;4</text:p>
          </table:table-cell>
          <table:table-cell table:style-name="Footnote" table:number-columns-repeated="3"/>
          <table:table-cell table:style-name="Footnote" office:value-type="string" calcext:value-type="string">
            <text:p>Kafisa is a great hunter with the ko pui, she just didn't have any will to do so while Talaashen was gone </text:p>
          </table:table-cell>
          <table:table-cell table:style-name="Footnote" table:number-columns-repeated="2"/>
          <table:table-cell table:number-columns-repeated="15"/>
          <table:table-cell table:style-name="Footnote"/>
          <table:table-cell table:number-columns-repeated="16358"/>
        </table:table-row>
        <table:table-row table:style-name="ro8">
          <table:table-cell table:style-name="Accent_20_1" office:value-type="string" calcext:value-type="string">
            <text:p>30Ln LDygyy</text:p>
          </table:table-cell>
          <table:table-cell table:style-name="Footnote" office:value-type="string" calcext:value-type="string">
            <text:p>LeLiilen Yagli</text:p>
          </table:table-cell>
          <table:table-cell table:style-name="ce786" table:formula="of:=[.C90]+1" office:value-type="date" office:date-value="2025-06-12" calcext:value-type="date">
            <text:p>Jun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0Ln LDygyy</text:p>
          </table:table-cell>
          <table:table-cell table:style-name="Footnote" office:value-type="string" calcext:value-type="string">
            <text:p>Guuwiilen Yagli</text:p>
          </table:table-cell>
          <table:table-cell table:style-name="ce786" table:formula="of:=[.C91]+1" office:value-type="date" office:date-value="2025-06-13" calcext:value-type="date">
            <text:p>Jun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0Ln LDygyy</text:p>
          </table:table-cell>
          <table:table-cell table:style-name="Footnote" office:value-type="string" calcext:value-type="string">
            <text:p>BaNiilen Yagli</text:p>
          </table:table-cell>
          <table:table-cell table:style-name="ce786" table:formula="of:=[.C92]+1" office:value-type="date" office:date-value="2025-06-14" calcext:value-type="date">
            <text:p>Jun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LN06Yy LDygyy</text:p>
          </table:table-cell>
          <table:table-cell table:style-name="Footnote" office:value-type="string" calcext:value-type="string">
            <text:p>Lenduley Yagli</text:p>
          </table:table-cell>
          <table:table-cell table:style-name="ce786" table:formula="of:=[.C93]+1" office:value-type="date" office:date-value="2025-06-15" calcext:value-type="date">
            <text:p>Jun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2">
          <table:table-cell table:style-name="Accent_20_1" office:value-type="string" calcext:value-type="string">
            <text:p>LN05Yy LDygyy</text:p>
          </table:table-cell>
          <table:table-cell table:style-name="Footnote" office:value-type="string" calcext:value-type="string">
            <text:p>Lembami Yagli</text:p>
          </table:table-cell>
          <table:table-cell table:style-name="ce786" table:formula="of:=[.C94]+1" office:value-type="date" office:date-value="2025-06-16" calcext:value-type="date">
            <text:p>Jun 16</text:p>
          </table:table-cell>
          <table:table-cell table:style-name="ce309"/>
          <table:table-cell table:style-name="Footnote" office:value-type="string" calcext:value-type="string">
            <text:p>Sees theatres for Yakkal</text:p>
          </table:table-cell>
          <table:table-cell table:style-name="Footnote" table:number-columns-repeated="3"/>
          <table:table-cell table:style-name="Footnote" office:value-type="string" calcext:value-type="string">
            <text:p>Helps Tearan be safe when overwhelmed by crowd, especially since he’s attracting some attention from public, and as he recognizes need to be away from social events</text:p>
          </table:table-cell>
          <table:table-cell table:style-name="Footnote"/>
          <table:table-cell table:number-columns-repeated="15"/>
          <table:table-cell table:style-name="Footnote"/>
          <table:table-cell table:number-columns-repeated="16358"/>
        </table:table-row>
        <table:table-row table:style-name="ro8">
          <table:table-cell table:style-name="Accent_20_1" office:value-type="string" calcext:value-type="string">
            <text:p>LN04Yy LDygyy</text:p>
          </table:table-cell>
          <table:table-cell table:style-name="Footnote" office:value-type="string" calcext:value-type="string">
            <text:p>Lenko’i Yagli</text:p>
          </table:table-cell>
          <table:table-cell table:style-name="ce786" table:formula="of:=[.C95]+1" office:value-type="date" office:date-value="2025-06-17" calcext:value-type="date">
            <text:p>Jun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LN03Yy LDygyy</text:p>
          </table:table-cell>
          <table:table-cell table:style-name="Footnote" office:value-type="string" calcext:value-type="string">
            <text:p>Lenleli Yagli</text:p>
          </table:table-cell>
          <table:table-cell table:style-name="ce786" table:formula="of:=[.C96]+1" office:value-type="date" office:date-value="2025-06-18" calcext:value-type="date">
            <text:p>Jun 18</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LN02Yy LDygyy</text:p>
          </table:table-cell>
          <table:table-cell table:style-name="Footnote" office:value-type="string" calcext:value-type="string">
            <text:p>Lendoli Yagli</text:p>
          </table:table-cell>
          <table:table-cell table:style-name="ce786" table:formula="of:=[.C97]+1" office:value-type="date" office:date-value="2025-06-19" calcext:value-type="date">
            <text:p>Jun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00LNyy LDygyy</text:p>
          </table:table-cell>
          <table:table-cell table:style-name="Footnote" office:value-type="string" calcext:value-type="string">
            <text:p>Baringi Yagli</text:p>
          </table:table-cell>
          <table:table-cell table:style-name="ce786" table:formula="of:=[.C98]+1" office:value-type="date" office:date-value="2025-06-20" calcext:value-type="date">
            <text:p>Jun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3" office:value-type="string" calcext:value-type="string">
            <text:p>LDygyx</text:p>
          </table:table-cell>
          <table:table-cell table:style-name="Footnote" office:value-type="string" calcext:value-type="string">
            <text:p>Yakkal</text:p>
          </table:table-cell>
          <table:table-cell table:style-name="ce786" table:formula="of:=[.C99]+1" office:value-type="date" office:date-value="2025-06-21" calcext:value-type="date">
            <text:p>Jun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1Lllx LDyggwYy</text:p>
          </table:table-cell>
          <table:table-cell table:style-name="Footnote" office:value-type="string" calcext:value-type="string">
            <text:p>Nenarla Wariko</text:p>
          </table:table-cell>
          <table:table-cell table:style-name="ce786" table:formula="of:=[.C100]+1" office:value-type="date" office:date-value="2025-06-22" calcext:value-type="date">
            <text:p>Jun 22</text:p>
          </table:table-cell>
          <table:table-cell table:style-name="ce309"/>
          <table:table-cell table:style-name="Footnote" office:value-type="string" calcext:value-type="string">
            <text:p>Kept being brought from event to event</text:p>
          </table:table-cell>
          <table:table-cell table:style-name="Footnote" table:number-columns-repeated="2"/>
          <table:table-cell table:style-name="Footnote" office:value-type="string" calcext:value-type="string">
            <text:p>Spends lots of time with Taalashn</text:p>
          </table:table-cell>
          <table:table-cell table:style-name="Footnote" table:number-columns-repeated="2"/>
          <table:table-cell table:number-columns-repeated="15"/>
          <table:table-cell table:style-name="Footnote"/>
          <table:table-cell table:number-columns-repeated="16358"/>
        </table:table-row>
        <table:table-row table:style-name="ro8">
          <table:table-cell table:style-name="Accent_20_1" office:value-type="string" calcext:value-type="string">
            <text:p>21Ln LDyggwYy</text:p>
          </table:table-cell>
          <table:table-cell table:style-name="Footnote" office:value-type="string" calcext:value-type="string">
            <text:p>Biinnelen Wariko</text:p>
          </table:table-cell>
          <table:table-cell table:style-name="ce786" table:formula="of:=[.C101]+1" office:value-type="date" office:date-value="2025-06-23" calcext:value-type="date">
            <text:p>Jun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1Ln LDyggwYy</text:p>
          </table:table-cell>
          <table:table-cell table:style-name="Footnote" office:value-type="string" calcext:value-type="string">
            <text:p>Lennelen Wariko</text:p>
          </table:table-cell>
          <table:table-cell table:style-name="ce786" table:formula="of:=[.C102]+1" office:value-type="date" office:date-value="2025-06-24" calcext:value-type="date">
            <text:p>Jun 24</text:p>
          </table:table-cell>
          <table:table-cell table:style-name="ce309"/>
          <table:table-cell table:style-name="Footnote" office:value-type="string" calcext:value-type="string">
            <text:p>Learns how the days work, will help build a canal</text:p>
          </table:table-cell>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41Ln LDyggwYy</text:p>
          </table:table-cell>
          <table:table-cell table:style-name="Footnote" office:value-type="string" calcext:value-type="string">
            <text:p>Guunnelen Wariko</text:p>
          </table:table-cell>
          <table:table-cell table:style-name="ce786" table:formula="of:=[.C103]+1" office:value-type="date" office:date-value="2025-06-25" calcext:value-type="date">
            <text:p>Jun 25</text:p>
          </table:table-cell>
          <table:table-cell table:style-name="ce309" office:value-type="string" calcext:value-type="string">
            <text:p>&amp;0</text:p>
          </table:table-cell>
          <table:table-cell table:style-name="Footnote" office:value-type="string" calcext:value-type="string">
            <text:p>Flood</text:p>
          </table:table-cell>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51Ln LDyggwYy</text:p>
          </table:table-cell>
          <table:table-cell table:style-name="Footnote" office:value-type="string" calcext:value-type="string">
            <text:p>BiNiineren Wariko</text:p>
          </table:table-cell>
          <table:table-cell table:style-name="ce786" table:formula="of:=[.C104]+1" office:value-type="date" office:date-value="2025-06-26" calcext:value-type="date">
            <text:p>Jun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2Lllx LDyggwYy</text:p>
          </table:table-cell>
          <table:table-cell table:style-name="Footnote" office:value-type="string" calcext:value-type="string">
            <text:p>Doolarla Wariko</text:p>
          </table:table-cell>
          <table:table-cell table:style-name="ce786" table:formula="of:=[.C105]+1" office:value-type="date" office:date-value="2025-06-27" calcext:value-type="date">
            <text:p>Jun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2Ln LDyggwYy</text:p>
          </table:table-cell>
          <table:table-cell table:style-name="Footnote" office:value-type="string" calcext:value-type="string">
            <text:p>BiDoolen Wariko</text:p>
          </table:table-cell>
          <table:table-cell table:style-name="ce786" table:formula="of:=[.C106]+1" office:value-type="date" office:date-value="2025-06-28" calcext:value-type="date">
            <text:p>Jun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2Ln LDyggwYy</text:p>
          </table:table-cell>
          <table:table-cell table:style-name="Footnote" office:value-type="string" calcext:value-type="string">
            <text:p>LeDoolen Wariko</text:p>
          </table:table-cell>
          <table:table-cell table:style-name="ce786" table:formula="of:=[.C107]+1" office:value-type="date" office:date-value="2025-06-29" calcext:value-type="date">
            <text:p>Jun 29</text:p>
          </table:table-cell>
          <table:table-cell table:style-name="ce309"/>
          <table:table-cell table:style-name="Footnote" office:value-type="string" calcext:value-type="string">
            <text:p>Able to write at last</text:p>
          </table:table-cell>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42Ln LDyggwYy</text:p>
          </table:table-cell>
          <table:table-cell table:style-name="Footnote" office:value-type="string" calcext:value-type="string">
            <text:p>KuuDoolen Wariko</text:p>
          </table:table-cell>
          <table:table-cell table:style-name="ce786" table:formula="of:=[.C108]+1" office:value-type="date" office:date-value="2025-06-30" calcext:value-type="date">
            <text:p>Jun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2Ln LDyggwYy</text:p>
          </table:table-cell>
          <table:table-cell table:style-name="Footnote" office:value-type="string" calcext:value-type="string">
            <text:p>PaanDoolen Wariko</text:p>
          </table:table-cell>
          <table:table-cell table:style-name="ce786" table:formula="of:=[.C109]+1" office:value-type="date" office:date-value="2025-07-01" calcext:value-type="date">
            <text:p>Jul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3Lllx LDyggwYy</text:p>
          </table:table-cell>
          <table:table-cell table:style-name="Footnote" office:value-type="string" calcext:value-type="string">
            <text:p>Lellarla Wariko</text:p>
          </table:table-cell>
          <table:table-cell table:style-name="ce786" table:formula="of:=[.C110]+1" office:value-type="date" office:date-value="2025-07-02" calcext:value-type="date">
            <text:p>Jul 2</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3Ln LDyggwYy</text:p>
          </table:table-cell>
          <table:table-cell table:style-name="Footnote" office:value-type="string" calcext:value-type="string">
            <text:p>Biillaaren Wariko</text:p>
          </table:table-cell>
          <table:table-cell table:style-name="ce786" table:formula="of:=[.C111]+1" office:value-type="date" office:date-value="2025-07-03" calcext:value-type="date">
            <text:p>Jul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3Ln LDyggwYy</text:p>
          </table:table-cell>
          <table:table-cell table:style-name="Footnote" office:value-type="string" calcext:value-type="string">
            <text:p>Lilleeren Wariko</text:p>
          </table:table-cell>
          <table:table-cell table:style-name="ce786" table:formula="of:=[.C112]+1" office:value-type="date" office:date-value="2025-07-04" calcext:value-type="date">
            <text:p>Jul 4</text:p>
          </table:table-cell>
          <table:table-cell table:style-name="ce309"/>
          <table:table-cell table:style-name="Footnote" office:value-type="string" calcext:value-type="string">
            <text:p>Sick, receives a Bronze Dagger</text:p>
          </table:table-cell>
          <table:table-cell table:style-name="Footnote" table:number-columns-repeated="2"/>
          <table:table-cell table:style-name="Footnote" office:value-type="string" calcext:value-type="string">
            <text:p>Returns to visit home with Taalashen</text:p>
          </table:table-cell>
          <table:table-cell table:style-name="Footnote" table:number-columns-repeated="2"/>
          <table:table-cell table:number-columns-repeated="15"/>
          <table:table-cell table:style-name="Footnote"/>
          <table:table-cell table:number-columns-repeated="16358"/>
        </table:table-row>
        <table:table-row table:style-name="ro11">
          <table:table-cell table:style-name="Accent_20_1" office:value-type="string" calcext:value-type="string">
            <text:p>43Ln LDyggwYy</text:p>
          </table:table-cell>
          <table:table-cell table:style-name="Footnote" office:value-type="string" calcext:value-type="string">
            <text:p>Guullaaren Wariko</text:p>
          </table:table-cell>
          <table:table-cell table:style-name="ce786" table:formula="of:=[.C113]+1" office:value-type="date" office:date-value="2025-07-05" calcext:value-type="date">
            <text:p>Jul 5</text:p>
          </table:table-cell>
          <table:table-cell table:style-name="ce309"/>
          <table:table-cell table:style-name="Footnote" office:value-type="string" calcext:value-type="string">
            <text:p>Helps with flood recovery, people are celebrating the banquet as “Late Yakkal”</text:p>
          </table:table-cell>
          <table:table-cell table:style-name="Footnote"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53Ln LDyggwYy</text:p>
          </table:table-cell>
          <table:table-cell table:style-name="Footnote" office:value-type="string" calcext:value-type="string">
            <text:p>Banaarlen Wariko</text:p>
          </table:table-cell>
          <table:table-cell table:style-name="ce786" table:formula="of:=[.C114]+1" office:value-type="date" office:date-value="2025-07-06" calcext:value-type="date">
            <text:p>Jul 6</text:p>
          </table:table-cell>
          <table:table-cell table:style-name="ce309"/>
          <table:table-cell table:style-name="Footnote"/>
          <table:table-cell table:style-name="Footnote" office:value-type="string" calcext:value-type="string">
            <text:p>Tells Tearan to read up</text:p>
          </table:table-cell>
          <table:table-cell table:style-name="Footnote" table:number-columns-repeated="2"/>
          <table:table-cell table:style-name="Footnote" office:value-type="string" calcext:value-type="string">
            <text:p>Showed Tearan the Foundry, the Press, the Ink maker, and Layash’s Gem Maker (Mainly most of his lovers except Wanska)</text:p>
          </table:table-cell>
          <table:table-cell table:style-name="Footnote"/>
          <table:table-cell table:number-columns-repeated="15"/>
          <table:table-cell table:style-name="Footnote"/>
          <table:table-cell table:number-columns-repeated="16358"/>
        </table:table-row>
        <table:table-row table:style-name="ro9">
          <table:table-cell table:style-name="Accent_20_2" office:value-type="string" calcext:value-type="string">
            <text:p>04Lllx LDyggwYy</text:p>
          </table:table-cell>
          <table:table-cell table:style-name="Footnote" office:value-type="string" calcext:value-type="string">
            <text:p>Goolarla Wariko</text:p>
          </table:table-cell>
          <table:table-cell table:style-name="ce786" table:formula="of:=[.C115]+1" office:value-type="date" office:date-value="2025-07-07" calcext:value-type="date">
            <text:p>Jul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4Ln LDyggwYy</text:p>
          </table:table-cell>
          <table:table-cell table:style-name="Footnote" office:value-type="string" calcext:value-type="string">
            <text:p>BiRuulen Wariko</text:p>
          </table:table-cell>
          <table:table-cell table:style-name="ce786" table:formula="of:=[.C116]+1" office:value-type="date" office:date-value="2025-07-08" calcext:value-type="date">
            <text:p>Jul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4Ln LDyggwYy</text:p>
          </table:table-cell>
          <table:table-cell table:style-name="Footnote" office:value-type="string" calcext:value-type="string">
            <text:p>LeRulen Wariko</text:p>
          </table:table-cell>
          <table:table-cell table:style-name="ce786" table:formula="of:=[.C117]+1" office:value-type="date" office:date-value="2025-07-09" calcext:value-type="date">
            <text:p>Jul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4Ln LDyggwYy</text:p>
          </table:table-cell>
          <table:table-cell table:style-name="Footnote" office:value-type="string" calcext:value-type="string">
            <text:p>Kuruulen Wariko</text:p>
          </table:table-cell>
          <table:table-cell table:style-name="ce786" table:formula="of:=[.C118]+1" office:value-type="date" office:date-value="2025-07-10" calcext:value-type="date">
            <text:p>Jul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4Ln LDyggwYy</text:p>
          </table:table-cell>
          <table:table-cell table:style-name="Footnote" office:value-type="string" calcext:value-type="string">
            <text:p>Banoorlen Wariko</text:p>
          </table:table-cell>
          <table:table-cell table:style-name="ce786" table:formula="of:=[.C119]+1" office:value-type="date" office:date-value="2025-07-11" calcext:value-type="date">
            <text:p>Jul 11</text:p>
          </table:table-cell>
          <table:table-cell table:style-name="ce309" office:value-type="string" calcext:value-type="string">
            <text:p>&amp;4</text:p>
          </table:table-cell>
          <table:table-cell table:style-name="Footnote" table:number-columns-repeated="3"/>
          <table:table-cell table:style-name="Footnote" office:value-type="string" calcext:value-type="string">
            <text:p>Slingshot competition</text:p>
          </table:table-cell>
          <table:table-cell table:style-name="Footnote" table:number-columns-repeated="2"/>
          <table:table-cell table:number-columns-repeated="15"/>
          <table:table-cell table:style-name="Footnote"/>
          <table:table-cell table:number-columns-repeated="16358"/>
        </table:table-row>
        <table:table-row table:style-name="ro9">
          <table:table-cell table:style-name="ce776" office:value-type="string" calcext:value-type="string">
            <text:p>05Lllx LDyggwYy</text:p>
          </table:table-cell>
          <table:table-cell table:style-name="Footnote" office:value-type="string" calcext:value-type="string">
            <text:p>Bammarla Wariko</text:p>
          </table:table-cell>
          <table:table-cell table:style-name="ce786" table:formula="of:=[.C120]+1" office:value-type="date" office:date-value="2025-07-12" calcext:value-type="date">
            <text:p>Jul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25Ln LDyggwYy</text:p>
          </table:table-cell>
          <table:table-cell table:style-name="Footnote" office:value-type="string" calcext:value-type="string">
            <text:p>BiiVaameng Wariko</text:p>
          </table:table-cell>
          <table:table-cell table:style-name="ce786" table:formula="of:=[.C121]+1" office:value-type="date" office:date-value="2025-07-13" calcext:value-type="date">
            <text:p>Jul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5Ln LDyggwYy</text:p>
          </table:table-cell>
          <table:table-cell table:style-name="Footnote" office:value-type="string" calcext:value-type="string">
            <text:p>LeVaameng Wariko</text:p>
          </table:table-cell>
          <table:table-cell table:style-name="ce786" table:formula="of:=[.C122]+1" office:value-type="date" office:date-value="2025-07-14" calcext:value-type="date">
            <text:p>Jul 14</text:p>
          </table:table-cell>
          <table:table-cell table:style-name="ce309"/>
          <table:table-cell table:style-name="Footnote" office:value-type="string" calcext:value-type="string">
            <text:p>Gets hit by the sun</text:p>
          </table:table-cell>
          <table:table-cell table:style-name="Footnote" office:value-type="string" calcext:value-type="string">
            <text:p>Makes Tearan sing</text:p>
          </table:table-cell>
          <table:table-cell table:style-name="Footnote" table:number-columns-repeated="2"/>
          <table:table-cell table:style-name="Footnote" office:value-type="string" calcext:value-type="string">
            <text:p>Messes up stories on purpose</text:p>
          </table:table-cell>
          <table:table-cell table:style-name="Footnote"/>
          <table:table-cell table:number-columns-repeated="15"/>
          <table:table-cell table:style-name="Footnote"/>
          <table:table-cell table:number-columns-repeated="16358"/>
        </table:table-row>
        <table:table-row table:style-name="ro8">
          <table:table-cell table:style-name="ce777" office:value-type="string" calcext:value-type="string">
            <text:p>45Ln LDyggwYy</text:p>
          </table:table-cell>
          <table:table-cell table:style-name="Footnote" office:value-type="string" calcext:value-type="string">
            <text:p>KuVaameng Wariko</text:p>
          </table:table-cell>
          <table:table-cell table:style-name="ce786" table:formula="of:=[.C123]+1" office:value-type="date" office:date-value="2025-07-15" calcext:value-type="date">
            <text:p>Jul 15</text:p>
          </table:table-cell>
          <table:table-cell table:style-name="ce309"/>
          <table:table-cell table:style-name="Footnote" office:value-type="string" calcext:value-type="string">
            <text:p>Has been Practicing words</text:p>
          </table:table-cell>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55Ln LDyggwYy</text:p>
          </table:table-cell>
          <table:table-cell table:style-name="Footnote" office:value-type="string" calcext:value-type="string">
            <text:p>FaVaameng Wariko</text:p>
          </table:table-cell>
          <table:table-cell table:style-name="ce786" table:formula="of:=[.C124]+1" office:value-type="date" office:date-value="2025-07-16" calcext:value-type="date">
            <text:p>Jul 16</text:p>
          </table:table-cell>
          <table:table-cell table:style-name="ce309"/>
          <table:table-cell table:style-name="Footnote" office:value-type="string" calcext:value-type="string">
            <text:p>Went to Inyafee’s and slept there</text:p>
          </table:table-cell>
          <table:table-cell table:style-name="Footnote" office:value-type="string" calcext:value-type="string">
            <text:p>Did not appreciate how Inyafee was so dismissive of Tearan</text:p>
          </table:table-cell>
          <table:table-cell table:style-name="Footnote" table:number-columns-repeated="2"/>
          <table:table-cell table:style-name="Footnote" office:value-type="string" calcext:value-type="string">
            <text:p>Did not appreciate how Inyafee was so dismissive of Tearan</text:p>
          </table:table-cell>
          <table:table-cell table:style-name="Footnote"/>
          <table:table-cell table:number-columns-repeated="15"/>
          <table:table-cell table:style-name="Footnote"/>
          <table:table-cell table:number-columns-repeated="16358"/>
        </table:table-row>
        <table:table-row table:style-name="ro9">
          <table:table-cell table:style-name="ce776" office:value-type="string" calcext:value-type="string">
            <text:p>06Lllx LDyggwYy</text:p>
          </table:table-cell>
          <table:table-cell table:style-name="Footnote" office:value-type="string" calcext:value-type="string">
            <text:p>Duulelarla Wariko</text:p>
          </table:table-cell>
          <table:table-cell table:style-name="ce786" table:formula="of:=[.C125]+1" office:value-type="date" office:date-value="2025-07-17" calcext:value-type="date">
            <text:p>Jul 17</text:p>
          </table:table-cell>
          <table:table-cell table:style-name="ce309" office:value-type="string" calcext:value-type="string">
            <text:p>&amp;6</text:p>
          </table:table-cell>
          <table:table-cell table:style-name="Footnote" office:value-type="string" calcext:value-type="string">
            <text:p>Returns from Inyafee</text:p>
          </table:table-cell>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26Ln LDyggwYy</text:p>
          </table:table-cell>
          <table:table-cell table:style-name="Footnote" office:value-type="string" calcext:value-type="string">
            <text:p>BiiDuleren Wariko</text:p>
          </table:table-cell>
          <table:table-cell table:style-name="ce786" table:formula="of:=[.C126]+1" office:value-type="date" office:date-value="2025-07-18" calcext:value-type="date">
            <text:p>Jul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6">
          <table:table-cell table:style-name="ce777" office:value-type="string" calcext:value-type="string">
            <text:p>36Ln LDyggwYy</text:p>
          </table:table-cell>
          <table:table-cell table:style-name="Footnote" office:value-type="string" calcext:value-type="string">
            <text:p>LeDuleren Wariko</text:p>
          </table:table-cell>
          <table:table-cell table:style-name="ce786" table:formula="of:=[.C127]+1" office:value-type="date" office:date-value="2025-07-19" calcext:value-type="date">
            <text:p>Jul 19</text:p>
          </table:table-cell>
          <table:table-cell table:style-name="ce309"/>
          <table:table-cell table:style-name="Footnote" office:value-type="string" calcext:value-type="string">
            <text:p>Got hit by Layash. Thinks Rome is a thing just due to how the architecture is, but got right that they are East of the italian peninsula</text:p>
          </table:table-cell>
          <table:table-cell table:style-name="Footnote" table:number-columns-repeated="5"/>
          <table:table-cell table:number-columns-repeated="15"/>
          <table:table-cell table:style-name="Footnote"/>
          <table:table-cell table:number-columns-repeated="16358"/>
        </table:table-row>
        <table:table-row table:style-name="ro13">
          <table:table-cell table:style-name="ce777" office:value-type="string" calcext:value-type="string">
            <text:p>46Ln LDyggwYy</text:p>
          </table:table-cell>
          <table:table-cell table:style-name="ce784" office:value-type="string" calcext:value-type="string">
            <text:p>KuDuuleren Wariko</text:p>
          </table:table-cell>
          <table:table-cell table:style-name="ce785" table:formula="of:=[.C128]+1" office:value-type="date" office:date-value="2025-07-20" calcext:value-type="date">
            <text:p>Jul 20</text:p>
          </table:table-cell>
          <table:table-cell table:style-name="ce11"/>
          <table:table-cell table:style-name="ce784" table:number-columns-repeated="2"/>
          <table:table-cell table:style-name="ce784" office:value-type="string" calcext:value-type="string">
            <text:p>Due to the lack of care that Inyafee showed for Taran, Falfela is reconsidering a lot of things about what is the right thing to do, especially since her family's wealth and thus importance in the further area, not so much in the town proper. She could brush it off as just lack of respect of the moment, but it goes against her morals.</text:p>
          </table:table-cell>
          <table:table-cell table:style-name="Footnote" table:number-columns-repeated="3"/>
          <table:table-cell table:number-columns-repeated="15"/>
          <table:table-cell table:style-name="Footnote"/>
          <table:table-cell table:number-columns-repeated="16358"/>
        </table:table-row>
        <table:table-row table:style-name="ro8">
          <table:table-cell table:style-name="ce777" office:value-type="string" calcext:value-type="string">
            <text:p>56Ln LDyggwYy</text:p>
          </table:table-cell>
          <table:table-cell table:style-name="Footnote" office:value-type="string" calcext:value-type="string">
            <text:p>PaDuleren Wariko</text:p>
          </table:table-cell>
          <table:table-cell table:style-name="ce786" table:formula="of:=[.C129]+1" office:value-type="date" office:date-value="2025-07-21" calcext:value-type="date">
            <text:p>Jul 21</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7">
          <table:table-cell table:style-name="ce776" office:value-type="string" calcext:value-type="string">
            <text:p>07Lllx LDyggwYy</text:p>
          </table:table-cell>
          <table:table-cell table:style-name="Footnote" office:value-type="string" calcext:value-type="string">
            <text:p>Niraarla Wariko</text:p>
          </table:table-cell>
          <table:table-cell table:style-name="ce786" table:formula="of:=[.C130]+1" office:value-type="date" office:date-value="2025-07-22" calcext:value-type="date">
            <text:p>Jul 22</text:p>
          </table:table-cell>
          <table:table-cell table:style-name="ce309"/>
          <table:table-cell table:style-name="ce784"/>
          <table:table-cell table:style-name="Footnote"/>
          <table:table-cell table:style-name="Footnote" office:value-type="string" calcext:value-type="string">
            <text:p>Now on top of the uncertainties about Inyafee, she has to deal with a Tamurba that will check whether or not Taran is going to find a way out. She doesn't get why Taran would try to leave, but made it very clear he is to stay for his own survival.</text:p>
          </table:table-cell>
          <table:table-cell table:style-name="Footnote" table:number-columns-repeated="3"/>
          <table:table-cell table:number-columns-repeated="15"/>
          <table:table-cell table:style-name="Footnote"/>
          <table:table-cell table:number-columns-repeated="16358"/>
        </table:table-row>
        <table:table-row table:style-name="ro8">
          <table:table-cell table:style-name="ce777" office:value-type="string" calcext:value-type="string">
            <text:p>27Ln LDyggwYy</text:p>
          </table:table-cell>
          <table:table-cell table:style-name="Footnote" office:value-type="string" calcext:value-type="string">
            <text:p>BiiNirlen Wariko</text:p>
          </table:table-cell>
          <table:table-cell table:style-name="ce786" table:formula="of:=[.C131]+1" office:value-type="date" office:date-value="2025-07-23" calcext:value-type="date">
            <text:p>Jul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7Ln LDyggwYy</text:p>
          </table:table-cell>
          <table:table-cell table:style-name="Footnote" office:value-type="string" calcext:value-type="string">
            <text:p>NeGuulen Wariko</text:p>
          </table:table-cell>
          <table:table-cell table:style-name="ce786" table:formula="of:=[.C132]+1" office:value-type="date" office:date-value="2025-07-24" calcext:value-type="date">
            <text:p>Jul 24</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7Ln LDyggwYy</text:p>
          </table:table-cell>
          <table:table-cell table:style-name="Footnote" office:value-type="string" calcext:value-type="string">
            <text:p>KuuNirlen Wariko</text:p>
          </table:table-cell>
          <table:table-cell table:style-name="ce786" table:formula="of:=[.C133]+1" office:value-type="date" office:date-value="2025-07-25" calcext:value-type="date">
            <text:p>Jul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7Ln LDyggwYy</text:p>
          </table:table-cell>
          <table:table-cell table:style-name="Footnote" office:value-type="string" calcext:value-type="string">
            <text:p>Nebellen Wariko</text:p>
          </table:table-cell>
          <table:table-cell table:style-name="ce786" table:formula="of:=[.C134]+1" office:value-type="date" office:date-value="2025-07-26" calcext:value-type="date">
            <text:p>Jul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6" office:value-type="string" calcext:value-type="string">
            <text:p>00Lllx LDyggwYy</text:p>
          </table:table-cell>
          <table:table-cell table:style-name="Footnote" office:value-type="string" calcext:value-type="string">
            <text:p>Baarella Wariko</text:p>
          </table:table-cell>
          <table:table-cell table:style-name="ce786" table:formula="of:=[.C135]+1" office:value-type="date" office:date-value="2025-07-27" calcext:value-type="date">
            <text:p>Jul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20Ln LDyggwYy</text:p>
          </table:table-cell>
          <table:table-cell table:style-name="Footnote" office:value-type="string" calcext:value-type="string">
            <text:p>BiGiilen Wariko</text:p>
          </table:table-cell>
          <table:table-cell table:style-name="ce786" table:formula="of:=[.C136]+1" office:value-type="date" office:date-value="2025-07-28" calcext:value-type="date">
            <text:p>Jul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30Ln LDyggwYy</text:p>
          </table:table-cell>
          <table:table-cell table:style-name="Footnote" office:value-type="string" calcext:value-type="string">
            <text:p>LeLiilen Wariko</text:p>
          </table:table-cell>
          <table:table-cell table:style-name="ce786" table:formula="of:=[.C137]+1" office:value-type="date" office:date-value="2025-07-29" calcext:value-type="date">
            <text:p>Jul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0Ln LDyggwYy</text:p>
          </table:table-cell>
          <table:table-cell table:style-name="Footnote" office:value-type="string" calcext:value-type="string">
            <text:p>Guuwiilen Wariko</text:p>
          </table:table-cell>
          <table:table-cell table:style-name="ce786" table:formula="of:=[.C138]+1" office:value-type="date" office:date-value="2025-07-30" calcext:value-type="date">
            <text:p>Jul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3">
          <table:table-cell table:style-name="ce777" office:value-type="string" calcext:value-type="string">
            <text:p>50Ln LDyggwYy</text:p>
          </table:table-cell>
          <table:table-cell table:style-name="Footnote" office:value-type="string" calcext:value-type="string">
            <text:p>BaNiilen Wariko</text:p>
          </table:table-cell>
          <table:table-cell table:style-name="ce786" table:formula="of:=[.C139]+1" office:value-type="date" office:date-value="2025-07-31" calcext:value-type="date">
            <text:p>Jul 31</text:p>
          </table:table-cell>
          <table:table-cell table:style-name="ce309"/>
          <table:table-cell table:style-name="Footnote"/>
          <table:table-cell table:style-name="ce784" office:value-type="string" calcext:value-type="string">
            <text:p>Is able to speak the tongue of Lagris and Uzhil, as opposed to the others.</text:p>
          </table:table-cell>
          <table:table-cell table:style-name="Footnote" office:value-type="string" calcext:value-type="string">
            <text:p>She is not interested in spending a single day of Wakha in Yivalkes, because she disagrees with the celebration, and doesn't want to see some people who may be coming to town.</text:p>
          </table:table-cell>
          <table:table-cell table:style-name="Footnote" office:value-type="string" calcext:value-type="string">
            <text:p>Kafisa has a bad feeling about Uzhil, not so much about Lagris and takes joy in feeding him</text:p>
          </table:table-cell>
          <table:table-cell table:style-name="Footnote" office:value-type="string" calcext:value-type="string">
            <text:p>Followed his gut feeling to check on a side road by foot and ends up seeing the distressed couple, against being told not to go, he had gone to investigate with Mandin, causing some delay in the horse ride to go North. This will cause the trip to be cancelled especially since Lagris needs medium to urgent care</text:p>
          </table:table-cell>
          <table:table-cell table:style-name="ce784" office:value-type="string" calcext:value-type="string">
            <text:p>Mandin is actually pretty good at cleaning wounds, providing care to the helpless and all. He is taking care of Lagris and Uzhil </text:p>
          </table:table-cell>
          <table:table-cell table:number-columns-repeated="15"/>
          <table:table-cell table:style-name="ce784"/>
          <table:table-cell table:number-columns-repeated="16358"/>
        </table:table-row>
        <table:table-row table:style-name="ro11">
          <table:table-cell table:style-name="ce777" office:value-type="string" calcext:value-type="string">
            <text:p>LN05Yy LDyggwYy</text:p>
          </table:table-cell>
          <table:table-cell table:style-name="Footnote" office:value-type="string" calcext:value-type="string">
            <text:p>Lembami Wariko</text:p>
          </table:table-cell>
          <table:table-cell table:style-name="ce786" table:formula="of:=[.C140]+1" office:value-type="date" office:date-value="2025-08-01" calcext:value-type="date">
            <text:p>Aug 1</text:p>
          </table:table-cell>
          <table:table-cell table:style-name="ce309" office:value-type="string" calcext:value-type="string">
            <text:p>&amp;2</text:p>
          </table:table-cell>
          <table:table-cell table:style-name="Footnote" table:number-columns-repeated="2"/>
          <table:table-cell table:style-name="Footnote" office:value-type="string" calcext:value-type="string">
            <text:p>Looks like we are forced to return to town because we can't let Lagris get worse on the way to North</text:p>
          </table:table-cell>
          <table:table-cell table:style-name="Footnote" table:number-columns-repeated="3"/>
          <table:table-cell table:number-columns-repeated="15"/>
          <table:table-cell table:style-name="ce784"/>
          <table:table-cell table:number-columns-repeated="16358"/>
        </table:table-row>
        <table:table-row table:style-name="ro8">
          <table:table-cell table:style-name="ce777" office:value-type="string" calcext:value-type="string">
            <text:p>LN04Yy LDyggwYy</text:p>
          </table:table-cell>
          <table:table-cell table:style-name="Footnote" office:value-type="string" calcext:value-type="string">
            <text:p>Lenko’i Wariko</text:p>
          </table:table-cell>
          <table:table-cell table:style-name="ce786" table:formula="of:=[.C141]+1" office:value-type="date" office:date-value="2025-08-02" calcext:value-type="date">
            <text:p>Aug 2</text:p>
          </table:table-cell>
          <table:table-cell table:style-name="ce309"/>
          <table:table-cell table:style-name="Footnote" table:number-columns-repeated="6"/>
          <table:table-cell table:number-columns-repeated="15"/>
          <table:table-cell table:style-name="ce784"/>
          <table:table-cell table:number-columns-repeated="16358"/>
        </table:table-row>
        <table:table-row table:style-name="ro14">
          <table:table-cell table:style-name="ce777" office:value-type="string" calcext:value-type="string">
            <text:p>LN03Yy LDyggwYy</text:p>
          </table:table-cell>
          <table:table-cell table:style-name="Footnote" office:value-type="string" calcext:value-type="string">
            <text:p>Lenleli Wariko</text:p>
          </table:table-cell>
          <table:table-cell table:style-name="ce786" table:formula="of:=[.C142]+1" office:value-type="date" office:date-value="2025-08-03" calcext:value-type="date">
            <text:p>Aug 3</text:p>
          </table:table-cell>
          <table:table-cell table:style-name="ce309"/>
          <table:table-cell table:style-name="Footnote" table:number-columns-repeated="2"/>
          <table:table-cell table:style-name="Footnote" office:value-type="string" calcext:value-type="string">
            <text:p>Falfela not wanting to be there during the celebrations and having had enough of people for a while, figured they could handle themselves for a few days while she goes to her family up the river. She leavers during the night three days before Wakha after checking Lasvrenni.</text:p>
          </table:table-cell>
          <table:table-cell table:style-name="Footnote" table:number-columns-repeated="2"/>
          <table:table-cell table:style-name="ce784" office:value-type="string" calcext:value-type="string">
            <text:p>Mandin's lover is one of the horse racers.</text:p>
          </table:table-cell>
          <table:table-cell table:number-columns-repeated="15"/>
          <table:table-cell table:style-name="Footnote"/>
          <table:table-cell table:number-columns-repeated="16358"/>
        </table:table-row>
        <table:table-row table:style-name="ro14">
          <table:table-cell table:style-name="ce777" office:value-type="string" calcext:value-type="string">
            <text:p>LN02Yy LDyggwYy</text:p>
          </table:table-cell>
          <table:table-cell table:style-name="Footnote" office:value-type="string" calcext:value-type="string">
            <text:p>Lendoli Wariko</text:p>
          </table:table-cell>
          <table:table-cell table:style-name="ce786" table:formula="of:=[.C143]+1" office:value-type="date" office:date-value="2025-08-04" calcext:value-type="date">
            <text:p>Aug 4</text:p>
          </table:table-cell>
          <table:table-cell table:style-name="ce309"/>
          <table:table-cell table:style-name="Footnote"/>
          <table:table-cell table:style-name="ce784" office:value-type="string" calcext:value-type="string">
            <text:p>Reyon stayed by the narrator during the races, mainly out of fear for him since he's pretty tall and people could get annoyed by that, but when Taran took a kid upon his shoulders, that made people find the ordeal cute.</text:p>
          </table:table-cell>
          <table:table-cell table:style-name="ce784" office:value-type="string" calcext:value-type="string">
            <text:p>Falfela spoke with Inyafee about the narrator but she had already forgotten about him, especially with how much work was happening here. there was a lot of farming to be had and they are doing it earlier than in the main towns, which seems obvious to her, as the land is ready.</text:p>
          </table:table-cell>
          <table:table-cell table:style-name="ce784"/>
          <table:table-cell table:style-name="ce784" office:value-type="string" calcext:value-type="string">
            <text:p>Was very much interested by the high wheels of the contraption shown at the racetracks</text:p>
          </table:table-cell>
          <table:table-cell table:style-name="ce784" office:value-type="string" calcext:value-type="string">
            <text:p>He cheered for Bashledhaw who in retrospect clearly had the best outcome of all. They spend the evening under the rain together after the crowd dispersed.</text:p>
          </table:table-cell>
          <table:table-cell table:number-columns-repeated="15"/>
          <table:table-cell table:style-name="Footnote"/>
          <table:table-cell table:number-columns-repeated="16358"/>
        </table:table-row>
        <table:table-row table:style-name="ro15">
          <table:table-cell table:style-name="ce777" office:value-type="string" calcext:value-type="string">
            <text:p>00LNyy LDyggwYy</text:p>
          </table:table-cell>
          <table:table-cell table:style-name="Footnote" office:value-type="string" calcext:value-type="string">
            <text:p>Baringi Wariko</text:p>
          </table:table-cell>
          <table:table-cell table:style-name="ce786" table:formula="of:=[.C144]+1" office:value-type="date" office:date-value="2025-08-05" calcext:value-type="date">
            <text:p>Aug 5</text:p>
          </table:table-cell>
          <table:table-cell table:style-name="ce309"/>
          <table:table-cell table:style-name="ce784" office:value-type="string" calcext:value-type="string">
            <text:p>Works under Tamur ba mainly, has spent a fair amount of days up stream with Tshavis and Taramandin, is aware that they fuck in the bushes but just doesn't care, has gone to Falfela's family and made some faux pas without realizing, was about to go north with Falfela's household but this was thwarted by meeting an ill fated couple Somewhat enjoys Wakha's festivities but doesn't like the constant touchiness of people. Would rather have his bubble but just accepts proximity since it's the way people are. Tends to be sickly easily. As the travels by horse was not the best health wise, the racecourse amount of people coupled with the rain and subsequent bath is making him pretty sick. He goes to the fire by the chatting decks which is relatively close to Falfela's, and meets some strangers who offers him alcoholic drinks and some mild psychoactive mushrooms, which makes him feel more attuned to the place especially with the vivid hallucination he gets of Kermell's chariot in the sky. He gets noticed by Taramandin and Wanska (when they are leaving Igla Danea to go to the fire as well) him being under the influence and they fear he might be hurt or in a dangerous mindset especially considering how he's wearing a Vonun that is not at all his usual clothing, and he definitely has difficulty explaining why that's the case. He is not amused to realize that we are not the 2 till, but the last till Wakha, meaning the massive work that is supposed to happen will be while he is sick.</text:p>
          </table:table-cell>
          <table:table-cell table:style-name="ce784" office:value-type="string" calcext:value-type="string">
            <text:p>Is annoyed that Taran took the first opportunity to be away from them to try mushrooms but understands one has to try, mainly is afraid for how he is going to look at in front of Tamur Ba</text:p>
          </table:table-cell>
          <table:table-cell table:style-name="Footnote" office:value-type="string" calcext:value-type="string">
            <text:p>Misses her house, does not really like the forced calm of the family villa.</text:p>
          </table:table-cell>
          <table:table-cell table:style-name="Footnote" office:value-type="string" calcext:value-type="string">
            <text:p>Kafisa did not go to the racetracks, but stayed home to take care and play the Tales of Cup with Lagris</text:p>
          </table:table-cell>
          <table:table-cell table:style-name="Footnote" office:value-type="string" calcext:value-type="string">
            <text:p>Spent time with Stimur after the races and sees Taran under the influence but doesn't really care at the moment since it seemed to be a small amount</text:p>
          </table:table-cell>
          <table:table-cell table:style-name="ce784" office:value-type="string" calcext:value-type="string">
            <text:p>Spent the night with Bashledhaw, returned the next day after getting some rabbit after arguing with the vendor that he'll pay after Wakha. </text:p>
          </table:table-cell>
          <table:table-cell table:number-columns-repeated="15"/>
          <table:table-cell table:style-name="Footnote"/>
          <table:table-cell table:number-columns-repeated="16358"/>
        </table:table-row>
        <table:table-row table:style-name="ro16">
          <table:table-cell table:style-name="ce775" office:value-type="string" calcext:value-type="string">
            <text:p>LDlnyg</text:p>
          </table:table-cell>
          <table:table-cell table:style-name="Footnote" office:value-type="string" calcext:value-type="string">
            <text:p>Wakha</text:p>
          </table:table-cell>
          <table:table-cell table:style-name="ce786" table:formula="of:=[.C145]+1" office:value-type="date" office:date-value="2025-08-06" calcext:value-type="date">
            <text:p>Aug 6</text:p>
          </table:table-cell>
          <table:table-cell table:style-name="ce309"/>
          <table:table-cell table:style-name="ce784"/>
          <table:table-cell table:style-name="Footnote" table:number-columns-repeated="2"/>
          <table:table-cell table:style-name="Footnote" office:value-type="string" calcext:value-type="string">
            <text:p>Stressed by seeing Taran Innabeeyi, gives him some time to deal with the hallucinations but in the absence of Falfela will give him a clear conversation once he is back to normal.</text:p>
          </table:table-cell>
          <table:table-cell table:style-name="Footnote" table:number-columns-repeated="2"/>
          <table:table-cell table:number-columns-repeated="15"/>
          <table:table-cell table:style-name="Footnote"/>
          <table:table-cell table:number-columns-repeated="16358"/>
        </table:table-row>
        <table:table-row table:style-name="ro17">
          <table:table-cell table:style-name="ce776" office:value-type="string" calcext:value-type="string">
            <text:p>01Lllx LDygyy</text:p>
          </table:table-cell>
          <table:table-cell table:style-name="Footnote" office:value-type="string" calcext:value-type="string">
            <text:p>Nenarla Ganshni</text:p>
          </table:table-cell>
          <table:table-cell table:style-name="ce785" table:formula="of:=[.C146]+1" office:value-type="date" office:date-value="2025-08-07" calcext:value-type="date">
            <text:p>Aug 7</text:p>
          </table:table-cell>
          <table:table-cell table:style-name="ce309"/>
          <table:table-cell table:style-name="ce784"/>
          <table:table-cell table:style-name="ce784" office:value-type="string" calcext:value-type="string">
            <text:p>Is content with how Taran managed the trip which was probably not that strong in the end.</text:p>
          </table:table-cell>
          <table:table-cell table:style-name="Footnote" office:value-type="string" calcext:value-type="string">
            <text:p>After Wakha came and went, knows the town will still be full of people, and since most of the reaping is completed here, is doing her way back. Had to stop a few times along the way due to back pain and carrying fruits and vegetables for the house, and arrives in the middle of the night, making more noise than she'd like Informed by Kafisa of Taran's behaviour Is not pleased with his experience seeking, but because Kafisa clearly explain she already scolded him, won't mention it to him. She plans however to say to him if she does hear of anything related to consumption "Yadhukhawets ney Pae BageekhFise kappashoy Pevaku Gande. Gevlukhawnipya, Kavlek'khawnipya, Khuyalkhawnipya. Gevvlayits heannu." </text:p>
          </table:table-cell>
          <table:table-cell table:style-name="Footnote"/>
          <table:table-cell table:style-name="Footnote" office:value-type="string" calcext:value-type="string">
            <text:p>Enjoying the different machines being used for the farming</text:p>
          </table:table-cell>
          <table:table-cell table:style-name="ce784" office:value-type="string" calcext:value-type="string">
            <text:p>Will be scolded by Falfela for having gone to get rabbit under her name instead of giving something in return, whatever it could have been</text:p>
          </table:table-cell>
          <table:table-cell table:number-columns-repeated="15"/>
          <table:table-cell table:style-name="Footnote"/>
          <table:table-cell table:number-columns-repeated="16358"/>
        </table:table-row>
        <table:table-row table:style-name="ro18">
          <table:table-cell table:style-name="ce777" office:value-type="string" calcext:value-type="string">
            <text:p>21Ln LDygyy</text:p>
          </table:table-cell>
          <table:table-cell table:style-name="Footnote" office:value-type="string" calcext:value-type="string">
            <text:p>Biinnelen Ganshni</text:p>
          </table:table-cell>
          <table:table-cell table:style-name="ce786" table:formula="of:=[.C147]+1" office:value-type="date" office:date-value="2025-08-08" calcext:value-type="date">
            <text:p>Aug 8</text:p>
          </table:table-cell>
          <table:table-cell table:style-name="ce309"/>
          <table:table-cell table:style-name="ce784" office:value-type="string" calcext:value-type="string">
            <text:p>Has worked intensely at the field, and sleeps early after a nice soup from Falfela upon her return. Wakes up at night and goes for a walk with an oil lamp. Sees the two campers in front of the place and notices the sewing but not much else. Goes for a swim at the river, then to the town square to listen to the boat clanking together. Wanska comes to sit with him and they talk about the small island south, until Inels tell them to move or to shut it by shoving each other's private in each other's mouth, something which makes Wanska mad, but Taran does not get at all.</text:p>
          </table:table-cell>
          <table:table-cell table:style-name="Footnote" table:number-columns-repeated="2"/>
          <table:table-cell table:style-name="Footnote" office:value-type="string" calcext:value-type="string">
            <text:p>Told it as it is to Falfela when she returned at night of Taran's experience, and made it clear she already scolded him.</text:p>
          </table:table-cell>
          <table:table-cell table:style-name="Footnote"/>
          <table:table-cell table:style-name="Footnote" office:value-type="string" calcext:value-type="string">
            <text:p>Absolutely Forgot about it too. especially after spending time at the field and disappearing for shorter than usual, especially since Tamurab has been looking at him with more "live your life, mate" vibe than the previous angers from looking for him, which makes him wants to work more because it feels off. [Might realize Tamur saw him with Bashledhaw]</text:p>
          </table:table-cell>
          <table:table-cell table:number-columns-repeated="15"/>
          <table:table-cell table:style-name="Footnote"/>
          <table:table-cell table:number-columns-repeated="16358"/>
        </table:table-row>
        <table:table-row table:style-name="ro19">
          <table:table-cell table:style-name="ce777" office:value-type="string" calcext:value-type="string">
            <text:p>31Ln LDygyy</text:p>
          </table:table-cell>
          <table:table-cell table:style-name="Footnote" office:value-type="string" calcext:value-type="string">
            <text:p>Lennelen Ganshni</text:p>
          </table:table-cell>
          <table:table-cell table:style-name="ce786" table:formula="of:=[.C148]+1" office:value-type="date" office:date-value="2025-08-09" calcext:value-type="date">
            <text:p>Aug 9</text:p>
          </table:table-cell>
          <table:table-cell table:style-name="ce309" office:value-type="string" calcext:value-type="string">
            <text:p>&amp;4</text:p>
          </table:table-cell>
          <table:table-cell table:style-name="ce784" office:value-type="string" calcext:value-type="string">
            <text:p>Goes to work the next day, but Tamur not being here and direction not being clear, leaves as others did to go swim in the river.</text:p>
          </table:table-cell>
          <table:table-cell table:style-name="ce784" office:value-type="string" calcext:value-type="string">
            <text:p>Works at the field in the afternoon, after tending to the stables in the morning and going to the temple midday. After tending to the stables, sees the field pretty empty so instead goes to the chatting decks where he sees Kalgeagris' presentation. Speaks with him a bit after.</text:p>
          </table:table-cell>
          <table:table-cell table:style-name="Footnote" office:value-type="string" calcext:value-type="string">
            <text:p>Gets angry at Mandin for using her name to get rabbit during her absence instead of just paying for it somehow after being stopped by the vendor on the second day of her return. She leaves the house the next morning to get foods and sharpening tools, only to be heckled by one of the vendors from an unpaid thing of one of the Falfelides. She is pissed as image is absolutely important for her. Not having liquid funds after spending, gives a clay stamp with another vendor as this one does not do credit, in order for the order vendor to provide funds and who will take it at the banks in due time. An ordeal that she absolutely hates. Is pretty happy when Mandin returns early so she shares a piece of her mind, and is content with him wanting to do laundry chores, and intend on giving that to him for a few weeks.</text:p>
          </table:table-cell>
          <table:table-cell table:style-name="Footnote" office:value-type="string" calcext:value-type="string">
            <text:p>Somewhat regrets having said it but prefers to keep truth truth, having lost friends to lie before</text:p>
          </table:table-cell>
          <table:table-cell table:style-name="Footnote" office:value-type="string" calcext:value-type="string">
            <text:p>Speaks with Stimur about the different machines of the field and learns of distant kettle work. Has accumulated a fair bit of funds that is unknown to most due to “interdomestic prowess”, and decides to make a request at the foundry for specifics that they can't yet because of ore control Gets pretty annoyed as he has the funds and there is resources, but the restrictions make his ideas idle, and now there is at least one person aware of how much cash he has. Continues working on the field, a bit more sombre than usual, though the heat and absence of Tamurba makes it that many just don't complete the work of the day and instead go to the river to swim and chat </text:p>
          </table:table-cell>
          <table:table-cell table:style-name="ce784" office:value-type="string" calcext:value-type="string">
            <text:p>Mandin, not seeing Tamur much on the hottest day, decides to return home early and finds a pretty pissed Falfela due to having been in trouble for not paying for rabbit in advance. He's very sorry but that doesn't cut it, so he says he will do laundry, which she's pretty happy he will do. On the way, sees Bashledhaw wanting to show a piece of cloth and he's just not having it especially with the amount of clothes he has to go wash, so doesn't really pay much attention before leaving for the Kilisempa</text:p>
          </table:table-cell>
          <table:table-cell table:number-columns-repeated="15"/>
          <table:table-cell table:style-name="ce784"/>
          <table:table-cell table:number-columns-repeated="16358"/>
        </table:table-row>
        <table:table-row table:style-name="ro20">
          <table:table-cell table:style-name="ce777" office:value-type="string" calcext:value-type="string">
            <text:p>41Ln LDygyy</text:p>
          </table:table-cell>
          <table:table-cell table:style-name="Footnote" office:value-type="string" calcext:value-type="string">
            <text:p>Guunnelen Ganshni</text:p>
          </table:table-cell>
          <table:table-cell table:style-name="ce786" table:formula="of:=[.C149]+1" office:value-type="date" office:date-value="2025-08-10" calcext:value-type="date">
            <text:p>Aug 10</text:p>
          </table:table-cell>
          <table:table-cell table:style-name="ce309"/>
          <table:table-cell table:style-name="ce784"/>
          <table:table-cell table:style-name="Footnote" table:number-columns-repeated="2"/>
          <table:table-cell table:style-name="Footnote" office:value-type="string" calcext:value-type="string">
            <text:p>Works on the field, but with Tamurba being missing, decides to go around and catches him with Uffel, which she finds absolutely hilarious. Goes on roofs again like when Talaashen was at sea, and throws bread and seeds for birds to pick.</text:p>
          </table:table-cell>
          <table:table-cell table:style-name="Footnote" table:number-columns-repeated="2"/>
          <table:table-cell table:number-columns-repeated="15"/>
          <table:table-cell table:style-name="ce784"/>
          <table:table-cell table:number-columns-repeated="16358"/>
        </table:table-row>
        <table:table-row table:style-name="ro8">
          <table:table-cell table:style-name="ce777" office:value-type="string" calcext:value-type="string">
            <text:p>51Ln LDygyy</text:p>
          </table:table-cell>
          <table:table-cell table:style-name="Footnote" office:value-type="string" calcext:value-type="string">
            <text:p>BiNiineren Ganshni</text:p>
          </table:table-cell>
          <table:table-cell table:style-name="ce786" table:formula="of:=[.C150]+1" office:value-type="date" office:date-value="2025-08-11" calcext:value-type="date">
            <text:p>Aug 11</text:p>
          </table:table-cell>
          <table:table-cell table:style-name="ce309"/>
          <table:table-cell table:style-name="ce784"/>
          <table:table-cell table:style-name="Footnote" table:number-columns-repeated="5"/>
          <table:table-cell table:number-columns-repeated="15"/>
          <table:table-cell table:style-name="ce784"/>
          <table:table-cell table:number-columns-repeated="16358"/>
        </table:table-row>
        <table:table-row table:style-name="ro9">
          <table:table-cell table:style-name="ce776" office:value-type="string" calcext:value-type="string">
            <text:p>02Lllx LDygyy</text:p>
          </table:table-cell>
          <table:table-cell table:style-name="Footnote" office:value-type="string" calcext:value-type="string">
            <text:p>Doolarla Ganshni</text:p>
          </table:table-cell>
          <table:table-cell table:style-name="ce786" table:formula="of:=[.C151]+1" office:value-type="date" office:date-value="2025-08-12" calcext:value-type="date">
            <text:p>Aug 12</text:p>
          </table:table-cell>
          <table:table-cell table:style-name="ce309"/>
          <table:table-cell table:style-name="ce784"/>
          <table:table-cell table:style-name="Footnote" table:number-columns-repeated="5"/>
          <table:table-cell table:number-columns-repeated="15"/>
          <table:table-cell table:style-name="ce784"/>
          <table:table-cell table:number-columns-repeated="16358"/>
        </table:table-row>
        <table:table-row table:style-name="ro21">
          <table:table-cell table:style-name="ce777" office:value-type="string" calcext:value-type="string">
            <text:p>22Ln LDygyy</text:p>
          </table:table-cell>
          <table:table-cell table:style-name="ce784" office:value-type="string" calcext:value-type="string">
            <text:p>BiDoolen Ganshni</text:p>
          </table:table-cell>
          <table:table-cell table:style-name="ce785" table:formula="of:=[.C152]+1" office:value-type="date" office:date-value="2025-08-13" calcext:value-type="date">
            <text:p>Aug 13</text:p>
          </table:table-cell>
          <table:table-cell table:style-name="ce309"/>
          <table:table-cell table:style-name="ce784" office:value-type="string" calcext:value-type="string">
            <text:p>Is absolutely burnt by the sun and the heat and misses a lot of the drama that unfolds</text:p>
          </table:table-cell>
          <table:table-cell table:style-name="ce784" office:value-type="string" calcext:value-type="string">
            <text:p>Notices the Khattom's changes and provide some thoughts on the colouring schemes to get paint for. Spends time at the temple in an altered state and sees friction coming, explains some of it to the narrator who is just overheating.</text:p>
          </table:table-cell>
          <table:table-cell table:style-name="ce784" office:value-type="string" calcext:value-type="string">
            <text:p>Is interested in Inels work at the Khattom to make it moon themed and help by providing incenses. Receives the visit of one of Inyafee's natti that explains the situation upstream and honestly does not know what to do</text:p>
          </table:table-cell>
          <table:table-cell table:style-name="ce784" office:value-type="string" calcext:value-type="string">
            <text:p>Has been hunting boar, birds, and other meats. Is happy to hear from Inyafee's Natti of Talaashen's whereabouts and dignity, but is a bit afraid of what it will mean for her</text:p>
          </table:table-cell>
          <table:table-cell table:style-name="ce784" office:value-type="string" calcext:value-type="string">
            <text:p>After returning to the foundry, finds out they are pissed about more requests and will do the kettle for a bigger price, for which Tamur La obliges.</text:p>
          </table:table-cell>
          <table:table-cell table:style-name="ce784" office:value-type="string" calcext:value-type="string">
            <text:p>Helps on the field when many are not, and spend time with Bashledhaw and realizes how powerful the flag looks. Regrets his behaviour of the other day and gives the idea there should be many of them in the town.</text:p>
          </table:table-cell>
          <table:table-cell table:number-columns-repeated="15"/>
          <table:table-cell table:style-name="Footnote"/>
          <table:table-cell table:number-columns-repeated="16358"/>
        </table:table-row>
        <table:table-row table:style-name="ro16">
          <table:table-cell table:style-name="ce777" office:value-type="string" calcext:value-type="string">
            <text:p>32Ln LDygyy</text:p>
          </table:table-cell>
          <table:table-cell table:style-name="Footnote" office:value-type="string" calcext:value-type="string">
            <text:p>LeDoolen Ganshni</text:p>
          </table:table-cell>
          <table:table-cell table:style-name="ce786" table:formula="of:=[.C153]+1" office:value-type="date" office:date-value="2025-08-14" calcext:value-type="date">
            <text:p>Aug 14</text:p>
          </table:table-cell>
          <table:table-cell table:style-name="ce309"/>
          <table:table-cell table:style-name="ce784" office:value-type="string" calcext:value-type="string">
            <text:p>Went to the Khattom after the flag is being unveiled everywhere</text:p>
          </table:table-cell>
          <table:table-cell table:style-name="Footnote" office:value-type="string" calcext:value-type="string">
            <text:p>Goes with Falfela to help prevent fire damage to the farm house but loses his shit along the way due to weird visions and runs back to the town, which startles the others but oh well.</text:p>
          </table:table-cell>
          <table:table-cell table:style-name="Footnote" office:value-type="string" calcext:value-type="string">
            <text:p>Goes with Kafisa, Reyon, and the Natti to the family house to help prevent the fire</text:p>
          </table:table-cell>
          <table:table-cell table:style-name="Footnote" office:value-type="string" calcext:value-type="string">
            <text:p>Goes with Falfela to protect her family house and farm</text:p>
          </table:table-cell>
          <table:table-cell table:style-name="Footnote" office:value-type="string" calcext:value-type="string">
            <text:p>Learns of Mandin's Bash being the one responsible for the flag and finds it hilarious because of how, for him, it looks like a butthole, which grants him a few kicks when he says it to Mandin</text:p>
          </table:table-cell>
          <table:table-cell table:style-name="Footnote" office:value-type="string" calcext:value-type="string">
            <text:p>Tries to conceal knowing of the flag when Kuyageba visits every house, is scared for Bashledhaw and him and Tamur go looking for him</text:p>
          </table:table-cell>
          <table:table-cell table:number-columns-repeated="15"/>
          <table:table-cell table:style-name="Footnote"/>
          <table:table-cell table:number-columns-repeated="16358"/>
        </table:table-row>
        <table:table-row table:style-name="ro22">
          <table:table-cell table:style-name="ce777" office:value-type="string" calcext:value-type="string">
            <text:p>42Ln LDygyy</text:p>
          </table:table-cell>
          <table:table-cell table:style-name="Footnote" office:value-type="string" calcext:value-type="string">
            <text:p>KuuDoolen Ganshni</text:p>
          </table:table-cell>
          <table:table-cell table:style-name="ce785" table:formula="of:=[.C154]+1" office:value-type="date" office:date-value="2025-08-15" calcext:value-type="date">
            <text:p>Aug 15</text:p>
          </table:table-cell>
          <table:table-cell table:style-name="ce309" office:value-type="string" calcext:value-type="string">
            <text:p>&amp;6</text:p>
          </table:table-cell>
          <table:table-cell table:style-name="ce784" office:value-type="string" calcext:value-type="string">
            <text:p>Having gone home alone, expects time to read a scary bunny story from Stimur's press but get stopped by Reyon who come first bearing odd news and saying things are bound to be problematic, Taran gets annoyed by being left out and alone, Reyon scolds him, Taran gets flustered but understand a bit more what can happen</text:p>
          </table:table-cell>
          <table:table-cell table:style-name="ce784" office:value-type="string" calcext:value-type="string">
            <text:p>Reyon reaches the house before the rain starts and sees a somewhat annoyed Taran who was left by himself. Scolds him for not seeing the bigger picture at hand as he has had a pretty easy life so far with very little incursions from people at the helm, and that might be changing so he needs to actually pay attention. Gives him a bit more information about how the world works, especially since each are more at ease with each other's languages</text:p>
          </table:table-cell>
          <table:table-cell table:style-name="Footnote" office:value-type="string" calcext:value-type="string">
            <text:p>Falfela, Kafisa and the Natti reach destination The next day the fire is easily thwarted by the rain</text:p>
          </table:table-cell>
          <table:table-cell table:style-name="Footnote" table:number-columns-repeated="2"/>
          <table:table-cell table:style-name="Footnote" office:value-type="string" calcext:value-type="string">
            <text:p>Him and Tamur la finds Bashledhaw who is scared shitless and they stay with him until the rain starts and that is when they return home</text:p>
          </table:table-cell>
          <table:table-cell table:number-columns-repeated="15"/>
          <table:table-cell table:style-name="Footnote"/>
          <table:table-cell table:number-columns-repeated="16358"/>
        </table:table-row>
        <table:table-row table:style-name="ro23">
          <table:table-cell table:style-name="ce777" office:value-type="string" calcext:value-type="string">
            <text:p>52Ln LDygyy</text:p>
          </table:table-cell>
          <table:table-cell table:style-name="Footnote" office:value-type="string" calcext:value-type="string">
            <text:p>PaanDoolen Ganshni</text:p>
          </table:table-cell>
          <table:table-cell table:style-name="ce785" table:formula="of:=[.C155]+1" office:value-type="date" office:date-value="2025-08-16" calcext:value-type="date">
            <text:p>Aug 16</text:p>
          </table:table-cell>
          <table:table-cell table:style-name="ce309"/>
          <table:table-cell table:style-name="ce784"/>
          <table:table-cell table:style-name="Footnote" table:number-columns-repeated="4"/>
          <table:table-cell table:style-name="ce784" office:value-type="string" calcext:value-type="string">
            <text:p>Mandin works harder than before in order to help pay back Bash's due</text:p>
          </table:table-cell>
          <table:table-cell table:number-columns-repeated="15"/>
          <table:table-cell table:style-name="Footnote"/>
          <table:table-cell table:number-columns-repeated="16358"/>
        </table:table-row>
        <table:table-row table:style-name="ro24">
          <table:table-cell table:style-name="ce776" office:value-type="string" calcext:value-type="string">
            <text:p>03Lllx LDygyy</text:p>
          </table:table-cell>
          <table:table-cell table:style-name="Footnote" office:value-type="string" calcext:value-type="string">
            <text:p>Lellarla Ganshni</text:p>
          </table:table-cell>
          <table:table-cell table:style-name="ce785" table:formula="of:=[.C156]+1" office:value-type="date" office:date-value="2025-08-17" calcext:value-type="date">
            <text:p>Aug 17</text:p>
          </table:table-cell>
          <table:table-cell table:style-name="ce309"/>
          <table:table-cell table:style-name="ce784" office:value-type="string" calcext:value-type="string">
            <text:p>He sees the 2nd hearing, and understands some but not all. Things seem to return to normal after that, and he's been mainly working, noticing Mandin working more At the boar buffet, sees Tamur leave twice, with the second time coming back with a black eye which makes Tearan see red and try to run to whoever did this to Tamur who laughs it out until he gets a bit afraid as well as somewhat happy to know his giant friend would tackle anything who'd hurt him.</text:p>
          </table:table-cell>
          <table:table-cell table:style-name="ce784" office:value-type="string" calcext:value-type="string">
            <text:p>Listens to Tamur's ideas and non stop talks, and provides questions that make it easy for him to see more what's feasible. Reyon feels all powerful because he feels he can guide others to think differently. Speaks with Wanska about this, and she provides some more ways that life can succeed beyond one's own by showing returning themes that only happened after some lives.</text:p>
          </table:table-cell>
          <table:table-cell table:style-name="ce784" office:value-type="string" calcext:value-type="string">
            <text:p>When returning to the town, hears of what happened, discusses with those who were present at the 1st hearing, and understands the importance of the second hearing to set things in the right direction. She truly understands that Kuyageba's ways are what allowed the town to remain safe for as long as it has, and that if it were to falter, the other city states would swoop in.</text:p>
          </table:table-cell>
          <table:table-cell table:style-name="ce784" office:value-type="string" calcext:value-type="string">
            <text:p>When returning, sees the flag, and absolutely loves it. She wants to replicate it somewhat with Ko's from the slingshot in different nature spots She shows her skill set for hunting yet again this late summer and organizes a few hunting parties with sometimes Falfela present Has gone with Talaashen as this is how they met in the past, where somebody who has passed since then were showing Talaashen the ropes, but Kafisa took over when Talaashen ended up focusing of being a soldier</text:p>
          </table:table-cell>
          <table:table-cell table:style-name="ce784" office:value-type="string" calcext:value-type="string">
            <text:p>Is absolutely impressed by the works on the canal and the lock at the end of it. Sees there is a chance for his work to be recognized.</text:p>
            <text:p>Stimur comes to discuss with him about a potential stenograph machine at the feast from the hunt and pulls him away to have sex. Then later in the evening Layash goes and whine to Tamur about Mandin's lack of "responsibility" from the flag incident but also to have sex. But Tamur is impotent temporarily, which makes Layash so annoyed they punch Tamur in the eye, giving a black eye. Both regret the set of circumstances, and laugh it out</text:p>
            <text:p>Comes back to the buffet with a leave over his eye saying he slipped, but Tearan isn't having it and Tamur is in shock and awe with how quick his giant friend would come to his rescue</text:p>
          </table:table-cell>
          <table:table-cell table:style-name="ce784"/>
          <table:table-cell table:number-columns-repeated="15"/>
          <table:table-cell table:style-name="Footnote"/>
          <table:table-cell table:number-columns-repeated="16358"/>
        </table:table-row>
        <table:table-row table:style-name="ro8">
          <table:table-cell table:style-name="ce777" office:value-type="string" calcext:value-type="string">
            <text:p>23Ln LDygyy</text:p>
          </table:table-cell>
          <table:table-cell table:style-name="Footnote" office:value-type="string" calcext:value-type="string">
            <text:p>Biillaaren Ganshni</text:p>
          </table:table-cell>
          <table:table-cell table:style-name="ce786" table:formula="of:=[.C157]+1" office:value-type="date" office:date-value="2025-08-18" calcext:value-type="date">
            <text:p>Aug 18</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33Ln LDygyy</text:p>
          </table:table-cell>
          <table:table-cell table:style-name="Footnote" office:value-type="string" calcext:value-type="string">
            <text:p>Lilleeren Ganshni</text:p>
          </table:table-cell>
          <table:table-cell table:style-name="ce786" table:formula="of:=[.C158]+1" office:value-type="date" office:date-value="2025-08-19" calcext:value-type="date">
            <text:p>Aug 19</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43Ln LDygyy</text:p>
          </table:table-cell>
          <table:table-cell table:style-name="Footnote" office:value-type="string" calcext:value-type="string">
            <text:p>Guullaaren Ganshni</text:p>
          </table:table-cell>
          <table:table-cell table:style-name="ce786" table:formula="of:=[.C159]+1" office:value-type="date" office:date-value="2025-08-20" calcext:value-type="date">
            <text:p>Aug 20</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53Ln LDygyy</text:p>
          </table:table-cell>
          <table:table-cell table:style-name="Footnote" office:value-type="string" calcext:value-type="string">
            <text:p>Banaarlen Ganshni</text:p>
          </table:table-cell>
          <table:table-cell table:style-name="ce786" table:formula="of:=[.C160]+1" office:value-type="date" office:date-value="2025-08-21" calcext:value-type="date">
            <text:p>Aug 21</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ce776" office:value-type="string" calcext:value-type="string">
            <text:p>04Lllx LDygyy</text:p>
          </table:table-cell>
          <table:table-cell table:style-name="Footnote" office:value-type="string" calcext:value-type="string">
            <text:p>Goolarla Ganshni</text:p>
          </table:table-cell>
          <table:table-cell table:style-name="ce786" table:formula="of:=[.C161]+1" office:value-type="date" office:date-value="2025-08-22" calcext:value-type="date">
            <text:p>Aug 22</text:p>
          </table:table-cell>
          <table:table-cell table:style-name="ce309" office:value-type="string" calcext:value-type="string">
            <text:p>&amp;0</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24Ln LDygyy</text:p>
          </table:table-cell>
          <table:table-cell table:style-name="Footnote" office:value-type="string" calcext:value-type="string">
            <text:p>BiRuulen Ganshni</text:p>
          </table:table-cell>
          <table:table-cell table:style-name="ce786" table:formula="of:=[.C162]+1" office:value-type="date" office:date-value="2025-08-23" calcext:value-type="date">
            <text:p>Aug 23</text:p>
          </table:table-cell>
          <table:table-cell table:style-name="ce309"/>
          <table:table-cell table:style-name="ce784"/>
          <table:table-cell table:style-name="Footnote" table:number-columns-repeated="3"/>
          <table:table-cell table:style-name="ce784" table:number-columns-repeated="2"/>
          <table:table-cell table:number-columns-repeated="15"/>
          <table:table-cell table:style-name="ce784"/>
          <table:table-cell table:number-columns-repeated="16358"/>
        </table:table-row>
        <table:table-row table:style-name="ro8">
          <table:table-cell table:style-name="ce777" office:value-type="string" calcext:value-type="string">
            <text:p>34Ln LDygyy</text:p>
          </table:table-cell>
          <table:table-cell table:style-name="ce784" office:value-type="string" calcext:value-type="string">
            <text:p>LeRulen Ganshni</text:p>
          </table:table-cell>
          <table:table-cell table:style-name="ce785" table:formula="of:=[.C163]+1" office:value-type="date" office:date-value="2025-08-24" calcext:value-type="date">
            <text:p>Aug 24</text:p>
          </table:table-cell>
          <table:table-cell table:style-name="ce309"/>
          <table:table-cell table:style-name="ce784" table:number-columns-repeated="6"/>
          <table:table-cell table:number-columns-repeated="15"/>
          <table:table-cell table:style-name="ce784"/>
          <table:table-cell table:number-columns-repeated="16358"/>
        </table:table-row>
        <table:table-row table:style-name="ro25">
          <table:table-cell table:style-name="ce777" office:value-type="string" calcext:value-type="string">
            <text:p>44Ln LDygyy</text:p>
          </table:table-cell>
          <table:table-cell table:style-name="Footnote" office:value-type="string" calcext:value-type="string">
            <text:p>Kuruulen Ganshni</text:p>
          </table:table-cell>
          <table:table-cell table:style-name="ce785" table:formula="of:=[.C164]+1" office:value-type="date" office:date-value="2025-08-25" calcext:value-type="date">
            <text:p>Aug 25</text:p>
          </table:table-cell>
          <table:table-cell table:style-name="ce309"/>
          <table:table-cell table:style-name="ce784" office:value-type="string" calcext:value-type="string">
            <text:p>Makes a graffiti on the island which makes Reyon not happy</text:p>
          </table:table-cell>
          <table:table-cell table:style-name="Footnote" office:value-type="string" calcext:value-type="string">
            <text:p>Reyon was not happy with Tearan doing a graffiti saying “Jo was here 2025” [the year is prone to change I am not sure which year Joseph had his bloop but maybe it is best that I keep it current to our own timeline just 3000 years to the number ago]</text:p>
          </table:table-cell>
          <table:table-cell table:style-name="ce784" table:number-columns-repeated="4"/>
          <table:table-cell table:number-columns-repeated="15"/>
          <table:table-cell table:style-name="ce784"/>
          <table:table-cell table:number-columns-repeated="16358"/>
        </table:table-row>
        <table:table-row table:style-name="ro8">
          <table:table-cell table:style-name="ce777" office:value-type="string" calcext:value-type="string">
            <text:p>54Ln LDygyy</text:p>
          </table:table-cell>
          <table:table-cell table:style-name="Footnote" office:value-type="string" calcext:value-type="string">
            <text:p>Banoorlen Ganshni</text:p>
          </table:table-cell>
          <table:table-cell table:style-name="ce786" table:formula="of:=[.C165]+1" office:value-type="date" office:date-value="2025-08-26" calcext:value-type="date">
            <text:p>Aug 26</text:p>
          </table:table-cell>
          <table:table-cell table:style-name="ce309"/>
          <table:table-cell table:style-name="ce784"/>
          <table:table-cell table:style-name="Footnote" table:number-columns-repeated="5"/>
          <table:table-cell table:number-columns-repeated="15"/>
          <table:table-cell table:style-name="ce784"/>
          <table:table-cell table:number-columns-repeated="16358"/>
        </table:table-row>
        <table:table-row table:style-name="ro9">
          <table:table-cell table:style-name="ce776" office:value-type="string" calcext:value-type="string">
            <text:p>05Lllx LDygyy</text:p>
          </table:table-cell>
          <table:table-cell table:style-name="ce784" office:value-type="string" calcext:value-type="string">
            <text:p>Bammarla Ganshni</text:p>
          </table:table-cell>
          <table:table-cell table:style-name="ce785" table:formula="of:=[.C166]+1" office:value-type="date" office:date-value="2025-08-27" calcext:value-type="date">
            <text:p>Aug 27</text:p>
          </table:table-cell>
          <table:table-cell table:style-name="ce309"/>
          <table:table-cell table:style-name="ce784"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25Ln LDygyy</text:p>
          </table:table-cell>
          <table:table-cell table:style-name="Footnote" office:value-type="string" calcext:value-type="string">
            <text:p>BiiVaameng Ganshni</text:p>
          </table:table-cell>
          <table:table-cell table:style-name="ce785" table:formula="of:=[.C167]+1" office:value-type="date" office:date-value="2025-08-28" calcext:value-type="date">
            <text:p>Aug 28</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35Ln LDygyy</text:p>
          </table:table-cell>
          <table:table-cell table:style-name="Footnote" office:value-type="string" calcext:value-type="string">
            <text:p>LeVaameng Ganshni</text:p>
          </table:table-cell>
          <table:table-cell table:style-name="ce785" table:formula="of:=[.C168]+1" office:value-type="date" office:date-value="2025-08-29" calcext:value-type="date">
            <text:p>Aug 29</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45Ln LDygyy</text:p>
          </table:table-cell>
          <table:table-cell table:style-name="Footnote" office:value-type="string" calcext:value-type="string">
            <text:p>KuVaameng Ganshni</text:p>
          </table:table-cell>
          <table:table-cell table:style-name="ce785" table:formula="of:=[.C169]+1" office:value-type="date" office:date-value="2025-08-30" calcext:value-type="date">
            <text:p>Aug 30</text:p>
          </table:table-cell>
          <table:table-cell table:style-name="ce309" office:value-type="string" calcext:value-type="string">
            <text:p>&amp;2</text:p>
          </table:table-cell>
          <table:table-cell table:style-name="ce784"/>
          <table:table-cell table:style-name="Footnote"/>
          <table:table-cell table:style-name="ce784"/>
          <table:table-cell table:style-name="Footnote" table:number-columns-repeated="3"/>
          <table:table-cell table:number-columns-repeated="15"/>
          <table:table-cell table:style-name="Footnote"/>
          <table:table-cell table:number-columns-repeated="16358"/>
        </table:table-row>
        <table:table-row table:style-name="ro8">
          <table:table-cell table:style-name="ce777" office:value-type="string" calcext:value-type="string">
            <text:p>55Ln LDygyy</text:p>
          </table:table-cell>
          <table:table-cell table:style-name="ce784" office:value-type="string" calcext:value-type="string">
            <text:p>FaVaameng Ganshni</text:p>
          </table:table-cell>
          <table:table-cell table:style-name="ce785" table:formula="of:=[.C170]+1" office:value-type="date" office:date-value="2025-08-31" calcext:value-type="date">
            <text:p>Aug 31</text:p>
          </table:table-cell>
          <table:table-cell table:style-name="ce309"/>
          <table:table-cell table:style-name="ce784" table:number-columns-repeated="6"/>
          <table:table-cell table:number-columns-repeated="15"/>
          <table:table-cell table:style-name="Footnote"/>
          <table:table-cell table:number-columns-repeated="16358"/>
        </table:table-row>
        <table:table-row table:style-name="ro9">
          <table:table-cell table:style-name="ce776" office:value-type="string" calcext:value-type="string">
            <text:p>06Lllx LDygyy</text:p>
          </table:table-cell>
          <table:table-cell table:style-name="Footnote" office:value-type="string" calcext:value-type="string">
            <text:p>Duulelarla Ganshni</text:p>
          </table:table-cell>
          <table:table-cell table:style-name="ce785" table:formula="of:=[.C171]+1" office:value-type="date" office:date-value="2025-09-01" calcext:value-type="date">
            <text:p>Sep 1</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26Ln LDygyy</text:p>
          </table:table-cell>
          <table:table-cell table:style-name="Footnote" office:value-type="string" calcext:value-type="string">
            <text:p>BiiDuleren Ganshni</text:p>
          </table:table-cell>
          <table:table-cell table:style-name="ce786" table:formula="of:=[.C172]+1" office:value-type="date" office:date-value="2025-09-02" calcext:value-type="date">
            <text:p>Sep 2</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36Ln LDygyy</text:p>
          </table:table-cell>
          <table:table-cell table:style-name="Footnote" office:value-type="string" calcext:value-type="string">
            <text:p>LeDuleren Ganshni</text:p>
          </table:table-cell>
          <table:table-cell table:style-name="ce786" table:formula="of:=[.C173]+1" office:value-type="date" office:date-value="2025-09-03" calcext:value-type="date">
            <text:p>Sep 3</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46Ln LDygyy</text:p>
          </table:table-cell>
          <table:table-cell table:style-name="Footnote" office:value-type="string" calcext:value-type="string">
            <text:p>KuDuuleren Ganshni</text:p>
          </table:table-cell>
          <table:table-cell table:style-name="ce786" table:formula="of:=[.C174]+1" office:value-type="date" office:date-value="2025-09-04" calcext:value-type="date">
            <text:p>Sep 4</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56Ln LDygyy</text:p>
          </table:table-cell>
          <table:table-cell table:style-name="Footnote" office:value-type="string" calcext:value-type="string">
            <text:p>PaDuleren Ganshni</text:p>
          </table:table-cell>
          <table:table-cell table:style-name="ce786" table:formula="of:=[.C175]+1" office:value-type="date" office:date-value="2025-09-05" calcext:value-type="date">
            <text:p>Sep 5</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ce776" office:value-type="string" calcext:value-type="string">
            <text:p>07Lllx LDygyy</text:p>
          </table:table-cell>
          <table:table-cell table:style-name="Footnote" office:value-type="string" calcext:value-type="string">
            <text:p>Niraarla Ganshni</text:p>
          </table:table-cell>
          <table:table-cell table:style-name="ce786" table:formula="of:=[.C176]+1" office:value-type="date" office:date-value="2025-09-06" calcext:value-type="date">
            <text:p>Sep 6</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27Ln LDygyy</text:p>
          </table:table-cell>
          <table:table-cell table:style-name="Footnote" office:value-type="string" calcext:value-type="string">
            <text:p>BiiNirlen Ganshni</text:p>
          </table:table-cell>
          <table:table-cell table:style-name="ce786" table:formula="of:=[.C177]+1" office:value-type="date" office:date-value="2025-09-07" calcext:value-type="date">
            <text:p>Sep 7</text:p>
          </table:table-cell>
          <table:table-cell table:style-name="ce309" office:value-type="string" calcext:value-type="string">
            <text:p>&amp;4</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25">
          <table:table-cell table:style-name="ce777" office:value-type="string" calcext:value-type="string">
            <text:p>37Ln LDygyy</text:p>
          </table:table-cell>
          <table:table-cell table:style-name="Footnote" office:value-type="string" calcext:value-type="string">
            <text:p>NeGuulen Ganshni</text:p>
          </table:table-cell>
          <table:table-cell table:style-name="ce786" table:formula="of:=[.C178]+1" office:value-type="date" office:date-value="2025-09-08" calcext:value-type="date">
            <text:p>Sep 8</text:p>
          </table:table-cell>
          <table:table-cell table:style-name="ce309"/>
          <table:table-cell table:style-name="ce784"/>
          <table:table-cell table:style-name="Footnote" table:number-columns-repeated="3"/>
          <table:table-cell table:style-name="ce784" office:value-type="string" calcext:value-type="string">
            <text:p>So Tamur’s main jobs are farming when things are ready, brick laying for houses whenever there is a need for extra labour, and he also commonly close to the Khattom during seasons where there is more people present in order to make extra gold.</text:p>
          </table:table-cell>
          <table:table-cell table:style-name="ce784"/>
          <table:table-cell table:number-columns-repeated="15"/>
          <table:table-cell table:style-name="Footnote"/>
          <table:table-cell table:number-columns-repeated="16358"/>
        </table:table-row>
        <table:table-row table:style-name="ro8">
          <table:table-cell table:style-name="ce777" office:value-type="string" calcext:value-type="string">
            <text:p>47Ln LDygyy</text:p>
          </table:table-cell>
          <table:table-cell table:style-name="Footnote" office:value-type="string" calcext:value-type="string">
            <text:p>KuuNirlen Ganshni</text:p>
          </table:table-cell>
          <table:table-cell table:style-name="ce786" table:formula="of:=[.C179]+1" office:value-type="date" office:date-value="2025-09-09" calcext:value-type="date">
            <text:p>Sep 9</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57Ln LDygyy</text:p>
          </table:table-cell>
          <table:table-cell table:style-name="Footnote" office:value-type="string" calcext:value-type="string">
            <text:p>Nebellen Ganshni</text:p>
          </table:table-cell>
          <table:table-cell table:style-name="ce786" table:formula="of:=[.C180]+1" office:value-type="date" office:date-value="2025-09-10" calcext:value-type="date">
            <text:p>Sep 10</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ce776" office:value-type="string" calcext:value-type="string">
            <text:p>00Lllx LDygyy</text:p>
          </table:table-cell>
          <table:table-cell table:style-name="Footnote" office:value-type="string" calcext:value-type="string">
            <text:p>Baarella Ganshni</text:p>
          </table:table-cell>
          <table:table-cell table:style-name="ce786" table:formula="of:=[.C181]+1" office:value-type="date" office:date-value="2025-09-11" calcext:value-type="date">
            <text:p>Sep 11</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20Ln LDygyy</text:p>
          </table:table-cell>
          <table:table-cell table:style-name="Footnote" office:value-type="string" calcext:value-type="string">
            <text:p>BiGiilen Ganshni</text:p>
          </table:table-cell>
          <table:table-cell table:style-name="ce786" table:formula="of:=[.C182]+1" office:value-type="date" office:date-value="2025-09-12" calcext:value-type="date">
            <text:p>Sep 12</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30Ln LDygyy</text:p>
          </table:table-cell>
          <table:table-cell table:style-name="Footnote" office:value-type="string" calcext:value-type="string">
            <text:p>LeLiilen Ganshni</text:p>
          </table:table-cell>
          <table:table-cell table:style-name="ce786" table:formula="of:=[.C183]+1" office:value-type="date" office:date-value="2025-09-13" calcext:value-type="date">
            <text:p>Sep 13</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40Ln LDygyy</text:p>
          </table:table-cell>
          <table:table-cell table:style-name="Footnote" office:value-type="string" calcext:value-type="string">
            <text:p>Guuwiilen Ganshni</text:p>
          </table:table-cell>
          <table:table-cell table:style-name="ce786" table:formula="of:=[.C184]+1" office:value-type="date" office:date-value="2025-09-14" calcext:value-type="date">
            <text:p>Sep 14</text:p>
          </table:table-cell>
          <table:table-cell table:style-name="ce309" office:value-type="string" calcext:value-type="string">
            <text:p>&amp;6</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50Ln LDygyy</text:p>
          </table:table-cell>
          <table:table-cell table:style-name="Footnote" office:value-type="string" calcext:value-type="string">
            <text:p>BaNiilen Ganshni</text:p>
          </table:table-cell>
          <table:table-cell table:style-name="ce786" table:formula="of:=[.C185]+1" office:value-type="date" office:date-value="2025-09-15" calcext:value-type="date">
            <text:p>Sep 15</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LN06Yy LDygyy</text:p>
          </table:table-cell>
          <table:table-cell table:style-name="Footnote" office:value-type="string" calcext:value-type="string">
            <text:p>Lenduley Ganshni</text:p>
          </table:table-cell>
          <table:table-cell table:style-name="ce786" table:formula="of:=[.C186]+1" office:value-type="date" office:date-value="2025-09-16" calcext:value-type="date">
            <text:p>Sep 16</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LN05Yy LDygyy</text:p>
          </table:table-cell>
          <table:table-cell table:style-name="Footnote" office:value-type="string" calcext:value-type="string">
            <text:p>Lembami Ganshni</text:p>
          </table:table-cell>
          <table:table-cell table:style-name="ce786" table:formula="of:=[.C187]+1" office:value-type="date" office:date-value="2025-09-17" calcext:value-type="date">
            <text:p>Sep 17</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LN04Yy LDygyy</text:p>
          </table:table-cell>
          <table:table-cell table:style-name="Footnote" office:value-type="string" calcext:value-type="string">
            <text:p>Lenko’i Ganshni</text:p>
          </table:table-cell>
          <table:table-cell table:style-name="ce786" table:formula="of:=[.C188]+1" office:value-type="date" office:date-value="2025-09-18" calcext:value-type="date">
            <text:p>Sep 18</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LN03Yy LDygyy</text:p>
          </table:table-cell>
          <table:table-cell table:style-name="Footnote" office:value-type="string" calcext:value-type="string">
            <text:p>Lenleli Ganshni</text:p>
          </table:table-cell>
          <table:table-cell table:style-name="ce786" table:formula="of:=[.C189]+1" office:value-type="date" office:date-value="2025-09-19" calcext:value-type="date">
            <text:p>Sep 19</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LN02Yy LDygyy</text:p>
          </table:table-cell>
          <table:table-cell table:style-name="Footnote" office:value-type="string" calcext:value-type="string">
            <text:p>Lendoli Ganshni</text:p>
          </table:table-cell>
          <table:table-cell table:style-name="ce786" table:formula="of:=[.C190]+1" office:value-type="date" office:date-value="2025-09-20" calcext:value-type="date">
            <text:p>Sep 20</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00LNyy LDygyy</text:p>
          </table:table-cell>
          <table:table-cell table:style-name="Footnote" office:value-type="string" calcext:value-type="string">
            <text:p>Baringi Ganshni</text:p>
          </table:table-cell>
          <table:table-cell table:style-name="ce786" table:formula="of:=[.C191]+1" office:value-type="date" office:date-value="2025-09-21" calcext:value-type="date">
            <text:p>Sep 21</text:p>
          </table:table-cell>
          <table:table-cell table:style-name="ce309" office:value-type="string" calcext:value-type="string">
            <text:p>&amp;0</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10">
          <table:table-cell table:style-name="Accent_20_3" office:value-type="string" calcext:value-type="string">
            <text:p>LDgwyx</text:p>
          </table:table-cell>
          <table:table-cell table:style-name="Footnote" office:value-type="string" calcext:value-type="string">
            <text:p>Gargan</text:p>
          </table:table-cell>
          <table:table-cell table:style-name="ce786" table:formula="of:=[.C192]+1" office:value-type="date" office:date-value="2025-09-22" calcext:value-type="date">
            <text:p>Sep 22</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2" office:value-type="string" calcext:value-type="string">
            <text:p>01Lllx LDgwwyYy</text:p>
          </table:table-cell>
          <table:table-cell table:style-name="Footnote" office:value-type="string" calcext:value-type="string">
            <text:p>Nenarla Akkas</text:p>
          </table:table-cell>
          <table:table-cell table:style-name="ce786" table:formula="of:=[.C193]+1" office:value-type="date" office:date-value="2025-09-23" calcext:value-type="date">
            <text:p>Sep 23</text:p>
          </table:table-cell>
          <table:table-cell table:style-name="ce309"/>
          <table:table-cell table:style-name="ce784" table:number-columns-repeated="2"/>
          <table:table-cell table:style-name="Footnote" table:number-columns-repeated="4"/>
          <table:table-cell table:number-columns-repeated="15"/>
          <table:table-cell table:style-name="Footnote"/>
          <table:table-cell table:number-columns-repeated="16358"/>
        </table:table-row>
        <table:table-row table:style-name="ro8">
          <table:table-cell table:style-name="Accent_20_1" office:value-type="string" calcext:value-type="string">
            <text:p>21Ln LDgwwyYy</text:p>
          </table:table-cell>
          <table:table-cell table:style-name="Footnote" office:value-type="string" calcext:value-type="string">
            <text:p>Biinnelen Akkas</text:p>
          </table:table-cell>
          <table:table-cell table:style-name="ce786" table:formula="of:=[.C194]+1" office:value-type="date" office:date-value="2025-09-24" calcext:value-type="date">
            <text:p>Sep 24</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26">
          <table:table-cell table:style-name="Accent_20_1" office:value-type="string" calcext:value-type="string">
            <text:p>31Ln LDgwwyYy</text:p>
          </table:table-cell>
          <table:table-cell table:style-name="Footnote" office:value-type="string" calcext:value-type="string">
            <text:p>Lennelen Akkas</text:p>
          </table:table-cell>
          <table:table-cell table:style-name="ce786" table:formula="of:=[.C195]+1" office:value-type="date" office:date-value="2025-09-25" calcext:value-type="date">
            <text:p>Sep 25</text:p>
          </table:table-cell>
          <table:table-cell table:style-name="ce309"/>
          <table:table-cell table:style-name="ce784" office:value-type="string" calcext:value-type="string">
            <text:p>Was present at the hearing for Kelliiv’s crime</text:p>
          </table:table-cell>
          <table:table-cell table:style-name="Footnote"/>
          <table:table-cell table:style-name="Footnote" office:value-type="string" calcext:value-type="string">
            <text:p>Almost always delivers a Rehabilitation as opposed to Retribution view on crime</text:p>
          </table:table-cell>
          <table:table-cell table:style-name="Footnote" table:number-columns-repeated="3"/>
          <table:table-cell table:number-columns-repeated="15"/>
          <table:table-cell table:style-name="Footnote"/>
          <table:table-cell table:number-columns-repeated="16358"/>
        </table:table-row>
        <table:table-row table:style-name="ro8">
          <table:table-cell table:style-name="Accent_20_1" office:value-type="string" calcext:value-type="string">
            <text:p>41Ln LDgwwyYy</text:p>
          </table:table-cell>
          <table:table-cell table:style-name="Footnote" office:value-type="string" calcext:value-type="string">
            <text:p>Guunnelen Akkas</text:p>
          </table:table-cell>
          <table:table-cell table:style-name="ce786" table:formula="of:=[.C196]+1" office:value-type="date" office:date-value="2025-09-26" calcext:value-type="date">
            <text:p>Sep 26</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51Ln LDgwwyYy</text:p>
          </table:table-cell>
          <table:table-cell table:style-name="Footnote" office:value-type="string" calcext:value-type="string">
            <text:p>BiNiineren Akkas</text:p>
          </table:table-cell>
          <table:table-cell table:style-name="ce786" table:formula="of:=[.C197]+1" office:value-type="date" office:date-value="2025-09-27" calcext:value-type="date">
            <text:p>Sep 27</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2" office:value-type="string" calcext:value-type="string">
            <text:p>02Lllx LDgwwyYy</text:p>
          </table:table-cell>
          <table:table-cell table:style-name="Footnote" office:value-type="string" calcext:value-type="string">
            <text:p>Doolarla Akkas</text:p>
          </table:table-cell>
          <table:table-cell table:style-name="ce786" table:formula="of:=[.C198]+1" office:value-type="date" office:date-value="2025-09-28" calcext:value-type="date">
            <text:p>Sep 28</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22Ln LDgwwyYy</text:p>
          </table:table-cell>
          <table:table-cell table:style-name="Footnote" office:value-type="string" calcext:value-type="string">
            <text:p>BiDoolen Akkas</text:p>
          </table:table-cell>
          <table:table-cell table:style-name="ce786" table:formula="of:=[.C199]+1" office:value-type="date" office:date-value="2025-09-29" calcext:value-type="date">
            <text:p>Sep 29</text:p>
          </table:table-cell>
          <table:table-cell table:style-name="ce309" office:value-type="string" calcext:value-type="string">
            <text:p>&amp;2</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32Ln LDgwwyYy</text:p>
          </table:table-cell>
          <table:table-cell table:style-name="Footnote" office:value-type="string" calcext:value-type="string">
            <text:p>LeDoolen Akkas</text:p>
          </table:table-cell>
          <table:table-cell table:style-name="ce786" table:formula="of:=[.C200]+1" office:value-type="date" office:date-value="2025-09-30" calcext:value-type="date">
            <text:p>Sep 30</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42Ln LDgwwyYy</text:p>
          </table:table-cell>
          <table:table-cell table:style-name="Footnote" office:value-type="string" calcext:value-type="string">
            <text:p>KuuDoolen Akkas</text:p>
          </table:table-cell>
          <table:table-cell table:style-name="ce786" table:formula="of:=[.C201]+1" office:value-type="date" office:date-value="2025-10-01" calcext:value-type="date">
            <text:p>Oct 1</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52Ln LDgwwyYy</text:p>
          </table:table-cell>
          <table:table-cell table:style-name="Footnote" office:value-type="string" calcext:value-type="string">
            <text:p>PaanDoolen Akkas</text:p>
          </table:table-cell>
          <table:table-cell table:style-name="ce786" table:formula="of:=[.C202]+1" office:value-type="date" office:date-value="2025-10-02" calcext:value-type="date">
            <text:p>Oct 2</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2" office:value-type="string" calcext:value-type="string">
            <text:p>03Lllx LDgwwyYy</text:p>
          </table:table-cell>
          <table:table-cell table:style-name="Footnote" office:value-type="string" calcext:value-type="string">
            <text:p>Lellarla Akkas</text:p>
          </table:table-cell>
          <table:table-cell table:style-name="ce786" table:formula="of:=[.C203]+1" office:value-type="date" office:date-value="2025-10-03" calcext:value-type="date">
            <text:p>Oct 3</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23Ln LDgwwyYy</text:p>
          </table:table-cell>
          <table:table-cell table:style-name="Footnote" office:value-type="string" calcext:value-type="string">
            <text:p>Biillaaren Akkas</text:p>
          </table:table-cell>
          <table:table-cell table:style-name="ce786" table:formula="of:=[.C204]+1" office:value-type="date" office:date-value="2025-10-04" calcext:value-type="date">
            <text:p>Oct 4</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33Ln LDgwwyYy</text:p>
          </table:table-cell>
          <table:table-cell table:style-name="Footnote" office:value-type="string" calcext:value-type="string">
            <text:p>Lilleeren Akkas</text:p>
          </table:table-cell>
          <table:table-cell table:style-name="ce786" table:formula="of:=[.C205]+1" office:value-type="date" office:date-value="2025-10-05" calcext:value-type="date">
            <text:p>Oct 5</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43Ln LDgwwyYy</text:p>
          </table:table-cell>
          <table:table-cell table:style-name="Footnote" office:value-type="string" calcext:value-type="string">
            <text:p>Guullaaren Akkas</text:p>
          </table:table-cell>
          <table:table-cell table:style-name="ce786" table:formula="of:=[.C206]+1" office:value-type="date" office:date-value="2025-10-06" calcext:value-type="date">
            <text:p>Oct 6</text:p>
          </table:table-cell>
          <table:table-cell table:style-name="ce309" office:value-type="string" calcext:value-type="string">
            <text:p>&amp;4</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53Ln LDgwwyYy</text:p>
          </table:table-cell>
          <table:table-cell table:style-name="Footnote" office:value-type="string" calcext:value-type="string">
            <text:p>Banaarlen Akkas</text:p>
          </table:table-cell>
          <table:table-cell table:style-name="ce786" table:formula="of:=[.C207]+1" office:value-type="date" office:date-value="2025-10-07" calcext:value-type="date">
            <text:p>Oct 7</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27">
          <table:table-cell table:style-name="Accent_20_2" office:value-type="string" calcext:value-type="string">
            <text:p>04Lllx LDgwwyYy</text:p>
          </table:table-cell>
          <table:table-cell table:style-name="Footnote" office:value-type="string" calcext:value-type="string">
            <text:p>Goolarla Akkas</text:p>
          </table:table-cell>
          <table:table-cell table:style-name="ce786" table:formula="of:=[.C208]+1" office:value-type="date" office:date-value="2025-10-08" calcext:value-type="date">
            <text:p>Oct 8</text:p>
          </table:table-cell>
          <table:table-cell table:style-name="ce309"/>
          <table:table-cell table:style-name="ce784" office:value-type="string" calcext:value-type="string">
            <text:p>Is sent to the temple for demon cleansing due to his work at the vineyard</text:p>
          </table:table-cell>
          <table:table-cell table:style-name="Footnote" office:value-type="string" calcext:value-type="string">
            <text:p>Agreed with Falfela that Tearan should spend a full day at the temple to recover</text:p>
          </table:table-cell>
          <table:table-cell table:style-name="ce784" office:value-type="string" calcext:value-type="string">
            <text:p>Sent Tearan to the temple for demon cleansing, as she thinks he is sick because of his visit at the vineyard. This grants her a bit of a scourning from Uffel</text:p>
          </table:table-cell>
          <table:table-cell table:style-name="Footnote" table:number-columns-repeated="3"/>
          <table:table-cell table:number-columns-repeated="15"/>
          <table:table-cell table:style-name="Footnote"/>
          <table:table-cell table:number-columns-repeated="16358"/>
        </table:table-row>
        <table:table-row table:style-name="ro8">
          <table:table-cell table:style-name="Accent_20_1" office:value-type="string" calcext:value-type="string">
            <text:p>24Ln LDgwwyYy</text:p>
          </table:table-cell>
          <table:table-cell table:style-name="Footnote" office:value-type="string" calcext:value-type="string">
            <text:p>BiRuulen Akkas</text:p>
          </table:table-cell>
          <table:table-cell table:style-name="ce786" table:formula="of:=[.C209]+1" office:value-type="date" office:date-value="2025-10-09" calcext:value-type="date">
            <text:p>Oct 9</text:p>
          </table:table-cell>
          <table:table-cell table:style-name="ce309"/>
          <table:table-cell table:style-name="ce784"/>
          <table:table-cell table:style-name="Footnote"/>
          <table:table-cell table:style-name="ce784" office:value-type="string" calcext:value-type="string">
            <text:p>Is not pleased with Tearan having called her Shaleppe, her first name</text:p>
          </table:table-cell>
          <table:table-cell table:style-name="Footnote" table:number-columns-repeated="3"/>
          <table:table-cell table:number-columns-repeated="15"/>
          <table:table-cell table:style-name="Footnote"/>
          <table:table-cell table:number-columns-repeated="16358"/>
        </table:table-row>
        <table:table-row table:style-name="ro20">
          <table:table-cell table:style-name="Accent_20_1" office:value-type="string" calcext:value-type="string">
            <text:p>34Ln LDgwwyYy</text:p>
          </table:table-cell>
          <table:table-cell table:style-name="Footnote" office:value-type="string" calcext:value-type="string">
            <text:p>LeRulen Akkas</text:p>
          </table:table-cell>
          <table:table-cell table:style-name="ce786" table:formula="of:=[.C210]+1" office:value-type="date" office:date-value="2025-10-10" calcext:value-type="date">
            <text:p>Oct 10</text:p>
          </table:table-cell>
          <table:table-cell table:style-name="ce309"/>
          <table:table-cell table:style-name="ce784" office:value-type="string" calcext:value-type="string">
            <text:p>Has worked on the cutting down of trees, ate fish outside, was the centre of a bit of drama with not having been paid at Uffel’s vineyard</text:p>
          </table:table-cell>
          <table:table-cell table:style-name="Footnote"/>
          <table:table-cell table:style-name="Footnote" office:value-type="string" calcext:value-type="string">
            <text:p>Would have preferred Kafisa to shut up about the issue of Uffel’s family not paying Tearan, but now that the dog is chasing the fox, one must hunt the fox.</text:p>
          </table:table-cell>
          <table:table-cell table:style-name="Footnote" office:value-type="string" calcext:value-type="string">
            <text:p>Kafisa not liking Uffel, she used the fact that her family did not pay Tearan to break hosting decorum, which should have normally granted her an earful from Falfela but is surprised she doesn’t say a thing</text:p>
          </table:table-cell>
          <table:table-cell table:style-name="Footnote"/>
          <table:table-cell table:style-name="Footnote" office:value-type="string" calcext:value-type="string">
            <text:p>Mandin sees an opportunity to come back in Kafisa’s graces by showing tough guy from the North kind of vibe by saying he’s ensure Tearan gets paid. He’s actually afraid of Uffel because he knows she could be quite reactive if given the opportunity</text:p>
          </table:table-cell>
          <table:table-cell table:number-columns-repeated="15"/>
          <table:table-cell table:style-name="Footnote"/>
          <table:table-cell table:number-columns-repeated="16358"/>
        </table:table-row>
        <table:table-row table:style-name="ro27">
          <table:table-cell table:style-name="Accent_20_1" office:value-type="string" calcext:value-type="string">
            <text:p>44Ln LDgwwyYy</text:p>
          </table:table-cell>
          <table:table-cell table:style-name="Footnote" office:value-type="string" calcext:value-type="string">
            <text:p>Kuruulen Akkas</text:p>
          </table:table-cell>
          <table:table-cell table:style-name="ce786" table:formula="of:=[.C211]+1" office:value-type="date" office:date-value="2025-10-11" calcext:value-type="date">
            <text:p>Oct 11</text:p>
          </table:table-cell>
          <table:table-cell table:style-name="ce309"/>
          <table:table-cell table:style-name="ce784" office:value-type="string" calcext:value-type="string">
            <text:p>After cutting more trees, gets beckoned by Uffel who gets him drunk. Sings song from back home by the deck, looks a little disheveled.</text:p>
          </table:table-cell>
          <table:table-cell table:style-name="Footnote" office:value-type="string" calcext:value-type="string">
            <text:p>Stops Tearan on his track to go outside except to use the backhouse, gives him a stern talk to let others sleep</text:p>
          </table:table-cell>
          <table:table-cell table:style-name="Footnote" table:number-columns-repeated="4"/>
          <table:table-cell table:number-columns-repeated="15"/>
          <table:table-cell table:style-name="Footnote"/>
          <table:table-cell table:number-columns-repeated="16358"/>
        </table:table-row>
        <table:table-row table:style-name="ro26">
          <table:table-cell table:style-name="Accent_20_1" office:value-type="string" calcext:value-type="string">
            <text:p>54Ln LDgwwyYy</text:p>
          </table:table-cell>
          <table:table-cell table:style-name="Footnote" office:value-type="string" calcext:value-type="string">
            <text:p>Banoorlen Akkas</text:p>
          </table:table-cell>
          <table:table-cell table:style-name="ce786" table:formula="of:=[.C212]+1" office:value-type="date" office:date-value="2025-10-12" calcext:value-type="date">
            <text:p>Oct 12</text:p>
          </table:table-cell>
          <table:table-cell table:style-name="ce309"/>
          <table:table-cell table:style-name="ce784"/>
          <table:table-cell table:style-name="Footnote"/>
          <table:table-cell table:style-name="Footnote" office:value-type="string" calcext:value-type="string">
            <text:p>Remembers clearly the month of pain from fiery and deadly sickness a few years back</text:p>
          </table:table-cell>
          <table:table-cell table:style-name="Footnote" table:number-columns-repeated="3"/>
          <table:table-cell table:number-columns-repeated="15"/>
          <table:table-cell table:style-name="Footnote"/>
          <table:table-cell table:number-columns-repeated="16358"/>
        </table:table-row>
        <table:table-row table:style-name="ro9">
          <table:table-cell table:style-name="Accent_20_2" office:value-type="string" calcext:value-type="string">
            <text:p>05Lllx LDgwwyYy</text:p>
          </table:table-cell>
          <table:table-cell table:style-name="Footnote" office:value-type="string" calcext:value-type="string">
            <text:p>Bammarla Akkas</text:p>
          </table:table-cell>
          <table:table-cell table:style-name="ce786" table:formula="of:=[.C213]+1" office:value-type="date" office:date-value="2025-10-13" calcext:value-type="date">
            <text:p>Oct 13</text:p>
          </table:table-cell>
          <table:table-cell table:style-name="ce309" office:value-type="string" calcext:value-type="string">
            <text:p>&amp;6</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25Ln LDgwwyYy</text:p>
          </table:table-cell>
          <table:table-cell table:style-name="Footnote" office:value-type="string" calcext:value-type="string">
            <text:p>BiiVaameng Akkas</text:p>
          </table:table-cell>
          <table:table-cell table:style-name="ce786" table:formula="of:=[.C214]+1" office:value-type="date" office:date-value="2025-10-14" calcext:value-type="date">
            <text:p>Oct 14</text:p>
          </table:table-cell>
          <table:table-cell table:style-name="ce309"/>
          <table:table-cell table:style-name="ce784" office:value-type="string" calcext:value-type="string">
            <text:p>Understands a bit more how money works</text:p>
          </table:table-cell>
          <table:table-cell table:style-name="Footnote" table:number-columns-repeated="5"/>
          <table:table-cell table:number-columns-repeated="15"/>
          <table:table-cell table:style-name="Footnote"/>
          <table:table-cell table:number-columns-repeated="16358"/>
        </table:table-row>
        <table:table-row table:style-name="ro26">
          <table:table-cell table:style-name="Accent_20_1" office:value-type="string" calcext:value-type="string">
            <text:p>35Ln LDgwwyYy</text:p>
          </table:table-cell>
          <table:table-cell table:style-name="Footnote" office:value-type="string" calcext:value-type="string">
            <text:p>LeVaameng Akkas</text:p>
          </table:table-cell>
          <table:table-cell table:style-name="ce786" table:formula="of:=[.C215]+1" office:value-type="date" office:date-value="2025-10-15" calcext:value-type="date">
            <text:p>Oct 15</text:p>
          </table:table-cell>
          <table:table-cell table:style-name="ce309"/>
          <table:table-cell table:style-name="ce784" office:value-type="string" calcext:value-type="string">
            <text:p>Cuts more trees and observes the process to dry them</text:p>
          </table:table-cell>
          <table:table-cell table:style-name="Footnote" office:value-type="string" calcext:value-type="string">
            <text:p>Spent time listening to different people about their perception of the world</text:p>
          </table:table-cell>
          <table:table-cell table:style-name="Footnote" office:value-type="string" calcext:value-type="string">
            <text:p>Has given a bit more info about her work to Tearan. She is proud and scared</text:p>
          </table:table-cell>
          <table:table-cell table:style-name="Footnote" table:number-columns-repeated="3"/>
          <table:table-cell table:number-columns-repeated="15"/>
          <table:table-cell table:style-name="Footnote"/>
          <table:table-cell table:number-columns-repeated="16358"/>
        </table:table-row>
        <table:table-row table:style-name="ro26">
          <table:table-cell table:style-name="Accent_20_1" office:value-type="string" calcext:value-type="string">
            <text:p>45Ln LDgwwyYy</text:p>
          </table:table-cell>
          <table:table-cell table:style-name="Footnote" office:value-type="string" calcext:value-type="string">
            <text:p>KuVaameng Akkas</text:p>
          </table:table-cell>
          <table:table-cell table:style-name="ce786" table:formula="of:=[.C216]+1" office:value-type="date" office:date-value="2025-10-16" calcext:value-type="date">
            <text:p>Oct 16</text:p>
          </table:table-cell>
          <table:table-cell table:style-name="ce309"/>
          <table:table-cell table:style-name="ce784"/>
          <table:table-cell table:style-name="Footnote" table:number-columns-repeated="4"/>
          <table:table-cell table:style-name="Footnote" office:value-type="string" calcext:value-type="string">
            <text:p>Has to visit family once again as there is something going on magical up there</text:p>
          </table:table-cell>
          <table:table-cell table:number-columns-repeated="15"/>
          <table:table-cell table:style-name="Footnote"/>
          <table:table-cell table:number-columns-repeated="16358"/>
        </table:table-row>
        <table:table-row table:style-name="ro28">
          <table:table-cell table:style-name="ce777" office:value-type="string" calcext:value-type="string">
            <text:p>55Ln LDgwwyYy</text:p>
          </table:table-cell>
          <table:table-cell table:style-name="ce784" office:value-type="string" calcext:value-type="string">
            <text:p>FaVaameng Akkas</text:p>
          </table:table-cell>
          <table:table-cell table:style-name="ce785" table:formula="of:=[.C217]+1" office:value-type="date" office:date-value="2025-10-17" calcext:value-type="date">
            <text:p>Oct 17</text:p>
          </table:table-cell>
          <table:table-cell table:style-name="ce309"/>
          <table:table-cell table:style-name="ce784" office:value-type="string" calcext:value-type="string">
            <text:p>Goes to Mandindaya’s family</text:p>
            <text:p>They sleep in the woods on the first night</text:p>
          </table:table-cell>
          <table:table-cell table:style-name="ce784" office:value-type="string" calcext:value-type="string">
            <text:p>Tends to the child while trying to read Tearan’s journals</text:p>
          </table:table-cell>
          <table:table-cell table:style-name="ce784"/>
          <table:table-cell table:style-name="ce784" office:value-type="string" calcext:value-type="string">
            <text:p>Goes to Mandindaya’s family</text:p>
            <text:p>Talks shit about Uffel. We find out she is stuck with the song she wrote in her head</text:p>
          </table:table-cell>
          <table:table-cell table:style-name="ce784" office:value-type="string" calcext:value-type="string">
            <text:p>Works on the field and ends up having a conversation with Tamurba about what it means to enjoy life.</text:p>
          </table:table-cell>
          <table:table-cell table:style-name="ce784" office:value-type="string" calcext:value-type="string">
            <text:p>Goes north to his family</text:p>
          </table:table-cell>
          <table:table-cell table:number-columns-repeated="15"/>
          <table:table-cell table:style-name="Footnote"/>
          <table:table-cell table:number-columns-repeated="16358"/>
        </table:table-row>
        <table:table-row table:style-name="ro28">
          <table:table-cell table:style-name="Accent_20_2" office:value-type="string" calcext:value-type="string">
            <text:p>06Lllx LDgwwyYy</text:p>
          </table:table-cell>
          <table:table-cell table:style-name="Footnote" office:value-type="string" calcext:value-type="string">
            <text:p>Duulelarla Akkas</text:p>
          </table:table-cell>
          <table:table-cell table:style-name="ce785" table:formula="of:=[.C218]+1" office:value-type="date" office:date-value="2025-10-18" calcext:value-type="date">
            <text:p>Oct 18</text:p>
          </table:table-cell>
          <table:table-cell table:style-name="ce309"/>
          <table:table-cell table:style-name="ce784" office:value-type="string" calcext:value-type="string">
            <text:p>Reached the settlement, has trouble understanding but less so than the people further south</text:p>
          </table:table-cell>
          <table:table-cell table:style-name="ce784"/>
          <table:table-cell table:style-name="ce784" office:value-type="string" calcext:value-type="string">
            <text:p>Falfela is absolutely stressed by the change of living situation caused by Uzhil joining the town and living at Stimur’s place.</text:p>
          </table:table-cell>
          <table:table-cell table:style-name="ce784"/>
          <table:table-cell table:style-name="ce784" office:value-type="string" calcext:value-type="string">
            <text:p>Helps set Stimur’s house for winter with the added two folks and informs Falfela of the change of habitation</text:p>
          </table:table-cell>
          <table:table-cell table:style-name="ce784" office:value-type="string" calcext:value-type="string">
            <text:p>Sees his family is crazy at the moment, but won’t let them know what he thinks</text:p>
          </table:table-cell>
          <table:table-cell table:number-columns-repeated="15"/>
          <table:table-cell table:style-name="Footnote"/>
          <table:table-cell table:number-columns-repeated="16358"/>
        </table:table-row>
        <table:table-row table:style-name="ro26">
          <table:table-cell table:style-name="Accent_20_1" office:value-type="string" calcext:value-type="string">
            <text:p>26Ln LDgwwyYy</text:p>
          </table:table-cell>
          <table:table-cell table:style-name="Footnote" office:value-type="string" calcext:value-type="string">
            <text:p>BiiDuleren Akkas</text:p>
          </table:table-cell>
          <table:table-cell table:style-name="ce786" table:formula="of:=[.C219]+1" office:value-type="date" office:date-value="2025-10-19" calcext:value-type="date">
            <text:p>Oct 19</text:p>
          </table:table-cell>
          <table:table-cell table:style-name="ce309"/>
          <table:table-cell table:style-name="ce784" office:value-type="string" calcext:value-type="string">
            <text:p>First night they put salt around the houses, screamed outside, painted things red</text:p>
          </table:table-cell>
          <table:table-cell table:style-name="Footnote" table:number-columns-repeated="4"/>
          <table:table-cell table:style-name="Footnote" office:value-type="string" calcext:value-type="string">
            <text:p>Helped screaming outside and painting things red, and just goes with the flow</text:p>
          </table:table-cell>
          <table:table-cell table:number-columns-repeated="15"/>
          <table:table-cell table:style-name="Footnote"/>
          <table:table-cell table:number-columns-repeated="16358"/>
        </table:table-row>
        <table:table-row table:style-name="ro28">
          <table:table-cell table:style-name="Accent_20_1" office:value-type="string" calcext:value-type="string">
            <text:p>36Ln LDgwwyYy</text:p>
          </table:table-cell>
          <table:table-cell table:style-name="Footnote" office:value-type="string" calcext:value-type="string">
            <text:p>LeDuleren Akkas</text:p>
          </table:table-cell>
          <table:table-cell table:style-name="ce786" table:formula="of:=[.C220]+1" office:value-type="date" office:date-value="2025-10-20" calcext:value-type="date">
            <text:p>Oct 20</text:p>
          </table:table-cell>
          <table:table-cell table:style-name="ce309"/>
          <table:table-cell table:style-name="ce784" office:value-type="string" calcext:value-type="string">
            <text:p>Second day went hunting further North for deer, and returned to the houses only to deal with family being reactive together</text:p>
          </table:table-cell>
          <table:table-cell table:style-name="Footnote" office:value-type="string" calcext:value-type="string">
            <text:p>Is interested by that word, Bacteria</text:p>
          </table:table-cell>
          <table:table-cell table:style-name="Footnote" office:value-type="string" calcext:value-type="string">
            <text:p>Is afraid for her family because one of the Natti came to explain what Inyafee’s intentions are</text:p>
          </table:table-cell>
          <table:table-cell table:style-name="Footnote" office:value-type="string" calcext:value-type="string">
            <text:p>Gets deer very easily</text:p>
          </table:table-cell>
          <table:table-cell table:style-name="Footnote" office:value-type="string" calcext:value-type="string">
            <text:p>Makes more wooden houses under Tamurba</text:p>
          </table:table-cell>
          <table:table-cell table:style-name="ce784" office:value-type="string" calcext:value-type="string">
            <text:p>Didn’t miss his family even though he has to visit them from time to time. At least they are nice with Bash.</text:p>
          </table:table-cell>
          <table:table-cell table:number-columns-repeated="15"/>
          <table:table-cell table:style-name="Footnote"/>
          <table:table-cell table:number-columns-repeated="16358"/>
        </table:table-row>
        <table:table-row table:style-name="ro29">
          <table:table-cell table:style-name="Accent_20_1" office:value-type="string" calcext:value-type="string">
            <text:p>46Ln LDgwwyYy</text:p>
          </table:table-cell>
          <table:table-cell table:style-name="ce784" office:value-type="string" calcext:value-type="string">
            <text:p>KuDuuleren Akkas</text:p>
          </table:table-cell>
          <table:table-cell table:style-name="ce785" table:formula="of:=[.C221]+1" office:value-type="date" office:date-value="2025-10-21" calcext:value-type="date">
            <text:p>Oct 21</text:p>
          </table:table-cell>
          <table:table-cell table:style-name="ce309" office:value-type="string" calcext:value-type="string">
            <text:p>&amp;0</text:p>
          </table:table-cell>
          <table:table-cell table:style-name="ce784" office:value-type="string" calcext:value-type="string">
            <text:p>Help set the clan’s houses for winter, people praise/make fun of his tallness and strength. Some people get touchy with him</text:p>
          </table:table-cell>
          <table:table-cell table:style-name="ce784" office:value-type="string" calcext:value-type="string">
            <text:p>Reyon provides ideas on how to deal with Kuya’s reaction, and is taken by surprise by Luseytokris’ one</text:p>
          </table:table-cell>
          <table:table-cell table:style-name="ce784" office:value-type="string" calcext:value-type="string">
            <text:p>Opens up to Reyon about her fear for her family when Kuyageba returns. Luseytokris comes to speak with her about this, as he figured it out. Hates that he’s blackmailing her, but obtemperates. It will be especially hard then if the mine is closed for a while to have enough funds for everyone so takes upon her own house to suffer, with the hopes Inyafee will take on some of the brunt of it. Sends Natti back to inform.</text:p>
          </table:table-cell>
          <table:table-cell table:style-name="ce784" office:value-type="string" calcext:value-type="string">
            <text:p>Is helping cut wood but mainly use the opportunity to be alone with Taalashen</text:p>
          </table:table-cell>
          <table:table-cell table:style-name="ce784" office:value-type="string" calcext:value-type="string">
            <text:p>Was at the talking deck for the events, and reminded him of his potential role in seeing the world more industrialized. Is shocked when returning home and hearing what happened with Luseytokris and the mine, and sees his dream potentially shattered again.</text:p>
          </table:table-cell>
          <table:table-cell table:style-name="ce784" office:value-type="string" calcext:value-type="string">
            <text:p>Tries to cast away the ghost that’s stuck at the house and starts screaming at the clan to stop in-fighting, and that is why the ghost is sticking around, which happens at the same moment as a thunderstorm starts cracking, and the rain comes.</text:p>
          </table:table-cell>
          <table:table-cell table:number-columns-repeated="15"/>
          <table:table-cell table:style-name="Footnote"/>
          <table:table-cell table:number-columns-repeated="16358"/>
        </table:table-row>
        <table:table-row table:style-name="ro30">
          <table:table-cell table:style-name="Accent_20_1" office:value-type="string" calcext:value-type="string">
            <text:p>56Ln LDgwwyYy</text:p>
          </table:table-cell>
          <table:table-cell table:style-name="Footnote" office:value-type="string" calcext:value-type="string">
            <text:p>PaDuleren Akkas</text:p>
          </table:table-cell>
          <table:table-cell table:style-name="ce785" table:formula="of:=[.C222]+1" office:value-type="date" office:date-value="2025-10-22" calcext:value-type="date">
            <text:p>Oct 22</text:p>
          </table:table-cell>
          <table:table-cell table:style-name="ce309"/>
          <table:table-cell table:style-name="ce784" office:value-type="string" calcext:value-type="string">
            <text:p>The party returns towards Yivalkes and stay in a cave, where Tearan tries again to sing metal music from our world.</text:p>
          </table:table-cell>
          <table:table-cell table:style-name="Footnote" office:value-type="string" calcext:value-type="string">
            <text:p>Is flabberghasted that Tamurba gave control of the farms to Uffel but promises to help whichever way he can.</text:p>
          </table:table-cell>
          <table:table-cell table:style-name="Footnote" office:value-type="string" calcext:value-type="string">
            <text:p>Falfela is not understanding Tamurba’s reaction but that helps her figure out his portion of the Dzhil liwa.</text:p>
          </table:table-cell>
          <table:table-cell table:style-name="Footnote" office:value-type="string" calcext:value-type="string">
            <text:p>At the cave, catches rabbit to cook, is surprised by Taalashen’s singing.</text:p>
          </table:table-cell>
          <table:table-cell table:style-name="Footnote" office:value-type="string" calcext:value-type="string">
            <text:p>Tamurba out of the way means a chance to use areas for creations, only with less metal than he would like.</text:p>
          </table:table-cell>
          <table:table-cell table:style-name="Footnote" office:value-type="string" calcext:value-type="string">
            <text:p>Tries to copy Tearan’s singing style and is surprisingly good. Is proud of having successfully hopefully reduced his clan’s reactivity.</text:p>
          </table:table-cell>
          <table:table-cell table:number-columns-repeated="15"/>
          <table:table-cell table:style-name="Footnote"/>
          <table:table-cell table:number-columns-repeated="16358"/>
        </table:table-row>
        <table:table-row table:style-name="ro31">
          <table:table-cell table:style-name="Accent_20_2" office:value-type="string" calcext:value-type="string">
            <text:p>07Lllx LDgwwyYy</text:p>
          </table:table-cell>
          <table:table-cell table:style-name="Footnote" office:value-type="string" calcext:value-type="string">
            <text:p>Niraarla Akkas</text:p>
          </table:table-cell>
          <table:table-cell table:style-name="ce786" table:formula="of:=[.C223]+1" office:value-type="date" office:date-value="2025-10-23" calcext:value-type="date">
            <text:p>Oct 23</text:p>
          </table:table-cell>
          <table:table-cell table:style-name="ce309"/>
          <table:table-cell table:style-name="ce784" office:value-type="string" calcext:value-type="string">
            <text:p>Returns home in the morning. Is taken by surprise with how people are, had food made by Layaash</text:p>
          </table:table-cell>
          <table:table-cell table:style-name="Footnote" office:value-type="string" calcext:value-type="string">
            <text:p>Wants to ask Tearan about them bacterias, but other things are at hand.</text:p>
          </table:table-cell>
          <table:table-cell table:style-name="Footnote" office:value-type="string" calcext:value-type="string">
            <text:p>When hears of the bloodshed at her family’s place, knows it isn’t true and also where they may be hiding at the moment. Feels even more concerned for when they do come out of hiding.</text:p>
          </table:table-cell>
          <table:table-cell table:style-name="Footnote" office:value-type="string" calcext:value-type="string">
            <text:p>Joins Taalashen but knows something is wrong.</text:p>
          </table:table-cell>
          <table:table-cell table:style-name="Footnote" office:value-type="string" calcext:value-type="string">
            <text:p>Is removed from the situation and focuses on creatives.</text:p>
          </table:table-cell>
          <table:table-cell table:style-name="Footnote" office:value-type="string" calcext:value-type="string">
            <text:p>Is struck by the current state of the town, and the details make it clear that it was no bear attack but he doesn’t say anything.</text:p>
          </table:table-cell>
          <table:table-cell table:number-columns-repeated="15"/>
          <table:table-cell table:style-name="Footnote"/>
          <table:table-cell table:number-columns-repeated="16358"/>
        </table:table-row>
        <table:table-row table:style-name="ro32">
          <table:table-cell table:style-name="Accent_20_1" office:value-type="string" calcext:value-type="string">
            <text:p>27Ln LDgwwyYy</text:p>
          </table:table-cell>
          <table:table-cell table:style-name="Footnote" office:value-type="string" calcext:value-type="string">
            <text:p>BiiNirlen Akkas</text:p>
          </table:table-cell>
          <table:table-cell table:style-name="ce786" table:formula="of:=[.C224]+1" office:value-type="date" office:date-value="2025-10-24" calcext:value-type="date">
            <text:p>Oct 24</text:p>
          </table:table-cell>
          <table:table-cell table:style-name="ce309"/>
          <table:table-cell table:style-name="ce784" office:value-type="string" calcext:value-type="string">
            <text:p>Understands a bit more what happened, but won’t believe it till he sees Inyafee</text:p>
          </table:table-cell>
          <table:table-cell table:style-name="ce784" office:value-type="string" calcext:value-type="string">
            <text:p>Asked Tearan about bacterias</text:p>
          </table:table-cell>
          <table:table-cell table:style-name="ce784" office:value-type="string" calcext:value-type="string">
            <text:p>Went with Tearan to update Luseytokris documents with another accountant, who was not buying it at first, but was persuaded.</text:p>
            <text:p>Figured a few more changes to be made with Reyon this time at the temple, and returned home to people giggling at Tearan’s travels, explained what happened.</text:p>
          </table:table-cell>
          <table:table-cell table:style-name="ce784" office:value-type="string" calcext:value-type="string">
            <text:p>Does the Pessol, and goes home for some food and chatting with Mandindaya, who does not believe the bear story, and she doesn’t either but has to keep face. When Tearan leaves with a jar of oil, is just too astonished and thinks he’s going for a prancing time at the Igla Danea</text:p>
          </table:table-cell>
          <table:table-cell table:style-name="ce784" office:value-type="string" calcext:value-type="string">
            <text:p>Completely does not want to think about what’s going on, and tinkers making a kiln.</text:p>
            <text:p>Knows what Inyafee did now, and taps out, having himself almost been stoned, don’t want to be involved and plays dumb</text:p>
          </table:table-cell>
          <table:table-cell table:style-name="ce784" office:value-type="string" calcext:value-type="string">
            <text:p>Starts to open up about how it’s not a bear, and gets utterly laughing at the thought of Tearan going to fool around</text:p>
          </table:table-cell>
          <table:table-cell table:number-columns-repeated="15"/>
          <table:table-cell table:style-name="Footnote"/>
          <table:table-cell table:number-columns-repeated="16358"/>
        </table:table-row>
        <table:table-row table:style-name="ro28">
          <table:table-cell table:style-name="Accent_20_1" office:value-type="string" calcext:value-type="string">
            <text:p>37Ln LDgwwyYy</text:p>
          </table:table-cell>
          <table:table-cell table:style-name="Footnote" office:value-type="string" calcext:value-type="string">
            <text:p>NeGuulen Akkas</text:p>
          </table:table-cell>
          <table:table-cell table:style-name="ce786" table:formula="of:=[.C225]+1" office:value-type="date" office:date-value="2025-10-25" calcext:value-type="date">
            <text:p>Oct 25</text:p>
          </table:table-cell>
          <table:table-cell table:style-name="ce309"/>
          <table:table-cell table:style-name="ce784" office:value-type="string" calcext:value-type="string">
            <text:p>Went there during the night and staying the day, to return at night again</text:p>
          </table:table-cell>
          <table:table-cell table:style-name="ce784" office:value-type="string" calcext:value-type="string">
            <text:p>Of course was awaken by Tearan coming back in the middle of the night, along with everyone else in the house</text:p>
          </table:table-cell>
          <table:table-cell table:style-name="ce784" office:value-type="string" calcext:value-type="string">
            <text:p>Fixed complexities of the Dzhil’liwa by disregarding a whole area so they can fend for themselves.</text:p>
          </table:table-cell>
          <table:table-cell table:style-name="ce784" office:value-type="string" calcext:value-type="string">
            <text:p>Keeps doing the Pessol with Taalashen and other soldiers</text:p>
          </table:table-cell>
          <table:table-cell table:style-name="ce784" office:value-type="string" calcext:value-type="string">
            <text:p>Avoids confrontation, avoids talking about this, runs off</text:p>
          </table:table-cell>
          <table:table-cell table:style-name="ce784" office:value-type="string" calcext:value-type="string">
            <text:p>Is simply befuddled by how people can be swayed together</text:p>
          </table:table-cell>
          <table:table-cell table:number-columns-repeated="15"/>
          <table:table-cell table:style-name="Footnote"/>
          <table:table-cell table:number-columns-repeated="16358"/>
        </table:table-row>
        <table:table-row table:style-name="ro33">
          <table:table-cell table:style-name="Accent_20_1" office:value-type="string" calcext:value-type="string">
            <text:p>47Ln LDgwwyYy</text:p>
          </table:table-cell>
          <table:table-cell table:style-name="Footnote" office:value-type="string" calcext:value-type="string">
            <text:p>KuuNirlen Akkas</text:p>
          </table:table-cell>
          <table:table-cell table:style-name="ce786" table:formula="of:=[.C226]+1" office:value-type="date" office:date-value="2025-10-26" calcext:value-type="date">
            <text:p>Oct 26</text:p>
          </table:table-cell>
          <table:table-cell table:style-name="ce309"/>
          <table:table-cell table:style-name="ce784" office:value-type="string" calcext:value-type="string">
            <text:p>Spoke with Reyon about Bakhiluni in the morning, goes to work on leafy greens at the field, hoping to get off early, somewhat hears about the commotion at the khattom, and decides to follow Uffel for some outdoor drinking. Leaves as there is too many people, gets stopped by Falfela and Inels, reaches home to hear Mandin and Wanska gossip</text:p>
          </table:table-cell>
          <table:table-cell table:style-name="ce784" office:value-type="string" calcext:value-type="string">
            <text:p>Realizes the implication of knowing about bacterias, and how precious that knowledge is. Runs to Tamur to talk about glass work, and then Stimur to keep track of the discovery.</text:p>
          </table:table-cell>
          <table:table-cell table:style-name="Footnote" office:value-type="string" calcext:value-type="string">
            <text:p>Needs a drink, speaks with Inels, and sees how little people respect her work, and she points it out to her, which makes Inels go in an extreme behaviour chasing everyone out except Falfela, who they together drink to their heart content talking about how people don’t see how much they each hold the town together. Falfela promises Inels to give some slack in fixing the Dzhil Liwa for her.</text:p>
          </table:table-cell>
          <table:table-cell table:style-name="Footnote" office:value-type="string" calcext:value-type="string">
            <text:p>Pessol gets interupted by having to check on what’s going on around the Khattom. Checks on people. Helps disperse the crowd</text:p>
          </table:table-cell>
          <table:table-cell table:style-name="Footnote" office:value-type="string" calcext:value-type="string">
            <text:p>In his creation making process, gets interrupted by Reyon who gives him the idea of making small machines with glass to see even smaller, he doesn’t understand why but sees it’s important for Reyon who then takes off. He wants to go for a drink, but then again, joins the outside drinking crowd</text:p>
          </table:table-cell>
          <table:table-cell table:style-name="ce784" office:value-type="string" calcext:value-type="string">
            <text:p>Stays at home instead of going out, gets the visit of Wanska and they end up gossiping about people.</text:p>
          </table:table-cell>
          <table:table-cell table:number-columns-repeated="15"/>
          <table:table-cell table:style-name="Footnote"/>
          <table:table-cell table:number-columns-repeated="16358"/>
        </table:table-row>
        <table:table-row table:style-name="ro34">
          <table:table-cell table:style-name="ce777" office:value-type="string" calcext:value-type="string">
            <text:p>57Ln LDgwwyYy</text:p>
          </table:table-cell>
          <table:table-cell table:style-name="ce784" office:value-type="string" calcext:value-type="string">
            <text:p>Nebellen Akkas</text:p>
          </table:table-cell>
          <table:table-cell table:style-name="ce785" table:formula="of:=[.C227]+1" office:value-type="date" office:date-value="2025-10-27" calcext:value-type="date">
            <text:p>Oct 27</text:p>
          </table:table-cell>
          <table:table-cell table:style-name="ce309"/>
          <table:table-cell table:style-name="ce784" office:value-type="string" calcext:value-type="string">
            <text:p>Wakes up late, goes to wash clothes at the Northern Kilisempa, Is not up for chatting and honestly neither is most folks. Drinks water from the river</text:p>
          </table:table-cell>
          <table:table-cell table:style-name="ce784" office:value-type="string" calcext:value-type="string">
            <text:p>Hears of the drunken night and is on a mission instead.</text:p>
            <text:p><text:span text:style-name="T2"> Reyon starts to wonder if Tearan really is from another world or not, but puts a bet with Tamur, that as we can see the planets wander among the star, so maybe we will see the staffs wander through the small world.</text:span></text:p>
          </table:table-cell>
          <table:table-cell table:style-name="ce784" office:value-type="string" calcext:value-type="string">
            <text:p>Is pretty sick from having overdrank, but keeps face when returning home the next morning.</text:p>
          </table:table-cell>
          <table:table-cell table:style-name="ce784" office:value-type="string" calcext:value-type="string">
            <text:p>Comes home at night, wonders where Reyon and Tamur are but don’t really mind</text:p>
          </table:table-cell>
          <table:table-cell table:style-name="ce784" office:value-type="string" calcext:value-type="string">
            <text:p>Tamur, not wasted at all, rejoins with Reyon and they both speak about the Bakhiluni. He still doesn’t understand how he got the information but ends up understanding that it comes from Tearan’s scribbles, He calls it all the confabulation of someone who got hit on the head or something.</text:p>
          </table:table-cell>
          <table:table-cell table:style-name="ce784" office:value-type="string" calcext:value-type="string">
            <text:p>Once Bash is freed, expects his lover to have been used by Kuya but doesn’t believe him when he says that it was surprisingly not the case.</text:p>
          </table:table-cell>
          <table:table-cell table:number-columns-repeated="15"/>
          <table:table-cell table:style-name="Footnote"/>
          <table:table-cell table:number-columns-repeated="16358"/>
        </table:table-row>
        <table:table-row table:style-name="ro9">
          <table:table-cell table:style-name="Accent_20_2" office:value-type="string" calcext:value-type="string">
            <text:p>00Lllx LDgwwyYy</text:p>
          </table:table-cell>
          <table:table-cell table:style-name="Footnote" office:value-type="string" calcext:value-type="string">
            <text:p>Baarella Akkas</text:p>
          </table:table-cell>
          <table:table-cell table:style-name="ce786" table:formula="of:=[.C228]+1" office:value-type="date" office:date-value="2025-10-28" calcext:value-type="date">
            <text:p>Oct 28</text:p>
          </table:table-cell>
          <table:table-cell table:style-name="ce309"/>
          <table:table-cell table:style-name="ce784" office:value-type="string" calcext:value-type="string">
            <text:p>Listens to the Natti among other people, before Falfela sends her to clean</text:p>
          </table:table-cell>
          <table:table-cell table:style-name="ce784" office:value-type="string" calcext:value-type="string">
            <text:p>Siila</text:p>
          </table:table-cell>
          <table:table-cell table:style-name="ce784" office:value-type="string" calcext:value-type="string">
            <text:p>Falfela sends the Natti to clean at the Lodden and gives her a bath, which goes counter to the norm.</text:p>
          </table:table-cell>
          <table:table-cell table:style-name="Footnote" office:value-type="string" calcext:value-type="string">
            <text:p>Leaves for hunting</text:p>
          </table:table-cell>
          <table:table-cell table:style-name="Footnote" office:value-type="string" calcext:value-type="string">
            <text:p>Since he can’t work with too much metal, works with glass</text:p>
          </table:table-cell>
          <table:table-cell table:style-name="ce784" office:value-type="string" calcext:value-type="string">
            <text:p>Farming</text:p>
          </table:table-cell>
          <table:table-cell table:number-columns-repeated="15"/>
          <table:table-cell table:style-name="Footnote"/>
          <table:table-cell table:number-columns-repeated="16358"/>
        </table:table-row>
        <table:table-row table:style-name="ro8">
          <table:table-cell table:style-name="Accent_20_1" office:value-type="string" calcext:value-type="string">
            <text:p>20Ln LDgwwyYy</text:p>
          </table:table-cell>
          <table:table-cell table:style-name="Footnote" office:value-type="string" calcext:value-type="string">
            <text:p>BiGiilen Akkas</text:p>
          </table:table-cell>
          <table:table-cell table:style-name="ce786" table:formula="of:=[.C229]+1" office:value-type="date" office:date-value="2025-10-29" calcext:value-type="date">
            <text:p>Oct 29</text:p>
          </table:table-cell>
          <table:table-cell table:style-name="ce309" office:value-type="string" calcext:value-type="string">
            <text:p>&amp;2</text:p>
          </table:table-cell>
          <table:table-cell table:style-name="ce784" office:value-type="string" calcext:value-type="string">
            <text:p>Was sick</text:p>
          </table:table-cell>
          <table:table-cell table:style-name="ce784" office:value-type="string" calcext:value-type="string">
            <text:p>Siila</text:p>
          </table:table-cell>
          <table:table-cell table:style-name="ce784" office:value-type="string" calcext:value-type="string">
            <text:p>Goes to Inyafee’s to help clean the house</text:p>
          </table:table-cell>
          <table:table-cell table:style-name="ce784" office:value-type="string" calcext:value-type="string">
            <text:p>Hunting trip</text:p>
          </table:table-cell>
          <table:table-cell table:style-name="ce784" office:value-type="string" calcext:value-type="string">
            <text:p>Farms in morning, Glass work afternoon</text:p>
          </table:table-cell>
          <table:table-cell table:style-name="ce784" office:value-type="string" calcext:value-type="string">
            <text:p>Farming</text:p>
          </table:table-cell>
          <table:table-cell table:number-columns-repeated="15"/>
          <table:table-cell table:style-name="Footnote"/>
          <table:table-cell table:number-columns-repeated="16358"/>
        </table:table-row>
        <table:table-row table:style-name="ro8">
          <table:table-cell table:style-name="Accent_20_1" office:value-type="string" calcext:value-type="string">
            <text:p>30Ln LDgwwyYy</text:p>
          </table:table-cell>
          <table:table-cell table:style-name="Footnote" office:value-type="string" calcext:value-type="string">
            <text:p>LeLiilen Akkas</text:p>
          </table:table-cell>
          <table:table-cell table:style-name="ce786" table:formula="of:=[.C230]+1" office:value-type="date" office:date-value="2025-10-30" calcext:value-type="date">
            <text:p>Oct 30</text:p>
          </table:table-cell>
          <table:table-cell table:style-name="ce309"/>
          <table:table-cell table:style-name="ce784" office:value-type="string" calcext:value-type="string">
            <text:p>Still sick, ponders about Tamur.</text:p>
          </table:table-cell>
          <table:table-cell table:style-name="Footnote" office:value-type="string" calcext:value-type="string">
            <text:p>Siila</text:p>
          </table:table-cell>
          <table:table-cell table:style-name="Footnote" office:value-type="string" calcext:value-type="string">
            <text:p>Still at Inyafee’s</text:p>
          </table:table-cell>
          <table:table-cell table:style-name="Footnote" office:value-type="string" calcext:value-type="string">
            <text:p>Returning with deer meat</text:p>
          </table:table-cell>
          <table:table-cell table:style-name="Footnote" office:value-type="string" calcext:value-type="string">
            <text:p>Farms in morning, Glass work afternoon</text:p>
          </table:table-cell>
          <table:table-cell table:style-name="Footnote" office:value-type="string" calcext:value-type="string">
            <text:p>Farming</text:p>
          </table:table-cell>
          <table:table-cell table:number-columns-repeated="15"/>
          <table:table-cell table:style-name="Footnote"/>
          <table:table-cell table:number-columns-repeated="16358"/>
        </table:table-row>
        <table:table-row table:style-name="ro8">
          <table:table-cell table:style-name="Accent_20_1" office:value-type="string" calcext:value-type="string">
            <text:p>40Ln LDgwwyYy</text:p>
          </table:table-cell>
          <table:table-cell table:style-name="Footnote" office:value-type="string" calcext:value-type="string">
            <text:p>Guuwiilen Akkas</text:p>
          </table:table-cell>
          <table:table-cell table:style-name="ce786" table:formula="of:=[.C231]+1" office:value-type="date" office:date-value="2025-10-31" calcext:value-type="date">
            <text:p>Oct 31</text:p>
          </table:table-cell>
          <table:table-cell table:style-name="ce309"/>
          <table:table-cell table:style-name="ce784" office:value-type="string" calcext:value-type="string">
            <text:p>Sick</text:p>
          </table:table-cell>
          <table:table-cell table:style-name="Footnote" office:value-type="string" calcext:value-type="string">
            <text:p>Siila</text:p>
          </table:table-cell>
          <table:table-cell table:style-name="Footnote" office:value-type="string" calcext:value-type="string">
            <text:p>Returned, saw Tearan sick, sent him to stay at the Lodden</text:p>
          </table:table-cell>
          <table:table-cell table:style-name="Footnote" office:value-type="string" calcext:value-type="string">
            <text:p>Farms the whole day</text:p>
          </table:table-cell>
          <table:table-cell table:style-name="Footnote" office:value-type="string" calcext:value-type="string">
            <text:p>Farms in morning, Glass work afternoon</text:p>
          </table:table-cell>
          <table:table-cell table:style-name="Footnote" office:value-type="string" calcext:value-type="string">
            <text:p>Farming</text:p>
          </table:table-cell>
          <table:table-cell table:number-columns-repeated="15"/>
          <table:table-cell table:style-name="Footnote"/>
          <table:table-cell table:number-columns-repeated="16358"/>
        </table:table-row>
        <table:table-row table:style-name="ro8">
          <table:table-cell table:style-name="Accent_20_1" office:value-type="string" calcext:value-type="string">
            <text:p>50Ln LDgwwyYy</text:p>
          </table:table-cell>
          <table:table-cell table:style-name="Footnote" office:value-type="string" calcext:value-type="string">
            <text:p>BiNiilen Akkas</text:p>
          </table:table-cell>
          <table:table-cell table:style-name="ce786" table:formula="of:=[.C232]+1" office:value-type="date" office:date-value="2025-11-01" calcext:value-type="date">
            <text:p>Nov 1</text:p>
          </table:table-cell>
          <table:table-cell table:style-name="ce309"/>
          <table:table-cell table:style-name="ce784" office:value-type="string" calcext:value-type="string">
            <text:p>Sick, goes to the Gneree</text:p>
          </table:table-cell>
          <table:table-cell table:style-name="Footnote" office:value-type="string" calcext:value-type="string">
            <text:p>Siila</text:p>
          </table:table-cell>
          <table:table-cell table:style-name="Footnote" office:value-type="string" calcext:value-type="string">
            <text:p>Almost complete the Dzhil Liwa, gets interrupted for the Gneree</text:p>
          </table:table-cell>
          <table:table-cell table:style-name="Footnote" office:value-type="string" calcext:value-type="string">
            <text:p>Farms in the morning, Watches the gneree at night</text:p>
          </table:table-cell>
          <table:table-cell table:style-name="Footnote" office:value-type="string" calcext:value-type="string">
            <text:p>Farms in morning, watches Gneree in evening</text:p>
          </table:table-cell>
          <table:table-cell table:style-name="Footnote" office:value-type="string" calcext:value-type="string">
            <text:p>Farming, watches the Gneree</text:p>
          </table:table-cell>
          <table:table-cell table:number-columns-repeated="15"/>
          <table:table-cell table:style-name="Footnote"/>
          <table:table-cell table:number-columns-repeated="16358"/>
        </table:table-row>
        <table:table-row table:style-name="ro28">
          <table:table-cell table:style-name="Accent_20_1" office:value-type="string" calcext:value-type="string">
            <text:p>LN04Yy LDgwwyYy</text:p>
          </table:table-cell>
          <table:table-cell table:style-name="Footnote" office:value-type="string" calcext:value-type="string">
            <text:p>Lenko’i Akkas</text:p>
          </table:table-cell>
          <table:table-cell table:style-name="ce786" table:formula="of:=[.C233]+1" office:value-type="date" office:date-value="2025-11-02" calcext:value-type="date">
            <text:p>Nov 2</text:p>
          </table:table-cell>
          <table:table-cell table:style-name="ce309"/>
          <table:table-cell table:style-name="ce784" office:value-type="string" calcext:value-type="string">
            <text:p>Did not enjoy the first part of the day, sees costume, dresses up, goes outside, hard to see, people call him Yomnana.</text:p>
          </table:table-cell>
          <table:table-cell table:style-name="Footnote" office:value-type="string" calcext:value-type="string">
            <text:p>Siila </text:p>
          </table:table-cell>
          <table:table-cell table:style-name="Footnote" office:value-type="string" calcext:value-type="string">
            <text:p>Completed the Dzhil Liwa at last, and plays as strange priestess with a harp with one string.</text:p>
          </table:table-cell>
          <table:table-cell table:style-name="Footnote" office:value-type="string" calcext:value-type="string">
            <text:p>Acts like a goddess of the Hunt with a bow and arrow that looks ancient</text:p>
          </table:table-cell>
          <table:table-cell table:style-name="Footnote" office:value-type="string" calcext:value-type="string">
            <text:p>Keeps note of different things happening, especially movements.</text:p>
          </table:table-cell>
          <table:table-cell table:style-name="Footnote" office:value-type="string" calcext:value-type="string">
            <text:p>Enjoys the crowd, tries to spend time with Bash but he evades him purposefully.</text:p>
          </table:table-cell>
          <table:table-cell table:number-columns-repeated="15"/>
          <table:table-cell table:style-name="Footnote"/>
          <table:table-cell table:number-columns-repeated="16358"/>
        </table:table-row>
        <table:table-row table:style-name="ro27">
          <table:table-cell table:style-name="Accent_20_1" office:value-type="string" calcext:value-type="string">
            <text:p>LN03Yy LDgwwyYy</text:p>
          </table:table-cell>
          <table:table-cell table:style-name="Footnote" office:value-type="string" calcext:value-type="string">
            <text:p>Lenleli Akkas</text:p>
          </table:table-cell>
          <table:table-cell table:style-name="ce786" table:formula="of:=[.C234]+1" office:value-type="date" office:date-value="2025-11-03" calcext:value-type="date">
            <text:p>Nov 3</text:p>
          </table:table-cell>
          <table:table-cell table:style-name="ce309"/>
          <table:table-cell table:style-name="ce784" office:value-type="string" calcext:value-type="string">
            <text:p>Is in pain from the tusks and being shoved left and right being a “titan”</text:p>
          </table:table-cell>
          <table:table-cell table:style-name="Footnote" office:value-type="string" calcext:value-type="string">
            <text:p>Is told by the mom he can join for Argas, she feels much better now. Will be Dellna, the moon, and knows he will be chased by Sun players</text:p>
          </table:table-cell>
          <table:table-cell table:style-name="Footnote" office:value-type="string" calcext:value-type="string">
            <text:p>The priestess of chaos give orders and people follow. Here, walk on your hands. Here, be a dog.</text:p>
          </table:table-cell>
          <table:table-cell table:style-name="Footnote" office:value-type="string" calcext:value-type="string">
            <text:p>Gives a bit more info to Tearan as to what to say, how to behave</text:p>
          </table:table-cell>
          <table:table-cell table:style-name="Footnote" office:value-type="string" calcext:value-type="string">
            <text:p>Is asked to play Posseda as he fits the character best, but want to keep note of people instead. He follows but isn’t very good at it</text:p>
          </table:table-cell>
          <table:table-cell table:style-name="Footnote" office:value-type="string" calcext:value-type="string">
            <text:p>Would rather enjoy the event with the crowd and with Bash by his side so when he does find him today, he shares that he is pissed he is avoid him.</text:p>
          </table:table-cell>
          <table:table-cell table:number-columns-repeated="15"/>
          <table:table-cell table:style-name="Footnote"/>
          <table:table-cell table:number-columns-repeated="16358"/>
        </table:table-row>
        <table:table-row table:style-name="ro8">
          <table:table-cell table:style-name="Accent_20_1" office:value-type="string" calcext:value-type="string">
            <text:p>LN02Yy LDgwwyYy</text:p>
          </table:table-cell>
          <table:table-cell table:style-name="Footnote" office:value-type="string" calcext:value-type="string">
            <text:p>Lendoli Akkas</text:p>
          </table:table-cell>
          <table:table-cell table:style-name="ce786" table:formula="of:=[.C235]+1" office:value-type="date" office:date-value="2025-11-04" calcext:value-type="date">
            <text:p>Nov 4</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00LNyy LDgwwyYy</text:p>
          </table:table-cell>
          <table:table-cell table:style-name="Footnote" office:value-type="string" calcext:value-type="string">
            <text:p>Baringi Akkas</text:p>
          </table:table-cell>
          <table:table-cell table:style-name="ce786" table:formula="of:=[.C236]+1" office:value-type="date" office:date-value="2025-11-05" calcext:value-type="date">
            <text:p>Nov 5</text:p>
          </table:table-cell>
          <table:table-cell table:style-name="ce309" office:value-type="string" calcext:value-type="string">
            <text:p>&amp;4</text:p>
          </table:table-cell>
          <table:table-cell table:style-name="ce784" office:value-type="string" calcext:value-type="string">
            <text:p>Enjoyed as a non actor from above the circus watching</text:p>
          </table:table-cell>
          <table:table-cell table:style-name="Footnote" office:value-type="string" calcext:value-type="string">
            <text:p>He is happy to play the moon because it is the full moon</text:p>
          </table:table-cell>
          <table:table-cell table:style-name="Footnote" table:number-columns-repeated="4"/>
          <table:table-cell table:number-columns-repeated="15"/>
          <table:table-cell table:style-name="Footnote"/>
          <table:table-cell table:number-columns-repeated="16358"/>
        </table:table-row>
        <table:table-row table:style-name="ro10">
          <table:table-cell table:style-name="Accent_20_3" office:value-type="string" calcext:value-type="string">
            <text:p>LDgwwy</text:p>
          </table:table-cell>
          <table:table-cell table:style-name="Footnote" office:value-type="string" calcext:value-type="string">
            <text:p>Argas</text:p>
          </table:table-cell>
          <table:table-cell table:style-name="ce786" table:formula="of:=[.C237]+1" office:value-type="date" office:date-value="2025-11-06" calcext:value-type="date">
            <text:p>Nov 6</text:p>
          </table:table-cell>
          <table:table-cell table:style-name="ce309"/>
          <table:table-cell table:style-name="ce784"/>
          <table:table-cell table:style-name="Footnote" office:value-type="string" calcext:value-type="string">
            <text:p>Has been chased by a few people, including Taramandin</text:p>
          </table:table-cell>
          <table:table-cell table:style-name="Footnote" table:number-columns-repeated="4"/>
          <table:table-cell table:number-columns-repeated="15"/>
          <table:table-cell table:style-name="Footnote"/>
          <table:table-cell table:number-columns-repeated="16358"/>
        </table:table-row>
        <table:table-row table:style-name="ro9">
          <table:table-cell table:style-name="Accent_20_2" office:value-type="string" calcext:value-type="string">
            <text:p>01Lllx LDwyyy</text:p>
          </table:table-cell>
          <table:table-cell table:style-name="Footnote" office:value-type="string" calcext:value-type="string">
            <text:p>Nenarla Wili</text:p>
          </table:table-cell>
          <table:table-cell table:style-name="ce786" table:formula="of:=[.C238]+1" office:value-type="date" office:date-value="2025-11-07" calcext:value-type="date">
            <text:p>Nov 7</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26">
          <table:table-cell table:style-name="Accent_20_1" office:value-type="string" calcext:value-type="string">
            <text:p>21Ln LDwyyy</text:p>
          </table:table-cell>
          <table:table-cell table:style-name="Footnote" office:value-type="string" calcext:value-type="string">
            <text:p>Biinnelen Wili</text:p>
          </table:table-cell>
          <table:table-cell table:style-name="ce786" table:formula="of:=[.C239]+1" office:value-type="date" office:date-value="2025-11-08" calcext:value-type="date">
            <text:p>Nov 8</text:p>
          </table:table-cell>
          <table:table-cell table:style-name="ce309"/>
          <table:table-cell table:style-name="ce784" office:value-type="string" calcext:value-type="string">
            <text:p>Late, Tearan gets told to go back in; wants to go on a little adventure</text:p>
          </table:table-cell>
          <table:table-cell table:style-name="Footnote" table:number-columns-repeated="5"/>
          <table:table-cell table:number-columns-repeated="15"/>
          <table:table-cell table:style-name="Footnote"/>
          <table:table-cell table:number-columns-repeated="16358"/>
        </table:table-row>
        <table:table-row table:style-name="ro20">
          <table:table-cell table:style-name="Accent_20_1" office:value-type="string" calcext:value-type="string">
            <text:p>31Ln LDwyyy</text:p>
          </table:table-cell>
          <table:table-cell table:style-name="Footnote" office:value-type="string" calcext:value-type="string">
            <text:p>Lennelen Wili</text:p>
          </table:table-cell>
          <table:table-cell table:style-name="ce786" table:formula="of:=[.C240]+1" office:value-type="date" office:date-value="2025-11-09" calcext:value-type="date">
            <text:p>Nov 9</text:p>
          </table:table-cell>
          <table:table-cell table:style-name="ce309"/>
          <table:table-cell table:style-name="ce784" office:value-type="string" calcext:value-type="string">
            <text:p>Is concerned by Falfela’s screaming</text:p>
          </table:table-cell>
          <table:table-cell table:style-name="Footnote" office:value-type="string" calcext:value-type="string">
            <text:p>Stays with her and calms her uncontrolled anxiety attack. It is not the first time she acts like this, but it is the first time Tearan sees it.</text:p>
          </table:table-cell>
          <table:table-cell table:style-name="Footnote" office:value-type="string" calcext:value-type="string">
            <text:p>Can’t handle the stress Luseytokris is placing on her and her family. Loses it. Is comforted by Reyon. Hates showing this version of herself.</text:p>
          </table:table-cell>
          <table:table-cell table:style-name="Footnote" office:value-type="string" calcext:value-type="string">
            <text:p>Gets angry at Falfela for not acting about Eytokris’ behaviour, and believes his Southernness is why he is doing that sort of evil thing</text:p>
          </table:table-cell>
          <table:table-cell table:style-name="Footnote" office:value-type="string" calcext:value-type="string">
            <text:p>Cannot care for Falfela’s behaviour. Has seen it play out too many times and would rather just leave the town for a few days and not have the plans be affected by such. It always happens when people are about to leave yadda yadda yadda</text:p>
          </table:table-cell>
          <table:table-cell table:style-name="Footnote" office:value-type="string" calcext:value-type="string">
            <text:p>Clearly says he can take care of Eytokris if necessary, he’s not that great a boss for Bash anyway and his family could just barge in and show him how life can be.</text:p>
          </table:table-cell>
          <table:table-cell table:number-columns-repeated="15"/>
          <table:table-cell table:style-name="Footnote"/>
          <table:table-cell table:number-columns-repeated="16358"/>
        </table:table-row>
        <table:table-row table:style-name="ro28">
          <table:table-cell table:style-name="Accent_20_1" office:value-type="string" calcext:value-type="string">
            <text:p>41Ln LDwyyy</text:p>
          </table:table-cell>
          <table:table-cell table:style-name="Footnote" office:value-type="string" calcext:value-type="string">
            <text:p>Guunnelen Wili</text:p>
          </table:table-cell>
          <table:table-cell table:style-name="ce786" table:formula="of:=[.C241]+1" office:value-type="date" office:date-value="2025-11-10" calcext:value-type="date">
            <text:p>Nov 10</text:p>
          </table:table-cell>
          <table:table-cell table:style-name="ce309"/>
          <table:table-cell table:style-name="ce784" office:value-type="string" calcext:value-type="string">
            <text:p>They leave, wishing Falfela well.</text:p>
            <text:p>Sleep in grove, singing hiking tunes along the way.</text:p>
          </table:table-cell>
          <table:table-cell table:style-name="Footnote" office:value-type="string" calcext:value-type="string">
            <text:p>Takes care of Falfela for the first day, knows she need some specific medicines to calm the visions and feelings of enemies.</text:p>
          </table:table-cell>
          <table:table-cell table:style-name="Footnote" office:value-type="string" calcext:value-type="string">
            <text:p>Is actually out of commission for a while. Somehow overdoes it, as to ensure Luseytokris and others don’t bother her for a while</text:p>
          </table:table-cell>
          <table:table-cell table:style-name="Footnote" office:value-type="string" calcext:value-type="string">
            <text:p>Kafisa knows she’s over doing it, but clearly want Luseytokris chased out of the town.</text:p>
          </table:table-cell>
          <table:table-cell table:style-name="Footnote"/>
          <table:table-cell table:style-name="ce784" office:value-type="string" calcext:value-type="string">
            <text:p>Shares his plan to Bash, who disagrees.</text:p>
          </table:table-cell>
          <table:table-cell table:number-columns-repeated="15"/>
          <table:table-cell table:style-name="Footnote"/>
          <table:table-cell table:number-columns-repeated="16358"/>
        </table:table-row>
        <table:table-row table:style-name="ro31">
          <table:table-cell table:style-name="Accent_20_1" office:value-type="string" calcext:value-type="string">
            <text:p>51Ln LDwyyy</text:p>
          </table:table-cell>
          <table:table-cell table:style-name="Footnote" office:value-type="string" calcext:value-type="string">
            <text:p>BiNiineren Wili</text:p>
          </table:table-cell>
          <table:table-cell table:style-name="ce786" table:formula="of:=[.C242]+1" office:value-type="date" office:date-value="2025-11-11" calcext:value-type="date">
            <text:p>Nov 11</text:p>
          </table:table-cell>
          <table:table-cell table:style-name="ce309" office:value-type="string" calcext:value-type="string">
            <text:p>&amp;6</text:p>
          </table:table-cell>
          <table:table-cell table:style-name="ce784" office:value-type="string" calcext:value-type="string">
            <text:p>Reaching midday, a few more things are to be done, sent to gather more things further south, sleep again in nature</text:p>
          </table:table-cell>
          <table:table-cell table:style-name="Footnote" office:value-type="string" calcext:value-type="string">
            <text:p>Gathered them by going on a short trip with Kafisa up North.</text:p>
          </table:table-cell>
          <table:table-cell table:style-name="Footnote" office:value-type="string" calcext:value-type="string">
            <text:p>Actually needs some medicinal plants to calm the head.</text:p>
          </table:table-cell>
          <table:table-cell table:style-name="Footnote" office:value-type="string" calcext:value-type="string">
            <text:p>Goes with Reyon to find plants to help with Falfela’s mind set</text:p>
          </table:table-cell>
          <table:table-cell table:style-name="Footnote" office:value-type="string" calcext:value-type="string">
            <text:p>Gives brooch that Uzhil gave</text:p>
          </table:table-cell>
          <table:table-cell table:style-name="ce784" office:value-type="string" calcext:value-type="string">
            <text:p>Is starting to share disgruntledment towards people from further south in the southern sprawl which sparks a bit of an overreaction out of his control</text:p>
          </table:table-cell>
          <table:table-cell table:number-columns-repeated="15"/>
          <table:table-cell table:style-name="Footnote"/>
          <table:table-cell table:number-columns-repeated="16358"/>
        </table:table-row>
        <table:table-row table:style-name="ro25">
          <table:table-cell table:style-name="Accent_20_2" office:value-type="string" calcext:value-type="string">
            <text:p>02Lllx LDwyyy</text:p>
          </table:table-cell>
          <table:table-cell table:style-name="Footnote" office:value-type="string" calcext:value-type="string">
            <text:p>Doolarla Wili</text:p>
          </table:table-cell>
          <table:table-cell table:style-name="ce786" table:formula="of:=[.C243]+1" office:value-type="date" office:date-value="2025-11-12" calcext:value-type="date">
            <text:p>Nov 12</text:p>
          </table:table-cell>
          <table:table-cell table:style-name="ce309"/>
          <table:table-cell table:style-name="ce784" office:value-type="string" calcext:value-type="string">
            <text:p>Reach Minoan city of Palkora gather material for Uffel’s family, but they don’t speak the language all that well enough to enjoy other than the looks, resleep in nature’s same spot. Odd sounds at night.</text:p>
          </table:table-cell>
          <table:table-cell table:style-name="ce784" office:value-type="string" calcext:value-type="string">
            <text:p>Feels like he’s done enough to help Falfela, and that she should be less of a baby now, and storms off to go jump in the ocean to reset his mind, gets stopped by Taalashen who says it’s too dangerous, he agrees.</text:p>
          </table:table-cell>
          <table:table-cell table:style-name="ce784" office:value-type="string" calcext:value-type="string">
            <text:p>Falfela would rather continue being taken care of, and reacts strongly when Reyon pushes her away.</text:p>
          </table:table-cell>
          <table:table-cell table:style-name="ce784" office:value-type="string" calcext:value-type="string">
            <text:p>Kafisa is forced to stay by Falfela and is annoyed by Reyon for leaving, hears a commotion and can’t really go check out what happens.</text:p>
          </table:table-cell>
          <table:table-cell table:style-name="ce784" office:value-type="string" calcext:value-type="string">
            <text:p>Absolutely loves the machineries and a different material being used, but in the absence of Reyon or Uffel or anyone who has a better understanding of the language, is left wanting. Does take off for a while when a guest of the Khattom recognizes him.</text:p>
          </table:table-cell>
          <table:table-cell table:style-name="ce784"/>
          <table:table-cell table:number-columns-repeated="15"/>
          <table:table-cell table:style-name="Footnote"/>
          <table:table-cell table:number-columns-repeated="16358"/>
        </table:table-row>
        <table:table-row table:style-name="ro35">
          <table:table-cell table:style-name="Accent_20_1" office:value-type="string" calcext:value-type="string">
            <text:p>22Ln LDwyyy</text:p>
          </table:table-cell>
          <table:table-cell table:style-name="Footnote" office:value-type="string" calcext:value-type="string">
            <text:p>BiDoolen Wili</text:p>
          </table:table-cell>
          <table:table-cell table:style-name="ce785" table:formula="of:=[.C244]+1" office:value-type="date" office:date-value="2025-11-13" calcext:value-type="date">
            <text:p>Nov 13</text:p>
          </table:table-cell>
          <table:table-cell table:style-name="ce309"/>
          <table:table-cell table:style-name="ce784" office:value-type="string" calcext:value-type="string">
            <text:p>Bring material from the city to the vineyard, gets the wine jars, donkey reactive but fine, Tearan is shown how to control the donkey. Sleep again in nature, can hear growls, but people make fun of him.</text:p>
          </table:table-cell>
          <table:table-cell table:style-name="ce784"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32Ln LDwyyy</text:p>
          </table:table-cell>
          <table:table-cell table:style-name="Footnote" office:value-type="string" calcext:value-type="string">
            <text:p>LeDoolen Wili</text:p>
          </table:table-cell>
          <table:table-cell table:style-name="ce786" table:formula="of:=[.C245]+1" office:value-type="date" office:date-value="2025-11-14" calcext:value-type="date">
            <text:p>Nov 14</text:p>
          </table:table-cell>
          <table:table-cell table:style-name="ce309"/>
          <table:table-cell table:style-name="ce784" office:value-type="string" calcext:value-type="string">
            <text:p>Reaches home</text:p>
          </table:table-cell>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42Ln LDwyyy</text:p>
          </table:table-cell>
          <table:table-cell table:style-name="Footnote" office:value-type="string" calcext:value-type="string">
            <text:p>KuuDoolen Wili</text:p>
          </table:table-cell>
          <table:table-cell table:style-name="ce786" table:formula="of:=[.C246]+1" office:value-type="date" office:date-value="2025-11-15" calcext:value-type="date">
            <text:p>Nov 15</text:p>
          </table:table-cell>
          <table:table-cell table:style-name="ce309"/>
          <table:table-cell table:style-name="ce784" office:value-type="string" calcext:value-type="string">
            <text:p>Last hearing</text:p>
          </table:table-cell>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52Ln LDwyyy</text:p>
          </table:table-cell>
          <table:table-cell table:style-name="Footnote" office:value-type="string" calcext:value-type="string">
            <text:p>PaanDoolen Wili</text:p>
          </table:table-cell>
          <table:table-cell table:style-name="ce786" table:formula="of:=[.C247]+1" office:value-type="date" office:date-value="2025-11-16" calcext:value-type="date">
            <text:p>Nov 16</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2" office:value-type="string" calcext:value-type="string">
            <text:p>03Lllx LDwyyy</text:p>
          </table:table-cell>
          <table:table-cell table:style-name="Footnote" office:value-type="string" calcext:value-type="string">
            <text:p>Lellarla Wili</text:p>
          </table:table-cell>
          <table:table-cell table:style-name="ce786" table:formula="of:=[.C248]+1" office:value-type="date" office:date-value="2025-11-17" calcext:value-type="date">
            <text:p>Nov 17</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23Ln LDwyyy</text:p>
          </table:table-cell>
          <table:table-cell table:style-name="Footnote" office:value-type="string" calcext:value-type="string">
            <text:p>Biillaaren Wili</text:p>
          </table:table-cell>
          <table:table-cell table:style-name="ce786" table:formula="of:=[.C249]+1" office:value-type="date" office:date-value="2025-11-18" calcext:value-type="date">
            <text:p>Nov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3Ln LDwyyy</text:p>
          </table:table-cell>
          <table:table-cell table:style-name="Footnote" office:value-type="string" calcext:value-type="string">
            <text:p>Lilleeren Wili</text:p>
          </table:table-cell>
          <table:table-cell table:style-name="ce786" table:formula="of:=[.C250]+1" office:value-type="date" office:date-value="2025-11-19" calcext:value-type="date">
            <text:p>Nov 19</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3Ln LDwyyy</text:p>
          </table:table-cell>
          <table:table-cell table:style-name="Footnote" office:value-type="string" calcext:value-type="string">
            <text:p>Guullaaren Wili</text:p>
          </table:table-cell>
          <table:table-cell table:style-name="ce785" table:formula="of:=[.C251]+1" office:value-type="date" office:date-value="2025-11-20" calcext:value-type="date">
            <text:p>Nov 20</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53Ln LDwyyy</text:p>
          </table:table-cell>
          <table:table-cell table:style-name="Footnote" office:value-type="string" calcext:value-type="string">
            <text:p>Banaarlen Wili</text:p>
          </table:table-cell>
          <table:table-cell table:style-name="ce786" table:formula="of:=[.C252]+1" office:value-type="date" office:date-value="2025-11-21" calcext:value-type="date">
            <text:p>Nov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4Lllx LDwyyy</text:p>
          </table:table-cell>
          <table:table-cell table:style-name="Footnote" office:value-type="string" calcext:value-type="string">
            <text:p>Goolarla Wili</text:p>
          </table:table-cell>
          <table:table-cell table:style-name="ce786" table:formula="of:=[.C253]+1" office:value-type="date" office:date-value="2025-11-22" calcext:value-type="date">
            <text:p>Nov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6">
          <table:table-cell table:style-name="Accent_20_1" office:value-type="string" calcext:value-type="string">
            <text:p>24Ln LDwyyy</text:p>
          </table:table-cell>
          <table:table-cell table:style-name="Footnote" office:value-type="string" calcext:value-type="string">
            <text:p>BiRuulen Wili</text:p>
          </table:table-cell>
          <table:table-cell table:style-name="ce786" table:formula="of:=[.C254]+1" office:value-type="date" office:date-value="2025-11-23" calcext:value-type="date">
            <text:p>Nov 23</text:p>
          </table:table-cell>
          <table:table-cell table:style-name="ce309"/>
          <table:table-cell table:number-columns-repeated="2" table:style-name="Footnote" office:value-type="string" calcext:value-type="string">
            <text:p>Returning home</text:p>
          </table:table-cell>
          <table:table-cell table:style-name="Footnote" office:value-type="string" calcext:value-type="string">
            <text:p>Staying at Inyafee’s</text:p>
          </table:table-cell>
          <table:table-cell table:style-name="Footnote" office:value-type="string" calcext:value-type="string">
            <text:p>Very happy that Falfela is not here for a while, that unknots her tongue</text:p>
          </table:table-cell>
          <table:table-cell table:style-name="Footnote" table:number-columns-repeated="2"/>
          <table:table-cell table:number-columns-repeated="15"/>
          <table:table-cell table:style-name="Footnote"/>
          <table:table-cell table:number-columns-repeated="16358"/>
        </table:table-row>
        <table:table-row table:style-name="ro8">
          <table:table-cell table:style-name="Accent_20_1" office:value-type="string" calcext:value-type="string">
            <text:p>34Ln LDwyyy</text:p>
          </table:table-cell>
          <table:table-cell table:style-name="Footnote" office:value-type="string" calcext:value-type="string">
            <text:p>LeRulen Wili</text:p>
          </table:table-cell>
          <table:table-cell table:style-name="ce786" table:formula="of:=[.C255]+1" office:value-type="date" office:date-value="2025-11-24" calcext:value-type="date">
            <text:p>Nov 24</text:p>
          </table:table-cell>
          <table:table-cell table:style-name="ce309"/>
          <table:table-cell table:style-name="ce784" office:value-type="string" calcext:value-type="string">
            <text:p>Sword play time</text:p>
          </table:table-cell>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44Ln LDwyyy</text:p>
          </table:table-cell>
          <table:table-cell table:style-name="Footnote" office:value-type="string" calcext:value-type="string">
            <text:p>Kuruulen Wili</text:p>
          </table:table-cell>
          <table:table-cell table:style-name="ce786" table:formula="of:=[.C256]+1" office:value-type="date" office:date-value="2025-11-25" calcext:value-type="date">
            <text:p>Nov 25</text:p>
          </table:table-cell>
          <table:table-cell table:style-name="ce309"/>
          <table:table-cell table:style-name="ce784" office:value-type="string" calcext:value-type="string">
            <text:p>Sword play time</text:p>
          </table:table-cell>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54Ln LDwyyy</text:p>
          </table:table-cell>
          <table:table-cell table:style-name="Footnote" office:value-type="string" calcext:value-type="string">
            <text:p>Banoorlen Wili</text:p>
          </table:table-cell>
          <table:table-cell table:style-name="ce786" table:formula="of:=[.C257]+1" office:value-type="date" office:date-value="2025-11-26" calcext:value-type="date">
            <text:p>Nov 26</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2" office:value-type="string" calcext:value-type="string">
            <text:p>05Lllx LDwyyy</text:p>
          </table:table-cell>
          <table:table-cell table:style-name="Footnote" office:value-type="string" calcext:value-type="string">
            <text:p>Bammarla Wili</text:p>
          </table:table-cell>
          <table:table-cell table:style-name="ce786" table:formula="of:=[.C258]+1" office:value-type="date" office:date-value="2025-11-27" calcext:value-type="date">
            <text:p>Nov 27</text:p>
          </table:table-cell>
          <table:table-cell table:style-name="ce309" office:value-type="string" calcext:value-type="string">
            <text:p>&amp;2</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25Ln LDwyyy</text:p>
          </table:table-cell>
          <table:table-cell table:style-name="Footnote" office:value-type="string" calcext:value-type="string">
            <text:p>BiiVaameng Wili</text:p>
          </table:table-cell>
          <table:table-cell table:style-name="ce786" table:formula="of:=[.C259]+1" office:value-type="date" office:date-value="2025-11-28" calcext:value-type="date">
            <text:p>Nov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5Ln LDwyyy</text:p>
          </table:table-cell>
          <table:table-cell table:style-name="Footnote" office:value-type="string" calcext:value-type="string">
            <text:p>LeVaameng Wili</text:p>
          </table:table-cell>
          <table:table-cell table:style-name="ce786" table:formula="of:=[.C260]+1" office:value-type="date" office:date-value="2025-11-29" calcext:value-type="date">
            <text:p>Nov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5Ln LDwyyy</text:p>
          </table:table-cell>
          <table:table-cell table:style-name="Footnote" office:value-type="string" calcext:value-type="string">
            <text:p>KuVaameng Wili</text:p>
          </table:table-cell>
          <table:table-cell table:style-name="ce786" table:formula="of:=[.C261]+1" office:value-type="date" office:date-value="2025-11-30" calcext:value-type="date">
            <text:p>Nov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5Ln LDwyyy</text:p>
          </table:table-cell>
          <table:table-cell table:style-name="Footnote" office:value-type="string" calcext:value-type="string">
            <text:p>FaVaameng Wili</text:p>
          </table:table-cell>
          <table:table-cell table:style-name="ce786" table:formula="of:=[.C262]+1" office:value-type="date" office:date-value="2025-12-01" calcext:value-type="date">
            <text:p>Dec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6Lllx LDwyyy</text:p>
          </table:table-cell>
          <table:table-cell table:style-name="Footnote" office:value-type="string" calcext:value-type="string">
            <text:p>Duulelarla Wili</text:p>
          </table:table-cell>
          <table:table-cell table:style-name="ce786" table:formula="of:=[.C263]+1" office:value-type="date" office:date-value="2025-12-02" calcext:value-type="date">
            <text:p>Dec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6Ln LDwyyy</text:p>
          </table:table-cell>
          <table:table-cell table:style-name="Footnote" office:value-type="string" calcext:value-type="string">
            <text:p>BiiDuleren Wili</text:p>
          </table:table-cell>
          <table:table-cell table:style-name="ce786" table:formula="of:=[.C264]+1" office:value-type="date" office:date-value="2025-12-03" calcext:value-type="date">
            <text:p>Dec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6Ln LDwyyy</text:p>
          </table:table-cell>
          <table:table-cell table:style-name="Footnote" office:value-type="string" calcext:value-type="string">
            <text:p>LeDuleren Wili</text:p>
          </table:table-cell>
          <table:table-cell table:style-name="ce786" table:formula="of:=[.C265]+1" office:value-type="date" office:date-value="2025-12-04" calcext:value-type="date">
            <text:p>Dec 4</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6Ln LDwyyy</text:p>
          </table:table-cell>
          <table:table-cell table:style-name="Footnote" office:value-type="string" calcext:value-type="string">
            <text:p>KuDuuleren Wili</text:p>
          </table:table-cell>
          <table:table-cell table:style-name="ce786" table:formula="of:=[.C266]+1" office:value-type="date" office:date-value="2025-12-05" calcext:value-type="date">
            <text:p>Dec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6Ln LDwyyy</text:p>
          </table:table-cell>
          <table:table-cell table:style-name="Footnote" office:value-type="string" calcext:value-type="string">
            <text:p>PaDuleren Wili</text:p>
          </table:table-cell>
          <table:table-cell table:style-name="ce786" table:formula="of:=[.C267]+1" office:value-type="date" office:date-value="2025-12-06" calcext:value-type="date">
            <text:p>Dec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7Lllx LDwyyy</text:p>
          </table:table-cell>
          <table:table-cell table:style-name="Footnote" office:value-type="string" calcext:value-type="string">
            <text:p>Niraarla Wili</text:p>
          </table:table-cell>
          <table:table-cell table:style-name="ce786" table:formula="of:=[.C268]+1" office:value-type="date" office:date-value="2025-12-07" calcext:value-type="date">
            <text:p>Dec 7</text:p>
          </table:table-cell>
          <table:table-cell table:style-name="ce309"/>
          <table:table-cell table:style-name="Footnote" table:number-columns-repeated="2"/>
          <table:table-cell table:style-name="Footnote" office:value-type="string" calcext:value-type="string">
            <text:p>Returns to the town unwanting. Fears the teeth over antlers</text:p>
          </table:table-cell>
          <table:table-cell table:style-name="Footnote" table:number-columns-repeated="3"/>
          <table:table-cell table:number-columns-repeated="15"/>
          <table:table-cell table:style-name="Footnote"/>
          <table:table-cell table:number-columns-repeated="16358"/>
        </table:table-row>
        <table:table-row table:style-name="ro8">
          <table:table-cell table:style-name="Accent_20_1" office:value-type="string" calcext:value-type="string">
            <text:p>27Ln LDwyyy</text:p>
          </table:table-cell>
          <table:table-cell table:style-name="Footnote" office:value-type="string" calcext:value-type="string">
            <text:p>BiiNirlen Wili</text:p>
          </table:table-cell>
          <table:table-cell table:style-name="ce786" table:formula="of:=[.C269]+1" office:value-type="date" office:date-value="2025-12-08" calcext:value-type="date">
            <text:p>Dec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7Ln LDwyyy</text:p>
          </table:table-cell>
          <table:table-cell table:style-name="Footnote" office:value-type="string" calcext:value-type="string">
            <text:p>Lenirlen Wili</text:p>
          </table:table-cell>
          <table:table-cell table:style-name="ce786" table:formula="of:=[.C270]+1" office:value-type="date" office:date-value="2025-12-09" calcext:value-type="date">
            <text:p>Dec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7Ln LDwyyy</text:p>
          </table:table-cell>
          <table:table-cell table:style-name="Footnote" office:value-type="string" calcext:value-type="string">
            <text:p>KuuNirlen Wili</text:p>
          </table:table-cell>
          <table:table-cell table:style-name="ce786" table:formula="of:=[.C271]+1" office:value-type="date" office:date-value="2025-12-10" calcext:value-type="date">
            <text:p>Dec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7Ln LDwyyy</text:p>
          </table:table-cell>
          <table:table-cell table:style-name="Footnote" office:value-type="string" calcext:value-type="string">
            <text:p>Banirlen Wili</text:p>
          </table:table-cell>
          <table:table-cell table:style-name="ce786" table:formula="of:=[.C272]+1" office:value-type="date" office:date-value="2025-12-11" calcext:value-type="date">
            <text:p>Dec 11</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0Lllx LDwyyy</text:p>
          </table:table-cell>
          <table:table-cell table:style-name="Footnote" office:value-type="string" calcext:value-type="string">
            <text:p>Baarella Wili</text:p>
          </table:table-cell>
          <table:table-cell table:style-name="ce786" table:formula="of:=[.C273]+1" office:value-type="date" office:date-value="2025-12-12" calcext:value-type="date">
            <text:p>Dec 12</text:p>
          </table:table-cell>
          <table:table-cell table:style-name="ce309"/>
          <table:table-cell table:style-name="Footnote" office:value-type="string" calcext:value-type="string">
            <text:p>Slides on the canal</text:p>
          </table:table-cell>
          <table:table-cell table:style-name="Footnote" table:number-columns-repeated="5"/>
          <table:table-cell table:number-columns-repeated="15"/>
          <table:table-cell table:style-name="Footnote"/>
          <table:table-cell table:number-columns-repeated="16358"/>
        </table:table-row>
        <table:table-row table:style-name="ro14">
          <table:table-cell table:style-name="Accent_20_1" office:value-type="string" calcext:value-type="string">
            <text:p>20Ln LDwyyy</text:p>
          </table:table-cell>
          <table:table-cell table:style-name="Footnote" office:value-type="string" calcext:value-type="string">
            <text:p>BiGiilen Wili</text:p>
          </table:table-cell>
          <table:table-cell table:style-name="ce786" table:formula="of:=[.C274]+1" office:value-type="date" office:date-value="2025-12-13" calcext:value-type="date">
            <text:p>Dec 13</text:p>
          </table:table-cell>
          <table:table-cell table:style-name="ce309"/>
          <table:table-cell table:style-name="Footnote" office:value-type="string" calcext:value-type="string">
            <text:p>Goes with Taramandin and Tshavis to the Battlegrounds.</text:p>
          </table:table-cell>
          <table:table-cell table:style-name="Footnote"/>
          <table:table-cell table:style-name="Footnote" office:value-type="string" calcext:value-type="string">
            <text:p>Knows she can’t stop Tearan from wanting to explore like any child would, and hopes he will learn to respect the deads after. Is angry at Taramandin for even suggesting visiting the battleground.</text:p>
          </table:table-cell>
          <table:table-cell table:style-name="Footnote" table:number-columns-repeated="2"/>
          <table:table-cell table:style-name="Footnote" office:value-type="string" calcext:value-type="string">
            <text:p>Mandindaya asked Bash to check on Tearan Taramandin and Tshavis</text:p>
          </table:table-cell>
          <table:table-cell table:number-columns-repeated="15"/>
          <table:table-cell table:style-name="Footnote"/>
          <table:table-cell table:number-columns-repeated="16358"/>
        </table:table-row>
        <table:table-row table:style-name="ro8">
          <table:table-cell table:style-name="Accent_20_1" office:value-type="string" calcext:value-type="string">
            <text:p>30Ln LDwyyy</text:p>
          </table:table-cell>
          <table:table-cell table:style-name="Footnote" office:value-type="string" calcext:value-type="string">
            <text:p>LeLiilen Wili</text:p>
          </table:table-cell>
          <table:table-cell table:style-name="ce786" table:formula="of:=[.C275]+1" office:value-type="date" office:date-value="2025-12-14" calcext:value-type="date">
            <text:p>Dec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0Ln LDwyyy</text:p>
          </table:table-cell>
          <table:table-cell table:style-name="Footnote" office:value-type="string" calcext:value-type="string">
            <text:p>Guuwiilen Wili</text:p>
          </table:table-cell>
          <table:table-cell table:style-name="ce786" table:formula="of:=[.C276]+1" office:value-type="date" office:date-value="2025-12-15" calcext:value-type="date">
            <text:p>Dec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0Ln LDwyyy</text:p>
          </table:table-cell>
          <table:table-cell table:style-name="Footnote" office:value-type="string" calcext:value-type="string">
            <text:p>BaNiilen Wili</text:p>
          </table:table-cell>
          <table:table-cell table:style-name="ce786" table:formula="of:=[.C277]+1" office:value-type="date" office:date-value="2025-12-16" calcext:value-type="date">
            <text:p>Dec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LN04Yy LDwyyy</text:p>
          </table:table-cell>
          <table:table-cell table:style-name="Footnote" office:value-type="string" calcext:value-type="string">
            <text:p>Lenko’i Wili</text:p>
          </table:table-cell>
          <table:table-cell table:style-name="ce786" table:formula="of:=[.C278]+1" office:value-type="date" office:date-value="2025-12-17" calcext:value-type="date">
            <text:p>Dec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LN03Yy LDwyyy</text:p>
          </table:table-cell>
          <table:table-cell table:style-name="Footnote" office:value-type="string" calcext:value-type="string">
            <text:p>Lenleli Wili</text:p>
          </table:table-cell>
          <table:table-cell table:style-name="ce786" table:formula="of:=[.C279]+1" office:value-type="date" office:date-value="2025-12-18" calcext:value-type="date">
            <text:p>Dec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LN02Yy LDwyyy</text:p>
          </table:table-cell>
          <table:table-cell table:style-name="Footnote" office:value-type="string" calcext:value-type="string">
            <text:p>Lendoli Wili</text:p>
          </table:table-cell>
          <table:table-cell table:style-name="ce786" table:formula="of:=[.C280]+1" office:value-type="date" office:date-value="2025-12-19" calcext:value-type="date">
            <text:p>Dec 19</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00LNyy LDwyyy</text:p>
          </table:table-cell>
          <table:table-cell table:style-name="Footnote" office:value-type="string" calcext:value-type="string">
            <text:p>Baringi Wili</text:p>
          </table:table-cell>
          <table:table-cell table:style-name="ce786" table:formula="of:=[.C281]+1" office:value-type="date" office:date-value="2025-12-20" calcext:value-type="date">
            <text:p>Dec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3" office:value-type="string" calcext:value-type="string">
            <text:p>LDwyln</text:p>
          </table:table-cell>
          <table:table-cell table:style-name="Footnote" office:value-type="string" calcext:value-type="string">
            <text:p>Wigil</text:p>
          </table:table-cell>
          <table:table-cell table:style-name="ce786" table:formula="of:=[.C282]+1" office:value-type="date" office:date-value="2025-12-21" calcext:value-type="date">
            <text:p>Dec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1Lllx LDwylnYy</text:p>
          </table:table-cell>
          <table:table-cell table:style-name="Footnote" office:value-type="string" calcext:value-type="string">
            <text:p>Nenarla Lawni</text:p>
          </table:table-cell>
          <table:table-cell table:style-name="ce786" table:formula="of:=[.C283]+1" office:value-type="date" office:date-value="2025-12-22" calcext:value-type="date">
            <text:p>Dec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1Ln LDwylnYy</text:p>
          </table:table-cell>
          <table:table-cell table:style-name="Footnote" office:value-type="string" calcext:value-type="string">
            <text:p>Biinnelen Lawni</text:p>
          </table:table-cell>
          <table:table-cell table:style-name="ce786" table:formula="of:=[.C284]+1" office:value-type="date" office:date-value="2025-12-23" calcext:value-type="date">
            <text:p>Dec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1Ln LDwylnYy</text:p>
          </table:table-cell>
          <table:table-cell table:style-name="Footnote" office:value-type="string" calcext:value-type="string">
            <text:p>Lennelen Lawni</text:p>
          </table:table-cell>
          <table:table-cell table:style-name="ce786" table:formula="of:=[.C285]+1" office:value-type="date" office:date-value="2025-12-24" calcext:value-type="date">
            <text:p>Dec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1Ln LDwylnYy</text:p>
          </table:table-cell>
          <table:table-cell table:style-name="Footnote" office:value-type="string" calcext:value-type="string">
            <text:p>Guunnelen Lawni</text:p>
          </table:table-cell>
          <table:table-cell table:style-name="ce786" table:formula="of:=[.C286]+1" office:value-type="date" office:date-value="2025-12-25" calcext:value-type="date">
            <text:p>Dec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1Ln LDwylnYy</text:p>
          </table:table-cell>
          <table:table-cell table:style-name="Footnote" office:value-type="string" calcext:value-type="string">
            <text:p>BiNiineren Lawni</text:p>
          </table:table-cell>
          <table:table-cell table:style-name="ce786" table:formula="of:=[.C287]+1" office:value-type="date" office:date-value="2025-12-26" calcext:value-type="date">
            <text:p>Dec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2Lllx LDwylnYy</text:p>
          </table:table-cell>
          <table:table-cell table:style-name="Footnote" office:value-type="string" calcext:value-type="string">
            <text:p>Doolarla Lawni</text:p>
          </table:table-cell>
          <table:table-cell table:style-name="ce786" table:formula="of:=[.C288]+1" office:value-type="date" office:date-value="2025-12-27" calcext:value-type="date">
            <text:p>Dec 27</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2Ln LDwylnYy</text:p>
          </table:table-cell>
          <table:table-cell table:style-name="Footnote" office:value-type="string" calcext:value-type="string">
            <text:p>BiDoolen Lawni</text:p>
          </table:table-cell>
          <table:table-cell table:style-name="ce786" table:formula="of:=[.C289]+1" office:value-type="date" office:date-value="2025-12-28" calcext:value-type="date">
            <text:p>Dec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2Ln LDwylnYy</text:p>
          </table:table-cell>
          <table:table-cell table:style-name="Footnote" office:value-type="string" calcext:value-type="string">
            <text:p>LeDoolen Lawni</text:p>
          </table:table-cell>
          <table:table-cell table:style-name="ce786" table:formula="of:=[.C290]+1" office:value-type="date" office:date-value="2025-12-29" calcext:value-type="date">
            <text:p>Dec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2Ln LDwylnYy</text:p>
          </table:table-cell>
          <table:table-cell table:style-name="Footnote" office:value-type="string" calcext:value-type="string">
            <text:p>KuuDoolen Lawni</text:p>
          </table:table-cell>
          <table:table-cell table:style-name="ce786" table:formula="of:=[.C291]+1" office:value-type="date" office:date-value="2025-12-30" calcext:value-type="date">
            <text:p>Dec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2Ln LDwylnYy</text:p>
          </table:table-cell>
          <table:table-cell table:style-name="Footnote" office:value-type="string" calcext:value-type="string">
            <text:p>PaanDoolen Lawni</text:p>
          </table:table-cell>
          <table:table-cell table:style-name="ce786" table:formula="of:=[.C292]+1" office:value-type="date" office:date-value="2025-12-31" calcext:value-type="date">
            <text:p>Dec 3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3Lllx LDwylnYy</text:p>
          </table:table-cell>
          <table:table-cell table:style-name="Footnote" office:value-type="string" calcext:value-type="string">
            <text:p>Lellarla Lawni</text:p>
          </table:table-cell>
          <table:table-cell table:style-name="ce786" table:formula="of:=[.C293]+1" office:value-type="date" office:date-value="2026-01-01" calcext:value-type="date">
            <text:p>Jan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3Ln LDwylnYy</text:p>
          </table:table-cell>
          <table:table-cell table:style-name="Footnote" office:value-type="string" calcext:value-type="string">
            <text:p>Biillaaren Lawni</text:p>
          </table:table-cell>
          <table:table-cell table:style-name="ce786" table:formula="of:=[.C294]+1" office:value-type="date" office:date-value="2026-01-02" calcext:value-type="date">
            <text:p>Jan 2</text:p>
          </table:table-cell>
          <table:table-cell table:style-name="ce309"/>
          <table:table-cell table:style-name="Footnote" table:number-columns-repeated="3"/>
          <table:table-cell table:style-name="Footnote" office:value-type="string" calcext:value-type="string">
            <text:p>Returns to Yivalkes with Taalashen</text:p>
          </table:table-cell>
          <table:table-cell table:style-name="Footnote" table:number-columns-repeated="2"/>
          <table:table-cell table:number-columns-repeated="15"/>
          <table:table-cell table:style-name="Footnote"/>
          <table:table-cell table:number-columns-repeated="16358"/>
        </table:table-row>
        <table:table-row table:style-name="ro6">
          <table:table-cell table:style-name="Accent_20_1" office:value-type="string" calcext:value-type="string">
            <text:p>33Ln LDwylnYy</text:p>
          </table:table-cell>
          <table:table-cell table:style-name="Footnote" office:value-type="string" calcext:value-type="string">
            <text:p>Lilleeren Lawni</text:p>
          </table:table-cell>
          <table:table-cell table:style-name="ce786" table:formula="of:=[.C295]+1" office:value-type="date" office:date-value="2026-01-03" calcext:value-type="date">
            <text:p>Jan 3</text:p>
          </table:table-cell>
          <table:table-cell table:style-name="ce309" office:value-type="string" calcext:value-type="string">
            <text:p>&amp;4</text:p>
          </table:table-cell>
          <table:table-cell table:style-name="Footnote" office:value-type="string" calcext:value-type="string">
            <text:p>Overeats, helps share food to others</text:p>
          </table:table-cell>
          <table:table-cell table:style-name="Footnote" office:value-type="string" calcext:value-type="string">
            <text:p>Notices the exchanges of food but focuses on chatting with the different families</text:p>
          </table:table-cell>
          <table:table-cell table:style-name="Footnote" office:value-type="string" calcext:value-type="string">
            <text:p>Tries to feed the southern sprawl and is annoyed that people don’t want food. She assumes it is because people don’t want to celebrate the moon anymore</text:p>
          </table:table-cell>
          <table:table-cell table:style-name="Footnote" office:value-type="string" calcext:value-type="string">
            <text:p>Does not want to spend time with Tearan until she figured more of what happened during her time away</text:p>
          </table:table-cell>
          <table:table-cell table:style-name="Footnote" office:value-type="string" calcext:value-type="string">
            <text:p>Enjoys the food big time</text:p>
          </table:table-cell>
          <table:table-cell table:style-name="Footnote" office:value-type="string" calcext:value-type="string">
            <text:p>Checks on Falfela again</text:p>
          </table:table-cell>
          <table:table-cell table:number-columns-repeated="15"/>
          <table:table-cell table:style-name="Footnote"/>
          <table:table-cell table:number-columns-repeated="16358"/>
        </table:table-row>
        <table:table-row table:style-name="ro8">
          <table:table-cell table:style-name="Accent_20_1" office:value-type="string" calcext:value-type="string">
            <text:p>43Ln LDwylnYy</text:p>
          </table:table-cell>
          <table:table-cell table:style-name="Footnote" office:value-type="string" calcext:value-type="string">
            <text:p>Guullaaren Lawni</text:p>
          </table:table-cell>
          <table:table-cell table:style-name="ce786" table:formula="of:=[.C296]+1" office:value-type="date" office:date-value="2026-01-04" calcext:value-type="date">
            <text:p>Jan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3Ln LDwylnYy</text:p>
          </table:table-cell>
          <table:table-cell table:style-name="Footnote" office:value-type="string" calcext:value-type="string">
            <text:p>Banaaren Lawni</text:p>
          </table:table-cell>
          <table:table-cell table:style-name="ce786" table:formula="of:=[.C297]+1" office:value-type="date" office:date-value="2026-01-05" calcext:value-type="date">
            <text:p>Jan 5</text:p>
          </table:table-cell>
          <table:table-cell table:style-name="ce309" office:value-type="string" calcext:value-type="string">
            <text:p>&amp;5</text:p>
          </table:table-cell>
          <table:table-cell table:style-name="Footnote" table:number-columns-repeated="6"/>
          <table:table-cell table:number-columns-repeated="15"/>
          <table:table-cell table:style-name="Footnote"/>
          <table:table-cell table:number-columns-repeated="16358"/>
        </table:table-row>
        <table:table-row table:style-name="ro6">
          <table:table-cell table:style-name="Accent_20_2" office:value-type="string" calcext:value-type="string">
            <text:p>04Lllx LDwylnYy</text:p>
          </table:table-cell>
          <table:table-cell table:style-name="Footnote" office:value-type="string" calcext:value-type="string">
            <text:p>Goolarla Lawni</text:p>
          </table:table-cell>
          <table:table-cell table:style-name="ce786" table:formula="of:=[.C298]+1" office:value-type="date" office:date-value="2026-01-06" calcext:value-type="date">
            <text:p>Jan 6</text:p>
          </table:table-cell>
          <table:table-cell table:style-name="ce309" office:value-type="string" calcext:value-type="string">
            <text:p>&amp;5</text:p>
          </table:table-cell>
          <table:table-cell table:style-name="Footnote" office:value-type="string" calcext:value-type="string">
            <text:p>Sword dance</text:p>
          </table:table-cell>
          <table:table-cell table:style-name="Footnote" office:value-type="string" calcext:value-type="string">
            <text:p>Read a few things from Tearan and confidently and wrongly concluded that Mandin and Kaffisa were assholes, and that Tearan was in love with Easma</text:p>
          </table:table-cell>
          <table:table-cell table:style-name="Footnote"/>
          <table:table-cell table:style-name="Footnote" office:value-type="string" calcext:value-type="string">
            <text:p>Finds funny that Tearan thought this was the 2<text:span text:style-name="T3">nd</text:span> week not the 4<text:span text:style-name="T3">th</text:span> so makes fun of it for mixing 4 and 2</text:p>
          </table:table-cell>
          <table:table-cell table:style-name="Footnote" table:number-columns-repeated="2"/>
          <table:table-cell table:number-columns-repeated="15"/>
          <table:table-cell table:style-name="Footnote"/>
          <table:table-cell table:number-columns-repeated="16358"/>
        </table:table-row>
        <table:table-row table:style-name="ro8">
          <table:table-cell table:style-name="Accent_20_1" office:value-type="string" calcext:value-type="string">
            <text:p>24Ln LDwylnYy</text:p>
          </table:table-cell>
          <table:table-cell table:style-name="Footnote" office:value-type="string" calcext:value-type="string">
            <text:p>BiRuulen Lawni</text:p>
          </table:table-cell>
          <table:table-cell table:style-name="ce786" table:formula="of:=[.C299]+1" office:value-type="date" office:date-value="2026-01-07" calcext:value-type="date">
            <text:p>Jan 7</text:p>
          </table:table-cell>
          <table:table-cell table:style-name="ce309" office:value-type="string" calcext:value-type="string">
            <text:p>&amp;5</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4Ln LDwylnYy</text:p>
          </table:table-cell>
          <table:table-cell table:style-name="Footnote" office:value-type="string" calcext:value-type="string">
            <text:p>LeRulen Lawni</text:p>
          </table:table-cell>
          <table:table-cell table:style-name="ce786" table:formula="of:=[.C300]+1" office:value-type="date" office:date-value="2026-01-08" calcext:value-type="date">
            <text:p>Jan 8</text:p>
          </table:table-cell>
          <table:table-cell table:style-name="ce309" office:value-type="string" calcext:value-type="string">
            <text:p>&amp;5</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4Ln LDwylnYy</text:p>
          </table:table-cell>
          <table:table-cell table:style-name="Footnote" office:value-type="string" calcext:value-type="string">
            <text:p>Kuruulen Lawni</text:p>
          </table:table-cell>
          <table:table-cell table:style-name="ce786" table:formula="of:=[.C301]+1" office:value-type="date" office:date-value="2026-01-09" calcext:value-type="date">
            <text:p>Jan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6">
          <table:table-cell table:style-name="Accent_20_1" office:value-type="string" calcext:value-type="string">
            <text:p>54Ln LDwylnYy</text:p>
          </table:table-cell>
          <table:table-cell table:style-name="Footnote" office:value-type="string" calcext:value-type="string">
            <text:p>Banoorlen Lawni</text:p>
          </table:table-cell>
          <table:table-cell table:style-name="ce786" table:formula="of:=[.C302]+1" office:value-type="date" office:date-value="2026-01-10" calcext:value-type="date">
            <text:p>Jan 10</text:p>
          </table:table-cell>
          <table:table-cell table:style-name="ce309" office:value-type="string" calcext:value-type="string">
            <text:p>&amp;6</text:p>
          </table:table-cell>
          <table:table-cell table:style-name="Footnote" table:number-columns-repeated="2"/>
          <table:table-cell table:style-name="Footnote" office:value-type="string" calcext:value-type="string">
            <text:p>Falfela offers a lot of things to different people in the hopes of getting the social contracts going</text:p>
          </table:table-cell>
          <table:table-cell table:style-name="Footnote" table:number-columns-repeated="3"/>
          <table:table-cell table:number-columns-repeated="15"/>
          <table:table-cell table:style-name="Footnote"/>
          <table:table-cell table:number-columns-repeated="16358"/>
        </table:table-row>
        <table:table-row table:style-name="ro9">
          <table:table-cell table:style-name="Accent_20_2" office:value-type="string" calcext:value-type="string">
            <text:p>05Lllx LDwylnYy</text:p>
          </table:table-cell>
          <table:table-cell table:style-name="Footnote" office:value-type="string" calcext:value-type="string">
            <text:p>Bammarla Lawni</text:p>
          </table:table-cell>
          <table:table-cell table:style-name="ce786" table:formula="of:=[.C303]+1" office:value-type="date" office:date-value="2026-01-11" calcext:value-type="date">
            <text:p>Jan 11</text:p>
          </table:table-cell>
          <table:table-cell table:style-name="ce309"/>
          <table:table-cell table:style-name="Footnote" office:value-type="string" calcext:value-type="string">
            <text:p>Gets annoyed at Reyon</text:p>
          </table:table-cell>
          <table:table-cell table:style-name="Footnote" office:value-type="string" calcext:value-type="string">
            <text:p>Reyon is offended by Tearan’s notes.</text:p>
          </table:table-cell>
          <table:table-cell table:style-name="Footnote" table:number-columns-repeated="4"/>
          <table:table-cell table:number-columns-repeated="15"/>
          <table:table-cell table:style-name="Footnote"/>
          <table:table-cell table:number-columns-repeated="16358"/>
        </table:table-row>
        <table:table-row table:style-name="ro8">
          <table:table-cell table:style-name="Accent_20_1" office:value-type="string" calcext:value-type="string">
            <text:p>25Ln LDwylnYy</text:p>
          </table:table-cell>
          <table:table-cell table:style-name="Footnote" office:value-type="string" calcext:value-type="string">
            <text:p>BiiVaameng Lawni</text:p>
          </table:table-cell>
          <table:table-cell table:style-name="ce786" table:formula="of:=[.C304]+1" office:value-type="date" office:date-value="2026-01-12" calcext:value-type="date">
            <text:p>Jan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2">
          <table:table-cell table:style-name="Accent_20_1" office:value-type="string" calcext:value-type="string">
            <text:p>35Ln LDwylnYy</text:p>
          </table:table-cell>
          <table:table-cell table:style-name="Footnote" office:value-type="string" calcext:value-type="string">
            <text:p>LeVaameng Lawni</text:p>
          </table:table-cell>
          <table:table-cell table:style-name="ce786" table:formula="of:=[.C305]+1" office:value-type="date" office:date-value="2026-01-13" calcext:value-type="date">
            <text:p>Jan 13</text:p>
          </table:table-cell>
          <table:table-cell table:style-name="ce309" office:value-type="string" calcext:value-type="string">
            <text:p>&amp;7</text:p>
          </table:table-cell>
          <table:table-cell table:style-name="Footnote"/>
          <table:table-cell table:style-name="Footnote" office:value-type="string" calcext:value-type="string">
            <text:p>Reyon is not feeling like interacting as he sees no point in humanity. Decides to leave for Inyafee and work for the mine after telling a lie to the mother, which she sees through.</text:p>
          </table:table-cell>
          <table:table-cell table:style-name="Footnote" table:number-columns-repeated="4"/>
          <table:table-cell table:number-columns-repeated="15"/>
          <table:table-cell table:style-name="Footnote"/>
          <table:table-cell table:number-columns-repeated="16358"/>
        </table:table-row>
        <table:table-row table:style-name="ro8">
          <table:table-cell table:style-name="Accent_20_1" office:value-type="string" calcext:value-type="string">
            <text:p>45Ln LDwylnYy</text:p>
          </table:table-cell>
          <table:table-cell table:style-name="Footnote" office:value-type="string" calcext:value-type="string">
            <text:p>KuVaameng Lawni</text:p>
          </table:table-cell>
          <table:table-cell table:style-name="ce786" table:formula="of:=[.C306]+1" office:value-type="date" office:date-value="2026-01-14" calcext:value-type="date">
            <text:p>Jan 14</text:p>
          </table:table-cell>
          <table:table-cell table:style-name="ce309" office:value-type="string" calcext:value-type="string">
            <text:p>&amp;7</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5Ln LDwylnYy</text:p>
          </table:table-cell>
          <table:table-cell table:style-name="Footnote" office:value-type="string" calcext:value-type="string">
            <text:p>FaVaameng Lawni</text:p>
          </table:table-cell>
          <table:table-cell table:style-name="ce786" table:formula="of:=[.C307]+1" office:value-type="date" office:date-value="2026-01-15" calcext:value-type="date">
            <text:p>Jan 15</text:p>
          </table:table-cell>
          <table:table-cell table:style-name="ce309"/>
          <table:table-cell table:style-name="Footnote"/>
          <table:table-cell table:style-name="Footnote" office:value-type="string" calcext:value-type="string">
            <text:p>Realizes his reaction is overboard.</text:p>
          </table:table-cell>
          <table:table-cell table:style-name="Footnote" table:number-columns-repeated="4"/>
          <table:table-cell table:number-columns-repeated="15"/>
          <table:table-cell table:style-name="Footnote"/>
          <table:table-cell table:number-columns-repeated="16358"/>
        </table:table-row>
        <table:table-row table:style-name="ro9">
          <table:table-cell table:style-name="Accent_20_2" office:value-type="string" calcext:value-type="string">
            <text:p>06Lllx LDwylnYy</text:p>
          </table:table-cell>
          <table:table-cell table:style-name="Footnote" office:value-type="string" calcext:value-type="string">
            <text:p>Duulelarla Lawni</text:p>
          </table:table-cell>
          <table:table-cell table:style-name="ce786" table:formula="of:=[.C308]+1" office:value-type="date" office:date-value="2026-01-16" calcext:value-type="date">
            <text:p>Jan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6Ln LDwylnYy</text:p>
          </table:table-cell>
          <table:table-cell table:style-name="Footnote" office:value-type="string" calcext:value-type="string">
            <text:p>BiiDuleren Lawni</text:p>
          </table:table-cell>
          <table:table-cell table:style-name="ce786" table:formula="of:=[.C309]+1" office:value-type="date" office:date-value="2026-01-17" calcext:value-type="date">
            <text:p>Jan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6Ln LDwylnYy</text:p>
          </table:table-cell>
          <table:table-cell table:style-name="Footnote" office:value-type="string" calcext:value-type="string">
            <text:p>LeDuleren Lawni</text:p>
          </table:table-cell>
          <table:table-cell table:style-name="ce786" table:formula="of:=[.C310]+1" office:value-type="date" office:date-value="2026-01-18" calcext:value-type="date">
            <text:p>Jan 18</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6Ln LDwylnYy</text:p>
          </table:table-cell>
          <table:table-cell table:style-name="Footnote" office:value-type="string" calcext:value-type="string">
            <text:p>KuDuuleren Lawni</text:p>
          </table:table-cell>
          <table:table-cell table:style-name="ce786" table:formula="of:=[.C311]+1" office:value-type="date" office:date-value="2026-01-19" calcext:value-type="date">
            <text:p>Jan 19</text:p>
          </table:table-cell>
          <table:table-cell table:style-name="ce309"/>
          <table:table-cell table:style-name="Footnote" office:value-type="string" calcext:value-type="string">
            <text:p>Repairs roofs with Tamur</text:p>
          </table:table-cell>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56Ln LDwylnYy</text:p>
          </table:table-cell>
          <table:table-cell table:style-name="Footnote" office:value-type="string" calcext:value-type="string">
            <text:p>PaDuleren Lawni</text:p>
          </table:table-cell>
          <table:table-cell table:style-name="ce786" table:formula="of:=[.C312]+1" office:value-type="date" office:date-value="2026-01-20" calcext:value-type="date">
            <text:p>Jan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7Lllx LDwylnYy</text:p>
          </table:table-cell>
          <table:table-cell table:style-name="Footnote" office:value-type="string" calcext:value-type="string">
            <text:p>Niraarla Lawni</text:p>
          </table:table-cell>
          <table:table-cell table:style-name="ce786" table:formula="of:=[.C313]+1" office:value-type="date" office:date-value="2026-01-21" calcext:value-type="date">
            <text:p>Jan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7Ln LDwylnYy</text:p>
          </table:table-cell>
          <table:table-cell table:style-name="Footnote" office:value-type="string" calcext:value-type="string">
            <text:p>BiiNirlen Lawni</text:p>
          </table:table-cell>
          <table:table-cell table:style-name="ce786" table:formula="of:=[.C314]+1" office:value-type="date" office:date-value="2026-01-22" calcext:value-type="date">
            <text:p>Jan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36">
          <table:table-cell table:style-name="Accent_20_1" office:value-type="string" calcext:value-type="string">
            <text:p>37Ln LDwylnYy</text:p>
          </table:table-cell>
          <table:table-cell table:style-name="Footnote" office:value-type="string" calcext:value-type="string">
            <text:p>NeGuulen Lawni</text:p>
          </table:table-cell>
          <table:table-cell table:style-name="ce786" table:formula="of:=[.C315]+1" office:value-type="date" office:date-value="2026-01-23" calcext:value-type="date">
            <text:p>Jan 23</text:p>
          </table:table-cell>
          <table:table-cell table:style-name="ce309"/>
          <table:table-cell table:style-name="Footnote" office:value-type="string" calcext:value-type="string">
            <text:p>Sees Lady that lives in their house give Liddek some ointment</text:p>
          </table:table-cell>
          <table:table-cell table:style-name="Footnote" office:value-type="string" calcext:value-type="string">
            <text:p>Spends time between being a sila for Kodor, and being present at the house. The family is afraid of the newcomers and prefer to not show they even have a child.</text:p>
          </table:table-cell>
          <table:table-cell table:style-name="Footnote" table:number-columns-repeated="2"/>
          <table:table-cell table:style-name="Footnote" office:value-type="string" calcext:value-type="string">
            <text:p>Preparing some bamboo based trolley for the nomads</text:p>
          </table:table-cell>
          <table:table-cell table:style-name="Footnote"/>
          <table:table-cell table:number-columns-repeated="15"/>
          <table:table-cell table:style-name="Footnote"/>
          <table:table-cell table:number-columns-repeated="16358"/>
        </table:table-row>
        <table:table-row table:style-name="ro6">
          <table:table-cell table:style-name="Accent_20_1" office:value-type="string" calcext:value-type="string">
            <text:p>47Ln LDwylnYy</text:p>
          </table:table-cell>
          <table:table-cell table:style-name="Footnote" office:value-type="string" calcext:value-type="string">
            <text:p>KuuNirlen Lawni</text:p>
          </table:table-cell>
          <table:table-cell table:style-name="ce786" table:formula="of:=[.C316]+1" office:value-type="date" office:date-value="2026-01-24" calcext:value-type="date">
            <text:p>Jan 24</text:p>
          </table:table-cell>
          <table:table-cell table:style-name="ce309"/>
          <table:table-cell table:style-name="Footnote" table:number-columns-repeated="2"/>
          <table:table-cell table:style-name="Footnote" office:value-type="string" calcext:value-type="string">
            <text:p>Takes the added newcomer in her house, especially as Mandin is not wanting to be there for as long as the guests will be present.</text:p>
          </table:table-cell>
          <table:table-cell table:style-name="Footnote" office:value-type="string" calcext:value-type="string">
            <text:p>Kaffisa is staying at the palace with Taalashen for their shared rounds.</text:p>
          </table:table-cell>
          <table:table-cell table:style-name="Footnote" office:value-type="string" calcext:value-type="string">
            <text:p>Stays at the house, enjoys the interest that some have in his failed creations.</text:p>
          </table:table-cell>
          <table:table-cell table:style-name="Footnote" office:value-type="string" calcext:value-type="string">
            <text:p>Goes to his family, can’t handle the newcomers</text:p>
          </table:table-cell>
          <table:table-cell table:number-columns-repeated="15"/>
          <table:table-cell table:style-name="Footnote"/>
          <table:table-cell table:number-columns-repeated="16358"/>
        </table:table-row>
        <table:table-row table:style-name="ro8">
          <table:table-cell table:style-name="Accent_20_1" office:value-type="string" calcext:value-type="string">
            <text:p>57Ln LDwylnYy</text:p>
          </table:table-cell>
          <table:table-cell table:style-name="Footnote" office:value-type="string" calcext:value-type="string">
            <text:p>Nebellen Lawni</text:p>
          </table:table-cell>
          <table:table-cell table:style-name="ce786" table:formula="of:=[.C317]+1" office:value-type="date" office:date-value="2026-01-25" calcext:value-type="date">
            <text:p>Jan 25</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0Lllx LDwylnYy</text:p>
          </table:table-cell>
          <table:table-cell table:style-name="Footnote" office:value-type="string" calcext:value-type="string">
            <text:p>Baarella Lawni</text:p>
          </table:table-cell>
          <table:table-cell table:style-name="ce786" table:formula="of:=[.C318]+1" office:value-type="date" office:date-value="2026-01-26" calcext:value-type="date">
            <text:p>Jan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0Ln LDwylnYy</text:p>
          </table:table-cell>
          <table:table-cell table:style-name="Footnote" office:value-type="string" calcext:value-type="string">
            <text:p>BiGiilen Lawni</text:p>
          </table:table-cell>
          <table:table-cell table:style-name="ce786" table:formula="of:=[.C319]+1" office:value-type="date" office:date-value="2026-01-27" calcext:value-type="date">
            <text:p>Jan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0Ln LDwylnYy</text:p>
          </table:table-cell>
          <table:table-cell table:style-name="Footnote" office:value-type="string" calcext:value-type="string">
            <text:p>LeLiilen Lawni</text:p>
          </table:table-cell>
          <table:table-cell table:style-name="ce786" table:formula="of:=[.C320]+1" office:value-type="date" office:date-value="2026-01-28" calcext:value-type="date">
            <text:p>Jan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0Ln LDwylnYy</text:p>
          </table:table-cell>
          <table:table-cell table:style-name="Footnote" office:value-type="string" calcext:value-type="string">
            <text:p>Guuwiilen Lawni</text:p>
          </table:table-cell>
          <table:table-cell table:style-name="ce786" table:formula="of:=[.C321]+1" office:value-type="date" office:date-value="2026-01-29" calcext:value-type="date">
            <text:p>Jan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0Ln LDwylnYy</text:p>
          </table:table-cell>
          <table:table-cell table:style-name="Footnote" office:value-type="string" calcext:value-type="string">
            <text:p>BaNiilen Lawni</text:p>
          </table:table-cell>
          <table:table-cell table:style-name="ce786" table:formula="of:=[.C322]+1" office:value-type="date" office:date-value="2026-01-30" calcext:value-type="date">
            <text:p>Jan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LN04Yy LDwylnYy</text:p>
          </table:table-cell>
          <table:table-cell table:style-name="Footnote" office:value-type="string" calcext:value-type="string">
            <text:p>Lenko’i Lawni</text:p>
          </table:table-cell>
          <table:table-cell table:style-name="ce786" table:formula="of:=[.C323]+1" office:value-type="date" office:date-value="2026-01-31" calcext:value-type="date">
            <text:p>Jan 3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LN03Yy LDwylnYy</text:p>
          </table:table-cell>
          <table:table-cell table:style-name="Footnote" office:value-type="string" calcext:value-type="string">
            <text:p>Lenleli Lawni</text:p>
          </table:table-cell>
          <table:table-cell table:style-name="ce786" table:formula="of:=[.C324]+1" office:value-type="date" office:date-value="2026-02-01" calcext:value-type="date">
            <text:p>Feb 1</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LN02Yy LDwylnYy</text:p>
          </table:table-cell>
          <table:table-cell table:style-name="Footnote" office:value-type="string" calcext:value-type="string">
            <text:p>Lendoli Lawni</text:p>
          </table:table-cell>
          <table:table-cell table:style-name="ce786" table:formula="of:=[.C325]+1" office:value-type="date" office:date-value="2026-02-02" calcext:value-type="date">
            <text:p>Feb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00LNyy LDwylnYy</text:p>
          </table:table-cell>
          <table:table-cell table:style-name="Footnote" office:value-type="string" calcext:value-type="string">
            <text:p>Baringi Lawni</text:p>
          </table:table-cell>
          <table:table-cell table:style-name="ce786" table:formula="of:=[.C326]+1" office:value-type="date" office:date-value="2026-02-03" calcext:value-type="date">
            <text:p>Feb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3" office:value-type="string" calcext:value-type="string">
            <text:p>LDwyln</text:p>
          </table:table-cell>
          <table:table-cell table:style-name="Footnote" office:value-type="string" calcext:value-type="string">
            <text:p>Lawin</text:p>
          </table:table-cell>
          <table:table-cell table:style-name="ce786" table:formula="of:=[.C327]+1" office:value-type="date" office:date-value="2026-02-04" calcext:value-type="date">
            <text:p>Feb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1Lllx LDlnyy</text:p>
          </table:table-cell>
          <table:table-cell table:style-name="Footnote" office:value-type="string" calcext:value-type="string">
            <text:p>Nenarla Lenshni</text:p>
          </table:table-cell>
          <table:table-cell table:style-name="ce786" table:formula="of:=[.C328]+1" office:value-type="date" office:date-value="2026-02-05" calcext:value-type="date">
            <text:p>Feb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1Ln LDlnyy</text:p>
          </table:table-cell>
          <table:table-cell table:style-name="Footnote" office:value-type="string" calcext:value-type="string">
            <text:p>Biinnelen Lenshni</text:p>
          </table:table-cell>
          <table:table-cell table:style-name="ce786" table:formula="of:=[.C329]+1" office:value-type="date" office:date-value="2026-02-06" calcext:value-type="date">
            <text:p>Feb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1Ln LDlnyy</text:p>
          </table:table-cell>
          <table:table-cell table:style-name="Footnote" office:value-type="string" calcext:value-type="string">
            <text:p>Lennelen Lenshni</text:p>
          </table:table-cell>
          <table:table-cell table:style-name="ce786" table:formula="of:=[.C330]+1" office:value-type="date" office:date-value="2026-02-07" calcext:value-type="date">
            <text:p>Feb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1Ln LDlnyy</text:p>
          </table:table-cell>
          <table:table-cell table:style-name="Footnote" office:value-type="string" calcext:value-type="string">
            <text:p>Guunnelen Lenshni</text:p>
          </table:table-cell>
          <table:table-cell table:style-name="ce786" table:formula="of:=[.C331]+1" office:value-type="date" office:date-value="2026-02-08" calcext:value-type="date">
            <text:p>Feb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1Ln LDlnyy</text:p>
          </table:table-cell>
          <table:table-cell table:style-name="Footnote" office:value-type="string" calcext:value-type="string">
            <text:p>BiNiineren Lenshni</text:p>
          </table:table-cell>
          <table:table-cell table:style-name="ce786" table:formula="of:=[.C332]+1" office:value-type="date" office:date-value="2026-02-09" calcext:value-type="date">
            <text:p>Feb 9</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2Lllx LDlnyy</text:p>
          </table:table-cell>
          <table:table-cell table:style-name="Footnote" office:value-type="string" calcext:value-type="string">
            <text:p>Doolarla Lenshni</text:p>
          </table:table-cell>
          <table:table-cell table:style-name="ce786" table:formula="of:=[.C333]+1" office:value-type="date" office:date-value="2026-02-10" calcext:value-type="date">
            <text:p>Feb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2Ln LDlnyy</text:p>
          </table:table-cell>
          <table:table-cell table:style-name="Footnote" office:value-type="string" calcext:value-type="string">
            <text:p>BiDoolen Lenshni</text:p>
          </table:table-cell>
          <table:table-cell table:style-name="ce786" table:formula="of:=[.C334]+1" office:value-type="date" office:date-value="2026-02-11" calcext:value-type="date">
            <text:p>Feb 1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2Ln LDlnyy</text:p>
          </table:table-cell>
          <table:table-cell table:style-name="Footnote" office:value-type="string" calcext:value-type="string">
            <text:p>LeDoolen Lenshni</text:p>
          </table:table-cell>
          <table:table-cell table:style-name="ce786" table:formula="of:=[.C335]+1" office:value-type="date" office:date-value="2026-02-12" calcext:value-type="date">
            <text:p>Feb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2Ln LDlnyy</text:p>
          </table:table-cell>
          <table:table-cell table:style-name="Footnote" office:value-type="string" calcext:value-type="string">
            <text:p>KuuDoolen Lenshni</text:p>
          </table:table-cell>
          <table:table-cell table:style-name="ce786" table:formula="of:=[.C336]+1" office:value-type="date" office:date-value="2026-02-13" calcext:value-type="date">
            <text:p>Feb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2Ln LDlnyy</text:p>
          </table:table-cell>
          <table:table-cell table:style-name="Footnote" office:value-type="string" calcext:value-type="string">
            <text:p>PaanDoolen Lenshni</text:p>
          </table:table-cell>
          <table:table-cell table:style-name="ce786" table:formula="of:=[.C337]+1" office:value-type="date" office:date-value="2026-02-14" calcext:value-type="date">
            <text:p>Feb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3Lllx LDlnyy</text:p>
          </table:table-cell>
          <table:table-cell table:style-name="Footnote" office:value-type="string" calcext:value-type="string">
            <text:p>Lellarla Lenshni</text:p>
          </table:table-cell>
          <table:table-cell table:style-name="ce786" table:formula="of:=[.C338]+1" office:value-type="date" office:date-value="2026-02-15" calcext:value-type="date">
            <text:p>Feb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3Ln LDlnyy</text:p>
          </table:table-cell>
          <table:table-cell table:style-name="Footnote" office:value-type="string" calcext:value-type="string">
            <text:p>Biillaaren Lenshni</text:p>
          </table:table-cell>
          <table:table-cell table:style-name="ce786" table:formula="of:=[.C339]+1" office:value-type="date" office:date-value="2026-02-16" calcext:value-type="date">
            <text:p>Feb 16</text:p>
          </table:table-cell>
          <table:table-cell table:style-name="ce309"/>
          <table:table-cell table:style-name="Footnote" office:value-type="string" calcext:value-type="string">
            <text:p>Went to see Easma</text:p>
          </table:table-cell>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33Ln LDlnyy</text:p>
          </table:table-cell>
          <table:table-cell table:style-name="Footnote" office:value-type="string" calcext:value-type="string">
            <text:p>Lilleeren Lenshni</text:p>
          </table:table-cell>
          <table:table-cell table:style-name="ce786" table:formula="of:=[.C340]+1" office:value-type="date" office:date-value="2026-02-17" calcext:value-type="date">
            <text:p>Feb 17</text:p>
          </table:table-cell>
          <table:table-cell table:style-name="ce309" office:value-type="string" calcext:value-type="string">
            <text:p>&amp;0</text:p>
          </table:table-cell>
          <table:table-cell table:style-name="Footnote" office:value-type="string" calcext:value-type="string">
            <text:p>Going to pick a story from Stimur</text:p>
          </table:table-cell>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43Ln LDlnyy</text:p>
          </table:table-cell>
          <table:table-cell table:style-name="ce784" office:value-type="string" calcext:value-type="string">
            <text:p>Guullaaren Lenshni</text:p>
          </table:table-cell>
          <table:table-cell table:style-name="ce786" table:formula="of:=[.C341]+1" office:value-type="date" office:date-value="2026-02-18" calcext:value-type="date">
            <text:p>Feb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3Ln LDlnyy</text:p>
          </table:table-cell>
          <table:table-cell table:style-name="Footnote" office:value-type="string" calcext:value-type="string">
            <text:p>Banaarlen Lenshni</text:p>
          </table:table-cell>
          <table:table-cell table:style-name="ce786" table:formula="of:=[.C342]+1" office:value-type="date" office:date-value="2026-02-19" calcext:value-type="date">
            <text:p>Feb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4Lllx LDlnyy</text:p>
          </table:table-cell>
          <table:table-cell table:style-name="Footnote" office:value-type="string" calcext:value-type="string">
            <text:p>Goolarla Lenshni</text:p>
          </table:table-cell>
          <table:table-cell table:style-name="ce786" table:formula="of:=[.C343]+1" office:value-type="date" office:date-value="2026-02-20" calcext:value-type="date">
            <text:p>Feb 20</text:p>
          </table:table-cell>
          <table:table-cell table:style-name="ce309"/>
          <table:table-cell table:style-name="Footnote" office:value-type="string" calcext:value-type="string">
            <text:p>Goes to Inyafee’s, warms up to Gahmo up in the cabe</text:p>
          </table:table-cell>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1" office:value-type="string" calcext:value-type="string">
            <text:p>24Ln LDlnyy</text:p>
          </table:table-cell>
          <table:table-cell table:style-name="Footnote" office:value-type="string" calcext:value-type="string">
            <text:p>BiRuulen Lenshni</text:p>
          </table:table-cell>
          <table:table-cell table:style-name="ce786" table:formula="of:=[.C344]+1" office:value-type="date" office:date-value="2026-02-21" calcext:value-type="date">
            <text:p>Feb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4Ln LDlnyy</text:p>
          </table:table-cell>
          <table:table-cell table:style-name="Footnote" office:value-type="string" calcext:value-type="string">
            <text:p>LeRulen Lenshni</text:p>
          </table:table-cell>
          <table:table-cell table:style-name="ce786" table:formula="of:=[.C345]+1" office:value-type="date" office:date-value="2026-02-22" calcext:value-type="date">
            <text:p>Feb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4Ln LDlnyy</text:p>
          </table:table-cell>
          <table:table-cell table:style-name="Footnote" office:value-type="string" calcext:value-type="string">
            <text:p>Kuruulen Lenshni</text:p>
          </table:table-cell>
          <table:table-cell table:style-name="ce786" table:formula="of:=[.C346]+1" office:value-type="date" office:date-value="2026-02-23" calcext:value-type="date">
            <text:p>Feb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4Ln LDlnyy</text:p>
          </table:table-cell>
          <table:table-cell table:style-name="Footnote" office:value-type="string" calcext:value-type="string">
            <text:p>Banoorlen Lenshni</text:p>
          </table:table-cell>
          <table:table-cell table:style-name="ce786" table:formula="of:=[.C347]+1" office:value-type="date" office:date-value="2026-02-24" calcext:value-type="date">
            <text:p>Feb 24</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5Lllx LDlnyy</text:p>
          </table:table-cell>
          <table:table-cell table:style-name="Footnote" office:value-type="string" calcext:value-type="string">
            <text:p>Bammarla Lenshni</text:p>
          </table:table-cell>
          <table:table-cell table:style-name="ce786" table:formula="of:=[.C348]+1" office:value-type="date" office:date-value="2026-02-25" calcext:value-type="date">
            <text:p>Feb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5Ln LDlnyy</text:p>
          </table:table-cell>
          <table:table-cell table:style-name="Footnote" office:value-type="string" calcext:value-type="string">
            <text:p>BiiVaameng Lenshni</text:p>
          </table:table-cell>
          <table:table-cell table:style-name="ce786" table:formula="of:=[.C349]+1" office:value-type="date" office:date-value="2026-02-26" calcext:value-type="date">
            <text:p>Feb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5Ln LDlnyy</text:p>
          </table:table-cell>
          <table:table-cell table:style-name="Footnote" office:value-type="string" calcext:value-type="string">
            <text:p>LeVaameng Lenshni</text:p>
          </table:table-cell>
          <table:table-cell table:style-name="ce786" table:formula="of:=[.C350]+1" office:value-type="date" office:date-value="2026-02-27" calcext:value-type="date">
            <text:p>Feb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5Ln LDlnyy</text:p>
          </table:table-cell>
          <table:table-cell table:style-name="Footnote" office:value-type="string" calcext:value-type="string">
            <text:p>KuVaameng Lenshni</text:p>
          </table:table-cell>
          <table:table-cell table:style-name="ce786" table:formula="of:=[.C351]+1" office:value-type="date" office:date-value="2026-02-28" calcext:value-type="date">
            <text:p>Feb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5Ln LDlnyy</text:p>
          </table:table-cell>
          <table:table-cell table:style-name="Footnote" office:value-type="string" calcext:value-type="string">
            <text:p>FaVaameng Lenshni</text:p>
          </table:table-cell>
          <table:table-cell table:style-name="ce786" table:formula="of:=[.C352]+1" office:value-type="date" office:date-value="2026-03-01" calcext:value-type="date">
            <text:p>Mar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6Lllx LDlnyy</text:p>
          </table:table-cell>
          <table:table-cell table:style-name="Footnote" office:value-type="string" calcext:value-type="string">
            <text:p>Duulelarla Lenshni</text:p>
          </table:table-cell>
          <table:table-cell table:style-name="ce786" table:formula="of:=[.C353]+1" office:value-type="date" office:date-value="2026-03-02" calcext:value-type="date">
            <text:p>Mar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6Ln LDlnyy</text:p>
          </table:table-cell>
          <table:table-cell table:style-name="Footnote" office:value-type="string" calcext:value-type="string">
            <text:p>BiiDuleren Lenshni</text:p>
          </table:table-cell>
          <table:table-cell table:style-name="ce786" table:formula="of:=[.C354]+1" office:value-type="date" office:date-value="2026-03-03" calcext:value-type="date">
            <text:p>Mar 3</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6Ln LDlnyy</text:p>
          </table:table-cell>
          <table:table-cell table:style-name="Footnote" office:value-type="string" calcext:value-type="string">
            <text:p>LeDuleren Lenshni</text:p>
          </table:table-cell>
          <table:table-cell table:style-name="ce786" table:formula="of:=[.C355]+1" office:value-type="date" office:date-value="2026-03-04" calcext:value-type="date">
            <text:p>Mar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6Ln LDlnyy</text:p>
          </table:table-cell>
          <table:table-cell table:style-name="Footnote" office:value-type="string" calcext:value-type="string">
            <text:p>KuDuuleren Lenshni</text:p>
          </table:table-cell>
          <table:table-cell table:style-name="ce786" table:formula="of:=[.C356]+1" office:value-type="date" office:date-value="2026-03-05" calcext:value-type="date">
            <text:p>Mar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6Ln LDlnyy</text:p>
          </table:table-cell>
          <table:table-cell table:style-name="Footnote" office:value-type="string" calcext:value-type="string">
            <text:p>PaDuleren Lenshni</text:p>
          </table:table-cell>
          <table:table-cell table:style-name="ce786" table:formula="of:=[.C357]+1" office:value-type="date" office:date-value="2026-03-06" calcext:value-type="date">
            <text:p>Mar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7Lllx LDlnyy</text:p>
          </table:table-cell>
          <table:table-cell table:style-name="Footnote" office:value-type="string" calcext:value-type="string">
            <text:p>Niraarla Lenshni</text:p>
          </table:table-cell>
          <table:table-cell table:style-name="ce786" table:formula="of:=[.C358]+1" office:value-type="date" office:date-value="2026-03-07" calcext:value-type="date">
            <text:p>Mar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7Ln LDlnyy</text:p>
          </table:table-cell>
          <table:table-cell table:style-name="Footnote" office:value-type="string" calcext:value-type="string">
            <text:p>BiiNirlen Lenshni</text:p>
          </table:table-cell>
          <table:table-cell table:style-name="ce786" table:formula="of:=[.C359]+1" office:value-type="date" office:date-value="2026-03-08" calcext:value-type="date">
            <text:p>Mar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7Ln LDlnyy</text:p>
          </table:table-cell>
          <table:table-cell table:style-name="Footnote" office:value-type="string" calcext:value-type="string">
            <text:p>NeGuulen Lenshni</text:p>
          </table:table-cell>
          <table:table-cell table:style-name="ce786" table:formula="of:=[.C360]+1" office:value-type="date" office:date-value="2026-03-09" calcext:value-type="date">
            <text:p>Mar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7Ln LDlnyy</text:p>
          </table:table-cell>
          <table:table-cell table:style-name="Footnote" office:value-type="string" calcext:value-type="string">
            <text:p>KuuNirlen Lenshni</text:p>
          </table:table-cell>
          <table:table-cell table:style-name="ce786" table:formula="of:=[.C361]+1" office:value-type="date" office:date-value="2026-03-10" calcext:value-type="date">
            <text:p>Mar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7Ln LDlnyy</text:p>
          </table:table-cell>
          <table:table-cell table:style-name="Footnote" office:value-type="string" calcext:value-type="string">
            <text:p>Nebellen Lenshni</text:p>
          </table:table-cell>
          <table:table-cell table:style-name="ce786" table:formula="of:=[.C362]+1" office:value-type="date" office:date-value="2026-03-11" calcext:value-type="date">
            <text:p>Mar 11</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2" office:value-type="string" calcext:value-type="string">
            <text:p>00Lllx LDlnyy</text:p>
          </table:table-cell>
          <table:table-cell table:style-name="Footnote" office:value-type="string" calcext:value-type="string">
            <text:p>Baarella Lenshni</text:p>
          </table:table-cell>
          <table:table-cell table:style-name="ce786" table:formula="of:=[.C363]+1" office:value-type="date" office:date-value="2026-03-12" calcext:value-type="date">
            <text:p>Mar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20Ln LDlnyy</text:p>
          </table:table-cell>
          <table:table-cell table:style-name="Footnote" office:value-type="string" calcext:value-type="string">
            <text:p>BiGiilen Lenshni</text:p>
          </table:table-cell>
          <table:table-cell table:style-name="ce786" table:formula="of:=[.C364]+1" office:value-type="date" office:date-value="2026-03-13" calcext:value-type="date">
            <text:p>Mar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30Ln LDlnyy</text:p>
          </table:table-cell>
          <table:table-cell table:style-name="Footnote" office:value-type="string" calcext:value-type="string">
            <text:p>LeLiilen Lenshni</text:p>
          </table:table-cell>
          <table:table-cell table:style-name="ce786" table:formula="of:=[.C365]+1" office:value-type="date" office:date-value="2026-03-14" calcext:value-type="date">
            <text:p>Mar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40Ln LDlnyy</text:p>
          </table:table-cell>
          <table:table-cell table:style-name="Footnote" office:value-type="string" calcext:value-type="string">
            <text:p>Guuwiilen Lenshni</text:p>
          </table:table-cell>
          <table:table-cell table:style-name="ce786" table:formula="of:=[.C366]+1" office:value-type="date" office:date-value="2026-03-15" calcext:value-type="date">
            <text:p>Mar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50Ln LDlnyy</text:p>
          </table:table-cell>
          <table:table-cell table:style-name="Footnote" office:value-type="string" calcext:value-type="string">
            <text:p>BaNiilen Lenshni</text:p>
          </table:table-cell>
          <table:table-cell table:style-name="ce786" table:formula="of:=[.C367]+1" office:value-type="date" office:date-value="2026-03-16" calcext:value-type="date">
            <text:p>Mar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LN04Yy LDlnyy</text:p>
          </table:table-cell>
          <table:table-cell table:style-name="Footnote" office:value-type="string" calcext:value-type="string">
            <text:p>Lenko’i Lenshni</text:p>
          </table:table-cell>
          <table:table-cell table:style-name="ce786" table:formula="of:=[.C368]+1" office:value-type="date" office:date-value="2026-03-17" calcext:value-type="date">
            <text:p>Mar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LN03Yy LDlnyy</text:p>
          </table:table-cell>
          <table:table-cell table:style-name="Footnote" office:value-type="string" calcext:value-type="string">
            <text:p>Lenleli Lenshni</text:p>
          </table:table-cell>
          <table:table-cell table:style-name="ce786" table:formula="of:=[.C369]+1" office:value-type="date" office:date-value="2026-03-18" calcext:value-type="date">
            <text:p>Mar 18</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LN02Yy LDlnyy</text:p>
          </table:table-cell>
          <table:table-cell table:style-name="Footnote" office:value-type="string" calcext:value-type="string">
            <text:p>Lendoli Lenshni</text:p>
          </table:table-cell>
          <table:table-cell table:style-name="ce786" table:formula="of:=[.C370]+1" office:value-type="date" office:date-value="2026-03-19" calcext:value-type="date">
            <text:p>Mar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1" office:value-type="string" calcext:value-type="string">
            <text:p>00LNyy LDlnyy</text:p>
          </table:table-cell>
          <table:table-cell table:style-name="Footnote" office:value-type="string" calcext:value-type="string">
            <text:p>Baringi Lenshni</text:p>
          </table:table-cell>
          <table:table-cell table:style-name="ce785" table:formula="of:=[.C371]+1" office:value-type="date" office:date-value="2026-03-20" calcext:value-type="date">
            <text:p>Mar 20</text:p>
          </table:table-cell>
          <table:table-cell table:style-name="ce309"/>
          <table:table-cell table:style-name="ce784"/>
          <table:table-cell table:style-name="Footnote" table:number-columns-repeated="3"/>
          <table:table-cell table:style-name="ce784" table:number-columns-repeated="2"/>
          <table:table-cell table:number-columns-repeated="15"/>
          <table:table-cell table:style-name="Footnote"/>
          <table:table-cell table:number-columns-repeated="16358"/>
        </table:table-row>
        <table:table-row table:style-name="ro3" table:visibility="collapse" table:number-rows-repeated="1048203">
          <table:table-cell table:number-columns-repeated="16384"/>
        </table:table-row>
        <table:table-row table:style-name="ro3" table:visibility="collapse">
          <table:table-cell table:number-columns-repeated="16384"/>
        </table:table-row>
      </table:table>
      <table:table table:name="Sheet4" table:style-name="ta2">
        <table:table-column table:style-name="co7" table:number-columns-repeated="16384" table:default-cell-style-name="Default"/>
        <table:table-row table:style-name="ro37">
          <table:table-cell table:style-name="ce350" table:number-columns-repeated="27"/>
          <table:table-cell table:style-name="ce354"/>
          <table:table-cell table:style-name="ce431"/>
          <table:table-cell table:style-name="ce354" table:number-columns-repeated="2"/>
          <table:table-cell table:style-name="ce431"/>
          <table:table-cell table:style-name="ce354" table:number-columns-repeated="2"/>
          <table:table-cell table:style-name="ce431"/>
          <table:table-cell table:style-name="ce354" table:number-columns-repeated="2"/>
          <table:table-cell table:style-name="ce431"/>
          <table:table-cell table:style-name="ce354" table:number-columns-repeated="2"/>
          <table:table-cell table:style-name="ce431"/>
          <table:table-cell table:style-name="ce354"/>
          <table:table-cell table:style-name="ce350" table:number-columns-repeated="30"/>
          <table:table-cell table:number-columns-repeated="16312"/>
        </table:table-row>
        <table:table-row table:style-name="ro37">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number-columns-repeated="60"/>
          <table:table-cell table:style-name="ce768"/>
          <table:table-cell table:style-name="ce744"/>
          <table:table-cell table:style-name="ce767"/>
          <table:table-cell table:number-columns-repeated="3"/>
          <table:table-cell table:style-name="ce768"/>
          <table:table-cell table:style-name="ce769"/>
          <table:table-cell table:style-name="ce749"/>
          <table:table-cell table:number-columns-repeated="3"/>
          <table:table-cell table:style-name="ce735"/>
          <table:table-cell table:style-name="ce744"/>
          <table:table-cell table:style-name="ce749"/>
          <table:table-cell table:number-columns-repeated="3"/>
          <table:table-cell table:style-name="ce735"/>
          <table:table-cell table:style-name="ce769"/>
          <table:table-cell table:style-name="ce767"/>
          <table:table-cell table:number-columns-repeated="16231"/>
        </table:table-row>
        <table:table-row table:style-name="ro37">
          <table:table-cell table:style-name="ce350" table:number-columns-repeated="27"/>
          <table:table-cell table:style-name="ce354" table:number-columns-repeated="15"/>
          <table:table-cell table:style-name="ce350" table:number-columns-repeated="30"/>
          <table:table-cell table:number-columns-repeated="60"/>
          <table:table-cell table:style-name="ce766"/>
          <table:table-cell table:style-name="ce742" office:value-type="string" calcext:value-type="string">
            <text:p>.</text:p>
          </table:table-cell>
          <table:table-cell table:style-name="ce750"/>
          <table:table-cell table:number-columns-repeated="3"/>
          <table:table-cell table:style-name="ce736"/>
          <table:table-cell table:style-name="ce742" office:value-type="string" calcext:value-type="string">
            <text:p>.</text:p>
          </table:table-cell>
          <table:table-cell table:style-name="ce747"/>
          <table:table-cell table:number-columns-repeated="3"/>
          <table:table-cell table:style-name="ce766"/>
          <table:table-cell table:style-name="ce742" office:value-type="string" calcext:value-type="string">
            <text:p>.</text:p>
          </table:table-cell>
          <table:table-cell table:style-name="ce750"/>
          <table:table-cell table:number-columns-repeated="3"/>
          <table:table-cell table:style-name="ce736"/>
          <table:table-cell table:style-name="ce742" office:value-type="string" calcext:value-type="string">
            <text:p>.</text:p>
          </table:table-cell>
          <table:table-cell table:style-name="ce747"/>
          <table:table-cell table:number-columns-repeated="16231"/>
        </table:table-row>
        <table:table-row table:style-name="ro37">
          <table:table-cell table:style-name="ce350" table:number-columns-repeated="18"/>
          <table:table-cell table:style-name="ce431"/>
          <table:table-cell table:style-name="ce354" table:number-columns-repeated="3"/>
          <table:table-cell table:style-name="ce431"/>
          <table:table-cell table:style-name="ce354" table:number-columns-repeated="2"/>
          <table:table-cell table:style-name="ce431"/>
          <table:table-cell table:style-name="ce354"/>
          <table:table-cell table:style-name="ce350" table:number-columns-repeated="15"/>
          <table:table-cell table:style-name="ce354"/>
          <table:table-cell table:style-name="ce431"/>
          <table:table-cell table:style-name="ce354" table:number-columns-repeated="6"/>
          <table:table-cell table:style-name="ce431"/>
          <table:table-cell table:style-name="ce350" table:number-columns-repeated="21"/>
          <table:table-cell table:number-columns-repeated="60"/>
          <table:table-cell table:style-name="ce737"/>
          <table:table-cell table:style-name="ce743"/>
          <table:table-cell table:style-name="ce748"/>
          <table:table-cell table:number-columns-repeated="3"/>
          <table:table-cell table:style-name="ce772"/>
          <table:table-cell table:style-name="ce771"/>
          <table:table-cell table:style-name="ce748"/>
          <table:table-cell table:number-columns-repeated="3"/>
          <table:table-cell table:style-name="ce772"/>
          <table:table-cell table:style-name="ce743"/>
          <table:table-cell table:style-name="ce770"/>
          <table:table-cell table:number-columns-repeated="3"/>
          <table:table-cell table:style-name="ce737"/>
          <table:table-cell table:style-name="ce771"/>
          <table:table-cell table:style-name="ce770"/>
          <table:table-cell table:number-columns-repeated="16231"/>
        </table:table-row>
        <table:table-row table:style-name="ro37">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number-columns-repeated="33"/>
          <table:table-cell table:style-name="ce735"/>
          <table:table-cell table:style-name="ce741"/>
          <table:table-cell table:style-name="ce746"/>
          <table:table-cell table:number-columns-repeated="10"/>
          <table:table-cell table:style-name="ce735"/>
          <table:table-cell table:style-name="ce744"/>
          <table:table-cell table:style-name="ce767"/>
          <table:table-cell table:style-name="ce768"/>
          <table:table-cell table:style-name="ce769"/>
          <table:table-cell table:style-name="ce749"/>
          <table:table-cell table:number-columns-repeated="16260"/>
        </table:table-row>
        <table:table-row table:style-name="ro37">
          <table:table-cell table:style-name="ce350" table:number-columns-repeated="18"/>
          <table:table-cell table:style-name="ce354" table:number-columns-repeated="9"/>
          <table:table-cell table:style-name="ce350" table:number-columns-repeated="15"/>
          <table:table-cell table:style-name="ce354" table:number-columns-repeated="9"/>
          <table:table-cell table:style-name="ce350" table:number-columns-repeated="21"/>
          <table:table-cell table:number-columns-repeated="33"/>
          <table:table-cell table:style-name="ce736"/>
          <table:table-cell table:style-name="ce742"/>
          <table:table-cell table:style-name="ce747"/>
          <table:table-cell table:number-columns-repeated="10"/>
          <table:table-cell table:style-name="ce766"/>
          <table:table-cell table:style-name="ce742"/>
          <table:table-cell table:style-name="ce750"/>
          <table:table-cell table:style-name="ce736"/>
          <table:table-cell table:style-name="ce742"/>
          <table:table-cell table:style-name="ce747"/>
          <table:table-cell table:number-columns-repeated="16260"/>
        </table:table-row>
        <table:table-row table:style-name="ro37">
          <table:table-cell table:style-name="ce350" table:number-columns-repeated="12"/>
          <table:table-cell table:style-name="ce354" table:number-columns-repeated="6"/>
          <table:table-cell table:style-name="ce350" table:number-columns-repeated="33"/>
          <table:table-cell table:style-name="ce354" table:number-columns-repeated="2"/>
          <table:table-cell table:style-name="ce431"/>
          <table:table-cell table:style-name="ce354" table:number-columns-repeated="2"/>
          <table:table-cell table:style-name="ce431"/>
          <table:table-cell table:style-name="ce350" table:number-columns-repeated="15"/>
          <table:table-cell table:number-columns-repeated="33"/>
          <table:table-cell table:style-name="ce737"/>
          <table:table-cell table:style-name="ce743"/>
          <table:table-cell table:style-name="ce748"/>
          <table:table-cell table:number-columns-repeated="10"/>
          <table:table-cell table:style-name="ce737"/>
          <table:table-cell table:style-name="ce743"/>
          <table:table-cell table:style-name="ce748"/>
          <table:table-cell table:style-name="ce737"/>
          <table:table-cell table:style-name="ce743"/>
          <table:table-cell table:style-name="ce770"/>
          <table:table-cell table:number-columns-repeated="16260"/>
        </table:table-row>
        <table:table-row table:style-name="ro37">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number-columns-repeated="36"/>
          <table:table-cell table:style-name="ce735"/>
          <table:table-cell table:style-name="ce744"/>
          <table:table-cell table:style-name="ce746"/>
          <table:table-cell table:number-columns-repeated="13"/>
          <table:table-cell table:style-name="ce768"/>
          <table:table-cell table:style-name="ce744"/>
          <table:table-cell table:style-name="ce749"/>
          <table:table-cell table:number-columns-repeated="5"/>
          <table:table-cell table:style-name="ce768"/>
          <table:table-cell table:style-name="ce769"/>
          <table:table-cell table:style-name="ce749"/>
          <table:table-cell table:number-columns-repeated="3"/>
          <table:table-cell table:style-name="ce768"/>
          <table:table-cell table:style-name="ce744"/>
          <table:table-cell table:style-name="ce749"/>
          <table:table-cell table:number-columns-repeated="3"/>
          <table:table-cell table:style-name="ce735"/>
          <table:table-cell table:style-name="ce744"/>
          <table:table-cell table:style-name="ce767"/>
          <table:table-cell table:number-columns-repeated="3"/>
          <table:table-cell table:style-name="ce735"/>
          <table:table-cell table:style-name="ce769"/>
          <table:table-cell table:style-name="ce767"/>
          <table:table-cell table:number-columns-repeated="16231"/>
        </table:table-row>
        <table:table-row table:style-name="ro37">
          <table:table-cell table:style-name="ce350" table:number-columns-repeated="12"/>
          <table:table-cell table:style-name="ce354" table:number-columns-repeated="6"/>
          <table:table-cell table:style-name="ce350" table:number-columns-repeated="33"/>
          <table:table-cell table:style-name="ce354" table:number-columns-repeated="6"/>
          <table:table-cell table:style-name="ce350" table:number-columns-repeated="15"/>
          <table:table-cell table:number-columns-repeated="36"/>
          <table:table-cell table:style-name="ce736"/>
          <table:table-cell table:style-name="ce742"/>
          <table:table-cell table:style-name="ce764"/>
          <table:table-cell table:number-columns-repeated="13"/>
          <table:table-cell table:style-name="ce736"/>
          <table:table-cell table:style-name="ce742"/>
          <table:table-cell table:style-name="ce750"/>
          <table:table-cell table:number-columns-repeated="5"/>
          <table:table-cell table:style-name="ce736"/>
          <table:table-cell table:style-name="ce742" office:value-type="string" calcext:value-type="string">
            <text:p>.</text:p>
          </table:table-cell>
          <table:table-cell table:style-name="ce750"/>
          <table:table-cell table:number-columns-repeated="3"/>
          <table:table-cell table:style-name="ce766"/>
          <table:table-cell table:style-name="ce742" office:value-type="string" calcext:value-type="string">
            <text:p>.</text:p>
          </table:table-cell>
          <table:table-cell table:style-name="ce747"/>
          <table:table-cell table:number-columns-repeated="3"/>
          <table:table-cell table:style-name="ce736"/>
          <table:table-cell table:style-name="ce742" office:value-type="string" calcext:value-type="string">
            <text:p>.</text:p>
          </table:table-cell>
          <table:table-cell table:style-name="ce750"/>
          <table:table-cell table:number-columns-repeated="3"/>
          <table:table-cell table:style-name="ce766"/>
          <table:table-cell table:style-name="ce742" office:value-type="string" calcext:value-type="string">
            <text:p>.</text:p>
          </table:table-cell>
          <table:table-cell table:style-name="ce747"/>
          <table:table-cell table:number-columns-repeated="16231"/>
        </table:table-row>
        <table:table-row table:style-name="ro37">
          <table:table-cell table:style-name="ce350" table:number-columns-repeated="9"/>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50" table:number-columns-repeated="12"/>
          <table:table-cell/>
          <table:table-cell table:style-name="ce625" table:formula="of:=8*8" office:value-type="float" office:value="64" calcext:value-type="float" table:number-columns-spanned="3" table:number-rows-spanned="3">
            <text:p>64</text:p>
          </table:table-cell>
          <table:covered-table-cell table:number-columns-repeated="2" table:style-name="ce625"/>
          <table:table-cell table:style-name="ce639" office:value-type="float" office:value="727" calcext:value-type="float" table:number-columns-spanned="3" table:number-rows-spanned="3">
            <text:p>727</text:p>
          </table:table-cell>
          <table:covered-table-cell table:number-columns-repeated="2" table:style-name="ce639"/>
          <table:table-cell table:style-name="ce625" office:value-type="float" office:value="726" calcext:value-type="float" table:number-columns-spanned="3" table:number-rows-spanned="3">
            <text:p>726</text:p>
          </table:table-cell>
          <table:covered-table-cell table:number-columns-repeated="2" table:style-name="ce625"/>
          <table:table-cell table:style-name="ce639" office:value-type="float" office:value="725" calcext:value-type="float" table:number-columns-spanned="3" table:number-rows-spanned="3">
            <text:p>725</text:p>
          </table:table-cell>
          <table:covered-table-cell table:number-columns-repeated="2" table:style-name="ce639"/>
          <table:table-cell table:style-name="ce625" office:value-type="float" office:value="724" calcext:value-type="float" table:number-columns-spanned="3" table:number-rows-spanned="3">
            <text:p>724</text:p>
          </table:table-cell>
          <table:covered-table-cell table:number-columns-repeated="2" table:style-name="ce625"/>
          <table:table-cell table:style-name="ce639" office:value-type="float" office:value="723" calcext:value-type="float" table:number-columns-spanned="3" table:number-rows-spanned="3">
            <text:p>723</text:p>
          </table:table-cell>
          <table:covered-table-cell table:number-columns-repeated="2" table:style-name="ce639"/>
          <table:table-cell table:style-name="ce625" office:value-type="float" office:value="722" calcext:value-type="float" table:number-columns-spanned="3" table:number-rows-spanned="3">
            <text:p>722</text:p>
          </table:table-cell>
          <table:covered-table-cell table:number-columns-repeated="2" table:style-name="ce625"/>
          <table:table-cell table:style-name="ce639" office:value-type="float" office:value="721" calcext:value-type="float" table:number-columns-spanned="3" table:number-rows-spanned="3">
            <text:p>721</text:p>
          </table:table-cell>
          <table:covered-table-cell table:number-columns-repeated="2" table:style-name="ce639"/>
          <table:table-cell table:style-name="ce625" office:value-type="float" office:value="270" calcext:value-type="float" table:number-columns-spanned="3" table:number-rows-spanned="3">
            <text:p>270</text:p>
          </table:table-cell>
          <table:covered-table-cell table:number-columns-repeated="2" table:style-name="ce625"/>
          <table:table-cell table:number-columns-repeated="8"/>
          <table:table-cell table:style-name="ce737"/>
          <table:table-cell table:style-name="ce743"/>
          <table:table-cell table:style-name="ce748"/>
          <table:table-cell table:number-columns-repeated="13"/>
          <table:table-cell table:style-name="ce737"/>
          <table:table-cell table:style-name="ce743"/>
          <table:table-cell table:style-name="ce770"/>
          <table:table-cell table:number-columns-repeated="5"/>
          <table:table-cell table:style-name="ce737"/>
          <table:table-cell table:style-name="ce743"/>
          <table:table-cell table:style-name="ce770"/>
          <table:table-cell table:number-columns-repeated="3"/>
          <table:table-cell table:style-name="ce737"/>
          <table:table-cell table:style-name="ce771"/>
          <table:table-cell table:style-name="ce770"/>
          <table:table-cell table:number-columns-repeated="3"/>
          <table:table-cell table:style-name="ce772"/>
          <table:table-cell table:style-name="ce771"/>
          <table:table-cell table:style-name="ce748"/>
          <table:table-cell table:number-columns-repeated="3"/>
          <table:table-cell table:style-name="ce772"/>
          <table:table-cell table:style-name="ce743"/>
          <table:table-cell table:style-name="ce748"/>
          <table:table-cell table:number-columns-repeated="16231"/>
        </table:table-row>
        <table:table-row table:style-name="ro37">
          <table:table-cell table:style-name="ce350"/>
          <table:table-cell/>
          <table:table-cell table:style-name="ce350" table:number-columns-repeated="2"/>
          <table:table-cell/>
          <table:table-cell table:style-name="ce350" table:number-columns-repeated="2"/>
          <table:table-cell/>
          <table:table-cell table:style-name="ce350"/>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62"/>
          <table:table-cell table:style-name="ce371" office:value-type="string" calcext:value-type="string">
            <text:p>x</text:p>
          </table:table-cell>
          <table:table-cell table:style-name="ce381"/>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62"/>
          <table:table-cell table:style-name="ce371" office:value-type="string" calcext:value-type="string">
            <text:p>x</text:p>
          </table:table-cell>
          <table:table-cell table:style-name="ce381"/>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table-cell table:number-columns-repeated="24"/>
          <table:table-cell table:style-name="ce735"/>
          <table:table-cell table:style-name="ce769"/>
          <table:table-cell table:style-name="ce767"/>
          <table:table-cell table:number-columns-repeated="16257"/>
        </table:table-row>
        <table:table-row table:style-name="ro37">
          <table:table-cell table:style-name="ce350" table:number-columns-repeated="9"/>
          <table:table-cell table:style-name="ce360" office:value-type="string" calcext:value-type="string">
            <text:p>⬤</text:p>
          </table:table-cell>
          <table:table-cell table:style-name="ce369"/>
          <table:table-cell table:style-name="ce379"/>
          <table:table-cell table:style-name="ce363" office:value-type="string" calcext:value-type="string">
            <text:p>⬤</text:p>
          </table:table-cell>
          <table:table-cell table:style-name="ce372"/>
          <table:table-cell table:style-name="ce382"/>
          <table:table-cell table:style-name="ce360" office:value-type="string" calcext:value-type="string">
            <text:p>⬤</text:p>
          </table:table-cell>
          <table:table-cell table:style-name="ce373"/>
          <table:table-cell table:style-name="ce379"/>
          <table:table-cell table:style-name="ce363" office:value-type="string" calcext:value-type="string">
            <text:p>/</text:p>
          </table:table-cell>
          <table:table-cell table:style-name="ce372"/>
          <table:table-cell table:style-name="ce382"/>
          <table:table-cell table:style-name="ce360" office:value-type="string" calcext:value-type="string">
            <text:p>/</text:p>
          </table:table-cell>
          <table:table-cell table:style-name="ce373"/>
          <table:table-cell table:style-name="ce379"/>
          <table:table-cell table:style-name="ce363"/>
          <table:table-cell table:style-name="ce372"/>
          <table:table-cell table:style-name="ce382"/>
          <table:table-cell table:style-name="ce360"/>
          <table:table-cell table:style-name="ce373"/>
          <table:table-cell table:style-name="ce379"/>
          <table:table-cell table:style-name="ce363"/>
          <table:table-cell table:style-name="ce372"/>
          <table:table-cell table:style-name="ce382"/>
          <table:table-cell table:style-name="ce360"/>
          <table:table-cell table:style-name="ce373"/>
          <table:table-cell table:style-name="ce379"/>
          <table:table-cell table:style-name="ce363"/>
          <table:table-cell table:style-name="ce372"/>
          <table:table-cell table:style-name="ce382"/>
          <table:table-cell table:style-name="ce360"/>
          <table:table-cell table:style-name="ce373"/>
          <table:table-cell table:style-name="ce379"/>
          <table:table-cell table:style-name="ce363"/>
          <table:table-cell table:style-name="ce372"/>
          <table:table-cell table:style-name="ce382"/>
          <table:table-cell table:style-name="ce360"/>
          <table:table-cell table:style-name="ce373"/>
          <table:table-cell table:style-name="ce379" office:value-type="string" calcext:value-type="string">
            <text:p>/</text:p>
          </table:table-cell>
          <table:table-cell table:style-name="ce363"/>
          <table:table-cell table:style-name="ce372"/>
          <table:table-cell table:style-name="ce382" office:value-type="string" calcext:value-type="string">
            <text:p>/</text:p>
          </table:table-cell>
          <table:table-cell table:style-name="ce360"/>
          <table:table-cell table:style-name="ce373"/>
          <table:table-cell table:style-name="ce379" office:value-type="string" calcext:value-type="string">
            <text:p>⬤</text:p>
          </table:table-cell>
          <table:table-cell table:style-name="ce363"/>
          <table:table-cell table:style-name="ce372"/>
          <table:table-cell table:style-name="ce382" office:value-type="string" calcext:value-type="string">
            <text:p>⬤</text:p>
          </table:table-cell>
          <table:table-cell table:style-name="ce360"/>
          <table:table-cell table:style-name="ce373"/>
          <table:table-cell table:style-name="ce379" office:value-type="string" calcext:value-type="string">
            <text:p>⬤</text:p>
          </table:table-cell>
          <table:table-cell table:style-name="ce350" table:number-columns-repeated="12"/>
          <table:table-cell/>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table-cell table:number-columns-repeated="5"/>
          <table:table-cell table:style-name="ce738"/>
          <table:table-cell table:style-name="ce744"/>
          <table:table-cell table:style-name="ce746"/>
          <table:table-cell table:style-name="ce738"/>
          <table:table-cell table:style-name="ce744"/>
          <table:table-cell table:style-name="ce749"/>
          <table:table-cell table:style-name="ce735"/>
          <table:table-cell table:style-name="ce741"/>
          <table:table-cell table:style-name="ce749"/>
          <table:table-cell table:number-columns-repeated="10"/>
          <table:table-cell table:style-name="ce736"/>
          <table:table-cell table:style-name="ce742"/>
          <table:table-cell table:style-name="ce747"/>
          <table:table-cell table:number-columns-repeated="16257"/>
        </table:table-row>
        <table:table-row table:style-name="ro37">
          <table:table-cell table:style-name="ce351" table:number-columns-repeated="6"/>
          <table:table-cell table:style-name="ce353" table:number-columns-repeated="3"/>
          <table:table-cell table:style-name="ce361" office:value-type="string" calcext:value-type="string">
            <text:p>⬤</text:p>
          </table:table-cell>
          <table:table-cell table:style-name="ce370"/>
          <table:table-cell table:style-name="ce380" office:value-type="string" calcext:value-type="string">
            <text:p>⬤</text:p>
          </table:table-cell>
          <table:table-cell table:style-name="ce383"/>
          <table:table-cell table:style-name="ce393" office:value-type="string" calcext:value-type="string">
            <text:p>⬤</text:p>
          </table:table-cell>
          <table:table-cell table:style-name="ce401"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86"/>
          <table:table-cell table:style-name="ce396" office:value-type="string" calcext:value-type="string">
            <text:p>⬤</text:p>
          </table:table-cell>
          <table:table-cell table:style-name="ce404" office:value-type="string" calcext:value-type="string">
            <text:p>/</text:p>
          </table:table-cell>
          <table:table-cell table:style-name="ce383" office:value-type="string" calcext:value-type="string">
            <text:p>/</text:p>
          </table:table-cell>
          <table:table-cell table:style-name="ce393"/>
          <table:table-cell table:style-name="ce401" office:value-type="string" calcext:value-type="string">
            <text:p>⬤</text:p>
          </table:table-cell>
          <table:table-cell table:style-name="ce383"/>
          <table:table-cell table:style-name="ce393" office:value-type="string" calcext:value-type="string">
            <text:p>/</text:p>
          </table:table-cell>
          <table:table-cell table:style-name="ce401" office:value-type="string" calcext:value-type="string">
            <text:p>⬤</text:p>
          </table:table-cell>
          <table:table-cell table:style-name="ce386" office:value-type="string" calcext:value-type="string">
            <text:p>⬤</text:p>
          </table:table-cell>
          <table:table-cell table:style-name="ce396"/>
          <table:table-cell table:style-name="ce404"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83" office:value-type="string" calcext:value-type="string">
            <text:p>⬤</text:p>
          </table:table-cell>
          <table:table-cell table:style-name="ce393"/>
          <table:table-cell table:style-name="ce401"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86" office:value-type="string" calcext:value-type="string">
            <text:p>⬤</text:p>
          </table:table-cell>
          <table:table-cell table:style-name="ce396"/>
          <table:table-cell table:style-name="ce404"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401"/>
          <table:table-cell table:style-name="ce383" office:value-type="string" calcext:value-type="string">
            <text:p>⬤</text:p>
          </table:table-cell>
          <table:table-cell table:style-name="ce393"/>
          <table:table-cell table:style-name="ce401"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table:table-cell table:style-name="ce38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401"/>
          <table:table-cell table:style-name="ce361" office:value-type="string" calcext:value-type="string">
            <text:p>⬤</text:p>
          </table:table-cell>
          <table:table-cell table:style-name="ce370"/>
          <table:table-cell table:style-name="ce380" office:value-type="string" calcext:value-type="string">
            <text:p>⬤</text:p>
          </table:table-cell>
          <table:table-cell table:style-name="ce354" table:number-columns-repeated="2"/>
          <table:table-cell table:style-name="ce431"/>
          <table:table-cell table:style-name="ce350" table:number-columns-repeated="9"/>
          <table:table-cell/>
          <table:table-cell table:style-name="ce626" table:formula="of:=8*7" office:value-type="float" office:value="56" calcext:value-type="float" table:number-columns-spanned="3" table:number-rows-spanned="3">
            <text:p>56</text:p>
          </table:table-cell>
          <table:covered-table-cell table:number-columns-repeated="2" table:style-name="ce626"/>
          <table:table-cell table:style-name="ce640" office:value-type="float" office:value="626" calcext:value-type="float" table:number-columns-spanned="3" table:number-rows-spanned="3">
            <text:p>626</text:p>
          </table:table-cell>
          <table:covered-table-cell table:number-columns-repeated="2" table:style-name="ce640"/>
          <table:table-cell table:style-name="ce640" office:value-type="float" office:value="625" calcext:value-type="float" table:number-columns-spanned="3" table:number-rows-spanned="3">
            <text:p>625</text:p>
          </table:table-cell>
          <table:covered-table-cell table:number-columns-repeated="2" table:style-name="ce640"/>
          <table:table-cell table:style-name="ce626" office:value-type="float" office:value="624" calcext:value-type="float" table:number-columns-spanned="3" table:number-rows-spanned="3">
            <text:p>624</text:p>
          </table:table-cell>
          <table:covered-table-cell table:number-columns-repeated="2" table:style-name="ce626"/>
          <table:table-cell table:style-name="ce626" office:value-type="float" office:value="623" calcext:value-type="float" table:number-columns-spanned="3" table:number-rows-spanned="3">
            <text:p>623</text:p>
          </table:table-cell>
          <table:covered-table-cell table:number-columns-repeated="2" table:style-name="ce626"/>
          <table:table-cell table:style-name="ce640" office:value-type="float" office:value="622" calcext:value-type="float" table:number-columns-spanned="3" table:number-rows-spanned="3">
            <text:p>622</text:p>
          </table:table-cell>
          <table:covered-table-cell table:number-columns-repeated="2" table:style-name="ce640"/>
          <table:table-cell table:style-name="ce640" office:value-type="float" office:value="621" calcext:value-type="float" table:number-columns-spanned="3" table:number-rows-spanned="3">
            <text:p>621</text:p>
          </table:table-cell>
          <table:covered-table-cell table:number-columns-repeated="2" table:style-name="ce640"/>
          <table:table-cell table:style-name="ce626" office:value-type="float" office:value="260" calcext:value-type="float" table:number-columns-spanned="3" table:number-rows-spanned="3">
            <text:p>260</text:p>
          </table:table-cell>
          <table:covered-table-cell table:number-columns-repeated="2" table:style-name="ce626"/>
          <table:table-cell table:style-name="ce639" office:value-type="float" office:value="717" calcext:value-type="float" table:number-columns-spanned="3" table:number-rows-spanned="3">
            <text:p>717</text:p>
          </table:table-cell>
          <table:covered-table-cell table:number-columns-repeated="2" table:style-name="ce639"/>
          <table:table-cell table:number-columns-repeated="5"/>
          <table:table-cell table:style-name="ce736"/>
          <table:table-cell table:style-name="ce742"/>
          <table:table-cell table:style-name="ce747"/>
          <table:table-cell table:style-name="ce736"/>
          <table:table-cell table:style-name="ce742"/>
          <table:table-cell table:style-name="ce764"/>
          <table:table-cell table:style-name="ce736"/>
          <table:table-cell table:style-name="ce742"/>
          <table:table-cell table:style-name="ce764"/>
          <table:table-cell table:number-columns-repeated="10"/>
          <table:table-cell table:style-name="ce737"/>
          <table:table-cell table:style-name="ce771"/>
          <table:table-cell table:style-name="ce748"/>
          <table:table-cell table:number-columns-repeated="5"/>
          <table:table-cell table:style-name="ce768"/>
          <table:table-cell table:style-name="ce744"/>
          <table:table-cell table:style-name="ce767"/>
          <table:table-cell table:number-columns-repeated="16249"/>
        </table:table-row>
        <table:table-row table:style-name="ro37">
          <table:table-cell table:style-name="ce351"/>
          <table:table-cell table:style-name="ce355"/>
          <table:table-cell table:style-name="ce351" table:number-columns-repeated="2"/>
          <table:table-cell table:style-name="ce355"/>
          <table:table-cell table:style-name="ce351"/>
          <table:table-cell table:style-name="ce353"/>
          <table:table-cell table:style-name="ce356"/>
          <table:table-cell table:style-name="ce353"/>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4" office:value-type="string" calcext:value-type="string">
            <text:p>/</text:p>
          </table:table-cell>
          <table:table-cell table:style-name="ce394" office:value-type="string" calcext:value-type="string">
            <text:p>x</text:p>
          </table:table-cell>
          <table:table-cell table:style-name="ce402"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4"/>
          <table:table-cell table:style-name="ce394"/>
          <table:table-cell table:style-name="ce402"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4"/>
          <table:table-cell table:style-name="ce357"/>
          <table:table-cell table:style-name="ce609"/>
          <table:table-cell table:style-name="ce350"/>
          <table:table-cell/>
          <table:table-cell table:style-name="ce350" table:number-columns-repeated="2"/>
          <table:table-cell/>
          <table:table-cell table:style-name="ce350" table:number-columns-repeated="2"/>
          <table:table-cell/>
          <table:table-cell table:style-name="ce350"/>
          <table:table-cell/>
          <table:covered-table-cell table:number-columns-repeated="3" table:style-name="ce626"/>
          <table:covered-table-cell table:number-columns-repeated="6" table:style-name="ce640"/>
          <table:covered-table-cell table:number-columns-repeated="6" table:style-name="ce626"/>
          <table:covered-table-cell table:number-columns-repeated="6" table:style-name="ce640"/>
          <table:covered-table-cell table:number-columns-repeated="3" table:style-name="ce626"/>
          <table:covered-table-cell table:number-columns-repeated="3" table:style-name="ce639"/>
          <table:table-cell table:number-columns-repeated="5"/>
          <table:table-cell table:style-name="ce737"/>
          <table:table-cell table:style-name="ce743"/>
          <table:table-cell table:style-name="ce748"/>
          <table:table-cell table:style-name="ce737"/>
          <table:table-cell table:style-name="ce743"/>
          <table:table-cell table:style-name="ce748"/>
          <table:table-cell table:style-name="ce737"/>
          <table:table-cell table:style-name="ce743"/>
          <table:table-cell table:style-name="ce748"/>
          <table:table-cell table:number-columns-repeated="18"/>
          <table:table-cell table:style-name="ce736"/>
          <table:table-cell table:style-name="ce742" office:value-type="string" calcext:value-type="string">
            <text:p>.</text:p>
          </table:table-cell>
          <table:table-cell table:style-name="ce747"/>
          <table:table-cell table:number-columns-repeated="16249"/>
        </table:table-row>
        <table:table-row table:style-name="ro37">
          <table:table-cell table:style-name="ce351" table:number-columns-repeated="6"/>
          <table:table-cell table:style-name="ce353" table:number-columns-repeated="3"/>
          <table:table-cell table:style-name="ce363" office:value-type="string" calcext:value-type="string">
            <text:p>⬤</text:p>
          </table:table-cell>
          <table:table-cell table:style-name="ce372"/>
          <table:table-cell table:style-name="ce382"/>
          <table:table-cell table:style-name="ce385" office:value-type="string" calcext:value-type="string">
            <text:p>/</text:p>
          </table:table-cell>
          <table:table-cell table:style-name="ce395"/>
          <table:table-cell table:style-name="ce403"/>
          <table:table-cell table:style-name="ce388"/>
          <table:table-cell table:style-name="ce398"/>
          <table:table-cell table:style-name="ce406"/>
          <table:table-cell table:style-name="ce388"/>
          <table:table-cell table:style-name="ce398"/>
          <table:table-cell table:style-name="ce406"/>
          <table:table-cell table:style-name="ce385"/>
          <table:table-cell table:style-name="ce395"/>
          <table:table-cell table:style-name="ce403"/>
          <table:table-cell table:style-name="ce385"/>
          <table:table-cell table:style-name="ce395"/>
          <table:table-cell table:style-name="ce403"/>
          <table:table-cell table:style-name="ce388"/>
          <table:table-cell table:style-name="ce398"/>
          <table:table-cell table:style-name="ce406"/>
          <table:table-cell table:style-name="ce388"/>
          <table:table-cell table:style-name="ce398"/>
          <table:table-cell table:style-name="ce406"/>
          <table:table-cell table:style-name="ce385"/>
          <table:table-cell table:style-name="ce395"/>
          <table:table-cell table:style-name="ce403"/>
          <table:table-cell table:style-name="ce388"/>
          <table:table-cell table:style-name="ce398"/>
          <table:table-cell table:style-name="ce406"/>
          <table:table-cell table:style-name="ce388"/>
          <table:table-cell table:style-name="ce398"/>
          <table:table-cell table:style-name="ce406"/>
          <table:table-cell table:style-name="ce385"/>
          <table:table-cell table:style-name="ce395"/>
          <table:table-cell table:style-name="ce403"/>
          <table:table-cell table:style-name="ce385"/>
          <table:table-cell table:style-name="ce395"/>
          <table:table-cell table:style-name="ce403"/>
          <table:table-cell table:style-name="ce388"/>
          <table:table-cell table:style-name="ce398"/>
          <table:table-cell table:style-name="ce406"/>
          <table:table-cell table:style-name="ce388"/>
          <table:table-cell table:style-name="ce398"/>
          <table:table-cell table:style-name="ce406"/>
          <table:table-cell table:style-name="ce385"/>
          <table:table-cell table:style-name="ce395"/>
          <table:table-cell table:style-name="ce403" office:value-type="string" calcext:value-type="string">
            <text:p>/</text:p>
          </table:table-cell>
          <table:table-cell table:style-name="ce363"/>
          <table:table-cell table:style-name="ce372"/>
          <table:table-cell table:style-name="ce382" office:value-type="string" calcext:value-type="string">
            <text:p>⬤</text:p>
          </table:table-cell>
          <table:table-cell table:style-name="ce354" table:number-columns-repeated="2"/>
          <table:table-cell table:style-name="ce609"/>
          <table:table-cell table:style-name="ce350" table:number-columns-repeated="9"/>
          <table:table-cell/>
          <table:covered-table-cell table:number-columns-repeated="3" table:style-name="ce626"/>
          <table:covered-table-cell table:number-columns-repeated="6" table:style-name="ce640"/>
          <table:covered-table-cell table:number-columns-repeated="6" table:style-name="ce626"/>
          <table:covered-table-cell table:number-columns-repeated="6" table:style-name="ce640"/>
          <table:covered-table-cell table:number-columns-repeated="3" table:style-name="ce626"/>
          <table:covered-table-cell table:number-columns-repeated="3" table:style-name="ce639"/>
          <table:table-cell table:number-columns-repeated="11"/>
          <table:table-cell table:style-name="ce735"/>
          <table:table-cell table:style-name="ce741"/>
          <table:table-cell table:style-name="ce749"/>
          <table:table-cell table:number-columns-repeated="18"/>
          <table:table-cell table:style-name="ce737"/>
          <table:table-cell table:style-name="ce771"/>
          <table:table-cell table:style-name="ce748"/>
          <table:table-cell table:number-columns-repeated="16249"/>
        </table:table-row>
        <table:table-row table:style-name="ro37">
          <table:table-cell table:style-name="ce351" table:number-columns-repeated="9"/>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table:table-cell table:style-name="ce407" office:value-type="string" calcext:value-type="string">
            <text:p>⬤</text:p>
          </table:table-cell>
          <table:table-cell table:style-name="ce417"/>
          <table:table-cell table:style-name="ce425" office:value-type="string" calcext:value-type="string">
            <text:p>/</text:p>
          </table:table-cell>
          <table:table-cell table:style-name="ce410" office:value-type="string" calcext:value-type="string">
            <text:p>⬤</text:p>
          </table:table-cell>
          <table:table-cell table:style-name="ce420"/>
          <table:table-cell table:style-name="ce428"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25"/>
          <table:table-cell table:style-name="ce410" office:value-type="string" calcext:value-type="string">
            <text:p>⬤</text:p>
          </table:table-cell>
          <table:table-cell table:style-name="ce420" office:value-type="string" calcext:value-type="string">
            <text:p>⬤</text:p>
          </table:table-cell>
          <table:table-cell table:style-name="ce428"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25" office:value-type="string" calcext:value-type="string">
            <text:p>/</text:p>
          </table:table-cell>
          <table:table-cell table:style-name="ce410"/>
          <table:table-cell table:style-name="ce420" office:value-type="string" calcext:value-type="string">
            <text:p>⬤</text:p>
          </table:table-cell>
          <table:table-cell table:style-name="ce428" office:value-type="string" calcext:value-type="string">
            <text:p>/</text:p>
          </table:table-cell>
          <table:table-cell table:style-name="ce407"/>
          <table:table-cell table:style-name="ce417" office:value-type="string" calcext:value-type="string">
            <text:p>⬤</text:p>
          </table:table-cell>
          <table:table-cell table:style-name="ce425"/>
          <table:table-cell table:style-name="ce410" office:value-type="string" calcext:value-type="string">
            <text:p>/</text:p>
          </table:table-cell>
          <table:table-cell table:style-name="ce420" office:value-type="string" calcext:value-type="string">
            <text:p>⬤</text:p>
          </table:table-cell>
          <table:table-cell table:style-name="ce428"/>
          <table:table-cell table:style-name="ce407" office:value-type="string" calcext:value-type="string">
            <text:p>/</text:p>
          </table:table-cell>
          <table:table-cell table:style-name="ce417" office:value-type="string" calcext:value-type="string">
            <text:p>⬤</text:p>
          </table:table-cell>
          <table:table-cell table:style-name="ce425" office:value-type="string" calcext:value-type="string">
            <text:p>⬤</text:p>
          </table:table-cell>
          <table:table-cell table:style-name="ce410" office:value-type="string" calcext:value-type="string">
            <text:p>/</text:p>
          </table:table-cell>
          <table:table-cell table:style-name="ce420" office:value-type="string" calcext:value-type="string">
            <text:p>⬤</text:p>
          </table:table-cell>
          <table:table-cell table:style-name="ce428" office:value-type="string" calcext:value-type="string">
            <text:p>⬤</text:p>
          </table:table-cell>
          <table:table-cell table:style-name="ce407"/>
          <table:table-cell table:style-name="ce417" office:value-type="string" calcext:value-type="string">
            <text:p>⬤</text:p>
          </table:table-cell>
          <table:table-cell table:style-name="ce425" office:value-type="string" calcext:value-type="string">
            <text:p>⬤</text:p>
          </table:table-cell>
          <table:table-cell table:style-name="ce410" office:value-type="string" calcext:value-type="string">
            <text:p>/</text:p>
          </table:table-cell>
          <table:table-cell table:style-name="ce420"/>
          <table:table-cell table:style-name="ce428" office:value-type="string" calcext:value-type="string">
            <text:p>⬤</text:p>
          </table:table-cell>
          <table:table-cell table:style-name="ce407" office:value-type="string" calcext:value-type="string">
            <text:p>/</text:p>
          </table:table-cell>
          <table:table-cell table:style-name="ce417"/>
          <table:table-cell table:style-name="ce425" office:value-type="string" calcext:value-type="string">
            <text:p>⬤</text:p>
          </table:table-cell>
          <table:table-cell table:style-name="ce386"/>
          <table:table-cell table:style-name="ce396" office:value-type="string" calcext:value-type="string">
            <text:p>⬤</text:p>
          </table:table-cell>
          <table:table-cell table:style-name="ce404"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603" table:number-columns-repeated="2"/>
          <table:table-cell table:style-name="ce431"/>
          <table:table-cell table:style-name="ce350" table:number-columns-repeated="9"/>
          <table:table-cell/>
          <table:table-cell table:style-name="ce627" table:formula="of:=8*6" office:value-type="float" office:value="48" calcext:value-type="float" table:number-columns-spanned="3" table:number-rows-spanned="3">
            <text:p>48</text:p>
          </table:table-cell>
          <table:covered-table-cell table:number-columns-repeated="2" table:style-name="ce627"/>
          <table:table-cell table:style-name="ce641" office:value-type="float" office:value="255" calcext:value-type="float" table:number-columns-spanned="3" table:number-rows-spanned="3">
            <text:p>255</text:p>
          </table:table-cell>
          <table:covered-table-cell table:number-columns-repeated="2" table:style-name="ce641"/>
          <table:table-cell table:style-name="ce627" office:value-type="float" office:value="254" calcext:value-type="float" table:number-columns-spanned="3" table:number-rows-spanned="3">
            <text:p>254</text:p>
          </table:table-cell>
          <table:covered-table-cell table:number-columns-repeated="2" table:style-name="ce627"/>
          <table:table-cell table:style-name="ce641" office:value-type="float" office:value="253" calcext:value-type="float" table:number-columns-spanned="3" table:number-rows-spanned="3">
            <text:p>253</text:p>
          </table:table-cell>
          <table:covered-table-cell table:number-columns-repeated="2" table:style-name="ce641"/>
          <table:table-cell table:style-name="ce627" office:value-type="float" office:value="252" calcext:value-type="float" table:number-columns-spanned="3" table:number-rows-spanned="3">
            <text:p>252</text:p>
          </table:table-cell>
          <table:covered-table-cell table:number-columns-repeated="2" table:style-name="ce627"/>
          <table:table-cell table:style-name="ce641" office:value-type="float" office:value="251" calcext:value-type="float" table:number-columns-spanned="3" table:number-rows-spanned="3">
            <text:p>251</text:p>
          </table:table-cell>
          <table:covered-table-cell table:number-columns-repeated="2" table:style-name="ce641"/>
          <table:table-cell table:style-name="ce627" office:value-type="float" office:value="250" calcext:value-type="float" table:number-columns-spanned="3" table:number-rows-spanned="3">
            <text:p>250</text:p>
          </table:table-cell>
          <table:covered-table-cell table:number-columns-repeated="2" table:style-name="ce627"/>
          <table:table-cell table:style-name="ce640" office:value-type="float" office:value="616" calcext:value-type="float" table:number-columns-spanned="3" table:number-rows-spanned="3">
            <text:p>616</text:p>
          </table:table-cell>
          <table:covered-table-cell table:number-columns-repeated="2" table:style-name="ce640"/>
          <table:table-cell table:style-name="ce625" office:value-type="float" office:value="716" calcext:value-type="float" table:number-columns-spanned="3" table:number-rows-spanned="3">
            <text:p>716</text:p>
          </table:table-cell>
          <table:covered-table-cell table:number-columns-repeated="2" table:style-name="ce625"/>
          <table:table-cell table:number-columns-repeated="9"/>
          <table:table-cell table:style-name="ce762" table:number-columns-repeated="2"/>
          <table:table-cell table:style-name="ce736"/>
          <table:table-cell table:style-name="ce742"/>
          <table:table-cell table:style-name="ce747"/>
          <table:table-cell table:number-columns-repeated="16270"/>
        </table:table-row>
        <table:table-row table:style-name="ro37">
          <table:table-cell table:style-name="ce351" table:number-columns-repeated="9"/>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08"/>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office:value-type="string" calcext:value-type="string">
            <text:p>/</text:p>
          </table:table-cell>
          <table:table-cell table:style-name="ce418" office:value-type="string" calcext:value-type="string">
            <text:p>x</text:p>
          </table:table-cell>
          <table:table-cell table:style-name="ce426"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603"/>
          <table:table-cell table:style-name="ce608"/>
          <table:table-cell table:style-name="ce609"/>
          <table:table-cell table:style-name="ce350"/>
          <table:table-cell/>
          <table:table-cell table:style-name="ce350" table:number-columns-repeated="2"/>
          <table:table-cell/>
          <table:table-cell table:style-name="ce350" table:number-columns-repeated="2"/>
          <table:table-cell/>
          <table:table-cell table:style-name="ce350"/>
          <table:table-cell/>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0"/>
          <table:covered-table-cell table:number-columns-repeated="3" table:style-name="ce625"/>
          <table:table-cell table:number-columns-repeated="9"/>
          <table:table-cell table:style-name="ce762" table:number-columns-repeated="2"/>
          <table:table-cell table:style-name="ce737"/>
          <table:table-cell table:style-name="ce743"/>
          <table:table-cell table:style-name="ce755"/>
          <table:table-cell table:number-columns-repeated="16270"/>
        </table:table-row>
        <table:table-row table:style-name="ro37">
          <table:table-cell table:style-name="ce351" table:number-columns-repeated="9"/>
          <table:table-cell table:style-name="ce360" office:value-type="string" calcext:value-type="string">
            <text:p>⬤</text:p>
          </table:table-cell>
          <table:table-cell table:style-name="ce373"/>
          <table:table-cell table:style-name="ce379"/>
          <table:table-cell table:style-name="ce388" office:value-type="string" calcext:value-type="string">
            <text:p>/</text:p>
          </table:table-cell>
          <table:table-cell table:style-name="ce398"/>
          <table:table-cell table:style-name="ce406"/>
          <table:table-cell table:style-name="ce409" office:value-type="string" calcext:value-type="string">
            <text:p>/</text:p>
          </table:table-cell>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office:value-type="string" calcext:value-type="string">
            <text:p>/</text:p>
          </table:table-cell>
          <table:table-cell table:style-name="ce388"/>
          <table:table-cell table:style-name="ce398"/>
          <table:table-cell table:style-name="ce406" office:value-type="string" calcext:value-type="string">
            <text:p>/</text:p>
          </table:table-cell>
          <table:table-cell table:style-name="ce360"/>
          <table:table-cell table:style-name="ce373"/>
          <table:table-cell table:style-name="ce379" office:value-type="string" calcext:value-type="string">
            <text:p>⬤</text:p>
          </table:table-cell>
          <table:table-cell table:style-name="ce603" table:number-columns-repeated="3"/>
          <table:table-cell table:style-name="ce350" table:number-columns-repeated="9"/>
          <table:table-cell/>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0"/>
          <table:covered-table-cell table:number-columns-repeated="3" table:style-name="ce625"/>
          <table:table-cell table:number-columns-repeated="11"/>
          <table:table-cell table:style-name="ce735"/>
          <table:table-cell table:style-name="ce744"/>
          <table:table-cell table:style-name="ce746"/>
          <table:table-cell table:number-columns-repeated="16270"/>
        </table:table-row>
        <table:table-row table:style-name="ro37">
          <table:table-cell table:style-name="ce351" table:number-columns-repeated="3"/>
          <table:table-cell table:style-name="ce353" table:number-columns-repeated="3"/>
          <table:table-cell table:style-name="ce351" table:number-columns-repeated="3"/>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86"/>
          <table:table-cell table:style-name="ce396" office:value-type="string" calcext:value-type="string">
            <text:p>⬤</text:p>
          </table:table-cell>
          <table:table-cell table:style-name="ce404"/>
          <table:table-cell table:style-name="ce410" office:value-type="string" calcext:value-type="string">
            <text:p>⬤</text:p>
          </table:table-cell>
          <table:table-cell table:style-name="ce420" office:value-type="string" calcext:value-type="string">
            <text:p>/</text:p>
          </table:table-cell>
          <table:table-cell table:style-name="ce428"/>
          <table:table-cell table:style-name="ce432" office:value-type="string" calcext:value-type="string">
            <text:p>⬤</text:p>
          </table:table-cell>
          <table:table-cell table:style-name="ce444" office:value-type="string" calcext:value-type="string">
            <text:p>/</text:p>
          </table:table-cell>
          <table:table-cell table:style-name="ce455"/>
          <table:table-cell table:style-name="ce435" office:value-type="string" calcext:value-type="string">
            <text:p>⬤</text:p>
          </table:table-cell>
          <table:table-cell table:style-name="ce447" office:value-type="string" calcext:value-type="string">
            <text:p>/</text:p>
          </table:table-cell>
          <table:table-cell table:style-name="ce458"/>
          <table:table-cell table:style-name="ce435"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58"/>
          <table:table-cell table:style-name="ce435" office:value-type="string" calcext:value-type="string">
            <text:p>/</text:p>
          </table:table-cell>
          <table:table-cell table:style-name="ce447" office:value-type="string" calcext:value-type="string">
            <text:p>⬤</text:p>
          </table:table-cell>
          <table:table-cell table:style-name="ce458"/>
          <table:table-cell table:style-name="ce432" office:value-type="string" calcext:value-type="string">
            <text:p>/</text:p>
          </table:table-cell>
          <table:table-cell table:style-name="ce444" office:value-type="string" calcext:value-type="string">
            <text:p>⬤</text:p>
          </table:table-cell>
          <table:table-cell table:style-name="ce455" office:value-type="string" calcext:value-type="string">
            <text:p>/</text:p>
          </table:table-cell>
          <table:table-cell table:style-name="ce435"/>
          <table:table-cell table:style-name="ce447" office:value-type="string" calcext:value-type="string">
            <text:p>⬤</text:p>
          </table:table-cell>
          <table:table-cell table:style-name="ce458" office:value-type="string" calcext:value-type="string">
            <text:p>/</text:p>
          </table:table-cell>
          <table:table-cell table:style-name="ce435"/>
          <table:table-cell table:style-name="ce447" office:value-type="string" calcext:value-type="string">
            <text:p>⬤</text:p>
          </table:table-cell>
          <table:table-cell table:style-name="ce458"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35"/>
          <table:table-cell table:style-name="ce447" office:value-type="string" calcext:value-type="string">
            <text:p>/</text:p>
          </table:table-cell>
          <table:table-cell table:style-name="ce458" office:value-type="string" calcext:value-type="string">
            <text:p>⬤</text:p>
          </table:table-cell>
          <table:table-cell table:style-name="ce432"/>
          <table:table-cell table:style-name="ce444" office:value-type="string" calcext:value-type="string">
            <text:p>/</text:p>
          </table:table-cell>
          <table:table-cell table:style-name="ce455" office:value-type="string" calcext:value-type="string">
            <text:p>⬤</text:p>
          </table:table-cell>
          <table:table-cell table:style-name="ce410"/>
          <table:table-cell table:style-name="ce420" office:value-type="string" calcext:value-type="string">
            <text:p>/</text:p>
          </table:table-cell>
          <table:table-cell table:style-name="ce428" office:value-type="string" calcext:value-type="string">
            <text:p>⬤</text:p>
          </table:table-cell>
          <table:table-cell table:style-name="ce386"/>
          <table:table-cell table:style-name="ce396" office:value-type="string" calcext:value-type="string">
            <text:p>⬤</text:p>
          </table:table-cell>
          <table:table-cell table:style-name="ce404"/>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0" table:number-columns-repeated="3"/>
          <table:table-cell table:style-name="ce354" table:number-columns-repeated="2"/>
          <table:table-cell table:style-name="ce431"/>
          <table:table-cell table:style-name="ce350" table:number-columns-repeated="6"/>
          <table:table-cell/>
          <table:table-cell table:style-name="ce628" table:formula="of:=8*9" office:value-type="float" office:value="72" calcext:value-type="float" table:number-columns-spanned="3" table:number-rows-spanned="3">
            <text:p>72</text:p>
          </table:table-cell>
          <table:covered-table-cell table:number-columns-repeated="2" table:style-name="ce628"/>
          <table:table-cell table:style-name="ce642" office:value-type="string" calcext:value-type="string" table:number-columns-spanned="3" table:number-rows-spanned="3">
            <text:p>442</text:p>
            <text:p>27</text:p>
          </table:table-cell>
          <table:covered-table-cell table:number-columns-repeated="2" table:style-name="ce257"/>
          <table:table-cell table:style-name="ce642" office:value-type="string" calcext:value-type="string" table:number-columns-spanned="3" table:number-rows-spanned="3">
            <text:p>432</text:p>
            <text:p>25</text:p>
          </table:table-cell>
          <table:covered-table-cell table:number-columns-repeated="2" table:style-name="ce257"/>
          <table:table-cell table:style-name="ce642" office:value-type="string" calcext:value-type="string" table:number-columns-spanned="3" table:number-rows-spanned="3">
            <text:p>422</text:p>
            <text:p>23</text:p>
          </table:table-cell>
          <table:covered-table-cell table:number-columns-repeated="2" table:style-name="ce257"/>
          <table:table-cell table:style-name="ce642" office:value-type="string" calcext:value-type="string" table:number-columns-spanned="3" table:number-rows-spanned="3">
            <text:p>240</text:p>
            <text:p>21</text:p>
          </table:table-cell>
          <table:covered-table-cell table:number-columns-repeated="2" table:style-name="ce257"/>
          <table:table-cell table:style-name="ce696" office:value-type="float" office:value="240" calcext:value-type="float" table:number-columns-spanned="3" table:number-rows-spanned="3">
            <text:p>240</text:p>
          </table:table-cell>
          <table:covered-table-cell table:number-columns-repeated="2" table:style-name="ce628"/>
          <table:table-cell table:style-name="ce641" office:value-type="float" office:value="155" calcext:value-type="float" table:number-columns-spanned="3" table:number-rows-spanned="3">
            <text:p>155</text:p>
          </table:table-cell>
          <table:covered-table-cell table:number-columns-repeated="2" table:style-name="ce641"/>
          <table:table-cell table:style-name="ce640" office:value-type="float" office:value="615" calcext:value-type="float" table:number-columns-spanned="3" table:number-rows-spanned="3">
            <text:p>615</text:p>
          </table:table-cell>
          <table:covered-table-cell table:number-columns-repeated="2" table:style-name="ce640"/>
          <table:table-cell table:style-name="ce639" office:value-type="float" office:value="715" calcext:value-type="float" table:number-columns-spanned="3" table:number-rows-spanned="3">
            <text:p>715</text:p>
          </table:table-cell>
          <table:covered-table-cell table:number-columns-repeated="2" table:style-name="ce639"/>
          <table:table-cell table:number-columns-repeated="11"/>
          <table:table-cell table:style-name="ce736"/>
          <table:table-cell table:style-name="ce742"/>
          <table:table-cell table:style-name="ce747"/>
          <table:table-cell table:number-columns-repeated="16270"/>
        </table:table-row>
        <table:table-row table:style-name="ro37">
          <table:table-cell table:style-name="ce351"/>
          <table:table-cell table:style-name="ce355"/>
          <table:table-cell table:style-name="ce351"/>
          <table:table-cell table:style-name="ce353"/>
          <table:table-cell table:style-name="ce356"/>
          <table:table-cell table:style-name="ce353"/>
          <table:table-cell table:style-name="ce351"/>
          <table:table-cell table:style-name="ce355"/>
          <table:table-cell table:style-name="ce351"/>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11"/>
          <table:table-cell table:style-name="ce421" office:value-type="string" calcext:value-type="string">
            <text:p>x</text:p>
          </table:table-cell>
          <table:table-cell table:style-name="ce429"/>
          <table:table-cell table:style-name="ce433" office:value-type="string" calcext:value-type="string">
            <text:p>/</text:p>
          </table:table-cell>
          <table:table-cell table:style-name="ce445" office:value-type="string" calcext:value-type="string">
            <text:p>x</text:p>
          </table:table-cell>
          <table:table-cell table:style-name="ce456"/>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3"/>
          <table:table-cell table:style-name="ce445" office:value-type="string" calcext:value-type="string">
            <text:p>x</text:p>
          </table:table-cell>
          <table:table-cell table:style-name="ce456"/>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3"/>
          <table:table-cell table:style-name="ce445" office:value-type="string" calcext:value-type="string">
            <text:p>x</text:p>
          </table:table-cell>
          <table:table-cell table:style-name="ce456" office:value-type="string" calcext:value-type="string">
            <text:p>/</text:p>
          </table:table-cell>
          <table:table-cell table:style-name="ce411"/>
          <table:table-cell table:style-name="ce421" office:value-type="string" calcext:value-type="string">
            <text:p>x</text:p>
          </table:table-cell>
          <table:table-cell table:style-name="ce429"/>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0"/>
          <table:table-cell/>
          <table:table-cell table:style-name="ce350"/>
          <table:table-cell table:style-name="ce354"/>
          <table:table-cell table:style-name="ce357"/>
          <table:table-cell table:style-name="ce431"/>
          <table:table-cell table:style-name="ce350"/>
          <table:table-cell/>
          <table:table-cell table:style-name="ce350" table:number-columns-repeated="2"/>
          <table:table-cell/>
          <table:table-cell table:style-name="ce350"/>
          <table:table-cell/>
          <table:covered-table-cell table:number-columns-repeated="3" table:style-name="ce628"/>
          <table:covered-table-cell table:number-columns-repeated="12" table:style-name="ce257"/>
          <table:covered-table-cell table:number-columns-repeated="3" table:style-name="ce628"/>
          <table:covered-table-cell table:number-columns-repeated="3" table:style-name="ce641"/>
          <table:covered-table-cell table:number-columns-repeated="3" table:style-name="ce640"/>
          <table:covered-table-cell table:number-columns-repeated="3" table:style-name="ce639"/>
          <table:table-cell table:number-columns-repeated="11"/>
          <table:table-cell table:style-name="ce737"/>
          <table:table-cell table:style-name="ce743"/>
          <table:table-cell table:style-name="ce755"/>
          <table:table-cell table:number-columns-repeated="16270"/>
        </table:table-row>
        <table:table-row table:style-name="ro37">
          <table:table-cell table:style-name="ce351" table:number-columns-repeated="3"/>
          <table:table-cell table:style-name="ce353" table:number-columns-repeated="3"/>
          <table:table-cell table:style-name="ce351" table:number-columns-repeated="3"/>
          <table:table-cell table:style-name="ce363" office:value-type="string" calcext:value-type="string">
            <text:p>⬤</text:p>
          </table:table-cell>
          <table:table-cell table:style-name="ce372"/>
          <table:table-cell table:style-name="ce382"/>
          <table:table-cell table:style-name="ce388" office:value-type="string" calcext:value-type="string">
            <text:p>/</text:p>
          </table:table-cell>
          <table:table-cell table:style-name="ce398"/>
          <table:table-cell table:style-name="ce406"/>
          <table:table-cell table:style-name="ce412" office:value-type="string" calcext:value-type="string">
            <text:p>/</text:p>
          </table:table-cell>
          <table:table-cell table:style-name="ce422"/>
          <table:table-cell table:style-name="ce430"/>
          <table:table-cell table:style-name="ce434"/>
          <table:table-cell table:style-name="ce446"/>
          <table:table-cell table:style-name="ce457"/>
          <table:table-cell table:style-name="ce437"/>
          <table:table-cell table:style-name="ce449"/>
          <table:table-cell table:style-name="ce460"/>
          <table:table-cell table:style-name="ce437"/>
          <table:table-cell table:style-name="ce449"/>
          <table:table-cell table:style-name="ce460"/>
          <table:table-cell table:style-name="ce437"/>
          <table:table-cell table:style-name="ce449"/>
          <table:table-cell table:style-name="ce460"/>
          <table:table-cell table:style-name="ce437"/>
          <table:table-cell table:style-name="ce449"/>
          <table:table-cell table:style-name="ce460"/>
          <table:table-cell table:style-name="ce434"/>
          <table:table-cell table:style-name="ce446"/>
          <table:table-cell table:style-name="ce457"/>
          <table:table-cell table:style-name="ce437"/>
          <table:table-cell table:style-name="ce449"/>
          <table:table-cell table:style-name="ce460"/>
          <table:table-cell table:style-name="ce437"/>
          <table:table-cell table:style-name="ce449"/>
          <table:table-cell table:style-name="ce460"/>
          <table:table-cell table:style-name="ce437"/>
          <table:table-cell table:style-name="ce449"/>
          <table:table-cell table:style-name="ce460"/>
          <table:table-cell table:style-name="ce437"/>
          <table:table-cell table:style-name="ce449"/>
          <table:table-cell table:style-name="ce460"/>
          <table:table-cell table:style-name="ce434"/>
          <table:table-cell table:style-name="ce446"/>
          <table:table-cell table:style-name="ce457"/>
          <table:table-cell table:style-name="ce412"/>
          <table:table-cell table:style-name="ce422"/>
          <table:table-cell table:style-name="ce430" office:value-type="string" calcext:value-type="string">
            <text:p>/</text:p>
          </table:table-cell>
          <table:table-cell table:style-name="ce388"/>
          <table:table-cell table:style-name="ce398"/>
          <table:table-cell table:style-name="ce406" office:value-type="string" calcext:value-type="string">
            <text:p>/</text:p>
          </table:table-cell>
          <table:table-cell table:style-name="ce363"/>
          <table:table-cell table:style-name="ce372"/>
          <table:table-cell table:style-name="ce382" office:value-type="string" calcext:value-type="string">
            <text:p>⬤</text:p>
          </table:table-cell>
          <table:table-cell/>
          <table:table-cell table:style-name="ce350" table:number-columns-repeated="2"/>
          <table:table-cell table:style-name="ce354" table:number-columns-repeated="2"/>
          <table:table-cell table:style-name="ce609"/>
          <table:table-cell table:style-name="ce350" table:number-columns-repeated="6"/>
          <table:table-cell/>
          <table:covered-table-cell table:number-columns-repeated="3" table:style-name="ce628"/>
          <table:covered-table-cell table:number-columns-repeated="12" table:style-name="ce257"/>
          <table:covered-table-cell table:number-columns-repeated="3" table:style-name="ce628"/>
          <table:covered-table-cell table:number-columns-repeated="3" table:style-name="ce641"/>
          <table:covered-table-cell table:number-columns-repeated="3" table:style-name="ce640"/>
          <table:covered-table-cell table:number-columns-repeated="3" table:style-name="ce639"/>
          <table:table-cell table:number-columns-repeated="16284"/>
        </table:table-row>
        <table:table-row table:style-name="ro37">
          <table:table-cell table:style-name="ce352" table:number-columns-repeated="9"/>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401"/>
          <table:table-cell table:style-name="ce407" office:value-type="string" calcext:value-type="string">
            <text:p>⬤</text:p>
          </table:table-cell>
          <table:table-cell table:style-name="ce417" office:value-type="string" calcext:value-type="string">
            <text:p>/</text:p>
          </table:table-cell>
          <table:table-cell table:style-name="ce425"/>
          <table:table-cell table:style-name="ce435" office:value-type="string" calcext:value-type="string">
            <text:p>⬤</text:p>
          </table:table-cell>
          <table:table-cell table:style-name="ce447"/>
          <table:table-cell table:style-name="ce458"/>
          <table:table-cell table:style-name="ce461" office:value-type="string" calcext:value-type="string">
            <text:p>⬤</text:p>
          </table:table-cell>
          <table:table-cell table:style-name="ce472"/>
          <table:table-cell table:style-name="ce479"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82" office:value-type="string" calcext:value-type="string">
            <text:p>⬤</text:p>
          </table:table-cell>
          <table:table-cell table:style-name="ce461" office:value-type="string" calcext:value-type="string">
            <text:p>⬤</text:p>
          </table:table-cell>
          <table:table-cell table:style-name="ce472" office:value-type="string" calcext:value-type="string">
            <text:p>⬤</text:p>
          </table:table-cell>
          <table:table-cell table:style-name="ce479"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82"/>
          <table:table-cell table:style-name="ce461"/>
          <table:table-cell table:style-name="ce472" office:value-type="string" calcext:value-type="string">
            <text:p>⬤</text:p>
          </table:table-cell>
          <table:table-cell table:style-name="ce479"/>
          <table:table-cell table:style-name="ce464"/>
          <table:table-cell table:style-name="ce474" office:value-type="string" calcext:value-type="string">
            <text:p>⬤</text:p>
          </table:table-cell>
          <table:table-cell table:style-name="ce482" office:value-type="string" calcext:value-type="string">
            <text:p>⬤</text:p>
          </table:table-cell>
          <table:table-cell table:number-columns-repeated="3" table:style-name="ce467"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82" office:value-type="string" calcext:value-type="string">
            <text:p>⬤</text:p>
          </table:table-cell>
          <table:table-cell table:style-name="ce461" office:value-type="string" calcext:value-type="string">
            <text:p>⬤</text:p>
          </table:table-cell>
          <table:table-cell table:style-name="ce472"/>
          <table:table-cell table:style-name="ce479" office:value-type="string" calcext:value-type="string">
            <text:p>⬤</text:p>
          </table:table-cell>
          <table:table-cell table:style-name="ce448" table:number-columns-repeated="2"/>
          <table:table-cell table:style-name="ce448" office:value-type="string" calcext:value-type="string">
            <text:p>⬤</text:p>
          </table:table-cell>
          <table:table-cell table:style-name="ce407"/>
          <table:table-cell table:style-name="ce417" office:value-type="string" calcext:value-type="string">
            <text:p>/</text:p>
          </table:table-cell>
          <table:table-cell table:style-name="ce425" office:value-type="string" calcext:value-type="string">
            <text:p>⬤</text:p>
          </table:table-cell>
          <table:table-cell table:style-name="ce383"/>
          <table:table-cell table:style-name="ce393" office:value-type="string" calcext:value-type="string">
            <text:p>⬤</text:p>
          </table:table-cell>
          <table:table-cell table:style-name="ce401"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table-cell table:style-name="ce350" table:number-columns-repeated="2"/>
          <table:table-cell table:style-name="ce603"/>
          <table:table-cell table:style-name="ce609"/>
          <table:table-cell table:style-name="ce431"/>
          <table:table-cell table:style-name="ce350" table:number-columns-repeated="6"/>
          <table:table-cell/>
          <table:table-cell table:style-name="ce629" table:formula="of:=8*4" office:value-type="float" office:value="32" calcext:value-type="float" table:number-columns-spanned="3" table:number-rows-spanned="3">
            <text:p>32</text:p>
          </table:table-cell>
          <table:covered-table-cell table:number-columns-repeated="2" table:style-name="ce629"/>
          <table:table-cell table:style-name="ce651" office:value-type="float" office:value="233" calcext:value-type="float" table:number-columns-spanned="3" table:number-rows-spanned="3">
            <text:p>233</text:p>
          </table:table-cell>
          <table:covered-table-cell table:number-columns-repeated="2" table:style-name="ce259"/>
          <table:table-cell table:style-name="ce670" office:value-type="float" office:value="232" calcext:value-type="float" table:number-columns-spanned="3" table:number-rows-spanned="3">
            <text:p>232</text:p>
          </table:table-cell>
          <table:covered-table-cell table:number-columns-repeated="2" table:style-name="ce629"/>
          <table:table-cell table:style-name="ce651" office:value-type="float" office:value="231" calcext:value-type="float" table:number-columns-spanned="3" table:number-rows-spanned="3">
            <text:p>231</text:p>
          </table:table-cell>
          <table:covered-table-cell table:number-columns-repeated="2" table:style-name="ce259"/>
          <table:table-cell table:style-name="ce670" office:value-type="float" office:value="230" calcext:value-type="float" table:number-columns-spanned="3" table:number-rows-spanned="3">
            <text:p>230</text:p>
          </table:table-cell>
          <table:covered-table-cell table:number-columns-repeated="2" table:style-name="ce629"/>
          <table:table-cell table:style-name="ce642" office:value-type="string" calcext:value-type="string" table:number-columns-spanned="3" table:number-rows-spanned="3">
            <text:p>144</text:p>
            <text:p><text:span text:style-name="T4">71</text:span></text:p>
          </table:table-cell>
          <table:covered-table-cell table:number-columns-repeated="2" table:style-name="ce257"/>
          <table:table-cell table:style-name="ce627" office:value-type="float" office:value="154" calcext:value-type="float" table:number-columns-spanned="3" table:number-rows-spanned="3">
            <text:p>154</text:p>
          </table:table-cell>
          <table:covered-table-cell table:number-columns-repeated="2" table:style-name="ce627"/>
          <table:table-cell table:style-name="ce626" office:value-type="float" office:value="614" calcext:value-type="float" table:number-columns-spanned="3" table:number-rows-spanned="3">
            <text:p>614</text:p>
          </table:table-cell>
          <table:covered-table-cell table:number-columns-repeated="2" table:style-name="ce626"/>
          <table:table-cell table:style-name="ce625" office:value-type="float" office:value="714" calcext:value-type="float" table:number-columns-spanned="3" table:number-rows-spanned="3">
            <text:p>714</text:p>
          </table:table-cell>
          <table:covered-table-cell table:number-columns-repeated="2" table:style-name="ce625"/>
          <table:table-cell table:number-columns-repeated="5"/>
          <table:table-cell table:style-name="ce738"/>
          <table:table-cell table:style-name="ce744"/>
          <table:table-cell table:style-name="ce749"/>
          <table:table-cell table:number-columns-repeated="16276"/>
        </table:table-row>
        <table:table-row table:style-name="ro37">
          <table:table-cell table:style-name="ce352" table:number-columns-repeated="9"/>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4"/>
          <table:table-cell table:style-name="ce394" office:value-type="string" calcext:value-type="string">
            <text:p>x</text:p>
          </table:table-cell>
          <table:table-cell table:style-name="ce402"/>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2"/>
          <table:table-cell table:style-name="ce467" office:value-type="string" calcext:value-type="string">
            <text:p>x</text:p>
          </table:table-cell>
          <table:table-cell table:style-name="ce480"/>
          <table:table-cell table:style-name="ce465"/>
          <table:table-cell table:style-name="ce475" office:value-type="string" calcext:value-type="string">
            <text:p>x</text:p>
          </table:table-cell>
          <table:table-cell table:style-name="ce483"/>
          <table:table-cell table:style-name="ce462" office:value-type="string" calcext:value-type="string">
            <text:p>⬤</text:p>
          </table:table-cell>
          <table:table-cell table:style-name="ce467" office:value-type="string" calcext:value-type="string">
            <text:p>x</text:p>
          </table:table-cell>
          <table:table-cell table:style-name="ce480"/>
          <table:table-cell table:style-name="ce465" office:value-type="string" calcext:value-type="string">
            <text:p>⬤</text:p>
          </table:table-cell>
          <table:table-cell table:style-name="ce475" office:value-type="string" calcext:value-type="string">
            <text:p>x</text:p>
          </table:table-cell>
          <table:table-cell table:style-name="ce483" office:value-type="string" calcext:value-type="string">
            <text:p>⬤</text:p>
          </table:table-cell>
          <table:table-cell table:style-name="ce462" office:value-type="string" calcext:value-type="string">
            <text:p>⬤</text:p>
          </table:table-cell>
          <table:table-cell table:style-name="ce467" office:value-type="string" calcext:value-type="string">
            <text:p>x</text:p>
          </table:table-cell>
          <table:table-cell table:style-name="ce480" office:value-type="string" calcext:value-type="string">
            <text:p>⬤</text:p>
          </table:table-cell>
          <table:table-cell table:style-name="ce465" office:value-type="string" calcext:value-type="string">
            <text:p>⬤</text:p>
          </table:table-cell>
          <table:table-cell table:style-name="ce475" office:value-type="string" calcext:value-type="string">
            <text:p>x</text:p>
          </table:table-cell>
          <table:table-cell table:style-name="ce483" office:value-type="string" calcext:value-type="string">
            <text:p>⬤</text:p>
          </table:table-cell>
          <table:table-cell table:style-name="ce467"/>
          <table:table-cell table:style-name="ce467" office:value-type="string" calcext:value-type="string">
            <text:p>x</text:p>
          </table:table-cell>
          <table:table-cell table:style-name="ce467" office:value-type="string" calcext:value-type="string">
            <text:p>⬤</text:p>
          </table:table-cell>
          <table:table-cell table:style-name="ce465"/>
          <table:table-cell table:style-name="ce475" office:value-type="string" calcext:value-type="string">
            <text:p>x</text:p>
          </table:table-cell>
          <table:table-cell table:style-name="ce483"/>
          <table:table-cell table:style-name="ce462"/>
          <table:table-cell table:style-name="ce467" office:value-type="string" calcext:value-type="string">
            <text:p>x</text:p>
          </table:table-cell>
          <table:table-cell table:style-name="ce480"/>
          <table:table-cell table:style-name="ce448"/>
          <table:table-cell table:style-name="ce448" office:value-type="string" calcext:value-type="string">
            <text:p>x</text:p>
          </table:table-cell>
          <table:table-cell table:style-name="ce448"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4"/>
          <table:table-cell table:style-name="ce394" office:value-type="string" calcext:value-type="string">
            <text:p>x</text:p>
          </table:table-cell>
          <table:table-cell table:style-name="ce402"/>
          <table:table-cell table:style-name="ce359"/>
          <table:table-cell table:style-name="ce368" office:value-type="string" calcext:value-type="string">
            <text:p>x</text:p>
          </table:table-cell>
          <table:table-cell table:style-name="ce378" office:value-type="string" calcext:value-type="string">
            <text:p>⬤</text:p>
          </table:table-cell>
          <table:table-cell table:number-columns-repeated="2"/>
          <table:table-cell table:style-name="ce350"/>
          <table:table-cell table:style-name="ce603"/>
          <table:table-cell table:style-name="ce608"/>
          <table:table-cell table:style-name="ce431"/>
          <table:table-cell table:style-name="ce350"/>
          <table:table-cell/>
          <table:table-cell table:style-name="ce350" table:number-columns-repeated="2"/>
          <table:table-cell/>
          <table:table-cell table:style-name="ce350"/>
          <table:table-cell/>
          <table:covered-table-cell table:number-columns-repeated="3" table:style-name="ce629"/>
          <table:covered-table-cell table:number-columns-repeated="3" table:style-name="ce259"/>
          <table:covered-table-cell table:number-columns-repeated="3" table:style-name="ce629"/>
          <table:covered-table-cell table:number-columns-repeated="3" table:style-name="ce259"/>
          <table:covered-table-cell table:number-columns-repeated="3" table:style-name="ce629"/>
          <table:covered-table-cell table:number-columns-repeated="3" table:style-name="ce257"/>
          <table:covered-table-cell table:number-columns-repeated="3" table:style-name="ce627"/>
          <table:covered-table-cell table:number-columns-repeated="3" table:style-name="ce626"/>
          <table:covered-table-cell table:number-columns-repeated="3" table:style-name="ce625"/>
          <table:table-cell table:number-columns-repeated="5"/>
          <table:table-cell table:style-name="ce736"/>
          <table:table-cell table:style-name="ce742"/>
          <table:table-cell table:style-name="ce750"/>
          <table:table-cell table:number-columns-repeated="16276"/>
        </table:table-row>
        <table:table-row table:style-name="ro37">
          <table:table-cell table:style-name="ce352" table:number-columns-repeated="9"/>
          <table:table-cell table:style-name="ce360" office:value-type="string" calcext:value-type="string">
            <text:p>⬤</text:p>
          </table:table-cell>
          <table:table-cell table:style-name="ce373" office:value-type="string" calcext:value-type="string">
            <text:p>/</text:p>
          </table:table-cell>
          <table:table-cell table:style-name="ce379"/>
          <table:table-cell table:style-name="ce385" office:value-type="string" calcext:value-type="string">
            <text:p>⬤</text:p>
          </table:table-cell>
          <table:table-cell table:style-name="ce395"/>
          <table:table-cell table:style-name="ce403"/>
          <table:table-cell table:style-name="ce409"/>
          <table:table-cell table:style-name="ce419"/>
          <table:table-cell table:style-name="ce427"/>
          <table:table-cell table:style-name="ce437"/>
          <table:table-cell table:style-name="ce449"/>
          <table:table-cell table:style-name="ce460"/>
          <table:table-cell table:style-name="ce463" office:value-type="string" calcext:value-type="string">
            <text:p>⬤</text:p>
          </table:table-cell>
          <table:table-cell table:style-name="ce473"/>
          <table:table-cell table:style-name="ce481"/>
          <table:table-cell table:style-name="ce466" office:value-type="string" calcext:value-type="string">
            <text:p>⬤</text:p>
          </table:table-cell>
          <table:table-cell table:style-name="ce476"/>
          <table:table-cell table:style-name="ce484"/>
          <table:table-cell table:style-name="ce463"/>
          <table:table-cell table:style-name="ce473"/>
          <table:table-cell table:style-name="ce481"/>
          <table:table-cell table:style-name="ce466"/>
          <table:table-cell table:style-name="ce476"/>
          <table:table-cell table:style-name="ce484"/>
          <table:table-cell table:style-name="ce463"/>
          <table:table-cell table:style-name="ce473"/>
          <table:table-cell table:style-name="ce481"/>
          <table:table-cell table:style-name="ce466"/>
          <table:table-cell table:style-name="ce476"/>
          <table:table-cell table:style-name="ce484"/>
          <table:table-cell table:style-name="ce467" table:number-columns-repeated="3"/>
          <table:table-cell table:style-name="ce466"/>
          <table:table-cell table:style-name="ce476"/>
          <table:table-cell table:style-name="ce484" office:value-type="string" calcext:value-type="string">
            <text:p>⬤</text:p>
          </table:table-cell>
          <table:table-cell table:style-name="ce463"/>
          <table:table-cell table:style-name="ce473"/>
          <table:table-cell table:style-name="ce481" office:value-type="string" calcext:value-type="string">
            <text:p>⬤</text:p>
          </table:table-cell>
          <table:table-cell table:style-name="ce448" table:number-columns-repeated="3"/>
          <table:table-cell table:style-name="ce409"/>
          <table:table-cell table:style-name="ce419"/>
          <table:table-cell table:style-name="ce427"/>
          <table:table-cell table:style-name="ce385"/>
          <table:table-cell table:style-name="ce395"/>
          <table:table-cell table:style-name="ce403" office:value-type="string" calcext:value-type="string">
            <text:p>⬤</text:p>
          </table:table-cell>
          <table:table-cell table:style-name="ce360"/>
          <table:table-cell table:style-name="ce373" office:value-type="string" calcext:value-type="string">
            <text:p>/</text:p>
          </table:table-cell>
          <table:table-cell table:style-name="ce379" office:value-type="string" calcext:value-type="string">
            <text:p>⬤</text:p>
          </table:table-cell>
          <table:table-cell/>
          <table:table-cell table:style-name="ce350" table:number-columns-repeated="2"/>
          <table:table-cell table:style-name="ce603" table:number-columns-repeated="2"/>
          <table:table-cell table:style-name="ce609"/>
          <table:table-cell table:style-name="ce350" table:number-columns-repeated="6"/>
          <table:table-cell/>
          <table:covered-table-cell table:number-columns-repeated="3" table:style-name="ce629"/>
          <table:covered-table-cell table:number-columns-repeated="3" table:style-name="ce259"/>
          <table:covered-table-cell table:number-columns-repeated="3" table:style-name="ce629"/>
          <table:covered-table-cell table:number-columns-repeated="3" table:style-name="ce259"/>
          <table:covered-table-cell table:number-columns-repeated="3" table:style-name="ce629"/>
          <table:covered-table-cell table:number-columns-repeated="3" table:style-name="ce257"/>
          <table:covered-table-cell table:number-columns-repeated="3" table:style-name="ce627"/>
          <table:covered-table-cell table:number-columns-repeated="3" table:style-name="ce626"/>
          <table:covered-table-cell table:number-columns-repeated="3" table:style-name="ce625"/>
          <table:table-cell table:number-columns-repeated="5"/>
          <table:table-cell table:style-name="ce737"/>
          <table:table-cell table:style-name="ce743"/>
          <table:table-cell table:style-name="ce755"/>
          <table:table-cell table:number-columns-repeated="16276"/>
        </table:table-row>
        <table:table-row table:style-name="ro37">
          <table:table-cell table:style-name="ce351" table:number-columns-repeated="3"/>
          <table:table-cell table:style-name="ce353" table:number-columns-repeated="3"/>
          <table:table-cell table:style-name="ce351" table:number-columns-repeated="3"/>
          <table:table-cell table:style-name="ce361" office:value-type="string" calcext:value-type="string">
            <text:p>⬤</text:p>
          </table:table-cell>
          <table:table-cell table:style-name="ce370" office:value-type="string" calcext:value-type="string">
            <text:p>⬤</text:p>
          </table:table-cell>
          <table:table-cell table:style-name="ce380"/>
          <table:table-cell table:style-name="ce383"/>
          <table:table-cell table:style-name="ce393" office:value-type="string" calcext:value-type="string">
            <text:p>⬤</text:p>
          </table:table-cell>
          <table:table-cell table:style-name="ce401"/>
          <table:table-cell table:style-name="ce410" office:value-type="string" calcext:value-type="string">
            <text:p>⬤</text:p>
          </table:table-cell>
          <table:table-cell table:style-name="ce420" office:value-type="string" calcext:value-type="string">
            <text:p>/</text:p>
          </table:table-cell>
          <table:table-cell table:style-name="ce428"/>
          <table:table-cell table:style-name="ce435" office:value-type="string" calcext:value-type="string">
            <text:p>⬤</text:p>
          </table:table-cell>
          <table:table-cell table:style-name="ce447"/>
          <table:table-cell table:style-name="ce458"/>
          <table:table-cell table:style-name="ce464" office:value-type="string" calcext:value-type="string">
            <text:p>⬤</text:p>
          </table:table-cell>
          <table:table-cell table:style-name="ce474"/>
          <table:table-cell table:style-name="ce482" office:value-type="string" calcext:value-type="string">
            <text:p>⬤</text:p>
          </table:table-cell>
          <table:table-cell table:style-name="ce485" office:value-type="string" calcext:value-type="string">
            <text:p>⬤</text:p>
          </table:table-cell>
          <table:table-cell table:style-name="ce497" office:value-type="string" calcext:value-type="string">
            <text:p>⬤</text:p>
          </table:table-cell>
          <table:table-cell table:style-name="ce506"/>
          <table:table-cell table:style-name="ce488" office:value-type="string" calcext:value-type="string">
            <text:p>⬤</text:p>
          </table:table-cell>
          <table:table-cell table:style-name="ce500"/>
          <table:table-cell table:style-name="ce509" office:value-type="string" calcext:value-type="string">
            <text:p>⬤</text:p>
          </table:table-cell>
          <table:table-cell table:style-name="ce488"/>
          <table:table-cell table:style-name="ce500" office:value-type="string" calcext:value-type="string">
            <text:p>⬤</text:p>
          </table:table-cell>
          <table:table-cell table:style-name="ce509" office:value-type="string" calcext:value-type="string">
            <text:p>⬤</text:p>
          </table:table-cell>
          <table:table-cell table:style-name="ce485" office:value-type="string" calcext:value-type="string">
            <text:p>⬤</text:p>
          </table:table-cell>
          <table:table-cell table:style-name="ce497" office:value-type="string" calcext:value-type="string">
            <text:p>⬤</text:p>
          </table:table-cell>
          <table:table-cell table:style-name="ce506" office:value-type="string" calcext:value-type="string">
            <text:p>⬤</text:p>
          </table:table-cell>
          <table:table-cell table:style-name="ce488" office:value-type="string" calcext:value-type="string">
            <text:p>⬤</text:p>
          </table:table-cell>
          <table:table-cell table:style-name="ce500" office:value-type="string" calcext:value-type="string">
            <text:p>⬤</text:p>
          </table:table-cell>
          <table:table-cell table:style-name="ce509"/>
          <table:table-cell table:style-name="ce488" office:value-type="string" calcext:value-type="string">
            <text:p>⬤</text:p>
          </table:table-cell>
          <table:table-cell table:style-name="ce500"/>
          <table:table-cell table:style-name="ce509" office:value-type="string" calcext:value-type="string">
            <text:p>⬤</text:p>
          </table:table-cell>
          <table:table-cell table:style-name="ce485"/>
          <table:table-cell table:style-name="ce497" office:value-type="string" calcext:value-type="string">
            <text:p>⬤</text:p>
          </table:table-cell>
          <table:table-cell table:style-name="ce506" office:value-type="string" calcext:value-type="string">
            <text:p>⬤</text:p>
          </table:table-cell>
          <table:table-cell table:style-name="ce464" office:value-type="string" calcext:value-type="string">
            <text:p>⬤</text:p>
          </table:table-cell>
          <table:table-cell table:style-name="ce474"/>
          <table:table-cell table:style-name="ce482" office:value-type="string" calcext:value-type="string">
            <text:p>⬤</text:p>
          </table:table-cell>
          <table:table-cell table:style-name="ce435"/>
          <table:table-cell table:style-name="ce447"/>
          <table:table-cell table:style-name="ce458" office:value-type="string" calcext:value-type="string">
            <text:p>⬤</text:p>
          </table:table-cell>
          <table:table-cell table:style-name="ce410"/>
          <table:table-cell table:style-name="ce420" office:value-type="string" calcext:value-type="string">
            <text:p>/</text:p>
          </table:table-cell>
          <table:table-cell table:style-name="ce428" office:value-type="string" calcext:value-type="string">
            <text:p>⬤</text:p>
          </table:table-cell>
          <table:table-cell table:style-name="ce383"/>
          <table:table-cell table:style-name="ce393" office:value-type="string" calcext:value-type="string">
            <text:p>⬤</text:p>
          </table:table-cell>
          <table:table-cell table:style-name="ce401"/>
          <table:table-cell table:style-name="ce361"/>
          <table:table-cell table:style-name="ce370" office:value-type="string" calcext:value-type="string">
            <text:p>⬤</text:p>
          </table:table-cell>
          <table:table-cell table:style-name="ce380" office:value-type="string" calcext:value-type="string">
            <text:p>⬤</text:p>
          </table:table-cell>
          <table:table-cell/>
          <table:table-cell table:style-name="ce350" table:number-columns-repeated="2"/>
          <table:table-cell table:style-name="ce354"/>
          <table:table-cell table:style-name="ce609"/>
          <table:table-cell table:style-name="ce431"/>
          <table:table-cell table:style-name="ce350" table:number-columns-repeated="6"/>
          <table:table-cell/>
          <table:table-cell table:style-name="ce632" table:formula="of:=8*5" office:value-type="float" office:value="40" calcext:value-type="float" table:number-columns-spanned="3" table:number-rows-spanned="3">
            <text:p>40</text:p>
          </table:table-cell>
          <table:covered-table-cell table:number-columns-repeated="2" table:style-name="ce632"/>
          <table:table-cell table:style-name="ce654" office:value-type="string" calcext:value-type="string" table:number-columns-spanned="3" table:number-rows-spanned="3">
            <text:p>223</text:p>
            <text:p>26</text:p>
          </table:table-cell>
          <table:covered-table-cell table:number-columns-repeated="2" table:style-name="ce261"/>
          <table:table-cell table:style-name="ce654" office:value-type="string" calcext:value-type="string" table:number-columns-spanned="3" table:number-rows-spanned="3">
            <text:p>222</text:p>
            <text:p>22</text:p>
          </table:table-cell>
          <table:covered-table-cell table:number-columns-repeated="2" table:style-name="ce261"/>
          <table:table-cell table:style-name="ce632" office:value-type="float" office:value="220" calcext:value-type="float" table:number-columns-spanned="3" table:number-rows-spanned="3">
            <text:p>220</text:p>
          </table:table-cell>
          <table:covered-table-cell table:number-columns-repeated="2" table:style-name="ce632"/>
          <table:table-cell table:style-name="ce651" office:value-type="float" office:value="133" calcext:value-type="float" table:number-columns-spanned="3" table:number-rows-spanned="3">
            <text:p>133</text:p>
          </table:table-cell>
          <table:covered-table-cell table:number-columns-repeated="2" table:style-name="ce259"/>
          <table:table-cell table:style-name="ce642" office:value-type="string" calcext:value-type="string" table:number-columns-spanned="3" table:number-rows-spanned="3">
            <text:p>143</text:p>
            <text:p>51</text:p>
          </table:table-cell>
          <table:covered-table-cell table:number-columns-repeated="2" table:style-name="ce257"/>
          <table:table-cell table:style-name="ce699" office:value-type="float" office:value="153" calcext:value-type="float" table:number-columns-spanned="3" table:number-rows-spanned="3">
            <text:p>153</text:p>
          </table:table-cell>
          <table:covered-table-cell table:number-columns-repeated="2" table:style-name="ce641"/>
          <table:table-cell table:style-name="ce626" office:value-type="float" office:value="613" calcext:value-type="float" table:number-columns-spanned="3" table:number-rows-spanned="3">
            <text:p>613</text:p>
          </table:table-cell>
          <table:covered-table-cell table:number-columns-repeated="2" table:style-name="ce626"/>
          <table:table-cell table:style-name="ce639" office:value-type="float" office:value="713" calcext:value-type="float" table:number-columns-spanned="3" table:number-rows-spanned="3">
            <text:p>713</text:p>
          </table:table-cell>
          <table:covered-table-cell table:number-columns-repeated="2" table:style-name="ce639"/>
          <table:table-cell table:number-columns-repeated="16284"/>
        </table:table-row>
        <table:table-row table:style-name="ro37">
          <table:table-cell table:style-name="ce351"/>
          <table:table-cell table:style-name="ce355"/>
          <table:table-cell table:style-name="ce351"/>
          <table:table-cell table:style-name="ce353"/>
          <table:table-cell table:style-name="ce356"/>
          <table:table-cell table:style-name="ce353"/>
          <table:table-cell table:style-name="ce351"/>
          <table:table-cell table:style-name="ce355"/>
          <table:table-cell table:style-name="ce351"/>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5" office:value-type="string" calcext:value-type="string">
            <text:p>⬤</text:p>
          </table:table-cell>
          <table:table-cell table:style-name="ce475" office:value-type="string" calcext:value-type="string">
            <text:p>x</text:p>
          </table:table-cell>
          <table:table-cell table:style-name="ce483"/>
          <table:table-cell table:style-name="ce486" office:value-type="string" calcext:value-type="string">
            <text:p>⬤</text:p>
          </table:table-cell>
          <table:table-cell table:style-name="ce498" office:value-type="string" calcext:value-type="string">
            <text:p>x</text:p>
          </table:table-cell>
          <table:table-cell table:style-name="ce507"/>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486"/>
          <table:table-cell table:style-name="ce498" office:value-type="string" calcext:value-type="string">
            <text:p>x</text:p>
          </table:table-cell>
          <table:table-cell table:style-name="ce507"/>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86"/>
          <table:table-cell table:style-name="ce498" office:value-type="string" calcext:value-type="string">
            <text:p>x</text:p>
          </table:table-cell>
          <table:table-cell table:style-name="ce507" office:value-type="string" calcext:value-type="string">
            <text:p>⬤</text:p>
          </table:table-cell>
          <table:table-cell table:style-name="ce465"/>
          <table:table-cell table:style-name="ce475" office:value-type="string" calcext:value-type="string">
            <text:p>x</text:p>
          </table:table-cell>
          <table:table-cell table:style-name="ce483"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table-cell table:style-name="ce350" table:number-columns-repeated="2"/>
          <table:table-cell table:style-name="ce354"/>
          <table:table-cell table:style-name="ce357"/>
          <table:table-cell table:style-name="ce431"/>
          <table:table-cell table:style-name="ce350"/>
          <table:table-cell/>
          <table:table-cell table:style-name="ce350" table:number-columns-repeated="2"/>
          <table:table-cell/>
          <table:table-cell table:style-name="ce350"/>
          <table:table-cell/>
          <table:covered-table-cell table:number-columns-repeated="3" table:style-name="ce632"/>
          <table:covered-table-cell table:number-columns-repeated="6" table:style-name="ce261"/>
          <table:covered-table-cell table:number-columns-repeated="3" table:style-name="ce632"/>
          <table:covered-table-cell table:number-columns-repeated="3" table:style-name="ce259"/>
          <table:covered-table-cell table:number-columns-repeated="3" table:style-name="ce257"/>
          <table:covered-table-cell table:number-columns-repeated="3" table:style-name="ce641"/>
          <table:covered-table-cell table:number-columns-repeated="3" table:style-name="ce626"/>
          <table:covered-table-cell table:number-columns-repeated="3" table:style-name="ce639"/>
          <table:table-cell table:number-columns-repeated="16284"/>
        </table:table-row>
        <table:table-row table:style-name="ro37">
          <table:table-cell table:style-name="ce351" table:number-columns-repeated="3"/>
          <table:table-cell table:style-name="ce353" table:number-columns-repeated="3"/>
          <table:table-cell table:style-name="ce351" table:number-columns-repeated="3"/>
          <table:table-cell table:style-name="ce363" office:value-type="string" calcext:value-type="string">
            <text:p>⬤</text:p>
          </table:table-cell>
          <table:table-cell table:style-name="ce372" office:value-type="string" calcext:value-type="string">
            <text:p>/</text:p>
          </table:table-cell>
          <table:table-cell table:style-name="ce382"/>
          <table:table-cell table:style-name="ce385" office:value-type="string" calcext:value-type="string">
            <text:p>⬤</text:p>
          </table:table-cell>
          <table:table-cell table:style-name="ce395"/>
          <table:table-cell table:style-name="ce403"/>
          <table:table-cell table:style-name="ce412" office:value-type="string" calcext:value-type="string">
            <text:p>/</text:p>
          </table:table-cell>
          <table:table-cell table:style-name="ce422"/>
          <table:table-cell table:style-name="ce430"/>
          <table:table-cell table:style-name="ce437" office:value-type="string" calcext:value-type="string">
            <text:p>/</text:p>
          </table:table-cell>
          <table:table-cell table:style-name="ce449"/>
          <table:table-cell table:style-name="ce460"/>
          <table:table-cell table:style-name="ce466" office:value-type="string" calcext:value-type="string">
            <text:p>⬤</text:p>
          </table:table-cell>
          <table:table-cell table:style-name="ce476"/>
          <table:table-cell table:style-name="ce484"/>
          <table:table-cell table:style-name="ce487"/>
          <table:table-cell table:style-name="ce499"/>
          <table:table-cell table:style-name="ce508"/>
          <table:table-cell table:style-name="ce490"/>
          <table:table-cell table:style-name="ce502"/>
          <table:table-cell table:style-name="ce511"/>
          <table:table-cell table:style-name="ce490"/>
          <table:table-cell table:style-name="ce502"/>
          <table:table-cell table:style-name="ce511"/>
          <table:table-cell table:style-name="ce487"/>
          <table:table-cell table:style-name="ce499"/>
          <table:table-cell table:style-name="ce508"/>
          <table:table-cell table:style-name="ce490"/>
          <table:table-cell table:style-name="ce502"/>
          <table:table-cell table:style-name="ce511"/>
          <table:table-cell table:style-name="ce490"/>
          <table:table-cell table:style-name="ce502"/>
          <table:table-cell table:style-name="ce511"/>
          <table:table-cell table:style-name="ce487"/>
          <table:table-cell table:style-name="ce499"/>
          <table:table-cell table:style-name="ce508"/>
          <table:table-cell table:style-name="ce466"/>
          <table:table-cell table:style-name="ce476"/>
          <table:table-cell table:style-name="ce484" office:value-type="string" calcext:value-type="string">
            <text:p>⬤</text:p>
          </table:table-cell>
          <table:table-cell table:style-name="ce437"/>
          <table:table-cell table:style-name="ce449"/>
          <table:table-cell table:style-name="ce460" office:value-type="string" calcext:value-type="string">
            <text:p>/</text:p>
          </table:table-cell>
          <table:table-cell table:style-name="ce412"/>
          <table:table-cell table:style-name="ce422"/>
          <table:table-cell table:style-name="ce430" office:value-type="string" calcext:value-type="string">
            <text:p>/</text:p>
          </table:table-cell>
          <table:table-cell table:style-name="ce385"/>
          <table:table-cell table:style-name="ce395"/>
          <table:table-cell table:style-name="ce403" office:value-type="string" calcext:value-type="string">
            <text:p>⬤</text:p>
          </table:table-cell>
          <table:table-cell table:style-name="ce363"/>
          <table:table-cell table:style-name="ce372" office:value-type="string" calcext:value-type="string">
            <text:p>/</text:p>
          </table:table-cell>
          <table:table-cell table:style-name="ce382" office:value-type="string" calcext:value-type="string">
            <text:p>⬤</text:p>
          </table:table-cell>
          <table:table-cell/>
          <table:table-cell table:style-name="ce350" table:number-columns-repeated="2"/>
          <table:table-cell table:style-name="ce354" table:number-columns-repeated="3"/>
          <table:table-cell table:style-name="ce350" table:number-columns-repeated="6"/>
          <table:table-cell/>
          <table:covered-table-cell table:number-columns-repeated="3" table:style-name="ce632"/>
          <table:covered-table-cell table:number-columns-repeated="6" table:style-name="ce261"/>
          <table:covered-table-cell table:number-columns-repeated="3" table:style-name="ce632"/>
          <table:covered-table-cell table:number-columns-repeated="3" table:style-name="ce259"/>
          <table:covered-table-cell table:number-columns-repeated="3" table:style-name="ce257"/>
          <table:covered-table-cell table:number-columns-repeated="3" table:style-name="ce641"/>
          <table:covered-table-cell table:number-columns-repeated="3" table:style-name="ce626"/>
          <table:covered-table-cell table:number-columns-repeated="3" table:style-name="ce639"/>
          <table:table-cell table:number-columns-repeated="16284"/>
        </table:table-row>
        <table:table-row table:style-name="ro37">
          <table:table-cell table:style-name="ce353" table:number-columns-repeated="3"/>
          <table:table-cell table:style-name="ce351" table:number-columns-repeated="6"/>
          <table:table-cell table:style-name="ce358" office:value-type="string" calcext:value-type="string">
            <text:p>⬤</text:p>
          </table:table-cell>
          <table:table-cell table:style-name="ce367" office:value-type="string" calcext:value-type="string">
            <text:p>⬤</text:p>
          </table:table-cell>
          <table:table-cell table:style-name="ce377"/>
          <table:table-cell table:style-name="ce386" office:value-type="string" calcext:value-type="string">
            <text:p>⬤</text:p>
          </table:table-cell>
          <table:table-cell table:style-name="ce396" office:value-type="string" calcext:value-type="string">
            <text:p>/</text:p>
          </table:table-cell>
          <table:table-cell table:style-name="ce404"/>
          <table:table-cell table:style-name="ce407" office:value-type="string" calcext:value-type="string">
            <text:p>⬤</text:p>
          </table:table-cell>
          <table:table-cell table:style-name="ce417"/>
          <table:table-cell table:style-name="ce425"/>
          <table:table-cell table:style-name="ce435" office:value-type="string" calcext:value-type="string">
            <text:p>/</text:p>
          </table:table-cell>
          <table:table-cell table:style-name="ce447" office:value-type="string" calcext:value-type="string">
            <text:p>/</text:p>
          </table:table-cell>
          <table:table-cell table:style-name="ce458"/>
          <table:table-cell table:style-name="ce461" office:value-type="string" calcext:value-type="string">
            <text:p>⬤</text:p>
          </table:table-cell>
          <table:table-cell table:style-name="ce472" office:value-type="string" calcext:value-type="string">
            <text:p>⬤</text:p>
          </table:table-cell>
          <table:table-cell table:style-name="ce479"/>
          <table:table-cell table:style-name="ce488" office:value-type="string" calcext:value-type="string">
            <text:p>⬤</text:p>
          </table:table-cell>
          <table:table-cell table:style-name="ce500" office:value-type="string" calcext:value-type="string">
            <text:p>⬤</text:p>
          </table:table-cell>
          <table:table-cell table:style-name="ce509"/>
          <table:table-cell table:style-name="ce512"/>
          <table:table-cell table:style-name="ce522" office:value-type="string" calcext:value-type="string">
            <text:p>⬤</text:p>
          </table:table-cell>
          <table:table-cell table:style-name="ce530"/>
          <table:table-cell table:style-name="ce515" office:value-type="string" calcext:value-type="string">
            <text:p>⬤</text:p>
          </table:table-cell>
          <table:table-cell table:style-name="ce525" office:value-type="string" calcext:value-type="string">
            <text:p>⬤</text:p>
          </table:table-cell>
          <table:table-cell table:style-name="ce533"/>
          <table:table-cell table:style-name="ce512" office:value-type="string" calcext:value-type="string">
            <text:p>⬤</text:p>
          </table:table-cell>
          <table:table-cell table:style-name="ce522"/>
          <table:table-cell table:style-name="ce530" office:value-type="string" calcext:value-type="string">
            <text:p>⬤</text:p>
          </table:table-cell>
          <table:table-cell table:style-name="ce515"/>
          <table:table-cell table:style-name="ce525" office:value-type="string" calcext:value-type="string">
            <text:p>⬤</text:p>
          </table:table-cell>
          <table:table-cell table:style-name="ce533" office:value-type="string" calcext:value-type="string">
            <text:p>⬤</text:p>
          </table:table-cell>
          <table:table-cell table:style-name="ce512"/>
          <table:table-cell table:style-name="ce522" office:value-type="string" calcext:value-type="string">
            <text:p>⬤</text:p>
          </table:table-cell>
          <table:table-cell table:style-name="ce530"/>
          <table:table-cell table:style-name="ce488"/>
          <table:table-cell table:style-name="ce500" office:value-type="string" calcext:value-type="string">
            <text:p>⬤</text:p>
          </table:table-cell>
          <table:table-cell table:style-name="ce509" office:value-type="string" calcext:value-type="string">
            <text:p>⬤</text:p>
          </table:table-cell>
          <table:table-cell table:style-name="ce461"/>
          <table:table-cell table:style-name="ce472" office:value-type="string" calcext:value-type="string">
            <text:p>⬤</text:p>
          </table:table-cell>
          <table:table-cell table:style-name="ce479" office:value-type="string" calcext:value-type="string">
            <text:p>⬤</text:p>
          </table:table-cell>
          <table:table-cell table:style-name="ce435"/>
          <table:table-cell table:style-name="ce447" office:value-type="string" calcext:value-type="string">
            <text:p>/</text:p>
          </table:table-cell>
          <table:table-cell table:style-name="ce458" office:value-type="string" calcext:value-type="string">
            <text:p>/</text:p>
          </table:table-cell>
          <table:table-cell table:style-name="ce407"/>
          <table:table-cell table:style-name="ce417"/>
          <table:table-cell table:style-name="ce425" office:value-type="string" calcext:value-type="string">
            <text:p>⬤</text:p>
          </table:table-cell>
          <table:table-cell table:style-name="ce386"/>
          <table:table-cell table:style-name="ce396" office:value-type="string" calcext:value-type="string">
            <text:p>/</text:p>
          </table:table-cell>
          <table:table-cell table:style-name="ce404" office:value-type="string" calcext:value-type="string">
            <text:p>⬤</text:p>
          </table:table-cell>
          <table:table-cell table:style-name="ce358"/>
          <table:table-cell table:style-name="ce367" office:value-type="string" calcext:value-type="string">
            <text:p>⬤</text:p>
          </table:table-cell>
          <table:table-cell table:style-name="ce377" office:value-type="string" calcext:value-type="string">
            <text:p>⬤</text:p>
          </table:table-cell>
          <table:table-cell/>
          <table:table-cell table:style-name="ce350" table:number-columns-repeated="5"/>
          <table:table-cell table:style-name="ce603" table:number-columns-repeated="2"/>
          <table:table-cell table:style-name="ce609"/>
          <table:table-cell table:style-name="ce350" table:number-columns-repeated="3"/>
          <table:table-cell/>
          <table:table-cell table:style-name="ce633" table:formula="of:=8*4" office:value-type="float" office:value="32" calcext:value-type="float" table:number-columns-spanned="3" table:number-rows-spanned="3">
            <text:p>32</text:p>
          </table:table-cell>
          <table:covered-table-cell table:number-columns-repeated="2" table:style-name="ce633"/>
          <table:table-cell table:style-name="ce665" office:value-type="string" calcext:value-type="string" table:number-columns-spanned="3" table:number-rows-spanned="3">
            <text:p>121</text:p>
            <text:p>24</text:p>
          </table:table-cell>
          <table:covered-table-cell table:number-columns-repeated="2" table:style-name="ce263"/>
          <table:table-cell table:style-name="ce671" office:value-type="string" calcext:value-type="string" table:number-columns-spanned="3" table:number-rows-spanned="3">
            <text:p>210</text:p>
            <text:p>20</text:p>
          </table:table-cell>
          <table:covered-table-cell table:number-columns-repeated="2" table:style-name="ce633"/>
          <table:table-cell table:style-name="ce654" office:value-type="string" calcext:value-type="string" table:number-columns-spanned="3" table:number-rows-spanned="3">
            <text:p>122</text:p>
            <text:p>61</text:p>
          </table:table-cell>
          <table:covered-table-cell table:number-columns-repeated="2" table:style-name="ce261"/>
          <table:table-cell table:style-name="ce670" office:value-type="float" office:value="132" calcext:value-type="float" table:number-columns-spanned="3" table:number-rows-spanned="3">
            <text:p>132</text:p>
          </table:table-cell>
          <table:covered-table-cell table:number-columns-repeated="2" table:style-name="ce629"/>
          <table:table-cell table:style-name="ce642" office:value-type="string" calcext:value-type="string" table:number-columns-spanned="3" table:number-rows-spanned="3">
            <text:p>142</text:p>
            <text:p>31</text:p>
          </table:table-cell>
          <table:covered-table-cell table:number-columns-repeated="2" table:style-name="ce257"/>
          <table:table-cell table:style-name="ce691" office:value-type="float" office:value="152" calcext:value-type="float" table:number-columns-spanned="3" table:number-rows-spanned="3">
            <text:p>152</text:p>
          </table:table-cell>
          <table:covered-table-cell table:number-columns-repeated="2" table:style-name="ce627"/>
          <table:table-cell table:style-name="ce640" office:value-type="float" office:value="612" calcext:value-type="float" table:number-columns-spanned="3" table:number-rows-spanned="3">
            <text:p>612</text:p>
          </table:table-cell>
          <table:covered-table-cell table:number-columns-repeated="2" table:style-name="ce640"/>
          <table:table-cell table:style-name="ce625" office:value-type="float" office:value="712" calcext:value-type="float" table:number-columns-spanned="3" table:number-rows-spanned="3">
            <text:p>712</text:p>
          </table:table-cell>
          <table:covered-table-cell table:number-columns-repeated="2" table:style-name="ce625"/>
          <table:table-cell table:number-columns-repeated="6"/>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02</text:p>
          </table:table-cell>
          <table:covered-table-cell table:number-columns-repeated="2" table:style-name="ce292"/>
          <table:table-cell table:number-columns-repeated="16251"/>
        </table:table-row>
        <table:table-row table:style-name="ro37">
          <table:table-cell table:style-name="ce353"/>
          <table:table-cell table:style-name="ce356"/>
          <table:table-cell table:style-name="ce353"/>
          <table:table-cell table:style-name="ce351"/>
          <table:table-cell table:style-name="ce355"/>
          <table:table-cell table:style-name="ce351" table:number-columns-repeated="2"/>
          <table:table-cell table:style-name="ce355"/>
          <table:table-cell table:style-name="ce351"/>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7"/>
          <table:table-cell table:style-name="ce397" office:value-type="string" calcext:value-type="string">
            <text:p>x</text:p>
          </table:table-cell>
          <table:table-cell table:style-name="ce405"/>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2" office:value-type="string" calcext:value-type="string">
            <text:p>⬤</text:p>
          </table:table-cell>
          <table:table-cell table:style-name="ce467" office:value-type="string" calcext:value-type="string">
            <text:p>x</text:p>
          </table:table-cell>
          <table:table-cell table:style-name="ce480"/>
          <table:table-cell table:style-name="ce489"/>
          <table:table-cell table:style-name="ce501" office:value-type="string" calcext:value-type="string">
            <text:p>x</text:p>
          </table:table-cell>
          <table:table-cell table:style-name="ce510"/>
          <table:table-cell table:style-name="ce513" office:value-type="string" calcext:value-type="string">
            <text:p>⬤</text:p>
          </table:table-cell>
          <table:table-cell table:style-name="ce523" office:value-type="string" calcext:value-type="string">
            <text:p>x</text:p>
          </table:table-cell>
          <table:table-cell table:style-name="ce531"/>
          <table:table-cell table:style-name="ce516"/>
          <table:table-cell table:style-name="ce526" office:value-type="string" calcext:value-type="string">
            <text:p>x</text:p>
          </table:table-cell>
          <table:table-cell table:style-name="ce534"/>
          <table:table-cell table:style-name="ce513"/>
          <table:table-cell table:style-name="ce523" office:value-type="string" calcext:value-type="string">
            <text:p>x</text:p>
          </table:table-cell>
          <table:table-cell table:style-name="ce531"/>
          <table:table-cell table:style-name="ce516"/>
          <table:table-cell table:style-name="ce526" office:value-type="string" calcext:value-type="string">
            <text:p>x</text:p>
          </table:table-cell>
          <table:table-cell table:style-name="ce534"/>
          <table:table-cell table:style-name="ce513"/>
          <table:table-cell table:style-name="ce523" office:value-type="string" calcext:value-type="string">
            <text:p>x</text:p>
          </table:table-cell>
          <table:table-cell table:style-name="ce531" office:value-type="string" calcext:value-type="string">
            <text:p>⬤</text:p>
          </table:table-cell>
          <table:table-cell table:style-name="ce489"/>
          <table:table-cell table:style-name="ce501" office:value-type="string" calcext:value-type="string">
            <text:p>x</text:p>
          </table:table-cell>
          <table:table-cell table:style-name="ce510"/>
          <table:table-cell table:style-name="ce462"/>
          <table:table-cell table:style-name="ce467" office:value-type="string" calcext:value-type="string">
            <text:p>x</text:p>
          </table:table-cell>
          <table:table-cell table:style-name="ce480"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7"/>
          <table:table-cell table:style-name="ce397" office:value-type="string" calcext:value-type="string">
            <text:p>x</text:p>
          </table:table-cell>
          <table:table-cell table:style-name="ce405"/>
          <table:table-cell table:style-name="ce359"/>
          <table:table-cell table:style-name="ce368" office:value-type="string" calcext:value-type="string">
            <text:p>x</text:p>
          </table:table-cell>
          <table:table-cell table:style-name="ce378" office:value-type="string" calcext:value-type="string">
            <text:p>⬤</text:p>
          </table:table-cell>
          <table:table-cell/>
          <table:table-cell table:style-name="ce350" table:number-columns-repeated="3"/>
          <table:table-cell/>
          <table:table-cell table:style-name="ce350"/>
          <table:table-cell table:style-name="ce603"/>
          <table:table-cell table:style-name="ce608"/>
          <table:table-cell table:style-name="ce431"/>
          <table:table-cell table:style-name="ce350"/>
          <table:table-cell/>
          <table:table-cell table:style-name="ce350"/>
          <table:table-cell/>
          <table:covered-table-cell table:number-columns-repeated="3" table:style-name="ce633"/>
          <table:covered-table-cell table:number-columns-repeated="3" table:style-name="ce263"/>
          <table:covered-table-cell table:number-columns-repeated="3" table:style-name="ce633"/>
          <table:covered-table-cell table:number-columns-repeated="3" table:style-name="ce261"/>
          <table:covered-table-cell table:number-columns-repeated="3" table:style-name="ce629"/>
          <table:covered-table-cell table:number-columns-repeated="3" table:style-name="ce257"/>
          <table:covered-table-cell table:number-columns-repeated="3" table:style-name="ce627"/>
          <table:covered-table-cell table:number-columns-repeated="3" table:style-name="ce640"/>
          <table:covered-table-cell table:number-columns-repeated="3" table:style-name="ce625"/>
          <table:table-cell table:number-columns-repeated="6"/>
          <table:covered-table-cell table:number-columns-repeated="27" table:style-name="ce292"/>
          <table:table-cell table:number-columns-repeated="16251"/>
        </table:table-row>
        <table:table-row table:style-name="ro37">
          <table:table-cell table:style-name="ce353" table:number-columns-repeated="3"/>
          <table:table-cell table:style-name="ce351" table:number-columns-repeated="6"/>
          <table:table-cell table:style-name="ce360" office:value-type="string" calcext:value-type="string">
            <text:p>/</text:p>
          </table:table-cell>
          <table:table-cell table:style-name="ce373" office:value-type="string" calcext:value-type="string">
            <text:p>⬤</text:p>
          </table:table-cell>
          <table:table-cell table:style-name="ce379"/>
          <table:table-cell table:style-name="ce388" office:value-type="string" calcext:value-type="string">
            <text:p>⬤</text:p>
          </table:table-cell>
          <table:table-cell table:style-name="ce398"/>
          <table:table-cell table:style-name="ce406"/>
          <table:table-cell table:style-name="ce409" office:value-type="string" calcext:value-type="string">
            <text:p>/</text:p>
          </table:table-cell>
          <table:table-cell table:style-name="ce419"/>
          <table:table-cell table:style-name="ce427"/>
          <table:table-cell table:style-name="ce437"/>
          <table:table-cell table:style-name="ce449"/>
          <table:table-cell table:style-name="ce460"/>
          <table:table-cell table:style-name="ce463" office:value-type="string" calcext:value-type="string">
            <text:p>⬤</text:p>
          </table:table-cell>
          <table:table-cell table:style-name="ce473"/>
          <table:table-cell table:style-name="ce481"/>
          <table:table-cell table:style-name="ce490" office:value-type="string" calcext:value-type="string">
            <text:p>⬤</text:p>
          </table:table-cell>
          <table:table-cell table:style-name="ce502"/>
          <table:table-cell table:style-name="ce511"/>
          <table:table-cell table:style-name="ce514"/>
          <table:table-cell table:style-name="ce524"/>
          <table:table-cell table:style-name="ce532"/>
          <table:table-cell table:style-name="ce517"/>
          <table:table-cell table:style-name="ce527"/>
          <table:table-cell table:style-name="ce535"/>
          <table:table-cell table:style-name="ce514"/>
          <table:table-cell table:style-name="ce524"/>
          <table:table-cell table:style-name="ce532"/>
          <table:table-cell table:style-name="ce517"/>
          <table:table-cell table:style-name="ce527"/>
          <table:table-cell table:style-name="ce535"/>
          <table:table-cell table:style-name="ce514"/>
          <table:table-cell table:style-name="ce524"/>
          <table:table-cell table:style-name="ce532"/>
          <table:table-cell table:style-name="ce490"/>
          <table:table-cell table:style-name="ce502"/>
          <table:table-cell table:style-name="ce511" office:value-type="string" calcext:value-type="string">
            <text:p>⬤</text:p>
          </table:table-cell>
          <table:table-cell table:style-name="ce463"/>
          <table:table-cell table:style-name="ce473"/>
          <table:table-cell table:style-name="ce481" office:value-type="string" calcext:value-type="string">
            <text:p>⬤</text:p>
          </table:table-cell>
          <table:table-cell table:style-name="ce437"/>
          <table:table-cell table:style-name="ce449"/>
          <table:table-cell table:style-name="ce460"/>
          <table:table-cell table:style-name="ce409"/>
          <table:table-cell table:style-name="ce419"/>
          <table:table-cell table:style-name="ce427" office:value-type="string" calcext:value-type="string">
            <text:p>/</text:p>
          </table:table-cell>
          <table:table-cell table:style-name="ce388"/>
          <table:table-cell table:style-name="ce398"/>
          <table:table-cell table:style-name="ce406" office:value-type="string" calcext:value-type="string">
            <text:p>⬤</text:p>
          </table:table-cell>
          <table:table-cell table:style-name="ce360"/>
          <table:table-cell table:style-name="ce373" office:value-type="string" calcext:value-type="string">
            <text:p>⬤</text:p>
          </table:table-cell>
          <table:table-cell table:style-name="ce379" office:value-type="string" calcext:value-type="string">
            <text:p>/</text:p>
          </table:table-cell>
          <table:table-cell/>
          <table:table-cell table:style-name="ce350" table:number-columns-repeated="5"/>
          <table:table-cell table:style-name="ce603" table:number-columns-repeated="3"/>
          <table:table-cell table:style-name="ce350" table:number-columns-repeated="3"/>
          <table:table-cell/>
          <table:covered-table-cell table:number-columns-repeated="3" table:style-name="ce633"/>
          <table:covered-table-cell table:number-columns-repeated="3" table:style-name="ce263"/>
          <table:covered-table-cell table:number-columns-repeated="3" table:style-name="ce633"/>
          <table:covered-table-cell table:number-columns-repeated="3" table:style-name="ce261"/>
          <table:covered-table-cell table:number-columns-repeated="3" table:style-name="ce629"/>
          <table:covered-table-cell table:number-columns-repeated="3" table:style-name="ce257"/>
          <table:covered-table-cell table:number-columns-repeated="3" table:style-name="ce627"/>
          <table:covered-table-cell table:number-columns-repeated="3" table:style-name="ce640"/>
          <table:covered-table-cell table:number-columns-repeated="3" table:style-name="ce625"/>
          <table:table-cell table:number-columns-repeated="6"/>
          <table:covered-table-cell table:number-columns-repeated="27" table:style-name="ce292"/>
          <table:table-cell table:number-columns-repeated="16251"/>
        </table:table-row>
        <table:table-row table:style-name="ro37">
          <table:table-cell table:style-name="ce353" table:number-columns-repeated="3"/>
          <table:table-cell table:style-name="ce351" table:number-columns-repeated="6"/>
          <table:table-cell table:style-name="ce361" office:value-type="string" calcext:value-type="string">
            <text:p>/</text:p>
          </table:table-cell>
          <table:table-cell table:style-name="ce370" office:value-type="string" calcext:value-type="string">
            <text:p>⬤</text:p>
          </table:table-cell>
          <table:table-cell table:style-name="ce380"/>
          <table:table-cell table:style-name="ce386" office:value-type="string" calcext:value-type="string">
            <text:p>⬤</text:p>
          </table:table-cell>
          <table:table-cell table:style-name="ce396" office:value-type="string" calcext:value-type="string">
            <text:p>/</text:p>
          </table:table-cell>
          <table:table-cell table:style-name="ce404"/>
          <table:table-cell table:style-name="ce410"/>
          <table:table-cell table:style-name="ce420" office:value-type="string" calcext:value-type="string">
            <text:p>/</text:p>
          </table:table-cell>
          <table:table-cell table:style-name="ce428"/>
          <table:table-cell table:style-name="ce435" office:value-type="string" calcext:value-type="string">
            <text:p>/</text:p>
          </table:table-cell>
          <table:table-cell table:style-name="ce447"/>
          <table:table-cell table:style-name="ce458"/>
          <table:table-cell table:style-name="ce464" office:value-type="string" calcext:value-type="string">
            <text:p>⬤</text:p>
          </table:table-cell>
          <table:table-cell table:style-name="ce474" office:value-type="string" calcext:value-type="string">
            <text:p>⬤</text:p>
          </table:table-cell>
          <table:table-cell table:style-name="ce482"/>
          <table:table-cell table:style-name="ce488"/>
          <table:table-cell table:style-name="ce500" office:value-type="string" calcext:value-type="string">
            <text:p>⬤</text:p>
          </table:table-cell>
          <table:table-cell table:style-name="ce509"/>
          <table:table-cell table:style-name="ce515" office:value-type="string" calcext:value-type="string">
            <text:p>⬤</text:p>
          </table:table-cell>
          <table:table-cell table:style-name="ce525"/>
          <table:table-cell table:style-name="ce533"/>
          <table:table-cell table:style-name="ce536" office:value-type="string" calcext:value-type="string">
            <text:p>⬤</text:p>
          </table:table-cell>
          <table:table-cell table:style-name="ce540"/>
          <table:table-cell table:style-name="ce544"/>
          <table:table-cell table:style-name="ce536"/>
          <table:table-cell table:style-name="ce540" office:value-type="string" calcext:value-type="string">
            <text:p>⬤</text:p>
          </table:table-cell>
          <table:table-cell table:style-name="ce544"/>
          <table:table-cell table:style-name="ce536"/>
          <table:table-cell table:style-name="ce540"/>
          <table:table-cell table:style-name="ce544" office:value-type="string" calcext:value-type="string">
            <text:p>⬤</text:p>
          </table:table-cell>
          <table:table-cell table:style-name="ce515"/>
          <table:table-cell table:style-name="ce525"/>
          <table:table-cell table:style-name="ce533" office:value-type="string" calcext:value-type="string">
            <text:p>⬤</text:p>
          </table:table-cell>
          <table:table-cell table:style-name="ce488"/>
          <table:table-cell table:style-name="ce500" office:value-type="string" calcext:value-type="string">
            <text:p>⬤</text:p>
          </table:table-cell>
          <table:table-cell table:style-name="ce509"/>
          <table:table-cell table:style-name="ce464"/>
          <table:table-cell table:style-name="ce474" office:value-type="string" calcext:value-type="string">
            <text:p>⬤</text:p>
          </table:table-cell>
          <table:table-cell table:style-name="ce482" office:value-type="string" calcext:value-type="string">
            <text:p>⬤</text:p>
          </table:table-cell>
          <table:table-cell table:style-name="ce435"/>
          <table:table-cell table:style-name="ce447"/>
          <table:table-cell table:style-name="ce458" office:value-type="string" calcext:value-type="string">
            <text:p>/</text:p>
          </table:table-cell>
          <table:table-cell table:style-name="ce410"/>
          <table:table-cell table:style-name="ce420" office:value-type="string" calcext:value-type="string">
            <text:p>/</text:p>
          </table:table-cell>
          <table:table-cell table:style-name="ce587"/>
          <table:table-cell table:style-name="ce386"/>
          <table:table-cell table:style-name="ce396" office:value-type="string" calcext:value-type="string">
            <text:p>/</text:p>
          </table:table-cell>
          <table:table-cell table:style-name="ce404" office:value-type="string" calcext:value-type="string">
            <text:p>⬤</text:p>
          </table:table-cell>
          <table:table-cell table:style-name="ce361"/>
          <table:table-cell table:style-name="ce370" office:value-type="string" calcext:value-type="string">
            <text:p>⬤</text:p>
          </table:table-cell>
          <table:table-cell table:style-name="ce380" office:value-type="string" calcext:value-type="string">
            <text:p>/</text:p>
          </table:table-cell>
          <table:table-cell/>
          <table:table-cell table:style-name="ce350" table:number-columns-repeated="5"/>
          <table:table-cell table:style-name="ce354"/>
          <table:table-cell table:style-name="ce609" table:number-columns-repeated="2"/>
          <table:table-cell table:style-name="ce350" table:number-columns-repeated="3"/>
          <table:table-cell/>
          <table:table-cell table:style-name="ce634" table:formula="of:=8*3" office:value-type="float" office:value="24" calcext:value-type="float" table:number-columns-spanned="3" table:number-rows-spanned="3">
            <text:p>24</text:p>
          </table:table-cell>
          <table:covered-table-cell table:number-columns-repeated="2" table:style-name="ce249"/>
          <table:table-cell table:style-name="ce634" office:value-type="string" calcext:value-type="string" table:number-columns-spanned="3" table:number-rows-spanned="3">
            <text:p>2</text:p>
            <text:p>200</text:p>
          </table:table-cell>
          <table:covered-table-cell table:number-columns-repeated="2" table:style-name="ce249"/>
          <table:table-cell table:style-name="ce665" office:value-type="string" calcext:value-type="string" table:number-columns-spanned="3" table:number-rows-spanned="3">
            <text:p>111</text:p>
            <text:p>41</text:p>
          </table:table-cell>
          <table:covered-table-cell table:number-columns-repeated="2" table:style-name="ce263"/>
          <table:table-cell table:style-name="ce654" office:value-type="string" calcext:value-type="string" table:number-columns-spanned="3" table:number-rows-spanned="3">
            <text:p>121</text:p>
            <text:p>21</text:p>
          </table:table-cell>
          <table:covered-table-cell table:number-columns-repeated="2" table:style-name="ce261"/>
          <table:table-cell table:style-name="ce651" office:value-type="float" office:value="131" calcext:value-type="float" table:number-columns-spanned="3" table:number-rows-spanned="3">
            <text:p>131</text:p>
          </table:table-cell>
          <table:covered-table-cell table:number-columns-repeated="2" table:style-name="ce259"/>
          <table:table-cell table:style-name="ce642" office:value-type="string" calcext:value-type="string" table:number-columns-spanned="3" table:number-rows-spanned="3">
            <text:p>141</text:p>
            <text:p>11</text:p>
          </table:table-cell>
          <table:covered-table-cell table:number-columns-repeated="2" table:style-name="ce257"/>
          <table:table-cell table:style-name="ce699" office:value-type="float" office:value="151" calcext:value-type="float" table:number-columns-spanned="3" table:number-rows-spanned="3">
            <text:p>151</text:p>
          </table:table-cell>
          <table:covered-table-cell table:number-columns-repeated="2" table:style-name="ce641"/>
          <table:table-cell table:style-name="ce640" office:value-type="float" office:value="611" calcext:value-type="float" table:number-columns-spanned="3" table:number-rows-spanned="3">
            <text:p>611</text:p>
          </table:table-cell>
          <table:covered-table-cell table:number-columns-repeated="2" table:style-name="ce640"/>
          <table:table-cell table:style-name="ce639" office:value-type="float" office:value="711" calcext:value-type="float" table:number-columns-spanned="3" table:number-rows-spanned="3">
            <text:p>711</text:p>
          </table:table-cell>
          <table:covered-table-cell table:number-columns-repeated="2" table:style-name="ce639"/>
          <table:table-cell table:number-columns-repeated="6"/>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71</text:p>
          </table:table-cell>
          <table:covered-table-cell table:number-columns-repeated="2" table:style-name="ce292"/>
          <table:table-cell table:number-columns-repeated="16251"/>
        </table:table-row>
        <table:table-row table:style-name="ro37">
          <table:table-cell table:style-name="ce353"/>
          <table:table-cell table:style-name="ce356"/>
          <table:table-cell table:style-name="ce353"/>
          <table:table-cell table:style-name="ce351"/>
          <table:table-cell table:style-name="ce355"/>
          <table:table-cell table:style-name="ce351" table:number-columns-repeated="2"/>
          <table:table-cell table:style-name="ce355"/>
          <table:table-cell table:style-name="ce351"/>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5" office:value-type="string" calcext:value-type="string">
            <text:p>⬤</text:p>
          </table:table-cell>
          <table:table-cell table:style-name="ce475" office:value-type="string" calcext:value-type="string">
            <text:p>x</text:p>
          </table:table-cell>
          <table:table-cell table:style-name="ce483"/>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516" office:value-type="string" calcext:value-type="string">
            <text:p>⬤</text:p>
          </table:table-cell>
          <table:table-cell table:style-name="ce526" office:value-type="string" calcext:value-type="string">
            <text:p>x</text:p>
          </table:table-cell>
          <table:table-cell table:style-name="ce534"/>
          <table:table-cell table:style-name="ce537"/>
          <table:table-cell table:style-name="ce541" office:value-type="string" calcext:value-type="string">
            <text:p>x</text:p>
          </table:table-cell>
          <table:table-cell table:style-name="ce545"/>
          <table:table-cell table:style-name="ce537"/>
          <table:table-cell table:style-name="ce541" office:value-type="string" calcext:value-type="string">
            <text:p>x</text:p>
          </table:table-cell>
          <table:table-cell table:style-name="ce545"/>
          <table:table-cell table:style-name="ce537"/>
          <table:table-cell table:style-name="ce541" office:value-type="string" calcext:value-type="string">
            <text:p>x</text:p>
          </table:table-cell>
          <table:table-cell table:style-name="ce545"/>
          <table:table-cell table:style-name="ce516"/>
          <table:table-cell table:style-name="ce526" office:value-type="string" calcext:value-type="string">
            <text:p>x</text:p>
          </table:table-cell>
          <table:table-cell table:style-name="ce534" office:value-type="string" calcext:value-type="string">
            <text:p>⬤</text:p>
          </table:table-cell>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65"/>
          <table:table-cell table:style-name="ce475" office:value-type="string" calcext:value-type="string">
            <text:p>x</text:p>
          </table:table-cell>
          <table:table-cell table:style-name="ce483"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number-columns-repeated="2"/>
          <table:table-cell table:style-name="ce350" table:number-columns-repeated="2"/>
          <table:table-cell/>
          <table:table-cell table:style-name="ce350"/>
          <table:table-cell table:style-name="ce354"/>
          <table:table-cell table:style-name="ce357"/>
          <table:table-cell table:style-name="ce431"/>
          <table:table-cell table:style-name="ce350"/>
          <table:table-cell/>
          <table:table-cell table:style-name="ce350"/>
          <table:table-cell/>
          <table:covered-table-cell table:number-columns-repeated="6" table:style-name="ce249"/>
          <table:covered-table-cell table:number-columns-repeated="3" table:style-name="ce263"/>
          <table:covered-table-cell table:number-columns-repeated="3" table:style-name="ce261"/>
          <table:covered-table-cell table:number-columns-repeated="3" table:style-name="ce259"/>
          <table:covered-table-cell table:number-columns-repeated="3" table:style-name="ce257"/>
          <table:covered-table-cell table:number-columns-repeated="3" table:style-name="ce641"/>
          <table:covered-table-cell table:number-columns-repeated="3" table:style-name="ce640"/>
          <table:covered-table-cell table:number-columns-repeated="3" table:style-name="ce639"/>
          <table:table-cell table:number-columns-repeated="6"/>
          <table:covered-table-cell table:number-columns-repeated="27" table:style-name="ce292"/>
          <table:table-cell table:number-columns-repeated="16251"/>
        </table:table-row>
        <table:table-row table:style-name="ro37">
          <table:table-cell table:style-name="ce353" table:number-columns-repeated="3"/>
          <table:table-cell table:style-name="ce351" table:number-columns-repeated="6"/>
          <table:table-cell table:style-name="ce363"/>
          <table:table-cell table:style-name="ce372" office:value-type="string" calcext:value-type="string">
            <text:p>⬤</text:p>
          </table:table-cell>
          <table:table-cell table:style-name="ce382"/>
          <table:table-cell table:style-name="ce388" office:value-type="string" calcext:value-type="string">
            <text:p>⬤</text:p>
          </table:table-cell>
          <table:table-cell table:style-name="ce398"/>
          <table:table-cell table:style-name="ce406"/>
          <table:table-cell table:style-name="ce412" office:value-type="string" calcext:value-type="string">
            <text:p>/</text:p>
          </table:table-cell>
          <table:table-cell table:style-name="ce422"/>
          <table:table-cell table:style-name="ce430"/>
          <table:table-cell table:style-name="ce437"/>
          <table:table-cell table:style-name="ce449"/>
          <table:table-cell table:style-name="ce460"/>
          <table:table-cell table:style-name="ce466"/>
          <table:table-cell table:style-name="ce476" office:value-type="string" calcext:value-type="string">
            <text:p>⬤</text:p>
          </table:table-cell>
          <table:table-cell table:style-name="ce484"/>
          <table:table-cell table:style-name="ce490" office:value-type="string" calcext:value-type="string">
            <text:p>⬤</text:p>
          </table:table-cell>
          <table:table-cell table:style-name="ce502"/>
          <table:table-cell table:style-name="ce511"/>
          <table:table-cell table:style-name="ce517"/>
          <table:table-cell table:style-name="ce527"/>
          <table:table-cell table:style-name="ce535"/>
          <table:table-cell table:style-name="ce538"/>
          <table:table-cell table:style-name="ce542"/>
          <table:table-cell table:style-name="ce546"/>
          <table:table-cell table:style-name="ce538"/>
          <table:table-cell table:style-name="ce542"/>
          <table:table-cell table:style-name="ce546"/>
          <table:table-cell table:style-name="ce538"/>
          <table:table-cell table:style-name="ce542"/>
          <table:table-cell table:style-name="ce546"/>
          <table:table-cell table:style-name="ce517"/>
          <table:table-cell table:style-name="ce527"/>
          <table:table-cell table:style-name="ce535"/>
          <table:table-cell table:style-name="ce490"/>
          <table:table-cell table:style-name="ce502"/>
          <table:table-cell table:style-name="ce511" office:value-type="string" calcext:value-type="string">
            <text:p>⬤</text:p>
          </table:table-cell>
          <table:table-cell table:style-name="ce466"/>
          <table:table-cell table:style-name="ce476" office:value-type="string" calcext:value-type="string">
            <text:p>⬤</text:p>
          </table:table-cell>
          <table:table-cell table:style-name="ce484"/>
          <table:table-cell table:style-name="ce437"/>
          <table:table-cell table:style-name="ce449"/>
          <table:table-cell table:style-name="ce460"/>
          <table:table-cell table:style-name="ce585"/>
          <table:table-cell table:style-name="ce422"/>
          <table:table-cell table:style-name="ce430" office:value-type="string" calcext:value-type="string">
            <text:p>/</text:p>
          </table:table-cell>
          <table:table-cell table:style-name="ce388"/>
          <table:table-cell table:style-name="ce398"/>
          <table:table-cell table:style-name="ce406" office:value-type="string" calcext:value-type="string">
            <text:p>⬤</text:p>
          </table:table-cell>
          <table:table-cell table:style-name="ce363"/>
          <table:table-cell table:style-name="ce372" office:value-type="string" calcext:value-type="string">
            <text:p>⬤</text:p>
          </table:table-cell>
          <table:table-cell table:style-name="ce382"/>
          <table:table-cell/>
          <table:table-cell table:style-name="ce350" table:number-columns-repeated="5"/>
          <table:table-cell table:style-name="ce354" table:number-columns-repeated="3"/>
          <table:table-cell table:style-name="ce350" table:number-columns-repeated="3"/>
          <table:table-cell/>
          <table:covered-table-cell table:number-columns-repeated="6" table:style-name="ce249"/>
          <table:covered-table-cell table:number-columns-repeated="3" table:style-name="ce263"/>
          <table:covered-table-cell table:number-columns-repeated="3" table:style-name="ce261"/>
          <table:covered-table-cell table:number-columns-repeated="3" table:style-name="ce259"/>
          <table:covered-table-cell table:number-columns-repeated="3" table:style-name="ce257"/>
          <table:covered-table-cell table:number-columns-repeated="3" table:style-name="ce641"/>
          <table:covered-table-cell table:number-columns-repeated="3" table:style-name="ce640"/>
          <table:covered-table-cell table:number-columns-repeated="3" table:style-name="ce639"/>
          <table:table-cell table:number-columns-repeated="6"/>
          <table:covered-table-cell table:number-columns-repeated="27" table:style-name="ce292"/>
          <table:table-cell table:number-columns-repeated="16251"/>
        </table:table-row>
        <table:table-row table:style-name="ro37">
          <table:table-cell table:style-name="ce353" table:number-columns-repeated="3"/>
          <table:table-cell table:style-name="ce351" table:number-columns-repeated="6"/>
          <table:table-cell table:style-name="ce358" office:value-type="string" calcext:value-type="string">
            <text:p>/</text:p>
          </table:table-cell>
          <table:table-cell table:style-name="ce367" office:value-type="string" calcext:value-type="string">
            <text:p>⬤</text:p>
          </table:table-cell>
          <table:table-cell table:style-name="ce377"/>
          <table:table-cell table:style-name="ce383" office:value-type="string" calcext:value-type="string">
            <text:p>⬤</text:p>
          </table:table-cell>
          <table:table-cell table:style-name="ce393" office:value-type="string" calcext:value-type="string">
            <text:p>/</text:p>
          </table:table-cell>
          <table:table-cell table:style-name="ce401"/>
          <table:table-cell table:style-name="ce407"/>
          <table:table-cell table:style-name="ce417" office:value-type="string" calcext:value-type="string">
            <text:p>/</text:p>
          </table:table-cell>
          <table:table-cell table:style-name="ce425"/>
          <table:table-cell table:style-name="ce432" office:value-type="string" calcext:value-type="string">
            <text:p>/</text:p>
          </table:table-cell>
          <table:table-cell table:style-name="ce444"/>
          <table:table-cell table:style-name="ce455"/>
          <table:table-cell table:style-name="ce461"/>
          <table:table-cell table:style-name="ce472" office:value-type="string" calcext:value-type="string">
            <text:p>⬤</text:p>
          </table:table-cell>
          <table:table-cell table:style-name="ce479"/>
          <table:table-cell table:style-name="ce485" office:value-type="string" calcext:value-type="string">
            <text:p>⬤</text:p>
          </table:table-cell>
          <table:table-cell table:style-name="ce497"/>
          <table:table-cell table:style-name="ce506"/>
          <table:table-cell table:style-name="ce512" office:value-type="string" calcext:value-type="string">
            <text:p>⬤</text:p>
          </table:table-cell>
          <table:table-cell table:style-name="ce522"/>
          <table:table-cell table:style-name="ce530"/>
          <table:table-cell table:style-name="ce536"/>
          <table:table-cell table:style-name="ce540"/>
          <table:table-cell table:style-name="ce544"/>
          <table:table-cell table:style-name="ce547"/>
          <table:table-cell table:style-name="ce569"/>
          <table:table-cell table:style-name="ce575"/>
          <table:table-cell table:style-name="ce536"/>
          <table:table-cell table:style-name="ce540"/>
          <table:table-cell table:style-name="ce544"/>
          <table:table-cell table:style-name="ce512"/>
          <table:table-cell table:style-name="ce522"/>
          <table:table-cell table:style-name="ce530" office:value-type="string" calcext:value-type="string">
            <text:p>⬤</text:p>
          </table:table-cell>
          <table:table-cell table:style-name="ce485"/>
          <table:table-cell table:style-name="ce497"/>
          <table:table-cell table:style-name="ce506" office:value-type="string" calcext:value-type="string">
            <text:p>⬤</text:p>
          </table:table-cell>
          <table:table-cell table:style-name="ce461"/>
          <table:table-cell table:style-name="ce472" office:value-type="string" calcext:value-type="string">
            <text:p>⬤</text:p>
          </table:table-cell>
          <table:table-cell table:style-name="ce479"/>
          <table:table-cell table:style-name="ce432"/>
          <table:table-cell table:style-name="ce444"/>
          <table:table-cell table:style-name="ce455" office:value-type="string" calcext:value-type="string">
            <text:p>/</text:p>
          </table:table-cell>
          <table:table-cell table:style-name="ce407"/>
          <table:table-cell table:style-name="ce417" office:value-type="string" calcext:value-type="string">
            <text:p>/</text:p>
          </table:table-cell>
          <table:table-cell table:style-name="ce425"/>
          <table:table-cell table:style-name="ce383"/>
          <table:table-cell table:style-name="ce393" office:value-type="string" calcext:value-type="string">
            <text:p>/</text:p>
          </table:table-cell>
          <table:table-cell table:style-name="ce401" office:value-type="string" calcext:value-type="string">
            <text:p>⬤</text:p>
          </table:table-cell>
          <table:table-cell table:style-name="ce358"/>
          <table:table-cell table:style-name="ce367" office:value-type="string" calcext:value-type="string">
            <text:p>⬤</text:p>
          </table:table-cell>
          <table:table-cell table:style-name="ce377" office:value-type="string" calcext:value-type="string">
            <text:p>/</text:p>
          </table:table-cell>
          <table:table-cell table:style-name="ce350" table:number-columns-repeated="6"/>
          <table:table-cell table:style-name="ce603" table:number-columns-repeated="2"/>
          <table:table-cell table:style-name="ce431"/>
          <table:table-cell table:style-name="ce350" table:number-columns-repeated="3"/>
          <table:table-cell/>
          <table:table-cell table:style-name="ce636" office:value-type="float" office:value="1" calcext:value-type="float" table:number-columns-spanned="3" table:number-rows-spanned="3">
            <text:p>1</text:p>
          </table:table-cell>
          <table:covered-table-cell table:number-columns-repeated="2" table:style-name="ce251"/>
          <table:table-cell table:style-name="ce634" office:value-type="string" calcext:value-type="string" table:number-columns-spanned="3" table:number-rows-spanned="3">
            <text:p>1</text:p>
            <text:p>100</text:p>
          </table:table-cell>
          <table:covered-table-cell table:number-columns-repeated="2" table:style-name="ce249"/>
          <table:table-cell table:style-name="ce671" office:value-type="string" calcext:value-type="string" table:number-columns-spanned="3" table:number-rows-spanned="3">
            <text:p>110</text:p>
            <text:p>01</text:p>
          </table:table-cell>
          <table:covered-table-cell table:number-columns-repeated="2" table:style-name="ce633"/>
          <table:table-cell table:style-name="ce672" office:value-type="float" office:value="120" calcext:value-type="float" table:number-columns-spanned="3" table:number-rows-spanned="3">
            <text:p>120</text:p>
          </table:table-cell>
          <table:covered-table-cell table:number-columns-repeated="2" table:style-name="ce632"/>
          <table:table-cell table:style-name="ce670" office:value-type="float" office:value="130" calcext:value-type="float" table:number-columns-spanned="3" table:number-rows-spanned="3">
            <text:p>130</text:p>
          </table:table-cell>
          <table:covered-table-cell table:number-columns-repeated="2" table:style-name="ce629"/>
          <table:table-cell table:style-name="ce696" office:value-type="float" office:value="140" calcext:value-type="float" table:number-columns-spanned="3" table:number-rows-spanned="3">
            <text:p>140</text:p>
          </table:table-cell>
          <table:covered-table-cell table:number-columns-repeated="2" table:style-name="ce628"/>
          <table:table-cell table:style-name="ce691" office:value-type="float" office:value="150" calcext:value-type="float" table:number-columns-spanned="3" table:number-rows-spanned="3">
            <text:p>150</text:p>
          </table:table-cell>
          <table:covered-table-cell table:number-columns-repeated="2" table:style-name="ce627"/>
          <table:table-cell table:style-name="ce674" table:formula="of:=[.CN34]+10" office:value-type="float" office:value="160" calcext:value-type="float" table:number-columns-spanned="3" table:number-rows-spanned="3">
            <text:p>160</text:p>
          </table:table-cell>
          <table:covered-table-cell table:number-columns-repeated="2" table:style-name="ce626"/>
          <table:table-cell table:style-name="ce673" table:formula="of:=[.CQ34]+10" office:value-type="float" office:value="170" calcext:value-type="float" table:number-columns-spanned="3" table:number-rows-spanned="3">
            <text:p>170</text:p>
          </table:table-cell>
          <table:covered-table-cell table:number-columns-repeated="2" table:style-name="ce625"/>
          <table:table-cell table:number-columns-repeated="6"/>
          <table:table-cell table:style-name="ce292" office:value-type="string" calcext:value-type="string" table:number-columns-spanned="3" table:number-rows-spanned="3">
            <text:p>[48]</text:p>
          </table:table-cell>
          <table:covered-table-cell table:number-columns-repeated="2" table:style-name="ce292"/>
          <table:table-cell table:style-name="ce292" office:value-type="string" calcext:value-type="string" table:number-columns-spanned="3" table:number-rows-spanned="3">
            <text:p>!652</text:p>
          </table:table-cell>
          <table:covered-table-cell table:number-columns-repeated="2" table:style-name="ce292"/>
          <table:table-cell table:style-name="ce292" office:value-type="string" calcext:value-type="string" table:number-columns-spanned="3" table:number-rows-spanned="3">
            <text:p>!642</text:p>
          </table:table-cell>
          <table:covered-table-cell table:number-columns-repeated="2" table:style-name="ce292"/>
          <table:table-cell table:style-name="ce292" office:value-type="string" calcext:value-type="string" table:number-columns-spanned="3" table:number-rows-spanned="3">
            <text:p>!632</text:p>
          </table:table-cell>
          <table:covered-table-cell table:number-columns-repeated="2" table:style-name="ce292"/>
          <table:table-cell table:style-name="ce292" office:value-type="string" calcext:value-type="string" table:number-columns-spanned="3" table:number-rows-spanned="3">
            <text:p>!622</text:p>
          </table:table-cell>
          <table:covered-table-cell table:number-columns-repeated="2" table:style-name="ce292"/>
          <table:table-cell table:style-name="ce292" office:value-type="string" calcext:value-type="string" table:number-columns-spanned="3" table:number-rows-spanned="3">
            <text:p>!612</text:p>
          </table:table-cell>
          <table:covered-table-cell table:number-columns-repeated="2" table:style-name="ce292"/>
          <table:table-cell table:style-name="ce292" office:value-type="string" calcext:value-type="string" table:number-columns-spanned="3" table:number-rows-spanned="3">
            <text:p>!602</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61</text:p>
          </table:table-cell>
          <table:covered-table-cell table:number-columns-repeated="2" table:style-name="ce292"/>
          <table:table-cell table:number-columns-repeated="3"/>
          <table:table-cell table:style-name="ce735"/>
          <table:table-cell table:style-name="ce769"/>
          <table:table-cell table:style-name="ce749"/>
          <table:table-cell table:number-columns-repeated="3"/>
          <table:table-cell table:style-name="ce735"/>
          <table:table-cell table:style-name="ce744"/>
          <table:table-cell table:style-name="ce749"/>
          <table:table-cell table:number-columns-repeated="3"/>
          <table:table-cell table:style-name="ce735"/>
          <table:table-cell table:style-name="ce769"/>
          <table:table-cell table:style-name="ce749"/>
          <table:table-cell table:number-columns-repeated="16233"/>
        </table:table-row>
        <table:table-row table:style-name="ro37">
          <table:table-cell table:style-name="ce353"/>
          <table:table-cell table:style-name="ce356"/>
          <table:table-cell table:style-name="ce353"/>
          <table:table-cell table:style-name="ce351"/>
          <table:table-cell table:style-name="ce355"/>
          <table:table-cell table:style-name="ce351" table:number-columns-repeated="2"/>
          <table:table-cell table:style-name="ce355"/>
          <table:table-cell table:style-name="ce351"/>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4"/>
          <table:table-cell table:style-name="ce394" office:value-type="string" calcext:value-type="string">
            <text:p>x</text:p>
          </table:table-cell>
          <table:table-cell table:style-name="ce402"/>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3" office:value-type="string" calcext:value-type="string">
            <text:p>⬤</text:p>
          </table:table-cell>
          <table:table-cell table:style-name="ce445" office:value-type="string" calcext:value-type="string">
            <text:p>x</text:p>
          </table:table-cell>
          <table:table-cell table:style-name="ce456"/>
          <table:table-cell table:style-name="ce462" office:value-type="string" calcext:value-type="string">
            <text:p>⬤</text:p>
          </table:table-cell>
          <table:table-cell table:style-name="ce467" office:value-type="string" calcext:value-type="string">
            <text:p>x</text:p>
          </table:table-cell>
          <table:table-cell table:style-name="ce480"/>
          <table:table-cell table:style-name="ce486" office:value-type="string" calcext:value-type="string">
            <text:p>⬤</text:p>
          </table:table-cell>
          <table:table-cell table:style-name="ce498" office:value-type="string" calcext:value-type="string">
            <text:p>x</text:p>
          </table:table-cell>
          <table:table-cell table:style-name="ce507"/>
          <table:table-cell table:style-name="ce513"/>
          <table:table-cell table:style-name="ce523" office:value-type="string" calcext:value-type="string">
            <text:p>x</text:p>
          </table:table-cell>
          <table:table-cell table:style-name="ce531"/>
          <table:table-cell table:style-name="ce537" office:value-type="string" calcext:value-type="string">
            <text:p>⬤</text:p>
          </table:table-cell>
          <table:table-cell table:style-name="ce541" office:value-type="string" calcext:value-type="string">
            <text:p>x</text:p>
          </table:table-cell>
          <table:table-cell table:style-name="ce545"/>
          <table:table-cell table:style-name="ce548"/>
          <table:table-cell table:style-name="ce570" office:value-type="string" calcext:value-type="string">
            <text:p>x</text:p>
          </table:table-cell>
          <table:table-cell table:style-name="ce576"/>
          <table:table-cell table:style-name="ce537"/>
          <table:table-cell table:style-name="ce541" office:value-type="string" calcext:value-type="string">
            <text:p>x</text:p>
          </table:table-cell>
          <table:table-cell table:style-name="ce545" office:value-type="string" calcext:value-type="string">
            <text:p>⬤</text:p>
          </table:table-cell>
          <table:table-cell table:style-name="ce513"/>
          <table:table-cell table:style-name="ce523" office:value-type="string" calcext:value-type="string">
            <text:p>x</text:p>
          </table:table-cell>
          <table:table-cell table:style-name="ce531"/>
          <table:table-cell table:style-name="ce486"/>
          <table:table-cell table:style-name="ce498" office:value-type="string" calcext:value-type="string">
            <text:p>x</text:p>
          </table:table-cell>
          <table:table-cell table:style-name="ce507" office:value-type="string" calcext:value-type="string">
            <text:p>⬤</text:p>
          </table:table-cell>
          <table:table-cell table:style-name="ce462"/>
          <table:table-cell table:style-name="ce467" office:value-type="string" calcext:value-type="string">
            <text:p>x</text:p>
          </table:table-cell>
          <table:table-cell table:style-name="ce480" office:value-type="string" calcext:value-type="string">
            <text:p>⬤</text:p>
          </table:table-cell>
          <table:table-cell table:style-name="ce433"/>
          <table:table-cell table:style-name="ce445" office:value-type="string" calcext:value-type="string">
            <text:p>x</text:p>
          </table:table-cell>
          <table:table-cell table:style-name="ce456"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4"/>
          <table:table-cell table:style-name="ce394" office:value-type="string" calcext:value-type="string">
            <text:p>x</text:p>
          </table:table-cell>
          <table:table-cell table:style-name="ce402"/>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0" table:number-columns-repeated="4"/>
          <table:table-cell/>
          <table:table-cell table:style-name="ce350"/>
          <table:table-cell table:style-name="ce603"/>
          <table:table-cell table:style-name="ce608"/>
          <table:table-cell table:style-name="ce609"/>
          <table:table-cell table:style-name="ce350"/>
          <table:table-cell/>
          <table:table-cell table:style-name="ce350"/>
          <table:table-cell/>
          <table:covered-table-cell table:number-columns-repeated="3" table:style-name="ce251"/>
          <table:covered-table-cell table:number-columns-repeated="3" table:style-name="ce249"/>
          <table:covered-table-cell table:number-columns-repeated="3" table:style-name="ce633"/>
          <table:covered-table-cell table:number-columns-repeated="3" table:style-name="ce632"/>
          <table:covered-table-cell table:number-columns-repeated="3" table:style-name="ce629"/>
          <table:covered-table-cell table:number-columns-repeated="3" table:style-name="ce628"/>
          <table:covered-table-cell table:number-columns-repeated="3" table:style-name="ce627"/>
          <table:covered-table-cell table:number-columns-repeated="3" table:style-name="ce626"/>
          <table:covered-table-cell table:number-columns-repeated="3" table:style-name="ce625"/>
          <table:table-cell table:number-columns-repeated="6"/>
          <table:covered-table-cell table:number-columns-repeated="27" table:style-name="ce292"/>
          <table:table-cell table:number-columns-repeated="3"/>
          <table:table-cell table:style-name="ce766"/>
          <table:table-cell table:style-name="ce742" office:value-type="string" calcext:value-type="string">
            <text:p>.</text:p>
          </table:table-cell>
          <table:table-cell table:style-name="ce750"/>
          <table:table-cell table:number-columns-repeated="3"/>
          <table:table-cell table:style-name="ce766"/>
          <table:table-cell table:style-name="ce742" office:value-type="string" calcext:value-type="string">
            <text:p>.</text:p>
          </table:table-cell>
          <table:table-cell table:style-name="ce750"/>
          <table:table-cell table:number-columns-repeated="3"/>
          <table:table-cell table:style-name="ce736"/>
          <table:table-cell table:style-name="ce742" office:value-type="string" calcext:value-type="string">
            <text:p>.</text:p>
          </table:table-cell>
          <table:table-cell table:style-name="ce747"/>
          <table:table-cell table:number-columns-repeated="16233"/>
        </table:table-row>
        <table:table-row table:style-name="ro37">
          <table:table-cell table:style-name="ce353" table:number-columns-repeated="3"/>
          <table:table-cell table:style-name="ce351" table:number-columns-repeated="6"/>
          <table:table-cell table:style-name="ce360" office:value-type="string" calcext:value-type="string">
            <text:p>/</text:p>
          </table:table-cell>
          <table:table-cell table:style-name="ce373" office:value-type="string" calcext:value-type="string">
            <text:p>⬤</text:p>
          </table:table-cell>
          <table:table-cell table:style-name="ce379"/>
          <table:table-cell table:style-name="ce385" office:value-type="string" calcext:value-type="string">
            <text:p>⬤</text:p>
          </table:table-cell>
          <table:table-cell table:style-name="ce395" office:value-type="string" calcext:value-type="string">
            <text:p>/</text:p>
          </table:table-cell>
          <table:table-cell table:style-name="ce403"/>
          <table:table-cell table:style-name="ce409"/>
          <table:table-cell table:style-name="ce419" office:value-type="string" calcext:value-type="string">
            <text:p>/</text:p>
          </table:table-cell>
          <table:table-cell table:style-name="ce427"/>
          <table:table-cell table:style-name="ce434" office:value-type="string" calcext:value-type="string">
            <text:p>/</text:p>
          </table:table-cell>
          <table:table-cell table:style-name="ce446"/>
          <table:table-cell table:style-name="ce457"/>
          <table:table-cell table:style-name="ce463"/>
          <table:table-cell table:style-name="ce473" office:value-type="string" calcext:value-type="string">
            <text:p>⬤</text:p>
          </table:table-cell>
          <table:table-cell table:style-name="ce481"/>
          <table:table-cell table:style-name="ce487" office:value-type="string" calcext:value-type="string">
            <text:p>⬤</text:p>
          </table:table-cell>
          <table:table-cell table:style-name="ce499"/>
          <table:table-cell table:style-name="ce508"/>
          <table:table-cell table:style-name="ce514" office:value-type="string" calcext:value-type="string">
            <text:p>⬤</text:p>
          </table:table-cell>
          <table:table-cell table:style-name="ce524"/>
          <table:table-cell table:style-name="ce532"/>
          <table:table-cell table:style-name="ce538"/>
          <table:table-cell table:style-name="ce542"/>
          <table:table-cell table:style-name="ce546"/>
          <table:table-cell table:style-name="ce549"/>
          <table:table-cell table:style-name="ce571"/>
          <table:table-cell table:style-name="ce577"/>
          <table:table-cell table:style-name="ce538"/>
          <table:table-cell table:style-name="ce542"/>
          <table:table-cell table:style-name="ce546"/>
          <table:table-cell table:style-name="ce514"/>
          <table:table-cell table:style-name="ce524"/>
          <table:table-cell table:style-name="ce532" office:value-type="string" calcext:value-type="string">
            <text:p>⬤</text:p>
          </table:table-cell>
          <table:table-cell table:style-name="ce487"/>
          <table:table-cell table:style-name="ce499"/>
          <table:table-cell table:style-name="ce508" office:value-type="string" calcext:value-type="string">
            <text:p>⬤</text:p>
          </table:table-cell>
          <table:table-cell table:style-name="ce463"/>
          <table:table-cell table:style-name="ce473" office:value-type="string" calcext:value-type="string">
            <text:p>⬤</text:p>
          </table:table-cell>
          <table:table-cell table:style-name="ce481"/>
          <table:table-cell table:style-name="ce434"/>
          <table:table-cell table:style-name="ce446"/>
          <table:table-cell table:style-name="ce457" office:value-type="string" calcext:value-type="string">
            <text:p>/</text:p>
          </table:table-cell>
          <table:table-cell table:style-name="ce409"/>
          <table:table-cell table:style-name="ce419" office:value-type="string" calcext:value-type="string">
            <text:p>/</text:p>
          </table:table-cell>
          <table:table-cell table:style-name="ce427"/>
          <table:table-cell table:style-name="ce385"/>
          <table:table-cell table:style-name="ce395" office:value-type="string" calcext:value-type="string">
            <text:p>/</text:p>
          </table:table-cell>
          <table:table-cell table:style-name="ce403" office:value-type="string" calcext:value-type="string">
            <text:p>⬤</text:p>
          </table:table-cell>
          <table:table-cell table:style-name="ce360"/>
          <table:table-cell table:style-name="ce373" office:value-type="string" calcext:value-type="string">
            <text:p>⬤</text:p>
          </table:table-cell>
          <table:table-cell table:style-name="ce379" office:value-type="string" calcext:value-type="string">
            <text:p>/</text:p>
          </table:table-cell>
          <table:table-cell table:style-name="ce350" table:number-columns-repeated="6"/>
          <table:table-cell table:style-name="ce603" table:number-columns-repeated="2"/>
          <table:table-cell table:style-name="ce431"/>
          <table:table-cell table:style-name="ce350" table:number-columns-repeated="3"/>
          <table:table-cell/>
          <table:covered-table-cell table:number-columns-repeated="3" table:style-name="ce251"/>
          <table:covered-table-cell table:number-columns-repeated="3" table:style-name="ce249"/>
          <table:covered-table-cell table:number-columns-repeated="3" table:style-name="ce633"/>
          <table:covered-table-cell table:number-columns-repeated="3" table:style-name="ce632"/>
          <table:covered-table-cell table:number-columns-repeated="3" table:style-name="ce629"/>
          <table:covered-table-cell table:number-columns-repeated="3" table:style-name="ce628"/>
          <table:covered-table-cell table:number-columns-repeated="3" table:style-name="ce627"/>
          <table:covered-table-cell table:number-columns-repeated="3" table:style-name="ce626"/>
          <table:covered-table-cell table:number-columns-repeated="3" table:style-name="ce625"/>
          <table:table-cell table:number-columns-repeated="6"/>
          <table:covered-table-cell table:number-columns-repeated="27" table:style-name="ce292"/>
          <table:table-cell table:number-columns-repeated="3"/>
          <table:table-cell table:style-name="ce737"/>
          <table:table-cell table:style-name="ce771"/>
          <table:table-cell table:style-name="ce748"/>
          <table:table-cell table:number-columns-repeated="3"/>
          <table:table-cell table:style-name="ce737"/>
          <table:table-cell table:style-name="ce743"/>
          <table:table-cell table:style-name="ce748"/>
          <table:table-cell table:number-columns-repeated="3"/>
          <table:table-cell table:style-name="ce737"/>
          <table:table-cell table:style-name="ce771"/>
          <table:table-cell table:style-name="ce748"/>
          <table:table-cell table:number-columns-repeated="16233"/>
        </table:table-row>
        <table:table-row table:style-name="ro37">
          <table:table-cell table:style-name="ce354" table:number-columns-repeated="3"/>
          <table:table-cell table:style-name="ce350" table:number-columns-repeated="6"/>
          <table:table-cell table:style-name="ce361"/>
          <table:table-cell table:style-name="ce370" office:value-type="string" calcext:value-type="string">
            <text:p>⬤</text:p>
          </table:table-cell>
          <table:table-cell table:style-name="ce380"/>
          <table:table-cell table:style-name="ce386" office:value-type="string" calcext:value-type="string">
            <text:p>⬤</text:p>
          </table:table-cell>
          <table:table-cell table:style-name="ce396"/>
          <table:table-cell table:style-name="ce404"/>
          <table:table-cell table:style-name="ce410" office:value-type="string" calcext:value-type="string">
            <text:p>/</text:p>
          </table:table-cell>
          <table:table-cell table:style-name="ce420"/>
          <table:table-cell table:style-name="ce428"/>
          <table:table-cell table:style-name="ce435"/>
          <table:table-cell table:style-name="ce447"/>
          <table:table-cell table:style-name="ce458"/>
          <table:table-cell table:style-name="ce464"/>
          <table:table-cell table:style-name="ce474" office:value-type="string" calcext:value-type="string">
            <text:p>⬤</text:p>
          </table:table-cell>
          <table:table-cell table:style-name="ce482"/>
          <table:table-cell table:style-name="ce488" office:value-type="string" calcext:value-type="string">
            <text:p>⬤</text:p>
          </table:table-cell>
          <table:table-cell table:style-name="ce500"/>
          <table:table-cell table:style-name="ce509"/>
          <table:table-cell table:style-name="ce515"/>
          <table:table-cell table:style-name="ce525"/>
          <table:table-cell table:style-name="ce533"/>
          <table:table-cell table:style-name="ce536"/>
          <table:table-cell table:style-name="ce540"/>
          <table:table-cell table:style-name="ce544"/>
          <table:table-cell table:style-name="ce536"/>
          <table:table-cell table:style-name="ce540"/>
          <table:table-cell table:style-name="ce544"/>
          <table:table-cell table:style-name="ce536"/>
          <table:table-cell table:style-name="ce540"/>
          <table:table-cell table:style-name="ce544"/>
          <table:table-cell table:style-name="ce515"/>
          <table:table-cell table:style-name="ce525"/>
          <table:table-cell table:style-name="ce533"/>
          <table:table-cell table:style-name="ce488"/>
          <table:table-cell table:style-name="ce500"/>
          <table:table-cell table:style-name="ce509" office:value-type="string" calcext:value-type="string">
            <text:p>⬤</text:p>
          </table:table-cell>
          <table:table-cell table:style-name="ce464"/>
          <table:table-cell table:style-name="ce474" office:value-type="string" calcext:value-type="string">
            <text:p>⬤</text:p>
          </table:table-cell>
          <table:table-cell table:style-name="ce482"/>
          <table:table-cell table:style-name="ce435"/>
          <table:table-cell table:style-name="ce447"/>
          <table:table-cell table:style-name="ce458"/>
          <table:table-cell table:style-name="ce410"/>
          <table:table-cell table:style-name="ce420"/>
          <table:table-cell table:style-name="ce428" office:value-type="string" calcext:value-type="string">
            <text:p>/</text:p>
          </table:table-cell>
          <table:table-cell table:style-name="ce386"/>
          <table:table-cell table:style-name="ce396"/>
          <table:table-cell table:style-name="ce404" office:value-type="string" calcext:value-type="string">
            <text:p>⬤</text:p>
          </table:table-cell>
          <table:table-cell table:style-name="ce361"/>
          <table:table-cell table:style-name="ce370" office:value-type="string" calcext:value-type="string">
            <text:p>⬤</text:p>
          </table:table-cell>
          <table:table-cell table:style-name="ce380"/>
          <table:table-cell table:number-columns-repeated="3"/>
          <table:table-cell table:style-name="ce350" table:number-columns-repeated="3"/>
          <table:table-cell table:style-name="ce354" table:number-columns-repeated="3"/>
          <table:table-cell table:style-name="ce350" table:number-columns-repeated="3"/>
          <table:table-cell/>
          <table:table-cell table:style-name="ce637" table:formula="of:=SUM([.BV10:.BV34])" office:value-type="float" office:value="369" calcext:value-type="float" table:number-columns-spanned="3" table:number-rows-spanned="3">
            <text:p>369</text:p>
          </table:table-cell>
          <table:covered-table-cell table:number-columns-repeated="2" table:style-name="ce251"/>
          <table:table-cell table:style-name="ce692" office:value-type="string" calcext:value-type="string">
            <text:p>y</text:p>
          </table:table-cell>
          <table:table-cell office:value-type="string" calcext:value-type="string">
            <text:p>e</text:p>
          </table:table-cell>
          <table:table-cell office:value-type="string" calcext:value-type="string">
            <text:p>s</text:p>
          </table:table-cell>
          <table:table-cell table:style-name="ce692" office:value-type="string" calcext:value-type="string">
            <text:p>y</text:p>
          </table:table-cell>
          <table:table-cell table:style-name="ce692"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style-name="ce692"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number-columns-repeated="12"/>
          <table:table-cell table:style-name="ce292" office:value-type="string" calcext:value-type="string" table:number-columns-spanned="3" table:number-rows-spanned="3">
            <text:p>[40]</text:p>
          </table:table-cell>
          <table:covered-table-cell table:number-columns-repeated="2" table:style-name="ce292"/>
          <table:table-cell table:style-name="ce292" office:value-type="string" calcext:value-type="string" table:number-columns-spanned="3" table:number-rows-spanned="3">
            <text:p>!542</text:p>
          </table:table-cell>
          <table:covered-table-cell table:number-columns-repeated="2" table:style-name="ce292"/>
          <table:table-cell table:style-name="ce292" office:value-type="string" calcext:value-type="string" table:number-columns-spanned="3" table:number-rows-spanned="3">
            <text:p>!532</text:p>
          </table:table-cell>
          <table:covered-table-cell table:number-columns-repeated="2" table:style-name="ce292"/>
          <table:table-cell table:style-name="ce292" office:value-type="string" calcext:value-type="string" table:number-columns-spanned="3" table:number-rows-spanned="3">
            <text:p>!522</text:p>
          </table:table-cell>
          <table:covered-table-cell table:number-columns-repeated="2" table:style-name="ce292"/>
          <table:table-cell table:style-name="ce292" office:value-type="string" calcext:value-type="string" table:number-columns-spanned="3" table:number-rows-spanned="3">
            <text:p>!512</text:p>
          </table:table-cell>
          <table:covered-table-cell table:number-columns-repeated="2" table:style-name="ce292"/>
          <table:table-cell table:style-name="ce292" office:value-type="string" calcext:value-type="string" table:number-columns-spanned="3" table:number-rows-spanned="3">
            <text:p>!502</text:p>
          </table:table-cell>
          <table:covered-table-cell table:number-columns-repeated="2" table:style-name="ce292"/>
          <table:table-cell table:style-name="ce292" office:value-type="string" calcext:value-type="string" table:number-columns-spanned="3" table:number-rows-spanned="3">
            <text:p>!651</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51</text:p>
          </table:table-cell>
          <table:covered-table-cell table:number-columns-repeated="2" table:style-name="ce292"/>
          <table:table-cell table:number-columns-repeated="16251"/>
        </table:table-row>
        <table:table-row table:style-name="ro37">
          <table:table-cell table:style-name="ce354"/>
          <table:table-cell table:style-name="ce357"/>
          <table:table-cell table:style-name="ce354"/>
          <table:table-cell table:style-name="ce350"/>
          <table:table-cell/>
          <table:table-cell table:style-name="ce350" table:number-columns-repeated="2"/>
          <table:table-cell/>
          <table:table-cell table:style-name="ce350"/>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5" office:value-type="string" calcext:value-type="string">
            <text:p>⬤</text:p>
          </table:table-cell>
          <table:table-cell table:style-name="ce475" office:value-type="string" calcext:value-type="string">
            <text:p>x</text:p>
          </table:table-cell>
          <table:table-cell table:style-name="ce483"/>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516" office:value-type="string" calcext:value-type="string">
            <text:p>⬤</text:p>
          </table:table-cell>
          <table:table-cell table:style-name="ce526" office:value-type="string" calcext:value-type="string">
            <text:p>x</text:p>
          </table:table-cell>
          <table:table-cell table:style-name="ce534"/>
          <table:table-cell table:style-name="ce537"/>
          <table:table-cell table:style-name="ce541" office:value-type="string" calcext:value-type="string">
            <text:p>x</text:p>
          </table:table-cell>
          <table:table-cell table:style-name="ce545"/>
          <table:table-cell table:style-name="ce537"/>
          <table:table-cell table:style-name="ce541" office:value-type="string" calcext:value-type="string">
            <text:p>x</text:p>
          </table:table-cell>
          <table:table-cell table:style-name="ce545"/>
          <table:table-cell table:style-name="ce537"/>
          <table:table-cell table:style-name="ce541" office:value-type="string" calcext:value-type="string">
            <text:p>x</text:p>
          </table:table-cell>
          <table:table-cell table:style-name="ce545"/>
          <table:table-cell table:style-name="ce516"/>
          <table:table-cell table:style-name="ce526" office:value-type="string" calcext:value-type="string">
            <text:p>x</text:p>
          </table:table-cell>
          <table:table-cell table:style-name="ce534" office:value-type="string" calcext:value-type="string">
            <text:p>⬤</text:p>
          </table:table-cell>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65"/>
          <table:table-cell table:style-name="ce475" office:value-type="string" calcext:value-type="string">
            <text:p>x</text:p>
          </table:table-cell>
          <table:table-cell table:style-name="ce483"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number-columns-repeated="3"/>
          <table:table-cell table:style-name="ce350"/>
          <table:table-cell/>
          <table:table-cell table:style-name="ce350"/>
          <table:table-cell table:style-name="ce354"/>
          <table:table-cell table:style-name="ce357"/>
          <table:table-cell table:style-name="ce354"/>
          <table:table-cell table:style-name="ce350"/>
          <table:table-cell/>
          <table:table-cell table:style-name="ce350"/>
          <table:table-cell/>
          <table:covered-table-cell table:number-columns-repeated="3" table:style-name="ce251"/>
          <table:table-cell table:number-columns-repeated="30"/>
          <table:covered-table-cell table:number-columns-repeated="27" table:style-name="ce292"/>
          <table:table-cell table:number-columns-repeated="16251"/>
        </table:table-row>
        <table:table-row table:style-name="ro37">
          <table:table-cell table:style-name="ce354" table:number-columns-repeated="3"/>
          <table:table-cell table:style-name="ce350" table:number-columns-repeated="6"/>
          <table:table-cell table:style-name="ce363" office:value-type="string" calcext:value-type="string">
            <text:p>/</text:p>
          </table:table-cell>
          <table:table-cell table:style-name="ce372" office:value-type="string" calcext:value-type="string">
            <text:p>⬤</text:p>
          </table:table-cell>
          <table:table-cell table:style-name="ce382"/>
          <table:table-cell table:style-name="ce388" office:value-type="string" calcext:value-type="string">
            <text:p>⬤</text:p>
          </table:table-cell>
          <table:table-cell table:style-name="ce398" office:value-type="string" calcext:value-type="string">
            <text:p>/</text:p>
          </table:table-cell>
          <table:table-cell table:style-name="ce406"/>
          <table:table-cell table:style-name="ce412"/>
          <table:table-cell table:style-name="ce422" office:value-type="string" calcext:value-type="string">
            <text:p>/</text:p>
          </table:table-cell>
          <table:table-cell table:style-name="ce430"/>
          <table:table-cell table:style-name="ce437" office:value-type="string" calcext:value-type="string">
            <text:p>/</text:p>
          </table:table-cell>
          <table:table-cell table:style-name="ce449"/>
          <table:table-cell table:style-name="ce460"/>
          <table:table-cell table:style-name="ce466" office:value-type="string" calcext:value-type="string">
            <text:p>⬤</text:p>
          </table:table-cell>
          <table:table-cell table:style-name="ce476" office:value-type="string" calcext:value-type="string">
            <text:p>⬤</text:p>
          </table:table-cell>
          <table:table-cell table:style-name="ce484"/>
          <table:table-cell table:style-name="ce490"/>
          <table:table-cell table:style-name="ce502" office:value-type="string" calcext:value-type="string">
            <text:p>⬤</text:p>
          </table:table-cell>
          <table:table-cell table:style-name="ce511"/>
          <table:table-cell table:style-name="ce517" office:value-type="string" calcext:value-type="string">
            <text:p>⬤</text:p>
          </table:table-cell>
          <table:table-cell table:style-name="ce527"/>
          <table:table-cell table:style-name="ce535"/>
          <table:table-cell table:style-name="ce538" office:value-type="string" calcext:value-type="string">
            <text:p>⬤</text:p>
          </table:table-cell>
          <table:table-cell table:style-name="ce542"/>
          <table:table-cell table:style-name="ce546"/>
          <table:table-cell table:style-name="ce538"/>
          <table:table-cell table:style-name="ce542" office:value-type="string" calcext:value-type="string">
            <text:p>⬤</text:p>
          </table:table-cell>
          <table:table-cell table:style-name="ce546"/>
          <table:table-cell table:style-name="ce538"/>
          <table:table-cell table:style-name="ce542"/>
          <table:table-cell table:style-name="ce546" office:value-type="string" calcext:value-type="string">
            <text:p>⬤</text:p>
          </table:table-cell>
          <table:table-cell table:style-name="ce517"/>
          <table:table-cell table:style-name="ce527"/>
          <table:table-cell table:style-name="ce535" office:value-type="string" calcext:value-type="string">
            <text:p>⬤</text:p>
          </table:table-cell>
          <table:table-cell table:style-name="ce490"/>
          <table:table-cell table:style-name="ce502" office:value-type="string" calcext:value-type="string">
            <text:p>⬤</text:p>
          </table:table-cell>
          <table:table-cell table:style-name="ce511"/>
          <table:table-cell table:style-name="ce466"/>
          <table:table-cell table:style-name="ce476" office:value-type="string" calcext:value-type="string">
            <text:p>⬤</text:p>
          </table:table-cell>
          <table:table-cell table:style-name="ce484" office:value-type="string" calcext:value-type="string">
            <text:p>⬤</text:p>
          </table:table-cell>
          <table:table-cell table:style-name="ce437"/>
          <table:table-cell table:style-name="ce449"/>
          <table:table-cell table:style-name="ce460" office:value-type="string" calcext:value-type="string">
            <text:p>/</text:p>
          </table:table-cell>
          <table:table-cell table:style-name="ce412"/>
          <table:table-cell table:style-name="ce422" office:value-type="string" calcext:value-type="string">
            <text:p>/</text:p>
          </table:table-cell>
          <table:table-cell table:style-name="ce430"/>
          <table:table-cell table:style-name="ce388"/>
          <table:table-cell table:style-name="ce398" office:value-type="string" calcext:value-type="string">
            <text:p>/</text:p>
          </table:table-cell>
          <table:table-cell table:style-name="ce406" office:value-type="string" calcext:value-type="string">
            <text:p>⬤</text:p>
          </table:table-cell>
          <table:table-cell table:style-name="ce363"/>
          <table:table-cell table:style-name="ce372" office:value-type="string" calcext:value-type="string">
            <text:p>⬤</text:p>
          </table:table-cell>
          <table:table-cell table:style-name="ce382" office:value-type="string" calcext:value-type="string">
            <text:p>/</text:p>
          </table:table-cell>
          <table:table-cell table:number-columns-repeated="3"/>
          <table:table-cell table:style-name="ce350" table:number-columns-repeated="3"/>
          <table:table-cell table:style-name="ce354" table:number-columns-repeated="3"/>
          <table:table-cell table:style-name="ce350" table:number-columns-repeated="3"/>
          <table:table-cell/>
          <table:covered-table-cell table:number-columns-repeated="3" table:style-name="ce251"/>
          <table:table-cell table:number-columns-repeated="30"/>
          <table:covered-table-cell table:number-columns-repeated="27" table:style-name="ce292"/>
          <table:table-cell table:number-columns-repeated="16251"/>
        </table:table-row>
        <table:table-row table:style-name="ro37">
          <table:table-cell table:style-name="ce354" table:number-columns-repeated="3"/>
          <table:table-cell table:style-name="ce350" table:number-columns-repeated="6"/>
          <table:table-cell table:style-name="ce358" office:value-type="string" calcext:value-type="string">
            <text:p>/</text:p>
          </table:table-cell>
          <table:table-cell table:style-name="ce367" office:value-type="string" calcext:value-type="string">
            <text:p>⬤</text:p>
          </table:table-cell>
          <table:table-cell table:style-name="ce377"/>
          <table:table-cell table:style-name="ce386" office:value-type="string" calcext:value-type="string">
            <text:p>⬤</text:p>
          </table:table-cell>
          <table:table-cell table:style-name="ce396"/>
          <table:table-cell table:style-name="ce404"/>
          <table:table-cell table:style-name="ce407"/>
          <table:table-cell table:style-name="ce417"/>
          <table:table-cell table:style-name="ce425"/>
          <table:table-cell table:style-name="ce435"/>
          <table:table-cell table:style-name="ce447"/>
          <table:table-cell table:style-name="ce458"/>
          <table:table-cell table:style-name="ce467" office:value-type="string" calcext:value-type="string">
            <text:p>⬤</text:p>
          </table:table-cell>
          <table:table-cell table:style-name="ce467" table:number-columns-repeated="2"/>
          <table:table-cell table:style-name="ce488" office:value-type="string" calcext:value-type="string">
            <text:p>⬤</text:p>
          </table:table-cell>
          <table:table-cell table:style-name="ce500"/>
          <table:table-cell table:style-name="ce509"/>
          <table:table-cell table:style-name="ce512"/>
          <table:table-cell table:style-name="ce522"/>
          <table:table-cell table:style-name="ce530"/>
          <table:table-cell table:style-name="ce515"/>
          <table:table-cell table:style-name="ce525"/>
          <table:table-cell table:style-name="ce533"/>
          <table:table-cell table:style-name="ce512"/>
          <table:table-cell table:style-name="ce522"/>
          <table:table-cell table:style-name="ce530"/>
          <table:table-cell table:style-name="ce515"/>
          <table:table-cell table:style-name="ce525"/>
          <table:table-cell table:style-name="ce533"/>
          <table:table-cell table:style-name="ce512"/>
          <table:table-cell table:style-name="ce522"/>
          <table:table-cell table:style-name="ce530"/>
          <table:table-cell table:style-name="ce488"/>
          <table:table-cell table:style-name="ce500" office:value-type="string" calcext:value-type="string">
            <text:p>⬤</text:p>
          </table:table-cell>
          <table:table-cell table:style-name="ce509"/>
          <table:table-cell table:style-name="ce461"/>
          <table:table-cell table:style-name="ce472"/>
          <table:table-cell table:style-name="ce479" office:value-type="string" calcext:value-type="string">
            <text:p>⬤</text:p>
          </table:table-cell>
          <table:table-cell table:style-name="ce435"/>
          <table:table-cell table:style-name="ce447"/>
          <table:table-cell table:style-name="ce458"/>
          <table:table-cell table:style-name="ce407"/>
          <table:table-cell table:style-name="ce417"/>
          <table:table-cell table:style-name="ce425" office:value-type="string" calcext:value-type="string">
            <text:p>/</text:p>
          </table:table-cell>
          <table:table-cell table:style-name="ce386"/>
          <table:table-cell table:style-name="ce396"/>
          <table:table-cell table:style-name="ce404" office:value-type="string" calcext:value-type="string">
            <text:p>⬤</text:p>
          </table:table-cell>
          <table:table-cell table:style-name="ce358"/>
          <table:table-cell table:style-name="ce367" office:value-type="string" calcext:value-type="string">
            <text:p>⬤</text:p>
          </table:table-cell>
          <table:table-cell table:style-name="ce377" office:value-type="string" calcext:value-type="string">
            <text:p>/</text:p>
          </table:table-cell>
          <table:table-cell table:number-columns-repeated="3"/>
          <table:table-cell table:style-name="ce350" table:number-columns-repeated="3"/>
          <table:table-cell table:style-name="ce354" table:number-columns-repeated="3"/>
          <table:table-cell table:style-name="ce350" table:number-columns-repeated="2"/>
          <table:table-cell table:number-columns-repeated="35"/>
          <table:table-cell table:style-name="ce292" office:value-type="string" calcext:value-type="string" table:number-columns-spanned="3" table:number-rows-spanned="3">
            <text:p>[32]</text:p>
          </table:table-cell>
          <table:covered-table-cell table:number-columns-repeated="2" table:style-name="ce292"/>
          <table:table-cell table:style-name="ce292" office:value-type="string" calcext:value-type="string" table:number-columns-spanned="3" table:number-rows-spanned="3">
            <text:p>!!32</text:p>
          </table:table-cell>
          <table:covered-table-cell table:number-columns-repeated="2" table:style-name="ce292"/>
          <table:table-cell table:style-name="ce292" office:value-type="string" calcext:value-type="string" table:number-columns-spanned="3" table:number-rows-spanned="3">
            <text:p>!!22</text:p>
          </table:table-cell>
          <table:covered-table-cell table:number-columns-repeated="2" table:style-name="ce292"/>
          <table:table-cell table:style-name="ce292" office:value-type="string" calcext:value-type="string" table:number-columns-spanned="3" table:number-rows-spanned="3">
            <text:p>!!12</text:p>
          </table:table-cell>
          <table:covered-table-cell table:number-columns-repeated="2" table:style-name="ce292"/>
          <table:table-cell table:style-name="ce292" office:value-type="string" calcext:value-type="string" table:number-columns-spanned="3" table:number-rows-spanned="3">
            <text:p>!!02</text:p>
          </table:table-cell>
          <table:covered-table-cell table:number-columns-repeated="2" table:style-name="ce292"/>
          <table:table-cell table:style-name="ce292" office:value-type="string" calcext:value-type="string" table:number-columns-spanned="3" table:number-rows-spanned="3">
            <text:p>!541</text:p>
          </table:table-cell>
          <table:covered-table-cell table:number-columns-repeated="2" table:style-name="ce292"/>
          <table:table-cell table:style-name="ce292" office:value-type="string" calcext:value-type="string" table:number-columns-spanned="3" table:number-rows-spanned="3">
            <text:p>!641</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41</text:p>
          </table:table-cell>
          <table:covered-table-cell table:number-columns-repeated="2" table:style-name="ce292"/>
          <table:table-cell table:number-columns-repeated="3"/>
          <table:table-cell table:style-name="ce768"/>
          <table:table-cell table:style-name="ce744"/>
          <table:table-cell table:style-name="ce767"/>
          <table:table-cell table:number-columns-repeated="3"/>
          <table:table-cell table:style-name="ce768"/>
          <table:table-cell table:style-name="ce744"/>
          <table:table-cell table:style-name="ce749"/>
          <table:table-cell table:number-columns-repeated="3"/>
          <table:table-cell table:style-name="ce735"/>
          <table:table-cell table:style-name="ce744"/>
          <table:table-cell table:style-name="ce767"/>
          <table:table-cell table:number-columns-repeated="16233"/>
        </table:table-row>
        <table:table-row table:style-name="ro37">
          <table:table-cell table:style-name="ce354"/>
          <table:table-cell table:style-name="ce357"/>
          <table:table-cell table:style-name="ce354"/>
          <table:table-cell table:style-name="ce350"/>
          <table:table-cell/>
          <table:table-cell table:style-name="ce350" table:number-columns-repeated="2"/>
          <table:table-cell/>
          <table:table-cell table:style-name="ce350"/>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7"/>
          <table:table-cell table:style-name="ce397" office:value-type="string" calcext:value-type="string">
            <text:p>x</text:p>
          </table:table-cell>
          <table:table-cell table:style-name="ce405"/>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7" office:value-type="string" calcext:value-type="string">
            <text:p>⬤</text:p>
          </table:table-cell>
          <table:table-cell table:style-name="ce467" office:value-type="string" calcext:value-type="string">
            <text:p>x</text:p>
          </table:table-cell>
          <table:table-cell table:style-name="ce467"/>
          <table:table-cell table:style-name="ce489"/>
          <table:table-cell table:style-name="ce501" office:value-type="string" calcext:value-type="string">
            <text:p>x</text:p>
          </table:table-cell>
          <table:table-cell table:style-name="ce510"/>
          <table:table-cell table:style-name="ce513" office:value-type="string" calcext:value-type="string">
            <text:p>⬤</text:p>
          </table:table-cell>
          <table:table-cell table:style-name="ce523" office:value-type="string" calcext:value-type="string">
            <text:p>x</text:p>
          </table:table-cell>
          <table:table-cell table:style-name="ce531"/>
          <table:table-cell table:style-name="ce516"/>
          <table:table-cell table:style-name="ce526" office:value-type="string" calcext:value-type="string">
            <text:p>x</text:p>
          </table:table-cell>
          <table:table-cell table:style-name="ce534"/>
          <table:table-cell table:style-name="ce513"/>
          <table:table-cell table:style-name="ce523" office:value-type="string" calcext:value-type="string">
            <text:p>x</text:p>
          </table:table-cell>
          <table:table-cell table:style-name="ce531"/>
          <table:table-cell table:style-name="ce516"/>
          <table:table-cell table:style-name="ce526" office:value-type="string" calcext:value-type="string">
            <text:p>x</text:p>
          </table:table-cell>
          <table:table-cell table:style-name="ce534"/>
          <table:table-cell table:style-name="ce513"/>
          <table:table-cell table:style-name="ce523" office:value-type="string" calcext:value-type="string">
            <text:p>x</text:p>
          </table:table-cell>
          <table:table-cell table:style-name="ce531" office:value-type="string" calcext:value-type="string">
            <text:p>⬤</text:p>
          </table:table-cell>
          <table:table-cell table:style-name="ce489"/>
          <table:table-cell table:style-name="ce501" office:value-type="string" calcext:value-type="string">
            <text:p>x</text:p>
          </table:table-cell>
          <table:table-cell table:style-name="ce510"/>
          <table:table-cell table:style-name="ce462"/>
          <table:table-cell table:style-name="ce581" office:value-type="string" calcext:value-type="string">
            <text:p>x</text:p>
          </table:table-cell>
          <table:table-cell table:style-name="ce480"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7"/>
          <table:table-cell table:style-name="ce397" office:value-type="string" calcext:value-type="string">
            <text:p>x</text:p>
          </table:table-cell>
          <table:table-cell table:style-name="ce405"/>
          <table:table-cell table:style-name="ce359"/>
          <table:table-cell table:style-name="ce368" office:value-type="string" calcext:value-type="string">
            <text:p>x</text:p>
          </table:table-cell>
          <table:table-cell table:style-name="ce378" office:value-type="string" calcext:value-type="string">
            <text:p>⬤</text:p>
          </table:table-cell>
          <table:table-cell table:number-columns-repeated="3"/>
          <table:table-cell table:style-name="ce350"/>
          <table:table-cell/>
          <table:table-cell table:style-name="ce350"/>
          <table:table-cell table:style-name="ce354"/>
          <table:table-cell table:style-name="ce357"/>
          <table:table-cell table:style-name="ce354"/>
          <table:table-cell table:style-name="ce350"/>
          <table:table-cell table:number-columns-repeated="36"/>
          <table:covered-table-cell table:number-columns-repeated="27" table:style-name="ce292"/>
          <table:table-cell table:number-columns-repeated="3"/>
          <table:table-cell table:style-name="ce736"/>
          <table:table-cell table:style-name="ce742" office:value-type="string" calcext:value-type="string">
            <text:p>.</text:p>
          </table:table-cell>
          <table:table-cell table:style-name="ce747"/>
          <table:table-cell table:number-columns-repeated="3"/>
          <table:table-cell table:style-name="ce736"/>
          <table:table-cell table:style-name="ce742" office:value-type="string" calcext:value-type="string">
            <text:p>.</text:p>
          </table:table-cell>
          <table:table-cell table:style-name="ce747"/>
          <table:table-cell table:number-columns-repeated="3"/>
          <table:table-cell table:style-name="ce736"/>
          <table:table-cell table:style-name="ce742" office:value-type="string" calcext:value-type="string">
            <text:p>.</text:p>
          </table:table-cell>
          <table:table-cell table:style-name="ce747"/>
          <table:table-cell table:number-columns-repeated="16233"/>
        </table:table-row>
        <table:table-row table:style-name="ro37">
          <table:table-cell table:style-name="ce354" table:number-columns-repeated="3"/>
          <table:table-cell table:style-name="ce350" table:number-columns-repeated="6"/>
          <table:table-cell table:style-name="ce360" office:value-type="string" calcext:value-type="string">
            <text:p>⬤</text:p>
          </table:table-cell>
          <table:table-cell table:style-name="ce373" office:value-type="string" calcext:value-type="string">
            <text:p>⬤</text:p>
          </table:table-cell>
          <table:table-cell table:style-name="ce379"/>
          <table:table-cell table:style-name="ce388" office:value-type="string" calcext:value-type="string">
            <text:p>⬤</text:p>
          </table:table-cell>
          <table:table-cell table:style-name="ce398" office:value-type="string" calcext:value-type="string">
            <text:p>/</text:p>
          </table:table-cell>
          <table:table-cell table:style-name="ce406"/>
          <table:table-cell table:style-name="ce409" office:value-type="string" calcext:value-type="string">
            <text:p>⬤</text:p>
          </table:table-cell>
          <table:table-cell table:style-name="ce419" office:value-type="string" calcext:value-type="string">
            <text:p>/</text:p>
          </table:table-cell>
          <table:table-cell table:style-name="ce427"/>
          <table:table-cell table:style-name="ce437" office:value-type="string" calcext:value-type="string">
            <text:p>/</text:p>
          </table:table-cell>
          <table:table-cell table:style-name="ce449" office:value-type="string" calcext:value-type="string">
            <text:p>/</text:p>
          </table:table-cell>
          <table:table-cell table:style-name="ce460"/>
          <table:table-cell table:number-columns-repeated="2" table:style-name="ce467" office:value-type="string" calcext:value-type="string">
            <text:p>⬤</text:p>
          </table:table-cell>
          <table:table-cell table:style-name="ce467"/>
          <table:table-cell table:style-name="ce490" office:value-type="string" calcext:value-type="string">
            <text:p>⬤</text:p>
          </table:table-cell>
          <table:table-cell table:style-name="ce502" office:value-type="string" calcext:value-type="string">
            <text:p>⬤</text:p>
          </table:table-cell>
          <table:table-cell table:style-name="ce511"/>
          <table:table-cell table:style-name="ce514"/>
          <table:table-cell table:style-name="ce524" office:value-type="string" calcext:value-type="string">
            <text:p>⬤</text:p>
          </table:table-cell>
          <table:table-cell table:style-name="ce532"/>
          <table:table-cell table:style-name="ce517" office:value-type="string" calcext:value-type="string">
            <text:p>⬤</text:p>
          </table:table-cell>
          <table:table-cell table:style-name="ce527" office:value-type="string" calcext:value-type="string">
            <text:p>⬤</text:p>
          </table:table-cell>
          <table:table-cell table:style-name="ce535"/>
          <table:table-cell table:style-name="ce514" office:value-type="string" calcext:value-type="string">
            <text:p>⬤</text:p>
          </table:table-cell>
          <table:table-cell table:style-name="ce524"/>
          <table:table-cell table:style-name="ce532" office:value-type="string" calcext:value-type="string">
            <text:p>⬤</text:p>
          </table:table-cell>
          <table:table-cell table:style-name="ce517"/>
          <table:table-cell table:style-name="ce527" office:value-type="string" calcext:value-type="string">
            <text:p>⬤</text:p>
          </table:table-cell>
          <table:table-cell table:style-name="ce535" office:value-type="string" calcext:value-type="string">
            <text:p>⬤</text:p>
          </table:table-cell>
          <table:table-cell table:style-name="ce514"/>
          <table:table-cell table:style-name="ce524" office:value-type="string" calcext:value-type="string">
            <text:p>⬤</text:p>
          </table:table-cell>
          <table:table-cell table:style-name="ce532"/>
          <table:table-cell table:style-name="ce490"/>
          <table:table-cell table:style-name="ce502" office:value-type="string" calcext:value-type="string">
            <text:p>⬤</text:p>
          </table:table-cell>
          <table:table-cell table:style-name="ce511" office:value-type="string" calcext:value-type="string">
            <text:p>⬤</text:p>
          </table:table-cell>
          <table:table-cell table:style-name="ce463"/>
          <table:table-cell table:style-name="ce473" office:value-type="string" calcext:value-type="string">
            <text:p>⬤</text:p>
          </table:table-cell>
          <table:table-cell table:style-name="ce481" office:value-type="string" calcext:value-type="string">
            <text:p>⬤</text:p>
          </table:table-cell>
          <table:table-cell table:style-name="ce437"/>
          <table:table-cell table:style-name="ce449" office:value-type="string" calcext:value-type="string">
            <text:p>/</text:p>
          </table:table-cell>
          <table:table-cell table:style-name="ce460" office:value-type="string" calcext:value-type="string">
            <text:p>/</text:p>
          </table:table-cell>
          <table:table-cell table:style-name="ce409"/>
          <table:table-cell table:style-name="ce419"/>
          <table:table-cell table:style-name="ce427" office:value-type="string" calcext:value-type="string">
            <text:p>⬤</text:p>
          </table:table-cell>
          <table:table-cell table:style-name="ce388"/>
          <table:table-cell table:style-name="ce398" office:value-type="string" calcext:value-type="string">
            <text:p>/</text:p>
          </table:table-cell>
          <table:table-cell table:style-name="ce406" office:value-type="string" calcext:value-type="string">
            <text:p>⬤</text:p>
          </table:table-cell>
          <table:table-cell table:style-name="ce360"/>
          <table:table-cell table:style-name="ce373" office:value-type="string" calcext:value-type="string">
            <text:p>⬤</text:p>
          </table:table-cell>
          <table:table-cell table:style-name="ce379" office:value-type="string" calcext:value-type="string">
            <text:p>⬤</text:p>
          </table:table-cell>
          <table:table-cell table:number-columns-repeated="3"/>
          <table:table-cell table:style-name="ce350" table:number-columns-repeated="3"/>
          <table:table-cell table:style-name="ce354" table:number-columns-repeated="3"/>
          <table:table-cell table:style-name="ce350" table:number-columns-repeated="2"/>
          <table:table-cell table:number-columns-repeated="35"/>
          <table:covered-table-cell table:number-columns-repeated="27" table:style-name="ce292"/>
          <table:table-cell table:number-columns-repeated="3"/>
          <table:table-cell table:style-name="ce772"/>
          <table:table-cell table:style-name="ce743"/>
          <table:table-cell table:style-name="ce770"/>
          <table:table-cell table:number-columns-repeated="3"/>
          <table:table-cell table:style-name="ce737"/>
          <table:table-cell table:style-name="ce743"/>
          <table:table-cell table:style-name="ce770"/>
          <table:table-cell table:number-columns-repeated="3"/>
          <table:table-cell table:style-name="ce772"/>
          <table:table-cell table:style-name="ce743"/>
          <table:table-cell table:style-name="ce748"/>
          <table:table-cell table:number-columns-repeated="16233"/>
        </table:table-row>
        <table:table-row table:style-name="ro37">
          <table:table-cell table:style-name="ce350" table:number-columns-repeated="3"/>
          <table:table-cell table:style-name="ce354" table:number-columns-repeated="3"/>
          <table:table-cell table:style-name="ce350" table:number-columns-repeated="3"/>
          <table:table-cell table:style-name="ce361" office:value-type="string" calcext:value-type="string">
            <text:p>⬤</text:p>
          </table:table-cell>
          <table:table-cell table:style-name="ce370" office:value-type="string" calcext:value-type="string">
            <text:p>/</text:p>
          </table:table-cell>
          <table:table-cell table:style-name="ce380"/>
          <table:table-cell table:style-name="ce383" office:value-type="string" calcext:value-type="string">
            <text:p>⬤</text:p>
          </table:table-cell>
          <table:table-cell table:style-name="ce393"/>
          <table:table-cell table:style-name="ce401"/>
          <table:table-cell table:style-name="ce410" office:value-type="string" calcext:value-type="string">
            <text:p>/</text:p>
          </table:table-cell>
          <table:table-cell table:style-name="ce420"/>
          <table:table-cell table:style-name="ce428"/>
          <table:table-cell table:style-name="ce435" office:value-type="string" calcext:value-type="string">
            <text:p>/</text:p>
          </table:table-cell>
          <table:table-cell table:style-name="ce447"/>
          <table:table-cell table:style-name="ce458"/>
          <table:table-cell table:style-name="ce464" office:value-type="string" calcext:value-type="string">
            <text:p>⬤</text:p>
          </table:table-cell>
          <table:table-cell table:style-name="ce474"/>
          <table:table-cell table:style-name="ce482"/>
          <table:table-cell table:style-name="ce485"/>
          <table:table-cell table:style-name="ce497"/>
          <table:table-cell table:style-name="ce506"/>
          <table:table-cell table:style-name="ce488"/>
          <table:table-cell table:style-name="ce500"/>
          <table:table-cell table:style-name="ce509"/>
          <table:table-cell table:style-name="ce488"/>
          <table:table-cell table:style-name="ce500"/>
          <table:table-cell table:style-name="ce509"/>
          <table:table-cell table:style-name="ce485"/>
          <table:table-cell table:style-name="ce497"/>
          <table:table-cell table:style-name="ce506"/>
          <table:table-cell table:style-name="ce488"/>
          <table:table-cell table:style-name="ce500"/>
          <table:table-cell table:style-name="ce509"/>
          <table:table-cell table:style-name="ce488"/>
          <table:table-cell table:style-name="ce500"/>
          <table:table-cell table:style-name="ce509"/>
          <table:table-cell table:style-name="ce485"/>
          <table:table-cell table:style-name="ce497"/>
          <table:table-cell table:style-name="ce506"/>
          <table:table-cell table:style-name="ce464"/>
          <table:table-cell table:style-name="ce474"/>
          <table:table-cell table:style-name="ce482" office:value-type="string" calcext:value-type="string">
            <text:p>⬤</text:p>
          </table:table-cell>
          <table:table-cell table:style-name="ce435"/>
          <table:table-cell table:style-name="ce447"/>
          <table:table-cell table:style-name="ce458" office:value-type="string" calcext:value-type="string">
            <text:p>/</text:p>
          </table:table-cell>
          <table:table-cell table:style-name="ce410"/>
          <table:table-cell table:style-name="ce420"/>
          <table:table-cell table:style-name="ce428" office:value-type="string" calcext:value-type="string">
            <text:p>/</text:p>
          </table:table-cell>
          <table:table-cell table:style-name="ce383"/>
          <table:table-cell table:style-name="ce393"/>
          <table:table-cell table:style-name="ce401" office:value-type="string" calcext:value-type="string">
            <text:p>⬤</text:p>
          </table:table-cell>
          <table:table-cell table:style-name="ce361"/>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354" table:number-columns-repeated="3"/>
          <table:table-cell table:style-name="ce350" table:number-columns-repeated="5"/>
          <table:table-cell table:number-columns-repeated="35"/>
          <table:table-cell table:style-name="ce292" office:value-type="string" calcext:value-type="string" table:number-columns-spanned="3" table:number-rows-spanned="3">
            <text:p>[24]</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31</text:p>
          </table:table-cell>
          <table:covered-table-cell table:number-columns-repeated="2" table:style-name="ce292"/>
          <table:table-cell table:style-name="ce292" office:value-type="string" calcext:value-type="string" table:number-columns-spanned="3" table:number-rows-spanned="3">
            <text:p>!531</text:p>
          </table:table-cell>
          <table:covered-table-cell table:number-columns-repeated="2" table:style-name="ce292"/>
          <table:table-cell table:style-name="ce292" office:value-type="string" calcext:value-type="string" table:number-columns-spanned="3" table:number-rows-spanned="3">
            <text:p>!631</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31</text:p>
          </table:table-cell>
          <table:covered-table-cell table:number-columns-repeated="2" table:style-name="ce292"/>
          <table:table-cell table:number-columns-repeated="16251"/>
        </table:table-row>
        <table:table-row table:style-name="ro37">
          <table:table-cell table:style-name="ce350"/>
          <table:table-cell/>
          <table:table-cell table:style-name="ce350"/>
          <table:table-cell table:style-name="ce354"/>
          <table:table-cell table:style-name="ce357"/>
          <table:table-cell table:style-name="ce354"/>
          <table:table-cell table:style-name="ce350"/>
          <table:table-cell/>
          <table:table-cell table:style-name="ce350"/>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5" office:value-type="string" calcext:value-type="string">
            <text:p>⬤</text:p>
          </table:table-cell>
          <table:table-cell table:style-name="ce475" office:value-type="string" calcext:value-type="string">
            <text:p>x</text:p>
          </table:table-cell>
          <table:table-cell table:style-name="ce483"/>
          <table:table-cell table:style-name="ce486" office:value-type="string" calcext:value-type="string">
            <text:p>⬤</text:p>
          </table:table-cell>
          <table:table-cell table:style-name="ce498" office:value-type="string" calcext:value-type="string">
            <text:p>x</text:p>
          </table:table-cell>
          <table:table-cell table:style-name="ce507"/>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486"/>
          <table:table-cell table:style-name="ce498" office:value-type="string" calcext:value-type="string">
            <text:p>x</text:p>
          </table:table-cell>
          <table:table-cell table:style-name="ce507"/>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86"/>
          <table:table-cell table:style-name="ce498" office:value-type="string" calcext:value-type="string">
            <text:p>x</text:p>
          </table:table-cell>
          <table:table-cell table:style-name="ce507" office:value-type="string" calcext:value-type="string">
            <text:p>⬤</text:p>
          </table:table-cell>
          <table:table-cell table:style-name="ce465"/>
          <table:table-cell table:style-name="ce475" office:value-type="string" calcext:value-type="string">
            <text:p>x</text:p>
          </table:table-cell>
          <table:table-cell table:style-name="ce483"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number-columns-repeated="3"/>
          <table:table-cell table:style-name="ce354"/>
          <table:table-cell table:style-name="ce357"/>
          <table:table-cell table:style-name="ce354"/>
          <table:table-cell table:style-name="ce350"/>
          <table:table-cell/>
          <table:table-cell table:style-name="ce350" table:number-columns-repeated="2"/>
          <table:table-cell table:number-columns-repeated="36"/>
          <table:covered-table-cell table:number-columns-repeated="27" table:style-name="ce292"/>
          <table:table-cell table:number-columns-repeated="16251"/>
        </table:table-row>
        <table:table-row table:style-name="ro37">
          <table:table-cell table:style-name="ce350" table:number-columns-repeated="3"/>
          <table:table-cell table:style-name="ce354" table:number-columns-repeated="3"/>
          <table:table-cell table:style-name="ce350" table:number-columns-repeated="3"/>
          <table:table-cell table:style-name="ce363" office:value-type="string" calcext:value-type="string">
            <text:p>⬤</text:p>
          </table:table-cell>
          <table:table-cell table:style-name="ce372" office:value-type="string" calcext:value-type="string">
            <text:p>⬤</text:p>
          </table:table-cell>
          <table:table-cell table:style-name="ce382"/>
          <table:table-cell table:style-name="ce385"/>
          <table:table-cell table:style-name="ce395" office:value-type="string" calcext:value-type="string">
            <text:p>⬤</text:p>
          </table:table-cell>
          <table:table-cell table:style-name="ce403"/>
          <table:table-cell table:style-name="ce412" office:value-type="string" calcext:value-type="string">
            <text:p>⬤</text:p>
          </table:table-cell>
          <table:table-cell table:style-name="ce422" office:value-type="string" calcext:value-type="string">
            <text:p>/</text:p>
          </table:table-cell>
          <table:table-cell table:style-name="ce430"/>
          <table:table-cell table:style-name="ce437" office:value-type="string" calcext:value-type="string">
            <text:p>⬤</text:p>
          </table:table-cell>
          <table:table-cell table:style-name="ce449"/>
          <table:table-cell table:style-name="ce460"/>
          <table:table-cell table:style-name="ce466" office:value-type="string" calcext:value-type="string">
            <text:p>⬤</text:p>
          </table:table-cell>
          <table:table-cell table:style-name="ce476"/>
          <table:table-cell table:style-name="ce484" office:value-type="string" calcext:value-type="string">
            <text:p>⬤</text:p>
          </table:table-cell>
          <table:table-cell table:style-name="ce487" office:value-type="string" calcext:value-type="string">
            <text:p>⬤</text:p>
          </table:table-cell>
          <table:table-cell table:style-name="ce499" office:value-type="string" calcext:value-type="string">
            <text:p>⬤</text:p>
          </table:table-cell>
          <table:table-cell table:style-name="ce508"/>
          <table:table-cell table:style-name="ce490" office:value-type="string" calcext:value-type="string">
            <text:p>⬤</text:p>
          </table:table-cell>
          <table:table-cell table:style-name="ce502"/>
          <table:table-cell table:style-name="ce511" office:value-type="string" calcext:value-type="string">
            <text:p>⬤</text:p>
          </table:table-cell>
          <table:table-cell table:style-name="ce490"/>
          <table:table-cell table:style-name="ce502" office:value-type="string" calcext:value-type="string">
            <text:p>⬤</text:p>
          </table:table-cell>
          <table:table-cell table:style-name="ce511" office:value-type="string" calcext:value-type="string">
            <text:p>⬤</text:p>
          </table:table-cell>
          <table:table-cell table:style-name="ce487" office:value-type="string" calcext:value-type="string">
            <text:p>⬤</text:p>
          </table:table-cell>
          <table:table-cell table:style-name="ce499" office:value-type="string" calcext:value-type="string">
            <text:p>⬤</text:p>
          </table:table-cell>
          <table:table-cell table:style-name="ce508" office:value-type="string" calcext:value-type="string">
            <text:p>⬤</text:p>
          </table:table-cell>
          <table:table-cell table:style-name="ce490" office:value-type="string" calcext:value-type="string">
            <text:p>⬤</text:p>
          </table:table-cell>
          <table:table-cell table:style-name="ce502" office:value-type="string" calcext:value-type="string">
            <text:p>⬤</text:p>
          </table:table-cell>
          <table:table-cell table:style-name="ce511"/>
          <table:table-cell table:style-name="ce490" office:value-type="string" calcext:value-type="string">
            <text:p>⬤</text:p>
          </table:table-cell>
          <table:table-cell table:style-name="ce502"/>
          <table:table-cell table:style-name="ce511" office:value-type="string" calcext:value-type="string">
            <text:p>⬤</text:p>
          </table:table-cell>
          <table:table-cell table:style-name="ce487"/>
          <table:table-cell table:style-name="ce499" office:value-type="string" calcext:value-type="string">
            <text:p>⬤</text:p>
          </table:table-cell>
          <table:table-cell table:style-name="ce508" office:value-type="string" calcext:value-type="string">
            <text:p>⬤</text:p>
          </table:table-cell>
          <table:table-cell table:style-name="ce466" office:value-type="string" calcext:value-type="string">
            <text:p>⬤</text:p>
          </table:table-cell>
          <table:table-cell table:style-name="ce476"/>
          <table:table-cell table:style-name="ce484" office:value-type="string" calcext:value-type="string">
            <text:p>⬤</text:p>
          </table:table-cell>
          <table:table-cell table:style-name="ce437"/>
          <table:table-cell table:style-name="ce449"/>
          <table:table-cell table:style-name="ce460" office:value-type="string" calcext:value-type="string">
            <text:p>⬤</text:p>
          </table:table-cell>
          <table:table-cell table:style-name="ce412"/>
          <table:table-cell table:style-name="ce422" office:value-type="string" calcext:value-type="string">
            <text:p>/</text:p>
          </table:table-cell>
          <table:table-cell table:style-name="ce430" office:value-type="string" calcext:value-type="string">
            <text:p>⬤</text:p>
          </table:table-cell>
          <table:table-cell table:style-name="ce385"/>
          <table:table-cell table:style-name="ce395" office:value-type="string" calcext:value-type="string">
            <text:p>⬤</text:p>
          </table:table-cell>
          <table:table-cell table:style-name="ce588"/>
          <table:table-cell table:style-name="ce363"/>
          <table:table-cell table:style-name="ce372" office:value-type="string" calcext:value-type="string">
            <text:p>⬤</text:p>
          </table:table-cell>
          <table:table-cell table:style-name="ce382" office:value-type="string" calcext:value-type="string">
            <text:p>⬤</text:p>
          </table:table-cell>
          <table:table-cell table:number-columns-repeated="3"/>
          <table:table-cell table:style-name="ce354" table:number-columns-repeated="3"/>
          <table:table-cell table:style-name="ce350" table:number-columns-repeated="5"/>
          <table:table-cell table:number-columns-repeated="35"/>
          <table:covered-table-cell table:number-columns-repeated="27" table:style-name="ce292"/>
          <table:table-cell table:number-columns-repeated="16251"/>
        </table:table-row>
        <table:table-row table:style-name="ro37">
          <table:table-cell table:style-name="ce350" table:number-columns-repeated="3"/>
          <table:table-cell table:style-name="ce354" table:number-columns-repeated="3"/>
          <table:table-cell table:style-name="ce350" table:number-columns-repeated="3"/>
          <table:table-cell table:style-name="ce358" office:value-type="string" calcext:value-type="string">
            <text:p>⬤</text:p>
          </table:table-cell>
          <table:table-cell table:style-name="ce367" office:value-type="string" calcext:value-type="string">
            <text:p>/</text:p>
          </table:table-cell>
          <table:table-cell table:style-name="ce377"/>
          <table:table-cell table:style-name="ce383" office:value-type="string" calcext:value-type="string">
            <text:p>⬤</text:p>
          </table:table-cell>
          <table:table-cell table:style-name="ce393"/>
          <table:table-cell table:style-name="ce401"/>
          <table:table-cell table:style-name="ce407"/>
          <table:table-cell table:style-name="ce417"/>
          <table:table-cell table:style-name="ce425"/>
          <table:table-cell table:style-name="ce435"/>
          <table:table-cell table:style-name="ce447"/>
          <table:table-cell table:style-name="ce458"/>
          <table:table-cell table:style-name="ce461" office:value-type="string" calcext:value-type="string">
            <text:p>⬤</text:p>
          </table:table-cell>
          <table:table-cell table:style-name="ce472"/>
          <table:table-cell table:style-name="ce479"/>
          <table:table-cell table:style-name="ce464" office:value-type="string" calcext:value-type="string">
            <text:p>⬤</text:p>
          </table:table-cell>
          <table:table-cell table:style-name="ce474"/>
          <table:table-cell table:style-name="ce482"/>
          <table:table-cell table:style-name="ce461"/>
          <table:table-cell table:style-name="ce472"/>
          <table:table-cell table:style-name="ce479"/>
          <table:table-cell table:style-name="ce464"/>
          <table:table-cell table:style-name="ce474"/>
          <table:table-cell table:style-name="ce482"/>
          <table:table-cell table:style-name="ce461"/>
          <table:table-cell table:style-name="ce472"/>
          <table:table-cell table:style-name="ce479"/>
          <table:table-cell table:style-name="ce464"/>
          <table:table-cell table:style-name="ce474"/>
          <table:table-cell table:style-name="ce482"/>
          <table:table-cell table:style-name="ce461"/>
          <table:table-cell table:style-name="ce472"/>
          <table:table-cell table:style-name="ce479"/>
          <table:table-cell table:style-name="ce464"/>
          <table:table-cell table:style-name="ce474"/>
          <table:table-cell table:style-name="ce482" office:value-type="string" calcext:value-type="string">
            <text:p>⬤</text:p>
          </table:table-cell>
          <table:table-cell table:style-name="ce461"/>
          <table:table-cell table:style-name="ce472"/>
          <table:table-cell table:style-name="ce479" office:value-type="string" calcext:value-type="string">
            <text:p>⬤</text:p>
          </table:table-cell>
          <table:table-cell table:style-name="ce435"/>
          <table:table-cell table:style-name="ce447"/>
          <table:table-cell table:style-name="ce458"/>
          <table:table-cell table:style-name="ce407"/>
          <table:table-cell table:style-name="ce417"/>
          <table:table-cell table:style-name="ce425"/>
          <table:table-cell table:style-name="ce383"/>
          <table:table-cell table:style-name="ce393"/>
          <table:table-cell table:style-name="ce401" office:value-type="string" calcext:value-type="string">
            <text:p>⬤</text:p>
          </table:table-cell>
          <table:table-cell table:style-name="ce358"/>
          <table:table-cell table:style-name="ce367" office:value-type="string" calcext:value-type="string">
            <text:p>/</text:p>
          </table:table-cell>
          <table:table-cell table:style-name="ce377" office:value-type="string" calcext:value-type="string">
            <text:p>⬤</text:p>
          </table:table-cell>
          <table:table-cell table:style-name="ce350" table:number-columns-repeated="3"/>
          <table:table-cell table:style-name="ce354" table:number-columns-repeated="3"/>
          <table:table-cell table:style-name="ce350" table:number-columns-repeated="2"/>
          <table:table-cell table:number-columns-repeated="38"/>
          <table:table-cell table:style-name="ce292" office:value-type="string" calcext:value-type="string" table:number-columns-spanned="3" table:number-rows-spanned="3">
            <text:p>[16]</text:p>
          </table:table-cell>
          <table:covered-table-cell table:number-columns-repeated="2" table:style-name="ce292"/>
          <table:table-cell table:style-name="ce292" office:value-type="string" calcext:value-type="string" table:number-columns-spanned="3" table:number-rows-spanned="3">
            <text:p>!12</text:p>
          </table:table-cell>
          <table:covered-table-cell table:number-columns-repeated="2" table:style-name="ce292"/>
          <table:table-cell table:style-name="ce292" office:value-type="string" calcext:value-type="string" table:number-columns-spanned="3" table:number-rows-spanned="3">
            <text:p>!02</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21</text:p>
          </table:table-cell>
          <table:covered-table-cell table:number-columns-repeated="2" table:style-name="ce292"/>
          <table:table-cell table:style-name="ce292" office:value-type="string" calcext:value-type="string" table:number-columns-spanned="3" table:number-rows-spanned="3">
            <text:p>!521</text:p>
          </table:table-cell>
          <table:covered-table-cell table:number-columns-repeated="2" table:style-name="ce292"/>
          <table:table-cell table:style-name="ce292" office:value-type="string" calcext:value-type="string" table:number-columns-spanned="3" table:number-rows-spanned="3">
            <text:p>!621</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21</text:p>
          </table:table-cell>
          <table:covered-table-cell table:number-columns-repeated="2" table:style-name="ce292"/>
          <table:table-cell table:number-columns-repeated="16251"/>
        </table:table-row>
        <table:table-row table:style-name="ro37">
          <table:table-cell table:style-name="ce350"/>
          <table:table-cell/>
          <table:table-cell table:style-name="ce350"/>
          <table:table-cell table:style-name="ce354"/>
          <table:table-cell table:style-name="ce357"/>
          <table:table-cell table:style-name="ce354"/>
          <table:table-cell table:style-name="ce350"/>
          <table:table-cell/>
          <table:table-cell table:style-name="ce350"/>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4"/>
          <table:table-cell table:style-name="ce394" office:value-type="string" calcext:value-type="string">
            <text:p>x</text:p>
          </table:table-cell>
          <table:table-cell table:style-name="ce402"/>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2"/>
          <table:table-cell table:style-name="ce467" office:value-type="string" calcext:value-type="string">
            <text:p>x</text:p>
          </table:table-cell>
          <table:table-cell table:style-name="ce480"/>
          <table:table-cell table:style-name="ce465"/>
          <table:table-cell table:style-name="ce475" office:value-type="string" calcext:value-type="string">
            <text:p>x</text:p>
          </table:table-cell>
          <table:table-cell table:style-name="ce483"/>
          <table:table-cell table:style-name="ce462" office:value-type="string" calcext:value-type="string">
            <text:p>⬤</text:p>
          </table:table-cell>
          <table:table-cell table:style-name="ce467" office:value-type="string" calcext:value-type="string">
            <text:p>x</text:p>
          </table:table-cell>
          <table:table-cell table:style-name="ce480"/>
          <table:table-cell table:style-name="ce465" office:value-type="string" calcext:value-type="string">
            <text:p>⬤</text:p>
          </table:table-cell>
          <table:table-cell table:style-name="ce475" office:value-type="string" calcext:value-type="string">
            <text:p>x</text:p>
          </table:table-cell>
          <table:table-cell table:style-name="ce483" office:value-type="string" calcext:value-type="string">
            <text:p>⬤</text:p>
          </table:table-cell>
          <table:table-cell table:style-name="ce462" office:value-type="string" calcext:value-type="string">
            <text:p>⬤</text:p>
          </table:table-cell>
          <table:table-cell table:style-name="ce467" office:value-type="string" calcext:value-type="string">
            <text:p>x</text:p>
          </table:table-cell>
          <table:table-cell table:style-name="ce480" office:value-type="string" calcext:value-type="string">
            <text:p>⬤</text:p>
          </table:table-cell>
          <table:table-cell table:style-name="ce465" office:value-type="string" calcext:value-type="string">
            <text:p>⬤</text:p>
          </table:table-cell>
          <table:table-cell table:style-name="ce475" office:value-type="string" calcext:value-type="string">
            <text:p>x</text:p>
          </table:table-cell>
          <table:table-cell table:style-name="ce483" office:value-type="string" calcext:value-type="string">
            <text:p>⬤</text:p>
          </table:table-cell>
          <table:table-cell table:style-name="ce462"/>
          <table:table-cell table:style-name="ce467" office:value-type="string" calcext:value-type="string">
            <text:p>x</text:p>
          </table:table-cell>
          <table:table-cell table:style-name="ce480" office:value-type="string" calcext:value-type="string">
            <text:p>⬤</text:p>
          </table:table-cell>
          <table:table-cell table:style-name="ce465"/>
          <table:table-cell table:style-name="ce475" office:value-type="string" calcext:value-type="string">
            <text:p>x</text:p>
          </table:table-cell>
          <table:table-cell table:style-name="ce483"/>
          <table:table-cell table:style-name="ce462"/>
          <table:table-cell table:style-name="ce467" office:value-type="string" calcext:value-type="string">
            <text:p>x</text:p>
          </table:table-cell>
          <table:table-cell table:style-name="ce480"/>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4"/>
          <table:table-cell table:style-name="ce394" office:value-type="string" calcext:value-type="string">
            <text:p>x</text:p>
          </table:table-cell>
          <table:table-cell table:style-name="ce402"/>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0"/>
          <table:table-cell/>
          <table:table-cell table:style-name="ce350"/>
          <table:table-cell table:style-name="ce354"/>
          <table:table-cell table:style-name="ce357"/>
          <table:table-cell table:style-name="ce354"/>
          <table:table-cell table:style-name="ce350"/>
          <table:table-cell table:number-columns-repeated="39"/>
          <table:covered-table-cell table:number-columns-repeated="27" table:style-name="ce292"/>
          <table:table-cell table:number-columns-repeated="16251"/>
        </table:table-row>
        <table:table-row table:style-name="ro37">
          <table:table-cell table:style-name="ce350" table:number-columns-repeated="3"/>
          <table:table-cell table:style-name="ce354" table:number-columns-repeated="3"/>
          <table:table-cell table:style-name="ce350" table:number-columns-repeated="3"/>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403"/>
          <table:table-cell table:style-name="ce409" office:value-type="string" calcext:value-type="string">
            <text:p>⬤</text:p>
          </table:table-cell>
          <table:table-cell table:style-name="ce419" office:value-type="string" calcext:value-type="string">
            <text:p>/</text:p>
          </table:table-cell>
          <table:table-cell table:style-name="ce427"/>
          <table:table-cell table:style-name="ce437" office:value-type="string" calcext:value-type="string">
            <text:p>⬤</text:p>
          </table:table-cell>
          <table:table-cell table:style-name="ce449"/>
          <table:table-cell table:style-name="ce460"/>
          <table:table-cell table:style-name="ce463" office:value-type="string" calcext:value-type="string">
            <text:p>⬤</text:p>
          </table:table-cell>
          <table:table-cell table:style-name="ce473"/>
          <table:table-cell table:style-name="ce481"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84" office:value-type="string" calcext:value-type="string">
            <text:p>⬤</text:p>
          </table:table-cell>
          <table:table-cell table:style-name="ce463" office:value-type="string" calcext:value-type="string">
            <text:p>⬤</text:p>
          </table:table-cell>
          <table:table-cell table:style-name="ce473" office:value-type="string" calcext:value-type="string">
            <text:p>⬤</text:p>
          </table:table-cell>
          <table:table-cell table:style-name="ce481"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84"/>
          <table:table-cell table:style-name="ce463"/>
          <table:table-cell table:style-name="ce473" office:value-type="string" calcext:value-type="string">
            <text:p>⬤</text:p>
          </table:table-cell>
          <table:table-cell table:style-name="ce481"/>
          <table:table-cell table:style-name="ce466"/>
          <table:table-cell table:style-name="ce476" office:value-type="string" calcext:value-type="string">
            <text:p>⬤</text:p>
          </table:table-cell>
          <table:table-cell table:style-name="ce484" office:value-type="string" calcext:value-type="string">
            <text:p>⬤</text:p>
          </table:table-cell>
          <table:table-cell table:style-name="ce463" office:value-type="string" calcext:value-type="string">
            <text:p>⬤</text:p>
          </table:table-cell>
          <table:table-cell table:style-name="ce473" office:value-type="string" calcext:value-type="string">
            <text:p>⬤</text:p>
          </table:table-cell>
          <table:table-cell table:style-name="ce481"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84" office:value-type="string" calcext:value-type="string">
            <text:p>⬤</text:p>
          </table:table-cell>
          <table:table-cell table:style-name="ce463" office:value-type="string" calcext:value-type="string">
            <text:p>⬤</text:p>
          </table:table-cell>
          <table:table-cell table:style-name="ce473"/>
          <table:table-cell table:style-name="ce481" office:value-type="string" calcext:value-type="string">
            <text:p>⬤</text:p>
          </table:table-cell>
          <table:table-cell table:style-name="ce437"/>
          <table:table-cell table:style-name="ce449"/>
          <table:table-cell table:style-name="ce460" office:value-type="string" calcext:value-type="string">
            <text:p>⬤</text:p>
          </table:table-cell>
          <table:table-cell table:style-name="ce409"/>
          <table:table-cell table:style-name="ce419" office:value-type="string" calcext:value-type="string">
            <text:p>/</text:p>
          </table:table-cell>
          <table:table-cell table:style-name="ce427" office:value-type="string" calcext:value-type="string">
            <text:p>⬤</text:p>
          </table:table-cell>
          <table:table-cell table:style-name="ce385"/>
          <table:table-cell table:style-name="ce395" office:value-type="string" calcext:value-type="string">
            <text:p>⬤</text:p>
          </table:table-cell>
          <table:table-cell table:style-name="ce403"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50" table:number-columns-repeated="3"/>
          <table:table-cell table:style-name="ce354" table:number-columns-repeated="3"/>
          <table:table-cell table:style-name="ce350" table:number-columns-repeated="2"/>
          <table:table-cell table:number-columns-repeated="38"/>
          <table:covered-table-cell table:number-columns-repeated="27" table:style-name="ce292"/>
          <table:table-cell table:number-columns-repeated="16251"/>
        </table:table-row>
        <table:table-row table:style-name="ro37">
          <table:table-cell table:style-name="ce350" table:number-columns-repeated="3"/>
          <table:table-cell table:style-name="ce354" table:number-columns-repeated="3"/>
          <table:table-cell table:style-name="ce350" table:number-columns-repeated="3"/>
          <table:table-cell table:style-name="ce361" office:value-type="string" calcext:value-type="string">
            <text:p>⬤</text:p>
          </table:table-cell>
          <table:table-cell table:style-name="ce370"/>
          <table:table-cell table:style-name="ce380"/>
          <table:table-cell table:style-name="ce386" office:value-type="string" calcext:value-type="string">
            <text:p>/</text:p>
          </table:table-cell>
          <table:table-cell table:style-name="ce396"/>
          <table:table-cell table:style-name="ce404"/>
          <table:table-cell table:style-name="ce410" office:value-type="string" calcext:value-type="string">
            <text:p>/</text:p>
          </table:table-cell>
          <table:table-cell table:style-name="ce420"/>
          <table:table-cell table:style-name="ce428"/>
          <table:table-cell table:style-name="ce432"/>
          <table:table-cell table:style-name="ce444"/>
          <table:table-cell table:style-name="ce455"/>
          <table:table-cell table:style-name="ce435"/>
          <table:table-cell table:style-name="ce447"/>
          <table:table-cell table:style-name="ce458"/>
          <table:table-cell table:style-name="ce435"/>
          <table:table-cell table:style-name="ce447"/>
          <table:table-cell table:style-name="ce458"/>
          <table:table-cell table:style-name="ce435"/>
          <table:table-cell table:style-name="ce447"/>
          <table:table-cell table:style-name="ce458"/>
          <table:table-cell table:style-name="ce435"/>
          <table:table-cell table:style-name="ce447"/>
          <table:table-cell table:style-name="ce458"/>
          <table:table-cell table:style-name="ce432"/>
          <table:table-cell table:style-name="ce444"/>
          <table:table-cell table:style-name="ce455"/>
          <table:table-cell table:style-name="ce435"/>
          <table:table-cell table:style-name="ce447"/>
          <table:table-cell table:style-name="ce458"/>
          <table:table-cell table:style-name="ce435"/>
          <table:table-cell table:style-name="ce447"/>
          <table:table-cell table:style-name="ce458"/>
          <table:table-cell table:style-name="ce435"/>
          <table:table-cell table:style-name="ce447"/>
          <table:table-cell table:style-name="ce458"/>
          <table:table-cell table:style-name="ce435"/>
          <table:table-cell table:style-name="ce447"/>
          <table:table-cell table:style-name="ce458"/>
          <table:table-cell table:style-name="ce432"/>
          <table:table-cell table:style-name="ce444"/>
          <table:table-cell table:style-name="ce455"/>
          <table:table-cell table:style-name="ce410"/>
          <table:table-cell table:style-name="ce420"/>
          <table:table-cell table:style-name="ce428" office:value-type="string" calcext:value-type="string">
            <text:p>/</text:p>
          </table:table-cell>
          <table:table-cell table:style-name="ce386"/>
          <table:table-cell table:style-name="ce396"/>
          <table:table-cell table:style-name="ce404" office:value-type="string" calcext:value-type="string">
            <text:p>/</text:p>
          </table:table-cell>
          <table:table-cell table:style-name="ce361"/>
          <table:table-cell table:style-name="ce370"/>
          <table:table-cell table:style-name="ce380" office:value-type="string" calcext:value-type="string">
            <text:p>⬤</text:p>
          </table:table-cell>
          <table:table-cell table:style-name="ce350" table:number-columns-repeated="3"/>
          <table:table-cell table:style-name="ce354" table:number-columns-repeated="3"/>
          <table:table-cell table:style-name="ce350" table:number-columns-repeated="2"/>
          <table:table-cell table:number-columns-repeated="38"/>
          <table:table-cell table:style-name="ce292" office:value-type="string" calcext:value-type="string" table:number-columns-spanned="3" table:number-rows-spanned="3">
            <text:p>[8]</text:p>
          </table:table-cell>
          <table:covered-table-cell table:number-columns-repeated="2" table:style-name="ce292"/>
          <table:table-cell table:style-name="ce292" office:value-type="string" calcext:value-type="string" table:number-columns-spanned="3" table:number-rows-spanned="3">
            <text:p>!2</text:p>
          </table:table-cell>
          <table:covered-table-cell table:number-columns-repeated="2" table:style-name="ce292"/>
          <table:table-cell table:style-name="ce292" office:value-type="string" calcext:value-type="string" table:number-columns-spanned="3" table:number-rows-spanned="3">
            <text:p>!11</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11</text:p>
          </table:table-cell>
          <table:covered-table-cell table:number-columns-repeated="2" table:style-name="ce292"/>
          <table:table-cell table:style-name="ce292" office:value-type="string" calcext:value-type="string" table:number-columns-spanned="3" table:number-rows-spanned="3">
            <text:p>!511</text:p>
          </table:table-cell>
          <table:covered-table-cell table:number-columns-repeated="2" table:style-name="ce292"/>
          <table:table-cell table:style-name="ce292" office:value-type="string" calcext:value-type="string" table:number-columns-spanned="3" table:number-rows-spanned="3">
            <text:p>!611</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11</text:p>
          </table:table-cell>
          <table:covered-table-cell table:number-columns-repeated="2" table:style-name="ce292"/>
          <table:table-cell table:number-columns-repeated="16251"/>
        </table:table-row>
        <table:table-row table:style-name="ro37">
          <table:table-cell table:style-name="ce350"/>
          <table:table-cell/>
          <table:table-cell table:style-name="ce350"/>
          <table:table-cell table:style-name="ce354"/>
          <table:table-cell table:style-name="ce357"/>
          <table:table-cell table:style-name="ce354"/>
          <table:table-cell table:style-name="ce350"/>
          <table:table-cell/>
          <table:table-cell table:style-name="ce350"/>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11"/>
          <table:table-cell table:style-name="ce421" office:value-type="string" calcext:value-type="string">
            <text:p>x</text:p>
          </table:table-cell>
          <table:table-cell table:style-name="ce429"/>
          <table:table-cell table:style-name="ce433" office:value-type="string" calcext:value-type="string">
            <text:p>/</text:p>
          </table:table-cell>
          <table:table-cell table:style-name="ce445" office:value-type="string" calcext:value-type="string">
            <text:p>x</text:p>
          </table:table-cell>
          <table:table-cell table:style-name="ce456"/>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3"/>
          <table:table-cell table:style-name="ce445" office:value-type="string" calcext:value-type="string">
            <text:p>x</text:p>
          </table:table-cell>
          <table:table-cell table:style-name="ce456"/>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3"/>
          <table:table-cell table:style-name="ce445" office:value-type="string" calcext:value-type="string">
            <text:p>x</text:p>
          </table:table-cell>
          <table:table-cell table:style-name="ce456" office:value-type="string" calcext:value-type="string">
            <text:p>/</text:p>
          </table:table-cell>
          <table:table-cell table:style-name="ce411"/>
          <table:table-cell table:style-name="ce421" office:value-type="string" calcext:value-type="string">
            <text:p>x</text:p>
          </table:table-cell>
          <table:table-cell table:style-name="ce429"/>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0"/>
          <table:table-cell/>
          <table:table-cell table:style-name="ce350"/>
          <table:table-cell table:style-name="ce354"/>
          <table:table-cell table:style-name="ce357"/>
          <table:table-cell table:style-name="ce354"/>
          <table:table-cell table:style-name="ce350"/>
          <table:table-cell table:number-columns-repeated="39"/>
          <table:covered-table-cell table:number-columns-repeated="27" table:style-name="ce292"/>
          <table:table-cell table:number-columns-repeated="16251"/>
        </table:table-row>
        <table:table-row table:style-name="ro37">
          <table:table-cell table:style-name="ce350" table:number-columns-repeated="3"/>
          <table:table-cell table:style-name="ce354" table:number-columns-repeated="3"/>
          <table:table-cell table:style-name="ce350" table:number-columns-repeated="3"/>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88"/>
          <table:table-cell table:style-name="ce398" office:value-type="string" calcext:value-type="string">
            <text:p>⬤</text:p>
          </table:table-cell>
          <table:table-cell table:style-name="ce406"/>
          <table:table-cell table:style-name="ce412" office:value-type="string" calcext:value-type="string">
            <text:p>⬤</text:p>
          </table:table-cell>
          <table:table-cell table:style-name="ce422" office:value-type="string" calcext:value-type="string">
            <text:p>/</text:p>
          </table:table-cell>
          <table:table-cell table:style-name="ce430"/>
          <table:table-cell table:style-name="ce434" office:value-type="string" calcext:value-type="string">
            <text:p>⬤</text:p>
          </table:table-cell>
          <table:table-cell table:style-name="ce446" office:value-type="string" calcext:value-type="string">
            <text:p>/</text:p>
          </table:table-cell>
          <table:table-cell table:style-name="ce457"/>
          <table:table-cell table:style-name="ce437" office:value-type="string" calcext:value-type="string">
            <text:p>⬤</text:p>
          </table:table-cell>
          <table:table-cell table:style-name="ce449" office:value-type="string" calcext:value-type="string">
            <text:p>/</text:p>
          </table:table-cell>
          <table:table-cell table:style-name="ce460"/>
          <table:table-cell table:style-name="ce437"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60"/>
          <table:table-cell table:style-name="ce437" office:value-type="string" calcext:value-type="string">
            <text:p>/</text:p>
          </table:table-cell>
          <table:table-cell table:style-name="ce449" office:value-type="string" calcext:value-type="string">
            <text:p>⬤</text:p>
          </table:table-cell>
          <table:table-cell table:style-name="ce460"/>
          <table:table-cell table:style-name="ce434" office:value-type="string" calcext:value-type="string">
            <text:p>/</text:p>
          </table:table-cell>
          <table:table-cell table:style-name="ce446" office:value-type="string" calcext:value-type="string">
            <text:p>⬤</text:p>
          </table:table-cell>
          <table:table-cell table:style-name="ce457" office:value-type="string" calcext:value-type="string">
            <text:p>/</text:p>
          </table:table-cell>
          <table:table-cell table:style-name="ce437"/>
          <table:table-cell table:style-name="ce449" office:value-type="string" calcext:value-type="string">
            <text:p>⬤</text:p>
          </table:table-cell>
          <table:table-cell table:style-name="ce460" office:value-type="string" calcext:value-type="string">
            <text:p>/</text:p>
          </table:table-cell>
          <table:table-cell table:style-name="ce437"/>
          <table:table-cell table:style-name="ce449" office:value-type="string" calcext:value-type="string">
            <text:p>⬤</text:p>
          </table:table-cell>
          <table:table-cell table:style-name="ce460"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37"/>
          <table:table-cell table:style-name="ce449" office:value-type="string" calcext:value-type="string">
            <text:p>/</text:p>
          </table:table-cell>
          <table:table-cell table:style-name="ce460" office:value-type="string" calcext:value-type="string">
            <text:p>⬤</text:p>
          </table:table-cell>
          <table:table-cell table:style-name="ce434"/>
          <table:table-cell table:style-name="ce446" office:value-type="string" calcext:value-type="string">
            <text:p>/</text:p>
          </table:table-cell>
          <table:table-cell table:style-name="ce584" office:value-type="string" calcext:value-type="string">
            <text:p>⬤</text:p>
          </table:table-cell>
          <table:table-cell table:style-name="ce412"/>
          <table:table-cell table:style-name="ce422" office:value-type="string" calcext:value-type="string">
            <text:p>/</text:p>
          </table:table-cell>
          <table:table-cell table:style-name="ce430" office:value-type="string" calcext:value-type="string">
            <text:p>⬤</text:p>
          </table:table-cell>
          <table:table-cell table:style-name="ce388"/>
          <table:table-cell table:style-name="ce398" office:value-type="string" calcext:value-type="string">
            <text:p>⬤</text:p>
          </table:table-cell>
          <table:table-cell table:style-name="ce406"/>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50" table:number-columns-repeated="3"/>
          <table:table-cell table:style-name="ce354" table:number-columns-repeated="3"/>
          <table:table-cell table:style-name="ce350" table:number-columns-repeated="2"/>
          <table:table-cell table:number-columns-repeated="38"/>
          <table:covered-table-cell table:number-columns-repeated="27" table:style-name="ce292"/>
          <table:table-cell table:number-columns-repeated="16251"/>
        </table:table-row>
        <table:table-row table:style-name="ro37">
          <table:table-cell table:style-name="ce350" table:number-columns-repeated="6"/>
          <table:table-cell table:style-name="ce354" table:number-columns-repeated="3"/>
          <table:table-cell table:style-name="ce358" office:value-type="string" calcext:value-type="string">
            <text:p>⬤</text:p>
          </table:table-cell>
          <table:table-cell table:style-name="ce367"/>
          <table:table-cell table:style-name="ce377"/>
          <table:table-cell table:style-name="ce386" office:value-type="string" calcext:value-type="string">
            <text:p>/</text:p>
          </table:table-cell>
          <table:table-cell table:style-name="ce396"/>
          <table:table-cell table:style-name="ce404"/>
          <table:table-cell table:style-name="ce407" office:value-type="string" calcext:value-type="string">
            <text:p>/</text:p>
          </table:table-cell>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office:value-type="string" calcext:value-type="string">
            <text:p>/</text:p>
          </table:table-cell>
          <table:table-cell table:style-name="ce386"/>
          <table:table-cell table:style-name="ce396"/>
          <table:table-cell table:style-name="ce404" office:value-type="string" calcext:value-type="string">
            <text:p>/</text:p>
          </table:table-cell>
          <table:table-cell table:style-name="ce358"/>
          <table:table-cell table:style-name="ce367"/>
          <table:table-cell table:style-name="ce377" office:value-type="string" calcext:value-type="string">
            <text:p>⬤</text:p>
          </table:table-cell>
          <table:table-cell table:style-name="ce354" table:number-columns-repeated="3"/>
          <table:table-cell table:style-name="ce350" table:number-columns-repeated="5"/>
          <table:table-cell table:number-columns-repeated="38"/>
          <table:table-cell table:style-name="ce292" office:value-type="string" calcext:value-type="string" table:number-columns-spanned="3" table:number-rows-spanned="3">
            <text:p>!!</text:p>
          </table:table-cell>
          <table:covered-table-cell table:number-columns-repeated="2" table:style-name="ce292"/>
          <table:table-cell table:style-name="ce292" office:value-type="string" calcext:value-type="string" table:number-columns-spanned="3" table:number-rows-spanned="3">
            <text:p>!1</text:p>
          </table:table-cell>
          <table:covered-table-cell table:number-columns-repeated="2" table:style-name="ce292"/>
          <table:table-cell table:style-name="ce292" office:value-type="string" calcext:value-type="string" table:number-columns-spanned="3" table:number-rows-spanned="3">
            <text:p>!01</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01</text:p>
          </table:table-cell>
          <table:covered-table-cell table:number-columns-repeated="2" table:style-name="ce292"/>
          <table:table-cell table:style-name="ce292" office:value-type="string" calcext:value-type="string" table:number-columns-spanned="3" table:number-rows-spanned="3">
            <text:p>!!!01</text:p>
          </table:table-cell>
          <table:covered-table-cell table:number-columns-repeated="2" table:style-name="ce292"/>
          <table:table-cell table:style-name="ce292" office:value-type="string" calcext:value-type="string" table:number-columns-spanned="3" table:number-rows-spanned="3">
            <text:p>!601</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01</text:p>
          </table:table-cell>
          <table:covered-table-cell table:number-columns-repeated="2" table:style-name="ce292"/>
          <table:table-cell table:number-columns-repeated="16251"/>
        </table:table-row>
        <table:table-row table:style-name="ro37">
          <table:table-cell table:style-name="ce350"/>
          <table:table-cell/>
          <table:table-cell table:style-name="ce350" table:number-columns-repeated="2"/>
          <table:table-cell/>
          <table:table-cell table:style-name="ce350"/>
          <table:table-cell table:style-name="ce354"/>
          <table:table-cell table:style-name="ce357"/>
          <table:table-cell table:style-name="ce354"/>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08"/>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office:value-type="string" calcext:value-type="string">
            <text:p>/</text:p>
          </table:table-cell>
          <table:table-cell table:style-name="ce418" office:value-type="string" calcext:value-type="string">
            <text:p>x</text:p>
          </table:table-cell>
          <table:table-cell table:style-name="ce426"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4"/>
          <table:table-cell table:style-name="ce357"/>
          <table:table-cell table:style-name="ce354"/>
          <table:table-cell table:style-name="ce350"/>
          <table:table-cell/>
          <table:table-cell table:style-name="ce350" table:number-columns-repeated="2"/>
          <table:table-cell table:number-columns-repeated="39"/>
          <table:covered-table-cell table:number-columns-repeated="27" table:style-name="ce292"/>
          <table:table-cell table:number-columns-repeated="16251"/>
        </table:table-row>
        <table:table-row table:style-name="ro37">
          <table:table-cell table:style-name="ce350" table:number-columns-repeated="6"/>
          <table:table-cell table:style-name="ce354" table:number-columns-repeated="3"/>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table:table-cell table:style-name="ce409" office:value-type="string" calcext:value-type="string">
            <text:p>⬤</text:p>
          </table:table-cell>
          <table:table-cell table:style-name="ce419"/>
          <table:table-cell table:style-name="ce427" office:value-type="string" calcext:value-type="string">
            <text:p>/</text:p>
          </table:table-cell>
          <table:table-cell table:style-name="ce412" office:value-type="string" calcext:value-type="string">
            <text:p>⬤</text:p>
          </table:table-cell>
          <table:table-cell table:style-name="ce422"/>
          <table:table-cell table:style-name="ce430"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27"/>
          <table:table-cell table:style-name="ce412" office:value-type="string" calcext:value-type="string">
            <text:p>⬤</text:p>
          </table:table-cell>
          <table:table-cell table:style-name="ce422" office:value-type="string" calcext:value-type="string">
            <text:p>⬤</text:p>
          </table:table-cell>
          <table:table-cell table:style-name="ce430"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27" office:value-type="string" calcext:value-type="string">
            <text:p>/</text:p>
          </table:table-cell>
          <table:table-cell table:style-name="ce412"/>
          <table:table-cell table:style-name="ce422" office:value-type="string" calcext:value-type="string">
            <text:p>⬤</text:p>
          </table:table-cell>
          <table:table-cell table:style-name="ce430" office:value-type="string" calcext:value-type="string">
            <text:p>/</text:p>
          </table:table-cell>
          <table:table-cell table:style-name="ce409"/>
          <table:table-cell table:style-name="ce419" office:value-type="string" calcext:value-type="string">
            <text:p>⬤</text:p>
          </table:table-cell>
          <table:table-cell table:style-name="ce427"/>
          <table:table-cell table:style-name="ce412" office:value-type="string" calcext:value-type="string">
            <text:p>/</text:p>
          </table:table-cell>
          <table:table-cell table:style-name="ce422" office:value-type="string" calcext:value-type="string">
            <text:p>⬤</text:p>
          </table:table-cell>
          <table:table-cell table:style-name="ce430"/>
          <table:table-cell table:style-name="ce409" office:value-type="string" calcext:value-type="string">
            <text:p>/</text:p>
          </table:table-cell>
          <table:table-cell table:style-name="ce419" office:value-type="string" calcext:value-type="string">
            <text:p>⬤</text:p>
          </table:table-cell>
          <table:table-cell table:style-name="ce427" office:value-type="string" calcext:value-type="string">
            <text:p>⬤</text:p>
          </table:table-cell>
          <table:table-cell table:style-name="ce412" office:value-type="string" calcext:value-type="string">
            <text:p>/</text:p>
          </table:table-cell>
          <table:table-cell table:style-name="ce422" office:value-type="string" calcext:value-type="string">
            <text:p>⬤</text:p>
          </table:table-cell>
          <table:table-cell table:style-name="ce430" office:value-type="string" calcext:value-type="string">
            <text:p>⬤</text:p>
          </table:table-cell>
          <table:table-cell table:style-name="ce409"/>
          <table:table-cell table:style-name="ce419" office:value-type="string" calcext:value-type="string">
            <text:p>⬤</text:p>
          </table:table-cell>
          <table:table-cell table:style-name="ce427" office:value-type="string" calcext:value-type="string">
            <text:p>⬤</text:p>
          </table:table-cell>
          <table:table-cell table:style-name="ce412" office:value-type="string" calcext:value-type="string">
            <text:p>/</text:p>
          </table:table-cell>
          <table:table-cell table:style-name="ce422"/>
          <table:table-cell table:style-name="ce430" office:value-type="string" calcext:value-type="string">
            <text:p>⬤</text:p>
          </table:table-cell>
          <table:table-cell table:style-name="ce409" office:value-type="string" calcext:value-type="string">
            <text:p>/</text:p>
          </table:table-cell>
          <table:table-cell table:style-name="ce419"/>
          <table:table-cell table:style-name="ce427" office:value-type="string" calcext:value-type="string">
            <text:p>⬤</text:p>
          </table:table-cell>
          <table:table-cell table:style-name="ce388"/>
          <table:table-cell table:style-name="ce398" office:value-type="string" calcext:value-type="string">
            <text:p>⬤</text:p>
          </table:table-cell>
          <table:table-cell table:style-name="ce406"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54" table:number-columns-repeated="3"/>
          <table:table-cell table:style-name="ce350" table:number-columns-repeated="5"/>
          <table:table-cell table:number-columns-repeated="38"/>
          <table:covered-table-cell table:number-columns-repeated="27" table:style-name="ce292"/>
          <table:table-cell table:number-columns-repeated="16251"/>
        </table:table-row>
        <table:table-row table:style-name="ro37">
          <table:table-cell table:style-name="ce350" table:number-columns-repeated="6"/>
          <table:table-cell table:style-name="ce354" table:number-columns-repeated="3"/>
          <table:table-cell table:style-name="ce361" office:value-type="string" calcext:value-type="string">
            <text:p>⬤</text:p>
          </table:table-cell>
          <table:table-cell table:style-name="ce370"/>
          <table:table-cell table:style-name="ce380"/>
          <table:table-cell table:style-name="ce383" office:value-type="string" calcext:value-type="string">
            <text:p>/</text:p>
          </table:table-cell>
          <table:table-cell table:style-name="ce393"/>
          <table:table-cell table:style-name="ce401"/>
          <table:table-cell table:style-name="ce386"/>
          <table:table-cell table:style-name="ce396"/>
          <table:table-cell table:style-name="ce404"/>
          <table:table-cell table:style-name="ce386"/>
          <table:table-cell table:style-name="ce396"/>
          <table:table-cell table:style-name="ce404"/>
          <table:table-cell table:style-name="ce383"/>
          <table:table-cell table:style-name="ce393"/>
          <table:table-cell table:style-name="ce401"/>
          <table:table-cell table:style-name="ce383"/>
          <table:table-cell table:style-name="ce393"/>
          <table:table-cell table:style-name="ce401"/>
          <table:table-cell table:style-name="ce386"/>
          <table:table-cell table:style-name="ce396"/>
          <table:table-cell table:style-name="ce404"/>
          <table:table-cell table:style-name="ce386"/>
          <table:table-cell table:style-name="ce396"/>
          <table:table-cell table:style-name="ce404"/>
          <table:table-cell table:style-name="ce383"/>
          <table:table-cell table:style-name="ce393"/>
          <table:table-cell table:style-name="ce401"/>
          <table:table-cell table:style-name="ce386"/>
          <table:table-cell table:style-name="ce396"/>
          <table:table-cell table:style-name="ce404"/>
          <table:table-cell table:style-name="ce386"/>
          <table:table-cell table:style-name="ce396"/>
          <table:table-cell table:style-name="ce404"/>
          <table:table-cell table:style-name="ce383"/>
          <table:table-cell table:style-name="ce393"/>
          <table:table-cell table:style-name="ce401"/>
          <table:table-cell table:style-name="ce383"/>
          <table:table-cell table:style-name="ce393"/>
          <table:table-cell table:style-name="ce401"/>
          <table:table-cell table:style-name="ce386"/>
          <table:table-cell table:style-name="ce396"/>
          <table:table-cell table:style-name="ce404"/>
          <table:table-cell table:style-name="ce386"/>
          <table:table-cell table:style-name="ce396"/>
          <table:table-cell table:style-name="ce404"/>
          <table:table-cell table:style-name="ce383"/>
          <table:table-cell table:style-name="ce393"/>
          <table:table-cell table:style-name="ce401" office:value-type="string" calcext:value-type="string">
            <text:p>/</text:p>
          </table:table-cell>
          <table:table-cell table:style-name="ce361"/>
          <table:table-cell table:style-name="ce370"/>
          <table:table-cell table:style-name="ce380" office:value-type="string" calcext:value-type="string">
            <text:p>⬤</text:p>
          </table:table-cell>
          <table:table-cell table:style-name="ce354" table:number-columns-repeated="3"/>
          <table:table-cell table:style-name="ce350" table:number-columns-repeated="5"/>
          <table:table-cell table:number-columns-repeated="16316"/>
        </table:table-row>
        <table:table-row table:style-name="ro37">
          <table:table-cell table:style-name="ce350"/>
          <table:table-cell/>
          <table:table-cell table:style-name="ce350" table:number-columns-repeated="2"/>
          <table:table-cell/>
          <table:table-cell table:style-name="ce350"/>
          <table:table-cell table:style-name="ce354"/>
          <table:table-cell table:style-name="ce357"/>
          <table:table-cell table:style-name="ce354"/>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4" office:value-type="string" calcext:value-type="string">
            <text:p>/</text:p>
          </table:table-cell>
          <table:table-cell table:style-name="ce394" office:value-type="string" calcext:value-type="string">
            <text:p>x</text:p>
          </table:table-cell>
          <table:table-cell table:style-name="ce402"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4"/>
          <table:table-cell table:style-name="ce357"/>
          <table:table-cell table:style-name="ce354"/>
          <table:table-cell table:style-name="ce350"/>
          <table:table-cell/>
          <table:table-cell table:style-name="ce350" table:number-columns-repeated="2"/>
          <table:table-cell table:number-columns-repeated="16317"/>
        </table:table-row>
        <table:table-row table:style-name="ro37">
          <table:table-cell table:style-name="ce350" table:number-columns-repeated="6"/>
          <table:table-cell table:style-name="ce354" table:number-columns-repeated="3"/>
          <table:table-cell table:style-name="ce363" office:value-type="string" calcext:value-type="string">
            <text:p>⬤</text:p>
          </table:table-cell>
          <table:table-cell table:style-name="ce372"/>
          <table:table-cell table:style-name="ce382" office:value-type="string" calcext:value-type="string">
            <text:p>⬤</text:p>
          </table:table-cell>
          <table:table-cell table:style-name="ce385"/>
          <table:table-cell table:style-name="ce395" office:value-type="string" calcext:value-type="string">
            <text:p>⬤</text:p>
          </table:table-cell>
          <table:table-cell table:style-name="ce403"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88"/>
          <table:table-cell table:style-name="ce398" office:value-type="string" calcext:value-type="string">
            <text:p>⬤</text:p>
          </table:table-cell>
          <table:table-cell table:style-name="ce406" office:value-type="string" calcext:value-type="string">
            <text:p>/</text:p>
          </table:table-cell>
          <table:table-cell table:style-name="ce385" office:value-type="string" calcext:value-type="string">
            <text:p>/</text:p>
          </table:table-cell>
          <table:table-cell table:style-name="ce395"/>
          <table:table-cell table:style-name="ce403" office:value-type="string" calcext:value-type="string">
            <text:p>⬤</text:p>
          </table:table-cell>
          <table:table-cell table:style-name="ce385"/>
          <table:table-cell table:style-name="ce395" office:value-type="string" calcext:value-type="string">
            <text:p>/</text:p>
          </table:table-cell>
          <table:table-cell table:style-name="ce403" office:value-type="string" calcext:value-type="string">
            <text:p>⬤</text:p>
          </table:table-cell>
          <table:table-cell table:style-name="ce388" office:value-type="string" calcext:value-type="string">
            <text:p>⬤</text:p>
          </table:table-cell>
          <table:table-cell table:style-name="ce398"/>
          <table:table-cell table:style-name="ce406"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85" office:value-type="string" calcext:value-type="string">
            <text:p>⬤</text:p>
          </table:table-cell>
          <table:table-cell table:style-name="ce395"/>
          <table:table-cell table:style-name="ce403"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88" office:value-type="string" calcext:value-type="string">
            <text:p>⬤</text:p>
          </table:table-cell>
          <table:table-cell table:style-name="ce398"/>
          <table:table-cell table:style-name="ce406"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403"/>
          <table:table-cell table:style-name="ce385" office:value-type="string" calcext:value-type="string">
            <text:p>⬤</text:p>
          </table:table-cell>
          <table:table-cell table:style-name="ce395"/>
          <table:table-cell table:style-name="ce403"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table:table-cell table:style-name="ce38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403"/>
          <table:table-cell table:style-name="ce363" office:value-type="string" calcext:value-type="string">
            <text:p>⬤</text:p>
          </table:table-cell>
          <table:table-cell table:style-name="ce372"/>
          <table:table-cell table:style-name="ce382" office:value-type="string" calcext:value-type="string">
            <text:p>⬤</text:p>
          </table:table-cell>
          <table:table-cell table:style-name="ce354" table:number-columns-repeated="3"/>
          <table:table-cell table:style-name="ce350" table:number-columns-repeated="5"/>
          <table:table-cell table:number-columns-repeated="16316"/>
        </table:table-row>
        <table:table-row table:style-name="ro37">
          <table:table-cell table:style-name="ce350" table:number-columns-repeated="9"/>
          <table:table-cell table:style-name="ce358" office:value-type="string" calcext:value-type="string">
            <text:p>⬤</text:p>
          </table:table-cell>
          <table:table-cell table:style-name="ce367"/>
          <table:table-cell table:style-name="ce377"/>
          <table:table-cell table:style-name="ce361" office:value-type="string" calcext:value-type="string">
            <text:p>⬤</text:p>
          </table:table-cell>
          <table:table-cell table:style-name="ce370"/>
          <table:table-cell table:style-name="ce380"/>
          <table:table-cell table:style-name="ce358" office:value-type="string" calcext:value-type="string">
            <text:p>⬤</text:p>
          </table:table-cell>
          <table:table-cell table:style-name="ce367"/>
          <table:table-cell table:style-name="ce377"/>
          <table:table-cell table:style-name="ce361" office:value-type="string" calcext:value-type="string">
            <text:p>/</text:p>
          </table:table-cell>
          <table:table-cell table:style-name="ce370"/>
          <table:table-cell table:style-name="ce380"/>
          <table:table-cell table:style-name="ce358" office:value-type="string" calcext:value-type="string">
            <text:p>/</text:p>
          </table:table-cell>
          <table:table-cell table:style-name="ce367"/>
          <table:table-cell table:style-name="ce377"/>
          <table:table-cell table:style-name="ce361"/>
          <table:table-cell table:style-name="ce370"/>
          <table:table-cell table:style-name="ce380"/>
          <table:table-cell table:style-name="ce358"/>
          <table:table-cell table:style-name="ce367"/>
          <table:table-cell table:style-name="ce377"/>
          <table:table-cell table:style-name="ce361"/>
          <table:table-cell table:style-name="ce370"/>
          <table:table-cell table:style-name="ce380"/>
          <table:table-cell table:style-name="ce358"/>
          <table:table-cell table:style-name="ce367"/>
          <table:table-cell table:style-name="ce377"/>
          <table:table-cell table:style-name="ce361"/>
          <table:table-cell table:style-name="ce370"/>
          <table:table-cell table:style-name="ce380"/>
          <table:table-cell table:style-name="ce358"/>
          <table:table-cell table:style-name="ce367"/>
          <table:table-cell table:style-name="ce377"/>
          <table:table-cell table:style-name="ce361"/>
          <table:table-cell table:style-name="ce370"/>
          <table:table-cell table:style-name="ce380"/>
          <table:table-cell table:style-name="ce358"/>
          <table:table-cell table:style-name="ce367"/>
          <table:table-cell table:style-name="ce377" office:value-type="string" calcext:value-type="string">
            <text:p>/</text:p>
          </table:table-cell>
          <table:table-cell table:style-name="ce361"/>
          <table:table-cell table:style-name="ce370"/>
          <table:table-cell table:style-name="ce380" office:value-type="string" calcext:value-type="string">
            <text:p>/</text:p>
          </table:table-cell>
          <table:table-cell table:style-name="ce358"/>
          <table:table-cell table:style-name="ce367"/>
          <table:table-cell table:style-name="ce377" office:value-type="string" calcext:value-type="string">
            <text:p>⬤</text:p>
          </table:table-cell>
          <table:table-cell table:style-name="ce361"/>
          <table:table-cell table:style-name="ce370"/>
          <table:table-cell table:style-name="ce380" office:value-type="string" calcext:value-type="string">
            <text:p>⬤</text:p>
          </table:table-cell>
          <table:table-cell table:style-name="ce358"/>
          <table:table-cell table:style-name="ce367"/>
          <table:table-cell table:style-name="ce377" office:value-type="string" calcext:value-type="string">
            <text:p>⬤</text:p>
          </table:table-cell>
          <table:table-cell table:style-name="ce350" table:number-columns-repeated="8"/>
          <table:table-cell table:number-columns-repeated="16316"/>
        </table:table-row>
        <table:table-row table:style-name="ro37">
          <table:table-cell table:style-name="ce350"/>
          <table:table-cell/>
          <table:table-cell table:style-name="ce350" table:number-columns-repeated="2"/>
          <table:table-cell/>
          <table:table-cell table:style-name="ce350" table:number-columns-repeated="2"/>
          <table:table-cell/>
          <table:table-cell table:style-name="ce350"/>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62"/>
          <table:table-cell table:style-name="ce371" office:value-type="string" calcext:value-type="string">
            <text:p>x</text:p>
          </table:table-cell>
          <table:table-cell table:style-name="ce381"/>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62"/>
          <table:table-cell table:style-name="ce371" office:value-type="string" calcext:value-type="string">
            <text:p>x</text:p>
          </table:table-cell>
          <table:table-cell table:style-name="ce381"/>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0"/>
          <table:table-cell/>
          <table:table-cell table:style-name="ce350" table:number-columns-repeated="2"/>
          <table:table-cell/>
          <table:table-cell table:style-name="ce350" table:number-columns-repeated="2"/>
          <table:table-cell table:number-columns-repeated="16317"/>
        </table:table-row>
        <table:table-row table:style-name="ro37">
          <table:table-cell table:style-name="ce350" table:number-columns-repeated="9"/>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50" table:number-columns-repeated="8"/>
          <table:table-cell table:number-columns-repeated="16316"/>
        </table:table-row>
        <table:table-row table:style-name="ro37">
          <table:table-cell table:style-name="ce350" table:number-columns-repeated="12"/>
          <table:table-cell table:style-name="ce354" table:number-columns-repeated="6"/>
          <table:table-cell table:style-name="ce350" table:number-columns-repeated="33"/>
          <table:table-cell table:style-name="ce354" table:number-columns-repeated="6"/>
          <table:table-cell table:style-name="ce350" table:number-columns-repeated="11"/>
          <table:table-cell table:number-columns-repeated="38"/>
          <table:table-cell table:style-name="ce292" office:value-type="string" calcext:value-type="string" table:number-columns-spanned="3" table:number-rows-spanned="3">
            <text:p>[16]</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number-columns-repeated="16269"/>
        </table:table-row>
        <table:table-row table:style-name="ro37">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number-columns-repeated="39"/>
          <table:covered-table-cell table:number-columns-repeated="9" table:style-name="ce292"/>
          <table:table-cell table:number-columns-repeated="16269"/>
        </table:table-row>
        <table:table-row table:style-name="ro37">
          <table:table-cell table:style-name="ce350" table:number-columns-repeated="12"/>
          <table:table-cell table:style-name="ce354" table:number-columns-repeated="6"/>
          <table:table-cell table:style-name="ce350" table:number-columns-repeated="33"/>
          <table:table-cell table:style-name="ce354" table:number-columns-repeated="2"/>
          <table:table-cell table:style-name="ce431"/>
          <table:table-cell table:style-name="ce354" table:number-columns-repeated="2"/>
          <table:table-cell table:style-name="ce431"/>
          <table:table-cell table:style-name="ce350" table:number-columns-repeated="11"/>
          <table:table-cell table:number-columns-repeated="38"/>
          <table:covered-table-cell table:number-columns-repeated="9" table:style-name="ce292"/>
          <table:table-cell table:number-columns-repeated="16269"/>
        </table:table-row>
        <table:table-row table:style-name="ro37">
          <table:table-cell table:style-name="ce350" table:number-columns-repeated="18"/>
          <table:table-cell table:style-name="ce354" table:number-columns-repeated="9"/>
          <table:table-cell table:style-name="ce350" table:number-columns-repeated="15"/>
          <table:table-cell table:style-name="ce354" table:number-columns-repeated="9"/>
          <table:table-cell table:style-name="ce350" table:number-columns-repeated="17"/>
          <table:table-cell table:number-columns-repeated="38"/>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number-columns-repeated="16269"/>
        </table:table-row>
        <table:table-row table:style-name="ro37">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number-columns-repeated="39"/>
          <table:covered-table-cell table:number-columns-repeated="9" table:style-name="ce292"/>
          <table:table-cell table:number-columns-repeated="16269"/>
        </table:table-row>
        <table:table-row table:style-name="ro37">
          <table:table-cell table:style-name="ce350" table:number-columns-repeated="18"/>
          <table:table-cell table:style-name="ce354" table:number-columns-repeated="9"/>
          <table:table-cell table:style-name="ce350" table:number-columns-repeated="15"/>
          <table:table-cell table:style-name="ce354" table:number-columns-repeated="9"/>
          <table:table-cell table:style-name="ce350" table:number-columns-repeated="17"/>
          <table:table-cell table:number-columns-repeated="38"/>
          <table:covered-table-cell table:number-columns-repeated="9" table:style-name="ce292"/>
          <table:table-cell table:number-columns-repeated="16269"/>
        </table:table-row>
        <table:table-row table:style-name="ro37">
          <table:table-cell table:style-name="ce350" table:number-columns-repeated="27"/>
          <table:table-cell table:style-name="ce354" table:number-columns-repeated="15"/>
          <table:table-cell table:style-name="ce350" table:number-columns-repeated="30"/>
          <table:table-cell table:number-columns-repeated="34"/>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number-columns-repeated="16269"/>
        </table:table-row>
        <table:table-row table:style-name="ro37">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number-columns-repeated="34"/>
          <table:covered-table-cell table:number-columns-repeated="9" table:style-name="ce292"/>
          <table:table-cell table:number-columns-repeated="16269"/>
        </table:table-row>
        <table:table-row table:style-name="ro37">
          <table:table-cell table:style-name="ce350" table:number-columns-repeated="27"/>
          <table:table-cell table:style-name="ce354" table:number-columns-repeated="15"/>
          <table:table-cell table:style-name="ce350" table:number-columns-repeated="30"/>
          <table:table-cell table:number-columns-repeated="34"/>
          <table:covered-table-cell table:number-columns-repeated="9" table:style-name="ce292"/>
          <table:table-cell table:number-columns-repeated="16269"/>
        </table:table-row>
        <table:table-row table:style-name="ro37" table:number-rows-repeated="3">
          <table:table-cell table:number-columns-repeated="16384"/>
        </table:table-row>
        <table:table-row table:style-name="ro37">
          <table:table-cell table:number-columns-repeated="9"/>
          <table:table-cell table:style-name="ce27" office:value-type="string" calcext:value-type="string" table:number-columns-spanned="3" table:number-rows-spanned="3">
            <text:p>!740</text:p>
          </table:table-cell>
          <table:covered-table-cell table:number-columns-repeated="2" table:style-name="ce27"/>
          <table:table-cell table:style-name="ce27" office:value-type="string" calcext:value-type="string" table:number-columns-spanned="3" table:number-rows-spanned="3">
            <text:p>!737</text:p>
          </table:table-cell>
          <table:covered-table-cell table:number-columns-repeated="2" table:style-name="ce27"/>
          <table:table-cell table:style-name="ce28" office:value-type="string" calcext:value-type="string" table:number-columns-spanned="3" table:number-rows-spanned="3">
            <text:p>!736</text:p>
          </table:table-cell>
          <table:covered-table-cell table:number-columns-repeated="2" table:style-name="ce28"/>
          <table:table-cell table:style-name="ce28" office:value-type="string" calcext:value-type="string" table:number-columns-spanned="3" table:number-rows-spanned="3">
            <text:p>!735</text:p>
          </table:table-cell>
          <table:covered-table-cell table:number-columns-repeated="2" table:style-name="ce28"/>
          <table:table-cell table:style-name="ce27" office:value-type="string" calcext:value-type="string" table:number-columns-spanned="3" table:number-rows-spanned="3">
            <text:p>!734</text:p>
          </table:table-cell>
          <table:covered-table-cell table:number-columns-repeated="2" table:style-name="ce28"/>
          <table:table-cell table:style-name="ce28" office:value-type="string" calcext:value-type="string" table:number-columns-spanned="3" table:number-rows-spanned="3">
            <text:p>!733</text:p>
          </table:table-cell>
          <table:covered-table-cell table:number-columns-repeated="2" table:style-name="ce28"/>
          <table:table-cell table:style-name="ce28" office:value-type="string" calcext:value-type="string" table:number-columns-spanned="3" table:number-rows-spanned="3">
            <text:p>!732</text:p>
          </table:table-cell>
          <table:covered-table-cell table:number-columns-repeated="2" table:style-name="ce28"/>
          <table:table-cell table:style-name="ce29" office:value-type="string" calcext:value-type="string" table:number-columns-spanned="3" table:number-rows-spanned="3">
            <text:p>!731</text:p>
          </table:table-cell>
          <table:covered-table-cell table:number-columns-repeated="2" table:style-name="ce29"/>
          <table:table-cell table:style-name="ce29" office:value-type="string" calcext:value-type="string" table:number-columns-spanned="3" table:number-rows-spanned="3">
            <text:p>!730</text:p>
          </table:table-cell>
          <table:covered-table-cell table:number-columns-repeated="2" table:style-name="ce29"/>
          <table:table-cell table:style-name="ce29" office:value-type="string" calcext:value-type="string" table:number-columns-spanned="3" table:number-rows-spanned="3">
            <text:p>!727</text:p>
          </table:table-cell>
          <table:covered-table-cell table:number-columns-repeated="2" table:style-name="ce29"/>
          <table:table-cell table:style-name="ce579" office:value-type="string" calcext:value-type="string" table:number-columns-spanned="3" table:number-rows-spanned="3">
            <text:p>!726</text:p>
          </table:table-cell>
          <table:covered-table-cell table:number-columns-repeated="2" table:style-name="ce28"/>
          <table:table-cell table:style-name="ce28" office:value-type="string" calcext:value-type="string" table:number-columns-spanned="3" table:number-rows-spanned="3">
            <text:p>!725</text:p>
          </table:table-cell>
          <table:covered-table-cell table:number-columns-repeated="2" table:style-name="ce28"/>
          <table:table-cell table:style-name="ce27" office:value-type="string" calcext:value-type="string" table:number-columns-spanned="3" table:number-rows-spanned="3">
            <text:p>!724</text:p>
          </table:table-cell>
          <table:covered-table-cell table:number-columns-repeated="2" table:style-name="ce27"/>
          <table:table-cell table:style-name="ce28" office:value-type="string" calcext:value-type="string" table:number-columns-spanned="3" table:number-rows-spanned="3">
            <text:p>!723</text:p>
          </table:table-cell>
          <table:covered-table-cell table:number-columns-repeated="2" table:style-name="ce28"/>
          <table:table-cell table:style-name="ce28" office:value-type="string" calcext:value-type="string" table:number-columns-spanned="3" table:number-rows-spanned="3">
            <text:p>!722</text:p>
          </table:table-cell>
          <table:covered-table-cell table:number-columns-repeated="2" table:style-name="ce28"/>
          <table:table-cell table:style-name="ce27" office:value-type="string" calcext:value-type="string" table:number-columns-spanned="3" table:number-rows-spanned="3">
            <text:p>!721</text:p>
          </table:table-cell>
          <table:covered-table-cell table:number-columns-repeated="2" table:style-name="ce27"/>
          <table:table-cell table:style-name="ce27" office:value-type="string" calcext:value-type="string" table:number-columns-spanned="3" table:number-rows-spanned="3">
            <text:p>!720</text:p>
          </table:table-cell>
          <table:covered-table-cell table:number-columns-repeated="2" table:style-name="ce27"/>
          <table:table-cell table:number-columns-repeated="16324"/>
        </table:table-row>
        <table:table-row table:style-name="ro37">
          <table:table-cell table:number-columns-repeated="9"/>
          <table:covered-table-cell table:number-columns-repeated="6" table:style-name="ce27"/>
          <table:covered-table-cell table:number-columns-repeated="15" table:style-name="ce28"/>
          <table:covered-table-cell table:number-columns-repeated="9" table:style-name="ce29"/>
          <table:covered-table-cell table:number-columns-repeated="6" table:style-name="ce28"/>
          <table:covered-table-cell table:number-columns-repeated="3" table:style-name="ce27"/>
          <table:covered-table-cell table:number-columns-repeated="6" table:style-name="ce28"/>
          <table:covered-table-cell table:number-columns-repeated="6" table:style-name="ce27"/>
          <table:table-cell table:number-columns-repeated="16324"/>
        </table:table-row>
        <table:table-row table:style-name="ro37">
          <table:table-cell table:number-columns-repeated="9"/>
          <table:covered-table-cell table:number-columns-repeated="6" table:style-name="ce27"/>
          <table:covered-table-cell table:number-columns-repeated="15" table:style-name="ce28"/>
          <table:covered-table-cell table:number-columns-repeated="9" table:style-name="ce29"/>
          <table:covered-table-cell table:number-columns-repeated="6" table:style-name="ce28"/>
          <table:covered-table-cell table:number-columns-repeated="3" table:style-name="ce27"/>
          <table:covered-table-cell table:number-columns-repeated="6" table:style-name="ce28"/>
          <table:covered-table-cell table:number-columns-repeated="6" table:style-name="ce27"/>
          <table:table-cell table:number-columns-repeated="16324"/>
        </table:table-row>
        <table:table-row table:style-name="ro37">
          <table:table-cell table:number-columns-repeated="9"/>
          <table:table-cell table:style-name="ce27" office:value-type="string" calcext:value-type="string" table:number-columns-spanned="3" table:number-rows-spanned="3">
            <text:p>!741</text:p>
          </table:table-cell>
          <table:covered-table-cell table:number-columns-repeated="2" table:style-name="ce27"/>
          <table:table-cell table:style-name="ce52" office:value-type="string" calcext:value-type="string" table:number-columns-spanned="3" table:number-rows-spanned="3">
            <text:p>!640</text:p>
          </table:table-cell>
          <table:covered-table-cell table:number-columns-repeated="2" table:style-name="ce52"/>
          <table:table-cell table:style-name="ce52" office:value-type="string" calcext:value-type="string" table:number-columns-spanned="3" table:number-rows-spanned="3">
            <text:p>!636</text:p>
          </table:table-cell>
          <table:covered-table-cell table:number-columns-repeated="2" table:style-name="ce52"/>
          <table:table-cell table:style-name="ce53" office:value-type="string" calcext:value-type="string" table:number-columns-spanned="3" table:number-rows-spanned="3">
            <text:p>!635</text:p>
          </table:table-cell>
          <table:covered-table-cell table:number-columns-repeated="2" table:style-name="ce53"/>
          <table:table-cell table:style-name="ce53" office:value-type="string" calcext:value-type="string" table:number-columns-spanned="3" table:number-rows-spanned="3">
            <text:p>!634</text:p>
          </table:table-cell>
          <table:covered-table-cell table:number-columns-repeated="2" table:style-name="ce53"/>
          <table:table-cell table:style-name="ce53" office:value-type="string" calcext:value-type="string" table:number-columns-spanned="3" table:number-rows-spanned="3">
            <text:p>!633</text:p>
          </table:table-cell>
          <table:covered-table-cell table:number-columns-repeated="2" table:style-name="ce53"/>
          <table:table-cell table:style-name="ce53" office:value-type="string" calcext:value-type="string" table:number-columns-spanned="3" table:number-rows-spanned="3">
            <text:p>!632</text:p>
          </table:table-cell>
          <table:covered-table-cell table:number-columns-repeated="2" table:style-name="ce53"/>
          <table:table-cell table:style-name="ce54" office:value-type="string" calcext:value-type="string" table:number-columns-spanned="3" table:number-rows-spanned="3">
            <text:p>!631</text:p>
          </table:table-cell>
          <table:covered-table-cell table:number-columns-repeated="2" table:style-name="ce54"/>
          <table:table-cell table:style-name="ce54" office:value-type="string" calcext:value-type="string" table:number-columns-spanned="3" table:number-rows-spanned="3">
            <text:p>!630</text:p>
          </table:table-cell>
          <table:covered-table-cell table:number-columns-repeated="2" table:style-name="ce54"/>
          <table:table-cell table:style-name="ce54" office:value-type="string" calcext:value-type="string" table:number-columns-spanned="3" table:number-rows-spanned="3">
            <text:p>!626</text:p>
          </table:table-cell>
          <table:covered-table-cell table:number-columns-repeated="2" table:style-name="ce54"/>
          <table:table-cell table:style-name="ce580" office:value-type="string" calcext:value-type="string" table:number-columns-spanned="3" table:number-rows-spanned="3">
            <text:p>!625</text:p>
          </table:table-cell>
          <table:covered-table-cell table:number-columns-repeated="2" table:style-name="ce53"/>
          <table:table-cell table:style-name="ce53" office:value-type="string" calcext:value-type="string" table:number-columns-spanned="3" table:number-rows-spanned="3">
            <text:p>!624</text:p>
          </table:table-cell>
          <table:covered-table-cell table:number-columns-repeated="2" table:style-name="ce53"/>
          <table:table-cell table:style-name="ce53" office:value-type="string" calcext:value-type="string" table:number-columns-spanned="3" table:number-rows-spanned="3">
            <text:p>!623</text:p>
          </table:table-cell>
          <table:covered-table-cell table:number-columns-repeated="2" table:style-name="ce53"/>
          <table:table-cell table:style-name="ce53" office:value-type="string" calcext:value-type="string" table:number-columns-spanned="3" table:number-rows-spanned="3">
            <text:p>!622</text:p>
          </table:table-cell>
          <table:covered-table-cell table:number-columns-repeated="2" table:style-name="ce53"/>
          <table:table-cell table:style-name="ce52" office:value-type="string" calcext:value-type="string" table:number-columns-spanned="3" table:number-rows-spanned="3">
            <text:p>!621</text:p>
          </table:table-cell>
          <table:covered-table-cell table:number-columns-repeated="2" table:style-name="ce52"/>
          <table:table-cell table:style-name="ce52" office:value-type="string" calcext:value-type="string" table:number-columns-spanned="3" table:number-rows-spanned="3">
            <text:p>!620</text:p>
          </table:table-cell>
          <table:covered-table-cell table:number-columns-repeated="2" table:style-name="ce52"/>
          <table:table-cell table:style-name="ce27" office:value-type="string" calcext:value-type="string" table:number-columns-spanned="3" table:number-rows-spanned="3">
            <text:p>!717</text:p>
          </table:table-cell>
          <table:covered-table-cell table:number-columns-repeated="2" table:style-name="ce27"/>
          <table:table-cell table:number-columns-repeated="16324"/>
        </table:table-row>
        <table:table-row table:style-name="ro37">
          <table:table-cell table:number-columns-repeated="9"/>
          <table:covered-table-cell table:number-columns-repeated="3" table:style-name="ce27"/>
          <table:covered-table-cell table:number-columns-repeated="6" table:style-name="ce52"/>
          <table:covered-table-cell table:number-columns-repeated="12" table:style-name="ce53"/>
          <table:covered-table-cell table:number-columns-repeated="9" table:style-name="ce54"/>
          <table:covered-table-cell table:number-columns-repeated="12" table:style-name="ce53"/>
          <table:covered-table-cell table:number-columns-repeated="6" table:style-name="ce52"/>
          <table:covered-table-cell table:number-columns-repeated="3" table:style-name="ce27"/>
          <table:table-cell table:number-columns-repeated="16324"/>
        </table:table-row>
        <table:table-row table:style-name="ro37">
          <table:table-cell table:number-columns-repeated="9"/>
          <table:covered-table-cell table:number-columns-repeated="3" table:style-name="ce27"/>
          <table:covered-table-cell table:number-columns-repeated="6" table:style-name="ce52"/>
          <table:covered-table-cell table:number-columns-repeated="12" table:style-name="ce53"/>
          <table:covered-table-cell table:number-columns-repeated="9" table:style-name="ce54"/>
          <table:covered-table-cell table:number-columns-repeated="12" table:style-name="ce53"/>
          <table:covered-table-cell table:number-columns-repeated="6" table:style-name="ce52"/>
          <table:covered-table-cell table:number-columns-repeated="3" table:style-name="ce27"/>
          <table:table-cell table:number-columns-repeated="16324"/>
        </table:table-row>
        <table:table-row table:style-name="ro37">
          <table:table-cell table:number-columns-repeated="9"/>
          <table:table-cell table:style-name="ce28" office:value-type="string" calcext:value-type="string" table:number-columns-spanned="3" table:number-rows-spanned="3">
            <text:p>!742</text:p>
          </table:table-cell>
          <table:covered-table-cell table:number-columns-repeated="2" table:style-name="ce28"/>
          <table:table-cell table:style-name="ce52" office:value-type="string" calcext:value-type="string" table:number-columns-spanned="3" table:number-rows-spanned="3">
            <text:p>!641</text:p>
          </table:table-cell>
          <table:covered-table-cell table:number-columns-repeated="2" table:style-name="ce52"/>
          <table:table-cell table:style-name="ce76" office:value-type="string" calcext:value-type="string" table:number-columns-spanned="3" table:number-rows-spanned="3">
            <text:p>!540</text:p>
          </table:table-cell>
          <table:covered-table-cell table:number-columns-repeated="2" table:style-name="ce76"/>
          <table:table-cell table:style-name="ce76" office:value-type="string" calcext:value-type="string" table:number-columns-spanned="3" table:number-rows-spanned="3">
            <text:p>!535</text:p>
          </table:table-cell>
          <table:covered-table-cell table:number-columns-repeated="2" table:style-name="ce76"/>
          <table:table-cell table:style-name="ce77" office:value-type="string" calcext:value-type="string" table:number-columns-spanned="3" table:number-rows-spanned="3">
            <text:p>!534</text:p>
          </table:table-cell>
          <table:covered-table-cell table:number-columns-repeated="2" table:style-name="ce77"/>
          <table:table-cell table:style-name="ce76" office:value-type="string" calcext:value-type="string" table:number-columns-spanned="3" table:number-rows-spanned="3">
            <text:p>!533</text:p>
          </table:table-cell>
          <table:covered-table-cell table:number-columns-repeated="2" table:style-name="ce77"/>
          <table:table-cell table:style-name="ce77" office:value-type="string" calcext:value-type="string" table:number-columns-spanned="3" table:number-rows-spanned="3">
            <text:p>!532</text:p>
          </table:table-cell>
          <table:covered-table-cell table:number-columns-repeated="2" table:style-name="ce77"/>
          <table:table-cell table:style-name="ce78" office:value-type="string" calcext:value-type="string" table:number-columns-spanned="3" table:number-rows-spanned="3">
            <text:p>!531</text:p>
          </table:table-cell>
          <table:covered-table-cell table:number-columns-repeated="2" table:style-name="ce78"/>
          <table:table-cell table:style-name="ce78" office:value-type="string" calcext:value-type="string" table:number-columns-spanned="3" table:number-rows-spanned="3">
            <text:p>!530</text:p>
          </table:table-cell>
          <table:covered-table-cell table:number-columns-repeated="2" table:style-name="ce78"/>
          <table:table-cell table:style-name="ce78" office:value-type="string" calcext:value-type="string" table:number-columns-spanned="3" table:number-rows-spanned="3">
            <text:p>!525</text:p>
          </table:table-cell>
          <table:covered-table-cell table:number-columns-repeated="2" table:style-name="ce78"/>
          <table:table-cell table:style-name="ce416" office:value-type="string" calcext:value-type="string" table:number-columns-spanned="3" table:number-rows-spanned="3">
            <text:p>!524</text:p>
          </table:table-cell>
          <table:covered-table-cell table:number-columns-repeated="2" table:style-name="ce77"/>
          <table:table-cell table:style-name="ce76" office:value-type="string" calcext:value-type="string" table:number-columns-spanned="3" table:number-rows-spanned="3">
            <text:p>!523</text:p>
          </table:table-cell>
          <table:covered-table-cell table:number-columns-repeated="2" table:style-name="ce77"/>
          <table:table-cell table:style-name="ce77" office:value-type="string" calcext:value-type="string" table:number-columns-spanned="3" table:number-rows-spanned="3">
            <text:p>!522</text:p>
          </table:table-cell>
          <table:covered-table-cell table:number-columns-repeated="2" table:style-name="ce77"/>
          <table:table-cell table:style-name="ce76" office:value-type="string" calcext:value-type="string" table:number-columns-spanned="3" table:number-rows-spanned="3">
            <text:p>!521</text:p>
          </table:table-cell>
          <table:covered-table-cell table:number-columns-repeated="2" table:style-name="ce76"/>
          <table:table-cell table:style-name="ce76" office:value-type="string" calcext:value-type="string" table:number-columns-spanned="3" table:number-rows-spanned="3">
            <text:p>!520</text:p>
          </table:table-cell>
          <table:covered-table-cell table:number-columns-repeated="2" table:style-name="ce76"/>
          <table:table-cell table:style-name="ce52" office:value-type="string" calcext:value-type="string" table:number-columns-spanned="3" table:number-rows-spanned="3">
            <text:p>!616</text:p>
          </table:table-cell>
          <table:covered-table-cell table:number-columns-repeated="2" table:style-name="ce52"/>
          <table:table-cell table:style-name="ce234" office:value-type="string" calcext:value-type="string" table:number-columns-spanned="3" table:number-rows-spanned="3">
            <text:p>!716</text:p>
          </table:table-cell>
          <table:covered-table-cell table:number-columns-repeated="2" table:style-name="ce234"/>
          <table:table-cell table:number-columns-repeated="16324"/>
        </table:table-row>
        <table:table-row table:style-name="ro37">
          <table:table-cell table:number-columns-repeated="9"/>
          <table:covered-table-cell table:number-columns-repeated="3" table:style-name="ce28"/>
          <table:covered-table-cell table:number-columns-repeated="3" table:style-name="ce52"/>
          <table:covered-table-cell table:number-columns-repeated="6" table:style-name="ce76"/>
          <table:covered-table-cell table:number-columns-repeated="9" table:style-name="ce77"/>
          <table:covered-table-cell table:number-columns-repeated="9" table:style-name="ce78"/>
          <table:covered-table-cell table:number-columns-repeated="9" table:style-name="ce77"/>
          <table:covered-table-cell table:number-columns-repeated="6" table:style-name="ce76"/>
          <table:covered-table-cell table:number-columns-repeated="3" table:style-name="ce52"/>
          <table:covered-table-cell table:number-columns-repeated="3" table:style-name="ce234"/>
          <table:table-cell table:number-columns-repeated="16324"/>
        </table:table-row>
        <table:table-row table:style-name="ro37">
          <table:table-cell table:number-columns-repeated="9"/>
          <table:covered-table-cell table:number-columns-repeated="3" table:style-name="ce28"/>
          <table:covered-table-cell table:number-columns-repeated="3" table:style-name="ce52"/>
          <table:covered-table-cell table:number-columns-repeated="6" table:style-name="ce76"/>
          <table:covered-table-cell table:number-columns-repeated="9" table:style-name="ce77"/>
          <table:covered-table-cell table:number-columns-repeated="9" table:style-name="ce78"/>
          <table:covered-table-cell table:number-columns-repeated="9" table:style-name="ce77"/>
          <table:covered-table-cell table:number-columns-repeated="6" table:style-name="ce76"/>
          <table:covered-table-cell table:number-columns-repeated="3" table:style-name="ce52"/>
          <table:covered-table-cell table:number-columns-repeated="3" table:style-name="ce234"/>
          <table:table-cell table:number-columns-repeated="16324"/>
        </table:table-row>
        <table:table-row table:style-name="ro37">
          <table:table-cell table:number-columns-repeated="9"/>
          <table:table-cell table:style-name="ce28" office:value-type="string" calcext:value-type="string" table:number-columns-spanned="3" table:number-rows-spanned="3">
            <text:p>!743</text:p>
          </table:table-cell>
          <table:covered-table-cell table:number-columns-repeated="2" table:style-name="ce28"/>
          <table:table-cell table:style-name="ce53" office:value-type="string" calcext:value-type="string" table:number-columns-spanned="3" table:number-rows-spanned="3">
            <text:p>!642</text:p>
          </table:table-cell>
          <table:covered-table-cell table:number-columns-repeated="2" table:style-name="ce53"/>
          <table:table-cell table:style-name="ce76" office:value-type="string" calcext:value-type="string" table:number-columns-spanned="3" table:number-rows-spanned="3">
            <text:p>!541</text:p>
          </table:table-cell>
          <table:covered-table-cell table:number-columns-repeated="2" table:style-name="ce76"/>
          <table:table-cell table:style-name="ce101" office:value-type="string" calcext:value-type="string" table:number-columns-spanned="3" table:number-rows-spanned="3">
            <text:p>!440</text:p>
          </table:table-cell>
          <table:covered-table-cell table:number-columns-repeated="2" table:style-name="ce102"/>
          <table:table-cell table:style-name="ce101" office:value-type="string" calcext:value-type="string" table:number-columns-spanned="3" table:number-rows-spanned="3">
            <text:p>!434</text:p>
          </table:table-cell>
          <table:covered-table-cell table:number-columns-repeated="2" table:style-name="ce102"/>
          <table:table-cell table:style-name="ce440" office:value-type="string" calcext:value-type="string" table:number-columns-spanned="3" table:number-rows-spanned="3">
            <text:p>!433</text:p>
          </table:table-cell>
          <table:covered-table-cell table:number-columns-repeated="2" table:style-name="ce104"/>
          <table:table-cell table:style-name="ce440" office:value-type="string" calcext:value-type="string" table:number-columns-spanned="3" table:number-rows-spanned="3">
            <text:p>!432</text:p>
          </table:table-cell>
          <table:covered-table-cell table:number-columns-repeated="2" table:style-name="ce104"/>
          <table:table-cell table:style-name="ce101" office:value-type="string" calcext:value-type="string" table:number-columns-spanned="3" table:number-rows-spanned="3">
            <text:p>!431</text:p>
          </table:table-cell>
          <table:covered-table-cell table:number-columns-repeated="2" table:style-name="ce101"/>
          <table:table-cell table:style-name="ce101" office:value-type="string" calcext:value-type="string" table:number-columns-spanned="3" table:number-rows-spanned="3">
            <text:p>!430</text:p>
          </table:table-cell>
          <table:covered-table-cell table:number-columns-repeated="2" table:style-name="ce101"/>
          <table:table-cell table:style-name="ce101" office:value-type="string" calcext:value-type="string" table:number-columns-spanned="3" table:number-rows-spanned="3">
            <text:p>!424</text:p>
          </table:table-cell>
          <table:covered-table-cell table:number-columns-repeated="2" table:style-name="ce101"/>
          <table:table-cell table:style-name="ce440" office:value-type="string" calcext:value-type="string" table:number-columns-spanned="3" table:number-rows-spanned="3">
            <text:p>!423</text:p>
          </table:table-cell>
          <table:covered-table-cell table:number-columns-repeated="2" table:style-name="ce102"/>
          <table:table-cell table:style-name="ce440" office:value-type="string" calcext:value-type="string" table:number-columns-spanned="3" table:number-rows-spanned="3">
            <text:p>!422</text:p>
          </table:table-cell>
          <table:covered-table-cell table:number-columns-repeated="2" table:style-name="ce102"/>
          <table:table-cell table:style-name="ce101" office:value-type="string" calcext:value-type="string" table:number-columns-spanned="3" table:number-rows-spanned="3">
            <text:p>!421</text:p>
          </table:table-cell>
          <table:covered-table-cell table:number-columns-repeated="2" table:style-name="ce102"/>
          <table:table-cell table:style-name="ce101" office:value-type="string" calcext:value-type="string" table:number-columns-spanned="3" table:number-rows-spanned="3">
            <text:p>!420</text:p>
          </table:table-cell>
          <table:covered-table-cell table:number-columns-repeated="2" table:style-name="ce102"/>
          <table:table-cell table:style-name="ce76" office:value-type="string" calcext:value-type="string" table:number-columns-spanned="3" table:number-rows-spanned="3">
            <text:p>!515</text:p>
          </table:table-cell>
          <table:covered-table-cell table:number-columns-repeated="2" table:style-name="ce76"/>
          <table:table-cell table:style-name="ce53" office:value-type="string" calcext:value-type="string" table:number-columns-spanned="3" table:number-rows-spanned="3">
            <text:p>!615</text:p>
          </table:table-cell>
          <table:covered-table-cell table:number-columns-repeated="2" table:style-name="ce53"/>
          <table:table-cell table:style-name="ce234" office:value-type="string" calcext:value-type="string" table:number-columns-spanned="3" table:number-rows-spanned="3">
            <text:p>!715</text:p>
          </table:table-cell>
          <table:covered-table-cell table:number-columns-repeated="2" table:style-name="ce234"/>
          <table:table-cell table:number-columns-repeated="40"/>
          <table:table-cell table:style-name="ce440" office:value-type="string" calcext:value-type="string" table:number-columns-spanned="3" table:number-rows-spanned="3">
            <text:p>!73</text:p>
          </table:table-cell>
          <table:covered-table-cell table:number-columns-repeated="2" table:style-name="ce239"/>
          <table:table-cell table:style-name="ce611" office:value-type="string" calcext:value-type="string" table:number-columns-spanned="3" table:number-rows-spanned="3">
            <text:p>!53</text:p>
          </table:table-cell>
          <table:covered-table-cell table:number-columns-repeated="2" table:style-name="ce239"/>
          <table:table-cell table:style-name="ce611" office:value-type="string" calcext:value-type="string" table:number-columns-spanned="3" table:number-rows-spanned="3">
            <text:p>!33</text:p>
          </table:table-cell>
          <table:covered-table-cell table:number-columns-repeated="2" table:style-name="ce239"/>
          <table:table-cell table:style-name="ce440" office:value-type="string" calcext:value-type="string" table:number-columns-spanned="3" table:number-rows-spanned="3">
            <text:p>!13</text:p>
          </table:table-cell>
          <table:covered-table-cell table:number-columns-repeated="2" table:style-name="ce239"/>
          <table:table-cell table:number-columns-repeated="3"/>
          <table:table-cell table:style-name="ce440" office:value-type="string" calcext:value-type="string" table:number-columns-spanned="3" table:number-rows-spanned="3">
            <text:p>!72</text:p>
          </table:table-cell>
          <table:covered-table-cell table:number-columns-repeated="2" table:style-name="ce239"/>
          <table:table-cell table:style-name="ce611" office:value-type="string" calcext:value-type="string" table:number-columns-spanned="3" table:number-rows-spanned="3">
            <text:p>!52</text:p>
          </table:table-cell>
          <table:covered-table-cell table:number-columns-repeated="2" table:style-name="ce239"/>
          <table:table-cell table:style-name="ce611" office:value-type="string" calcext:value-type="string" table:number-columns-spanned="3" table:number-rows-spanned="3">
            <text:p>!32</text:p>
          </table:table-cell>
          <table:covered-table-cell table:number-columns-repeated="2" table:style-name="ce239"/>
          <table:table-cell table:style-name="ce440" office:value-type="string" calcext:value-type="string" table:number-columns-spanned="3" table:number-rows-spanned="3">
            <text:p>!12</text:p>
          </table:table-cell>
          <table:covered-table-cell table:number-columns-repeated="2" table:style-name="ce239"/>
          <table:table-cell table:number-columns-repeated="16257"/>
        </table:table-row>
        <table:table-row table:style-name="ro37">
          <table:table-cell table:number-columns-repeated="9"/>
          <table:covered-table-cell table:number-columns-repeated="3" table:style-name="ce28"/>
          <table:covered-table-cell table:number-columns-repeated="3" table:style-name="ce53"/>
          <table:covered-table-cell table:number-columns-repeated="3" table:style-name="ce76"/>
          <table:covered-table-cell table:number-columns-repeated="6" table:style-name="ce102"/>
          <table:covered-table-cell table:number-columns-repeated="6" table:style-name="ce104"/>
          <table:covered-table-cell table:number-columns-repeated="9" table:style-name="ce101"/>
          <table:covered-table-cell table:number-columns-repeated="12" table:style-name="ce102"/>
          <table:covered-table-cell table:number-columns-repeated="3" table:style-name="ce76"/>
          <table:covered-table-cell table:number-columns-repeated="3" table:style-name="ce53"/>
          <table:covered-table-cell table:number-columns-repeated="3" table:style-name="ce234"/>
          <table:table-cell table:number-columns-repeated="5"/>
          <table:table-cell table:style-name="ce440" office:value-type="string" calcext:value-type="string" table:number-columns-spanned="3" table:number-rows-spanned="3">
            <text:p>!73</text:p>
          </table:table-cell>
          <table:covered-table-cell table:number-columns-repeated="2" table:style-name="ce239"/>
          <table:table-cell table:style-name="ce611" office:value-type="string" calcext:value-type="string" table:number-columns-spanned="3" table:number-rows-spanned="3">
            <text:p>!53</text:p>
          </table:table-cell>
          <table:covered-table-cell table:number-columns-repeated="2" table:style-name="ce239"/>
          <table:table-cell table:style-name="ce611" office:value-type="string" calcext:value-type="string" table:number-columns-spanned="3" table:number-rows-spanned="3">
            <text:p>!33</text:p>
          </table:table-cell>
          <table:covered-table-cell table:number-columns-repeated="2" table:style-name="ce239"/>
          <table:table-cell table:style-name="ce440" office:value-type="string" calcext:value-type="string" table:number-columns-spanned="3" table:number-rows-spanned="3">
            <text:p>!13</text:p>
          </table:table-cell>
          <table:covered-table-cell table:number-columns-repeated="2" table:style-name="ce239"/>
          <table:table-cell/>
          <table:table-cell table:style-name="ce440" office:value-type="string" calcext:value-type="string" table:number-columns-spanned="3" table:number-rows-spanned="3">
            <text:p>!72</text:p>
          </table:table-cell>
          <table:covered-table-cell table:number-columns-repeated="2" table:style-name="ce239"/>
          <table:table-cell table:style-name="ce611" office:value-type="string" calcext:value-type="string" table:number-columns-spanned="3" table:number-rows-spanned="3">
            <text:p>!52</text:p>
          </table:table-cell>
          <table:covered-table-cell table:number-columns-repeated="2" table:style-name="ce239"/>
          <table:table-cell table:style-name="ce611" office:value-type="string" calcext:value-type="string" table:number-columns-spanned="3" table:number-rows-spanned="3">
            <text:p>!32</text:p>
          </table:table-cell>
          <table:covered-table-cell table:number-columns-repeated="2" table:style-name="ce239"/>
          <table:table-cell table:style-name="ce440" office:value-type="string" calcext:value-type="string" table:number-columns-spanned="3" table:number-rows-spanned="3">
            <text:p>!12</text:p>
          </table:table-cell>
          <table:covered-table-cell table:number-columns-repeated="2" table:style-name="ce239"/>
          <table:table-cell table:number-columns-repeated="10"/>
          <table:covered-table-cell table:number-columns-repeated="12" table:style-name="ce239"/>
          <table:table-cell table:number-columns-repeated="3"/>
          <table:covered-table-cell table:number-columns-repeated="12" table:style-name="ce239"/>
          <table:table-cell table:number-columns-repeated="16257"/>
        </table:table-row>
        <table:table-row table:style-name="ro37">
          <table:table-cell table:number-columns-repeated="9"/>
          <table:covered-table-cell table:number-columns-repeated="3" table:style-name="ce28"/>
          <table:covered-table-cell table:number-columns-repeated="3" table:style-name="ce53"/>
          <table:covered-table-cell table:number-columns-repeated="3" table:style-name="ce76"/>
          <table:covered-table-cell table:number-columns-repeated="6" table:style-name="ce102"/>
          <table:covered-table-cell table:number-columns-repeated="6" table:style-name="ce104"/>
          <table:covered-table-cell table:number-columns-repeated="9" table:style-name="ce101"/>
          <table:covered-table-cell table:number-columns-repeated="12" table:style-name="ce102"/>
          <table:covered-table-cell table:number-columns-repeated="3" table:style-name="ce76"/>
          <table:covered-table-cell table:number-columns-repeated="3" table:style-name="ce53"/>
          <table:covered-table-cell table:number-columns-repeated="3" table:style-name="ce234"/>
          <table:table-cell table:number-columns-repeated="5"/>
          <table:covered-table-cell table:number-columns-repeated="12" table:style-name="ce239"/>
          <table:table-cell/>
          <table:covered-table-cell table:number-columns-repeated="12" table:style-name="ce239"/>
          <table:table-cell table:number-columns-repeated="10"/>
          <table:covered-table-cell table:number-columns-repeated="12" table:style-name="ce239"/>
          <table:table-cell table:number-columns-repeated="3"/>
          <table:covered-table-cell table:number-columns-repeated="12" table:style-name="ce239"/>
          <table:table-cell table:number-columns-repeated="16257"/>
        </table:table-row>
        <table:table-row table:style-name="ro37">
          <table:table-cell table:number-columns-repeated="9"/>
          <table:table-cell table:style-name="ce27" office:value-type="string" calcext:value-type="string" table:number-columns-spanned="3" table:number-rows-spanned="3">
            <text:p>!744</text:p>
          </table:table-cell>
          <table:covered-table-cell table:number-columns-repeated="2" table:style-name="ce27"/>
          <table:table-cell table:style-name="ce53" office:value-type="string" calcext:value-type="string" table:number-columns-spanned="3" table:number-rows-spanned="3">
            <text:p>!643</text:p>
          </table:table-cell>
          <table:covered-table-cell table:number-columns-repeated="2" table:style-name="ce53"/>
          <table:table-cell table:style-name="ce77" office:value-type="string" calcext:value-type="string" table:number-columns-spanned="3" table:number-rows-spanned="3">
            <text:p>!542</text:p>
          </table:table-cell>
          <table:covered-table-cell table:number-columns-repeated="2" table:style-name="ce77"/>
          <table:table-cell table:style-name="ce101" office:value-type="string" calcext:value-type="string" table:number-columns-spanned="3" table:number-rows-spanned="3">
            <text:p>!441</text:p>
          </table:table-cell>
          <table:covered-table-cell table:number-columns-repeated="2" table:style-name="ce102"/>
          <table:table-cell table:style-name="ce131" office:value-type="string" calcext:value-type="string" table:number-columns-spanned="3" table:number-rows-spanned="3">
            <text:p>!340</text:p>
          </table:table-cell>
          <table:covered-table-cell table:number-columns-repeated="2" table:style-name="ce132"/>
          <table:table-cell table:style-name="ce133" office:value-type="string" calcext:value-type="string" table:number-columns-spanned="3" table:number-rows-spanned="3">
            <text:p>!333</text:p>
          </table:table-cell>
          <table:covered-table-cell table:number-columns-repeated="2" table:style-name="ce134"/>
          <table:table-cell table:style-name="ce131" office:value-type="string" calcext:value-type="string" table:number-columns-spanned="3" table:number-rows-spanned="3">
            <text:p>!332</text:p>
          </table:table-cell>
          <table:covered-table-cell table:number-columns-repeated="2" table:style-name="ce132"/>
          <table:table-cell table:style-name="ce133" office:value-type="string" calcext:value-type="string" table:number-columns-spanned="3" table:number-rows-spanned="3">
            <text:p>!331</text:p>
          </table:table-cell>
          <table:covered-table-cell table:number-columns-repeated="2" table:style-name="ce133"/>
          <table:table-cell table:style-name="ce131" office:value-type="string" calcext:value-type="string" table:number-columns-spanned="3" table:number-rows-spanned="3">
            <text:p>!330</text:p>
          </table:table-cell>
          <table:covered-table-cell table:number-columns-repeated="2" table:style-name="ce131"/>
          <table:table-cell table:style-name="ce133" office:value-type="string" calcext:value-type="string" table:number-columns-spanned="3" table:number-rows-spanned="3">
            <text:p>!323</text:p>
          </table:table-cell>
          <table:covered-table-cell table:number-columns-repeated="2" table:style-name="ce133"/>
          <table:table-cell table:style-name="ce131" office:value-type="string" calcext:value-type="string" table:number-columns-spanned="3" table:number-rows-spanned="3">
            <text:p>!322</text:p>
          </table:table-cell>
          <table:covered-table-cell table:number-columns-repeated="2" table:style-name="ce132"/>
          <table:table-cell table:style-name="ce133" office:value-type="string" calcext:value-type="string" table:number-columns-spanned="3" table:number-rows-spanned="3">
            <text:p>!321</text:p>
          </table:table-cell>
          <table:covered-table-cell table:number-columns-repeated="2" table:style-name="ce134"/>
          <table:table-cell table:style-name="ce131" office:value-type="string" calcext:value-type="string" table:number-columns-spanned="3" table:number-rows-spanned="3">
            <text:p>!320</text:p>
          </table:table-cell>
          <table:covered-table-cell table:number-columns-repeated="2" table:style-name="ce132"/>
          <table:table-cell table:style-name="ce101" office:value-type="string" calcext:value-type="string" table:number-columns-spanned="3" table:number-rows-spanned="3">
            <text:p>!414</text:p>
          </table:table-cell>
          <table:covered-table-cell table:number-columns-repeated="2" table:style-name="ce102"/>
          <table:table-cell table:style-name="ce77" office:value-type="string" calcext:value-type="string" table:number-columns-spanned="3" table:number-rows-spanned="3">
            <text:p>!514</text:p>
          </table:table-cell>
          <table:covered-table-cell table:number-columns-repeated="2" table:style-name="ce77"/>
          <table:table-cell table:style-name="ce53" office:value-type="string" calcext:value-type="string" table:number-columns-spanned="3" table:number-rows-spanned="3">
            <text:p>!614</text:p>
          </table:table-cell>
          <table:covered-table-cell table:number-columns-repeated="2" table:style-name="ce53"/>
          <table:table-cell table:style-name="ce27" office:value-type="string" calcext:value-type="string" table:number-columns-spanned="3" table:number-rows-spanned="3">
            <text:p>!714</text:p>
          </table:table-cell>
          <table:covered-table-cell table:number-columns-repeated="2" table:style-name="ce27"/>
          <table:table-cell table:number-columns-repeated="4"/>
          <table:table-cell table:style-name="ce638"/>
          <table:covered-table-cell table:number-columns-repeated="12" table:style-name="ce239"/>
          <table:table-cell/>
          <table:covered-table-cell table:number-columns-repeated="12" table:style-name="ce239"/>
          <table:table-cell table:style-name="ce638"/>
          <table:table-cell table:number-columns-repeated="6"/>
          <table:table-cell table:style-name="ce440" office:value-type="string" calcext:value-type="string" table:number-columns-spanned="3" table:number-rows-spanned="3">
            <text:p>!14</text:p>
          </table:table-cell>
          <table:covered-table-cell table:number-columns-repeated="2" table:style-name="ce239"/>
          <table:table-cell table:number-columns-repeated="3"/>
          <table:table-cell table:style-name="ce214" office:value-type="string" calcext:value-type="string" table:number-columns-spanned="3" table:number-rows-spanned="3">
            <text:p>!63</text:p>
          </table:table-cell>
          <table:covered-table-cell table:number-columns-repeated="2" table:style-name="ce264"/>
          <table:table-cell table:style-name="ce183" office:value-type="string" calcext:value-type="string" table:number-columns-spanned="3" table:number-rows-spanned="3">
            <text:p>!43</text:p>
          </table:table-cell>
          <table:covered-table-cell table:number-columns-repeated="2" table:style-name="ce183"/>
          <table:table-cell table:style-name="ce214" office:value-type="string" calcext:value-type="string" table:number-columns-spanned="3" table:number-rows-spanned="3">
            <text:p>!23</text:p>
          </table:table-cell>
          <table:covered-table-cell table:number-columns-repeated="2" table:style-name="ce264"/>
          <table:table-cell table:number-columns-repeated="3"/>
          <table:table-cell table:style-name="ce214" office:value-type="string" calcext:value-type="string" table:number-columns-spanned="3" table:number-rows-spanned="3">
            <text:p>!62</text:p>
          </table:table-cell>
          <table:covered-table-cell table:number-columns-repeated="2" table:style-name="ce264"/>
          <table:table-cell table:style-name="ce183" office:value-type="string" calcext:value-type="string" table:number-columns-spanned="3" table:number-rows-spanned="3">
            <text:p>!42</text:p>
          </table:table-cell>
          <table:covered-table-cell table:number-columns-repeated="2" table:style-name="ce183"/>
          <table:table-cell table:style-name="ce214" office:value-type="string" calcext:value-type="string" table:number-columns-spanned="3" table:number-rows-spanned="3">
            <text:p>!22</text:p>
          </table:table-cell>
          <table:covered-table-cell table:number-columns-repeated="2" table:style-name="ce264"/>
          <table:table-cell table:number-columns-repeated="3"/>
          <table:table-cell table:style-name="ce440" office:value-type="string" calcext:value-type="string" table:number-columns-spanned="3" table:number-rows-spanned="3">
            <text:p>!71</text:p>
          </table:table-cell>
          <table:covered-table-cell table:number-columns-repeated="2" table:style-name="ce239"/>
          <table:table-cell table:number-columns-repeated="16254"/>
        </table:table-row>
        <table:table-row table:style-name="ro37">
          <table:table-cell table:number-columns-repeated="9"/>
          <table:covered-table-cell table:number-columns-repeated="3" table:style-name="ce27"/>
          <table:covered-table-cell table:number-columns-repeated="3" table:style-name="ce53"/>
          <table:covered-table-cell table:number-columns-repeated="3" table:style-name="ce77"/>
          <table:covered-table-cell table:number-columns-repeated="3" table:style-name="ce102"/>
          <table:covered-table-cell table:number-columns-repeated="3" table:style-name="ce132"/>
          <table:covered-table-cell table:number-columns-repeated="3" table:style-name="ce134"/>
          <table:covered-table-cell table:number-columns-repeated="3" table:style-name="ce132"/>
          <table:covered-table-cell table:number-columns-repeated="3" table:style-name="ce133"/>
          <table:covered-table-cell table:number-columns-repeated="3" table:style-name="ce131"/>
          <table:covered-table-cell table:number-columns-repeated="3" table:style-name="ce133"/>
          <table:covered-table-cell table:number-columns-repeated="3" table:style-name="ce132"/>
          <table:covered-table-cell table:number-columns-repeated="3" table:style-name="ce134"/>
          <table:covered-table-cell table:number-columns-repeated="3" table:style-name="ce132"/>
          <table:covered-table-cell table:number-columns-repeated="3" table:style-name="ce102"/>
          <table:covered-table-cell table:number-columns-repeated="3" table:style-name="ce77"/>
          <table:covered-table-cell table:number-columns-repeated="3" table:style-name="ce53"/>
          <table:covered-table-cell table:number-columns-repeated="3" table:style-name="ce27"/>
          <table:table-cell table:number-columns-repeated="2"/>
          <table:table-cell table:style-name="ce440" office:value-type="string" calcext:value-type="string" table:number-columns-spanned="3" table:number-rows-spanned="3">
            <text:p>!14</text:p>
          </table:table-cell>
          <table:covered-table-cell table:number-columns-repeated="2" table:style-name="ce239"/>
          <table:table-cell table:number-columns-repeated="23"/>
          <table:table-cell table:style-name="ce638" table:number-columns-repeated="2"/>
          <table:table-cell table:style-name="ce440" office:value-type="string" calcext:value-type="string" table:number-columns-spanned="3" table:number-rows-spanned="3">
            <text:p>!71</text:p>
          </table:table-cell>
          <table:covered-table-cell table:number-columns-repeated="2" table:style-name="ce239"/>
          <table:table-cell table:number-columns-repeated="4"/>
          <table:covered-table-cell table:number-columns-repeated="3" table:style-name="ce239"/>
          <table:table-cell table:number-columns-repeated="3"/>
          <table:covered-table-cell table:number-columns-repeated="3" table:style-name="ce264"/>
          <table:covered-table-cell table:number-columns-repeated="3" table:style-name="ce183"/>
          <table:covered-table-cell table:number-columns-repeated="3" table:style-name="ce264"/>
          <table:table-cell table:number-columns-repeated="3"/>
          <table:covered-table-cell table:number-columns-repeated="3" table:style-name="ce264"/>
          <table:covered-table-cell table:number-columns-repeated="3" table:style-name="ce183"/>
          <table:covered-table-cell table:number-columns-repeated="3" table:style-name="ce264"/>
          <table:table-cell table:number-columns-repeated="3"/>
          <table:covered-table-cell table:number-columns-repeated="3" table:style-name="ce239"/>
          <table:table-cell table:number-columns-repeated="16254"/>
        </table:table-row>
        <table:table-row table:style-name="ro37">
          <table:table-cell table:number-columns-repeated="9"/>
          <table:covered-table-cell table:number-columns-repeated="3" table:style-name="ce27"/>
          <table:covered-table-cell table:number-columns-repeated="3" table:style-name="ce53"/>
          <table:covered-table-cell table:number-columns-repeated="3" table:style-name="ce77"/>
          <table:covered-table-cell table:number-columns-repeated="3" table:style-name="ce102"/>
          <table:covered-table-cell table:number-columns-repeated="3" table:style-name="ce132"/>
          <table:covered-table-cell table:number-columns-repeated="3" table:style-name="ce134"/>
          <table:covered-table-cell table:number-columns-repeated="3" table:style-name="ce132"/>
          <table:covered-table-cell table:number-columns-repeated="3" table:style-name="ce133"/>
          <table:covered-table-cell table:number-columns-repeated="3" table:style-name="ce131"/>
          <table:covered-table-cell table:number-columns-repeated="3" table:style-name="ce133"/>
          <table:covered-table-cell table:number-columns-repeated="3" table:style-name="ce132"/>
          <table:covered-table-cell table:number-columns-repeated="3" table:style-name="ce134"/>
          <table:covered-table-cell table:number-columns-repeated="3" table:style-name="ce132"/>
          <table:covered-table-cell table:number-columns-repeated="3" table:style-name="ce102"/>
          <table:covered-table-cell table:number-columns-repeated="3" table:style-name="ce77"/>
          <table:covered-table-cell table:number-columns-repeated="3" table:style-name="ce53"/>
          <table:covered-table-cell table:number-columns-repeated="3" table:style-name="ce27"/>
          <table:table-cell table:number-columns-repeated="2"/>
          <table:covered-table-cell table:number-columns-repeated="3" table:style-name="ce239"/>
          <table:table-cell table:number-columns-repeated="23"/>
          <table:table-cell table:style-name="ce638" table:number-columns-repeated="2"/>
          <table:covered-table-cell table:number-columns-repeated="3" table:style-name="ce239"/>
          <table:table-cell table:number-columns-repeated="4"/>
          <table:covered-table-cell table:number-columns-repeated="3" table:style-name="ce239"/>
          <table:table-cell table:number-columns-repeated="3"/>
          <table:covered-table-cell table:number-columns-repeated="3" table:style-name="ce264"/>
          <table:covered-table-cell table:number-columns-repeated="3" table:style-name="ce183"/>
          <table:covered-table-cell table:number-columns-repeated="3" table:style-name="ce264"/>
          <table:table-cell table:number-columns-repeated="3"/>
          <table:covered-table-cell table:number-columns-repeated="3" table:style-name="ce264"/>
          <table:covered-table-cell table:number-columns-repeated="3" table:style-name="ce183"/>
          <table:covered-table-cell table:number-columns-repeated="3" table:style-name="ce264"/>
          <table:table-cell table:number-columns-repeated="3"/>
          <table:covered-table-cell table:number-columns-repeated="3" table:style-name="ce239"/>
          <table:table-cell table:number-columns-repeated="16254"/>
        </table:table-row>
        <table:table-row table:style-name="ro37">
          <table:table-cell table:number-columns-repeated="9"/>
          <table:table-cell table:style-name="ce28" office:value-type="string" calcext:value-type="string" table:number-columns-spanned="3" table:number-rows-spanned="3">
            <text:p>!745</text:p>
          </table:table-cell>
          <table:covered-table-cell table:number-columns-repeated="2" table:style-name="ce28"/>
          <table:table-cell table:style-name="ce53" office:value-type="string" calcext:value-type="string" table:number-columns-spanned="3" table:number-rows-spanned="3">
            <text:p>!644</text:p>
          </table:table-cell>
          <table:covered-table-cell table:number-columns-repeated="2" table:style-name="ce53"/>
          <table:table-cell table:style-name="ce78" office:value-type="string" calcext:value-type="string" table:number-columns-spanned="3" table:number-rows-spanned="3">
            <text:p>!543</text:p>
          </table:table-cell>
          <table:covered-table-cell table:number-columns-repeated="2" table:style-name="ce77"/>
          <table:table-cell table:style-name="ce440" office:value-type="string" calcext:value-type="string" table:number-columns-spanned="3" table:number-rows-spanned="3">
            <text:p>!442</text:p>
          </table:table-cell>
          <table:covered-table-cell table:number-columns-repeated="2" table:style-name="ce104"/>
          <table:table-cell table:style-name="ce133" office:value-type="string" calcext:value-type="string" table:number-columns-spanned="3" table:number-rows-spanned="3">
            <text:p>!341</text:p>
          </table:table-cell>
          <table:covered-table-cell table:number-columns-repeated="2" table:style-name="ce134"/>
          <table:table-cell table:style-name="ce491" office:value-type="string" calcext:value-type="string" table:number-columns-spanned="3" table:number-rows-spanned="3">
            <text:p>!240</text:p>
          </table:table-cell>
          <table:covered-table-cell table:number-columns-repeated="2" table:style-name="ce155"/>
          <table:table-cell table:style-name="ce156" office:value-type="string" calcext:value-type="string" table:number-columns-spanned="3" table:number-rows-spanned="3">
            <text:p>!232</text:p>
          </table:table-cell>
          <table:covered-table-cell table:number-columns-repeated="2" table:style-name="ce157"/>
          <table:table-cell table:style-name="ce156" office:value-type="string" calcext:value-type="string" table:number-columns-spanned="3" table:number-rows-spanned="3">
            <text:p>!231</text:p>
          </table:table-cell>
          <table:covered-table-cell table:number-columns-repeated="2" table:style-name="ce156"/>
          <table:table-cell table:style-name="ce551" office:value-type="string" calcext:value-type="string" table:number-columns-spanned="3" table:number-rows-spanned="3">
            <text:p>!230</text:p>
          </table:table-cell>
          <table:covered-table-cell table:number-columns-repeated="2" table:style-name="ce214"/>
          <table:table-cell table:style-name="ce578" office:value-type="string" calcext:value-type="string" table:number-columns-spanned="3" table:number-rows-spanned="3">
            <text:p>!222</text:p>
          </table:table-cell>
          <table:covered-table-cell table:number-columns-repeated="2" table:style-name="ce156"/>
          <table:table-cell table:style-name="ce156" office:value-type="string" calcext:value-type="string" table:number-columns-spanned="3" table:number-rows-spanned="3">
            <text:p>!221</text:p>
          </table:table-cell>
          <table:covered-table-cell table:number-columns-repeated="2" table:style-name="ce157"/>
          <table:table-cell table:style-name="ce496" office:value-type="string" calcext:value-type="string" table:number-columns-spanned="3" table:number-rows-spanned="3">
            <text:p>!220</text:p>
          </table:table-cell>
          <table:covered-table-cell table:number-columns-repeated="2" table:style-name="ce155"/>
          <table:table-cell table:style-name="ce133" office:value-type="string" calcext:value-type="string" table:number-columns-spanned="3" table:number-rows-spanned="3">
            <text:p>!313</text:p>
          </table:table-cell>
          <table:covered-table-cell table:number-columns-repeated="2" table:style-name="ce134"/>
          <table:table-cell table:style-name="ce440" office:value-type="string" calcext:value-type="string" table:number-columns-spanned="3" table:number-rows-spanned="3">
            <text:p>!413</text:p>
          </table:table-cell>
          <table:covered-table-cell table:number-columns-repeated="2" table:style-name="ce104"/>
          <table:table-cell table:style-name="ce78" office:value-type="string" calcext:value-type="string" table:number-columns-spanned="3" table:number-rows-spanned="3">
            <text:p>!513</text:p>
          </table:table-cell>
          <table:covered-table-cell table:number-columns-repeated="2" table:style-name="ce77"/>
          <table:table-cell table:style-name="ce53" office:value-type="string" calcext:value-type="string" table:number-columns-spanned="3" table:number-rows-spanned="3">
            <text:p>!613</text:p>
          </table:table-cell>
          <table:covered-table-cell table:number-columns-repeated="2" table:style-name="ce53"/>
          <table:table-cell table:style-name="ce28" office:value-type="string" calcext:value-type="string" table:number-columns-spanned="3" table:number-rows-spanned="3">
            <text:p>!713</text:p>
          </table:table-cell>
          <table:covered-table-cell table:number-columns-repeated="2" table:style-name="ce28"/>
          <table:table-cell table:number-columns-repeated="2"/>
          <table:covered-table-cell table:number-columns-repeated="3" table:style-name="ce239"/>
          <table:table-cell table:number-columns-repeated="6"/>
          <table:table-cell table:style-name="ce214" office:value-type="string" calcext:value-type="string" table:number-columns-spanned="3" table:number-rows-spanned="3">
            <text:p>!63</text:p>
          </table:table-cell>
          <table:covered-table-cell table:number-columns-repeated="2" table:style-name="ce264"/>
          <table:table-cell table:style-name="ce214" office:value-type="string" calcext:value-type="string" table:number-columns-spanned="3" table:number-rows-spanned="3">
            <text:p>!23</text:p>
          </table:table-cell>
          <table:covered-table-cell table:number-columns-repeated="2" table:style-name="ce264"/>
          <table:table-cell table:style-name="ce638"/>
          <table:table-cell table:style-name="ce214" office:value-type="string" calcext:value-type="string" table:number-columns-spanned="3" table:number-rows-spanned="3">
            <text:p>!62</text:p>
          </table:table-cell>
          <table:covered-table-cell table:number-columns-repeated="2" table:style-name="ce264"/>
          <table:table-cell table:style-name="ce214" office:value-type="string" calcext:value-type="string" table:number-columns-spanned="3" table:number-rows-spanned="3">
            <text:p>!22</text:p>
          </table:table-cell>
          <table:covered-table-cell table:number-columns-repeated="2" table:style-name="ce264"/>
          <table:table-cell table:number-columns-repeated="6"/>
          <table:covered-table-cell table:number-columns-repeated="3" table:style-name="ce239"/>
          <table:table-cell table:number-columns-repeated="4"/>
          <table:table-cell table:style-name="ce611" office:value-type="string" calcext:value-type="string" table:number-columns-spanned="3" table:number-rows-spanned="3">
            <text:p>!34</text:p>
          </table:table-cell>
          <table:covered-table-cell table:number-columns-repeated="2" table:style-name="ce239"/>
          <table:table-cell table:style-name="ce214" office:value-type="string" calcext:value-type="string" table:number-columns-spanned="3" table:number-rows-spanned="3">
            <text:p>!24</text:p>
          </table:table-cell>
          <table:covered-table-cell table:number-columns-repeated="2" table:style-name="ce264"/>
          <table:table-cell table:style-name="ce215" office:value-type="string" calcext:value-type="string" table:number-columns-spanned="3" table:number-rows-spanned="3">
            <text:p>!04</text:p>
          </table:table-cell>
          <table:covered-table-cell table:number-columns-repeated="2" table:style-name="ce215"/>
          <table:table-cell table:number-columns-repeated="6"/>
          <table:table-cell table:style-name="ce215" office:value-type="string" calcext:value-type="string" table:number-columns-spanned="3" table:number-rows-spanned="3">
            <text:p>!03</text:p>
          </table:table-cell>
          <table:covered-table-cell table:number-columns-repeated="2" table:style-name="ce215"/>
          <table:table-cell table:number-columns-repeated="6"/>
          <table:table-cell table:style-name="ce215" office:value-type="string" calcext:value-type="string" table:number-columns-spanned="3" table:number-rows-spanned="3">
            <text:p>!02</text:p>
          </table:table-cell>
          <table:covered-table-cell table:number-columns-repeated="2" table:style-name="ce215"/>
          <table:table-cell table:style-name="ce214" office:value-type="string" calcext:value-type="string" table:number-columns-spanned="3" table:number-rows-spanned="3">
            <text:p>!61</text:p>
          </table:table-cell>
          <table:covered-table-cell table:number-columns-repeated="2" table:style-name="ce264"/>
          <table:table-cell table:style-name="ce611" office:value-type="string" calcext:value-type="string" table:number-columns-spanned="3" table:number-rows-spanned="3">
            <text:p>!51</text:p>
          </table:table-cell>
          <table:covered-table-cell table:number-columns-repeated="2" table:style-name="ce239"/>
          <table:table-cell table:number-columns-repeated="16254"/>
        </table:table-row>
        <table:table-row table:style-name="ro37">
          <table:table-cell table:number-columns-repeated="9"/>
          <table:covered-table-cell table:number-columns-repeated="3" table:style-name="ce28"/>
          <table:covered-table-cell table:number-columns-repeated="3" table:style-name="ce53"/>
          <table:covered-table-cell table:number-columns-repeated="3" table:style-name="ce77"/>
          <table:covered-table-cell table:number-columns-repeated="3" table:style-name="ce104"/>
          <table:covered-table-cell table:number-columns-repeated="3" table:style-name="ce134"/>
          <table:covered-table-cell table:number-columns-repeated="3" table:style-name="ce155"/>
          <table:covered-table-cell table:number-columns-repeated="3" table:style-name="ce157"/>
          <table:covered-table-cell table:number-columns-repeated="3" table:style-name="ce156"/>
          <table:covered-table-cell table:number-columns-repeated="3" table:style-name="ce214"/>
          <table:covered-table-cell table:number-columns-repeated="3" table:style-name="ce156"/>
          <table:covered-table-cell table:number-columns-repeated="3" table:style-name="ce157"/>
          <table:covered-table-cell table:number-columns-repeated="3" table:style-name="ce155"/>
          <table:covered-table-cell table:number-columns-repeated="3" table:style-name="ce134"/>
          <table:covered-table-cell table:number-columns-repeated="3" table:style-name="ce104"/>
          <table:covered-table-cell table:number-columns-repeated="3" table:style-name="ce77"/>
          <table:covered-table-cell table:number-columns-repeated="3" table:style-name="ce53"/>
          <table:covered-table-cell table:number-columns-repeated="3" table:style-name="ce28"/>
          <table:table-cell table:number-columns-repeated="2"/>
          <table:table-cell table:style-name="ce611" office:value-type="string" calcext:value-type="string" table:number-columns-spanned="3" table:number-rows-spanned="3">
            <text:p>!34</text:p>
          </table:table-cell>
          <table:covered-table-cell table:number-columns-repeated="2" table:style-name="ce239"/>
          <table:table-cell table:number-columns-repeated="6"/>
          <table:covered-table-cell table:number-columns-repeated="6" table:style-name="ce264"/>
          <table:table-cell table:style-name="ce638"/>
          <table:covered-table-cell table:number-columns-repeated="6" table:style-name="ce264"/>
          <table:table-cell table:number-columns-repeated="6"/>
          <table:table-cell table:style-name="ce611" office:value-type="string" calcext:value-type="string" table:number-columns-spanned="3" table:number-rows-spanned="3">
            <text:p>!51</text:p>
          </table:table-cell>
          <table:covered-table-cell table:number-columns-repeated="2" table:style-name="ce239"/>
          <table:table-cell table:number-columns-repeated="4"/>
          <table:covered-table-cell table:number-columns-repeated="3" table:style-name="ce239"/>
          <table:covered-table-cell table:number-columns-repeated="3" table:style-name="ce264"/>
          <table:covered-table-cell table:number-columns-repeated="3" table:style-name="ce215"/>
          <table:table-cell table:number-columns-repeated="6"/>
          <table:covered-table-cell table:number-columns-repeated="3" table:style-name="ce215"/>
          <table:table-cell table:number-columns-repeated="6"/>
          <table:covered-table-cell table:number-columns-repeated="3" table:style-name="ce215"/>
          <table:covered-table-cell table:number-columns-repeated="3" table:style-name="ce264"/>
          <table:covered-table-cell table:number-columns-repeated="3" table:style-name="ce239"/>
          <table:table-cell table:number-columns-repeated="16254"/>
        </table:table-row>
        <table:table-row table:style-name="ro37">
          <table:table-cell table:number-columns-repeated="9"/>
          <table:covered-table-cell table:number-columns-repeated="3" table:style-name="ce28"/>
          <table:covered-table-cell table:number-columns-repeated="3" table:style-name="ce53"/>
          <table:covered-table-cell table:number-columns-repeated="3" table:style-name="ce77"/>
          <table:covered-table-cell table:number-columns-repeated="3" table:style-name="ce104"/>
          <table:covered-table-cell table:number-columns-repeated="3" table:style-name="ce134"/>
          <table:covered-table-cell table:number-columns-repeated="3" table:style-name="ce155"/>
          <table:covered-table-cell table:number-columns-repeated="3" table:style-name="ce157"/>
          <table:covered-table-cell table:number-columns-repeated="3" table:style-name="ce156"/>
          <table:covered-table-cell table:number-columns-repeated="3" table:style-name="ce214"/>
          <table:covered-table-cell table:number-columns-repeated="3" table:style-name="ce156"/>
          <table:covered-table-cell table:number-columns-repeated="3" table:style-name="ce157"/>
          <table:covered-table-cell table:number-columns-repeated="3" table:style-name="ce155"/>
          <table:covered-table-cell table:number-columns-repeated="3" table:style-name="ce134"/>
          <table:covered-table-cell table:number-columns-repeated="3" table:style-name="ce104"/>
          <table:covered-table-cell table:number-columns-repeated="3" table:style-name="ce77"/>
          <table:covered-table-cell table:number-columns-repeated="3" table:style-name="ce53"/>
          <table:covered-table-cell table:number-columns-repeated="3" table:style-name="ce28"/>
          <table:table-cell table:number-columns-repeated="2"/>
          <table:covered-table-cell table:number-columns-repeated="3" table:style-name="ce239"/>
          <table:table-cell table:number-columns-repeated="6"/>
          <table:covered-table-cell table:number-columns-repeated="6" table:style-name="ce264"/>
          <table:table-cell table:style-name="ce638"/>
          <table:covered-table-cell table:number-columns-repeated="6" table:style-name="ce264"/>
          <table:table-cell table:number-columns-repeated="6"/>
          <table:covered-table-cell table:number-columns-repeated="3" table:style-name="ce239"/>
          <table:table-cell table:number-columns-repeated="4"/>
          <table:covered-table-cell table:number-columns-repeated="3" table:style-name="ce239"/>
          <table:covered-table-cell table:number-columns-repeated="3" table:style-name="ce264"/>
          <table:covered-table-cell table:number-columns-repeated="3" table:style-name="ce215"/>
          <table:table-cell table:number-columns-repeated="6"/>
          <table:covered-table-cell table:number-columns-repeated="3" table:style-name="ce215"/>
          <table:table-cell table:number-columns-repeated="6"/>
          <table:covered-table-cell table:number-columns-repeated="3" table:style-name="ce215"/>
          <table:covered-table-cell table:number-columns-repeated="3" table:style-name="ce264"/>
          <table:covered-table-cell table:number-columns-repeated="3" table:style-name="ce239"/>
          <table:table-cell table:number-columns-repeated="16254"/>
        </table:table-row>
        <table:table-row table:style-name="ro37">
          <table:table-cell table:number-columns-repeated="9"/>
          <table:table-cell table:style-name="ce28" office:value-type="string" calcext:value-type="string" table:number-columns-spanned="3" table:number-rows-spanned="3">
            <text:p>!746</text:p>
          </table:table-cell>
          <table:covered-table-cell table:number-columns-repeated="2" table:style-name="ce28"/>
          <table:table-cell table:style-name="ce53" office:value-type="string" calcext:value-type="string" table:number-columns-spanned="3" table:number-rows-spanned="3">
            <text:p>!645</text:p>
          </table:table-cell>
          <table:covered-table-cell table:number-columns-repeated="2" table:style-name="ce53"/>
          <table:table-cell table:style-name="ce416" office:value-type="string" calcext:value-type="string" table:number-columns-spanned="3" table:number-rows-spanned="3">
            <text:p>!544</text:p>
          </table:table-cell>
          <table:covered-table-cell table:number-columns-repeated="2" table:style-name="ce77"/>
          <table:table-cell table:style-name="ce440" office:value-type="string" calcext:value-type="string" table:number-columns-spanned="3" table:number-rows-spanned="3">
            <text:p>!443</text:p>
          </table:table-cell>
          <table:covered-table-cell table:number-columns-repeated="2" table:style-name="ce104"/>
          <table:table-cell table:style-name="ce131" office:value-type="string" calcext:value-type="string" table:number-columns-spanned="3" table:number-rows-spanned="3">
            <text:p>!342</text:p>
          </table:table-cell>
          <table:covered-table-cell table:number-columns-repeated="2" table:style-name="ce132"/>
          <table:table-cell table:style-name="ce156" office:value-type="string" calcext:value-type="string" table:number-columns-spanned="3" table:number-rows-spanned="3">
            <text:p>!241</text:p>
          </table:table-cell>
          <table:covered-table-cell table:number-columns-repeated="2" table:style-name="ce157"/>
          <table:table-cell table:style-name="ce181" office:value-type="string" calcext:value-type="string" table:number-columns-spanned="3" table:number-rows-spanned="3">
            <text:p>!140</text:p>
          </table:table-cell>
          <table:covered-table-cell table:number-columns-repeated="2" table:style-name="ce182"/>
          <table:table-cell table:style-name="ce183" office:value-type="string" calcext:value-type="string" table:number-columns-spanned="3" table:number-rows-spanned="3">
            <text:p>!131</text:p>
          </table:table-cell>
          <table:covered-table-cell table:number-columns-repeated="2" table:style-name="ce183"/>
          <table:table-cell table:style-name="ce181" office:value-type="string" calcext:value-type="string" table:number-columns-spanned="3" table:number-rows-spanned="3">
            <text:p>!130</text:p>
          </table:table-cell>
          <table:covered-table-cell table:number-columns-repeated="2" table:style-name="ce181"/>
          <table:table-cell table:style-name="ce183" office:value-type="string" calcext:value-type="string" table:number-columns-spanned="3" table:number-rows-spanned="3">
            <text:p>!121</text:p>
          </table:table-cell>
          <table:covered-table-cell table:number-columns-repeated="2" table:style-name="ce183"/>
          <table:table-cell table:style-name="ce181" office:value-type="string" calcext:value-type="string" table:number-columns-spanned="3" table:number-rows-spanned="3">
            <text:p>!120</text:p>
          </table:table-cell>
          <table:covered-table-cell table:number-columns-repeated="2" table:style-name="ce182"/>
          <table:table-cell table:style-name="ce156" office:value-type="string" calcext:value-type="string" table:number-columns-spanned="3" table:number-rows-spanned="3">
            <text:p>!212</text:p>
          </table:table-cell>
          <table:covered-table-cell table:number-columns-repeated="2" table:style-name="ce157"/>
          <table:table-cell table:style-name="ce131" office:value-type="string" calcext:value-type="string" table:number-columns-spanned="3" table:number-rows-spanned="3">
            <text:p>!312</text:p>
          </table:table-cell>
          <table:covered-table-cell table:number-columns-repeated="2" table:style-name="ce132"/>
          <table:table-cell table:style-name="ce440" office:value-type="string" calcext:value-type="string" table:number-columns-spanned="3" table:number-rows-spanned="3">
            <text:p>!412</text:p>
          </table:table-cell>
          <table:covered-table-cell table:number-columns-repeated="2" table:style-name="ce104"/>
          <table:table-cell table:style-name="ce416" office:value-type="string" calcext:value-type="string" table:number-columns-spanned="3" table:number-rows-spanned="3">
            <text:p>!512</text:p>
          </table:table-cell>
          <table:covered-table-cell table:number-columns-repeated="2" table:style-name="ce77"/>
          <table:table-cell table:style-name="ce53" office:value-type="string" calcext:value-type="string" table:number-columns-spanned="3" table:number-rows-spanned="3">
            <text:p>!612</text:p>
          </table:table-cell>
          <table:covered-table-cell table:number-columns-repeated="2" table:style-name="ce53"/>
          <table:table-cell table:style-name="ce28" office:value-type="string" calcext:value-type="string" table:number-columns-spanned="3" table:number-rows-spanned="3">
            <text:p>!712</text:p>
          </table:table-cell>
          <table:covered-table-cell table:number-columns-repeated="2" table:style-name="ce28"/>
          <table:table-cell table:number-columns-repeated="2"/>
          <table:covered-table-cell table:number-columns-repeated="3" table:style-name="ce239"/>
          <table:table-cell table:number-columns-repeated="8"/>
          <table:table-cell table:style-name="ce638"/>
          <table:table-cell table:style-name="ce183" office:value-type="string" calcext:value-type="string" table:number-columns-spanned="3" table:number-rows-spanned="3">
            <text:p>!43</text:p>
          </table:table-cell>
          <table:covered-table-cell table:number-columns-repeated="2" table:style-name="ce183"/>
          <table:table-cell table:style-name="ce638"/>
          <table:table-cell table:style-name="ce183" office:value-type="string" calcext:value-type="string" table:number-columns-spanned="3" table:number-rows-spanned="3">
            <text:p>!42</text:p>
          </table:table-cell>
          <table:covered-table-cell table:number-columns-repeated="2" table:style-name="ce183"/>
          <table:table-cell table:style-name="ce638"/>
          <table:table-cell table:number-columns-repeated="8"/>
          <table:covered-table-cell table:number-columns-repeated="3" table:style-name="ce239"/>
          <table:table-cell table:number-columns-repeated="4"/>
          <table:table-cell table:style-name="ce611" office:value-type="string" calcext:value-type="string" table:number-columns-spanned="3" table:number-rows-spanned="3">
            <text:p>!54</text:p>
          </table:table-cell>
          <table:covered-table-cell table:number-columns-repeated="2" table:style-name="ce239"/>
          <table:table-cell table:style-name="ce183" office:value-type="string" calcext:value-type="string" table:number-columns-spanned="3" table:number-rows-spanned="3">
            <text:p>!44</text:p>
          </table:table-cell>
          <table:covered-table-cell table:number-columns-repeated="2" table:style-name="ce183"/>
          <table:table-cell table:number-columns-repeated="21"/>
          <table:table-cell table:style-name="ce183" office:value-type="string" calcext:value-type="string" table:number-columns-spanned="3" table:number-rows-spanned="3">
            <text:p>!41</text:p>
          </table:table-cell>
          <table:covered-table-cell table:number-columns-repeated="2" table:style-name="ce184"/>
          <table:table-cell table:style-name="ce611" office:value-type="string" calcext:value-type="string" table:number-columns-spanned="3" table:number-rows-spanned="3">
            <text:p>!31</text:p>
          </table:table-cell>
          <table:covered-table-cell table:number-columns-repeated="2" table:style-name="ce239"/>
          <table:table-cell table:number-columns-repeated="16254"/>
        </table:table-row>
        <table:table-row table:style-name="ro37">
          <table:table-cell table:number-columns-repeated="9"/>
          <table:covered-table-cell table:number-columns-repeated="3" table:style-name="ce28"/>
          <table:covered-table-cell table:number-columns-repeated="3" table:style-name="ce53"/>
          <table:covered-table-cell table:number-columns-repeated="3" table:style-name="ce77"/>
          <table:covered-table-cell table:number-columns-repeated="3" table:style-name="ce104"/>
          <table:covered-table-cell table:number-columns-repeated="3" table:style-name="ce132"/>
          <table:covered-table-cell table:number-columns-repeated="3" table:style-name="ce157"/>
          <table:covered-table-cell table:number-columns-repeated="3" table:style-name="ce182"/>
          <table:covered-table-cell table:number-columns-repeated="3" table:style-name="ce183"/>
          <table:covered-table-cell table:number-columns-repeated="3" table:style-name="ce181"/>
          <table:covered-table-cell table:number-columns-repeated="3" table:style-name="ce183"/>
          <table:covered-table-cell table:number-columns-repeated="3" table:style-name="ce182"/>
          <table:covered-table-cell table:number-columns-repeated="3" table:style-name="ce157"/>
          <table:covered-table-cell table:number-columns-repeated="3" table:style-name="ce132"/>
          <table:covered-table-cell table:number-columns-repeated="3" table:style-name="ce104"/>
          <table:covered-table-cell table:number-columns-repeated="3" table:style-name="ce77"/>
          <table:covered-table-cell table:number-columns-repeated="3" table:style-name="ce53"/>
          <table:covered-table-cell table:number-columns-repeated="3" table:style-name="ce28"/>
          <table:table-cell table:number-columns-repeated="2"/>
          <table:table-cell table:style-name="ce611" office:value-type="string" calcext:value-type="string" table:number-columns-spanned="3" table:number-rows-spanned="3">
            <text:p>!54</text:p>
          </table:table-cell>
          <table:covered-table-cell table:number-columns-repeated="2" table:style-name="ce239"/>
          <table:table-cell table:number-columns-repeated="2"/>
          <table:table-cell table:style-name="ce214" office:value-type="string" calcext:value-type="string" table:number-columns-spanned="3" table:number-rows-spanned="3">
            <text:p>!24</text:p>
          </table:table-cell>
          <table:covered-table-cell table:number-columns-repeated="2" table:style-name="ce264"/>
          <table:table-cell/>
          <table:table-cell table:style-name="ce638" table:number-columns-repeated="3"/>
          <table:covered-table-cell table:number-columns-repeated="3" table:style-name="ce183"/>
          <table:table-cell table:style-name="ce638"/>
          <table:covered-table-cell table:number-columns-repeated="3" table:style-name="ce183"/>
          <table:table-cell table:style-name="ce638" table:number-columns-repeated="3"/>
          <table:table-cell/>
          <table:table-cell table:style-name="ce214" office:value-type="string" calcext:value-type="string" table:number-columns-spanned="3" table:number-rows-spanned="3">
            <text:p>!61</text:p>
          </table:table-cell>
          <table:covered-table-cell table:number-columns-repeated="2" table:style-name="ce264"/>
          <table:table-cell table:number-columns-repeated="2"/>
          <table:table-cell table:style-name="ce611" office:value-type="string" calcext:value-type="string" table:number-columns-spanned="3" table:number-rows-spanned="3">
            <text:p>!31</text:p>
          </table:table-cell>
          <table:covered-table-cell table:number-columns-repeated="2" table:style-name="ce239"/>
          <table:table-cell table:number-columns-repeated="4"/>
          <table:covered-table-cell table:number-columns-repeated="3" table:style-name="ce239"/>
          <table:covered-table-cell table:number-columns-repeated="3" table:style-name="ce183"/>
          <table:table-cell table:number-columns-repeated="21"/>
          <table:covered-table-cell table:number-columns-repeated="3" table:style-name="ce184"/>
          <table:covered-table-cell table:number-columns-repeated="3" table:style-name="ce239"/>
          <table:table-cell table:number-columns-repeated="16254"/>
        </table:table-row>
        <table:table-row table:style-name="ro37">
          <table:table-cell table:number-columns-repeated="9"/>
          <table:covered-table-cell table:number-columns-repeated="3" table:style-name="ce28"/>
          <table:covered-table-cell table:number-columns-repeated="3" table:style-name="ce53"/>
          <table:covered-table-cell table:number-columns-repeated="3" table:style-name="ce77"/>
          <table:covered-table-cell table:number-columns-repeated="3" table:style-name="ce104"/>
          <table:covered-table-cell table:number-columns-repeated="3" table:style-name="ce132"/>
          <table:covered-table-cell table:number-columns-repeated="3" table:style-name="ce157"/>
          <table:covered-table-cell table:number-columns-repeated="3" table:style-name="ce182"/>
          <table:covered-table-cell table:number-columns-repeated="3" table:style-name="ce183"/>
          <table:covered-table-cell table:number-columns-repeated="3" table:style-name="ce181"/>
          <table:covered-table-cell table:number-columns-repeated="3" table:style-name="ce183"/>
          <table:covered-table-cell table:number-columns-repeated="3" table:style-name="ce182"/>
          <table:covered-table-cell table:number-columns-repeated="3" table:style-name="ce157"/>
          <table:covered-table-cell table:number-columns-repeated="3" table:style-name="ce132"/>
          <table:covered-table-cell table:number-columns-repeated="3" table:style-name="ce104"/>
          <table:covered-table-cell table:number-columns-repeated="3" table:style-name="ce77"/>
          <table:covered-table-cell table:number-columns-repeated="3" table:style-name="ce53"/>
          <table:covered-table-cell table:number-columns-repeated="3" table:style-name="ce28"/>
          <table:table-cell table:number-columns-repeated="2"/>
          <table:covered-table-cell table:number-columns-repeated="3" table:style-name="ce239"/>
          <table:table-cell table:number-columns-repeated="2"/>
          <table:covered-table-cell table:number-columns-repeated="3" table:style-name="ce264"/>
          <table:table-cell/>
          <table:table-cell table:style-name="ce638" table:number-columns-repeated="3"/>
          <table:covered-table-cell table:number-columns-repeated="3" table:style-name="ce183"/>
          <table:table-cell table:style-name="ce638"/>
          <table:covered-table-cell table:number-columns-repeated="3" table:style-name="ce183"/>
          <table:table-cell table:style-name="ce638" table:number-columns-repeated="3"/>
          <table:table-cell/>
          <table:covered-table-cell table:number-columns-repeated="3" table:style-name="ce264"/>
          <table:table-cell table:number-columns-repeated="2"/>
          <table:covered-table-cell table:number-columns-repeated="3" table:style-name="ce239"/>
          <table:table-cell table:number-columns-repeated="4"/>
          <table:covered-table-cell table:number-columns-repeated="3" table:style-name="ce239"/>
          <table:covered-table-cell table:number-columns-repeated="3" table:style-name="ce183"/>
          <table:table-cell table:number-columns-repeated="21"/>
          <table:covered-table-cell table:number-columns-repeated="3" table:style-name="ce184"/>
          <table:covered-table-cell table:number-columns-repeated="3" table:style-name="ce239"/>
          <table:table-cell table:number-columns-repeated="16254"/>
        </table:table-row>
        <table:table-row table:style-name="ro37">
          <table:table-cell table:number-columns-repeated="9"/>
          <table:table-cell table:style-name="ce27" office:value-type="string" calcext:value-type="string" table:number-columns-spanned="3" table:number-rows-spanned="3">
            <text:p>!747</text:p>
          </table:table-cell>
          <table:covered-table-cell table:number-columns-repeated="2" table:style-name="ce27"/>
          <table:table-cell table:style-name="ce52" office:value-type="string" calcext:value-type="string" table:number-columns-spanned="3" table:number-rows-spanned="3">
            <text:p>!646</text:p>
          </table:table-cell>
          <table:covered-table-cell table:number-columns-repeated="2" table:style-name="ce52"/>
          <table:table-cell table:style-name="ce78" office:value-type="string" calcext:value-type="string" table:number-columns-spanned="3" table:number-rows-spanned="3">
            <text:p>!545</text:p>
          </table:table-cell>
          <table:covered-table-cell table:number-columns-repeated="2" table:style-name="ce76"/>
          <table:table-cell table:style-name="ce101" office:value-type="string" calcext:value-type="string" table:number-columns-spanned="3" table:number-rows-spanned="3">
            <text:p>!444</text:p>
          </table:table-cell>
          <table:covered-table-cell table:number-columns-repeated="2" table:style-name="ce102"/>
          <table:table-cell table:style-name="ce133" office:value-type="string" calcext:value-type="string" table:number-columns-spanned="3" table:number-rows-spanned="3">
            <text:p>!343</text:p>
          </table:table-cell>
          <table:covered-table-cell table:number-columns-repeated="2" table:style-name="ce134"/>
          <table:table-cell table:style-name="ce156" office:value-type="string" calcext:value-type="string" table:number-columns-spanned="3" table:number-rows-spanned="3">
            <text:p>!242</text:p>
          </table:table-cell>
          <table:covered-table-cell table:number-columns-repeated="2" table:style-name="ce157"/>
          <table:table-cell table:style-name="ce183" office:value-type="string" calcext:value-type="string" table:number-columns-spanned="3" table:number-rows-spanned="3">
            <text:p>!141</text:p>
          </table:table-cell>
          <table:covered-table-cell table:number-columns-repeated="2" table:style-name="ce184"/>
          <table:table-cell table:style-name="ce202" office:value-type="string" calcext:value-type="string" table:number-columns-spanned="3" table:number-rows-spanned="3">
            <text:p>!040</text:p>
          </table:table-cell>
          <table:covered-table-cell table:number-columns-repeated="2" table:style-name="ce202"/>
          <table:table-cell table:style-name="ce202" office:value-type="string" calcext:value-type="string" table:number-columns-spanned="3" table:number-rows-spanned="3">
            <text:p>!030</text:p>
          </table:table-cell>
          <table:covered-table-cell table:number-columns-repeated="2" table:style-name="ce215"/>
          <table:table-cell table:style-name="ce202" office:value-type="string" calcext:value-type="string" table:number-columns-spanned="3" table:number-rows-spanned="3">
            <text:p>!020</text:p>
          </table:table-cell>
          <table:covered-table-cell table:number-columns-repeated="2" table:style-name="ce202"/>
          <table:table-cell table:style-name="ce183" office:value-type="string" calcext:value-type="string" table:number-columns-spanned="3" table:number-rows-spanned="3">
            <text:p>!111</text:p>
          </table:table-cell>
          <table:covered-table-cell table:number-columns-repeated="2" table:style-name="ce184"/>
          <table:table-cell table:style-name="ce156" office:value-type="string" calcext:value-type="string" table:number-columns-spanned="3" table:number-rows-spanned="3">
            <text:p>!211</text:p>
          </table:table-cell>
          <table:covered-table-cell table:number-columns-repeated="2" table:style-name="ce157"/>
          <table:table-cell table:style-name="ce133" office:value-type="string" calcext:value-type="string" table:number-columns-spanned="3" table:number-rows-spanned="3">
            <text:p>!311</text:p>
          </table:table-cell>
          <table:covered-table-cell table:number-columns-repeated="2" table:style-name="ce134"/>
          <table:table-cell table:style-name="ce101" office:value-type="string" calcext:value-type="string" table:number-columns-spanned="3" table:number-rows-spanned="3">
            <text:p>!411</text:p>
          </table:table-cell>
          <table:covered-table-cell table:number-columns-repeated="2" table:style-name="ce102"/>
          <table:table-cell table:style-name="ce78" office:value-type="string" calcext:value-type="string" table:number-columns-spanned="3" table:number-rows-spanned="3">
            <text:p>!511</text:p>
          </table:table-cell>
          <table:covered-table-cell table:number-columns-repeated="2" table:style-name="ce76"/>
          <table:table-cell table:style-name="ce52" office:value-type="string" calcext:value-type="string" table:number-columns-spanned="3" table:number-rows-spanned="3">
            <text:p>!611</text:p>
          </table:table-cell>
          <table:covered-table-cell table:number-columns-repeated="2" table:style-name="ce52"/>
          <table:table-cell table:style-name="ce27" office:value-type="string" calcext:value-type="string" table:number-columns-spanned="3" table:number-rows-spanned="3">
            <text:p>!711</text:p>
          </table:table-cell>
          <table:covered-table-cell table:number-columns-repeated="2" table:style-name="ce27"/>
          <table:table-cell table:number-columns-repeated="2"/>
          <table:covered-table-cell table:number-columns-repeated="3" table:style-name="ce239"/>
          <table:table-cell table:number-columns-repeated="2"/>
          <table:covered-table-cell table:number-columns-repeated="3" table:style-name="ce264"/>
          <table:table-cell/>
          <table:table-cell table:style-name="ce638" table:number-columns-repeated="2"/>
          <table:table-cell table:style-name="ce215" office:value-type="string" calcext:value-type="string" table:number-columns-spanned="3" table:number-rows-spanned="3">
            <text:p>!04</text:p>
          </table:table-cell>
          <table:covered-table-cell table:number-columns-repeated="2" table:style-name="ce215"/>
          <table:table-cell table:style-name="ce215" office:value-type="string" calcext:value-type="string" table:number-columns-spanned="3" table:number-rows-spanned="3">
            <text:p>!03</text:p>
          </table:table-cell>
          <table:covered-table-cell table:number-columns-repeated="2" table:style-name="ce215"/>
          <table:table-cell table:style-name="ce215" office:value-type="string" calcext:value-type="string" table:number-columns-spanned="3" table:number-rows-spanned="3">
            <text:p>!02</text:p>
          </table:table-cell>
          <table:covered-table-cell table:number-columns-repeated="2" table:style-name="ce215"/>
          <table:table-cell table:style-name="ce638" table:number-columns-repeated="2"/>
          <table:table-cell/>
          <table:covered-table-cell table:number-columns-repeated="3" table:style-name="ce264"/>
          <table:table-cell table:number-columns-repeated="2"/>
          <table:covered-table-cell table:number-columns-repeated="3" table:style-name="ce239"/>
          <table:table-cell table:number-columns-repeated="4"/>
          <table:table-cell table:style-name="ce440" office:value-type="string" calcext:value-type="string" table:number-columns-spanned="3" table:number-rows-spanned="3">
            <text:p>!74</text:p>
          </table:table-cell>
          <table:covered-table-cell table:number-columns-repeated="2" table:style-name="ce239"/>
          <table:table-cell table:style-name="ce214" office:value-type="string" calcext:value-type="string" table:number-columns-spanned="3" table:number-rows-spanned="3">
            <text:p>!64</text:p>
          </table:table-cell>
          <table:covered-table-cell table:number-columns-repeated="2" table:style-name="ce264"/>
          <table:table-cell table:number-columns-repeated="21"/>
          <table:table-cell table:style-name="ce214" office:value-type="string" calcext:value-type="string" table:number-columns-spanned="3" table:number-rows-spanned="3">
            <text:p>!21</text:p>
          </table:table-cell>
          <table:covered-table-cell table:number-columns-repeated="2" table:style-name="ce264"/>
          <table:table-cell table:style-name="ce440" office:value-type="string" calcext:value-type="string" table:number-columns-spanned="3" table:number-rows-spanned="3">
            <text:p>!11</text:p>
          </table:table-cell>
          <table:covered-table-cell table:number-columns-repeated="2" table:style-name="ce239"/>
          <table:table-cell table:number-columns-repeated="16254"/>
        </table:table-row>
        <table:table-row table:style-name="ro37">
          <table:table-cell table:number-columns-repeated="9"/>
          <table:covered-table-cell table:number-columns-repeated="3" table:style-name="ce27"/>
          <table:covered-table-cell table:number-columns-repeated="3" table:style-name="ce52"/>
          <table:covered-table-cell table:number-columns-repeated="3" table:style-name="ce76"/>
          <table:covered-table-cell table:number-columns-repeated="3" table:style-name="ce102"/>
          <table:covered-table-cell table:number-columns-repeated="3" table:style-name="ce134"/>
          <table:covered-table-cell table:number-columns-repeated="3" table:style-name="ce157"/>
          <table:covered-table-cell table:number-columns-repeated="3" table:style-name="ce184"/>
          <table:covered-table-cell table:number-columns-repeated="3" table:style-name="ce202"/>
          <table:covered-table-cell table:number-columns-repeated="3" table:style-name="ce215"/>
          <table:covered-table-cell table:number-columns-repeated="3" table:style-name="ce202"/>
          <table:covered-table-cell table:number-columns-repeated="3" table:style-name="ce184"/>
          <table:covered-table-cell table:number-columns-repeated="3" table:style-name="ce157"/>
          <table:covered-table-cell table:number-columns-repeated="3" table:style-name="ce134"/>
          <table:covered-table-cell table:number-columns-repeated="3" table:style-name="ce102"/>
          <table:covered-table-cell table:number-columns-repeated="3" table:style-name="ce76"/>
          <table:covered-table-cell table:number-columns-repeated="3" table:style-name="ce52"/>
          <table:covered-table-cell table:number-columns-repeated="3" table:style-name="ce27"/>
          <table:table-cell table:number-columns-repeated="2"/>
          <table:table-cell table:style-name="ce440" office:value-type="string" calcext:value-type="string" table:number-columns-spanned="3" table:number-rows-spanned="3">
            <text:p>!74</text:p>
          </table:table-cell>
          <table:covered-table-cell table:number-columns-repeated="2" table:style-name="ce239"/>
          <table:table-cell table:number-columns-repeated="2"/>
          <table:table-cell table:style-name="ce214" office:value-type="string" calcext:value-type="string" table:number-columns-spanned="3" table:number-rows-spanned="3">
            <text:p>!64</text:p>
          </table:table-cell>
          <table:covered-table-cell table:number-columns-repeated="2" table:style-name="ce264"/>
          <table:table-cell table:style-name="ce183" office:value-type="string" calcext:value-type="string" table:number-columns-spanned="3" table:number-rows-spanned="3">
            <text:p>!44</text:p>
          </table:table-cell>
          <table:covered-table-cell table:number-columns-repeated="2" table:style-name="ce183"/>
          <table:covered-table-cell table:number-columns-repeated="9" table:style-name="ce215"/>
          <table:table-cell table:style-name="ce183" office:value-type="string" calcext:value-type="string" table:number-columns-spanned="3" table:number-rows-spanned="3">
            <text:p>!41</text:p>
          </table:table-cell>
          <table:covered-table-cell table:number-columns-repeated="2" table:style-name="ce184"/>
          <table:table-cell table:style-name="ce214" office:value-type="string" calcext:value-type="string" table:number-columns-spanned="3" table:number-rows-spanned="3">
            <text:p>!21</text:p>
          </table:table-cell>
          <table:covered-table-cell table:number-columns-repeated="2" table:style-name="ce264"/>
          <table:table-cell table:number-columns-repeated="2"/>
          <table:table-cell table:style-name="ce440" office:value-type="string" calcext:value-type="string" table:number-columns-spanned="3" table:number-rows-spanned="3">
            <text:p>!11</text:p>
          </table:table-cell>
          <table:covered-table-cell table:number-columns-repeated="2" table:style-name="ce239"/>
          <table:table-cell table:number-columns-repeated="4"/>
          <table:covered-table-cell table:number-columns-repeated="3" table:style-name="ce239"/>
          <table:covered-table-cell table:number-columns-repeated="3" table:style-name="ce264"/>
          <table:table-cell table:number-columns-repeated="21"/>
          <table:covered-table-cell table:number-columns-repeated="3" table:style-name="ce264"/>
          <table:covered-table-cell table:number-columns-repeated="3" table:style-name="ce239"/>
          <table:table-cell table:number-columns-repeated="16254"/>
        </table:table-row>
        <table:table-row table:style-name="ro37">
          <table:table-cell table:number-columns-repeated="9"/>
          <table:covered-table-cell table:number-columns-repeated="3" table:style-name="ce27"/>
          <table:covered-table-cell table:number-columns-repeated="3" table:style-name="ce52"/>
          <table:covered-table-cell table:number-columns-repeated="3" table:style-name="ce76"/>
          <table:covered-table-cell table:number-columns-repeated="3" table:style-name="ce102"/>
          <table:covered-table-cell table:number-columns-repeated="3" table:style-name="ce134"/>
          <table:covered-table-cell table:number-columns-repeated="3" table:style-name="ce157"/>
          <table:covered-table-cell table:number-columns-repeated="3" table:style-name="ce184"/>
          <table:covered-table-cell table:number-columns-repeated="3" table:style-name="ce202"/>
          <table:covered-table-cell table:number-columns-repeated="3" table:style-name="ce215"/>
          <table:covered-table-cell table:number-columns-repeated="3" table:style-name="ce202"/>
          <table:covered-table-cell table:number-columns-repeated="3" table:style-name="ce184"/>
          <table:covered-table-cell table:number-columns-repeated="3" table:style-name="ce157"/>
          <table:covered-table-cell table:number-columns-repeated="3" table:style-name="ce134"/>
          <table:covered-table-cell table:number-columns-repeated="3" table:style-name="ce102"/>
          <table:covered-table-cell table:number-columns-repeated="3" table:style-name="ce76"/>
          <table:covered-table-cell table:number-columns-repeated="3" table:style-name="ce52"/>
          <table:covered-table-cell table:number-columns-repeated="3" table:style-name="ce27"/>
          <table:table-cell table:number-columns-repeated="2"/>
          <table:covered-table-cell table:number-columns-repeated="3" table:style-name="ce239"/>
          <table:table-cell table:number-columns-repeated="2"/>
          <table:covered-table-cell table:number-columns-repeated="3" table:style-name="ce264"/>
          <table:covered-table-cell table:number-columns-repeated="3" table:style-name="ce183"/>
          <table:covered-table-cell table:number-columns-repeated="9" table:style-name="ce215"/>
          <table:covered-table-cell table:number-columns-repeated="3" table:style-name="ce184"/>
          <table:covered-table-cell table:number-columns-repeated="3" table:style-name="ce264"/>
          <table:table-cell table:number-columns-repeated="2"/>
          <table:covered-table-cell table:number-columns-repeated="3" table:style-name="ce239"/>
          <table:table-cell table:number-columns-repeated="4"/>
          <table:covered-table-cell table:number-columns-repeated="3" table:style-name="ce239"/>
          <table:covered-table-cell table:number-columns-repeated="3" table:style-name="ce264"/>
          <table:table-cell table:number-columns-repeated="21"/>
          <table:covered-table-cell table:number-columns-repeated="3" table:style-name="ce264"/>
          <table:covered-table-cell table:number-columns-repeated="3" table:style-name="ce239"/>
          <table:table-cell table:number-columns-repeated="16254"/>
        </table:table-row>
        <table:table-row table:style-name="ro37">
          <table:table-cell table:number-columns-repeated="9"/>
          <table:table-cell table:style-name="ce29" office:value-type="string" calcext:value-type="string" table:number-columns-spanned="3" table:number-rows-spanned="3">
            <text:p>!750</text:p>
          </table:table-cell>
          <table:covered-table-cell table:number-columns-repeated="2" table:style-name="ce27"/>
          <table:table-cell table:style-name="ce54" office:value-type="string" calcext:value-type="string" table:number-columns-spanned="3" table:number-rows-spanned="3">
            <text:p>!650</text:p>
          </table:table-cell>
          <table:covered-table-cell table:number-columns-repeated="2" table:style-name="ce52"/>
          <table:table-cell table:style-name="ce78" office:value-type="string" calcext:value-type="string" table:number-columns-spanned="3" table:number-rows-spanned="3">
            <text:p>!550</text:p>
          </table:table-cell>
          <table:covered-table-cell table:number-columns-repeated="2" table:style-name="ce76"/>
          <table:table-cell table:style-name="ce101" office:value-type="string" calcext:value-type="string" table:number-columns-spanned="3" table:number-rows-spanned="3">
            <text:p>!450</text:p>
          </table:table-cell>
          <table:covered-table-cell table:number-columns-repeated="2" table:style-name="ce102"/>
          <table:table-cell table:style-name="ce131" office:value-type="string" calcext:value-type="string" table:number-columns-spanned="3" table:number-rows-spanned="3">
            <text:p>!350</text:p>
          </table:table-cell>
          <table:covered-table-cell table:number-columns-repeated="2" table:style-name="ce132"/>
          <table:table-cell table:style-name="ce495" office:value-type="string" calcext:value-type="string" table:number-columns-spanned="3" table:number-rows-spanned="3">
            <text:p>!250</text:p>
          </table:table-cell>
          <table:covered-table-cell table:number-columns-repeated="2" table:style-name="ce155"/>
          <table:table-cell table:style-name="ce181" office:value-type="string" calcext:value-type="string" table:number-columns-spanned="3" table:number-rows-spanned="3">
            <text:p>!150</text:p>
          </table:table-cell>
          <table:covered-table-cell table:number-columns-repeated="2" table:style-name="ce182"/>
          <table:table-cell table:style-name="ce202" office:value-type="string" calcext:value-type="string" table:number-columns-spanned="3" table:number-rows-spanned="3">
            <text:p>!050</text:p>
          </table:table-cell>
          <table:covered-table-cell table:number-columns-repeated="2" table:style-name="ce202"/>
          <table:table-cell table:style-name="ce216" office:value-type="string" calcext:value-type="string" table:number-columns-spanned="3" table:number-rows-spanned="3">
            <text:p>!!</text:p>
          </table:table-cell>
          <table:covered-table-cell table:number-columns-repeated="2" table:style-name="ce216"/>
          <table:table-cell table:style-name="ce202" office:value-type="string" calcext:value-type="string" table:number-columns-spanned="3" table:number-rows-spanned="3">
            <text:p>!010</text:p>
          </table:table-cell>
          <table:covered-table-cell table:number-columns-repeated="2" table:style-name="ce202"/>
          <table:table-cell table:style-name="ce181" office:value-type="string" calcext:value-type="string" table:number-columns-spanned="3" table:number-rows-spanned="3">
            <text:p>!110</text:p>
          </table:table-cell>
          <table:covered-table-cell table:number-columns-repeated="2" table:style-name="ce182"/>
          <table:table-cell table:style-name="ce495" office:value-type="string" calcext:value-type="string" table:number-columns-spanned="3" table:number-rows-spanned="3">
            <text:p>!210</text:p>
          </table:table-cell>
          <table:covered-table-cell table:number-columns-repeated="2" table:style-name="ce155"/>
          <table:table-cell table:style-name="ce131" office:value-type="string" calcext:value-type="string" table:number-columns-spanned="3" table:number-rows-spanned="3">
            <text:p>!310</text:p>
          </table:table-cell>
          <table:covered-table-cell table:number-columns-repeated="2" table:style-name="ce132"/>
          <table:table-cell table:style-name="ce101" office:value-type="string" calcext:value-type="string" table:number-columns-spanned="3" table:number-rows-spanned="3">
            <text:p>!410</text:p>
          </table:table-cell>
          <table:covered-table-cell table:number-columns-repeated="2" table:style-name="ce102"/>
          <table:table-cell table:style-name="ce78" office:value-type="string" calcext:value-type="string" table:number-columns-spanned="3" table:number-rows-spanned="3">
            <text:p>!510</text:p>
          </table:table-cell>
          <table:covered-table-cell table:number-columns-repeated="2" table:style-name="ce76"/>
          <table:table-cell table:style-name="ce54" office:value-type="string" calcext:value-type="string" table:number-columns-spanned="3" table:number-rows-spanned="3">
            <text:p>!610</text:p>
          </table:table-cell>
          <table:covered-table-cell table:number-columns-repeated="2" table:style-name="ce52"/>
          <table:table-cell table:style-name="ce29" office:value-type="string" calcext:value-type="string" table:number-columns-spanned="3" table:number-rows-spanned="3">
            <text:p>!710</text:p>
          </table:table-cell>
          <table:covered-table-cell table:number-columns-repeated="2" table:style-name="ce27"/>
          <table:table-cell table:number-columns-repeated="2"/>
          <table:covered-table-cell table:number-columns-repeated="3" table:style-name="ce239"/>
          <table:table-cell table:number-columns-repeated="2"/>
          <table:covered-table-cell table:number-columns-repeated="3" table:style-name="ce264"/>
          <table:covered-table-cell table:number-columns-repeated="3" table:style-name="ce183"/>
          <table:table-cell table:style-name="ce215" office:value-type="string" calcext:value-type="string" table:number-columns-spanned="3" table:number-rows-spanned="3">
            <text:p>!05</text:p>
          </table:table-cell>
          <table:covered-table-cell table:number-columns-repeated="2" table:style-name="ce215"/>
          <table:table-cell table:style-name="ce216" office:value-type="string" calcext:value-type="string" table:number-columns-spanned="3" table:number-rows-spanned="3">
            <text:p>!!</text:p>
          </table:table-cell>
          <table:covered-table-cell table:number-columns-repeated="2" table:style-name="ce216"/>
          <table:table-cell table:style-name="ce215" office:value-type="string" calcext:value-type="string" table:number-columns-spanned="3" table:number-rows-spanned="3">
            <text:p>!01</text:p>
          </table:table-cell>
          <table:covered-table-cell table:number-columns-repeated="2" table:style-name="ce215"/>
          <table:covered-table-cell table:number-columns-repeated="3" table:style-name="ce184"/>
          <table:covered-table-cell table:number-columns-repeated="3" table:style-name="ce264"/>
          <table:table-cell table:number-columns-repeated="2"/>
          <table:covered-table-cell table:number-columns-repeated="3" table:style-name="ce239"/>
          <table:table-cell table:number-columns-repeated="10"/>
          <table:table-cell table:style-name="ce215" office:value-type="string" calcext:value-type="string" table:number-columns-spanned="3" table:number-rows-spanned="3">
            <text:p>!05</text:p>
          </table:table-cell>
          <table:covered-table-cell table:number-columns-repeated="2" table:style-name="ce215"/>
          <table:table-cell table:number-columns-repeated="6"/>
          <table:table-cell table:style-name="ce216" office:value-type="string" calcext:value-type="string" table:number-columns-spanned="3" table:number-rows-spanned="3">
            <text:p>!!</text:p>
          </table:table-cell>
          <table:covered-table-cell table:number-columns-repeated="2" table:style-name="ce216"/>
          <table:table-cell table:number-columns-repeated="6"/>
          <table:table-cell table:style-name="ce215" office:value-type="string" calcext:value-type="string" table:number-columns-spanned="3" table:number-rows-spanned="3">
            <text:p>!01</text:p>
          </table:table-cell>
          <table:covered-table-cell table:number-columns-repeated="2" table:style-name="ce215"/>
          <table:table-cell table:number-columns-repeated="16260"/>
        </table:table-row>
        <table:table-row table:style-name="ro37">
          <table:table-cell table:number-columns-repeated="9"/>
          <table:covered-table-cell table:number-columns-repeated="3" table:style-name="ce27"/>
          <table:covered-table-cell table:number-columns-repeated="3" table:style-name="ce52"/>
          <table:covered-table-cell table:number-columns-repeated="3" table:style-name="ce76"/>
          <table:covered-table-cell table:number-columns-repeated="3" table:style-name="ce102"/>
          <table:covered-table-cell table:number-columns-repeated="3" table:style-name="ce132"/>
          <table:covered-table-cell table:number-columns-repeated="3" table:style-name="ce155"/>
          <table:covered-table-cell table:number-columns-repeated="3" table:style-name="ce182"/>
          <table:covered-table-cell table:number-columns-repeated="3" table:style-name="ce202"/>
          <table:covered-table-cell table:number-columns-repeated="3" table:style-name="ce216"/>
          <table:covered-table-cell table:number-columns-repeated="3" table:style-name="ce202"/>
          <table:covered-table-cell table:number-columns-repeated="3" table:style-name="ce182"/>
          <table:covered-table-cell table:number-columns-repeated="3" table:style-name="ce155"/>
          <table:covered-table-cell table:number-columns-repeated="3" table:style-name="ce132"/>
          <table:covered-table-cell table:number-columns-repeated="3" table:style-name="ce102"/>
          <table:covered-table-cell table:number-columns-repeated="3" table:style-name="ce76"/>
          <table:covered-table-cell table:number-columns-repeated="3" table:style-name="ce52"/>
          <table:covered-table-cell table:number-columns-repeated="3" table:style-name="ce27"/>
          <table:table-cell table:number-columns-repeated="7"/>
          <table:table-cell table:style-name="ce638" table:number-columns-repeated="6"/>
          <table:covered-table-cell table:number-columns-repeated="3" table:style-name="ce215"/>
          <table:covered-table-cell table:number-columns-repeated="3" table:style-name="ce216"/>
          <table:covered-table-cell table:number-columns-repeated="3" table:style-name="ce215"/>
          <table:table-cell table:style-name="ce638" table:number-columns-repeated="6"/>
          <table:table-cell table:number-columns-repeated="15"/>
          <table:covered-table-cell table:number-columns-repeated="3" table:style-name="ce215"/>
          <table:table-cell table:number-columns-repeated="6"/>
          <table:covered-table-cell table:number-columns-repeated="3" table:style-name="ce216"/>
          <table:table-cell table:number-columns-repeated="6"/>
          <table:covered-table-cell table:number-columns-repeated="3" table:style-name="ce215"/>
          <table:table-cell table:number-columns-repeated="16260"/>
        </table:table-row>
        <table:table-row table:style-name="ro37">
          <table:table-cell table:number-columns-repeated="9"/>
          <table:covered-table-cell table:number-columns-repeated="3" table:style-name="ce27"/>
          <table:covered-table-cell table:number-columns-repeated="3" table:style-name="ce52"/>
          <table:covered-table-cell table:number-columns-repeated="3" table:style-name="ce76"/>
          <table:covered-table-cell table:number-columns-repeated="3" table:style-name="ce102"/>
          <table:covered-table-cell table:number-columns-repeated="3" table:style-name="ce132"/>
          <table:covered-table-cell table:number-columns-repeated="3" table:style-name="ce155"/>
          <table:covered-table-cell table:number-columns-repeated="3" table:style-name="ce182"/>
          <table:covered-table-cell table:number-columns-repeated="3" table:style-name="ce202"/>
          <table:covered-table-cell table:number-columns-repeated="3" table:style-name="ce216"/>
          <table:covered-table-cell table:number-columns-repeated="3" table:style-name="ce202"/>
          <table:covered-table-cell table:number-columns-repeated="3" table:style-name="ce182"/>
          <table:covered-table-cell table:number-columns-repeated="3" table:style-name="ce155"/>
          <table:covered-table-cell table:number-columns-repeated="3" table:style-name="ce132"/>
          <table:covered-table-cell table:number-columns-repeated="3" table:style-name="ce102"/>
          <table:covered-table-cell table:number-columns-repeated="3" table:style-name="ce76"/>
          <table:covered-table-cell table:number-columns-repeated="3" table:style-name="ce52"/>
          <table:covered-table-cell table:number-columns-repeated="3" table:style-name="ce27"/>
          <table:table-cell table:number-columns-repeated="2"/>
          <table:table-cell table:style-name="ce440" office:value-type="string" calcext:value-type="string" table:number-columns-spanned="3" table:number-rows-spanned="3">
            <text:p>!15</text:p>
          </table:table-cell>
          <table:covered-table-cell table:number-columns-repeated="2" table:style-name="ce239"/>
          <table:table-cell table:number-columns-repeated="2"/>
          <table:table-cell table:style-name="ce214" office:value-type="string" calcext:value-type="string" table:number-columns-spanned="3" table:number-rows-spanned="3">
            <text:p>!25</text:p>
          </table:table-cell>
          <table:covered-table-cell table:number-columns-repeated="2" table:style-name="ce264"/>
          <table:table-cell table:style-name="ce183" office:value-type="string" calcext:value-type="string" table:number-columns-spanned="3" table:number-rows-spanned="3">
            <text:p>!45</text:p>
          </table:table-cell>
          <table:covered-table-cell table:number-columns-repeated="2" table:style-name="ce183"/>
          <table:covered-table-cell table:number-columns-repeated="3" table:style-name="ce215"/>
          <table:covered-table-cell table:number-columns-repeated="3" table:style-name="ce216"/>
          <table:covered-table-cell table:number-columns-repeated="3" table:style-name="ce215"/>
          <table:table-cell table:style-name="ce183" office:value-type="string" calcext:value-type="string" table:number-columns-spanned="3" table:number-rows-spanned="3">
            <text:p>!40</text:p>
          </table:table-cell>
          <table:covered-table-cell table:number-columns-repeated="2" table:style-name="ce183"/>
          <table:table-cell table:style-name="ce214" office:value-type="string" calcext:value-type="string" table:number-columns-spanned="3" table:number-rows-spanned="3">
            <text:p>!60</text:p>
          </table:table-cell>
          <table:covered-table-cell table:number-columns-repeated="2" table:style-name="ce264"/>
          <table:table-cell table:number-columns-repeated="2"/>
          <table:table-cell table:style-name="ce440" office:value-type="string" calcext:value-type="string" table:number-columns-spanned="3" table:number-rows-spanned="3">
            <text:p>!70</text:p>
          </table:table-cell>
          <table:covered-table-cell table:number-columns-repeated="2" table:style-name="ce239"/>
          <table:table-cell table:number-columns-repeated="10"/>
          <table:covered-table-cell table:number-columns-repeated="3" table:style-name="ce215"/>
          <table:table-cell table:number-columns-repeated="6"/>
          <table:covered-table-cell table:number-columns-repeated="3" table:style-name="ce216"/>
          <table:table-cell table:number-columns-repeated="6"/>
          <table:covered-table-cell table:number-columns-repeated="3" table:style-name="ce215"/>
          <table:table-cell table:number-columns-repeated="16260"/>
        </table:table-row>
        <table:table-row table:style-name="ro37">
          <table:table-cell table:number-columns-repeated="9"/>
          <table:table-cell table:style-name="ce27" office:value-type="string" calcext:value-type="string" table:number-columns-spanned="3" table:number-rows-spanned="3">
            <text:p>!751</text:p>
          </table:table-cell>
          <table:covered-table-cell table:number-columns-repeated="2" table:style-name="ce27"/>
          <table:table-cell table:style-name="ce52" office:value-type="string" calcext:value-type="string" table:number-columns-spanned="3" table:number-rows-spanned="3">
            <text:p>!651</text:p>
          </table:table-cell>
          <table:covered-table-cell table:number-columns-repeated="2" table:style-name="ce52"/>
          <table:table-cell table:style-name="ce78" office:value-type="string" calcext:value-type="string" table:number-columns-spanned="3" table:number-rows-spanned="3">
            <text:p>!551</text:p>
          </table:table-cell>
          <table:covered-table-cell table:number-columns-repeated="2" table:style-name="ce76"/>
          <table:table-cell table:style-name="ce101" office:value-type="string" calcext:value-type="string" table:number-columns-spanned="3" table:number-rows-spanned="3">
            <text:p>!451</text:p>
          </table:table-cell>
          <table:covered-table-cell table:number-columns-repeated="2" table:style-name="ce102"/>
          <table:table-cell table:style-name="ce133" office:value-type="string" calcext:value-type="string" table:number-columns-spanned="3" table:number-rows-spanned="3">
            <text:p>!351</text:p>
          </table:table-cell>
          <table:covered-table-cell table:number-columns-repeated="2" table:style-name="ce134"/>
          <table:table-cell table:style-name="ce156" office:value-type="string" calcext:value-type="string" table:number-columns-spanned="3" table:number-rows-spanned="3">
            <text:p>!251</text:p>
          </table:table-cell>
          <table:covered-table-cell table:number-columns-repeated="2" table:style-name="ce157"/>
          <table:table-cell table:style-name="ce183" office:value-type="string" calcext:value-type="string" table:number-columns-spanned="3" table:number-rows-spanned="3">
            <text:p>!151</text:p>
          </table:table-cell>
          <table:covered-table-cell table:number-columns-repeated="2" table:style-name="ce184"/>
          <table:table-cell table:style-name="ce202" office:value-type="string" calcext:value-type="string" table:number-columns-spanned="3" table:number-rows-spanned="3">
            <text:p>!060</text:p>
          </table:table-cell>
          <table:covered-table-cell table:number-columns-repeated="2" table:style-name="ce202"/>
          <table:table-cell table:style-name="ce202" office:value-type="string" calcext:value-type="string" table:number-columns-spanned="3" table:number-rows-spanned="3">
            <text:p>!070</text:p>
          </table:table-cell>
          <table:covered-table-cell table:number-columns-repeated="2" table:style-name="ce202"/>
          <table:table-cell table:style-name="ce202" office:value-type="string" calcext:value-type="string" table:number-columns-spanned="3" table:number-rows-spanned="3">
            <text:p>!000</text:p>
          </table:table-cell>
          <table:covered-table-cell table:number-columns-repeated="2" table:style-name="ce202"/>
          <table:table-cell table:style-name="ce183" office:value-type="string" calcext:value-type="string" table:number-columns-spanned="3" table:number-rows-spanned="3">
            <text:p>!101</text:p>
          </table:table-cell>
          <table:covered-table-cell table:number-columns-repeated="2" table:style-name="ce184"/>
          <table:table-cell table:style-name="ce156" office:value-type="string" calcext:value-type="string" table:number-columns-spanned="3" table:number-rows-spanned="3">
            <text:p>!202</text:p>
          </table:table-cell>
          <table:covered-table-cell table:number-columns-repeated="2" table:style-name="ce157"/>
          <table:table-cell table:style-name="ce133" office:value-type="string" calcext:value-type="string" table:number-columns-spanned="3" table:number-rows-spanned="3">
            <text:p>!303</text:p>
          </table:table-cell>
          <table:covered-table-cell table:number-columns-repeated="2" table:style-name="ce134"/>
          <table:table-cell table:style-name="ce101" office:value-type="string" calcext:value-type="string" table:number-columns-spanned="3" table:number-rows-spanned="3">
            <text:p>!404</text:p>
          </table:table-cell>
          <table:covered-table-cell table:number-columns-repeated="2" table:style-name="ce102"/>
          <table:table-cell table:style-name="ce78" office:value-type="string" calcext:value-type="string" table:number-columns-spanned="3" table:number-rows-spanned="3">
            <text:p>!505</text:p>
          </table:table-cell>
          <table:covered-table-cell table:number-columns-repeated="2" table:style-name="ce76"/>
          <table:table-cell table:style-name="ce52" office:value-type="string" calcext:value-type="string" table:number-columns-spanned="3" table:number-rows-spanned="3">
            <text:p>!606</text:p>
          </table:table-cell>
          <table:covered-table-cell table:number-columns-repeated="2" table:style-name="ce52"/>
          <table:table-cell table:style-name="ce27" office:value-type="string" calcext:value-type="string" table:number-columns-spanned="3" table:number-rows-spanned="3">
            <text:p>!707</text:p>
          </table:table-cell>
          <table:covered-table-cell table:number-columns-repeated="2" table:style-name="ce27"/>
          <table:table-cell table:number-columns-repeated="2"/>
          <table:covered-table-cell table:number-columns-repeated="3" table:style-name="ce239"/>
          <table:table-cell table:number-columns-repeated="2"/>
          <table:covered-table-cell table:number-columns-repeated="3" table:style-name="ce264"/>
          <table:covered-table-cell table:number-columns-repeated="3" table:style-name="ce183"/>
          <table:table-cell table:style-name="ce215" office:value-type="string" calcext:value-type="string" table:number-columns-spanned="3" table:number-rows-spanned="3">
            <text:p>!06</text:p>
          </table:table-cell>
          <table:covered-table-cell table:number-columns-repeated="2" table:style-name="ce215"/>
          <table:table-cell table:style-name="ce215" office:value-type="string" calcext:value-type="string" table:number-columns-spanned="3" table:number-rows-spanned="3">
            <text:p>!07</text:p>
          </table:table-cell>
          <table:covered-table-cell table:number-columns-repeated="2" table:style-name="ce215"/>
          <table:table-cell table:style-name="ce215" office:value-type="string" calcext:value-type="string" table:number-columns-spanned="3" table:number-rows-spanned="3">
            <text:p>!00</text:p>
          </table:table-cell>
          <table:covered-table-cell table:number-columns-repeated="2" table:style-name="ce215"/>
          <table:covered-table-cell table:number-columns-repeated="3" table:style-name="ce183"/>
          <table:covered-table-cell table:number-columns-repeated="3" table:style-name="ce264"/>
          <table:table-cell table:number-columns-repeated="2"/>
          <table:covered-table-cell table:number-columns-repeated="3" table:style-name="ce239"/>
          <table:table-cell table:number-columns-repeated="4"/>
          <table:table-cell table:style-name="ce440" office:value-type="string" calcext:value-type="string" table:number-columns-spanned="3" table:number-rows-spanned="3">
            <text:p>!15</text:p>
          </table:table-cell>
          <table:covered-table-cell table:number-columns-repeated="2" table:style-name="ce239"/>
          <table:table-cell table:style-name="ce214" office:value-type="string" calcext:value-type="string" table:number-columns-spanned="3" table:number-rows-spanned="3">
            <text:p>!25</text:p>
          </table:table-cell>
          <table:covered-table-cell table:number-columns-repeated="2" table:style-name="ce264"/>
          <table:table-cell table:number-columns-repeated="21"/>
          <table:table-cell table:style-name="ce214" office:value-type="string" calcext:value-type="string" table:number-columns-spanned="3" table:number-rows-spanned="3">
            <text:p>!60</text:p>
          </table:table-cell>
          <table:covered-table-cell table:number-columns-repeated="2" table:style-name="ce264"/>
          <table:table-cell table:style-name="ce440" office:value-type="string" calcext:value-type="string" table:number-columns-spanned="3" table:number-rows-spanned="3">
            <text:p>!70</text:p>
          </table:table-cell>
          <table:covered-table-cell table:number-columns-repeated="2" table:style-name="ce239"/>
          <table:table-cell table:number-columns-repeated="16254"/>
        </table:table-row>
        <table:table-row table:style-name="ro37">
          <table:table-cell table:number-columns-repeated="9"/>
          <table:covered-table-cell table:number-columns-repeated="3" table:style-name="ce27"/>
          <table:covered-table-cell table:number-columns-repeated="3" table:style-name="ce52"/>
          <table:covered-table-cell table:number-columns-repeated="3" table:style-name="ce76"/>
          <table:covered-table-cell table:number-columns-repeated="3" table:style-name="ce102"/>
          <table:covered-table-cell table:number-columns-repeated="3" table:style-name="ce134"/>
          <table:covered-table-cell table:number-columns-repeated="3" table:style-name="ce157"/>
          <table:covered-table-cell table:number-columns-repeated="3" table:style-name="ce184"/>
          <table:covered-table-cell table:number-columns-repeated="9" table:style-name="ce202"/>
          <table:covered-table-cell table:number-columns-repeated="3" table:style-name="ce184"/>
          <table:covered-table-cell table:number-columns-repeated="3" table:style-name="ce157"/>
          <table:covered-table-cell table:number-columns-repeated="3" table:style-name="ce134"/>
          <table:covered-table-cell table:number-columns-repeated="3" table:style-name="ce102"/>
          <table:covered-table-cell table:number-columns-repeated="3" table:style-name="ce76"/>
          <table:covered-table-cell table:number-columns-repeated="3" table:style-name="ce52"/>
          <table:covered-table-cell table:number-columns-repeated="3" table:style-name="ce27"/>
          <table:table-cell table:number-columns-repeated="2"/>
          <table:covered-table-cell table:number-columns-repeated="3" table:style-name="ce239"/>
          <table:table-cell table:number-columns-repeated="2"/>
          <table:covered-table-cell table:number-columns-repeated="3" table:style-name="ce264"/>
          <table:covered-table-cell table:number-columns-repeated="3" table:style-name="ce183"/>
          <table:covered-table-cell table:number-columns-repeated="9" table:style-name="ce215"/>
          <table:covered-table-cell table:number-columns-repeated="3" table:style-name="ce183"/>
          <table:covered-table-cell table:number-columns-repeated="3" table:style-name="ce264"/>
          <table:table-cell table:number-columns-repeated="2"/>
          <table:covered-table-cell table:number-columns-repeated="3" table:style-name="ce239"/>
          <table:table-cell table:number-columns-repeated="4"/>
          <table:covered-table-cell table:number-columns-repeated="3" table:style-name="ce239"/>
          <table:covered-table-cell table:number-columns-repeated="3" table:style-name="ce264"/>
          <table:table-cell table:number-columns-repeated="21"/>
          <table:covered-table-cell table:number-columns-repeated="3" table:style-name="ce264"/>
          <table:covered-table-cell table:number-columns-repeated="3" table:style-name="ce239"/>
          <table:table-cell table:number-columns-repeated="16254"/>
        </table:table-row>
        <table:table-row table:style-name="ro37">
          <table:table-cell table:number-columns-repeated="9"/>
          <table:covered-table-cell table:number-columns-repeated="3" table:style-name="ce27"/>
          <table:covered-table-cell table:number-columns-repeated="3" table:style-name="ce52"/>
          <table:covered-table-cell table:number-columns-repeated="3" table:style-name="ce76"/>
          <table:covered-table-cell table:number-columns-repeated="3" table:style-name="ce102"/>
          <table:covered-table-cell table:number-columns-repeated="3" table:style-name="ce134"/>
          <table:covered-table-cell table:number-columns-repeated="3" table:style-name="ce157"/>
          <table:covered-table-cell table:number-columns-repeated="3" table:style-name="ce184"/>
          <table:covered-table-cell table:number-columns-repeated="9" table:style-name="ce202"/>
          <table:covered-table-cell table:number-columns-repeated="3" table:style-name="ce184"/>
          <table:covered-table-cell table:number-columns-repeated="3" table:style-name="ce157"/>
          <table:covered-table-cell table:number-columns-repeated="3" table:style-name="ce134"/>
          <table:covered-table-cell table:number-columns-repeated="3" table:style-name="ce102"/>
          <table:covered-table-cell table:number-columns-repeated="3" table:style-name="ce76"/>
          <table:covered-table-cell table:number-columns-repeated="3" table:style-name="ce52"/>
          <table:covered-table-cell table:number-columns-repeated="3" table:style-name="ce27"/>
          <table:table-cell table:number-columns-repeated="2"/>
          <table:table-cell table:style-name="ce611" office:value-type="string" calcext:value-type="string" table:number-columns-spanned="3" table:number-rows-spanned="3">
            <text:p>!35</text:p>
          </table:table-cell>
          <table:covered-table-cell table:number-columns-repeated="2" table:style-name="ce239"/>
          <table:table-cell table:number-columns-repeated="2"/>
          <table:table-cell table:style-name="ce214" office:value-type="string" calcext:value-type="string" table:number-columns-spanned="3" table:number-rows-spanned="3">
            <text:p>!65</text:p>
          </table:table-cell>
          <table:covered-table-cell table:number-columns-repeated="2" table:style-name="ce264"/>
          <table:table-cell table:style-name="ce638" table:number-columns-repeated="3"/>
          <table:covered-table-cell table:number-columns-repeated="9" table:style-name="ce215"/>
          <table:table-cell table:style-name="ce638" table:number-columns-repeated="2"/>
          <table:table-cell/>
          <table:table-cell table:style-name="ce214" office:value-type="string" calcext:value-type="string" table:number-columns-spanned="3" table:number-rows-spanned="3">
            <text:p>!20</text:p>
          </table:table-cell>
          <table:covered-table-cell table:number-columns-repeated="2" table:style-name="ce264"/>
          <table:table-cell table:number-columns-repeated="2"/>
          <table:table-cell table:style-name="ce611" office:value-type="string" calcext:value-type="string" table:number-columns-spanned="3" table:number-rows-spanned="3">
            <text:p>!50</text:p>
          </table:table-cell>
          <table:covered-table-cell table:number-columns-repeated="2" table:style-name="ce239"/>
          <table:table-cell table:number-columns-repeated="4"/>
          <table:covered-table-cell table:number-columns-repeated="3" table:style-name="ce239"/>
          <table:covered-table-cell table:number-columns-repeated="3" table:style-name="ce264"/>
          <table:table-cell table:number-columns-repeated="21"/>
          <table:covered-table-cell table:number-columns-repeated="3" table:style-name="ce264"/>
          <table:covered-table-cell table:number-columns-repeated="3" table:style-name="ce239"/>
          <table:table-cell table:number-columns-repeated="16254"/>
        </table:table-row>
        <table:table-row table:style-name="ro37">
          <table:table-cell table:number-columns-repeated="9"/>
          <table:table-cell table:style-name="ce28" office:value-type="string" calcext:value-type="string" table:number-columns-spanned="3" table:number-rows-spanned="3">
            <text:p>!752</text:p>
          </table:table-cell>
          <table:covered-table-cell table:number-columns-repeated="2" table:style-name="ce28"/>
          <table:table-cell table:style-name="ce53" office:value-type="string" calcext:value-type="string" table:number-columns-spanned="3" table:number-rows-spanned="3">
            <text:p>!652</text:p>
          </table:table-cell>
          <table:covered-table-cell table:number-columns-repeated="2" table:style-name="ce53"/>
          <table:table-cell table:style-name="ce416" office:value-type="string" calcext:value-type="string" table:number-columns-spanned="3" table:number-rows-spanned="3">
            <text:p>!552</text:p>
          </table:table-cell>
          <table:covered-table-cell table:number-columns-repeated="2" table:style-name="ce77"/>
          <table:table-cell table:style-name="ce440" office:value-type="string" calcext:value-type="string" table:number-columns-spanned="3" table:number-rows-spanned="3">
            <text:p>!452</text:p>
          </table:table-cell>
          <table:covered-table-cell table:number-columns-repeated="2" table:style-name="ce104"/>
          <table:table-cell table:style-name="ce131" office:value-type="string" calcext:value-type="string" table:number-columns-spanned="3" table:number-rows-spanned="3">
            <text:p>!352</text:p>
          </table:table-cell>
          <table:covered-table-cell table:number-columns-repeated="2" table:style-name="ce132"/>
          <table:table-cell table:style-name="ce156" office:value-type="string" calcext:value-type="string" table:number-columns-spanned="3" table:number-rows-spanned="3">
            <text:p>!252</text:p>
          </table:table-cell>
          <table:covered-table-cell table:number-columns-repeated="2" table:style-name="ce157"/>
          <table:table-cell table:style-name="ce181" office:value-type="string" calcext:value-type="string" table:number-columns-spanned="3" table:number-rows-spanned="3">
            <text:p>!160</text:p>
          </table:table-cell>
          <table:covered-table-cell table:number-columns-repeated="2" table:style-name="ce182"/>
          <table:table-cell table:style-name="ce183" office:value-type="string" calcext:value-type="string" table:number-columns-spanned="3" table:number-rows-spanned="3">
            <text:p>!161</text:p>
          </table:table-cell>
          <table:covered-table-cell table:number-columns-repeated="2" table:style-name="ce183"/>
          <table:table-cell table:style-name="ce181" office:value-type="string" calcext:value-type="string" table:number-columns-spanned="3" table:number-rows-spanned="3">
            <text:p>!170</text:p>
          </table:table-cell>
          <table:covered-table-cell table:number-columns-repeated="2" table:style-name="ce181"/>
          <table:table-cell table:style-name="ce183" office:value-type="string" calcext:value-type="string" table:number-columns-spanned="3" table:number-rows-spanned="3">
            <text:p>!171</text:p>
          </table:table-cell>
          <table:covered-table-cell table:number-columns-repeated="2" table:style-name="ce183"/>
          <table:table-cell table:style-name="ce181" office:value-type="string" calcext:value-type="string" table:number-columns-spanned="3" table:number-rows-spanned="3">
            <text:p>!100</text:p>
          </table:table-cell>
          <table:covered-table-cell table:number-columns-repeated="2" table:style-name="ce182"/>
          <table:table-cell table:style-name="ce156" office:value-type="string" calcext:value-type="string" table:number-columns-spanned="3" table:number-rows-spanned="3">
            <text:p>!201</text:p>
          </table:table-cell>
          <table:covered-table-cell table:number-columns-repeated="2" table:style-name="ce157"/>
          <table:table-cell table:style-name="ce131" office:value-type="string" calcext:value-type="string" table:number-columns-spanned="3" table:number-rows-spanned="3">
            <text:p>!302</text:p>
          </table:table-cell>
          <table:covered-table-cell table:number-columns-repeated="2" table:style-name="ce132"/>
          <table:table-cell table:style-name="ce440" office:value-type="string" calcext:value-type="string" table:number-columns-spanned="3" table:number-rows-spanned="3">
            <text:p>!403</text:p>
          </table:table-cell>
          <table:covered-table-cell table:number-columns-repeated="2" table:style-name="ce104"/>
          <table:table-cell table:style-name="ce416" office:value-type="string" calcext:value-type="string" table:number-columns-spanned="3" table:number-rows-spanned="3">
            <text:p>!504</text:p>
          </table:table-cell>
          <table:covered-table-cell table:number-columns-repeated="2" table:style-name="ce77"/>
          <table:table-cell table:style-name="ce53" office:value-type="string" calcext:value-type="string" table:number-columns-spanned="3" table:number-rows-spanned="3">
            <text:p>!605</text:p>
          </table:table-cell>
          <table:covered-table-cell table:number-columns-repeated="2" table:style-name="ce53"/>
          <table:table-cell table:style-name="ce28" office:value-type="string" calcext:value-type="string" table:number-columns-spanned="3" table:number-rows-spanned="3">
            <text:p>!706</text:p>
          </table:table-cell>
          <table:covered-table-cell table:number-columns-repeated="2" table:style-name="ce28"/>
          <table:table-cell table:number-columns-repeated="2"/>
          <table:covered-table-cell table:number-columns-repeated="3" table:style-name="ce239"/>
          <table:table-cell table:number-columns-repeated="2"/>
          <table:covered-table-cell table:number-columns-repeated="3" table:style-name="ce264"/>
          <table:table-cell/>
          <table:table-cell table:style-name="ce638" table:number-columns-repeated="3"/>
          <table:table-cell table:style-name="ce183" office:value-type="string" calcext:value-type="string" table:number-columns-spanned="3" table:number-rows-spanned="3">
            <text:p>!46</text:p>
          </table:table-cell>
          <table:covered-table-cell table:number-columns-repeated="2" table:style-name="ce183"/>
          <table:table-cell table:style-name="ce638"/>
          <table:table-cell table:style-name="ce183" office:value-type="string" calcext:value-type="string" table:number-columns-spanned="3" table:number-rows-spanned="3">
            <text:p>!47</text:p>
          </table:table-cell>
          <table:covered-table-cell table:number-columns-repeated="2" table:style-name="ce183"/>
          <table:table-cell table:style-name="ce638" table:number-columns-repeated="3"/>
          <table:table-cell/>
          <table:covered-table-cell table:number-columns-repeated="3" table:style-name="ce264"/>
          <table:table-cell table:number-columns-repeated="2"/>
          <table:covered-table-cell table:number-columns-repeated="3" table:style-name="ce239"/>
          <table:table-cell table:number-columns-repeated="4"/>
          <table:table-cell table:style-name="ce611" office:value-type="string" calcext:value-type="string" table:number-columns-spanned="3" table:number-rows-spanned="3">
            <text:p>!35</text:p>
          </table:table-cell>
          <table:covered-table-cell table:number-columns-repeated="2" table:style-name="ce239"/>
          <table:table-cell table:style-name="ce183" office:value-type="string" calcext:value-type="string" table:number-columns-spanned="3" table:number-rows-spanned="3">
            <text:p>!45</text:p>
          </table:table-cell>
          <table:covered-table-cell table:number-columns-repeated="2" table:style-name="ce183"/>
          <table:table-cell table:number-columns-repeated="21"/>
          <table:table-cell table:style-name="ce183" office:value-type="string" calcext:value-type="string" table:number-columns-spanned="3" table:number-rows-spanned="3">
            <text:p>!40</text:p>
          </table:table-cell>
          <table:covered-table-cell table:number-columns-repeated="2" table:style-name="ce183"/>
          <table:table-cell table:style-name="ce611" office:value-type="string" calcext:value-type="string" table:number-columns-spanned="3" table:number-rows-spanned="3">
            <text:p>!50</text:p>
          </table:table-cell>
          <table:covered-table-cell table:number-columns-repeated="2" table:style-name="ce239"/>
          <table:table-cell table:number-columns-repeated="16254"/>
        </table:table-row>
        <table:table-row table:style-name="ro37">
          <table:table-cell table:number-columns-repeated="9"/>
          <table:covered-table-cell table:number-columns-repeated="3" table:style-name="ce28"/>
          <table:covered-table-cell table:number-columns-repeated="3" table:style-name="ce53"/>
          <table:covered-table-cell table:number-columns-repeated="3" table:style-name="ce77"/>
          <table:covered-table-cell table:number-columns-repeated="3" table:style-name="ce104"/>
          <table:covered-table-cell table:number-columns-repeated="3" table:style-name="ce132"/>
          <table:covered-table-cell table:number-columns-repeated="3" table:style-name="ce157"/>
          <table:covered-table-cell table:number-columns-repeated="3" table:style-name="ce182"/>
          <table:covered-table-cell table:number-columns-repeated="3" table:style-name="ce183"/>
          <table:covered-table-cell table:number-columns-repeated="3" table:style-name="ce181"/>
          <table:covered-table-cell table:number-columns-repeated="3" table:style-name="ce183"/>
          <table:covered-table-cell table:number-columns-repeated="3" table:style-name="ce182"/>
          <table:covered-table-cell table:number-columns-repeated="3" table:style-name="ce157"/>
          <table:covered-table-cell table:number-columns-repeated="3" table:style-name="ce132"/>
          <table:covered-table-cell table:number-columns-repeated="3" table:style-name="ce104"/>
          <table:covered-table-cell table:number-columns-repeated="3" table:style-name="ce77"/>
          <table:covered-table-cell table:number-columns-repeated="3" table:style-name="ce53"/>
          <table:covered-table-cell table:number-columns-repeated="3" table:style-name="ce28"/>
          <table:table-cell table:number-columns-repeated="2"/>
          <table:covered-table-cell table:number-columns-repeated="3" table:style-name="ce239"/>
          <table:table-cell table:number-columns-repeated="2"/>
          <table:covered-table-cell table:number-columns-repeated="3" table:style-name="ce264"/>
          <table:table-cell/>
          <table:table-cell table:style-name="ce638" table:number-columns-repeated="3"/>
          <table:covered-table-cell table:number-columns-repeated="3" table:style-name="ce183"/>
          <table:table-cell table:style-name="ce638"/>
          <table:covered-table-cell table:number-columns-repeated="3" table:style-name="ce183"/>
          <table:table-cell table:style-name="ce638" table:number-columns-repeated="3"/>
          <table:table-cell/>
          <table:covered-table-cell table:number-columns-repeated="3" table:style-name="ce264"/>
          <table:table-cell table:number-columns-repeated="2"/>
          <table:covered-table-cell table:number-columns-repeated="3" table:style-name="ce239"/>
          <table:table-cell table:number-columns-repeated="4"/>
          <table:covered-table-cell table:number-columns-repeated="3" table:style-name="ce239"/>
          <table:covered-table-cell table:number-columns-repeated="3" table:style-name="ce183"/>
          <table:table-cell table:number-columns-repeated="21"/>
          <table:covered-table-cell table:number-columns-repeated="3" table:style-name="ce183"/>
          <table:covered-table-cell table:number-columns-repeated="3" table:style-name="ce239"/>
          <table:table-cell table:number-columns-repeated="16254"/>
        </table:table-row>
        <table:table-row table:style-name="ro37">
          <table:table-cell table:number-columns-repeated="9"/>
          <table:covered-table-cell table:number-columns-repeated="3" table:style-name="ce28"/>
          <table:covered-table-cell table:number-columns-repeated="3" table:style-name="ce53"/>
          <table:covered-table-cell table:number-columns-repeated="3" table:style-name="ce77"/>
          <table:covered-table-cell table:number-columns-repeated="3" table:style-name="ce104"/>
          <table:covered-table-cell table:number-columns-repeated="3" table:style-name="ce132"/>
          <table:covered-table-cell table:number-columns-repeated="3" table:style-name="ce157"/>
          <table:covered-table-cell table:number-columns-repeated="3" table:style-name="ce182"/>
          <table:covered-table-cell table:number-columns-repeated="3" table:style-name="ce183"/>
          <table:covered-table-cell table:number-columns-repeated="3" table:style-name="ce181"/>
          <table:covered-table-cell table:number-columns-repeated="3" table:style-name="ce183"/>
          <table:covered-table-cell table:number-columns-repeated="3" table:style-name="ce182"/>
          <table:covered-table-cell table:number-columns-repeated="3" table:style-name="ce157"/>
          <table:covered-table-cell table:number-columns-repeated="3" table:style-name="ce132"/>
          <table:covered-table-cell table:number-columns-repeated="3" table:style-name="ce104"/>
          <table:covered-table-cell table:number-columns-repeated="3" table:style-name="ce77"/>
          <table:covered-table-cell table:number-columns-repeated="3" table:style-name="ce53"/>
          <table:covered-table-cell table:number-columns-repeated="3" table:style-name="ce28"/>
          <table:table-cell table:number-columns-repeated="2"/>
          <table:table-cell table:style-name="ce611" office:value-type="string" calcext:value-type="string" table:number-columns-spanned="3" table:number-rows-spanned="3">
            <text:p>!55</text:p>
          </table:table-cell>
          <table:covered-table-cell table:number-columns-repeated="2" table:style-name="ce239"/>
          <table:table-cell table:number-columns-repeated="9"/>
          <table:covered-table-cell table:number-columns-repeated="3" table:style-name="ce183"/>
          <table:table-cell table:style-name="ce638"/>
          <table:covered-table-cell table:number-columns-repeated="3" table:style-name="ce183"/>
          <table:table-cell table:style-name="ce638"/>
          <table:table-cell table:number-columns-repeated="8"/>
          <table:table-cell table:style-name="ce611" office:value-type="string" calcext:value-type="string" table:number-columns-spanned="3" table:number-rows-spanned="3">
            <text:p>!30</text:p>
          </table:table-cell>
          <table:covered-table-cell table:number-columns-repeated="2" table:style-name="ce239"/>
          <table:table-cell table:number-columns-repeated="4"/>
          <table:covered-table-cell table:number-columns-repeated="3" table:style-name="ce239"/>
          <table:covered-table-cell table:number-columns-repeated="3" table:style-name="ce183"/>
          <table:table-cell table:number-columns-repeated="21"/>
          <table:covered-table-cell table:number-columns-repeated="3" table:style-name="ce183"/>
          <table:covered-table-cell table:number-columns-repeated="3" table:style-name="ce239"/>
          <table:table-cell table:number-columns-repeated="16254"/>
        </table:table-row>
        <table:table-row table:style-name="ro37">
          <table:table-cell table:number-columns-repeated="9"/>
          <table:table-cell table:style-name="ce28" office:value-type="string" calcext:value-type="string" table:number-columns-spanned="3" table:number-rows-spanned="3">
            <text:p>!573</text:p>
          </table:table-cell>
          <table:covered-table-cell table:number-columns-repeated="2" table:style-name="ce28"/>
          <table:table-cell table:style-name="ce392" office:value-type="string" calcext:value-type="string" table:number-columns-spanned="3" table:number-rows-spanned="3">
            <text:p>!653</text:p>
          </table:table-cell>
          <table:covered-table-cell table:number-columns-repeated="2" table:style-name="ce53"/>
          <table:table-cell table:style-name="ce78" office:value-type="string" calcext:value-type="string" table:number-columns-spanned="3" table:number-rows-spanned="3">
            <text:p>!553</text:p>
          </table:table-cell>
          <table:covered-table-cell table:number-columns-repeated="2" table:style-name="ce77"/>
          <table:table-cell table:style-name="ce440" office:value-type="string" calcext:value-type="string" table:number-columns-spanned="3" table:number-rows-spanned="3">
            <text:p>!543</text:p>
          </table:table-cell>
          <table:covered-table-cell table:number-columns-repeated="2" table:style-name="ce104"/>
          <table:table-cell table:style-name="ce133" office:value-type="string" calcext:value-type="string" table:number-columns-spanned="3" table:number-rows-spanned="3">
            <text:p>!533</text:p>
          </table:table-cell>
          <table:covered-table-cell table:number-columns-repeated="2" table:style-name="ce134"/>
          <table:table-cell table:style-name="ce496" office:value-type="string" calcext:value-type="string" table:number-columns-spanned="3" table:number-rows-spanned="3">
            <text:p>!260</text:p>
          </table:table-cell>
          <table:covered-table-cell table:number-columns-repeated="2" table:style-name="ce155"/>
          <table:table-cell table:style-name="ce156" office:value-type="string" calcext:value-type="string" table:number-columns-spanned="3" table:number-rows-spanned="3">
            <text:p>!261</text:p>
          </table:table-cell>
          <table:covered-table-cell table:number-columns-repeated="2" table:style-name="ce157"/>
          <table:table-cell table:style-name="ce156" office:value-type="string" calcext:value-type="string" table:number-columns-spanned="3" table:number-rows-spanned="3">
            <text:p>!262</text:p>
          </table:table-cell>
          <table:covered-table-cell table:number-columns-repeated="2" table:style-name="ce156"/>
          <table:table-cell table:style-name="ce495" office:value-type="string" calcext:value-type="string" table:number-columns-spanned="3" table:number-rows-spanned="3">
            <text:p>!270</text:p>
          </table:table-cell>
          <table:covered-table-cell table:number-columns-repeated="2" table:style-name="ce214"/>
          <table:table-cell table:style-name="ce156" office:value-type="string" calcext:value-type="string" table:number-columns-spanned="3" table:number-rows-spanned="3">
            <text:p>!271</text:p>
          </table:table-cell>
          <table:covered-table-cell table:number-columns-repeated="2" table:style-name="ce156"/>
          <table:table-cell table:style-name="ce156" office:value-type="string" calcext:value-type="string" table:number-columns-spanned="3" table:number-rows-spanned="3">
            <text:p>!272</text:p>
          </table:table-cell>
          <table:covered-table-cell table:number-columns-repeated="2" table:style-name="ce157"/>
          <table:table-cell table:style-name="ce496" office:value-type="string" calcext:value-type="string" table:number-columns-spanned="3" table:number-rows-spanned="3">
            <text:p>!200</text:p>
          </table:table-cell>
          <table:covered-table-cell table:number-columns-repeated="2" table:style-name="ce155"/>
          <table:table-cell table:style-name="ce133" office:value-type="string" calcext:value-type="string" table:number-columns-spanned="3" table:number-rows-spanned="3">
            <text:p>!301</text:p>
          </table:table-cell>
          <table:covered-table-cell table:number-columns-repeated="2" table:style-name="ce134"/>
          <table:table-cell table:style-name="ce440" office:value-type="string" calcext:value-type="string" table:number-columns-spanned="3" table:number-rows-spanned="3">
            <text:p>!402</text:p>
          </table:table-cell>
          <table:covered-table-cell table:number-columns-repeated="2" table:style-name="ce104"/>
          <table:table-cell table:style-name="ce78" office:value-type="string" calcext:value-type="string" table:number-columns-spanned="3" table:number-rows-spanned="3">
            <text:p>!503</text:p>
          </table:table-cell>
          <table:covered-table-cell table:number-columns-repeated="2" table:style-name="ce77"/>
          <table:table-cell table:style-name="ce53" office:value-type="string" calcext:value-type="string" table:number-columns-spanned="3" table:number-rows-spanned="3">
            <text:p>!604</text:p>
          </table:table-cell>
          <table:covered-table-cell table:number-columns-repeated="2" table:style-name="ce53"/>
          <table:table-cell table:style-name="ce28" office:value-type="string" calcext:value-type="string" table:number-columns-spanned="3" table:number-rows-spanned="3">
            <text:p>!705</text:p>
          </table:table-cell>
          <table:covered-table-cell table:number-columns-repeated="2" table:style-name="ce28"/>
          <table:table-cell table:number-columns-repeated="2"/>
          <table:covered-table-cell table:number-columns-repeated="3" table:style-name="ce239"/>
          <table:table-cell table:number-columns-repeated="6"/>
          <table:table-cell table:style-name="ce214" office:value-type="string" calcext:value-type="string" table:number-columns-spanned="3" table:number-rows-spanned="3">
            <text:p>!26</text:p>
          </table:table-cell>
          <table:covered-table-cell table:number-columns-repeated="2" table:style-name="ce264"/>
          <table:table-cell table:style-name="ce214" office:value-type="string" calcext:value-type="string" table:number-columns-spanned="3" table:number-rows-spanned="3">
            <text:p>!66</text:p>
          </table:table-cell>
          <table:covered-table-cell table:number-columns-repeated="2" table:style-name="ce264"/>
          <table:table-cell table:style-name="ce638"/>
          <table:table-cell table:style-name="ce214" office:value-type="string" calcext:value-type="string" table:number-columns-spanned="3" table:number-rows-spanned="3">
            <text:p>!27</text:p>
          </table:table-cell>
          <table:covered-table-cell table:number-columns-repeated="2" table:style-name="ce264"/>
          <table:table-cell table:style-name="ce214" office:value-type="string" calcext:value-type="string" table:number-columns-spanned="3" table:number-rows-spanned="3">
            <text:p>!67</text:p>
          </table:table-cell>
          <table:covered-table-cell table:number-columns-repeated="2" table:style-name="ce264"/>
          <table:table-cell table:number-columns-repeated="6"/>
          <table:covered-table-cell table:number-columns-repeated="3" table:style-name="ce239"/>
          <table:table-cell table:number-columns-repeated="4"/>
          <table:table-cell table:style-name="ce611" office:value-type="string" calcext:value-type="string" table:number-columns-spanned="3" table:number-rows-spanned="3">
            <text:p>!55</text:p>
          </table:table-cell>
          <table:covered-table-cell table:number-columns-repeated="2" table:style-name="ce239"/>
          <table:table-cell table:style-name="ce214" office:value-type="string" calcext:value-type="string" table:number-columns-spanned="3" table:number-rows-spanned="3">
            <text:p>!65</text:p>
          </table:table-cell>
          <table:covered-table-cell table:number-columns-repeated="2" table:style-name="ce264"/>
          <table:table-cell table:style-name="ce215" office:value-type="string" calcext:value-type="string" table:number-columns-spanned="3" table:number-rows-spanned="3">
            <text:p>!06</text:p>
          </table:table-cell>
          <table:covered-table-cell table:number-columns-repeated="2" table:style-name="ce215"/>
          <table:table-cell table:number-columns-repeated="6"/>
          <table:table-cell table:style-name="ce215" office:value-type="string" calcext:value-type="string" table:number-columns-spanned="3" table:number-rows-spanned="3">
            <text:p>!07</text:p>
          </table:table-cell>
          <table:covered-table-cell table:number-columns-repeated="2" table:style-name="ce215"/>
          <table:table-cell table:number-columns-repeated="6"/>
          <table:table-cell table:style-name="ce215" office:value-type="string" calcext:value-type="string" table:number-columns-spanned="3" table:number-rows-spanned="3">
            <text:p>!00</text:p>
          </table:table-cell>
          <table:covered-table-cell table:number-columns-repeated="2" table:style-name="ce215"/>
          <table:table-cell table:style-name="ce214" office:value-type="string" calcext:value-type="string" table:number-columns-spanned="3" table:number-rows-spanned="3">
            <text:p>!20</text:p>
          </table:table-cell>
          <table:covered-table-cell table:number-columns-repeated="2" table:style-name="ce264"/>
          <table:table-cell table:style-name="ce611" office:value-type="string" calcext:value-type="string" table:number-columns-spanned="3" table:number-rows-spanned="3">
            <text:p>!30</text:p>
          </table:table-cell>
          <table:covered-table-cell table:number-columns-repeated="2" table:style-name="ce239"/>
          <table:table-cell table:number-columns-repeated="16254"/>
        </table:table-row>
        <table:table-row table:style-name="ro37">
          <table:table-cell table:number-columns-repeated="9"/>
          <table:covered-table-cell table:number-columns-repeated="3" table:style-name="ce28"/>
          <table:covered-table-cell table:number-columns-repeated="3" table:style-name="ce53"/>
          <table:covered-table-cell table:number-columns-repeated="3" table:style-name="ce77"/>
          <table:covered-table-cell table:number-columns-repeated="3" table:style-name="ce104"/>
          <table:covered-table-cell table:number-columns-repeated="3" table:style-name="ce134"/>
          <table:covered-table-cell table:number-columns-repeated="3" table:style-name="ce155"/>
          <table:covered-table-cell table:number-columns-repeated="3" table:style-name="ce157"/>
          <table:covered-table-cell table:number-columns-repeated="3" table:style-name="ce156"/>
          <table:covered-table-cell table:number-columns-repeated="3" table:style-name="ce214"/>
          <table:covered-table-cell table:number-columns-repeated="3" table:style-name="ce156"/>
          <table:covered-table-cell table:number-columns-repeated="3" table:style-name="ce157"/>
          <table:covered-table-cell table:number-columns-repeated="3" table:style-name="ce155"/>
          <table:covered-table-cell table:number-columns-repeated="3" table:style-name="ce134"/>
          <table:covered-table-cell table:number-columns-repeated="3" table:style-name="ce104"/>
          <table:covered-table-cell table:number-columns-repeated="3" table:style-name="ce77"/>
          <table:covered-table-cell table:number-columns-repeated="3" table:style-name="ce53"/>
          <table:covered-table-cell table:number-columns-repeated="3" table:style-name="ce28"/>
          <table:table-cell table:number-columns-repeated="2"/>
          <table:covered-table-cell table:number-columns-repeated="3" table:style-name="ce239"/>
          <table:table-cell table:number-columns-repeated="6"/>
          <table:covered-table-cell table:number-columns-repeated="6" table:style-name="ce264"/>
          <table:table-cell table:style-name="ce638"/>
          <table:covered-table-cell table:number-columns-repeated="6" table:style-name="ce264"/>
          <table:table-cell table:number-columns-repeated="6"/>
          <table:covered-table-cell table:number-columns-repeated="3" table:style-name="ce239"/>
          <table:table-cell table:number-columns-repeated="4"/>
          <table:covered-table-cell table:number-columns-repeated="3" table:style-name="ce239"/>
          <table:covered-table-cell table:number-columns-repeated="3" table:style-name="ce264"/>
          <table:covered-table-cell table:number-columns-repeated="3" table:style-name="ce215"/>
          <table:table-cell table:number-columns-repeated="6"/>
          <table:covered-table-cell table:number-columns-repeated="3" table:style-name="ce215"/>
          <table:table-cell table:number-columns-repeated="6"/>
          <table:covered-table-cell table:number-columns-repeated="3" table:style-name="ce215"/>
          <table:covered-table-cell table:number-columns-repeated="3" table:style-name="ce264"/>
          <table:covered-table-cell table:number-columns-repeated="3" table:style-name="ce239"/>
          <table:table-cell table:number-columns-repeated="16254"/>
        </table:table-row>
        <table:table-row table:style-name="ro37">
          <table:table-cell table:number-columns-repeated="9"/>
          <table:covered-table-cell table:number-columns-repeated="3" table:style-name="ce28"/>
          <table:covered-table-cell table:number-columns-repeated="3" table:style-name="ce53"/>
          <table:covered-table-cell table:number-columns-repeated="3" table:style-name="ce77"/>
          <table:covered-table-cell table:number-columns-repeated="3" table:style-name="ce104"/>
          <table:covered-table-cell table:number-columns-repeated="3" table:style-name="ce134"/>
          <table:covered-table-cell table:number-columns-repeated="3" table:style-name="ce155"/>
          <table:covered-table-cell table:number-columns-repeated="3" table:style-name="ce157"/>
          <table:covered-table-cell table:number-columns-repeated="3" table:style-name="ce156"/>
          <table:covered-table-cell table:number-columns-repeated="3" table:style-name="ce214"/>
          <table:covered-table-cell table:number-columns-repeated="3" table:style-name="ce156"/>
          <table:covered-table-cell table:number-columns-repeated="3" table:style-name="ce157"/>
          <table:covered-table-cell table:number-columns-repeated="3" table:style-name="ce155"/>
          <table:covered-table-cell table:number-columns-repeated="3" table:style-name="ce134"/>
          <table:covered-table-cell table:number-columns-repeated="3" table:style-name="ce104"/>
          <table:covered-table-cell table:number-columns-repeated="3" table:style-name="ce77"/>
          <table:covered-table-cell table:number-columns-repeated="3" table:style-name="ce53"/>
          <table:covered-table-cell table:number-columns-repeated="3" table:style-name="ce28"/>
          <table:table-cell table:number-columns-repeated="2"/>
          <table:table-cell table:style-name="ce440" office:value-type="string" calcext:value-type="string" table:number-columns-spanned="3" table:number-rows-spanned="3">
            <text:p>!75</text:p>
          </table:table-cell>
          <table:covered-table-cell table:number-columns-repeated="2" table:style-name="ce239"/>
          <table:table-cell table:number-columns-repeated="6"/>
          <table:covered-table-cell table:number-columns-repeated="6" table:style-name="ce264"/>
          <table:table-cell table:style-name="ce638"/>
          <table:covered-table-cell table:number-columns-repeated="6" table:style-name="ce264"/>
          <table:table-cell table:number-columns-repeated="6"/>
          <table:table-cell table:style-name="ce440" office:value-type="string" calcext:value-type="string" table:number-columns-spanned="3" table:number-rows-spanned="3">
            <text:p>!10</text:p>
          </table:table-cell>
          <table:covered-table-cell table:number-columns-repeated="2" table:style-name="ce239"/>
          <table:table-cell table:number-columns-repeated="4"/>
          <table:covered-table-cell table:number-columns-repeated="3" table:style-name="ce239"/>
          <table:covered-table-cell table:number-columns-repeated="3" table:style-name="ce264"/>
          <table:covered-table-cell table:number-columns-repeated="3" table:style-name="ce215"/>
          <table:table-cell table:number-columns-repeated="6"/>
          <table:covered-table-cell table:number-columns-repeated="3" table:style-name="ce215"/>
          <table:table-cell table:number-columns-repeated="6"/>
          <table:covered-table-cell table:number-columns-repeated="3" table:style-name="ce215"/>
          <table:covered-table-cell table:number-columns-repeated="3" table:style-name="ce264"/>
          <table:covered-table-cell table:number-columns-repeated="3" table:style-name="ce239"/>
          <table:table-cell table:number-columns-repeated="16254"/>
        </table:table-row>
        <table:table-row table:style-name="ro37">
          <table:table-cell table:number-columns-repeated="9"/>
          <table:table-cell table:style-name="ce27" office:value-type="string" calcext:value-type="string" table:number-columns-spanned="3" table:number-rows-spanned="3">
            <text:p>!754</text:p>
          </table:table-cell>
          <table:covered-table-cell table:number-columns-repeated="2" table:style-name="ce27"/>
          <table:table-cell table:style-name="ce53" office:value-type="string" calcext:value-type="string" table:number-columns-spanned="3" table:number-rows-spanned="3">
            <text:p>!654</text:p>
          </table:table-cell>
          <table:covered-table-cell table:number-columns-repeated="2" table:style-name="ce53"/>
          <table:table-cell table:style-name="ce77" office:value-type="string" calcext:value-type="string" table:number-columns-spanned="3" table:number-rows-spanned="3">
            <text:p>!554</text:p>
          </table:table-cell>
          <table:covered-table-cell table:number-columns-repeated="2" table:style-name="ce77"/>
          <table:table-cell table:style-name="ce101" office:value-type="string" calcext:value-type="string" table:number-columns-spanned="3" table:number-rows-spanned="3">
            <text:p>!454</text:p>
          </table:table-cell>
          <table:covered-table-cell table:number-columns-repeated="2" table:style-name="ce102"/>
          <table:table-cell table:style-name="ce131" office:value-type="string" calcext:value-type="string" table:number-columns-spanned="3" table:number-rows-spanned="3">
            <text:p>!360</text:p>
          </table:table-cell>
          <table:covered-table-cell table:number-columns-repeated="2" table:style-name="ce132"/>
          <table:table-cell table:style-name="ce133" office:value-type="string" calcext:value-type="string" table:number-columns-spanned="3" table:number-rows-spanned="3">
            <text:p>!361</text:p>
          </table:table-cell>
          <table:covered-table-cell table:number-columns-repeated="2" table:style-name="ce134"/>
          <table:table-cell table:style-name="ce131" office:value-type="string" calcext:value-type="string" table:number-columns-spanned="3" table:number-rows-spanned="3">
            <text:p>!362</text:p>
          </table:table-cell>
          <table:covered-table-cell table:number-columns-repeated="2" table:style-name="ce132"/>
          <table:table-cell table:style-name="ce133" office:value-type="string" calcext:value-type="string" table:number-columns-spanned="3" table:number-rows-spanned="3">
            <text:p>!363</text:p>
          </table:table-cell>
          <table:covered-table-cell table:number-columns-repeated="2" table:style-name="ce133"/>
          <table:table-cell table:style-name="ce131" office:value-type="string" calcext:value-type="string" table:number-columns-spanned="3" table:number-rows-spanned="3">
            <text:p>!370</text:p>
          </table:table-cell>
          <table:covered-table-cell table:number-columns-repeated="2" table:style-name="ce131"/>
          <table:table-cell table:style-name="ce133" office:value-type="string" calcext:value-type="string" table:number-columns-spanned="3" table:number-rows-spanned="3">
            <text:p>!371</text:p>
          </table:table-cell>
          <table:covered-table-cell table:number-columns-repeated="2" table:style-name="ce133"/>
          <table:table-cell table:style-name="ce131" office:value-type="string" calcext:value-type="string" table:number-columns-spanned="3" table:number-rows-spanned="3">
            <text:p>!372</text:p>
          </table:table-cell>
          <table:covered-table-cell table:number-columns-repeated="2" table:style-name="ce132"/>
          <table:table-cell table:style-name="ce133" office:value-type="string" calcext:value-type="string" table:number-columns-spanned="3" table:number-rows-spanned="3">
            <text:p>!373</text:p>
          </table:table-cell>
          <table:covered-table-cell table:number-columns-repeated="2" table:style-name="ce134"/>
          <table:table-cell table:style-name="ce131" office:value-type="string" calcext:value-type="string" table:number-columns-spanned="3" table:number-rows-spanned="3">
            <text:p>!300</text:p>
          </table:table-cell>
          <table:covered-table-cell table:number-columns-repeated="2" table:style-name="ce132"/>
          <table:table-cell table:style-name="ce101" office:value-type="string" calcext:value-type="string" table:number-columns-spanned="3" table:number-rows-spanned="3">
            <text:p>!401</text:p>
          </table:table-cell>
          <table:covered-table-cell table:number-columns-repeated="2" table:style-name="ce102"/>
          <table:table-cell table:style-name="ce77" office:value-type="string" calcext:value-type="string" table:number-columns-spanned="3" table:number-rows-spanned="3">
            <text:p>!502</text:p>
          </table:table-cell>
          <table:covered-table-cell table:number-columns-repeated="2" table:style-name="ce77"/>
          <table:table-cell table:style-name="ce53" office:value-type="string" calcext:value-type="string" table:number-columns-spanned="3" table:number-rows-spanned="3">
            <text:p>!603</text:p>
          </table:table-cell>
          <table:covered-table-cell table:number-columns-repeated="2" table:style-name="ce53"/>
          <table:table-cell table:style-name="ce27" office:value-type="string" calcext:value-type="string" table:number-columns-spanned="3" table:number-rows-spanned="3">
            <text:p>!704</text:p>
          </table:table-cell>
          <table:covered-table-cell table:number-columns-repeated="2" table:style-name="ce27"/>
          <table:table-cell table:number-columns-repeated="2"/>
          <table:covered-table-cell table:number-columns-repeated="3" table:style-name="ce239"/>
          <table:table-cell table:style-name="ce638" table:number-columns-repeated="2"/>
          <table:table-cell table:number-columns-repeated="21"/>
          <table:table-cell table:style-name="ce638" table:number-columns-repeated="2"/>
          <table:covered-table-cell table:number-columns-repeated="3" table:style-name="ce239"/>
          <table:table-cell table:number-columns-repeated="4"/>
          <table:table-cell table:style-name="ce440" office:value-type="string" calcext:value-type="string" table:number-columns-spanned="3" table:number-rows-spanned="3">
            <text:p>!75</text:p>
          </table:table-cell>
          <table:covered-table-cell table:number-columns-repeated="2" table:style-name="ce239"/>
          <table:table-cell table:number-columns-repeated="3"/>
          <table:table-cell table:style-name="ce214" office:value-type="string" calcext:value-type="string" table:number-columns-spanned="3" table:number-rows-spanned="3">
            <text:p>!26</text:p>
          </table:table-cell>
          <table:covered-table-cell table:number-columns-repeated="2" table:style-name="ce264"/>
          <table:table-cell table:style-name="ce183" office:value-type="string" calcext:value-type="string" table:number-columns-spanned="3" table:number-rows-spanned="3">
            <text:p>!46</text:p>
          </table:table-cell>
          <table:covered-table-cell table:number-columns-repeated="2" table:style-name="ce183"/>
          <table:table-cell table:style-name="ce214" office:value-type="string" calcext:value-type="string" table:number-columns-spanned="3" table:number-rows-spanned="3">
            <text:p>!66</text:p>
          </table:table-cell>
          <table:covered-table-cell table:number-columns-repeated="2" table:style-name="ce264"/>
          <table:table-cell table:number-columns-repeated="3"/>
          <table:table-cell table:style-name="ce214" office:value-type="string" calcext:value-type="string" table:number-columns-spanned="3" table:number-rows-spanned="3">
            <text:p>!27</text:p>
          </table:table-cell>
          <table:covered-table-cell table:number-columns-repeated="2" table:style-name="ce264"/>
          <table:table-cell table:style-name="ce183" office:value-type="string" calcext:value-type="string" table:number-columns-spanned="3" table:number-rows-spanned="3">
            <text:p>!47</text:p>
          </table:table-cell>
          <table:covered-table-cell table:number-columns-repeated="2" table:style-name="ce183"/>
          <table:table-cell table:style-name="ce214" office:value-type="string" calcext:value-type="string" table:number-columns-spanned="3" table:number-rows-spanned="3">
            <text:p>!67</text:p>
          </table:table-cell>
          <table:covered-table-cell table:number-columns-repeated="2" table:style-name="ce264"/>
          <table:table-cell table:number-columns-repeated="3"/>
          <table:table-cell table:style-name="ce440" office:value-type="string" calcext:value-type="string" table:number-columns-spanned="3" table:number-rows-spanned="3">
            <text:p>!10</text:p>
          </table:table-cell>
          <table:covered-table-cell table:number-columns-repeated="2" table:style-name="ce239"/>
          <table:table-cell table:number-columns-repeated="16254"/>
        </table:table-row>
        <table:table-row table:style-name="ro37">
          <table:table-cell table:number-columns-repeated="9"/>
          <table:covered-table-cell table:number-columns-repeated="3" table:style-name="ce27"/>
          <table:covered-table-cell table:number-columns-repeated="3" table:style-name="ce53"/>
          <table:covered-table-cell table:number-columns-repeated="3" table:style-name="ce77"/>
          <table:covered-table-cell table:number-columns-repeated="3" table:style-name="ce102"/>
          <table:covered-table-cell table:number-columns-repeated="3" table:style-name="ce132"/>
          <table:covered-table-cell table:number-columns-repeated="3" table:style-name="ce134"/>
          <table:covered-table-cell table:number-columns-repeated="3" table:style-name="ce132"/>
          <table:covered-table-cell table:number-columns-repeated="3" table:style-name="ce133"/>
          <table:covered-table-cell table:number-columns-repeated="3" table:style-name="ce131"/>
          <table:covered-table-cell table:number-columns-repeated="3" table:style-name="ce133"/>
          <table:covered-table-cell table:number-columns-repeated="3" table:style-name="ce132"/>
          <table:covered-table-cell table:number-columns-repeated="3" table:style-name="ce134"/>
          <table:covered-table-cell table:number-columns-repeated="3" table:style-name="ce132"/>
          <table:covered-table-cell table:number-columns-repeated="3" table:style-name="ce102"/>
          <table:covered-table-cell table:number-columns-repeated="3" table:style-name="ce77"/>
          <table:covered-table-cell table:number-columns-repeated="3" table:style-name="ce53"/>
          <table:covered-table-cell table:number-columns-repeated="3" table:style-name="ce27"/>
          <table:table-cell table:number-columns-repeated="2"/>
          <table:covered-table-cell table:number-columns-repeated="3" table:style-name="ce239"/>
          <table:table-cell table:style-name="ce638" table:number-columns-repeated="2"/>
          <table:table-cell table:number-columns-repeated="21"/>
          <table:table-cell table:style-name="ce638" table:number-columns-repeated="2"/>
          <table:covered-table-cell table:number-columns-repeated="3" table:style-name="ce239"/>
          <table:table-cell table:number-columns-repeated="4"/>
          <table:covered-table-cell table:number-columns-repeated="3" table:style-name="ce239"/>
          <table:table-cell table:number-columns-repeated="3"/>
          <table:covered-table-cell table:number-columns-repeated="3" table:style-name="ce264"/>
          <table:covered-table-cell table:number-columns-repeated="3" table:style-name="ce183"/>
          <table:covered-table-cell table:number-columns-repeated="3" table:style-name="ce264"/>
          <table:table-cell table:number-columns-repeated="3"/>
          <table:covered-table-cell table:number-columns-repeated="3" table:style-name="ce264"/>
          <table:covered-table-cell table:number-columns-repeated="3" table:style-name="ce183"/>
          <table:covered-table-cell table:number-columns-repeated="3" table:style-name="ce264"/>
          <table:table-cell table:number-columns-repeated="3"/>
          <table:covered-table-cell table:number-columns-repeated="3" table:style-name="ce239"/>
          <table:table-cell table:number-columns-repeated="16254"/>
        </table:table-row>
        <table:table-row table:style-name="ro37">
          <table:table-cell table:number-columns-repeated="9"/>
          <table:covered-table-cell table:number-columns-repeated="3" table:style-name="ce27"/>
          <table:covered-table-cell table:number-columns-repeated="3" table:style-name="ce53"/>
          <table:covered-table-cell table:number-columns-repeated="3" table:style-name="ce77"/>
          <table:covered-table-cell table:number-columns-repeated="3" table:style-name="ce102"/>
          <table:covered-table-cell table:number-columns-repeated="3" table:style-name="ce132"/>
          <table:covered-table-cell table:number-columns-repeated="3" table:style-name="ce134"/>
          <table:covered-table-cell table:number-columns-repeated="3" table:style-name="ce132"/>
          <table:covered-table-cell table:number-columns-repeated="3" table:style-name="ce133"/>
          <table:covered-table-cell table:number-columns-repeated="3" table:style-name="ce131"/>
          <table:covered-table-cell table:number-columns-repeated="3" table:style-name="ce133"/>
          <table:covered-table-cell table:number-columns-repeated="3" table:style-name="ce132"/>
          <table:covered-table-cell table:number-columns-repeated="3" table:style-name="ce134"/>
          <table:covered-table-cell table:number-columns-repeated="3" table:style-name="ce132"/>
          <table:covered-table-cell table:number-columns-repeated="3" table:style-name="ce102"/>
          <table:covered-table-cell table:number-columns-repeated="3" table:style-name="ce77"/>
          <table:covered-table-cell table:number-columns-repeated="3" table:style-name="ce53"/>
          <table:covered-table-cell table:number-columns-repeated="3" table:style-name="ce27"/>
          <table:table-cell table:number-columns-repeated="4"/>
          <table:table-cell table:style-name="ce638"/>
          <table:table-cell table:style-name="ce440" office:value-type="string" calcext:value-type="string" table:number-columns-spanned="3" table:number-rows-spanned="3">
            <text:p>!16</text:p>
          </table:table-cell>
          <table:covered-table-cell table:number-columns-repeated="2" table:style-name="ce239"/>
          <table:table-cell table:style-name="ce611" office:value-type="string" calcext:value-type="string" table:number-columns-spanned="3" table:number-rows-spanned="3">
            <text:p>!36</text:p>
          </table:table-cell>
          <table:covered-table-cell table:number-columns-repeated="2" table:style-name="ce239"/>
          <table:table-cell table:style-name="ce611" office:value-type="string" calcext:value-type="string" table:number-columns-spanned="3" table:number-rows-spanned="3">
            <text:p>!56</text:p>
          </table:table-cell>
          <table:covered-table-cell table:number-columns-repeated="2" table:style-name="ce239"/>
          <table:table-cell table:style-name="ce440" office:value-type="string" calcext:value-type="string" table:number-columns-spanned="3" table:number-rows-spanned="3">
            <text:p>!76</text:p>
          </table:table-cell>
          <table:covered-table-cell table:number-columns-repeated="2" table:style-name="ce239"/>
          <table:table-cell/>
          <table:table-cell table:style-name="ce440" office:value-type="string" calcext:value-type="string" table:number-columns-spanned="3" table:number-rows-spanned="3">
            <text:p>!17</text:p>
          </table:table-cell>
          <table:covered-table-cell table:number-columns-repeated="2" table:style-name="ce239"/>
          <table:table-cell table:style-name="ce611" office:value-type="string" calcext:value-type="string" table:number-columns-spanned="3" table:number-rows-spanned="3">
            <text:p>!37</text:p>
          </table:table-cell>
          <table:covered-table-cell table:number-columns-repeated="2" table:style-name="ce239"/>
          <table:table-cell table:style-name="ce611" office:value-type="string" calcext:value-type="string" table:number-columns-spanned="3" table:number-rows-spanned="3">
            <text:p>!57</text:p>
          </table:table-cell>
          <table:covered-table-cell table:number-columns-repeated="2" table:style-name="ce239"/>
          <table:table-cell table:style-name="ce440" office:value-type="string" calcext:value-type="string" table:number-columns-spanned="3" table:number-rows-spanned="3">
            <text:p>!77</text:p>
          </table:table-cell>
          <table:covered-table-cell table:number-columns-repeated="2" table:style-name="ce239"/>
          <table:table-cell table:style-name="ce638"/>
          <table:table-cell table:number-columns-repeated="6"/>
          <table:covered-table-cell table:number-columns-repeated="3" table:style-name="ce239"/>
          <table:table-cell table:number-columns-repeated="3"/>
          <table:covered-table-cell table:number-columns-repeated="3" table:style-name="ce264"/>
          <table:covered-table-cell table:number-columns-repeated="3" table:style-name="ce183"/>
          <table:covered-table-cell table:number-columns-repeated="3" table:style-name="ce264"/>
          <table:table-cell table:number-columns-repeated="3"/>
          <table:covered-table-cell table:number-columns-repeated="3" table:style-name="ce264"/>
          <table:covered-table-cell table:number-columns-repeated="3" table:style-name="ce183"/>
          <table:covered-table-cell table:number-columns-repeated="3" table:style-name="ce264"/>
          <table:table-cell table:number-columns-repeated="3"/>
          <table:covered-table-cell table:number-columns-repeated="3" table:style-name="ce239"/>
          <table:table-cell table:number-columns-repeated="16254"/>
        </table:table-row>
        <table:table-row table:style-name="ro37">
          <table:table-cell table:number-columns-repeated="9"/>
          <table:table-cell table:style-name="ce28" office:value-type="string" calcext:value-type="string" table:number-columns-spanned="3" table:number-rows-spanned="3">
            <text:p>!755</text:p>
          </table:table-cell>
          <table:covered-table-cell table:number-columns-repeated="2" table:style-name="ce28"/>
          <table:table-cell table:style-name="ce53" office:value-type="string" calcext:value-type="string" table:number-columns-spanned="3" table:number-rows-spanned="3">
            <text:p>!655</text:p>
          </table:table-cell>
          <table:covered-table-cell table:number-columns-repeated="2" table:style-name="ce53"/>
          <table:table-cell table:style-name="ce76" office:value-type="string" calcext:value-type="string" table:number-columns-spanned="3" table:number-rows-spanned="3">
            <text:p>!555</text:p>
          </table:table-cell>
          <table:covered-table-cell table:number-columns-repeated="2" table:style-name="ce76"/>
          <table:table-cell table:style-name="ce101" office:value-type="string" calcext:value-type="string" table:number-columns-spanned="3" table:number-rows-spanned="3">
            <text:p>!460</text:p>
          </table:table-cell>
          <table:covered-table-cell table:number-columns-repeated="2" table:style-name="ce102"/>
          <table:table-cell table:style-name="ce101" office:value-type="string" calcext:value-type="string" table:number-columns-spanned="3" table:number-rows-spanned="3">
            <text:p>!461</text:p>
          </table:table-cell>
          <table:covered-table-cell table:number-columns-repeated="2" table:style-name="ce102"/>
          <table:table-cell table:style-name="ce440" office:value-type="string" calcext:value-type="string" table:number-columns-spanned="3" table:number-rows-spanned="3">
            <text:p>!462</text:p>
          </table:table-cell>
          <table:covered-table-cell table:number-columns-repeated="2" table:style-name="ce104"/>
          <table:table-cell table:style-name="ce440" office:value-type="string" calcext:value-type="string" table:number-columns-spanned="3" table:number-rows-spanned="3">
            <text:p>!463</text:p>
          </table:table-cell>
          <table:covered-table-cell table:number-columns-repeated="2" table:style-name="ce104"/>
          <table:table-cell table:style-name="ce101" office:value-type="string" calcext:value-type="string" table:number-columns-spanned="3" table:number-rows-spanned="3">
            <text:p>!464</text:p>
          </table:table-cell>
          <table:covered-table-cell table:number-columns-repeated="2" table:style-name="ce101"/>
          <table:table-cell table:style-name="ce101" office:value-type="string" calcext:value-type="string" table:number-columns-spanned="3" table:number-rows-spanned="3">
            <text:p>!470</text:p>
          </table:table-cell>
          <table:covered-table-cell table:number-columns-repeated="2" table:style-name="ce101"/>
          <table:table-cell table:style-name="ce101" office:value-type="string" calcext:value-type="string" table:number-columns-spanned="3" table:number-rows-spanned="3">
            <text:p>!471</text:p>
          </table:table-cell>
          <table:covered-table-cell table:number-columns-repeated="2" table:style-name="ce101"/>
          <table:table-cell table:style-name="ce440" office:value-type="string" calcext:value-type="string" table:number-columns-spanned="3" table:number-rows-spanned="3">
            <text:p>!472</text:p>
          </table:table-cell>
          <table:covered-table-cell table:number-columns-repeated="2" table:style-name="ce104"/>
          <table:table-cell table:style-name="ce440" office:value-type="string" calcext:value-type="string" table:number-columns-spanned="3" table:number-rows-spanned="3">
            <text:p>!473</text:p>
          </table:table-cell>
          <table:covered-table-cell table:number-columns-repeated="2" table:style-name="ce104"/>
          <table:table-cell table:style-name="ce101" office:value-type="string" calcext:value-type="string" table:number-columns-spanned="3" table:number-rows-spanned="3">
            <text:p>!474</text:p>
          </table:table-cell>
          <table:covered-table-cell table:number-columns-repeated="2" table:style-name="ce102"/>
          <table:table-cell table:style-name="ce101" office:value-type="string" calcext:value-type="string" table:number-columns-spanned="3" table:number-rows-spanned="3">
            <text:p>!400</text:p>
          </table:table-cell>
          <table:covered-table-cell table:number-columns-repeated="2" table:style-name="ce102"/>
          <table:table-cell table:style-name="ce76" office:value-type="string" calcext:value-type="string" table:number-columns-spanned="3" table:number-rows-spanned="3">
            <text:p>!501</text:p>
          </table:table-cell>
          <table:covered-table-cell table:number-columns-repeated="2" table:style-name="ce76"/>
          <table:table-cell table:style-name="ce53" office:value-type="string" calcext:value-type="string" table:number-columns-spanned="3" table:number-rows-spanned="3">
            <text:p>!602</text:p>
          </table:table-cell>
          <table:covered-table-cell table:number-columns-repeated="2" table:style-name="ce53"/>
          <table:table-cell table:style-name="ce28" office:value-type="string" calcext:value-type="string" table:number-columns-spanned="3" table:number-rows-spanned="3">
            <text:p>!703</text:p>
          </table:table-cell>
          <table:covered-table-cell table:number-columns-repeated="2" table:style-name="ce28"/>
          <table:table-cell table:number-columns-repeated="5"/>
          <table:covered-table-cell table:number-columns-repeated="12" table:style-name="ce239"/>
          <table:table-cell/>
          <table:covered-table-cell table:number-columns-repeated="12" table:style-name="ce239"/>
          <table:table-cell table:number-columns-repeated="10"/>
          <table:table-cell table:style-name="ce440" office:value-type="string" calcext:value-type="string" table:number-columns-spanned="3" table:number-rows-spanned="3">
            <text:p>!16</text:p>
          </table:table-cell>
          <table:covered-table-cell table:number-columns-repeated="2" table:style-name="ce239"/>
          <table:table-cell table:style-name="ce611" office:value-type="string" calcext:value-type="string" table:number-columns-spanned="3" table:number-rows-spanned="3">
            <text:p>!36</text:p>
          </table:table-cell>
          <table:covered-table-cell table:number-columns-repeated="2" table:style-name="ce239"/>
          <table:table-cell table:style-name="ce611" office:value-type="string" calcext:value-type="string" table:number-columns-spanned="3" table:number-rows-spanned="3">
            <text:p>!56</text:p>
          </table:table-cell>
          <table:covered-table-cell table:number-columns-repeated="2" table:style-name="ce239"/>
          <table:table-cell table:style-name="ce440" office:value-type="string" calcext:value-type="string" table:number-columns-spanned="3" table:number-rows-spanned="3">
            <text:p>!76</text:p>
          </table:table-cell>
          <table:covered-table-cell table:number-columns-repeated="2" table:style-name="ce239"/>
          <table:table-cell table:number-columns-repeated="3"/>
          <table:table-cell table:style-name="ce440" office:value-type="string" calcext:value-type="string" table:number-columns-spanned="3" table:number-rows-spanned="3">
            <text:p>!17</text:p>
          </table:table-cell>
          <table:covered-table-cell table:number-columns-repeated="2" table:style-name="ce239"/>
          <table:table-cell table:style-name="ce611" office:value-type="string" calcext:value-type="string" table:number-columns-spanned="3" table:number-rows-spanned="3">
            <text:p>!37</text:p>
          </table:table-cell>
          <table:covered-table-cell table:number-columns-repeated="2" table:style-name="ce239"/>
          <table:table-cell table:style-name="ce611" office:value-type="string" calcext:value-type="string" table:number-columns-spanned="3" table:number-rows-spanned="3">
            <text:p>!57</text:p>
          </table:table-cell>
          <table:covered-table-cell table:number-columns-repeated="2" table:style-name="ce239"/>
          <table:table-cell table:style-name="ce440" office:value-type="string" calcext:value-type="string" table:number-columns-spanned="3" table:number-rows-spanned="3">
            <text:p>!77</text:p>
          </table:table-cell>
          <table:covered-table-cell table:number-columns-repeated="2" table:style-name="ce239"/>
          <table:table-cell table:number-columns-repeated="16257"/>
        </table:table-row>
        <table:table-row table:style-name="ro37">
          <table:table-cell table:number-columns-repeated="9"/>
          <table:covered-table-cell table:number-columns-repeated="3" table:style-name="ce28"/>
          <table:covered-table-cell table:number-columns-repeated="3" table:style-name="ce53"/>
          <table:covered-table-cell table:number-columns-repeated="3" table:style-name="ce76"/>
          <table:covered-table-cell table:number-columns-repeated="6" table:style-name="ce102"/>
          <table:covered-table-cell table:number-columns-repeated="6" table:style-name="ce104"/>
          <table:covered-table-cell table:number-columns-repeated="9" table:style-name="ce101"/>
          <table:covered-table-cell table:number-columns-repeated="6" table:style-name="ce104"/>
          <table:covered-table-cell table:number-columns-repeated="6" table:style-name="ce102"/>
          <table:covered-table-cell table:number-columns-repeated="3" table:style-name="ce76"/>
          <table:covered-table-cell table:number-columns-repeated="3" table:style-name="ce53"/>
          <table:covered-table-cell table:number-columns-repeated="3" table:style-name="ce28"/>
          <table:table-cell table:number-columns-repeated="5"/>
          <table:covered-table-cell table:number-columns-repeated="12" table:style-name="ce239"/>
          <table:table-cell/>
          <table:covered-table-cell table:number-columns-repeated="12" table:style-name="ce239"/>
          <table:table-cell table:number-columns-repeated="10"/>
          <table:covered-table-cell table:number-columns-repeated="12" table:style-name="ce239"/>
          <table:table-cell table:number-columns-repeated="3"/>
          <table:covered-table-cell table:number-columns-repeated="12" table:style-name="ce239"/>
          <table:table-cell table:number-columns-repeated="16257"/>
        </table:table-row>
        <table:table-row table:style-name="ro37">
          <table:table-cell table:number-columns-repeated="9"/>
          <table:covered-table-cell table:number-columns-repeated="3" table:style-name="ce28"/>
          <table:covered-table-cell table:number-columns-repeated="3" table:style-name="ce53"/>
          <table:covered-table-cell table:number-columns-repeated="3" table:style-name="ce76"/>
          <table:covered-table-cell table:number-columns-repeated="6" table:style-name="ce102"/>
          <table:covered-table-cell table:number-columns-repeated="6" table:style-name="ce104"/>
          <table:covered-table-cell table:number-columns-repeated="9" table:style-name="ce101"/>
          <table:covered-table-cell table:number-columns-repeated="6" table:style-name="ce104"/>
          <table:covered-table-cell table:number-columns-repeated="6" table:style-name="ce102"/>
          <table:covered-table-cell table:number-columns-repeated="3" table:style-name="ce76"/>
          <table:covered-table-cell table:number-columns-repeated="3" table:style-name="ce53"/>
          <table:covered-table-cell table:number-columns-repeated="3" table:style-name="ce28"/>
          <table:table-cell table:number-columns-repeated="17"/>
          <table:table-cell table:style-name="ce692"/>
          <table:table-cell table:number-columns-repeated="22"/>
          <table:covered-table-cell table:number-columns-repeated="12" table:style-name="ce239"/>
          <table:table-cell table:number-columns-repeated="3"/>
          <table:covered-table-cell table:number-columns-repeated="12" table:style-name="ce239"/>
          <table:table-cell table:number-columns-repeated="16257"/>
        </table:table-row>
        <table:table-row table:style-name="ro37">
          <table:table-cell table:number-columns-repeated="9"/>
          <table:table-cell table:style-name="ce28" office:value-type="string" calcext:value-type="string" table:number-columns-spanned="3" table:number-rows-spanned="3">
            <text:p>!756</text:p>
          </table:table-cell>
          <table:covered-table-cell table:number-columns-repeated="2" table:style-name="ce28"/>
          <table:table-cell table:style-name="ce52" office:value-type="string" calcext:value-type="string" table:number-columns-spanned="3" table:number-rows-spanned="3">
            <text:p>!656</text:p>
          </table:table-cell>
          <table:covered-table-cell table:number-columns-repeated="2" table:style-name="ce52"/>
          <table:table-cell table:style-name="ce76" office:value-type="string" calcext:value-type="string" table:number-columns-spanned="3" table:number-rows-spanned="3">
            <text:p>!560</text:p>
          </table:table-cell>
          <table:covered-table-cell table:number-columns-repeated="2" table:style-name="ce76"/>
          <table:table-cell table:style-name="ce76" office:value-type="string" calcext:value-type="string" table:number-columns-spanned="3" table:number-rows-spanned="3">
            <text:p>!561</text:p>
          </table:table-cell>
          <table:covered-table-cell table:number-columns-repeated="2" table:style-name="ce76"/>
          <table:table-cell table:style-name="ce77" office:value-type="string" calcext:value-type="string" table:number-columns-spanned="3" table:number-rows-spanned="3">
            <text:p>!562</text:p>
          </table:table-cell>
          <table:covered-table-cell table:number-columns-repeated="2" table:style-name="ce77"/>
          <table:table-cell table:style-name="ce76" office:value-type="string" calcext:value-type="string" table:number-columns-spanned="3" table:number-rows-spanned="3">
            <text:p>!563</text:p>
          </table:table-cell>
          <table:covered-table-cell table:number-columns-repeated="2" table:style-name="ce77"/>
          <table:table-cell table:style-name="ce77" office:value-type="string" calcext:value-type="string" table:number-columns-spanned="3" table:number-rows-spanned="3">
            <text:p>!564</text:p>
          </table:table-cell>
          <table:covered-table-cell table:number-columns-repeated="2" table:style-name="ce77"/>
          <table:table-cell table:style-name="ce78" office:value-type="string" calcext:value-type="string" table:number-columns-spanned="3" table:number-rows-spanned="3">
            <text:p>!565</text:p>
          </table:table-cell>
          <table:covered-table-cell table:number-columns-repeated="2" table:style-name="ce78"/>
          <table:table-cell table:style-name="ce78" office:value-type="string" calcext:value-type="string" table:number-columns-spanned="3" table:number-rows-spanned="3">
            <text:p>!570</text:p>
          </table:table-cell>
          <table:covered-table-cell table:number-columns-repeated="2" table:style-name="ce78"/>
          <table:table-cell table:style-name="ce78" office:value-type="string" calcext:value-type="string" table:number-columns-spanned="3" table:number-rows-spanned="3">
            <text:p>!571</text:p>
          </table:table-cell>
          <table:covered-table-cell table:number-columns-repeated="2" table:style-name="ce78"/>
          <table:table-cell table:style-name="ce77" office:value-type="string" calcext:value-type="string" table:number-columns-spanned="3" table:number-rows-spanned="3">
            <text:p>!572</text:p>
          </table:table-cell>
          <table:covered-table-cell table:number-columns-repeated="2" table:style-name="ce77"/>
          <table:table-cell table:style-name="ce76" office:value-type="string" calcext:value-type="string" table:number-columns-spanned="3" table:number-rows-spanned="3">
            <text:p>!573</text:p>
          </table:table-cell>
          <table:covered-table-cell table:number-columns-repeated="2" table:style-name="ce77"/>
          <table:table-cell table:style-name="ce77" office:value-type="string" calcext:value-type="string" table:number-columns-spanned="3" table:number-rows-spanned="3">
            <text:p>!574</text:p>
          </table:table-cell>
          <table:covered-table-cell table:number-columns-repeated="2" table:style-name="ce77"/>
          <table:table-cell table:style-name="ce582" office:value-type="string" calcext:value-type="string" table:number-columns-spanned="3" table:number-rows-spanned="3">
            <text:p>!575</text:p>
          </table:table-cell>
          <table:covered-table-cell table:number-columns-repeated="2" table:style-name="ce76"/>
          <table:table-cell table:style-name="ce76" office:value-type="string" calcext:value-type="string" table:number-columns-spanned="3" table:number-rows-spanned="3">
            <text:p>!500</text:p>
          </table:table-cell>
          <table:covered-table-cell table:number-columns-repeated="2" table:style-name="ce76"/>
          <table:table-cell table:style-name="ce52" office:value-type="string" calcext:value-type="string" table:number-columns-spanned="3" table:number-rows-spanned="3">
            <text:p>!601</text:p>
          </table:table-cell>
          <table:covered-table-cell table:number-columns-repeated="2" table:style-name="ce52"/>
          <table:table-cell table:style-name="ce28" office:value-type="string" calcext:value-type="string" table:number-columns-spanned="3" table:number-rows-spanned="3">
            <text:p>!702</text:p>
          </table:table-cell>
          <table:covered-table-cell table:number-columns-repeated="2" table:style-name="ce28"/>
          <table:table-cell table:number-columns-repeated="17"/>
          <table:table-cell table:style-name="ce692"/>
          <table:table-cell table:number-columns-repeated="16306"/>
        </table:table-row>
        <table:table-row table:style-name="ro37">
          <table:table-cell table:number-columns-repeated="9"/>
          <table:covered-table-cell table:number-columns-repeated="3" table:style-name="ce28"/>
          <table:covered-table-cell table:number-columns-repeated="3" table:style-name="ce52"/>
          <table:covered-table-cell table:number-columns-repeated="6" table:style-name="ce76"/>
          <table:covered-table-cell table:number-columns-repeated="9" table:style-name="ce77"/>
          <table:covered-table-cell table:number-columns-repeated="9" table:style-name="ce78"/>
          <table:covered-table-cell table:number-columns-repeated="9" table:style-name="ce77"/>
          <table:covered-table-cell table:number-columns-repeated="6" table:style-name="ce76"/>
          <table:covered-table-cell table:number-columns-repeated="3" table:style-name="ce52"/>
          <table:covered-table-cell table:number-columns-repeated="3" table:style-name="ce28"/>
          <table:table-cell table:number-columns-repeated="17"/>
          <table:table-cell table:style-name="ce693" office:value-type="float" office:value="110" calcext:value-type="float">
            <text:p>110</text:p>
          </table:table-cell>
          <table:table-cell table:number-columns-repeated="16306"/>
        </table:table-row>
        <table:table-row table:style-name="ro37">
          <table:table-cell table:number-columns-repeated="9"/>
          <table:covered-table-cell table:number-columns-repeated="3" table:style-name="ce28"/>
          <table:covered-table-cell table:number-columns-repeated="3" table:style-name="ce52"/>
          <table:covered-table-cell table:number-columns-repeated="6" table:style-name="ce76"/>
          <table:covered-table-cell table:number-columns-repeated="9" table:style-name="ce77"/>
          <table:covered-table-cell table:number-columns-repeated="9" table:style-name="ce78"/>
          <table:covered-table-cell table:number-columns-repeated="9" table:style-name="ce77"/>
          <table:covered-table-cell table:number-columns-repeated="6" table:style-name="ce76"/>
          <table:covered-table-cell table:number-columns-repeated="3" table:style-name="ce52"/>
          <table:covered-table-cell table:number-columns-repeated="3" table:style-name="ce28"/>
          <table:table-cell table:number-columns-repeated="17"/>
          <table:table-cell table:style-name="ce692"/>
          <table:table-cell table:number-columns-repeated="16306"/>
        </table:table-row>
        <table:table-row table:style-name="ro37">
          <table:table-cell table:number-columns-repeated="9"/>
          <table:table-cell table:style-name="ce27" office:value-type="string" calcext:value-type="string" table:number-columns-spanned="3" table:number-rows-spanned="3">
            <text:p>!757</text:p>
          </table:table-cell>
          <table:covered-table-cell table:number-columns-repeated="2" table:style-name="ce27"/>
          <table:table-cell table:style-name="ce52" office:value-type="string" calcext:value-type="string" table:number-columns-spanned="3" table:number-rows-spanned="3">
            <text:p>!660</text:p>
          </table:table-cell>
          <table:covered-table-cell table:number-columns-repeated="2" table:style-name="ce52"/>
          <table:table-cell table:style-name="ce52" office:value-type="string" calcext:value-type="string" table:number-columns-spanned="3" table:number-rows-spanned="3">
            <text:p>!661</text:p>
          </table:table-cell>
          <table:covered-table-cell table:number-columns-repeated="2" table:style-name="ce52"/>
          <table:table-cell table:style-name="ce53" office:value-type="string" calcext:value-type="string" table:number-columns-spanned="3" table:number-rows-spanned="3">
            <text:p>!662</text:p>
          </table:table-cell>
          <table:covered-table-cell table:number-columns-repeated="2" table:style-name="ce53"/>
          <table:table-cell table:style-name="ce53" office:value-type="string" calcext:value-type="string" table:number-columns-spanned="3" table:number-rows-spanned="3">
            <text:p>!663</text:p>
          </table:table-cell>
          <table:covered-table-cell table:number-columns-repeated="2" table:style-name="ce53"/>
          <table:table-cell table:style-name="ce53" office:value-type="string" calcext:value-type="string" table:number-columns-spanned="3" table:number-rows-spanned="3">
            <text:p>!664</text:p>
          </table:table-cell>
          <table:covered-table-cell table:number-columns-repeated="2" table:style-name="ce53"/>
          <table:table-cell table:style-name="ce53" office:value-type="string" calcext:value-type="string" table:number-columns-spanned="3" table:number-rows-spanned="3">
            <text:p>!665</text:p>
          </table:table-cell>
          <table:covered-table-cell table:number-columns-repeated="2" table:style-name="ce53"/>
          <table:table-cell table:style-name="ce54" office:value-type="string" calcext:value-type="string" table:number-columns-spanned="3" table:number-rows-spanned="3">
            <text:p>!666</text:p>
          </table:table-cell>
          <table:covered-table-cell table:number-columns-repeated="2" table:style-name="ce54"/>
          <table:table-cell table:style-name="ce54" office:value-type="string" calcext:value-type="string" table:number-columns-spanned="3" table:number-rows-spanned="3">
            <text:p>!670</text:p>
          </table:table-cell>
          <table:covered-table-cell table:number-columns-repeated="2" table:style-name="ce54"/>
          <table:table-cell table:style-name="ce54" office:value-type="string" calcext:value-type="string" table:number-columns-spanned="3" table:number-rows-spanned="3">
            <text:p>!671</text:p>
          </table:table-cell>
          <table:covered-table-cell table:number-columns-repeated="2" table:style-name="ce54"/>
          <table:table-cell table:style-name="ce53" office:value-type="string" calcext:value-type="string" table:number-columns-spanned="3" table:number-rows-spanned="3">
            <text:p>!672</text:p>
          </table:table-cell>
          <table:covered-table-cell table:number-columns-repeated="2" table:style-name="ce53"/>
          <table:table-cell table:style-name="ce53" office:value-type="string" calcext:value-type="string" table:number-columns-spanned="3" table:number-rows-spanned="3">
            <text:p>!673</text:p>
          </table:table-cell>
          <table:covered-table-cell table:number-columns-repeated="2" table:style-name="ce53"/>
          <table:table-cell table:style-name="ce53" office:value-type="string" calcext:value-type="string" table:number-columns-spanned="3" table:number-rows-spanned="3">
            <text:p>!674</text:p>
          </table:table-cell>
          <table:covered-table-cell table:number-columns-repeated="2" table:style-name="ce53"/>
          <table:table-cell table:style-name="ce53" office:value-type="string" calcext:value-type="string" table:number-columns-spanned="3" table:number-rows-spanned="3">
            <text:p>!675</text:p>
          </table:table-cell>
          <table:covered-table-cell table:number-columns-repeated="2" table:style-name="ce53"/>
          <table:table-cell table:style-name="ce52" office:value-type="string" calcext:value-type="string" table:number-columns-spanned="3" table:number-rows-spanned="3">
            <text:p>!676</text:p>
          </table:table-cell>
          <table:covered-table-cell table:number-columns-repeated="2" table:style-name="ce52"/>
          <table:table-cell table:style-name="ce52" office:value-type="string" calcext:value-type="string" table:number-columns-spanned="3" table:number-rows-spanned="3">
            <text:p>!600</text:p>
          </table:table-cell>
          <table:covered-table-cell table:number-columns-repeated="2" table:style-name="ce52"/>
          <table:table-cell table:style-name="ce27" office:value-type="string" calcext:value-type="string" table:number-columns-spanned="3" table:number-rows-spanned="3">
            <text:p>!701</text:p>
          </table:table-cell>
          <table:covered-table-cell table:number-columns-repeated="2" table:style-name="ce27"/>
          <table:table-cell table:number-columns-repeated="17"/>
          <table:table-cell table:style-name="ce692"/>
          <table:table-cell table:number-columns-repeated="16306"/>
        </table:table-row>
        <table:table-row table:style-name="ro37">
          <table:table-cell table:number-columns-repeated="9"/>
          <table:covered-table-cell table:number-columns-repeated="3" table:style-name="ce27"/>
          <table:covered-table-cell table:number-columns-repeated="6" table:style-name="ce52"/>
          <table:covered-table-cell table:number-columns-repeated="12" table:style-name="ce53"/>
          <table:covered-table-cell table:number-columns-repeated="9" table:style-name="ce54"/>
          <table:covered-table-cell table:number-columns-repeated="12" table:style-name="ce53"/>
          <table:covered-table-cell table:number-columns-repeated="6" table:style-name="ce52"/>
          <table:covered-table-cell table:number-columns-repeated="3" table:style-name="ce27"/>
          <table:table-cell table:number-columns-repeated="17"/>
          <table:table-cell table:style-name="ce692"/>
          <table:table-cell table:number-columns-repeated="18"/>
          <table:table-cell table:style-name="ce712" table:number-columns-repeated="2"/>
          <table:table-cell table:number-columns-repeated="16286"/>
        </table:table-row>
        <table:table-row table:style-name="ro37">
          <table:table-cell table:number-columns-repeated="9"/>
          <table:covered-table-cell table:number-columns-repeated="3" table:style-name="ce27"/>
          <table:covered-table-cell table:number-columns-repeated="6" table:style-name="ce52"/>
          <table:covered-table-cell table:number-columns-repeated="12" table:style-name="ce53"/>
          <table:covered-table-cell table:number-columns-repeated="9" table:style-name="ce54"/>
          <table:covered-table-cell table:number-columns-repeated="12" table:style-name="ce53"/>
          <table:covered-table-cell table:number-columns-repeated="6" table:style-name="ce52"/>
          <table:covered-table-cell table:number-columns-repeated="3" table:style-name="ce27"/>
          <table:table-cell table:number-columns-repeated="17"/>
          <table:table-cell table:style-name="ce692"/>
          <table:table-cell table:number-columns-repeated="18"/>
          <table:table-cell table:style-name="ce712" table:number-columns-repeated="2"/>
          <table:table-cell table:number-columns-repeated="16286"/>
        </table:table-row>
        <table:table-row table:style-name="ro37">
          <table:table-cell table:number-columns-repeated="9"/>
          <table:table-cell table:style-name="ce27" office:value-type="string" calcext:value-type="string" table:number-columns-spanned="3" table:number-rows-spanned="3">
            <text:p>!760</text:p>
          </table:table-cell>
          <table:covered-table-cell table:number-columns-repeated="2" table:style-name="ce27"/>
          <table:table-cell table:style-name="ce27" office:value-type="string" calcext:value-type="string" table:number-columns-spanned="3" table:number-rows-spanned="3">
            <text:p>!761</text:p>
          </table:table-cell>
          <table:covered-table-cell table:number-columns-repeated="2" table:style-name="ce27"/>
          <table:table-cell table:style-name="ce28" office:value-type="string" calcext:value-type="string" table:number-columns-spanned="3" table:number-rows-spanned="3">
            <text:p>!762</text:p>
          </table:table-cell>
          <table:covered-table-cell table:number-columns-repeated="2" table:style-name="ce28"/>
          <table:table-cell table:style-name="ce28" office:value-type="string" calcext:value-type="string" table:number-columns-spanned="3" table:number-rows-spanned="3">
            <text:p>!763</text:p>
          </table:table-cell>
          <table:covered-table-cell table:number-columns-repeated="2" table:style-name="ce28"/>
          <table:table-cell table:style-name="ce27" office:value-type="string" calcext:value-type="string" table:number-columns-spanned="3" table:number-rows-spanned="3">
            <text:p>!764</text:p>
          </table:table-cell>
          <table:covered-table-cell table:number-columns-repeated="2" table:style-name="ce27"/>
          <table:table-cell table:style-name="ce28" office:value-type="string" calcext:value-type="string" table:number-columns-spanned="3" table:number-rows-spanned="3">
            <text:p>!765</text:p>
          </table:table-cell>
          <table:covered-table-cell table:number-columns-repeated="2" table:style-name="ce28"/>
          <table:table-cell table:style-name="ce28" office:value-type="string" calcext:value-type="string" table:number-columns-spanned="3" table:number-rows-spanned="3">
            <text:p>!766</text:p>
          </table:table-cell>
          <table:covered-table-cell table:number-columns-repeated="2" table:style-name="ce28"/>
          <table:table-cell table:style-name="ce29" office:value-type="string" calcext:value-type="string" table:number-columns-spanned="3" table:number-rows-spanned="3">
            <text:p>!767</text:p>
          </table:table-cell>
          <table:covered-table-cell table:number-columns-repeated="2" table:style-name="ce29"/>
          <table:table-cell table:style-name="ce29" office:value-type="string" calcext:value-type="string" table:number-columns-spanned="3" table:number-rows-spanned="3">
            <text:p>!770</text:p>
          </table:table-cell>
          <table:covered-table-cell table:number-columns-repeated="2" table:style-name="ce29"/>
          <table:table-cell table:style-name="ce29" office:value-type="string" calcext:value-type="string" table:number-columns-spanned="3" table:number-rows-spanned="3">
            <text:p>!771</text:p>
          </table:table-cell>
          <table:covered-table-cell table:number-columns-repeated="2" table:style-name="ce29"/>
          <table:table-cell table:style-name="ce28" office:value-type="string" calcext:value-type="string" table:number-columns-spanned="3" table:number-rows-spanned="3">
            <text:p>!772</text:p>
          </table:table-cell>
          <table:covered-table-cell table:number-columns-repeated="2" table:style-name="ce28"/>
          <table:table-cell table:style-name="ce28" office:value-type="string" calcext:value-type="string" table:number-columns-spanned="3" table:number-rows-spanned="3">
            <text:p>!773</text:p>
          </table:table-cell>
          <table:covered-table-cell table:number-columns-repeated="2" table:style-name="ce28"/>
          <table:table-cell table:style-name="ce27" office:value-type="string" calcext:value-type="string" table:number-columns-spanned="3" table:number-rows-spanned="3">
            <text:p>!774</text:p>
          </table:table-cell>
          <table:covered-table-cell table:number-columns-repeated="2" table:style-name="ce27"/>
          <table:table-cell table:style-name="ce28" office:value-type="string" calcext:value-type="string" table:number-columns-spanned="3" table:number-rows-spanned="3">
            <text:p>!775</text:p>
          </table:table-cell>
          <table:covered-table-cell table:number-columns-repeated="2" table:style-name="ce28"/>
          <table:table-cell table:style-name="ce28" office:value-type="string" calcext:value-type="string" table:number-columns-spanned="3" table:number-rows-spanned="3">
            <text:p>!776</text:p>
          </table:table-cell>
          <table:covered-table-cell table:number-columns-repeated="2" table:style-name="ce28"/>
          <table:table-cell table:style-name="ce27" office:value-type="string" calcext:value-type="string" table:number-columns-spanned="3" table:number-rows-spanned="3">
            <text:p>!777</text:p>
          </table:table-cell>
          <table:covered-table-cell table:number-columns-repeated="2" table:style-name="ce27"/>
          <table:table-cell table:style-name="ce27" office:value-type="string" calcext:value-type="string" table:number-columns-spanned="3" table:number-rows-spanned="3">
            <text:p>!700</text:p>
          </table:table-cell>
          <table:covered-table-cell table:number-columns-repeated="2" table:style-name="ce27"/>
          <table:table-cell table:number-columns-repeated="17"/>
          <table:table-cell table:style-name="ce692"/>
          <table:table-cell table:number-columns-repeated="18"/>
          <table:table-cell table:style-name="ce712" table:number-columns-repeated="26"/>
          <table:table-cell table:number-columns-repeated="16262"/>
        </table:table-row>
        <table:table-row table:style-name="ro37">
          <table:table-cell table:number-columns-repeated="9"/>
          <table:covered-table-cell table:number-columns-repeated="6" table:style-name="ce27"/>
          <table:covered-table-cell table:number-columns-repeated="6" table:style-name="ce28"/>
          <table:covered-table-cell table:number-columns-repeated="3" table:style-name="ce27"/>
          <table:covered-table-cell table:number-columns-repeated="6" table:style-name="ce28"/>
          <table:covered-table-cell table:number-columns-repeated="9" table:style-name="ce29"/>
          <table:covered-table-cell table:number-columns-repeated="6" table:style-name="ce28"/>
          <table:covered-table-cell table:number-columns-repeated="3" table:style-name="ce27"/>
          <table:covered-table-cell table:number-columns-repeated="6" table:style-name="ce28"/>
          <table:covered-table-cell table:number-columns-repeated="6" table:style-name="ce27"/>
          <table:table-cell table:number-columns-repeated="17"/>
          <table:table-cell table:style-name="ce692"/>
          <table:table-cell table:number-columns-repeated="20"/>
          <table:table-cell table:style-name="ce712" table:number-columns-repeated="6"/>
          <table:table-cell table:style-name="ce734" office:value-type="string" calcext:value-type="string" table:number-columns-spanned="2" table:number-rows-spanned="2">
            <text:p>!53</text:p>
          </table:table-cell>
          <table:covered-table-cell table:style-name="ce277"/>
          <table:table-cell table:style-name="ce713" office:value-type="string" calcext:value-type="string" table:number-columns-spanned="2" table:number-rows-spanned="2">
            <text:p>!33</text:p>
          </table:table-cell>
          <table:covered-table-cell table:style-name="ce277"/>
          <table:table-cell table:style-name="ce716" office:value-type="string" calcext:value-type="string" table:number-columns-spanned="2" table:number-rows-spanned="2">
            <text:p>!13</text:p>
          </table:table-cell>
          <table:covered-table-cell table:style-name="ce277"/>
          <table:table-cell table:style-name="ce716" office:value-type="string" calcext:value-type="string" table:number-columns-spanned="2" table:number-rows-spanned="2">
            <text:p>!72</text:p>
          </table:table-cell>
          <table:covered-table-cell table:style-name="ce277"/>
          <table:table-cell table:style-name="ce713" office:value-type="string" calcext:value-type="string" table:number-columns-spanned="2" table:number-rows-spanned="2">
            <text:p>!52</text:p>
          </table:table-cell>
          <table:covered-table-cell table:style-name="ce277"/>
          <table:table-cell table:style-name="ce713" office:value-type="string" calcext:value-type="string" table:number-columns-spanned="2" table:number-rows-spanned="2">
            <text:p>!32</text:p>
          </table:table-cell>
          <table:covered-table-cell table:style-name="ce277"/>
          <table:table-cell table:style-name="ce712" table:number-columns-repeated="6"/>
          <table:table-cell table:number-columns-repeated="16262"/>
        </table:table-row>
        <table:table-row table:style-name="ro37">
          <table:table-cell table:number-columns-repeated="9"/>
          <table:covered-table-cell table:number-columns-repeated="6" table:style-name="ce27"/>
          <table:covered-table-cell table:number-columns-repeated="6" table:style-name="ce28"/>
          <table:covered-table-cell table:number-columns-repeated="3" table:style-name="ce27"/>
          <table:covered-table-cell table:number-columns-repeated="6" table:style-name="ce28"/>
          <table:covered-table-cell table:number-columns-repeated="9" table:style-name="ce29"/>
          <table:covered-table-cell table:number-columns-repeated="6" table:style-name="ce28"/>
          <table:covered-table-cell table:number-columns-repeated="3" table:style-name="ce27"/>
          <table:covered-table-cell table:number-columns-repeated="6" table:style-name="ce28"/>
          <table:covered-table-cell table:number-columns-repeated="6" table:style-name="ce27"/>
          <table:table-cell table:number-columns-repeated="17"/>
          <table:table-cell table:style-name="ce692"/>
          <table:table-cell table:number-columns-repeated="20"/>
          <table:table-cell table:style-name="ce712" table:number-columns-repeated="4"/>
          <table:table-cell table:style-name="ce716" office:value-type="string" calcext:value-type="string" table:number-columns-spanned="2" table:number-rows-spanned="2">
            <text:p>!73</text:p>
          </table:table-cell>
          <table:covered-table-cell table:number-columns-repeated="13" table:style-name="ce277"/>
          <table:table-cell table:style-name="ce716" office:value-type="string" calcext:value-type="string" table:number-columns-spanned="2" table:number-rows-spanned="2">
            <text:p>!12</text:p>
          </table:table-cell>
          <table:covered-table-cell table:style-name="ce277"/>
          <table:table-cell table:number-columns-repeated="2"/>
          <table:table-cell table:style-name="ce712" table:number-columns-repeated="2"/>
          <table:table-cell table:number-columns-repeated="16262"/>
        </table:table-row>
        <table:table-row table:style-name="ro37">
          <table:table-cell table:number-columns-repeated="77"/>
          <table:table-cell table:style-name="ce692"/>
          <table:table-cell table:number-columns-repeated="20"/>
          <table:table-cell table:style-name="ce712" table:number-columns-repeated="4"/>
          <table:covered-table-cell table:number-columns-repeated="2" table:style-name="ce277"/>
          <table:table-cell table:number-columns-repeated="12"/>
          <table:covered-table-cell table:number-columns-repeated="2" table:style-name="ce277"/>
          <table:table-cell table:number-columns-repeated="2"/>
          <table:table-cell table:style-name="ce712" table:number-columns-repeated="2"/>
          <table:table-cell table:number-columns-repeated="16262"/>
        </table:table-row>
        <table:table-row table:style-name="ro37">
          <table:table-cell table:number-columns-repeated="77"/>
          <table:table-cell table:style-name="ce692"/>
          <table:table-cell table:number-columns-repeated="20"/>
          <table:table-cell table:style-name="ce712" table:number-columns-repeated="2"/>
          <table:table-cell table:style-name="ce716" office:value-type="string" calcext:value-type="string" table:number-columns-spanned="2" table:number-rows-spanned="2">
            <text:p>!14</text:p>
          </table:table-cell>
          <table:covered-table-cell table:style-name="ce277"/>
          <table:table-cell table:style-name="ce712"/>
          <table:table-cell table:number-columns-repeated="15"/>
          <table:table-cell table:style-name="ce716" office:value-type="string" calcext:value-type="string" table:number-columns-spanned="2" table:number-rows-spanned="2">
            <text:p>!71</text:p>
          </table:table-cell>
          <table:covered-table-cell table:style-name="ce277"/>
          <table:table-cell table:style-name="ce712" table:number-columns-repeated="2"/>
          <table:table-cell table:number-columns-repeated="16262"/>
        </table:table-row>
        <table:table-row table:style-name="ro37">
          <table:table-cell table:number-columns-repeated="77"/>
          <table:table-cell table:style-name="ce692"/>
          <table:table-cell table:number-columns-repeated="20"/>
          <table:table-cell table:style-name="ce712" table:number-columns-repeated="2"/>
          <table:covered-table-cell table:number-columns-repeated="2" table:style-name="ce277"/>
          <table:table-cell/>
          <table:table-cell table:style-name="ce712"/>
          <table:table-cell table:number-columns-repeated="4"/>
          <table:table-cell table:style-name="ce730" office:value-type="string" calcext:value-type="string" table:number-columns-spanned="2" table:number-rows-spanned="2">
            <text:p>!23</text:p>
          </table:table-cell>
          <table:covered-table-cell table:style-name="ce281"/>
          <table:table-cell table:style-name="ce730" office:value-type="string" calcext:value-type="string" table:number-columns-spanned="2" table:number-rows-spanned="2">
            <text:p>!62</text:p>
          </table:table-cell>
          <table:covered-table-cell table:style-name="ce281"/>
          <table:table-cell table:number-columns-repeated="6"/>
          <table:covered-table-cell table:number-columns-repeated="2" table:style-name="ce277"/>
          <table:table-cell table:style-name="ce712" table:number-columns-repeated="2"/>
          <table:table-cell table:number-columns-repeated="16262"/>
        </table:table-row>
        <table:table-row table:style-name="ro37">
          <table:table-cell table:number-columns-repeated="9"/>
          <table:table-cell table:style-name="ce358" office:value-type="string" calcext:value-type="string">
            <text:p>⬤</text:p>
          </table:table-cell>
          <table:table-cell table:style-name="ce367" office:value-type="string" calcext:value-type="string">
            <text:p>⬤</text:p>
          </table:table-cell>
          <table:table-cell table:style-name="ce367"/>
          <table:table-cell table:style-name="ce361"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67"/>
          <table:table-cell table:style-name="ce361"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58" office:value-type="string" calcext:value-type="string">
            <text:p>⬤</text:p>
          </table:table-cell>
          <table:table-cell table:number-columns-repeated="2" table:style-name="ce367" office:value-type="string" calcext:value-type="string">
            <text:p>⬤</text:p>
          </table:table-cell>
          <table:table-cell table:style-name="ce361" office:value-type="string" calcext:value-type="string">
            <text:p>⬤</text:p>
          </table:table-cell>
          <table:table-cell table:number-columns-repeated="2" table:style-name="ce370" office:value-type="string" calcext:value-type="string">
            <text:p>⬤</text:p>
          </table:table-cell>
          <table:table-cell table:style-name="ce358" office:value-type="string" calcext:value-type="string">
            <text:p>⬤</text:p>
          </table:table-cell>
          <table:table-cell table:number-columns-repeated="2" table:style-name="ce367" office:value-type="string" calcext:value-type="string">
            <text:p>⬤</text:p>
          </table:table-cell>
          <table:table-cell table:style-name="ce361" office:value-type="string" calcext:value-type="string">
            <text:p>⬤</text:p>
          </table:table-cell>
          <table:table-cell table:number-columns-repeated="2" table:style-name="ce37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number-columns-repeated="2" table:style-name="ce370" office:value-type="string" calcext:value-type="string">
            <text:p>⬤</text:p>
          </table:table-cell>
          <table:table-cell table:style-name="ce380" office:value-type="string" calcext:value-type="string">
            <text:p>⬤</text:p>
          </table:table-cell>
          <table:table-cell table:number-columns-repeated="2" table:style-name="ce367" office:value-type="string" calcext:value-type="string">
            <text:p>⬤</text:p>
          </table:table-cell>
          <table:table-cell table:style-name="ce377" office:value-type="string" calcext:value-type="string">
            <text:p>⬤</text:p>
          </table:table-cell>
          <table:table-cell table:number-columns-repeated="2" table:style-name="ce370" office:value-type="string" calcext:value-type="string">
            <text:p>⬤</text:p>
          </table:table-cell>
          <table:table-cell table:style-name="ce380" office:value-type="string" calcext:value-type="string">
            <text:p>⬤</text:p>
          </table:table-cell>
          <table:table-cell table:number-columns-repeated="2" table:style-name="ce367" office:value-type="string" calcext:value-type="string">
            <text:p>⬤</text:p>
          </table:table-cell>
          <table:table-cell table:style-name="ce377"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67"/>
          <table:table-cell table:style-name="ce367" office:value-type="string" calcext:value-type="string">
            <text:p>⬤</text:p>
          </table:table-cell>
          <table:table-cell table:style-name="ce377"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67"/>
          <table:table-cell table:style-name="ce367" office:value-type="string" calcext:value-type="string">
            <text:p>⬤</text:p>
          </table:table-cell>
          <table:table-cell table:style-name="ce377" office:value-type="string" calcext:value-type="string">
            <text:p>⬤</text:p>
          </table:table-cell>
          <table:table-cell table:number-columns-repeated="3"/>
          <table:table-cell table:style-name="ce625" table:formula="of:=[.BL130]+8" office:value-type="float" office:value="64" calcext:value-type="float" table:number-columns-spanned="3" table:number-rows-spanned="3">
            <text:p>64</text:p>
          </table:table-cell>
          <table:covered-table-cell table:number-columns-repeated="2" table:style-name="ce625"/>
          <table:table-cell table:style-name="ce639" office:value-type="float" office:value="727" calcext:value-type="float" table:number-columns-spanned="3" table:number-rows-spanned="3">
            <text:p>727</text:p>
          </table:table-cell>
          <table:covered-table-cell table:number-columns-repeated="2" table:style-name="ce639"/>
          <table:table-cell table:style-name="ce625" office:value-type="float" office:value="726" calcext:value-type="float" table:number-columns-spanned="3" table:number-rows-spanned="3">
            <text:p>726</text:p>
          </table:table-cell>
          <table:covered-table-cell table:number-columns-repeated="2" table:style-name="ce625"/>
          <table:table-cell table:style-name="ce639" office:value-type="float" office:value="725" calcext:value-type="float" table:number-columns-spanned="3" table:number-rows-spanned="3">
            <text:p>725</text:p>
          </table:table-cell>
          <table:covered-table-cell table:number-columns-repeated="2" table:style-name="ce639"/>
          <table:table-cell table:style-name="ce673" office:value-type="float" office:value="724" calcext:value-type="float" table:number-columns-spanned="3" table:number-rows-spanned="3">
            <text:p>724</text:p>
          </table:table-cell>
          <table:covered-table-cell table:number-columns-repeated="2" table:style-name="ce625"/>
          <table:table-cell table:style-name="ce639" office:value-type="float" office:value="723" calcext:value-type="float" table:number-columns-spanned="3" table:number-rows-spanned="3">
            <text:p>723</text:p>
          </table:table-cell>
          <table:covered-table-cell table:number-columns-repeated="2" table:style-name="ce639"/>
          <table:table-cell table:style-name="ce625" office:value-type="float" office:value="722" calcext:value-type="float" table:number-columns-spanned="3" table:number-rows-spanned="3">
            <text:p>722</text:p>
          </table:table-cell>
          <table:covered-table-cell table:number-columns-repeated="2" table:style-name="ce625"/>
          <table:table-cell table:style-name="ce639" office:value-type="float" office:value="721" calcext:value-type="float" table:number-columns-spanned="3" table:number-rows-spanned="3">
            <text:p>721</text:p>
          </table:table-cell>
          <table:covered-table-cell table:number-columns-repeated="2" table:style-name="ce639"/>
          <table:table-cell table:style-name="ce625" office:value-type="float" office:value="270" calcext:value-type="float" table:number-columns-spanned="3" table:number-rows-spanned="3">
            <text:p>270</text:p>
          </table:table-cell>
          <table:covered-table-cell table:number-columns-repeated="2" table:style-name="ce625"/>
          <table:table-cell table:number-columns-repeated="8"/>
          <table:table-cell table:style-name="ce712"/>
          <table:table-cell table:style-name="ce713" office:value-type="string" calcext:value-type="string" table:number-columns-spanned="2" table:number-rows-spanned="2">
            <text:p>!34</text:p>
          </table:table-cell>
          <table:covered-table-cell table:style-name="ce277"/>
          <table:table-cell table:number-columns-repeated="4"/>
          <table:table-cell table:style-name="ce712"/>
          <table:table-cell table:style-name="ce730" office:value-type="string" calcext:value-type="string" table:number-columns-spanned="2" table:number-rows-spanned="2">
            <text:p>!63</text:p>
          </table:table-cell>
          <table:covered-table-cell table:number-columns-repeated="5" table:style-name="ce281"/>
          <table:table-cell table:style-name="ce730" office:value-type="string" calcext:value-type="string" table:number-columns-spanned="2" table:number-rows-spanned="2">
            <text:p>!22</text:p>
          </table:table-cell>
          <table:covered-table-cell table:style-name="ce281"/>
          <table:table-cell table:number-columns-repeated="5"/>
          <table:table-cell table:style-name="ce713" office:value-type="string" calcext:value-type="string" table:number-columns-spanned="2" table:number-rows-spanned="2">
            <text:p>!51</text:p>
          </table:table-cell>
          <table:covered-table-cell table:style-name="ce277"/>
          <table:table-cell table:number-columns-repeated="16263"/>
        </table:table-row>
        <table:table-row table:style-name="ro37">
          <table:table-cell table:number-columns-repeated="9"/>
          <table:table-cell table:style-name="ce359" office:value-type="string" calcext:value-type="string">
            <text:p>⬤</text:p>
          </table:table-cell>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office:value-type="string" calcext:value-type="string">
            <text:p>⬤</text:p>
          </table:table-cell>
          <table:table-cell table:style-name="ce368"/>
          <table:table-cell table:style-name="ce376" office:value-type="string" calcext:value-type="string">
            <text:p>⬤</text:p>
          </table:table-cell>
          <table:table-cell table:style-name="ce362" office:value-type="string" calcext:value-type="string">
            <text:p>⬤</text:p>
          </table:table-cell>
          <table:table-cell table:style-name="ce371"/>
          <table:table-cell table:style-name="ce375" office:value-type="string" calcext:value-type="string">
            <text:p>⬤</text:p>
          </table:table-cell>
          <table:table-cell table:style-name="ce359" office:value-type="string" calcext:value-type="string">
            <text:p>⬤</text:p>
          </table:table-cell>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table:table-cell table:style-name="ce368"/>
          <table:table-cell table:style-name="ce378"/>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style-name="ce376" office:value-type="string" calcext:value-type="string">
            <text:p>⬤</text:p>
          </table:table-cell>
          <table:table-cell table:style-name="ce368"/>
          <table:table-cell table:style-name="ce378" office:value-type="string" calcext:value-type="string">
            <text:p>⬤</text:p>
          </table:table-cell>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3"/>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table-cell table:number-columns-repeated="8"/>
          <table:table-cell table:style-name="ce712"/>
          <table:covered-table-cell table:number-columns-repeated="2" table:style-name="ce277"/>
          <table:table-cell table:number-columns-repeated="3"/>
          <table:table-cell table:style-name="ce712"/>
          <table:table-cell table:style-name="ce717"/>
          <table:covered-table-cell table:number-columns-repeated="2" table:style-name="ce281"/>
          <table:table-cell table:style-name="ce287" office:value-type="string" calcext:value-type="string" table:number-columns-spanned="2" table:number-rows-spanned="2">
            <text:p>!43</text:p>
          </table:table-cell>
          <table:covered-table-cell table:style-name="ce287"/>
          <table:table-cell table:style-name="ce287" office:value-type="string" calcext:value-type="string" table:number-columns-spanned="2" table:number-rows-spanned="2">
            <text:p>!42</text:p>
          </table:table-cell>
          <table:covered-table-cell table:style-name="ce287"/>
          <table:covered-table-cell table:number-columns-repeated="2" table:style-name="ce281"/>
          <table:table-cell table:number-columns-repeated="4"/>
          <table:table-cell table:style-name="ce712"/>
          <table:covered-table-cell table:number-columns-repeated="2" table:style-name="ce277"/>
          <table:table-cell table:number-columns-repeated="16263"/>
        </table:table-row>
        <table:table-row table:style-name="ro37">
          <table:table-cell table:number-columns-repeated="9"/>
          <table:table-cell table:style-name="ce359"/>
          <table:table-cell table:style-name="ce374"/>
          <table:table-cell table:style-name="ce376" office:value-type="string" calcext:value-type="string">
            <text:p>⬤</text:p>
          </table:table-cell>
          <table:table-cell table:style-name="ce362"/>
          <table:table-cell table:style-name="ce375"/>
          <table:table-cell table:style-name="ce375" office:value-type="string" calcext:value-type="string">
            <text:p>⬤</text:p>
          </table:table-cell>
          <table:table-cell table:style-name="ce359"/>
          <table:table-cell table:style-name="ce376" table:number-columns-repeated="2"/>
          <table:table-cell table:style-name="ce362"/>
          <table:table-cell table:style-name="ce375" table:number-columns-repeated="2"/>
          <table:table-cell table:style-name="ce359"/>
          <table:table-cell table:style-name="ce376" table:number-columns-repeated="2"/>
          <table:table-cell table:style-name="ce362" office:value-type="string" calcext:value-type="string">
            <text:p>⬤</text:p>
          </table:table-cell>
          <table:table-cell table:style-name="ce375" table:number-columns-repeated="2"/>
          <table:table-cell table:style-name="ce359" office:value-type="string" calcext:value-type="string">
            <text:p>⬤</text:p>
          </table:table-cell>
          <table:table-cell table:style-name="ce376" table:number-columns-repeated="2"/>
          <table:table-cell table:style-name="ce362"/>
          <table:table-cell table:style-name="ce375" office:value-type="string" calcext:value-type="string">
            <text:p>⬤</text:p>
          </table:table-cell>
          <table:table-cell table:style-name="ce375"/>
          <table:table-cell table:style-name="ce359"/>
          <table:table-cell table:style-name="ce376" office:value-type="string" calcext:value-type="string">
            <text:p>⬤</text:p>
          </table:table-cell>
          <table:table-cell table:style-name="ce378"/>
          <table:table-cell table:style-name="ce375"/>
          <table:table-cell table:style-name="ce375" office:value-type="string" calcext:value-type="string">
            <text:p>⬤</text:p>
          </table:table-cell>
          <table:table-cell table:style-name="ce381"/>
          <table:table-cell table:style-name="ce376" table:number-columns-repeated="2"/>
          <table:table-cell table:style-name="ce378" office:value-type="string" calcext:value-type="string">
            <text:p>⬤</text:p>
          </table:table-cell>
          <table:table-cell table:style-name="ce375" table:number-columns-repeated="2"/>
          <table:table-cell table:style-name="ce381" office:value-type="string" calcext:value-type="string">
            <text:p>⬤</text:p>
          </table:table-cell>
          <table:table-cell table:style-name="ce376" table:number-columns-repeated="2"/>
          <table:table-cell table:style-name="ce378"/>
          <table:table-cell table:style-name="ce375" table:number-columns-repeated="2"/>
          <table:table-cell table:style-name="ce381"/>
          <table:table-cell table:style-name="ce376" table:number-columns-repeated="2"/>
          <table:table-cell table:style-name="ce378"/>
          <table:table-cell table:style-name="ce375" office:value-type="string" calcext:value-type="string">
            <text:p>⬤</text:p>
          </table:table-cell>
          <table:table-cell table:style-name="ce375"/>
          <table:table-cell table:style-name="ce381"/>
          <table:table-cell table:style-name="ce376" office:value-type="string" calcext:value-type="string">
            <text:p>⬤</text:p>
          </table:table-cell>
          <table:table-cell table:style-name="ce376"/>
          <table:table-cell table:style-name="ce378"/>
          <table:table-cell table:number-columns-repeated="3"/>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table-cell table:number-columns-repeated="8"/>
          <table:table-cell table:style-name="ce712"/>
          <table:table-cell table:style-name="ce713" office:value-type="string" calcext:value-type="string" table:number-columns-spanned="2" table:number-rows-spanned="2">
            <text:p>!54</text:p>
          </table:table-cell>
          <table:covered-table-cell table:style-name="ce277"/>
          <table:table-cell table:number-columns-repeated="3"/>
          <table:table-cell table:style-name="ce730" office:value-type="string" calcext:value-type="string" table:number-columns-spanned="2" table:number-rows-spanned="2">
            <text:p>!24</text:p>
          </table:table-cell>
          <table:covered-table-cell table:style-name="ce281"/>
          <table:table-cell table:number-columns-repeated="2"/>
          <table:covered-table-cell table:number-columns-repeated="4" table:style-name="ce287"/>
          <table:table-cell table:number-columns-repeated="2"/>
          <table:table-cell table:style-name="ce730" office:value-type="string" calcext:value-type="string" table:number-columns-spanned="2" table:number-rows-spanned="2">
            <text:p>!61</text:p>
          </table:table-cell>
          <table:covered-table-cell table:style-name="ce281"/>
          <table:table-cell table:number-columns-repeated="2"/>
          <table:table-cell table:style-name="ce712"/>
          <table:table-cell table:style-name="ce713" office:value-type="string" calcext:value-type="string" table:number-columns-spanned="2" table:number-rows-spanned="2">
            <text:p>!31</text:p>
          </table:table-cell>
          <table:covered-table-cell table:style-name="ce277"/>
          <table:table-cell table:number-columns-repeated="16263"/>
        </table:table-row>
        <table:table-row table:style-name="ro37">
          <table:table-cell table:number-columns-repeated="9"/>
          <table:table-cell table:style-name="ce361" office:value-type="string" calcext:value-type="string">
            <text:p>⬤</text:p>
          </table:table-cell>
          <table:table-cell table:style-name="ce370" office:value-type="string" calcext:value-type="string">
            <text:p>⬤</text:p>
          </table:table-cell>
          <table:table-cell table:style-name="ce370"/>
          <table:table-cell table:style-name="ce383" office:value-type="string" calcext:value-type="string">
            <text:p>⬤</text:p>
          </table:table-cell>
          <table:table-cell table:style-name="ce393" office:value-type="string" calcext:value-type="string">
            <text:p>/</text:p>
          </table:table-cell>
          <table:table-cell table:style-name="ce393" office:value-type="string" calcext:value-type="string">
            <text:p>⬤</text:p>
          </table:table-cell>
          <table:table-cell table:style-name="ce386" office:value-type="string" calcext:value-type="string">
            <text:p>⬤</text:p>
          </table:table-cell>
          <table:table-cell table:style-name="ce396"/>
          <table:table-cell table:style-name="ce396"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396"/>
          <table:table-cell table:style-name="ce383" office:value-type="string" calcext:value-type="string">
            <text:p>⬤</text:p>
          </table:table-cell>
          <table:table-cell table:number-columns-repeated="2" table:style-name="ce393"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393"/>
          <table:table-cell table:style-name="ce386"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386"/>
          <table:table-cell table:style-name="ce396" office:value-type="string" calcext:value-type="string">
            <text:p>⬤</text:p>
          </table:table-cell>
          <table:table-cell table:style-name="ce396"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401"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4"/>
          <table:table-cell table:style-name="ce39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93"/>
          <table:table-cell table:style-name="ce393" office:value-type="string" calcext:value-type="string">
            <text:p>⬤</text:p>
          </table:table-cell>
          <table:table-cell table:style-name="ce401" office:value-type="string" calcext:value-type="string">
            <text:p>/</text:p>
          </table:table-cell>
          <table:table-cell table:number-columns-repeated="2" table:style-name="ce393" office:value-type="string" calcext:value-type="string">
            <text:p>/</text:p>
          </table:table-cell>
          <table:table-cell table:style-name="ce401" office:value-type="string" calcext:value-type="string">
            <text:p>⬤</text:p>
          </table:table-cell>
          <table:table-cell table:style-name="ce396"/>
          <table:table-cell table:style-name="ce396" office:value-type="string" calcext:value-type="string">
            <text:p>/</text:p>
          </table:table-cell>
          <table:table-cell table:style-name="ce404" office:value-type="string" calcext:value-type="string">
            <text:p>⬤</text:p>
          </table:table-cell>
          <table:table-cell table:style-name="ce396" office:value-type="string" calcext:value-type="string">
            <text:p>⬤</text:p>
          </table:table-cell>
          <table:table-cell table:style-name="ce396"/>
          <table:table-cell table:style-name="ce404" office:value-type="string" calcext:value-type="string">
            <text:p>⬤</text:p>
          </table:table-cell>
          <table:table-cell table:style-name="ce393" office:value-type="string" calcext:value-type="string">
            <text:p>⬤</text:p>
          </table:table-cell>
          <table:table-cell table:style-name="ce393" office:value-type="string" calcext:value-type="string">
            <text:p>/</text:p>
          </table:table-cell>
          <table:table-cell table:style-name="ce401" office:value-type="string" calcext:value-type="string">
            <text:p>⬤</text:p>
          </table:table-cell>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626" table:formula="of:=[.BL133]+8" office:value-type="float" office:value="56" calcext:value-type="float" table:number-columns-spanned="3" table:number-rows-spanned="3">
            <text:p>56</text:p>
          </table:table-cell>
          <table:covered-table-cell table:number-columns-repeated="2" table:style-name="ce626"/>
          <table:table-cell table:style-name="ce640" office:value-type="float" office:value="626" calcext:value-type="float" table:number-columns-spanned="3" table:number-rows-spanned="3">
            <text:p>626</text:p>
          </table:table-cell>
          <table:covered-table-cell table:number-columns-repeated="2" table:style-name="ce640"/>
          <table:table-cell table:style-name="ce640" office:value-type="float" office:value="625" calcext:value-type="float" table:number-columns-spanned="3" table:number-rows-spanned="3">
            <text:p>625</text:p>
          </table:table-cell>
          <table:covered-table-cell table:number-columns-repeated="2" table:style-name="ce640"/>
          <table:table-cell table:style-name="ce626" office:value-type="float" office:value="624" calcext:value-type="float" table:number-columns-spanned="3" table:number-rows-spanned="3">
            <text:p>624</text:p>
          </table:table-cell>
          <table:covered-table-cell table:number-columns-repeated="2" table:style-name="ce626"/>
          <table:table-cell table:style-name="ce674" office:value-type="float" office:value="623" calcext:value-type="float" table:number-columns-spanned="3" table:number-rows-spanned="3">
            <text:p>623</text:p>
          </table:table-cell>
          <table:covered-table-cell table:number-columns-repeated="2" table:style-name="ce626"/>
          <table:table-cell table:style-name="ce640" office:value-type="float" office:value="622" calcext:value-type="float" table:number-columns-spanned="3" table:number-rows-spanned="3">
            <text:p>622</text:p>
          </table:table-cell>
          <table:covered-table-cell table:number-columns-repeated="2" table:style-name="ce640"/>
          <table:table-cell table:style-name="ce640" office:value-type="float" office:value="621" calcext:value-type="float" table:number-columns-spanned="3" table:number-rows-spanned="3">
            <text:p>621</text:p>
          </table:table-cell>
          <table:covered-table-cell table:number-columns-repeated="2" table:style-name="ce640"/>
          <table:table-cell table:style-name="ce626" office:value-type="float" office:value="260" calcext:value-type="float" table:number-columns-spanned="3" table:number-rows-spanned="3">
            <text:p>260</text:p>
          </table:table-cell>
          <table:covered-table-cell table:number-columns-repeated="2" table:style-name="ce626"/>
          <table:table-cell table:style-name="ce639" office:value-type="float" office:value="717" calcext:value-type="float" table:number-columns-spanned="3" table:number-rows-spanned="3">
            <text:p>717</text:p>
          </table:table-cell>
          <table:covered-table-cell table:number-columns-repeated="2" table:style-name="ce639"/>
          <table:table-cell table:number-columns-repeated="8"/>
          <table:table-cell table:style-name="ce712"/>
          <table:covered-table-cell table:number-columns-repeated="2" table:style-name="ce277"/>
          <table:table-cell table:number-columns-repeated="3"/>
          <table:covered-table-cell table:number-columns-repeated="2" table:style-name="ce281"/>
          <table:table-cell/>
          <table:table-cell table:style-name="ce299" office:value-type="string" calcext:value-type="string" table:number-columns-spanned="2" table:number-rows-spanned="2">
            <text:p>!04</text:p>
          </table:table-cell>
          <table:covered-table-cell table:style-name="ce299"/>
          <table:table-cell table:style-name="ce299" office:value-type="string" calcext:value-type="string" table:number-columns-spanned="2" table:number-rows-spanned="2">
            <text:p>!03</text:p>
          </table:table-cell>
          <table:covered-table-cell table:style-name="ce299"/>
          <table:table-cell table:style-name="ce299" office:value-type="string" calcext:value-type="string" table:number-columns-spanned="2" table:number-rows-spanned="2">
            <text:p>!02</text:p>
          </table:table-cell>
          <table:covered-table-cell table:style-name="ce299"/>
          <table:table-cell/>
          <table:covered-table-cell table:number-columns-repeated="2" table:style-name="ce281"/>
          <table:table-cell/>
          <table:table-cell table:style-name="ce717"/>
          <table:table-cell/>
          <table:covered-table-cell table:number-columns-repeated="2" table:style-name="ce277"/>
          <table:table-cell table:number-columns-repeated="16263"/>
        </table:table-row>
        <table:table-row table:style-name="ro37">
          <table:table-cell table:number-columns-repeated="9"/>
          <table:table-cell table:style-name="ce362" office:value-type="string" calcext:value-type="string">
            <text:p>⬤</text:p>
          </table:table-cell>
          <table:table-cell table:style-name="ce371"/>
          <table:table-cell table:style-name="ce375"/>
          <table:table-cell table:style-name="ce384" office:value-type="string" calcext:value-type="string">
            <text:p>/</text:p>
          </table:table-cell>
          <table:table-cell table:style-name="ce394"/>
          <table:table-cell table:style-name="ce399"/>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4"/>
          <table:table-cell table:style-name="ce394"/>
          <table:table-cell table:style-name="ce399" office:value-type="string" calcext:value-type="string">
            <text:p>⬤</text:p>
          </table:table-cell>
          <table:table-cell table:style-name="ce384" office:value-type="string" calcext:value-type="string">
            <text:p>/</text:p>
          </table:table-cell>
          <table:table-cell table:style-name="ce394"/>
          <table:table-cell table:style-name="ce399" office:value-type="string" calcext:value-type="string">
            <text:p>⬤</text:p>
          </table:table-cell>
          <table:table-cell table:style-name="ce387"/>
          <table:table-cell table:style-name="ce397"/>
          <table:table-cell table:style-name="ce400" office:value-type="string" calcext:value-type="string">
            <text:p>⬤</text:p>
          </table:table-cell>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4" office:value-type="string" calcext:value-type="string">
            <text:p>⬤</text:p>
          </table:table-cell>
          <table:table-cell table:style-name="ce394"/>
          <table:table-cell table:style-name="ce402" office:value-type="string" calcext:value-type="string">
            <text:p>⬤</text:p>
          </table:table-cell>
          <table:table-cell table:style-name="ce400" office:value-type="string" calcext:value-type="string">
            <text:p>⬤</text:p>
          </table:table-cell>
          <table:table-cell table:style-name="ce397"/>
          <table:table-cell table:style-name="ce405" office:value-type="string" calcext:value-type="string">
            <text:p>⬤</text:p>
          </table:table-cell>
          <table:table-cell table:style-name="ce400" office:value-type="string" calcext:value-type="string">
            <text:p>⬤</text:p>
          </table:table-cell>
          <table:table-cell table:style-name="ce397"/>
          <table:table-cell table:style-name="ce405"/>
          <table:table-cell table:style-name="ce399" office:value-type="string" calcext:value-type="string">
            <text:p>⬤</text:p>
          </table:table-cell>
          <table:table-cell table:style-name="ce394"/>
          <table:table-cell table:style-name="ce402" office:value-type="string" calcext:value-type="string">
            <text:p>/</text:p>
          </table:table-cell>
          <table:table-cell table:style-name="ce399" office:value-type="string" calcext:value-type="string">
            <text:p>⬤</text:p>
          </table:table-cell>
          <table:table-cell table:style-name="ce394"/>
          <table:table-cell table:style-name="ce402"/>
          <table:table-cell table:style-name="ce400" office:value-type="string" calcext:value-type="string">
            <text:p>⬤</text:p>
          </table:table-cell>
          <table:table-cell table:style-name="ce397"/>
          <table:table-cell table:style-name="ce405" office:value-type="string" calcext:value-type="string">
            <text:p>/</text:p>
          </table:table-cell>
          <table:table-cell table:style-name="ce400" office:value-type="string" calcext:value-type="string">
            <text:p>/</text:p>
          </table:table-cell>
          <table:table-cell table:style-name="ce397"/>
          <table:table-cell table:style-name="ce405"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3"/>
          <table:covered-table-cell table:number-columns-repeated="3" table:style-name="ce626"/>
          <table:covered-table-cell table:number-columns-repeated="6" table:style-name="ce640"/>
          <table:covered-table-cell table:number-columns-repeated="6" table:style-name="ce626"/>
          <table:covered-table-cell table:number-columns-repeated="6" table:style-name="ce640"/>
          <table:covered-table-cell table:number-columns-repeated="3" table:style-name="ce626"/>
          <table:covered-table-cell table:number-columns-repeated="3" table:style-name="ce639"/>
          <table:table-cell table:number-columns-repeated="8"/>
          <table:table-cell table:style-name="ce712"/>
          <table:table-cell table:style-name="ce716" office:value-type="string" calcext:value-type="string" table:number-columns-spanned="2" table:number-rows-spanned="2">
            <text:p>!74</text:p>
          </table:table-cell>
          <table:covered-table-cell table:style-name="ce277"/>
          <table:table-cell table:number-columns-repeated="2"/>
          <table:table-cell table:style-name="ce730" office:value-type="string" calcext:value-type="string" table:number-columns-spanned="2" table:number-rows-spanned="2">
            <text:p>!64</text:p>
          </table:table-cell>
          <table:covered-table-cell table:style-name="ce281"/>
          <table:table-cell table:style-name="ce287" office:value-type="string" calcext:value-type="string" table:number-columns-spanned="2" table:number-rows-spanned="2">
            <text:p>!44</text:p>
          </table:table-cell>
          <table:covered-table-cell table:style-name="ce287"/>
          <table:covered-table-cell table:number-columns-repeated="6" table:style-name="ce299"/>
          <table:table-cell table:style-name="ce287" office:value-type="string" calcext:value-type="string" table:number-columns-spanned="2" table:number-rows-spanned="2">
            <text:p>!41</text:p>
          </table:table-cell>
          <table:covered-table-cell table:style-name="ce303"/>
          <table:table-cell table:style-name="ce730" office:value-type="string" calcext:value-type="string" table:number-columns-spanned="2" table:number-rows-spanned="2">
            <text:p>!21</text:p>
          </table:table-cell>
          <table:covered-table-cell table:style-name="ce281"/>
          <table:table-cell table:number-columns-repeated="2"/>
          <table:table-cell table:style-name="ce716" office:value-type="string" calcext:value-type="string" table:number-columns-spanned="2" table:number-rows-spanned="2">
            <text:p>!11</text:p>
          </table:table-cell>
          <table:covered-table-cell table:style-name="ce277"/>
          <table:table-cell table:number-columns-repeated="16263"/>
        </table:table-row>
        <table:table-row table:style-name="ro37">
          <table:table-cell table:number-columns-repeated="9"/>
          <table:table-cell table:style-name="ce362" office:value-type="string" calcext:value-type="string">
            <text:p>/</text:p>
          </table:table-cell>
          <table:table-cell table:style-name="ce375"/>
          <table:table-cell table:style-name="ce375" office:value-type="string" calcext:value-type="string">
            <text:p>⬤</text:p>
          </table:table-cell>
          <table:table-cell table:style-name="ce384" office:value-type="string" calcext:value-type="string">
            <text:p>⬤</text:p>
          </table:table-cell>
          <table:table-cell table:style-name="ce399" table:number-columns-repeated="2"/>
          <table:table-cell table:style-name="ce387" office:value-type="string" calcext:value-type="string">
            <text:p>⬤</text:p>
          </table:table-cell>
          <table:table-cell table:style-name="ce400" table:number-columns-repeated="2"/>
          <table:table-cell table:style-name="ce387" office:value-type="string" calcext:value-type="string">
            <text:p>⬤</text:p>
          </table:table-cell>
          <table:table-cell table:style-name="ce400" table:number-columns-repeated="2"/>
          <table:table-cell table:style-name="ce384" office:value-type="string" calcext:value-type="string">
            <text:p>⬤</text:p>
          </table:table-cell>
          <table:table-cell table:style-name="ce399" table:number-columns-repeated="2"/>
          <table:table-cell table:style-name="ce384" office:value-type="string" calcext:value-type="string">
            <text:p>⬤</text:p>
          </table:table-cell>
          <table:table-cell table:style-name="ce399" table:number-columns-repeated="2"/>
          <table:table-cell table:style-name="ce387" office:value-type="string" calcext:value-type="string">
            <text:p>⬤</text:p>
          </table:table-cell>
          <table:table-cell table:style-name="ce400" table:number-columns-repeated="2"/>
          <table:table-cell table:style-name="ce387" office:value-type="string" calcext:value-type="string">
            <text:p>/</text:p>
          </table:table-cell>
          <table:table-cell table:style-name="ce400" table:number-columns-repeated="2"/>
          <table:table-cell table:style-name="ce384"/>
          <table:table-cell table:style-name="ce399"/>
          <table:table-cell table:style-name="ce402"/>
          <table:table-cell table:style-name="ce400" table:number-columns-repeated="2"/>
          <table:table-cell table:style-name="ce405" office:value-type="string" calcext:value-type="string">
            <text:p>/</text:p>
          </table:table-cell>
          <table:table-cell table:style-name="ce400" table:number-columns-repeated="2"/>
          <table:table-cell table:style-name="ce405" office:value-type="string" calcext:value-type="string">
            <text:p>⬤</text:p>
          </table:table-cell>
          <table:table-cell table:style-name="ce399" table:number-columns-repeated="2"/>
          <table:table-cell table:style-name="ce402" office:value-type="string" calcext:value-type="string">
            <text:p>⬤</text:p>
          </table:table-cell>
          <table:table-cell table:style-name="ce399" table:number-columns-repeated="2"/>
          <table:table-cell table:style-name="ce402" office:value-type="string" calcext:value-type="string">
            <text:p>⬤</text:p>
          </table:table-cell>
          <table:table-cell table:style-name="ce400" table:number-columns-repeated="2"/>
          <table:table-cell table:style-name="ce405" office:value-type="string" calcext:value-type="string">
            <text:p>⬤</text:p>
          </table:table-cell>
          <table:table-cell table:style-name="ce400" table:number-columns-repeated="2"/>
          <table:table-cell table:style-name="ce405" office:value-type="string" calcext:value-type="string">
            <text:p>⬤</text:p>
          </table:table-cell>
          <table:table-cell table:style-name="ce399" table:number-columns-repeated="2"/>
          <table:table-cell table:style-name="ce402" office:value-type="string" calcext:value-type="string">
            <text:p>⬤</text:p>
          </table:table-cell>
          <table:table-cell table:style-name="ce375" office:value-type="string" calcext:value-type="string">
            <text:p>⬤</text:p>
          </table:table-cell>
          <table:table-cell table:style-name="ce375"/>
          <table:table-cell table:style-name="ce381" office:value-type="string" calcext:value-type="string">
            <text:p>/</text:p>
          </table:table-cell>
          <table:table-cell table:number-columns-repeated="3"/>
          <table:covered-table-cell table:number-columns-repeated="3" table:style-name="ce626"/>
          <table:covered-table-cell table:number-columns-repeated="6" table:style-name="ce640"/>
          <table:covered-table-cell table:number-columns-repeated="6" table:style-name="ce626"/>
          <table:covered-table-cell table:number-columns-repeated="6" table:style-name="ce640"/>
          <table:covered-table-cell table:number-columns-repeated="3" table:style-name="ce626"/>
          <table:covered-table-cell table:number-columns-repeated="3" table:style-name="ce639"/>
          <table:table-cell table:number-columns-repeated="8"/>
          <table:table-cell table:style-name="ce712"/>
          <table:covered-table-cell table:number-columns-repeated="2" table:style-name="ce277"/>
          <table:table-cell table:number-columns-repeated="2"/>
          <table:covered-table-cell table:number-columns-repeated="2" table:style-name="ce281"/>
          <table:covered-table-cell table:number-columns-repeated="2" table:style-name="ce287"/>
          <table:table-cell table:style-name="ce299" office:value-type="string" calcext:value-type="string" table:number-columns-spanned="2" table:number-rows-spanned="2">
            <text:p>!05</text:p>
          </table:table-cell>
          <table:covered-table-cell table:style-name="ce299"/>
          <table:table-cell table:style-name="ce301" office:value-type="string" calcext:value-type="string" table:number-columns-spanned="2" table:number-rows-spanned="2">
            <text:p>!!</text:p>
          </table:table-cell>
          <table:covered-table-cell table:style-name="ce301"/>
          <table:table-cell table:style-name="ce299" office:value-type="string" calcext:value-type="string" table:number-columns-spanned="2" table:number-rows-spanned="2">
            <text:p>!01</text:p>
          </table:table-cell>
          <table:covered-table-cell table:style-name="ce299"/>
          <table:covered-table-cell table:number-columns-repeated="2" table:style-name="ce303"/>
          <table:covered-table-cell table:number-columns-repeated="2" table:style-name="ce281"/>
          <table:table-cell table:number-columns-repeated="2"/>
          <table:covered-table-cell table:number-columns-repeated="2" table:style-name="ce277"/>
          <table:table-cell table:number-columns-repeated="16263"/>
        </table:table-row>
        <table:table-row table:style-name="ro37">
          <table:table-cell table:number-columns-repeated="9"/>
          <table:table-cell table:style-name="ce358" office:value-type="string" calcext:value-type="string">
            <text:p>⬤</text:p>
          </table:table-cell>
          <table:table-cell table:style-name="ce367" office:value-type="string" calcext:value-type="string">
            <text:p>⬤</text:p>
          </table:table-cell>
          <table:table-cell table:style-name="ce367"/>
          <table:table-cell table:style-name="ce386"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7" office:value-type="string" calcext:value-type="string">
            <text:p>⬤</text:p>
          </table:table-cell>
          <table:table-cell table:style-name="ce417"/>
          <table:table-cell table:style-name="ce417" office:value-type="string" calcext:value-type="string">
            <text:p>⬤</text:p>
          </table:table-cell>
          <table:table-cell table:style-name="ce410" office:value-type="string" calcext:value-type="string">
            <text:p>⬤</text:p>
          </table:table-cell>
          <table:table-cell table:style-name="ce420" office:value-type="string" calcext:value-type="string">
            <text:p>/</text:p>
          </table:table-cell>
          <table:table-cell table:style-name="ce420"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17"/>
          <table:table-cell table:style-name="ce410" office:value-type="string" calcext:value-type="string">
            <text:p>⬤</text:p>
          </table:table-cell>
          <table:table-cell table:style-name="ce420" office:value-type="string" calcext:value-type="string">
            <text:p>⬤</text:p>
          </table:table-cell>
          <table:table-cell table:style-name="ce420"/>
          <table:table-cell table:style-name="ce407" office:value-type="string" calcext:value-type="string">
            <text:p>/</text:p>
          </table:table-cell>
          <table:table-cell table:style-name="ce417" office:value-type="string" calcext:value-type="string">
            <text:p>⬤</text:p>
          </table:table-cell>
          <table:table-cell table:style-name="ce417"/>
          <table:table-cell table:style-name="ce410" office:value-type="string" calcext:value-type="string">
            <text:p>/</text:p>
          </table:table-cell>
          <table:table-cell table:style-name="ce420" office:value-type="string" calcext:value-type="string">
            <text:p>⬤</text:p>
          </table:table-cell>
          <table:table-cell table:style-name="ce420"/>
          <table:table-cell table:style-name="ce407"/>
          <table:table-cell table:style-name="ce417" office:value-type="string" calcext:value-type="string">
            <text:p>⬤</text:p>
          </table:table-cell>
          <table:table-cell table:style-name="ce425"/>
          <table:table-cell table:style-name="ce420"/>
          <table:table-cell table:style-name="ce420" office:value-type="string" calcext:value-type="string">
            <text:p>⬤</text:p>
          </table:table-cell>
          <table:table-cell table:style-name="ce428" office:value-type="string" calcext:value-type="string">
            <text:p>/</text:p>
          </table:table-cell>
          <table:table-cell table:style-name="ce417"/>
          <table:table-cell table:style-name="ce417" office:value-type="string" calcext:value-type="string">
            <text:p>⬤</text:p>
          </table:table-cell>
          <table:table-cell table:style-name="ce425" office:value-type="string" calcext:value-type="string">
            <text:p>/</text:p>
          </table:table-cell>
          <table:table-cell table:style-name="ce420"/>
          <table:table-cell table:style-name="ce420" office:value-type="string" calcext:value-type="string">
            <text:p>⬤</text:p>
          </table:table-cell>
          <table:table-cell table:style-name="ce428" office:value-type="string" calcext:value-type="string">
            <text:p>⬤</text:p>
          </table:table-cell>
          <table:table-cell table:style-name="ce417"/>
          <table:table-cell table:style-name="ce417" office:value-type="string" calcext:value-type="string">
            <text:p>/</text:p>
          </table:table-cell>
          <table:table-cell table:style-name="ce425" office:value-type="string" calcext:value-type="string">
            <text:p>⬤</text:p>
          </table:table-cell>
          <table:table-cell table:style-name="ce420" office:value-type="string" calcext:value-type="string">
            <text:p>⬤</text:p>
          </table:table-cell>
          <table:table-cell table:style-name="ce420" office:value-type="string" calcext:value-type="string">
            <text:p>/</text:p>
          </table:table-cell>
          <table:table-cell table:style-name="ce428" office:value-type="string" calcext:value-type="string">
            <text:p>⬤</text:p>
          </table:table-cell>
          <table:table-cell table:style-name="ce417" office:value-type="string" calcext:value-type="string">
            <text:p>⬤</text:p>
          </table:table-cell>
          <table:table-cell table:style-name="ce417"/>
          <table:table-cell table:style-name="ce425"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67"/>
          <table:table-cell table:style-name="ce367" office:value-type="string" calcext:value-type="string">
            <text:p>⬤</text:p>
          </table:table-cell>
          <table:table-cell table:style-name="ce377" office:value-type="string" calcext:value-type="string">
            <text:p>⬤</text:p>
          </table:table-cell>
          <table:table-cell table:number-columns-repeated="3"/>
          <table:table-cell table:style-name="ce627" table:formula="of:=[.BL136]+8" office:value-type="float" office:value="48" calcext:value-type="float" table:number-columns-spanned="3" table:number-rows-spanned="3">
            <text:p>48</text:p>
          </table:table-cell>
          <table:covered-table-cell table:number-columns-repeated="2" table:style-name="ce627"/>
          <table:table-cell table:style-name="ce641" office:value-type="float" office:value="255" calcext:value-type="float" table:number-columns-spanned="3" table:number-rows-spanned="3">
            <text:p>255</text:p>
          </table:table-cell>
          <table:covered-table-cell table:number-columns-repeated="2" table:style-name="ce641"/>
          <table:table-cell table:style-name="ce627" office:value-type="float" office:value="254" calcext:value-type="float" table:number-columns-spanned="3" table:number-rows-spanned="3">
            <text:p>254</text:p>
          </table:table-cell>
          <table:covered-table-cell table:number-columns-repeated="2" table:style-name="ce627"/>
          <table:table-cell table:style-name="ce641" office:value-type="float" office:value="253" calcext:value-type="float" table:number-columns-spanned="3" table:number-rows-spanned="3">
            <text:p>253</text:p>
          </table:table-cell>
          <table:covered-table-cell table:number-columns-repeated="2" table:style-name="ce641"/>
          <table:table-cell table:style-name="ce691" office:value-type="float" office:value="252" calcext:value-type="float" table:number-columns-spanned="3" table:number-rows-spanned="3">
            <text:p>252</text:p>
          </table:table-cell>
          <table:covered-table-cell table:number-columns-repeated="2" table:style-name="ce627"/>
          <table:table-cell table:style-name="ce641" office:value-type="float" office:value="251" calcext:value-type="float" table:number-columns-spanned="3" table:number-rows-spanned="3">
            <text:p>251</text:p>
          </table:table-cell>
          <table:covered-table-cell table:number-columns-repeated="2" table:style-name="ce641"/>
          <table:table-cell table:style-name="ce627" office:value-type="float" office:value="250" calcext:value-type="float" table:number-columns-spanned="3" table:number-rows-spanned="3">
            <text:p>250</text:p>
          </table:table-cell>
          <table:covered-table-cell table:number-columns-repeated="2" table:style-name="ce627"/>
          <table:table-cell table:style-name="ce640" office:value-type="float" office:value="616" calcext:value-type="float" table:number-columns-spanned="3" table:number-rows-spanned="3">
            <text:p>616</text:p>
          </table:table-cell>
          <table:covered-table-cell table:number-columns-repeated="2" table:style-name="ce640"/>
          <table:table-cell table:style-name="ce625" office:value-type="float" office:value="716" calcext:value-type="float" table:number-columns-spanned="3" table:number-rows-spanned="3">
            <text:p>716</text:p>
          </table:table-cell>
          <table:covered-table-cell table:number-columns-repeated="2" table:style-name="ce625"/>
          <table:table-cell table:number-columns-repeated="8"/>
          <table:table-cell table:style-name="ce712"/>
          <table:table-cell table:style-name="ce716" office:value-type="string" calcext:value-type="string" table:number-columns-spanned="2" table:number-rows-spanned="2">
            <text:p>!15</text:p>
          </table:table-cell>
          <table:covered-table-cell table:style-name="ce277"/>
          <table:table-cell table:number-columns-repeated="2"/>
          <table:table-cell table:style-name="ce730" office:value-type="string" calcext:value-type="string" table:number-columns-spanned="2" table:number-rows-spanned="2">
            <text:p>!25</text:p>
          </table:table-cell>
          <table:covered-table-cell table:style-name="ce281"/>
          <table:table-cell table:style-name="ce287" office:value-type="string" calcext:value-type="string" table:number-columns-spanned="2" table:number-rows-spanned="2">
            <text:p>!45</text:p>
          </table:table-cell>
          <table:covered-table-cell table:style-name="ce287"/>
          <table:covered-table-cell table:number-columns-repeated="2" table:style-name="ce299"/>
          <table:covered-table-cell table:number-columns-repeated="2" table:style-name="ce301"/>
          <table:covered-table-cell table:number-columns-repeated="2" table:style-name="ce299"/>
          <table:table-cell table:style-name="ce287" office:value-type="string" calcext:value-type="string" table:number-columns-spanned="2" table:number-rows-spanned="2">
            <text:p>!40</text:p>
          </table:table-cell>
          <table:covered-table-cell table:style-name="ce287"/>
          <table:table-cell table:style-name="ce730" office:value-type="string" calcext:value-type="string" table:number-columns-spanned="2" table:number-rows-spanned="2">
            <text:p>!60</text:p>
          </table:table-cell>
          <table:covered-table-cell table:style-name="ce281"/>
          <table:table-cell table:number-columns-repeated="2"/>
          <table:table-cell table:style-name="ce716" office:value-type="string" calcext:value-type="string" table:number-columns-spanned="2" table:number-rows-spanned="2">
            <text:p>!70</text:p>
          </table:table-cell>
          <table:covered-table-cell table:style-name="ce277"/>
          <table:table-cell table:number-columns-repeated="16263"/>
        </table:table-row>
        <table:table-row table:style-name="ro37">
          <table:table-cell table:number-columns-repeated="9"/>
          <table:table-cell table:style-name="ce359" office:value-type="string" calcext:value-type="string">
            <text:p>⬤</text:p>
          </table:table-cell>
          <table:table-cell table:style-name="ce368"/>
          <table:table-cell table:style-name="ce376"/>
          <table:table-cell table:style-name="ce387"/>
          <table:table-cell table:style-name="ce397"/>
          <table:table-cell table:style-name="ce400"/>
          <table:table-cell table:style-name="ce408"/>
          <table:table-cell table:style-name="ce418"/>
          <table:table-cell table:style-name="ce423"/>
          <table:table-cell table:style-name="ce411"/>
          <table:table-cell table:style-name="ce421"/>
          <table:table-cell table:style-name="ce424"/>
          <table:table-cell table:style-name="ce408"/>
          <table:table-cell table:style-name="ce418"/>
          <table:table-cell table:style-name="ce423" office:value-type="string" calcext:value-type="string">
            <text:p>⬤</text:p>
          </table:table-cell>
          <table:table-cell table:style-name="ce411"/>
          <table:table-cell table:style-name="ce421"/>
          <table:table-cell table:style-name="ce424" office:value-type="string" calcext:value-type="string">
            <text:p>⬤</text:p>
          </table:table-cell>
          <table:table-cell table:style-name="ce408"/>
          <table:table-cell table:style-name="ce418"/>
          <table:table-cell table:style-name="ce423" office:value-type="string" calcext:value-type="string">
            <text:p>⬤</text:p>
          </table:table-cell>
          <table:table-cell table:style-name="ce411" office:value-type="string" calcext:value-type="string">
            <text:p>⬤</text:p>
          </table:table-cell>
          <table:table-cell table:style-name="ce421"/>
          <table:table-cell table:style-name="ce424" office:value-type="string" calcext:value-type="string">
            <text:p>⬤</text:p>
          </table:table-cell>
          <table:table-cell table:style-name="ce408" office:value-type="string" calcext:value-type="string">
            <text:p>⬤</text:p>
          </table:table-cell>
          <table:table-cell table:style-name="ce418"/>
          <table:table-cell table:style-name="ce426" office:value-type="string" calcext:value-type="string">
            <text:p>⬤</text:p>
          </table:table-cell>
          <table:table-cell table:style-name="ce424" office:value-type="string" calcext:value-type="string">
            <text:p>⬤</text:p>
          </table:table-cell>
          <table:table-cell table:style-name="ce421"/>
          <table:table-cell table:style-name="ce429" office:value-type="string" calcext:value-type="string">
            <text:p>⬤</text:p>
          </table:table-cell>
          <table:table-cell table:style-name="ce423" office:value-type="string" calcext:value-type="string">
            <text:p>⬤</text:p>
          </table:table-cell>
          <table:table-cell table:style-name="ce418"/>
          <table:table-cell table:style-name="ce426"/>
          <table:table-cell table:style-name="ce424" office:value-type="string" calcext:value-type="string">
            <text:p>⬤</text:p>
          </table:table-cell>
          <table:table-cell table:style-name="ce421"/>
          <table:table-cell table:style-name="ce429"/>
          <table:table-cell table:style-name="ce423" office:value-type="string" calcext:value-type="string">
            <text:p>⬤</text:p>
          </table:table-cell>
          <table:table-cell table:style-name="ce418"/>
          <table:table-cell table:style-name="ce426"/>
          <table:table-cell table:style-name="ce424"/>
          <table:table-cell table:style-name="ce421"/>
          <table:table-cell table:style-name="ce429"/>
          <table:table-cell table:style-name="ce423"/>
          <table:table-cell table:style-name="ce418"/>
          <table:table-cell table:style-name="ce426"/>
          <table:table-cell table:style-name="ce400"/>
          <table:table-cell table:style-name="ce397"/>
          <table:table-cell table:style-name="ce405"/>
          <table:table-cell table:style-name="ce376"/>
          <table:table-cell table:style-name="ce368"/>
          <table:table-cell table:style-name="ce378" office:value-type="string" calcext:value-type="string">
            <text:p>⬤</text:p>
          </table:table-cell>
          <table:table-cell table:number-columns-repeated="3"/>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0"/>
          <table:covered-table-cell table:number-columns-repeated="3" table:style-name="ce625"/>
          <table:table-cell table:number-columns-repeated="8"/>
          <table:table-cell table:style-name="ce712"/>
          <table:covered-table-cell table:number-columns-repeated="2" table:style-name="ce277"/>
          <table:table-cell table:number-columns-repeated="2"/>
          <table:covered-table-cell table:number-columns-repeated="2" table:style-name="ce281"/>
          <table:covered-table-cell table:number-columns-repeated="2" table:style-name="ce287"/>
          <table:table-cell table:style-name="ce299" office:value-type="string" calcext:value-type="string" table:number-columns-spanned="2" table:number-rows-spanned="2">
            <text:p>!06</text:p>
          </table:table-cell>
          <table:covered-table-cell table:style-name="ce299"/>
          <table:table-cell table:style-name="ce299" office:value-type="string" calcext:value-type="string" table:number-columns-spanned="2" table:number-rows-spanned="2">
            <text:p>!07</text:p>
          </table:table-cell>
          <table:covered-table-cell table:style-name="ce299"/>
          <table:table-cell table:style-name="ce299" office:value-type="string" calcext:value-type="string" table:number-columns-spanned="2" table:number-rows-spanned="2">
            <text:p>!00</text:p>
          </table:table-cell>
          <table:covered-table-cell table:style-name="ce299"/>
          <table:covered-table-cell table:number-columns-repeated="2" table:style-name="ce287"/>
          <table:covered-table-cell table:number-columns-repeated="2" table:style-name="ce281"/>
          <table:table-cell table:number-columns-repeated="2"/>
          <table:covered-table-cell table:number-columns-repeated="2" table:style-name="ce277"/>
          <table:table-cell table:number-columns-repeated="16263"/>
        </table:table-row>
        <table:table-row table:style-name="ro37">
          <table:table-cell table:number-columns-repeated="9"/>
          <table:table-cell table:style-name="ce359"/>
          <table:table-cell table:style-name="ce376" office:value-type="string" calcext:value-type="string">
            <text:p>⬤</text:p>
          </table:table-cell>
          <table:table-cell table:style-name="ce376"/>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08" office:value-type="string" calcext:value-type="string">
            <text:p>⬤</text:p>
          </table:table-cell>
          <table:table-cell table:style-name="ce423" table:number-columns-repeated="2"/>
          <table:table-cell table:style-name="ce411" office:value-type="string" calcext:value-type="string">
            <text:p>⬤</text:p>
          </table:table-cell>
          <table:table-cell table:style-name="ce424" table:number-columns-repeated="2"/>
          <table:table-cell table:style-name="ce408" office:value-type="string" calcext:value-type="string">
            <text:p>⬤</text:p>
          </table:table-cell>
          <table:table-cell table:style-name="ce423" table:number-columns-repeated="2"/>
          <table:table-cell table:style-name="ce411" office:value-type="string" calcext:value-type="string">
            <text:p>⬤</text:p>
          </table:table-cell>
          <table:table-cell table:style-name="ce424" table:number-columns-repeated="2"/>
          <table:table-cell table:style-name="ce408" office:value-type="string" calcext:value-type="string">
            <text:p>⬤</text:p>
          </table:table-cell>
          <table:table-cell table:style-name="ce423" table:number-columns-repeated="2"/>
          <table:table-cell table:style-name="ce411"/>
          <table:table-cell table:style-name="ce424" table:number-columns-repeated="2"/>
          <table:table-cell table:style-name="ce408"/>
          <table:table-cell table:style-name="ce423"/>
          <table:table-cell table:style-name="ce426"/>
          <table:table-cell table:style-name="ce424" table:number-columns-repeated="2"/>
          <table:table-cell table:style-name="ce429"/>
          <table:table-cell table:style-name="ce423" table:number-columns-repeated="2"/>
          <table:table-cell table:style-name="ce426" office:value-type="string" calcext:value-type="string">
            <text:p>⬤</text:p>
          </table:table-cell>
          <table:table-cell table:style-name="ce424" table:number-columns-repeated="2"/>
          <table:table-cell table:style-name="ce429" office:value-type="string" calcext:value-type="string">
            <text:p>⬤</text:p>
          </table:table-cell>
          <table:table-cell table:style-name="ce423" table:number-columns-repeated="2"/>
          <table:table-cell table:style-name="ce426" office:value-type="string" calcext:value-type="string">
            <text:p>⬤</text:p>
          </table:table-cell>
          <table:table-cell table:style-name="ce424" table:number-columns-repeated="2"/>
          <table:table-cell table:style-name="ce429" office:value-type="string" calcext:value-type="string">
            <text:p>⬤</text:p>
          </table:table-cell>
          <table:table-cell table:style-name="ce423" table:number-columns-repeated="2"/>
          <table:table-cell table:style-name="ce426" office:value-type="string" calcext:value-type="string">
            <text:p>⬤</text:p>
          </table:table-cell>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6"/>
          <table:table-cell table:style-name="ce376" office:value-type="string" calcext:value-type="string">
            <text:p>⬤</text:p>
          </table:table-cell>
          <table:table-cell table:style-name="ce378"/>
          <table:table-cell table:number-columns-repeated="3"/>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0"/>
          <table:covered-table-cell table:number-columns-repeated="3" table:style-name="ce625"/>
          <table:table-cell table:number-columns-repeated="8"/>
          <table:table-cell table:style-name="ce712"/>
          <table:table-cell table:style-name="ce713" office:value-type="string" calcext:value-type="string" table:number-columns-spanned="2" table:number-rows-spanned="2">
            <text:p>!35</text:p>
          </table:table-cell>
          <table:covered-table-cell table:style-name="ce277"/>
          <table:table-cell table:number-columns-repeated="3"/>
          <table:table-cell table:style-name="ce730" office:value-type="string" calcext:value-type="string" table:number-columns-spanned="2" table:number-rows-spanned="2">
            <text:p>!65</text:p>
          </table:table-cell>
          <table:covered-table-cell table:style-name="ce281"/>
          <table:table-cell/>
          <table:covered-table-cell table:number-columns-repeated="6" table:style-name="ce299"/>
          <table:table-cell/>
          <table:table-cell table:style-name="ce730" office:value-type="string" calcext:value-type="string" table:number-columns-spanned="2" table:number-rows-spanned="2">
            <text:p>!20</text:p>
          </table:table-cell>
          <table:covered-table-cell table:style-name="ce281"/>
          <table:table-cell table:number-columns-repeated="3"/>
          <table:table-cell table:style-name="ce713" office:value-type="string" calcext:value-type="string" table:number-columns-spanned="2" table:number-rows-spanned="2">
            <text:p>!50</text:p>
          </table:table-cell>
          <table:covered-table-cell table:style-name="ce277"/>
          <table:table-cell table:number-columns-repeated="16263"/>
        </table:table-row>
        <table:table-row table:style-name="ro37">
          <table:table-cell table:number-columns-repeated="9"/>
          <table:table-cell table:style-name="ce361" office:value-type="string" calcext:value-type="string">
            <text:p>⬤</text:p>
          </table:table-cell>
          <table:table-cell table:style-name="ce370" office:value-type="string" calcext:value-type="string">
            <text:p>⬤</text:p>
          </table:table-cell>
          <table:table-cell table:style-name="ce370"/>
          <table:table-cell table:style-name="ce386"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10" office:value-type="string" calcext:value-type="string">
            <text:p>⬤</text:p>
          </table:table-cell>
          <table:table-cell table:style-name="ce420"/>
          <table:table-cell table:style-name="ce420" office:value-type="string" calcext:value-type="string">
            <text:p>⬤</text:p>
          </table:table-cell>
          <table:table-cell table:style-name="ce432"/>
          <table:table-cell table:style-name="ce444" office:value-type="string" calcext:value-type="string">
            <text:p>⬤</text:p>
          </table:table-cell>
          <table:table-cell table:style-name="ce444"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35" office:value-type="string" calcext:value-type="string">
            <text:p>/</text:p>
          </table:table-cell>
          <table:table-cell table:style-name="ce447"/>
          <table:table-cell table:style-name="ce447" office:value-type="string" calcext:value-type="string">
            <text:p>⬤</text:p>
          </table:table-cell>
          <table:table-cell table:style-name="ce435"/>
          <table:table-cell table:style-name="ce447" office:value-type="string" calcext:value-type="string">
            <text:p>/</text:p>
          </table:table-cell>
          <table:table-cell table:style-name="ce447"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32" office:value-type="string" calcext:value-type="string">
            <text:p>⬤</text:p>
          </table:table-cell>
          <table:table-cell table:style-name="ce444"/>
          <table:table-cell table:style-name="ce455"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58"/>
          <table:table-cell table:style-name="ce447" office:value-type="string" calcext:value-type="string">
            <text:p>⬤</text:p>
          </table:table-cell>
          <table:table-cell table:style-name="ce447"/>
          <table:table-cell table:style-name="ce458"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44" office:value-type="string" calcext:value-type="string">
            <text:p>/</text:p>
          </table:table-cell>
          <table:table-cell table:style-name="ce444" office:value-type="string" calcext:value-type="string">
            <text:p>⬤</text:p>
          </table:table-cell>
          <table:table-cell table:style-name="ce455"/>
          <table:table-cell table:style-name="ce420" office:value-type="string" calcext:value-type="string">
            <text:p>⬤</text:p>
          </table:table-cell>
          <table:table-cell table:style-name="ce420"/>
          <table:table-cell table:style-name="ce428"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628" table:formula="of:=[.BL139]+8" office:value-type="float" office:value="40" calcext:value-type="float" table:number-columns-spanned="3" table:number-rows-spanned="3">
            <text:p>40</text:p>
          </table:table-cell>
          <table:covered-table-cell table:number-columns-repeated="2" table:style-name="ce628"/>
          <table:table-cell table:style-name="ce642" office:value-type="string" calcext:value-type="string" table:number-columns-spanned="3" table:number-rows-spanned="3">
            <text:p>442</text:p>
            <text:p>27</text:p>
          </table:table-cell>
          <table:covered-table-cell table:number-columns-repeated="2" table:style-name="ce257"/>
          <table:table-cell table:style-name="ce642" office:value-type="string" calcext:value-type="string" table:number-columns-spanned="3" table:number-rows-spanned="3">
            <text:p>432</text:p>
            <text:p>25</text:p>
          </table:table-cell>
          <table:covered-table-cell table:number-columns-repeated="2" table:style-name="ce257"/>
          <table:table-cell table:style-name="ce642" office:value-type="string" calcext:value-type="string" table:number-columns-spanned="3" table:number-rows-spanned="3">
            <text:p>422</text:p>
            <text:p>23</text:p>
          </table:table-cell>
          <table:covered-table-cell table:number-columns-repeated="2" table:style-name="ce257"/>
          <table:table-cell table:style-name="ce642" office:value-type="string" calcext:value-type="string" table:number-columns-spanned="3" table:number-rows-spanned="3">
            <text:p>240</text:p>
            <text:p>21</text:p>
          </table:table-cell>
          <table:covered-table-cell table:number-columns-repeated="2" table:style-name="ce257"/>
          <table:table-cell table:style-name="ce696" office:value-type="float" office:value="240" calcext:value-type="float" table:number-columns-spanned="3" table:number-rows-spanned="3">
            <text:p>240</text:p>
          </table:table-cell>
          <table:covered-table-cell table:number-columns-repeated="2" table:style-name="ce628"/>
          <table:table-cell table:style-name="ce641" office:value-type="float" office:value="155" calcext:value-type="float" table:number-columns-spanned="3" table:number-rows-spanned="3">
            <text:p>155</text:p>
          </table:table-cell>
          <table:covered-table-cell table:number-columns-repeated="2" table:style-name="ce641"/>
          <table:table-cell table:style-name="ce640" office:value-type="float" office:value="615" calcext:value-type="float" table:number-columns-spanned="3" table:number-rows-spanned="3">
            <text:p>615</text:p>
          </table:table-cell>
          <table:covered-table-cell table:number-columns-repeated="2" table:style-name="ce640"/>
          <table:table-cell table:style-name="ce639" office:value-type="float" office:value="715" calcext:value-type="float" table:number-columns-spanned="3" table:number-rows-spanned="3">
            <text:p>715</text:p>
          </table:table-cell>
          <table:covered-table-cell table:number-columns-repeated="2" table:style-name="ce639"/>
          <table:table-cell table:number-columns-repeated="8"/>
          <table:table-cell table:style-name="ce712"/>
          <table:covered-table-cell table:number-columns-repeated="2" table:style-name="ce277"/>
          <table:table-cell table:number-columns-repeated="3"/>
          <table:covered-table-cell table:number-columns-repeated="2" table:style-name="ce281"/>
          <table:table-cell table:number-columns-repeated="2"/>
          <table:table-cell table:style-name="ce287" office:value-type="string" calcext:value-type="string" table:number-columns-spanned="2" table:number-rows-spanned="2">
            <text:p>!46</text:p>
          </table:table-cell>
          <table:covered-table-cell table:style-name="ce287"/>
          <table:table-cell table:style-name="ce287" office:value-type="string" calcext:value-type="string" table:number-columns-spanned="2" table:number-rows-spanned="2">
            <text:p>!47</text:p>
          </table:table-cell>
          <table:covered-table-cell table:style-name="ce287"/>
          <table:table-cell table:number-columns-repeated="2"/>
          <table:covered-table-cell table:number-columns-repeated="2" table:style-name="ce281"/>
          <table:table-cell table:number-columns-repeated="3"/>
          <table:covered-table-cell table:number-columns-repeated="2" table:style-name="ce277"/>
          <table:table-cell table:number-columns-repeated="16263"/>
        </table:table-row>
        <table:table-row table:style-name="ro37">
          <table:table-cell table:number-columns-repeated="9"/>
          <table:table-cell table:style-name="ce362" office:value-type="string" calcext:value-type="string">
            <text:p>⬤</text:p>
          </table:table-cell>
          <table:table-cell table:style-name="ce371"/>
          <table:table-cell table:style-name="ce375"/>
          <table:table-cell table:style-name="ce387" office:value-type="string" calcext:value-type="string">
            <text:p>/</text:p>
          </table:table-cell>
          <table:table-cell table:style-name="ce397"/>
          <table:table-cell table:style-name="ce400"/>
          <table:table-cell table:style-name="ce411" office:value-type="string" calcext:value-type="string">
            <text:p>/</text:p>
          </table:table-cell>
          <table:table-cell table:style-name="ce421"/>
          <table:table-cell table:style-name="ce424"/>
          <table:table-cell table:style-name="ce433" office:value-type="string" calcext:value-type="string">
            <text:p>⬤</text:p>
          </table:table-cell>
          <table:table-cell table:style-name="ce445" office:value-type="string" calcext:value-type="string">
            <text:p>x</text:p>
          </table:table-cell>
          <table:table-cell table:style-name="ce450"/>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6" office:value-type="string" calcext:value-type="string">
            <text:p>⬤</text:p>
          </table:table-cell>
          <table:table-cell table:style-name="ce448"/>
          <table:table-cell table:style-name="ce451" office:value-type="string" calcext:value-type="string">
            <text:p>/</text:p>
          </table:table-cell>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3" office:value-type="string" calcext:value-type="string">
            <text:p>/</text:p>
          </table:table-cell>
          <table:table-cell table:style-name="ce445" office:value-type="string" calcext:value-type="string">
            <text:p>x</text:p>
          </table:table-cell>
          <table:table-cell table:style-name="ce456"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1" office:value-type="string" calcext:value-type="string">
            <text:p>/</text:p>
          </table:table-cell>
          <table:table-cell table:style-name="ce448"/>
          <table:table-cell table:style-name="ce459"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0"/>
          <table:table-cell table:style-name="ce445" office:value-type="string" calcext:value-type="string">
            <text:p>x</text:p>
          </table:table-cell>
          <table:table-cell table:style-name="ce456" office:value-type="string" calcext:value-type="string">
            <text:p>⬤</text:p>
          </table:table-cell>
          <table:table-cell table:style-name="ce424"/>
          <table:table-cell table:style-name="ce421"/>
          <table:table-cell table:style-name="ce429"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3"/>
          <table:covered-table-cell table:number-columns-repeated="3" table:style-name="ce628"/>
          <table:covered-table-cell table:number-columns-repeated="12" table:style-name="ce257"/>
          <table:covered-table-cell table:number-columns-repeated="3" table:style-name="ce628"/>
          <table:covered-table-cell table:number-columns-repeated="3" table:style-name="ce641"/>
          <table:covered-table-cell table:number-columns-repeated="3" table:style-name="ce640"/>
          <table:covered-table-cell table:number-columns-repeated="3" table:style-name="ce639"/>
          <table:table-cell table:number-columns-repeated="8"/>
          <table:table-cell table:style-name="ce712"/>
          <table:table-cell table:style-name="ce713" office:value-type="string" calcext:value-type="string" table:number-columns-spanned="2" table:number-rows-spanned="2">
            <text:p>!55</text:p>
          </table:table-cell>
          <table:covered-table-cell table:style-name="ce277"/>
          <table:table-cell table:number-columns-repeated="5"/>
          <table:table-cell table:style-name="ce730" office:value-type="string" calcext:value-type="string" table:number-columns-spanned="2" table:number-rows-spanned="2">
            <text:p>!26</text:p>
          </table:table-cell>
          <table:covered-table-cell table:style-name="ce281"/>
          <table:covered-table-cell table:number-columns-repeated="4" table:style-name="ce287"/>
          <table:table-cell table:style-name="ce730" office:value-type="string" calcext:value-type="string" table:number-columns-spanned="2" table:number-rows-spanned="2">
            <text:p>!67</text:p>
          </table:table-cell>
          <table:covered-table-cell table:style-name="ce281"/>
          <table:table-cell table:number-columns-repeated="5"/>
          <table:table-cell table:style-name="ce713" office:value-type="string" calcext:value-type="string" table:number-columns-spanned="2" table:number-rows-spanned="2">
            <text:p>!30</text:p>
          </table:table-cell>
          <table:covered-table-cell table:style-name="ce277"/>
          <table:table-cell table:number-columns-repeated="16263"/>
        </table:table-row>
        <table:table-row table:style-name="ro37">
          <table:table-cell table:number-columns-repeated="9"/>
          <table:table-cell table:style-name="ce362" office:value-type="string" calcext:value-type="string">
            <text:p>/</text:p>
          </table:table-cell>
          <table:table-cell table:style-name="ce375" office:value-type="string" calcext:value-type="string">
            <text:p>⬤</text:p>
          </table:table-cell>
          <table:table-cell table:style-name="ce375"/>
          <table:table-cell table:style-name="ce387"/>
          <table:table-cell table:style-name="ce400" office:value-type="string" calcext:value-type="string">
            <text:p>⬤</text:p>
          </table:table-cell>
          <table:table-cell table:style-name="ce400"/>
          <table:table-cell table:style-name="ce411" office:value-type="string" calcext:value-type="string">
            <text:p>⬤</text:p>
          </table:table-cell>
          <table:table-cell table:style-name="ce424" table:number-columns-repeated="2"/>
          <table:table-cell table:style-name="ce433" office:value-type="string" calcext:value-type="string">
            <text:p>/</text:p>
          </table:table-cell>
          <table:table-cell table:style-name="ce450" table:number-columns-repeated="2"/>
          <table:table-cell table:style-name="ce436"/>
          <table:table-cell table:style-name="ce451" table:number-columns-repeated="2"/>
          <table:table-cell table:style-name="ce436" office:value-type="string" calcext:value-type="string">
            <text:p>/</text:p>
          </table:table-cell>
          <table:table-cell table:style-name="ce503" table:number-columns-repeated="2"/>
          <table:table-cell table:style-name="ce442"/>
          <table:table-cell table:style-name="ce503"/>
          <table:table-cell table:style-name="ce451"/>
          <table:table-cell table:style-name="ce436"/>
          <table:table-cell table:style-name="ce451" table:number-columns-repeated="2"/>
          <table:table-cell table:style-name="ce433"/>
          <table:table-cell table:style-name="ce450"/>
          <table:table-cell table:style-name="ce456"/>
          <table:table-cell table:style-name="ce451" table:number-columns-repeated="2"/>
          <table:table-cell table:style-name="ce459"/>
          <table:table-cell table:style-name="ce451" table:number-columns-repeated="2"/>
          <table:table-cell table:style-name="ce459"/>
          <table:table-cell table:style-name="ce451" table:number-columns-repeated="2"/>
          <table:table-cell table:style-name="ce459" office:value-type="string" calcext:value-type="string">
            <text:p>/</text:p>
          </table:table-cell>
          <table:table-cell table:style-name="ce451" table:number-columns-repeated="2"/>
          <table:table-cell table:style-name="ce459"/>
          <table:table-cell table:style-name="ce450" table:number-columns-repeated="2"/>
          <table:table-cell table:style-name="ce456" office:value-type="string" calcext:value-type="string">
            <text:p>/</text:p>
          </table:table-cell>
          <table:table-cell table:style-name="ce424" table:number-columns-repeated="2"/>
          <table:table-cell table:style-name="ce429" office:value-type="string" calcext:value-type="string">
            <text:p>⬤</text:p>
          </table:table-cell>
          <table:table-cell table:style-name="ce400"/>
          <table:table-cell table:style-name="ce400" office:value-type="string" calcext:value-type="string">
            <text:p>⬤</text:p>
          </table:table-cell>
          <table:table-cell table:style-name="ce405"/>
          <table:table-cell table:style-name="ce375"/>
          <table:table-cell table:style-name="ce375" office:value-type="string" calcext:value-type="string">
            <text:p>⬤</text:p>
          </table:table-cell>
          <table:table-cell table:style-name="ce381" office:value-type="string" calcext:value-type="string">
            <text:p>/</text:p>
          </table:table-cell>
          <table:table-cell table:number-columns-repeated="3"/>
          <table:covered-table-cell table:number-columns-repeated="3" table:style-name="ce628"/>
          <table:covered-table-cell table:number-columns-repeated="12" table:style-name="ce257"/>
          <table:covered-table-cell table:number-columns-repeated="3" table:style-name="ce628"/>
          <table:covered-table-cell table:number-columns-repeated="3" table:style-name="ce641"/>
          <table:covered-table-cell table:number-columns-repeated="3" table:style-name="ce640"/>
          <table:covered-table-cell table:number-columns-repeated="3" table:style-name="ce639"/>
          <table:table-cell table:number-columns-repeated="8"/>
          <table:table-cell table:style-name="ce712"/>
          <table:covered-table-cell table:number-columns-repeated="2" table:style-name="ce277"/>
          <table:table-cell table:number-columns-repeated="4"/>
          <table:table-cell table:style-name="ce717"/>
          <table:covered-table-cell table:number-columns-repeated="2" table:style-name="ce281"/>
          <table:table-cell table:style-name="ce730" office:value-type="string" calcext:value-type="string" table:number-columns-spanned="2" table:number-rows-spanned="2">
            <text:p>!66</text:p>
          </table:table-cell>
          <table:covered-table-cell table:style-name="ce281"/>
          <table:table-cell table:style-name="ce730" office:value-type="string" calcext:value-type="string" table:number-columns-spanned="2" table:number-rows-spanned="2">
            <text:p>!27</text:p>
          </table:table-cell>
          <table:covered-table-cell table:number-columns-repeated="3" table:style-name="ce281"/>
          <table:table-cell table:number-columns-repeated="5"/>
          <table:covered-table-cell table:number-columns-repeated="2" table:style-name="ce277"/>
          <table:table-cell table:number-columns-repeated="16263"/>
        </table:table-row>
        <table:table-row table:style-name="ro37">
          <table:table-cell table:number-columns-repeated="9"/>
          <table:table-cell table:style-name="ce358" office:value-type="string" calcext:value-type="string">
            <text:p>⬤</text:p>
          </table:table-cell>
          <table:table-cell table:style-name="ce367" office:value-type="string" calcext:value-type="string">
            <text:p>⬤</text:p>
          </table:table-cell>
          <table:table-cell table:style-name="ce367"/>
          <table:table-cell table:style-name="ce383" office:value-type="string" calcext:value-type="string">
            <text:p>⬤</text:p>
          </table:table-cell>
          <table:table-cell table:style-name="ce393"/>
          <table:table-cell table:style-name="ce393" office:value-type="string" calcext:value-type="string">
            <text:p>⬤</text:p>
          </table:table-cell>
          <table:table-cell table:style-name="ce407" office:value-type="string" calcext:value-type="string">
            <text:p>⬤</text:p>
          </table:table-cell>
          <table:table-cell table:style-name="ce417"/>
          <table:table-cell table:style-name="ce417"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47"/>
          <table:table-cell table:style-name="ce461"/>
          <table:table-cell table:style-name="ce472" office:value-type="string" calcext:value-type="string">
            <text:p>⬤</text:p>
          </table:table-cell>
          <table:table-cell table:style-name="ce472"/>
          <table:table-cell table:style-name="ce464" office:value-type="string" calcext:value-type="string">
            <text:p>/</text:p>
          </table:table-cell>
          <table:table-cell table:style-name="ce474"/>
          <table:table-cell table:style-name="ce474" office:value-type="string" calcext:value-type="string">
            <text:p>⬤</text:p>
          </table:table-cell>
          <table:table-cell table:style-name="ce461"/>
          <table:table-cell table:style-name="ce472"/>
          <table:table-cell table:style-name="ce472" office:value-type="string" calcext:value-type="string">
            <text:p>⬤</text:p>
          </table:table-cell>
          <table:table-cell table:style-name="ce464"/>
          <table:table-cell table:style-name="ce474" office:value-type="string" calcext:value-type="string">
            <text:p>/</text:p>
          </table:table-cell>
          <table:table-cell table:style-name="ce474" office:value-type="string" calcext:value-type="string">
            <text:p>⬤</text:p>
          </table:table-cell>
          <table:table-cell table:style-name="ce461" office:value-type="string" calcext:value-type="string">
            <text:p>⬤</text:p>
          </table:table-cell>
          <table:table-cell table:style-name="ce472"/>
          <table:table-cell table:style-name="ce479" office:value-type="string" calcext:value-type="string">
            <text:p>⬤</text:p>
          </table:table-cell>
          <table:table-cell table:style-name="ce474" office:value-type="string" calcext:value-type="string">
            <text:p>⬤</text:p>
          </table:table-cell>
          <table:table-cell table:style-name="ce474" office:value-type="string" calcext:value-type="string">
            <text:p>/</text:p>
          </table:table-cell>
          <table:table-cell table:style-name="ce482"/>
          <table:table-cell table:style-name="ce472" office:value-type="string" calcext:value-type="string">
            <text:p>⬤</text:p>
          </table:table-cell>
          <table:table-cell table:style-name="ce472"/>
          <table:table-cell table:style-name="ce479"/>
          <table:table-cell table:style-name="ce474" office:value-type="string" calcext:value-type="string">
            <text:p>⬤</text:p>
          </table:table-cell>
          <table:table-cell table:style-name="ce474"/>
          <table:table-cell table:style-name="ce482" office:value-type="string" calcext:value-type="string">
            <text:p>/</text:p>
          </table:table-cell>
          <table:table-cell table:style-name="ce472"/>
          <table:table-cell table:style-name="ce472" office:value-type="string" calcext:value-type="string">
            <text:p>⬤</text:p>
          </table:table-cell>
          <table:table-cell table:style-name="ce479"/>
          <table:table-cell table:style-name="ce447"/>
          <table:table-cell table:style-name="ce447" office:value-type="string" calcext:value-type="string">
            <text:p>⬤</text:p>
          </table:table-cell>
          <table:table-cell table:style-name="ce458" office:value-type="string" calcext:value-type="string">
            <text:p>/</text:p>
          </table:table-cell>
          <table:table-cell table:style-name="ce417" office:value-type="string" calcext:value-type="string">
            <text:p>⬤</text:p>
          </table:table-cell>
          <table:table-cell table:style-name="ce417"/>
          <table:table-cell table:style-name="ce425" office:value-type="string" calcext:value-type="string">
            <text:p>⬤</text:p>
          </table:table-cell>
          <table:table-cell table:style-name="ce393" office:value-type="string" calcext:value-type="string">
            <text:p>⬤</text:p>
          </table:table-cell>
          <table:table-cell table:style-name="ce393"/>
          <table:table-cell table:style-name="ce401" office:value-type="string" calcext:value-type="string">
            <text:p>⬤</text:p>
          </table:table-cell>
          <table:table-cell table:style-name="ce367"/>
          <table:table-cell table:style-name="ce367" office:value-type="string" calcext:value-type="string">
            <text:p>⬤</text:p>
          </table:table-cell>
          <table:table-cell table:style-name="ce377" office:value-type="string" calcext:value-type="string">
            <text:p>⬤</text:p>
          </table:table-cell>
          <table:table-cell table:number-columns-repeated="3"/>
          <table:table-cell table:style-name="ce629" table:formula="of:=[.BL142]+8" office:value-type="float" office:value="32" calcext:value-type="float" table:number-columns-spanned="3" table:number-rows-spanned="3">
            <text:p>32</text:p>
          </table:table-cell>
          <table:covered-table-cell table:number-columns-repeated="2" table:style-name="ce629"/>
          <table:table-cell table:style-name="ce651" office:value-type="float" office:value="323" calcext:value-type="float" table:number-columns-spanned="3" table:number-rows-spanned="3">
            <text:p>323</text:p>
          </table:table-cell>
          <table:covered-table-cell table:number-columns-repeated="2" table:style-name="ce259"/>
          <table:table-cell table:style-name="ce670" office:value-type="float" office:value="322" calcext:value-type="float" table:number-columns-spanned="3" table:number-rows-spanned="3">
            <text:p>322</text:p>
          </table:table-cell>
          <table:covered-table-cell table:number-columns-repeated="2" table:style-name="ce629"/>
          <table:table-cell table:style-name="ce651" office:value-type="float" office:value="321" calcext:value-type="float" table:number-columns-spanned="3" table:number-rows-spanned="3">
            <text:p>321</text:p>
          </table:table-cell>
          <table:covered-table-cell table:number-columns-repeated="2" table:style-name="ce259"/>
          <table:table-cell table:style-name="ce670" office:value-type="float" office:value="320" calcext:value-type="float" table:number-columns-spanned="3" table:number-rows-spanned="3">
            <text:p>320</text:p>
          </table:table-cell>
          <table:covered-table-cell table:number-columns-repeated="2" table:style-name="ce629"/>
          <table:table-cell table:style-name="ce642" office:value-type="string" calcext:value-type="string" table:number-columns-spanned="3" table:number-rows-spanned="3">
            <text:p>144</text:p>
            <text:p><text:span text:style-name="T4">71</text:span></text:p>
          </table:table-cell>
          <table:covered-table-cell table:number-columns-repeated="2" table:style-name="ce257"/>
          <table:table-cell table:style-name="ce627" office:value-type="float" office:value="154" calcext:value-type="float" table:number-columns-spanned="3" table:number-rows-spanned="3">
            <text:p>154</text:p>
          </table:table-cell>
          <table:covered-table-cell table:number-columns-repeated="2" table:style-name="ce627"/>
          <table:table-cell table:style-name="ce626" office:value-type="float" office:value="614" calcext:value-type="float" table:number-columns-spanned="3" table:number-rows-spanned="3">
            <text:p>614</text:p>
          </table:table-cell>
          <table:covered-table-cell table:number-columns-repeated="2" table:style-name="ce626"/>
          <table:table-cell table:style-name="ce625" office:value-type="float" office:value="714" calcext:value-type="float" table:number-columns-spanned="3" table:number-rows-spanned="3">
            <text:p>714</text:p>
          </table:table-cell>
          <table:covered-table-cell table:number-columns-repeated="2" table:style-name="ce625"/>
          <table:table-cell table:number-columns-repeated="8"/>
          <table:table-cell table:style-name="ce712" table:number-columns-repeated="2"/>
          <table:table-cell table:style-name="ce716" office:value-type="string" calcext:value-type="string" table:number-columns-spanned="2" table:number-rows-spanned="2">
            <text:p>!75</text:p>
          </table:table-cell>
          <table:covered-table-cell table:style-name="ce277"/>
          <table:table-cell/>
          <table:table-cell table:style-name="ce717"/>
          <table:table-cell table:number-columns-repeated="4"/>
          <table:covered-table-cell table:number-columns-repeated="4" table:style-name="ce281"/>
          <table:table-cell table:number-columns-repeated="6"/>
          <table:table-cell table:style-name="ce716" office:value-type="string" calcext:value-type="string" table:number-columns-spanned="2" table:number-rows-spanned="2">
            <text:p>!10</text:p>
          </table:table-cell>
          <table:covered-table-cell table:style-name="ce277"/>
          <table:table-cell table:number-columns-repeated="16264"/>
        </table:table-row>
        <table:table-row table:style-name="ro37">
          <table:table-cell table:number-columns-repeated="9"/>
          <table:table-cell table:style-name="ce359" office:value-type="string" calcext:value-type="string">
            <text:p>⬤</text:p>
          </table:table-cell>
          <table:table-cell table:style-name="ce368"/>
          <table:table-cell table:style-name="ce376"/>
          <table:table-cell table:style-name="ce384" office:value-type="string" calcext:value-type="string">
            <text:p>/</text:p>
          </table:table-cell>
          <table:table-cell table:style-name="ce394"/>
          <table:table-cell table:style-name="ce399"/>
          <table:table-cell table:style-name="ce408" office:value-type="string" calcext:value-type="string">
            <text:p>/</text:p>
          </table:table-cell>
          <table:table-cell table:style-name="ce418"/>
          <table:table-cell table:style-name="ce423"/>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62" office:value-type="string" calcext:value-type="string">
            <text:p>⬤</text:p>
          </table:table-cell>
          <table:table-cell table:style-name="ce467" office:value-type="string" calcext:value-type="string">
            <text:p>x</text:p>
          </table:table-cell>
          <table:table-cell table:style-name="ce477"/>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2" office:value-type="string" calcext:value-type="string">
            <text:p>⬤</text:p>
          </table:table-cell>
          <table:table-cell table:style-name="ce467" office:value-type="string" calcext:value-type="string">
            <text:p>x</text:p>
          </table:table-cell>
          <table:table-cell table:style-name="ce477"/>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2"/>
          <table:table-cell table:style-name="ce467" office:value-type="string" calcext:value-type="string">
            <text:p>x</text:p>
          </table:table-cell>
          <table:table-cell table:style-name="ce480"/>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67"/>
          <table:table-cell table:style-name="ce467" office:value-type="string" calcext:value-type="string">
            <text:p>x</text:p>
          </table:table-cell>
          <table:table-cell table:style-name="ce480"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7"/>
          <table:table-cell table:style-name="ce467" office:value-type="string" calcext:value-type="string">
            <text:p>x</text:p>
          </table:table-cell>
          <table:table-cell table:style-name="ce480" office:value-type="string" calcext:value-type="string">
            <text:p>⬤</text:p>
          </table:table-cell>
          <table:table-cell table:style-name="ce448"/>
          <table:table-cell table:style-name="ce448" office:value-type="string" calcext:value-type="string">
            <text:p>x</text:p>
          </table:table-cell>
          <table:table-cell table:style-name="ce459" office:value-type="string" calcext:value-type="string">
            <text:p>⬤</text:p>
          </table:table-cell>
          <table:table-cell table:style-name="ce423"/>
          <table:table-cell table:style-name="ce418"/>
          <table:table-cell table:style-name="ce426"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3"/>
          <table:covered-table-cell table:number-columns-repeated="3" table:style-name="ce629"/>
          <table:covered-table-cell table:number-columns-repeated="3" table:style-name="ce259"/>
          <table:covered-table-cell table:number-columns-repeated="3" table:style-name="ce629"/>
          <table:covered-table-cell table:number-columns-repeated="3" table:style-name="ce259"/>
          <table:covered-table-cell table:number-columns-repeated="3" table:style-name="ce629"/>
          <table:covered-table-cell table:number-columns-repeated="3" table:style-name="ce257"/>
          <table:covered-table-cell table:number-columns-repeated="3" table:style-name="ce627"/>
          <table:covered-table-cell table:number-columns-repeated="3" table:style-name="ce626"/>
          <table:covered-table-cell table:number-columns-repeated="3" table:style-name="ce625"/>
          <table:table-cell table:number-columns-repeated="8"/>
          <table:table-cell table:style-name="ce712" table:number-columns-repeated="2"/>
          <table:covered-table-cell table:number-columns-repeated="2" table:style-name="ce277"/>
          <table:table-cell table:number-columns-repeated="4"/>
          <table:table-cell table:style-name="ce717" table:number-columns-repeated="2"/>
          <table:table-cell table:number-columns-repeated="10"/>
          <table:covered-table-cell table:number-columns-repeated="2" table:style-name="ce277"/>
          <table:table-cell table:number-columns-repeated="16264"/>
        </table:table-row>
        <table:table-row table:style-name="ro37">
          <table:table-cell table:number-columns-repeated="9"/>
          <table:table-cell table:style-name="ce359" office:value-type="string" calcext:value-type="string">
            <text:p>⬤</text:p>
          </table:table-cell>
          <table:table-cell table:style-name="ce376" table:number-columns-repeated="2"/>
          <table:table-cell table:style-name="ce384" office:value-type="string" calcext:value-type="string">
            <text:p>/</text:p>
          </table:table-cell>
          <table:table-cell table:style-name="ce399" office:value-type="string" calcext:value-type="string">
            <text:p>⬤</text:p>
          </table:table-cell>
          <table:table-cell table:style-name="ce399"/>
          <table:table-cell table:style-name="ce408"/>
          <table:table-cell table:style-name="ce423" office:value-type="string" calcext:value-type="string">
            <text:p>⬤</text:p>
          </table:table-cell>
          <table:table-cell table:style-name="ce423"/>
          <table:table-cell table:style-name="ce436" office:value-type="string" calcext:value-type="string">
            <text:p>/</text:p>
          </table:table-cell>
          <table:table-cell table:style-name="ce451" table:number-columns-repeated="2"/>
          <table:table-cell table:style-name="ce462"/>
          <table:table-cell table:style-name="ce477" table:number-columns-repeated="2"/>
          <table:table-cell table:style-name="ce465"/>
          <table:table-cell table:style-name="ce478" table:number-columns-repeated="2"/>
          <table:table-cell table:style-name="ce462"/>
          <table:table-cell table:style-name="ce477" table:number-columns-repeated="2"/>
          <table:table-cell table:style-name="ce465"/>
          <table:table-cell table:style-name="ce478" table:number-columns-repeated="2"/>
          <table:table-cell table:style-name="ce462"/>
          <table:table-cell table:style-name="ce477"/>
          <table:table-cell table:style-name="ce480"/>
          <table:table-cell table:style-name="ce478" table:number-columns-repeated="2"/>
          <table:table-cell table:style-name="ce483"/>
          <table:table-cell table:style-name="ce467" table:number-columns-repeated="2"/>
          <table:table-cell table:style-name="ce480"/>
          <table:table-cell table:style-name="ce478" table:number-columns-repeated="2"/>
          <table:table-cell table:style-name="ce483"/>
          <table:table-cell table:style-name="ce477" table:number-columns-repeated="2"/>
          <table:table-cell table:style-name="ce480"/>
          <table:table-cell table:style-name="ce448" table:number-columns-repeated="2"/>
          <table:table-cell table:style-name="ce459" office:value-type="string" calcext:value-type="string">
            <text:p>/</text:p>
          </table:table-cell>
          <table:table-cell table:style-name="ce423"/>
          <table:table-cell table:style-name="ce423" office:value-type="string" calcext:value-type="string">
            <text:p>⬤</text:p>
          </table:table-cell>
          <table:table-cell table:style-name="ce426"/>
          <table:table-cell table:style-name="ce399"/>
          <table:table-cell table:style-name="ce399" office:value-type="string" calcext:value-type="string">
            <text:p>⬤</text:p>
          </table:table-cell>
          <table:table-cell table:style-name="ce402" office:value-type="string" calcext:value-type="string">
            <text:p>/</text:p>
          </table:table-cell>
          <table:table-cell table:style-name="ce376" table:number-columns-repeated="2"/>
          <table:table-cell table:style-name="ce378" office:value-type="string" calcext:value-type="string">
            <text:p>⬤</text:p>
          </table:table-cell>
          <table:table-cell table:number-columns-repeated="3"/>
          <table:covered-table-cell table:number-columns-repeated="3" table:style-name="ce629"/>
          <table:covered-table-cell table:number-columns-repeated="3" table:style-name="ce259"/>
          <table:covered-table-cell table:number-columns-repeated="3" table:style-name="ce629"/>
          <table:covered-table-cell table:number-columns-repeated="3" table:style-name="ce259"/>
          <table:covered-table-cell table:number-columns-repeated="3" table:style-name="ce629"/>
          <table:covered-table-cell table:number-columns-repeated="3" table:style-name="ce257"/>
          <table:covered-table-cell table:number-columns-repeated="3" table:style-name="ce627"/>
          <table:covered-table-cell table:number-columns-repeated="3" table:style-name="ce626"/>
          <table:covered-table-cell table:number-columns-repeated="3" table:style-name="ce625"/>
          <table:table-cell table:number-columns-repeated="8"/>
          <table:table-cell table:style-name="ce712" table:number-columns-repeated="2"/>
          <table:table-cell table:number-columns-repeated="2"/>
          <table:table-cell table:style-name="ce716" office:value-type="string" calcext:value-type="string" table:number-columns-spanned="2" table:number-rows-spanned="2">
            <text:p>!16</text:p>
          </table:table-cell>
          <table:covered-table-cell table:style-name="ce277"/>
          <table:table-cell/>
          <table:table-cell table:style-name="ce712"/>
          <table:table-cell table:number-columns-repeated="10"/>
          <table:table-cell table:style-name="ce716" office:value-type="string" calcext:value-type="string" table:number-columns-spanned="2" table:number-rows-spanned="2">
            <text:p>!77</text:p>
          </table:table-cell>
          <table:covered-table-cell table:style-name="ce277"/>
          <table:table-cell table:style-name="ce717" table:number-columns-repeated="2"/>
          <table:table-cell table:number-columns-repeated="16264"/>
        </table:table-row>
        <table:table-row table:style-name="ro37">
          <table:table-cell table:number-columns-repeated="9"/>
          <table:table-cell table:style-name="ce361"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393" office:value-type="string" calcext:value-type="string">
            <text:p>⬤</text:p>
          </table:table-cell>
          <table:table-cell table:style-name="ce410" office:value-type="string" calcext:value-type="string">
            <text:p>⬤</text:p>
          </table:table-cell>
          <table:table-cell table:style-name="ce420"/>
          <table:table-cell table:style-name="ce420"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74"/>
          <table:table-cell table:style-name="ce485" office:value-type="string" calcext:value-type="string">
            <text:p>⬤</text:p>
          </table:table-cell>
          <table:table-cell table:style-name="ce497" office:value-type="string" calcext:value-type="string">
            <text:p>/</text:p>
          </table:table-cell>
          <table:table-cell table:style-name="ce497"/>
          <table:table-cell table:style-name="ce488" office:value-type="string" calcext:value-type="string">
            <text:p>⬤</text:p>
          </table:table-cell>
          <table:table-cell table:style-name="ce500" office:value-type="string" calcext:value-type="string">
            <text:p>⬤</text:p>
          </table:table-cell>
          <table:table-cell table:style-name="ce500"/>
          <table:table-cell table:style-name="ce488" office:value-type="string" calcext:value-type="string">
            <text:p>⬤</text:p>
          </table:table-cell>
          <table:table-cell table:style-name="ce500" office:value-type="string" calcext:value-type="string">
            <text:p>⬤</text:p>
          </table:table-cell>
          <table:table-cell table:style-name="ce500" office:value-type="string" calcext:value-type="string">
            <text:p>/</text:p>
          </table:table-cell>
          <table:table-cell table:style-name="ce485" office:value-type="string" calcext:value-type="string">
            <text:p>/</text:p>
          </table:table-cell>
          <table:table-cell table:style-name="ce497" office:value-type="string" calcext:value-type="string">
            <text:p>⬤</text:p>
          </table:table-cell>
          <table:table-cell table:style-name="ce506" office:value-type="string" calcext:value-type="string">
            <text:p>/</text:p>
          </table:table-cell>
          <table:table-cell table:style-name="ce500" office:value-type="string" calcext:value-type="string">
            <text:p>/</text:p>
          </table:table-cell>
          <table:table-cell table:style-name="ce500" office:value-type="string" calcext:value-type="string">
            <text:p>⬤</text:p>
          </table:table-cell>
          <table:table-cell table:style-name="ce509" office:value-type="string" calcext:value-type="string">
            <text:p>⬤</text:p>
          </table:table-cell>
          <table:table-cell table:style-name="ce500"/>
          <table:table-cell table:style-name="ce500" office:value-type="string" calcext:value-type="string">
            <text:p>⬤</text:p>
          </table:table-cell>
          <table:table-cell table:style-name="ce509" office:value-type="string" calcext:value-type="string">
            <text:p>⬤</text:p>
          </table:table-cell>
          <table:table-cell table:style-name="ce497"/>
          <table:table-cell table:style-name="ce497" office:value-type="string" calcext:value-type="string">
            <text:p>/</text:p>
          </table:table-cell>
          <table:table-cell table:style-name="ce506" office:value-type="string" calcext:value-type="string">
            <text:p>⬤</text:p>
          </table:table-cell>
          <table:table-cell table:style-name="ce474"/>
          <table:table-cell table:style-name="ce474" office:value-type="string" calcext:value-type="string">
            <text:p>⬤</text:p>
          </table:table-cell>
          <table:table-cell table:style-name="ce482"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20" office:value-type="string" calcext:value-type="string">
            <text:p>⬤</text:p>
          </table:table-cell>
          <table:table-cell table:style-name="ce420"/>
          <table:table-cell table:style-name="ce428" office:value-type="string" calcext:value-type="string">
            <text:p>⬤</text:p>
          </table:table-cell>
          <table:table-cell table:style-name="ce393" office:value-type="string" calcext:value-type="string">
            <text:p>⬤</text:p>
          </table:table-cell>
          <table:table-cell table:style-name="ce393" office:value-type="string" calcext:value-type="string">
            <text:p>/</text:p>
          </table:table-cell>
          <table:table-cell table:style-name="ce401"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632" table:formula="of:=[.BL145]+8" office:value-type="float" office:value="24" calcext:value-type="float" table:number-columns-spanned="3" table:number-rows-spanned="3">
            <text:p>24</text:p>
          </table:table-cell>
          <table:covered-table-cell table:number-columns-repeated="2" table:style-name="ce632"/>
          <table:table-cell table:style-name="ce654" office:value-type="string" calcext:value-type="string" table:number-columns-spanned="3" table:number-rows-spanned="3">
            <text:p>222</text:p>
            <text:p>26</text:p>
          </table:table-cell>
          <table:covered-table-cell table:number-columns-repeated="2" table:style-name="ce261"/>
          <table:table-cell table:style-name="ce654" office:value-type="string" calcext:value-type="string" table:number-columns-spanned="3" table:number-rows-spanned="3">
            <text:p>221</text:p>
            <text:p>22</text:p>
          </table:table-cell>
          <table:covered-table-cell table:number-columns-repeated="2" table:style-name="ce261"/>
          <table:table-cell table:style-name="ce672" office:value-type="float" office:value="220" calcext:value-type="float" table:number-columns-spanned="3" table:number-rows-spanned="3">
            <text:p>220</text:p>
          </table:table-cell>
          <table:covered-table-cell table:number-columns-repeated="2" table:style-name="ce632"/>
          <table:table-cell table:style-name="ce651" office:value-type="float" office:value="313" calcext:value-type="float" table:number-columns-spanned="3" table:number-rows-spanned="3">
            <text:p>313</text:p>
          </table:table-cell>
          <table:covered-table-cell table:number-columns-repeated="2" table:style-name="ce259"/>
          <table:table-cell table:style-name="ce642" office:value-type="string" calcext:value-type="string" table:number-columns-spanned="3" table:number-rows-spanned="3">
            <text:p>143</text:p>
            <text:p>51</text:p>
          </table:table-cell>
          <table:covered-table-cell table:number-columns-repeated="2" table:style-name="ce257"/>
          <table:table-cell table:style-name="ce699" office:value-type="float" office:value="153" calcext:value-type="float" table:number-columns-spanned="3" table:number-rows-spanned="3">
            <text:p>153</text:p>
          </table:table-cell>
          <table:covered-table-cell table:number-columns-repeated="2" table:style-name="ce641"/>
          <table:table-cell table:style-name="ce626" office:value-type="float" office:value="613" calcext:value-type="float" table:number-columns-spanned="3" table:number-rows-spanned="3">
            <text:p>613</text:p>
          </table:table-cell>
          <table:covered-table-cell table:number-columns-repeated="2" table:style-name="ce626"/>
          <table:table-cell table:style-name="ce639" office:value-type="float" office:value="713" calcext:value-type="float" table:number-columns-spanned="3" table:number-rows-spanned="3">
            <text:p>713</text:p>
          </table:table-cell>
          <table:covered-table-cell table:number-columns-repeated="2" table:style-name="ce639"/>
          <table:table-cell table:number-columns-repeated="8"/>
          <table:table-cell table:style-name="ce712" table:number-columns-repeated="4"/>
          <table:covered-table-cell table:number-columns-repeated="2" table:style-name="ce277"/>
          <table:table-cell table:style-name="ce713" office:value-type="string" calcext:value-type="string" table:number-columns-spanned="2" table:number-rows-spanned="2">
            <text:p>!36</text:p>
          </table:table-cell>
          <table:covered-table-cell table:style-name="ce277"/>
          <table:table-cell table:style-name="ce713" office:value-type="string" calcext:value-type="string" table:number-columns-spanned="2" table:number-rows-spanned="2">
            <text:p>!56</text:p>
          </table:table-cell>
          <table:covered-table-cell table:style-name="ce277"/>
          <table:table-cell table:style-name="ce716" office:value-type="string" calcext:value-type="string" table:number-columns-spanned="2" table:number-rows-spanned="2">
            <text:p>!76</text:p>
          </table:table-cell>
          <table:covered-table-cell table:style-name="ce277"/>
          <table:table-cell table:style-name="ce716" office:value-type="string" calcext:value-type="string" table:number-columns-spanned="2" table:number-rows-spanned="2">
            <text:p>!17</text:p>
          </table:table-cell>
          <table:covered-table-cell table:style-name="ce277"/>
          <table:table-cell table:style-name="ce713" office:value-type="string" calcext:value-type="string" table:number-columns-spanned="2" table:number-rows-spanned="2">
            <text:p>!37</text:p>
          </table:table-cell>
          <table:covered-table-cell table:style-name="ce277"/>
          <table:table-cell table:style-name="ce713" office:value-type="string" calcext:value-type="string" table:number-columns-spanned="2" table:number-rows-spanned="2">
            <text:p>!57</text:p>
          </table:table-cell>
          <table:covered-table-cell table:number-columns-repeated="3" table:style-name="ce277"/>
          <table:table-cell table:style-name="ce717"/>
          <table:table-cell table:number-columns-repeated="16265"/>
        </table:table-row>
        <table:table-row table:style-name="ro37">
          <table:table-cell table:number-columns-repeated="9"/>
          <table:table-cell table:style-name="ce362" office:value-type="string" calcext:value-type="string">
            <text:p>⬤</text:p>
          </table:table-cell>
          <table:table-cell table:style-name="ce371"/>
          <table:table-cell table:style-name="ce375"/>
          <table:table-cell table:style-name="ce384" office:value-type="string" calcext:value-type="string">
            <text:p>⬤</text:p>
          </table:table-cell>
          <table:table-cell table:style-name="ce394"/>
          <table:table-cell table:style-name="ce399"/>
          <table:table-cell table:style-name="ce411" office:value-type="string" calcext:value-type="string">
            <text:p>⬤</text:p>
          </table:table-cell>
          <table:table-cell table:style-name="ce421"/>
          <table:table-cell table:style-name="ce424"/>
          <table:table-cell table:style-name="ce436"/>
          <table:table-cell table:style-name="ce448" office:value-type="string" calcext:value-type="string">
            <text:p>x</text:p>
          </table:table-cell>
          <table:table-cell table:style-name="ce451"/>
          <table:table-cell table:style-name="ce465"/>
          <table:table-cell table:style-name="ce475" office:value-type="string" calcext:value-type="string">
            <text:p>x</text:p>
          </table:table-cell>
          <table:table-cell table:style-name="ce478"/>
          <table:table-cell table:style-name="ce486" office:value-type="string" calcext:value-type="string">
            <text:p>/</text:p>
          </table:table-cell>
          <table:table-cell table:style-name="ce498"/>
          <table:table-cell table:style-name="ce504"/>
          <table:table-cell table:style-name="ce489" office:value-type="string" calcext:value-type="string">
            <text:p>/</text:p>
          </table:table-cell>
          <table:table-cell table:style-name="ce501" office:value-type="string" calcext:value-type="string">
            <text:p>x</text:p>
          </table:table-cell>
          <table:table-cell table:style-name="ce505"/>
          <table:table-cell table:style-name="ce489"/>
          <table:table-cell table:style-name="ce501"/>
          <table:table-cell table:style-name="ce505"/>
          <table:table-cell table:style-name="ce486"/>
          <table:table-cell table:style-name="ce498"/>
          <table:table-cell table:style-name="ce507"/>
          <table:table-cell table:style-name="ce505"/>
          <table:table-cell table:style-name="ce501"/>
          <table:table-cell table:style-name="ce510"/>
          <table:table-cell table:style-name="ce505"/>
          <table:table-cell table:style-name="ce501" office:value-type="string" calcext:value-type="string">
            <text:p>x</text:p>
          </table:table-cell>
          <table:table-cell table:style-name="ce510" office:value-type="string" calcext:value-type="string">
            <text:p>/</text:p>
          </table:table-cell>
          <table:table-cell table:style-name="ce504"/>
          <table:table-cell table:style-name="ce498"/>
          <table:table-cell table:style-name="ce507" office:value-type="string" calcext:value-type="string">
            <text:p>/</text:p>
          </table:table-cell>
          <table:table-cell table:style-name="ce478"/>
          <table:table-cell table:style-name="ce475" office:value-type="string" calcext:value-type="string">
            <text:p>x</text:p>
          </table:table-cell>
          <table:table-cell table:style-name="ce483"/>
          <table:table-cell table:style-name="ce451"/>
          <table:table-cell table:style-name="ce448" office:value-type="string" calcext:value-type="string">
            <text:p>x</text:p>
          </table:table-cell>
          <table:table-cell table:style-name="ce459"/>
          <table:table-cell table:style-name="ce424"/>
          <table:table-cell table:style-name="ce421"/>
          <table:table-cell table:style-name="ce429"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3"/>
          <table:covered-table-cell table:number-columns-repeated="3" table:style-name="ce632"/>
          <table:covered-table-cell table:number-columns-repeated="6" table:style-name="ce261"/>
          <table:covered-table-cell table:number-columns-repeated="3" table:style-name="ce632"/>
          <table:covered-table-cell table:number-columns-repeated="3" table:style-name="ce259"/>
          <table:covered-table-cell table:number-columns-repeated="3" table:style-name="ce257"/>
          <table:covered-table-cell table:number-columns-repeated="3" table:style-name="ce641"/>
          <table:covered-table-cell table:number-columns-repeated="3" table:style-name="ce626"/>
          <table:covered-table-cell table:number-columns-repeated="3" table:style-name="ce639"/>
          <table:table-cell table:number-columns-repeated="8"/>
          <table:table-cell table:style-name="ce712" table:number-columns-repeated="5"/>
          <table:table-cell/>
          <table:covered-table-cell table:number-columns-repeated="12" table:style-name="ce277"/>
          <table:table-cell table:number-columns-repeated="16268"/>
        </table:table-row>
        <table:table-row table:style-name="ro37">
          <table:table-cell table:number-columns-repeated="9"/>
          <table:table-cell table:style-name="ce362" office:value-type="string" calcext:value-type="string">
            <text:p>⬤</text:p>
          </table:table-cell>
          <table:table-cell table:style-name="ce375" table:number-columns-repeated="2"/>
          <table:table-cell table:style-name="ce384"/>
          <table:table-cell table:style-name="ce399" office:value-type="string" calcext:value-type="string">
            <text:p>⬤</text:p>
          </table:table-cell>
          <table:table-cell table:style-name="ce399"/>
          <table:table-cell table:style-name="ce411"/>
          <table:table-cell table:style-name="ce424" office:value-type="string" calcext:value-type="string">
            <text:p>⬤</text:p>
          </table:table-cell>
          <table:table-cell table:style-name="ce424"/>
          <table:table-cell table:style-name="ce436" office:value-type="string" calcext:value-type="string">
            <text:p>⬤</text:p>
          </table:table-cell>
          <table:table-cell table:style-name="ce451" table:number-columns-repeated="2"/>
          <table:table-cell table:style-name="ce465" office:value-type="string" calcext:value-type="string">
            <text:p>⬤</text:p>
          </table:table-cell>
          <table:table-cell table:style-name="ce478" table:number-columns-repeated="2"/>
          <table:table-cell table:style-name="ce486"/>
          <table:table-cell table:style-name="ce504" table:number-columns-repeated="2"/>
          <table:table-cell table:style-name="ce489"/>
          <table:table-cell table:style-name="ce505" table:number-columns-repeated="2"/>
          <table:table-cell table:style-name="ce489"/>
          <table:table-cell table:style-name="ce505" table:number-columns-repeated="2"/>
          <table:table-cell table:style-name="ce486"/>
          <table:table-cell table:style-name="ce504"/>
          <table:table-cell table:style-name="ce507"/>
          <table:table-cell table:style-name="ce505" table:number-columns-repeated="2"/>
          <table:table-cell table:style-name="ce510"/>
          <table:table-cell table:style-name="ce505" table:number-columns-repeated="2"/>
          <table:table-cell table:style-name="ce510"/>
          <table:table-cell table:style-name="ce504" table:number-columns-repeated="2"/>
          <table:table-cell table:style-name="ce507"/>
          <table:table-cell table:style-name="ce478" table:number-columns-repeated="2"/>
          <table:table-cell table:style-name="ce483" office:value-type="string" calcext:value-type="string">
            <text:p>⬤</text:p>
          </table:table-cell>
          <table:table-cell table:style-name="ce451"/>
          <table:table-cell table:style-name="ce503"/>
          <table:table-cell table:style-name="ce459" office:value-type="string" calcext:value-type="string">
            <text:p>⬤</text:p>
          </table:table-cell>
          <table:table-cell table:style-name="ce424"/>
          <table:table-cell table:style-name="ce424" office:value-type="string" calcext:value-type="string">
            <text:p>⬤</text:p>
          </table:table-cell>
          <table:table-cell table:style-name="ce429"/>
          <table:table-cell table:style-name="ce399"/>
          <table:table-cell table:style-name="ce399" office:value-type="string" calcext:value-type="string">
            <text:p>⬤</text:p>
          </table:table-cell>
          <table:table-cell table:style-name="ce402"/>
          <table:table-cell table:style-name="ce375" table:number-columns-repeated="2"/>
          <table:table-cell table:style-name="ce381" office:value-type="string" calcext:value-type="string">
            <text:p>⬤</text:p>
          </table:table-cell>
          <table:table-cell table:number-columns-repeated="3"/>
          <table:covered-table-cell table:number-columns-repeated="3" table:style-name="ce632"/>
          <table:covered-table-cell table:number-columns-repeated="6" table:style-name="ce261"/>
          <table:covered-table-cell table:number-columns-repeated="3" table:style-name="ce632"/>
          <table:covered-table-cell table:number-columns-repeated="3" table:style-name="ce259"/>
          <table:covered-table-cell table:number-columns-repeated="3" table:style-name="ce257"/>
          <table:covered-table-cell table:number-columns-repeated="3" table:style-name="ce641"/>
          <table:covered-table-cell table:number-columns-repeated="3" table:style-name="ce626"/>
          <table:covered-table-cell table:number-columns-repeated="3" table:style-name="ce639"/>
          <table:table-cell table:number-columns-repeated="8"/>
          <table:table-cell table:style-name="ce712" table:number-columns-repeated="2"/>
          <table:table-cell/>
          <table:table-cell table:style-name="ce712" table:number-columns-repeated="2"/>
          <table:table-cell table:number-columns-repeated="16281"/>
        </table:table-row>
        <table:table-row table:style-name="ro37">
          <table:table-cell table:number-columns-repeated="9"/>
          <table:table-cell table:style-name="ce358" office:value-type="string" calcext:value-type="string">
            <text:p>⬤</text:p>
          </table:table-cell>
          <table:table-cell table:style-name="ce367"/>
          <table:table-cell table:style-name="ce367" office:value-type="string" calcext:value-type="string">
            <text:p>⬤</text:p>
          </table:table-cell>
          <table:table-cell table:style-name="ce386" office:value-type="string" calcext:value-type="string">
            <text:p>/</text:p>
          </table:table-cell>
          <table:table-cell table:style-name="ce396"/>
          <table:table-cell table:style-name="ce396" office:value-type="string" calcext:value-type="string">
            <text:p>⬤</text:p>
          </table:table-cell>
          <table:table-cell table:style-name="ce407" office:value-type="string" calcext:value-type="string">
            <text:p>/</text:p>
          </table:table-cell>
          <table:table-cell table:style-name="ce417"/>
          <table:table-cell table:style-name="ce417" office:value-type="string" calcext:value-type="string">
            <text:p>⬤</text:p>
          </table:table-cell>
          <table:table-cell table:style-name="ce435"/>
          <table:table-cell table:style-name="ce447" office:value-type="string" calcext:value-type="string">
            <text:p>⬤</text:p>
          </table:table-cell>
          <table:table-cell table:style-name="ce447"/>
          <table:table-cell table:style-name="ce461"/>
          <table:table-cell table:style-name="ce472" office:value-type="string" calcext:value-type="string">
            <text:p>⬤</text:p>
          </table:table-cell>
          <table:table-cell table:style-name="ce472"/>
          <table:table-cell table:style-name="ce488" office:value-type="string" calcext:value-type="string">
            <text:p>⬤</text:p>
          </table:table-cell>
          <table:table-cell table:style-name="ce500" office:value-type="string" calcext:value-type="string">
            <text:p>/</text:p>
          </table:table-cell>
          <table:table-cell table:style-name="ce500"/>
          <table:table-cell table:style-name="ce512" office:value-type="string" calcext:value-type="string">
            <text:p>⬤</text:p>
          </table:table-cell>
          <table:table-cell table:style-name="ce522" table:number-columns-repeated="2"/>
          <table:table-cell table:style-name="ce515" office:value-type="string" calcext:value-type="string">
            <text:p>⬤</text:p>
          </table:table-cell>
          <table:table-cell table:style-name="ce525" office:value-type="string" calcext:value-type="string">
            <text:p>⬤</text:p>
          </table:table-cell>
          <table:table-cell table:style-name="ce525"/>
          <table:table-cell table:style-name="ce512"/>
          <table:table-cell table:style-name="ce522" office:value-type="string" calcext:value-type="string">
            <text:p>⬤</text:p>
          </table:table-cell>
          <table:table-cell table:style-name="ce530"/>
          <table:table-cell table:style-name="ce525"/>
          <table:table-cell table:style-name="ce525" office:value-type="string" calcext:value-type="string">
            <text:p>⬤</text:p>
          </table:table-cell>
          <table:table-cell table:style-name="ce533" office:value-type="string" calcext:value-type="string">
            <text:p>⬤</text:p>
          </table:table-cell>
          <table:table-cell table:style-name="ce522" table:number-columns-repeated="2"/>
          <table:table-cell table:style-name="ce530" office:value-type="string" calcext:value-type="string">
            <text:p>⬤</text:p>
          </table:table-cell>
          <table:table-cell table:style-name="ce500"/>
          <table:table-cell table:style-name="ce500" office:value-type="string" calcext:value-type="string">
            <text:p>/</text:p>
          </table:table-cell>
          <table:table-cell table:style-name="ce509" office:value-type="string" calcext:value-type="string">
            <text:p>⬤</text:p>
          </table:table-cell>
          <table:table-cell table:style-name="ce472"/>
          <table:table-cell table:style-name="ce472" office:value-type="string" calcext:value-type="string">
            <text:p>⬤</text:p>
          </table:table-cell>
          <table:table-cell table:style-name="ce479"/>
          <table:table-cell table:style-name="ce447"/>
          <table:table-cell table:style-name="ce583" office:value-type="string" calcext:value-type="string">
            <text:p>⬤</text:p>
          </table:table-cell>
          <table:table-cell table:style-name="ce458"/>
          <table:table-cell table:style-name="ce417" office:value-type="string" calcext:value-type="string">
            <text:p>⬤</text:p>
          </table:table-cell>
          <table:table-cell table:style-name="ce417"/>
          <table:table-cell table:style-name="ce425" office:value-type="string" calcext:value-type="string">
            <text:p>/</text:p>
          </table:table-cell>
          <table:table-cell table:style-name="ce396" office:value-type="string" calcext:value-type="string">
            <text:p>⬤</text:p>
          </table:table-cell>
          <table:table-cell table:style-name="ce396"/>
          <table:table-cell table:style-name="ce404" office:value-type="string" calcext:value-type="string">
            <text:p>/</text:p>
          </table:table-cell>
          <table:table-cell table:style-name="ce367" office:value-type="string" calcext:value-type="string">
            <text:p>⬤</text:p>
          </table:table-cell>
          <table:table-cell table:style-name="ce367"/>
          <table:table-cell table:style-name="ce377" office:value-type="string" calcext:value-type="string">
            <text:p>⬤</text:p>
          </table:table-cell>
          <table:table-cell table:number-columns-repeated="3"/>
          <table:table-cell table:style-name="ce633" table:formula="of:=[.BL148]+8" office:value-type="float" office:value="16" calcext:value-type="float" table:number-columns-spanned="3" table:number-rows-spanned="3">
            <text:p>16</text:p>
          </table:table-cell>
          <table:covered-table-cell table:number-columns-repeated="2" table:style-name="ce633"/>
          <table:table-cell table:style-name="ce665" office:value-type="string" calcext:value-type="string" table:number-columns-spanned="3" table:number-rows-spanned="3">
            <text:p>121</text:p>
            <text:p>24</text:p>
          </table:table-cell>
          <table:covered-table-cell table:number-columns-repeated="2" table:style-name="ce263"/>
          <table:table-cell table:style-name="ce671" office:value-type="string" calcext:value-type="string" table:number-columns-spanned="3" table:number-rows-spanned="3">
            <text:p>120</text:p>
            <text:p>20</text:p>
          </table:table-cell>
          <table:covered-table-cell table:number-columns-repeated="2" table:style-name="ce633"/>
          <table:table-cell table:style-name="ce654" office:value-type="string" calcext:value-type="string" table:number-columns-spanned="3" table:number-rows-spanned="3">
            <text:p>212</text:p>
            <text:p>61</text:p>
          </table:table-cell>
          <table:covered-table-cell table:number-columns-repeated="2" table:style-name="ce261"/>
          <table:table-cell table:style-name="ce670" office:value-type="float" office:value="312" calcext:value-type="float" table:number-columns-spanned="3" table:number-rows-spanned="3">
            <text:p>312</text:p>
          </table:table-cell>
          <table:covered-table-cell table:number-columns-repeated="2" table:style-name="ce629"/>
          <table:table-cell table:style-name="ce642" office:value-type="string" calcext:value-type="string" table:number-columns-spanned="3" table:number-rows-spanned="3">
            <text:p>142</text:p>
            <text:p>31</text:p>
          </table:table-cell>
          <table:covered-table-cell table:number-columns-repeated="2" table:style-name="ce257"/>
          <table:table-cell table:style-name="ce691" office:value-type="float" office:value="152" calcext:value-type="float" table:number-columns-spanned="3" table:number-rows-spanned="3">
            <text:p>152</text:p>
          </table:table-cell>
          <table:covered-table-cell table:number-columns-repeated="2" table:style-name="ce627"/>
          <table:table-cell table:style-name="ce640" office:value-type="float" office:value="612" calcext:value-type="float" table:number-columns-spanned="3" table:number-rows-spanned="3">
            <text:p>612</text:p>
          </table:table-cell>
          <table:covered-table-cell table:number-columns-repeated="2" table:style-name="ce640"/>
          <table:table-cell table:style-name="ce625" office:value-type="float" office:value="712" calcext:value-type="float" table:number-columns-spanned="3" table:number-rows-spanned="3">
            <text:p>712</text:p>
          </table:table-cell>
          <table:covered-table-cell table:number-columns-repeated="2" table:style-name="ce625"/>
          <table:table-cell table:number-columns-repeated="8"/>
          <table:table-cell table:style-name="ce712"/>
          <table:table-cell table:style-name="ce717" table:number-columns-repeated="2"/>
          <table:table-cell table:style-name="ce712" table:number-columns-repeated="2"/>
          <table:table-cell table:number-columns-repeated="16281"/>
        </table:table-row>
        <table:table-row table:style-name="ro37">
          <table:table-cell table:number-columns-repeated="9"/>
          <table:table-cell table:style-name="ce359" office:value-type="string" calcext:value-type="string">
            <text:p>⬤</text:p>
          </table:table-cell>
          <table:table-cell table:style-name="ce368"/>
          <table:table-cell table:style-name="ce376"/>
          <table:table-cell table:style-name="ce387" office:value-type="string" calcext:value-type="string">
            <text:p>⬤</text:p>
          </table:table-cell>
          <table:table-cell table:style-name="ce397"/>
          <table:table-cell table:style-name="ce400"/>
          <table:table-cell table:style-name="ce408" office:value-type="string" calcext:value-type="string">
            <text:p>⬤</text:p>
          </table:table-cell>
          <table:table-cell table:style-name="ce418"/>
          <table:table-cell table:style-name="ce423"/>
          <table:table-cell table:style-name="ce436" office:value-type="string" calcext:value-type="string">
            <text:p>/</text:p>
          </table:table-cell>
          <table:table-cell table:style-name="ce448"/>
          <table:table-cell table:style-name="ce451"/>
          <table:table-cell table:style-name="ce462"/>
          <table:table-cell table:style-name="ce467" office:value-type="string" calcext:value-type="string">
            <text:p>x</text:p>
          </table:table-cell>
          <table:table-cell table:style-name="ce477"/>
          <table:table-cell table:style-name="ce489" office:value-type="string" calcext:value-type="string">
            <text:p>⬤</text:p>
          </table:table-cell>
          <table:table-cell table:style-name="ce501" office:value-type="string" calcext:value-type="string">
            <text:p>x</text:p>
          </table:table-cell>
          <table:table-cell table:style-name="ce505"/>
          <table:table-cell table:style-name="ce513"/>
          <table:table-cell table:style-name="ce523"/>
          <table:table-cell table:style-name="ce528"/>
          <table:table-cell table:style-name="ce516"/>
          <table:table-cell table:style-name="ce526"/>
          <table:table-cell table:style-name="ce529"/>
          <table:table-cell table:style-name="ce513"/>
          <table:table-cell table:style-name="ce523"/>
          <table:table-cell table:style-name="ce531"/>
          <table:table-cell table:style-name="ce529"/>
          <table:table-cell table:style-name="ce526"/>
          <table:table-cell table:style-name="ce534"/>
          <table:table-cell table:style-name="ce528"/>
          <table:table-cell table:style-name="ce523"/>
          <table:table-cell table:style-name="ce531"/>
          <table:table-cell table:style-name="ce505"/>
          <table:table-cell table:style-name="ce501" office:value-type="string" calcext:value-type="string">
            <text:p>x</text:p>
          </table:table-cell>
          <table:table-cell table:style-name="ce510" office:value-type="string" calcext:value-type="string">
            <text:p>⬤</text:p>
          </table:table-cell>
          <table:table-cell table:style-name="ce477"/>
          <table:table-cell table:style-name="ce467" office:value-type="string" calcext:value-type="string">
            <text:p>x</text:p>
          </table:table-cell>
          <table:table-cell table:style-name="ce480"/>
          <table:table-cell table:style-name="ce451"/>
          <table:table-cell table:style-name="ce452"/>
          <table:table-cell table:style-name="ce459" office:value-type="string" calcext:value-type="string">
            <text:p>/</text:p>
          </table:table-cell>
          <table:table-cell table:style-name="ce423"/>
          <table:table-cell table:style-name="ce418"/>
          <table:table-cell table:style-name="ce426"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3"/>
          <table:covered-table-cell table:number-columns-repeated="3" table:style-name="ce633"/>
          <table:covered-table-cell table:number-columns-repeated="3" table:style-name="ce263"/>
          <table:covered-table-cell table:number-columns-repeated="3" table:style-name="ce633"/>
          <table:covered-table-cell table:number-columns-repeated="3" table:style-name="ce261"/>
          <table:covered-table-cell table:number-columns-repeated="3" table:style-name="ce629"/>
          <table:covered-table-cell table:number-columns-repeated="3" table:style-name="ce257"/>
          <table:covered-table-cell table:number-columns-repeated="3" table:style-name="ce627"/>
          <table:covered-table-cell table:number-columns-repeated="3" table:style-name="ce640"/>
          <table:covered-table-cell table:number-columns-repeated="3" table:style-name="ce625"/>
          <table:table-cell table:number-columns-repeated="16294"/>
        </table:table-row>
        <table:table-row table:style-name="ro37">
          <table:table-cell table:number-columns-repeated="9"/>
          <table:table-cell table:style-name="ce359" office:value-type="string" calcext:value-type="string">
            <text:p>⬤</text:p>
          </table:table-cell>
          <table:table-cell table:style-name="ce376" table:number-columns-repeated="2"/>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08"/>
          <table:table-cell table:style-name="ce423" office:value-type="string" calcext:value-type="string">
            <text:p>⬤</text:p>
          </table:table-cell>
          <table:table-cell table:style-name="ce423"/>
          <table:table-cell table:style-name="ce436" office:value-type="string" calcext:value-type="string">
            <text:p>⬤</text:p>
          </table:table-cell>
          <table:table-cell table:style-name="ce451" office:value-type="string" calcext:value-type="string">
            <text:p>/</text:p>
          </table:table-cell>
          <table:table-cell table:style-name="ce451"/>
          <table:table-cell table:style-name="ce462" office:value-type="string" calcext:value-type="string">
            <text:p>⬤</text:p>
          </table:table-cell>
          <table:table-cell table:style-name="ce477" table:number-columns-repeated="2"/>
          <table:table-cell table:style-name="ce489"/>
          <table:table-cell table:style-name="ce505" table:number-columns-repeated="2"/>
          <table:table-cell table:style-name="ce513"/>
          <table:table-cell table:style-name="ce528" table:number-columns-repeated="2"/>
          <table:table-cell table:style-name="ce516"/>
          <table:table-cell table:style-name="ce529" table:number-columns-repeated="2"/>
          <table:table-cell table:style-name="ce513"/>
          <table:table-cell table:style-name="ce528"/>
          <table:table-cell table:style-name="ce531"/>
          <table:table-cell table:style-name="ce529" table:number-columns-repeated="2"/>
          <table:table-cell table:style-name="ce534"/>
          <table:table-cell table:style-name="ce528" table:number-columns-repeated="2"/>
          <table:table-cell table:style-name="ce531"/>
          <table:table-cell table:style-name="ce505" table:number-columns-repeated="2"/>
          <table:table-cell table:style-name="ce510"/>
          <table:table-cell table:style-name="ce477" table:number-columns-repeated="2"/>
          <table:table-cell table:style-name="ce480" office:value-type="string" calcext:value-type="string">
            <text:p>⬤</text:p>
          </table:table-cell>
          <table:table-cell table:style-name="ce451"/>
          <table:table-cell table:style-name="ce451" office:value-type="string" calcext:value-type="string">
            <text:p>/</text:p>
          </table:table-cell>
          <table:table-cell table:style-name="ce459" office:value-type="string" calcext:value-type="string">
            <text:p>⬤</text:p>
          </table:table-cell>
          <table:table-cell table:style-name="ce423"/>
          <table:table-cell table:style-name="ce423" office:value-type="string" calcext:value-type="string">
            <text:p>⬤</text:p>
          </table:table-cell>
          <table:table-cell table:style-name="ce426"/>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6" table:number-columns-repeated="2"/>
          <table:table-cell table:style-name="ce378" office:value-type="string" calcext:value-type="string">
            <text:p>⬤</text:p>
          </table:table-cell>
          <table:table-cell table:number-columns-repeated="3"/>
          <table:covered-table-cell table:number-columns-repeated="3" table:style-name="ce633"/>
          <table:covered-table-cell table:number-columns-repeated="3" table:style-name="ce263"/>
          <table:covered-table-cell table:number-columns-repeated="3" table:style-name="ce633"/>
          <table:covered-table-cell table:number-columns-repeated="3" table:style-name="ce261"/>
          <table:covered-table-cell table:number-columns-repeated="3" table:style-name="ce629"/>
          <table:covered-table-cell table:number-columns-repeated="3" table:style-name="ce257"/>
          <table:covered-table-cell table:number-columns-repeated="3" table:style-name="ce627"/>
          <table:covered-table-cell table:number-columns-repeated="3" table:style-name="ce640"/>
          <table:covered-table-cell table:number-columns-repeated="3" table:style-name="ce625"/>
          <table:table-cell table:number-columns-repeated="16294"/>
        </table:table-row>
        <table:table-row table:style-name="ro37">
          <table:table-cell table:number-columns-repeated="9"/>
          <table:table-cell table:style-name="ce361" office:value-type="string" calcext:value-type="string">
            <text:p>⬤</text:p>
          </table:table-cell>
          <table:table-cell table:style-name="ce370" office:value-type="string" calcext:value-type="string">
            <text:p>/</text:p>
          </table:table-cell>
          <table:table-cell table:style-name="ce370"/>
          <table:table-cell table:style-name="ce386"/>
          <table:table-cell table:style-name="ce396" office:value-type="string" calcext:value-type="string">
            <text:p>⬤</text:p>
          </table:table-cell>
          <table:table-cell table:style-name="ce396" office:value-type="string" calcext:value-type="string">
            <text:p>/</text:p>
          </table:table-cell>
          <table:table-cell table:style-name="ce410" office:value-type="string" calcext:value-type="string">
            <text:p>/</text:p>
          </table:table-cell>
          <table:table-cell table:style-name="ce420" office:value-type="string" calcext:value-type="string">
            <text:p>⬤</text:p>
          </table:table-cell>
          <table:table-cell table:style-name="ce420"/>
          <table:table-cell table:style-name="ce435" office:value-type="string" calcext:value-type="string">
            <text:p>⬤</text:p>
          </table:table-cell>
          <table:table-cell table:style-name="ce447" office:value-type="string" calcext:value-type="string">
            <text:p>/</text:p>
          </table:table-cell>
          <table:table-cell table:style-name="ce447"/>
          <table:table-cell table:style-name="ce464"/>
          <table:table-cell table:style-name="ce474" office:value-type="string" calcext:value-type="string">
            <text:p>⬤</text:p>
          </table:table-cell>
          <table:table-cell table:style-name="ce474"/>
          <table:table-cell table:style-name="ce488" office:value-type="string" calcext:value-type="string">
            <text:p>⬤</text:p>
          </table:table-cell>
          <table:table-cell table:style-name="ce500" table:number-columns-repeated="2"/>
          <table:table-cell table:style-name="ce515" office:value-type="string" calcext:value-type="string">
            <text:p>⬤</text:p>
          </table:table-cell>
          <table:table-cell table:style-name="ce525" table:number-columns-repeated="2"/>
          <table:table-cell table:style-name="ce536" office:value-type="string" calcext:value-type="string">
            <text:p>/</text:p>
          </table:table-cell>
          <table:table-cell table:style-name="ce540" table:number-columns-repeated="2"/>
          <table:table-cell table:style-name="ce536"/>
          <table:table-cell table:style-name="ce540" office:value-type="string" calcext:value-type="string">
            <text:p>/</text:p>
          </table:table-cell>
          <table:table-cell table:style-name="ce544"/>
          <table:table-cell table:style-name="ce540" table:number-columns-repeated="2"/>
          <table:table-cell table:style-name="ce544" office:value-type="string" calcext:value-type="string">
            <text:p>/</text:p>
          </table:table-cell>
          <table:table-cell table:style-name="ce525" table:number-columns-repeated="2"/>
          <table:table-cell table:style-name="ce533" office:value-type="string" calcext:value-type="string">
            <text:p>⬤</text:p>
          </table:table-cell>
          <table:table-cell table:style-name="ce500" table:number-columns-repeated="2"/>
          <table:table-cell table:style-name="ce509" office:value-type="string" calcext:value-type="string">
            <text:p>⬤</text:p>
          </table:table-cell>
          <table:table-cell table:style-name="ce474"/>
          <table:table-cell table:style-name="ce474" office:value-type="string" calcext:value-type="string">
            <text:p>⬤</text:p>
          </table:table-cell>
          <table:table-cell table:style-name="ce482"/>
          <table:table-cell table:style-name="ce447"/>
          <table:table-cell table:style-name="ce447" office:value-type="string" calcext:value-type="string">
            <text:p>/</text:p>
          </table:table-cell>
          <table:table-cell table:style-name="ce458" office:value-type="string" calcext:value-type="string">
            <text:p>⬤</text:p>
          </table:table-cell>
          <table:table-cell table:style-name="ce420"/>
          <table:table-cell table:style-name="ce420" office:value-type="string" calcext:value-type="string">
            <text:p>⬤</text:p>
          </table:table-cell>
          <table:table-cell table:style-name="ce587"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4"/>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634" office:value-type="float" office:value="8" calcext:value-type="float" table:number-columns-spanned="3" table:number-rows-spanned="3">
            <text:p>8</text:p>
          </table:table-cell>
          <table:covered-table-cell table:number-columns-repeated="2" table:style-name="ce249"/>
          <table:table-cell table:style-name="ce634" office:value-type="string" calcext:value-type="string" table:number-columns-spanned="3" table:number-rows-spanned="3">
            <text:p>002</text:p>
          </table:table-cell>
          <table:covered-table-cell table:number-columns-repeated="2" table:style-name="ce249"/>
          <table:table-cell table:style-name="ce665" office:value-type="string" calcext:value-type="string" table:number-columns-spanned="3" table:number-rows-spanned="3">
            <text:p>111</text:p>
            <text:p>41</text:p>
          </table:table-cell>
          <table:covered-table-cell table:number-columns-repeated="2" table:style-name="ce263"/>
          <table:table-cell table:style-name="ce654" office:value-type="string" calcext:value-type="string" table:number-columns-spanned="3" table:number-rows-spanned="3">
            <text:p>221</text:p>
            <text:p>21</text:p>
          </table:table-cell>
          <table:covered-table-cell table:number-columns-repeated="2" table:style-name="ce261"/>
          <table:table-cell table:style-name="ce651" office:value-type="float" office:value="311" calcext:value-type="float" table:number-columns-spanned="3" table:number-rows-spanned="3">
            <text:p>311</text:p>
          </table:table-cell>
          <table:covered-table-cell table:number-columns-repeated="2" table:style-name="ce259"/>
          <table:table-cell table:style-name="ce642" office:value-type="string" calcext:value-type="string" table:number-columns-spanned="3" table:number-rows-spanned="3">
            <text:p>141</text:p>
            <text:p>11</text:p>
          </table:table-cell>
          <table:covered-table-cell table:number-columns-repeated="2" table:style-name="ce257"/>
          <table:table-cell table:style-name="ce699" office:value-type="float" office:value="151" calcext:value-type="float" table:number-columns-spanned="3" table:number-rows-spanned="3">
            <text:p>151</text:p>
          </table:table-cell>
          <table:covered-table-cell table:number-columns-repeated="2" table:style-name="ce641"/>
          <table:table-cell table:style-name="ce640" office:value-type="float" office:value="611" calcext:value-type="float" table:number-columns-spanned="3" table:number-rows-spanned="3">
            <text:p>611</text:p>
          </table:table-cell>
          <table:covered-table-cell table:number-columns-repeated="2" table:style-name="ce640"/>
          <table:table-cell table:style-name="ce639" office:value-type="float" office:value="711" calcext:value-type="float" table:number-columns-spanned="3" table:number-rows-spanned="3">
            <text:p>711</text:p>
          </table:table-cell>
          <table:covered-table-cell table:number-columns-repeated="2" table:style-name="ce639"/>
          <table:table-cell table:number-columns-repeated="16294"/>
        </table:table-row>
        <table:table-row table:style-name="ro37">
          <table:table-cell table:number-columns-repeated="9"/>
          <table:table-cell table:style-name="ce362" office:value-type="string" calcext:value-type="string">
            <text:p>⬤</text:p>
          </table:table-cell>
          <table:table-cell table:style-name="ce371"/>
          <table:table-cell table:style-name="ce375" office:value-type="string" calcext:value-type="string">
            <text:p>⬤</text:p>
          </table:table-cell>
          <table:table-cell table:style-name="ce387" office:value-type="string" calcext:value-type="string">
            <text:p>⬤</text:p>
          </table:table-cell>
          <table:table-cell table:style-name="ce397"/>
          <table:table-cell table:style-name="ce400"/>
          <table:table-cell table:style-name="ce411" office:value-type="string" calcext:value-type="string">
            <text:p>⬤</text:p>
          </table:table-cell>
          <table:table-cell table:style-name="ce421"/>
          <table:table-cell table:style-name="ce424"/>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89" office:value-type="string" calcext:value-type="string">
            <text:p>⬤</text:p>
          </table:table-cell>
          <table:table-cell table:style-name="ce501"/>
          <table:table-cell table:style-name="ce505"/>
          <table:table-cell table:style-name="ce516" office:value-type="string" calcext:value-type="string">
            <text:p>⬤</text:p>
          </table:table-cell>
          <table:table-cell table:style-name="ce526"/>
          <table:table-cell table:style-name="ce529"/>
          <table:table-cell table:style-name="ce537"/>
          <table:table-cell table:style-name="ce541" office:value-type="string" calcext:value-type="string">
            <text:p>x</text:p>
          </table:table-cell>
          <table:table-cell table:style-name="ce543"/>
          <table:table-cell table:style-name="ce537"/>
          <table:table-cell table:style-name="ce541" office:value-type="string" calcext:value-type="string">
            <text:p>x</text:p>
          </table:table-cell>
          <table:table-cell table:style-name="ce545"/>
          <table:table-cell table:style-name="ce543"/>
          <table:table-cell table:style-name="ce541" office:value-type="string" calcext:value-type="string">
            <text:p>x</text:p>
          </table:table-cell>
          <table:table-cell table:style-name="ce545"/>
          <table:table-cell table:style-name="ce529"/>
          <table:table-cell table:style-name="ce526"/>
          <table:table-cell table:style-name="ce534" office:value-type="string" calcext:value-type="string">
            <text:p>⬤</text:p>
          </table:table-cell>
          <table:table-cell table:style-name="ce505"/>
          <table:table-cell table:style-name="ce501"/>
          <table:table-cell table:style-name="ce510"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24"/>
          <table:table-cell table:style-name="ce421"/>
          <table:table-cell table:style-name="ce429"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number-columns-repeated="3"/>
          <table:covered-table-cell table:number-columns-repeated="6" table:style-name="ce249"/>
          <table:covered-table-cell table:number-columns-repeated="3" table:style-name="ce263"/>
          <table:covered-table-cell table:number-columns-repeated="3" table:style-name="ce261"/>
          <table:covered-table-cell table:number-columns-repeated="3" table:style-name="ce259"/>
          <table:covered-table-cell table:number-columns-repeated="3" table:style-name="ce257"/>
          <table:covered-table-cell table:number-columns-repeated="3" table:style-name="ce641"/>
          <table:covered-table-cell table:number-columns-repeated="3" table:style-name="ce640"/>
          <table:covered-table-cell table:number-columns-repeated="3" table:style-name="ce639"/>
          <table:table-cell table:number-columns-repeated="16294"/>
        </table:table-row>
        <table:table-row table:style-name="ro37">
          <table:table-cell table:number-columns-repeated="9"/>
          <table:table-cell table:style-name="ce362" office:value-type="string" calcext:value-type="string">
            <text:p>⬤</text:p>
          </table:table-cell>
          <table:table-cell table:style-name="ce375" table:number-columns-repeated="2"/>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11"/>
          <table:table-cell table:style-name="ce424" office:value-type="string" calcext:value-type="string">
            <text:p>⬤</text:p>
          </table:table-cell>
          <table:table-cell table:style-name="ce424"/>
          <table:table-cell table:style-name="ce436" office:value-type="string" calcext:value-type="string">
            <text:p>⬤</text:p>
          </table:table-cell>
          <table:table-cell table:style-name="ce451" table:number-columns-repeated="2"/>
          <table:table-cell table:style-name="ce465" office:value-type="string" calcext:value-type="string">
            <text:p>⬤</text:p>
          </table:table-cell>
          <table:table-cell table:style-name="ce478" table:number-columns-repeated="2"/>
          <table:table-cell table:style-name="ce489" office:value-type="string" calcext:value-type="string">
            <text:p>/</text:p>
          </table:table-cell>
          <table:table-cell table:style-name="ce505" table:number-columns-repeated="2"/>
          <table:table-cell table:style-name="ce516"/>
          <table:table-cell table:style-name="ce529" table:number-columns-repeated="2"/>
          <table:table-cell table:style-name="ce537"/>
          <table:table-cell table:style-name="ce543" table:number-columns-repeated="2"/>
          <table:table-cell table:style-name="ce537"/>
          <table:table-cell table:style-name="ce543"/>
          <table:table-cell table:style-name="ce545"/>
          <table:table-cell table:style-name="ce543" table:number-columns-repeated="2"/>
          <table:table-cell table:style-name="ce545"/>
          <table:table-cell table:style-name="ce529" table:number-columns-repeated="2"/>
          <table:table-cell table:style-name="ce534"/>
          <table:table-cell table:style-name="ce505" table:number-columns-repeated="2"/>
          <table:table-cell table:style-name="ce510" office:value-type="string" calcext:value-type="string">
            <text:p>/</text:p>
          </table:table-cell>
          <table:table-cell table:style-name="ce478" table:number-columns-repeated="2"/>
          <table:table-cell table:style-name="ce483" office:value-type="string" calcext:value-type="string">
            <text:p>⬤</text:p>
          </table:table-cell>
          <table:table-cell table:style-name="ce451" table:number-columns-repeated="2"/>
          <table:table-cell table:style-name="ce459" office:value-type="string" calcext:value-type="string">
            <text:p>⬤</text:p>
          </table:table-cell>
          <table:table-cell table:style-name="ce586"/>
          <table:table-cell table:style-name="ce424" office:value-type="string" calcext:value-type="string">
            <text:p>⬤</text:p>
          </table:table-cell>
          <table:table-cell table:style-name="ce429"/>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5" table:number-columns-repeated="2"/>
          <table:table-cell table:style-name="ce381" office:value-type="string" calcext:value-type="string">
            <text:p>⬤</text:p>
          </table:table-cell>
          <table:table-cell table:number-columns-repeated="3"/>
          <table:covered-table-cell table:number-columns-repeated="6" table:style-name="ce249"/>
          <table:covered-table-cell table:number-columns-repeated="3" table:style-name="ce263"/>
          <table:covered-table-cell table:number-columns-repeated="3" table:style-name="ce261"/>
          <table:covered-table-cell table:number-columns-repeated="3" table:style-name="ce259"/>
          <table:covered-table-cell table:number-columns-repeated="3" table:style-name="ce257"/>
          <table:covered-table-cell table:number-columns-repeated="3" table:style-name="ce641"/>
          <table:covered-table-cell table:number-columns-repeated="3" table:style-name="ce640"/>
          <table:covered-table-cell table:number-columns-repeated="3" table:style-name="ce639"/>
          <table:table-cell table:number-columns-repeated="16294"/>
        </table:table-row>
        <table:table-row table:style-name="ro37">
          <table:table-cell table:number-columns-repeated="9"/>
          <table:table-cell table:style-name="ce358" office:value-type="string" calcext:value-type="string">
            <text:p>⬤</text:p>
          </table:table-cell>
          <table:table-cell table:style-name="ce367" table:number-columns-repeated="2"/>
          <table:table-cell table:style-name="ce383" office:value-type="string" calcext:value-type="string">
            <text:p>/</text:p>
          </table:table-cell>
          <table:table-cell table:style-name="ce393" office:value-type="string" calcext:value-type="string">
            <text:p>⬤</text:p>
          </table:table-cell>
          <table:table-cell table:style-name="ce393"/>
          <table:table-cell table:style-name="ce407"/>
          <table:table-cell table:style-name="ce417" office:value-type="string" calcext:value-type="string">
            <text:p>⬤</text:p>
          </table:table-cell>
          <table:table-cell table:style-name="ce417"/>
          <table:table-cell table:style-name="ce432" office:value-type="string" calcext:value-type="string">
            <text:p>⬤</text:p>
          </table:table-cell>
          <table:table-cell table:style-name="ce444" office:value-type="string" calcext:value-type="string">
            <text:p>/</text:p>
          </table:table-cell>
          <table:table-cell table:style-name="ce444"/>
          <table:table-cell table:style-name="ce461" office:value-type="string" calcext:value-type="string">
            <text:p>⬤</text:p>
          </table:table-cell>
          <table:table-cell table:style-name="ce472" table:number-columns-repeated="2"/>
          <table:table-cell table:style-name="ce485" office:value-type="string" calcext:value-type="string">
            <text:p>/</text:p>
          </table:table-cell>
          <table:table-cell table:style-name="ce497" table:number-columns-repeated="2"/>
          <table:table-cell table:style-name="ce512"/>
          <table:table-cell table:style-name="ce522" table:number-columns-repeated="2"/>
          <table:table-cell table:style-name="ce536"/>
          <table:table-cell table:style-name="ce540" table:number-columns-repeated="2"/>
          <table:table-cell table:style-name="ce547"/>
          <table:table-cell table:style-name="ce569"/>
          <table:table-cell table:style-name="ce575"/>
          <table:table-cell table:style-name="ce540" table:number-columns-repeated="2"/>
          <table:table-cell table:style-name="ce544"/>
          <table:table-cell table:style-name="ce522" table:number-columns-repeated="2"/>
          <table:table-cell table:style-name="ce530"/>
          <table:table-cell table:style-name="ce497" table:number-columns-repeated="2"/>
          <table:table-cell table:style-name="ce506" office:value-type="string" calcext:value-type="string">
            <text:p>/</text:p>
          </table:table-cell>
          <table:table-cell table:style-name="ce472" table:number-columns-repeated="2"/>
          <table:table-cell table:style-name="ce479" office:value-type="string" calcext:value-type="string">
            <text:p>⬤</text:p>
          </table:table-cell>
          <table:table-cell table:style-name="ce444"/>
          <table:table-cell table:style-name="ce444" office:value-type="string" calcext:value-type="string">
            <text:p>/</text:p>
          </table:table-cell>
          <table:table-cell table:style-name="ce455" office:value-type="string" calcext:value-type="string">
            <text:p>⬤</text:p>
          </table:table-cell>
          <table:table-cell table:style-name="ce417"/>
          <table:table-cell table:style-name="ce417" office:value-type="string" calcext:value-type="string">
            <text:p>⬤</text:p>
          </table:table-cell>
          <table:table-cell table:style-name="ce425"/>
          <table:table-cell table:style-name="ce393"/>
          <table:table-cell table:style-name="ce393" office:value-type="string" calcext:value-type="string">
            <text:p>⬤</text:p>
          </table:table-cell>
          <table:table-cell table:style-name="ce401" office:value-type="string" calcext:value-type="string">
            <text:p>/</text:p>
          </table:table-cell>
          <table:table-cell table:style-name="ce367" table:number-columns-repeated="2"/>
          <table:table-cell table:style-name="ce377" office:value-type="string" calcext:value-type="string">
            <text:p>⬤</text:p>
          </table:table-cell>
          <table:table-cell table:number-columns-repeated="3"/>
          <table:table-cell table:style-name="ce636" table:formula="of:=SUM([.BL127:.BN150])" office:value-type="float" office:value="288" calcext:value-type="float" table:number-columns-spanned="3" table:number-rows-spanned="3">
            <text:p>288</text:p>
          </table:table-cell>
          <table:covered-table-cell table:number-columns-repeated="2" table:style-name="ce251"/>
          <table:table-cell table:style-name="ce634" office:value-type="string" calcext:value-type="string" table:number-columns-spanned="3" table:number-rows-spanned="3">
            <text:p>010</text:p>
          </table:table-cell>
          <table:covered-table-cell table:number-columns-repeated="2" table:style-name="ce249"/>
          <table:table-cell table:style-name="ce671" office:value-type="string" calcext:value-type="string" table:number-columns-spanned="3" table:number-rows-spanned="3">
            <text:p>110</text:p>
            <text:p>01</text:p>
          </table:table-cell>
          <table:covered-table-cell table:number-columns-repeated="2" table:style-name="ce633"/>
          <table:table-cell table:style-name="ce672" office:value-type="float" office:value="210" calcext:value-type="float" table:number-columns-spanned="3" table:number-rows-spanned="3">
            <text:p>210</text:p>
          </table:table-cell>
          <table:covered-table-cell table:number-columns-repeated="2" table:style-name="ce632"/>
          <table:table-cell table:style-name="ce670" office:value-type="float" office:value="310" calcext:value-type="float" table:number-columns-spanned="3" table:number-rows-spanned="3">
            <text:p>310</text:p>
          </table:table-cell>
          <table:covered-table-cell table:number-columns-repeated="2" table:style-name="ce629"/>
          <table:table-cell table:style-name="ce696" office:value-type="float" office:value="410" calcext:value-type="float" table:number-columns-spanned="3" table:number-rows-spanned="3">
            <text:p>410</text:p>
          </table:table-cell>
          <table:covered-table-cell table:number-columns-repeated="2" table:style-name="ce628"/>
          <table:table-cell table:style-name="ce691" office:value-type="float" office:value="510" calcext:value-type="float" table:number-columns-spanned="3" table:number-rows-spanned="3">
            <text:p>510</text:p>
          </table:table-cell>
          <table:covered-table-cell table:number-columns-repeated="2" table:style-name="ce627"/>
          <table:table-cell table:style-name="ce674" office:value-type="float" office:value="610" calcext:value-type="float" table:number-columns-spanned="3" table:number-rows-spanned="3">
            <text:p>610</text:p>
          </table:table-cell>
          <table:covered-table-cell table:number-columns-repeated="2" table:style-name="ce626"/>
          <table:table-cell table:style-name="ce673" office:value-type="float" office:value="710" calcext:value-type="float" table:number-columns-spanned="3" table:number-rows-spanned="3">
            <text:p>710</text:p>
          </table:table-cell>
          <table:covered-table-cell table:number-columns-repeated="2" table:style-name="ce625"/>
          <table:table-cell table:number-columns-repeated="16294"/>
        </table:table-row>
        <table:table-row table:style-name="ro37">
          <table:table-cell table:number-columns-repeated="9"/>
          <table:table-cell table:style-name="ce359" office:value-type="string" calcext:value-type="string">
            <text:p>⬤</text:p>
          </table:table-cell>
          <table:table-cell table:style-name="ce368"/>
          <table:table-cell table:style-name="ce376" office:value-type="string" calcext:value-type="string">
            <text:p>⬤</text:p>
          </table:table-cell>
          <table:table-cell table:style-name="ce384" office:value-type="string" calcext:value-type="string">
            <text:p>⬤</text:p>
          </table:table-cell>
          <table:table-cell table:style-name="ce394"/>
          <table:table-cell table:style-name="ce399"/>
          <table:table-cell table:style-name="ce408" office:value-type="string" calcext:value-type="string">
            <text:p>⬤</text:p>
          </table:table-cell>
          <table:table-cell table:style-name="ce418"/>
          <table:table-cell table:style-name="ce423"/>
          <table:table-cell table:style-name="ce433"/>
          <table:table-cell table:style-name="ce445" office:value-type="string" calcext:value-type="string">
            <text:p>x</text:p>
          </table:table-cell>
          <table:table-cell table:style-name="ce450"/>
          <table:table-cell table:style-name="ce462"/>
          <table:table-cell table:style-name="ce467" office:value-type="string" calcext:value-type="string">
            <text:p>x</text:p>
          </table:table-cell>
          <table:table-cell table:style-name="ce477"/>
          <table:table-cell table:style-name="ce486" office:value-type="string" calcext:value-type="string">
            <text:p>⬤</text:p>
          </table:table-cell>
          <table:table-cell table:style-name="ce498"/>
          <table:table-cell table:style-name="ce504"/>
          <table:table-cell table:style-name="ce513" office:value-type="string" calcext:value-type="string">
            <text:p>⬤</text:p>
          </table:table-cell>
          <table:table-cell table:style-name="ce523"/>
          <table:table-cell table:style-name="ce528"/>
          <table:table-cell table:style-name="ce537" office:value-type="string" calcext:value-type="string">
            <text:p>/</text:p>
          </table:table-cell>
          <table:table-cell table:style-name="ce541" office:value-type="string" calcext:value-type="string">
            <text:p>x</text:p>
          </table:table-cell>
          <table:table-cell table:style-name="ce543"/>
          <table:table-cell table:style-name="ce548"/>
          <table:table-cell table:style-name="ce570" office:value-type="string" calcext:value-type="string">
            <text:p>x</text:p>
          </table:table-cell>
          <table:table-cell table:style-name="ce576"/>
          <table:table-cell table:style-name="ce543"/>
          <table:table-cell table:style-name="ce541" office:value-type="string" calcext:value-type="string">
            <text:p>x</text:p>
          </table:table-cell>
          <table:table-cell table:style-name="ce545" office:value-type="string" calcext:value-type="string">
            <text:p>/</text:p>
          </table:table-cell>
          <table:table-cell table:style-name="ce528"/>
          <table:table-cell table:style-name="ce523"/>
          <table:table-cell table:style-name="ce531" office:value-type="string" calcext:value-type="string">
            <text:p>⬤</text:p>
          </table:table-cell>
          <table:table-cell table:style-name="ce504"/>
          <table:table-cell table:style-name="ce498"/>
          <table:table-cell table:style-name="ce507" office:value-type="string" calcext:value-type="string">
            <text:p>⬤</text:p>
          </table:table-cell>
          <table:table-cell table:style-name="ce477"/>
          <table:table-cell table:style-name="ce467" office:value-type="string" calcext:value-type="string">
            <text:p>x</text:p>
          </table:table-cell>
          <table:table-cell table:style-name="ce480"/>
          <table:table-cell table:style-name="ce450"/>
          <table:table-cell table:style-name="ce445" office:value-type="string" calcext:value-type="string">
            <text:p>x</text:p>
          </table:table-cell>
          <table:table-cell table:style-name="ce456"/>
          <table:table-cell table:style-name="ce423"/>
          <table:table-cell table:style-name="ce418"/>
          <table:table-cell table:style-name="ce426"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6" office:value-type="string" calcext:value-type="string">
            <text:p>⬤</text:p>
          </table:table-cell>
          <table:table-cell table:style-name="ce368"/>
          <table:table-cell table:style-name="ce378" office:value-type="string" calcext:value-type="string">
            <text:p>⬤</text:p>
          </table:table-cell>
          <table:table-cell table:number-columns-repeated="3"/>
          <table:covered-table-cell table:number-columns-repeated="3" table:style-name="ce251"/>
          <table:covered-table-cell table:number-columns-repeated="3" table:style-name="ce249"/>
          <table:covered-table-cell table:number-columns-repeated="3" table:style-name="ce633"/>
          <table:covered-table-cell table:number-columns-repeated="3" table:style-name="ce632"/>
          <table:covered-table-cell table:number-columns-repeated="3" table:style-name="ce629"/>
          <table:covered-table-cell table:number-columns-repeated="3" table:style-name="ce628"/>
          <table:covered-table-cell table:number-columns-repeated="3" table:style-name="ce627"/>
          <table:covered-table-cell table:number-columns-repeated="3" table:style-name="ce626"/>
          <table:covered-table-cell table:number-columns-repeated="3" table:style-name="ce625"/>
          <table:table-cell table:number-columns-repeated="16294"/>
        </table:table-row>
        <table:table-row table:style-name="ro37">
          <table:table-cell table:number-columns-repeated="9"/>
          <table:table-cell table:style-name="ce360" office:value-type="string" calcext:value-type="string">
            <text:p>⬤</text:p>
          </table:table-cell>
          <table:table-cell table:style-name="ce373" table:number-columns-repeated="2"/>
          <table:table-cell table:style-name="ce385" office:value-type="string" calcext:value-type="string">
            <text:p>/</text:p>
          </table:table-cell>
          <table:table-cell table:style-name="ce395" office:value-type="string" calcext:value-type="string">
            <text:p>⬤</text:p>
          </table:table-cell>
          <table:table-cell table:style-name="ce395"/>
          <table:table-cell table:style-name="ce409"/>
          <table:table-cell table:style-name="ce419" office:value-type="string" calcext:value-type="string">
            <text:p>⬤</text:p>
          </table:table-cell>
          <table:table-cell table:style-name="ce419"/>
          <table:table-cell table:style-name="ce434" office:value-type="string" calcext:value-type="string">
            <text:p>⬤</text:p>
          </table:table-cell>
          <table:table-cell table:style-name="ce446" office:value-type="string" calcext:value-type="string">
            <text:p>/</text:p>
          </table:table-cell>
          <table:table-cell table:style-name="ce446"/>
          <table:table-cell table:style-name="ce463" office:value-type="string" calcext:value-type="string">
            <text:p>⬤</text:p>
          </table:table-cell>
          <table:table-cell table:style-name="ce473" table:number-columns-repeated="2"/>
          <table:table-cell table:style-name="ce487" office:value-type="string" calcext:value-type="string">
            <text:p>/</text:p>
          </table:table-cell>
          <table:table-cell table:style-name="ce499" table:number-columns-repeated="2"/>
          <table:table-cell table:style-name="ce514"/>
          <table:table-cell table:style-name="ce524" table:number-columns-repeated="2"/>
          <table:table-cell table:style-name="ce538"/>
          <table:table-cell table:style-name="ce542" table:number-columns-repeated="2"/>
          <table:table-cell table:style-name="ce549"/>
          <table:table-cell table:style-name="ce571"/>
          <table:table-cell table:style-name="ce577"/>
          <table:table-cell table:style-name="ce542" table:number-columns-repeated="2"/>
          <table:table-cell table:style-name="ce546"/>
          <table:table-cell table:style-name="ce524" table:number-columns-repeated="2"/>
          <table:table-cell table:style-name="ce532"/>
          <table:table-cell table:style-name="ce499" table:number-columns-repeated="2"/>
          <table:table-cell table:style-name="ce508" office:value-type="string" calcext:value-type="string">
            <text:p>/</text:p>
          </table:table-cell>
          <table:table-cell table:style-name="ce473" table:number-columns-repeated="2"/>
          <table:table-cell table:style-name="ce481" office:value-type="string" calcext:value-type="string">
            <text:p>⬤</text:p>
          </table:table-cell>
          <table:table-cell table:style-name="ce446"/>
          <table:table-cell table:style-name="ce446" office:value-type="string" calcext:value-type="string">
            <text:p>/</text:p>
          </table:table-cell>
          <table:table-cell table:style-name="ce457" office:value-type="string" calcext:value-type="string">
            <text:p>⬤</text:p>
          </table:table-cell>
          <table:table-cell table:style-name="ce419"/>
          <table:table-cell table:style-name="ce419" office:value-type="string" calcext:value-type="string">
            <text:p>⬤</text:p>
          </table:table-cell>
          <table:table-cell table:style-name="ce427"/>
          <table:table-cell table:style-name="ce395"/>
          <table:table-cell table:style-name="ce395" office:value-type="string" calcext:value-type="string">
            <text:p>⬤</text:p>
          </table:table-cell>
          <table:table-cell table:style-name="ce403" office:value-type="string" calcext:value-type="string">
            <text:p>/</text:p>
          </table:table-cell>
          <table:table-cell table:style-name="ce373" table:number-columns-repeated="2"/>
          <table:table-cell table:style-name="ce379" office:value-type="string" calcext:value-type="string">
            <text:p>⬤</text:p>
          </table:table-cell>
          <table:table-cell table:number-columns-repeated="3"/>
          <table:covered-table-cell table:number-columns-repeated="3" table:style-name="ce251"/>
          <table:covered-table-cell table:number-columns-repeated="3" table:style-name="ce249"/>
          <table:covered-table-cell table:number-columns-repeated="3" table:style-name="ce633"/>
          <table:covered-table-cell table:number-columns-repeated="3" table:style-name="ce632"/>
          <table:covered-table-cell table:number-columns-repeated="3" table:style-name="ce629"/>
          <table:covered-table-cell table:number-columns-repeated="3" table:style-name="ce628"/>
          <table:covered-table-cell table:number-columns-repeated="3" table:style-name="ce627"/>
          <table:covered-table-cell table:number-columns-repeated="3" table:style-name="ce626"/>
          <table:covered-table-cell table:number-columns-repeated="3" table:style-name="ce625"/>
          <table:table-cell table:number-columns-repeated="16294"/>
        </table:table-row>
        <table:table-row table:style-name="ro37">
          <table:table-cell table:number-columns-repeated="9"/>
          <table:table-cell table:style-name="ce362" office:value-type="string" calcext:value-type="string">
            <text:p>⬤</text:p>
          </table:table-cell>
          <table:table-cell table:style-name="ce375" table:number-columns-repeated="2"/>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11"/>
          <table:table-cell table:style-name="ce424" office:value-type="string" calcext:value-type="string">
            <text:p>⬤</text:p>
          </table:table-cell>
          <table:table-cell table:style-name="ce424"/>
          <table:table-cell table:style-name="ce436" office:value-type="string" calcext:value-type="string">
            <text:p>⬤</text:p>
          </table:table-cell>
          <table:table-cell table:style-name="ce451" table:number-columns-repeated="2"/>
          <table:table-cell table:style-name="ce465" office:value-type="string" calcext:value-type="string">
            <text:p>⬤</text:p>
          </table:table-cell>
          <table:table-cell table:style-name="ce478" table:number-columns-repeated="2"/>
          <table:table-cell table:style-name="ce489" office:value-type="string" calcext:value-type="string">
            <text:p>/</text:p>
          </table:table-cell>
          <table:table-cell table:style-name="ce505" table:number-columns-repeated="2"/>
          <table:table-cell table:style-name="ce516"/>
          <table:table-cell table:style-name="ce529" table:number-columns-repeated="2"/>
          <table:table-cell table:style-name="ce537"/>
          <table:table-cell table:style-name="ce543" table:number-columns-repeated="2"/>
          <table:table-cell table:style-name="ce537"/>
          <table:table-cell table:style-name="ce543"/>
          <table:table-cell table:style-name="ce545"/>
          <table:table-cell table:style-name="ce543" table:number-columns-repeated="2"/>
          <table:table-cell table:style-name="ce545"/>
          <table:table-cell table:style-name="ce529" table:number-columns-repeated="2"/>
          <table:table-cell table:style-name="ce534"/>
          <table:table-cell table:style-name="ce505" table:number-columns-repeated="2"/>
          <table:table-cell table:style-name="ce510" office:value-type="string" calcext:value-type="string">
            <text:p>/</text:p>
          </table:table-cell>
          <table:table-cell table:style-name="ce478" table:number-columns-repeated="2"/>
          <table:table-cell table:style-name="ce483" office:value-type="string" calcext:value-type="string">
            <text:p>⬤</text:p>
          </table:table-cell>
          <table:table-cell table:style-name="ce451" table:number-columns-repeated="2"/>
          <table:table-cell table:style-name="ce459" office:value-type="string" calcext:value-type="string">
            <text:p>⬤</text:p>
          </table:table-cell>
          <table:table-cell table:style-name="ce424"/>
          <table:table-cell table:style-name="ce424" office:value-type="string" calcext:value-type="string">
            <text:p>⬤</text:p>
          </table:table-cell>
          <table:table-cell table:style-name="ce429"/>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5" table:number-columns-repeated="2"/>
          <table:table-cell table:style-name="ce381" office:value-type="string" calcext:value-type="string">
            <text:p>⬤</text:p>
          </table:table-cell>
          <table:table-cell table:number-columns-repeated="16324"/>
        </table:table-row>
        <table:table-row table:style-name="ro37">
          <table:table-cell table:number-columns-repeated="9"/>
          <table:table-cell table:style-name="ce362" office:value-type="string" calcext:value-type="string">
            <text:p>⬤</text:p>
          </table:table-cell>
          <table:table-cell table:style-name="ce371"/>
          <table:table-cell table:style-name="ce375" office:value-type="string" calcext:value-type="string">
            <text:p>⬤</text:p>
          </table:table-cell>
          <table:table-cell table:style-name="ce387" office:value-type="string" calcext:value-type="string">
            <text:p>⬤</text:p>
          </table:table-cell>
          <table:table-cell table:style-name="ce397"/>
          <table:table-cell table:style-name="ce400"/>
          <table:table-cell table:style-name="ce411" office:value-type="string" calcext:value-type="string">
            <text:p>⬤</text:p>
          </table:table-cell>
          <table:table-cell table:style-name="ce421"/>
          <table:table-cell table:style-name="ce424"/>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89" office:value-type="string" calcext:value-type="string">
            <text:p>⬤</text:p>
          </table:table-cell>
          <table:table-cell table:style-name="ce501"/>
          <table:table-cell table:style-name="ce505"/>
          <table:table-cell table:style-name="ce516" office:value-type="string" calcext:value-type="string">
            <text:p>⬤</text:p>
          </table:table-cell>
          <table:table-cell table:style-name="ce526"/>
          <table:table-cell table:style-name="ce529"/>
          <table:table-cell table:style-name="ce537"/>
          <table:table-cell table:style-name="ce541" office:value-type="string" calcext:value-type="string">
            <text:p>x</text:p>
          </table:table-cell>
          <table:table-cell table:style-name="ce543"/>
          <table:table-cell table:style-name="ce537"/>
          <table:table-cell table:style-name="ce541" office:value-type="string" calcext:value-type="string">
            <text:p>x</text:p>
          </table:table-cell>
          <table:table-cell table:style-name="ce545"/>
          <table:table-cell table:style-name="ce543"/>
          <table:table-cell table:style-name="ce541" office:value-type="string" calcext:value-type="string">
            <text:p>x</text:p>
          </table:table-cell>
          <table:table-cell table:style-name="ce545"/>
          <table:table-cell table:style-name="ce529"/>
          <table:table-cell table:style-name="ce526"/>
          <table:table-cell table:style-name="ce534" office:value-type="string" calcext:value-type="string">
            <text:p>⬤</text:p>
          </table:table-cell>
          <table:table-cell table:style-name="ce505"/>
          <table:table-cell table:style-name="ce501"/>
          <table:table-cell table:style-name="ce510"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24"/>
          <table:table-cell table:style-name="ce421"/>
          <table:table-cell table:style-name="ce429"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number-columns-repeated="7"/>
          <table:table-cell table:style-name="ce361" office:value-type="string" calcext:value-type="string">
            <text:p>⬤</text:p>
          </table:table-cell>
          <table:table-cell table:style-name="ce370" office:value-type="string" calcext:value-type="string">
            <text:p>⬤</text:p>
          </table:table-cell>
          <table:table-cell table:style-name="ce370"/>
          <table:table-cell table:number-columns-repeated="19"/>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16292"/>
        </table:table-row>
        <table:table-row table:style-name="ro37">
          <table:table-cell table:number-columns-repeated="9"/>
          <table:table-cell table:style-name="ce363" office:value-type="string" calcext:value-type="string">
            <text:p>⬤</text:p>
          </table:table-cell>
          <table:table-cell table:style-name="ce372" office:value-type="string" calcext:value-type="string">
            <text:p>/</text:p>
          </table:table-cell>
          <table:table-cell table:style-name="ce372"/>
          <table:table-cell table:style-name="ce388"/>
          <table:table-cell table:style-name="ce398" office:value-type="string" calcext:value-type="string">
            <text:p>⬤</text:p>
          </table:table-cell>
          <table:table-cell table:style-name="ce398" office:value-type="string" calcext:value-type="string">
            <text:p>/</text:p>
          </table:table-cell>
          <table:table-cell table:style-name="ce412" office:value-type="string" calcext:value-type="string">
            <text:p>/</text:p>
          </table:table-cell>
          <table:table-cell table:style-name="ce422" office:value-type="string" calcext:value-type="string">
            <text:p>⬤</text:p>
          </table:table-cell>
          <table:table-cell table:style-name="ce422"/>
          <table:table-cell table:style-name="ce437" office:value-type="string" calcext:value-type="string">
            <text:p>⬤</text:p>
          </table:table-cell>
          <table:table-cell table:style-name="ce449" office:value-type="string" calcext:value-type="string">
            <text:p>/</text:p>
          </table:table-cell>
          <table:table-cell table:style-name="ce449"/>
          <table:table-cell table:style-name="ce466"/>
          <table:table-cell table:style-name="ce476" office:value-type="string" calcext:value-type="string">
            <text:p>⬤</text:p>
          </table:table-cell>
          <table:table-cell table:style-name="ce476"/>
          <table:table-cell table:style-name="ce490" office:value-type="string" calcext:value-type="string">
            <text:p>⬤</text:p>
          </table:table-cell>
          <table:table-cell table:style-name="ce502" table:number-columns-repeated="2"/>
          <table:table-cell table:style-name="ce517" office:value-type="string" calcext:value-type="string">
            <text:p>⬤</text:p>
          </table:table-cell>
          <table:table-cell table:style-name="ce527" table:number-columns-repeated="2"/>
          <table:table-cell table:style-name="ce538" office:value-type="string" calcext:value-type="string">
            <text:p>/</text:p>
          </table:table-cell>
          <table:table-cell table:style-name="ce542" table:number-columns-repeated="2"/>
          <table:table-cell table:style-name="ce538"/>
          <table:table-cell table:style-name="ce542" office:value-type="string" calcext:value-type="string">
            <text:p>/</text:p>
          </table:table-cell>
          <table:table-cell table:style-name="ce546"/>
          <table:table-cell table:style-name="ce542" table:number-columns-repeated="2"/>
          <table:table-cell table:style-name="ce546" office:value-type="string" calcext:value-type="string">
            <text:p>/</text:p>
          </table:table-cell>
          <table:table-cell table:style-name="ce527" table:number-columns-repeated="2"/>
          <table:table-cell table:style-name="ce535" office:value-type="string" calcext:value-type="string">
            <text:p>⬤</text:p>
          </table:table-cell>
          <table:table-cell table:style-name="ce502" table:number-columns-repeated="2"/>
          <table:table-cell table:style-name="ce511" office:value-type="string" calcext:value-type="string">
            <text:p>⬤</text:p>
          </table:table-cell>
          <table:table-cell table:style-name="ce476"/>
          <table:table-cell table:style-name="ce476" office:value-type="string" calcext:value-type="string">
            <text:p>⬤</text:p>
          </table:table-cell>
          <table:table-cell table:style-name="ce484"/>
          <table:table-cell table:style-name="ce449"/>
          <table:table-cell table:style-name="ce449" office:value-type="string" calcext:value-type="string">
            <text:p>/</text:p>
          </table:table-cell>
          <table:table-cell table:style-name="ce460" office:value-type="string" calcext:value-type="string">
            <text:p>⬤</text:p>
          </table:table-cell>
          <table:table-cell table:style-name="ce422"/>
          <table:table-cell table:style-name="ce422" office:value-type="string" calcext:value-type="string">
            <text:p>⬤</text:p>
          </table:table-cell>
          <table:table-cell table:style-name="ce430"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6"/>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7"/>
          <table:table-cell table:style-name="ce362" office:value-type="string" calcext:value-type="string">
            <text:p>⬤</text:p>
          </table:table-cell>
          <table:table-cell table:style-name="ce371"/>
          <table:table-cell table:style-name="ce375"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17"/>
          <table:table-cell table:number-columns-repeated="13"/>
          <table:table-cell table:style-name="ce417"/>
          <table:table-cell table:style-name="ce417" office:value-type="string" calcext:value-type="string">
            <text:p>/</text:p>
          </table:table-cell>
          <table:table-cell table:style-name="ce425"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number-columns-repeated="16292"/>
        </table:table-row>
        <table:table-row table:style-name="ro37">
          <table:table-cell table:number-columns-repeated="9"/>
          <table:table-cell table:style-name="ce359" office:value-type="string" calcext:value-type="string">
            <text:p>⬤</text:p>
          </table:table-cell>
          <table:table-cell table:style-name="ce376" table:number-columns-repeated="2"/>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08"/>
          <table:table-cell table:style-name="ce423" office:value-type="string" calcext:value-type="string">
            <text:p>⬤</text:p>
          </table:table-cell>
          <table:table-cell table:style-name="ce423"/>
          <table:table-cell table:style-name="ce436" office:value-type="string" calcext:value-type="string">
            <text:p>⬤</text:p>
          </table:table-cell>
          <table:table-cell table:style-name="ce451" office:value-type="string" calcext:value-type="string">
            <text:p>/</text:p>
          </table:table-cell>
          <table:table-cell table:style-name="ce451"/>
          <table:table-cell table:style-name="ce462" office:value-type="string" calcext:value-type="string">
            <text:p>⬤</text:p>
          </table:table-cell>
          <table:table-cell table:style-name="ce467" table:number-columns-repeated="2"/>
          <table:table-cell table:style-name="ce489"/>
          <table:table-cell table:style-name="ce505" table:number-columns-repeated="2"/>
          <table:table-cell table:style-name="ce513"/>
          <table:table-cell table:style-name="ce528" table:number-columns-repeated="2"/>
          <table:table-cell table:style-name="ce516"/>
          <table:table-cell table:style-name="ce529" table:number-columns-repeated="2"/>
          <table:table-cell table:style-name="ce513"/>
          <table:table-cell table:style-name="ce528"/>
          <table:table-cell table:style-name="ce531"/>
          <table:table-cell table:style-name="ce529" table:number-columns-repeated="2"/>
          <table:table-cell table:style-name="ce534"/>
          <table:table-cell table:style-name="ce528" table:number-columns-repeated="2"/>
          <table:table-cell table:style-name="ce531"/>
          <table:table-cell table:style-name="ce505" table:number-columns-repeated="2"/>
          <table:table-cell table:style-name="ce510"/>
          <table:table-cell table:style-name="ce477" table:number-columns-repeated="2"/>
          <table:table-cell table:style-name="ce480" office:value-type="string" calcext:value-type="string">
            <text:p>⬤</text:p>
          </table:table-cell>
          <table:table-cell table:style-name="ce451"/>
          <table:table-cell table:style-name="ce451" office:value-type="string" calcext:value-type="string">
            <text:p>/</text:p>
          </table:table-cell>
          <table:table-cell table:style-name="ce459" office:value-type="string" calcext:value-type="string">
            <text:p>⬤</text:p>
          </table:table-cell>
          <table:table-cell table:style-name="ce423"/>
          <table:table-cell table:style-name="ce423" office:value-type="string" calcext:value-type="string">
            <text:p>⬤</text:p>
          </table:table-cell>
          <table:table-cell table:style-name="ce426"/>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6" table:number-columns-repeated="2"/>
          <table:table-cell table:style-name="ce378" office:value-type="string" calcext:value-type="string">
            <text:p>⬤</text:p>
          </table:table-cell>
          <table:table-cell table:number-columns-repeated="7"/>
          <table:table-cell table:style-name="ce362"/>
          <table:table-cell table:style-name="ce375" table:number-columns-repeated="2"/>
          <table:table-cell table:style-name="ce408"/>
          <table:table-cell table:style-name="ce418"/>
          <table:table-cell table:style-name="ce423"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17"/>
          <table:table-cell table:style-name="ce361" office:value-type="string" calcext:value-type="string">
            <text:p>⬤</text:p>
          </table:table-cell>
          <table:table-cell table:number-columns-repeated="2" table:style-name="ce370" office:value-type="string" calcext:value-type="string">
            <text:p>⬤</text:p>
          </table:table-cell>
          <table:table-cell/>
          <table:table-cell table:number-columns-repeated="2" table:style-name="ce370" office:value-type="string" calcext:value-type="string">
            <text:p>⬤</text:p>
          </table:table-cell>
          <table:table-cell table:style-name="ce380" office:value-type="string" calcext:value-type="string">
            <text:p>⬤</text:p>
          </table:table-cell>
          <table:table-cell table:style-name="ce417"/>
          <table:table-cell table:style-name="ce417" office:value-type="string" calcext:value-type="string">
            <text:p>⬤</text:p>
          </table:table-cell>
          <table:table-cell table:style-name="ce425" office:value-type="string" calcext:value-type="string">
            <text:p>/</text:p>
          </table:table-cell>
          <table:table-cell table:style-name="ce423" office:value-type="string" calcext:value-type="string">
            <text:p>⬤</text:p>
          </table:table-cell>
          <table:table-cell table:style-name="ce418"/>
          <table:table-cell table:style-name="ce426"/>
          <table:table-cell table:style-name="ce375" table:number-columns-repeated="2"/>
          <table:table-cell table:style-name="ce381"/>
          <table:table-cell table:number-columns-repeated="16292"/>
        </table:table-row>
        <table:table-row table:style-name="ro37">
          <table:table-cell table:number-columns-repeated="9"/>
          <table:table-cell table:style-name="ce359" office:value-type="string" calcext:value-type="string">
            <text:p>⬤</text:p>
          </table:table-cell>
          <table:table-cell table:style-name="ce368"/>
          <table:table-cell table:style-name="ce376"/>
          <table:table-cell table:style-name="ce387" office:value-type="string" calcext:value-type="string">
            <text:p>⬤</text:p>
          </table:table-cell>
          <table:table-cell table:style-name="ce397"/>
          <table:table-cell table:style-name="ce400"/>
          <table:table-cell table:style-name="ce408" office:value-type="string" calcext:value-type="string">
            <text:p>⬤</text:p>
          </table:table-cell>
          <table:table-cell table:style-name="ce418"/>
          <table:table-cell table:style-name="ce423"/>
          <table:table-cell table:style-name="ce442" office:value-type="string" calcext:value-type="string">
            <text:p>/</text:p>
          </table:table-cell>
          <table:table-cell table:style-name="ce452" office:value-type="string" calcext:value-type="string">
            <text:p>x</text:p>
          </table:table-cell>
          <table:table-cell table:style-name="ce451"/>
          <table:table-cell table:style-name="ce462"/>
          <table:table-cell table:style-name="ce467" office:value-type="string" calcext:value-type="string">
            <text:p>x</text:p>
          </table:table-cell>
          <table:table-cell table:style-name="ce467"/>
          <table:table-cell table:style-name="ce489" office:value-type="string" calcext:value-type="string">
            <text:p>⬤</text:p>
          </table:table-cell>
          <table:table-cell table:style-name="ce501" office:value-type="string" calcext:value-type="string">
            <text:p>x</text:p>
          </table:table-cell>
          <table:table-cell table:style-name="ce505"/>
          <table:table-cell table:style-name="ce513"/>
          <table:table-cell table:style-name="ce523"/>
          <table:table-cell table:style-name="ce528"/>
          <table:table-cell table:style-name="ce516"/>
          <table:table-cell table:style-name="ce526"/>
          <table:table-cell table:style-name="ce529"/>
          <table:table-cell table:style-name="ce513"/>
          <table:table-cell table:style-name="ce523"/>
          <table:table-cell table:style-name="ce531"/>
          <table:table-cell table:style-name="ce529"/>
          <table:table-cell table:style-name="ce526"/>
          <table:table-cell table:style-name="ce534"/>
          <table:table-cell table:style-name="ce528"/>
          <table:table-cell table:style-name="ce523"/>
          <table:table-cell table:style-name="ce531"/>
          <table:table-cell table:style-name="ce505"/>
          <table:table-cell table:style-name="ce501" office:value-type="string" calcext:value-type="string">
            <text:p>x</text:p>
          </table:table-cell>
          <table:table-cell table:style-name="ce510" office:value-type="string" calcext:value-type="string">
            <text:p>⬤</text:p>
          </table:table-cell>
          <table:table-cell table:style-name="ce477"/>
          <table:table-cell table:style-name="ce581" office:value-type="string" calcext:value-type="string">
            <text:p>x</text:p>
          </table:table-cell>
          <table:table-cell table:style-name="ce480"/>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23"/>
          <table:table-cell table:style-name="ce418"/>
          <table:table-cell table:style-name="ce426"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4"/>
          <table:table-cell table:style-name="ce361" office:value-type="string" calcext:value-type="string">
            <text:p>⬤</text:p>
          </table:table-cell>
          <table:table-cell table:style-name="ce370" office:value-type="string" calcext:value-type="string">
            <text:p>⬤</text:p>
          </table:table-cell>
          <table:table-cell table:style-name="ce370"/>
          <table:table-cell table:number-columns-repeated="3"/>
          <table:table-cell table:style-name="ce408" office:value-type="string" calcext:value-type="string">
            <text:p>⬤</text:p>
          </table:table-cell>
          <table:table-cell table:style-name="ce423" table:number-columns-repeated="2"/>
          <table:table-cell table:style-name="ce408"/>
          <table:table-cell table:style-name="ce418"/>
          <table:table-cell table:style-name="ce423" office:value-type="string" calcext:value-type="string">
            <text:p>⬤</text:p>
          </table:table-cell>
          <table:table-cell table:style-name="ce362"/>
          <table:table-cell table:style-name="ce371"/>
          <table:table-cell table:style-name="ce375"/>
          <table:table-cell/>
          <table:table-cell table:style-name="ce375"/>
          <table:table-cell table:style-name="ce371"/>
          <table:table-cell table:style-name="ce381"/>
          <table:table-cell table:style-name="ce423" office:value-type="string" calcext:value-type="string">
            <text:p>⬤</text:p>
          </table:table-cell>
          <table:table-cell table:style-name="ce418"/>
          <table:table-cell table:style-name="ce426"/>
          <table:table-cell table:style-name="ce423" table:number-columns-repeated="2"/>
          <table:table-cell table:style-name="ce426" office:value-type="string" calcext:value-type="string">
            <text:p>⬤</text:p>
          </table:table-cell>
          <table:table-cell table:number-columns-repeated="3"/>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16289"/>
        </table:table-row>
        <table:table-row table:style-name="ro37">
          <table:table-cell table:number-columns-repeated="9"/>
          <table:table-cell table:style-name="ce360" office:value-type="string" calcext:value-type="string">
            <text:p>⬤</text:p>
          </table:table-cell>
          <table:table-cell table:style-name="ce373"/>
          <table:table-cell table:style-name="ce373" office:value-type="string" calcext:value-type="string">
            <text:p>⬤</text:p>
          </table:table-cell>
          <table:table-cell table:style-name="ce388" office:value-type="string" calcext:value-type="string">
            <text:p>/</text:p>
          </table:table-cell>
          <table:table-cell table:style-name="ce398"/>
          <table:table-cell table:style-name="ce398" office:value-type="string" calcext:value-type="string">
            <text:p>⬤</text:p>
          </table:table-cell>
          <table:table-cell table:style-name="ce409" office:value-type="string" calcext:value-type="string">
            <text:p>/</text:p>
          </table:table-cell>
          <table:table-cell table:style-name="ce419"/>
          <table:table-cell table:style-name="ce419" office:value-type="string" calcext:value-type="string">
            <text:p>⬤</text:p>
          </table:table-cell>
          <table:table-cell table:style-name="ce443"/>
          <table:table-cell table:style-name="ce453" office:value-type="string" calcext:value-type="string">
            <text:p>⬤</text:p>
          </table:table-cell>
          <table:table-cell table:style-name="ce453"/>
          <table:table-cell table:style-name="ce463"/>
          <table:table-cell table:style-name="ce473" office:value-type="string" calcext:value-type="string">
            <text:p>⬤</text:p>
          </table:table-cell>
          <table:table-cell table:style-name="ce473"/>
          <table:table-cell table:style-name="ce490" office:value-type="string" calcext:value-type="string">
            <text:p>⬤</text:p>
          </table:table-cell>
          <table:table-cell table:style-name="ce502" office:value-type="string" calcext:value-type="string">
            <text:p>/</text:p>
          </table:table-cell>
          <table:table-cell table:style-name="ce502"/>
          <table:table-cell table:style-name="ce514" office:value-type="string" calcext:value-type="string">
            <text:p>⬤</text:p>
          </table:table-cell>
          <table:table-cell table:style-name="ce524" table:number-columns-repeated="2"/>
          <table:table-cell table:style-name="ce517" office:value-type="string" calcext:value-type="string">
            <text:p>⬤</text:p>
          </table:table-cell>
          <table:table-cell table:style-name="ce527" office:value-type="string" calcext:value-type="string">
            <text:p>⬤</text:p>
          </table:table-cell>
          <table:table-cell table:style-name="ce527"/>
          <table:table-cell table:style-name="ce514"/>
          <table:table-cell table:style-name="ce524" office:value-type="string" calcext:value-type="string">
            <text:p>⬤</text:p>
          </table:table-cell>
          <table:table-cell table:style-name="ce532"/>
          <table:table-cell table:style-name="ce527"/>
          <table:table-cell table:style-name="ce527" office:value-type="string" calcext:value-type="string">
            <text:p>⬤</text:p>
          </table:table-cell>
          <table:table-cell table:style-name="ce535" office:value-type="string" calcext:value-type="string">
            <text:p>⬤</text:p>
          </table:table-cell>
          <table:table-cell table:style-name="ce524" table:number-columns-repeated="2"/>
          <table:table-cell table:style-name="ce532" office:value-type="string" calcext:value-type="string">
            <text:p>⬤</text:p>
          </table:table-cell>
          <table:table-cell table:style-name="ce502"/>
          <table:table-cell table:style-name="ce502" office:value-type="string" calcext:value-type="string">
            <text:p>/</text:p>
          </table:table-cell>
          <table:table-cell table:style-name="ce511" office:value-type="string" calcext:value-type="string">
            <text:p>⬤</text:p>
          </table:table-cell>
          <table:table-cell table:style-name="ce473"/>
          <table:table-cell table:style-name="ce473" office:value-type="string" calcext:value-type="string">
            <text:p>⬤</text:p>
          </table:table-cell>
          <table:table-cell table:style-name="ce481"/>
          <table:table-cell table:style-name="ce449"/>
          <table:table-cell table:style-name="ce449" office:value-type="string" calcext:value-type="string">
            <text:p>⬤</text:p>
          </table:table-cell>
          <table:table-cell table:style-name="ce460"/>
          <table:table-cell table:style-name="ce419" office:value-type="string" calcext:value-type="string">
            <text:p>⬤</text:p>
          </table:table-cell>
          <table:table-cell table:style-name="ce419"/>
          <table:table-cell table:style-name="ce427" office:value-type="string" calcext:value-type="string">
            <text:p>/</text:p>
          </table:table-cell>
          <table:table-cell table:style-name="ce398" office:value-type="string" calcext:value-type="string">
            <text:p>⬤</text:p>
          </table:table-cell>
          <table:table-cell table:style-name="ce398"/>
          <table:table-cell table:style-name="ce406" office:value-type="string" calcext:value-type="string">
            <text:p>/</text:p>
          </table:table-cell>
          <table:table-cell table:style-name="ce373" office:value-type="string" calcext:value-type="string">
            <text:p>⬤</text:p>
          </table:table-cell>
          <table:table-cell table:style-name="ce373"/>
          <table:table-cell table:style-name="ce379" office:value-type="string" calcext:value-type="string">
            <text:p>⬤</text:p>
          </table:table-cell>
          <table:table-cell table:number-columns-repeated="4"/>
          <table:table-cell table:style-name="ce362" office:value-type="string" calcext:value-type="string">
            <text:p>⬤</text:p>
          </table:table-cell>
          <table:table-cell table:style-name="ce371"/>
          <table:table-cell table:style-name="ce375"/>
          <table:table-cell table:number-columns-repeated="6"/>
          <table:table-cell table:style-name="ce408" office:value-type="string" calcext:value-type="string">
            <text:p>⬤</text:p>
          </table:table-cell>
          <table:table-cell table:style-name="ce423" table:number-columns-repeated="2"/>
          <table:table-cell table:style-name="ce362"/>
          <table:table-cell table:style-name="ce375"/>
          <table:table-cell table:style-name="ce375" office:value-type="string" calcext:value-type="string">
            <text:p>⬤</text:p>
          </table:table-cell>
          <table:table-cell/>
          <table:table-cell table:style-name="ce375" office:value-type="string" calcext:value-type="string">
            <text:p>⬤</text:p>
          </table:table-cell>
          <table:table-cell table:style-name="ce375"/>
          <table:table-cell table:style-name="ce381"/>
          <table:table-cell table:style-name="ce423" table:number-columns-repeated="2"/>
          <table:table-cell table:style-name="ce426" office:value-type="string" calcext:value-type="string">
            <text:p>⬤</text:p>
          </table:table-cell>
          <table:table-cell table:number-columns-repeated="6"/>
          <table:table-cell table:style-name="ce375"/>
          <table:table-cell table:style-name="ce371"/>
          <table:table-cell table:style-name="ce381" office:value-type="string" calcext:value-type="string">
            <text:p>⬤</text:p>
          </table:table-cell>
          <table:table-cell table:number-columns-repeated="16289"/>
        </table:table-row>
        <table:table-row table:style-name="ro37">
          <table:table-cell table:number-columns-repeated="9"/>
          <table:table-cell table:style-name="ce362" office:value-type="string" calcext:value-type="string">
            <text:p>⬤</text:p>
          </table:table-cell>
          <table:table-cell table:style-name="ce375" table:number-columns-repeated="2"/>
          <table:table-cell table:style-name="ce384"/>
          <table:table-cell table:style-name="ce399" office:value-type="string" calcext:value-type="string">
            <text:p>⬤</text:p>
          </table:table-cell>
          <table:table-cell table:style-name="ce399"/>
          <table:table-cell table:style-name="ce411"/>
          <table:table-cell table:style-name="ce424" office:value-type="string" calcext:value-type="string">
            <text:p>⬤</text:p>
          </table:table-cell>
          <table:table-cell table:style-name="ce424"/>
          <table:table-cell table:style-name="ce436" office:value-type="string" calcext:value-type="string">
            <text:p>⬤</text:p>
          </table:table-cell>
          <table:table-cell table:style-name="ce451" table:number-columns-repeated="2"/>
          <table:table-cell table:style-name="ce465" office:value-type="string" calcext:value-type="string">
            <text:p>⬤</text:p>
          </table:table-cell>
          <table:table-cell table:style-name="ce478" table:number-columns-repeated="2"/>
          <table:table-cell table:style-name="ce486"/>
          <table:table-cell table:style-name="ce504" table:number-columns-repeated="2"/>
          <table:table-cell table:style-name="ce489"/>
          <table:table-cell table:style-name="ce505" table:number-columns-repeated="2"/>
          <table:table-cell table:style-name="ce489"/>
          <table:table-cell table:style-name="ce505" table:number-columns-repeated="2"/>
          <table:table-cell table:style-name="ce486"/>
          <table:table-cell table:style-name="ce504"/>
          <table:table-cell table:style-name="ce507"/>
          <table:table-cell table:style-name="ce505" table:number-columns-repeated="2"/>
          <table:table-cell table:style-name="ce510"/>
          <table:table-cell table:style-name="ce505" table:number-columns-repeated="2"/>
          <table:table-cell table:style-name="ce510"/>
          <table:table-cell table:style-name="ce504" table:number-columns-repeated="2"/>
          <table:table-cell table:style-name="ce507"/>
          <table:table-cell table:style-name="ce478" table:number-columns-repeated="2"/>
          <table:table-cell table:style-name="ce483" office:value-type="string" calcext:value-type="string">
            <text:p>⬤</text:p>
          </table:table-cell>
          <table:table-cell table:style-name="ce451" table:number-columns-repeated="2"/>
          <table:table-cell table:style-name="ce459" office:value-type="string" calcext:value-type="string">
            <text:p>⬤</text:p>
          </table:table-cell>
          <table:table-cell table:style-name="ce424"/>
          <table:table-cell table:style-name="ce424" office:value-type="string" calcext:value-type="string">
            <text:p>⬤</text:p>
          </table:table-cell>
          <table:table-cell table:style-name="ce429"/>
          <table:table-cell table:style-name="ce399"/>
          <table:table-cell table:style-name="ce399" office:value-type="string" calcext:value-type="string">
            <text:p>⬤</text:p>
          </table:table-cell>
          <table:table-cell table:style-name="ce402"/>
          <table:table-cell table:style-name="ce375" table:number-columns-repeated="2"/>
          <table:table-cell table:style-name="ce381" office:value-type="string" calcext:value-type="string">
            <text:p>⬤</text:p>
          </table:table-cell>
          <table:table-cell table:number-columns-repeated="4"/>
          <table:table-cell table:style-name="ce362"/>
          <table:table-cell table:style-name="ce375" office:value-type="string" calcext:value-type="string">
            <text:p>⬤</text:p>
          </table:table-cell>
          <table:table-cell table:style-name="ce375"/>
          <table:table-cell table:number-columns-repeated="6"/>
          <table:table-cell table:style-name="ce464" office:value-type="string" calcext:value-type="string">
            <text:p>/</text:p>
          </table:table-cell>
          <table:table-cell table:style-name="ce474"/>
          <table:table-cell table:style-name="ce474" office:value-type="string" calcext:value-type="string">
            <text:p>⬤</text:p>
          </table:table-cell>
          <table:table-cell table:style-name="ce464"/>
          <table:table-cell table:style-name="ce474" office:value-type="string" calcext:value-type="string">
            <text:p>/</text:p>
          </table:table-cell>
          <table:table-cell table:style-name="ce474" office:value-type="string" calcext:value-type="string">
            <text:p>⬤</text:p>
          </table:table-cell>
          <table:table-cell/>
          <table:table-cell table:style-name="ce474" office:value-type="string" calcext:value-type="string">
            <text:p>⬤</text:p>
          </table:table-cell>
          <table:table-cell table:style-name="ce474" office:value-type="string" calcext:value-type="string">
            <text:p>/</text:p>
          </table:table-cell>
          <table:table-cell table:style-name="ce482"/>
          <table:table-cell table:style-name="ce474" office:value-type="string" calcext:value-type="string">
            <text:p>⬤</text:p>
          </table:table-cell>
          <table:table-cell table:style-name="ce474"/>
          <table:table-cell table:style-name="ce482" office:value-type="string" calcext:value-type="string">
            <text:p>/</text:p>
          </table:table-cell>
          <table:table-cell table:number-columns-repeated="6"/>
          <table:table-cell table:style-name="ce375"/>
          <table:table-cell table:style-name="ce375" office:value-type="string" calcext:value-type="string">
            <text:p>⬤</text:p>
          </table:table-cell>
          <table:table-cell table:style-name="ce381"/>
          <table:table-cell table:number-columns-repeated="16289"/>
        </table:table-row>
        <table:table-row table:style-name="ro37">
          <table:table-cell table:number-columns-repeated="9"/>
          <table:table-cell table:style-name="ce362" office:value-type="string" calcext:value-type="string">
            <text:p>⬤</text:p>
          </table:table-cell>
          <table:table-cell table:style-name="ce371"/>
          <table:table-cell table:style-name="ce375"/>
          <table:table-cell table:style-name="ce384" office:value-type="string" calcext:value-type="string">
            <text:p>⬤</text:p>
          </table:table-cell>
          <table:table-cell table:style-name="ce394"/>
          <table:table-cell table:style-name="ce399"/>
          <table:table-cell table:style-name="ce411" office:value-type="string" calcext:value-type="string">
            <text:p>⬤</text:p>
          </table:table-cell>
          <table:table-cell table:style-name="ce421"/>
          <table:table-cell table:style-name="ce424"/>
          <table:table-cell table:style-name="ce436"/>
          <table:table-cell table:style-name="ce448" office:value-type="string" calcext:value-type="string">
            <text:p>x</text:p>
          </table:table-cell>
          <table:table-cell table:style-name="ce451"/>
          <table:table-cell table:style-name="ce465"/>
          <table:table-cell table:style-name="ce475" office:value-type="string" calcext:value-type="string">
            <text:p>x</text:p>
          </table:table-cell>
          <table:table-cell table:style-name="ce478"/>
          <table:table-cell table:style-name="ce486" office:value-type="string" calcext:value-type="string">
            <text:p>/</text:p>
          </table:table-cell>
          <table:table-cell table:style-name="ce498"/>
          <table:table-cell table:style-name="ce504"/>
          <table:table-cell table:style-name="ce489" office:value-type="string" calcext:value-type="string">
            <text:p>/</text:p>
          </table:table-cell>
          <table:table-cell table:style-name="ce501" office:value-type="string" calcext:value-type="string">
            <text:p>x</text:p>
          </table:table-cell>
          <table:table-cell table:style-name="ce505"/>
          <table:table-cell table:style-name="ce489"/>
          <table:table-cell table:style-name="ce501"/>
          <table:table-cell table:style-name="ce505"/>
          <table:table-cell table:style-name="ce486"/>
          <table:table-cell table:style-name="ce498"/>
          <table:table-cell table:style-name="ce507"/>
          <table:table-cell table:style-name="ce505"/>
          <table:table-cell table:style-name="ce501"/>
          <table:table-cell table:style-name="ce510"/>
          <table:table-cell table:style-name="ce505"/>
          <table:table-cell table:style-name="ce501" office:value-type="string" calcext:value-type="string">
            <text:p>x</text:p>
          </table:table-cell>
          <table:table-cell table:style-name="ce510" office:value-type="string" calcext:value-type="string">
            <text:p>/</text:p>
          </table:table-cell>
          <table:table-cell table:style-name="ce504"/>
          <table:table-cell table:style-name="ce498"/>
          <table:table-cell table:style-name="ce507" office:value-type="string" calcext:value-type="string">
            <text:p>/</text:p>
          </table:table-cell>
          <table:table-cell table:style-name="ce478"/>
          <table:table-cell table:style-name="ce475" office:value-type="string" calcext:value-type="string">
            <text:p>x</text:p>
          </table:table-cell>
          <table:table-cell table:style-name="ce483"/>
          <table:table-cell table:style-name="ce451"/>
          <table:table-cell table:style-name="ce448" office:value-type="string" calcext:value-type="string">
            <text:p>x</text:p>
          </table:table-cell>
          <table:table-cell table:style-name="ce459"/>
          <table:table-cell table:style-name="ce424"/>
          <table:table-cell table:style-name="ce421"/>
          <table:table-cell table:style-name="ce429"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5"/>
          <table:table-cell table:style-name="ce407" office:value-type="string" calcext:value-type="string">
            <text:p>⬤</text:p>
          </table:table-cell>
          <table:table-cell table:style-name="ce417"/>
          <table:table-cell table:style-name="ce417" office:value-type="string" calcext:value-type="string">
            <text:p>⬤</text:p>
          </table:table-cell>
          <table:table-cell table:number-columns-repeated="5"/>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5" office:value-type="string" calcext:value-type="string">
            <text:p>⬤</text:p>
          </table:table-cell>
          <table:table-cell table:style-name="ce475" office:value-type="string" calcext:value-type="string">
            <text:p>x</text:p>
          </table:table-cell>
          <table:table-cell table:style-name="ce478"/>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number-columns-repeated="5"/>
          <table:table-cell table:style-name="ce417" office:value-type="string" calcext:value-type="string">
            <text:p>⬤</text:p>
          </table:table-cell>
          <table:table-cell table:style-name="ce417"/>
          <table:table-cell table:style-name="ce425" office:value-type="string" calcext:value-type="string">
            <text:p>⬤</text:p>
          </table:table-cell>
          <table:table-cell table:number-columns-repeated="16290"/>
        </table:table-row>
        <table:table-row table:style-name="ro37">
          <table:table-cell table:number-columns-repeated="9"/>
          <table:table-cell table:style-name="ce363"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395" office:value-type="string" calcext:value-type="string">
            <text:p>⬤</text:p>
          </table:table-cell>
          <table:table-cell table:style-name="ce412" office:value-type="string" calcext:value-type="string">
            <text:p>⬤</text:p>
          </table:table-cell>
          <table:table-cell table:style-name="ce422"/>
          <table:table-cell table:style-name="ce422"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76"/>
          <table:table-cell table:style-name="ce487" office:value-type="string" calcext:value-type="string">
            <text:p>⬤</text:p>
          </table:table-cell>
          <table:table-cell table:style-name="ce499" office:value-type="string" calcext:value-type="string">
            <text:p>/</text:p>
          </table:table-cell>
          <table:table-cell table:style-name="ce499"/>
          <table:table-cell table:style-name="ce490" office:value-type="string" calcext:value-type="string">
            <text:p>⬤</text:p>
          </table:table-cell>
          <table:table-cell table:style-name="ce502" office:value-type="string" calcext:value-type="string">
            <text:p>⬤</text:p>
          </table:table-cell>
          <table:table-cell table:style-name="ce502"/>
          <table:table-cell table:style-name="ce490" office:value-type="string" calcext:value-type="string">
            <text:p>⬤</text:p>
          </table:table-cell>
          <table:table-cell table:style-name="ce502" office:value-type="string" calcext:value-type="string">
            <text:p>⬤</text:p>
          </table:table-cell>
          <table:table-cell table:style-name="ce502" office:value-type="string" calcext:value-type="string">
            <text:p>/</text:p>
          </table:table-cell>
          <table:table-cell table:style-name="ce487" office:value-type="string" calcext:value-type="string">
            <text:p>/</text:p>
          </table:table-cell>
          <table:table-cell table:style-name="ce499" office:value-type="string" calcext:value-type="string">
            <text:p>⬤</text:p>
          </table:table-cell>
          <table:table-cell table:style-name="ce508" office:value-type="string" calcext:value-type="string">
            <text:p>/</text:p>
          </table:table-cell>
          <table:table-cell table:style-name="ce502" office:value-type="string" calcext:value-type="string">
            <text:p>/</text:p>
          </table:table-cell>
          <table:table-cell table:style-name="ce502" office:value-type="string" calcext:value-type="string">
            <text:p>⬤</text:p>
          </table:table-cell>
          <table:table-cell table:style-name="ce511" office:value-type="string" calcext:value-type="string">
            <text:p>⬤</text:p>
          </table:table-cell>
          <table:table-cell table:style-name="ce502"/>
          <table:table-cell table:style-name="ce502" office:value-type="string" calcext:value-type="string">
            <text:p>⬤</text:p>
          </table:table-cell>
          <table:table-cell table:style-name="ce511" office:value-type="string" calcext:value-type="string">
            <text:p>⬤</text:p>
          </table:table-cell>
          <table:table-cell table:style-name="ce499"/>
          <table:table-cell table:style-name="ce499" office:value-type="string" calcext:value-type="string">
            <text:p>/</text:p>
          </table:table-cell>
          <table:table-cell table:style-name="ce508" office:value-type="string" calcext:value-type="string">
            <text:p>⬤</text:p>
          </table:table-cell>
          <table:table-cell table:style-name="ce476"/>
          <table:table-cell table:style-name="ce476" office:value-type="string" calcext:value-type="string">
            <text:p>⬤</text:p>
          </table:table-cell>
          <table:table-cell table:style-name="ce484"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22" office:value-type="string" calcext:value-type="string">
            <text:p>⬤</text:p>
          </table:table-cell>
          <table:table-cell table:style-name="ce422"/>
          <table:table-cell table:style-name="ce430" office:value-type="string" calcext:value-type="string">
            <text:p>⬤</text:p>
          </table:table-cell>
          <table:table-cell table:style-name="ce395" office:value-type="string" calcext:value-type="string">
            <text:p>⬤</text:p>
          </table:table-cell>
          <table:table-cell table:style-name="ce395" office:value-type="string" calcext:value-type="string">
            <text:p>/</text:p>
          </table:table-cell>
          <table:table-cell table:style-name="ce403"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number-columns-repeated="5"/>
          <table:table-cell table:style-name="ce408" office:value-type="string" calcext:value-type="string">
            <text:p>/</text:p>
          </table:table-cell>
          <table:table-cell table:style-name="ce418"/>
          <table:table-cell table:style-name="ce423"/>
          <table:table-cell table:number-columns-repeated="5"/>
          <table:table-cell table:style-name="ce465"/>
          <table:table-cell table:style-name="ce478" table:number-columns-repeated="2"/>
          <table:table-cell table:style-name="ce465"/>
          <table:table-cell table:style-name="ce478" table:number-columns-repeated="2"/>
          <table:table-cell/>
          <table:table-cell table:style-name="ce478" table:number-columns-repeated="2"/>
          <table:table-cell table:style-name="ce483"/>
          <table:table-cell table:style-name="ce478" table:number-columns-repeated="2"/>
          <table:table-cell table:style-name="ce483"/>
          <table:table-cell table:number-columns-repeated="5"/>
          <table:table-cell table:style-name="ce423"/>
          <table:table-cell table:style-name="ce418"/>
          <table:table-cell table:style-name="ce426" office:value-type="string" calcext:value-type="string">
            <text:p>/</text:p>
          </table:table-cell>
          <table:table-cell table:number-columns-repeated="16290"/>
        </table:table-row>
        <table:table-row table:style-name="ro37">
          <table:table-cell table:number-columns-repeated="9"/>
          <table:table-cell table:style-name="ce359" office:value-type="string" calcext:value-type="string">
            <text:p>⬤</text:p>
          </table:table-cell>
          <table:table-cell table:style-name="ce376" table:number-columns-repeated="2"/>
          <table:table-cell table:style-name="ce384" office:value-type="string" calcext:value-type="string">
            <text:p>/</text:p>
          </table:table-cell>
          <table:table-cell table:style-name="ce399" office:value-type="string" calcext:value-type="string">
            <text:p>⬤</text:p>
          </table:table-cell>
          <table:table-cell table:style-name="ce399"/>
          <table:table-cell table:style-name="ce408"/>
          <table:table-cell table:style-name="ce423" office:value-type="string" calcext:value-type="string">
            <text:p>⬤</text:p>
          </table:table-cell>
          <table:table-cell table:style-name="ce423"/>
          <table:table-cell table:style-name="ce436" office:value-type="string" calcext:value-type="string">
            <text:p>/</text:p>
          </table:table-cell>
          <table:table-cell table:style-name="ce451" table:number-columns-repeated="2"/>
          <table:table-cell table:style-name="ce462"/>
          <table:table-cell table:style-name="ce477" table:number-columns-repeated="2"/>
          <table:table-cell table:style-name="ce465"/>
          <table:table-cell table:style-name="ce478" table:number-columns-repeated="2"/>
          <table:table-cell table:style-name="ce462"/>
          <table:table-cell table:style-name="ce477" table:number-columns-repeated="2"/>
          <table:table-cell table:style-name="ce465"/>
          <table:table-cell table:style-name="ce478" table:number-columns-repeated="2"/>
          <table:table-cell table:style-name="ce462"/>
          <table:table-cell table:style-name="ce477"/>
          <table:table-cell table:style-name="ce480"/>
          <table:table-cell table:style-name="ce478" table:number-columns-repeated="2"/>
          <table:table-cell table:style-name="ce483"/>
          <table:table-cell table:style-name="ce477" table:number-columns-repeated="2"/>
          <table:table-cell table:style-name="ce480"/>
          <table:table-cell table:style-name="ce478" table:number-columns-repeated="2"/>
          <table:table-cell table:style-name="ce483"/>
          <table:table-cell table:style-name="ce477" table:number-columns-repeated="2"/>
          <table:table-cell table:style-name="ce480"/>
          <table:table-cell table:style-name="ce451" table:number-columns-repeated="2"/>
          <table:table-cell table:style-name="ce459" office:value-type="string" calcext:value-type="string">
            <text:p>/</text:p>
          </table:table-cell>
          <table:table-cell table:style-name="ce423"/>
          <table:table-cell table:style-name="ce423" office:value-type="string" calcext:value-type="string">
            <text:p>⬤</text:p>
          </table:table-cell>
          <table:table-cell table:style-name="ce426"/>
          <table:table-cell table:style-name="ce399"/>
          <table:table-cell table:style-name="ce399" office:value-type="string" calcext:value-type="string">
            <text:p>⬤</text:p>
          </table:table-cell>
          <table:table-cell table:style-name="ce402" office:value-type="string" calcext:value-type="string">
            <text:p>/</text:p>
          </table:table-cell>
          <table:table-cell table:style-name="ce376" table:number-columns-repeated="2"/>
          <table:table-cell table:style-name="ce378" office:value-type="string" calcext:value-type="string">
            <text:p>⬤</text:p>
          </table:table-cell>
          <table:table-cell table:number-columns-repeated="5"/>
          <table:table-cell table:style-name="ce408"/>
          <table:table-cell table:style-name="ce423" office:value-type="string" calcext:value-type="string">
            <text:p>⬤</text:p>
          </table:table-cell>
          <table:table-cell table:style-name="ce423"/>
          <table:table-cell table:number-columns-repeated="8"/>
          <table:table-cell table:style-name="ce515" office:value-type="string" calcext:value-type="string">
            <text:p>⬤</text:p>
          </table:table-cell>
          <table:table-cell table:style-name="ce525" office:value-type="string" calcext:value-type="string">
            <text:p>⬤</text:p>
          </table:table-cell>
          <table:table-cell table:style-name="ce525"/>
          <table:table-cell/>
          <table:table-cell table:style-name="ce525"/>
          <table:table-cell table:style-name="ce525" office:value-type="string" calcext:value-type="string">
            <text:p>⬤</text:p>
          </table:table-cell>
          <table:table-cell table:style-name="ce533" office:value-type="string" calcext:value-type="string">
            <text:p>⬤</text:p>
          </table:table-cell>
          <table:table-cell table:number-columns-repeated="8"/>
          <table:table-cell table:style-name="ce423"/>
          <table:table-cell table:style-name="ce423" office:value-type="string" calcext:value-type="string">
            <text:p>⬤</text:p>
          </table:table-cell>
          <table:table-cell table:style-name="ce426"/>
          <table:table-cell table:number-columns-repeated="16290"/>
        </table:table-row>
        <table:table-row table:style-name="ro37">
          <table:table-cell table:number-columns-repeated="9"/>
          <table:table-cell table:style-name="ce359" office:value-type="string" calcext:value-type="string">
            <text:p>⬤</text:p>
          </table:table-cell>
          <table:table-cell table:style-name="ce368"/>
          <table:table-cell table:style-name="ce376"/>
          <table:table-cell table:style-name="ce384" office:value-type="string" calcext:value-type="string">
            <text:p>/</text:p>
          </table:table-cell>
          <table:table-cell table:style-name="ce394"/>
          <table:table-cell table:style-name="ce399"/>
          <table:table-cell table:style-name="ce408" office:value-type="string" calcext:value-type="string">
            <text:p>/</text:p>
          </table:table-cell>
          <table:table-cell table:style-name="ce418"/>
          <table:table-cell table:style-name="ce423"/>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62" office:value-type="string" calcext:value-type="string">
            <text:p>⬤</text:p>
          </table:table-cell>
          <table:table-cell table:style-name="ce467" office:value-type="string" calcext:value-type="string">
            <text:p>x</text:p>
          </table:table-cell>
          <table:table-cell table:style-name="ce477"/>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2" office:value-type="string" calcext:value-type="string">
            <text:p>⬤</text:p>
          </table:table-cell>
          <table:table-cell table:style-name="ce467" office:value-type="string" calcext:value-type="string">
            <text:p>x</text:p>
          </table:table-cell>
          <table:table-cell table:style-name="ce477"/>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2"/>
          <table:table-cell table:style-name="ce467" office:value-type="string" calcext:value-type="string">
            <text:p>x</text:p>
          </table:table-cell>
          <table:table-cell table:style-name="ce480"/>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7"/>
          <table:table-cell table:style-name="ce467" office:value-type="string" calcext:value-type="string">
            <text:p>x</text:p>
          </table:table-cell>
          <table:table-cell table:style-name="ce480"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7"/>
          <table:table-cell table:style-name="ce467" office:value-type="string" calcext:value-type="string">
            <text:p>x</text:p>
          </table:table-cell>
          <table:table-cell table:style-name="ce480"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23"/>
          <table:table-cell table:style-name="ce418"/>
          <table:table-cell table:style-name="ce426"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6"/>
          <table:table-cell table:style-name="ce407" office:value-type="string" calcext:value-type="string">
            <text:p>/</text:p>
          </table:table-cell>
          <table:table-cell table:style-name="ce417"/>
          <table:table-cell table:style-name="ce417"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74"/>
          <table:table-cell table:number-columns-repeated="4"/>
          <table:table-cell table:style-name="ce516"/>
          <table:table-cell table:style-name="ce526"/>
          <table:table-cell table:style-name="ce529"/>
          <table:table-cell/>
          <table:table-cell table:style-name="ce529"/>
          <table:table-cell table:style-name="ce526"/>
          <table:table-cell table:style-name="ce534"/>
          <table:table-cell table:number-columns-repeated="4"/>
          <table:table-cell table:style-name="ce474"/>
          <table:table-cell table:style-name="ce474" office:value-type="string" calcext:value-type="string">
            <text:p>⬤</text:p>
          </table:table-cell>
          <table:table-cell table:style-name="ce482" office:value-type="string" calcext:value-type="string">
            <text:p>/</text:p>
          </table:table-cell>
          <table:table-cell table:style-name="ce417" office:value-type="string" calcext:value-type="string">
            <text:p>⬤</text:p>
          </table:table-cell>
          <table:table-cell table:style-name="ce417"/>
          <table:table-cell table:style-name="ce425" office:value-type="string" calcext:value-type="string">
            <text:p>/</text:p>
          </table:table-cell>
          <table:table-cell table:number-columns-repeated="16291"/>
        </table:table-row>
        <table:table-row table:style-name="ro37">
          <table:table-cell table:number-columns-repeated="9"/>
          <table:table-cell table:style-name="ce360" office:value-type="string" calcext:value-type="string">
            <text:p>⬤</text:p>
          </table:table-cell>
          <table:table-cell table:style-name="ce373" office:value-type="string" calcext:value-type="string">
            <text:p>⬤</text:p>
          </table:table-cell>
          <table:table-cell table:style-name="ce373"/>
          <table:table-cell table:style-name="ce385" office:value-type="string" calcext:value-type="string">
            <text:p>⬤</text:p>
          </table:table-cell>
          <table:table-cell table:style-name="ce395"/>
          <table:table-cell table:style-name="ce395" office:value-type="string" calcext:value-type="string">
            <text:p>⬤</text:p>
          </table:table-cell>
          <table:table-cell table:style-name="ce409" office:value-type="string" calcext:value-type="string">
            <text:p>⬤</text:p>
          </table:table-cell>
          <table:table-cell table:style-name="ce419"/>
          <table:table-cell table:style-name="ce419"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49"/>
          <table:table-cell table:style-name="ce463"/>
          <table:table-cell table:style-name="ce473" office:value-type="string" calcext:value-type="string">
            <text:p>⬤</text:p>
          </table:table-cell>
          <table:table-cell table:style-name="ce473"/>
          <table:table-cell table:style-name="ce466" office:value-type="string" calcext:value-type="string">
            <text:p>/</text:p>
          </table:table-cell>
          <table:table-cell table:style-name="ce476"/>
          <table:table-cell table:style-name="ce476" office:value-type="string" calcext:value-type="string">
            <text:p>⬤</text:p>
          </table:table-cell>
          <table:table-cell table:style-name="ce463"/>
          <table:table-cell table:style-name="ce473"/>
          <table:table-cell table:style-name="ce473" office:value-type="string" calcext:value-type="string">
            <text:p>⬤</text:p>
          </table:table-cell>
          <table:table-cell table:style-name="ce466"/>
          <table:table-cell table:style-name="ce476" office:value-type="string" calcext:value-type="string">
            <text:p>/</text:p>
          </table:table-cell>
          <table:table-cell table:style-name="ce476" office:value-type="string" calcext:value-type="string">
            <text:p>⬤</text:p>
          </table:table-cell>
          <table:table-cell table:style-name="ce463" office:value-type="string" calcext:value-type="string">
            <text:p>⬤</text:p>
          </table:table-cell>
          <table:table-cell table:style-name="ce473"/>
          <table:table-cell table:style-name="ce481" office:value-type="string" calcext:value-type="string">
            <text:p>⬤</text:p>
          </table:table-cell>
          <table:table-cell table:style-name="ce476" office:value-type="string" calcext:value-type="string">
            <text:p>⬤</text:p>
          </table:table-cell>
          <table:table-cell table:style-name="ce476" office:value-type="string" calcext:value-type="string">
            <text:p>/</text:p>
          </table:table-cell>
          <table:table-cell table:style-name="ce484"/>
          <table:table-cell table:style-name="ce473" office:value-type="string" calcext:value-type="string">
            <text:p>⬤</text:p>
          </table:table-cell>
          <table:table-cell table:style-name="ce473"/>
          <table:table-cell table:style-name="ce481"/>
          <table:table-cell table:style-name="ce476" office:value-type="string" calcext:value-type="string">
            <text:p>⬤</text:p>
          </table:table-cell>
          <table:table-cell table:style-name="ce476"/>
          <table:table-cell table:style-name="ce484" office:value-type="string" calcext:value-type="string">
            <text:p>/</text:p>
          </table:table-cell>
          <table:table-cell table:style-name="ce473"/>
          <table:table-cell table:style-name="ce473" office:value-type="string" calcext:value-type="string">
            <text:p>⬤</text:p>
          </table:table-cell>
          <table:table-cell table:style-name="ce481"/>
          <table:table-cell table:style-name="ce449"/>
          <table:table-cell table:style-name="ce449" office:value-type="string" calcext:value-type="string">
            <text:p>⬤</text:p>
          </table:table-cell>
          <table:table-cell table:style-name="ce460" office:value-type="string" calcext:value-type="string">
            <text:p>/</text:p>
          </table:table-cell>
          <table:table-cell table:style-name="ce419" office:value-type="string" calcext:value-type="string">
            <text:p>⬤</text:p>
          </table:table-cell>
          <table:table-cell table:style-name="ce419"/>
          <table:table-cell table:style-name="ce427" office:value-type="string" calcext:value-type="string">
            <text:p>⬤</text:p>
          </table:table-cell>
          <table:table-cell table:style-name="ce395" office:value-type="string" calcext:value-type="string">
            <text:p>⬤</text:p>
          </table:table-cell>
          <table:table-cell table:style-name="ce395"/>
          <table:table-cell table:style-name="ce403" office:value-type="string" calcext:value-type="string">
            <text:p>⬤</text:p>
          </table:table-cell>
          <table:table-cell table:style-name="ce373"/>
          <table:table-cell table:style-name="ce373" office:value-type="string" calcext:value-type="string">
            <text:p>⬤</text:p>
          </table:table-cell>
          <table:table-cell table:style-name="ce379" office:value-type="string" calcext:value-type="string">
            <text:p>⬤</text:p>
          </table:table-cell>
          <table:table-cell table:number-columns-repeated="6"/>
          <table:table-cell table:style-name="ce408" office:value-type="string" calcext:value-type="string">
            <text:p>⬤</text:p>
          </table:table-cell>
          <table:table-cell table:style-name="ce418"/>
          <table:table-cell table:style-name="ce423"/>
          <table:table-cell table:style-name="ce465"/>
          <table:table-cell table:style-name="ce475" office:value-type="string" calcext:value-type="string">
            <text:p>x</text:p>
          </table:table-cell>
          <table:table-cell table:style-name="ce478"/>
          <table:table-cell table:number-columns-repeated="4"/>
          <table:table-cell table:style-name="ce516"/>
          <table:table-cell table:style-name="ce529" table:number-columns-repeated="2"/>
          <table:table-cell/>
          <table:table-cell table:style-name="ce529" table:number-columns-repeated="2"/>
          <table:table-cell table:style-name="ce534"/>
          <table:table-cell table:number-columns-repeated="4"/>
          <table:table-cell table:style-name="ce478"/>
          <table:table-cell table:style-name="ce475" office:value-type="string" calcext:value-type="string">
            <text:p>x</text:p>
          </table:table-cell>
          <table:table-cell table:style-name="ce483"/>
          <table:table-cell table:style-name="ce423"/>
          <table:table-cell table:style-name="ce418"/>
          <table:table-cell table:style-name="ce426" office:value-type="string" calcext:value-type="string">
            <text:p>⬤</text:p>
          </table:table-cell>
          <table:table-cell table:number-columns-repeated="16291"/>
        </table:table-row>
        <table:table-row table:style-name="ro37">
          <table:table-cell table:number-columns-repeated="9"/>
          <table:table-cell table:style-name="ce362" office:value-type="string" calcext:value-type="string">
            <text:p>/</text:p>
          </table:table-cell>
          <table:table-cell table:style-name="ce375" office:value-type="string" calcext:value-type="string">
            <text:p>⬤</text:p>
          </table:table-cell>
          <table:table-cell table:style-name="ce375"/>
          <table:table-cell table:style-name="ce387"/>
          <table:table-cell table:style-name="ce400" office:value-type="string" calcext:value-type="string">
            <text:p>⬤</text:p>
          </table:table-cell>
          <table:table-cell table:style-name="ce400"/>
          <table:table-cell table:style-name="ce411" office:value-type="string" calcext:value-type="string">
            <text:p>⬤</text:p>
          </table:table-cell>
          <table:table-cell table:style-name="ce424" table:number-columns-repeated="2"/>
          <table:table-cell table:style-name="ce433" office:value-type="string" calcext:value-type="string">
            <text:p>/</text:p>
          </table:table-cell>
          <table:table-cell table:style-name="ce450" table:number-columns-repeated="2"/>
          <table:table-cell table:style-name="ce436"/>
          <table:table-cell table:style-name="ce451" table:number-columns-repeated="2"/>
          <table:table-cell table:style-name="ce436" office:value-type="string" calcext:value-type="string">
            <text:p>/</text:p>
          </table:table-cell>
          <table:table-cell table:style-name="ce451" table:number-columns-repeated="2"/>
          <table:table-cell table:style-name="ce436"/>
          <table:table-cell table:style-name="ce451" table:number-columns-repeated="2"/>
          <table:table-cell table:style-name="ce436"/>
          <table:table-cell table:style-name="ce451" table:number-columns-repeated="2"/>
          <table:table-cell table:style-name="ce433"/>
          <table:table-cell table:style-name="ce450"/>
          <table:table-cell table:style-name="ce456"/>
          <table:table-cell table:style-name="ce451" table:number-columns-repeated="2"/>
          <table:table-cell table:style-name="ce459"/>
          <table:table-cell table:style-name="ce451" table:number-columns-repeated="2"/>
          <table:table-cell table:style-name="ce459"/>
          <table:table-cell table:style-name="ce451" table:number-columns-repeated="2"/>
          <table:table-cell table:style-name="ce459" office:value-type="string" calcext:value-type="string">
            <text:p>/</text:p>
          </table:table-cell>
          <table:table-cell table:style-name="ce451" table:number-columns-repeated="2"/>
          <table:table-cell table:style-name="ce459"/>
          <table:table-cell table:style-name="ce450" table:number-columns-repeated="2"/>
          <table:table-cell table:style-name="ce456" office:value-type="string" calcext:value-type="string">
            <text:p>/</text:p>
          </table:table-cell>
          <table:table-cell table:style-name="ce424" table:number-columns-repeated="2"/>
          <table:table-cell table:style-name="ce429" office:value-type="string" calcext:value-type="string">
            <text:p>⬤</text:p>
          </table:table-cell>
          <table:table-cell table:style-name="ce400"/>
          <table:table-cell table:style-name="ce400" office:value-type="string" calcext:value-type="string">
            <text:p>⬤</text:p>
          </table:table-cell>
          <table:table-cell table:style-name="ce405"/>
          <table:table-cell table:style-name="ce375"/>
          <table:table-cell table:style-name="ce375" office:value-type="string" calcext:value-type="string">
            <text:p>⬤</text:p>
          </table:table-cell>
          <table:table-cell table:style-name="ce381" office:value-type="string" calcext:value-type="string">
            <text:p>/</text:p>
          </table:table-cell>
          <table:table-cell table:number-columns-repeated="6"/>
          <table:table-cell table:style-name="ce408"/>
          <table:table-cell table:style-name="ce423" office:value-type="string" calcext:value-type="string">
            <text:p>⬤</text:p>
          </table:table-cell>
          <table:table-cell table:style-name="ce423"/>
          <table:table-cell table:style-name="ce465" office:value-type="string" calcext:value-type="string">
            <text:p>⬤</text:p>
          </table:table-cell>
          <table:table-cell table:style-name="ce478" table:number-columns-repeated="2"/>
          <table:table-cell table:number-columns-repeated="3"/>
          <table:table-cell table:style-name="ce512" office:value-type="string" calcext:value-type="string">
            <text:p>⬤</text:p>
          </table:table-cell>
          <table:table-cell table:style-name="ce522" table:number-columns-repeated="2"/>
          <table:table-cell table:style-name="ce512"/>
          <table:table-cell table:style-name="ce522" office:value-type="string" calcext:value-type="string">
            <text:p>⬤</text:p>
          </table:table-cell>
          <table:table-cell table:style-name="ce530"/>
          <table:table-cell table:style-name="ce522" table:number-columns-repeated="2"/>
          <table:table-cell table:style-name="ce530" office:value-type="string" calcext:value-type="string">
            <text:p>⬤</text:p>
          </table:table-cell>
          <table:table-cell table:number-columns-repeated="3"/>
          <table:table-cell table:style-name="ce478" table:number-columns-repeated="2"/>
          <table:table-cell table:style-name="ce483" office:value-type="string" calcext:value-type="string">
            <text:p>⬤</text:p>
          </table:table-cell>
          <table:table-cell table:style-name="ce423"/>
          <table:table-cell table:style-name="ce423" office:value-type="string" calcext:value-type="string">
            <text:p>⬤</text:p>
          </table:table-cell>
          <table:table-cell table:style-name="ce426"/>
          <table:table-cell table:number-columns-repeated="16291"/>
        </table:table-row>
        <table:table-row table:style-name="ro37">
          <table:table-cell table:number-columns-repeated="9"/>
          <table:table-cell table:style-name="ce362" office:value-type="string" calcext:value-type="string">
            <text:p>⬤</text:p>
          </table:table-cell>
          <table:table-cell table:style-name="ce371"/>
          <table:table-cell table:style-name="ce375"/>
          <table:table-cell table:style-name="ce387" office:value-type="string" calcext:value-type="string">
            <text:p>/</text:p>
          </table:table-cell>
          <table:table-cell table:style-name="ce397"/>
          <table:table-cell table:style-name="ce400"/>
          <table:table-cell table:style-name="ce411" office:value-type="string" calcext:value-type="string">
            <text:p>/</text:p>
          </table:table-cell>
          <table:table-cell table:style-name="ce421"/>
          <table:table-cell table:style-name="ce424"/>
          <table:table-cell table:style-name="ce433" office:value-type="string" calcext:value-type="string">
            <text:p>⬤</text:p>
          </table:table-cell>
          <table:table-cell table:style-name="ce445" office:value-type="string" calcext:value-type="string">
            <text:p>x</text:p>
          </table:table-cell>
          <table:table-cell table:style-name="ce450"/>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6" office:value-type="string" calcext:value-type="string">
            <text:p>⬤</text:p>
          </table:table-cell>
          <table:table-cell table:style-name="ce448" office:value-type="string" calcext:value-type="string">
            <text:p>x</text:p>
          </table:table-cell>
          <table:table-cell table:style-name="ce451" office:value-type="string" calcext:value-type="string">
            <text:p>/</text:p>
          </table:table-cell>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3" office:value-type="string" calcext:value-type="string">
            <text:p>/</text:p>
          </table:table-cell>
          <table:table-cell table:style-name="ce445" office:value-type="string" calcext:value-type="string">
            <text:p>x</text:p>
          </table:table-cell>
          <table:table-cell table:style-name="ce456"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1" office:value-type="string" calcext:value-type="string">
            <text:p>/</text:p>
          </table:table-cell>
          <table:table-cell table:style-name="ce448" office:value-type="string" calcext:value-type="string">
            <text:p>x</text:p>
          </table:table-cell>
          <table:table-cell table:style-name="ce459"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0"/>
          <table:table-cell table:style-name="ce445" office:value-type="string" calcext:value-type="string">
            <text:p>x</text:p>
          </table:table-cell>
          <table:table-cell table:style-name="ce456" office:value-type="string" calcext:value-type="string">
            <text:p>⬤</text:p>
          </table:table-cell>
          <table:table-cell table:style-name="ce424"/>
          <table:table-cell table:style-name="ce421"/>
          <table:table-cell table:style-name="ce429"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6"/>
          <table:table-cell table:style-name="ce361" office:value-type="string" calcext:value-type="string">
            <text:p>⬤</text:p>
          </table:table-cell>
          <table:table-cell table:style-name="ce370" table:number-columns-repeated="2"/>
          <table:table-cell table:style-name="ce464"/>
          <table:table-cell table:style-name="ce474" office:value-type="string" calcext:value-type="string">
            <text:p>⬤</text:p>
          </table:table-cell>
          <table:table-cell table:style-name="ce474"/>
          <table:table-cell table:style-name="ce515" office:value-type="string" calcext:value-type="string">
            <text:p>⬤</text:p>
          </table:table-cell>
          <table:table-cell table:style-name="ce525" table:number-columns-repeated="2"/>
          <table:table-cell table:style-name="ce513"/>
          <table:table-cell table:style-name="ce523"/>
          <table:table-cell table:style-name="ce528"/>
          <table:table-cell table:style-name="ce513"/>
          <table:table-cell table:style-name="ce523"/>
          <table:table-cell table:style-name="ce531"/>
          <table:table-cell table:style-name="ce528"/>
          <table:table-cell table:style-name="ce523"/>
          <table:table-cell table:style-name="ce531"/>
          <table:table-cell table:style-name="ce525" table:number-columns-repeated="2"/>
          <table:table-cell table:style-name="ce533" office:value-type="string" calcext:value-type="string">
            <text:p>⬤</text:p>
          </table:table-cell>
          <table:table-cell table:style-name="ce474"/>
          <table:table-cell table:style-name="ce474" office:value-type="string" calcext:value-type="string">
            <text:p>⬤</text:p>
          </table:table-cell>
          <table:table-cell table:style-name="ce482"/>
          <table:table-cell table:style-name="ce370" table:number-columns-repeated="2"/>
          <table:table-cell table:style-name="ce380" office:value-type="string" calcext:value-type="string">
            <text:p>⬤</text:p>
          </table:table-cell>
          <table:table-cell table:number-columns-repeated="16291"/>
        </table:table-row>
        <table:table-row table:style-name="ro37">
          <table:table-cell table:number-columns-repeated="9"/>
          <table:table-cell table:style-name="ce363" office:value-type="string" calcext:value-type="string">
            <text:p>⬤</text:p>
          </table:table-cell>
          <table:table-cell table:style-name="ce372" office:value-type="string" calcext:value-type="string">
            <text:p>⬤</text:p>
          </table:table-cell>
          <table:table-cell table:style-name="ce372"/>
          <table:table-cell table:style-name="ce388"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12" office:value-type="string" calcext:value-type="string">
            <text:p>⬤</text:p>
          </table:table-cell>
          <table:table-cell table:style-name="ce422"/>
          <table:table-cell table:style-name="ce422" office:value-type="string" calcext:value-type="string">
            <text:p>⬤</text:p>
          </table:table-cell>
          <table:table-cell table:style-name="ce434"/>
          <table:table-cell table:style-name="ce446" office:value-type="string" calcext:value-type="string">
            <text:p>⬤</text:p>
          </table:table-cell>
          <table:table-cell table:style-name="ce446"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37" office:value-type="string" calcext:value-type="string">
            <text:p>/</text:p>
          </table:table-cell>
          <table:table-cell table:style-name="ce449"/>
          <table:table-cell table:style-name="ce449" office:value-type="string" calcext:value-type="string">
            <text:p>⬤</text:p>
          </table:table-cell>
          <table:table-cell table:style-name="ce437"/>
          <table:table-cell table:style-name="ce449" office:value-type="string" calcext:value-type="string">
            <text:p>/</text:p>
          </table:table-cell>
          <table:table-cell table:style-name="ce449"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34" office:value-type="string" calcext:value-type="string">
            <text:p>⬤</text:p>
          </table:table-cell>
          <table:table-cell table:style-name="ce446"/>
          <table:table-cell table:style-name="ce457"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0"/>
          <table:table-cell table:style-name="ce449" office:value-type="string" calcext:value-type="string">
            <text:p>⬤</text:p>
          </table:table-cell>
          <table:table-cell table:style-name="ce449"/>
          <table:table-cell table:style-name="ce460"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46" office:value-type="string" calcext:value-type="string">
            <text:p>/</text:p>
          </table:table-cell>
          <table:table-cell table:style-name="ce446" office:value-type="string" calcext:value-type="string">
            <text:p>⬤</text:p>
          </table:table-cell>
          <table:table-cell table:style-name="ce584"/>
          <table:table-cell table:style-name="ce422" office:value-type="string" calcext:value-type="string">
            <text:p>⬤</text:p>
          </table:table-cell>
          <table:table-cell table:style-name="ce422"/>
          <table:table-cell table:style-name="ce430"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6"/>
          <table:table-cell table:style-name="ce362" office:value-type="string" calcext:value-type="string">
            <text:p>⬤</text:p>
          </table:table-cell>
          <table:table-cell table:style-name="ce371"/>
          <table:table-cell table:style-name="ce375"/>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516" office:value-type="string" calcext:value-type="string">
            <text:p>⬤</text:p>
          </table:table-cell>
          <table:table-cell table:style-name="ce526"/>
          <table:table-cell table:style-name="ce529"/>
          <table:table-cell table:style-name="ce513"/>
          <table:table-cell table:style-name="ce528" table:number-columns-repeated="2"/>
          <table:table-cell table:style-name="ce513"/>
          <table:table-cell table:style-name="ce528"/>
          <table:table-cell table:style-name="ce531"/>
          <table:table-cell table:style-name="ce528" table:number-columns-repeated="2"/>
          <table:table-cell table:style-name="ce531"/>
          <table:table-cell table:style-name="ce529"/>
          <table:table-cell table:style-name="ce526"/>
          <table:table-cell table:style-name="ce534"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16291"/>
        </table:table-row>
        <table:table-row table:style-name="ro37">
          <table:table-cell table:number-columns-repeated="9"/>
          <table:table-cell table:style-name="ce359"/>
          <table:table-cell table:style-name="ce376" office:value-type="string" calcext:value-type="string">
            <text:p>⬤</text:p>
          </table:table-cell>
          <table:table-cell table:style-name="ce376"/>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08" office:value-type="string" calcext:value-type="string">
            <text:p>⬤</text:p>
          </table:table-cell>
          <table:table-cell table:style-name="ce423" table:number-columns-repeated="2"/>
          <table:table-cell table:style-name="ce411" office:value-type="string" calcext:value-type="string">
            <text:p>⬤</text:p>
          </table:table-cell>
          <table:table-cell table:style-name="ce424" table:number-columns-repeated="2"/>
          <table:table-cell table:style-name="ce408" office:value-type="string" calcext:value-type="string">
            <text:p>⬤</text:p>
          </table:table-cell>
          <table:table-cell table:style-name="ce423" table:number-columns-repeated="2"/>
          <table:table-cell table:style-name="ce411" office:value-type="string" calcext:value-type="string">
            <text:p>⬤</text:p>
          </table:table-cell>
          <table:table-cell table:style-name="ce424" table:number-columns-repeated="2"/>
          <table:table-cell table:style-name="ce408" office:value-type="string" calcext:value-type="string">
            <text:p>⬤</text:p>
          </table:table-cell>
          <table:table-cell table:style-name="ce423" table:number-columns-repeated="2"/>
          <table:table-cell table:style-name="ce411"/>
          <table:table-cell table:style-name="ce424" table:number-columns-repeated="2"/>
          <table:table-cell table:style-name="ce408"/>
          <table:table-cell table:style-name="ce423"/>
          <table:table-cell table:style-name="ce426"/>
          <table:table-cell table:style-name="ce424" table:number-columns-repeated="2"/>
          <table:table-cell table:style-name="ce429"/>
          <table:table-cell table:style-name="ce423" table:number-columns-repeated="2"/>
          <table:table-cell table:style-name="ce426" office:value-type="string" calcext:value-type="string">
            <text:p>⬤</text:p>
          </table:table-cell>
          <table:table-cell table:style-name="ce424" table:number-columns-repeated="2"/>
          <table:table-cell table:style-name="ce429" office:value-type="string" calcext:value-type="string">
            <text:p>⬤</text:p>
          </table:table-cell>
          <table:table-cell table:style-name="ce423" table:number-columns-repeated="2"/>
          <table:table-cell table:style-name="ce426" office:value-type="string" calcext:value-type="string">
            <text:p>⬤</text:p>
          </table:table-cell>
          <table:table-cell table:style-name="ce424" table:number-columns-repeated="2"/>
          <table:table-cell table:style-name="ce429" office:value-type="string" calcext:value-type="string">
            <text:p>⬤</text:p>
          </table:table-cell>
          <table:table-cell table:style-name="ce423" table:number-columns-repeated="2"/>
          <table:table-cell table:style-name="ce426" office:value-type="string" calcext:value-type="string">
            <text:p>⬤</text:p>
          </table:table-cell>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6"/>
          <table:table-cell table:style-name="ce376" office:value-type="string" calcext:value-type="string">
            <text:p>⬤</text:p>
          </table:table-cell>
          <table:table-cell table:style-name="ce378"/>
          <table:table-cell table:number-columns-repeated="6"/>
          <table:table-cell table:style-name="ce362" office:value-type="string" calcext:value-type="string">
            <text:p>⬤</text:p>
          </table:table-cell>
          <table:table-cell table:style-name="ce375"/>
          <table:table-cell table:style-name="ce375" office:value-type="string" calcext:value-type="string">
            <text:p>⬤</text:p>
          </table:table-cell>
          <table:table-cell table:style-name="ce465" office:value-type="string" calcext:value-type="string">
            <text:p>⬤</text:p>
          </table:table-cell>
          <table:table-cell table:style-name="ce478" table:number-columns-repeated="2"/>
          <table:table-cell table:style-name="ce516"/>
          <table:table-cell table:style-name="ce529" table:number-columns-repeated="2"/>
          <table:table-cell table:style-name="ce512"/>
          <table:table-cell table:style-name="ce522" table:number-columns-repeated="2"/>
          <table:table-cell table:style-name="ce547"/>
          <table:table-cell table:style-name="ce569"/>
          <table:table-cell table:style-name="ce575"/>
          <table:table-cell table:style-name="ce522" table:number-columns-repeated="2"/>
          <table:table-cell table:style-name="ce530"/>
          <table:table-cell table:style-name="ce529" table:number-columns-repeated="2"/>
          <table:table-cell table:style-name="ce534"/>
          <table:table-cell table:style-name="ce478" table:number-columns-repeated="2"/>
          <table:table-cell table:style-name="ce483" office:value-type="string" calcext:value-type="string">
            <text:p>⬤</text:p>
          </table:table-cell>
          <table:table-cell table:style-name="ce375" office:value-type="string" calcext:value-type="string">
            <text:p>⬤</text:p>
          </table:table-cell>
          <table:table-cell table:style-name="ce375"/>
          <table:table-cell table:style-name="ce381" office:value-type="string" calcext:value-type="string">
            <text:p>⬤</text:p>
          </table:table-cell>
          <table:table-cell table:number-columns-repeated="16291"/>
        </table:table-row>
        <table:table-row table:style-name="ro37">
          <table:table-cell table:number-columns-repeated="9"/>
          <table:table-cell table:style-name="ce359" office:value-type="string" calcext:value-type="string">
            <text:p>⬤</text:p>
          </table:table-cell>
          <table:table-cell table:style-name="ce368"/>
          <table:table-cell table:style-name="ce376"/>
          <table:table-cell table:style-name="ce387"/>
          <table:table-cell table:style-name="ce397"/>
          <table:table-cell table:style-name="ce400"/>
          <table:table-cell table:style-name="ce408"/>
          <table:table-cell table:style-name="ce418"/>
          <table:table-cell table:style-name="ce423"/>
          <table:table-cell table:style-name="ce411"/>
          <table:table-cell table:style-name="ce421"/>
          <table:table-cell table:style-name="ce424"/>
          <table:table-cell table:style-name="ce408"/>
          <table:table-cell table:style-name="ce418"/>
          <table:table-cell table:style-name="ce423" office:value-type="string" calcext:value-type="string">
            <text:p>⬤</text:p>
          </table:table-cell>
          <table:table-cell table:style-name="ce411"/>
          <table:table-cell table:style-name="ce421"/>
          <table:table-cell table:style-name="ce424" office:value-type="string" calcext:value-type="string">
            <text:p>⬤</text:p>
          </table:table-cell>
          <table:table-cell table:style-name="ce408"/>
          <table:table-cell table:style-name="ce418"/>
          <table:table-cell table:style-name="ce423" office:value-type="string" calcext:value-type="string">
            <text:p>⬤</text:p>
          </table:table-cell>
          <table:table-cell table:style-name="ce411" office:value-type="string" calcext:value-type="string">
            <text:p>⬤</text:p>
          </table:table-cell>
          <table:table-cell table:style-name="ce421"/>
          <table:table-cell table:style-name="ce424" office:value-type="string" calcext:value-type="string">
            <text:p>⬤</text:p>
          </table:table-cell>
          <table:table-cell table:style-name="ce408" office:value-type="string" calcext:value-type="string">
            <text:p>⬤</text:p>
          </table:table-cell>
          <table:table-cell table:style-name="ce418"/>
          <table:table-cell table:style-name="ce426" office:value-type="string" calcext:value-type="string">
            <text:p>⬤</text:p>
          </table:table-cell>
          <table:table-cell table:style-name="ce424" office:value-type="string" calcext:value-type="string">
            <text:p>⬤</text:p>
          </table:table-cell>
          <table:table-cell table:style-name="ce421"/>
          <table:table-cell table:style-name="ce429" office:value-type="string" calcext:value-type="string">
            <text:p>⬤</text:p>
          </table:table-cell>
          <table:table-cell table:style-name="ce423" office:value-type="string" calcext:value-type="string">
            <text:p>⬤</text:p>
          </table:table-cell>
          <table:table-cell table:style-name="ce418"/>
          <table:table-cell table:style-name="ce426"/>
          <table:table-cell table:style-name="ce424" office:value-type="string" calcext:value-type="string">
            <text:p>⬤</text:p>
          </table:table-cell>
          <table:table-cell table:style-name="ce421"/>
          <table:table-cell table:style-name="ce429"/>
          <table:table-cell table:style-name="ce423" office:value-type="string" calcext:value-type="string">
            <text:p>⬤</text:p>
          </table:table-cell>
          <table:table-cell table:style-name="ce418"/>
          <table:table-cell table:style-name="ce426"/>
          <table:table-cell table:style-name="ce424"/>
          <table:table-cell table:style-name="ce421"/>
          <table:table-cell table:style-name="ce429"/>
          <table:table-cell table:style-name="ce423"/>
          <table:table-cell table:style-name="ce418"/>
          <table:table-cell table:style-name="ce426"/>
          <table:table-cell table:style-name="ce400"/>
          <table:table-cell table:style-name="ce397"/>
          <table:table-cell table:style-name="ce405"/>
          <table:table-cell table:style-name="ce376"/>
          <table:table-cell table:style-name="ce368"/>
          <table:table-cell table:style-name="ce378" office:value-type="string" calcext:value-type="string">
            <text:p>⬤</text:p>
          </table:table-cell>
          <table:table-cell table:number-columns-repeated="15"/>
          <table:table-cell table:style-name="ce513" office:value-type="string" calcext:value-type="string">
            <text:p>⬤</text:p>
          </table:table-cell>
          <table:table-cell table:style-name="ce523"/>
          <table:table-cell table:style-name="ce528"/>
          <table:table-cell table:style-name="ce548"/>
          <table:table-cell table:style-name="ce570" office:value-type="string" calcext:value-type="string">
            <text:p>x</text:p>
          </table:table-cell>
          <table:table-cell table:style-name="ce576"/>
          <table:table-cell table:style-name="ce528"/>
          <table:table-cell table:style-name="ce523"/>
          <table:table-cell table:style-name="ce531" office:value-type="string" calcext:value-type="string">
            <text:p>⬤</text:p>
          </table:table-cell>
          <table:table-cell table:number-columns-repeated="16300"/>
        </table:table-row>
        <table:table-row table:style-name="ro37">
          <table:table-cell office:value-type="string" calcext:value-type="string">
            <text:p>/</text:p>
          </table:table-cell>
          <table:table-cell table:number-columns-repeated="8"/>
          <table:table-cell table:style-name="ce360" office:value-type="string" calcext:value-type="string">
            <text:p>⬤</text:p>
          </table:table-cell>
          <table:table-cell table:style-name="ce373" office:value-type="string" calcext:value-type="string">
            <text:p>⬤</text:p>
          </table:table-cell>
          <table:table-cell table:style-name="ce373"/>
          <table:table-cell table:style-name="ce388"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9" office:value-type="string" calcext:value-type="string">
            <text:p>⬤</text:p>
          </table:table-cell>
          <table:table-cell table:style-name="ce419"/>
          <table:table-cell table:style-name="ce419" office:value-type="string" calcext:value-type="string">
            <text:p>⬤</text:p>
          </table:table-cell>
          <table:table-cell table:style-name="ce412" office:value-type="string" calcext:value-type="string">
            <text:p>⬤</text:p>
          </table:table-cell>
          <table:table-cell table:style-name="ce422" office:value-type="string" calcext:value-type="string">
            <text:p>/</text:p>
          </table:table-cell>
          <table:table-cell table:style-name="ce422"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19"/>
          <table:table-cell table:style-name="ce412" office:value-type="string" calcext:value-type="string">
            <text:p>⬤</text:p>
          </table:table-cell>
          <table:table-cell table:style-name="ce422" office:value-type="string" calcext:value-type="string">
            <text:p>⬤</text:p>
          </table:table-cell>
          <table:table-cell table:style-name="ce422"/>
          <table:table-cell table:style-name="ce409" office:value-type="string" calcext:value-type="string">
            <text:p>/</text:p>
          </table:table-cell>
          <table:table-cell table:style-name="ce419" office:value-type="string" calcext:value-type="string">
            <text:p>⬤</text:p>
          </table:table-cell>
          <table:table-cell table:style-name="ce419"/>
          <table:table-cell table:style-name="ce412" office:value-type="string" calcext:value-type="string">
            <text:p>/</text:p>
          </table:table-cell>
          <table:table-cell table:style-name="ce422" office:value-type="string" calcext:value-type="string">
            <text:p>⬤</text:p>
          </table:table-cell>
          <table:table-cell table:style-name="ce422"/>
          <table:table-cell table:style-name="ce409"/>
          <table:table-cell table:style-name="ce419" office:value-type="string" calcext:value-type="string">
            <text:p>⬤</text:p>
          </table:table-cell>
          <table:table-cell table:style-name="ce427"/>
          <table:table-cell table:style-name="ce422"/>
          <table:table-cell table:style-name="ce422" office:value-type="string" calcext:value-type="string">
            <text:p>⬤</text:p>
          </table:table-cell>
          <table:table-cell table:style-name="ce430" office:value-type="string" calcext:value-type="string">
            <text:p>/</text:p>
          </table:table-cell>
          <table:table-cell table:style-name="ce419"/>
          <table:table-cell table:style-name="ce419" office:value-type="string" calcext:value-type="string">
            <text:p>⬤</text:p>
          </table:table-cell>
          <table:table-cell table:style-name="ce427" office:value-type="string" calcext:value-type="string">
            <text:p>/</text:p>
          </table:table-cell>
          <table:table-cell table:style-name="ce422"/>
          <table:table-cell table:style-name="ce422" office:value-type="string" calcext:value-type="string">
            <text:p>⬤</text:p>
          </table:table-cell>
          <table:table-cell table:style-name="ce430" office:value-type="string" calcext:value-type="string">
            <text:p>⬤</text:p>
          </table:table-cell>
          <table:table-cell table:style-name="ce419"/>
          <table:table-cell table:style-name="ce419" office:value-type="string" calcext:value-type="string">
            <text:p>/</text:p>
          </table:table-cell>
          <table:table-cell table:style-name="ce427" office:value-type="string" calcext:value-type="string">
            <text:p>⬤</text:p>
          </table:table-cell>
          <table:table-cell table:style-name="ce422" office:value-type="string" calcext:value-type="string">
            <text:p>⬤</text:p>
          </table:table-cell>
          <table:table-cell table:style-name="ce422" office:value-type="string" calcext:value-type="string">
            <text:p>/</text:p>
          </table:table-cell>
          <table:table-cell table:style-name="ce430" office:value-type="string" calcext:value-type="string">
            <text:p>⬤</text:p>
          </table:table-cell>
          <table:table-cell table:style-name="ce419" office:value-type="string" calcext:value-type="string">
            <text:p>⬤</text:p>
          </table:table-cell>
          <table:table-cell table:style-name="ce419"/>
          <table:table-cell table:style-name="ce427"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73"/>
          <table:table-cell table:style-name="ce373" office:value-type="string" calcext:value-type="string">
            <text:p>⬤</text:p>
          </table:table-cell>
          <table:table-cell table:style-name="ce379" office:value-type="string" calcext:value-type="string">
            <text:p>⬤</text:p>
          </table:table-cell>
          <table:table-cell table:number-columns-repeated="6"/>
          <table:table-cell table:style-name="ce362" office:value-type="string" calcext:value-type="string">
            <text:p>⬤</text:p>
          </table:table-cell>
          <table:table-cell table:style-name="ce375"/>
          <table:table-cell table:style-name="ce375" office:value-type="string" calcext:value-type="string">
            <text:p>⬤</text:p>
          </table:table-cell>
          <table:table-cell table:style-name="ce465" office:value-type="string" calcext:value-type="string">
            <text:p>⬤</text:p>
          </table:table-cell>
          <table:table-cell table:style-name="ce478" table:number-columns-repeated="2"/>
          <table:table-cell table:style-name="ce516"/>
          <table:table-cell table:style-name="ce529" table:number-columns-repeated="2"/>
          <table:table-cell table:style-name="ce514"/>
          <table:table-cell table:style-name="ce524" table:number-columns-repeated="2"/>
          <table:table-cell table:style-name="ce549"/>
          <table:table-cell table:style-name="ce571"/>
          <table:table-cell table:style-name="ce577"/>
          <table:table-cell table:style-name="ce524" table:number-columns-repeated="2"/>
          <table:table-cell table:style-name="ce532"/>
          <table:table-cell table:style-name="ce529" table:number-columns-repeated="2"/>
          <table:table-cell table:style-name="ce534"/>
          <table:table-cell table:style-name="ce478" table:number-columns-repeated="2"/>
          <table:table-cell table:style-name="ce483" office:value-type="string" calcext:value-type="string">
            <text:p>⬤</text:p>
          </table:table-cell>
          <table:table-cell table:style-name="ce375" table:number-columns-repeated="2"/>
          <table:table-cell table:style-name="ce381" office:value-type="string" calcext:value-type="string">
            <text:p>⬤</text:p>
          </table:table-cell>
          <table:table-cell table:number-columns-repeated="16291"/>
        </table:table-row>
        <table:table-row table:style-name="ro37">
          <table:table-cell table:number-columns-repeated="9"/>
          <table:table-cell table:style-name="ce362" office:value-type="string" calcext:value-type="string">
            <text:p>/</text:p>
          </table:table-cell>
          <table:table-cell table:style-name="ce375"/>
          <table:table-cell table:style-name="ce375" office:value-type="string" calcext:value-type="string">
            <text:p>⬤</text:p>
          </table:table-cell>
          <table:table-cell table:style-name="ce384" office:value-type="string" calcext:value-type="string">
            <text:p>⬤</text:p>
          </table:table-cell>
          <table:table-cell table:style-name="ce399" table:number-columns-repeated="2"/>
          <table:table-cell table:style-name="ce387" office:value-type="string" calcext:value-type="string">
            <text:p>⬤</text:p>
          </table:table-cell>
          <table:table-cell table:style-name="ce400" table:number-columns-repeated="2"/>
          <table:table-cell table:style-name="ce387" office:value-type="string" calcext:value-type="string">
            <text:p>⬤</text:p>
          </table:table-cell>
          <table:table-cell table:style-name="ce400" table:number-columns-repeated="2"/>
          <table:table-cell table:style-name="ce384" office:value-type="string" calcext:value-type="string">
            <text:p>⬤</text:p>
          </table:table-cell>
          <table:table-cell table:style-name="ce399" table:number-columns-repeated="2"/>
          <table:table-cell table:style-name="ce384" office:value-type="string" calcext:value-type="string">
            <text:p>⬤</text:p>
          </table:table-cell>
          <table:table-cell table:style-name="ce399" table:number-columns-repeated="2"/>
          <table:table-cell table:style-name="ce387" office:value-type="string" calcext:value-type="string">
            <text:p>⬤</text:p>
          </table:table-cell>
          <table:table-cell table:style-name="ce400" table:number-columns-repeated="2"/>
          <table:table-cell table:style-name="ce387" office:value-type="string" calcext:value-type="string">
            <text:p>/</text:p>
          </table:table-cell>
          <table:table-cell table:style-name="ce400" table:number-columns-repeated="2"/>
          <table:table-cell table:style-name="ce384"/>
          <table:table-cell table:style-name="ce399"/>
          <table:table-cell table:style-name="ce402"/>
          <table:table-cell table:style-name="ce400" table:number-columns-repeated="2"/>
          <table:table-cell table:style-name="ce405" office:value-type="string" calcext:value-type="string">
            <text:p>/</text:p>
          </table:table-cell>
          <table:table-cell table:style-name="ce400" table:number-columns-repeated="2"/>
          <table:table-cell table:style-name="ce405" office:value-type="string" calcext:value-type="string">
            <text:p>⬤</text:p>
          </table:table-cell>
          <table:table-cell table:style-name="ce399" table:number-columns-repeated="2"/>
          <table:table-cell table:style-name="ce402" office:value-type="string" calcext:value-type="string">
            <text:p>⬤</text:p>
          </table:table-cell>
          <table:table-cell table:style-name="ce399" table:number-columns-repeated="2"/>
          <table:table-cell table:style-name="ce402" office:value-type="string" calcext:value-type="string">
            <text:p>⬤</text:p>
          </table:table-cell>
          <table:table-cell table:style-name="ce400" table:number-columns-repeated="2"/>
          <table:table-cell table:style-name="ce405" office:value-type="string" calcext:value-type="string">
            <text:p>⬤</text:p>
          </table:table-cell>
          <table:table-cell table:style-name="ce400" table:number-columns-repeated="2"/>
          <table:table-cell table:style-name="ce405" office:value-type="string" calcext:value-type="string">
            <text:p>⬤</text:p>
          </table:table-cell>
          <table:table-cell table:style-name="ce399" table:number-columns-repeated="2"/>
          <table:table-cell table:style-name="ce402" office:value-type="string" calcext:value-type="string">
            <text:p>⬤</text:p>
          </table:table-cell>
          <table:table-cell table:style-name="ce375" office:value-type="string" calcext:value-type="string">
            <text:p>⬤</text:p>
          </table:table-cell>
          <table:table-cell table:style-name="ce375"/>
          <table:table-cell table:style-name="ce381" office:value-type="string" calcext:value-type="string">
            <text:p>/</text:p>
          </table:table-cell>
          <table:table-cell table:number-columns-repeated="6"/>
          <table:table-cell table:style-name="ce362" office:value-type="string" calcext:value-type="string">
            <text:p>⬤</text:p>
          </table:table-cell>
          <table:table-cell table:style-name="ce371"/>
          <table:table-cell table:style-name="ce375"/>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516" office:value-type="string" calcext:value-type="string">
            <text:p>⬤</text:p>
          </table:table-cell>
          <table:table-cell table:style-name="ce526"/>
          <table:table-cell table:style-name="ce529"/>
          <table:table-cell table:style-name="ce513"/>
          <table:table-cell table:style-name="ce528" table:number-columns-repeated="2"/>
          <table:table-cell table:style-name="ce513"/>
          <table:table-cell table:style-name="ce528"/>
          <table:table-cell table:style-name="ce531"/>
          <table:table-cell table:style-name="ce528" table:number-columns-repeated="2"/>
          <table:table-cell table:style-name="ce531"/>
          <table:table-cell table:style-name="ce529"/>
          <table:table-cell table:style-name="ce526"/>
          <table:table-cell table:style-name="ce534"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16291"/>
        </table:table-row>
        <table:table-row table:style-name="ro37">
          <table:table-cell table:number-columns-repeated="9"/>
          <table:table-cell table:style-name="ce362" office:value-type="string" calcext:value-type="string">
            <text:p>⬤</text:p>
          </table:table-cell>
          <table:table-cell table:style-name="ce371"/>
          <table:table-cell table:style-name="ce375"/>
          <table:table-cell table:style-name="ce384" office:value-type="string" calcext:value-type="string">
            <text:p>/</text:p>
          </table:table-cell>
          <table:table-cell table:style-name="ce394"/>
          <table:table-cell table:style-name="ce399"/>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7" office:value-type="string" calcext:value-type="string">
            <text:p>/</text:p>
          </table:table-cell>
          <table:table-cell table:style-name="ce454"/>
          <table:table-cell table:style-name="ce400" office:value-type="string" calcext:value-type="string">
            <text:p>⬤</text:p>
          </table:table-cell>
          <table:table-cell table:style-name="ce384"/>
          <table:table-cell table:style-name="ce394"/>
          <table:table-cell table:style-name="ce399" office:value-type="string" calcext:value-type="string">
            <text:p>⬤</text:p>
          </table:table-cell>
          <table:table-cell table:style-name="ce384" office:value-type="string" calcext:value-type="string">
            <text:p>/</text:p>
          </table:table-cell>
          <table:table-cell table:style-name="ce394"/>
          <table:table-cell table:style-name="ce399" office:value-type="string" calcext:value-type="string">
            <text:p>⬤</text:p>
          </table:table-cell>
          <table:table-cell table:style-name="ce387"/>
          <table:table-cell table:style-name="ce397"/>
          <table:table-cell table:style-name="ce400" office:value-type="string" calcext:value-type="string">
            <text:p>⬤</text:p>
          </table:table-cell>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4" office:value-type="string" calcext:value-type="string">
            <text:p>⬤</text:p>
          </table:table-cell>
          <table:table-cell table:style-name="ce394"/>
          <table:table-cell table:style-name="ce402" office:value-type="string" calcext:value-type="string">
            <text:p>⬤</text:p>
          </table:table-cell>
          <table:table-cell table:style-name="ce400" office:value-type="string" calcext:value-type="string">
            <text:p>⬤</text:p>
          </table:table-cell>
          <table:table-cell table:style-name="ce397"/>
          <table:table-cell table:style-name="ce405" office:value-type="string" calcext:value-type="string">
            <text:p>⬤</text:p>
          </table:table-cell>
          <table:table-cell table:style-name="ce400" office:value-type="string" calcext:value-type="string">
            <text:p>⬤</text:p>
          </table:table-cell>
          <table:table-cell table:style-name="ce397"/>
          <table:table-cell table:style-name="ce405"/>
          <table:table-cell table:style-name="ce399" office:value-type="string" calcext:value-type="string">
            <text:p>⬤</text:p>
          </table:table-cell>
          <table:table-cell table:style-name="ce394"/>
          <table:table-cell table:style-name="ce402" office:value-type="string" calcext:value-type="string">
            <text:p>/</text:p>
          </table:table-cell>
          <table:table-cell table:style-name="ce399" office:value-type="string" calcext:value-type="string">
            <text:p>⬤</text:p>
          </table:table-cell>
          <table:table-cell table:style-name="ce394"/>
          <table:table-cell table:style-name="ce402"/>
          <table:table-cell table:style-name="ce400" office:value-type="string" calcext:value-type="string">
            <text:p>⬤</text:p>
          </table:table-cell>
          <table:table-cell table:style-name="ce397"/>
          <table:table-cell table:style-name="ce405" office:value-type="string" calcext:value-type="string">
            <text:p>/</text:p>
          </table:table-cell>
          <table:table-cell table:style-name="ce400" office:value-type="string" calcext:value-type="string">
            <text:p>/</text:p>
          </table:table-cell>
          <table:table-cell table:style-name="ce397"/>
          <table:table-cell table:style-name="ce405"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6"/>
          <table:table-cell table:style-name="ce363" office:value-type="string" calcext:value-type="string">
            <text:p>⬤</text:p>
          </table:table-cell>
          <table:table-cell table:style-name="ce372" table:number-columns-repeated="2"/>
          <table:table-cell table:style-name="ce466"/>
          <table:table-cell table:style-name="ce476" office:value-type="string" calcext:value-type="string">
            <text:p>⬤</text:p>
          </table:table-cell>
          <table:table-cell table:style-name="ce476"/>
          <table:table-cell table:style-name="ce517" office:value-type="string" calcext:value-type="string">
            <text:p>⬤</text:p>
          </table:table-cell>
          <table:table-cell table:style-name="ce527" table:number-columns-repeated="2"/>
          <table:table-cell table:style-name="ce513"/>
          <table:table-cell table:style-name="ce523"/>
          <table:table-cell table:style-name="ce528"/>
          <table:table-cell table:style-name="ce513"/>
          <table:table-cell table:style-name="ce523"/>
          <table:table-cell table:style-name="ce531"/>
          <table:table-cell table:style-name="ce528"/>
          <table:table-cell table:style-name="ce523"/>
          <table:table-cell table:style-name="ce531"/>
          <table:table-cell table:style-name="ce527" table:number-columns-repeated="2"/>
          <table:table-cell table:style-name="ce535" office:value-type="string" calcext:value-type="string">
            <text:p>⬤</text:p>
          </table:table-cell>
          <table:table-cell table:style-name="ce476"/>
          <table:table-cell table:style-name="ce476" office:value-type="string" calcext:value-type="string">
            <text:p>⬤</text:p>
          </table:table-cell>
          <table:table-cell table:style-name="ce484"/>
          <table:table-cell table:style-name="ce372" office:value-type="string" calcext:value-type="string">
            <text:p>⬤</text:p>
          </table:table-cell>
          <table:table-cell table:style-name="ce372"/>
          <table:table-cell table:style-name="ce382" office:value-type="string" calcext:value-type="string">
            <text:p>⬤</text:p>
          </table:table-cell>
          <table:table-cell table:number-columns-repeated="16291"/>
        </table:table-row>
        <table:table-row table:style-name="ro37">
          <table:table-cell table:number-columns-repeated="9"/>
          <table:table-cell table:style-name="ce363" office:value-type="string" calcext:value-type="string">
            <text:p>⬤</text:p>
          </table:table-cell>
          <table:table-cell table:style-name="ce372" office:value-type="string" calcext:value-type="string">
            <text:p>⬤</text:p>
          </table:table-cell>
          <table:table-cell table:style-name="ce372"/>
          <table:table-cell table:style-name="ce385" office:value-type="string" calcext:value-type="string">
            <text:p>⬤</text:p>
          </table:table-cell>
          <table:table-cell table:style-name="ce395" office:value-type="string" calcext:value-type="string">
            <text:p>/</text:p>
          </table:table-cell>
          <table:table-cell table:style-name="ce395" office:value-type="string" calcext:value-type="string">
            <text:p>⬤</text:p>
          </table:table-cell>
          <table:table-cell table:style-name="ce388" office:value-type="string" calcext:value-type="string">
            <text:p>⬤</text:p>
          </table:table-cell>
          <table:table-cell table:style-name="ce398"/>
          <table:table-cell table:style-name="ce398"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398"/>
          <table:table-cell table:style-name="ce385" office:value-type="string" calcext:value-type="string">
            <text:p>⬤</text:p>
          </table:table-cell>
          <table:table-cell table:number-columns-repeated="2" table:style-name="ce395"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395"/>
          <table:table-cell table:style-name="ce388"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388"/>
          <table:table-cell table:style-name="ce398" office:value-type="string" calcext:value-type="string">
            <text:p>⬤</text:p>
          </table:table-cell>
          <table:table-cell table:style-name="ce398"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403"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6"/>
          <table:table-cell table:style-name="ce39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95"/>
          <table:table-cell table:style-name="ce395" office:value-type="string" calcext:value-type="string">
            <text:p>⬤</text:p>
          </table:table-cell>
          <table:table-cell table:style-name="ce403" office:value-type="string" calcext:value-type="string">
            <text:p>/</text:p>
          </table:table-cell>
          <table:table-cell table:number-columns-repeated="2" table:style-name="ce395" office:value-type="string" calcext:value-type="string">
            <text:p>/</text:p>
          </table:table-cell>
          <table:table-cell table:style-name="ce403" office:value-type="string" calcext:value-type="string">
            <text:p>⬤</text:p>
          </table:table-cell>
          <table:table-cell table:style-name="ce398"/>
          <table:table-cell table:style-name="ce398" office:value-type="string" calcext:value-type="string">
            <text:p>/</text:p>
          </table:table-cell>
          <table:table-cell table:style-name="ce406" office:value-type="string" calcext:value-type="string">
            <text:p>⬤</text:p>
          </table:table-cell>
          <table:table-cell table:style-name="ce398" office:value-type="string" calcext:value-type="string">
            <text:p>⬤</text:p>
          </table:table-cell>
          <table:table-cell table:style-name="ce398"/>
          <table:table-cell table:style-name="ce406" office:value-type="string" calcext:value-type="string">
            <text:p>⬤</text:p>
          </table:table-cell>
          <table:table-cell table:style-name="ce395" office:value-type="string" calcext:value-type="string">
            <text:p>⬤</text:p>
          </table:table-cell>
          <table:table-cell table:style-name="ce395" office:value-type="string" calcext:value-type="string">
            <text:p>/</text:p>
          </table:table-cell>
          <table:table-cell table:style-name="ce403" office:value-type="string" calcext:value-type="string">
            <text:p>⬤</text:p>
          </table:table-cell>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6"/>
          <table:table-cell table:style-name="ce408"/>
          <table:table-cell table:style-name="ce423" office:value-type="string" calcext:value-type="string">
            <text:p>⬤</text:p>
          </table:table-cell>
          <table:table-cell table:style-name="ce423"/>
          <table:table-cell table:style-name="ce465" office:value-type="string" calcext:value-type="string">
            <text:p>⬤</text:p>
          </table:table-cell>
          <table:table-cell table:style-name="ce478" table:number-columns-repeated="2"/>
          <table:table-cell table:number-columns-repeated="3"/>
          <table:table-cell table:style-name="ce514" office:value-type="string" calcext:value-type="string">
            <text:p>⬤</text:p>
          </table:table-cell>
          <table:table-cell table:style-name="ce524" table:number-columns-repeated="2"/>
          <table:table-cell table:style-name="ce514"/>
          <table:table-cell table:style-name="ce524" office:value-type="string" calcext:value-type="string">
            <text:p>⬤</text:p>
          </table:table-cell>
          <table:table-cell table:style-name="ce532"/>
          <table:table-cell table:style-name="ce524" table:number-columns-repeated="2"/>
          <table:table-cell table:style-name="ce532" office:value-type="string" calcext:value-type="string">
            <text:p>⬤</text:p>
          </table:table-cell>
          <table:table-cell table:number-columns-repeated="3"/>
          <table:table-cell table:style-name="ce478" table:number-columns-repeated="2"/>
          <table:table-cell table:style-name="ce483" office:value-type="string" calcext:value-type="string">
            <text:p>⬤</text:p>
          </table:table-cell>
          <table:table-cell table:style-name="ce423"/>
          <table:table-cell table:style-name="ce423" office:value-type="string" calcext:value-type="string">
            <text:p>⬤</text:p>
          </table:table-cell>
          <table:table-cell table:style-name="ce426"/>
          <table:table-cell table:number-columns-repeated="16291"/>
        </table:table-row>
        <table:table-row table:style-name="ro37">
          <table:table-cell table:number-columns-repeated="9"/>
          <table:table-cell table:style-name="ce359"/>
          <table:table-cell table:style-name="ce376"/>
          <table:table-cell table:style-name="ce376" office:value-type="string" calcext:value-type="string">
            <text:p>⬤</text:p>
          </table:table-cell>
          <table:table-cell table:style-name="ce362"/>
          <table:table-cell table:style-name="ce375"/>
          <table:table-cell table:style-name="ce375" office:value-type="string" calcext:value-type="string">
            <text:p>⬤</text:p>
          </table:table-cell>
          <table:table-cell table:style-name="ce359"/>
          <table:table-cell table:style-name="ce376" table:number-columns-repeated="2"/>
          <table:table-cell table:style-name="ce362"/>
          <table:table-cell table:style-name="ce375" table:number-columns-repeated="2"/>
          <table:table-cell table:style-name="ce359"/>
          <table:table-cell table:style-name="ce376" table:number-columns-repeated="2"/>
          <table:table-cell table:style-name="ce362" office:value-type="string" calcext:value-type="string">
            <text:p>⬤</text:p>
          </table:table-cell>
          <table:table-cell table:style-name="ce375" table:number-columns-repeated="2"/>
          <table:table-cell table:style-name="ce359" office:value-type="string" calcext:value-type="string">
            <text:p>⬤</text:p>
          </table:table-cell>
          <table:table-cell table:style-name="ce376" table:number-columns-repeated="2"/>
          <table:table-cell table:style-name="ce362"/>
          <table:table-cell table:style-name="ce375" office:value-type="string" calcext:value-type="string">
            <text:p>⬤</text:p>
          </table:table-cell>
          <table:table-cell table:style-name="ce375"/>
          <table:table-cell table:style-name="ce359"/>
          <table:table-cell table:style-name="ce376" office:value-type="string" calcext:value-type="string">
            <text:p>⬤</text:p>
          </table:table-cell>
          <table:table-cell table:style-name="ce378"/>
          <table:table-cell table:style-name="ce375"/>
          <table:table-cell table:style-name="ce375" office:value-type="string" calcext:value-type="string">
            <text:p>⬤</text:p>
          </table:table-cell>
          <table:table-cell table:style-name="ce381"/>
          <table:table-cell table:style-name="ce376" table:number-columns-repeated="2"/>
          <table:table-cell table:style-name="ce378" office:value-type="string" calcext:value-type="string">
            <text:p>⬤</text:p>
          </table:table-cell>
          <table:table-cell table:style-name="ce375" table:number-columns-repeated="2"/>
          <table:table-cell table:style-name="ce381" office:value-type="string" calcext:value-type="string">
            <text:p>⬤</text:p>
          </table:table-cell>
          <table:table-cell table:style-name="ce376" table:number-columns-repeated="2"/>
          <table:table-cell table:style-name="ce378"/>
          <table:table-cell table:style-name="ce375" table:number-columns-repeated="2"/>
          <table:table-cell table:style-name="ce381"/>
          <table:table-cell table:style-name="ce376" table:number-columns-repeated="2"/>
          <table:table-cell table:style-name="ce378"/>
          <table:table-cell table:style-name="ce375" office:value-type="string" calcext:value-type="string">
            <text:p>⬤</text:p>
          </table:table-cell>
          <table:table-cell table:style-name="ce375"/>
          <table:table-cell table:style-name="ce381"/>
          <table:table-cell table:style-name="ce376" office:value-type="string" calcext:value-type="string">
            <text:p>⬤</text:p>
          </table:table-cell>
          <table:table-cell table:style-name="ce376"/>
          <table:table-cell table:style-name="ce378"/>
          <table:table-cell table:number-columns-repeated="6"/>
          <table:table-cell table:style-name="ce408" office:value-type="string" calcext:value-type="string">
            <text:p>⬤</text:p>
          </table:table-cell>
          <table:table-cell table:style-name="ce418"/>
          <table:table-cell table:style-name="ce423"/>
          <table:table-cell table:style-name="ce465"/>
          <table:table-cell table:style-name="ce475" office:value-type="string" calcext:value-type="string">
            <text:p>x</text:p>
          </table:table-cell>
          <table:table-cell table:style-name="ce478"/>
          <table:table-cell table:number-columns-repeated="4"/>
          <table:table-cell table:style-name="ce516"/>
          <table:table-cell table:style-name="ce529" table:number-columns-repeated="2"/>
          <table:table-cell/>
          <table:table-cell table:style-name="ce529" table:number-columns-repeated="2"/>
          <table:table-cell table:style-name="ce534"/>
          <table:table-cell table:number-columns-repeated="4"/>
          <table:table-cell table:style-name="ce478"/>
          <table:table-cell table:style-name="ce475" office:value-type="string" calcext:value-type="string">
            <text:p>x</text:p>
          </table:table-cell>
          <table:table-cell table:style-name="ce483"/>
          <table:table-cell table:style-name="ce423"/>
          <table:table-cell table:style-name="ce418"/>
          <table:table-cell table:style-name="ce426" office:value-type="string" calcext:value-type="string">
            <text:p>⬤</text:p>
          </table:table-cell>
          <table:table-cell table:number-columns-repeated="16291"/>
        </table:table-row>
        <table:table-row table:style-name="ro37">
          <table:table-cell table:number-columns-repeated="9"/>
          <table:table-cell table:style-name="ce359" office:value-type="string" calcext:value-type="string">
            <text:p>⬤</text:p>
          </table:table-cell>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office:value-type="string" calcext:value-type="string">
            <text:p>⬤</text:p>
          </table:table-cell>
          <table:table-cell table:style-name="ce368"/>
          <table:table-cell table:style-name="ce376" office:value-type="string" calcext:value-type="string">
            <text:p>⬤</text:p>
          </table:table-cell>
          <table:table-cell table:style-name="ce362" office:value-type="string" calcext:value-type="string">
            <text:p>⬤</text:p>
          </table:table-cell>
          <table:table-cell table:style-name="ce371"/>
          <table:table-cell table:style-name="ce375" office:value-type="string" calcext:value-type="string">
            <text:p>⬤</text:p>
          </table:table-cell>
          <table:table-cell table:style-name="ce359" office:value-type="string" calcext:value-type="string">
            <text:p>⬤</text:p>
          </table:table-cell>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table:table-cell table:style-name="ce368"/>
          <table:table-cell table:style-name="ce378"/>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style-name="ce376" office:value-type="string" calcext:value-type="string">
            <text:p>⬤</text:p>
          </table:table-cell>
          <table:table-cell table:style-name="ce368"/>
          <table:table-cell table:style-name="ce378" office:value-type="string" calcext:value-type="string">
            <text:p>⬤</text:p>
          </table:table-cell>
          <table:table-cell table:style-name="ce375"/>
          <table:table-cell table:style-name="ce371"/>
          <table:table-cell table:style-name="ce381" office:value-type="string" calcext:value-type="string">
            <text:p>⬤</text:p>
          </table:table-cell>
          <table:table-cell table:style-name="ce376"/>
          <table:table-cell table:style-name="ce602"/>
          <table:table-cell table:style-name="ce378" office:value-type="string" calcext:value-type="string">
            <text:p>⬤</text:p>
          </table:table-cell>
          <table:table-cell table:number-columns-repeated="6"/>
          <table:table-cell table:style-name="ce409" office:value-type="string" calcext:value-type="string">
            <text:p>/</text:p>
          </table:table-cell>
          <table:table-cell table:style-name="ce419"/>
          <table:table-cell table:style-name="ce419"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76"/>
          <table:table-cell table:number-columns-repeated="4"/>
          <table:table-cell table:style-name="ce516"/>
          <table:table-cell table:style-name="ce526"/>
          <table:table-cell table:style-name="ce529"/>
          <table:table-cell/>
          <table:table-cell table:style-name="ce529"/>
          <table:table-cell table:style-name="ce526"/>
          <table:table-cell table:style-name="ce534"/>
          <table:table-cell table:number-columns-repeated="4"/>
          <table:table-cell table:style-name="ce476"/>
          <table:table-cell table:style-name="ce476" office:value-type="string" calcext:value-type="string">
            <text:p>⬤</text:p>
          </table:table-cell>
          <table:table-cell table:style-name="ce484" office:value-type="string" calcext:value-type="string">
            <text:p>/</text:p>
          </table:table-cell>
          <table:table-cell table:style-name="ce419" office:value-type="string" calcext:value-type="string">
            <text:p>⬤</text:p>
          </table:table-cell>
          <table:table-cell table:style-name="ce419"/>
          <table:table-cell table:style-name="ce427" office:value-type="string" calcext:value-type="string">
            <text:p>/</text:p>
          </table:table-cell>
          <table:table-cell table:number-columns-repeated="16291"/>
        </table:table-row>
        <table:table-row table:style-name="ro37">
          <table:table-cell table:number-columns-repeated="9"/>
          <table:table-cell table:style-name="ce360" office:value-type="string" calcext:value-type="string">
            <text:p>⬤</text:p>
          </table:table-cell>
          <table:table-cell table:style-name="ce373" office:value-type="string" calcext:value-type="string">
            <text:p>⬤</text:p>
          </table:table-cell>
          <table:table-cell table:style-name="ce373"/>
          <table:table-cell table:style-name="ce363"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3"/>
          <table:table-cell table:style-name="ce363"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60" office:value-type="string" calcext:value-type="string">
            <text:p>⬤</text:p>
          </table:table-cell>
          <table:table-cell table:number-columns-repeated="2" table:style-name="ce373" office:value-type="string" calcext:value-type="string">
            <text:p>⬤</text:p>
          </table:table-cell>
          <table:table-cell table:style-name="ce363" office:value-type="string" calcext:value-type="string">
            <text:p>⬤</text:p>
          </table:table-cell>
          <table:table-cell table:number-columns-repeated="2" table:style-name="ce372" office:value-type="string" calcext:value-type="string">
            <text:p>⬤</text:p>
          </table:table-cell>
          <table:table-cell table:style-name="ce360" office:value-type="string" calcext:value-type="string">
            <text:p>⬤</text:p>
          </table:table-cell>
          <table:table-cell table:number-columns-repeated="2" table:style-name="ce373" office:value-type="string" calcext:value-type="string">
            <text:p>⬤</text:p>
          </table:table-cell>
          <table:table-cell table:style-name="ce363" office:value-type="string" calcext:value-type="string">
            <text:p>⬤</text:p>
          </table:table-cell>
          <table:table-cell table:number-columns-repeated="2" table:style-name="ce37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number-columns-repeated="2" table:style-name="ce372" office:value-type="string" calcext:value-type="string">
            <text:p>⬤</text:p>
          </table:table-cell>
          <table:table-cell table:style-name="ce382" office:value-type="string" calcext:value-type="string">
            <text:p>⬤</text:p>
          </table:table-cell>
          <table:table-cell table:number-columns-repeated="2" table:style-name="ce373" office:value-type="string" calcext:value-type="string">
            <text:p>⬤</text:p>
          </table:table-cell>
          <table:table-cell table:style-name="ce379" office:value-type="string" calcext:value-type="string">
            <text:p>⬤</text:p>
          </table:table-cell>
          <table:table-cell table:number-columns-repeated="2" table:style-name="ce372" office:value-type="string" calcext:value-type="string">
            <text:p>⬤</text:p>
          </table:table-cell>
          <table:table-cell table:style-name="ce382" office:value-type="string" calcext:value-type="string">
            <text:p>⬤</text:p>
          </table:table-cell>
          <table:table-cell table:number-columns-repeated="2" table:style-name="ce373" office:value-type="string" calcext:value-type="string">
            <text:p>⬤</text:p>
          </table:table-cell>
          <table:table-cell table:style-name="ce379"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73"/>
          <table:table-cell table:style-name="ce373" office:value-type="string" calcext:value-type="string">
            <text:p>⬤</text:p>
          </table:table-cell>
          <table:table-cell table:style-name="ce379"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73"/>
          <table:table-cell table:style-name="ce373" office:value-type="string" calcext:value-type="string">
            <text:p>⬤</text:p>
          </table:table-cell>
          <table:table-cell table:style-name="ce379" office:value-type="string" calcext:value-type="string">
            <text:p>⬤</text:p>
          </table:table-cell>
          <table:table-cell table:number-columns-repeated="5"/>
          <table:table-cell table:style-name="ce408"/>
          <table:table-cell table:style-name="ce423" office:value-type="string" calcext:value-type="string">
            <text:p>⬤</text:p>
          </table:table-cell>
          <table:table-cell table:style-name="ce423"/>
          <table:table-cell table:number-columns-repeated="8"/>
          <table:table-cell table:style-name="ce517" office:value-type="string" calcext:value-type="string">
            <text:p>⬤</text:p>
          </table:table-cell>
          <table:table-cell table:style-name="ce527" office:value-type="string" calcext:value-type="string">
            <text:p>⬤</text:p>
          </table:table-cell>
          <table:table-cell table:style-name="ce527"/>
          <table:table-cell/>
          <table:table-cell table:style-name="ce527"/>
          <table:table-cell table:style-name="ce527" office:value-type="string" calcext:value-type="string">
            <text:p>⬤</text:p>
          </table:table-cell>
          <table:table-cell table:style-name="ce535" office:value-type="string" calcext:value-type="string">
            <text:p>⬤</text:p>
          </table:table-cell>
          <table:table-cell table:number-columns-repeated="8"/>
          <table:table-cell table:style-name="ce423"/>
          <table:table-cell table:style-name="ce423" office:value-type="string" calcext:value-type="string">
            <text:p>⬤</text:p>
          </table:table-cell>
          <table:table-cell table:style-name="ce426"/>
          <table:table-cell table:number-columns-repeated="16290"/>
        </table:table-row>
        <table:table-row table:style-name="ro37">
          <table:table-cell table:number-columns-repeated="65"/>
          <table:table-cell table:style-name="ce408" office:value-type="string" calcext:value-type="string">
            <text:p>/</text:p>
          </table:table-cell>
          <table:table-cell table:style-name="ce418"/>
          <table:table-cell table:style-name="ce423"/>
          <table:table-cell table:number-columns-repeated="5"/>
          <table:table-cell table:style-name="ce465"/>
          <table:table-cell table:style-name="ce478" table:number-columns-repeated="2"/>
          <table:table-cell table:style-name="ce465"/>
          <table:table-cell table:style-name="ce478" table:number-columns-repeated="2"/>
          <table:table-cell/>
          <table:table-cell table:style-name="ce478" table:number-columns-repeated="2"/>
          <table:table-cell table:style-name="ce483"/>
          <table:table-cell table:style-name="ce478" table:number-columns-repeated="2"/>
          <table:table-cell table:style-name="ce483"/>
          <table:table-cell table:number-columns-repeated="5"/>
          <table:table-cell table:style-name="ce423"/>
          <table:table-cell table:style-name="ce418"/>
          <table:table-cell table:style-name="ce426" office:value-type="string" calcext:value-type="string">
            <text:p>/</text:p>
          </table:table-cell>
          <table:table-cell table:number-columns-repeated="16290"/>
        </table:table-row>
        <table:table-row table:style-name="ro37">
          <table:table-cell table:number-columns-repeated="65"/>
          <table:table-cell table:style-name="ce409" office:value-type="string" calcext:value-type="string">
            <text:p>⬤</text:p>
          </table:table-cell>
          <table:table-cell table:style-name="ce419"/>
          <table:table-cell table:style-name="ce419" office:value-type="string" calcext:value-type="string">
            <text:p>⬤</text:p>
          </table:table-cell>
          <table:table-cell table:number-columns-repeated="5"/>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5" office:value-type="string" calcext:value-type="string">
            <text:p>⬤</text:p>
          </table:table-cell>
          <table:table-cell table:style-name="ce475" office:value-type="string" calcext:value-type="string">
            <text:p>x</text:p>
          </table:table-cell>
          <table:table-cell table:style-name="ce478"/>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number-columns-repeated="5"/>
          <table:table-cell table:style-name="ce419" office:value-type="string" calcext:value-type="string">
            <text:p>⬤</text:p>
          </table:table-cell>
          <table:table-cell table:style-name="ce419"/>
          <table:table-cell table:style-name="ce427" office:value-type="string" calcext:value-type="string">
            <text:p>⬤</text:p>
          </table:table-cell>
          <table:table-cell table:number-columns-repeated="16290"/>
        </table:table-row>
        <table:table-row table:style-name="ro37">
          <table:table-cell table:number-columns-repeated="64"/>
          <table:table-cell table:style-name="ce362"/>
          <table:table-cell table:style-name="ce375" office:value-type="string" calcext:value-type="string">
            <text:p>⬤</text:p>
          </table:table-cell>
          <table:table-cell table:style-name="ce375"/>
          <table:table-cell table:number-columns-repeated="6"/>
          <table:table-cell table:style-name="ce466" office:value-type="string" calcext:value-type="string">
            <text:p>/</text:p>
          </table:table-cell>
          <table:table-cell table:style-name="ce476"/>
          <table:table-cell table:style-name="ce476" office:value-type="string" calcext:value-type="string">
            <text:p>⬤</text:p>
          </table:table-cell>
          <table:table-cell table:style-name="ce466"/>
          <table:table-cell table:style-name="ce476" office:value-type="string" calcext:value-type="string">
            <text:p>/</text:p>
          </table:table-cell>
          <table:table-cell table:style-name="ce476" office:value-type="string" calcext:value-type="string">
            <text:p>⬤</text:p>
          </table:table-cell>
          <table:table-cell/>
          <table:table-cell table:style-name="ce476" office:value-type="string" calcext:value-type="string">
            <text:p>⬤</text:p>
          </table:table-cell>
          <table:table-cell table:style-name="ce476" office:value-type="string" calcext:value-type="string">
            <text:p>/</text:p>
          </table:table-cell>
          <table:table-cell table:style-name="ce484"/>
          <table:table-cell table:style-name="ce476" office:value-type="string" calcext:value-type="string">
            <text:p>⬤</text:p>
          </table:table-cell>
          <table:table-cell table:style-name="ce476"/>
          <table:table-cell table:style-name="ce484" office:value-type="string" calcext:value-type="string">
            <text:p>/</text:p>
          </table:table-cell>
          <table:table-cell table:number-columns-repeated="6"/>
          <table:table-cell table:style-name="ce375"/>
          <table:table-cell table:style-name="ce375" office:value-type="string" calcext:value-type="string">
            <text:p>⬤</text:p>
          </table:table-cell>
          <table:table-cell table:style-name="ce381"/>
          <table:table-cell table:number-columns-repeated="16289"/>
        </table:table-row>
        <table:table-row table:style-name="ro37">
          <table:table-cell table:number-columns-repeated="64"/>
          <table:table-cell table:style-name="ce362" office:value-type="string" calcext:value-type="string">
            <text:p>⬤</text:p>
          </table:table-cell>
          <table:table-cell table:style-name="ce371"/>
          <table:table-cell table:style-name="ce375"/>
          <table:table-cell table:number-columns-repeated="6"/>
          <table:table-cell table:style-name="ce408" office:value-type="string" calcext:value-type="string">
            <text:p>⬤</text:p>
          </table:table-cell>
          <table:table-cell table:style-name="ce423" table:number-columns-repeated="2"/>
          <table:table-cell table:style-name="ce362"/>
          <table:table-cell table:style-name="ce375"/>
          <table:table-cell table:style-name="ce375" office:value-type="string" calcext:value-type="string">
            <text:p>⬤</text:p>
          </table:table-cell>
          <table:table-cell/>
          <table:table-cell table:style-name="ce375" office:value-type="string" calcext:value-type="string">
            <text:p>⬤</text:p>
          </table:table-cell>
          <table:table-cell table:style-name="ce375"/>
          <table:table-cell table:style-name="ce381"/>
          <table:table-cell table:style-name="ce423" table:number-columns-repeated="2"/>
          <table:table-cell table:style-name="ce426" office:value-type="string" calcext:value-type="string">
            <text:p>⬤</text:p>
          </table:table-cell>
          <table:table-cell table:number-columns-repeated="6"/>
          <table:table-cell table:style-name="ce375"/>
          <table:table-cell table:style-name="ce371"/>
          <table:table-cell table:style-name="ce381" office:value-type="string" calcext:value-type="string">
            <text:p>⬤</text:p>
          </table:table-cell>
          <table:table-cell table:number-columns-repeated="16289"/>
        </table:table-row>
        <table:table-row table:style-name="ro37">
          <table:table-cell table:number-columns-repeated="64"/>
          <table:table-cell table:style-name="ce363" office:value-type="string" calcext:value-type="string">
            <text:p>⬤</text:p>
          </table:table-cell>
          <table:table-cell table:style-name="ce372" office:value-type="string" calcext:value-type="string">
            <text:p>⬤</text:p>
          </table:table-cell>
          <table:table-cell table:style-name="ce372"/>
          <table:table-cell table:number-columns-repeated="3"/>
          <table:table-cell table:style-name="ce408" office:value-type="string" calcext:value-type="string">
            <text:p>⬤</text:p>
          </table:table-cell>
          <table:table-cell table:style-name="ce423" table:number-columns-repeated="2"/>
          <table:table-cell table:style-name="ce408"/>
          <table:table-cell table:style-name="ce418"/>
          <table:table-cell table:style-name="ce423" office:value-type="string" calcext:value-type="string">
            <text:p>⬤</text:p>
          </table:table-cell>
          <table:table-cell table:style-name="ce362"/>
          <table:table-cell table:style-name="ce371"/>
          <table:table-cell table:style-name="ce375"/>
          <table:table-cell/>
          <table:table-cell table:style-name="ce375"/>
          <table:table-cell table:style-name="ce371"/>
          <table:table-cell table:style-name="ce381"/>
          <table:table-cell table:style-name="ce423" office:value-type="string" calcext:value-type="string">
            <text:p>⬤</text:p>
          </table:table-cell>
          <table:table-cell table:style-name="ce418"/>
          <table:table-cell table:style-name="ce426"/>
          <table:table-cell table:style-name="ce423" table:number-columns-repeated="2"/>
          <table:table-cell table:style-name="ce426" office:value-type="string" calcext:value-type="string">
            <text:p>⬤</text:p>
          </table:table-cell>
          <table:table-cell table:number-columns-repeated="3"/>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16289"/>
        </table:table-row>
        <table:table-row table:style-name="ro37">
          <table:table-cell table:number-columns-repeated="67"/>
          <table:table-cell table:style-name="ce362"/>
          <table:table-cell table:style-name="ce375" table:number-columns-repeated="2"/>
          <table:table-cell table:style-name="ce408"/>
          <table:table-cell table:style-name="ce418"/>
          <table:table-cell table:style-name="ce423"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19"/>
          <table:table-cell table:style-name="ce363" office:value-type="string" calcext:value-type="string">
            <text:p>⬤</text:p>
          </table:table-cell>
          <table:table-cell table:number-columns-repeated="2" table:style-name="ce372" office:value-type="string" calcext:value-type="string">
            <text:p>⬤</text:p>
          </table:table-cell>
          <table:table-cell/>
          <table:table-cell table:number-columns-repeated="2" table:style-name="ce372" office:value-type="string" calcext:value-type="string">
            <text:p>⬤</text:p>
          </table:table-cell>
          <table:table-cell table:style-name="ce382" office:value-type="string" calcext:value-type="string">
            <text:p>⬤</text:p>
          </table:table-cell>
          <table:table-cell table:style-name="ce419"/>
          <table:table-cell table:style-name="ce419" office:value-type="string" calcext:value-type="string">
            <text:p>⬤</text:p>
          </table:table-cell>
          <table:table-cell table:style-name="ce427" office:value-type="string" calcext:value-type="string">
            <text:p>/</text:p>
          </table:table-cell>
          <table:table-cell table:style-name="ce423" office:value-type="string" calcext:value-type="string">
            <text:p>⬤</text:p>
          </table:table-cell>
          <table:table-cell table:style-name="ce418"/>
          <table:table-cell table:style-name="ce426"/>
          <table:table-cell table:style-name="ce375" table:number-columns-repeated="2"/>
          <table:table-cell table:style-name="ce381"/>
          <table:table-cell table:number-columns-repeated="16292"/>
        </table:table-row>
        <table:table-row table:style-name="ro37">
          <table:table-cell table:number-columns-repeated="67"/>
          <table:table-cell table:style-name="ce362" office:value-type="string" calcext:value-type="string">
            <text:p>⬤</text:p>
          </table:table-cell>
          <table:table-cell table:style-name="ce371"/>
          <table:table-cell table:style-name="ce375"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19"/>
          <table:table-cell table:number-columns-repeated="13"/>
          <table:table-cell table:style-name="ce419"/>
          <table:table-cell table:style-name="ce419" office:value-type="string" calcext:value-type="string">
            <text:p>/</text:p>
          </table:table-cell>
          <table:table-cell table:style-name="ce427"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number-columns-repeated="16292"/>
        </table:table-row>
        <table:table-row table:style-name="ro37">
          <table:table-cell table:number-columns-repeated="67"/>
          <table:table-cell table:style-name="ce363" office:value-type="string" calcext:value-type="string">
            <text:p>⬤</text:p>
          </table:table-cell>
          <table:table-cell table:style-name="ce372" office:value-type="string" calcext:value-type="string">
            <text:p>⬤</text:p>
          </table:table-cell>
          <table:table-cell table:style-name="ce372"/>
          <table:table-cell table:number-columns-repeated="19"/>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16292"/>
        </table:table-row>
        <table:table-row table:style-name="ro37" table:number-rows-repeated="1048390">
          <table:table-cell table:number-columns-repeated="16384"/>
        </table:table-row>
        <table:table-row table:style-name="ro37">
          <table:table-cell table:number-columns-repeated="16384"/>
        </table:table-row>
      </table:table>
      <table:table table:name="Codex" table:style-name="ta2">
        <table:table-column table:style-name="co8" table:number-columns-repeated="2" table:default-cell-style-name="ce773"/>
        <table:table-column table:style-name="co8" table:default-cell-style-name="ce745"/>
        <table:table-column table:style-name="co8" table:default-cell-style-name="ce773"/>
        <table:table-column table:style-name="co8" table:number-columns-repeated="8" table:default-cell-style-name="ce745"/>
        <table:table-column table:style-name="co8" table:number-columns-repeated="4" table:default-cell-style-name="Default"/>
        <table:table-row table:style-name="ro3">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773" office:value-type="float" office:value="3" calcext:value-type="float">
            <text:p>3</text:p>
          </table:table-cell>
          <table:table-cell table:number-columns-repeated="11"/>
        </table:table-row>
        <table:table-row table:style-name="ro3">
          <table:table-cell table:style-name="ce745" table:number-columns-repeated="2"/>
          <table:table-cell/>
          <table:table-cell table:style-name="ce745"/>
          <table:table-cell table:number-columns-repeated="5"/>
          <table:table-cell table:style-name="Default" table:number-columns-repeated="2"/>
          <table:table-cell table:number-columns-repeated="5"/>
        </table:table-row>
        <table:table-row table:style-name="ro3">
          <table:table-cell office:value-type="float" office:value="8" calcext:value-type="float">
            <text:p>8</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773" office:value-type="float" office:value="7" calcext:value-type="float">
            <text:p>7</text:p>
          </table:table-cell>
          <table:table-cell table:number-columns-repeated="7"/>
          <table:table-cell table:style-name="ce745" table:number-columns-repeated="2"/>
          <table:table-cell table:number-columns-repeated="2"/>
        </table:table-row>
        <table:table-row table:style-name="ro3">
          <table:table-cell office:value-type="float" office:value="6" calcext:value-type="float">
            <text:p>6</text:p>
          </table:table-cell>
          <table:table-cell office:value-type="float" office:value="3" calcext:value-type="float">
            <text:p>3</text:p>
          </table:table-cell>
          <table:table-cell/>
          <table:table-cell office:value-type="float" office:value="4" calcext:value-type="float">
            <text:p>4</text:p>
          </table:table-cell>
          <table:table-cell table:style-name="ce773" office:value-type="float" office:value="5" calcext:value-type="float">
            <text:p>5</text:p>
          </table:table-cell>
          <table:table-cell table:number-columns-repeated="7"/>
          <table:table-cell table:style-name="ce745" table:number-columns-repeated="2"/>
          <table:table-cell table:number-columns-repeated="2"/>
        </table:table-row>
        <table:table-row table:style-name="ro3">
          <table:table-cell table:style-name="ce745" table:number-columns-repeated="2"/>
          <table:table-cell/>
          <table:table-cell table:style-name="ce745"/>
          <table:table-cell table:number-columns-repeated="8"/>
          <table:table-cell table:style-name="ce745" table:number-columns-repeated="2"/>
          <table:table-cell table:number-columns-repeated="2"/>
        </table:table-row>
        <table:table-row table:style-name="ro3">
          <table:table-cell office:value-type="float" office:value="12" calcext:value-type="float">
            <text:p>12</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773" office:value-type="float" office:value="11" calcext:value-type="float">
            <text:p>11</text:p>
          </table:table-cell>
          <table:table-cell table:number-columns-repeated="7"/>
          <table:table-cell table:style-name="ce745" table:number-columns-repeated="2"/>
          <table:table-cell table:number-columns-repeated="2"/>
        </table:table-row>
        <table:table-row table:style-name="ro3">
          <table:table-cell office:value-type="float" office:value="10" calcext:value-type="float">
            <text:p>10</text:p>
          </table:table-cell>
          <table:table-cell office:value-type="float" office:value="3" calcext:value-type="float">
            <text:p>3</text:p>
          </table:table-cell>
          <table:table-cell/>
          <table:table-cell office:value-type="float" office:value="4" calcext:value-type="float">
            <text:p>4</text:p>
          </table:table-cell>
          <table:table-cell table:style-name="ce773" office:value-type="float" office:value="9" calcext:value-type="float">
            <text:p>9</text:p>
          </table:table-cell>
          <table:table-cell table:number-columns-repeated="7"/>
          <table:table-cell table:style-name="ce745" table:number-columns-repeated="2"/>
          <table:table-cell table:number-columns-repeated="2"/>
        </table:table-row>
        <table:table-row table:style-name="ro3">
          <table:table-cell office:value-type="float" office:value="8" calcext:value-type="float">
            <text:p>8</text:p>
          </table:table-cell>
          <table:table-cell office:value-type="float" office:value="5" calcext:value-type="float">
            <text:p>5</text:p>
          </table:table-cell>
          <table:table-cell/>
          <table:table-cell office:value-type="float" office:value="6" calcext:value-type="float">
            <text:p>6</text:p>
          </table:table-cell>
          <table:table-cell table:style-name="ce773" office:value-type="float" office:value="7" calcext:value-type="float">
            <text:p>7</text:p>
          </table:table-cell>
          <table:table-cell table:number-columns-repeated="7"/>
          <table:table-cell table:style-name="ce745" table:number-columns-repeated="2"/>
          <table:table-cell table:number-columns-repeated="2"/>
        </table:table-row>
        <table:table-row table:style-name="ro3">
          <table:table-cell table:style-name="ce745" table:number-columns-repeated="2"/>
          <table:table-cell/>
          <table:table-cell table:style-name="ce745"/>
          <table:table-cell table:number-columns-repeated="8"/>
          <table:table-cell table:style-name="ce745" table:number-columns-repeated="2"/>
          <table:table-cell table:number-columns-repeated="2"/>
        </table:table-row>
        <table:table-row table:style-name="ro3">
          <table:table-cell office:value-type="float" office:value="16" calcext:value-type="float">
            <text:p>16</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773" office:value-type="float" office:value="15" calcext:value-type="float">
            <text:p>15</text:p>
          </table:table-cell>
          <table:table-cell table:number-columns-repeated="7"/>
          <table:table-cell table:style-name="ce745" table:number-columns-repeated="2"/>
          <table:table-cell table:number-columns-repeated="2"/>
        </table:table-row>
        <table:table-row table:style-name="ro3">
          <table:table-cell office:value-type="float" office:value="14" calcext:value-type="float">
            <text:p>14</text:p>
          </table:table-cell>
          <table:table-cell office:value-type="float" office:value="3" calcext:value-type="float">
            <text:p>3</text:p>
          </table:table-cell>
          <table:table-cell/>
          <table:table-cell office:value-type="float" office:value="4" calcext:value-type="float">
            <text:p>4</text:p>
          </table:table-cell>
          <table:table-cell table:style-name="ce773" office:value-type="float" office:value="13" calcext:value-type="float">
            <text:p>13</text:p>
          </table:table-cell>
          <table:table-cell/>
          <table:table-cell table:style-name="Default" table:number-columns-repeated="5"/>
          <table:table-cell table:number-columns-repeated="5"/>
        </table:table-row>
        <table:table-row table:style-name="ro3">
          <table:table-cell office:value-type="float" office:value="12" calcext:value-type="float">
            <text:p>12</text:p>
          </table:table-cell>
          <table:table-cell office:value-type="float" office:value="5" calcext:value-type="float">
            <text:p>5</text:p>
          </table:table-cell>
          <table:table-cell/>
          <table:table-cell office:value-type="float" office:value="6" calcext:value-type="float">
            <text:p>6</text:p>
          </table:table-cell>
          <table:table-cell table:style-name="ce773" office:value-type="float" office:value="11" calcext:value-type="float">
            <text:p>11</text:p>
          </table:table-cell>
          <table:table-cell/>
          <table:table-cell table:style-name="Default" table:number-columns-repeated="5"/>
          <table:table-cell table:number-columns-repeated="5"/>
        </table:table-row>
        <table:table-row table:style-name="ro3">
          <table:table-cell office:value-type="float" office:value="10" calcext:value-type="float">
            <text:p>10</text:p>
          </table:table-cell>
          <table:table-cell office:value-type="float" office:value="7" calcext:value-type="float">
            <text:p>7</text:p>
          </table:table-cell>
          <table:table-cell/>
          <table:table-cell office:value-type="float" office:value="8" calcext:value-type="float">
            <text:p>8</text:p>
          </table:table-cell>
          <table:table-cell table:style-name="ce773" office:value-type="float" office:value="9" calcext:value-type="float">
            <text:p>9</text:p>
          </table:table-cell>
          <table:table-cell table:number-columns-repeated="11"/>
        </table:table-row>
        <table:table-row table:style-name="ro3">
          <table:table-cell table:style-name="ce745" table:number-columns-repeated="2"/>
          <table:table-cell/>
          <table:table-cell table:style-name="ce745"/>
          <table:table-cell table:number-columns-repeated="12"/>
        </table:table-row>
        <table:table-row table:style-name="ro3">
          <table:table-cell office:value-type="float" office:value="18" calcext:value-type="float">
            <text:p>18</text:p>
          </table:table-cell>
          <table:table-cell office:value-type="float" office:value="7" calcext:value-type="float">
            <text:p>7</text:p>
          </table:table-cell>
          <table:table-cell table:style-name="ce773" office:value-type="float" office:value="24" calcext:value-type="float">
            <text:p>24</text:p>
          </table:table-cell>
          <table:table-cell office:value-type="float" office:value="1" calcext:value-type="float">
            <text:p>1</text:p>
          </table:table-cell>
          <table:table-cell office:value-type="string" calcext:value-type="string">
            <text:p>=</text:p>
          </table:table-cell>
          <table:table-cell table:style-name="ce773" office:value-type="float" office:value="2" calcext:value-type="float">
            <text:p>2</text:p>
          </table:table-cell>
          <table:table-cell table:style-name="ce773" office:value-type="float" office:value="23" calcext:value-type="float">
            <text:p>23</text:p>
          </table:table-cell>
          <table:table-cell table:style-name="ce773" office:value-type="float" office:value="8" calcext:value-type="float">
            <text:p>8</text:p>
          </table:table-cell>
          <table:table-cell table:style-name="ce773" office:value-type="float" office:value="17" calcext:value-type="float">
            <text:p>17</text:p>
          </table:table-cell>
          <table:table-cell table:number-columns-repeated="7"/>
        </table:table-row>
        <table:table-row table:style-name="ro3">
          <table:table-cell office:value-type="float" office:value="16" calcext:value-type="float">
            <text:p>16</text:p>
          </table:table-cell>
          <table:table-cell office:value-type="float" office:value="9" calcext:value-type="float">
            <text:p>9</text:p>
          </table:table-cell>
          <table:table-cell table:style-name="ce773" office:value-type="float" office:value="22" calcext:value-type="float">
            <text:p>22</text:p>
          </table:table-cell>
          <table:table-cell office:value-type="float" office:value="3" calcext:value-type="float">
            <text:p>3</text:p>
          </table:table-cell>
          <table:table-cell/>
          <table:table-cell table:style-name="ce773" office:value-type="float" office:value="4" calcext:value-type="float">
            <text:p>4</text:p>
          </table:table-cell>
          <table:table-cell table:style-name="ce773" office:value-type="float" office:value="21" calcext:value-type="float">
            <text:p>21</text:p>
          </table:table-cell>
          <table:table-cell table:style-name="ce773" office:value-type="float" office:value="10" calcext:value-type="float">
            <text:p>10</text:p>
          </table:table-cell>
          <table:table-cell table:style-name="ce773" office:value-type="float" office:value="15" calcext:value-type="float">
            <text:p>15</text:p>
          </table:table-cell>
          <table:table-cell table:number-columns-repeated="7"/>
        </table:table-row>
        <table:table-row table:style-name="ro3">
          <table:table-cell office:value-type="float" office:value="14" calcext:value-type="float">
            <text:p>14</text:p>
          </table:table-cell>
          <table:table-cell office:value-type="float" office:value="11" calcext:value-type="float">
            <text:p>11</text:p>
          </table:table-cell>
          <table:table-cell table:style-name="ce773" office:value-type="float" office:value="20" calcext:value-type="float">
            <text:p>20</text:p>
          </table:table-cell>
          <table:table-cell office:value-type="float" office:value="5" calcext:value-type="float">
            <text:p>5</text:p>
          </table:table-cell>
          <table:table-cell/>
          <table:table-cell table:style-name="ce773" office:value-type="float" office:value="6" calcext:value-type="float">
            <text:p>6</text:p>
          </table:table-cell>
          <table:table-cell table:style-name="ce773" office:value-type="float" office:value="19" calcext:value-type="float">
            <text:p>19</text:p>
          </table:table-cell>
          <table:table-cell table:style-name="ce773" office:value-type="float" office:value="12" calcext:value-type="float">
            <text:p>12</text:p>
          </table:table-cell>
          <table:table-cell table:style-name="ce773" office:value-type="float" office:value="13" calcext:value-type="float">
            <text:p>13</text:p>
          </table:table-cell>
          <table:table-cell table:number-columns-repeated="7"/>
        </table:table-row>
        <table:table-row table:style-name="ro3">
          <table:table-cell table:style-name="ce745" table:number-columns-repeated="2"/>
          <table:table-cell/>
          <table:table-cell table:style-name="ce745"/>
          <table:table-cell table:number-columns-repeated="12"/>
        </table:table-row>
        <table:table-row table:style-name="ro3">
          <table:table-cell office:value-type="float" office:value="24" calcext:value-type="float">
            <text:p>24</text:p>
          </table:table-cell>
          <table:table-cell office:value-type="float" office:value="9" calcext:value-type="float">
            <text:p>9</text:p>
          </table:table-cell>
          <table:table-cell table:style-name="ce773" office:value-type="float" office:value="32" calcext:value-type="float">
            <text:p>32</text:p>
          </table:table-cell>
          <table:table-cell office:value-type="float" office:value="1" calcext:value-type="float">
            <text:p>1</text:p>
          </table:table-cell>
          <table:table-cell office:value-type="string" calcext:value-type="string">
            <text:p>=</text:p>
          </table:table-cell>
          <table:table-cell table:style-name="ce773" office:value-type="float" office:value="2" calcext:value-type="float">
            <text:p>2</text:p>
          </table:table-cell>
          <table:table-cell table:style-name="ce773" office:value-type="float" office:value="31" calcext:value-type="float">
            <text:p>31</text:p>
          </table:table-cell>
          <table:table-cell table:style-name="ce773" office:value-type="float" office:value="10" calcext:value-type="float">
            <text:p>10</text:p>
          </table:table-cell>
          <table:table-cell table:style-name="ce773" office:value-type="float" office:value="23" calcext:value-type="float">
            <text:p>23</text:p>
          </table:table-cell>
          <table:table-cell table:number-columns-repeated="7"/>
        </table:table-row>
        <table:table-row table:style-name="ro3">
          <table:table-cell office:value-type="float" office:value="22" calcext:value-type="float">
            <text:p>22</text:p>
          </table:table-cell>
          <table:table-cell office:value-type="float" office:value="11" calcext:value-type="float">
            <text:p>11</text:p>
          </table:table-cell>
          <table:table-cell table:style-name="ce773" office:value-type="float" office:value="30" calcext:value-type="float">
            <text:p>30</text:p>
          </table:table-cell>
          <table:table-cell office:value-type="float" office:value="3" calcext:value-type="float">
            <text:p>3</text:p>
          </table:table-cell>
          <table:table-cell/>
          <table:table-cell table:style-name="ce773" office:value-type="float" office:value="4" calcext:value-type="float">
            <text:p>4</text:p>
          </table:table-cell>
          <table:table-cell table:style-name="ce773" office:value-type="float" office:value="29" calcext:value-type="float">
            <text:p>29</text:p>
          </table:table-cell>
          <table:table-cell table:style-name="ce773" office:value-type="float" office:value="12" calcext:value-type="float">
            <text:p>12</text:p>
          </table:table-cell>
          <table:table-cell table:style-name="ce773" office:value-type="float" office:value="21" calcext:value-type="float">
            <text:p>21</text:p>
          </table:table-cell>
          <table:table-cell table:number-columns-repeated="7"/>
        </table:table-row>
        <table:table-row table:style-name="ro3">
          <table:table-cell office:value-type="float" office:value="20" calcext:value-type="float">
            <text:p>20</text:p>
          </table:table-cell>
          <table:table-cell office:value-type="float" office:value="13" calcext:value-type="float">
            <text:p>13</text:p>
          </table:table-cell>
          <table:table-cell table:style-name="ce773" office:value-type="float" office:value="28" calcext:value-type="float">
            <text:p>28</text:p>
          </table:table-cell>
          <table:table-cell office:value-type="float" office:value="5" calcext:value-type="float">
            <text:p>5</text:p>
          </table:table-cell>
          <table:table-cell/>
          <table:table-cell table:style-name="ce773" office:value-type="float" office:value="6" calcext:value-type="float">
            <text:p>6</text:p>
          </table:table-cell>
          <table:table-cell table:style-name="ce773" office:value-type="float" office:value="27" calcext:value-type="float">
            <text:p>27</text:p>
          </table:table-cell>
          <table:table-cell table:style-name="ce773" office:value-type="float" office:value="14" calcext:value-type="float">
            <text:p>14</text:p>
          </table:table-cell>
          <table:table-cell table:style-name="ce773" office:value-type="float" office:value="19" calcext:value-type="float">
            <text:p>19</text:p>
          </table:table-cell>
          <table:table-cell table:number-columns-repeated="7"/>
        </table:table-row>
        <table:table-row table:style-name="ro3">
          <table:table-cell office:value-type="float" office:value="18" calcext:value-type="float">
            <text:p>18</text:p>
          </table:table-cell>
          <table:table-cell office:value-type="float" office:value="15" calcext:value-type="float">
            <text:p>15</text:p>
          </table:table-cell>
          <table:table-cell table:style-name="ce773" office:value-type="float" office:value="26" calcext:value-type="float">
            <text:p>26</text:p>
          </table:table-cell>
          <table:table-cell office:value-type="float" office:value="7" calcext:value-type="float">
            <text:p>7</text:p>
          </table:table-cell>
          <table:table-cell/>
          <table:table-cell table:style-name="ce773" office:value-type="float" office:value="8" calcext:value-type="float">
            <text:p>8</text:p>
          </table:table-cell>
          <table:table-cell table:style-name="ce773" office:value-type="float" office:value="25" calcext:value-type="float">
            <text:p>25</text:p>
          </table:table-cell>
          <table:table-cell table:style-name="ce773" office:value-type="float" office:value="16" calcext:value-type="float">
            <text:p>16</text:p>
          </table:table-cell>
          <table:table-cell table:style-name="ce773" office:value-type="float" office:value="17" calcext:value-type="float">
            <text:p>17</text:p>
          </table:table-cell>
          <table:table-cell table:number-columns-repeated="7"/>
        </table:table-row>
      </table:table>
      <table:table table:name="Secondaries" table:style-name="ta1">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5" table:number-columns-repeated="16" table:default-cell-style-name="Default"/>
        <table:table-column table:style-name="co5" table:visibility="collapse" table:number-columns-repeated="16365" table:default-cell-style-name="Default"/>
        <table:table-row table:style-name="ro3">
          <table:table-cell table:style-name="ce787" office:value-type="string" calcext:value-type="string">
            <text:p>Date</text:p>
          </table:table-cell>
          <table:table-cell table:style-name="ce787" office:value-type="string" calcext:value-type="string">
            <text:p>Name</text:p>
          </table:table-cell>
          <table:table-cell table:style-name="ce787" office:value-type="string" calcext:value-type="string">
            <text:p>Equivalent</text:p>
          </table:table-cell>
          <table:table-cell table:style-name="ce774" office:value-type="string" calcext:value-type="string">
            <text:p>Taalashen</text:p>
          </table:table-cell>
          <table:table-cell table:style-name="ce774" office:value-type="string" calcext:value-type="string">
            <text:p>Bashledhaw</text:p>
          </table:table-cell>
          <table:table-cell table:style-name="ce774" office:value-type="string" calcext:value-type="string">
            <text:p>Taramandin</text:p>
          </table:table-cell>
          <table:table-cell table:style-name="ce774" office:value-type="string" calcext:value-type="string">
            <text:p>Tshavis</text:p>
          </table:table-cell>
          <table:table-cell table:style-name="ce774" office:value-type="string" calcext:value-type="string">
            <text:p>Lagris</text:p>
          </table:table-cell>
          <table:table-cell table:style-name="ce774" office:value-type="string" calcext:value-type="string">
            <text:p>Uzhil</text:p>
          </table:table-cell>
          <table:table-cell table:style-name="ce774" office:value-type="string" calcext:value-type="string">
            <text:p>Inels</text:p>
          </table:table-cell>
          <table:table-cell table:style-name="ce774" office:value-type="string" calcext:value-type="string">
            <text:p>Luseytokris</text:p>
          </table:table-cell>
          <table:table-cell table:style-name="ce774" office:value-type="string" calcext:value-type="string">
            <text:p>Izmawn</text:p>
          </table:table-cell>
          <table:table-cell table:style-name="ce774" office:value-type="string" calcext:value-type="string">
            <text:p>Inyafee</text:p>
          </table:table-cell>
          <table:table-cell table:style-name="ce774" office:value-type="string" calcext:value-type="string">
            <text:p>Kuyageba</text:p>
          </table:table-cell>
          <table:table-cell table:style-name="ce774" office:value-type="string" calcext:value-type="string">
            <text:p>Tamurba</text:p>
          </table:table-cell>
          <table:table-cell table:style-name="ce787" office:value-type="string" calcext:value-type="string">
            <text:p>Wanska</text:p>
          </table:table-cell>
          <table:table-cell table:style-name="ce774" office:value-type="string" calcext:value-type="string">
            <text:p>Layaash</text:p>
          </table:table-cell>
          <table:table-cell table:style-name="ce774" office:value-type="string" calcext:value-type="string">
            <text:p>Stimur</text:p>
          </table:table-cell>
          <table:table-cell table:style-name="ce774" office:value-type="string" calcext:value-type="string">
            <text:p>Uffel</text:p>
          </table:table-cell>
          <table:table-cell table:number-columns-repeated="16365"/>
        </table:table-row>
        <table:table-row table:style-name="ro2">
          <table:table-cell table:number-columns-repeated="3"/>
          <table:table-cell table:style-name="ce314" office:value-type="string" calcext:value-type="string">
            <text:p><text:span text:style-name="T5">&lt;Gbdxgn GGnw’Yw GDnwYw</text:span>&gt;</text:p>
          </table:table-cell>
          <table:table-cell table:style-name="ce314" office:value-type="string" calcext:value-type="string">
            <text:p><text:span text:style-name="T5">&lt;BG..Ldxw BG..GGlxWWyy LWydXydwGlyd Xxyw</text:span>&gt;</text:p>
          </table:table-cell>
          <table:table-cell table:style-name="ce314" office:value-type="string" calcext:value-type="string">
            <text:p><text:span text:style-name="T5">&lt;NNdnLNdx.. XGbdDDdn</text:span>&gt;</text:p>
          </table:table-cell>
          <table:table-cell table:style-name="ce314" office:value-type="string" calcext:value-type="string">
            <text:p>&lt;DgXxaaBdvi GDxw:&gt;</text:p>
          </table:table-cell>
          <table:table-cell table:style-name="ce314" office:value-type="string" calcext:value-type="string">
            <text:p><text:span text:style-name="T5">&lt;DxyyDl DDglgnLDlnyxGb.WWyy DLwgYNyw</text:span>&gt;</text:p>
          </table:table-cell>
          <table:table-cell table:style-name="ce314" office:value-type="string" calcext:value-type="string">
            <text:p><text:span text:style-name="T5">&lt;NNyyYd YLwgWWyy BlYxNdDDdn</text:span>&gt;</text:p>
          </table:table-cell>
          <table:table-cell table:style-name="ce314" office:value-type="string" calcext:value-type="string">
            <text:p><text:span text:style-name="T5">&lt;Ynld GXdnYy GYynyn</text:span>&gt;</text:p>
          </table:table-cell>
          <table:table-cell table:style-name="ce314" office:value-type="string" calcext:value-type="string">
            <text:p><text:span text:style-name="T5">&lt;LWyd</text:span>XydwGlyd GLynxgYw&gt;</text:p>
          </table:table-cell>
          <table:table-cell table:style-name="ce314" office:value-type="string" calcext:value-type="string">
            <text:p><text:span text:style-name="T5">&lt;Ydnxwn WDbn:</text:span>&gt;</text:p>
          </table:table-cell>
          <table:table-cell table:style-name="ce314" office:value-type="string" calcext:value-type="string">
            <text:p><text:span text:style-name="T5">&lt;YXynBYxy NlLDll’yw</text:span> LWyd&gt;</text:p>
          </table:table-cell>
          <table:table-cell table:style-name="ce314" office:value-type="string" calcext:value-type="string">
            <text:p>&lt;YXgwXg. GXgy’yw WYxy’yy&gt;</text:p>
          </table:table-cell>
          <table:table-cell table:style-name="ce314" office:value-type="string" calcext:value-type="string">
            <text:p><text:span text:style-name="T5">&lt;DdWlBb. YDwnDDdn YGyg</text:span>&gt;</text:p>
          </table:table-cell>
          <table:table-cell table:style-name="ce314" office:value-type="string" calcext:value-type="string">
            <text:p>&lt;GDwnwn WwGgXyWWyy LN’yw BLbwbnYy&gt;</text:p>
          </table:table-cell>
          <table:table-cell table:style-name="ce314" office:value-type="string" calcext:value-type="string">
            <text:p><text:span text:style-name="T5">&lt;LXyg BlydDYxx’yw Ndww</text:span>&gt;</text:p>
          </table:table-cell>
          <table:table-cell table:style-name="ce314" office:value-type="string" calcext:value-type="string">
            <text:p><text:span text:style-name="T5">&lt;DnWlDd.. BlyxGYygDDdn XBxxDXyd</text:span>&gt;</text:p>
          </table:table-cell>
          <table:table-cell table:style-name="ce314" office:value-type="string" calcext:value-type="string">
            <text:p><text:span text:style-name="T5">&lt;XlXxGd WBybxlXWdw’ywWWyy BlYxNdDDdn</text:span>&gt;</text:p>
          </table:table-cell>
          <table:table-cell table:number-columns-repeated="16365"/>
        </table:table-row>
        <table:table-row table:style-name="ro8">
          <table:table-cell table:style-name="Accent_20_1" table:formula="of:=[$Falfelides.A3]" office:value-type="string" office:string-value=" " calcext:value-type="string">
            <text:p><text:s/></text:p>
          </table:table-cell>
          <table:table-cell table:style-name="Footnote" table:formula="of:=[$Falfelides.B3]" office:value-type="string" office:string-value="Different names" calcext:value-type="string">
            <text:p>Different names</text:p>
          </table:table-cell>
          <table:table-cell/>
          <table:table-cell table:style-name="ce784" office:value-type="string" calcext:value-type="string">
            <text:p>Taalashen Gahmoyo Narkadoy</text:p>
          </table:table-cell>
          <table:table-cell table:style-name="ce784" office:value-type="string" calcext:value-type="string">
            <text:p>Bashledhaw BashKareewey Luseytokris Ayo</text:p>
          </table:table-cell>
          <table:table-cell table:style-name="ce784" office:value-type="string" calcext:value-type="string">
            <text:p>Taramandin Segallides</text:p>
          </table:table-cell>
          <table:table-cell table:style-name="ce784" office:value-type="string" calcext:value-type="string">
            <text:p>Tshavis Kogoos</text:p>
          </table:table-cell>
          <table:table-cell table:style-name="ce784" office:value-type="string" calcext:value-type="string">
            <text:p>Daidol Kalgeagriswey Kimettalon</text:p>
          </table:table-cell>
          <table:table-cell table:style-name="ce784" office:value-type="string" calcext:value-type="string">
            <text:p>Minyas Uzhilwey Peryantides</text:p>
          </table:table-cell>
          <table:table-cell table:style-name="ce784" office:value-type="string" calcext:value-type="string">
            <text:p>Inels Khattomi Shelbiim</text:p>
          </table:table-cell>
          <table:table-cell table:style-name="ce784" office:value-type="string" calcext:value-type="string">
            <text:p>Luseytokris Kallimakhoy</text:p>
          </table:table-cell>
          <table:table-cell table:style-name="ce784" office:value-type="string" calcext:value-type="string">
            <text:p>Izmawn Owosven</text:p>
          </table:table-cell>
          <table:table-cell table:style-name="ce784" office:value-type="string" calcext:value-type="string">
            <text:p>Inyafee Nellkulloy Lus</text:p>
          </table:table-cell>
          <table:table-cell table:style-name="ce784" office:value-type="string" calcext:value-type="string">
            <text:p>Kuyageba Denawyo Nonsey</text:p>
          </table:table-cell>
          <table:table-cell table:style-name="ce784" office:value-type="string" calcext:value-type="string">
            <text:p>Tamurba Yasonides Lami</text:p>
          </table:table-cell>
          <table:table-cell table:style-name="ce784" office:value-type="string" calcext:value-type="string">
            <text:p>Wanska Ukewey Lennoy Fambesari</text:p>
          </table:table-cell>
          <table:table-cell table:style-name="ce784" office:value-type="string" calcext:value-type="string">
            <text:p>Layaash Berizayo Nasu</text:p>
          </table:table-cell>
          <table:table-cell table:style-name="ce784" office:value-type="string" calcext:value-type="string">
            <text:p>Stimur Perikklades Attis</text:p>
          </table:table-cell>
          <table:table-cell table:style-name="ce784" office:value-type="string" calcext:value-type="string">
            <text:p>Arekas Uffel’Suroywey Peryantides</text:p>
          </table:table-cell>
          <table:table-cell table:number-columns-repeated="16365"/>
        </table:table-row>
        <table:table-row table:style-name="ro8">
          <table:table-cell table:style-name="Accent_20_1" table:formula="of:=[$Falfelides.A4]" office:value-type="string" office:string-value=" " calcext:value-type="string">
            <text:p><text:s/></text:p>
          </table:table-cell>
          <table:table-cell table:style-name="Footnote" table:formula="of:=[$Falfelides.B4]" office:value-type="string" office:string-value="Quick description" calcext:value-type="string">
            <text:p>Quick description</text:p>
          </table:table-cell>
          <table:table-cell/>
          <table:table-cell table:style-name="ce784" office:value-type="string" calcext:value-type="string">
            <text:p>the late arriving soldier</text:p>
          </table:table-cell>
          <table:table-cell table:style-name="ce784" office:value-type="string" calcext:value-type="string">
            <text:p>Racer and Weaver</text:p>
          </table:table-cell>
          <table:table-cell table:style-name="ce784" office:value-type="string" calcext:value-type="string">
            <text:p>The early riser</text:p>
          </table:table-cell>
          <table:table-cell table:style-name="ce784" office:value-type="string" calcext:value-type="string">
            <text:p>The silent and gentle soul</text:p>
          </table:table-cell>
          <table:table-cell table:style-name="ce784" office:value-type="string" calcext:value-type="string">
            <text:p>Husband of Uzhil turned storyteller</text:p>
          </table:table-cell>
          <table:table-cell table:style-name="ce784" office:value-type="string" calcext:value-type="string">
            <text:p>Wife of Lagris, typist</text:p>
          </table:table-cell>
          <table:table-cell table:style-name="ce784" office:value-type="string" calcext:value-type="string">
            <text:p>The Caretaker and tavernist of the Khattom</text:p>
          </table:table-cell>
          <table:table-cell table:style-name="ce784" office:value-type="string" calcext:value-type="string">
            <text:p>Merchant from the South</text:p>
          </table:table-cell>
          <table:table-cell table:style-name="Footnote" office:value-type="string" calcext:value-type="string">
            <text:p>The beautiful</text:p>
          </table:table-cell>
          <table:table-cell table:style-name="Footnote" office:value-type="string" calcext:value-type="string">
            <text:p>Cousin of Falfela</text:p>
          </table:table-cell>
          <table:table-cell table:style-name="Footnote" office:value-type="string" calcext:value-type="string">
            <text:p>The Chieftain</text:p>
          </table:table-cell>
          <table:table-cell table:style-name="Footnote" office:value-type="string" calcext:value-type="string">
            <text:p>Old Tamur</text:p>
          </table:table-cell>
          <table:table-cell table:style-name="ce784" office:value-type="string" calcext:value-type="string">
            <text:p>The salt smelling one</text:p>
          </table:table-cell>
          <table:table-cell table:style-name="Footnote" office:value-type="string" calcext:value-type="string">
            <text:p>The little menace</text:p>
          </table:table-cell>
          <table:table-cell table:style-name="ce784" office:value-type="string" calcext:value-type="string">
            <text:p>The typist</text:p>
          </table:table-cell>
          <table:table-cell table:style-name="Footnote" office:value-type="string" calcext:value-type="string">
            <text:p>The odd goat lady</text:p>
          </table:table-cell>
          <table:table-cell table:number-columns-repeated="16365"/>
        </table:table-row>
        <table:table-row table:style-name="ro38">
          <table:table-cell table:style-name="ce777" table:formula="of:=[$Falfelides.A5]" office:value-type="string" office:string-value=" " calcext:value-type="string">
            <text:p><text:s/></text:p>
          </table:table-cell>
          <table:table-cell table:style-name="Footnote" table:formula="of:=[$Falfelides.B5]" office:value-type="string" office:string-value="Appearance and Personality" calcext:value-type="string">
            <text:p>Appearance and Personality</text:p>
          </table:table-cell>
          <table:table-cell/>
          <table:table-cell table:style-name="ce784" office:value-type="string" calcext:value-type="string">
            <text:p>Chestnut coloured hair, long and woven, tall and righteous in appearance. Tends to wear different colour schemes throughout the year, mixing some amount of leather with beaded dresses</text:p>
          </table:table-cell>
          <table:table-cell table:style-name="ce784" office:value-type="string" calcext:value-type="string">
            <text:p>Lover of Mandindaya, Bashledhaw is one of the poorsfolk that live on the South end of Yivalkes. Being good with horses, he's been given opportunities to race for Wakha, and he intends on winning to get out of his servitude to Luseytokris</text:p>
          </table:table-cell>
          <table:table-cell table:style-name="ce784" office:value-type="string" calcext:value-type="string">
            <text:p>Likes to go for hikes with Tshavis</text:p>
            <text:p>is a Khini, meaning he tends to disappear from time to time and travel with Tshavis. Mandin talks a lot about the stars, the world, the flowers, and enjoys using the printing press but tends to be slow at doing what needs to be done. Mandin gets annoyed at Joseph because the narrator does not understand the complexities of what he tries to share, but doesn’t like to show it.</text:p>
            <text:p>Likes to wear lime green colours along with black leather bag, keeps hair somewhat short and spikey, has a crossbow of sorts, hazel eyes</text:p>
          </table:table-cell>
          <table:table-cell table:style-name="ce784" office:value-type="string" calcext:value-type="string">
            <text:p>They're an odd fellow, not really chatty but also very observing</text:p>
            <text:p>we don’t know much about, other than they are well travelled and fix shoes for a living. They’re a PulPezaun, an odd walking brick. They care for hurt animals and plant fruit bearing trees wherever possible.</text:p>
            <text:p>curly red hair, wears thin leather base clothes, has a small bunch of tools for shoe work.</text:p>
            <text:p>Tshavis spends a lot of time with Taramandin on hikes.</text:p>
            <text:p>Works under Kelliiv when at the Beltalomme</text:p>
          </table:table-cell>
          <table:table-cell table:style-name="ce784" office:value-type="string" calcext:value-type="string">
            <text:p>Cloak with a limp,</text:p>
            <text:p>They are from South of Yivalkes, somewhat related to Uffel, and were trying to evade the cities to live in a smaller settlement, a project thwarted</text:p>
          </table:table-cell>
          <table:table-cell table:style-name="ce784" office:value-type="string" calcext:value-type="string">
            <text:p>Her original name is Minyas and is a distant relative of Uffel.</text:p>
          </table:table-cell>
          <table:table-cell table:style-name="ce784" office:value-type="string" calcext:value-type="string">
            <text:p>She was born in Yivalkes from shepherds but they died from sickness when she was a teenager. She's been taken by the temple and learned self defence, until older where because of her hospitality and strength, it was clear she was to be the caretaker of the Khattom. </text:p>
          </table:table-cell>
          <table:table-cell table:style-name="ce784" office:value-type="string" calcext:value-type="string">
            <text:p>Luseytokris sells textile in of a somewhat Minoan fashion and has a few servants helping with the sowing of it. Has had a few temper tantrums in the past which has affected business with the locals, but is slowly being re-favoured due to how good the quality of the product has been lately.</text:p>
          </table:table-cell>
          <table:table-cell table:style-name="ce784" office:value-type="string" calcext:value-type="string">
            <text:p>He gets often followed by people and it's almost risible. He looks sometimes annoyed by that but seems to nonchalantly accept that it is his role in society to be praised for just looking better than average, and not have the right to speak.</text:p>
            <text:p>Red-headed though somewhat blond too, green eyes, has freckles</text:p>
          </table:table-cell>
          <table:table-cell table:style-name="ce784" office:value-type="string" calcext:value-type="string">
            <text:p>Lives further out into one of the settlements up the Lurek. Has been mean to Taran</text:p>
            <text:p>Her name means "Everblooming Bee" but bee being cut short a little, otherwise it would be InyaFisa</text:p>
            <text:p>She lives at a Villa where Falfela grew up before leaving for the town along with a few more family members and a few serfs.</text:p>
          </table:table-cell>
          <table:table-cell table:style-name="ce784" office:value-type="string" calcext:value-type="string">
            <text:p><text:span text:style-name="T2">Born Kuya, earned the horse name for being anxious but steady.</text:span></text:p>
            <text:p><text:span text:style-name="T2">Wears a wolf cloak on special occasions</text:span></text:p>
          </table:table-cell>
          <table:table-cell table:style-name="ce784" office:value-type="string" calcext:value-type="string">
            <text:p>We see him on the field, at banquets, at the Khattom, sometimes casting star coins and telling people what their next steps are to be. A bit easily pissed off if he has to repeat himself.</text:p>
            <text:p>Tends to play the old Kalgamikh just because he fits the character a bit, but is annoyed when invited to do so. He does know a fair bit of Dalle Wansila, imported stories from other regions of the world. </text:p>
          </table:table-cell>
          <table:table-cell table:style-name="ce784" office:value-type="string" calcext:value-type="string">
            <text:p>She takes care of the Fambesar, where stories from past people are kept, as a sort of mausoleum that is perceived as a library of lived tales.</text:p>
          </table:table-cell>
          <table:table-cell table:style-name="ce784" office:value-type="string" calcext:value-type="string">
            <text:p>An annoying fella that tends to bully people when they are alone, and feign ignorance if called out. Because of the propensity of the culture to consider saying the truth as rather important, and calling someone a liar without proof is seen as dangerous, they tend to be avoided but left unaccounted for</text:p>
          </table:table-cell>
          <table:table-cell table:style-name="ce784" office:value-type="string" calcext:value-type="string">
            <text:p><text:span text:style-name="T2">She has oversight of the somewhat recently invented precursor of a printing press, and is one of few people who has the dexterity and speed to turn a clay text into a copied version, helping spread information and stories alike.</text:span></text:p>
            <text:p><text:span text:style-name="T2">She takes fair pride in what she does and understand it will have a powerful impact in history.</text:span></text:p>
          </table:table-cell>
          <table:table-cell table:style-name="ce784" office:value-type="string" calcext:value-type="string">
            <text:p>Coming from down south, she doesn't speak Yivalese very well, but does sing beautifully for cattle and humans alike. Has a family vineyard where she has to pay her dues at times.</text:p>
            <text:p>Her usual name is Arekas but Ufel fits more due to tending to sheep and being a little strange, wearing horns, eating mushrooms, and calling herself Shedir. Doesn’t speak much because she gets shut down with the Albalba phrase due to her speaking a different language, but plays a lot of music and gather crowds and cattle alike.</text:p>
          </table:table-cell>
          <table:table-cell table:number-columns-repeated="16365"/>
        </table:table-row>
        <table:table-row table:style-name="ro39">
          <table:table-cell table:style-name="Accent_20_1" table:formula="of:=[$Falfelides.A6]" office:value-type="string" office:string-value=" " calcext:value-type="string">
            <text:p><text:s/></text:p>
          </table:table-cell>
          <table:table-cell table:style-name="Footnote" table:formula="of:=[$Falfelides.B6]" office:value-type="string" office:string-value="Before" calcext:value-type="string">
            <text:p>Before</text:p>
          </table:table-cell>
          <table:table-cell/>
          <table:table-cell table:style-name="ce784" office:value-type="string" calcext:value-type="string">
            <text:p>Lover of Kafisa, she was gone for a war that ended up not happening. Speaks with a strong accent because of her family's late arrival in Yivalkes.</text:p>
          </table:table-cell>
          <table:table-cell table:style-name="ce784" table:number-columns-repeated="4"/>
          <table:table-cell table:style-name="Footnote" table:number-columns-repeated="2"/>
          <table:table-cell table:style-name="ce784" office:value-type="string" calcext:value-type="string">
            <text:p><text:span text:style-name="T2">He also has been helpful at multiple occasions towards Kuyageba in the pursuit of improving the appearance of the Kerges and surrounding area.</text:span></text:p>
            <text:p><text:span text:style-name="T2">Isn't the nicest person however, and it is best to stay away from him.</text:span></text:p>
            <text:p>Is also sewing with his crew which is a redeeming factor, but is lacking in ideas</text:p>
          </table:table-cell>
          <table:table-cell table:style-name="ce784" table:number-columns-repeated="2"/>
          <table:table-cell table:style-name="ce784" office:value-type="string" calcext:value-type="string">
            <text:p><text:span text:style-name="T2">Is of wealth and has shown at multiple occasion that he can get things done, and is the one who ordered the preparation of the canal that will simplify access to ressources upstream.</text:span></text:p>
            <text:p><text:span text:style-name="T2">Tends to be scary and has control over a few things in town, causing him to stay in power probably longer than he should be, but in the same time has helped the town grow to fame</text:span></text:p>
          </table:table-cell>
          <table:table-cell table:style-name="Footnote"/>
          <table:table-cell table:style-name="ce784" office:value-type="string" calcext:value-type="string">
            <text:p>Wanska refuses any changes to her name and even though she smell like salt (Dazhenska), or have a livid look (Wanselizh), or smile gently (Wanspeve), or is responsible of bookkeeping dead people’s tales (Fambanska), people have respected her request of respecting her name as is. Finally is okay and happy with being called Uke. </text:p>
            <text:p>Her family lives further East from the town, and she rarely visits them, even though keeping record of daily lives is important for her. Has a sort of detachment for the in-land world, and if asked, will gladly talk about gods and goddess guiding sometimes to one's demise the humans.</text:p>
            <text:p>Is one of the lovers of Tamur la</text:p>
          </table:table-cell>
          <table:table-cell table:style-name="ce784" office:value-type="string" calcext:value-type="string">
            <text:p>Layaash Berizayo was an abandoned child raised by the nursery and taken under the care of the house of Beriza, but Layash is sort of on their own most of the time.</text:p>
            <text:p>They live at Beriza, an ornate jewlery maker that has fallen into a bit of desuetude over the past few years.</text:p>
            <text:p>Layash is one of the lovers of Tamur La</text:p>
          </table:table-cell>
          <table:table-cell table:style-name="ce784" office:value-type="string" calcext:value-type="string">
            <text:p>Stimur is one of the lovers of Tamur La</text:p>
          </table:table-cell>
          <table:table-cell table:style-name="ce784"/>
          <table:table-cell table:number-columns-repeated="16365"/>
        </table:table-row>
        <table:table-row table:style-name="ro2">
          <table:table-cell table:style-name="Accent_20_1" table:formula="of:=[$Falfelides.A7]" office:value-type="string" office:string-value="LDlnyx" calcext:value-type="string">
            <text:p>LDlnyx</text:p>
          </table:table-cell>
          <table:table-cell table:style-name="Footnote" table:formula="of:=[$Falfelides.B7]" office:value-type="string" office:string-value="Largan" calcext:value-type="string">
            <text:p>Largan</text:p>
          </table:table-cell>
          <table:table-cell table:style-name="ce786" table:formula="of:=[$Falfelides.C7]" office:value-type="date" office:date-value="2025-03-20" calcext:value-type="date">
            <text:p>Mar 20</text:p>
          </table:table-cell>
          <table:table-cell table:style-name="ce784"/>
          <table:table-cell table:style-name="Footnote"/>
          <table:table-cell table:style-name="ce784" office:value-type="string" calcext:value-type="string">
            <text:p>Before Largan, that is when Taramandin and Tshavis found Tearan in nature during their scouting</text:p>
          </table:table-cell>
          <table:table-cell table:style-name="ce784"/>
          <table:table-cell table:style-name="Footnote" table:number-columns-repeated="3"/>
          <table:table-cell table:style-name="ce784"/>
          <table:table-cell table:style-name="Footnote"/>
          <table:table-cell table:style-name="ce784" table:number-columns-repeated="6"/>
          <table:table-cell table:style-name="ce784" office:value-type="string" calcext:value-type="string">
            <text:p>Shooed the tall idiot from drinking wine from her vineyard</text:p>
          </table:table-cell>
          <table:table-cell table:number-columns-repeated="16365"/>
        </table:table-row>
        <table:table-row table:style-name="ro7">
          <table:table-cell table:style-name="Accent_20_1" table:formula="of:=[$Falfelides.A8]" office:value-type="string" office:string-value="01Lllx LDlnygYy" calcext:value-type="string">
            <text:p>01Lllx LDlnygYy</text:p>
          </table:table-cell>
          <table:table-cell table:style-name="Footnote" table:formula="of:=[$Falfelides.B8]" office:value-type="string" office:string-value="Nenarla Olkhay" calcext:value-type="string">
            <text:p>Nenarla Olkhay</text:p>
          </table:table-cell>
          <table:table-cell table:style-name="ce785" table:formula="of:=[.C7]+1" office:value-type="date" office:date-value="2025-03-21" calcext:value-type="date">
            <text:p>Mar 21</text:p>
          </table:table-cell>
          <table:table-cell table:style-name="Footnote" office:value-type="string" calcext:value-type="string">
            <text:p>Is still away from Yivalkes</text:p>
          </table:table-cell>
          <table:table-cell table:style-name="Footnote" table:number-columns-repeated="2"/>
          <table:table-cell table:style-name="ce784"/>
          <table:table-cell table:style-name="Footnote" table:number-columns-repeated="5"/>
          <table:table-cell table:style-name="ce784"/>
          <table:table-cell table:style-name="Footnote"/>
          <table:table-cell table:style-name="Footnote" office:value-type="string" calcext:value-type="string">
            <text:p>Has been dealing with Tearan because he seens the potential of a tall person like an ox, but gets annoyed by him. Feels like Falfela always gives him odd bricks</text:p>
          </table:table-cell>
          <table:table-cell table:style-name="Footnote" office:value-type="string" calcext:value-type="string">
            <text:p>Comes spend time at Falfela a fair few times to be under her good books since Falfela controls more or less the taxes, but also to spend time talking about belief systems, and to be around Tamur a bit more.</text:p>
          </table:table-cell>
          <table:table-cell table:style-name="ce784" office:value-type="string" calcext:value-type="string">
            <text:p>Layaash is very intrigued in the tall new person in town but does not know how to interact other than through being a truant.</text:p>
          </table:table-cell>
          <table:table-cell table:style-name="ce784"/>
          <table:table-cell table:style-name="Footnote"/>
          <table:table-cell table:number-columns-repeated="16365"/>
        </table:table-row>
        <table:table-row table:style-name="ro8">
          <table:table-cell table:style-name="Accent_20_1" table:formula="of:=[$Falfelides.A9]" office:value-type="string" office:string-value="21Ln LDlnygYy &amp;6" calcext:value-type="string">
            <text:p>21Ln LDlnygYy &amp;6</text:p>
          </table:table-cell>
          <table:table-cell table:style-name="Footnote" table:formula="of:=[$Falfelides.B9]" office:value-type="string" office:string-value="Biinnelen Olkhay" calcext:value-type="string">
            <text:p>Biinnelen Olkhay</text:p>
          </table:table-cell>
          <table:table-cell table:style-name="ce785" table:formula="of:=[.C8]+1" office:value-type="date" office:date-value="2025-03-22" calcext:value-type="date">
            <text:p>Mar 2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4"/>
          <table:table-cell table:style-name="ce784"/>
          <table:table-cell table:style-name="Footnote"/>
          <table:table-cell table:number-columns-repeated="16365"/>
        </table:table-row>
        <table:table-row table:style-name="ro8">
          <table:table-cell table:style-name="Accent_20_1" table:formula="of:=[$Falfelides.A10]" office:value-type="string" office:string-value="31Ln LDlnygYy" calcext:value-type="string">
            <text:p>31Ln LDlnygYy</text:p>
          </table:table-cell>
          <table:table-cell table:style-name="Footnote" table:formula="of:=[$Falfelides.B10]" office:value-type="string" office:string-value="Lennelen Olkhay" calcext:value-type="string">
            <text:p>Lennelen Olkhay</text:p>
          </table:table-cell>
          <table:table-cell table:style-name="ce785" table:formula="of:=[.C9]+1" office:value-type="date" office:date-value="2025-03-23" calcext:value-type="date">
            <text:p>Mar 23</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4"/>
          <table:table-cell table:style-name="ce784"/>
          <table:table-cell table:style-name="Footnote"/>
          <table:table-cell table:number-columns-repeated="16365"/>
        </table:table-row>
        <table:table-row table:style-name="ro8">
          <table:table-cell table:style-name="Accent_20_1" table:formula="of:=[$Falfelides.A11]" office:value-type="string" office:string-value="41Ln LDlnygYy" calcext:value-type="string">
            <text:p>41Ln LDlnygYy</text:p>
          </table:table-cell>
          <table:table-cell table:style-name="Footnote" table:formula="of:=[$Falfelides.B11]" office:value-type="string" office:string-value="Guunnelen Olkhay" calcext:value-type="string">
            <text:p>Guunnelen Olkhay</text:p>
          </table:table-cell>
          <table:table-cell table:style-name="ce785" table:formula="of:=[.C10]+1" office:value-type="date" office:date-value="2025-03-24" calcext:value-type="date">
            <text:p>Mar 24</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4"/>
          <table:table-cell table:style-name="ce784"/>
          <table:table-cell table:style-name="Footnote"/>
          <table:table-cell table:number-columns-repeated="16365"/>
        </table:table-row>
        <table:table-row table:style-name="ro8">
          <table:table-cell table:style-name="Accent_20_1" table:formula="of:=[$Falfelides.A12]" office:value-type="string" office:string-value="51Ln LDlnygYy &amp;7" calcext:value-type="string">
            <text:p>51Ln LDlnygYy &amp;7</text:p>
          </table:table-cell>
          <table:table-cell table:style-name="Footnote" table:formula="of:=[$Falfelides.B12]" office:value-type="string" office:string-value="BiNiineren Olkhay" calcext:value-type="string">
            <text:p>BiNiineren Olkhay</text:p>
          </table:table-cell>
          <table:table-cell table:style-name="ce785" table:formula="of:=[.C11]+1" office:value-type="date" office:date-value="2025-03-25" calcext:value-type="date">
            <text:p>Mar 25</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4"/>
          <table:table-cell table:style-name="ce784"/>
          <table:table-cell table:style-name="Footnote"/>
          <table:table-cell table:number-columns-repeated="16365"/>
        </table:table-row>
        <table:table-row table:style-name="ro8">
          <table:table-cell table:style-name="Accent_20_1" table:formula="of:=[$Falfelides.A13]" office:value-type="string" office:string-value="02Lllx LDlnygYy" calcext:value-type="string">
            <text:p>02Lllx LDlnygYy</text:p>
          </table:table-cell>
          <table:table-cell table:style-name="Footnote" table:formula="of:=[$Falfelides.B13]" office:value-type="string" office:string-value="Doolarla Olkhay" calcext:value-type="string">
            <text:p>Doolarla Olkhay</text:p>
          </table:table-cell>
          <table:table-cell table:style-name="ce785" table:formula="of:=[.C12]+1" office:value-type="date" office:date-value="2025-03-26" calcext:value-type="date">
            <text:p>Mar 26</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3"/>
          <table:table-cell table:style-name="ce784" table:number-columns-repeated="2"/>
          <table:table-cell table:style-name="Footnote"/>
          <table:table-cell table:number-columns-repeated="16365"/>
        </table:table-row>
        <table:table-row table:style-name="ro8">
          <table:table-cell table:style-name="Accent_20_1" table:formula="of:=[$Falfelides.A14]" office:value-type="string" office:string-value="22Ln LDlnygYy" calcext:value-type="string">
            <text:p>22Ln LDlnygYy</text:p>
          </table:table-cell>
          <table:table-cell table:style-name="Footnote" table:formula="of:=[$Falfelides.B14]" office:value-type="string" office:string-value="BiDoolen Olkhay" calcext:value-type="string">
            <text:p>BiDoolen Olkhay</text:p>
          </table:table-cell>
          <table:table-cell table:style-name="ce785" table:formula="of:=[.C13]+1" office:value-type="date" office:date-value="2025-03-27" calcext:value-type="date">
            <text:p>Mar 27</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15]" office:value-type="string" office:string-value="32Ln LDlnygYy" calcext:value-type="string">
            <text:p>32Ln LDlnygYy</text:p>
          </table:table-cell>
          <table:table-cell table:style-name="Footnote" table:formula="of:=[$Falfelides.B15]" office:value-type="string" office:string-value="LeDoolen Olkhay" calcext:value-type="string">
            <text:p>LeDoolen Olkhay</text:p>
          </table:table-cell>
          <table:table-cell table:style-name="ce785" table:formula="of:=[.C14]+1" office:value-type="date" office:date-value="2025-03-28" calcext:value-type="date">
            <text:p>Mar 28</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16]" office:value-type="string" office:string-value="42Ln LDlnygYy &amp;0" calcext:value-type="string">
            <text:p>42Ln LDlnygYy &amp;0</text:p>
          </table:table-cell>
          <table:table-cell table:style-name="Footnote" table:formula="of:=[$Falfelides.B16]" office:value-type="string" office:string-value="KuuDoolen Olkhay" calcext:value-type="string">
            <text:p>KuuDoolen Olkhay</text:p>
          </table:table-cell>
          <table:table-cell table:style-name="ce785" table:formula="of:=[.C15]+1" office:value-type="date" office:date-value="2025-03-29" calcext:value-type="date">
            <text:p>Mar 29</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17]" office:value-type="string" office:string-value="52Ln LDlnygYy" calcext:value-type="string">
            <text:p>52Ln LDlnygYy</text:p>
          </table:table-cell>
          <table:table-cell table:style-name="Footnote" table:formula="of:=[$Falfelides.B17]" office:value-type="string" office:string-value="PaanDoolen Olkhay" calcext:value-type="string">
            <text:p>PaanDoolen Olkhay</text:p>
          </table:table-cell>
          <table:table-cell table:style-name="ce785" table:formula="of:=[.C16]+1" office:value-type="date" office:date-value="2025-03-30" calcext:value-type="date">
            <text:p>Mar 30</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18]" office:value-type="string" office:string-value="03Lllx LDlnygYy" calcext:value-type="string">
            <text:p>03Lllx LDlnygYy</text:p>
          </table:table-cell>
          <table:table-cell table:style-name="Footnote" table:formula="of:=[$Falfelides.B18]" office:value-type="string" office:string-value="Lellarla Olkhay" calcext:value-type="string">
            <text:p>Lellarla Olkhay</text:p>
          </table:table-cell>
          <table:table-cell table:style-name="ce785" table:formula="of:=[.C17]+1" office:value-type="date" office:date-value="2025-03-31" calcext:value-type="date">
            <text:p>Mar 3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19]" office:value-type="string" office:string-value="23Ln LDlnygYy &amp;1" calcext:value-type="string">
            <text:p>23Ln LDlnygYy &amp;1</text:p>
          </table:table-cell>
          <table:table-cell table:style-name="Footnote" table:formula="of:=[$Falfelides.B19]" office:value-type="string" office:string-value="Biillaaren Olkhay" calcext:value-type="string">
            <text:p>Biillaaren Olkhay</text:p>
          </table:table-cell>
          <table:table-cell table:style-name="ce785" table:formula="of:=[.C18]+1" office:value-type="date" office:date-value="2025-04-01" calcext:value-type="date">
            <text:p>Apr 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20]" office:value-type="string" office:string-value="33Ln LDlnygYy" calcext:value-type="string">
            <text:p>33Ln LDlnygYy</text:p>
          </table:table-cell>
          <table:table-cell table:style-name="Footnote" table:formula="of:=[$Falfelides.B20]" office:value-type="string" office:string-value="Lilleeren Olkhay" calcext:value-type="string">
            <text:p>Lilleeren Olkhay</text:p>
          </table:table-cell>
          <table:table-cell table:style-name="ce785" table:formula="of:=[.C19]+1" office:value-type="date" office:date-value="2025-04-02" calcext:value-type="date">
            <text:p>Apr 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21]" office:value-type="string" office:string-value="43Ln LDlnygYy" calcext:value-type="string">
            <text:p>43Ln LDlnygYy</text:p>
          </table:table-cell>
          <table:table-cell table:style-name="Footnote" table:formula="of:=[$Falfelides.B21]" office:value-type="string" office:string-value="Guullaaren Olkhay" calcext:value-type="string">
            <text:p>Guullaaren Olkhay</text:p>
          </table:table-cell>
          <table:table-cell table:style-name="ce785" table:formula="of:=[.C20]+1" office:value-type="date" office:date-value="2025-04-03" calcext:value-type="date">
            <text:p>Apr 3</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22]" office:value-type="string" office:string-value="53Ln LDlnygYy &amp;2" calcext:value-type="string">
            <text:p>53Ln LDlnygYy &amp;2</text:p>
          </table:table-cell>
          <table:table-cell table:style-name="Footnote" table:formula="of:=[$Falfelides.B22]" office:value-type="string" office:string-value="Banaarlen Olkhay" calcext:value-type="string">
            <text:p>Banaarlen Olkhay</text:p>
          </table:table-cell>
          <table:table-cell table:style-name="ce785" table:formula="of:=[.C21]+1" office:value-type="date" office:date-value="2025-04-04" calcext:value-type="date">
            <text:p>Apr 4</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23]" office:value-type="string" office:string-value="04Lllx LDlnygYy" calcext:value-type="string">
            <text:p>04Lllx LDlnygYy</text:p>
          </table:table-cell>
          <table:table-cell table:style-name="Footnote" table:formula="of:=[$Falfelides.B23]" office:value-type="string" office:string-value="Goolarla Olkhay" calcext:value-type="string">
            <text:p>Goolarla Olkhay</text:p>
          </table:table-cell>
          <table:table-cell table:style-name="ce785" table:formula="of:=[.C22]+1" office:value-type="date" office:date-value="2025-04-05" calcext:value-type="date">
            <text:p>Apr 5</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24]" office:value-type="string" office:string-value="24Ln LDlnygYy" calcext:value-type="string">
            <text:p>24Ln LDlnygYy</text:p>
          </table:table-cell>
          <table:table-cell table:style-name="Footnote" table:formula="of:=[$Falfelides.B24]" office:value-type="string" office:string-value="BiRuulen Olkhay" calcext:value-type="string">
            <text:p>BiRuulen Olkhay</text:p>
          </table:table-cell>
          <table:table-cell table:style-name="ce785" table:formula="of:=[.C23]+1" office:value-type="date" office:date-value="2025-04-06" calcext:value-type="date">
            <text:p>Apr 6</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25]" office:value-type="string" office:string-value="34Ln LDlnygYy" calcext:value-type="string">
            <text:p>34Ln LDlnygYy</text:p>
          </table:table-cell>
          <table:table-cell table:style-name="Footnote" table:formula="of:=[$Falfelides.B25]" office:value-type="string" office:string-value="LeRulen Olkhay" calcext:value-type="string">
            <text:p>LeRulen Olkhay</text:p>
          </table:table-cell>
          <table:table-cell table:style-name="ce785" table:formula="of:=[.C24]+1" office:value-type="date" office:date-value="2025-04-07" calcext:value-type="date">
            <text:p>Apr 7</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26]" office:value-type="string" office:string-value="44Ln LDlnygYy &amp;3" calcext:value-type="string">
            <text:p>44Ln LDlnygYy &amp;3</text:p>
          </table:table-cell>
          <table:table-cell table:style-name="Footnote" table:formula="of:=[$Falfelides.B26]" office:value-type="string" office:string-value="Kuruulen Olkhay" calcext:value-type="string">
            <text:p>Kuruulen Olkhay</text:p>
          </table:table-cell>
          <table:table-cell table:style-name="ce785" table:formula="of:=[.C25]+1" office:value-type="date" office:date-value="2025-04-08" calcext:value-type="date">
            <text:p>Apr 8</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27]" office:value-type="string" office:string-value="54Ln LDlnygYy" calcext:value-type="string">
            <text:p>54Ln LDlnygYy</text:p>
          </table:table-cell>
          <table:table-cell table:style-name="Footnote" table:formula="of:=[$Falfelides.B27]" office:value-type="string" office:string-value="Banoorlen Olkhay" calcext:value-type="string">
            <text:p>Banoorlen Olkhay</text:p>
          </table:table-cell>
          <table:table-cell table:style-name="ce785" table:formula="of:=[.C26]+1" office:value-type="date" office:date-value="2025-04-09" calcext:value-type="date">
            <text:p>Apr 9</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28]" office:value-type="string" office:string-value="05Lllx LDlnygYy" calcext:value-type="string">
            <text:p>05Lllx LDlnygYy</text:p>
          </table:table-cell>
          <table:table-cell table:style-name="Footnote" table:formula="of:=[$Falfelides.B28]" office:value-type="string" office:string-value="Bammarla Olkhay" calcext:value-type="string">
            <text:p>Bammarla Olkhay</text:p>
          </table:table-cell>
          <table:table-cell table:style-name="ce785" table:formula="of:=[.C27]+1" office:value-type="date" office:date-value="2025-04-10" calcext:value-type="date">
            <text:p>Apr 10</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29]" office:value-type="string" office:string-value="25Ln LDlnygYy" calcext:value-type="string">
            <text:p>25Ln LDlnygYy</text:p>
          </table:table-cell>
          <table:table-cell table:style-name="Footnote" table:formula="of:=[$Falfelides.B29]" office:value-type="string" office:string-value="BiiVaameng Olkhay" calcext:value-type="string">
            <text:p>BiiVaameng Olkhay</text:p>
          </table:table-cell>
          <table:table-cell table:style-name="ce785" table:formula="of:=[.C28]+1" office:value-type="date" office:date-value="2025-04-11" calcext:value-type="date">
            <text:p>Apr 1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30]" office:value-type="string" office:string-value="35Ln LDlnygYy" calcext:value-type="string">
            <text:p>35Ln LDlnygYy</text:p>
          </table:table-cell>
          <table:table-cell table:style-name="Footnote" table:formula="of:=[$Falfelides.B30]" office:value-type="string" office:string-value="LeVaameng Olkhay" calcext:value-type="string">
            <text:p>LeVaameng Olkhay</text:p>
          </table:table-cell>
          <table:table-cell table:style-name="ce785" table:formula="of:=[.C29]+1" office:value-type="date" office:date-value="2025-04-12" calcext:value-type="date">
            <text:p>Apr 1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31]" office:value-type="string" office:string-value="45Ln LDlnygYy" calcext:value-type="string">
            <text:p>45Ln LDlnygYy</text:p>
          </table:table-cell>
          <table:table-cell table:style-name="Footnote" table:formula="of:=[$Falfelides.B31]" office:value-type="string" office:string-value="KuVaameng Olkhay" calcext:value-type="string">
            <text:p>KuVaameng Olkhay</text:p>
          </table:table-cell>
          <table:table-cell table:style-name="ce785" table:formula="of:=[.C30]+1" office:value-type="date" office:date-value="2025-04-13" calcext:value-type="date">
            <text:p>Apr 13</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32]" office:value-type="string" office:string-value="55Ln LDlnygYy" calcext:value-type="string">
            <text:p>55Ln LDlnygYy</text:p>
          </table:table-cell>
          <table:table-cell table:style-name="Footnote" table:formula="of:=[$Falfelides.B32]" office:value-type="string" office:string-value="FaVaameng Olkhay" calcext:value-type="string">
            <text:p>FaVaameng Olkhay</text:p>
          </table:table-cell>
          <table:table-cell table:style-name="ce785" table:formula="of:=[.C31]+1" office:value-type="date" office:date-value="2025-04-14" calcext:value-type="date">
            <text:p>Apr 14</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33]" office:value-type="string" office:string-value="06Lllx LDlnygYy" calcext:value-type="string">
            <text:p>06Lllx LDlnygYy</text:p>
          </table:table-cell>
          <table:table-cell table:style-name="Footnote" table:formula="of:=[$Falfelides.B33]" office:value-type="string" office:string-value="Duulelarla Olkhay" calcext:value-type="string">
            <text:p>Duulelarla Olkhay</text:p>
          </table:table-cell>
          <table:table-cell table:style-name="ce785" table:formula="of:=[.C32]+1" office:value-type="date" office:date-value="2025-04-15" calcext:value-type="date">
            <text:p>Apr 15</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34]" office:value-type="string" office:string-value="26Ln LDlnygYy" calcext:value-type="string">
            <text:p>26Ln LDlnygYy</text:p>
          </table:table-cell>
          <table:table-cell table:style-name="Footnote" table:formula="of:=[$Falfelides.B34]" office:value-type="string" office:string-value="BiiDuleren Olkhay" calcext:value-type="string">
            <text:p>BiiDuleren Olkhay</text:p>
          </table:table-cell>
          <table:table-cell table:style-name="ce785" table:formula="of:=[.C33]+1" office:value-type="date" office:date-value="2025-04-16" calcext:value-type="date">
            <text:p>Apr 16</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35]" office:value-type="string" office:string-value="36Ln LDlnygYy" calcext:value-type="string">
            <text:p>36Ln LDlnygYy</text:p>
          </table:table-cell>
          <table:table-cell table:style-name="Footnote" table:formula="of:=[$Falfelides.B35]" office:value-type="string" office:string-value="LeDuleren Olkhay" calcext:value-type="string">
            <text:p>LeDuleren Olkhay</text:p>
          </table:table-cell>
          <table:table-cell table:style-name="ce785" table:formula="of:=[.C34]+1" office:value-type="date" office:date-value="2025-04-17" calcext:value-type="date">
            <text:p>Apr 17</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36]" office:value-type="string" office:string-value="46Ln LDlnygYy" calcext:value-type="string">
            <text:p>46Ln LDlnygYy</text:p>
          </table:table-cell>
          <table:table-cell table:style-name="Footnote" table:formula="of:=[$Falfelides.B36]" office:value-type="string" office:string-value="KuDuuleren Olkhay" calcext:value-type="string">
            <text:p>KuDuuleren Olkhay</text:p>
          </table:table-cell>
          <table:table-cell table:style-name="ce785" table:formula="of:=[.C35]+1" office:value-type="date" office:date-value="2025-04-18" calcext:value-type="date">
            <text:p>Apr 18</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37]" office:value-type="string" office:string-value="56Ln LDlnygYy" calcext:value-type="string">
            <text:p>56Ln LDlnygYy</text:p>
          </table:table-cell>
          <table:table-cell table:style-name="Footnote" table:formula="of:=[$Falfelides.B37]" office:value-type="string" office:string-value="PaDuleren Olkhay" calcext:value-type="string">
            <text:p>PaDuleren Olkhay</text:p>
          </table:table-cell>
          <table:table-cell table:style-name="ce785" table:formula="of:=[.C36]+1" office:value-type="date" office:date-value="2025-04-19" calcext:value-type="date">
            <text:p>Apr 19</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38]" office:value-type="string" office:string-value="07Lllx LDlnygYy" calcext:value-type="string">
            <text:p>07Lllx LDlnygYy</text:p>
          </table:table-cell>
          <table:table-cell table:style-name="Footnote" table:formula="of:=[$Falfelides.B38]" office:value-type="string" office:string-value="Niraarla Olkhay" calcext:value-type="string">
            <text:p>Niraarla Olkhay</text:p>
          </table:table-cell>
          <table:table-cell table:style-name="ce785" table:formula="of:=[.C37]+1" office:value-type="date" office:date-value="2025-04-20" calcext:value-type="date">
            <text:p>Apr 20</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5"/>
          <table:table-cell table:style-name="Footnote" office:value-type="string" calcext:value-type="string">
            <text:p>Goes away to her family</text:p>
          </table:table-cell>
          <table:table-cell table:number-columns-repeated="16365"/>
        </table:table-row>
        <table:table-row table:style-name="ro8">
          <table:table-cell table:style-name="Accent_20_1" table:formula="of:=[$Falfelides.A39]" office:value-type="string" office:string-value="27Ln LDlnygYy" calcext:value-type="string">
            <text:p>27Ln LDlnygYy</text:p>
          </table:table-cell>
          <table:table-cell table:style-name="Footnote" table:formula="of:=[$Falfelides.B39]" office:value-type="string" office:string-value="BiiNirlen Olkhay" calcext:value-type="string">
            <text:p>BiiNirlen Olkhay</text:p>
          </table:table-cell>
          <table:table-cell table:style-name="ce785" table:formula="of:=[.C38]+1" office:value-type="date" office:date-value="2025-04-21" calcext:value-type="date">
            <text:p>Apr 2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40]" office:value-type="string" office:string-value="37Ln LDlnygYy" calcext:value-type="string">
            <text:p>37Ln LDlnygYy</text:p>
          </table:table-cell>
          <table:table-cell table:style-name="Footnote" table:formula="of:=[$Falfelides.B40]" office:value-type="string" office:string-value="NeGuulen Olkhay" calcext:value-type="string">
            <text:p>NeGuulen Olkhay</text:p>
          </table:table-cell>
          <table:table-cell table:style-name="ce785" table:formula="of:=[.C39]+1" office:value-type="date" office:date-value="2025-04-22" calcext:value-type="date">
            <text:p>Apr 2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41]" office:value-type="string" office:string-value="47Ln LDlnygYy" calcext:value-type="string">
            <text:p>47Ln LDlnygYy</text:p>
          </table:table-cell>
          <table:table-cell table:style-name="Footnote" table:formula="of:=[$Falfelides.B41]" office:value-type="string" office:string-value="KuuNirlen Olkhay" calcext:value-type="string">
            <text:p>KuuNirlen Olkhay</text:p>
          </table:table-cell>
          <table:table-cell table:style-name="ce785" table:formula="of:=[.C40]+1" office:value-type="date" office:date-value="2025-04-23" calcext:value-type="date">
            <text:p>Apr 23</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42]" office:value-type="string" office:string-value="57Ln LDlnygYy" calcext:value-type="string">
            <text:p>57Ln LDlnygYy</text:p>
          </table:table-cell>
          <table:table-cell table:style-name="Footnote" table:formula="of:=[$Falfelides.B42]" office:value-type="string" office:string-value="Nebellen Olkhay" calcext:value-type="string">
            <text:p>Nebellen Olkhay</text:p>
          </table:table-cell>
          <table:table-cell table:style-name="ce785" table:formula="of:=[.C41]+1" office:value-type="date" office:date-value="2025-04-24" calcext:value-type="date">
            <text:p>Apr 24</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43]" office:value-type="string" office:string-value="00Lllx LDlnygYy" calcext:value-type="string">
            <text:p>00Lllx LDlnygYy</text:p>
          </table:table-cell>
          <table:table-cell table:style-name="Footnote" table:formula="of:=[$Falfelides.B43]" office:value-type="string" office:string-value="Baarella Olkhay" calcext:value-type="string">
            <text:p>Baarella Olkhay</text:p>
          </table:table-cell>
          <table:table-cell table:style-name="ce785" table:formula="of:=[.C42]+1" office:value-type="date" office:date-value="2025-04-25" calcext:value-type="date">
            <text:p>Apr 25</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44]" office:value-type="string" office:string-value="20Ln LDlnygYy" calcext:value-type="string">
            <text:p>20Ln LDlnygYy</text:p>
          </table:table-cell>
          <table:table-cell table:style-name="Footnote" table:formula="of:=[$Falfelides.B44]" office:value-type="string" office:string-value="BiGiilen Olkhay" calcext:value-type="string">
            <text:p>BiGiilen Olkhay</text:p>
          </table:table-cell>
          <table:table-cell table:style-name="ce785" table:formula="of:=[.C43]+1" office:value-type="date" office:date-value="2025-04-26" calcext:value-type="date">
            <text:p>Apr 26</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45]" office:value-type="string" office:string-value="30Ln LDlnygYy" calcext:value-type="string">
            <text:p>30Ln LDlnygYy</text:p>
          </table:table-cell>
          <table:table-cell table:style-name="Footnote" table:formula="of:=[$Falfelides.B45]" office:value-type="string" office:string-value="LeLiilen Olkhay" calcext:value-type="string">
            <text:p>LeLiilen Olkhay</text:p>
          </table:table-cell>
          <table:table-cell table:style-name="ce785" table:formula="of:=[.C44]+1" office:value-type="date" office:date-value="2025-04-27" calcext:value-type="date">
            <text:p>Apr 27</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46]" office:value-type="string" office:string-value="40Ln LDlnygYy" calcext:value-type="string">
            <text:p>40Ln LDlnygYy</text:p>
          </table:table-cell>
          <table:table-cell table:style-name="Footnote" table:formula="of:=[$Falfelides.B46]" office:value-type="string" office:string-value="Guuwiilen Olkhay" calcext:value-type="string">
            <text:p>Guuwiilen Olkhay</text:p>
          </table:table-cell>
          <table:table-cell table:style-name="ce785" table:formula="of:=[.C45]+1" office:value-type="date" office:date-value="2025-04-28" calcext:value-type="date">
            <text:p>Apr 28</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47]" office:value-type="string" office:string-value="50Ln LDlnygYy" calcext:value-type="string">
            <text:p>50Ln LDlnygYy</text:p>
          </table:table-cell>
          <table:table-cell table:style-name="Footnote" table:formula="of:=[$Falfelides.B47]" office:value-type="string" office:string-value="BaNiilen Olkhay" calcext:value-type="string">
            <text:p>BaNiilen Olkhay</text:p>
          </table:table-cell>
          <table:table-cell table:style-name="ce785" table:formula="of:=[.C46]+1" office:value-type="date" office:date-value="2025-04-29" calcext:value-type="date">
            <text:p>Apr 29</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48]" office:value-type="string" office:string-value="LN05Yy LDlnygYy" calcext:value-type="string">
            <text:p>LN05Yy LDlnygYy</text:p>
          </table:table-cell>
          <table:table-cell table:style-name="Footnote" table:formula="of:=[$Falfelides.B48]" office:value-type="string" office:string-value="Lembami Olkhay" calcext:value-type="string">
            <text:p>Lembami Olkhay</text:p>
          </table:table-cell>
          <table:table-cell table:style-name="ce785" table:formula="of:=[.C47]+1" office:value-type="date" office:date-value="2025-04-30" calcext:value-type="date">
            <text:p>Apr 30</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49]" office:value-type="string" office:string-value="LN04Yy LDlnygYy" calcext:value-type="string">
            <text:p>LN04Yy LDlnygYy</text:p>
          </table:table-cell>
          <table:table-cell table:style-name="Footnote" table:formula="of:=[$Falfelides.B49]" office:value-type="string" office:string-value="Lenko’i Olkhay" calcext:value-type="string">
            <text:p>Lenko’i Olkhay</text:p>
          </table:table-cell>
          <table:table-cell table:style-name="ce785" table:formula="of:=[.C48]+1" office:value-type="date" office:date-value="2025-05-01" calcext:value-type="date">
            <text:p>May 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50]" office:value-type="string" office:string-value="LN03Yy LDlnygYy" calcext:value-type="string">
            <text:p>LN03Yy LDlnygYy</text:p>
          </table:table-cell>
          <table:table-cell table:style-name="Footnote" table:formula="of:=[$Falfelides.B50]" office:value-type="string" office:string-value="Lenleli Olkhay" calcext:value-type="string">
            <text:p>Lenleli Olkhay</text:p>
          </table:table-cell>
          <table:table-cell table:style-name="ce785" table:formula="of:=[.C49]+1" office:value-type="date" office:date-value="2025-05-02" calcext:value-type="date">
            <text:p>May 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8">
          <table:table-cell table:style-name="Accent_20_1" table:formula="of:=[$Falfelides.A51]" office:value-type="string" office:string-value="LN02Yy LDlnygYy" calcext:value-type="string">
            <text:p>LN02Yy LDlnygYy</text:p>
          </table:table-cell>
          <table:table-cell table:style-name="Footnote" table:formula="of:=[$Falfelides.B51]" office:value-type="string" office:string-value="Lendoli Olkhay" calcext:value-type="string">
            <text:p>Lendoli Olkhay</text:p>
          </table:table-cell>
          <table:table-cell table:style-name="ce785" table:formula="of:=[.C50]+1" office:value-type="date" office:date-value="2025-05-03" calcext:value-type="date">
            <text:p>May 3</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52]" office:value-type="string" office:string-value="00LNyy LDlnygYy" calcext:value-type="string">
            <text:p>00LNyy LDlnygYy</text:p>
          </table:table-cell>
          <table:table-cell table:style-name="Footnote" table:formula="of:=[$Falfelides.B52]" office:value-type="string" office:string-value="Baringi Olkhay" calcext:value-type="string">
            <text:p>Baringi Olkhay</text:p>
          </table:table-cell>
          <table:table-cell table:style-name="ce785" table:formula="of:=[.C51]+1" office:value-type="date" office:date-value="2025-05-04" calcext:value-type="date">
            <text:p>May 4</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53]" office:value-type="string" office:string-value="LDlnyg" calcext:value-type="string">
            <text:p>LDlnyg</text:p>
          </table:table-cell>
          <table:table-cell table:style-name="Footnote" table:formula="of:=[$Falfelides.B53]" office:value-type="string" office:string-value="Olakhi" calcext:value-type="string">
            <text:p>Olakhi</text:p>
          </table:table-cell>
          <table:table-cell table:style-name="ce785" table:formula="of:=[.C52]+1" office:value-type="date" office:date-value="2025-05-05" calcext:value-type="date">
            <text:p>May 5</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54]" office:value-type="string" office:string-value="01Lllx LDygyy" calcext:value-type="string">
            <text:p>01Lllx LDygyy</text:p>
          </table:table-cell>
          <table:table-cell table:style-name="Footnote" table:formula="of:=[$Falfelides.B54]" office:value-type="string" office:string-value="Nenarla Yagli" calcext:value-type="string">
            <text:p>Nenarla Yagli</text:p>
          </table:table-cell>
          <table:table-cell table:style-name="ce785" table:formula="of:=[.C53]+1" office:value-type="date" office:date-value="2025-05-06" calcext:value-type="date">
            <text:p>May 6</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55]" office:value-type="string" office:string-value="21Ln LDygyy" calcext:value-type="string">
            <text:p>21Ln LDygyy</text:p>
          </table:table-cell>
          <table:table-cell table:style-name="Footnote" table:formula="of:=[$Falfelides.B55]" office:value-type="string" office:string-value="Biinnelen Yagli" calcext:value-type="string">
            <text:p>Biinnelen Yagli</text:p>
          </table:table-cell>
          <table:table-cell table:style-name="ce785" table:formula="of:=[.C54]+1" office:value-type="date" office:date-value="2025-05-07" calcext:value-type="date">
            <text:p>May 7</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56]" office:value-type="string" office:string-value="31Ln LDygyy" calcext:value-type="string">
            <text:p>31Ln LDygyy</text:p>
          </table:table-cell>
          <table:table-cell table:style-name="Footnote" table:formula="of:=[$Falfelides.B56]" office:value-type="string" office:string-value="Lennelen Yagli" calcext:value-type="string">
            <text:p>Lennelen Yagli</text:p>
          </table:table-cell>
          <table:table-cell table:style-name="ce785" table:formula="of:=[.C55]+1" office:value-type="date" office:date-value="2025-05-08" calcext:value-type="date">
            <text:p>May 8</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57]" office:value-type="string" office:string-value="41Ln LDygyy" calcext:value-type="string">
            <text:p>41Ln LDygyy</text:p>
          </table:table-cell>
          <table:table-cell table:style-name="Footnote" table:formula="of:=[$Falfelides.B57]" office:value-type="string" office:string-value="Guunnelen Yagli" calcext:value-type="string">
            <text:p>Guunnelen Yagli</text:p>
          </table:table-cell>
          <table:table-cell table:style-name="ce785" table:formula="of:=[.C56]+1" office:value-type="date" office:date-value="2025-05-09" calcext:value-type="date">
            <text:p>May 9</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58]" office:value-type="string" office:string-value="51Ln LDygyy" calcext:value-type="string">
            <text:p>51Ln LDygyy</text:p>
          </table:table-cell>
          <table:table-cell table:style-name="Footnote" table:formula="of:=[$Falfelides.B58]" office:value-type="string" office:string-value="BiNiineren Yagli" calcext:value-type="string">
            <text:p>BiNiineren Yagli</text:p>
          </table:table-cell>
          <table:table-cell table:style-name="ce785" table:formula="of:=[.C57]+1" office:value-type="date" office:date-value="2025-05-10" calcext:value-type="date">
            <text:p>May 10</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59]" office:value-type="string" office:string-value="02Lllx LDygyy" calcext:value-type="string">
            <text:p>02Lllx LDygyy</text:p>
          </table:table-cell>
          <table:table-cell table:style-name="Footnote" table:formula="of:=[$Falfelides.B59]" office:value-type="string" office:string-value="Doolarla Yagli" calcext:value-type="string">
            <text:p>Doolarla Yagli</text:p>
          </table:table-cell>
          <table:table-cell table:style-name="ce785" table:formula="of:=[.C58]+1" office:value-type="date" office:date-value="2025-05-11" calcext:value-type="date">
            <text:p>May 11</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60]" office:value-type="string" office:string-value="22Ln LDygyy" calcext:value-type="string">
            <text:p>22Ln LDygyy</text:p>
          </table:table-cell>
          <table:table-cell table:style-name="Footnote" table:formula="of:=[$Falfelides.B60]" office:value-type="string" office:string-value="BiDoolen Yagli" calcext:value-type="string">
            <text:p>BiDoolen Yagli</text:p>
          </table:table-cell>
          <table:table-cell table:style-name="ce785" table:formula="of:=[.C59]+1" office:value-type="date" office:date-value="2025-05-12" calcext:value-type="date">
            <text:p>May 12</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61]" office:value-type="string" office:string-value="32Ln LDygyy" calcext:value-type="string">
            <text:p>32Ln LDygyy</text:p>
          </table:table-cell>
          <table:table-cell table:style-name="Footnote" table:formula="of:=[$Falfelides.B61]" office:value-type="string" office:string-value="LeDoolen Yagli" calcext:value-type="string">
            <text:p>LeDoolen Yagli</text:p>
          </table:table-cell>
          <table:table-cell table:style-name="ce785" table:formula="of:=[.C60]+1" office:value-type="date" office:date-value="2025-05-13" calcext:value-type="date">
            <text:p>May 13</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62]" office:value-type="string" office:string-value="42Ln LDygyy" calcext:value-type="string">
            <text:p>42Ln LDygyy</text:p>
          </table:table-cell>
          <table:table-cell table:style-name="Footnote" table:formula="of:=[$Falfelides.B62]" office:value-type="string" office:string-value="KuuDoolen Yagli" calcext:value-type="string">
            <text:p>KuuDoolen Yagli</text:p>
          </table:table-cell>
          <table:table-cell table:style-name="ce785" table:formula="of:=[.C61]+1" office:value-type="date" office:date-value="2025-05-14" calcext:value-type="date">
            <text:p>May 14</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63]" office:value-type="string" office:string-value="52Ln LDygyy" calcext:value-type="string">
            <text:p>52Ln LDygyy</text:p>
          </table:table-cell>
          <table:table-cell table:style-name="Footnote" table:formula="of:=[$Falfelides.B63]" office:value-type="string" office:string-value="PaanDoolen Yagli" calcext:value-type="string">
            <text:p>PaanDoolen Yagli</text:p>
          </table:table-cell>
          <table:table-cell table:style-name="ce785" table:formula="of:=[.C62]+1" office:value-type="date" office:date-value="2025-05-15" calcext:value-type="date">
            <text:p>May 15</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64]" office:value-type="string" office:string-value="03Lllx LDygyy" calcext:value-type="string">
            <text:p>03Lllx LDygyy</text:p>
          </table:table-cell>
          <table:table-cell table:style-name="Footnote" table:formula="of:=[$Falfelides.B64]" office:value-type="string" office:string-value="Lellarla Yagli" calcext:value-type="string">
            <text:p>Lellarla Yagli</text:p>
          </table:table-cell>
          <table:table-cell table:style-name="ce785" table:formula="of:=[.C63]+1" office:value-type="date" office:date-value="2025-05-16" calcext:value-type="date">
            <text:p>May 16</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65]" office:value-type="string" office:string-value="23Ln LDygyy" calcext:value-type="string">
            <text:p>23Ln LDygyy</text:p>
          </table:table-cell>
          <table:table-cell table:style-name="Footnote" table:formula="of:=[$Falfelides.B65]" office:value-type="string" office:string-value="Biillaaren Yagli" calcext:value-type="string">
            <text:p>Biillaaren Yagli</text:p>
          </table:table-cell>
          <table:table-cell table:style-name="ce785" table:formula="of:=[.C64]+1" office:value-type="date" office:date-value="2025-05-17" calcext:value-type="date">
            <text:p>May 17</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66]" office:value-type="string" office:string-value="33Ln LDygyy" calcext:value-type="string">
            <text:p>33Ln LDygyy</text:p>
          </table:table-cell>
          <table:table-cell table:style-name="Footnote" table:formula="of:=[$Falfelides.B66]" office:value-type="string" office:string-value="Lilleeren Yagli" calcext:value-type="string">
            <text:p>Lilleeren Yagli</text:p>
          </table:table-cell>
          <table:table-cell table:style-name="ce785" table:formula="of:=[.C65]+1" office:value-type="date" office:date-value="2025-05-18" calcext:value-type="date">
            <text:p>May 18</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67]" office:value-type="string" office:string-value="43Ln LDygyy" calcext:value-type="string">
            <text:p>43Ln LDygyy</text:p>
          </table:table-cell>
          <table:table-cell table:style-name="Footnote" table:formula="of:=[$Falfelides.B67]" office:value-type="string" office:string-value="Guullaaren Yagli" calcext:value-type="string">
            <text:p>Guullaaren Yagli</text:p>
          </table:table-cell>
          <table:table-cell table:style-name="ce785" table:formula="of:=[.C66]+1" office:value-type="date" office:date-value="2025-05-19" calcext:value-type="date">
            <text:p>May 19</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68]" office:value-type="string" office:string-value="53Ln LDygyy" calcext:value-type="string">
            <text:p>53Ln LDygyy</text:p>
          </table:table-cell>
          <table:table-cell table:style-name="Footnote" table:formula="of:=[$Falfelides.B68]" office:value-type="string" office:string-value="Banaarlen Yagli" calcext:value-type="string">
            <text:p>Banaarlen Yagli</text:p>
          </table:table-cell>
          <table:table-cell table:style-name="ce785" table:formula="of:=[.C67]+1" office:value-type="date" office:date-value="2025-05-20" calcext:value-type="date">
            <text:p>May 20</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69]" office:value-type="string" office:string-value="04Lllx LDygyy" calcext:value-type="string">
            <text:p>04Lllx LDygyy</text:p>
          </table:table-cell>
          <table:table-cell table:style-name="Footnote" table:formula="of:=[$Falfelides.B69]" office:value-type="string" office:string-value="Goolarla Yagli" calcext:value-type="string">
            <text:p>Goolarla Yagli</text:p>
          </table:table-cell>
          <table:table-cell table:style-name="ce785" table:formula="of:=[.C68]+1" office:value-type="date" office:date-value="2025-05-21" calcext:value-type="date">
            <text:p>May 21</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70]" office:value-type="string" office:string-value="24Ln LDygyy" calcext:value-type="string">
            <text:p>24Ln LDygyy</text:p>
          </table:table-cell>
          <table:table-cell table:style-name="Footnote" table:formula="of:=[$Falfelides.B70]" office:value-type="string" office:string-value="BiRuulen Yagli" calcext:value-type="string">
            <text:p>BiRuulen Yagli</text:p>
          </table:table-cell>
          <table:table-cell table:style-name="ce785" table:formula="of:=[.C69]+1" office:value-type="date" office:date-value="2025-05-22" calcext:value-type="date">
            <text:p>May 22</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71]" office:value-type="string" office:string-value="34Ln LDygyy" calcext:value-type="string">
            <text:p>34Ln LDygyy</text:p>
          </table:table-cell>
          <table:table-cell table:style-name="Footnote" table:formula="of:=[$Falfelides.B71]" office:value-type="string" office:string-value="LeRulen Yagli" calcext:value-type="string">
            <text:p>LeRulen Yagli</text:p>
          </table:table-cell>
          <table:table-cell table:style-name="ce785" table:formula="of:=[.C70]+1" office:value-type="date" office:date-value="2025-05-23" calcext:value-type="date">
            <text:p>May 23</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72]" office:value-type="string" office:string-value="44Ln LDygyy" calcext:value-type="string">
            <text:p>44Ln LDygyy</text:p>
          </table:table-cell>
          <table:table-cell table:style-name="Footnote" table:formula="of:=[$Falfelides.B72]" office:value-type="string" office:string-value="Kuruulen Yagli" calcext:value-type="string">
            <text:p>Kuruulen Yagli</text:p>
          </table:table-cell>
          <table:table-cell table:style-name="ce785" table:formula="of:=[.C71]+1" office:value-type="date" office:date-value="2025-05-24" calcext:value-type="date">
            <text:p>May 24</text:p>
          </table:table-cell>
          <table:table-cell table:style-name="Footnote" table:number-columns-repeated="9"/>
          <table:table-cell table:style-name="ce784"/>
          <table:table-cell table:style-name="Footnote" table:number-columns-repeated="6"/>
          <table:table-cell table:number-columns-repeated="16365"/>
        </table:table-row>
        <table:table-row table:style-name="ro8">
          <table:table-cell table:style-name="Accent_20_1" table:formula="of:=[$Falfelides.A73]" office:value-type="string" office:string-value="54Ln LDygyy" calcext:value-type="string">
            <text:p>54Ln LDygyy</text:p>
          </table:table-cell>
          <table:table-cell table:style-name="Footnote" table:formula="of:=[$Falfelides.B73]" office:value-type="string" office:string-value="Banoorlen Yagli" calcext:value-type="string">
            <text:p>Banoorlen Yagli</text:p>
          </table:table-cell>
          <table:table-cell table:style-name="ce785" table:formula="of:=[.C72]+1" office:value-type="date" office:date-value="2025-05-25" calcext:value-type="date">
            <text:p>May 25</text:p>
          </table:table-cell>
          <table:table-cell table:style-name="Footnote" table:number-columns-repeated="8"/>
          <table:table-cell table:style-name="ce784" table:number-columns-repeated="2"/>
          <table:table-cell table:style-name="Footnote" table:number-columns-repeated="6"/>
          <table:table-cell table:number-columns-repeated="16365"/>
        </table:table-row>
        <table:table-row table:style-name="ro8">
          <table:table-cell table:style-name="Accent_20_1" table:formula="of:=[$Falfelides.A74]" office:value-type="string" office:string-value="05Lllx LDygyy" calcext:value-type="string">
            <text:p>05Lllx LDygyy</text:p>
          </table:table-cell>
          <table:table-cell table:style-name="Footnote" table:formula="of:=[$Falfelides.B74]" office:value-type="string" office:string-value="Bammarla Yagli" calcext:value-type="string">
            <text:p>Bammarla Yagli</text:p>
          </table:table-cell>
          <table:table-cell table:style-name="ce785" table:formula="of:=[.C73]+1" office:value-type="date" office:date-value="2025-05-26" calcext:value-type="date">
            <text:p>May 26</text:p>
          </table:table-cell>
          <table:table-cell table:style-name="Footnote" table:number-columns-repeated="16"/>
          <table:table-cell table:number-columns-repeated="16365"/>
        </table:table-row>
        <table:table-row table:style-name="ro8">
          <table:table-cell table:style-name="Accent_20_1" table:formula="of:=[$Falfelides.A75]" office:value-type="string" office:string-value="25Ln LDygyy" calcext:value-type="string">
            <text:p>25Ln LDygyy</text:p>
          </table:table-cell>
          <table:table-cell table:style-name="Footnote" table:formula="of:=[$Falfelides.B75]" office:value-type="string" office:string-value="BiiVaameng Yagli" calcext:value-type="string">
            <text:p>BiiVaameng Yagli</text:p>
          </table:table-cell>
          <table:table-cell table:style-name="ce785" table:formula="of:=[.C74]+1" office:value-type="date" office:date-value="2025-05-27" calcext:value-type="date">
            <text:p>May 27</text:p>
          </table:table-cell>
          <table:table-cell table:style-name="Footnote" table:number-columns-repeated="16"/>
          <table:table-cell table:number-columns-repeated="16365"/>
        </table:table-row>
        <table:table-row table:style-name="ro8">
          <table:table-cell table:style-name="Accent_20_1" table:formula="of:=[$Falfelides.A76]" office:value-type="string" office:string-value="35Ln LDygyy" calcext:value-type="string">
            <text:p>35Ln LDygyy</text:p>
          </table:table-cell>
          <table:table-cell table:style-name="Footnote" table:formula="of:=[$Falfelides.B76]" office:value-type="string" office:string-value="LeVaameng Yagli" calcext:value-type="string">
            <text:p>LeVaameng Yagli</text:p>
          </table:table-cell>
          <table:table-cell table:style-name="ce785" table:formula="of:=[.C75]+1" office:value-type="date" office:date-value="2025-05-28" calcext:value-type="date">
            <text:p>May 28</text:p>
          </table:table-cell>
          <table:table-cell table:style-name="Footnote" table:number-columns-repeated="16"/>
          <table:table-cell table:number-columns-repeated="16365"/>
        </table:table-row>
        <table:table-row table:style-name="ro8">
          <table:table-cell table:style-name="Accent_20_1" table:formula="of:=[$Falfelides.A77]" office:value-type="string" office:string-value="45Ln LDygyy" calcext:value-type="string">
            <text:p>45Ln LDygyy</text:p>
          </table:table-cell>
          <table:table-cell table:style-name="Footnote" table:formula="of:=[$Falfelides.B77]" office:value-type="string" office:string-value="KuVaameng Yagli" calcext:value-type="string">
            <text:p>KuVaameng Yagli</text:p>
          </table:table-cell>
          <table:table-cell table:style-name="ce785" table:formula="of:=[.C76]+1" office:value-type="date" office:date-value="2025-05-29" calcext:value-type="date">
            <text:p>May 29</text:p>
          </table:table-cell>
          <table:table-cell table:style-name="Footnote" table:number-columns-repeated="16"/>
          <table:table-cell table:number-columns-repeated="16365"/>
        </table:table-row>
        <table:table-row table:style-name="ro8">
          <table:table-cell table:style-name="Accent_20_1" table:formula="of:=[$Falfelides.A78]" office:value-type="string" office:string-value="55Ln LDygyy" calcext:value-type="string">
            <text:p>55Ln LDygyy</text:p>
          </table:table-cell>
          <table:table-cell table:style-name="Footnote" table:formula="of:=[$Falfelides.B78]" office:value-type="string" office:string-value="FaVaameng Yagli" calcext:value-type="string">
            <text:p>FaVaameng Yagli</text:p>
          </table:table-cell>
          <table:table-cell table:style-name="ce785" table:formula="of:=[.C77]+1" office:value-type="date" office:date-value="2025-05-30" calcext:value-type="date">
            <text:p>May 30</text:p>
          </table:table-cell>
          <table:table-cell table:style-name="Footnote" table:number-columns-repeated="16"/>
          <table:table-cell table:number-columns-repeated="16365"/>
        </table:table-row>
        <table:table-row table:style-name="ro8">
          <table:table-cell table:style-name="Accent_20_1" table:formula="of:=[$Falfelides.A79]" office:value-type="string" office:string-value="06Lllx LDygyy" calcext:value-type="string">
            <text:p>06Lllx LDygyy</text:p>
          </table:table-cell>
          <table:table-cell table:style-name="Footnote" table:formula="of:=[$Falfelides.B79]" office:value-type="string" office:string-value="Duulelarla Yagli" calcext:value-type="string">
            <text:p>Duulelarla Yagli</text:p>
          </table:table-cell>
          <table:table-cell table:style-name="ce785" table:formula="of:=[.C78]+1" office:value-type="date" office:date-value="2025-05-31" calcext:value-type="date">
            <text:p>May 31</text:p>
          </table:table-cell>
          <table:table-cell table:style-name="Footnote" table:number-columns-repeated="16"/>
          <table:table-cell table:number-columns-repeated="16365"/>
        </table:table-row>
        <table:table-row table:style-name="ro8">
          <table:table-cell table:style-name="Accent_20_1" table:formula="of:=[$Falfelides.A80]" office:value-type="string" office:string-value="26Ln LDygyy" calcext:value-type="string">
            <text:p>26Ln LDygyy</text:p>
          </table:table-cell>
          <table:table-cell table:style-name="Footnote" table:formula="of:=[$Falfelides.B80]" office:value-type="string" office:string-value="BiiDuleren Yagli" calcext:value-type="string">
            <text:p>BiiDuleren Yagli</text:p>
          </table:table-cell>
          <table:table-cell table:style-name="ce785" table:formula="of:=[.C79]+1" office:value-type="date" office:date-value="2025-06-01" calcext:value-type="date">
            <text:p>Jun 1</text:p>
          </table:table-cell>
          <table:table-cell table:style-name="Footnote" table:number-columns-repeated="16"/>
          <table:table-cell table:number-columns-repeated="16365"/>
        </table:table-row>
        <table:table-row table:style-name="ro8">
          <table:table-cell table:style-name="Accent_20_1" table:formula="of:=[$Falfelides.A81]" office:value-type="string" office:string-value="36Ln LDygyy" calcext:value-type="string">
            <text:p>36Ln LDygyy</text:p>
          </table:table-cell>
          <table:table-cell table:style-name="Footnote" table:formula="of:=[$Falfelides.B81]" office:value-type="string" office:string-value="LeDuleren Yagli" calcext:value-type="string">
            <text:p>LeDuleren Yagli</text:p>
          </table:table-cell>
          <table:table-cell table:style-name="ce785" table:formula="of:=[.C80]+1" office:value-type="date" office:date-value="2025-06-02" calcext:value-type="date">
            <text:p>Jun 2</text:p>
          </table:table-cell>
          <table:table-cell table:style-name="Footnote" table:number-columns-repeated="16"/>
          <table:table-cell table:number-columns-repeated="16365"/>
        </table:table-row>
        <table:table-row table:style-name="ro8">
          <table:table-cell table:style-name="Accent_20_1" table:formula="of:=[$Falfelides.A82]" office:value-type="string" office:string-value="46Ln LDygyy" calcext:value-type="string">
            <text:p>46Ln LDygyy</text:p>
          </table:table-cell>
          <table:table-cell table:style-name="Footnote" table:formula="of:=[$Falfelides.B82]" office:value-type="string" office:string-value="KuDuuleren Yagli" calcext:value-type="string">
            <text:p>KuDuuleren Yagli</text:p>
          </table:table-cell>
          <table:table-cell table:style-name="ce785" table:formula="of:=[.C81]+1" office:value-type="date" office:date-value="2025-06-03" calcext:value-type="date">
            <text:p>Jun 3</text:p>
          </table:table-cell>
          <table:table-cell table:style-name="Footnote" table:number-columns-repeated="16"/>
          <table:table-cell table:number-columns-repeated="16365"/>
        </table:table-row>
        <table:table-row table:style-name="ro8">
          <table:table-cell table:style-name="Accent_20_1" table:formula="of:=[$Falfelides.A83]" office:value-type="string" office:string-value="56Ln LDygyy" calcext:value-type="string">
            <text:p>56Ln LDygyy</text:p>
          </table:table-cell>
          <table:table-cell table:style-name="Footnote" table:formula="of:=[$Falfelides.B83]" office:value-type="string" office:string-value="PaDuleren Yagli" calcext:value-type="string">
            <text:p>PaDuleren Yagli</text:p>
          </table:table-cell>
          <table:table-cell table:style-name="ce785" table:formula="of:=[.C82]+1" office:value-type="date" office:date-value="2025-06-04" calcext:value-type="date">
            <text:p>Jun 4</text:p>
          </table:table-cell>
          <table:table-cell table:style-name="Footnote" table:number-columns-repeated="16"/>
          <table:table-cell table:number-columns-repeated="16365"/>
        </table:table-row>
        <table:table-row table:style-name="ro8">
          <table:table-cell table:style-name="Accent_20_1" table:formula="of:=[$Falfelides.A84]" office:value-type="string" office:string-value="07Lllx LDygyy" calcext:value-type="string">
            <text:p>07Lllx LDygyy</text:p>
          </table:table-cell>
          <table:table-cell table:style-name="Footnote" table:formula="of:=[$Falfelides.B84]" office:value-type="string" office:string-value="Niraarla Yagli" calcext:value-type="string">
            <text:p>Niraarla Yagli</text:p>
          </table:table-cell>
          <table:table-cell table:style-name="ce785" table:formula="of:=[.C83]+1" office:value-type="date" office:date-value="2025-06-05" calcext:value-type="date">
            <text:p>Jun 5</text:p>
          </table:table-cell>
          <table:table-cell table:style-name="Footnote" table:number-columns-repeated="16"/>
          <table:table-cell table:number-columns-repeated="16365"/>
        </table:table-row>
        <table:table-row table:style-name="ro8">
          <table:table-cell table:style-name="Accent_20_1" table:formula="of:=[$Falfelides.A85]" office:value-type="string" office:string-value="27Ln LDygyy" calcext:value-type="string">
            <text:p>27Ln LDygyy</text:p>
          </table:table-cell>
          <table:table-cell table:style-name="Footnote" table:formula="of:=[$Falfelides.B85]" office:value-type="string" office:string-value="BiiNirlen Yagli" calcext:value-type="string">
            <text:p>BiiNirlen Yagli</text:p>
          </table:table-cell>
          <table:table-cell table:style-name="ce785" table:formula="of:=[.C84]+1" office:value-type="date" office:date-value="2025-06-06" calcext:value-type="date">
            <text:p>Jun 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86]" office:value-type="string" office:string-value="37Ln LDygyy" calcext:value-type="string">
            <text:p>37Ln LDygyy</text:p>
          </table:table-cell>
          <table:table-cell table:style-name="Footnote" table:formula="of:=[$Falfelides.B86]" office:value-type="string" office:string-value="NeGuulen Yagli" calcext:value-type="string">
            <text:p>NeGuulen Yagli</text:p>
          </table:table-cell>
          <table:table-cell table:style-name="ce785" table:formula="of:=[.C85]+1" office:value-type="date" office:date-value="2025-06-07" calcext:value-type="date">
            <text:p>Jun 7</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87]" office:value-type="string" office:string-value="47Ln LDygyy" calcext:value-type="string">
            <text:p>47Ln LDygyy</text:p>
          </table:table-cell>
          <table:table-cell table:style-name="Footnote" table:formula="of:=[$Falfelides.B87]" office:value-type="string" office:string-value="KuuNirlen Yagli" calcext:value-type="string">
            <text:p>KuuNirlen Yagli</text:p>
          </table:table-cell>
          <table:table-cell table:style-name="ce785" table:formula="of:=[.C86]+1" office:value-type="date" office:date-value="2025-06-08" calcext:value-type="date">
            <text:p>Jun 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88]" office:value-type="string" office:string-value="57Ln LDygyy" calcext:value-type="string">
            <text:p>57Ln LDygyy</text:p>
          </table:table-cell>
          <table:table-cell table:style-name="Footnote" table:formula="of:=[$Falfelides.B88]" office:value-type="string" office:string-value="Nebellen Yagli" calcext:value-type="string">
            <text:p>Nebellen Yagli</text:p>
          </table:table-cell>
          <table:table-cell table:style-name="ce785" table:formula="of:=[.C87]+1" office:value-type="date" office:date-value="2025-06-09" calcext:value-type="date">
            <text:p>Jun 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89]" office:value-type="string" office:string-value="00Lllx LDygyy" calcext:value-type="string">
            <text:p>00Lllx LDygyy</text:p>
          </table:table-cell>
          <table:table-cell table:style-name="Footnote" table:formula="of:=[$Falfelides.B89]" office:value-type="string" office:string-value="Baarella Yagli" calcext:value-type="string">
            <text:p>Baarella Yagli</text:p>
          </table:table-cell>
          <table:table-cell table:style-name="ce785" table:formula="of:=[.C88]+1" office:value-type="date" office:date-value="2025-06-10" calcext:value-type="date">
            <text:p>Jun 10</text:p>
          </table:table-cell>
          <table:table-cell table:style-name="Footnote" office:value-type="string" calcext:value-type="string">
            <text:p>Talaashen came back a few days before the summer equinox, and Kafisa has spent a lot of time with her since then</text:p>
          </table:table-cell>
          <table:table-cell table:style-name="Footnote" table:number-columns-repeated="10"/>
          <table:table-cell table:style-name="ce784"/>
          <table:table-cell table:style-name="Footnote" table:number-columns-repeated="4"/>
          <table:table-cell table:number-columns-repeated="16365"/>
        </table:table-row>
        <table:table-row table:style-name="ro8">
          <table:table-cell table:style-name="Accent_20_1" table:formula="of:=[$Falfelides.A90]" office:value-type="string" office:string-value="20Ln LDygyy" calcext:value-type="string">
            <text:p>20Ln LDygyy</text:p>
          </table:table-cell>
          <table:table-cell table:style-name="Footnote" table:formula="of:=[$Falfelides.B90]" office:value-type="string" office:string-value="BiGiilen Yagli" calcext:value-type="string">
            <text:p>BiGiilen Yagli</text:p>
          </table:table-cell>
          <table:table-cell table:style-name="ce785" table:formula="of:=[.C89]+1" office:value-type="date" office:date-value="2025-06-11" calcext:value-type="date">
            <text:p>Jun 1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91]" office:value-type="string" office:string-value="30Ln LDygyy" calcext:value-type="string">
            <text:p>30Ln LDygyy</text:p>
          </table:table-cell>
          <table:table-cell table:style-name="Footnote" table:formula="of:=[$Falfelides.B91]" office:value-type="string" office:string-value="LeLiilen Yagli" calcext:value-type="string">
            <text:p>LeLiilen Yagli</text:p>
          </table:table-cell>
          <table:table-cell table:style-name="ce785" table:formula="of:=[.C90]+1" office:value-type="date" office:date-value="2025-06-12" calcext:value-type="date">
            <text:p>Jun 12</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92]" office:value-type="string" office:string-value="40Ln LDygyy" calcext:value-type="string">
            <text:p>40Ln LDygyy</text:p>
          </table:table-cell>
          <table:table-cell table:style-name="Footnote" table:formula="of:=[$Falfelides.B92]" office:value-type="string" office:string-value="Guuwiilen Yagli" calcext:value-type="string">
            <text:p>Guuwiilen Yagli</text:p>
          </table:table-cell>
          <table:table-cell table:style-name="ce785" table:formula="of:=[.C91]+1" office:value-type="date" office:date-value="2025-06-13" calcext:value-type="date">
            <text:p>Jun 1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93]" office:value-type="string" office:string-value="50Ln LDygyy" calcext:value-type="string">
            <text:p>50Ln LDygyy</text:p>
          </table:table-cell>
          <table:table-cell table:style-name="Footnote" table:formula="of:=[$Falfelides.B93]" office:value-type="string" office:string-value="BaNiilen Yagli" calcext:value-type="string">
            <text:p>BaNiilen Yagli</text:p>
          </table:table-cell>
          <table:table-cell table:style-name="ce785" table:formula="of:=[.C92]+1" office:value-type="date" office:date-value="2025-06-14" calcext:value-type="date">
            <text:p>Jun 14</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94]" office:value-type="string" office:string-value="LN06Yy LDygyy" calcext:value-type="string">
            <text:p>LN06Yy LDygyy</text:p>
          </table:table-cell>
          <table:table-cell table:style-name="Footnote" table:formula="of:=[$Falfelides.B94]" office:value-type="string" office:string-value="Lenduley Yagli" calcext:value-type="string">
            <text:p>Lenduley Yagli</text:p>
          </table:table-cell>
          <table:table-cell table:style-name="ce785" table:formula="of:=[.C93]+1" office:value-type="date" office:date-value="2025-06-15" calcext:value-type="date">
            <text:p>Jun 1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95]" office:value-type="string" office:string-value="LN05Yy LDygyy" calcext:value-type="string">
            <text:p>LN05Yy LDygyy</text:p>
          </table:table-cell>
          <table:table-cell table:style-name="Footnote" table:formula="of:=[$Falfelides.B95]" office:value-type="string" office:string-value="Lembami Yagli" calcext:value-type="string">
            <text:p>Lembami Yagli</text:p>
          </table:table-cell>
          <table:table-cell table:style-name="ce785" table:formula="of:=[.C94]+1" office:value-type="date" office:date-value="2025-06-16" calcext:value-type="date">
            <text:p>Jun 1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96]" office:value-type="string" office:string-value="LN04Yy LDygyy" calcext:value-type="string">
            <text:p>LN04Yy LDygyy</text:p>
          </table:table-cell>
          <table:table-cell table:style-name="Footnote" table:formula="of:=[$Falfelides.B96]" office:value-type="string" office:string-value="Lenko’i Yagli" calcext:value-type="string">
            <text:p>Lenko’i Yagli</text:p>
          </table:table-cell>
          <table:table-cell table:style-name="ce785" table:formula="of:=[.C95]+1" office:value-type="date" office:date-value="2025-06-17" calcext:value-type="date">
            <text:p>Jun 17</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97]" office:value-type="string" office:string-value="LN03Yy LDygyy" calcext:value-type="string">
            <text:p>LN03Yy LDygyy</text:p>
          </table:table-cell>
          <table:table-cell table:style-name="Footnote" table:formula="of:=[$Falfelides.B97]" office:value-type="string" office:string-value="Lenleli Yagli" calcext:value-type="string">
            <text:p>Lenleli Yagli</text:p>
          </table:table-cell>
          <table:table-cell table:style-name="ce785" table:formula="of:=[.C96]+1" office:value-type="date" office:date-value="2025-06-18" calcext:value-type="date">
            <text:p>Jun 1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98]" office:value-type="string" office:string-value="LN02Yy LDygyy" calcext:value-type="string">
            <text:p>LN02Yy LDygyy</text:p>
          </table:table-cell>
          <table:table-cell table:style-name="Footnote" table:formula="of:=[$Falfelides.B98]" office:value-type="string" office:string-value="Lendoli Yagli" calcext:value-type="string">
            <text:p>Lendoli Yagli</text:p>
          </table:table-cell>
          <table:table-cell table:style-name="ce785" table:formula="of:=[.C97]+1" office:value-type="date" office:date-value="2025-06-19" calcext:value-type="date">
            <text:p>Jun 1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99]" office:value-type="string" office:string-value="00LNyy LDygyy" calcext:value-type="string">
            <text:p>00LNyy LDygyy</text:p>
          </table:table-cell>
          <table:table-cell table:style-name="Footnote" table:formula="of:=[$Falfelides.B99]" office:value-type="string" office:string-value="Baringi Yagli" calcext:value-type="string">
            <text:p>Baringi Yagli</text:p>
          </table:table-cell>
          <table:table-cell table:style-name="ce785" table:formula="of:=[.C98]+1" office:value-type="date" office:date-value="2025-06-20" calcext:value-type="date">
            <text:p>Jun 2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00]" office:value-type="string" office:string-value="LDygyx" calcext:value-type="string">
            <text:p>LDygyx</text:p>
          </table:table-cell>
          <table:table-cell table:style-name="Footnote" table:formula="of:=[$Falfelides.B100]" office:value-type="string" office:string-value="Yakkal" calcext:value-type="string">
            <text:p>Yakkal</text:p>
          </table:table-cell>
          <table:table-cell table:style-name="ce785" table:formula="of:=[.C99]+1" office:value-type="date" office:date-value="2025-06-21" calcext:value-type="date">
            <text:p>Jun 2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01]" office:value-type="string" office:string-value="01Lllx LDyggwYy" calcext:value-type="string">
            <text:p>01Lllx LDyggwYy</text:p>
          </table:table-cell>
          <table:table-cell table:style-name="Footnote" table:formula="of:=[$Falfelides.B101]" office:value-type="string" office:string-value="Nenarla Wariko" calcext:value-type="string">
            <text:p>Nenarla Wariko</text:p>
          </table:table-cell>
          <table:table-cell table:style-name="ce785" table:formula="of:=[.C100]+1" office:value-type="date" office:date-value="2025-06-22" calcext:value-type="date">
            <text:p>Jun 22</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02]" office:value-type="string" office:string-value="21Ln LDyggwYy" calcext:value-type="string">
            <text:p>21Ln LDyggwYy</text:p>
          </table:table-cell>
          <table:table-cell table:style-name="Footnote" table:formula="of:=[$Falfelides.B102]" office:value-type="string" office:string-value="Biinnelen Wariko" calcext:value-type="string">
            <text:p>Biinnelen Wariko</text:p>
          </table:table-cell>
          <table:table-cell table:style-name="ce785" table:formula="of:=[.C101]+1" office:value-type="date" office:date-value="2025-06-23" calcext:value-type="date">
            <text:p>Jun 2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03]" office:value-type="string" office:string-value="31Ln LDyggwYy" calcext:value-type="string">
            <text:p>31Ln LDyggwYy</text:p>
          </table:table-cell>
          <table:table-cell table:style-name="Footnote" table:formula="of:=[$Falfelides.B103]" office:value-type="string" office:string-value="Lennelen Wariko" calcext:value-type="string">
            <text:p>Lennelen Wariko</text:p>
          </table:table-cell>
          <table:table-cell table:style-name="ce785" table:formula="of:=[.C102]+1" office:value-type="date" office:date-value="2025-06-24" calcext:value-type="date">
            <text:p>Jun 24</text:p>
          </table:table-cell>
          <table:table-cell table:style-name="Footnote" table:number-columns-repeated="10"/>
          <table:table-cell table:style-name="Footnote" office:value-type="string" calcext:value-type="string">
            <text:p>Ensures the canal is started</text:p>
          </table:table-cell>
          <table:table-cell table:style-name="ce784"/>
          <table:table-cell table:style-name="Footnote" table:number-columns-repeated="4"/>
          <table:table-cell table:number-columns-repeated="16365"/>
        </table:table-row>
        <table:table-row table:style-name="ro8">
          <table:table-cell table:style-name="Accent_20_1" table:formula="of:=[$Falfelides.A104]" office:value-type="string" office:string-value="41Ln LDyggwYy" calcext:value-type="string">
            <text:p>41Ln LDyggwYy</text:p>
          </table:table-cell>
          <table:table-cell table:style-name="Footnote" table:formula="of:=[$Falfelides.B104]" office:value-type="string" office:string-value="Guunnelen Wariko" calcext:value-type="string">
            <text:p>Guunnelen Wariko</text:p>
          </table:table-cell>
          <table:table-cell table:style-name="ce785" table:formula="of:=[.C103]+1" office:value-type="date" office:date-value="2025-06-25" calcext:value-type="date">
            <text:p>Jun 2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05]" office:value-type="string" office:string-value="51Ln LDyggwYy" calcext:value-type="string">
            <text:p>51Ln LDyggwYy</text:p>
          </table:table-cell>
          <table:table-cell table:style-name="Footnote" table:formula="of:=[$Falfelides.B105]" office:value-type="string" office:string-value="BiNiineren Wariko" calcext:value-type="string">
            <text:p>BiNiineren Wariko</text:p>
          </table:table-cell>
          <table:table-cell table:style-name="ce785" table:formula="of:=[.C104]+1" office:value-type="date" office:date-value="2025-06-26" calcext:value-type="date">
            <text:p>Jun 2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14">
          <table:table-cell table:style-name="Accent_20_1" table:formula="of:=[$Falfelides.A106]" office:value-type="string" office:string-value="02Lllx LDyggwYy" calcext:value-type="string">
            <text:p>02Lllx LDyggwYy</text:p>
          </table:table-cell>
          <table:table-cell table:style-name="Footnote" table:formula="of:=[$Falfelides.B106]" office:value-type="string" office:string-value="Doolarla Wariko" calcext:value-type="string">
            <text:p>Doolarla Wariko</text:p>
          </table:table-cell>
          <table:table-cell table:style-name="ce785" table:formula="of:=[.C105]+1" office:value-type="date" office:date-value="2025-06-27" calcext:value-type="date">
            <text:p>Jun 27</text:p>
          </table:table-cell>
          <table:table-cell table:style-name="Footnote" table:number-columns-repeated="10"/>
          <table:table-cell table:style-name="Footnote" office:value-type="string" calcext:value-type="string">
            <text:p>Torential rains put a stop at the construction of the canal as everyone helps in the efforts to save parts of the town. Kuya is aware that the construction caused some more issues in the less favoured areas of the town that he wanted to build over</text:p>
          </table:table-cell>
          <table:table-cell table:style-name="ce784"/>
          <table:table-cell table:style-name="Footnote" table:number-columns-repeated="4"/>
          <table:table-cell table:number-columns-repeated="16365"/>
        </table:table-row>
        <table:table-row table:style-name="ro8">
          <table:table-cell table:style-name="Accent_20_1" table:formula="of:=[$Falfelides.A107]" office:value-type="string" office:string-value="22Ln LDyggwYy" calcext:value-type="string">
            <text:p>22Ln LDyggwYy</text:p>
          </table:table-cell>
          <table:table-cell table:style-name="Footnote" table:formula="of:=[$Falfelides.B107]" office:value-type="string" office:string-value="BiDoolen Wariko" calcext:value-type="string">
            <text:p>BiDoolen Wariko</text:p>
          </table:table-cell>
          <table:table-cell table:style-name="ce785" table:formula="of:=[.C106]+1" office:value-type="date" office:date-value="2025-06-28" calcext:value-type="date">
            <text:p>Jun 2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08]" office:value-type="string" office:string-value="32Ln LDyggwYy" calcext:value-type="string">
            <text:p>32Ln LDyggwYy</text:p>
          </table:table-cell>
          <table:table-cell table:style-name="Footnote" table:formula="of:=[$Falfelides.B108]" office:value-type="string" office:string-value="LeDoolen Wariko" calcext:value-type="string">
            <text:p>LeDoolen Wariko</text:p>
          </table:table-cell>
          <table:table-cell table:style-name="ce785" table:formula="of:=[.C107]+1" office:value-type="date" office:date-value="2025-06-29" calcext:value-type="date">
            <text:p>Jun 2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09]" office:value-type="string" office:string-value="42Ln LDyggwYy" calcext:value-type="string">
            <text:p>42Ln LDyggwYy</text:p>
          </table:table-cell>
          <table:table-cell table:style-name="Footnote" table:formula="of:=[$Falfelides.B109]" office:value-type="string" office:string-value="KuuDoolen Wariko" calcext:value-type="string">
            <text:p>KuuDoolen Wariko</text:p>
          </table:table-cell>
          <table:table-cell table:style-name="ce785" table:formula="of:=[.C108]+1" office:value-type="date" office:date-value="2025-06-30" calcext:value-type="date">
            <text:p>Jun 3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10]" office:value-type="string" office:string-value="52Ln LDyggwYy" calcext:value-type="string">
            <text:p>52Ln LDyggwYy</text:p>
          </table:table-cell>
          <table:table-cell table:style-name="Footnote" table:formula="of:=[$Falfelides.B110]" office:value-type="string" office:string-value="PaanDoolen Wariko" calcext:value-type="string">
            <text:p>PaanDoolen Wariko</text:p>
          </table:table-cell>
          <table:table-cell table:style-name="ce785" table:formula="of:=[.C109]+1" office:value-type="date" office:date-value="2025-07-01" calcext:value-type="date">
            <text:p>Jul 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11]" office:value-type="string" office:string-value="03Lllx LDyggwYy" calcext:value-type="string">
            <text:p>03Lllx LDyggwYy</text:p>
          </table:table-cell>
          <table:table-cell table:style-name="Footnote" table:formula="of:=[$Falfelides.B111]" office:value-type="string" office:string-value="Lellarla Wariko" calcext:value-type="string">
            <text:p>Lellarla Wariko</text:p>
          </table:table-cell>
          <table:table-cell table:style-name="ce785" table:formula="of:=[.C110]+1" office:value-type="date" office:date-value="2025-07-02" calcext:value-type="date">
            <text:p>Jul 2</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12]" office:value-type="string" office:string-value="23Ln LDyggwYy" calcext:value-type="string">
            <text:p>23Ln LDyggwYy</text:p>
          </table:table-cell>
          <table:table-cell table:style-name="Footnote" table:formula="of:=[$Falfelides.B112]" office:value-type="string" office:string-value="Biillaaren Wariko" calcext:value-type="string">
            <text:p>Biillaaren Wariko</text:p>
          </table:table-cell>
          <table:table-cell table:style-name="ce785" table:formula="of:=[.C111]+1" office:value-type="date" office:date-value="2025-07-03" calcext:value-type="date">
            <text:p>Jul 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13]" office:value-type="string" office:string-value="33Ln LDyggwYy" calcext:value-type="string">
            <text:p>33Ln LDyggwYy</text:p>
          </table:table-cell>
          <table:table-cell table:style-name="Footnote" table:formula="of:=[$Falfelides.B113]" office:value-type="string" office:string-value="Lilleeren Wariko" calcext:value-type="string">
            <text:p>Lilleeren Wariko</text:p>
          </table:table-cell>
          <table:table-cell table:style-name="ce785" table:formula="of:=[.C112]+1" office:value-type="date" office:date-value="2025-07-04" calcext:value-type="date">
            <text:p>Jul 4</text:p>
          </table:table-cell>
          <table:table-cell table:style-name="Footnote" office:value-type="string" calcext:value-type="string">
            <text:p>Gives Bronze dagger to Tearan</text:p>
          </table:table-cell>
          <table:table-cell table:style-name="Footnote" table:number-columns-repeated="10"/>
          <table:table-cell table:style-name="ce784"/>
          <table:table-cell table:style-name="Footnote" table:number-columns-repeated="4"/>
          <table:table-cell table:number-columns-repeated="16365"/>
        </table:table-row>
        <table:table-row table:style-name="ro8">
          <table:table-cell table:style-name="Accent_20_1" table:formula="of:=[$Falfelides.A114]" office:value-type="string" office:string-value="43Ln LDyggwYy" calcext:value-type="string">
            <text:p>43Ln LDyggwYy</text:p>
          </table:table-cell>
          <table:table-cell table:style-name="Footnote" table:formula="of:=[$Falfelides.B114]" office:value-type="string" office:string-value="Guullaaren Wariko" calcext:value-type="string">
            <text:p>Guullaaren Wariko</text:p>
          </table:table-cell>
          <table:table-cell table:style-name="ce785" table:formula="of:=[.C113]+1" office:value-type="date" office:date-value="2025-07-05" calcext:value-type="date">
            <text:p>Jul 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15]" office:value-type="string" office:string-value="53Ln LDyggwYy" calcext:value-type="string">
            <text:p>53Ln LDyggwYy</text:p>
          </table:table-cell>
          <table:table-cell table:style-name="Footnote" table:formula="of:=[$Falfelides.B115]" office:value-type="string" office:string-value="Banaarlen Wariko" calcext:value-type="string">
            <text:p>Banaarlen Wariko</text:p>
          </table:table-cell>
          <table:table-cell table:style-name="ce785" table:formula="of:=[.C114]+1" office:value-type="date" office:date-value="2025-07-06" calcext:value-type="date">
            <text:p>Jul 6</text:p>
          </table:table-cell>
          <table:table-cell table:style-name="Footnote" table:number-columns-repeated="11"/>
          <table:table-cell table:style-name="ce784" office:value-type="string" calcext:value-type="string">
            <text:p>Plays as Grun Tekkoy Di Momu Ley</text:p>
          </table:table-cell>
          <table:table-cell table:style-name="Footnote" office:value-type="string" calcext:value-type="string">
            <text:p>Does not want anyone near the Fambesar yet</text:p>
          </table:table-cell>
          <table:table-cell table:style-name="Footnote"/>
          <table:table-cell table:style-name="Footnote" office:value-type="string" calcext:value-type="string">
            <text:p>Was visited by Tearan</text:p>
          </table:table-cell>
          <table:table-cell table:style-name="Footnote"/>
          <table:table-cell table:number-columns-repeated="16365"/>
        </table:table-row>
        <table:table-row table:style-name="ro12">
          <table:table-cell table:style-name="Accent_20_1" table:formula="of:=[$Falfelides.A116]" office:value-type="string" office:string-value="04Lllx LDyggwYy" calcext:value-type="string">
            <text:p>04Lllx LDyggwYy</text:p>
          </table:table-cell>
          <table:table-cell table:style-name="Footnote" table:formula="of:=[$Falfelides.B116]" office:value-type="string" office:string-value="Goolarla Wariko" calcext:value-type="string">
            <text:p>Goolarla Wariko</text:p>
          </table:table-cell>
          <table:table-cell table:style-name="ce785" table:formula="of:=[.C115]+1" office:value-type="date" office:date-value="2025-07-07" calcext:value-type="date">
            <text:p>Jul 7</text:p>
          </table:table-cell>
          <table:table-cell table:style-name="Footnote" table:number-columns-repeated="11"/>
          <table:table-cell table:style-name="ce784"/>
          <table:table-cell table:style-name="Footnote" table:number-columns-repeated="3"/>
          <table:table-cell table:style-name="ce784" office:value-type="string" calcext:value-type="string">
            <text:p>She wants to make people at ease and created a song with the help of Reyon to celebrate the return of Talaashen, to an uncertain success, as publicly shared love is somewhat awkward.</text:p>
          </table:table-cell>
          <table:table-cell table:number-columns-repeated="16365"/>
        </table:table-row>
        <table:table-row table:style-name="ro8">
          <table:table-cell table:style-name="Accent_20_1" table:formula="of:=[$Falfelides.A117]" office:value-type="string" office:string-value="24Ln LDyggwYy" calcext:value-type="string">
            <text:p>24Ln LDyggwYy</text:p>
          </table:table-cell>
          <table:table-cell table:style-name="Footnote" table:formula="of:=[$Falfelides.B117]" office:value-type="string" office:string-value="BiRuulen Wariko" calcext:value-type="string">
            <text:p>BiRuulen Wariko</text:p>
          </table:table-cell>
          <table:table-cell table:style-name="ce785" table:formula="of:=[.C116]+1" office:value-type="date" office:date-value="2025-07-08" calcext:value-type="date">
            <text:p>Jul 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18]" office:value-type="string" office:string-value="34Ln LDyggwYy" calcext:value-type="string">
            <text:p>34Ln LDyggwYy</text:p>
          </table:table-cell>
          <table:table-cell table:style-name="Footnote" table:formula="of:=[$Falfelides.B118]" office:value-type="string" office:string-value="LeRulen Wariko" calcext:value-type="string">
            <text:p>LeRulen Wariko</text:p>
          </table:table-cell>
          <table:table-cell table:style-name="ce785" table:formula="of:=[.C117]+1" office:value-type="date" office:date-value="2025-07-09" calcext:value-type="date">
            <text:p>Jul 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19]" office:value-type="string" office:string-value="44Ln LDyggwYy" calcext:value-type="string">
            <text:p>44Ln LDyggwYy</text:p>
          </table:table-cell>
          <table:table-cell table:style-name="Footnote" table:formula="of:=[$Falfelides.B119]" office:value-type="string" office:string-value="Kuruulen Wariko" calcext:value-type="string">
            <text:p>Kuruulen Wariko</text:p>
          </table:table-cell>
          <table:table-cell table:style-name="ce785" table:formula="of:=[.C118]+1" office:value-type="date" office:date-value="2025-07-10" calcext:value-type="date">
            <text:p>Jul 1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20]" office:value-type="string" office:string-value="54Ln LDyggwYy" calcext:value-type="string">
            <text:p>54Ln LDyggwYy</text:p>
          </table:table-cell>
          <table:table-cell table:style-name="Footnote" table:formula="of:=[$Falfelides.B120]" office:value-type="string" office:string-value="Banoorlen Wariko" calcext:value-type="string">
            <text:p>Banoorlen Wariko</text:p>
          </table:table-cell>
          <table:table-cell table:style-name="ce785" table:formula="of:=[.C119]+1" office:value-type="date" office:date-value="2025-07-11" calcext:value-type="date">
            <text:p>Jul 1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21]" office:value-type="string" office:string-value="05Lllx LDyggwYy" calcext:value-type="string">
            <text:p>05Lllx LDyggwYy</text:p>
          </table:table-cell>
          <table:table-cell table:style-name="Footnote" table:formula="of:=[$Falfelides.B121]" office:value-type="string" office:string-value="Bammarla Wariko" calcext:value-type="string">
            <text:p>Bammarla Wariko</text:p>
          </table:table-cell>
          <table:table-cell table:style-name="ce785" table:formula="of:=[.C120]+1" office:value-type="date" office:date-value="2025-07-12" calcext:value-type="date">
            <text:p>Jul 12</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22]" office:value-type="string" office:string-value="25Ln LDyggwYy" calcext:value-type="string">
            <text:p>25Ln LDyggwYy</text:p>
          </table:table-cell>
          <table:table-cell table:style-name="Footnote" table:formula="of:=[$Falfelides.B122]" office:value-type="string" office:string-value="BiiVaameng Wariko" calcext:value-type="string">
            <text:p>BiiVaameng Wariko</text:p>
          </table:table-cell>
          <table:table-cell table:style-name="ce785" table:formula="of:=[.C121]+1" office:value-type="date" office:date-value="2025-07-13" calcext:value-type="date">
            <text:p>Jul 1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23]" office:value-type="string" office:string-value="35Ln LDyggwYy" calcext:value-type="string">
            <text:p>35Ln LDyggwYy</text:p>
          </table:table-cell>
          <table:table-cell table:style-name="Footnote" table:formula="of:=[$Falfelides.B123]" office:value-type="string" office:string-value="LeVaameng Wariko" calcext:value-type="string">
            <text:p>LeVaameng Wariko</text:p>
          </table:table-cell>
          <table:table-cell table:style-name="ce785" table:formula="of:=[.C122]+1" office:value-type="date" office:date-value="2025-07-14" calcext:value-type="date">
            <text:p>Jul 14</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11">
          <table:table-cell table:style-name="Accent_20_1" table:formula="of:=[$Falfelides.A124]" office:value-type="string" office:string-value="45Ln LDyggwYy" calcext:value-type="string">
            <text:p>45Ln LDyggwYy</text:p>
          </table:table-cell>
          <table:table-cell table:style-name="Footnote" table:formula="of:=[$Falfelides.B124]" office:value-type="string" office:string-value="KuVaameng Wariko" calcext:value-type="string">
            <text:p>KuVaameng Wariko</text:p>
          </table:table-cell>
          <table:table-cell table:style-name="ce785" table:formula="of:=[.C123]+1" office:value-type="date" office:date-value="2025-07-15" calcext:value-type="date">
            <text:p>Jul 15</text:p>
          </table:table-cell>
          <table:table-cell table:style-name="Footnote" office:value-type="string" calcext:value-type="string">
            <text:p>Is sad to find Kaffisa wasn’t her best in her absence</text:p>
          </table:table-cell>
          <table:table-cell table:style-name="Footnote" table:number-columns-repeated="10"/>
          <table:table-cell table:style-name="ce784" office:value-type="string" calcext:value-type="string">
            <text:p>Gave shears to Tearan so he can cut leaves around fruit bearing trees</text:p>
          </table:table-cell>
          <table:table-cell table:style-name="Footnote" table:number-columns-repeated="2"/>
          <table:table-cell table:style-name="Footnote" office:value-type="string" calcext:value-type="string">
            <text:p>Helps Tearan learn</text:p>
          </table:table-cell>
          <table:table-cell table:style-name="Footnote"/>
          <table:table-cell table:number-columns-repeated="16365"/>
        </table:table-row>
        <table:table-row table:style-name="ro8">
          <table:table-cell table:style-name="Accent_20_1" table:formula="of:=[$Falfelides.A125]" office:value-type="string" office:string-value="55Ln LDyggwYy" calcext:value-type="string">
            <text:p>55Ln LDyggwYy</text:p>
          </table:table-cell>
          <table:table-cell table:style-name="Footnote" table:formula="of:=[$Falfelides.B125]" office:value-type="string" office:string-value="FaVaameng Wariko" calcext:value-type="string">
            <text:p>FaVaameng Wariko</text:p>
          </table:table-cell>
          <table:table-cell table:style-name="ce785" table:formula="of:=[.C124]+1" office:value-type="date" office:date-value="2025-07-16" calcext:value-type="date">
            <text:p>Jul 1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26]" office:value-type="string" office:string-value="06Lllx LDyggwYy" calcext:value-type="string">
            <text:p>06Lllx LDyggwYy</text:p>
          </table:table-cell>
          <table:table-cell table:style-name="Footnote" table:formula="of:=[$Falfelides.B126]" office:value-type="string" office:string-value="Duulelarla Wariko" calcext:value-type="string">
            <text:p>Duulelarla Wariko</text:p>
          </table:table-cell>
          <table:table-cell table:style-name="ce785" table:formula="of:=[.C125]+1" office:value-type="date" office:date-value="2025-07-17" calcext:value-type="date">
            <text:p>Jul 17</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27]" office:value-type="string" office:string-value="26Ln LDyggwYy" calcext:value-type="string">
            <text:p>26Ln LDyggwYy</text:p>
          </table:table-cell>
          <table:table-cell table:style-name="Footnote" table:formula="of:=[$Falfelides.B127]" office:value-type="string" office:string-value="BiiDuleren Wariko" calcext:value-type="string">
            <text:p>BiiDuleren Wariko</text:p>
          </table:table-cell>
          <table:table-cell table:style-name="ce785" table:formula="of:=[.C126]+1" office:value-type="date" office:date-value="2025-07-18" calcext:value-type="date">
            <text:p>Jul 1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11">
          <table:table-cell table:style-name="Accent_20_1" table:formula="of:=[$Falfelides.A128]" office:value-type="string" office:string-value="36Ln LDyggwYy" calcext:value-type="string">
            <text:p>36Ln LDyggwYy</text:p>
          </table:table-cell>
          <table:table-cell table:style-name="Footnote" table:formula="of:=[$Falfelides.B128]" office:value-type="string" office:string-value="LeDuleren Wariko" calcext:value-type="string">
            <text:p>LeDuleren Wariko</text:p>
          </table:table-cell>
          <table:table-cell table:style-name="ce785" table:formula="of:=[.C127]+1" office:value-type="date" office:date-value="2025-07-19" calcext:value-type="date">
            <text:p>Jul 19</text:p>
          </table:table-cell>
          <table:table-cell table:style-name="Footnote" table:number-columns-repeated="11"/>
          <table:table-cell table:style-name="ce784"/>
          <table:table-cell table:style-name="Footnote"/>
          <table:table-cell table:style-name="Footnote" office:value-type="string" calcext:value-type="string">
            <text:p>Friendly attacks Tearan, as he thinks Tearan is yet another lover of Tamur</text:p>
          </table:table-cell>
          <table:table-cell table:style-name="Footnote" office:value-type="string" calcext:value-type="string">
            <text:p>Will look into furthest stories</text:p>
          </table:table-cell>
          <table:table-cell table:style-name="Footnote"/>
          <table:table-cell table:number-columns-repeated="16365"/>
        </table:table-row>
        <table:table-row table:style-name="ro8">
          <table:table-cell table:style-name="ce777" table:formula="of:=[$Falfelides.A129]" office:value-type="string" office:string-value="46Ln LDyggwYy" calcext:value-type="string">
            <text:p>46Ln LDyggwYy</text:p>
          </table:table-cell>
          <table:table-cell table:style-name="ce784" table:formula="of:=[$Falfelides.B129]" office:value-type="string" office:string-value="KuDuuleren Wariko" calcext:value-type="string">
            <text:p>KuDuuleren Wariko</text:p>
          </table:table-cell>
          <table:table-cell table:style-name="ce785" table:formula="of:=[.C128]+1" office:value-type="date" office:date-value="2025-07-20" calcext:value-type="date">
            <text:p>Jul 2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ce777" table:formula="of:=[$Falfelides.A130]" office:value-type="string" office:string-value="56Ln LDyggwYy" calcext:value-type="string">
            <text:p>56Ln LDyggwYy</text:p>
          </table:table-cell>
          <table:table-cell table:style-name="Footnote" table:formula="of:=[$Falfelides.B130]" office:value-type="string" office:string-value="PaDuleren Wariko" calcext:value-type="string">
            <text:p>PaDuleren Wariko</text:p>
          </table:table-cell>
          <table:table-cell table:style-name="ce785" table:formula="of:=[.C129]+1" office:value-type="date" office:date-value="2025-07-21" calcext:value-type="date">
            <text:p>Jul 2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14">
          <table:table-cell table:style-name="ce777" table:formula="of:=[$Falfelides.A131]" office:value-type="string" office:string-value="07Lllx LDyggwYy" calcext:value-type="string">
            <text:p>07Lllx LDyggwYy</text:p>
          </table:table-cell>
          <table:table-cell table:style-name="ce784" table:formula="of:=[$Falfelides.B131]" office:value-type="string" office:string-value="Niraarla Wariko" calcext:value-type="string">
            <text:p>Niraarla Wariko</text:p>
          </table:table-cell>
          <table:table-cell table:style-name="ce785" table:formula="of:=[.C130]+1" office:value-type="date" office:date-value="2025-07-22" calcext:value-type="date">
            <text:p>Jul 22</text:p>
          </table:table-cell>
          <table:table-cell table:style-name="ce784" table:number-columns-repeated="11"/>
          <table:table-cell table:style-name="ce784" office:value-type="string" calcext:value-type="string">
            <text:p>Not happy that Taran tried to leave, he took it personally because he's trained Taran and given way too many chances to let a silly one become path fodder</text:p>
            <text:p>He thought Falfela kicked him out, but was happy to find out it wasn't the case</text:p>
          </table:table-cell>
          <table:table-cell table:style-name="Footnote"/>
          <table:table-cell table:style-name="ce784" office:value-type="string" calcext:value-type="string">
            <text:p>Tried to hurt Taran with a slingshot but ended up feeling like it was unnecessary, is going to be doing more work to improve Beriza</text:p>
          </table:table-cell>
          <table:table-cell table:style-name="Footnote"/>
          <table:table-cell table:style-name="ce784" office:value-type="string" calcext:value-type="string">
            <text:p>She left again between Yakkal the summer solstice and Wakha to tend to the vineyard and come back with wines.</text:p>
          </table:table-cell>
          <table:table-cell table:number-columns-repeated="16365"/>
        </table:table-row>
        <table:table-row table:style-name="ro8">
          <table:table-cell table:style-name="Accent_20_1" table:formula="of:=[$Falfelides.A132]" office:value-type="string" office:string-value="27Ln LDyggwYy" calcext:value-type="string">
            <text:p>27Ln LDyggwYy</text:p>
          </table:table-cell>
          <table:table-cell table:style-name="Footnote" table:formula="of:=[$Falfelides.B132]" office:value-type="string" office:string-value="BiiNirlen Wariko" calcext:value-type="string">
            <text:p>BiiNirlen Wariko</text:p>
          </table:table-cell>
          <table:table-cell table:style-name="ce785" table:formula="of:=[.C131]+1" office:value-type="date" office:date-value="2025-07-23" calcext:value-type="date">
            <text:p>Jul 2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33]" office:value-type="string" office:string-value="37Ln LDyggwYy" calcext:value-type="string">
            <text:p>37Ln LDyggwYy</text:p>
          </table:table-cell>
          <table:table-cell table:style-name="Footnote" table:formula="of:=[$Falfelides.B133]" office:value-type="string" office:string-value="NeGuulen Wariko" calcext:value-type="string">
            <text:p>NeGuulen Wariko</text:p>
          </table:table-cell>
          <table:table-cell table:style-name="ce785" table:formula="of:=[.C132]+1" office:value-type="date" office:date-value="2025-07-24" calcext:value-type="date">
            <text:p>Jul 24</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34]" office:value-type="string" office:string-value="47Ln LDyggwYy" calcext:value-type="string">
            <text:p>47Ln LDyggwYy</text:p>
          </table:table-cell>
          <table:table-cell table:style-name="Footnote" table:formula="of:=[$Falfelides.B134]" office:value-type="string" office:string-value="KuuNirlen Wariko" calcext:value-type="string">
            <text:p>KuuNirlen Wariko</text:p>
          </table:table-cell>
          <table:table-cell table:style-name="ce785" table:formula="of:=[.C133]+1" office:value-type="date" office:date-value="2025-07-25" calcext:value-type="date">
            <text:p>Jul 2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35]" office:value-type="string" office:string-value="57Ln LDyggwYy" calcext:value-type="string">
            <text:p>57Ln LDyggwYy</text:p>
          </table:table-cell>
          <table:table-cell table:style-name="Footnote" table:formula="of:=[$Falfelides.B135]" office:value-type="string" office:string-value="Nebellen Wariko" calcext:value-type="string">
            <text:p>Nebellen Wariko</text:p>
          </table:table-cell>
          <table:table-cell table:style-name="ce785" table:formula="of:=[.C134]+1" office:value-type="date" office:date-value="2025-07-26" calcext:value-type="date">
            <text:p>Jul 2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36]" office:value-type="string" office:string-value="00Lllx LDyggwYy" calcext:value-type="string">
            <text:p>00Lllx LDyggwYy</text:p>
          </table:table-cell>
          <table:table-cell table:style-name="Footnote" table:formula="of:=[$Falfelides.B136]" office:value-type="string" office:string-value="Baarella Wariko" calcext:value-type="string">
            <text:p>Baarella Wariko</text:p>
          </table:table-cell>
          <table:table-cell table:style-name="ce785" table:formula="of:=[.C135]+1" office:value-type="date" office:date-value="2025-07-27" calcext:value-type="date">
            <text:p>Jul 27</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37]" office:value-type="string" office:string-value="20Ln LDyggwYy" calcext:value-type="string">
            <text:p>20Ln LDyggwYy</text:p>
          </table:table-cell>
          <table:table-cell table:style-name="Footnote" table:formula="of:=[$Falfelides.B137]" office:value-type="string" office:string-value="BiGiilen Wariko" calcext:value-type="string">
            <text:p>BiGiilen Wariko</text:p>
          </table:table-cell>
          <table:table-cell table:style-name="ce785" table:formula="of:=[.C136]+1" office:value-type="date" office:date-value="2025-07-28" calcext:value-type="date">
            <text:p>Jul 2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38]" office:value-type="string" office:string-value="30Ln LDyggwYy" calcext:value-type="string">
            <text:p>30Ln LDyggwYy</text:p>
          </table:table-cell>
          <table:table-cell table:style-name="Footnote" table:formula="of:=[$Falfelides.B138]" office:value-type="string" office:string-value="LeLiilen Wariko" calcext:value-type="string">
            <text:p>LeLiilen Wariko</text:p>
          </table:table-cell>
          <table:table-cell table:style-name="ce785" table:formula="of:=[.C137]+1" office:value-type="date" office:date-value="2025-07-29" calcext:value-type="date">
            <text:p>Jul 2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8">
          <table:table-cell table:style-name="Accent_20_1" table:formula="of:=[$Falfelides.A139]" office:value-type="string" office:string-value="40Ln LDyggwYy" calcext:value-type="string">
            <text:p>40Ln LDyggwYy</text:p>
          </table:table-cell>
          <table:table-cell table:style-name="Footnote" table:formula="of:=[$Falfelides.B139]" office:value-type="string" office:string-value="Guuwiilen Wariko" calcext:value-type="string">
            <text:p>Guuwiilen Wariko</text:p>
          </table:table-cell>
          <table:table-cell table:style-name="ce785" table:formula="of:=[.C138]+1" office:value-type="date" office:date-value="2025-07-30" calcext:value-type="date">
            <text:p>Jul 3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40">
          <table:table-cell table:style-name="Accent_20_1" table:formula="of:=[$Falfelides.A140]" office:value-type="string" office:string-value="50Ln LDyggwYy" calcext:value-type="string">
            <text:p>50Ln LDyggwYy</text:p>
          </table:table-cell>
          <table:table-cell table:style-name="Footnote" table:formula="of:=[$Falfelides.B140]" office:value-type="string" office:string-value="BaNiilen Wariko" calcext:value-type="string">
            <text:p>BaNiilen Wariko</text:p>
          </table:table-cell>
          <table:table-cell table:style-name="ce785" table:formula="of:=[.C139]+1" office:value-type="date" office:date-value="2025-07-31" calcext:value-type="date">
            <text:p>Jul 31</text:p>
          </table:table-cell>
          <table:table-cell table:style-name="Footnote" office:value-type="string" calcext:value-type="string">
            <text:p>Talaashen is keeping guard of the town during Wakhaa and is missing Kafisa dearly.</text:p>
          </table:table-cell>
          <table:table-cell table:style-name="ce784"/>
          <table:table-cell table:style-name="Footnote" office:value-type="string" calcext:value-type="string">
            <text:p>Wakha is a pretty fun time for this one. He's going to enjoy the massive influx of people very much. Tends to steal a little bit because strangers who come have lots to give. Will charm and will swindle.</text:p>
          </table:table-cell>
          <table:table-cell table:style-name="ce784" office:value-type="string" calcext:value-type="string">
            <text:p>Tshavis would rather not be present during Wakha but needs to prepare for winter, so he is spending more time at the cobbler Beltolemme</text:p>
          </table:table-cell>
          <table:table-cell table:style-name="ce784" table:number-columns-repeated="4"/>
          <table:table-cell table:style-name="ce784" office:value-type="string" calcext:value-type="string">
            <text:p>He is being prepared to be moved around during the whole week of Wakha, and is basically a "divine prostitute" of the temple</text:p>
          </table:table-cell>
          <table:table-cell table:style-name="ce784" office:value-type="string" calcext:value-type="string">
            <text:p>She is going to celebrate Wakha at home, with lanterns off, in the most quiet and peaceful environment. The affairs of the world is not for them, and they do not want strangers knocking by.</text:p>
          </table:table-cell>
          <table:table-cell table:style-name="Footnote"/>
          <table:table-cell table:style-name="Footnote" office:value-type="string" calcext:value-type="string">
            <text:p>Is control burning the edges of the farmed area in order to prevent wildfires to take over. Would very much have liked more help but seems like everyone is Shavisawn.</text:p>
          </table:table-cell>
          <table:table-cell table:style-name="ce784" office:value-type="string" calcext:value-type="string">
            <text:p>Wanska is blocking the entrances to the Fambesar for the duration of Wakha, and is placing effigies around to make sure no one dares approach the building. She is also going to stay at Falfela's place as it's uphill from the main town.</text:p>
          </table:table-cell>
          <table:table-cell table:style-name="ce784" office:value-type="string" calcext:value-type="string">
            <text:p>While the Wakha preparations are happening, Layash is learning about history and singing to get coins from the passer by's</text:p>
          </table:table-cell>
          <table:table-cell table:style-name="ce784" office:value-type="string" calcext:value-type="string">
            <text:p>Stimur is concerned for the celebrations of Wakha, as last year someone broke in and made an absolute mess because they thought machines will destroy the world. She hid the sign and simplified the outside of the place to make it inconspicuous.</text:p>
            <text:p>She does want to enjoy Wakha however, and will be participating in the banquets</text:p>
          </table:table-cell>
          <table:table-cell table:style-name="ce784" office:value-type="string" calcext:value-type="string">
            <text:p>She has somewhat family with Uzhil and Lagris</text:p>
            <text:p>She intends on participating to the celebration and get pretty drunk during Wakha.</text:p>
          </table:table-cell>
          <table:table-cell table:number-columns-repeated="16365"/>
        </table:table-row>
        <table:table-row table:style-name="ro8">
          <table:table-cell table:style-name="Accent_20_1" table:formula="of:=[$Falfelides.A141]" office:value-type="string" office:string-value="LN05Yy LDyggwYy" calcext:value-type="string">
            <text:p>LN05Yy LDyggwYy</text:p>
          </table:table-cell>
          <table:table-cell table:style-name="Footnote" table:formula="of:=[$Falfelides.B141]" office:value-type="string" office:string-value="Lembami Wariko" calcext:value-type="string">
            <text:p>Lembami Wariko</text:p>
          </table:table-cell>
          <table:table-cell table:style-name="ce785" table:formula="of:=[.C140]+1" office:value-type="date" office:date-value="2025-08-01" calcext:value-type="date">
            <text:p>Aug 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style-name="ce784" table:number-columns-repeated="4"/>
          <table:table-cell table:number-columns-repeated="16365"/>
        </table:table-row>
        <table:table-row table:style-name="ro8">
          <table:table-cell table:style-name="Accent_20_1" table:formula="of:=[$Falfelides.A142]" office:value-type="string" office:string-value="LN04Yy LDyggwYy" calcext:value-type="string">
            <text:p>LN04Yy LDyggwYy</text:p>
          </table:table-cell>
          <table:table-cell table:style-name="Footnote" table:formula="of:=[$Falfelides.B142]" office:value-type="string" office:string-value="Lenko’i Wariko" calcext:value-type="string">
            <text:p>Lenko’i Wariko</text:p>
          </table:table-cell>
          <table:table-cell table:style-name="ce785" table:formula="of:=[.C141]+1" office:value-type="date" office:date-value="2025-08-02" calcext:value-type="date">
            <text:p>Aug 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style-name="ce784" table:number-columns-repeated="4"/>
          <table:table-cell table:number-columns-repeated="16365"/>
        </table:table-row>
        <table:table-row table:style-name="ro41">
          <table:table-cell table:style-name="Accent_20_1" table:formula="of:=[$Falfelides.A143]" office:value-type="string" office:string-value="LN03Yy LDyggwYy" calcext:value-type="string">
            <text:p>LN03Yy LDyggwYy</text:p>
          </table:table-cell>
          <table:table-cell table:style-name="Footnote" table:formula="of:=[$Falfelides.B143]" office:value-type="string" office:string-value="Lenleli Wariko" calcext:value-type="string">
            <text:p>Lenleli Wariko</text:p>
          </table:table-cell>
          <table:table-cell table:style-name="ce785" table:formula="of:=[.C142]+1" office:value-type="date" office:date-value="2025-08-03" calcext:value-type="date">
            <text:p>Aug 3</text:p>
          </table:table-cell>
          <table:table-cell table:style-name="Footnote" office:value-type="string" calcext:value-type="string">
            <text:p>She was happy to see Kafisa back but both understand her duty.</text:p>
          </table:table-cell>
          <table:table-cell table:style-name="ce784"/>
          <table:table-cell table:style-name="Footnote"/>
          <table:table-cell table:style-name="ce784"/>
          <table:table-cell table:style-name="Footnote" table:number-columns-repeated="2"/>
          <table:table-cell table:style-name="ce784"/>
          <table:table-cell table:style-name="Footnote"/>
          <table:table-cell table:style-name="ce784" office:value-type="string" calcext:value-type="string">
            <text:p>Will assist the race by the side of Luseytokris.</text:p>
          </table:table-cell>
          <table:table-cell table:style-name="ce784"/>
          <table:table-cell table:style-name="ce784" office:value-type="string" calcext:value-type="string">
            <text:p>Organized the race and is trying to slowly gentrify the area around it and has been collecting taxes from the different markets</text:p>
            <text:p>Is improving the temple's access to water with the canal, which is a good thing due to the temple's secondary purpose of tending to wounds and all</text:p>
          </table:table-cell>
          <table:table-cell table:style-name="Footnote"/>
          <table:table-cell table:style-name="ce784" table:number-columns-repeated="3"/>
          <table:table-cell table:style-name="ce784" office:value-type="string" calcext:value-type="string">
            <text:p>When she saw Uzhil/Minyas she was a little drunk but after chatting with her, made it clear that she would have a home where she lives when at the Vineyard. They both went to Uffel's place where she wrote a quick note and gave food, clothing, some funds and provided a sheep to further fund Uzhil's way to the Vineyard. The interaction was not the best and that threw Uffel in a worse mood, so she drank even more before trying to hit on the narrator.</text:p>
          </table:table-cell>
          <table:table-cell table:number-columns-repeated="16365"/>
        </table:table-row>
        <table:table-row table:style-name="ro42">
          <table:table-cell table:style-name="Accent_20_1" table:formula="of:=[$Falfelides.A144]" office:value-type="string" office:string-value="LN02Yy LDyggwYy" calcext:value-type="string">
            <text:p>LN02Yy LDyggwYy</text:p>
          </table:table-cell>
          <table:table-cell table:style-name="Footnote" table:formula="of:=[$Falfelides.B144]" office:value-type="string" office:string-value="Lendoli Wariko" calcext:value-type="string">
            <text:p>Lendoli Wariko</text:p>
          </table:table-cell>
          <table:table-cell table:style-name="ce785" table:formula="of:=[.C143]+1" office:value-type="date" office:date-value="2025-08-04" calcext:value-type="date">
            <text:p>Aug 4</text:p>
          </table:table-cell>
          <table:table-cell table:style-name="ce784" office:value-type="string" calcext:value-type="string">
            <text:p>Talaashen spent time with Layaash during her rounds of the city, enjoyed having someone to talk with about weapons, fighting movements and the likes. Did not really want to talk about the Western lands but obliged.</text:p>
          </table:table-cell>
          <table:table-cell table:style-name="ce784" office:value-type="string" calcext:value-type="string">
            <text:p>Bashledhaw is exhausted from being the 2nd, 6th and 3rd on the three races but spends quality time with Mandin as soon as possible afterwards</text:p>
          </table:table-cell>
          <table:table-cell table:style-name="ce784" office:value-type="string" calcext:value-type="string">
            <text:p>Enjoyed the race tracks especially by walking by different pouches and stealing from the rowdy and drunk. Left before getting caught</text:p>
            <text:p>The rain and thunders that followed scared him though so he vows to not swindle anymore, especially since one pouch had a fair bit more than he should even have.</text:p>
            <text:p>Far from the town he goes to dig a hole and put one in there but chats instead with Wanska, who he calls Uke, which she loves. They spend the evening under a big tree, friends of different lives. </text:p>
          </table:table-cell>
          <table:table-cell table:style-name="ce784" office:value-type="string" calcext:value-type="string">
            <text:p>Did go to the race but left at the intermission because it was clearly going to rain.</text:p>
          </table:table-cell>
          <table:table-cell table:style-name="ce784"/>
          <table:table-cell table:style-name="Footnote"/>
          <table:table-cell table:style-name="ce784" office:value-type="string" calcext:value-type="string">
            <text:p>The Khattom is pretty busy, and she gets some respite from the racecourse, and knows to have lots ready as soon as the rain hits.</text:p>
          </table:table-cell>
          <table:table-cell table:style-name="ce784" office:value-type="string" calcext:value-type="string">
            <text:p>Takes half of the earnings of Bashledhaw's wins at the race after owning some time with Izmaun. </text:p>
            <text:p>Going to the Khattom after and spending time upstairs.</text:p>
          </table:table-cell>
          <table:table-cell table:style-name="ce784" office:value-type="string" calcext:value-type="string">
            <text:p>Shoved to the side after the race, he's brought to the temple and on the way kept getting praised ceremoniously but is becoming annoyed of it.</text:p>
          </table:table-cell>
          <table:table-cell table:style-name="ce784" office:value-type="string" calcext:value-type="string">
            <text:p>Working on the field during the day, keeping lights low at night. Only limited guests, enjoyed seeing Falfela and gave her a nice meal. Wished for the rain to come and, Falfela knowing of the race, found that hilarious too. The storm and thunders are where Inyafee is most happy, and she dances a lot during those times.</text:p>
          </table:table-cell>
          <table:table-cell table:style-name="ce784" office:value-type="string" calcext:value-type="string">
            <text:p>Content with the races' results, especially the turnup. Very much annoyed by the rain that came during it as it means people are less likely to spend on the different vendors and instead go to the Khattom or other places directly, causing less tax able to be taken from the vendors.</text:p>
            <text:p/>
            <text:p>Curses the god Kermell for his foxy ways and goes to the temple to break one of his vases which causes some priest to go on a diatribe that nearly costs his head, but Kuyageba understands the importance of respecting the different gods and the possible reasons for their games, while also going on his own diatribe about the importance of being one's own identity against that of the Aalos that overtakes, and how the gods do not always have human affairs at the centre of their lives.</text:p>
            <text:p/>
            <text:p>The conversation which started almost dangerously becomes, due to being heard by scribes, an important point in the near future as gods, weather patterns and the likes, have their power slowly seen eroded by that of the human mind, and the town already has shown ability to undo the great works from above.</text:p>
            <text:p/>
            <text:p>As the storm rages even stronger, his anger returns until a lightning strikes close by and he becomes quiet, promising the priest that he will repay Kermell and the temple for the broken vase - something he will probably postpone until his future deposition.</text:p>
          </table:table-cell>
          <table:table-cell table:style-name="Footnote" office:value-type="string" calcext:value-type="string">
            <text:p>Has appreciated Taran's early return and they together made it safer. Was late to the race so didn't see much of it, especially after the rain sent people away. Did accidentally catch Mandindaya's and Bashledhaw's embrace but it gave him more a chuckle than anything, himself having been young too. </text:p>
          </table:table-cell>
          <table:table-cell table:style-name="ce784" office:value-type="string" calcext:value-type="string">
            <text:p>As soon as the others had returned, she ended up going for the woods. Due to the amount of humans around, animals wouldn't be a problem, and Igla Danea is a great way to resource oneself</text:p>
            <text:p>Enjoyed a friendly time with Taramandin under a tree during the storm.</text:p>
          </table:table-cell>
          <table:table-cell table:style-name="ce784" office:value-type="string" calcext:value-type="string">
            <text:p>Layaash, instead of going to the racecourse like pretty much everyone, spent time talking with Talaashen who was doing the rounds of the city along with other soldiers. They talked about the history, food, weapons, and the Western world past the sea.</text:p>
          </table:table-cell>
          <table:table-cell table:style-name="ce784" office:value-type="string" calcext:value-type="string">
            <text:p>Did go to the races and enjoyed staying close to Tamur, Reyon, and Tearan.</text:p>
          </table:table-cell>
          <table:table-cell table:style-name="Footnote" office:value-type="string" calcext:value-type="string">
            <text:p>She went for the racecourse but did not care much for it, especially with how cramped the place was and had to run to put the sheep to safety when the storm hit. </text:p>
          </table:table-cell>
          <table:table-cell table:number-columns-repeated="16365"/>
        </table:table-row>
        <table:table-row table:style-name="ro40">
          <table:table-cell table:style-name="Accent_20_1" table:formula="of:=[$Falfelides.A145]" office:value-type="string" office:string-value="00LNyy LDyggwYy" calcext:value-type="string">
            <text:p>00LNyy LDyggwYy</text:p>
          </table:table-cell>
          <table:table-cell table:style-name="Footnote" table:formula="of:=[$Falfelides.B145]" office:value-type="string" office:string-value="Baringi Wariko" calcext:value-type="string">
            <text:p>Baringi Wariko</text:p>
          </table:table-cell>
          <table:table-cell table:style-name="ce785" table:formula="of:=[.C144]+1" office:value-type="date" office:date-value="2025-08-05" calcext:value-type="date">
            <text:p>Aug 5</text:p>
          </table:table-cell>
          <table:table-cell table:style-name="Footnote" office:value-type="string" calcext:value-type="string">
            <text:p>Was replaced for the night shift and slept at her family house instead of the palatial centre, due to there being some sicknesses passing around between some soldiers. She spent time chatting with her family, something they do relatively often. Is not spending time with Kafisa to make sure she doesn't get sick in case she herself does.</text:p>
          </table:table-cell>
          <table:table-cell table:style-name="ce784" office:value-type="string" calcext:value-type="string">
            <text:p>Spent the night together but knows to return to sewing the morning after.</text:p>
          </table:table-cell>
          <table:table-cell table:style-name="ce784" office:value-type="string" calcext:value-type="string">
            <text:p>Does not notice Tshavis but doesn't think much of it, lives the moment</text:p>
            <text:p>Helped Taran return home with Wanska, because Taran's legs were not working properly.</text:p>
            <text:p>Went to check on Tshavis afterwards to go for a hike but busy at the cobbler, so he goes on a hike alone.</text:p>
          </table:table-cell>
          <table:table-cell table:style-name="ce784" office:value-type="string" calcext:value-type="string">
            <text:p>Stays by the fire and is annoyed/depressed to see Taramandin spend time with Wanska, so hides from the two so as to not stop what they seem to have. </text:p>
            <text:p>He saw Taramandin help Taran, and feels left out but nothing major. Spends the next day working on shoes and trying not to think.</text:p>
          </table:table-cell>
          <table:table-cell table:style-name="Footnote" table:number-columns-repeated="2"/>
          <table:table-cell table:style-name="ce784" office:value-type="string" calcext:value-type="string">
            <text:p>Did manage an awesome day's work and collected a fair bit of funds as well as clay stamps from locals too. Someone tried to pay with a scented moon cake candle, and she obliged.</text:p>
          </table:table-cell>
          <table:table-cell table:style-name="ce784"/>
          <table:table-cell table:style-name="Footnote" office:value-type="string" calcext:value-type="string">
            <text:p>Noticed the exchange between the priest and Kuyageba, and wants to break free from being seen as divine because of his appearance.</text:p>
          </table:table-cell>
          <table:table-cell table:style-name="ce784" office:value-type="string" calcext:value-type="string">
            <text:p>Suddenly is afraid that the earth might shatter</text:p>
          </table:table-cell>
          <table:table-cell table:style-name="ce784"/>
          <table:table-cell table:style-name="Footnote" office:value-type="string" calcext:value-type="string">
            <text:p>He is ready for the reaping of the next day, especially concerned with the mud baths that might happen because of the rain, at least the next day was dry.</text:p>
          </table:table-cell>
          <table:table-cell table:style-name="ce784" office:value-type="string" calcext:value-type="string">
            <text:p>Finds hilarious that Taran is under the influence of mushrooms, while Taramandin does not</text:p>
            <text:p>Helped Taran return home with the help of Taramandin, was somewhat annoyed to see Tamur with Stimur but didn't want to show it.</text:p>
          </table:table-cell>
          <table:table-cell table:style-name="ce784" office:value-type="string" calcext:value-type="string">
            <text:p>Is going to help with reaping the next day as requested by Tamurba</text:p>
          </table:table-cell>
          <table:table-cell table:style-name="ce784"/>
          <table:table-cell table:style-name="ce784" office:value-type="string" calcext:value-type="string">
            <text:p>Saved the sheep and is gathering energy to play music for the reapers tomorrow.</text:p>
          </table:table-cell>
          <table:table-cell table:number-columns-repeated="16365"/>
        </table:table-row>
        <table:table-row table:style-name="ro8">
          <table:table-cell table:style-name="Accent_20_1" table:formula="of:=[$Falfelides.A146]" office:value-type="string" office:string-value="LDlnyg" calcext:value-type="string">
            <text:p>LDlnyg</text:p>
          </table:table-cell>
          <table:table-cell table:style-name="Footnote" table:formula="of:=[$Falfelides.B146]" office:value-type="string" office:string-value="Wakha" calcext:value-type="string">
            <text:p>Wakha</text:p>
          </table:table-cell>
          <table:table-cell table:style-name="ce785" table:formula="of:=[.C145]+1" office:value-type="date" office:date-value="2025-08-06" calcext:value-type="date">
            <text:p>Aug 6</text:p>
          </table:table-cell>
          <table:table-cell table:style-name="Footnote" table:number-columns-repeated="3"/>
          <table:table-cell table:style-name="ce784"/>
          <table:table-cell table:style-name="Footnote" table:number-columns-repeated="2"/>
          <table:table-cell table:style-name="ce784" table:number-columns-repeated="2"/>
          <table:table-cell table:style-name="Footnote" table:number-columns-repeated="2"/>
          <table:table-cell table:style-name="ce784"/>
          <table:table-cell table:style-name="Footnote"/>
          <table:table-cell table:style-name="ce784" table:number-columns-repeated="3"/>
          <table:table-cell table:style-name="Footnote"/>
          <table:table-cell table:number-columns-repeated="16365"/>
        </table:table-row>
        <table:table-row table:style-name="ro43">
          <table:table-cell table:style-name="Accent_20_1" table:formula="of:=[$Falfelides.A147]" office:value-type="string" office:string-value="01Lllx LDygyy" calcext:value-type="string">
            <text:p>01Lllx LDygyy</text:p>
          </table:table-cell>
          <table:table-cell table:style-name="Footnote" table:formula="of:=[$Falfelides.B147]" office:value-type="string" office:string-value="Nenarla Ganshni" calcext:value-type="string">
            <text:p>Nenarla Ganshni</text:p>
          </table:table-cell>
          <table:table-cell table:style-name="ce785" table:formula="of:=[.C146]+1" office:value-type="date" office:date-value="2025-08-07" calcext:value-type="date">
            <text:p>Aug 7</text:p>
          </table:table-cell>
          <table:table-cell table:style-name="Footnote"/>
          <table:table-cell table:style-name="ce784" office:value-type="string" calcext:value-type="string">
            <text:p>Has the vision of the flag during Wakha</text:p>
            <text:p>After the 1st day of Lenshni where he spent most time sewing at Luseytokris', gathered some to make the Flag of Yivalkes, something which hadn't existed yet</text:p>
          </table:table-cell>
          <table:table-cell table:style-name="Footnote" office:value-type="string" calcext:value-type="string">
            <text:p>Helps somewhat on the field but once he sees Tshavis asks if he needs help, and they spend some time together, where Tshavis work on the shoes while Mandin speaks with the different people waiting in line, trying to bargain more fruits of their labour, something which makes Tshavis chuckle at times</text:p>
          </table:table-cell>
          <table:table-cell table:style-name="ce784" office:value-type="string" calcext:value-type="string">
            <text:p>Went by the field with his tools and basket to offer shoes and repairs to fieldworkers in exchange for some fruits of their labour.</text:p>
          </table:table-cell>
          <table:table-cell table:style-name="Footnote" table:number-columns-repeated="2"/>
          <table:table-cell table:style-name="ce784" table:number-columns-repeated="2"/>
          <table:table-cell table:style-name="Footnote" office:value-type="string" calcext:value-type="string">
            <text:p>Asks to help on the field but is asked to remain with the harp and horn players for good luck. Dances around but without much life into it.</text:p>
          </table:table-cell>
          <table:table-cell table:style-name="Footnote" office:value-type="string" calcext:value-type="string">
            <text:p>Said it to Falfela before she left</text:p>
          </table:table-cell>
          <table:table-cell table:style-name="ce784" office:value-type="string" calcext:value-type="string">
            <text:p>Looks at Wakha as a powerful way to get people together and wants to create more opportunities to bring people to the town, wanting to reincorporate celebrations of the moon that fell into desuetude, is under the influence of a few different plants but ensures not to lose face in public. Is aware of the turmoil East and South may grow into full-on attacks, and wants to establish Yivalkes as a port and travel town where ideas flourish and the likes so to reduce risks of attacks to get resources. </text:p>
            <text:p>Knows that the mines past the Lurekoyden mean a possible occupation, but still want to ensure extraction for commerce</text:p>
          </table:table-cell>
          <table:table-cell table:style-name="Footnote" office:value-type="string" calcext:value-type="string">
            <text:p>Well spent time at the farm, is going to see old friend to fool around with, one of Kuyageba's "body guards"</text:p>
          </table:table-cell>
          <table:table-cell table:style-name="ce784" office:value-type="string" calcext:value-type="string">
            <text:p>As the crowds lessen, reopens the Fambesar and spends time at the temple discussing concepts of self determination and the likes.</text:p>
          </table:table-cell>
          <table:table-cell table:style-name="ce784" office:value-type="string" calcext:value-type="string">
            <text:p>Helps at the field, no biggy. Sleeps under the Lurek bridge the next night just because.</text:p>
          </table:table-cell>
          <table:table-cell table:style-name="ce784" office:value-type="string" calcext:value-type="string">
            <text:p>After Wakha, returned to her home.</text:p>
          </table:table-cell>
          <table:table-cell table:style-name="Footnote"/>
          <table:table-cell table:number-columns-repeated="16365"/>
        </table:table-row>
        <table:table-row table:style-name="ro44">
          <table:table-cell table:style-name="Accent_20_1" table:formula="of:=[$Falfelides.A148]" office:value-type="string" office:string-value="21Ln LDygyy" calcext:value-type="string">
            <text:p>21Ln LDygyy</text:p>
          </table:table-cell>
          <table:table-cell table:style-name="Footnote" table:formula="of:=[$Falfelides.B148]" office:value-type="string" office:string-value="Biinnelen Ganshni" calcext:value-type="string">
            <text:p>Biinnelen Ganshni</text:p>
          </table:table-cell>
          <table:table-cell table:style-name="ce785" table:formula="of:=[.C147]+1" office:value-type="date" office:date-value="2025-08-08" calcext:value-type="date">
            <text:p>Aug 8</text:p>
          </table:table-cell>
          <table:table-cell table:style-name="Footnote" office:value-type="string" calcext:value-type="string">
            <text:p>She doesn't get sick, so will be happy to see Kafisa again. Goes in the late evening to leave a note by the entrance of Falfela's in the mud, and ask both Bashledhaw and Layash what they are doing outside, but seemingly nice, moves on.</text:p>
          </table:table-cell>
          <table:table-cell table:style-name="Footnote" office:value-type="string" calcext:value-type="string">
            <text:p>Sews outside on the field not far from Falfela's. Layash comes to sit with him. The moon is high and full.</text:p>
          </table:table-cell>
          <table:table-cell table:style-name="Footnote" table:number-columns-repeated="4"/>
          <table:table-cell table:style-name="ce784" office:value-type="string" calcext:value-type="string">
            <text:p>Has to deal with a few broken cups and plates from rowdy guests, and had to stay up late to make the tavern ready for the next day. Gets irritated by people speaking outside when she tries to sleep and yell at them to move or to shut it by shoving each other's privates in each other's mouths.</text:p>
          </table:table-cell>
          <table:table-cell table:style-name="ce784" office:value-type="string" calcext:value-type="string">
            <text:p>Left by horse South to grab more material, reaches the Vineyard of Uffel's family and pays for a night.</text:p>
          </table:table-cell>
          <table:table-cell table:style-name="Footnote" table:number-columns-repeated="2"/>
          <table:table-cell table:style-name="Footnote" office:value-type="string" calcext:value-type="string">
            <text:p>There is a commotion at the Tavern that is brought from him taxing temporary workers at the field with funds, and those workers make a mess in response.</text:p>
          </table:table-cell>
          <table:table-cell table:style-name="Footnote"/>
          <table:table-cell table:style-name="ce784" office:value-type="string" calcext:value-type="string">
            <text:p>She has no idea how much her talks with one of the priests influenced the priest to provoke Lagris' transfiguration</text:p>
          </table:table-cell>
          <table:table-cell table:style-name="ce784" office:value-type="string" calcext:value-type="string">
            <text:p>is getting hungry and goes to the pots outside houses where some fruits are kept for the beggars </text:p>
            <text:p>Sees Bashledhaw sewing outside not far from Falfela's</text:p>
          </table:table-cell>
          <table:table-cell table:style-name="ce784" office:value-type="string" calcext:value-type="string">
            <text:p>Participated in the field work but only a little, mainly looking at the different machines and going to Tamur La about them afterwards.</text:p>
          </table:table-cell>
          <table:table-cell table:style-name="Footnote"/>
          <table:table-cell table:number-columns-repeated="16365"/>
        </table:table-row>
        <table:table-row table:style-name="ro45">
          <table:table-cell table:style-name="Accent_20_1" table:formula="of:=[$Falfelides.A149]" office:value-type="string" office:string-value="31Ln LDygyy" calcext:value-type="string">
            <text:p>31Ln LDygyy</text:p>
          </table:table-cell>
          <table:table-cell table:style-name="Footnote" table:formula="of:=[$Falfelides.B149]" office:value-type="string" office:string-value="Lennelen Ganshni" calcext:value-type="string">
            <text:p>Lennelen Ganshni</text:p>
          </table:table-cell>
          <table:table-cell table:style-name="ce785" table:formula="of:=[.C148]+1" office:value-type="date" office:date-value="2025-08-09" calcext:value-type="date">
            <text:p>Aug 9</text:p>
          </table:table-cell>
          <table:table-cell table:style-name="Footnote" office:value-type="string" calcext:value-type="string">
            <text:p>Is requested to aid in making the area around the quarry/mind up the Lurek safe.</text:p>
          </table:table-cell>
          <table:table-cell table:style-name="ce784" office:value-type="string" calcext:value-type="string">
            <text:p>Bashledhaw finishes the flag and wants to show it to Mandindaya but notices he's preoccupied and doesn't care which makes him feel worthless.</text:p>
            <text:p>Is seen sad by Layash who lifts him up.</text:p>
          </table:table-cell>
          <table:table-cell table:style-name="Footnote" office:value-type="string" calcext:value-type="string">
            <text:p>While Tshavis is at Beltolemme, he goes to the racecourse where some people test their chariots and get their horses some exercise.</text:p>
          </table:table-cell>
          <table:table-cell table:style-name="ce784" office:value-type="string" calcext:value-type="string">
            <text:p>Likes the company of Taramandin as he thought he was pushed aside, but nope. Then seeing Taran means things are okay. They will soon go again for their weekly hikes once the reaping has slowed down.</text:p>
            <text:p>Tshavis returns to Beltolemme as it's too hot for outside</text:p>
          </table:table-cell>
          <table:table-cell table:style-name="Footnote" table:number-columns-repeated="2"/>
          <table:table-cell table:style-name="ce784" office:value-type="string" calcext:value-type="string">
            <text:p>To replace the lost cutlery, asked to make models of moon shaped plates and bowls to one of the clay workers, and should be getting them in a few days. Also is getting a few pot for the stews, and enjoyed receiving a fair few spices from a temporary farmer who regretted their behaviour.</text:p>
          </table:table-cell>
          <table:table-cell table:style-name="ce784" office:value-type="string" calcext:value-type="string">
            <text:p>Arrived at the southern lands and got a mix of good quality material, with silk from China being one of them, and had a spat with family members over the distance of his work.</text:p>
          </table:table-cell>
          <table:table-cell table:style-name="ce784" office:value-type="string" calcext:value-type="string">
            <text:p>Heard the priest's chat with Lagris, and weeps for his own lack of story.</text:p>
            <text:p>Decides to embody a bit more Kermell, and asks to have his hair cut shorter, and get copper laurels with flakes of gold, which at first is seen as a travesty of what he represents and blasphemy of what is considered un-human gods, but his ability to sound booming, especially when on a chariot, makes it feel like it is his Aalos speaking. He is given the copper laurels with flakes of gold.</text:p>
          </table:table-cell>
          <table:table-cell table:style-name="ce784" office:value-type="string" calcext:value-type="string">
            <text:p>Stays up overnight to watch the moon.</text:p>
            <text:p>Notices the almost cavalry going up the river and hates the implication that things may change. Asks one of the Natti to fell a few tree on the path</text:p>
          </table:table-cell>
          <table:table-cell table:style-name="ce784" office:value-type="string" calcext:value-type="string">
            <text:p>He's focusing on the completion of the canal as well as the expedition of the minework up the stream, past Falfela's family house</text:p>
          </table:table-cell>
          <table:table-cell table:style-name="ce784" office:value-type="string" calcext:value-type="string">
            <text:p>Laughs at Mandindaya's slow pace and easy exits, mainly to check where he's heading to see if there is lovers hiding. Feels a bit ashamed for following but wants to know mating spots.</text:p>
            <text:p>Ends up discovering one spot at the Igla Danea and ends up skipping working himself for a day. Does play as well with Uffel among others.</text:p>
          </table:table-cell>
          <table:table-cell table:style-name="ce784" office:value-type="string" calcext:value-type="string">
            <text:p>Spends time at the Chatting decks and notices Kalgeagris' performance and is surprised</text:p>
          </table:table-cell>
          <table:table-cell table:style-name="ce784" office:value-type="string" calcext:value-type="string">
            <text:p>Works on the field in the afternoon and after seeing Bashledhaw being all sad, finds awesome what he's done for the possible town flag, and wonders what can be done for it at the failing gem maker where he lives.</text:p>
          </table:table-cell>
          <table:table-cell table:style-name="ce784" office:value-type="string" calcext:value-type="string">
            <text:p>Works on preparing the press for a silly horror story about bunnies that grow so hungry they eat table and chair legs, columns, towers, mountain roots and foundations of reality as well.</text:p>
          </table:table-cell>
          <table:table-cell table:style-name="ce784" office:value-type="string" calcext:value-type="string">
            <text:p>Spent time with Tearan afterwards, a bit afraid of how he was going to react after her trying to hit on him. Speaks of the fires that happened during their absence as well as the games had. Will show him the island off the shore one day.</text:p>
            <text:p>Ends up fooling around with Tamurba at the Igla Danea where she went to wind off after playing music and over singing.</text:p>
          </table:table-cell>
          <table:table-cell table:number-columns-repeated="16365"/>
        </table:table-row>
        <table:table-row table:style-name="ro8">
          <table:table-cell table:style-name="Accent_20_1" table:formula="of:=[$Falfelides.A150]" office:value-type="string" office:string-value="41Ln LDygyy" calcext:value-type="string">
            <text:p>41Ln LDygyy</text:p>
          </table:table-cell>
          <table:table-cell table:style-name="Footnote" table:formula="of:=[$Falfelides.B150]" office:value-type="string" office:string-value="Guunnelen Ganshni" calcext:value-type="string">
            <text:p>Guunnelen Ganshni</text:p>
          </table:table-cell>
          <table:table-cell table:style-name="ce785" table:formula="of:=[.C149]+1" office:value-type="date" office:date-value="2025-08-10" calcext:value-type="date">
            <text:p>Aug 10</text:p>
          </table:table-cell>
          <table:table-cell table:style-name="Footnote"/>
          <table:table-cell table:style-name="ce784"/>
          <table:table-cell table:style-name="Footnote"/>
          <table:table-cell table:style-name="ce784"/>
          <table:table-cell table:style-name="Footnote" table:number-columns-repeated="2"/>
          <table:table-cell table:style-name="ce784" table:number-columns-repeated="4"/>
          <table:table-cell table:style-name="Footnote"/>
          <table:table-cell table:style-name="ce784" table:number-columns-repeated="2"/>
          <table:table-cell table:style-name="Footnote" table:number-columns-repeated="2"/>
          <table:table-cell table:style-name="ce784"/>
          <table:table-cell table:number-columns-repeated="16365"/>
        </table:table-row>
        <table:table-row table:style-name="ro8">
          <table:table-cell table:style-name="Accent_20_1" table:formula="of:=[$Falfelides.A151]" office:value-type="string" office:string-value="51Ln LDygyy" calcext:value-type="string">
            <text:p>51Ln LDygyy</text:p>
          </table:table-cell>
          <table:table-cell table:style-name="Footnote" table:formula="of:=[$Falfelides.B151]" office:value-type="string" office:string-value="BiNiineren Ganshni" calcext:value-type="string">
            <text:p>BiNiineren Ganshni</text:p>
          </table:table-cell>
          <table:table-cell table:style-name="ce785" table:formula="of:=[.C150]+1" office:value-type="date" office:date-value="2025-08-11" calcext:value-type="date">
            <text:p>Aug 11</text:p>
          </table:table-cell>
          <table:table-cell table:style-name="Footnote"/>
          <table:table-cell table:style-name="ce784"/>
          <table:table-cell table:style-name="Footnote"/>
          <table:table-cell table:style-name="ce784"/>
          <table:table-cell table:style-name="Footnote" table:number-columns-repeated="2"/>
          <table:table-cell table:style-name="ce784" table:number-columns-repeated="4"/>
          <table:table-cell table:style-name="Footnote"/>
          <table:table-cell table:style-name="ce784" table:number-columns-repeated="2"/>
          <table:table-cell table:style-name="Footnote" table:number-columns-repeated="2"/>
          <table:table-cell table:style-name="ce784"/>
          <table:table-cell table:number-columns-repeated="16365"/>
        </table:table-row>
        <table:table-row table:style-name="ro8">
          <table:table-cell table:style-name="Accent_20_1" table:formula="of:=[$Falfelides.A152]" office:value-type="string" office:string-value="02Lllx LDygyy" calcext:value-type="string">
            <text:p>02Lllx LDygyy</text:p>
          </table:table-cell>
          <table:table-cell table:style-name="Footnote" table:formula="of:=[$Falfelides.B152]" office:value-type="string" office:string-value="Doolarla Ganshni" calcext:value-type="string">
            <text:p>Doolarla Ganshni</text:p>
          </table:table-cell>
          <table:table-cell table:style-name="ce785" table:formula="of:=[.C151]+1" office:value-type="date" office:date-value="2025-08-12" calcext:value-type="date">
            <text:p>Aug 12</text:p>
          </table:table-cell>
          <table:table-cell table:style-name="Footnote"/>
          <table:table-cell table:style-name="ce784"/>
          <table:table-cell table:style-name="Footnote"/>
          <table:table-cell table:style-name="ce784"/>
          <table:table-cell table:style-name="Footnote" table:number-columns-repeated="2"/>
          <table:table-cell table:style-name="ce784" table:number-columns-repeated="4"/>
          <table:table-cell table:style-name="Footnote"/>
          <table:table-cell table:style-name="ce784" table:number-columns-repeated="2"/>
          <table:table-cell table:style-name="Footnote" table:number-columns-repeated="2"/>
          <table:table-cell table:style-name="ce784"/>
          <table:table-cell table:number-columns-repeated="16365"/>
        </table:table-row>
        <table:table-row table:style-name="ro22">
          <table:table-cell table:style-name="Accent_20_1" table:formula="of:=[$Falfelides.A153]" office:value-type="string" office:string-value="22Ln LDygyy" calcext:value-type="string">
            <text:p>22Ln LDygyy</text:p>
          </table:table-cell>
          <table:table-cell table:style-name="Footnote" table:formula="of:=[$Falfelides.B153]" office:value-type="string" office:string-value="BiDoolen Ganshni" calcext:value-type="string">
            <text:p>BiDoolen Ganshni</text:p>
          </table:table-cell>
          <table:table-cell table:style-name="ce785" table:formula="of:=[.C152]+1" office:value-type="date" office:date-value="2025-08-13" calcext:value-type="date">
            <text:p>Aug 13</text:p>
          </table:table-cell>
          <table:table-cell table:style-name="ce784" office:value-type="string" calcext:value-type="string">
            <text:p>Talaashen being part of the troup that was requested to burn some of the field of the house of Inyafee, informs the house in advance of what is to happen, so they are ready to react about it.</text:p>
          </table:table-cell>
          <table:table-cell table:style-name="ce784" office:value-type="string" calcext:value-type="string">
            <text:p>Bashledhaw drinks some strong wine and make a dozen flags with some material using his master's fine materials in his absence </text:p>
          </table:table-cell>
          <table:table-cell table:style-name="ce784" office:value-type="string" calcext:value-type="string">
            <text:p>Him and Tshavis notice issues up the Lurek and get paid by Inyafee to be on the watch for when the fires will happen</text:p>
          </table:table-cell>
          <table:table-cell table:style-name="ce784" office:value-type="string" calcext:value-type="string">
            <text:p>Tshavis and Taramandin are paid to be on the watch for the fire at Inyafee's villa.</text:p>
          </table:table-cell>
          <table:table-cell table:style-name="ce784" table:number-columns-repeated="2"/>
          <table:table-cell table:style-name="ce784" office:value-type="string" calcext:value-type="string">
            <text:p>Ends up getting a fair bit of moon related items to upgrade the style of the tavern, which gets the attention of the public. Some try to stop her saying she is defacing an age old place, while others tell it's clearly the right thing to do in an age of the sun and the likes.</text:p>
          </table:table-cell>
          <table:table-cell table:style-name="ce784" office:value-type="string" calcext:value-type="string">
            <text:p>Is almost on his way back to Yivalkes and gets a jar of wine to give to Lagris from Uzhil </text:p>
          </table:table-cell>
          <table:table-cell table:style-name="Footnote" office:value-type="string" calcext:value-type="string">
            <text:p>Is spending time between the Temple and the Khattom singing and dancing </text:p>
          </table:table-cell>
          <table:table-cell table:style-name="Footnote" office:value-type="string" calcext:value-type="string">
            <text:p>Inyafee appreciates Talaashen forewarning of the imminent fires and prepares enough water to stop it from growing. Makes one of her Natti go visit Falfela and inform them of what is going on upstream</text:p>
          </table:table-cell>
          <table:table-cell table:style-name="ce784" office:value-type="string" calcext:value-type="string">
            <text:p>Makes deals to get miners to extract metals</text:p>
            <text:p>Has a stern chat with Inels about what's with the changes to the Tavern this may cause issues with people, but notices how guests especially from the north are happy with the imagery.</text:p>
            <text:p>Is not happy with the clear conflicts brought by the house of Inyafee where they tried to obstruct the work upstream. Commands troups to burn some of their field in retaliation</text:p>
          </table:table-cell>
          <table:table-cell table:style-name="Footnote" office:value-type="string" calcext:value-type="string">
            <text:p>Has returned to work but more in shape and ready to tackle the world.</text:p>
          </table:table-cell>
          <table:table-cell table:style-name="ce784" office:value-type="string" calcext:value-type="string">
            <text:p>Studies more of the Fambesar and notices a pattern that tells a lot of changes are going to happen in the next few weeks. Is confirmed by looking at the Khattom and hears Reyon's conversation about colour scheme.</text:p>
          </table:table-cell>
          <table:table-cell table:style-name="ce784" office:value-type="string" calcext:value-type="string">
            <text:p>Steals some lapis lazuli that was in a corner of the Beriza and brings it to the Khattom.</text:p>
          </table:table-cell>
          <table:table-cell table:style-name="ce784" office:value-type="string" calcext:value-type="string">
            <text:p>Sees the changes to the Khattom and spends time outside to try and sell the horror story book.</text:p>
          </table:table-cell>
          <table:table-cell table:style-name="ce784" office:value-type="string" calcext:value-type="string">
            <text:p>Is up North for sheep grazing and misses most of what happens next.</text:p>
          </table:table-cell>
          <table:table-cell table:number-columns-repeated="16365"/>
        </table:table-row>
        <table:table-row table:style-name="ro46">
          <table:table-cell table:style-name="Accent_20_1" table:formula="of:=[$Falfelides.A154]" office:value-type="string" office:string-value="32Ln LDygyy" calcext:value-type="string">
            <text:p>32Ln LDygyy</text:p>
          </table:table-cell>
          <table:table-cell table:style-name="Footnote" table:formula="of:=[$Falfelides.B154]" office:value-type="string" office:string-value="LeDoolen Ganshni" calcext:value-type="string">
            <text:p>LeDoolen Ganshni</text:p>
          </table:table-cell>
          <table:table-cell table:style-name="ce785" table:formula="of:=[.C153]+1" office:value-type="date" office:date-value="2025-08-14" calcext:value-type="date">
            <text:p>Aug 14</text:p>
          </table:table-cell>
          <table:table-cell table:style-name="Footnote" office:value-type="string" calcext:value-type="string">
            <text:p>Awaiting order to put fire and is happy to see it may rain</text:p>
          </table:table-cell>
          <table:table-cell table:style-name="ce784" office:value-type="string" calcext:value-type="string">
            <text:p>Finished a good thirty of them and, with the help of Mandin and Layash, sprinkled them across the town overnight</text:p>
            <text:p>Is now afraid of what he's done, and is currently hiding in the forest</text:p>
          </table:table-cell>
          <table:table-cell table:style-name="Footnote"/>
          <table:table-cell table:style-name="ce784" table:number-columns-repeated="4"/>
          <table:table-cell table:style-name="ce784" office:value-type="string" calcext:value-type="string">
            <text:p>Comes home at night, gets awakened by a taken aback Kuyageba who shoves a flag in his face, does recognize the style of one of his apprentice but responds with confusion to Kuyageba, who then scuffs and says something along the line of "One of, no, the Silk merchant of Yivalkes, most renown and great, has no idea where all this silk, who I know is expensive, come from, and for what purpose, colours flying every single where in town? You are lucky it is not a holiday week, and have until sundawn to come to me with answers"</text:p>
            <text:p>He goes to check his store and sees a big portion of the fabric missing, and knows it's most likely Bashledhaw just because of the finesse of the work. He gets stopped by some people who also recognized the silk and he mainly just smiles instead of answering which is on character</text:p>
            <text:p>Tries to find Bashledhaw at his usual sleeping quarters but isn't there.</text:p>
            <text:p/>
            <text:p>Does not get imprisoned for further questioning by Kuyageba but knows there is lots at stake, for something that seems trivial. He sees Mandin and Tamur, and even though he does not care for them due to an old spat with Falfela, he knows Mandin likes Bashledhaw so he tells them to be careful for him and that Kuyageba has been imprisoning people for further questioning.</text:p>
          </table:table-cell>
          <table:table-cell table:style-name="Footnote" office:value-type="string" calcext:value-type="string">
            <text:p>Is absolutely in love with the flag and takes one to wear as a cape.</text:p>
          </table:table-cell>
          <table:table-cell table:style-name="ce784" office:value-type="string" calcext:value-type="string">
            <text:p>Is currently filling many water bladders, buckets, cups, anything that can hold water, and has asked a few servants and clan members to toil trenches on the farm so it helps reduce risk of fire, but the prospect of rain slows down the more destructive form of protection</text:p>
            <text:p>Is happy seeing Falfela Kafisa and Reyon, who all won't share how somewhat despicably demeaning she had been last time Taran was present</text:p>
          </table:table-cell>
          <table:table-cell table:style-name="ce784" office:value-type="string" calcext:value-type="string">
            <text:p>Back to town, he gets awoken by morning guards who informed of a nightly installation of many flags around the town. He goes to see and recognizes silk from Luseytokris and goes to confront him about this. His confusion makes him even more mad because that makes even less sense. He gives him until the end of the day to figure out what happens and still decides to take upon himself to question every household of suspicious activity.</text:p>
            <text:p>Imprisons a few people for further questioning, releases Kalgeagris pretty quickly</text:p>
            <text:p>Goes to Stimur to get a printed document requesting more info as to what this new flag is about, and that anyone having any information needs to come forward.</text:p>
            <text:p>Tried to rip the flags off the areas but people reacted strongly enough that he understood this could be an important thing to let be, and describes his concern as one to see if it is yet another wicked form of attack from the Western realm.</text:p>
          </table:table-cell>
          <table:table-cell table:style-name="Footnote" office:value-type="string" calcext:value-type="string">
            <text:p>Is vibrantly happy with the flag and is unaware of who put it up, but finds it a necessary kick against the chieftain.</text:p>
          </table:table-cell>
          <table:table-cell table:style-name="ce784" office:value-type="string" calcext:value-type="string">
            <text:p>Notices the flags and knows there will be turmoil coming shortly. She tries to guide Kuyageba when questioned but backfires and she is taken as a possible suspect.</text:p>
          </table:table-cell>
          <table:table-cell table:style-name="ce784" office:value-type="string" calcext:value-type="string">
            <text:p>Helped put up many flags and when questioned by Kuyageba gets taken for further questioning as well</text:p>
          </table:table-cell>
          <table:table-cell table:style-name="ce784" office:value-type="string" calcext:value-type="string">
            <text:p>When questioned about the flag, does not know a thing. Finds it cool and continues trying to sell the horror story book.</text:p>
            <text:p>Is requested to print multiple copies of an information letter to find more information as to what this surprise flag is about. Would have refused but verily accepted the funds.</text:p>
          </table:table-cell>
          <table:table-cell table:style-name="Footnote"/>
          <table:table-cell table:number-columns-repeated="16365"/>
        </table:table-row>
        <table:table-row table:style-name="ro47">
          <table:table-cell table:style-name="Accent_20_1" table:formula="of:=[$Falfelides.A155]" office:value-type="string" office:string-value="42Ln LDygyy" calcext:value-type="string">
            <text:p>42Ln LDygyy</text:p>
          </table:table-cell>
          <table:table-cell table:style-name="Footnote" table:formula="of:=[$Falfelides.B155]" office:value-type="string" office:string-value="KuuDoolen Ganshni" calcext:value-type="string">
            <text:p>KuuDoolen Ganshni</text:p>
          </table:table-cell>
          <table:table-cell table:style-name="ce785" table:formula="of:=[.C154]+1" office:value-type="date" office:date-value="2025-08-15" calcext:value-type="date">
            <text:p>Aug 15</text:p>
          </table:table-cell>
          <table:table-cell table:style-name="Footnote" office:value-type="string" calcext:value-type="string">
            <text:p>Learns of the flag from a scout that came overnight to confirm the fire is to be made still They try to burn the farm but even the guards that were asked to do so know it's not the right thing to do Notices Kafisa thwarting the fires</text:p>
          </table:table-cell>
          <table:table-cell table:style-name="ce784" office:value-type="string" calcext:value-type="string">
            <text:p>Was found first by Tamur Ba, then by Mandin and Tamur, and he is completely terrorized by the prospect of the interrogations. They calm him down and say he should be safe at Falfela's. They stay with him until it gets late but the rain force them to come early </text:p>
            <text:p>Is brought to Falfela's place.</text:p>
            <text:p/>
            <text:p>A guard comes the next day during the pouring rain, and explain he spoke kindly to Layash, has had a clear conversation with Luseytokris who was at the Tavern who made him promise to do the right thing for his pupil, figured out were Bashledhaw was and can tell this interrogation is going to be very demanding if there is no clear output. The guard explains that Kuyageba has been very suspecting of incursions in the town's lives from the Western and Southern realm due to the resources upstream, and how any dissent or strange behaviour is perceived as a threat and with strong response, with for example what is going on upstream at Falfela's</text:p>
            <text:p/>
            <text:p>Bashledhaw explains that the flag is something that came to him in a dream, and the guard truly respects it and how it came to be, and that he will do what he can to protect his creator, but that the best way forward is for him to come willingly to be interrogated </text:p>
          </table:table-cell>
          <table:table-cell table:style-name="Footnote" office:value-type="string" calcext:value-type="string">
            <text:p>They help thwart the fire but it's such an easy feat that a house dinner is had, but Taramandin and Tshavis clearly don't follow manners of the house</text:p>
          </table:table-cell>
          <table:table-cell table:style-name="ce784" office:value-type="string" calcext:value-type="string">
            <text:p>They help thwart the fire but it's such an easy feat that a house dinner is had, but Taramandin and Tshavis clearly don't follow manners of the house</text:p>
          </table:table-cell>
          <table:table-cell table:style-name="Footnote" table:number-columns-repeated="2"/>
          <table:table-cell table:style-name="ce784" office:value-type="string" calcext:value-type="string">
            <text:p>Is being asked by a guard who listened in on her exchange with Luseytokris to participate in the questioning, but freely so as opposed to imprisoned. </text:p>
          </table:table-cell>
          <table:table-cell table:style-name="ce784" office:value-type="string" calcext:value-type="string">
            <text:p>Luseytokris goes to the tavern and Inels speak with him while a guard was closeby. They exchanged about how proud he is about his pupil and that this overreaction is unnecessary. When questioned by the guard, denies any part of decision but says his pupil, while out of line, did a great job, and there is no need for all of this, which the guard agrees.</text:p>
            <text:p>Inels and him implore the guard to show clemency to the orphan which he promises on his meals of the year. </text:p>
          </table:table-cell>
          <table:table-cell table:style-name="Footnote"/>
          <table:table-cell table:style-name="ce784" office:value-type="string" calcext:value-type="string">
            <text:p>The fire is easily thwarted, by guards unwilling to do actual damage, a team ready to tackle it, and a clement antifire weather.</text:p>
            <text:p>Is interested by this flag thing but since not seeing it does not realize the importance</text:p>
          </table:table-cell>
          <table:table-cell table:style-name="ce784" office:value-type="string" calcext:value-type="string">
            <text:p>Posted swiftly multiple copies of the concerns across the town</text:p>
          </table:table-cell>
          <table:table-cell table:style-name="ce784" office:value-type="string" calcext:value-type="string">
            <text:p>Noticed Bashledhaw in the forest but when approaching him saw he was afraid instead of wanting to play, so stayed by him until Mandin and Tamur La came. He then moved on to go back to town. </text:p>
            <text:p/>
            <text:p>He realizes that maybe the reason Bashledhaw is afraid is due to the flag thing, but doesn't say a peep when questioned again by another guard on his way home.</text:p>
          </table:table-cell>
          <table:table-cell table:style-name="ce784"/>
          <table:table-cell table:style-name="Footnote" table:number-columns-repeated="2"/>
          <table:table-cell table:style-name="ce784" office:value-type="string" calcext:value-type="string">
            <text:p>Continues grazing sheep in the town up north and learns a few more songs </text:p>
          </table:table-cell>
          <table:table-cell table:number-columns-repeated="16365"/>
        </table:table-row>
        <table:table-row table:style-name="ro8">
          <table:table-cell table:style-name="Accent_20_1" table:formula="of:=[$Falfelides.A156]" office:value-type="string" office:string-value="52Ln LDygyy" calcext:value-type="string">
            <text:p>52Ln LDygyy</text:p>
          </table:table-cell>
          <table:table-cell table:style-name="Footnote" table:formula="of:=[$Falfelides.B156]" office:value-type="string" office:string-value="PaanDoolen Ganshni" calcext:value-type="string">
            <text:p>PaanDoolen Ganshni</text:p>
          </table:table-cell>
          <table:table-cell table:style-name="ce785" table:formula="of:=[.C155]+1" office:value-type="date" office:date-value="2025-08-16" calcext:value-type="date">
            <text:p>Aug 16</text:p>
          </table:table-cell>
          <table:table-cell table:style-name="Footnote"/>
          <table:table-cell table:style-name="ce784" table:number-columns-repeated="3"/>
          <table:table-cell table:style-name="Footnote" table:number-columns-repeated="2"/>
          <table:table-cell table:style-name="ce784" table:number-columns-repeated="2"/>
          <table:table-cell table:style-name="Footnote"/>
          <table:table-cell table:style-name="ce784" table:number-columns-repeated="2"/>
          <table:table-cell table:style-name="Footnote"/>
          <table:table-cell table:style-name="ce784"/>
          <table:table-cell table:style-name="Footnote" table:number-columns-repeated="3"/>
          <table:table-cell table:number-columns-repeated="16365"/>
        </table:table-row>
        <table:table-row table:style-name="ro48">
          <table:table-cell table:style-name="Accent_20_1" table:formula="of:=[$Falfelides.A157]" office:value-type="string" office:string-value="03Lllx LDygyy" calcext:value-type="string">
            <text:p>03Lllx LDygyy</text:p>
          </table:table-cell>
          <table:table-cell table:style-name="Footnote" table:formula="of:=[$Falfelides.B157]" office:value-type="string" office:string-value="Lellarla Ganshni" calcext:value-type="string">
            <text:p>Lellarla Ganshni</text:p>
          </table:table-cell>
          <table:table-cell table:style-name="ce785" table:formula="of:=[.C156]+1" office:value-type="date" office:date-value="2025-08-17" calcext:value-type="date">
            <text:p>Aug 17</text:p>
          </table:table-cell>
          <table:table-cell table:style-name="ce784" office:value-type="string" calcext:value-type="string">
            <text:p>Has since the fire returned to the main town and is pleased to see the flag, and is ambivalent about the chieftain who she represent and who provides the guards with certainty of food and golds winter and summer. She could care less who could be in charge and has shared that a few times with Kafisa, as long as they can spend time together. Has had to deal with a lot of fishing/trapping issues between neighbours and visitors, and is kind of so done having to deal with that. She one day dreams of a bridge going from the mainland to the island and more docks on that side, and shares that dream with a few different people over the late year</text:p>
          </table:table-cell>
          <table:table-cell table:style-name="ce784" office:value-type="string" calcext:value-type="string">
            <text:p>During the first hearing, he is scared because he has to explain to a bunch of adults that he did something reckless even though he disagrees with it, and is aware that what he says may grant him a public hanging, which doesn't happen.</text:p>
            <text:p/>
            <text:p>Is happy with his lot, and gets a ceremonial beating from his boss who ends up holding him with care after. The pain was not meant to remain but only to be stinging. He is not allowed to touch silk for a few months, but can work any other textile.</text:p>
          </table:table-cell>
          <table:table-cell table:style-name="ce784" office:value-type="string" calcext:value-type="string">
            <text:p>Work more on the field and his season is coming up where he's more useful. He needs to go south to seed specific plants for grafting.</text:p>
          </table:table-cell>
          <table:table-cell table:style-name="ce784" office:value-type="string" calcext:value-type="string">
            <text:p>Tshavis returns to sandal work, and when him, Mandin and Tearan go really south for the heck of it, when Tearan gets hurt, he takes time to inspect his feet more than required, especially with how different they look (because Tearan used to wear shoes) </text:p>
          </table:table-cell>
          <table:table-cell table:style-name="ce784" table:number-columns-repeated="2"/>
          <table:table-cell table:style-name="ce784" office:value-type="string" calcext:value-type="string">
            <text:p>Has been questioned about her changes to the khattom which came before the flag, and said she simply wanted to bring in more folks by having a themed tavern, but upon further questioning pointed out that not enough is done to preserve history and old stories</text:p>
          </table:table-cell>
          <table:table-cell table:style-name="ce784" office:value-type="string" calcext:value-type="string">
            <text:p>Luseytokris presented his view at the first hearing of two that his pupil was out of line and that while we cannot condone behaviours that affect the world, he is an asset to the town and cannot be hanged.</text:p>
            <text:p/>
            <text:p>He makes it very clear that the current way things are going, we could succeed or fail as a separate state, and that the neighbouring city states one of which he is from may be looking to expand</text:p>
            <text:p/>
            <text:p>After the 2nd hearing, reclaims his pupil, and provide him with a ceremonial beating, nothing meant to hurt for long, in order to assert who is in charge.</text:p>
            <text:p/>
            <text:p>Has been getting more demands for work from towndwellers which is good for business but bad due to the lack of silk, and now has to get more of an expensive and hard to come by product.</text:p>
          </table:table-cell>
          <table:table-cell table:style-name="ce784" office:value-type="string" calcext:value-type="string">
            <text:p>He starts singing more and become annoying to Uffel specifically as he hopes she can play music for him, but that's not how it works</text:p>
            <text:p>He's trying to get renamed Kermel but it just does not work</text:p>
          </table:table-cell>
          <table:table-cell table:style-name="ce784" office:value-type="string" calcext:value-type="string">
            <text:p>Plans to come visit once most of the work is done</text:p>
          </table:table-cell>
          <table:table-cell table:style-name="ce784" office:value-type="string" calcext:value-type="string">
            <text:p>Wants to hang Bashledhaw because he perceives the fella as a threat to society due to having made something so majestic without any oversight, but realizes this goes against the perception of the town who now has a symbol that can warrant them legitimacy in the grander scheme.</text:p>
            <text:p>Makes it very clear to Bashledhaw and anyone in a similar state of ideas that any future changes need to get some form of okay from the master who then must check in with some of the established people (of which Falfela is somewhat part of)</text:p>
            <text:p>It becomes clear during the 1st hearing that his leadership style may lead to social unrest, and he very clearly realizes that, so he proposes to do a second hearing where the population sees his care for the people, but it is not well received by the clan</text:p>
          </table:table-cell>
          <table:table-cell table:style-name="ce784" office:value-type="string" calcext:value-type="string">
            <text:p>When at the 1st hearing, makes it absolutely clear to Kuyageba that swords can only protect him so much, if he decides to be stupid. Which grants him nothing on the moment, but scares Tamurba a little especially from the lack of response.</text:p>
            <text:p>Focuses on field work, and has fun multiple times at the Igla Danea with different people, and gets chastised by the hunting party for ruining one of the hunts from such play</text:p>
          </table:table-cell>
          <table:table-cell table:style-name="ce784" office:value-type="string" calcext:value-type="string">
            <text:p>She is released at the 1st hearing and provided food security for a winter from it.</text:p>
            <text:p>Still sees high risk of things to go terribly, so when Reyon comes to speak with her about how powerful he feels from being a word mentor somehow, she points out how certainn things came to be only after some people shared specific tales over generations of tablets at the fambesar</text:p>
            <text:p>Is afraid of her own dying before passing down her knowledge, or that the fambesar may be lost one day, so spends time at Stimur and the Milunyadhur to figure out what would be the best way to keep track of such changes.</text:p>
          </table:table-cell>
          <table:table-cell table:style-name="ce784" office:value-type="string" calcext:value-type="string">
            <text:p>Has to provide some form of repayment for the installation of the flags and is a bit annoyed by Mandin not having any part of the repayment.</text:p>
            <text:p>Layash shared how annoyed they are about it to Tamur, but also as an opportunity to have sex, however Tamur is low on energy due to having also played with Stimur which annoys Layash so much that Layash punches Tamur and give him a black eye, which Layash absolutely regrets </text:p>
          </table:table-cell>
          <table:table-cell table:style-name="ce784" office:value-type="string" calcext:value-type="string">
            <text:p>The funds are provided despite the low need for it, and Kuyageba makes a clear request for Stimur to, in any way possible, help ensure his image is kept as pristine as possible, which she finds odd but accepts with a promise for a Dzhillawiyet </text:p>
            <text:p>Her horror story book is a good success and prints another set of copies to send south and north.</text:p>
            <text:p>Listens in turn to Kalgeagris and Izmawn, and finds hilarious what both of them are doing, especially with how short lived their behaviour may be, but in the same time, Wanska's conversation with her makes it clear that it may go down in history.</text:p>
            <text:p>She then goes to speak with Tamur to find out how one could engineer a fast type that could help keep faster track of people's ongoing diatribe then clay or paper, but also as an excuse to have sex </text:p>
          </table:table-cell>
          <table:table-cell table:style-name="ce784" office:value-type="string" calcext:value-type="string">
            <text:p>Completely befuddled by the new look of the town, what with the tavern and current works of the canal and the flags everywhere. Needs to relax in a place that isn't likely to have changed. Luseytokris gives her the wine to give to the husband of Uzhil, and in doing so he provided his version of the story about the flag.</text:p>
            <text:p>She met Kalgeagris before getting the wine bottle and is now sort of stuck with it, not sure what to do especially since he's pretty much homeless</text:p>
            <text:p>She gets annoyed by Izmaun who wants her to follow him around and play the harp while he feels he is Kermel, and it just does not fly with her.</text:p>
          </table:table-cell>
          <table:table-cell table:number-columns-repeated="16365"/>
        </table:table-row>
        <table:table-row table:style-name="ro8">
          <table:table-cell table:style-name="Accent_20_1" table:formula="of:=[$Falfelides.A158]" office:value-type="string" office:string-value="23Ln LDygyy" calcext:value-type="string">
            <text:p>23Ln LDygyy</text:p>
          </table:table-cell>
          <table:table-cell table:style-name="Footnote" table:formula="of:=[$Falfelides.B158]" office:value-type="string" office:string-value="Biillaaren Ganshni" calcext:value-type="string">
            <text:p>Biillaaren Ganshni</text:p>
          </table:table-cell>
          <table:table-cell table:style-name="ce785" table:formula="of:=[.C157]+1" office:value-type="date" office:date-value="2025-08-18" calcext:value-type="date">
            <text:p>Aug 18</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number-columns-repeated="2"/>
          <table:table-cell table:style-name="ce784"/>
          <table:table-cell table:style-name="Footnote" table:number-columns-repeated="2"/>
          <table:table-cell table:number-columns-repeated="16365"/>
        </table:table-row>
        <table:table-row table:style-name="ro8">
          <table:table-cell table:style-name="Accent_20_1" table:formula="of:=[$Falfelides.A159]" office:value-type="string" office:string-value="33Ln LDygyy" calcext:value-type="string">
            <text:p>33Ln LDygyy</text:p>
          </table:table-cell>
          <table:table-cell table:style-name="Footnote" table:formula="of:=[$Falfelides.B159]" office:value-type="string" office:string-value="Lilleeren Ganshni" calcext:value-type="string">
            <text:p>Lilleeren Ganshni</text:p>
          </table:table-cell>
          <table:table-cell table:style-name="ce785" table:formula="of:=[.C158]+1" office:value-type="date" office:date-value="2025-08-19" calcext:value-type="date">
            <text:p>Aug 19</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number-columns-repeated="2"/>
          <table:table-cell table:style-name="ce784"/>
          <table:table-cell table:style-name="Footnote" table:number-columns-repeated="2"/>
          <table:table-cell table:number-columns-repeated="16365"/>
        </table:table-row>
        <table:table-row table:style-name="ro8">
          <table:table-cell table:style-name="Accent_20_1" table:formula="of:=[$Falfelides.A160]" office:value-type="string" office:string-value="43Ln LDygyy" calcext:value-type="string">
            <text:p>43Ln LDygyy</text:p>
          </table:table-cell>
          <table:table-cell table:style-name="Footnote" table:formula="of:=[$Falfelides.B160]" office:value-type="string" office:string-value="Guullaaren Ganshni" calcext:value-type="string">
            <text:p>Guullaaren Ganshni</text:p>
          </table:table-cell>
          <table:table-cell table:style-name="ce785" table:formula="of:=[.C159]+1" office:value-type="date" office:date-value="2025-08-20" calcext:value-type="date">
            <text:p>Aug 20</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number-columns-repeated="2"/>
          <table:table-cell table:style-name="ce784"/>
          <table:table-cell table:style-name="Footnote" table:number-columns-repeated="2"/>
          <table:table-cell table:number-columns-repeated="16365"/>
        </table:table-row>
        <table:table-row table:style-name="ro8">
          <table:table-cell table:style-name="Accent_20_1" table:formula="of:=[$Falfelides.A161]" office:value-type="string" office:string-value="53Ln LDygyy" calcext:value-type="string">
            <text:p>53Ln LDygyy</text:p>
          </table:table-cell>
          <table:table-cell table:style-name="Footnote" table:formula="of:=[$Falfelides.B161]" office:value-type="string" office:string-value="Banaarlen Ganshni" calcext:value-type="string">
            <text:p>Banaarlen Ganshni</text:p>
          </table:table-cell>
          <table:table-cell table:style-name="ce785" table:formula="of:=[.C160]+1" office:value-type="date" office:date-value="2025-08-21" calcext:value-type="date">
            <text:p>Aug 21</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number-columns-repeated="2"/>
          <table:table-cell table:style-name="ce784"/>
          <table:table-cell table:style-name="Footnote" table:number-columns-repeated="2"/>
          <table:table-cell table:number-columns-repeated="16365"/>
        </table:table-row>
        <table:table-row table:style-name="ro8">
          <table:table-cell table:style-name="Accent_20_1" table:formula="of:=[$Falfelides.A162]" office:value-type="string" office:string-value="04Lllx LDygyy" calcext:value-type="string">
            <text:p>04Lllx LDygyy</text:p>
          </table:table-cell>
          <table:table-cell table:style-name="Footnote" table:formula="of:=[$Falfelides.B162]" office:value-type="string" office:string-value="Goolarla Ganshni" calcext:value-type="string">
            <text:p>Goolarla Ganshni</text:p>
          </table:table-cell>
          <table:table-cell table:style-name="ce785" table:formula="of:=[.C161]+1" office:value-type="date" office:date-value="2025-08-22" calcext:value-type="date">
            <text:p>Aug 22</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table-cell table:style-name="ce784" table:number-columns-repeated="2"/>
          <table:table-cell table:style-name="Footnote" table:number-columns-repeated="2"/>
          <table:table-cell table:number-columns-repeated="16365"/>
        </table:table-row>
        <table:table-row table:style-name="ro8">
          <table:table-cell table:style-name="Accent_20_1" table:formula="of:=[$Falfelides.A163]" office:value-type="string" office:string-value="24Ln LDygyy" calcext:value-type="string">
            <text:p>24Ln LDygyy</text:p>
          </table:table-cell>
          <table:table-cell table:style-name="Footnote" table:formula="of:=[$Falfelides.B163]" office:value-type="string" office:string-value="BiRuulen Ganshni" calcext:value-type="string">
            <text:p>BiRuulen Ganshni</text:p>
          </table:table-cell>
          <table:table-cell table:style-name="ce785" table:formula="of:=[.C162]+1" office:value-type="date" office:date-value="2025-08-23" calcext:value-type="date">
            <text:p>Aug 23</text:p>
          </table:table-cell>
          <table:table-cell table:style-name="ce784" table:number-columns-repeated="3"/>
          <table:table-cell table:style-name="Footnote" table:number-columns-repeated="3"/>
          <table:table-cell table:style-name="ce784" table:number-columns-repeated="10"/>
          <table:table-cell table:number-columns-repeated="16365"/>
        </table:table-row>
        <table:table-row table:style-name="ro8">
          <table:table-cell table:style-name="Accent_20_1" table:formula="of:=[$Falfelides.A164]" office:value-type="string" office:string-value="34Ln LDygyy" calcext:value-type="string">
            <text:p>34Ln LDygyy</text:p>
          </table:table-cell>
          <table:table-cell table:style-name="Footnote" table:formula="of:=[$Falfelides.B164]" office:value-type="string" office:string-value="LeRulen Ganshni" calcext:value-type="string">
            <text:p>LeRulen Ganshni</text:p>
          </table:table-cell>
          <table:table-cell table:style-name="ce785" table:formula="of:=[.C163]+1" office:value-type="date" office:date-value="2025-08-24" calcext:value-type="date">
            <text:p>Aug 24</text:p>
          </table:table-cell>
          <table:table-cell table:style-name="ce784" table:number-columns-repeated="16"/>
          <table:table-cell table:number-columns-repeated="16365"/>
        </table:table-row>
        <table:table-row table:style-name="ro49">
          <table:table-cell table:style-name="Accent_20_1" table:formula="of:=[$Falfelides.A165]" office:value-type="string" office:string-value="44Ln LDygyy" calcext:value-type="string">
            <text:p>44Ln LDygyy</text:p>
          </table:table-cell>
          <table:table-cell table:style-name="Footnote" table:formula="of:=[$Falfelides.B165]" office:value-type="string" office:string-value="Kuruulen Ganshni" calcext:value-type="string">
            <text:p>Kuruulen Ganshni</text:p>
          </table:table-cell>
          <table:table-cell table:style-name="ce785" table:formula="of:=[.C164]+1" office:value-type="date" office:date-value="2025-08-25" calcext:value-type="date">
            <text:p>Aug 25</text:p>
          </table:table-cell>
          <table:table-cell table:style-name="ce784" table:number-columns-repeated="15"/>
          <table:table-cell table:style-name="ce784" office:value-type="string" calcext:value-type="string">
            <text:p>She invited Wanska, Reyon and Tearan to go to the island just south, and each arrive, they take a small boat to go across and they latch the boat securely. Their first reaction is to scout the island with weapons ready just in case, but no one is on the island but birds and a deer that freaks out and swims away.</text:p>
            <text:p>They sit at the old temple at the top which is not in the best of shape and meditate at the sound of the waves and the three end up falling asleep at the songs she sings, one of them of a person without a clan.</text:p>
            <text:p>The wind picks up during that time and with the tides takes the boat off its safe place and leaves them stranded</text:p>
            <text:p>They don't realize until after they gossip about different people and talk of the old ways.</text:p>
          </table:table-cell>
          <table:table-cell table:number-columns-repeated="16365"/>
        </table:table-row>
        <table:table-row table:style-name="ro8">
          <table:table-cell table:style-name="Accent_20_1" table:formula="of:=[$Falfelides.A166]" office:value-type="string" office:string-value="54Ln LDygyy" calcext:value-type="string">
            <text:p>54Ln LDygyy</text:p>
          </table:table-cell>
          <table:table-cell table:style-name="Footnote" table:formula="of:=[$Falfelides.B166]" office:value-type="string" office:string-value="Banoorlen Ganshni" calcext:value-type="string">
            <text:p>Banoorlen Ganshni</text:p>
          </table:table-cell>
          <table:table-cell table:style-name="ce785" table:formula="of:=[.C165]+1" office:value-type="date" office:date-value="2025-08-26" calcext:value-type="date">
            <text:p>Aug 26</text:p>
          </table:table-cell>
          <table:table-cell table:style-name="Footnote" table:number-columns-repeated="2"/>
          <table:table-cell table:style-name="ce784"/>
          <table:table-cell table:style-name="Footnote" table:number-columns-repeated="3"/>
          <table:table-cell table:style-name="ce784" table:number-columns-repeated="2"/>
          <table:table-cell table:style-name="Footnote" table:number-columns-repeated="2"/>
          <table:table-cell table:style-name="ce784"/>
          <table:table-cell table:style-name="Footnote"/>
          <table:table-cell table:style-name="ce784" table:number-columns-repeated="2"/>
          <table:table-cell table:style-name="Footnote"/>
          <table:table-cell table:style-name="ce784"/>
          <table:table-cell table:number-columns-repeated="16365"/>
        </table:table-row>
        <table:table-row table:style-name="ro8">
          <table:table-cell table:style-name="Accent_20_1" table:formula="of:=[$Falfelides.A167]" office:value-type="string" office:string-value="05Lllx LDygyy" calcext:value-type="string">
            <text:p>05Lllx LDygyy</text:p>
          </table:table-cell>
          <table:table-cell table:style-name="Footnote" table:formula="of:=[$Falfelides.B167]" office:value-type="string" office:string-value="Bammarla Ganshni" calcext:value-type="string">
            <text:p>Bammarla Ganshni</text:p>
          </table:table-cell>
          <table:table-cell table:style-name="ce785" table:formula="of:=[.C166]+1" office:value-type="date" office:date-value="2025-08-27" calcext:value-type="date">
            <text:p>Aug 27</text:p>
          </table:table-cell>
          <table:table-cell table:style-name="ce784" table:number-columns-repeated="16"/>
          <table:table-cell table:number-columns-repeated="16365"/>
        </table:table-row>
        <table:table-row table:style-name="ro8">
          <table:table-cell table:style-name="Accent_20_1" table:formula="of:=[$Falfelides.A168]" office:value-type="string" office:string-value="25Ln LDygyy" calcext:value-type="string">
            <text:p>25Ln LDygyy</text:p>
          </table:table-cell>
          <table:table-cell table:style-name="Footnote" table:formula="of:=[$Falfelides.B168]" office:value-type="string" office:string-value="BiiVaameng Ganshni" calcext:value-type="string">
            <text:p>BiiVaameng Ganshni</text:p>
          </table:table-cell>
          <table:table-cell table:style-name="ce785" table:formula="of:=[.C167]+1" office:value-type="date" office:date-value="2025-08-28" calcext:value-type="date">
            <text:p>Aug 28</text:p>
          </table:table-cell>
          <table:table-cell table:style-name="Footnote" table:number-columns-repeated="2"/>
          <table:table-cell table:style-name="ce784"/>
          <table:table-cell table:style-name="Footnote" table:number-columns-repeated="3"/>
          <table:table-cell table:style-name="ce784" table:number-columns-repeated="2"/>
          <table:table-cell table:style-name="Footnote" table:number-columns-repeated="2"/>
          <table:table-cell table:style-name="ce784"/>
          <table:table-cell table:style-name="Footnote" table:number-columns-repeated="2"/>
          <table:table-cell table:style-name="ce784"/>
          <table:table-cell table:style-name="Footnote" table:number-columns-repeated="2"/>
          <table:table-cell table:number-columns-repeated="16365"/>
        </table:table-row>
        <table:table-row table:style-name="ro8">
          <table:table-cell table:style-name="Accent_20_1" table:formula="of:=[$Falfelides.A169]" office:value-type="string" office:string-value="35Ln LDygyy" calcext:value-type="string">
            <text:p>35Ln LDygyy</text:p>
          </table:table-cell>
          <table:table-cell table:style-name="Footnote" table:formula="of:=[$Falfelides.B169]" office:value-type="string" office:string-value="LeVaameng Ganshni" calcext:value-type="string">
            <text:p>LeVaameng Ganshni</text:p>
          </table:table-cell>
          <table:table-cell table:style-name="ce785" table:formula="of:=[.C168]+1" office:value-type="date" office:date-value="2025-08-29" calcext:value-type="date">
            <text:p>Aug 29</text:p>
          </table:table-cell>
          <table:table-cell table:style-name="Footnote" table:number-columns-repeated="2"/>
          <table:table-cell table:style-name="ce784"/>
          <table:table-cell table:style-name="Footnote" table:number-columns-repeated="3"/>
          <table:table-cell table:style-name="ce784" table:number-columns-repeated="2"/>
          <table:table-cell table:style-name="Footnote" table:number-columns-repeated="2"/>
          <table:table-cell table:style-name="ce784"/>
          <table:table-cell table:style-name="Footnote" table:number-columns-repeated="2"/>
          <table:table-cell table:style-name="ce784"/>
          <table:table-cell table:style-name="Footnote" table:number-columns-repeated="2"/>
          <table:table-cell table:number-columns-repeated="16365"/>
        </table:table-row>
        <table:table-row table:style-name="ro8">
          <table:table-cell table:style-name="Accent_20_1" table:formula="of:=[$Falfelides.A170]" office:value-type="string" office:string-value="45Ln LDygyy" calcext:value-type="string">
            <text:p>45Ln LDygyy</text:p>
          </table:table-cell>
          <table:table-cell table:style-name="Footnote" table:formula="of:=[$Falfelides.B170]" office:value-type="string" office:string-value="KuVaameng Ganshni" calcext:value-type="string">
            <text:p>KuVaameng Ganshni</text:p>
          </table:table-cell>
          <table:table-cell table:style-name="ce785" table:formula="of:=[.C169]+1" office:value-type="date" office:date-value="2025-08-30" calcext:value-type="date">
            <text:p>Aug 30</text:p>
          </table:table-cell>
          <table:table-cell table:style-name="Footnote" table:number-columns-repeated="2"/>
          <table:table-cell table:style-name="ce784"/>
          <table:table-cell table:style-name="Footnote" table:number-columns-repeated="3"/>
          <table:table-cell table:style-name="ce784" table:number-columns-repeated="2"/>
          <table:table-cell table:style-name="Footnote" table:number-columns-repeated="2"/>
          <table:table-cell table:style-name="ce784"/>
          <table:table-cell table:style-name="Footnote" table:number-columns-repeated="2"/>
          <table:table-cell table:style-name="ce784"/>
          <table:table-cell table:style-name="Footnote" table:number-columns-repeated="2"/>
          <table:table-cell table:number-columns-repeated="16365"/>
        </table:table-row>
        <table:table-row table:style-name="ro50">
          <table:table-cell table:style-name="Accent_20_1" table:formula="of:=[$Falfelides.A171]" office:value-type="string" office:string-value="55Ln LDygyy" calcext:value-type="string">
            <text:p>55Ln LDygyy</text:p>
          </table:table-cell>
          <table:table-cell table:style-name="Footnote" table:formula="of:=[$Falfelides.B171]" office:value-type="string" office:string-value="FaVaameng Ganshni" calcext:value-type="string">
            <text:p>FaVaameng Ganshni</text:p>
          </table:table-cell>
          <table:table-cell table:style-name="ce785" table:formula="of:=[.C170]+1" office:value-type="date" office:date-value="2025-08-31" calcext:value-type="date">
            <text:p>Aug 31</text:p>
          </table:table-cell>
          <table:table-cell table:style-name="ce784" table:number-columns-repeated="4"/>
          <table:table-cell table:style-name="ce784" office:value-type="string" calcext:value-type="string">
            <text:p>Him and his wife Uzhil, an old couple, are travelling up north when there was a mudslide that took their horse down when trying to take a shortcut away from the main road, and they are currently stuck and not strong enough to free themselves. </text:p>
            <text:p>He lost most of his assets when the mudslide happen, meaning he's basically about to be a pariah especially with how much Uzhil is maybe going to speak against him for relatively good reasons </text:p>
          </table:table-cell>
          <table:table-cell table:style-name="ce784" office:value-type="string" calcext:value-type="string">
            <text:p>She is absolutely mad at her husband for wanting to take a shortcut that almost costed their lives.</text:p>
            <text:p>She will be able to find work and housing at the vineyard of Uffel's larger family</text:p>
          </table:table-cell>
          <table:table-cell table:style-name="ce784" table:number-columns-repeated="10"/>
          <table:table-cell table:number-columns-repeated="16365"/>
        </table:table-row>
        <table:table-row table:style-name="ro8">
          <table:table-cell table:style-name="Accent_20_1" table:formula="of:=[$Falfelides.A172]" office:value-type="string" office:string-value="06Lllx LDygyy" calcext:value-type="string">
            <text:p>06Lllx LDygyy</text:p>
          </table:table-cell>
          <table:table-cell table:style-name="Footnote" table:formula="of:=[$Falfelides.B172]" office:value-type="string" office:string-value="Duulelarla Ganshni" calcext:value-type="string">
            <text:p>Duulelarla Ganshni</text:p>
          </table:table-cell>
          <table:table-cell table:style-name="ce785" table:formula="of:=[.C171]+1" office:value-type="date" office:date-value="2025-09-01" calcext:value-type="date">
            <text:p>Sep 1</text:p>
          </table:table-cell>
          <table:table-cell table:style-name="Footnote" table:number-columns-repeated="2"/>
          <table:table-cell table:style-name="ce784" table:number-columns-repeated="3"/>
          <table:table-cell table:style-name="Footnote" table:number-columns-repeated="2"/>
          <table:table-cell table:style-name="ce784"/>
          <table:table-cell table:style-name="Footnote" table:number-columns-repeated="5"/>
          <table:table-cell table:style-name="ce784"/>
          <table:table-cell table:style-name="Footnote"/>
          <table:table-cell table:style-name="ce784"/>
          <table:table-cell table:number-columns-repeated="16365"/>
        </table:table-row>
        <table:table-row table:style-name="ro8">
          <table:table-cell table:style-name="Accent_20_1" table:formula="of:=[$Falfelides.A173]" office:value-type="string" office:string-value="26Ln LDygyy" calcext:value-type="string">
            <text:p>26Ln LDygyy</text:p>
          </table:table-cell>
          <table:table-cell table:style-name="Footnote" table:formula="of:=[$Falfelides.B173]" office:value-type="string" office:string-value="BiiDuleren Ganshni" calcext:value-type="string">
            <text:p>BiiDuleren Ganshni</text:p>
          </table:table-cell>
          <table:table-cell table:style-name="ce785" table:formula="of:=[.C172]+1" office:value-type="date" office:date-value="2025-09-02" calcext:value-type="date">
            <text:p>Sep 2</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174]" office:value-type="string" office:string-value="36Ln LDygyy" calcext:value-type="string">
            <text:p>36Ln LDygyy</text:p>
          </table:table-cell>
          <table:table-cell table:style-name="Footnote" table:formula="of:=[$Falfelides.B174]" office:value-type="string" office:string-value="LeDuleren Ganshni" calcext:value-type="string">
            <text:p>LeDuleren Ganshni</text:p>
          </table:table-cell>
          <table:table-cell table:style-name="ce785" table:formula="of:=[.C173]+1" office:value-type="date" office:date-value="2025-09-03" calcext:value-type="date">
            <text:p>Sep 3</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4">
          <table:table-cell table:style-name="Accent_20_1" table:formula="of:=[$Falfelides.A175]" office:value-type="string" office:string-value="46Ln LDygyy" calcext:value-type="string">
            <text:p>46Ln LDygyy</text:p>
          </table:table-cell>
          <table:table-cell table:style-name="Footnote" table:formula="of:=[$Falfelides.B175]" office:value-type="string" office:string-value="KuDuuleren Ganshni" calcext:value-type="string">
            <text:p>KuDuuleren Ganshni</text:p>
          </table:table-cell>
          <table:table-cell table:style-name="ce785" table:formula="of:=[.C174]+1" office:value-type="date" office:date-value="2025-09-04" calcext:value-type="date">
            <text:p>Sep 4</text:p>
          </table:table-cell>
          <table:table-cell table:style-name="Footnote" table:number-columns-repeated="3"/>
          <table:table-cell table:style-name="ce784"/>
          <table:table-cell table:style-name="ce784" office:value-type="string" calcext:value-type="string">
            <text:p>He is enjoying Kafisa's care, as it helps him not think about the future just yet. He knows he is a pariah and will probably end up on the street and shooed to the woods a few weeks from now like he did multiple times in the past to similar ones.</text:p>
          </table:table-cell>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51">
          <table:table-cell table:style-name="Accent_20_1" table:formula="of:=[$Falfelides.A176]" office:value-type="string" office:string-value="56Ln LDygyy" calcext:value-type="string">
            <text:p>56Ln LDygyy</text:p>
          </table:table-cell>
          <table:table-cell table:style-name="Footnote" table:formula="of:=[$Falfelides.B176]" office:value-type="string" office:string-value="PaDuleren Ganshni" calcext:value-type="string">
            <text:p>PaDuleren Ganshni</text:p>
          </table:table-cell>
          <table:table-cell table:style-name="ce785" table:formula="of:=[.C175]+1" office:value-type="date" office:date-value="2025-09-05" calcext:value-type="date">
            <text:p>Sep 5</text:p>
          </table:table-cell>
          <table:table-cell table:style-name="Footnote" table:number-columns-repeated="4"/>
          <table:table-cell table:style-name="ce784" office:value-type="string" calcext:value-type="string">
            <text:p>Lagris is wrapped in his own thoughts when Taran returns from the fire innabeeyi </text:p>
          </table:table-cell>
          <table:table-cell table:style-name="ce784" office:value-type="string" calcext:value-type="string">
            <text:p>Along the road back towards the vineyard, torn between regrets and wrath, she encounters bandits, and escapes by screaming an incantation which coincidentally scares a lion that was was sleeping closeby, which then thoroughly scared the crap out of the bandits who take off instead of killing her.</text:p>
            <text:p>Keeps south and reaches a tavern by night, and gets the sheep sheared in exchange for a bed.</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177]" office:value-type="string" office:string-value="07Lllx LDygyy" calcext:value-type="string">
            <text:p>07Lllx LDygyy</text:p>
          </table:table-cell>
          <table:table-cell table:style-name="Footnote" table:formula="of:=[$Falfelides.B177]" office:value-type="string" office:string-value="Niraarla Ganshni" calcext:value-type="string">
            <text:p>Niraarla Ganshni</text:p>
          </table:table-cell>
          <table:table-cell table:style-name="ce785" table:formula="of:=[.C176]+1" office:value-type="date" office:date-value="2025-09-06" calcext:value-type="date">
            <text:p>Sep 6</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number-columns-repeated="2"/>
          <table:table-cell table:style-name="Footnote"/>
          <table:table-cell table:number-columns-repeated="16365"/>
        </table:table-row>
        <table:table-row table:style-name="ro13">
          <table:table-cell table:style-name="Accent_20_1" table:formula="of:=[$Falfelides.A178]" office:value-type="string" office:string-value="27Ln LDygyy" calcext:value-type="string">
            <text:p>27Ln LDygyy</text:p>
          </table:table-cell>
          <table:table-cell table:style-name="Footnote" table:formula="of:=[$Falfelides.B178]" office:value-type="string" office:string-value="BiiNirlen Ganshni" calcext:value-type="string">
            <text:p>BiiNirlen Ganshni</text:p>
          </table:table-cell>
          <table:table-cell table:style-name="ce785" table:formula="of:=[.C177]+1" office:value-type="date" office:date-value="2025-09-07" calcext:value-type="date">
            <text:p>Sep 7</text:p>
          </table:table-cell>
          <table:table-cell table:style-name="Footnote" table:number-columns-repeated="4"/>
          <table:table-cell table:style-name="ce784" office:value-type="string" calcext:value-type="string">
            <text:p>He sweated the whole of Wakha in bed and thinking about his own place in a society that will soon reject him. Decided to try and return to his wife and listen to his Aalos, he knows of Uffel but not personally, so will spend time at the temple to scrub the area clean and gain sympathy for food and shelter.</text:p>
          </table:table-cell>
          <table:table-cell table:style-name="ce784" office:value-type="string" calcext:value-type="string">
            <text:p>About to reach the vineyard but has one more night to spend, is staying at a family house who welcomes her as a respectful guest. Has good wishes to her husband and regrets her reaction especially seeing the multigenerational household. Is barren so they never ended up having kids. </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52">
          <table:table-cell table:style-name="Accent_20_1" table:formula="of:=[$Falfelides.A179]" office:value-type="string" office:string-value="37Ln LDygyy" calcext:value-type="string">
            <text:p>37Ln LDygyy</text:p>
          </table:table-cell>
          <table:table-cell table:style-name="Footnote" table:formula="of:=[$Falfelides.B179]" office:value-type="string" office:string-value="NeGuulen Ganshni" calcext:value-type="string">
            <text:p>NeGuulen Ganshni</text:p>
          </table:table-cell>
          <table:table-cell table:style-name="ce785" table:formula="of:=[.C178]+1" office:value-type="date" office:date-value="2025-09-08" calcext:value-type="date">
            <text:p>Sep 8</text:p>
          </table:table-cell>
          <table:table-cell table:style-name="Footnote"/>
          <table:table-cell table:style-name="ce784" table:number-columns-repeated="3"/>
          <table:table-cell table:style-name="ce784" office:value-type="string" calcext:value-type="string">
            <text:p>He's afraid of dying alone and one of the priests take pity on him, giving him a new cloak, a shaving, and fragrant oils, as well as some urges to wake up and to be one's own master, since pariahs respond to none. Gives him some useful tips on how to be understood by using an older form of the language shared by his area and this one. Granting him the title of Kalgamikh, Or in his case, Kalgeagris, along with a sceptre of wood and old copper, compelling him to be a storyman of the way. That he begets the town as his children. </text:p>
            <text:p>Lagris is afraid but understands, as a town tends to forget the ways of the old worlds, but he's afraid to mess up, and the priest tells him to feel the conviction in how stories are bound to bend over time as they have before.</text:p>
            <text:p>Born Daidol, became Lagris, transformed as Kalgeagris.</text:p>
          </table:table-cell>
          <table:table-cell table:style-name="ce784" office:value-type="string" calcext:value-type="string">
            <text:p>Finally reaches the vineyard and is royally welcome after inspection of the sheep.</text:p>
            <text:p>Dreams of her husband looking awesome and powerful.</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3">
          <table:table-cell table:style-name="Accent_20_1" table:formula="of:=[$Falfelides.A180]" office:value-type="string" office:string-value="47Ln LDygyy" calcext:value-type="string">
            <text:p>47Ln LDygyy</text:p>
          </table:table-cell>
          <table:table-cell table:style-name="Footnote" table:formula="of:=[$Falfelides.B180]" office:value-type="string" office:string-value="KuuNirlen Ganshni" calcext:value-type="string">
            <text:p>KuuNirlen Ganshni</text:p>
          </table:table-cell>
          <table:table-cell table:style-name="ce785" table:formula="of:=[.C179]+1" office:value-type="date" office:date-value="2025-09-09" calcext:value-type="date">
            <text:p>Sep 9</text:p>
          </table:table-cell>
          <table:table-cell table:style-name="Footnote" table:number-columns-repeated="4"/>
          <table:table-cell table:style-name="ce784" office:value-type="string" calcext:value-type="string">
            <text:p>Tries a first theatrical entrance during a speech joust over the Written word vs the Passed down tales at the chatting decks, which he gets shooed a little but the jousters understand a bit what he's trying to do, and they react to him as if he was indeed Old Kalgamikh coming for a visit, which helps set the tone for what a story can be.</text:p>
          </table:table-cell>
          <table:table-cell table:style-name="ce784" office:value-type="string" calcext:value-type="string">
            <text:p>Works at the vineyard.</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181]" office:value-type="string" office:string-value="57Ln LDygyy" calcext:value-type="string">
            <text:p>57Ln LDygyy</text:p>
          </table:table-cell>
          <table:table-cell table:style-name="Footnote" table:formula="of:=[$Falfelides.B181]" office:value-type="string" office:string-value="Nebellen Ganshni" calcext:value-type="string">
            <text:p>Nebellen Ganshni</text:p>
          </table:table-cell>
          <table:table-cell table:style-name="ce785" table:formula="of:=[.C180]+1" office:value-type="date" office:date-value="2025-09-10" calcext:value-type="date">
            <text:p>Sep 10</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182]" office:value-type="string" office:string-value="00Lllx LDygyy" calcext:value-type="string">
            <text:p>00Lllx LDygyy</text:p>
          </table:table-cell>
          <table:table-cell table:style-name="Footnote" table:formula="of:=[$Falfelides.B182]" office:value-type="string" office:string-value="Baarella Ganshni" calcext:value-type="string">
            <text:p>Baarella Ganshni</text:p>
          </table:table-cell>
          <table:table-cell table:style-name="ce785" table:formula="of:=[.C181]+1" office:value-type="date" office:date-value="2025-09-11" calcext:value-type="date">
            <text:p>Sep 11</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183]" office:value-type="string" office:string-value="20Ln LDygyy" calcext:value-type="string">
            <text:p>20Ln LDygyy</text:p>
          </table:table-cell>
          <table:table-cell table:style-name="Footnote" table:formula="of:=[$Falfelides.B183]" office:value-type="string" office:string-value="BiGiilen Ganshni" calcext:value-type="string">
            <text:p>BiGiilen Ganshni</text:p>
          </table:table-cell>
          <table:table-cell table:style-name="ce785" table:formula="of:=[.C182]+1" office:value-type="date" office:date-value="2025-09-12" calcext:value-type="date">
            <text:p>Sep 12</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1">
          <table:table-cell table:style-name="Accent_20_1" table:formula="of:=[$Falfelides.A184]" office:value-type="string" office:string-value="30Ln LDygyy" calcext:value-type="string">
            <text:p>30Ln LDygyy</text:p>
          </table:table-cell>
          <table:table-cell table:style-name="Footnote" table:formula="of:=[$Falfelides.B184]" office:value-type="string" office:string-value="LeLiilen Ganshni" calcext:value-type="string">
            <text:p>LeLiilen Ganshni</text:p>
          </table:table-cell>
          <table:table-cell table:style-name="ce785" table:formula="of:=[.C183]+1" office:value-type="date" office:date-value="2025-09-13" calcext:value-type="date">
            <text:p>Sep 13</text:p>
          </table:table-cell>
          <table:table-cell table:style-name="Footnote" table:number-columns-repeated="4"/>
          <table:table-cell table:style-name="ce784" office:value-type="string" calcext:value-type="string">
            <text:p>Becomes acquainted with the character at hand and becomes a fun addition at the Pikalba</text:p>
          </table:table-cell>
          <table:table-cell table:style-name="ce784" office:value-type="string" calcext:value-type="string">
            <text:p>Speaks with Luseytokris who explain he's going back to Yivalkes, gives him a jar of wine for Lagris.</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2">
          <table:table-cell table:style-name="Accent_20_1" table:formula="of:=[$Falfelides.A185]" office:value-type="string" office:string-value="40Ln LDygyy" calcext:value-type="string">
            <text:p>40Ln LDygyy</text:p>
          </table:table-cell>
          <table:table-cell table:style-name="Footnote" table:formula="of:=[$Falfelides.B185]" office:value-type="string" office:string-value="Guuwiilen Ganshni" calcext:value-type="string">
            <text:p>Guuwiilen Ganshni</text:p>
          </table:table-cell>
          <table:table-cell table:style-name="ce785" table:formula="of:=[.C184]+1" office:value-type="date" office:date-value="2025-09-14" calcext:value-type="date">
            <text:p>Sep 14</text:p>
          </table:table-cell>
          <table:table-cell table:style-name="Footnote" table:number-columns-repeated="4"/>
          <table:table-cell table:style-name="ce784" office:value-type="string" calcext:value-type="string">
            <text:p>Gets questioned by Kuyageba, and because of his diatribes, is granted a prisoner's position, which is soon released because he clearly isn't aware of what happened and is pretty annoying.</text:p>
          </table:table-cell>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186]" office:value-type="string" office:string-value="50Ln LDygyy" calcext:value-type="string">
            <text:p>50Ln LDygyy</text:p>
          </table:table-cell>
          <table:table-cell table:style-name="Footnote" table:formula="of:=[$Falfelides.B186]" office:value-type="string" office:string-value="BaNiilen Ganshni" calcext:value-type="string">
            <text:p>BaNiilen Ganshni</text:p>
          </table:table-cell>
          <table:table-cell table:style-name="ce785" table:formula="of:=[.C185]+1" office:value-type="date" office:date-value="2025-09-15" calcext:value-type="date">
            <text:p>Sep 15</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187]" office:value-type="string" office:string-value="LN06Yy LDygyy" calcext:value-type="string">
            <text:p>LN06Yy LDygyy</text:p>
          </table:table-cell>
          <table:table-cell table:style-name="Footnote" table:formula="of:=[$Falfelides.B187]" office:value-type="string" office:string-value="Lenduley Ganshni" calcext:value-type="string">
            <text:p>Lenduley Ganshni</text:p>
          </table:table-cell>
          <table:table-cell table:style-name="ce785" table:formula="of:=[.C186]+1" office:value-type="date" office:date-value="2025-09-16" calcext:value-type="date">
            <text:p>Sep 16</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188]" office:value-type="string" office:string-value="LN05Yy LDygyy" calcext:value-type="string">
            <text:p>LN05Yy LDygyy</text:p>
          </table:table-cell>
          <table:table-cell table:style-name="Footnote" table:formula="of:=[$Falfelides.B188]" office:value-type="string" office:string-value="Lembami Ganshni" calcext:value-type="string">
            <text:p>Lembami Ganshni</text:p>
          </table:table-cell>
          <table:table-cell table:style-name="ce785" table:formula="of:=[.C187]+1" office:value-type="date" office:date-value="2025-09-17" calcext:value-type="date">
            <text:p>Sep 17</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189]" office:value-type="string" office:string-value="LN04Yy LDygyy" calcext:value-type="string">
            <text:p>LN04Yy LDygyy</text:p>
          </table:table-cell>
          <table:table-cell table:style-name="Footnote" table:formula="of:=[$Falfelides.B189]" office:value-type="string" office:string-value="Lenko’i Ganshni" calcext:value-type="string">
            <text:p>Lenko’i Ganshni</text:p>
          </table:table-cell>
          <table:table-cell table:style-name="ce785" table:formula="of:=[.C188]+1" office:value-type="date" office:date-value="2025-09-18" calcext:value-type="date">
            <text:p>Sep 18</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190]" office:value-type="string" office:string-value="LN03Yy LDygyy" calcext:value-type="string">
            <text:p>LN03Yy LDygyy</text:p>
          </table:table-cell>
          <table:table-cell table:style-name="Footnote" table:formula="of:=[$Falfelides.B190]" office:value-type="string" office:string-value="Lenleli Ganshni" calcext:value-type="string">
            <text:p>Lenleli Ganshni</text:p>
          </table:table-cell>
          <table:table-cell table:style-name="ce785" table:formula="of:=[.C189]+1" office:value-type="date" office:date-value="2025-09-19" calcext:value-type="date">
            <text:p>Sep 19</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1">
          <table:table-cell table:style-name="Accent_20_1" table:formula="of:=[$Falfelides.A191]" office:value-type="string" office:string-value="LN02Yy LDygyy" calcext:value-type="string">
            <text:p>LN02Yy LDygyy</text:p>
          </table:table-cell>
          <table:table-cell table:style-name="Footnote" table:formula="of:=[$Falfelides.B191]" office:value-type="string" office:string-value="Lendoli Ganshni" calcext:value-type="string">
            <text:p>Lendoli Ganshni</text:p>
          </table:table-cell>
          <table:table-cell table:style-name="ce785" table:formula="of:=[.C190]+1" office:value-type="date" office:date-value="2025-09-20" calcext:value-type="date">
            <text:p>Sep 20</text:p>
          </table:table-cell>
          <table:table-cell table:style-name="Footnote" table:number-columns-repeated="3"/>
          <table:table-cell table:style-name="ce784" office:value-type="string" calcext:value-type="string">
            <text:p>While he is away, his boss Kelliiv Beltalomme is thought to have swayed the odds of a race.</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192]" office:value-type="string" office:string-value="00LNyy LDygyy" calcext:value-type="string">
            <text:p>00LNyy LDygyy</text:p>
          </table:table-cell>
          <table:table-cell table:style-name="Footnote" table:formula="of:=[$Falfelides.B192]" office:value-type="string" office:string-value="Baringi Ganshni" calcext:value-type="string">
            <text:p>Baringi Ganshni</text:p>
          </table:table-cell>
          <table:table-cell table:style-name="ce785" table:formula="of:=[.C191]+1" office:value-type="date" office:date-value="2025-09-21" calcext:value-type="date">
            <text:p>Sep 21</text:p>
          </table:table-cell>
          <table:table-cell table:style-name="Footnote" table:number-columns-repeated="3"/>
          <table:table-cell table:style-name="ce784"/>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193]" office:value-type="string" office:string-value="LDgwyx" calcext:value-type="string">
            <text:p>LDgwyx</text:p>
          </table:table-cell>
          <table:table-cell table:style-name="Footnote" table:formula="of:=[$Falfelides.B193]" office:value-type="string" office:string-value="Gargan" calcext:value-type="string">
            <text:p>Gargan</text:p>
          </table:table-cell>
          <table:table-cell table:style-name="ce785" table:formula="of:=[.C192]+1" office:value-type="date" office:date-value="2025-09-22" calcext:value-type="date">
            <text:p>Sep 22</text:p>
          </table:table-cell>
          <table:table-cell table:style-name="Footnote" table:number-columns-repeated="3"/>
          <table:table-cell table:style-name="ce784"/>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2">
          <table:table-cell table:style-name="Accent_20_1" table:formula="of:=[$Falfelides.A194]" office:value-type="string" office:string-value="01Lllx LDgwwyYy" calcext:value-type="string">
            <text:p>01Lllx LDgwwyYy</text:p>
          </table:table-cell>
          <table:table-cell table:style-name="Footnote" table:formula="of:=[$Falfelides.B194]" office:value-type="string" office:string-value="Nenarla Akkas" calcext:value-type="string">
            <text:p>Nenarla Akkas</text:p>
          </table:table-cell>
          <table:table-cell table:style-name="ce785" table:formula="of:=[.C193]+1" office:value-type="date" office:date-value="2025-09-23" calcext:value-type="date">
            <text:p>Sep 23</text:p>
          </table:table-cell>
          <table:table-cell table:style-name="Footnote" table:number-columns-repeated="4"/>
          <table:table-cell table:style-name="ce784" office:value-type="string" calcext:value-type="string">
            <text:p>Continues to wander in the streets and sleeping at the temple, and when Uffel returns she sees he is in a better state. He then wanders off to the place where Inyafee lives</text:p>
          </table:table-cell>
          <table:table-cell table:style-name="ce784" office:value-type="string" calcext:value-type="string">
            <text:p>Continues to work at the vineyard and awaits a response.</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195]" office:value-type="string" office:string-value="21Ln LDgwwyYy" calcext:value-type="string">
            <text:p>21Ln LDgwwyYy</text:p>
          </table:table-cell>
          <table:table-cell table:style-name="Footnote" table:formula="of:=[$Falfelides.B195]" office:value-type="string" office:string-value="Biinnelen Akkas" calcext:value-type="string">
            <text:p>Biinnelen Akkas</text:p>
          </table:table-cell>
          <table:table-cell table:style-name="ce785" table:formula="of:=[.C194]+1" office:value-type="date" office:date-value="2025-09-24" calcext:value-type="date">
            <text:p>Sep 24</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7">
          <table:table-cell table:style-name="Accent_20_1" table:formula="of:=[$Falfelides.A196]" office:value-type="string" office:string-value="31Ln LDgwwyYy" calcext:value-type="string">
            <text:p>31Ln LDgwwyYy</text:p>
          </table:table-cell>
          <table:table-cell table:style-name="Footnote" table:formula="of:=[$Falfelides.B196]" office:value-type="string" office:string-value="Lennelen Akkas" calcext:value-type="string">
            <text:p>Lennelen Akkas</text:p>
          </table:table-cell>
          <table:table-cell table:style-name="ce785" table:formula="of:=[.C195]+1" office:value-type="date" office:date-value="2025-09-25" calcext:value-type="date">
            <text:p>Sep 25</text:p>
          </table:table-cell>
          <table:table-cell table:style-name="Footnote" office:value-type="string" calcext:value-type="string">
            <text:p>Allowed the Falfeldes to come closer at the hearing</text:p>
          </table:table-cell>
          <table:table-cell table:style-name="Footnote" table:number-columns-repeated="2"/>
          <table:table-cell table:style-name="ce784" office:value-type="string" calcext:value-type="string">
            <text:p>His boss is now having a lot of trouble but he doesn’t know it yet</text:p>
          </table:table-cell>
          <table:table-cell table:style-name="ce784"/>
          <table:table-cell table:style-name="Footnote" table:number-columns-repeated="2"/>
          <table:table-cell table:style-name="ce784"/>
          <table:table-cell table:style-name="Footnote" table:number-columns-repeated="3"/>
          <table:table-cell table:style-name="Footnote" office:value-type="string" calcext:value-type="string">
            <text:p>Was absolutely not pleased with his friend Kelliiv who he tried to help at the hearing about how he was seeing servants as lower humans. Affects his impression of nobles and makes him even more weary of them.</text:p>
          </table:table-cell>
          <table:table-cell table:style-name="Footnote"/>
          <table:table-cell table:style-name="ce784"/>
          <table:table-cell table:style-name="Footnote" table:number-columns-repeated="2"/>
          <table:table-cell table:number-columns-repeated="16365"/>
        </table:table-row>
        <table:table-row table:style-name="ro8">
          <table:table-cell table:style-name="Accent_20_1" table:formula="of:=[$Falfelides.A197]" office:value-type="string" office:string-value="41Ln LDgwwyYy" calcext:value-type="string">
            <text:p>41Ln LDgwwyYy</text:p>
          </table:table-cell>
          <table:table-cell table:style-name="Footnote" table:formula="of:=[$Falfelides.B197]" office:value-type="string" office:string-value="Guunnelen Akkas" calcext:value-type="string">
            <text:p>Guunnelen Akkas</text:p>
          </table:table-cell>
          <table:table-cell table:style-name="ce785" table:formula="of:=[.C196]+1" office:value-type="date" office:date-value="2025-09-26" calcext:value-type="date">
            <text:p>Sep 26</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198]" office:value-type="string" office:string-value="51Ln LDgwwyYy" calcext:value-type="string">
            <text:p>51Ln LDgwwyYy</text:p>
          </table:table-cell>
          <table:table-cell table:style-name="Footnote" table:formula="of:=[$Falfelides.B198]" office:value-type="string" office:string-value="BiNiineren Akkas" calcext:value-type="string">
            <text:p>BiNiineren Akkas</text:p>
          </table:table-cell>
          <table:table-cell table:style-name="ce785" table:formula="of:=[.C197]+1" office:value-type="date" office:date-value="2025-09-27" calcext:value-type="date">
            <text:p>Sep 27</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199]" office:value-type="string" office:string-value="02Lllx LDgwwyYy" calcext:value-type="string">
            <text:p>02Lllx LDgwwyYy</text:p>
          </table:table-cell>
          <table:table-cell table:style-name="Footnote" table:formula="of:=[$Falfelides.B199]" office:value-type="string" office:string-value="Doolarla Akkas" calcext:value-type="string">
            <text:p>Doolarla Akkas</text:p>
          </table:table-cell>
          <table:table-cell table:style-name="ce785" table:formula="of:=[.C198]+1" office:value-type="date" office:date-value="2025-09-28" calcext:value-type="date">
            <text:p>Sep 28</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200]" office:value-type="string" office:string-value="22Ln LDgwwyYy" calcext:value-type="string">
            <text:p>22Ln LDgwwyYy</text:p>
          </table:table-cell>
          <table:table-cell table:style-name="Footnote" table:formula="of:=[$Falfelides.B200]" office:value-type="string" office:string-value="BiDoolen Akkas" calcext:value-type="string">
            <text:p>BiDoolen Akkas</text:p>
          </table:table-cell>
          <table:table-cell table:style-name="ce785" table:formula="of:=[.C199]+1" office:value-type="date" office:date-value="2025-09-29" calcext:value-type="date">
            <text:p>Sep 29</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201]" office:value-type="string" office:string-value="32Ln LDgwwyYy" calcext:value-type="string">
            <text:p>32Ln LDgwwyYy</text:p>
          </table:table-cell>
          <table:table-cell table:style-name="Footnote" table:formula="of:=[$Falfelides.B201]" office:value-type="string" office:string-value="LeDoolen Akkas" calcext:value-type="string">
            <text:p>LeDoolen Akkas</text:p>
          </table:table-cell>
          <table:table-cell table:style-name="ce785" table:formula="of:=[.C200]+1" office:value-type="date" office:date-value="2025-09-30" calcext:value-type="date">
            <text:p>Sep 30</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202]" office:value-type="string" office:string-value="42Ln LDgwwyYy" calcext:value-type="string">
            <text:p>42Ln LDgwwyYy</text:p>
          </table:table-cell>
          <table:table-cell table:style-name="Footnote" table:formula="of:=[$Falfelides.B202]" office:value-type="string" office:string-value="KuuDoolen Akkas" calcext:value-type="string">
            <text:p>KuuDoolen Akkas</text:p>
          </table:table-cell>
          <table:table-cell table:style-name="ce785" table:formula="of:=[.C201]+1" office:value-type="date" office:date-value="2025-10-01" calcext:value-type="date">
            <text:p>Oct 1</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203]" office:value-type="string" office:string-value="52Ln LDgwwyYy" calcext:value-type="string">
            <text:p>52Ln LDgwwyYy</text:p>
          </table:table-cell>
          <table:table-cell table:style-name="Footnote" table:formula="of:=[$Falfelides.B203]" office:value-type="string" office:string-value="PaanDoolen Akkas" calcext:value-type="string">
            <text:p>PaanDoolen Akkas</text:p>
          </table:table-cell>
          <table:table-cell table:style-name="ce785" table:formula="of:=[.C202]+1" office:value-type="date" office:date-value="2025-10-02" calcext:value-type="date">
            <text:p>Oct 2</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204]" office:value-type="string" office:string-value="03Lllx LDgwwyYy" calcext:value-type="string">
            <text:p>03Lllx LDgwwyYy</text:p>
          </table:table-cell>
          <table:table-cell table:style-name="Footnote" table:formula="of:=[$Falfelides.B204]" office:value-type="string" office:string-value="Lellarla Akkas" calcext:value-type="string">
            <text:p>Lellarla Akkas</text:p>
          </table:table-cell>
          <table:table-cell table:style-name="ce785" table:formula="of:=[.C203]+1" office:value-type="date" office:date-value="2025-10-03" calcext:value-type="date">
            <text:p>Oct 3</text:p>
          </table:table-cell>
          <table:table-cell table:style-name="Footnote" table:number-columns-repeated="7"/>
          <table:table-cell table:style-name="ce784"/>
          <table:table-cell table:style-name="Footnote" office:value-type="string" calcext:value-type="string">
            <text:p>Doesn’t show himself as much, as he sees how cringe his act look.</text:p>
          </table:table-cell>
          <table:table-cell table:style-name="Footnote" table:number-columns-repeated="4"/>
          <table:table-cell table:style-name="ce784"/>
          <table:table-cell table:style-name="Footnote" table:number-columns-repeated="2"/>
          <table:table-cell table:number-columns-repeated="16365"/>
        </table:table-row>
        <table:table-row table:style-name="ro8">
          <table:table-cell table:style-name="Accent_20_1" table:formula="of:=[$Falfelides.A205]" office:value-type="string" office:string-value="23Ln LDgwwyYy" calcext:value-type="string">
            <text:p>23Ln LDgwwyYy</text:p>
          </table:table-cell>
          <table:table-cell table:style-name="Footnote" table:formula="of:=[$Falfelides.B205]" office:value-type="string" office:string-value="Biillaaren Akkas" calcext:value-type="string">
            <text:p>Biillaaren Akkas</text:p>
          </table:table-cell>
          <table:table-cell table:style-name="ce785" table:formula="of:=[.C204]+1" office:value-type="date" office:date-value="2025-10-04" calcext:value-type="date">
            <text:p>Oct 4</text:p>
          </table:table-cell>
          <table:table-cell table:style-name="Footnote" table:number-columns-repeated="5"/>
          <table:table-cell table:style-name="ce784" office:value-type="string" calcext:value-type="string">
            <text:p>Is planning to return to Yivalkes for a few days</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206]" office:value-type="string" office:string-value="33Ln LDgwwyYy" calcext:value-type="string">
            <text:p>33Ln LDgwwyYy</text:p>
          </table:table-cell>
          <table:table-cell table:style-name="Footnote" table:formula="of:=[$Falfelides.B206]" office:value-type="string" office:string-value="Lilleeren Akkas" calcext:value-type="string">
            <text:p>Lilleeren Akkas</text:p>
          </table:table-cell>
          <table:table-cell table:style-name="ce785" table:formula="of:=[.C205]+1" office:value-type="date" office:date-value="2025-10-05" calcext:value-type="date">
            <text:p>Oct 5</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207]" office:value-type="string" office:string-value="43Ln LDgwwyYy" calcext:value-type="string">
            <text:p>43Ln LDgwwyYy</text:p>
          </table:table-cell>
          <table:table-cell table:style-name="Footnote" table:formula="of:=[$Falfelides.B207]" office:value-type="string" office:string-value="Guullaaren Akkas" calcext:value-type="string">
            <text:p>Guullaaren Akkas</text:p>
          </table:table-cell>
          <table:table-cell table:style-name="ce785" table:formula="of:=[.C206]+1" office:value-type="date" office:date-value="2025-10-06" calcext:value-type="date">
            <text:p>Oct 6</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8">
          <table:table-cell table:style-name="Accent_20_1" table:formula="of:=[$Falfelides.A208]" office:value-type="string" office:string-value="53Ln LDgwwyYy" calcext:value-type="string">
            <text:p>53Ln LDgwwyYy</text:p>
          </table:table-cell>
          <table:table-cell table:style-name="Footnote" table:formula="of:=[$Falfelides.B208]" office:value-type="string" office:string-value="Banaarlen Akkas" calcext:value-type="string">
            <text:p>Banaarlen Akkas</text:p>
          </table:table-cell>
          <table:table-cell table:style-name="ce785" table:formula="of:=[.C207]+1" office:value-type="date" office:date-value="2025-10-07" calcext:value-type="date">
            <text:p>Oct 7</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8">
          <table:table-cell table:style-name="Accent_20_1" table:formula="of:=[$Falfelides.A209]" office:value-type="string" office:string-value="04Lllx LDgwwyYy" calcext:value-type="string">
            <text:p>04Lllx LDgwwyYy</text:p>
          </table:table-cell>
          <table:table-cell table:style-name="Footnote" table:formula="of:=[$Falfelides.B209]" office:value-type="string" office:string-value="Goolarla Akkas" calcext:value-type="string">
            <text:p>Goolarla Akkas</text:p>
          </table:table-cell>
          <table:table-cell table:style-name="ce785" table:formula="of:=[.C208]+1" office:value-type="date" office:date-value="2025-10-08" calcext:value-type="date">
            <text:p>Oct 8</text:p>
          </table:table-cell>
          <table:table-cell table:style-name="Footnote" table:number-columns-repeated="5"/>
          <table:table-cell table:style-name="ce784" office:value-type="string" calcext:value-type="string">
            <text:p>Starts the journey back</text:p>
          </table:table-cell>
          <table:table-cell table:style-name="Footnote"/>
          <table:table-cell table:style-name="ce784" office:value-type="string" calcext:value-type="string">
            <text:p>Was wanting to fool around with Tearan during his time at the temple’s baths.</text:p>
          </table:table-cell>
          <table:table-cell table:style-name="Footnote" table:number-columns-repeated="5"/>
          <table:table-cell table:style-name="ce784"/>
          <table:table-cell table:style-name="Footnote"/>
          <table:table-cell table:style-name="ce784" office:value-type="string" calcext:value-type="string">
            <text:p>Is not happy that Falfela thinks Tearan is sick from having worked at the vineyard, and she told her what she thought about it</text:p>
          </table:table-cell>
          <table:table-cell table:number-columns-repeated="16365"/>
        </table:table-row>
        <table:table-row table:style-name="ro26">
          <table:table-cell table:style-name="Accent_20_1" table:formula="of:=[$Falfelides.A210]" office:value-type="string" office:string-value="24Ln LDgwwyYy" calcext:value-type="string">
            <text:p>24Ln LDgwwyYy</text:p>
          </table:table-cell>
          <table:table-cell table:style-name="Footnote" table:formula="of:=[$Falfelides.B210]" office:value-type="string" office:string-value="BiRuulen Akkas" calcext:value-type="string">
            <text:p>BiRuulen Akkas</text:p>
          </table:table-cell>
          <table:table-cell table:style-name="ce785" table:formula="of:=[.C209]+1" office:value-type="date" office:date-value="2025-10-09" calcext:value-type="date">
            <text:p>Oct 9</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table-cell table:style-name="Footnote"/>
          <table:table-cell table:style-name="Footnote" office:value-type="string" calcext:value-type="string">
            <text:p>Sort of regrets her behaviour and wants to make up for it when possible</text:p>
          </table:table-cell>
          <table:table-cell table:number-columns-repeated="16365"/>
        </table:table-row>
        <table:table-row table:style-name="ro53">
          <table:table-cell table:style-name="Accent_20_1" table:formula="of:=[$Falfelides.A211]" office:value-type="string" office:string-value="34Ln LDgwwyYy" calcext:value-type="string">
            <text:p>34Ln LDgwwyYy</text:p>
          </table:table-cell>
          <table:table-cell table:style-name="Footnote" table:formula="of:=[$Falfelides.B211]" office:value-type="string" office:string-value="LeRulen Akkas" calcext:value-type="string">
            <text:p>LeRulen Akkas</text:p>
          </table:table-cell>
          <table:table-cell table:style-name="ce785" table:formula="of:=[.C210]+1" office:value-type="date" office:date-value="2025-10-10" calcext:value-type="date">
            <text:p>Oct 10</text:p>
          </table:table-cell>
          <table:table-cell table:style-name="Footnote" table:number-columns-repeated="7"/>
          <table:table-cell table:style-name="ce784"/>
          <table:table-cell table:style-name="Footnote" table:number-columns-repeated="5"/>
          <table:table-cell table:style-name="ce784"/>
          <table:table-cell table:style-name="ce784" office:value-type="string" calcext:value-type="string">
            <text:p>Notices Uffel who finds the image of the Satyr lady holding a fish skewer in front of her and the jar of wine on her back atrociously funny</text:p>
          </table:table-cell>
          <table:table-cell table:style-name="Footnote" office:value-type="string" calcext:value-type="string">
            <text:p>Uffel feels completely disrespected by the Falfelides but intended on respecting guest decorum by providing drink before getting away with a fish skewer.</text:p>
          </table:table-cell>
          <table:table-cell table:number-columns-repeated="16365"/>
        </table:table-row>
        <table:table-row table:style-name="ro35">
          <table:table-cell table:style-name="Accent_20_1" table:formula="of:=[$Falfelides.A212]" office:value-type="string" office:string-value="44Ln LDgwwyYy" calcext:value-type="string">
            <text:p>44Ln LDgwwyYy</text:p>
          </table:table-cell>
          <table:table-cell table:style-name="Footnote" table:formula="of:=[$Falfelides.B212]" office:value-type="string" office:string-value="Kuruulen Akkas" calcext:value-type="string">
            <text:p>Kuruulen Akkas</text:p>
          </table:table-cell>
          <table:table-cell table:style-name="ce785" table:formula="of:=[.C211]+1" office:value-type="date" office:date-value="2025-10-11" calcext:value-type="date">
            <text:p>Oct 11</text:p>
          </table:table-cell>
          <table:table-cell table:style-name="Footnote" table:number-columns-repeated="9"/>
          <table:table-cell table:style-name="ce784" table:number-columns-repeated="2"/>
          <table:table-cell table:style-name="ce784" office:value-type="string" calcext:value-type="string">
            <text:p>Hears Tearan sing and finds it atrocious</text:p>
          </table:table-cell>
          <table:table-cell table:style-name="ce784" table:number-columns-repeated="3"/>
          <table:table-cell table:style-name="ce784" office:value-type="string" calcext:value-type="string">
            <text:p>Can’t shake the feeling that she should try again to show some form of normalization and spends a good quality jar with Tearan by the deck. Did not like his singing whatsoever but could tell he needed to let it out</text:p>
          </table:table-cell>
          <table:table-cell table:number-columns-repeated="16365"/>
        </table:table-row>
        <table:table-row table:style-name="ro54">
          <table:table-cell table:style-name="Accent_20_1" table:formula="of:=[$Falfelides.A213]" office:value-type="string" office:string-value="54Ln LDgwwyYy" calcext:value-type="string">
            <text:p>54Ln LDgwwyYy</text:p>
          </table:table-cell>
          <table:table-cell table:style-name="Footnote" table:formula="of:=[$Falfelides.B213]" office:value-type="string" office:string-value="Banoorlen Akkas" calcext:value-type="string">
            <text:p>Banoorlen Akkas</text:p>
          </table:table-cell>
          <table:table-cell table:style-name="ce785" table:formula="of:=[.C212]+1" office:value-type="date" office:date-value="2025-10-12" calcext:value-type="date">
            <text:p>Oct 12</text:p>
          </table:table-cell>
          <table:table-cell table:style-name="Footnote" table:number-columns-repeated="13"/>
          <table:table-cell table:style-name="ce784"/>
          <table:table-cell table:style-name="Footnote"/>
          <table:table-cell table:style-name="Footnote" office:value-type="string" calcext:value-type="string">
            <text:p>Forgot what day was the procession but oh well. Did not imagine Tearan would get drunk with so little</text:p>
          </table:table-cell>
          <table:table-cell table:number-columns-repeated="16365"/>
        </table:table-row>
        <table:table-row table:style-name="ro55">
          <table:table-cell table:style-name="Accent_20_1" table:formula="of:=[$Falfelides.A214]" office:value-type="string" office:string-value="05Lllx LDgwwyYy" calcext:value-type="string">
            <text:p>05Lllx LDgwwyYy</text:p>
          </table:table-cell>
          <table:table-cell table:style-name="Footnote" table:formula="of:=[$Falfelides.B214]" office:value-type="string" office:string-value="Bammarla Akkas" calcext:value-type="string">
            <text:p>Bammarla Akkas</text:p>
          </table:table-cell>
          <table:table-cell table:style-name="ce785" table:formula="of:=[.C213]+1" office:value-type="date" office:date-value="2025-10-13" calcext:value-type="date">
            <text:p>Oct 13</text:p>
          </table:table-cell>
          <table:table-cell table:style-name="Footnote" table:number-columns-repeated="4"/>
          <table:table-cell table:style-name="Footnote" office:value-type="string" calcext:value-type="string">
            <text:p>Is happy to see his wife, but hasn’t ended up getting the wine jar</text:p>
          </table:table-cell>
          <table:table-cell table:style-name="Footnote" office:value-type="string" calcext:value-type="string">
            <text:p>Returns to Yivalkes, doesn’t understand why Lagris hasn’t received the wine jar and think he is lying. Watches him give performances around story telling and is conflicted about how much of a functional fool he makes of himself, but it grants him enough to survive well.</text:p>
          </table:table-cell>
          <table:table-cell table:style-name="Footnote" table:number-columns-repeated="7"/>
          <table:table-cell table:style-name="ce784"/>
          <table:table-cell table:style-name="Footnote" table:number-columns-repeated="2"/>
          <table:table-cell table:number-columns-repeated="16365"/>
        </table:table-row>
        <table:table-row table:style-name="ro8">
          <table:table-cell table:style-name="Accent_20_1" table:formula="of:=[$Falfelides.A215]" office:value-type="string" office:string-value="25Ln LDgwwyYy" calcext:value-type="string">
            <text:p>25Ln LDgwwyYy</text:p>
          </table:table-cell>
          <table:table-cell table:style-name="Footnote" table:formula="of:=[$Falfelides.B215]" office:value-type="string" office:string-value="BiiVaameng Akkas" calcext:value-type="string">
            <text:p>BiiVaameng Akkas</text:p>
          </table:table-cell>
          <table:table-cell table:style-name="ce785" table:formula="of:=[.C214]+1" office:value-type="date" office:date-value="2025-10-14" calcext:value-type="date">
            <text:p>Oct 14</text:p>
          </table:table-cell>
          <table:table-cell table:style-name="Footnote" table:number-columns-repeated="5"/>
          <table:table-cell table:style-name="Footnote" office:value-type="string" calcext:value-type="string">
            <text:p>Asks Luseytokris and finally remembers he had the jar</text:p>
          </table:table-cell>
          <table:table-cell table:style-name="Footnote" table:number-columns-repeated="7"/>
          <table:table-cell table:style-name="ce784"/>
          <table:table-cell table:style-name="Footnote" table:number-columns-repeated="2"/>
          <table:table-cell table:number-columns-repeated="16365"/>
        </table:table-row>
        <table:table-row table:style-name="ro28">
          <table:table-cell table:style-name="Accent_20_1" table:formula="of:=[$Falfelides.A216]" office:value-type="string" office:string-value="35Ln LDgwwyYy" calcext:value-type="string">
            <text:p>35Ln LDgwwyYy</text:p>
          </table:table-cell>
          <table:table-cell table:style-name="Footnote" table:formula="of:=[$Falfelides.B216]" office:value-type="string" office:string-value="LeVaameng Akkas" calcext:value-type="string">
            <text:p>LeVaameng Akkas</text:p>
          </table:table-cell>
          <table:table-cell table:style-name="ce785" table:formula="of:=[.C215]+1" office:value-type="date" office:date-value="2025-10-15" calcext:value-type="date">
            <text:p>Oct 15</text:p>
          </table:table-cell>
          <table:table-cell table:style-name="Footnote" office:value-type="string" calcext:value-type="string">
            <text:p>Spoke with Reyon about life, and what’s going on up North</text:p>
          </table:table-cell>
          <table:table-cell table:style-name="ce784" office:value-type="string" calcext:value-type="string">
            <text:p>Is finally allowed to work with silk again</text:p>
          </table:table-cell>
          <table:table-cell table:style-name="Footnote" office:value-type="string" calcext:value-type="string">
            <text:p>Is angry at Tshavis for not showing more interest in life in general even though he’s seen this happen before</text:p>
          </table:table-cell>
          <table:table-cell table:style-name="Footnote" office:value-type="string" calcext:value-type="string">
            <text:p>Tshavis observes the world and is detached. Spends time eating food with Wanska and vibing</text:p>
          </table:table-cell>
          <table:table-cell table:style-name="Footnote" table:number-columns-repeated="9"/>
          <table:table-cell table:style-name="ce784" office:value-type="string" calcext:value-type="string">
            <text:p>Had been improving and learning fashioning gems and is reinstating Beriza as a relevant gem maker.</text:p>
          </table:table-cell>
          <table:table-cell table:style-name="Footnote" table:number-columns-repeated="2"/>
          <table:table-cell table:number-columns-repeated="16365"/>
        </table:table-row>
        <table:table-row table:style-name="ro8">
          <table:table-cell table:style-name="Accent_20_1" table:formula="of:=[$Falfelides.A217]" office:value-type="string" office:string-value="45Ln LDgwwyYy" calcext:value-type="string">
            <text:p>45Ln LDgwwyYy</text:p>
          </table:table-cell>
          <table:table-cell table:style-name="Footnote" table:formula="of:=[$Falfelides.B217]" office:value-type="string" office:string-value="KuVaameng Akkas" calcext:value-type="string">
            <text:p>KuVaameng Akkas</text:p>
          </table:table-cell>
          <table:table-cell table:style-name="ce785" table:formula="of:=[.C216]+1" office:value-type="date" office:date-value="2025-10-16" calcext:value-type="date">
            <text:p>Oct 16</text:p>
          </table:table-cell>
          <table:table-cell table:style-name="Footnote" table:number-columns-repeated="16"/>
          <table:table-cell table:number-columns-repeated="16365"/>
        </table:table-row>
        <table:table-row table:style-name="ro16">
          <table:table-cell table:style-name="Accent_20_1" table:formula="of:=[$Falfelides.A218]" office:value-type="string" office:string-value="55Ln LDgwwyYy" calcext:value-type="string">
            <text:p>55Ln LDgwwyYy</text:p>
          </table:table-cell>
          <table:table-cell table:style-name="Footnote" table:formula="of:=[$Falfelides.B218]" office:value-type="string" office:string-value="FaVaameng Akkas" calcext:value-type="string">
            <text:p>FaVaameng Akkas</text:p>
          </table:table-cell>
          <table:table-cell table:style-name="ce785" table:formula="of:=[.C217]+1" office:value-type="date" office:date-value="2025-10-17" calcext:value-type="date">
            <text:p>Oct 17</text:p>
          </table:table-cell>
          <table:table-cell table:style-name="ce784" office:value-type="string" calcext:value-type="string">
            <text:p>Goes to Mandindaya’s family, and visits her own. Finds Kafisa annoying talking against Uffel. </text:p>
          </table:table-cell>
          <table:table-cell table:style-name="ce784" office:value-type="string" calcext:value-type="string">
            <text:p>Goes to Mandindaya’s family</text:p>
          </table:table-cell>
          <table:table-cell table:style-name="ce784"/>
          <table:table-cell table:style-name="ce784" office:value-type="string" calcext:value-type="string">
            <text:p>Him and his boss have used up the lower quality leather that was kept in an unsanitary barrel.</text:p>
          </table:table-cell>
          <table:table-cell table:style-name="ce784" office:value-type="string" calcext:value-type="string">
            <text:p>Uzhil describes their possible future to him, and he understands. He decides to speak with Stimur to see if they can stay at her place for winter.</text:p>
          </table:table-cell>
          <table:table-cell table:style-name="Footnote" office:value-type="string" calcext:value-type="string">
            <text:p>Uzhil does not know what to do. They have nothing here and there, and she won’t be welcomed forever at the vineyard.</text:p>
          </table:table-cell>
          <table:table-cell table:style-name="Footnote" office:value-type="string" calcext:value-type="string">
            <text:p>Is aware that the Khattom having underwent renovation had a cost that will be interesting to bear over the winter time. Is low on many wines due to having spent time on that instead.</text:p>
          </table:table-cell>
          <table:table-cell table:style-name="Footnote" office:value-type="string" calcext:value-type="string">
            <text:p>Feels that the debt has been paid for, but wants to ensure Bash knows he is still his boss.</text:p>
          </table:table-cell>
          <table:table-cell table:style-name="Footnote" office:value-type="string" calcext:value-type="string">
            <text:p>Sings a lot at the temple when not physically used by nobles and merchants passing by.</text:p>
          </table:table-cell>
          <table:table-cell table:style-name="Footnote"/>
          <table:table-cell table:style-name="ce784" office:value-type="string" calcext:value-type="string">
            <text:p>Kuya is proud of the Khattom but doesn’t understand why he would have to bear the cost of the changes to it over winter by not taxing as much the place.</text:p>
          </table:table-cell>
          <table:table-cell table:style-name="Footnote" table:number-columns-repeated="3"/>
          <table:table-cell table:style-name="Footnote" office:value-type="string" calcext:value-type="string">
            <text:p>Stimur understands that the old couple won’t be able to survive winter, and describes her living situation at the printing press’ house. She would like some help with menial tasks.</text:p>
          </table:table-cell>
          <table:table-cell table:style-name="Footnote" office:value-type="string" calcext:value-type="string">
            <text:p>Has gone South to grab more wine from her family’s vineyard</text:p>
          </table:table-cell>
          <table:table-cell table:number-columns-repeated="16365"/>
        </table:table-row>
        <table:table-row table:style-name="ro54">
          <table:table-cell table:style-name="Accent_20_1" table:formula="of:=[$Falfelides.A219]" office:value-type="string" office:string-value="06Lllx LDgwwyYy" calcext:value-type="string">
            <text:p>06Lllx LDgwwyYy</text:p>
          </table:table-cell>
          <table:table-cell table:style-name="Footnote" table:formula="of:=[$Falfelides.B219]" office:value-type="string" office:string-value="Duulelarla Akkas" calcext:value-type="string">
            <text:p>Duulelarla Akkas</text:p>
          </table:table-cell>
          <table:table-cell table:style-name="ce785" table:formula="of:=[.C218]+1" office:value-type="date" office:date-value="2025-10-18" calcext:value-type="date">
            <text:p>Oct 18</text:p>
          </table:table-cell>
          <table:table-cell table:style-name="ce784" table:number-columns-repeated="2"/>
          <table:table-cell table:style-name="Footnote" table:number-columns-repeated="2"/>
          <table:table-cell table:style-name="Footnote" office:value-type="string" calcext:value-type="string">
            <text:p>Both him and his wife are settled at Stimur’s place. Tamur helps set up their area for winter</text:p>
          </table:table-cell>
          <table:table-cell table:style-name="Footnote" table:number-columns-repeated="4"/>
          <table:table-cell table:style-name="Footnote" office:value-type="string" calcext:value-type="string">
            <text:p>Has massive dreams of ghosts and considers the mine should be closed or doom will be upon the land.</text:p>
          </table:table-cell>
          <table:table-cell table:style-name="Footnote" table:number-columns-repeated="6"/>
          <table:table-cell table:number-columns-repeated="16365"/>
        </table:table-row>
        <table:table-row table:style-name="ro16">
          <table:table-cell table:style-name="Accent_20_1" table:formula="of:=[$Falfelides.A220]" office:value-type="string" office:string-value="26Ln LDgwwyYy" calcext:value-type="string">
            <text:p>26Ln LDgwwyYy</text:p>
          </table:table-cell>
          <table:table-cell table:style-name="Footnote" table:formula="of:=[$Falfelides.B220]" office:value-type="string" office:string-value="BiiDuleren Akkas" calcext:value-type="string">
            <text:p>BiiDuleren Akkas</text:p>
          </table:table-cell>
          <table:table-cell table:style-name="ce785" table:formula="of:=[.C219]+1" office:value-type="date" office:date-value="2025-10-19" calcext:value-type="date">
            <text:p>Oct 19</text:p>
          </table:table-cell>
          <table:table-cell table:style-name="Footnote"/>
          <table:table-cell table:style-name="ce784" office:value-type="string" calcext:value-type="string">
            <text:p>Bash is very much afraid this time, it wasn’t that bad last time.</text:p>
          </table:table-cell>
          <table:table-cell table:style-name="Footnote" table:number-columns-repeated="7"/>
          <table:table-cell table:style-name="Footnote" office:value-type="string" calcext:value-type="string">
            <text:p>Goes against order and, with the help of her Nattis, set up a plan to close down the mine. Starts by bribing the militia by it, as well as miners, to stay at her house for a night and drinks</text:p>
          </table:table-cell>
          <table:table-cell table:style-name="Footnote" table:number-columns-repeated="2"/>
          <table:table-cell table:style-name="ce784"/>
          <table:table-cell table:style-name="Footnote" table:number-columns-repeated="3"/>
          <table:table-cell table:number-columns-repeated="16365"/>
        </table:table-row>
        <table:table-row table:style-name="ro12">
          <table:table-cell table:style-name="Accent_20_1" table:formula="of:=[$Falfelides.A221]" office:value-type="string" office:string-value="36Ln LDgwwyYy" calcext:value-type="string">
            <text:p>36Ln LDgwwyYy</text:p>
          </table:table-cell>
          <table:table-cell table:style-name="Footnote" table:formula="of:=[$Falfelides.B221]" office:value-type="string" office:string-value="LeDuleren Akkas" calcext:value-type="string">
            <text:p>LeDuleren Akkas</text:p>
          </table:table-cell>
          <table:table-cell table:style-name="ce785" table:formula="of:=[.C220]+1" office:value-type="date" office:date-value="2025-10-20" calcext:value-type="date">
            <text:p>Oct 20</text:p>
          </table:table-cell>
          <table:table-cell table:style-name="Footnote"/>
          <table:table-cell table:style-name="ce784"/>
          <table:table-cell table:number-columns-repeated="2" table:style-name="ce784" office:value-type="string" calcext:value-type="string">
            <text:p>Has gone South to forage</text:p>
          </table:table-cell>
          <table:table-cell table:style-name="ce784" office:value-type="string" calcext:value-type="string">
            <text:p>Reads up a lot more tales and helps with printing more things.</text:p>
          </table:table-cell>
          <table:table-cell table:style-name="ce784" office:value-type="string" calcext:value-type="string">
            <text:p>Is not sure how to live here, but is happy Lagris has some sense of meaning. Spends time at the Khattom and learns how she could have work there</text:p>
          </table:table-cell>
          <table:table-cell table:style-name="ce784" office:value-type="string" calcext:value-type="string">
            <text:p>Inels shows Uzhil how to work at the Khattom, what’s expected from a host and the likes.</text:p>
          </table:table-cell>
          <table:table-cell table:style-name="ce784" office:value-type="string" calcext:value-type="string">
            <text:p>Is South with Kuyageba to make plans for the future</text:p>
          </table:table-cell>
          <table:table-cell table:style-name="ce784"/>
          <table:table-cell table:style-name="ce784" office:value-type="string" calcext:value-type="string">
            <text:p>Had servants use bear claws marks and a bunch of different animals bones to break at the entrance as if to show nature itself fought against the mine. Of those servants, they understood Falfela should be aware</text:p>
          </table:table-cell>
          <table:table-cell table:style-name="ce784" office:value-type="string" calcext:value-type="string">
            <text:p>Is off to the South nations to make plans for the future. Gets pretty drunk</text:p>
          </table:table-cell>
          <table:table-cell table:style-name="ce784" office:value-type="string" calcext:value-type="string">
            <text:p>Has Tamur la work with him for making more wooden houses to accomodate the soon growing population for winter</text:p>
          </table:table-cell>
          <table:table-cell table:style-name="ce784" office:value-type="string" calcext:value-type="string">
            <text:p>Has visions of what’s going on at the mine and checks in with Falfela who confirms her fears.</text:p>
            <text:p>Having enough experience with people from the lived tales, knows Kuyageba will react interestingly</text:p>
          </table:table-cell>
          <table:table-cell table:style-name="ce784" office:value-type="string" calcext:value-type="string">
            <text:p>Has reinstated Berizayo as a great gem maker and is starting to make loads.</text:p>
          </table:table-cell>
          <table:table-cell table:style-name="ce784" office:value-type="string" calcext:value-type="string">
            <text:p>Has explained what’s expected of the couple, it allows her to spend time with Tamur la while he’s building more houses</text:p>
          </table:table-cell>
          <table:table-cell table:style-name="ce784" office:value-type="string" calcext:value-type="string">
            <text:p>Returned from her family’s vineyard</text:p>
          </table:table-cell>
          <table:table-cell table:number-columns-repeated="16365"/>
        </table:table-row>
        <table:table-row table:style-name="ro56">
          <table:table-cell table:style-name="Accent_20_1" table:formula="of:=[$Falfelides.A222]" office:value-type="string" office:string-value="46Ln LDgwwyYy" calcext:value-type="string">
            <text:p>46Ln LDgwwyYy</text:p>
          </table:table-cell>
          <table:table-cell table:style-name="Footnote" table:formula="of:=[$Falfelides.B222]" office:value-type="string" office:string-value="KuDuuleren Akkas" calcext:value-type="string">
            <text:p>KuDuuleren Akkas</text:p>
          </table:table-cell>
          <table:table-cell table:style-name="ce785" table:formula="of:=[.C221]+1" office:value-type="date" office:date-value="2025-10-21" calcext:value-type="date">
            <text:p>Oct 21</text:p>
          </table:table-cell>
          <table:table-cell table:style-name="ce784" office:value-type="string" calcext:value-type="string">
            <text:p>Cuts wood for the clan’s folks</text:p>
          </table:table-cell>
          <table:table-cell table:style-name="ce784" office:value-type="string" calcext:value-type="string">
            <text:p>Is absolutely surprised by Mandin’s powers</text:p>
          </table:table-cell>
          <table:table-cell table:style-name="ce784" office:value-type="string" calcext:value-type="string">
            <text:p>Return to the town, hears what happens, goes to scout and return quickly.</text:p>
          </table:table-cell>
          <table:table-cell table:style-name="ce784" office:value-type="string" calcext:value-type="string">
            <text:p>Returns town, hears what happens, is requested to remain at work to help make more arrows and other weapons.</text:p>
          </table:table-cell>
          <table:table-cell table:style-name="ce784" office:value-type="string" calcext:value-type="string">
            <text:p>Is spending time at the talking deck to exchange about what it is to be near immortal and having seen the whole world, as a sketch with Izmawn. The crowd really liked their exchange</text:p>
          </table:table-cell>
          <table:table-cell table:style-name="ce784" office:value-type="string" calcext:value-type="string">
            <text:p>Enjoyed the show at the Pikalba but did not understand most of it, was impressed by how easy it was for Lagris to learn the language.</text:p>
          </table:table-cell>
          <table:table-cell table:style-name="ce784" office:value-type="string" calcext:value-type="string">
            <text:p>Was at the Pikalba as well, a few miners had returned and said some wild beast broke the area around.</text:p>
          </table:table-cell>
          <table:table-cell table:style-name="ce784" office:value-type="string" calcext:value-type="string">
            <text:p>Is returning to the town early as his job was done. Comes back at night and hears of what happened at the mine, that some wild beast destroyed it. Sees through the ruse and goes to speak with Falfela about this. Says he believes Kuyageba will believe it, but won’t say a thing if she gives him some slack for winter.</text:p>
          </table:table-cell>
          <table:table-cell table:style-name="ce784" office:value-type="string" calcext:value-type="string">
            <text:p>Izmawn participates in a set of diatribes between himself and Lagris, representing each an aspect of reality, a youth filled messenger god that sees little of the world but to deliver its messages, and a near immortal king from the past who lost everything</text:p>
          </table:table-cell>
          <table:table-cell table:style-name="ce784" office:value-type="string" calcext:value-type="string">
            <text:p>Starts fearing what has happened but the fate is sealed.</text:p>
          </table:table-cell>
          <table:table-cell table:style-name="ce784" office:value-type="string" calcext:value-type="string">
            <text:p>Needs to stay longer to prepare deals with one of few people who know about how much ore is close to Yivalkes that is on his side.</text:p>
          </table:table-cell>
          <table:table-cell table:style-name="ce784" office:value-type="string" calcext:value-type="string">
            <text:p>More houses. Listens to the exchange between Izmawnker and Kalgeagris, and that makes him want to see the world</text:p>
          </table:table-cell>
          <table:table-cell table:style-name="ce784" office:value-type="string" calcext:value-type="string">
            <text:p>Listened to Izmawnker and Kalgeagris at the Pikalba</text:p>
          </table:table-cell>
          <table:table-cell table:style-name="ce784" office:value-type="string" calcext:value-type="string">
            <text:p>Tamur informs him at night that the mine will be probably closed for winter, which sends him in a craze of destruction.</text:p>
          </table:table-cell>
          <table:table-cell table:style-name="Footnote" office:value-type="string" calcext:value-type="string">
            <text:p>Visits Falfela after the event at the Pikalba and Luseytokris leaving. Clearly Falfela is shaken but won’t say why.</text:p>
          </table:table-cell>
          <table:table-cell table:style-name="Footnote" office:value-type="string" calcext:value-type="string">
            <text:p>Enjoyed the Pikalba, and when seeing Luseytokris give him news of what happened at the mine</text:p>
          </table:table-cell>
          <table:table-cell table:number-columns-repeated="16365"/>
        </table:table-row>
        <table:table-row table:style-name="ro57">
          <table:table-cell table:style-name="Accent_20_1" table:formula="of:=[$Falfelides.A223]" office:value-type="string" office:string-value="56Ln LDgwwyYy" calcext:value-type="string">
            <text:p>56Ln LDgwwyYy</text:p>
          </table:table-cell>
          <table:table-cell table:style-name="Footnote" table:formula="of:=[$Falfelides.B223]" office:value-type="string" office:string-value="PaDuleren Akkas" calcext:value-type="string">
            <text:p>PaDuleren Akkas</text:p>
          </table:table-cell>
          <table:table-cell table:style-name="ce785" table:formula="of:=[.C222]+1" office:value-type="date" office:date-value="2025-10-22" calcext:value-type="date">
            <text:p>Oct 22</text:p>
          </table:table-cell>
          <table:table-cell table:style-name="Footnote" office:value-type="string" calcext:value-type="string">
            <text:p>Somehow catches on how to sing metal music.</text:p>
          </table:table-cell>
          <table:table-cell table:style-name="ce784" office:value-type="string" calcext:value-type="string">
            <text:p>Considers again the issue with the leather person and wonders how much more evil can come out of humans, be it in smaller and bigger towns.</text:p>
          </table:table-cell>
          <table:table-cell table:style-name="Footnote" office:value-type="string" calcext:value-type="string">
            <text:p>Shares to many what he saw, gets people to prepare against bear attacks.</text:p>
          </table:table-cell>
          <table:table-cell table:style-name="Footnote" office:value-type="string" calcext:value-type="string">
            <text:p>Tshavis just focuses on work</text:p>
          </table:table-cell>
          <table:table-cell table:style-name="Footnote" office:value-type="string" calcext:value-type="string">
            <text:p>Tells Uzhil what happens, she doesn’t buy it.</text:p>
          </table:table-cell>
          <table:table-cell table:style-name="Footnote" office:value-type="string" calcext:value-type="string">
            <text:p>Smells something fishy about the bear attack but only shares her uncertainty to Lagris</text:p>
          </table:table-cell>
          <table:table-cell table:style-name="Footnote" office:value-type="string" calcext:value-type="string">
            <text:p>Gets multiple different accounts of what happened at the mines</text:p>
          </table:table-cell>
          <table:table-cell table:style-name="Footnote" office:value-type="string" calcext:value-type="string">
            <text:p>Notices the increased fearmongering between habitants and villagers, and plays with it, decidedly chuckling to himself.</text:p>
          </table:table-cell>
          <table:table-cell table:style-name="Footnote" office:value-type="string" calcext:value-type="string">
            <text:p>Hears of the mine being attacked and fears the worst for the town. Goes around with a spear.</text:p>
          </table:table-cell>
          <table:table-cell table:style-name="Footnote" office:value-type="string" calcext:value-type="string">
            <text:p>Retreats with most of the family and the servants further into the mountain, leaving also bear marks on the villa and sacrificing one of the sheep, painting the walls and many places with its blood.</text:p>
          </table:table-cell>
          <table:table-cell table:style-name="Footnote" office:value-type="string" calcext:value-type="string">
            <text:p>Stops by Uffel’s family vineyard and stays the night. They give him the payment for the Falfelide that helped, as they simply didn’t have it ready for him then.</text:p>
          </table:table-cell>
          <table:table-cell table:style-name="Footnote" office:value-type="string" calcext:value-type="string">
            <text:p>Hears and sees the state of things, and prepares to take off. Gives control of the farm to Uffel until she figures things out further.</text:p>
          </table:table-cell>
          <table:table-cell table:style-name="Footnote" office:value-type="string" calcext:value-type="string">
            <text:p>Wanska does not believe the bear attack is real.</text:p>
          </table:table-cell>
          <table:table-cell table:style-name="Footnote" office:value-type="string" calcext:value-type="string">
            <text:p>Regrets his behaviour and spends time fixing his destruction.</text:p>
          </table:table-cell>
          <table:table-cell table:style-name="Footnote" office:value-type="string" calcext:value-type="string">
            <text:p>Prints a notice to be mindful of bear presence, which makes it even more intense.</text:p>
          </table:table-cell>
          <table:table-cell table:style-name="Footnote" office:value-type="string" calcext:value-type="string">
            <text:p>Uffel gets control of the farm from Tamurba until his return, she knows very little of farming and will have to rely on many.</text:p>
          </table:table-cell>
          <table:table-cell table:number-columns-repeated="16365"/>
        </table:table-row>
        <table:table-row table:style-name="ro58">
          <table:table-cell table:style-name="Accent_20_1" table:formula="of:=[$Falfelides.A224]" office:value-type="string" office:string-value="07Lllx LDgwwyYy" calcext:value-type="string">
            <text:p>07Lllx LDgwwyYy</text:p>
          </table:table-cell>
          <table:table-cell table:style-name="Footnote" table:formula="of:=[$Falfelides.B224]" office:value-type="string" office:string-value="Niraarla Akkas" calcext:value-type="string">
            <text:p>Niraarla Akkas</text:p>
          </table:table-cell>
          <table:table-cell table:style-name="ce785" table:formula="of:=[.C223]+1" office:value-type="date" office:date-value="2025-10-23" calcext:value-type="date">
            <text:p>Oct 23</text:p>
          </table:table-cell>
          <table:table-cell table:style-name="Footnote" office:value-type="string" calcext:value-type="string">
            <text:p>Is preparing a march in nature with other soldiers and militia to figure out where the bear is.</text:p>
          </table:table-cell>
          <table:table-cell table:style-name="ce784" office:value-type="string" calcext:value-type="string">
            <text:p>Bash is enrolled in getting the march going</text:p>
          </table:table-cell>
          <table:table-cell table:style-name="Footnote" office:value-type="string" calcext:value-type="string">
            <text:p>Scouts with Taalashen</text:p>
          </table:table-cell>
          <table:table-cell table:style-name="Footnote" office:value-type="string" calcext:value-type="string">
            <text:p>Work</text:p>
          </table:table-cell>
          <table:table-cell table:style-name="Footnote" office:value-type="string" calcext:value-type="string">
            <text:p>Says we should burn part of the woods to get the bear to come out, some people believe it will be necessary</text:p>
          </table:table-cell>
          <table:table-cell table:style-name="Footnote"/>
          <table:table-cell table:style-name="Footnote" office:value-type="string" calcext:value-type="string">
            <text:p>Makes a count of what she has and burrows whatever is extraneous for the next few weeks, knows shit will hit the fan.</text:p>
          </table:table-cell>
          <table:table-cell table:style-name="Footnote" office:value-type="string" calcext:value-type="string">
            <text:p>Embraces the fearmongering</text:p>
          </table:table-cell>
          <table:table-cell table:style-name="Footnote"/>
          <table:table-cell table:style-name="ce784" office:value-type="string" calcext:value-type="string">
            <text:p>Hides in the mountain still, having enough food for a few days. Hopes Falfela knows where they are and what sort of limitations the whole ordeal will mean for the future.</text:p>
          </table:table-cell>
          <table:table-cell table:style-name="ce784" office:value-type="string" calcext:value-type="string">
            <text:p>Returns to the town morning, and hears the news. Gallops to the mine, goes to Inyafee’s place, and is just stunned with what he sees. Returns in the afternoon and starts interrogating people to ensure everyone is safe.</text:p>
          </table:table-cell>
          <table:table-cell table:style-name="Footnote" office:value-type="string" calcext:value-type="string">
            <text:p>Goes on an adventure by boat.</text:p>
          </table:table-cell>
          <table:table-cell table:style-name="Footnote" table:number-columns-repeated="2"/>
          <table:table-cell table:style-name="Footnote" office:value-type="string" calcext:value-type="string">
            <text:p>Organizes a bunch of preparations, keeps fruits outside of her place, and tells others to do similarly</text:p>
          </table:table-cell>
          <table:table-cell table:style-name="Footnote" office:value-type="string" calcext:value-type="string">
            <text:p>Is questioned by Kuyageba who wonders why Tamurba left the town’s future in her hands, she can’t answer to that. He says she is to maintain order and provides her with a seal of sorts.</text:p>
          </table:table-cell>
          <table:table-cell table:number-columns-repeated="16365"/>
        </table:table-row>
        <table:table-row table:style-name="ro36">
          <table:table-cell table:style-name="Accent_20_1" table:formula="of:=[$Falfelides.A225]" office:value-type="string" office:string-value="27Ln LDgwwyYy" calcext:value-type="string">
            <text:p>27Ln LDgwwyYy</text:p>
          </table:table-cell>
          <table:table-cell table:style-name="Footnote" table:formula="of:=[$Falfelides.B225]" office:value-type="string" office:string-value="BiiNirlen Akkas" calcext:value-type="string">
            <text:p>BiiNirlen Akkas</text:p>
          </table:table-cell>
          <table:table-cell table:style-name="ce785" table:formula="of:=[.C224]+1" office:value-type="date" office:date-value="2025-10-24" calcext:value-type="date">
            <text:p>Oct 24</text:p>
          </table:table-cell>
          <table:table-cell table:style-name="ce784" office:value-type="string" calcext:value-type="string">
            <text:p>Has returned from the march, nothing came of it</text:p>
          </table:table-cell>
          <table:table-cell table:style-name="ce784" office:value-type="string" calcext:value-type="string">
            <text:p>The march slowing down, returns to work with the silk merchant who creeps him out a little</text:p>
          </table:table-cell>
          <table:table-cell table:style-name="ce784" office:value-type="string" calcext:value-type="string">
            <text:p>Is informed by Tshavis they are going to hiding spot, knows not to talk</text:p>
          </table:table-cell>
          <table:table-cell table:style-name="Footnote" office:value-type="string" calcext:value-type="string">
            <text:p>Agrees to go visit Inyafee’s hiding spot</text:p>
          </table:table-cell>
          <table:table-cell table:style-name="Footnote" office:value-type="string" calcext:value-type="string">
            <text:p>Is sad he doesn’t see fire</text:p>
          </table:table-cell>
          <table:table-cell table:style-name="Footnote" office:value-type="string" calcext:value-type="string">
            <text:p>Uzhil shares some feedback on how to work the field to Uffel from her time at the vineyard, how to get people interested in working and all</text:p>
          </table:table-cell>
          <table:table-cell table:style-name="Footnote" office:value-type="string" calcext:value-type="string">
            <text:p>Talks plainly with Tamur La about his loinful habits at the Khattom, and how it’s important to keep face.</text:p>
          </table:table-cell>
          <table:table-cell table:style-name="Footnote" office:value-type="string" calcext:value-type="string">
            <text:p>Shows interest in his pupil but seeing fear in his eyes realizes it is best not to do so at this time.</text:p>
          </table:table-cell>
          <table:table-cell table:style-name="Footnote" table:number-columns-repeated="5"/>
          <table:table-cell table:style-name="Footnote" office:value-type="string" calcext:value-type="string">
            <text:p>Spends time talking with Tearan</text:p>
          </table:table-cell>
          <table:table-cell table:style-name="Footnote"/>
          <table:table-cell table:style-name="Footnote" office:value-type="string" calcext:value-type="string">
            <text:p>Appreciates Uzhil’s help.</text:p>
          </table:table-cell>
          <table:table-cell table:number-columns-repeated="16365"/>
        </table:table-row>
        <table:table-row table:style-name="ro59">
          <table:table-cell table:style-name="Accent_20_1" table:formula="of:=[$Falfelides.A226]" office:value-type="string" office:string-value="37Ln LDgwwyYy" calcext:value-type="string">
            <text:p>37Ln LDgwwyYy</text:p>
          </table:table-cell>
          <table:table-cell table:style-name="Footnote" table:formula="of:=[$Falfelides.B226]" office:value-type="string" office:string-value="NeGuulen Akkas" calcext:value-type="string">
            <text:p>NeGuulen Akkas</text:p>
          </table:table-cell>
          <table:table-cell table:style-name="ce785" table:formula="of:=[.C225]+1" office:value-type="date" office:date-value="2025-10-25" calcext:value-type="date">
            <text:p>Oct 25</text:p>
          </table:table-cell>
          <table:table-cell table:style-name="ce784" office:value-type="string" calcext:value-type="string">
            <text:p>Pessol time...</text:p>
          </table:table-cell>
          <table:table-cell table:style-name="ce784" office:value-type="string" calcext:value-type="string">
            <text:p>Doesn’t share yet how Luseytokris makes him feel, and how he was offered to Kuyageba, but is glad the ordeal is mainly conveyed as an explanation of the current world set.</text:p>
          </table:table-cell>
          <table:table-cell table:style-name="ce784" office:value-type="string" calcext:value-type="string">
            <text:p>Went to hiding spot with Tshavis and Tearan, helped set up a clear area for the dozen folks, and brought back berries</text:p>
          </table:table-cell>
          <table:table-cell table:style-name="ce784" office:value-type="string" calcext:value-type="string">
            <text:p>Went to hiding spot, brought water filtration pieces</text:p>
          </table:table-cell>
          <table:table-cell table:style-name="ce784"/>
          <table:table-cell table:style-name="ce784" office:value-type="string" calcext:value-type="string">
            <text:p>Spends time with the farmers to prepare for the late fall plantings</text:p>
          </table:table-cell>
          <table:table-cell table:style-name="ce784" office:value-type="string" calcext:value-type="string">
            <text:p>Says to Kuyageba to chill in front of many people. Causes quite a stir but he does.</text:p>
          </table:table-cell>
          <table:table-cell table:style-name="ce784" office:value-type="string" calcext:value-type="string">
            <text:p>Finds a way to reduce the tension with Kuyageba by offering his pupil</text:p>
          </table:table-cell>
          <table:table-cell table:style-name="Footnote"/>
          <table:table-cell table:style-name="ce784" office:value-type="string" calcext:value-type="string">
            <text:p>Appreciates kindly the help of the three rabbits so to say. Does not know what the future will hold. They establish a plan to show that they did indeed run from a bear instead of fighting back.</text:p>
          </table:table-cell>
          <table:table-cell table:style-name="ce784" office:value-type="string" calcext:value-type="string">
            <text:p>Is not pleased by how people react to his bear finding spree, and accepts the offering of Bash but mainly just talks about how the world is to him.</text:p>
          </table:table-cell>
          <table:table-cell table:style-name="Footnote" office:value-type="string" calcext:value-type="string">
            <text:p>Adventure tiiiime</text:p>
          </table:table-cell>
          <table:table-cell table:style-name="Footnote" office:value-type="string" calcext:value-type="string">
            <text:p>Spends time with Tamur La</text:p>
          </table:table-cell>
          <table:table-cell table:style-name="Footnote" office:value-type="string" calcext:value-type="string">
            <text:p>Goes gold hunting in the river most of the day</text:p>
          </table:table-cell>
          <table:table-cell table:style-name="Footnote"/>
          <table:table-cell table:style-name="ce784" office:value-type="string" calcext:value-type="string">
            <text:p>Improves growth style of leafy greens.</text:p>
          </table:table-cell>
          <table:table-cell table:number-columns-repeated="16365"/>
        </table:table-row>
        <table:table-row table:style-name="ro25">
          <table:table-cell table:style-name="Accent_20_1" table:formula="of:=[$Falfelides.A227]" office:value-type="string" office:string-value="47Ln LDgwwyYy" calcext:value-type="string">
            <text:p>47Ln LDgwwyYy</text:p>
          </table:table-cell>
          <table:table-cell table:style-name="Footnote" table:formula="of:=[$Falfelides.B227]" office:value-type="string" office:string-value="KuuNirlen Akkas" calcext:value-type="string">
            <text:p>KuuNirlen Akkas</text:p>
          </table:table-cell>
          <table:table-cell table:style-name="ce785" table:formula="of:=[.C226]+1" office:value-type="date" office:date-value="2025-10-26" calcext:value-type="date">
            <text:p>Oct 26</text:p>
          </table:table-cell>
          <table:table-cell table:style-name="Footnote" office:value-type="string" calcext:value-type="string">
            <text:p>Taalashen keeps track of who is drinking too much at the outside drinking event, keeps note of it in her clay tablet. Notices Tearan get some but don’t care as there are more affected people. Disperses the crowd gently over the course of the evening</text:p>
          </table:table-cell>
          <table:table-cell table:style-name="ce784" office:value-type="string" calcext:value-type="string">
            <text:p>Learns a lot about what’s going on abroad, South, and further East. Sees how the Donseben doesn’t just apply to Yivalkes, but to the world at large, which makes Kuyageba chuckle, and say it would need a whole lot more red, unfortunately.</text:p>
          </table:table-cell>
          <table:table-cell table:style-name="ce784" office:value-type="string" calcext:value-type="string">
            <text:p>Goes to drink at the Khattom but is chased out with a broom along with others, is pretty pissed but goes with the crowd further south</text:p>
          </table:table-cell>
          <table:table-cell table:style-name="Footnote" office:value-type="string" calcext:value-type="string">
            <text:p>Works on sandals, no change here</text:p>
          </table:table-cell>
          <table:table-cell table:style-name="Footnote" table:number-columns-repeated="2"/>
          <table:table-cell table:style-name="Footnote" office:value-type="string" calcext:value-type="string">
            <text:p>Gets very annoyed by many people not respecting the Khattom so she closes one day by chasing people out with a broom. Most people are surprised and it causes an uptick of drinking at the circus further south</text:p>
          </table:table-cell>
          <table:table-cell table:style-name="Footnote" office:value-type="string" calcext:value-type="string">
            <text:p>Focuses on sewing more sturdy material and gets a lot of wool from Uffel’s sheep under her distracted okay.</text:p>
          </table:table-cell>
          <table:table-cell table:style-name="Footnote" office:value-type="string" calcext:value-type="string">
            <text:p>Gets to hear the spree of the Bakhiluni and somehow misinterprets it as disease being a beating from within.</text:p>
          </table:table-cell>
          <table:table-cell table:style-name="Footnote" office:value-type="string" calcext:value-type="string">
            <text:p>They plan their exit soon, just not quite yet. The thinned clan enjoys the passage in the past at the cave.</text:p>
          </table:table-cell>
          <table:table-cell table:style-name="Footnote" office:value-type="string" calcext:value-type="string">
            <text:p>Explains a lot of what is at stake in the world at the moment to Bashledhaw. Finds hilarious his interpretation of the world as many villages interconnected, and sees it as a sea of red at times.</text:p>
          </table:table-cell>
          <table:table-cell table:style-name="Footnote" office:value-type="string" calcext:value-type="string">
            <text:p>Adventure tiiiime</text:p>
          </table:table-cell>
          <table:table-cell table:style-name="Footnote" office:value-type="string" calcext:value-type="string">
            <text:p>Goes to check on Tamur but is greeted by Mandin instead, she stays at the Falfelides as they gossip about how silly people can be sometimes</text:p>
          </table:table-cell>
          <table:table-cell table:style-name="Footnote" office:value-type="string" calcext:value-type="string">
            <text:p>Keeps gold hunting, interacts with Tamur a little</text:p>
          </table:table-cell>
          <table:table-cell table:style-name="ce784" office:value-type="string" calcext:value-type="string">
            <text:p>Is befuddled by Reyon’s insistence on writing about these many small staffs that are part of the Denassit but some are actually Tshimakh and promises to write multiple copies and send to multiple places.</text:p>
          </table:table-cell>
          <table:table-cell table:style-name="ce784" office:value-type="string" calcext:value-type="string">
            <text:p>After most of the work is done, she wants to go to the khattom but it is closed, she sees an opportunity to sell more wine where people are heading too, which is primarily between the circus and the wooden sprawl newly improved</text:p>
          </table:table-cell>
          <table:table-cell table:number-columns-repeated="16365"/>
        </table:table-row>
        <table:table-row table:style-name="ro60">
          <table:table-cell table:style-name="Accent_20_1" table:formula="of:=[$Falfelides.A228]" office:value-type="string" office:string-value="57Ln LDgwwyYy" calcext:value-type="string">
            <text:p>57Ln LDgwwyYy</text:p>
          </table:table-cell>
          <table:table-cell table:style-name="Footnote" table:formula="of:=[$Falfelides.B228]" office:value-type="string" office:string-value="Nebellen Akkas" calcext:value-type="string">
            <text:p>Nebellen Akkas</text:p>
          </table:table-cell>
          <table:table-cell table:style-name="ce785" table:formula="of:=[.C227]+1" office:value-type="date" office:date-value="2025-10-27" calcext:value-type="date">
            <text:p>Oct 27</text:p>
          </table:table-cell>
          <table:table-cell table:style-name="ce784" office:value-type="string" calcext:value-type="string">
            <text:p>Has a friendly confrontation with Kuyageba after he releases Bash. Discusses with Kuya about the impact his intensity can have on the people he is meant to protect.</text:p>
          </table:table-cell>
          <table:table-cell table:style-name="ce784" office:value-type="string" calcext:value-type="string">
            <text:p>Once freed, interacts with Mandin who doesn’t believe him, is annoyed by it but they spend time together nevertheless.</text:p>
          </table:table-cell>
          <table:table-cell table:style-name="ce784" office:value-type="string" calcext:value-type="string">
            <text:p>Still goes for a hike the next day with Tshavis</text:p>
          </table:table-cell>
          <table:table-cell table:style-name="ce784" office:value-type="string" calcext:value-type="string">
            <text:p>Enjoys time off with Taramandin</text:p>
          </table:table-cell>
          <table:table-cell table:style-name="ce784" office:value-type="string" calcext:value-type="string">
            <text:p>Presents another scene at the Pikalba but not many people show up.</text:p>
          </table:table-cell>
          <table:table-cell table:style-name="ce784" office:value-type="string" calcext:value-type="string">
            <text:p>Has trouble with Uffel getting people to work.</text:p>
          </table:table-cell>
          <table:table-cell table:style-name="ce784" office:value-type="string" calcext:value-type="string">
            <text:p>The tavern is still closed the next day, which grants a visit from Kuya who wonders what’s wrong. Inels shares she feels like her role is not respected. Does not get what Kuya could do to change it, but she says she will embody the role completely.</text:p>
          </table:table-cell>
          <table:table-cell table:style-name="ce784" office:value-type="string" calcext:value-type="string">
            <text:p>Provides Bash with specific works to complete by Argas.</text:p>
          </table:table-cell>
          <table:table-cell table:style-name="ce784" office:value-type="string" calcext:value-type="string">
            <text:p>Asks priests some readings about suffering as penitence and the likes. Discusses at the Pikalba with Lagris on that subject but not many people show up which annoys him.</text:p>
          </table:table-cell>
          <table:table-cell table:style-name="ce784" office:value-type="string" calcext:value-type="string">
            <text:p>They are ready to return.</text:p>
          </table:table-cell>
          <table:table-cell table:style-name="ce784" office:value-type="string" calcext:value-type="string">
            <text:p>After releasing Bash, gets an earful from Taalashen, and then decides he’s going to check on some people. Checks on Inels and the tavern, and believes she overconsiders herself, but prefer to give her what she seem to want.</text:p>
          </table:table-cell>
          <table:table-cell table:style-name="ce784" office:value-type="string" calcext:value-type="string">
            <text:p>Adventure tiiiime</text:p>
          </table:table-cell>
          <table:table-cell table:style-name="ce784" office:value-type="string" calcext:value-type="string">
            <text:p>Is honestly starting to feel odd about the fact that there hasn’t been any deaths lately, and finds her role as the keeper of the Fambesar is irrelevant in times of calm. Wonders if she should keep track of gossips in hiding till the time comes to share them. Discusses it with Mandin who finds the idea hilarious.</text:p>
          </table:table-cell>
          <table:table-cell table:style-name="ce784" office:value-type="string" calcext:value-type="string">
            <text:p>Is absolutely proud of himself, as well his deaf boss, who is also losing vision. He feels absolutely saddens at the same time due to it. He’s seeing someone go while being still alive, and taking care of him takes a precious toll on him.</text:p>
          </table:table-cell>
          <table:table-cell table:style-name="ce784" office:value-type="string" calcext:value-type="string">
            <text:p>Spent time on Reyon’s text and shows him the result, but the general idea of microscopic life is hard to imagine as anything other than an unwanted guest, especially since, how do you get rid of it? How do you even see it? She’s taking a massive risk as a reknown printer for her lover’s housemate.</text:p>
          </table:table-cell>
          <table:table-cell table:style-name="ce784" office:value-type="string" calcext:value-type="string">
            <text:p>Is confused as to why her sheep are sheared, who would do such thing without her approval?</text:p>
          </table:table-cell>
          <table:table-cell table:number-columns-repeated="16365"/>
        </table:table-row>
        <table:table-row table:style-name="ro57">
          <table:table-cell table:style-name="Accent_20_1" table:formula="of:=[$Falfelides.A229]" office:value-type="string" office:string-value="00Lllx LDgwwyYy" calcext:value-type="string">
            <text:p>00Lllx LDgwwyYy</text:p>
          </table:table-cell>
          <table:table-cell table:style-name="Footnote" table:formula="of:=[$Falfelides.B229]" office:value-type="string" office:string-value="Baarella Akkas" calcext:value-type="string">
            <text:p>Baarella Akkas</text:p>
          </table:table-cell>
          <table:table-cell table:style-name="ce785" table:formula="of:=[.C228]+1" office:value-type="date" office:date-value="2025-10-28" calcext:value-type="date">
            <text:p>Oct 28</text:p>
          </table:table-cell>
          <table:table-cell table:style-name="Footnote" office:value-type="string" calcext:value-type="string">
            <text:p>Records the tale of the Natti, sees through her lie but understands the pressure.</text:p>
          </table:table-cell>
          <table:table-cell table:style-name="ce784" office:value-type="string" calcext:value-type="string">
            <text:p>Retreats to think over what all Kuya has said to him. He did get a fair few coins more so than what Luseytokris gives him.</text:p>
          </table:table-cell>
          <table:table-cell table:style-name="ce784" office:value-type="string" calcext:value-type="string">
            <text:p>Posted to stick at the mine</text:p>
          </table:table-cell>
          <table:table-cell table:style-name="Footnote" office:value-type="string" calcext:value-type="string">
            <text:p>Has to work while Taramandin is posted at the mine</text:p>
          </table:table-cell>
          <table:table-cell table:style-name="Footnote" office:value-type="string" calcext:value-type="string">
            <text:p>Laughs with Uzhil about the small staffs</text:p>
          </table:table-cell>
          <table:table-cell table:style-name="Footnote" office:value-type="string" calcext:value-type="string">
            <text:p>Humiliates Stimur for her theory about the small staffs</text:p>
          </table:table-cell>
          <table:table-cell table:style-name="Footnote" office:value-type="string" calcext:value-type="string">
            <text:p>Reopened the tavern but makes an effort to maintain the magical face of the host</text:p>
          </table:table-cell>
          <table:table-cell table:style-name="Footnote" office:value-type="string" calcext:value-type="string">
            <text:p>Continues working on sewing items for Argas, with a fair few people wanting their version of the Donsebonu Ntsima</text:p>
          </table:table-cell>
          <table:table-cell table:style-name="Footnote" office:value-type="string" calcext:value-type="string">
            <text:p>Gets a few readings with priests to see what the past has to say of the future</text:p>
          </table:table-cell>
          <table:table-cell table:style-name="Footnote" office:value-type="string" calcext:value-type="string">
            <text:p>Returned to her home and sent the best actor of a natti.</text:p>
          </table:table-cell>
          <table:table-cell table:style-name="Footnote" office:value-type="string" calcext:value-type="string">
            <text:p>States the mine will be closed for until after Argas, but cannot hold the wait longer.</text:p>
          </table:table-cell>
          <table:table-cell table:style-name="Footnote" office:value-type="string" calcext:value-type="string">
            <text:p>Bad Luck today</text:p>
          </table:table-cell>
          <table:table-cell table:style-name="Footnote" office:value-type="string" calcext:value-type="string">
            <text:p>Keeps track of events, listens closely sometimes on conversations, people find her presence a bit mouse like, so they throw her cheese to wander off</text:p>
          </table:table-cell>
          <table:table-cell table:style-name="Footnote" office:value-type="string" calcext:value-type="string">
            <text:p>Sells more brooches and similarly expensive pieces, </text:p>
          </table:table-cell>
          <table:table-cell table:style-name="Footnote" office:value-type="string" calcext:value-type="string">
            <text:p>Gets humiliated for her theory when presented as a truth, but accepts the ridicule by presenting it as a tale. </text:p>
          </table:table-cell>
          <table:table-cell table:style-name="Footnote" office:value-type="string" calcext:value-type="string">
            <text:p>Is retreating in not doing much other than tending to her sheep and seeing that people actually are working at the field, gets told she needs to pay some people, others just keep track of their time</text:p>
          </table:table-cell>
          <table:table-cell table:number-columns-repeated="16365"/>
        </table:table-row>
        <table:table-row table:style-name="ro30">
          <table:table-cell table:style-name="Accent_20_1" table:formula="of:=[$Falfelides.A230]" office:value-type="string" office:string-value="20Ln LDgwwyYy" calcext:value-type="string">
            <text:p>20Ln LDgwwyYy</text:p>
          </table:table-cell>
          <table:table-cell table:style-name="Footnote" table:formula="of:=[$Falfelides.B230]" office:value-type="string" office:string-value="BiGiilen Akkas" calcext:value-type="string">
            <text:p>BiGiilen Akkas</text:p>
          </table:table-cell>
          <table:table-cell table:style-name="ce785" table:formula="of:=[.C229]+1" office:value-type="date" office:date-value="2025-10-29" calcext:value-type="date">
            <text:p>Oct 29</text:p>
          </table:table-cell>
          <table:table-cell table:style-name="ce784" office:value-type="string" calcext:value-type="string">
            <text:p>Stays at the mine</text:p>
          </table:table-cell>
          <table:table-cell table:style-name="ce784" office:value-type="string" calcext:value-type="string">
            <text:p><text:s/>Toys with getting a brooch</text:p>
          </table:table-cell>
          <table:table-cell table:style-name="ce784" office:value-type="string" calcext:value-type="string">
            <text:p>Posted to stick at the mine</text:p>
          </table:table-cell>
          <table:table-cell table:style-name="Footnote" office:value-type="string" calcext:value-type="string">
            <text:p>Has to work while Taramandin is posted at the mine</text:p>
          </table:table-cell>
          <table:table-cell table:style-name="Footnote" table:number-columns-repeated="5"/>
          <table:table-cell table:style-name="Footnote" office:value-type="string" calcext:value-type="string">
            <text:p>Cleans house with Falfela, some actual wild animals had made a mess</text:p>
          </table:table-cell>
          <table:table-cell table:style-name="Footnote" office:value-type="string" calcext:value-type="string">
            <text:p>Is writing to different entities to ensure the town has protections.</text:p>
          </table:table-cell>
          <table:table-cell table:style-name="Footnote" office:value-type="string" calcext:value-type="string">
            <text:p>Adventure tiiiime</text:p>
          </table:table-cell>
          <table:table-cell table:style-name="Footnote"/>
          <table:table-cell table:style-name="Footnote" office:value-type="string" calcext:value-type="string">
            <text:p>shows Bash one to try to get him interested</text:p>
          </table:table-cell>
          <table:table-cell table:style-name="Footnote" office:value-type="string" calcext:value-type="string">
            <text:p>Prints multiple copies of a tale of inner staffing and wanted the Irrelevi Taramandin and Tshavis to bring them south but they are busy</text:p>
          </table:table-cell>
          <table:table-cell table:style-name="Footnote" office:value-type="string" calcext:value-type="string">
            <text:p>Same</text:p>
          </table:table-cell>
          <table:table-cell table:number-columns-repeated="16365"/>
        </table:table-row>
        <table:table-row table:style-name="ro8">
          <table:table-cell table:style-name="Accent_20_1" table:formula="of:=[$Falfelides.A231]" office:value-type="string" office:string-value="30Ln LDgwwyYy" calcext:value-type="string">
            <text:p>30Ln LDgwwyYy</text:p>
          </table:table-cell>
          <table:table-cell table:style-name="Footnote" table:formula="of:=[$Falfelides.B231]" office:value-type="string" office:string-value="LeLiilen Akkas" calcext:value-type="string">
            <text:p>LeLiilen Akkas</text:p>
          </table:table-cell>
          <table:table-cell table:style-name="ce785" table:formula="of:=[.C230]+1" office:value-type="date" office:date-value="2025-10-30" calcext:value-type="date">
            <text:p>Oct 30</text:p>
          </table:table-cell>
          <table:table-cell table:style-name="Footnote" office:value-type="string" calcext:value-type="string">
            <text:p>Stays at the mine</text:p>
          </table:table-cell>
          <table:table-cell table:style-name="Footnote" office:value-type="string" calcext:value-type="string">
            <text:p>Sews more items and commisions a brooch <text:span text:style-name="T6">for</text:span> Kuya</text:p>
          </table:table-cell>
          <table:table-cell table:style-name="ce784" office:value-type="string" calcext:value-type="string">
            <text:p>Posted to stick at the mine</text:p>
          </table:table-cell>
          <table:table-cell table:style-name="Footnote" office:value-type="string" calcext:value-type="string">
            <text:p>Has to work while Taramandin is posted at the mine</text:p>
          </table:table-cell>
          <table:table-cell table:style-name="Footnote" table:number-columns-repeated="5"/>
          <table:table-cell table:style-name="Footnote" office:value-type="string" calcext:value-type="string">
            <text:p>Cleans house with Falfela</text:p>
          </table:table-cell>
          <table:table-cell table:style-name="Footnote" office:value-type="string" calcext:value-type="string">
            <text:p>Spends time in the Igla Danea</text:p>
          </table:table-cell>
          <table:table-cell table:style-name="Footnote" office:value-type="string" calcext:value-type="string">
            <text:p>Adventure tiiiime</text:p>
          </table:table-cell>
          <table:table-cell table:style-name="Footnote"/>
          <table:table-cell table:style-name="Footnote" office:value-type="string" calcext:value-type="string">
            <text:p>Works on the brooch Bash asked</text:p>
          </table:table-cell>
          <table:table-cell table:style-name="Footnote" table:number-columns-repeated="2"/>
          <table:table-cell table:number-columns-repeated="16365"/>
        </table:table-row>
        <table:table-row table:style-name="ro8">
          <table:table-cell table:style-name="Accent_20_1" table:formula="of:=[$Falfelides.A232]" office:value-type="string" office:string-value="40Ln LDgwwyYy" calcext:value-type="string">
            <text:p>40Ln LDgwwyYy</text:p>
          </table:table-cell>
          <table:table-cell table:style-name="Footnote" table:formula="of:=[$Falfelides.B232]" office:value-type="string" office:string-value="Guuwiilen Akkas" calcext:value-type="string">
            <text:p>Guuwiilen Akkas</text:p>
          </table:table-cell>
          <table:table-cell table:style-name="ce785" table:formula="of:=[.C231]+1" office:value-type="date" office:date-value="2025-10-31" calcext:value-type="date">
            <text:p>Oct 31</text:p>
          </table:table-cell>
          <table:table-cell table:style-name="Footnote" office:value-type="string" calcext:value-type="string">
            <text:p>Returns after others come</text:p>
          </table:table-cell>
          <table:table-cell table:style-name="Footnote" office:value-type="string" calcext:value-type="string">
            <text:p>Spends time looking at the moon. Got the brooch</text:p>
          </table:table-cell>
          <table:table-cell table:style-name="ce784" office:value-type="string" calcext:value-type="string">
            <text:p>Posted to stick at the mine but gets annoyed for the last day.</text:p>
          </table:table-cell>
          <table:table-cell table:style-name="Footnote" table:number-columns-repeated="6"/>
          <table:table-cell table:style-name="Footnote" office:value-type="string" calcext:value-type="string">
            <text:p>Repossess the unit and is content with the fear it sowed.</text:p>
          </table:table-cell>
          <table:table-cell table:style-name="Footnote" office:value-type="string" calcext:value-type="string">
            <text:p>Recovers from activity</text:p>
          </table:table-cell>
          <table:table-cell table:style-name="Footnote" office:value-type="string" calcext:value-type="string">
            <text:p>Is on his way back</text:p>
          </table:table-cell>
          <table:table-cell table:style-name="Footnote"/>
          <table:table-cell table:style-name="Footnote" office:value-type="string" calcext:value-type="string">
            <text:p>Completed the brooch</text:p>
          </table:table-cell>
          <table:table-cell table:style-name="Footnote" table:number-columns-repeated="2"/>
          <table:table-cell table:number-columns-repeated="16365"/>
        </table:table-row>
        <table:table-row table:style-name="ro27">
          <table:table-cell table:style-name="Accent_20_1" table:formula="of:=[$Falfelides.A233]" office:value-type="string" office:string-value="50Ln LDgwwyYy" calcext:value-type="string">
            <text:p>50Ln LDgwwyYy</text:p>
          </table:table-cell>
          <table:table-cell table:style-name="Footnote" table:formula="of:=[$Falfelides.B233]" office:value-type="string" office:string-value="BiNiilen Akkas" calcext:value-type="string">
            <text:p>BiNiilen Akkas</text:p>
          </table:table-cell>
          <table:table-cell table:style-name="ce785" table:formula="of:=[.C232]+1" office:value-type="date" office:date-value="2025-11-01" calcext:value-type="date">
            <text:p>Nov 1</text:p>
          </table:table-cell>
          <table:table-cell table:style-name="Footnote" office:value-type="string" calcext:value-type="string">
            <text:p>Calls the Gneree</text:p>
          </table:table-cell>
          <table:table-cell table:style-name="Footnote" office:value-type="string" calcext:value-type="string">
            <text:p>Watches the Gneree unfold</text:p>
          </table:table-cell>
          <table:table-cell table:style-name="ce784" office:value-type="string" calcext:value-type="string">
            <text:p>Returned to Yivalkes, Overdrank again at the Khattom, didn’t accept the kicking out. Is brought to the talking deck to decide his fate.</text:p>
          </table:table-cell>
          <table:table-cell table:style-name="ce784" office:value-type="string" calcext:value-type="string">
            <text:p>Is annoyed by his friend, especially as Kelliiv is part of the nobles</text:p>
          </table:table-cell>
          <table:table-cell table:number-columns-repeated="2" table:style-name="Footnote" office:value-type="string" calcext:value-type="string">
            <text:p>Watches the Gneree</text:p>
          </table:table-cell>
          <table:table-cell table:style-name="Footnote" office:value-type="string" calcext:value-type="string">
            <text:p>Is pissed at Taramandin for overdrinking and making a mess at the khattom, kicks him out theatrically, he refuses, she doesn’t accept, calls a Gneree.</text:p>
          </table:table-cell>
          <table:table-cell table:style-name="Footnote" office:value-type="string" calcext:value-type="string">
            <text:p>Refuses to participate in the Gneree.</text:p>
          </table:table-cell>
          <table:table-cell table:style-name="Footnote" office:value-type="string" calcext:value-type="string">
            <text:p>Watches the gneree unfold</text:p>
          </table:table-cell>
          <table:table-cell table:style-name="Footnote" office:value-type="string" calcext:value-type="string">
            <text:p>Does their own farming</text:p>
          </table:table-cell>
          <table:table-cell table:style-name="Footnote" office:value-type="string" calcext:value-type="string">
            <text:p>Has to participate in the Gneree about Taramandin v Inels.</text:p>
          </table:table-cell>
          <table:table-cell table:style-name="Footnote" office:value-type="string" calcext:value-type="string">
            <text:p>Is on his way back</text:p>
          </table:table-cell>
          <table:table-cell table:style-name="Footnote" office:value-type="string" calcext:value-type="string">
            <text:p>Participates in the Gneree, bring up different stories of people over drinking, good and bad.</text:p>
          </table:table-cell>
          <table:table-cell table:style-name="Footnote" office:value-type="string" calcext:value-type="string">
            <text:p>Speaks for his elder the gem maker at the impromtpu Gneree. Knows a bit more how it works as he’s been on the receiving end before.</text:p>
          </table:table-cell>
          <table:table-cell table:style-name="Footnote" office:value-type="string" calcext:value-type="string">
            <text:p>Part of the Gneree, finds it a stupid issue not worth bringing the elders about</text:p>
          </table:table-cell>
          <table:table-cell table:style-name="Footnote" office:value-type="string" calcext:value-type="string">
            <text:p>Is new in participating in the Gneree, in replacement of Tamur Ba</text:p>
          </table:table-cell>
          <table:table-cell table:number-columns-repeated="16365"/>
        </table:table-row>
        <table:table-row table:style-name="ro35">
          <table:table-cell table:style-name="Accent_20_1" table:formula="of:=[$Falfelides.A234]" office:value-type="string" office:string-value="LN04Yy LDgwwyYy" calcext:value-type="string">
            <text:p>LN04Yy LDgwwyYy</text:p>
          </table:table-cell>
          <table:table-cell table:style-name="Footnote" table:formula="of:=[$Falfelides.B234]" office:value-type="string" office:string-value="Lenko’i Akkas" calcext:value-type="string">
            <text:p>Lenko’i Akkas</text:p>
          </table:table-cell>
          <table:table-cell table:style-name="ce785" table:formula="of:=[.C233]+1" office:value-type="date" office:date-value="2025-11-02" calcext:value-type="date">
            <text:p>Nov 2</text:p>
          </table:table-cell>
          <table:table-cell table:style-name="Footnote" office:value-type="string" calcext:value-type="string">
            <text:p>Plays the big drums. Isn’t dressed specially or anything, simply make the event go to specific rhythms.</text:p>
          </table:table-cell>
          <table:table-cell table:style-name="Footnote" office:value-type="string" calcext:value-type="string">
            <text:p>Bash evades Mandin for the fun of messing with him.</text:p>
          </table:table-cell>
          <table:table-cell table:style-name="ce784" office:value-type="string" calcext:value-type="string">
            <text:p>Can’t really participate in the events and sulks while working leather</text:p>
          </table:table-cell>
          <table:table-cell table:style-name="Footnote" office:value-type="string" calcext:value-type="string">
            <text:p>Works with Taramandin and explains how to do things. Feels like his friend should chill</text:p>
          </table:table-cell>
          <table:table-cell table:style-name="Footnote" office:value-type="string" calcext:value-type="string">
            <text:p>Plays Kalgamikh at the festivals of Argas</text:p>
          </table:table-cell>
          <table:table-cell table:style-name="Footnote" office:value-type="string" calcext:value-type="string">
            <text:p>Plays as Diionoos in parts that Uffel isn’t as comfortable playing</text:p>
          </table:table-cell>
          <table:table-cell table:style-name="Footnote" office:value-type="string" calcext:value-type="string">
            <text:p>Plays as Aavru, specifically the hosting version of her. Others take over in playing her lovey vibe. She is wondering if she should temporarily offer all booze for free on Argas and close the Khattom for a few weeks.</text:p>
          </table:table-cell>
          <table:table-cell table:style-name="Footnote" office:value-type="string" calcext:value-type="string">
            <text:p>Takes the role of Jupiter, but is afraid that Kuyageba will want that role, so prepares to be Uuran instead</text:p>
          </table:table-cell>
          <table:table-cell table:style-name="Footnote" office:value-type="string" calcext:value-type="string">
            <text:p>Plays as Kermell, of course. Though with a twist of stabbies. Carries fake knives and some people consider this as defacing, and others find it hilarious</text:p>
          </table:table-cell>
          <table:table-cell table:style-name="Footnote" office:value-type="string" calcext:value-type="string">
            <text:p>Was reeled to join for the festivals of Argas. Plays as Shra, the old respected Queen from a past kingdom who gave the people better farming and the likes. </text:p>
          </table:table-cell>
          <table:table-cell table:style-name="Footnote" office:value-type="string" calcext:value-type="string">
            <text:p>Watches the Donseree. Is wondering if he should join or not, but knows it will mess with people as they won’t know how to react to him.</text:p>
          </table:table-cell>
          <table:table-cell table:style-name="Footnote" office:value-type="string" calcext:value-type="string">
            <text:p>Returned but hides amidst the beggars from out of town in a cloak.</text:p>
          </table:table-cell>
          <table:table-cell table:style-name="Footnote" office:value-type="string" calcext:value-type="string">
            <text:p>Watches the Donseree, and while others want her to join, she isn’t sure what her place will be, and don’t want to be associated with Charon, or Rayina</text:p>
          </table:table-cell>
          <table:table-cell table:style-name="Footnote" office:value-type="string" calcext:value-type="string">
            <text:p>Uses the Donseree to offer stylized but simple things for free, with fake gems made of glass bits that Tamur la couldn’t use, with the hope that people want to buy craft</text:p>
          </table:table-cell>
          <table:table-cell table:style-name="Footnote" office:value-type="string" calcext:value-type="string">
            <text:p>Plays as Laaren the God of war and games, and recites memorized parts that make people wowed. Knows Kuyageba would rather take that role, and is ready to be instead Posseda</text:p>
          </table:table-cell>
          <table:table-cell table:style-name="Footnote" office:value-type="string" calcext:value-type="string">
            <text:p>Plays as Diionoos, but passes the horns to Uzhil in more crazy bits</text:p>
          </table:table-cell>
          <table:table-cell table:number-columns-repeated="16365"/>
        </table:table-row>
        <table:table-row table:style-name="ro14">
          <table:table-cell table:style-name="Accent_20_1" table:formula="of:=[$Falfelides.A235]" office:value-type="string" office:string-value="LN03Yy LDgwwyYy" calcext:value-type="string">
            <text:p>LN03Yy LDgwwyYy</text:p>
          </table:table-cell>
          <table:table-cell table:style-name="Footnote" table:formula="of:=[$Falfelides.B235]" office:value-type="string" office:string-value="Lenleli Akkas" calcext:value-type="string">
            <text:p>Lenleli Akkas</text:p>
          </table:table-cell>
          <table:table-cell table:style-name="ce785" table:formula="of:=[.C234]+1" office:value-type="date" office:date-value="2025-11-03" calcext:value-type="date">
            <text:p>Nov 3</text:p>
          </table:table-cell>
          <table:table-cell table:style-name="Footnote" office:value-type="string" calcext:value-type="string">
            <text:p>Same today. Though had to scout the area to prevent predatory animals to go through garbage. Barks orders to people to clean up after themselves</text:p>
          </table:table-cell>
          <table:table-cell table:style-name="ce784" office:value-type="string" calcext:value-type="string">
            <text:p>Plays some prankster god. Put small horns on and is awful at the flute on purpose to scare people by going behind them. Ask Mandin to chill a little, but promises to spend time with him.</text:p>
          </table:table-cell>
          <table:table-cell table:style-name="Footnote" office:value-type="string" calcext:value-type="string">
            <text:p>Is helping some people with their costume but has no heart in it. Wants to be Dzhira, a sun deity chasing people with a fake burning stick, but needs to show he is going to work until late.</text:p>
          </table:table-cell>
          <table:table-cell table:style-name="Footnote" office:value-type="string" calcext:value-type="string">
            <text:p>Comes up with a plan so that Taramandin can be Dzhira without others knowing it’s him. Covers most of his face with leather bandages of sorts, and tells him he cannot talk. Makes him look like a sun flower.</text:p>
          </table:table-cell>
          <table:table-cell table:style-name="Footnote" office:value-type="string" calcext:value-type="string">
            <text:p>Kalgamikh provides important notes of factual representations but also knows to shut it after a while.</text:p>
          </table:table-cell>
          <table:table-cell table:style-name="Footnote" office:value-type="string" calcext:value-type="string">
            <text:p>Offers cups of wine to people when not replacing Uffel</text:p>
          </table:table-cell>
          <table:table-cell table:style-name="Footnote" office:value-type="string" calcext:value-type="string">
            <text:p>Spreads some news about the potential for the Khattom to be closed for a few weeks, so that people all get a little worried</text:p>
          </table:table-cell>
          <table:table-cell table:style-name="Footnote" office:value-type="string" calcext:value-type="string">
            <text:p>Is absolutely annoyed by Inels high host attitude. To him, she holds a brothel more than a high establishment, and he’s tired of people over considering their role. Same with Inyafee, especially since he knows the truth.</text:p>
          </table:table-cell>
          <table:table-cell table:style-name="Footnote" office:value-type="string" calcext:value-type="string">
            <text:p>Izmawn is ridiculed for being a “Stabby Messenger God” but by embracing it and making a rendition of stories with that twist, people find it hilarious and he is given more room for interpretation.</text:p>
          </table:table-cell>
          <table:table-cell table:style-name="Footnote" office:value-type="string" calcext:value-type="string">
            <text:p><text:span text:style-name="T2">Gets a bit scared when Luseytokris tell her in respectful yet bitey form, “Shra, Usdessim Lennoy,</text:span> Gruneyets, Akkreyets!” before asking her for a sword dance. Now, the Queen that brought peace, dancing with the Father God, that sure brings lots of eyes.</text:p>
          </table:table-cell>
          <table:table-cell table:style-name="ce784" office:value-type="string" calcext:value-type="string">
            <text:p>Finds interesting the different re-interpretations, and wants to play a character but prefers to let others play it out, as it will guide his decisions in the future.</text:p>
          </table:table-cell>
          <table:table-cell table:style-name="Footnote" office:value-type="string" calcext:value-type="string">
            <text:p>Wonders if he should show himself or not. Some people recognize him but don’t peep.</text:p>
          </table:table-cell>
          <table:table-cell table:style-name="Footnote" office:value-type="string" calcext:value-type="string">
            <text:p>Is being asked to play as Rayina and feels like she has to.</text:p>
          </table:table-cell>
          <table:table-cell table:style-name="Footnote" office:value-type="string" calcext:value-type="string">
            <text:p>Gives out more</text:p>
          </table:table-cell>
          <table:table-cell table:style-name="Footnote" office:value-type="string" calcext:value-type="string">
            <text:p>Seeing Tamur as Posseda makes her laugh, and she wants to give him some of the garment she has.</text:p>
          </table:table-cell>
          <table:table-cell table:style-name="Footnote"/>
          <table:table-cell table:number-columns-repeated="16365"/>
        </table:table-row>
        <table:table-row table:style-name="ro60">
          <table:table-cell table:style-name="Accent_20_1" table:formula="of:=[$Falfelides.A236]" office:value-type="string" office:string-value="LN02Yy LDgwwyYy" calcext:value-type="string">
            <text:p>LN02Yy LDgwwyYy</text:p>
          </table:table-cell>
          <table:table-cell table:style-name="Footnote" table:formula="of:=[$Falfelides.B236]" office:value-type="string" office:string-value="Lendoli Akkas" calcext:value-type="string">
            <text:p>Lendoli Akkas</text:p>
          </table:table-cell>
          <table:table-cell table:style-name="ce785" table:formula="of:=[.C235]+1" office:value-type="date" office:date-value="2025-11-04" calcext:value-type="date">
            <text:p>Nov 4</text:p>
          </table:table-cell>
          <table:table-cell table:style-name="Footnote" table:number-columns-repeated="2"/>
          <table:table-cell table:style-name="Footnote" office:value-type="string" calcext:value-type="string">
            <text:p>Laughs with Uffel at the silliness oh him going to the vineyard. Has to either miss a day and a half of the last week before Argas, or not have a chance to replenish drinking. Decides to go alone.</text:p>
          </table:table-cell>
          <table:table-cell table:style-name="Footnote" office:value-type="string" calcext:value-type="string">
            <text:p>Tshavis follows him unbeknownst to him, with the approval of his boss Kelliiv.</text:p>
          </table:table-cell>
          <table:table-cell table:style-name="Footnote" table:number-columns-repeated="2"/>
          <table:table-cell table:style-name="Footnote" office:value-type="string" calcext:value-type="string">
            <text:p>Inels makes arrangement for Uffel to provide booze to the town during Khattom’s close</text:p>
          </table:table-cell>
          <table:table-cell table:style-name="Footnote" table:number-columns-repeated="4"/>
          <table:table-cell table:style-name="Footnote" office:value-type="string" calcext:value-type="string">
            <text:p>Makes himself known at last</text:p>
          </table:table-cell>
          <table:table-cell table:style-name="Footnote" table:number-columns-repeated="2"/>
          <table:table-cell table:style-name="Footnote" office:value-type="string" calcext:value-type="string">
            <text:p>Gives along with Kafisa more text to memorize for Tearan</text:p>
          </table:table-cell>
          <table:table-cell table:style-name="Footnote" office:value-type="string" calcext:value-type="string">
            <text:p>Makes a deal with Inels about the fact the Khattom will be closed for a few weeks while she is gone. Uffel takes responsibility of providing drinks to the town, she checks with scouts to send the message to her family further south but none accept to go, and they say Taramandin can do it, which Uffel finds absolutely hilarious.</text:p>
          </table:table-cell>
          <table:table-cell table:number-columns-repeated="16365"/>
        </table:table-row>
        <table:table-row table:style-name="ro2">
          <table:table-cell table:style-name="Accent_20_1" table:formula="of:=[$Falfelides.A237]" office:value-type="string" office:string-value="00LNyy LDgwwyYy" calcext:value-type="string">
            <text:p>00LNyy LDgwwyYy</text:p>
          </table:table-cell>
          <table:table-cell table:style-name="Footnote" table:formula="of:=[$Falfelides.B237]" office:value-type="string" office:string-value="Baringi Akkas" calcext:value-type="string">
            <text:p>Baringi Akkas</text:p>
          </table:table-cell>
          <table:table-cell table:style-name="ce785" table:formula="of:=[.C236]+1" office:value-type="date" office:date-value="2025-11-05" calcext:value-type="date">
            <text:p>Nov 5</text:p>
          </table:table-cell>
          <table:table-cell table:style-name="Footnote" table:number-columns-repeated="2"/>
          <table:table-cell table:style-name="Footnote" office:value-type="string" calcext:value-type="string">
            <text:p>Is surprised to see his friend when already almost at the Vineyard, but appreciates the company. They stay overnight well taken care of</text:p>
          </table:table-cell>
          <table:table-cell table:style-name="Footnote" office:value-type="string" calcext:value-type="string">
            <text:p>Both stay overnight at the vineyard.</text:p>
          </table:table-cell>
          <table:table-cell table:style-name="Footnote" table:number-columns-repeated="6"/>
          <table:table-cell table:style-name="ce784" office:value-type="string" calcext:value-type="string">
            <text:p>People wonder what character he’s going to play, and he goes as a satyr.</text:p>
          </table:table-cell>
          <table:table-cell table:style-name="Footnote" office:value-type="string" calcext:value-type="string">
            <text:p>Plays Posseda, which is hilarious for both well known Tamurs to play Posseda</text:p>
          </table:table-cell>
          <table:table-cell table:style-name="Footnote" table:number-columns-repeated="4"/>
          <table:table-cell table:number-columns-repeated="16365"/>
        </table:table-row>
        <table:table-row table:style-name="ro6">
          <table:table-cell table:style-name="Accent_20_1" table:formula="of:=[$Falfelides.A238]" office:value-type="string" office:string-value="LDgwwy" calcext:value-type="string">
            <text:p>LDgwwy</text:p>
          </table:table-cell>
          <table:table-cell table:style-name="Footnote" table:formula="of:=[$Falfelides.B238]" office:value-type="string" office:string-value="Argas" calcext:value-type="string">
            <text:p>Argas</text:p>
          </table:table-cell>
          <table:table-cell table:style-name="ce785" table:formula="of:=[.C237]+1" office:value-type="date" office:date-value="2025-11-06" calcext:value-type="date">
            <text:p>Nov 6</text:p>
          </table:table-cell>
          <table:table-cell table:style-name="Footnote" table:number-columns-repeated="2"/>
          <table:table-cell table:style-name="Footnote" office:value-type="string" calcext:value-type="string">
            <text:p>Both return with a few jars and reach near night time.</text:p>
          </table:table-cell>
          <table:table-cell table:style-name="ce784" office:value-type="string" calcext:value-type="string">
            <text:p>Both return with a few jars and reach near night time.</text:p>
          </table:table-cell>
          <table:table-cell table:style-name="Footnote" table:number-columns-repeated="6"/>
          <table:table-cell table:style-name="ce784" office:value-type="string" calcext:value-type="string">
            <text:p>People wonder what character he’s going to play, and he goes as a satyr.</text:p>
          </table:table-cell>
          <table:table-cell table:style-name="Footnote" office:value-type="string" calcext:value-type="string">
            <text:p>Plays Posseda again.</text:p>
          </table:table-cell>
          <table:table-cell table:style-name="Footnote"/>
          <table:table-cell table:style-name="Footnote" office:value-type="string" calcext:value-type="string">
            <text:p>Pretty successful, lots of people want to make business with him.</text:p>
          </table:table-cell>
          <table:table-cell table:style-name="Footnote"/>
          <table:table-cell table:style-name="Footnote" office:value-type="string" calcext:value-type="string">
            <text:p>Uffel appreciates her family’s gifts and the two fellas quick return. Gives them both a promise of wool, coins, and a warm hug that makes people laugh</text:p>
          </table:table-cell>
          <table:table-cell table:number-columns-repeated="16365"/>
        </table:table-row>
        <table:table-row table:style-name="ro26">
          <table:table-cell table:style-name="Accent_20_1" table:formula="of:=[$Falfelides.A239]" office:value-type="string" office:string-value="01Lllx LDwyyy" calcext:value-type="string">
            <text:p>01Lllx LDwyyy</text:p>
          </table:table-cell>
          <table:table-cell table:style-name="Footnote" table:formula="of:=[$Falfelides.B239]" office:value-type="string" office:string-value="Nenarla Wili" calcext:value-type="string">
            <text:p>Nenarla Wili</text:p>
          </table:table-cell>
          <table:table-cell table:style-name="ce785" table:formula="of:=[.C238]+1" office:value-type="date" office:date-value="2025-11-07" calcext:value-type="date">
            <text:p>Nov 7</text:p>
          </table:table-cell>
          <table:table-cell table:style-name="Footnote" table:number-columns-repeated="6"/>
          <table:table-cell table:style-name="Footnote" office:value-type="string" calcext:value-type="string">
            <text:p>Went to Inyafee’s place</text:p>
          </table:table-cell>
          <table:table-cell table:style-name="Footnote" table:number-columns-repeated="4"/>
          <table:table-cell table:style-name="Footnote" office:value-type="string" calcext:value-type="string">
            <text:p>Reclaims the farm, though not much will be growing for a while, mainly milling is happening</text:p>
          </table:table-cell>
          <table:table-cell table:style-name="Footnote"/>
          <table:table-cell table:style-name="Footnote" office:value-type="string" calcext:value-type="string">
            <text:p>Made his owner proud</text:p>
          </table:table-cell>
          <table:table-cell table:style-name="Footnote" table:number-columns-repeated="2"/>
          <table:table-cell table:number-columns-repeated="16365"/>
        </table:table-row>
        <table:table-row table:style-name="ro8">
          <table:table-cell table:style-name="Accent_20_1" table:formula="of:=[$Falfelides.A240]" office:value-type="string" office:string-value="21Ln LDwyyy" calcext:value-type="string">
            <text:p>21Ln LDwyyy</text:p>
          </table:table-cell>
          <table:table-cell table:style-name="Footnote" table:formula="of:=[$Falfelides.B240]" office:value-type="string" office:string-value="Biinnelen Wili" calcext:value-type="string">
            <text:p>Biinnelen Wili</text:p>
          </table:table-cell>
          <table:table-cell table:style-name="ce785" table:formula="of:=[.C239]+1" office:value-type="date" office:date-value="2025-11-08" calcext:value-type="date">
            <text:p>Nov 8</text:p>
          </table:table-cell>
          <table:table-cell table:style-name="Footnote" table:number-columns-repeated="8"/>
          <table:table-cell table:style-name="Footnote" office:value-type="string" calcext:value-type="string">
            <text:p>Is not doing too well so has to spend time at the temples</text:p>
          </table:table-cell>
          <table:table-cell table:style-name="Footnote" table:number-columns-repeated="7"/>
          <table:table-cell table:number-columns-repeated="16365"/>
        </table:table-row>
        <table:table-row table:style-name="ro60">
          <table:table-cell table:style-name="Accent_20_1" table:formula="of:=[$Falfelides.A241]" office:value-type="string" office:string-value="31Ln LDwyyy" calcext:value-type="string">
            <text:p>31Ln LDwyyy</text:p>
          </table:table-cell>
          <table:table-cell table:style-name="Footnote" table:formula="of:=[$Falfelides.B241]" office:value-type="string" office:string-value="Lennelen Wili" calcext:value-type="string">
            <text:p>Lennelen Wili</text:p>
          </table:table-cell>
          <table:table-cell table:style-name="ce785" table:formula="of:=[.C240]+1" office:value-type="date" office:date-value="2025-11-09" calcext:value-type="date">
            <text:p>Nov 9</text:p>
          </table:table-cell>
          <table:table-cell table:style-name="Footnote" table:number-columns-repeated="4"/>
          <table:table-cell table:style-name="ce784"/>
          <table:table-cell table:style-name="Footnote" office:value-type="string" calcext:value-type="string">
            <text:p>Made sure Tamur will give a brooch from Layash to the vineyard people</text:p>
          </table:table-cell>
          <table:table-cell table:style-name="Footnote" table:number-columns-repeated="3"/>
          <table:table-cell table:style-name="Footnote" office:value-type="string" calcext:value-type="string">
            <text:p>Receives Inels</text:p>
          </table:table-cell>
          <table:table-cell table:style-name="Footnote"/>
          <table:table-cell table:style-name="Footnote" office:value-type="string" calcext:value-type="string">
            <text:p>Is unhappy with paperwork that shows he has a smaller portion of the pie than expected, especially after spending a fair bit on his adventure, and with how much he’s pull through the year, so has a pretty agressive chat with Falfela who after a moment of silence starts screaming at him and he’s just stunned by it and leaves.</text:p>
          </table:table-cell>
          <table:table-cell table:style-name="Footnote" table:number-columns-repeated="4"/>
          <table:table-cell table:number-columns-repeated="16365"/>
        </table:table-row>
        <table:table-row table:style-name="ro35">
          <table:table-cell table:style-name="Accent_20_1" table:formula="of:=[$Falfelides.A242]" office:value-type="string" office:string-value="41Ln LDwyyy" calcext:value-type="string">
            <text:p>41Ln LDwyyy</text:p>
          </table:table-cell>
          <table:table-cell table:style-name="Footnote" table:formula="of:=[$Falfelides.B242]" office:value-type="string" office:string-value="Guunnelen Wili" calcext:value-type="string">
            <text:p>Guunnelen Wili</text:p>
          </table:table-cell>
          <table:table-cell table:style-name="ce785" table:formula="of:=[.C241]+1" office:value-type="date" office:date-value="2025-11-10" calcext:value-type="date">
            <text:p>Nov 10</text:p>
          </table:table-cell>
          <table:table-cell table:style-name="Footnote" office:value-type="string" calcext:value-type="string">
            <text:p>Tries to reason with Kafisa which makes it hard for them to agree for a while.</text:p>
          </table:table-cell>
          <table:table-cell table:style-name="ce784" office:value-type="string" calcext:value-type="string">
            <text:p>Hears of what Mandindaya said of his boss and he realizes that, nope, danger, anything that happens to Eytokris will cause ravage to the town.</text:p>
          </table:table-cell>
          <table:table-cell table:style-name="Footnote" table:number-columns-repeated="2"/>
          <table:table-cell table:style-name="ce784" office:value-type="string" calcext:value-type="string">
            <text:p>After hiding for a while, spends time talking to people about the old ways of the south, but the sentiment is affected by a growing resentment towards people of the South/</text:p>
          </table:table-cell>
          <table:table-cell table:style-name="Footnote"/>
          <table:table-cell table:style-name="ce784"/>
          <table:table-cell table:style-name="Footnote" office:value-type="string" calcext:value-type="string">
            <text:p>Feels above the people of the town, established yes, but part of, nope. He sees how people treat Uffel and is not happy about that.</text:p>
          </table:table-cell>
          <table:table-cell table:style-name="Footnote" office:value-type="string" calcext:value-type="string">
            <text:p>Ist still pretty sick</text:p>
          </table:table-cell>
          <table:table-cell table:style-name="Footnote" table:number-columns-repeated="2"/>
          <table:table-cell table:style-name="Footnote" office:value-type="string" calcext:value-type="string">
            <text:p>Feels as though the reaction of people is over the top, and would rather continue his trip, but as the cold makes sea faring dangerous, and due to not having much funds left till the end of winter, grommels</text:p>
          </table:table-cell>
          <table:table-cell table:style-name="Footnote" table:number-columns-repeated="3"/>
          <table:table-cell table:style-name="Footnote" office:value-type="string" calcext:value-type="string">
            <text:p>Gets approached by Luseytokris and sort of agrees with him but don’t want to. She does not like the guy at all. And don’t want to associate with his ideas</text:p>
          </table:table-cell>
          <table:table-cell table:number-columns-repeated="16365"/>
        </table:table-row>
        <table:table-row table:style-name="ro14">
          <table:table-cell table:style-name="Accent_20_1" table:formula="of:=[$Falfelides.A243]" office:value-type="string" office:string-value="51Ln LDwyyy" calcext:value-type="string">
            <text:p>51Ln LDwyyy</text:p>
          </table:table-cell>
          <table:table-cell table:style-name="Footnote" table:formula="of:=[$Falfelides.B243]" office:value-type="string" office:string-value="BiNiineren Wili" calcext:value-type="string">
            <text:p>BiNiineren Wili</text:p>
          </table:table-cell>
          <table:table-cell table:style-name="ce785" table:formula="of:=[.C242]+1" office:value-type="date" office:date-value="2025-11-11" calcext:value-type="date">
            <text:p>Nov 11</text:p>
          </table:table-cell>
          <table:table-cell table:style-name="Footnote" office:value-type="string" calcext:value-type="string">
            <text:p>Taalashen sends someone to Inyafee’s place</text:p>
          </table:table-cell>
          <table:table-cell table:style-name="ce784" office:value-type="string" calcext:value-type="string">
            <text:p>Gets the brooch and gives it to Kuya</text:p>
          </table:table-cell>
          <table:table-cell table:style-name="ce784" table:number-columns-repeated="3"/>
          <table:table-cell table:style-name="ce784" office:value-type="string" calcext:value-type="string">
            <text:p>Doesn’t care much about how much the towns people appreciate of her, as long as Lagris is happy, and she has a place to stay, but she definitely does not feel welcome.</text:p>
          </table:table-cell>
          <table:table-cell table:style-name="ce784" office:value-type="string" calcext:value-type="string">
            <text:p>Inels does not understand Falfela is asking for her per se.</text:p>
          </table:table-cell>
          <table:table-cell table:style-name="ce784" office:value-type="string" calcext:value-type="string">
            <text:p>Is afraid. Something is wrong, but he can’t tell what it is.</text:p>
          </table:table-cell>
          <table:table-cell table:style-name="ce784"/>
          <table:table-cell table:style-name="ce784" office:value-type="string" calcext:value-type="string">
            <text:p>Receives the message that Inels should return to speak with Falfela. Feels as though her own cousin is not wanting to see her, especially since they share the same kind of crazy moments.</text:p>
          </table:table-cell>
          <table:table-cell table:style-name="ce784" office:value-type="string" calcext:value-type="string">
            <text:p>Appreciates the brooch dearly, and recognizes his wolf hyde is very old and does not as well anymore. Spends time considering, and goes to the Beltalomme and makes a massive donation to show he vouches for them regardless of the outcome of the Gneree.</text:p>
          </table:table-cell>
          <table:table-cell table:style-name="ce784" office:value-type="string" calcext:value-type="string">
            <text:p>Sees the brooch Kuya wears and finds it hilarious, and has trouble containing his laughter.</text:p>
          </table:table-cell>
          <table:table-cell table:style-name="Footnote" office:value-type="string" calcext:value-type="string">
            <text:p>Misses Tamur a lot. Focuses on listening to people’s gossip and keeping track of them</text:p>
          </table:table-cell>
          <table:table-cell table:style-name="Footnote" office:value-type="string" calcext:value-type="string">
            <text:p>Already misses Layaash, goes to chat with Stimur, they laugh at the fella’s sniffiness. They know Wanska feels probably left out but they don’t know how to chat with her.</text:p>
          </table:table-cell>
          <table:table-cell table:style-name="Footnote" office:value-type="string" calcext:value-type="string">
            <text:p>They absolutely make fun of their common lover. They realize what sort of things he likes with one and does different with the other</text:p>
          </table:table-cell>
          <table:table-cell table:style-name="Footnote" office:value-type="string" calcext:value-type="string">
            <text:p>Uffel speaks with Uzhil and checks what she feels the town makes her feel like.</text:p>
          </table:table-cell>
          <table:table-cell table:number-columns-repeated="16365"/>
        </table:table-row>
        <table:table-row table:style-name="ro60">
          <table:table-cell table:style-name="Accent_20_1" table:formula="of:=[$Falfelides.A244]" office:value-type="string" office:string-value="02Lllx LDwyyy" calcext:value-type="string">
            <text:p>02Lllx LDwyyy</text:p>
          </table:table-cell>
          <table:table-cell table:style-name="Footnote" table:formula="of:=[$Falfelides.B244]" office:value-type="string" office:string-value="Doolarla Wili" calcext:value-type="string">
            <text:p>Doolarla Wili</text:p>
          </table:table-cell>
          <table:table-cell table:style-name="ce785" table:formula="of:=[.C243]+1" office:value-type="date" office:date-value="2025-11-12" calcext:value-type="date">
            <text:p>Nov 12</text:p>
          </table:table-cell>
          <table:table-cell table:style-name="Footnote" office:value-type="string" calcext:value-type="string">
            <text:p>Checks in on Reyon who was going to jump in the ocean, they chat about life. Both notice screams and see Lagris get stoned. Tries to maintain order before and during the Gneree but it’s not going well. </text:p>
          </table:table-cell>
          <table:table-cell table:style-name="ce784"/>
          <table:table-cell table:style-name="ce784" office:value-type="string" calcext:value-type="string">
            <text:p>Does not like the city, too many, too many people. Too much information. At least Tshavis calms him. Is annoyed again when Tamur leaves for a while.</text:p>
          </table:table-cell>
          <table:table-cell table:style-name="ce784" office:value-type="string" calcext:value-type="string">
            <text:p>Tshavis don’t care. Tshavis calms Taramandin. He is still watchful of things.</text:p>
            <text:p>Sings songs at night, others are surprised by how well he does sing them.</text:p>
          </table:table-cell>
          <table:table-cell table:style-name="ce784" office:value-type="string" calcext:value-type="string">
            <text:p>Lagris gets stoned. Survived the ordeal except got multiple bruises and a shut eye. Is brought to be mended at the temple.</text:p>
          </table:table-cell>
          <table:table-cell table:style-name="ce784" office:value-type="string" calcext:value-type="string">
            <text:p>Completely befuddled that her husband is getting stoned!! How could they do this to him! Appreciates Wanska’s presence but would rather be part of the crowd that calls for justice rendered</text:p>
          </table:table-cell>
          <table:table-cell table:style-name="ce784" office:value-type="string" calcext:value-type="string">
            <text:p>Arrives to the town and instead of being able to spend time with Falfela, is called for the Gneree</text:p>
          </table:table-cell>
          <table:table-cell table:style-name="ce784" office:value-type="string" calcext:value-type="string">
            <text:p>Is called for the Gneree towards the person who stoned Lagris</text:p>
          </table:table-cell>
          <table:table-cell table:style-name="ce784" office:value-type="string" calcext:value-type="string">
            <text:p>Saw the attack on Lagris, and screams for help</text:p>
          </table:table-cell>
          <table:table-cell table:style-name="ce784" office:value-type="string" calcext:value-type="string">
            <text:p>Decides to come nevertheless and sees the mess of the moment, being pulled into the Gneree in the place of Falfela</text:p>
          </table:table-cell>
          <table:table-cell table:style-name="ce784" office:value-type="string" calcext:value-type="string">
            <text:p>Makes a call for the Gneree to see what can be done of Savee Spalaion, a dweller from the southern sprawl where living is cheap, but so is living too, who attempted to stone Lagris. The first hearing is not going well at all. He calls it off due to crowds forming and hurling reactions between them but Savee is guarded.</text:p>
          </table:table-cell>
          <table:table-cell table:style-name="ce784" office:value-type="string" calcext:value-type="string">
            <text:p>Finds Savee’s behaviour atrocious, we are humans, why attack others, regardless of where they are from, she should be stoned in turn.</text:p>
          </table:table-cell>
          <table:table-cell table:style-name="Footnote" office:value-type="string" calcext:value-type="string">
            <text:p>Overhears the Gneree. Realizes Uzhil needs to be spoken with.</text:p>
          </table:table-cell>
          <table:table-cell table:style-name="Footnote" office:value-type="string" calcext:value-type="string">
            <text:p>Takes the place of his boss and Disagrees with Savee’s behaviour, however he believes she has been put through a lot of stress.</text:p>
          </table:table-cell>
          <table:table-cell table:style-name="Footnote" office:value-type="string" calcext:value-type="string">
            <text:p>One of her worker has been attacked. Regardless of where he is from, that’s not okay, he won’t be able to do his part as well now that his vision is affected</text:p>
          </table:table-cell>
          <table:table-cell table:style-name="ce784" office:value-type="string" calcext:value-type="string">
            <text:p>Is not welcome to speak at the Gneree and is a bit pissed at it</text:p>
          </table:table-cell>
          <table:table-cell table:number-columns-repeated="16365"/>
        </table:table-row>
        <table:table-row table:style-name="ro53">
          <table:table-cell table:style-name="Accent_20_1" table:formula="of:=[$Falfelides.A245]" office:value-type="string" office:string-value="22Ln LDwyyy" calcext:value-type="string">
            <text:p>22Ln LDwyyy</text:p>
          </table:table-cell>
          <table:table-cell table:style-name="Footnote" table:formula="of:=[$Falfelides.B245]" office:value-type="string" office:string-value="BiDoolen Wili" calcext:value-type="string">
            <text:p>BiDoolen Wili</text:p>
          </table:table-cell>
          <table:table-cell table:style-name="ce785" table:formula="of:=[.C244]+1" office:value-type="date" office:date-value="2025-11-13" calcext:value-type="date">
            <text:p>Nov 13</text:p>
          </table:table-cell>
          <table:table-cell table:style-name="ce784" table:number-columns-repeated="10"/>
          <table:table-cell table:style-name="ce784" office:value-type="string" calcext:value-type="string">
            <text:p>Second hearing. Tried to do it in private but keeps being interupted by folks who demand she be free, as well as folks who demand she be hurt. Calls it off again.</text:p>
          </table:table-cell>
          <table:table-cell table:style-name="ce784" table:number-columns-repeated="3"/>
          <table:table-cell table:style-name="Footnote" table:number-columns-repeated="2"/>
          <table:table-cell table:number-columns-repeated="16365"/>
        </table:table-row>
        <table:table-row table:style-name="ro2">
          <table:table-cell table:style-name="Accent_20_1" table:formula="of:=[$Falfelides.A246]" office:value-type="string" office:string-value="32Ln LDwyyy" calcext:value-type="string">
            <text:p>32Ln LDwyyy</text:p>
          </table:table-cell>
          <table:table-cell table:style-name="Footnote" table:formula="of:=[$Falfelides.B246]" office:value-type="string" office:string-value="LeDoolen Wili" calcext:value-type="string">
            <text:p>LeDoolen Wili</text:p>
          </table:table-cell>
          <table:table-cell table:style-name="ce785" table:formula="of:=[.C245]+1" office:value-type="date" office:date-value="2025-11-14" calcext:value-type="date">
            <text:p>Nov 14</text:p>
          </table:table-cell>
          <table:table-cell table:style-name="Footnote" table:number-columns-repeated="10"/>
          <table:table-cell table:style-name="ce784" office:value-type="string" calcext:value-type="string">
            <text:p>Third hearing is then interupted one more time but this time by cheers because wine is coming. He automatically buys it all off Uffel</text:p>
          </table:table-cell>
          <table:table-cell table:style-name="Footnote" table:number-columns-repeated="4"/>
          <table:table-cell table:style-name="Footnote" office:value-type="string" calcext:value-type="string">
            <text:p>Is annoyed that she wasn’t welcome to participate in the Gneree but her booze gets fully bought off by Kuya.</text:p>
          </table:table-cell>
          <table:table-cell table:number-columns-repeated="16365"/>
        </table:table-row>
        <table:table-row table:style-name="ro8">
          <table:table-cell table:style-name="Accent_20_1" table:formula="of:=[$Falfelides.A247]" office:value-type="string" office:string-value="42Ln LDwyyy" calcext:value-type="string">
            <text:p>42Ln LDwyyy</text:p>
          </table:table-cell>
          <table:table-cell table:style-name="Footnote" table:formula="of:=[$Falfelides.B247]" office:value-type="string" office:string-value="KuuDoolen Wili" calcext:value-type="string">
            <text:p>KuuDoolen Wili</text:p>
          </table:table-cell>
          <table:table-cell table:style-name="ce785" table:formula="of:=[.C246]+1" office:value-type="date" office:date-value="2025-11-15" calcext:value-type="date">
            <text:p>Nov 15</text:p>
          </table:table-cell>
          <table:table-cell table:style-name="Footnote" table:number-columns-repeated="16"/>
          <table:table-cell table:number-columns-repeated="16365"/>
        </table:table-row>
        <table:table-row table:style-name="ro8">
          <table:table-cell table:style-name="Accent_20_1" table:formula="of:=[$Falfelides.A248]" office:value-type="string" office:string-value="52Ln LDwyyy" calcext:value-type="string">
            <text:p>52Ln LDwyyy</text:p>
          </table:table-cell>
          <table:table-cell table:style-name="Footnote" table:formula="of:=[$Falfelides.B248]" office:value-type="string" office:string-value="PaanDoolen Wili" calcext:value-type="string">
            <text:p>PaanDoolen Wili</text:p>
          </table:table-cell>
          <table:table-cell table:style-name="ce785" table:formula="of:=[.C247]+1" office:value-type="date" office:date-value="2025-11-16" calcext:value-type="date">
            <text:p>Nov 16</text:p>
          </table:table-cell>
          <table:table-cell table:style-name="Footnote" table:number-columns-repeated="16"/>
          <table:table-cell table:number-columns-repeated="16365"/>
        </table:table-row>
        <table:table-row table:style-name="ro8">
          <table:table-cell table:style-name="Accent_20_1" table:formula="of:=[$Falfelides.A249]" office:value-type="string" office:string-value="03Lllx LDwyyy" calcext:value-type="string">
            <text:p>03Lllx LDwyyy</text:p>
          </table:table-cell>
          <table:table-cell table:style-name="Footnote" table:formula="of:=[$Falfelides.B249]" office:value-type="string" office:string-value="Lellarla Wili" calcext:value-type="string">
            <text:p>Lellarla Wili</text:p>
          </table:table-cell>
          <table:table-cell table:style-name="ce785" table:formula="of:=[.C248]+1" office:value-type="date" office:date-value="2025-11-17" calcext:value-type="date">
            <text:p>Nov 17</text:p>
          </table:table-cell>
          <table:table-cell table:style-name="Footnote" table:number-columns-repeated="16"/>
          <table:table-cell table:number-columns-repeated="16365"/>
        </table:table-row>
        <table:table-row table:style-name="ro8">
          <table:table-cell table:style-name="Accent_20_1" table:formula="of:=[$Falfelides.A250]" office:value-type="string" office:string-value="23Ln LDwyyy" calcext:value-type="string">
            <text:p>23Ln LDwyyy</text:p>
          </table:table-cell>
          <table:table-cell table:style-name="Footnote" table:formula="of:=[$Falfelides.B250]" office:value-type="string" office:string-value="Biillaaren Wili" calcext:value-type="string">
            <text:p>Biillaaren Wili</text:p>
          </table:table-cell>
          <table:table-cell table:style-name="ce785" table:formula="of:=[.C249]+1" office:value-type="date" office:date-value="2025-11-18" calcext:value-type="date">
            <text:p>Nov 18</text:p>
          </table:table-cell>
          <table:table-cell table:style-name="Footnote" table:number-columns-repeated="16"/>
          <table:table-cell table:number-columns-repeated="16365"/>
        </table:table-row>
        <table:table-row table:style-name="ro8">
          <table:table-cell table:style-name="Accent_20_1" table:formula="of:=[$Falfelides.A251]" office:value-type="string" office:string-value="33Ln LDwyyy" calcext:value-type="string">
            <text:p>33Ln LDwyyy</text:p>
          </table:table-cell>
          <table:table-cell table:style-name="Footnote" table:formula="of:=[$Falfelides.B251]" office:value-type="string" office:string-value="Lilleeren Wili" calcext:value-type="string">
            <text:p>Lilleeren Wili</text:p>
          </table:table-cell>
          <table:table-cell table:style-name="ce785" table:formula="of:=[.C250]+1" office:value-type="date" office:date-value="2025-11-19" calcext:value-type="date">
            <text:p>Nov 19</text:p>
          </table:table-cell>
          <table:table-cell table:style-name="Footnote" table:number-columns-repeated="16"/>
          <table:table-cell table:number-columns-repeated="16365"/>
        </table:table-row>
        <table:table-row table:style-name="ro8">
          <table:table-cell table:style-name="Accent_20_1" table:formula="of:=[$Falfelides.A252]" office:value-type="string" office:string-value="43Ln LDwyyy" calcext:value-type="string">
            <text:p>43Ln LDwyyy</text:p>
          </table:table-cell>
          <table:table-cell table:style-name="Footnote" table:formula="of:=[$Falfelides.B252]" office:value-type="string" office:string-value="Guullaaren Wili" calcext:value-type="string">
            <text:p>Guullaaren Wili</text:p>
          </table:table-cell>
          <table:table-cell table:style-name="ce785" table:formula="of:=[.C251]+1" office:value-type="date" office:date-value="2025-11-20" calcext:value-type="date">
            <text:p>Nov 20</text:p>
          </table:table-cell>
          <table:table-cell table:style-name="Footnote" table:number-columns-repeated="8"/>
          <table:table-cell table:style-name="ce784"/>
          <table:table-cell table:style-name="Footnote" table:number-columns-repeated="7"/>
          <table:table-cell table:number-columns-repeated="16365"/>
        </table:table-row>
        <table:table-row table:style-name="ro8">
          <table:table-cell table:style-name="Accent_20_1" table:formula="of:=[$Falfelides.A253]" office:value-type="string" office:string-value="53Ln LDwyyy" calcext:value-type="string">
            <text:p>53Ln LDwyyy</text:p>
          </table:table-cell>
          <table:table-cell table:style-name="Footnote" table:formula="of:=[$Falfelides.B253]" office:value-type="string" office:string-value="Banaarlen Wili" calcext:value-type="string">
            <text:p>Banaarlen Wili</text:p>
          </table:table-cell>
          <table:table-cell table:style-name="ce785" table:formula="of:=[.C252]+1" office:value-type="date" office:date-value="2025-11-21" calcext:value-type="date">
            <text:p>Nov 21</text:p>
          </table:table-cell>
          <table:table-cell table:style-name="Footnote" table:number-columns-repeated="2"/>
          <table:table-cell table:style-name="Footnote" office:value-type="string" calcext:value-type="string">
            <text:p>Was fucked by Lus at the Khattom</text:p>
          </table:table-cell>
          <table:table-cell table:style-name="Footnote" table:number-columns-repeated="4"/>
          <table:table-cell table:style-name="Footnote" office:value-type="string" calcext:value-type="string">
            <text:p>Fucked Taramandin for a fee</text:p>
          </table:table-cell>
          <table:table-cell table:style-name="Footnote" table:number-columns-repeated="8"/>
          <table:table-cell table:number-columns-repeated="16365"/>
        </table:table-row>
        <table:table-row table:style-name="ro8">
          <table:table-cell table:style-name="Accent_20_1" table:formula="of:=[$Falfelides.A254]" office:value-type="string" office:string-value="04Lllx LDwyyy" calcext:value-type="string">
            <text:p>04Lllx LDwyyy</text:p>
          </table:table-cell>
          <table:table-cell table:style-name="Footnote" table:formula="of:=[$Falfelides.B254]" office:value-type="string" office:string-value="Goolarla Wili" calcext:value-type="string">
            <text:p>Goolarla Wili</text:p>
          </table:table-cell>
          <table:table-cell table:style-name="ce785" table:formula="of:=[.C253]+1" office:value-type="date" office:date-value="2025-11-22" calcext:value-type="date">
            <text:p>Nov 22</text:p>
          </table:table-cell>
          <table:table-cell table:style-name="Footnote" table:number-columns-repeated="16"/>
          <table:table-cell table:number-columns-repeated="16365"/>
        </table:table-row>
        <table:table-row table:style-name="ro8">
          <table:table-cell table:style-name="Accent_20_1" table:formula="of:=[$Falfelides.A255]" office:value-type="string" office:string-value="24Ln LDwyyy" calcext:value-type="string">
            <text:p>24Ln LDwyyy</text:p>
          </table:table-cell>
          <table:table-cell table:style-name="Footnote" table:formula="of:=[$Falfelides.B255]" office:value-type="string" office:string-value="BiRuulen Wili" calcext:value-type="string">
            <text:p>BiRuulen Wili</text:p>
          </table:table-cell>
          <table:table-cell table:style-name="ce785" table:formula="of:=[.C254]+1" office:value-type="date" office:date-value="2025-11-23" calcext:value-type="date">
            <text:p>Nov 23</text:p>
          </table:table-cell>
          <table:table-cell table:style-name="Footnote"/>
          <table:table-cell table:style-name="ce784" office:value-type="string" calcext:value-type="string">
            <text:p>Returning home</text:p>
          </table:table-cell>
          <table:table-cell table:style-name="Footnote" table:number-columns-repeated="14"/>
          <table:table-cell table:number-columns-repeated="16365"/>
        </table:table-row>
        <table:table-row table:style-name="ro8">
          <table:table-cell table:style-name="Accent_20_1" table:formula="of:=[$Falfelides.A256]" office:value-type="string" office:string-value="34Ln LDwyyy" calcext:value-type="string">
            <text:p>34Ln LDwyyy</text:p>
          </table:table-cell>
          <table:table-cell table:style-name="Footnote" table:formula="of:=[$Falfelides.B256]" office:value-type="string" office:string-value="LeRulen Wili" calcext:value-type="string">
            <text:p>LeRulen Wili</text:p>
          </table:table-cell>
          <table:table-cell table:style-name="ce785" table:formula="of:=[.C255]+1" office:value-type="date" office:date-value="2025-11-24" calcext:value-type="date">
            <text:p>Nov 24</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57]" office:value-type="string" office:string-value="44Ln LDwyyy" calcext:value-type="string">
            <text:p>44Ln LDwyyy</text:p>
          </table:table-cell>
          <table:table-cell table:style-name="Footnote" table:formula="of:=[$Falfelides.B257]" office:value-type="string" office:string-value="Kuruulen Wili" calcext:value-type="string">
            <text:p>Kuruulen Wili</text:p>
          </table:table-cell>
          <table:table-cell table:style-name="ce785" table:formula="of:=[.C256]+1" office:value-type="date" office:date-value="2025-11-25" calcext:value-type="date">
            <text:p>Nov 25</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58]" office:value-type="string" office:string-value="54Ln LDwyyy" calcext:value-type="string">
            <text:p>54Ln LDwyyy</text:p>
          </table:table-cell>
          <table:table-cell table:style-name="Footnote" table:formula="of:=[$Falfelides.B258]" office:value-type="string" office:string-value="Banoorlen Wili" calcext:value-type="string">
            <text:p>Banoorlen Wili</text:p>
          </table:table-cell>
          <table:table-cell table:style-name="ce785" table:formula="of:=[.C257]+1" office:value-type="date" office:date-value="2025-11-26" calcext:value-type="date">
            <text:p>Nov 26</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59]" office:value-type="string" office:string-value="05Lllx LDwyyy" calcext:value-type="string">
            <text:p>05Lllx LDwyyy</text:p>
          </table:table-cell>
          <table:table-cell table:style-name="Footnote" table:formula="of:=[$Falfelides.B259]" office:value-type="string" office:string-value="Bammarla Wili" calcext:value-type="string">
            <text:p>Bammarla Wili</text:p>
          </table:table-cell>
          <table:table-cell table:style-name="ce785" table:formula="of:=[.C258]+1" office:value-type="date" office:date-value="2025-11-27" calcext:value-type="date">
            <text:p>Nov 27</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60]" office:value-type="string" office:string-value="25Ln LDwyyy" calcext:value-type="string">
            <text:p>25Ln LDwyyy</text:p>
          </table:table-cell>
          <table:table-cell table:style-name="Footnote" table:formula="of:=[$Falfelides.B260]" office:value-type="string" office:string-value="BiiVaameng Wili" calcext:value-type="string">
            <text:p>BiiVaameng Wili</text:p>
          </table:table-cell>
          <table:table-cell table:style-name="ce785" table:formula="of:=[.C259]+1" office:value-type="date" office:date-value="2025-11-28" calcext:value-type="date">
            <text:p>Nov 28</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61]" office:value-type="string" office:string-value="35Ln LDwyyy" calcext:value-type="string">
            <text:p>35Ln LDwyyy</text:p>
          </table:table-cell>
          <table:table-cell table:style-name="Footnote" table:formula="of:=[$Falfelides.B261]" office:value-type="string" office:string-value="LeVaameng Wili" calcext:value-type="string">
            <text:p>LeVaameng Wili</text:p>
          </table:table-cell>
          <table:table-cell table:style-name="ce785" table:formula="of:=[.C260]+1" office:value-type="date" office:date-value="2025-11-29" calcext:value-type="date">
            <text:p>Nov 29</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62]" office:value-type="string" office:string-value="45Ln LDwyyy" calcext:value-type="string">
            <text:p>45Ln LDwyyy</text:p>
          </table:table-cell>
          <table:table-cell table:style-name="Footnote" table:formula="of:=[$Falfelides.B262]" office:value-type="string" office:string-value="KuVaameng Wili" calcext:value-type="string">
            <text:p>KuVaameng Wili</text:p>
          </table:table-cell>
          <table:table-cell table:style-name="ce785" table:formula="of:=[.C261]+1" office:value-type="date" office:date-value="2025-11-30" calcext:value-type="date">
            <text:p>Nov 30</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63]" office:value-type="string" office:string-value="55Ln LDwyyy" calcext:value-type="string">
            <text:p>55Ln LDwyyy</text:p>
          </table:table-cell>
          <table:table-cell table:style-name="Footnote" table:formula="of:=[$Falfelides.B263]" office:value-type="string" office:string-value="FaVaameng Wili" calcext:value-type="string">
            <text:p>FaVaameng Wili</text:p>
          </table:table-cell>
          <table:table-cell table:style-name="ce785" table:formula="of:=[.C262]+1" office:value-type="date" office:date-value="2025-12-01" calcext:value-type="date">
            <text:p>Dec 1</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64]" office:value-type="string" office:string-value="06Lllx LDwyyy" calcext:value-type="string">
            <text:p>06Lllx LDwyyy</text:p>
          </table:table-cell>
          <table:table-cell table:style-name="Footnote" table:formula="of:=[$Falfelides.B264]" office:value-type="string" office:string-value="Duulelarla Wili" calcext:value-type="string">
            <text:p>Duulelarla Wili</text:p>
          </table:table-cell>
          <table:table-cell table:style-name="ce785" table:formula="of:=[.C263]+1" office:value-type="date" office:date-value="2025-12-02" calcext:value-type="date">
            <text:p>Dec 2</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65]" office:value-type="string" office:string-value="26Ln LDwyyy" calcext:value-type="string">
            <text:p>26Ln LDwyyy</text:p>
          </table:table-cell>
          <table:table-cell table:style-name="Footnote" table:formula="of:=[$Falfelides.B265]" office:value-type="string" office:string-value="BiiDuleren Wili" calcext:value-type="string">
            <text:p>BiiDuleren Wili</text:p>
          </table:table-cell>
          <table:table-cell table:style-name="ce785" table:formula="of:=[.C264]+1" office:value-type="date" office:date-value="2025-12-03" calcext:value-type="date">
            <text:p>Dec 3</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66]" office:value-type="string" office:string-value="36Ln LDwyyy" calcext:value-type="string">
            <text:p>36Ln LDwyyy</text:p>
          </table:table-cell>
          <table:table-cell table:style-name="Footnote" table:formula="of:=[$Falfelides.B266]" office:value-type="string" office:string-value="LeDuleren Wili" calcext:value-type="string">
            <text:p>LeDuleren Wili</text:p>
          </table:table-cell>
          <table:table-cell table:style-name="ce785" table:formula="of:=[.C265]+1" office:value-type="date" office:date-value="2025-12-04" calcext:value-type="date">
            <text:p>Dec 4</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67]" office:value-type="string" office:string-value="46Ln LDwyyy" calcext:value-type="string">
            <text:p>46Ln LDwyyy</text:p>
          </table:table-cell>
          <table:table-cell table:style-name="Footnote" table:formula="of:=[$Falfelides.B267]" office:value-type="string" office:string-value="KuDuuleren Wili" calcext:value-type="string">
            <text:p>KuDuuleren Wili</text:p>
          </table:table-cell>
          <table:table-cell table:style-name="ce785" table:formula="of:=[.C266]+1" office:value-type="date" office:date-value="2025-12-05" calcext:value-type="date">
            <text:p>Dec 5</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68]" office:value-type="string" office:string-value="56Ln LDwyyy" calcext:value-type="string">
            <text:p>56Ln LDwyyy</text:p>
          </table:table-cell>
          <table:table-cell table:style-name="Footnote" table:formula="of:=[$Falfelides.B268]" office:value-type="string" office:string-value="PaDuleren Wili" calcext:value-type="string">
            <text:p>PaDuleren Wili</text:p>
          </table:table-cell>
          <table:table-cell table:style-name="ce785" table:formula="of:=[.C267]+1" office:value-type="date" office:date-value="2025-12-06" calcext:value-type="date">
            <text:p>Dec 6</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69]" office:value-type="string" office:string-value="07Lllx LDwyyy" calcext:value-type="string">
            <text:p>07Lllx LDwyyy</text:p>
          </table:table-cell>
          <table:table-cell table:style-name="Footnote" table:formula="of:=[$Falfelides.B269]" office:value-type="string" office:string-value="Niraarla Wili" calcext:value-type="string">
            <text:p>Niraarla Wili</text:p>
          </table:table-cell>
          <table:table-cell table:style-name="ce785" table:formula="of:=[.C268]+1" office:value-type="date" office:date-value="2025-12-07" calcext:value-type="date">
            <text:p>Dec 7</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70]" office:value-type="string" office:string-value="27Ln LDwyyy" calcext:value-type="string">
            <text:p>27Ln LDwyyy</text:p>
          </table:table-cell>
          <table:table-cell table:style-name="Footnote" table:formula="of:=[$Falfelides.B270]" office:value-type="string" office:string-value="BiiNirlen Wili" calcext:value-type="string">
            <text:p>BiiNirlen Wili</text:p>
          </table:table-cell>
          <table:table-cell table:style-name="ce785" table:formula="of:=[.C269]+1" office:value-type="date" office:date-value="2025-12-08" calcext:value-type="date">
            <text:p>Dec 8</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71]" office:value-type="string" office:string-value="37Ln LDwyyy" calcext:value-type="string">
            <text:p>37Ln LDwyyy</text:p>
          </table:table-cell>
          <table:table-cell table:style-name="Footnote" table:formula="of:=[$Falfelides.B271]" office:value-type="string" office:string-value="Lenirlen Wili" calcext:value-type="string">
            <text:p>Lenirlen Wili</text:p>
          </table:table-cell>
          <table:table-cell table:style-name="ce785" table:formula="of:=[.C270]+1" office:value-type="date" office:date-value="2025-12-09" calcext:value-type="date">
            <text:p>Dec 9</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72]" office:value-type="string" office:string-value="47Ln LDwyyy" calcext:value-type="string">
            <text:p>47Ln LDwyyy</text:p>
          </table:table-cell>
          <table:table-cell table:style-name="Footnote" table:formula="of:=[$Falfelides.B272]" office:value-type="string" office:string-value="KuuNirlen Wili" calcext:value-type="string">
            <text:p>KuuNirlen Wili</text:p>
          </table:table-cell>
          <table:table-cell table:style-name="ce785" table:formula="of:=[.C271]+1" office:value-type="date" office:date-value="2025-12-10" calcext:value-type="date">
            <text:p>Dec 10</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73]" office:value-type="string" office:string-value="57Ln LDwyyy" calcext:value-type="string">
            <text:p>57Ln LDwyyy</text:p>
          </table:table-cell>
          <table:table-cell table:style-name="Footnote" table:formula="of:=[$Falfelides.B273]" office:value-type="string" office:string-value="Banirlen Wili" calcext:value-type="string">
            <text:p>Banirlen Wili</text:p>
          </table:table-cell>
          <table:table-cell table:style-name="ce785" table:formula="of:=[.C272]+1" office:value-type="date" office:date-value="2025-12-11" calcext:value-type="date">
            <text:p>Dec 11</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74]" office:value-type="string" office:string-value="00Lllx LDwyyy" calcext:value-type="string">
            <text:p>00Lllx LDwyyy</text:p>
          </table:table-cell>
          <table:table-cell table:style-name="Footnote" table:formula="of:=[$Falfelides.B274]" office:value-type="string" office:string-value="Baarella Wili" calcext:value-type="string">
            <text:p>Baarella Wili</text:p>
          </table:table-cell>
          <table:table-cell table:style-name="ce785" table:formula="of:=[.C273]+1" office:value-type="date" office:date-value="2025-12-12" calcext:value-type="date">
            <text:p>Dec 12</text:p>
          </table:table-cell>
          <table:table-cell table:style-name="Footnote"/>
          <table:table-cell table:style-name="ce784"/>
          <table:table-cell table:style-name="Footnote" table:number-columns-repeated="14"/>
          <table:table-cell table:number-columns-repeated="16365"/>
        </table:table-row>
        <table:table-row table:style-name="ro6">
          <table:table-cell table:style-name="Accent_20_1" table:formula="of:=[$Falfelides.A275]" office:value-type="string" office:string-value="20Ln LDwyyy" calcext:value-type="string">
            <text:p>20Ln LDwyyy</text:p>
          </table:table-cell>
          <table:table-cell table:style-name="Footnote" table:formula="of:=[$Falfelides.B275]" office:value-type="string" office:string-value="BiGiilen Wili" calcext:value-type="string">
            <text:p>BiGiilen Wili</text:p>
          </table:table-cell>
          <table:table-cell table:style-name="ce785" table:formula="of:=[.C274]+1" office:value-type="date" office:date-value="2025-12-13" calcext:value-type="date">
            <text:p>Dec 13</text:p>
          </table:table-cell>
          <table:table-cell table:style-name="Footnote"/>
          <table:table-cell table:style-name="ce784" office:value-type="string" calcext:value-type="string">
            <text:p>Bash was allowed by Luseytokris to check on Tearan, by getting some info about Falfela in exchange to some form to return to silk sewing.</text:p>
          </table:table-cell>
          <table:table-cell table:style-name="Footnote" table:number-columns-repeated="5"/>
          <table:table-cell table:style-name="Footnote" office:value-type="string" calcext:value-type="string">
            <text:p>Allowed Bash to go under the condition he returns with info about Falfela as he’s pretty sour about the whole ordeal, having lost his advantages</text:p>
          </table:table-cell>
          <table:table-cell table:style-name="Footnote" table:number-columns-repeated="8"/>
          <table:table-cell table:number-columns-repeated="16365"/>
        </table:table-row>
        <table:table-row table:style-name="ro8">
          <table:table-cell table:style-name="Accent_20_1" table:formula="of:=[$Falfelides.A276]" office:value-type="string" office:string-value="30Ln LDwyyy" calcext:value-type="string">
            <text:p>30Ln LDwyyy</text:p>
          </table:table-cell>
          <table:table-cell table:style-name="Footnote" table:formula="of:=[$Falfelides.B276]" office:value-type="string" office:string-value="LeLiilen Wili" calcext:value-type="string">
            <text:p>LeLiilen Wili</text:p>
          </table:table-cell>
          <table:table-cell table:style-name="ce785" table:formula="of:=[.C275]+1" office:value-type="date" office:date-value="2025-12-14" calcext:value-type="date">
            <text:p>Dec 14</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77]" office:value-type="string" office:string-value="40Ln LDwyyy" calcext:value-type="string">
            <text:p>40Ln LDwyyy</text:p>
          </table:table-cell>
          <table:table-cell table:style-name="Footnote" table:formula="of:=[$Falfelides.B277]" office:value-type="string" office:string-value="Guuwiilen Wili" calcext:value-type="string">
            <text:p>Guuwiilen Wili</text:p>
          </table:table-cell>
          <table:table-cell table:style-name="ce785" table:formula="of:=[.C276]+1" office:value-type="date" office:date-value="2025-12-15" calcext:value-type="date">
            <text:p>Dec 15</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78]" office:value-type="string" office:string-value="50Ln LDwyyy" calcext:value-type="string">
            <text:p>50Ln LDwyyy</text:p>
          </table:table-cell>
          <table:table-cell table:style-name="Footnote" table:formula="of:=[$Falfelides.B278]" office:value-type="string" office:string-value="BaNiilen Wili" calcext:value-type="string">
            <text:p>BaNiilen Wili</text:p>
          </table:table-cell>
          <table:table-cell table:style-name="ce785" table:formula="of:=[.C277]+1" office:value-type="date" office:date-value="2025-12-16" calcext:value-type="date">
            <text:p>Dec 16</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79]" office:value-type="string" office:string-value="LN04Yy LDwyyy" calcext:value-type="string">
            <text:p>LN04Yy LDwyyy</text:p>
          </table:table-cell>
          <table:table-cell table:style-name="Footnote" table:formula="of:=[$Falfelides.B279]" office:value-type="string" office:string-value="Lenko’i Wili" calcext:value-type="string">
            <text:p>Lenko’i Wili</text:p>
          </table:table-cell>
          <table:table-cell table:style-name="ce785" table:formula="of:=[.C278]+1" office:value-type="date" office:date-value="2025-12-17" calcext:value-type="date">
            <text:p>Dec 17</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80]" office:value-type="string" office:string-value="LN03Yy LDwyyy" calcext:value-type="string">
            <text:p>LN03Yy LDwyyy</text:p>
          </table:table-cell>
          <table:table-cell table:style-name="Footnote" table:formula="of:=[$Falfelides.B280]" office:value-type="string" office:string-value="Lenleli Wili" calcext:value-type="string">
            <text:p>Lenleli Wili</text:p>
          </table:table-cell>
          <table:table-cell table:style-name="ce785" table:formula="of:=[.C279]+1" office:value-type="date" office:date-value="2025-12-18" calcext:value-type="date">
            <text:p>Dec 18</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81]" office:value-type="string" office:string-value="LN02Yy LDwyyy" calcext:value-type="string">
            <text:p>LN02Yy LDwyyy</text:p>
          </table:table-cell>
          <table:table-cell table:style-name="Footnote" table:formula="of:=[$Falfelides.B281]" office:value-type="string" office:string-value="Lendoli Wili" calcext:value-type="string">
            <text:p>Lendoli Wili</text:p>
          </table:table-cell>
          <table:table-cell table:style-name="ce785" table:formula="of:=[.C280]+1" office:value-type="date" office:date-value="2025-12-19" calcext:value-type="date">
            <text:p>Dec 19</text:p>
          </table:table-cell>
          <table:table-cell table:style-name="Footnote"/>
          <table:table-cell table:style-name="ce784"/>
          <table:table-cell table:style-name="Footnote" table:number-columns-repeated="14"/>
          <table:table-cell table:number-columns-repeated="16365"/>
        </table:table-row>
        <table:table-row table:style-name="ro8">
          <table:table-cell table:style-name="Accent_20_1" table:formula="of:=[$Falfelides.A282]" office:value-type="string" office:string-value="00LNyy LDwyyy" calcext:value-type="string">
            <text:p>00LNyy LDwyyy</text:p>
          </table:table-cell>
          <table:table-cell table:style-name="Footnote" table:formula="of:=[$Falfelides.B282]" office:value-type="string" office:string-value="Baringi Wili" calcext:value-type="string">
            <text:p>Baringi Wili</text:p>
          </table:table-cell>
          <table:table-cell table:style-name="ce785" table:formula="of:=[.C281]+1" office:value-type="date" office:date-value="2025-12-20" calcext:value-type="date">
            <text:p>Dec 20</text:p>
          </table:table-cell>
          <table:table-cell table:style-name="Footnote" table:number-columns-repeated="16"/>
          <table:table-cell table:number-columns-repeated="16365"/>
        </table:table-row>
        <table:table-row table:style-name="ro8">
          <table:table-cell table:style-name="Accent_20_1" table:formula="of:=[$Falfelides.A283]" office:value-type="string" office:string-value="LDwyln" calcext:value-type="string">
            <text:p>LDwyln</text:p>
          </table:table-cell>
          <table:table-cell table:style-name="Footnote" table:formula="of:=[$Falfelides.B283]" office:value-type="string" office:string-value="Wigil" calcext:value-type="string">
            <text:p>Wigil</text:p>
          </table:table-cell>
          <table:table-cell table:style-name="ce785" table:formula="of:=[.C282]+1" office:value-type="date" office:date-value="2025-12-21" calcext:value-type="date">
            <text:p>Dec 21</text:p>
          </table:table-cell>
          <table:table-cell table:style-name="Footnote" table:number-columns-repeated="16"/>
          <table:table-cell table:number-columns-repeated="16365"/>
        </table:table-row>
        <table:table-row table:style-name="ro8">
          <table:table-cell table:style-name="Accent_20_1" table:formula="of:=[$Falfelides.A284]" office:value-type="string" office:string-value="01Lllx LDwylnYy" calcext:value-type="string">
            <text:p>01Lllx LDwylnYy</text:p>
          </table:table-cell>
          <table:table-cell table:style-name="Footnote" table:formula="of:=[$Falfelides.B284]" office:value-type="string" office:string-value="Nenarla Lawni" calcext:value-type="string">
            <text:p>Nenarla Lawni</text:p>
          </table:table-cell>
          <table:table-cell table:style-name="ce785" table:formula="of:=[.C283]+1" office:value-type="date" office:date-value="2025-12-22" calcext:value-type="date">
            <text:p>Dec 22</text:p>
          </table:table-cell>
          <table:table-cell table:style-name="Footnote" table:number-columns-repeated="16"/>
          <table:table-cell table:number-columns-repeated="16365"/>
        </table:table-row>
        <table:table-row table:style-name="ro8">
          <table:table-cell table:style-name="Accent_20_1" table:formula="of:=[$Falfelides.A285]" office:value-type="string" office:string-value="21Ln LDwylnYy" calcext:value-type="string">
            <text:p>21Ln LDwylnYy</text:p>
          </table:table-cell>
          <table:table-cell table:style-name="Footnote" table:formula="of:=[$Falfelides.B285]" office:value-type="string" office:string-value="Biinnelen Lawni" calcext:value-type="string">
            <text:p>Biinnelen Lawni</text:p>
          </table:table-cell>
          <table:table-cell table:style-name="ce785" table:formula="of:=[.C284]+1" office:value-type="date" office:date-value="2025-12-23" calcext:value-type="date">
            <text:p>Dec 23</text:p>
          </table:table-cell>
          <table:table-cell table:style-name="Footnote" table:number-columns-repeated="16"/>
          <table:table-cell table:number-columns-repeated="16365"/>
        </table:table-row>
        <table:table-row table:style-name="ro8">
          <table:table-cell table:style-name="Accent_20_1" table:formula="of:=[$Falfelides.A286]" office:value-type="string" office:string-value="31Ln LDwylnYy" calcext:value-type="string">
            <text:p>31Ln LDwylnYy</text:p>
          </table:table-cell>
          <table:table-cell table:style-name="Footnote" table:formula="of:=[$Falfelides.B286]" office:value-type="string" office:string-value="Lennelen Lawni" calcext:value-type="string">
            <text:p>Lennelen Lawni</text:p>
          </table:table-cell>
          <table:table-cell table:style-name="ce785" table:formula="of:=[.C285]+1" office:value-type="date" office:date-value="2025-12-24" calcext:value-type="date">
            <text:p>Dec 24</text:p>
          </table:table-cell>
          <table:table-cell table:style-name="Footnote" table:number-columns-repeated="16"/>
          <table:table-cell table:number-columns-repeated="16365"/>
        </table:table-row>
        <table:table-row table:style-name="ro8">
          <table:table-cell table:style-name="Accent_20_1" table:formula="of:=[$Falfelides.A287]" office:value-type="string" office:string-value="41Ln LDwylnYy" calcext:value-type="string">
            <text:p>41Ln LDwylnYy</text:p>
          </table:table-cell>
          <table:table-cell table:style-name="Footnote" table:formula="of:=[$Falfelides.B287]" office:value-type="string" office:string-value="Guunnelen Lawni" calcext:value-type="string">
            <text:p>Guunnelen Lawni</text:p>
          </table:table-cell>
          <table:table-cell table:style-name="ce785" table:formula="of:=[.C286]+1" office:value-type="date" office:date-value="2025-12-25" calcext:value-type="date">
            <text:p>Dec 25</text:p>
          </table:table-cell>
          <table:table-cell table:style-name="Footnote" table:number-columns-repeated="16"/>
          <table:table-cell table:number-columns-repeated="16365"/>
        </table:table-row>
        <table:table-row table:style-name="ro8">
          <table:table-cell table:style-name="Accent_20_1" table:formula="of:=[$Falfelides.A288]" office:value-type="string" office:string-value="51Ln LDwylnYy" calcext:value-type="string">
            <text:p>51Ln LDwylnYy</text:p>
          </table:table-cell>
          <table:table-cell table:style-name="Footnote" table:formula="of:=[$Falfelides.B288]" office:value-type="string" office:string-value="BiNiineren Lawni" calcext:value-type="string">
            <text:p>BiNiineren Lawni</text:p>
          </table:table-cell>
          <table:table-cell table:style-name="ce785" table:formula="of:=[.C287]+1" office:value-type="date" office:date-value="2025-12-26" calcext:value-type="date">
            <text:p>Dec 26</text:p>
          </table:table-cell>
          <table:table-cell table:style-name="Footnote" table:number-columns-repeated="16"/>
          <table:table-cell table:number-columns-repeated="16365"/>
        </table:table-row>
        <table:table-row table:style-name="ro8">
          <table:table-cell table:style-name="Accent_20_1" table:formula="of:=[$Falfelides.A289]" office:value-type="string" office:string-value="02Lllx LDwylnYy" calcext:value-type="string">
            <text:p>02Lllx LDwylnYy</text:p>
          </table:table-cell>
          <table:table-cell table:style-name="Footnote" table:formula="of:=[$Falfelides.B289]" office:value-type="string" office:string-value="Doolarla Lawni" calcext:value-type="string">
            <text:p>Doolarla Lawni</text:p>
          </table:table-cell>
          <table:table-cell table:style-name="ce785" table:formula="of:=[.C288]+1" office:value-type="date" office:date-value="2025-12-27" calcext:value-type="date">
            <text:p>Dec 27</text:p>
          </table:table-cell>
          <table:table-cell table:style-name="Footnote" table:number-columns-repeated="16"/>
          <table:table-cell table:number-columns-repeated="16365"/>
        </table:table-row>
        <table:table-row table:style-name="ro8">
          <table:table-cell table:style-name="Accent_20_1" table:formula="of:=[$Falfelides.A290]" office:value-type="string" office:string-value="22Ln LDwylnYy" calcext:value-type="string">
            <text:p>22Ln LDwylnYy</text:p>
          </table:table-cell>
          <table:table-cell table:style-name="Footnote" table:formula="of:=[$Falfelides.B290]" office:value-type="string" office:string-value="BiDoolen Lawni" calcext:value-type="string">
            <text:p>BiDoolen Lawni</text:p>
          </table:table-cell>
          <table:table-cell table:style-name="ce785" table:formula="of:=[.C289]+1" office:value-type="date" office:date-value="2025-12-28" calcext:value-type="date">
            <text:p>Dec 28</text:p>
          </table:table-cell>
          <table:table-cell table:style-name="Footnote" table:number-columns-repeated="16"/>
          <table:table-cell table:number-columns-repeated="16365"/>
        </table:table-row>
        <table:table-row table:style-name="ro8">
          <table:table-cell table:style-name="Accent_20_1" table:formula="of:=[$Falfelides.A291]" office:value-type="string" office:string-value="32Ln LDwylnYy" calcext:value-type="string">
            <text:p>32Ln LDwylnYy</text:p>
          </table:table-cell>
          <table:table-cell table:style-name="Footnote" table:formula="of:=[$Falfelides.B291]" office:value-type="string" office:string-value="LeDoolen Lawni" calcext:value-type="string">
            <text:p>LeDoolen Lawni</text:p>
          </table:table-cell>
          <table:table-cell table:style-name="ce785" table:formula="of:=[.C290]+1" office:value-type="date" office:date-value="2025-12-29" calcext:value-type="date">
            <text:p>Dec 29</text:p>
          </table:table-cell>
          <table:table-cell table:style-name="Footnote" table:number-columns-repeated="16"/>
          <table:table-cell table:number-columns-repeated="16365"/>
        </table:table-row>
        <table:table-row table:style-name="ro8">
          <table:table-cell table:style-name="Accent_20_1" table:formula="of:=[$Falfelides.A292]" office:value-type="string" office:string-value="42Ln LDwylnYy" calcext:value-type="string">
            <text:p>42Ln LDwylnYy</text:p>
          </table:table-cell>
          <table:table-cell table:style-name="Footnote" table:formula="of:=[$Falfelides.B292]" office:value-type="string" office:string-value="KuuDoolen Lawni" calcext:value-type="string">
            <text:p>KuuDoolen Lawni</text:p>
          </table:table-cell>
          <table:table-cell table:style-name="ce785" table:formula="of:=[.C291]+1" office:value-type="date" office:date-value="2025-12-30" calcext:value-type="date">
            <text:p>Dec 30</text:p>
          </table:table-cell>
          <table:table-cell table:style-name="Footnote" table:number-columns-repeated="16"/>
          <table:table-cell table:number-columns-repeated="16365"/>
        </table:table-row>
        <table:table-row table:style-name="ro8">
          <table:table-cell table:style-name="Accent_20_1" table:formula="of:=[$Falfelides.A293]" office:value-type="string" office:string-value="52Ln LDwylnYy" calcext:value-type="string">
            <text:p>52Ln LDwylnYy</text:p>
          </table:table-cell>
          <table:table-cell table:style-name="Footnote" table:formula="of:=[$Falfelides.B293]" office:value-type="string" office:string-value="PaanDoolen Lawni" calcext:value-type="string">
            <text:p>PaanDoolen Lawni</text:p>
          </table:table-cell>
          <table:table-cell table:style-name="ce785" table:formula="of:=[.C292]+1" office:value-type="date" office:date-value="2025-12-31" calcext:value-type="date">
            <text:p>Dec 31</text:p>
          </table:table-cell>
          <table:table-cell table:style-name="Footnote" table:number-columns-repeated="16"/>
          <table:table-cell table:number-columns-repeated="16365"/>
        </table:table-row>
        <table:table-row table:style-name="ro8">
          <table:table-cell table:style-name="Accent_20_1" table:formula="of:=[$Falfelides.A294]" office:value-type="string" office:string-value="03Lllx LDwylnYy" calcext:value-type="string">
            <text:p>03Lllx LDwylnYy</text:p>
          </table:table-cell>
          <table:table-cell table:style-name="Footnote" table:formula="of:=[$Falfelides.B294]" office:value-type="string" office:string-value="Lellarla Lawni" calcext:value-type="string">
            <text:p>Lellarla Lawni</text:p>
          </table:table-cell>
          <table:table-cell table:style-name="ce785" table:formula="of:=[.C293]+1" office:value-type="date" office:date-value="2026-01-01" calcext:value-type="date">
            <text:p>Jan 1</text:p>
          </table:table-cell>
          <table:table-cell table:style-name="Footnote" table:number-columns-repeated="16"/>
          <table:table-cell table:number-columns-repeated="16365"/>
        </table:table-row>
        <table:table-row table:style-name="ro8">
          <table:table-cell table:style-name="Accent_20_1" table:formula="of:=[$Falfelides.A295]" office:value-type="string" office:string-value="23Ln LDwylnYy" calcext:value-type="string">
            <text:p>23Ln LDwylnYy</text:p>
          </table:table-cell>
          <table:table-cell table:style-name="Footnote" table:formula="of:=[$Falfelides.B295]" office:value-type="string" office:string-value="Biillaaren Lawni" calcext:value-type="string">
            <text:p>Biillaaren Lawni</text:p>
          </table:table-cell>
          <table:table-cell table:style-name="ce785" table:formula="of:=[.C294]+1" office:value-type="date" office:date-value="2026-01-02" calcext:value-type="date">
            <text:p>Jan 2</text:p>
          </table:table-cell>
          <table:table-cell table:style-name="Footnote" table:number-columns-repeated="16"/>
          <table:table-cell table:number-columns-repeated="16365"/>
        </table:table-row>
        <table:table-row table:style-name="ro8">
          <table:table-cell table:style-name="Accent_20_1" table:formula="of:=[$Falfelides.A296]" office:value-type="string" office:string-value="33Ln LDwylnYy" calcext:value-type="string">
            <text:p>33Ln LDwylnYy</text:p>
          </table:table-cell>
          <table:table-cell table:style-name="Footnote" table:formula="of:=[$Falfelides.B296]" office:value-type="string" office:string-value="Lilleeren Lawni" calcext:value-type="string">
            <text:p>Lilleeren Lawni</text:p>
          </table:table-cell>
          <table:table-cell table:style-name="ce785" table:formula="of:=[.C295]+1" office:value-type="date" office:date-value="2026-01-03" calcext:value-type="date">
            <text:p>Jan 3</text:p>
          </table:table-cell>
          <table:table-cell table:style-name="Footnote" table:number-columns-repeated="16"/>
          <table:table-cell table:number-columns-repeated="16365"/>
        </table:table-row>
        <table:table-row table:style-name="ro8">
          <table:table-cell table:style-name="Accent_20_1" table:formula="of:=[$Falfelides.A297]" office:value-type="string" office:string-value="43Ln LDwylnYy" calcext:value-type="string">
            <text:p>43Ln LDwylnYy</text:p>
          </table:table-cell>
          <table:table-cell table:style-name="Footnote" table:formula="of:=[$Falfelides.B297]" office:value-type="string" office:string-value="Guullaaren Lawni" calcext:value-type="string">
            <text:p>Guullaaren Lawni</text:p>
          </table:table-cell>
          <table:table-cell table:style-name="ce785" table:formula="of:=[.C296]+1" office:value-type="date" office:date-value="2026-01-04" calcext:value-type="date">
            <text:p>Jan 4</text:p>
          </table:table-cell>
          <table:table-cell table:style-name="Footnote" table:number-columns-repeated="16"/>
          <table:table-cell table:number-columns-repeated="16365"/>
        </table:table-row>
        <table:table-row table:style-name="ro8">
          <table:table-cell table:style-name="Accent_20_1" table:formula="of:=[$Falfelides.A298]" office:value-type="string" office:string-value="53Ln LDwylnYy" calcext:value-type="string">
            <text:p>53Ln LDwylnYy</text:p>
          </table:table-cell>
          <table:table-cell table:style-name="Footnote" table:formula="of:=[$Falfelides.B298]" office:value-type="string" office:string-value="Banaaren Lawni" calcext:value-type="string">
            <text:p>Banaaren Lawni</text:p>
          </table:table-cell>
          <table:table-cell table:style-name="ce785" table:formula="of:=[.C297]+1" office:value-type="date" office:date-value="2026-01-05" calcext:value-type="date">
            <text:p>Jan 5</text:p>
          </table:table-cell>
          <table:table-cell table:style-name="Footnote" table:number-columns-repeated="16"/>
          <table:table-cell table:number-columns-repeated="16365"/>
        </table:table-row>
        <table:table-row table:style-name="ro8">
          <table:table-cell table:style-name="Accent_20_1" table:formula="of:=[$Falfelides.A299]" office:value-type="string" office:string-value="04Lllx LDwylnYy" calcext:value-type="string">
            <text:p>04Lllx LDwylnYy</text:p>
          </table:table-cell>
          <table:table-cell table:style-name="Footnote" table:formula="of:=[$Falfelides.B299]" office:value-type="string" office:string-value="Goolarla Lawni" calcext:value-type="string">
            <text:p>Goolarla Lawni</text:p>
          </table:table-cell>
          <table:table-cell table:style-name="ce785" table:formula="of:=[.C298]+1" office:value-type="date" office:date-value="2026-01-06" calcext:value-type="date">
            <text:p>Jan 6</text:p>
          </table:table-cell>
          <table:table-cell table:style-name="Footnote" table:number-columns-repeated="16"/>
          <table:table-cell table:number-columns-repeated="16365"/>
        </table:table-row>
        <table:table-row table:style-name="ro8">
          <table:table-cell table:style-name="Accent_20_1" table:formula="of:=[$Falfelides.A300]" office:value-type="string" office:string-value="24Ln LDwylnYy" calcext:value-type="string">
            <text:p>24Ln LDwylnYy</text:p>
          </table:table-cell>
          <table:table-cell table:style-name="Footnote" table:formula="of:=[$Falfelides.B300]" office:value-type="string" office:string-value="BiRuulen Lawni" calcext:value-type="string">
            <text:p>BiRuulen Lawni</text:p>
          </table:table-cell>
          <table:table-cell table:style-name="ce785" table:formula="of:=[.C299]+1" office:value-type="date" office:date-value="2026-01-07" calcext:value-type="date">
            <text:p>Jan 7</text:p>
          </table:table-cell>
          <table:table-cell table:style-name="Footnote" table:number-columns-repeated="16"/>
          <table:table-cell table:number-columns-repeated="16365"/>
        </table:table-row>
        <table:table-row table:style-name="ro8">
          <table:table-cell table:style-name="Accent_20_1" table:formula="of:=[$Falfelides.A301]" office:value-type="string" office:string-value="34Ln LDwylnYy" calcext:value-type="string">
            <text:p>34Ln LDwylnYy</text:p>
          </table:table-cell>
          <table:table-cell table:style-name="Footnote" table:formula="of:=[$Falfelides.B301]" office:value-type="string" office:string-value="LeRulen Lawni" calcext:value-type="string">
            <text:p>LeRulen Lawni</text:p>
          </table:table-cell>
          <table:table-cell table:style-name="ce785" table:formula="of:=[.C300]+1" office:value-type="date" office:date-value="2026-01-08" calcext:value-type="date">
            <text:p>Jan 8</text:p>
          </table:table-cell>
          <table:table-cell table:style-name="Footnote" table:number-columns-repeated="16"/>
          <table:table-cell table:number-columns-repeated="16365"/>
        </table:table-row>
        <table:table-row table:style-name="ro8">
          <table:table-cell table:style-name="Accent_20_1" table:formula="of:=[$Falfelides.A302]" office:value-type="string" office:string-value="44Ln LDwylnYy" calcext:value-type="string">
            <text:p>44Ln LDwylnYy</text:p>
          </table:table-cell>
          <table:table-cell table:style-name="Footnote" table:formula="of:=[$Falfelides.B302]" office:value-type="string" office:string-value="Kuruulen Lawni" calcext:value-type="string">
            <text:p>Kuruulen Lawni</text:p>
          </table:table-cell>
          <table:table-cell table:style-name="ce785" table:formula="of:=[.C301]+1" office:value-type="date" office:date-value="2026-01-09" calcext:value-type="date">
            <text:p>Jan 9</text:p>
          </table:table-cell>
          <table:table-cell table:style-name="Footnote" table:number-columns-repeated="16"/>
          <table:table-cell table:number-columns-repeated="16365"/>
        </table:table-row>
        <table:table-row table:style-name="ro8">
          <table:table-cell table:style-name="Accent_20_1" table:formula="of:=[$Falfelides.A303]" office:value-type="string" office:string-value="54Ln LDwylnYy" calcext:value-type="string">
            <text:p>54Ln LDwylnYy</text:p>
          </table:table-cell>
          <table:table-cell table:style-name="Footnote" table:formula="of:=[$Falfelides.B303]" office:value-type="string" office:string-value="Banoorlen Lawni" calcext:value-type="string">
            <text:p>Banoorlen Lawni</text:p>
          </table:table-cell>
          <table:table-cell table:style-name="ce785" table:formula="of:=[.C302]+1" office:value-type="date" office:date-value="2026-01-10" calcext:value-type="date">
            <text:p>Jan 10</text:p>
          </table:table-cell>
          <table:table-cell table:style-name="Footnote" table:number-columns-repeated="16"/>
          <table:table-cell table:number-columns-repeated="16365"/>
        </table:table-row>
        <table:table-row table:style-name="ro8">
          <table:table-cell table:style-name="Accent_20_1" table:formula="of:=[$Falfelides.A304]" office:value-type="string" office:string-value="05Lllx LDwylnYy" calcext:value-type="string">
            <text:p>05Lllx LDwylnYy</text:p>
          </table:table-cell>
          <table:table-cell table:style-name="Footnote" table:formula="of:=[$Falfelides.B304]" office:value-type="string" office:string-value="Bammarla Lawni" calcext:value-type="string">
            <text:p>Bammarla Lawni</text:p>
          </table:table-cell>
          <table:table-cell table:style-name="ce785" table:formula="of:=[.C303]+1" office:value-type="date" office:date-value="2026-01-11" calcext:value-type="date">
            <text:p>Jan 11</text:p>
          </table:table-cell>
          <table:table-cell table:style-name="Footnote" table:number-columns-repeated="16"/>
          <table:table-cell table:number-columns-repeated="16365"/>
        </table:table-row>
        <table:table-row table:style-name="ro8">
          <table:table-cell table:style-name="Accent_20_1" table:formula="of:=[$Falfelides.A305]" office:value-type="string" office:string-value="25Ln LDwylnYy" calcext:value-type="string">
            <text:p>25Ln LDwylnYy</text:p>
          </table:table-cell>
          <table:table-cell table:style-name="Footnote" table:formula="of:=[$Falfelides.B305]" office:value-type="string" office:string-value="BiiVaameng Lawni" calcext:value-type="string">
            <text:p>BiiVaameng Lawni</text:p>
          </table:table-cell>
          <table:table-cell table:style-name="ce785" table:formula="of:=[.C304]+1" office:value-type="date" office:date-value="2026-01-12" calcext:value-type="date">
            <text:p>Jan 12</text:p>
          </table:table-cell>
          <table:table-cell table:style-name="Footnote" table:number-columns-repeated="16"/>
          <table:table-cell table:number-columns-repeated="16365"/>
        </table:table-row>
        <table:table-row table:style-name="ro8">
          <table:table-cell table:style-name="Accent_20_1" table:formula="of:=[$Falfelides.A306]" office:value-type="string" office:string-value="35Ln LDwylnYy" calcext:value-type="string">
            <text:p>35Ln LDwylnYy</text:p>
          </table:table-cell>
          <table:table-cell table:style-name="Footnote" table:formula="of:=[$Falfelides.B306]" office:value-type="string" office:string-value="LeVaameng Lawni" calcext:value-type="string">
            <text:p>LeVaameng Lawni</text:p>
          </table:table-cell>
          <table:table-cell table:style-name="ce785" table:formula="of:=[.C305]+1" office:value-type="date" office:date-value="2026-01-13" calcext:value-type="date">
            <text:p>Jan 13</text:p>
          </table:table-cell>
          <table:table-cell table:style-name="Footnote" table:number-columns-repeated="16"/>
          <table:table-cell table:number-columns-repeated="16365"/>
        </table:table-row>
        <table:table-row table:style-name="ro8">
          <table:table-cell table:style-name="Accent_20_1" table:formula="of:=[$Falfelides.A307]" office:value-type="string" office:string-value="45Ln LDwylnYy" calcext:value-type="string">
            <text:p>45Ln LDwylnYy</text:p>
          </table:table-cell>
          <table:table-cell table:style-name="Footnote" table:formula="of:=[$Falfelides.B307]" office:value-type="string" office:string-value="KuVaameng Lawni" calcext:value-type="string">
            <text:p>KuVaameng Lawni</text:p>
          </table:table-cell>
          <table:table-cell table:style-name="ce785" table:formula="of:=[.C306]+1" office:value-type="date" office:date-value="2026-01-14" calcext:value-type="date">
            <text:p>Jan 14</text:p>
          </table:table-cell>
          <table:table-cell table:style-name="Footnote" table:number-columns-repeated="16"/>
          <table:table-cell table:number-columns-repeated="16365"/>
        </table:table-row>
        <table:table-row table:style-name="ro8">
          <table:table-cell table:style-name="Accent_20_1" table:formula="of:=[$Falfelides.A308]" office:value-type="string" office:string-value="55Ln LDwylnYy" calcext:value-type="string">
            <text:p>55Ln LDwylnYy</text:p>
          </table:table-cell>
          <table:table-cell table:style-name="Footnote" table:formula="of:=[$Falfelides.B308]" office:value-type="string" office:string-value="FaVaameng Lawni" calcext:value-type="string">
            <text:p>FaVaameng Lawni</text:p>
          </table:table-cell>
          <table:table-cell table:style-name="ce785" table:formula="of:=[.C307]+1" office:value-type="date" office:date-value="2026-01-15" calcext:value-type="date">
            <text:p>Jan 15</text:p>
          </table:table-cell>
          <table:table-cell table:style-name="Footnote" table:number-columns-repeated="16"/>
          <table:table-cell table:number-columns-repeated="16365"/>
        </table:table-row>
        <table:table-row table:style-name="ro8">
          <table:table-cell table:style-name="Accent_20_1" table:formula="of:=[$Falfelides.A309]" office:value-type="string" office:string-value="06Lllx LDwylnYy" calcext:value-type="string">
            <text:p>06Lllx LDwylnYy</text:p>
          </table:table-cell>
          <table:table-cell table:style-name="Footnote" table:formula="of:=[$Falfelides.B309]" office:value-type="string" office:string-value="Duulelarla Lawni" calcext:value-type="string">
            <text:p>Duulelarla Lawni</text:p>
          </table:table-cell>
          <table:table-cell table:style-name="ce785" table:formula="of:=[.C308]+1" office:value-type="date" office:date-value="2026-01-16" calcext:value-type="date">
            <text:p>Jan 16</text:p>
          </table:table-cell>
          <table:table-cell table:style-name="Footnote" table:number-columns-repeated="16"/>
          <table:table-cell table:number-columns-repeated="16365"/>
        </table:table-row>
        <table:table-row table:style-name="ro8">
          <table:table-cell table:style-name="Accent_20_1" table:formula="of:=[$Falfelides.A310]" office:value-type="string" office:string-value="26Ln LDwylnYy" calcext:value-type="string">
            <text:p>26Ln LDwylnYy</text:p>
          </table:table-cell>
          <table:table-cell table:style-name="Footnote" table:formula="of:=[$Falfelides.B310]" office:value-type="string" office:string-value="BiiDuleren Lawni" calcext:value-type="string">
            <text:p>BiiDuleren Lawni</text:p>
          </table:table-cell>
          <table:table-cell table:style-name="ce785" table:formula="of:=[.C309]+1" office:value-type="date" office:date-value="2026-01-17" calcext:value-type="date">
            <text:p>Jan 17</text:p>
          </table:table-cell>
          <table:table-cell table:style-name="Footnote" table:number-columns-repeated="16"/>
          <table:table-cell table:number-columns-repeated="16365"/>
        </table:table-row>
        <table:table-row table:style-name="ro8">
          <table:table-cell table:style-name="Accent_20_1" table:formula="of:=[$Falfelides.A311]" office:value-type="string" office:string-value="36Ln LDwylnYy" calcext:value-type="string">
            <text:p>36Ln LDwylnYy</text:p>
          </table:table-cell>
          <table:table-cell table:style-name="Footnote" table:formula="of:=[$Falfelides.B311]" office:value-type="string" office:string-value="LeDuleren Lawni" calcext:value-type="string">
            <text:p>LeDuleren Lawni</text:p>
          </table:table-cell>
          <table:table-cell table:style-name="ce785" table:formula="of:=[.C310]+1" office:value-type="date" office:date-value="2026-01-18" calcext:value-type="date">
            <text:p>Jan 18</text:p>
          </table:table-cell>
          <table:table-cell table:style-name="Footnote" table:number-columns-repeated="16"/>
          <table:table-cell table:number-columns-repeated="16365"/>
        </table:table-row>
        <table:table-row table:style-name="ro8">
          <table:table-cell table:style-name="Accent_20_1" table:formula="of:=[$Falfelides.A312]" office:value-type="string" office:string-value="46Ln LDwylnYy" calcext:value-type="string">
            <text:p>46Ln LDwylnYy</text:p>
          </table:table-cell>
          <table:table-cell table:style-name="Footnote" table:formula="of:=[$Falfelides.B312]" office:value-type="string" office:string-value="KuDuuleren Lawni" calcext:value-type="string">
            <text:p>KuDuuleren Lawni</text:p>
          </table:table-cell>
          <table:table-cell table:style-name="ce785" table:formula="of:=[.C311]+1" office:value-type="date" office:date-value="2026-01-19" calcext:value-type="date">
            <text:p>Jan 19</text:p>
          </table:table-cell>
          <table:table-cell table:style-name="Footnote" table:number-columns-repeated="16"/>
          <table:table-cell table:number-columns-repeated="16365"/>
        </table:table-row>
        <table:table-row table:style-name="ro8">
          <table:table-cell table:style-name="Accent_20_1" table:formula="of:=[$Falfelides.A313]" office:value-type="string" office:string-value="56Ln LDwylnYy" calcext:value-type="string">
            <text:p>56Ln LDwylnYy</text:p>
          </table:table-cell>
          <table:table-cell table:style-name="Footnote" table:formula="of:=[$Falfelides.B313]" office:value-type="string" office:string-value="PaDuleren Lawni" calcext:value-type="string">
            <text:p>PaDuleren Lawni</text:p>
          </table:table-cell>
          <table:table-cell table:style-name="ce785" table:formula="of:=[.C312]+1" office:value-type="date" office:date-value="2026-01-20" calcext:value-type="date">
            <text:p>Jan 20</text:p>
          </table:table-cell>
          <table:table-cell table:style-name="Footnote" table:number-columns-repeated="16"/>
          <table:table-cell table:number-columns-repeated="16365"/>
        </table:table-row>
        <table:table-row table:style-name="ro51">
          <table:table-cell table:style-name="Accent_20_1" table:formula="of:=[$Falfelides.A314]" office:value-type="string" office:string-value="07Lllx LDwylnYy" calcext:value-type="string">
            <text:p>07Lllx LDwylnYy</text:p>
          </table:table-cell>
          <table:table-cell table:style-name="Footnote" table:formula="of:=[$Falfelides.B314]" office:value-type="string" office:string-value="Niraarla Lawni" calcext:value-type="string">
            <text:p>Niraarla Lawni</text:p>
          </table:table-cell>
          <table:table-cell table:style-name="ce785" table:formula="of:=[.C313]+1" office:value-type="date" office:date-value="2026-01-21" calcext:value-type="date">
            <text:p>Jan 21</text:p>
          </table:table-cell>
          <table:table-cell table:style-name="Footnote" table:number-columns-repeated="10"/>
          <table:table-cell table:style-name="ce784" office:value-type="string" calcext:value-type="string">
            <text:p>Is absolutely dreading the presence of the Northern Clan, as they are very much part of the Sea People, who do “karmic” raids. Shankavvo, in relation to the Shandraak, the sea dragon that takes what others do not give freely. Makes it clear to those who host those guests, who usually host people, to let them be as free as possible and he will make things right to them afterwards.</text:p>
          </table:table-cell>
          <table:table-cell table:style-name="Footnote" table:number-columns-repeated="4"/>
          <table:table-cell table:style-name="Footnote" office:value-type="string" calcext:value-type="string">
            <text:p>Is south at her vineyard</text:p>
          </table:table-cell>
          <table:table-cell table:number-columns-repeated="16365"/>
        </table:table-row>
        <table:table-row table:style-name="ro2">
          <table:table-cell table:style-name="Accent_20_1" table:formula="of:=[$Falfelides.A315]" office:value-type="string" office:string-value="27Ln LDwylnYy" calcext:value-type="string">
            <text:p>27Ln LDwylnYy</text:p>
          </table:table-cell>
          <table:table-cell table:style-name="Footnote" table:formula="of:=[$Falfelides.B315]" office:value-type="string" office:string-value="BiiNirlen Lawni" calcext:value-type="string">
            <text:p>BiiNirlen Lawni</text:p>
          </table:table-cell>
          <table:table-cell table:style-name="ce785" table:formula="of:=[.C314]+1" office:value-type="date" office:date-value="2026-01-22" calcext:value-type="date">
            <text:p>Jan 22</text:p>
          </table:table-cell>
          <table:table-cell table:style-name="Footnote" table:number-columns-repeated="10"/>
          <table:table-cell table:style-name="ce784" office:value-type="string" calcext:value-type="string">
            <text:p>Knows some town dweller are not happy with the decision but also knows that if the clan smell fear, they will actually want to strike.</text:p>
          </table:table-cell>
          <table:table-cell table:style-name="Footnote" table:number-columns-repeated="5"/>
          <table:table-cell table:number-columns-repeated="16365"/>
        </table:table-row>
        <table:table-row table:style-name="ro8">
          <table:table-cell table:style-name="Accent_20_1" table:formula="of:=[$Falfelides.A316]" office:value-type="string" office:string-value="37Ln LDwylnYy" calcext:value-type="string">
            <text:p>37Ln LDwylnYy</text:p>
          </table:table-cell>
          <table:table-cell table:style-name="Footnote" table:formula="of:=[$Falfelides.B316]" office:value-type="string" office:string-value="NeGuulen Lawni" calcext:value-type="string">
            <text:p>NeGuulen Lawni</text:p>
          </table:table-cell>
          <table:table-cell table:style-name="ce785" table:formula="of:=[.C315]+1" office:value-type="date" office:date-value="2026-01-23" calcext:value-type="date">
            <text:p>Jan 23</text:p>
          </table:table-cell>
          <table:table-cell table:style-name="Footnote" table:number-columns-repeated="2"/>
          <table:table-cell table:style-name="ce784"/>
          <table:table-cell table:style-name="Footnote" table:number-columns-repeated="7"/>
          <table:table-cell table:style-name="ce784"/>
          <table:table-cell table:style-name="Footnote" table:number-columns-repeated="5"/>
          <table:table-cell table:number-columns-repeated="16365"/>
        </table:table-row>
        <table:table-row table:style-name="ro6">
          <table:table-cell table:style-name="ce777" table:formula="of:=[$Falfelides.A317]" office:value-type="string" office:string-value="47Ln LDwylnYy" calcext:value-type="string">
            <text:p>47Ln LDwylnYy</text:p>
          </table:table-cell>
          <table:table-cell table:style-name="ce784" table:formula="of:=[$Falfelides.B317]" office:value-type="string" office:string-value="KuuNirlen Lawni" calcext:value-type="string">
            <text:p>KuuNirlen Lawni</text:p>
          </table:table-cell>
          <table:table-cell table:style-name="ce785" table:formula="of:=[.C316]+1" office:value-type="date" office:date-value="2026-01-24" calcext:value-type="date">
            <text:p>Jan 24</text:p>
          </table:table-cell>
          <table:table-cell table:style-name="ce784" table:number-columns-repeated="2"/>
          <table:table-cell table:style-name="ce784" office:value-type="string" calcext:value-type="string">
            <text:p>Chatted with Tearan over a fish broth with his mom</text:p>
          </table:table-cell>
          <table:table-cell table:style-name="ce784" table:number-columns-repeated="9"/>
          <table:table-cell table:style-name="ce784" office:value-type="string" calcext:value-type="string">
            <text:p>Enjoys seeing the folks, tried to see if they can read older texts but they draw blanks. Assumes (correctly) that they do not have a writing system.</text:p>
          </table:table-cell>
          <table:table-cell table:style-name="ce784"/>
          <table:table-cell table:style-name="ce784" office:value-type="string" calcext:value-type="string">
            <text:p>Chats with Wanska about the visitors, they do not seem to read or write.</text:p>
          </table:table-cell>
          <table:table-cell table:style-name="ce784"/>
          <table:table-cell table:number-columns-repeated="16365"/>
        </table:table-row>
        <table:table-row table:style-name="ro6">
          <table:table-cell table:style-name="Accent_20_1" table:formula="of:=[$Falfelides.A318]" office:value-type="string" office:string-value="57Ln LDwylnYy" calcext:value-type="string">
            <text:p>57Ln LDwylnYy</text:p>
          </table:table-cell>
          <table:table-cell table:style-name="Footnote" table:formula="of:=[$Falfelides.B318]" office:value-type="string" office:string-value="Nebellen Lawni" calcext:value-type="string">
            <text:p>Nebellen Lawni</text:p>
          </table:table-cell>
          <table:table-cell table:style-name="ce785" table:formula="of:=[.C317]+1" office:value-type="date" office:date-value="2026-01-25" calcext:value-type="date">
            <text:p>Jan 25</text:p>
          </table:table-cell>
          <table:table-cell table:style-name="ce784"/>
          <table:table-cell table:style-name="Footnote"/>
          <table:table-cell table:style-name="ce784"/>
          <table:table-cell table:style-name="Footnote" table:number-columns-repeated="7"/>
          <table:table-cell table:style-name="ce784"/>
          <table:table-cell table:style-name="ce784" office:value-type="string" calcext:value-type="string">
            <text:p>Is not at ease with the person staying at his place and asked Kuya if we can assign them to another house</text:p>
          </table:table-cell>
          <table:table-cell table:style-name="ce784"/>
          <table:table-cell table:style-name="ce784" office:value-type="string" calcext:value-type="string">
            <text:p>Got a slight altercation because a few folks showed interest in the gems he had and he does not know how to cope with the smaller space of contact</text:p>
          </table:table-cell>
          <table:table-cell table:style-name="ce784" table:number-columns-repeated="2"/>
          <table:table-cell table:number-columns-repeated="16365"/>
        </table:table-row>
        <table:table-row table:style-name="ro2">
          <table:table-cell table:style-name="ce777" table:formula="of:=[$Falfelides.A319]" office:value-type="string" office:string-value="00Lllx LDwylnYy" calcext:value-type="string">
            <text:p>00Lllx LDwylnYy</text:p>
          </table:table-cell>
          <table:table-cell table:style-name="ce784" table:formula="of:=[$Falfelides.B319]" office:value-type="string" office:string-value="Baarella Lawni" calcext:value-type="string">
            <text:p>Baarella Lawni</text:p>
          </table:table-cell>
          <table:table-cell table:style-name="ce785" table:formula="of:=[.C318]+1" office:value-type="date" office:date-value="2026-01-26" calcext:value-type="date">
            <text:p>Jan 26</text:p>
          </table:table-cell>
          <table:table-cell table:style-name="ce784" table:number-columns-repeated="15"/>
          <table:table-cell table:style-name="Footnote" office:value-type="string" calcext:value-type="string">
            <text:p>Returns to a bunch of visitors and feels overwhelmed and fears for her family when they are going to go south.</text:p>
          </table:table-cell>
          <table:table-cell table:number-columns-repeated="16365"/>
        </table:table-row>
        <table:table-row table:style-name="ro8">
          <table:table-cell table:style-name="Accent_20_1" table:formula="of:=[$Falfelides.A320]" office:value-type="string" office:string-value="20Ln LDwylnYy" calcext:value-type="string">
            <text:p>20Ln LDwylnYy</text:p>
          </table:table-cell>
          <table:table-cell table:style-name="Footnote" table:formula="of:=[$Falfelides.B320]" office:value-type="string" office:string-value="BiGiilen Lawni" calcext:value-type="string">
            <text:p>BiGiilen Lawni</text:p>
          </table:table-cell>
          <table:table-cell table:style-name="ce785" table:formula="of:=[.C319]+1" office:value-type="date" office:date-value="2026-01-27" calcext:value-type="date">
            <text:p>Jan 27</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21]" office:value-type="string" office:string-value="30Ln LDwylnYy" calcext:value-type="string">
            <text:p>30Ln LDwylnYy</text:p>
          </table:table-cell>
          <table:table-cell table:style-name="Footnote" table:formula="of:=[$Falfelides.B321]" office:value-type="string" office:string-value="LeLiilen Lawni" calcext:value-type="string">
            <text:p>LeLiilen Lawni</text:p>
          </table:table-cell>
          <table:table-cell table:style-name="ce785" table:formula="of:=[.C320]+1" office:value-type="date" office:date-value="2026-01-28" calcext:value-type="date">
            <text:p>Jan 28</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22]" office:value-type="string" office:string-value="40Ln LDwylnYy" calcext:value-type="string">
            <text:p>40Ln LDwylnYy</text:p>
          </table:table-cell>
          <table:table-cell table:style-name="Footnote" table:formula="of:=[$Falfelides.B322]" office:value-type="string" office:string-value="Guuwiilen Lawni" calcext:value-type="string">
            <text:p>Guuwiilen Lawni</text:p>
          </table:table-cell>
          <table:table-cell table:style-name="ce785" table:formula="of:=[.C321]+1" office:value-type="date" office:date-value="2026-01-29" calcext:value-type="date">
            <text:p>Jan 29</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23]" office:value-type="string" office:string-value="50Ln LDwylnYy" calcext:value-type="string">
            <text:p>50Ln LDwylnYy</text:p>
          </table:table-cell>
          <table:table-cell table:style-name="Footnote" table:formula="of:=[$Falfelides.B323]" office:value-type="string" office:string-value="BaNiilen Lawni" calcext:value-type="string">
            <text:p>BaNiilen Lawni</text:p>
          </table:table-cell>
          <table:table-cell table:style-name="ce785" table:formula="of:=[.C322]+1" office:value-type="date" office:date-value="2026-01-30" calcext:value-type="date">
            <text:p>Jan 30</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24]" office:value-type="string" office:string-value="LN04Yy LDwylnYy" calcext:value-type="string">
            <text:p>LN04Yy LDwylnYy</text:p>
          </table:table-cell>
          <table:table-cell table:style-name="Footnote" table:formula="of:=[$Falfelides.B324]" office:value-type="string" office:string-value="Lenko’i Lawni" calcext:value-type="string">
            <text:p>Lenko’i Lawni</text:p>
          </table:table-cell>
          <table:table-cell table:style-name="ce785" table:formula="of:=[.C323]+1" office:value-type="date" office:date-value="2026-01-31" calcext:value-type="date">
            <text:p>Jan 31</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25]" office:value-type="string" office:string-value="LN03Yy LDwylnYy" calcext:value-type="string">
            <text:p>LN03Yy LDwylnYy</text:p>
          </table:table-cell>
          <table:table-cell table:style-name="Footnote" table:formula="of:=[$Falfelides.B325]" office:value-type="string" office:string-value="Lenleli Lawni" calcext:value-type="string">
            <text:p>Lenleli Lawni</text:p>
          </table:table-cell>
          <table:table-cell table:style-name="ce785" table:formula="of:=[.C324]+1" office:value-type="date" office:date-value="2026-02-01" calcext:value-type="date">
            <text:p>Feb 1</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26]" office:value-type="string" office:string-value="LN02Yy LDwylnYy" calcext:value-type="string">
            <text:p>LN02Yy LDwylnYy</text:p>
          </table:table-cell>
          <table:table-cell table:style-name="Footnote" table:formula="of:=[$Falfelides.B326]" office:value-type="string" office:string-value="Lendoli Lawni" calcext:value-type="string">
            <text:p>Lendoli Lawni</text:p>
          </table:table-cell>
          <table:table-cell table:style-name="ce785" table:formula="of:=[.C325]+1" office:value-type="date" office:date-value="2026-02-02" calcext:value-type="date">
            <text:p>Feb 2</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27]" office:value-type="string" office:string-value="00LNyy LDwylnYy" calcext:value-type="string">
            <text:p>00LNyy LDwylnYy</text:p>
          </table:table-cell>
          <table:table-cell table:style-name="Footnote" table:formula="of:=[$Falfelides.B327]" office:value-type="string" office:string-value="Baringi Lawni" calcext:value-type="string">
            <text:p>Baringi Lawni</text:p>
          </table:table-cell>
          <table:table-cell table:style-name="ce785" table:formula="of:=[.C326]+1" office:value-type="date" office:date-value="2026-02-03" calcext:value-type="date">
            <text:p>Feb 3</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28]" office:value-type="string" office:string-value="LDwyln" calcext:value-type="string">
            <text:p>LDwyln</text:p>
          </table:table-cell>
          <table:table-cell table:style-name="Footnote" table:formula="of:=[$Falfelides.B328]" office:value-type="string" office:string-value="Lawin" calcext:value-type="string">
            <text:p>Lawin</text:p>
          </table:table-cell>
          <table:table-cell table:style-name="ce785" table:formula="of:=[.C327]+1" office:value-type="date" office:date-value="2026-02-04" calcext:value-type="date">
            <text:p>Feb 4</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29]" office:value-type="string" office:string-value="01Lllx LDlnyy" calcext:value-type="string">
            <text:p>01Lllx LDlnyy</text:p>
          </table:table-cell>
          <table:table-cell table:style-name="Footnote" table:formula="of:=[$Falfelides.B329]" office:value-type="string" office:string-value="Nenarla Lenshni" calcext:value-type="string">
            <text:p>Nenarla Lenshni</text:p>
          </table:table-cell>
          <table:table-cell table:style-name="ce785" table:formula="of:=[.C328]+1" office:value-type="date" office:date-value="2026-02-05" calcext:value-type="date">
            <text:p>Feb 5</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30]" office:value-type="string" office:string-value="21Ln LDlnyy" calcext:value-type="string">
            <text:p>21Ln LDlnyy</text:p>
          </table:table-cell>
          <table:table-cell table:style-name="Footnote" table:formula="of:=[$Falfelides.B330]" office:value-type="string" office:string-value="Biinnelen Lenshni" calcext:value-type="string">
            <text:p>Biinnelen Lenshni</text:p>
          </table:table-cell>
          <table:table-cell table:style-name="ce785" table:formula="of:=[.C329]+1" office:value-type="date" office:date-value="2026-02-06" calcext:value-type="date">
            <text:p>Feb 6</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31]" office:value-type="string" office:string-value="31Ln LDlnyy" calcext:value-type="string">
            <text:p>31Ln LDlnyy</text:p>
          </table:table-cell>
          <table:table-cell table:style-name="Footnote" table:formula="of:=[$Falfelides.B331]" office:value-type="string" office:string-value="Lennelen Lenshni" calcext:value-type="string">
            <text:p>Lennelen Lenshni</text:p>
          </table:table-cell>
          <table:table-cell table:style-name="ce785" table:formula="of:=[.C330]+1" office:value-type="date" office:date-value="2026-02-07" calcext:value-type="date">
            <text:p>Feb 7</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32]" office:value-type="string" office:string-value="41Ln LDlnyy" calcext:value-type="string">
            <text:p>41Ln LDlnyy</text:p>
          </table:table-cell>
          <table:table-cell table:style-name="Footnote" table:formula="of:=[$Falfelides.B332]" office:value-type="string" office:string-value="Guunnelen Lenshni" calcext:value-type="string">
            <text:p>Guunnelen Lenshni</text:p>
          </table:table-cell>
          <table:table-cell table:style-name="ce785" table:formula="of:=[.C331]+1" office:value-type="date" office:date-value="2026-02-08" calcext:value-type="date">
            <text:p>Feb 8</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33]" office:value-type="string" office:string-value="51Ln LDlnyy" calcext:value-type="string">
            <text:p>51Ln LDlnyy</text:p>
          </table:table-cell>
          <table:table-cell table:style-name="Footnote" table:formula="of:=[$Falfelides.B333]" office:value-type="string" office:string-value="BiNiineren Lenshni" calcext:value-type="string">
            <text:p>BiNiineren Lenshni</text:p>
          </table:table-cell>
          <table:table-cell table:style-name="ce785" table:formula="of:=[.C332]+1" office:value-type="date" office:date-value="2026-02-09" calcext:value-type="date">
            <text:p>Feb 9</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34]" office:value-type="string" office:string-value="02Lllx LDlnyy" calcext:value-type="string">
            <text:p>02Lllx LDlnyy</text:p>
          </table:table-cell>
          <table:table-cell table:style-name="Footnote" table:formula="of:=[$Falfelides.B334]" office:value-type="string" office:string-value="Doolarla Lenshni" calcext:value-type="string">
            <text:p>Doolarla Lenshni</text:p>
          </table:table-cell>
          <table:table-cell table:style-name="ce785" table:formula="of:=[.C333]+1" office:value-type="date" office:date-value="2026-02-10" calcext:value-type="date">
            <text:p>Feb 10</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35]" office:value-type="string" office:string-value="22Ln LDlnyy" calcext:value-type="string">
            <text:p>22Ln LDlnyy</text:p>
          </table:table-cell>
          <table:table-cell table:style-name="Footnote" table:formula="of:=[$Falfelides.B335]" office:value-type="string" office:string-value="BiDoolen Lenshni" calcext:value-type="string">
            <text:p>BiDoolen Lenshni</text:p>
          </table:table-cell>
          <table:table-cell table:style-name="ce785" table:formula="of:=[.C334]+1" office:value-type="date" office:date-value="2026-02-11" calcext:value-type="date">
            <text:p>Feb 11</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36]" office:value-type="string" office:string-value="32Ln LDlnyy" calcext:value-type="string">
            <text:p>32Ln LDlnyy</text:p>
          </table:table-cell>
          <table:table-cell table:style-name="Footnote" table:formula="of:=[$Falfelides.B336]" office:value-type="string" office:string-value="LeDoolen Lenshni" calcext:value-type="string">
            <text:p>LeDoolen Lenshni</text:p>
          </table:table-cell>
          <table:table-cell table:style-name="ce785" table:formula="of:=[.C335]+1" office:value-type="date" office:date-value="2026-02-12" calcext:value-type="date">
            <text:p>Feb 12</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37]" office:value-type="string" office:string-value="42Ln LDlnyy" calcext:value-type="string">
            <text:p>42Ln LDlnyy</text:p>
          </table:table-cell>
          <table:table-cell table:style-name="Footnote" table:formula="of:=[$Falfelides.B337]" office:value-type="string" office:string-value="KuuDoolen Lenshni" calcext:value-type="string">
            <text:p>KuuDoolen Lenshni</text:p>
          </table:table-cell>
          <table:table-cell table:style-name="ce785" table:formula="of:=[.C336]+1" office:value-type="date" office:date-value="2026-02-13" calcext:value-type="date">
            <text:p>Feb 13</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38]" office:value-type="string" office:string-value="52Ln LDlnyy" calcext:value-type="string">
            <text:p>52Ln LDlnyy</text:p>
          </table:table-cell>
          <table:table-cell table:style-name="Footnote" table:formula="of:=[$Falfelides.B338]" office:value-type="string" office:string-value="PaanDoolen Lenshni" calcext:value-type="string">
            <text:p>PaanDoolen Lenshni</text:p>
          </table:table-cell>
          <table:table-cell table:style-name="ce785" table:formula="of:=[.C337]+1" office:value-type="date" office:date-value="2026-02-14" calcext:value-type="date">
            <text:p>Feb 14</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39]" office:value-type="string" office:string-value="03Lllx LDlnyy" calcext:value-type="string">
            <text:p>03Lllx LDlnyy</text:p>
          </table:table-cell>
          <table:table-cell table:style-name="Footnote" table:formula="of:=[$Falfelides.B339]" office:value-type="string" office:string-value="Lellarla Lenshni" calcext:value-type="string">
            <text:p>Lellarla Lenshni</text:p>
          </table:table-cell>
          <table:table-cell table:style-name="ce785" table:formula="of:=[.C338]+1" office:value-type="date" office:date-value="2026-02-15" calcext:value-type="date">
            <text:p>Feb 15</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40]" office:value-type="string" office:string-value="23Ln LDlnyy" calcext:value-type="string">
            <text:p>23Ln LDlnyy</text:p>
          </table:table-cell>
          <table:table-cell table:style-name="Footnote" table:formula="of:=[$Falfelides.B340]" office:value-type="string" office:string-value="Biillaaren Lenshni" calcext:value-type="string">
            <text:p>Biillaaren Lenshni</text:p>
          </table:table-cell>
          <table:table-cell table:style-name="ce785" table:formula="of:=[.C339]+1" office:value-type="date" office:date-value="2026-02-16" calcext:value-type="date">
            <text:p>Feb 16</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41]" office:value-type="string" office:string-value="33Ln LDlnyy" calcext:value-type="string">
            <text:p>33Ln LDlnyy</text:p>
          </table:table-cell>
          <table:table-cell table:style-name="Footnote" table:formula="of:=[$Falfelides.B341]" office:value-type="string" office:string-value="Lilleeren Lenshni" calcext:value-type="string">
            <text:p>Lilleeren Lenshni</text:p>
          </table:table-cell>
          <table:table-cell table:style-name="ce785" table:formula="of:=[.C340]+1" office:value-type="date" office:date-value="2026-02-17" calcext:value-type="date">
            <text:p>Feb 17</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42]" office:value-type="string" office:string-value="43Ln LDlnyy" calcext:value-type="string">
            <text:p>43Ln LDlnyy</text:p>
          </table:table-cell>
          <table:table-cell table:style-name="Footnote" table:formula="of:=[$Falfelides.B342]" office:value-type="string" office:string-value="Guullaaren Lenshni" calcext:value-type="string">
            <text:p>Guullaaren Lenshni</text:p>
          </table:table-cell>
          <table:table-cell table:style-name="ce785" table:formula="of:=[.C341]+1" office:value-type="date" office:date-value="2026-02-18" calcext:value-type="date">
            <text:p>Feb 18</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43]" office:value-type="string" office:string-value="53Ln LDlnyy" calcext:value-type="string">
            <text:p>53Ln LDlnyy</text:p>
          </table:table-cell>
          <table:table-cell table:style-name="Footnote" table:formula="of:=[$Falfelides.B343]" office:value-type="string" office:string-value="Banaarlen Lenshni" calcext:value-type="string">
            <text:p>Banaarlen Lenshni</text:p>
          </table:table-cell>
          <table:table-cell table:style-name="ce785" table:formula="of:=[.C342]+1" office:value-type="date" office:date-value="2026-02-19" calcext:value-type="date">
            <text:p>Feb 19</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44]" office:value-type="string" office:string-value="04Lllx LDlnyy" calcext:value-type="string">
            <text:p>04Lllx LDlnyy</text:p>
          </table:table-cell>
          <table:table-cell table:style-name="Footnote" table:formula="of:=[$Falfelides.B344]" office:value-type="string" office:string-value="Goolarla Lenshni" calcext:value-type="string">
            <text:p>Goolarla Lenshni</text:p>
          </table:table-cell>
          <table:table-cell table:style-name="ce785" table:formula="of:=[.C343]+1" office:value-type="date" office:date-value="2026-02-20" calcext:value-type="date">
            <text:p>Feb 20</text:p>
          </table:table-cell>
          <table:table-cell table:style-name="Footnote"/>
          <table:table-cell table:style-name="Footnote" office:value-type="string" calcext:value-type="string">
            <text:p>Followed Tearan to Inyafee’s</text:p>
          </table:table-cell>
          <table:table-cell table:style-name="ce784"/>
          <table:table-cell table:style-name="Footnote" table:number-columns-repeated="13"/>
          <table:table-cell table:number-columns-repeated="16365"/>
        </table:table-row>
        <table:table-row table:style-name="ro8">
          <table:table-cell table:style-name="Accent_20_1" table:formula="of:=[$Falfelides.A345]" office:value-type="string" office:string-value="24Ln LDlnyy" calcext:value-type="string">
            <text:p>24Ln LDlnyy</text:p>
          </table:table-cell>
          <table:table-cell table:style-name="Footnote" table:formula="of:=[$Falfelides.B345]" office:value-type="string" office:string-value="BiRuulen Lenshni" calcext:value-type="string">
            <text:p>BiRuulen Lenshni</text:p>
          </table:table-cell>
          <table:table-cell table:style-name="ce785" table:formula="of:=[.C344]+1" office:value-type="date" office:date-value="2026-02-21" calcext:value-type="date">
            <text:p>Feb 21</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46]" office:value-type="string" office:string-value="34Ln LDlnyy" calcext:value-type="string">
            <text:p>34Ln LDlnyy</text:p>
          </table:table-cell>
          <table:table-cell table:style-name="Footnote" table:formula="of:=[$Falfelides.B346]" office:value-type="string" office:string-value="LeRulen Lenshni" calcext:value-type="string">
            <text:p>LeRulen Lenshni</text:p>
          </table:table-cell>
          <table:table-cell table:style-name="ce785" table:formula="of:=[.C345]+1" office:value-type="date" office:date-value="2026-02-22" calcext:value-type="date">
            <text:p>Feb 22</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47]" office:value-type="string" office:string-value="44Ln LDlnyy" calcext:value-type="string">
            <text:p>44Ln LDlnyy</text:p>
          </table:table-cell>
          <table:table-cell table:style-name="Footnote" table:formula="of:=[$Falfelides.B347]" office:value-type="string" office:string-value="Kuruulen Lenshni" calcext:value-type="string">
            <text:p>Kuruulen Lenshni</text:p>
          </table:table-cell>
          <table:table-cell table:style-name="ce785" table:formula="of:=[.C346]+1" office:value-type="date" office:date-value="2026-02-23" calcext:value-type="date">
            <text:p>Feb 23</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48]" office:value-type="string" office:string-value="54Ln LDlnyy" calcext:value-type="string">
            <text:p>54Ln LDlnyy</text:p>
          </table:table-cell>
          <table:table-cell table:style-name="Footnote" table:formula="of:=[$Falfelides.B348]" office:value-type="string" office:string-value="Banoorlen Lenshni" calcext:value-type="string">
            <text:p>Banoorlen Lenshni</text:p>
          </table:table-cell>
          <table:table-cell table:style-name="ce785" table:formula="of:=[.C347]+1" office:value-type="date" office:date-value="2026-02-24" calcext:value-type="date">
            <text:p>Feb 24</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49]" office:value-type="string" office:string-value="05Lllx LDlnyy" calcext:value-type="string">
            <text:p>05Lllx LDlnyy</text:p>
          </table:table-cell>
          <table:table-cell table:style-name="Footnote" table:formula="of:=[$Falfelides.B349]" office:value-type="string" office:string-value="Bammarla Lenshni" calcext:value-type="string">
            <text:p>Bammarla Lenshni</text:p>
          </table:table-cell>
          <table:table-cell table:style-name="ce785" table:formula="of:=[.C348]+1" office:value-type="date" office:date-value="2026-02-25" calcext:value-type="date">
            <text:p>Feb 25</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50]" office:value-type="string" office:string-value="25Ln LDlnyy" calcext:value-type="string">
            <text:p>25Ln LDlnyy</text:p>
          </table:table-cell>
          <table:table-cell table:style-name="Footnote" table:formula="of:=[$Falfelides.B350]" office:value-type="string" office:string-value="BiiVaameng Lenshni" calcext:value-type="string">
            <text:p>BiiVaameng Lenshni</text:p>
          </table:table-cell>
          <table:table-cell table:style-name="ce785" table:formula="of:=[.C349]+1" office:value-type="date" office:date-value="2026-02-26" calcext:value-type="date">
            <text:p>Feb 26</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51]" office:value-type="string" office:string-value="35Ln LDlnyy" calcext:value-type="string">
            <text:p>35Ln LDlnyy</text:p>
          </table:table-cell>
          <table:table-cell table:style-name="Footnote" table:formula="of:=[$Falfelides.B351]" office:value-type="string" office:string-value="LeVaameng Lenshni" calcext:value-type="string">
            <text:p>LeVaameng Lenshni</text:p>
          </table:table-cell>
          <table:table-cell table:style-name="ce785" table:formula="of:=[.C350]+1" office:value-type="date" office:date-value="2026-02-27" calcext:value-type="date">
            <text:p>Feb 27</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52]" office:value-type="string" office:string-value="45Ln LDlnyy" calcext:value-type="string">
            <text:p>45Ln LDlnyy</text:p>
          </table:table-cell>
          <table:table-cell table:style-name="Footnote" table:formula="of:=[$Falfelides.B352]" office:value-type="string" office:string-value="KuVaameng Lenshni" calcext:value-type="string">
            <text:p>KuVaameng Lenshni</text:p>
          </table:table-cell>
          <table:table-cell table:style-name="ce785" table:formula="of:=[.C351]+1" office:value-type="date" office:date-value="2026-02-28" calcext:value-type="date">
            <text:p>Feb 28</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53]" office:value-type="string" office:string-value="55Ln LDlnyy" calcext:value-type="string">
            <text:p>55Ln LDlnyy</text:p>
          </table:table-cell>
          <table:table-cell table:style-name="Footnote" table:formula="of:=[$Falfelides.B353]" office:value-type="string" office:string-value="FaVaameng Lenshni" calcext:value-type="string">
            <text:p>FaVaameng Lenshni</text:p>
          </table:table-cell>
          <table:table-cell table:style-name="ce785" table:formula="of:=[.C352]+1" office:value-type="date" office:date-value="2026-03-01" calcext:value-type="date">
            <text:p>Mar 1</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54]" office:value-type="string" office:string-value="06Lllx LDlnyy" calcext:value-type="string">
            <text:p>06Lllx LDlnyy</text:p>
          </table:table-cell>
          <table:table-cell table:style-name="Footnote" table:formula="of:=[$Falfelides.B354]" office:value-type="string" office:string-value="Duulelarla Lenshni" calcext:value-type="string">
            <text:p>Duulelarla Lenshni</text:p>
          </table:table-cell>
          <table:table-cell table:style-name="ce785" table:formula="of:=[.C353]+1" office:value-type="date" office:date-value="2026-03-02" calcext:value-type="date">
            <text:p>Mar 2</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55]" office:value-type="string" office:string-value="26Ln LDlnyy" calcext:value-type="string">
            <text:p>26Ln LDlnyy</text:p>
          </table:table-cell>
          <table:table-cell table:style-name="Footnote" table:formula="of:=[$Falfelides.B355]" office:value-type="string" office:string-value="BiiDuleren Lenshni" calcext:value-type="string">
            <text:p>BiiDuleren Lenshni</text:p>
          </table:table-cell>
          <table:table-cell table:style-name="ce785" table:formula="of:=[.C354]+1" office:value-type="date" office:date-value="2026-03-03" calcext:value-type="date">
            <text:p>Mar 3</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56]" office:value-type="string" office:string-value="36Ln LDlnyy" calcext:value-type="string">
            <text:p>36Ln LDlnyy</text:p>
          </table:table-cell>
          <table:table-cell table:style-name="Footnote" table:formula="of:=[$Falfelides.B356]" office:value-type="string" office:string-value="LeDuleren Lenshni" calcext:value-type="string">
            <text:p>LeDuleren Lenshni</text:p>
          </table:table-cell>
          <table:table-cell table:style-name="ce785" table:formula="of:=[.C355]+1" office:value-type="date" office:date-value="2026-03-04" calcext:value-type="date">
            <text:p>Mar 4</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57]" office:value-type="string" office:string-value="46Ln LDlnyy" calcext:value-type="string">
            <text:p>46Ln LDlnyy</text:p>
          </table:table-cell>
          <table:table-cell table:style-name="Footnote" table:formula="of:=[$Falfelides.B357]" office:value-type="string" office:string-value="KuDuuleren Lenshni" calcext:value-type="string">
            <text:p>KuDuuleren Lenshni</text:p>
          </table:table-cell>
          <table:table-cell table:style-name="ce785" table:formula="of:=[.C356]+1" office:value-type="date" office:date-value="2026-03-05" calcext:value-type="date">
            <text:p>Mar 5</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58]" office:value-type="string" office:string-value="56Ln LDlnyy" calcext:value-type="string">
            <text:p>56Ln LDlnyy</text:p>
          </table:table-cell>
          <table:table-cell table:style-name="Footnote" table:formula="of:=[$Falfelides.B358]" office:value-type="string" office:string-value="PaDuleren Lenshni" calcext:value-type="string">
            <text:p>PaDuleren Lenshni</text:p>
          </table:table-cell>
          <table:table-cell table:style-name="ce785" table:formula="of:=[.C357]+1" office:value-type="date" office:date-value="2026-03-06" calcext:value-type="date">
            <text:p>Mar 6</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59]" office:value-type="string" office:string-value="07Lllx LDlnyy" calcext:value-type="string">
            <text:p>07Lllx LDlnyy</text:p>
          </table:table-cell>
          <table:table-cell table:style-name="Footnote" table:formula="of:=[$Falfelides.B359]" office:value-type="string" office:string-value="Niraarla Lenshni" calcext:value-type="string">
            <text:p>Niraarla Lenshni</text:p>
          </table:table-cell>
          <table:table-cell table:style-name="ce785" table:formula="of:=[.C358]+1" office:value-type="date" office:date-value="2026-03-07" calcext:value-type="date">
            <text:p>Mar 7</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60]" office:value-type="string" office:string-value="27Ln LDlnyy" calcext:value-type="string">
            <text:p>27Ln LDlnyy</text:p>
          </table:table-cell>
          <table:table-cell table:style-name="Footnote" table:formula="of:=[$Falfelides.B360]" office:value-type="string" office:string-value="BiiNirlen Lenshni" calcext:value-type="string">
            <text:p>BiiNirlen Lenshni</text:p>
          </table:table-cell>
          <table:table-cell table:style-name="ce785" table:formula="of:=[.C359]+1" office:value-type="date" office:date-value="2026-03-08" calcext:value-type="date">
            <text:p>Mar 8</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61]" office:value-type="string" office:string-value="37Ln LDlnyy" calcext:value-type="string">
            <text:p>37Ln LDlnyy</text:p>
          </table:table-cell>
          <table:table-cell table:style-name="Footnote" table:formula="of:=[$Falfelides.B361]" office:value-type="string" office:string-value="NeGuulen Lenshni" calcext:value-type="string">
            <text:p>NeGuulen Lenshni</text:p>
          </table:table-cell>
          <table:table-cell table:style-name="ce785" table:formula="of:=[.C360]+1" office:value-type="date" office:date-value="2026-03-09" calcext:value-type="date">
            <text:p>Mar 9</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62]" office:value-type="string" office:string-value="47Ln LDlnyy" calcext:value-type="string">
            <text:p>47Ln LDlnyy</text:p>
          </table:table-cell>
          <table:table-cell table:style-name="Footnote" table:formula="of:=[$Falfelides.B362]" office:value-type="string" office:string-value="KuuNirlen Lenshni" calcext:value-type="string">
            <text:p>KuuNirlen Lenshni</text:p>
          </table:table-cell>
          <table:table-cell table:style-name="ce785" table:formula="of:=[.C361]+1" office:value-type="date" office:date-value="2026-03-10" calcext:value-type="date">
            <text:p>Mar 10</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63]" office:value-type="string" office:string-value="57Ln LDlnyy" calcext:value-type="string">
            <text:p>57Ln LDlnyy</text:p>
          </table:table-cell>
          <table:table-cell table:style-name="Footnote" table:formula="of:=[$Falfelides.B363]" office:value-type="string" office:string-value="Nebellen Lenshni" calcext:value-type="string">
            <text:p>Nebellen Lenshni</text:p>
          </table:table-cell>
          <table:table-cell table:style-name="ce785" table:formula="of:=[.C362]+1" office:value-type="date" office:date-value="2026-03-11" calcext:value-type="date">
            <text:p>Mar 11</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64]" office:value-type="string" office:string-value="00Lllx LDlnyy" calcext:value-type="string">
            <text:p>00Lllx LDlnyy</text:p>
          </table:table-cell>
          <table:table-cell table:style-name="Footnote" table:formula="of:=[$Falfelides.B364]" office:value-type="string" office:string-value="Baarella Lenshni" calcext:value-type="string">
            <text:p>Baarella Lenshni</text:p>
          </table:table-cell>
          <table:table-cell table:style-name="ce785" table:formula="of:=[.C363]+1" office:value-type="date" office:date-value="2026-03-12" calcext:value-type="date">
            <text:p>Mar 12</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65]" office:value-type="string" office:string-value="20Ln LDlnyy" calcext:value-type="string">
            <text:p>20Ln LDlnyy</text:p>
          </table:table-cell>
          <table:table-cell table:style-name="Footnote" table:formula="of:=[$Falfelides.B365]" office:value-type="string" office:string-value="BiGiilen Lenshni" calcext:value-type="string">
            <text:p>BiGiilen Lenshni</text:p>
          </table:table-cell>
          <table:table-cell table:style-name="ce785" table:formula="of:=[.C364]+1" office:value-type="date" office:date-value="2026-03-13" calcext:value-type="date">
            <text:p>Mar 13</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66]" office:value-type="string" office:string-value="30Ln LDlnyy" calcext:value-type="string">
            <text:p>30Ln LDlnyy</text:p>
          </table:table-cell>
          <table:table-cell table:style-name="Footnote" table:formula="of:=[$Falfelides.B366]" office:value-type="string" office:string-value="LeLiilen Lenshni" calcext:value-type="string">
            <text:p>LeLiilen Lenshni</text:p>
          </table:table-cell>
          <table:table-cell table:style-name="ce785" table:formula="of:=[.C365]+1" office:value-type="date" office:date-value="2026-03-14" calcext:value-type="date">
            <text:p>Mar 14</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67]" office:value-type="string" office:string-value="40Ln LDlnyy" calcext:value-type="string">
            <text:p>40Ln LDlnyy</text:p>
          </table:table-cell>
          <table:table-cell table:style-name="Footnote" table:formula="of:=[$Falfelides.B367]" office:value-type="string" office:string-value="Guuwiilen Lenshni" calcext:value-type="string">
            <text:p>Guuwiilen Lenshni</text:p>
          </table:table-cell>
          <table:table-cell table:style-name="ce785" table:formula="of:=[.C366]+1" office:value-type="date" office:date-value="2026-03-15" calcext:value-type="date">
            <text:p>Mar 15</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68]" office:value-type="string" office:string-value="50Ln LDlnyy" calcext:value-type="string">
            <text:p>50Ln LDlnyy</text:p>
          </table:table-cell>
          <table:table-cell table:style-name="Footnote" table:formula="of:=[$Falfelides.B368]" office:value-type="string" office:string-value="BaNiilen Lenshni" calcext:value-type="string">
            <text:p>BaNiilen Lenshni</text:p>
          </table:table-cell>
          <table:table-cell table:style-name="ce785" table:formula="of:=[.C367]+1" office:value-type="date" office:date-value="2026-03-16" calcext:value-type="date">
            <text:p>Mar 16</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69]" office:value-type="string" office:string-value="LN04Yy LDlnyy" calcext:value-type="string">
            <text:p>LN04Yy LDlnyy</text:p>
          </table:table-cell>
          <table:table-cell table:style-name="Footnote" table:formula="of:=[$Falfelides.B369]" office:value-type="string" office:string-value="Lenko’i Lenshni" calcext:value-type="string">
            <text:p>Lenko’i Lenshni</text:p>
          </table:table-cell>
          <table:table-cell table:style-name="ce785" table:formula="of:=[.C368]+1" office:value-type="date" office:date-value="2026-03-17" calcext:value-type="date">
            <text:p>Mar 17</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70]" office:value-type="string" office:string-value="LN03Yy LDlnyy" calcext:value-type="string">
            <text:p>LN03Yy LDlnyy</text:p>
          </table:table-cell>
          <table:table-cell table:style-name="Footnote" table:formula="of:=[$Falfelides.B370]" office:value-type="string" office:string-value="Lenleli Lenshni" calcext:value-type="string">
            <text:p>Lenleli Lenshni</text:p>
          </table:table-cell>
          <table:table-cell table:style-name="ce785" table:formula="of:=[.C369]+1" office:value-type="date" office:date-value="2026-03-18" calcext:value-type="date">
            <text:p>Mar 18</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Accent_20_1" table:formula="of:=[$Falfelides.A371]" office:value-type="string" office:string-value="LN02Yy LDlnyy" calcext:value-type="string">
            <text:p>LN02Yy LDlnyy</text:p>
          </table:table-cell>
          <table:table-cell table:style-name="Footnote" table:formula="of:=[$Falfelides.B371]" office:value-type="string" office:string-value="Lendoli Lenshni" calcext:value-type="string">
            <text:p>Lendoli Lenshni</text:p>
          </table:table-cell>
          <table:table-cell table:style-name="ce785" table:formula="of:=[.C370]+1" office:value-type="date" office:date-value="2026-03-19" calcext:value-type="date">
            <text:p>Mar 19</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8">
          <table:table-cell table:style-name="ce777" table:formula="of:=[$Falfelides.A372]" office:value-type="string" office:string-value="00LNyy LDlnyy" calcext:value-type="string">
            <text:p>00LNyy LDlnyy</text:p>
          </table:table-cell>
          <table:table-cell table:style-name="ce784" table:formula="of:=[$Falfelides.B372]" office:value-type="string" office:string-value="Baringi Lenshni" calcext:value-type="string">
            <text:p>Baringi Lenshni</text:p>
          </table:table-cell>
          <table:table-cell table:style-name="ce785" table:formula="of:=[.C371]+1" office:value-type="date" office:date-value="2026-03-20" calcext:value-type="date">
            <text:p>Mar 20</text:p>
          </table:table-cell>
          <table:table-cell table:style-name="ce784" table:number-columns-repeated="11"/>
          <table:table-cell table:style-name="Footnote" table:number-columns-repeated="3"/>
          <table:table-cell table:style-name="ce784" table:number-columns-repeated="2"/>
          <table:table-cell table:number-columns-repeated="16365"/>
        </table:table-row>
        <table:table-row table:style-name="ro3" table:visibility="collapse" table:number-rows-repeated="1048203">
          <table:table-cell table:number-columns-repeated="16384"/>
        </table:table-row>
        <table:table-row table:style-name="ro3" table:visibility="collapse">
          <table:table-cell table:number-columns-repeated="16384"/>
        </table:table-row>
      </table:table>
      <table:table table:name="Ternaries" table:style-name="ta1">
        <office:forms form:automatic-focus="false" form:apply-design-mode="false"/>
        <table:table-column table:style-name="co5" table:number-columns-repeated="16" table:default-cell-style-name="Default"/>
        <table:table-column table:style-name="co5" table:visibility="collapse" table:number-columns-repeated="16368" table:default-cell-style-name="Default"/>
        <table:table-row table:style-name="ro3">
          <table:table-cell table:style-name="ce787" office:value-type="string" calcext:value-type="string">
            <text:p>Date</text:p>
          </table:table-cell>
          <table:table-cell table:style-name="ce787" office:value-type="string" calcext:value-type="string">
            <text:p>Name</text:p>
          </table:table-cell>
          <table:table-cell table:style-name="ce787" office:value-type="string" calcext:value-type="string">
            <text:p>Equivalent</text:p>
          </table:table-cell>
          <table:table-cell table:style-name="ce692" office:value-type="string" calcext:value-type="string">
            <text:p>Savee</text:p>
          </table:table-cell>
          <table:table-cell table:style-name="ce692" office:value-type="string" calcext:value-type="string">
            <text:p>Gahmo</text:p>
          </table:table-cell>
          <table:table-cell table:style-name="ce692" office:value-type="string" calcext:value-type="string">
            <text:p>Fellim</text:p>
          </table:table-cell>
          <table:table-cell table:style-name="ce692" office:value-type="string" calcext:value-type="string">
            <text:p>Lenya</text:p>
          </table:table-cell>
          <table:table-cell table:style-name="ce692" office:value-type="string" calcext:value-type="string">
            <text:p>Kelliiv</text:p>
          </table:table-cell>
          <table:table-cell table:style-name="ce692" office:value-type="string" calcext:value-type="string">
            <text:p>Saagar</text:p>
          </table:table-cell>
          <table:table-cell office:value-type="string" calcext:value-type="string">
            <text:p>Arame</text:p>
          </table:table-cell>
          <table:table-cell office:value-type="string" calcext:value-type="string">
            <text:p>Shamikar</text:p>
          </table:table-cell>
          <table:table-cell office:value-type="string" calcext:value-type="string">
            <text:p>Laaneskir</text:p>
          </table:table-cell>
          <table:table-cell office:value-type="string" calcext:value-type="string">
            <text:p>Limozh</text:p>
          </table:table-cell>
          <table:table-cell office:value-type="string" calcext:value-type="string">
            <text:p>Easma</text:p>
          </table:table-cell>
          <table:table-cell office:value-type="string" calcext:value-type="string">
            <text:p>Aakfyon</text:p>
          </table:table-cell>
          <table:table-cell office:value-type="string" calcext:value-type="string">
            <text:p>Kariyush</text:p>
          </table:table-cell>
          <table:table-cell table:number-columns-repeated="16368"/>
        </table:table-row>
        <table:table-row table:style-name="ro3">
          <table:table-cell/>
          <table:table-cell table:style-name="ce315" table:number-columns-repeated="2"/>
          <table:table-cell table:style-name="ce316" office:value-type="string" calcext:value-type="string">
            <text:p>&lt;DbXy NGgg’xlyy GYynynv XLggWWyy&gt;</text:p>
          </table:table-cell>
          <table:table-cell table:style-name="ce316" office:value-type="string" calcext:value-type="string">
            <text:p><text:span text:style-name="T7">&lt;Ggnw GDgb </text:span><text:span text:style-name="T8">NlLDll’yw</text:span>&gt;</text:p>
          </table:table-cell>
          <table:table-cell table:style-name="ce316" office:value-type="string" calcext:value-type="string">
            <text:p>&lt;WBly GBwn: WBgd’yyxl&gt;</text:p>
          </table:table-cell>
          <table:table-cell table:style-name="ce316" office:value-type="string" calcext:value-type="string">
            <text:p>&lt;YXln&gt;</text:p>
          </table:table-cell>
          <table:table-cell table:style-name="ce316" office:value-type="string" calcext:value-type="string">
            <text:p>&lt;GLyb&gt;</text:p>
          </table:table-cell>
          <table:table-cell table:style-name="ce316" table:number-columns-repeated="5"/>
          <table:table-cell table:style-name="ce316" office:value-type="string" calcext:value-type="string">
            <text:p>&lt;XDdynx&gt;</text:p>
          </table:table-cell>
          <table:table-cell table:style-name="ce316" office:value-type="string" calcext:value-type="string">
            <text:p>&lt;XWgbywYNyw&gt;</text:p>
          </table:table-cell>
          <table:table-cell table:style-name="ce316" office:value-type="string" calcext:value-type="string">
            <text:p>&lt;YDglLg&gt;</text:p>
          </table:table-cell>
          <table:table-cell table:number-columns-repeated="16368"/>
        </table:table-row>
        <table:table-row table:style-name="ro1">
          <table:table-cell table:style-name="Accent_20_1" table:formula="of:=[$Falfelides.A3]" office:value-type="string" office:string-value=" " calcext:value-type="string">
            <text:p><text:s/></text:p>
          </table:table-cell>
          <table:table-cell table:style-name="Footnote" table:formula="of:=[$Falfelides.B3]" office:value-type="string" office:string-value="Different names" calcext:value-type="string">
            <text:p>Different names</text:p>
          </table:table-cell>
          <table:table-cell/>
          <table:table-cell office:value-type="string" calcext:value-type="string">
            <text:p>Savee Kakhrhi Shelvim K’khaalwey</text:p>
          </table:table-cell>
          <table:table-cell office:value-type="string" calcext:value-type="string">
            <text:p>Gahmo Khad Nellkulloy</text:p>
          </table:table-cell>
          <table:table-cell office:value-type="string" calcext:value-type="string">
            <text:p>Fellim Tedesshem Tarkseyerh</text:p>
          </table:table-cell>
          <table:table-cell table:number-columns-repeated="16378"/>
        </table:table-row>
        <table:table-row table:style-name="ro61">
          <table:table-cell table:style-name="Accent_20_1" table:formula="of:=[$Falfelides.A4]" office:value-type="string" office:string-value=" " calcext:value-type="string">
            <text:p><text:s/></text:p>
          </table:table-cell>
          <table:table-cell table:style-name="Footnote" table:formula="of:=[$Falfelides.B4]" office:value-type="string" office:string-value="Quick description" calcext:value-type="string">
            <text:p>Quick description</text:p>
          </table:table-cell>
          <table:table-cell/>
          <table:table-cell office:value-type="string" calcext:value-type="string">
            <text:p>The one that tried to stone Daidol. Depending who you ask, her nickname is Shelvim or K’khal</text:p>
          </table:table-cell>
          <table:table-cell office:value-type="string" calcext:value-type="string">
            <text:p>(Not the father of Taalashen, there is a Gahmo where Mandindaya is from)</text:p>
          </table:table-cell>
          <table:table-cell/>
          <table:table-cell office:value-type="string" calcext:value-type="string">
            <text:p>Was present to protect the silos</text:p>
          </table:table-cell>
          <table:table-cell office:value-type="string" calcext:value-type="string">
            <text:p>Owner of the Beltalomme</text:p>
          </table:table-cell>
          <table:table-cell office:value-type="string" calcext:value-type="string">
            <text:p>Aunt of Mandindaya</text:p>
          </table:table-cell>
          <table:table-cell office:value-type="string" calcext:value-type="string">
            <text:p>One of the priests</text:p>
          </table:table-cell>
          <table:table-cell office:value-type="string" calcext:value-type="string">
            <text:p>Mother of Taramandin</text:p>
          </table:table-cell>
          <table:table-cell office:value-type="string" calcext:value-type="string">
            <text:p>Uncle of Taramandin, brother of Shamikar</text:p>
          </table:table-cell>
          <table:table-cell office:value-type="string" calcext:value-type="string">
            <text:p>Works for Luseytokris</text:p>
          </table:table-cell>
          <table:table-cell office:value-type="string" calcext:value-type="string">
            <text:p>Works for Luseytokris, Is somewhat related to Taramandin</text:p>
          </table:table-cell>
          <table:table-cell office:value-type="string" calcext:value-type="string">
            <text:p>Family member of Inyafee</text:p>
          </table:table-cell>
          <table:table-cell office:value-type="string" calcext:value-type="string">
            <text:p>Family member of Inyafee and Falfela, cousin of Tamurba</text:p>
          </table:table-cell>
          <table:table-cell table:number-columns-repeated="16368"/>
        </table:table-row>
        <table:table-row table:style-name="ro8">
          <table:table-cell table:style-name="Accent_20_1" table:formula="of:=[$Falfelides.A5]" office:value-type="string" office:string-value=" " calcext:value-type="string">
            <text:p><text:s/></text:p>
          </table:table-cell>
          <table:table-cell table:style-name="Footnote" table:formula="of:=[$Falfelides.B5]" office:value-type="string" office:string-value="Appearance and Personality" calcext:value-type="string">
            <text:p>Appearance and Personality</text:p>
          </table:table-cell>
          <table:table-cell table:number-columns-repeated="16382"/>
        </table:table-row>
        <table:table-row table:style-name="ro8">
          <table:table-cell table:style-name="Accent_20_1" table:formula="of:=[$Falfelides.A6]" office:value-type="string" office:string-value=" " calcext:value-type="string">
            <text:p><text:s/></text:p>
          </table:table-cell>
          <table:table-cell table:style-name="Footnote" table:formula="of:=[$Falfelides.B6]" office:value-type="string" office:string-value="Before" calcext:value-type="string">
            <text:p>Before</text:p>
          </table:table-cell>
          <table:table-cell table:number-columns-repeated="16382"/>
        </table:table-row>
        <table:table-row table:style-name="ro8">
          <table:table-cell table:style-name="Accent_20_1" table:formula="of:=[$Falfelides.A7]" office:value-type="string" office:string-value="LDlnyx" calcext:value-type="string">
            <text:p>LDlnyx</text:p>
          </table:table-cell>
          <table:table-cell table:style-name="Footnote" table:formula="of:=[$Falfelides.B7]" office:value-type="string" office:string-value="Largan" calcext:value-type="string">
            <text:p>Largan</text:p>
          </table:table-cell>
          <table:table-cell table:style-name="ce786" table:formula="of:=[$Falfelides.C7]" office:value-type="date" office:date-value="2025-03-20" calcext:value-type="date">
            <text:p>Mar 20</text:p>
          </table:table-cell>
          <table:table-cell table:number-columns-repeated="16381"/>
        </table:table-row>
        <table:table-row table:style-name="ro8">
          <table:table-cell table:style-name="Accent_20_1" table:formula="of:=[$Falfelides.A8]" office:value-type="string" office:string-value="01Lllx LDlnygYy" calcext:value-type="string">
            <text:p>01Lllx LDlnygYy</text:p>
          </table:table-cell>
          <table:table-cell table:style-name="Footnote" table:formula="of:=[$Falfelides.B8]" office:value-type="string" office:string-value="Nenarla Olkhay" calcext:value-type="string">
            <text:p>Nenarla Olkhay</text:p>
          </table:table-cell>
          <table:table-cell table:style-name="ce785" table:formula="of:=[.C7]+1" office:value-type="date" office:date-value="2025-03-21" calcext:value-type="date">
            <text:p>Mar 21</text:p>
          </table:table-cell>
          <table:table-cell table:number-columns-repeated="16381"/>
        </table:table-row>
        <table:table-row table:style-name="ro8">
          <table:table-cell table:style-name="Accent_20_1" table:formula="of:=[$Falfelides.A9]" office:value-type="string" office:string-value="21Ln LDlnygYy &amp;6" calcext:value-type="string">
            <text:p>21Ln LDlnygYy &amp;6</text:p>
          </table:table-cell>
          <table:table-cell table:style-name="Footnote" table:formula="of:=[$Falfelides.B9]" office:value-type="string" office:string-value="Biinnelen Olkhay" calcext:value-type="string">
            <text:p>Biinnelen Olkhay</text:p>
          </table:table-cell>
          <table:table-cell table:style-name="ce785" table:formula="of:=[.C8]+1" office:value-type="date" office:date-value="2025-03-22" calcext:value-type="date">
            <text:p>Mar 22</text:p>
          </table:table-cell>
          <table:table-cell table:number-columns-repeated="16381"/>
        </table:table-row>
        <table:table-row table:style-name="ro8">
          <table:table-cell table:style-name="Accent_20_1" table:formula="of:=[$Falfelides.A10]" office:value-type="string" office:string-value="31Ln LDlnygYy" calcext:value-type="string">
            <text:p>31Ln LDlnygYy</text:p>
          </table:table-cell>
          <table:table-cell table:style-name="Footnote" table:formula="of:=[$Falfelides.B10]" office:value-type="string" office:string-value="Lennelen Olkhay" calcext:value-type="string">
            <text:p>Lennelen Olkhay</text:p>
          </table:table-cell>
          <table:table-cell table:style-name="ce785" table:formula="of:=[.C9]+1" office:value-type="date" office:date-value="2025-03-23" calcext:value-type="date">
            <text:p>Mar 23</text:p>
          </table:table-cell>
          <table:table-cell table:number-columns-repeated="16381"/>
        </table:table-row>
        <table:table-row table:style-name="ro8">
          <table:table-cell table:style-name="Accent_20_1" table:formula="of:=[$Falfelides.A11]" office:value-type="string" office:string-value="41Ln LDlnygYy" calcext:value-type="string">
            <text:p>41Ln LDlnygYy</text:p>
          </table:table-cell>
          <table:table-cell table:style-name="Footnote" table:formula="of:=[$Falfelides.B11]" office:value-type="string" office:string-value="Guunnelen Olkhay" calcext:value-type="string">
            <text:p>Guunnelen Olkhay</text:p>
          </table:table-cell>
          <table:table-cell table:style-name="ce785" table:formula="of:=[.C10]+1" office:value-type="date" office:date-value="2025-03-24" calcext:value-type="date">
            <text:p>Mar 24</text:p>
          </table:table-cell>
          <table:table-cell table:number-columns-repeated="16381"/>
        </table:table-row>
        <table:table-row table:style-name="ro8">
          <table:table-cell table:style-name="Accent_20_1" table:formula="of:=[$Falfelides.A12]" office:value-type="string" office:string-value="51Ln LDlnygYy &amp;7" calcext:value-type="string">
            <text:p>51Ln LDlnygYy &amp;7</text:p>
          </table:table-cell>
          <table:table-cell table:style-name="Footnote" table:formula="of:=[$Falfelides.B12]" office:value-type="string" office:string-value="BiNiineren Olkhay" calcext:value-type="string">
            <text:p>BiNiineren Olkhay</text:p>
          </table:table-cell>
          <table:table-cell table:style-name="ce785" table:formula="of:=[.C11]+1" office:value-type="date" office:date-value="2025-03-25" calcext:value-type="date">
            <text:p>Mar 25</text:p>
          </table:table-cell>
          <table:table-cell table:number-columns-repeated="16381"/>
        </table:table-row>
        <table:table-row table:style-name="ro8">
          <table:table-cell table:style-name="Accent_20_1" table:formula="of:=[$Falfelides.A13]" office:value-type="string" office:string-value="02Lllx LDlnygYy" calcext:value-type="string">
            <text:p>02Lllx LDlnygYy</text:p>
          </table:table-cell>
          <table:table-cell table:style-name="Footnote" table:formula="of:=[$Falfelides.B13]" office:value-type="string" office:string-value="Doolarla Olkhay" calcext:value-type="string">
            <text:p>Doolarla Olkhay</text:p>
          </table:table-cell>
          <table:table-cell table:style-name="ce785" table:formula="of:=[.C12]+1" office:value-type="date" office:date-value="2025-03-26" calcext:value-type="date">
            <text:p>Mar 26</text:p>
          </table:table-cell>
          <table:table-cell table:number-columns-repeated="16381"/>
        </table:table-row>
        <table:table-row table:style-name="ro8">
          <table:table-cell table:style-name="Accent_20_1" table:formula="of:=[$Falfelides.A14]" office:value-type="string" office:string-value="22Ln LDlnygYy" calcext:value-type="string">
            <text:p>22Ln LDlnygYy</text:p>
          </table:table-cell>
          <table:table-cell table:style-name="Footnote" table:formula="of:=[$Falfelides.B14]" office:value-type="string" office:string-value="BiDoolen Olkhay" calcext:value-type="string">
            <text:p>BiDoolen Olkhay</text:p>
          </table:table-cell>
          <table:table-cell table:style-name="ce785" table:formula="of:=[.C13]+1" office:value-type="date" office:date-value="2025-03-27" calcext:value-type="date">
            <text:p>Mar 27</text:p>
          </table:table-cell>
          <table:table-cell table:number-columns-repeated="16381"/>
        </table:table-row>
        <table:table-row table:style-name="ro8">
          <table:table-cell table:style-name="Accent_20_1" table:formula="of:=[$Falfelides.A15]" office:value-type="string" office:string-value="32Ln LDlnygYy" calcext:value-type="string">
            <text:p>32Ln LDlnygYy</text:p>
          </table:table-cell>
          <table:table-cell table:style-name="Footnote" table:formula="of:=[$Falfelides.B15]" office:value-type="string" office:string-value="LeDoolen Olkhay" calcext:value-type="string">
            <text:p>LeDoolen Olkhay</text:p>
          </table:table-cell>
          <table:table-cell table:style-name="ce785" table:formula="of:=[.C14]+1" office:value-type="date" office:date-value="2025-03-28" calcext:value-type="date">
            <text:p>Mar 28</text:p>
          </table:table-cell>
          <table:table-cell table:number-columns-repeated="16381"/>
        </table:table-row>
        <table:table-row table:style-name="ro8">
          <table:table-cell table:style-name="Accent_20_1" table:formula="of:=[$Falfelides.A16]" office:value-type="string" office:string-value="42Ln LDlnygYy &amp;0" calcext:value-type="string">
            <text:p>42Ln LDlnygYy &amp;0</text:p>
          </table:table-cell>
          <table:table-cell table:style-name="Footnote" table:formula="of:=[$Falfelides.B16]" office:value-type="string" office:string-value="KuuDoolen Olkhay" calcext:value-type="string">
            <text:p>KuuDoolen Olkhay</text:p>
          </table:table-cell>
          <table:table-cell table:style-name="ce785" table:formula="of:=[.C15]+1" office:value-type="date" office:date-value="2025-03-29" calcext:value-type="date">
            <text:p>Mar 29</text:p>
          </table:table-cell>
          <table:table-cell table:number-columns-repeated="16381"/>
        </table:table-row>
        <table:table-row table:style-name="ro8">
          <table:table-cell table:style-name="Accent_20_1" table:formula="of:=[$Falfelides.A17]" office:value-type="string" office:string-value="52Ln LDlnygYy" calcext:value-type="string">
            <text:p>52Ln LDlnygYy</text:p>
          </table:table-cell>
          <table:table-cell table:style-name="Footnote" table:formula="of:=[$Falfelides.B17]" office:value-type="string" office:string-value="PaanDoolen Olkhay" calcext:value-type="string">
            <text:p>PaanDoolen Olkhay</text:p>
          </table:table-cell>
          <table:table-cell table:style-name="ce785" table:formula="of:=[.C16]+1" office:value-type="date" office:date-value="2025-03-30" calcext:value-type="date">
            <text:p>Mar 30</text:p>
          </table:table-cell>
          <table:table-cell table:number-columns-repeated="16381"/>
        </table:table-row>
        <table:table-row table:style-name="ro8">
          <table:table-cell table:style-name="Accent_20_1" table:formula="of:=[$Falfelides.A18]" office:value-type="string" office:string-value="03Lllx LDlnygYy" calcext:value-type="string">
            <text:p>03Lllx LDlnygYy</text:p>
          </table:table-cell>
          <table:table-cell table:style-name="Footnote" table:formula="of:=[$Falfelides.B18]" office:value-type="string" office:string-value="Lellarla Olkhay" calcext:value-type="string">
            <text:p>Lellarla Olkhay</text:p>
          </table:table-cell>
          <table:table-cell table:style-name="ce785" table:formula="of:=[.C17]+1" office:value-type="date" office:date-value="2025-03-31" calcext:value-type="date">
            <text:p>Mar 31</text:p>
          </table:table-cell>
          <table:table-cell table:number-columns-repeated="16381"/>
        </table:table-row>
        <table:table-row table:style-name="ro8">
          <table:table-cell table:style-name="Accent_20_1" table:formula="of:=[$Falfelides.A19]" office:value-type="string" office:string-value="23Ln LDlnygYy &amp;1" calcext:value-type="string">
            <text:p>23Ln LDlnygYy &amp;1</text:p>
          </table:table-cell>
          <table:table-cell table:style-name="Footnote" table:formula="of:=[$Falfelides.B19]" office:value-type="string" office:string-value="Biillaaren Olkhay" calcext:value-type="string">
            <text:p>Biillaaren Olkhay</text:p>
          </table:table-cell>
          <table:table-cell table:style-name="ce785" table:formula="of:=[.C18]+1" office:value-type="date" office:date-value="2025-04-01" calcext:value-type="date">
            <text:p>Apr 1</text:p>
          </table:table-cell>
          <table:table-cell table:number-columns-repeated="16381"/>
        </table:table-row>
        <table:table-row table:style-name="ro8">
          <table:table-cell table:style-name="Accent_20_1" table:formula="of:=[$Falfelides.A20]" office:value-type="string" office:string-value="33Ln LDlnygYy" calcext:value-type="string">
            <text:p>33Ln LDlnygYy</text:p>
          </table:table-cell>
          <table:table-cell table:style-name="Footnote" table:formula="of:=[$Falfelides.B20]" office:value-type="string" office:string-value="Lilleeren Olkhay" calcext:value-type="string">
            <text:p>Lilleeren Olkhay</text:p>
          </table:table-cell>
          <table:table-cell table:style-name="ce785" table:formula="of:=[.C19]+1" office:value-type="date" office:date-value="2025-04-02" calcext:value-type="date">
            <text:p>Apr 2</text:p>
          </table:table-cell>
          <table:table-cell table:number-columns-repeated="16381"/>
        </table:table-row>
        <table:table-row table:style-name="ro8">
          <table:table-cell table:style-name="Accent_20_1" table:formula="of:=[$Falfelides.A21]" office:value-type="string" office:string-value="43Ln LDlnygYy" calcext:value-type="string">
            <text:p>43Ln LDlnygYy</text:p>
          </table:table-cell>
          <table:table-cell table:style-name="Footnote" table:formula="of:=[$Falfelides.B21]" office:value-type="string" office:string-value="Guullaaren Olkhay" calcext:value-type="string">
            <text:p>Guullaaren Olkhay</text:p>
          </table:table-cell>
          <table:table-cell table:style-name="ce785" table:formula="of:=[.C20]+1" office:value-type="date" office:date-value="2025-04-03" calcext:value-type="date">
            <text:p>Apr 3</text:p>
          </table:table-cell>
          <table:table-cell table:number-columns-repeated="16381"/>
        </table:table-row>
        <table:table-row table:style-name="ro8">
          <table:table-cell table:style-name="Accent_20_1" table:formula="of:=[$Falfelides.A22]" office:value-type="string" office:string-value="53Ln LDlnygYy &amp;2" calcext:value-type="string">
            <text:p>53Ln LDlnygYy &amp;2</text:p>
          </table:table-cell>
          <table:table-cell table:style-name="Footnote" table:formula="of:=[$Falfelides.B22]" office:value-type="string" office:string-value="Banaarlen Olkhay" calcext:value-type="string">
            <text:p>Banaarlen Olkhay</text:p>
          </table:table-cell>
          <table:table-cell table:style-name="ce785" table:formula="of:=[.C21]+1" office:value-type="date" office:date-value="2025-04-04" calcext:value-type="date">
            <text:p>Apr 4</text:p>
          </table:table-cell>
          <table:table-cell table:number-columns-repeated="16381"/>
        </table:table-row>
        <table:table-row table:style-name="ro8">
          <table:table-cell table:style-name="Accent_20_1" table:formula="of:=[$Falfelides.A23]" office:value-type="string" office:string-value="04Lllx LDlnygYy" calcext:value-type="string">
            <text:p>04Lllx LDlnygYy</text:p>
          </table:table-cell>
          <table:table-cell table:style-name="Footnote" table:formula="of:=[$Falfelides.B23]" office:value-type="string" office:string-value="Goolarla Olkhay" calcext:value-type="string">
            <text:p>Goolarla Olkhay</text:p>
          </table:table-cell>
          <table:table-cell table:style-name="ce785" table:formula="of:=[.C22]+1" office:value-type="date" office:date-value="2025-04-05" calcext:value-type="date">
            <text:p>Apr 5</text:p>
          </table:table-cell>
          <table:table-cell table:number-columns-repeated="16381"/>
        </table:table-row>
        <table:table-row table:style-name="ro8">
          <table:table-cell table:style-name="Accent_20_1" table:formula="of:=[$Falfelides.A24]" office:value-type="string" office:string-value="24Ln LDlnygYy" calcext:value-type="string">
            <text:p>24Ln LDlnygYy</text:p>
          </table:table-cell>
          <table:table-cell table:style-name="Footnote" table:formula="of:=[$Falfelides.B24]" office:value-type="string" office:string-value="BiRuulen Olkhay" calcext:value-type="string">
            <text:p>BiRuulen Olkhay</text:p>
          </table:table-cell>
          <table:table-cell table:style-name="ce785" table:formula="of:=[.C23]+1" office:value-type="date" office:date-value="2025-04-06" calcext:value-type="date">
            <text:p>Apr 6</text:p>
          </table:table-cell>
          <table:table-cell table:number-columns-repeated="16381"/>
        </table:table-row>
        <table:table-row table:style-name="ro8">
          <table:table-cell table:style-name="Accent_20_1" table:formula="of:=[$Falfelides.A25]" office:value-type="string" office:string-value="34Ln LDlnygYy" calcext:value-type="string">
            <text:p>34Ln LDlnygYy</text:p>
          </table:table-cell>
          <table:table-cell table:style-name="Footnote" table:formula="of:=[$Falfelides.B25]" office:value-type="string" office:string-value="LeRulen Olkhay" calcext:value-type="string">
            <text:p>LeRulen Olkhay</text:p>
          </table:table-cell>
          <table:table-cell table:style-name="ce785" table:formula="of:=[.C24]+1" office:value-type="date" office:date-value="2025-04-07" calcext:value-type="date">
            <text:p>Apr 7</text:p>
          </table:table-cell>
          <table:table-cell table:number-columns-repeated="16381"/>
        </table:table-row>
        <table:table-row table:style-name="ro8">
          <table:table-cell table:style-name="Accent_20_1" table:formula="of:=[$Falfelides.A26]" office:value-type="string" office:string-value="44Ln LDlnygYy &amp;3" calcext:value-type="string">
            <text:p>44Ln LDlnygYy &amp;3</text:p>
          </table:table-cell>
          <table:table-cell table:style-name="Footnote" table:formula="of:=[$Falfelides.B26]" office:value-type="string" office:string-value="Kuruulen Olkhay" calcext:value-type="string">
            <text:p>Kuruulen Olkhay</text:p>
          </table:table-cell>
          <table:table-cell table:style-name="ce785" table:formula="of:=[.C25]+1" office:value-type="date" office:date-value="2025-04-08" calcext:value-type="date">
            <text:p>Apr 8</text:p>
          </table:table-cell>
          <table:table-cell table:number-columns-repeated="16381"/>
        </table:table-row>
        <table:table-row table:style-name="ro8">
          <table:table-cell table:style-name="Accent_20_1" table:formula="of:=[$Falfelides.A27]" office:value-type="string" office:string-value="54Ln LDlnygYy" calcext:value-type="string">
            <text:p>54Ln LDlnygYy</text:p>
          </table:table-cell>
          <table:table-cell table:style-name="Footnote" table:formula="of:=[$Falfelides.B27]" office:value-type="string" office:string-value="Banoorlen Olkhay" calcext:value-type="string">
            <text:p>Banoorlen Olkhay</text:p>
          </table:table-cell>
          <table:table-cell table:style-name="ce785" table:formula="of:=[.C26]+1" office:value-type="date" office:date-value="2025-04-09" calcext:value-type="date">
            <text:p>Apr 9</text:p>
          </table:table-cell>
          <table:table-cell table:number-columns-repeated="16381"/>
        </table:table-row>
        <table:table-row table:style-name="ro8">
          <table:table-cell table:style-name="Accent_20_1" table:formula="of:=[$Falfelides.A28]" office:value-type="string" office:string-value="05Lllx LDlnygYy" calcext:value-type="string">
            <text:p>05Lllx LDlnygYy</text:p>
          </table:table-cell>
          <table:table-cell table:style-name="Footnote" table:formula="of:=[$Falfelides.B28]" office:value-type="string" office:string-value="Bammarla Olkhay" calcext:value-type="string">
            <text:p>Bammarla Olkhay</text:p>
          </table:table-cell>
          <table:table-cell table:style-name="ce785" table:formula="of:=[.C27]+1" office:value-type="date" office:date-value="2025-04-10" calcext:value-type="date">
            <text:p>Apr 10</text:p>
          </table:table-cell>
          <table:table-cell table:number-columns-repeated="16381"/>
        </table:table-row>
        <table:table-row table:style-name="ro8">
          <table:table-cell table:style-name="Accent_20_1" table:formula="of:=[$Falfelides.A29]" office:value-type="string" office:string-value="25Ln LDlnygYy" calcext:value-type="string">
            <text:p>25Ln LDlnygYy</text:p>
          </table:table-cell>
          <table:table-cell table:style-name="Footnote" table:formula="of:=[$Falfelides.B29]" office:value-type="string" office:string-value="BiiVaameng Olkhay" calcext:value-type="string">
            <text:p>BiiVaameng Olkhay</text:p>
          </table:table-cell>
          <table:table-cell table:style-name="ce785" table:formula="of:=[.C28]+1" office:value-type="date" office:date-value="2025-04-11" calcext:value-type="date">
            <text:p>Apr 11</text:p>
          </table:table-cell>
          <table:table-cell table:number-columns-repeated="16381"/>
        </table:table-row>
        <table:table-row table:style-name="ro8">
          <table:table-cell table:style-name="Accent_20_1" table:formula="of:=[$Falfelides.A30]" office:value-type="string" office:string-value="35Ln LDlnygYy" calcext:value-type="string">
            <text:p>35Ln LDlnygYy</text:p>
          </table:table-cell>
          <table:table-cell table:style-name="Footnote" table:formula="of:=[$Falfelides.B30]" office:value-type="string" office:string-value="LeVaameng Olkhay" calcext:value-type="string">
            <text:p>LeVaameng Olkhay</text:p>
          </table:table-cell>
          <table:table-cell table:style-name="ce785" table:formula="of:=[.C29]+1" office:value-type="date" office:date-value="2025-04-12" calcext:value-type="date">
            <text:p>Apr 12</text:p>
          </table:table-cell>
          <table:table-cell table:number-columns-repeated="16381"/>
        </table:table-row>
        <table:table-row table:style-name="ro8">
          <table:table-cell table:style-name="Accent_20_1" table:formula="of:=[$Falfelides.A31]" office:value-type="string" office:string-value="45Ln LDlnygYy" calcext:value-type="string">
            <text:p>45Ln LDlnygYy</text:p>
          </table:table-cell>
          <table:table-cell table:style-name="Footnote" table:formula="of:=[$Falfelides.B31]" office:value-type="string" office:string-value="KuVaameng Olkhay" calcext:value-type="string">
            <text:p>KuVaameng Olkhay</text:p>
          </table:table-cell>
          <table:table-cell table:style-name="ce785" table:formula="of:=[.C30]+1" office:value-type="date" office:date-value="2025-04-13" calcext:value-type="date">
            <text:p>Apr 13</text:p>
          </table:table-cell>
          <table:table-cell table:number-columns-repeated="16381"/>
        </table:table-row>
        <table:table-row table:style-name="ro8">
          <table:table-cell table:style-name="Accent_20_1" table:formula="of:=[$Falfelides.A32]" office:value-type="string" office:string-value="55Ln LDlnygYy" calcext:value-type="string">
            <text:p>55Ln LDlnygYy</text:p>
          </table:table-cell>
          <table:table-cell table:style-name="Footnote" table:formula="of:=[$Falfelides.B32]" office:value-type="string" office:string-value="FaVaameng Olkhay" calcext:value-type="string">
            <text:p>FaVaameng Olkhay</text:p>
          </table:table-cell>
          <table:table-cell table:style-name="ce785" table:formula="of:=[.C31]+1" office:value-type="date" office:date-value="2025-04-14" calcext:value-type="date">
            <text:p>Apr 14</text:p>
          </table:table-cell>
          <table:table-cell table:number-columns-repeated="16381"/>
        </table:table-row>
        <table:table-row table:style-name="ro8">
          <table:table-cell table:style-name="Accent_20_1" table:formula="of:=[$Falfelides.A33]" office:value-type="string" office:string-value="06Lllx LDlnygYy" calcext:value-type="string">
            <text:p>06Lllx LDlnygYy</text:p>
          </table:table-cell>
          <table:table-cell table:style-name="Footnote" table:formula="of:=[$Falfelides.B33]" office:value-type="string" office:string-value="Duulelarla Olkhay" calcext:value-type="string">
            <text:p>Duulelarla Olkhay</text:p>
          </table:table-cell>
          <table:table-cell table:style-name="ce785" table:formula="of:=[.C32]+1" office:value-type="date" office:date-value="2025-04-15" calcext:value-type="date">
            <text:p>Apr 15</text:p>
          </table:table-cell>
          <table:table-cell table:number-columns-repeated="16381"/>
        </table:table-row>
        <table:table-row table:style-name="ro8">
          <table:table-cell table:style-name="Accent_20_1" table:formula="of:=[$Falfelides.A34]" office:value-type="string" office:string-value="26Ln LDlnygYy" calcext:value-type="string">
            <text:p>26Ln LDlnygYy</text:p>
          </table:table-cell>
          <table:table-cell table:style-name="Footnote" table:formula="of:=[$Falfelides.B34]" office:value-type="string" office:string-value="BiiDuleren Olkhay" calcext:value-type="string">
            <text:p>BiiDuleren Olkhay</text:p>
          </table:table-cell>
          <table:table-cell table:style-name="ce785" table:formula="of:=[.C33]+1" office:value-type="date" office:date-value="2025-04-16" calcext:value-type="date">
            <text:p>Apr 16</text:p>
          </table:table-cell>
          <table:table-cell table:number-columns-repeated="16381"/>
        </table:table-row>
        <table:table-row table:style-name="ro8">
          <table:table-cell table:style-name="Accent_20_1" table:formula="of:=[$Falfelides.A35]" office:value-type="string" office:string-value="36Ln LDlnygYy" calcext:value-type="string">
            <text:p>36Ln LDlnygYy</text:p>
          </table:table-cell>
          <table:table-cell table:style-name="Footnote" table:formula="of:=[$Falfelides.B35]" office:value-type="string" office:string-value="LeDuleren Olkhay" calcext:value-type="string">
            <text:p>LeDuleren Olkhay</text:p>
          </table:table-cell>
          <table:table-cell table:style-name="ce785" table:formula="of:=[.C34]+1" office:value-type="date" office:date-value="2025-04-17" calcext:value-type="date">
            <text:p>Apr 17</text:p>
          </table:table-cell>
          <table:table-cell table:number-columns-repeated="16381"/>
        </table:table-row>
        <table:table-row table:style-name="ro8">
          <table:table-cell table:style-name="Accent_20_1" table:formula="of:=[$Falfelides.A36]" office:value-type="string" office:string-value="46Ln LDlnygYy" calcext:value-type="string">
            <text:p>46Ln LDlnygYy</text:p>
          </table:table-cell>
          <table:table-cell table:style-name="Footnote" table:formula="of:=[$Falfelides.B36]" office:value-type="string" office:string-value="KuDuuleren Olkhay" calcext:value-type="string">
            <text:p>KuDuuleren Olkhay</text:p>
          </table:table-cell>
          <table:table-cell table:style-name="ce785" table:formula="of:=[.C35]+1" office:value-type="date" office:date-value="2025-04-18" calcext:value-type="date">
            <text:p>Apr 18</text:p>
          </table:table-cell>
          <table:table-cell table:number-columns-repeated="16381"/>
        </table:table-row>
        <table:table-row table:style-name="ro8">
          <table:table-cell table:style-name="Accent_20_1" table:formula="of:=[$Falfelides.A37]" office:value-type="string" office:string-value="56Ln LDlnygYy" calcext:value-type="string">
            <text:p>56Ln LDlnygYy</text:p>
          </table:table-cell>
          <table:table-cell table:style-name="Footnote" table:formula="of:=[$Falfelides.B37]" office:value-type="string" office:string-value="PaDuleren Olkhay" calcext:value-type="string">
            <text:p>PaDuleren Olkhay</text:p>
          </table:table-cell>
          <table:table-cell table:style-name="ce785" table:formula="of:=[.C36]+1" office:value-type="date" office:date-value="2025-04-19" calcext:value-type="date">
            <text:p>Apr 19</text:p>
          </table:table-cell>
          <table:table-cell table:number-columns-repeated="16381"/>
        </table:table-row>
        <table:table-row table:style-name="ro8">
          <table:table-cell table:style-name="Accent_20_1" table:formula="of:=[$Falfelides.A38]" office:value-type="string" office:string-value="07Lllx LDlnygYy" calcext:value-type="string">
            <text:p>07Lllx LDlnygYy</text:p>
          </table:table-cell>
          <table:table-cell table:style-name="Footnote" table:formula="of:=[$Falfelides.B38]" office:value-type="string" office:string-value="Niraarla Olkhay" calcext:value-type="string">
            <text:p>Niraarla Olkhay</text:p>
          </table:table-cell>
          <table:table-cell table:style-name="ce785" table:formula="of:=[.C37]+1" office:value-type="date" office:date-value="2025-04-20" calcext:value-type="date">
            <text:p>Apr 20</text:p>
          </table:table-cell>
          <table:table-cell table:number-columns-repeated="16381"/>
        </table:table-row>
        <table:table-row table:style-name="ro8">
          <table:table-cell table:style-name="Accent_20_1" table:formula="of:=[$Falfelides.A39]" office:value-type="string" office:string-value="27Ln LDlnygYy" calcext:value-type="string">
            <text:p>27Ln LDlnygYy</text:p>
          </table:table-cell>
          <table:table-cell table:style-name="Footnote" table:formula="of:=[$Falfelides.B39]" office:value-type="string" office:string-value="BiiNirlen Olkhay" calcext:value-type="string">
            <text:p>BiiNirlen Olkhay</text:p>
          </table:table-cell>
          <table:table-cell table:style-name="ce785" table:formula="of:=[.C38]+1" office:value-type="date" office:date-value="2025-04-21" calcext:value-type="date">
            <text:p>Apr 21</text:p>
          </table:table-cell>
          <table:table-cell table:number-columns-repeated="16381"/>
        </table:table-row>
        <table:table-row table:style-name="ro8">
          <table:table-cell table:style-name="Accent_20_1" table:formula="of:=[$Falfelides.A40]" office:value-type="string" office:string-value="37Ln LDlnygYy" calcext:value-type="string">
            <text:p>37Ln LDlnygYy</text:p>
          </table:table-cell>
          <table:table-cell table:style-name="Footnote" table:formula="of:=[$Falfelides.B40]" office:value-type="string" office:string-value="NeGuulen Olkhay" calcext:value-type="string">
            <text:p>NeGuulen Olkhay</text:p>
          </table:table-cell>
          <table:table-cell table:style-name="ce785" table:formula="of:=[.C39]+1" office:value-type="date" office:date-value="2025-04-22" calcext:value-type="date">
            <text:p>Apr 22</text:p>
          </table:table-cell>
          <table:table-cell table:number-columns-repeated="16381"/>
        </table:table-row>
        <table:table-row table:style-name="ro8">
          <table:table-cell table:style-name="Accent_20_1" table:formula="of:=[$Falfelides.A41]" office:value-type="string" office:string-value="47Ln LDlnygYy" calcext:value-type="string">
            <text:p>47Ln LDlnygYy</text:p>
          </table:table-cell>
          <table:table-cell table:style-name="Footnote" table:formula="of:=[$Falfelides.B41]" office:value-type="string" office:string-value="KuuNirlen Olkhay" calcext:value-type="string">
            <text:p>KuuNirlen Olkhay</text:p>
          </table:table-cell>
          <table:table-cell table:style-name="ce785" table:formula="of:=[.C40]+1" office:value-type="date" office:date-value="2025-04-23" calcext:value-type="date">
            <text:p>Apr 23</text:p>
          </table:table-cell>
          <table:table-cell table:number-columns-repeated="16381"/>
        </table:table-row>
        <table:table-row table:style-name="ro8">
          <table:table-cell table:style-name="Accent_20_1" table:formula="of:=[$Falfelides.A42]" office:value-type="string" office:string-value="57Ln LDlnygYy" calcext:value-type="string">
            <text:p>57Ln LDlnygYy</text:p>
          </table:table-cell>
          <table:table-cell table:style-name="Footnote" table:formula="of:=[$Falfelides.B42]" office:value-type="string" office:string-value="Nebellen Olkhay" calcext:value-type="string">
            <text:p>Nebellen Olkhay</text:p>
          </table:table-cell>
          <table:table-cell table:style-name="ce785" table:formula="of:=[.C41]+1" office:value-type="date" office:date-value="2025-04-24" calcext:value-type="date">
            <text:p>Apr 24</text:p>
          </table:table-cell>
          <table:table-cell table:number-columns-repeated="16381"/>
        </table:table-row>
        <table:table-row table:style-name="ro8">
          <table:table-cell table:style-name="Accent_20_1" table:formula="of:=[$Falfelides.A43]" office:value-type="string" office:string-value="00Lllx LDlnygYy" calcext:value-type="string">
            <text:p>00Lllx LDlnygYy</text:p>
          </table:table-cell>
          <table:table-cell table:style-name="Footnote" table:formula="of:=[$Falfelides.B43]" office:value-type="string" office:string-value="Baarella Olkhay" calcext:value-type="string">
            <text:p>Baarella Olkhay</text:p>
          </table:table-cell>
          <table:table-cell table:style-name="ce785" table:formula="of:=[.C42]+1" office:value-type="date" office:date-value="2025-04-25" calcext:value-type="date">
            <text:p>Apr 25</text:p>
          </table:table-cell>
          <table:table-cell table:number-columns-repeated="16381"/>
        </table:table-row>
        <table:table-row table:style-name="ro8">
          <table:table-cell table:style-name="Accent_20_1" table:formula="of:=[$Falfelides.A44]" office:value-type="string" office:string-value="20Ln LDlnygYy" calcext:value-type="string">
            <text:p>20Ln LDlnygYy</text:p>
          </table:table-cell>
          <table:table-cell table:style-name="Footnote" table:formula="of:=[$Falfelides.B44]" office:value-type="string" office:string-value="BiGiilen Olkhay" calcext:value-type="string">
            <text:p>BiGiilen Olkhay</text:p>
          </table:table-cell>
          <table:table-cell table:style-name="ce785" table:formula="of:=[.C43]+1" office:value-type="date" office:date-value="2025-04-26" calcext:value-type="date">
            <text:p>Apr 26</text:p>
          </table:table-cell>
          <table:table-cell table:number-columns-repeated="16381"/>
        </table:table-row>
        <table:table-row table:style-name="ro8">
          <table:table-cell table:style-name="Accent_20_1" table:formula="of:=[$Falfelides.A45]" office:value-type="string" office:string-value="30Ln LDlnygYy" calcext:value-type="string">
            <text:p>30Ln LDlnygYy</text:p>
          </table:table-cell>
          <table:table-cell table:style-name="Footnote" table:formula="of:=[$Falfelides.B45]" office:value-type="string" office:string-value="LeLiilen Olkhay" calcext:value-type="string">
            <text:p>LeLiilen Olkhay</text:p>
          </table:table-cell>
          <table:table-cell table:style-name="ce785" table:formula="of:=[.C44]+1" office:value-type="date" office:date-value="2025-04-27" calcext:value-type="date">
            <text:p>Apr 27</text:p>
          </table:table-cell>
          <table:table-cell table:number-columns-repeated="16381"/>
        </table:table-row>
        <table:table-row table:style-name="ro8">
          <table:table-cell table:style-name="Accent_20_1" table:formula="of:=[$Falfelides.A46]" office:value-type="string" office:string-value="40Ln LDlnygYy" calcext:value-type="string">
            <text:p>40Ln LDlnygYy</text:p>
          </table:table-cell>
          <table:table-cell table:style-name="Footnote" table:formula="of:=[$Falfelides.B46]" office:value-type="string" office:string-value="Guuwiilen Olkhay" calcext:value-type="string">
            <text:p>Guuwiilen Olkhay</text:p>
          </table:table-cell>
          <table:table-cell table:style-name="ce785" table:formula="of:=[.C45]+1" office:value-type="date" office:date-value="2025-04-28" calcext:value-type="date">
            <text:p>Apr 28</text:p>
          </table:table-cell>
          <table:table-cell table:number-columns-repeated="16381"/>
        </table:table-row>
        <table:table-row table:style-name="ro8">
          <table:table-cell table:style-name="Accent_20_1" table:formula="of:=[$Falfelides.A47]" office:value-type="string" office:string-value="50Ln LDlnygYy" calcext:value-type="string">
            <text:p>50Ln LDlnygYy</text:p>
          </table:table-cell>
          <table:table-cell table:style-name="Footnote" table:formula="of:=[$Falfelides.B47]" office:value-type="string" office:string-value="BaNiilen Olkhay" calcext:value-type="string">
            <text:p>BaNiilen Olkhay</text:p>
          </table:table-cell>
          <table:table-cell table:style-name="ce785" table:formula="of:=[.C46]+1" office:value-type="date" office:date-value="2025-04-29" calcext:value-type="date">
            <text:p>Apr 29</text:p>
          </table:table-cell>
          <table:table-cell table:number-columns-repeated="16381"/>
        </table:table-row>
        <table:table-row table:style-name="ro8">
          <table:table-cell table:style-name="Accent_20_1" table:formula="of:=[$Falfelides.A48]" office:value-type="string" office:string-value="LN05Yy LDlnygYy" calcext:value-type="string">
            <text:p>LN05Yy LDlnygYy</text:p>
          </table:table-cell>
          <table:table-cell table:style-name="Footnote" table:formula="of:=[$Falfelides.B48]" office:value-type="string" office:string-value="Lembami Olkhay" calcext:value-type="string">
            <text:p>Lembami Olkhay</text:p>
          </table:table-cell>
          <table:table-cell table:style-name="ce785" table:formula="of:=[.C47]+1" office:value-type="date" office:date-value="2025-04-30" calcext:value-type="date">
            <text:p>Apr 30</text:p>
          </table:table-cell>
          <table:table-cell table:number-columns-repeated="16381"/>
        </table:table-row>
        <table:table-row table:style-name="ro8">
          <table:table-cell table:style-name="Accent_20_1" table:formula="of:=[$Falfelides.A49]" office:value-type="string" office:string-value="LN04Yy LDlnygYy" calcext:value-type="string">
            <text:p>LN04Yy LDlnygYy</text:p>
          </table:table-cell>
          <table:table-cell table:style-name="Footnote" table:formula="of:=[$Falfelides.B49]" office:value-type="string" office:string-value="Lenko’i Olkhay" calcext:value-type="string">
            <text:p>Lenko’i Olkhay</text:p>
          </table:table-cell>
          <table:table-cell table:style-name="ce785" table:formula="of:=[.C48]+1" office:value-type="date" office:date-value="2025-05-01" calcext:value-type="date">
            <text:p>May 1</text:p>
          </table:table-cell>
          <table:table-cell table:number-columns-repeated="16381"/>
        </table:table-row>
        <table:table-row table:style-name="ro8">
          <table:table-cell table:style-name="Accent_20_1" table:formula="of:=[$Falfelides.A50]" office:value-type="string" office:string-value="LN03Yy LDlnygYy" calcext:value-type="string">
            <text:p>LN03Yy LDlnygYy</text:p>
          </table:table-cell>
          <table:table-cell table:style-name="Footnote" table:formula="of:=[$Falfelides.B50]" office:value-type="string" office:string-value="Lenleli Olkhay" calcext:value-type="string">
            <text:p>Lenleli Olkhay</text:p>
          </table:table-cell>
          <table:table-cell table:style-name="ce785" table:formula="of:=[.C49]+1" office:value-type="date" office:date-value="2025-05-02" calcext:value-type="date">
            <text:p>May 2</text:p>
          </table:table-cell>
          <table:table-cell table:number-columns-repeated="16381"/>
        </table:table-row>
        <table:table-row table:style-name="ro8">
          <table:table-cell table:style-name="Accent_20_1" table:formula="of:=[$Falfelides.A51]" office:value-type="string" office:string-value="LN02Yy LDlnygYy" calcext:value-type="string">
            <text:p>LN02Yy LDlnygYy</text:p>
          </table:table-cell>
          <table:table-cell table:style-name="Footnote" table:formula="of:=[$Falfelides.B51]" office:value-type="string" office:string-value="Lendoli Olkhay" calcext:value-type="string">
            <text:p>Lendoli Olkhay</text:p>
          </table:table-cell>
          <table:table-cell table:style-name="ce785" table:formula="of:=[.C50]+1" office:value-type="date" office:date-value="2025-05-03" calcext:value-type="date">
            <text:p>May 3</text:p>
          </table:table-cell>
          <table:table-cell table:number-columns-repeated="16381"/>
        </table:table-row>
        <table:table-row table:style-name="ro8">
          <table:table-cell table:style-name="Accent_20_1" table:formula="of:=[$Falfelides.A52]" office:value-type="string" office:string-value="00LNyy LDlnygYy" calcext:value-type="string">
            <text:p>00LNyy LDlnygYy</text:p>
          </table:table-cell>
          <table:table-cell table:style-name="Footnote" table:formula="of:=[$Falfelides.B52]" office:value-type="string" office:string-value="Baringi Olkhay" calcext:value-type="string">
            <text:p>Baringi Olkhay</text:p>
          </table:table-cell>
          <table:table-cell table:style-name="ce785" table:formula="of:=[.C51]+1" office:value-type="date" office:date-value="2025-05-04" calcext:value-type="date">
            <text:p>May 4</text:p>
          </table:table-cell>
          <table:table-cell table:number-columns-repeated="16381"/>
        </table:table-row>
        <table:table-row table:style-name="ro8">
          <table:table-cell table:style-name="Accent_20_1" table:formula="of:=[$Falfelides.A53]" office:value-type="string" office:string-value="LDlnyg" calcext:value-type="string">
            <text:p>LDlnyg</text:p>
          </table:table-cell>
          <table:table-cell table:style-name="Footnote" table:formula="of:=[$Falfelides.B53]" office:value-type="string" office:string-value="Olakhi" calcext:value-type="string">
            <text:p>Olakhi</text:p>
          </table:table-cell>
          <table:table-cell table:style-name="ce785" table:formula="of:=[.C52]+1" office:value-type="date" office:date-value="2025-05-05" calcext:value-type="date">
            <text:p>May 5</text:p>
          </table:table-cell>
          <table:table-cell table:number-columns-repeated="16381"/>
        </table:table-row>
        <table:table-row table:style-name="ro8">
          <table:table-cell table:style-name="Accent_20_1" table:formula="of:=[$Falfelides.A54]" office:value-type="string" office:string-value="01Lllx LDygyy" calcext:value-type="string">
            <text:p>01Lllx LDygyy</text:p>
          </table:table-cell>
          <table:table-cell table:style-name="Footnote" table:formula="of:=[$Falfelides.B54]" office:value-type="string" office:string-value="Nenarla Yagli" calcext:value-type="string">
            <text:p>Nenarla Yagli</text:p>
          </table:table-cell>
          <table:table-cell table:style-name="ce785" table:formula="of:=[.C53]+1" office:value-type="date" office:date-value="2025-05-06" calcext:value-type="date">
            <text:p>May 6</text:p>
          </table:table-cell>
          <table:table-cell table:number-columns-repeated="16381"/>
        </table:table-row>
        <table:table-row table:style-name="ro8">
          <table:table-cell table:style-name="Accent_20_1" table:formula="of:=[$Falfelides.A55]" office:value-type="string" office:string-value="21Ln LDygyy" calcext:value-type="string">
            <text:p>21Ln LDygyy</text:p>
          </table:table-cell>
          <table:table-cell table:style-name="Footnote" table:formula="of:=[$Falfelides.B55]" office:value-type="string" office:string-value="Biinnelen Yagli" calcext:value-type="string">
            <text:p>Biinnelen Yagli</text:p>
          </table:table-cell>
          <table:table-cell table:style-name="ce785" table:formula="of:=[.C54]+1" office:value-type="date" office:date-value="2025-05-07" calcext:value-type="date">
            <text:p>May 7</text:p>
          </table:table-cell>
          <table:table-cell table:number-columns-repeated="16381"/>
        </table:table-row>
        <table:table-row table:style-name="ro8">
          <table:table-cell table:style-name="Accent_20_1" table:formula="of:=[$Falfelides.A56]" office:value-type="string" office:string-value="31Ln LDygyy" calcext:value-type="string">
            <text:p>31Ln LDygyy</text:p>
          </table:table-cell>
          <table:table-cell table:style-name="Footnote" table:formula="of:=[$Falfelides.B56]" office:value-type="string" office:string-value="Lennelen Yagli" calcext:value-type="string">
            <text:p>Lennelen Yagli</text:p>
          </table:table-cell>
          <table:table-cell table:style-name="ce785" table:formula="of:=[.C55]+1" office:value-type="date" office:date-value="2025-05-08" calcext:value-type="date">
            <text:p>May 8</text:p>
          </table:table-cell>
          <table:table-cell table:number-columns-repeated="16381"/>
        </table:table-row>
        <table:table-row table:style-name="ro8">
          <table:table-cell table:style-name="Accent_20_1" table:formula="of:=[$Falfelides.A57]" office:value-type="string" office:string-value="41Ln LDygyy" calcext:value-type="string">
            <text:p>41Ln LDygyy</text:p>
          </table:table-cell>
          <table:table-cell table:style-name="Footnote" table:formula="of:=[$Falfelides.B57]" office:value-type="string" office:string-value="Guunnelen Yagli" calcext:value-type="string">
            <text:p>Guunnelen Yagli</text:p>
          </table:table-cell>
          <table:table-cell table:style-name="ce785" table:formula="of:=[.C56]+1" office:value-type="date" office:date-value="2025-05-09" calcext:value-type="date">
            <text:p>May 9</text:p>
          </table:table-cell>
          <table:table-cell table:number-columns-repeated="16381"/>
        </table:table-row>
        <table:table-row table:style-name="ro8">
          <table:table-cell table:style-name="Accent_20_1" table:formula="of:=[$Falfelides.A58]" office:value-type="string" office:string-value="51Ln LDygyy" calcext:value-type="string">
            <text:p>51Ln LDygyy</text:p>
          </table:table-cell>
          <table:table-cell table:style-name="Footnote" table:formula="of:=[$Falfelides.B58]" office:value-type="string" office:string-value="BiNiineren Yagli" calcext:value-type="string">
            <text:p>BiNiineren Yagli</text:p>
          </table:table-cell>
          <table:table-cell table:style-name="ce785" table:formula="of:=[.C57]+1" office:value-type="date" office:date-value="2025-05-10" calcext:value-type="date">
            <text:p>May 10</text:p>
          </table:table-cell>
          <table:table-cell table:number-columns-repeated="16381"/>
        </table:table-row>
        <table:table-row table:style-name="ro8">
          <table:table-cell table:style-name="Accent_20_1" table:formula="of:=[$Falfelides.A59]" office:value-type="string" office:string-value="02Lllx LDygyy" calcext:value-type="string">
            <text:p>02Lllx LDygyy</text:p>
          </table:table-cell>
          <table:table-cell table:style-name="Footnote" table:formula="of:=[$Falfelides.B59]" office:value-type="string" office:string-value="Doolarla Yagli" calcext:value-type="string">
            <text:p>Doolarla Yagli</text:p>
          </table:table-cell>
          <table:table-cell table:style-name="ce785" table:formula="of:=[.C58]+1" office:value-type="date" office:date-value="2025-05-11" calcext:value-type="date">
            <text:p>May 11</text:p>
          </table:table-cell>
          <table:table-cell table:number-columns-repeated="16381"/>
        </table:table-row>
        <table:table-row table:style-name="ro8">
          <table:table-cell table:style-name="Accent_20_1" table:formula="of:=[$Falfelides.A60]" office:value-type="string" office:string-value="22Ln LDygyy" calcext:value-type="string">
            <text:p>22Ln LDygyy</text:p>
          </table:table-cell>
          <table:table-cell table:style-name="Footnote" table:formula="of:=[$Falfelides.B60]" office:value-type="string" office:string-value="BiDoolen Yagli" calcext:value-type="string">
            <text:p>BiDoolen Yagli</text:p>
          </table:table-cell>
          <table:table-cell table:style-name="ce785" table:formula="of:=[.C59]+1" office:value-type="date" office:date-value="2025-05-12" calcext:value-type="date">
            <text:p>May 12</text:p>
          </table:table-cell>
          <table:table-cell table:number-columns-repeated="16381"/>
        </table:table-row>
        <table:table-row table:style-name="ro8">
          <table:table-cell table:style-name="Accent_20_1" table:formula="of:=[$Falfelides.A61]" office:value-type="string" office:string-value="32Ln LDygyy" calcext:value-type="string">
            <text:p>32Ln LDygyy</text:p>
          </table:table-cell>
          <table:table-cell table:style-name="Footnote" table:formula="of:=[$Falfelides.B61]" office:value-type="string" office:string-value="LeDoolen Yagli" calcext:value-type="string">
            <text:p>LeDoolen Yagli</text:p>
          </table:table-cell>
          <table:table-cell table:style-name="ce785" table:formula="of:=[.C60]+1" office:value-type="date" office:date-value="2025-05-13" calcext:value-type="date">
            <text:p>May 13</text:p>
          </table:table-cell>
          <table:table-cell table:number-columns-repeated="16381"/>
        </table:table-row>
        <table:table-row table:style-name="ro8">
          <table:table-cell table:style-name="Accent_20_1" table:formula="of:=[$Falfelides.A62]" office:value-type="string" office:string-value="42Ln LDygyy" calcext:value-type="string">
            <text:p>42Ln LDygyy</text:p>
          </table:table-cell>
          <table:table-cell table:style-name="Footnote" table:formula="of:=[$Falfelides.B62]" office:value-type="string" office:string-value="KuuDoolen Yagli" calcext:value-type="string">
            <text:p>KuuDoolen Yagli</text:p>
          </table:table-cell>
          <table:table-cell table:style-name="ce785" table:formula="of:=[.C61]+1" office:value-type="date" office:date-value="2025-05-14" calcext:value-type="date">
            <text:p>May 14</text:p>
          </table:table-cell>
          <table:table-cell table:number-columns-repeated="16381"/>
        </table:table-row>
        <table:table-row table:style-name="ro8">
          <table:table-cell table:style-name="Accent_20_1" table:formula="of:=[$Falfelides.A63]" office:value-type="string" office:string-value="52Ln LDygyy" calcext:value-type="string">
            <text:p>52Ln LDygyy</text:p>
          </table:table-cell>
          <table:table-cell table:style-name="Footnote" table:formula="of:=[$Falfelides.B63]" office:value-type="string" office:string-value="PaanDoolen Yagli" calcext:value-type="string">
            <text:p>PaanDoolen Yagli</text:p>
          </table:table-cell>
          <table:table-cell table:style-name="ce785" table:formula="of:=[.C62]+1" office:value-type="date" office:date-value="2025-05-15" calcext:value-type="date">
            <text:p>May 15</text:p>
          </table:table-cell>
          <table:table-cell table:number-columns-repeated="16381"/>
        </table:table-row>
        <table:table-row table:style-name="ro8">
          <table:table-cell table:style-name="Accent_20_1" table:formula="of:=[$Falfelides.A64]" office:value-type="string" office:string-value="03Lllx LDygyy" calcext:value-type="string">
            <text:p>03Lllx LDygyy</text:p>
          </table:table-cell>
          <table:table-cell table:style-name="Footnote" table:formula="of:=[$Falfelides.B64]" office:value-type="string" office:string-value="Lellarla Yagli" calcext:value-type="string">
            <text:p>Lellarla Yagli</text:p>
          </table:table-cell>
          <table:table-cell table:style-name="ce785" table:formula="of:=[.C63]+1" office:value-type="date" office:date-value="2025-05-16" calcext:value-type="date">
            <text:p>May 16</text:p>
          </table:table-cell>
          <table:table-cell table:number-columns-repeated="16381"/>
        </table:table-row>
        <table:table-row table:style-name="ro8">
          <table:table-cell table:style-name="Accent_20_1" table:formula="of:=[$Falfelides.A65]" office:value-type="string" office:string-value="23Ln LDygyy" calcext:value-type="string">
            <text:p>23Ln LDygyy</text:p>
          </table:table-cell>
          <table:table-cell table:style-name="Footnote" table:formula="of:=[$Falfelides.B65]" office:value-type="string" office:string-value="Biillaaren Yagli" calcext:value-type="string">
            <text:p>Biillaaren Yagli</text:p>
          </table:table-cell>
          <table:table-cell table:style-name="ce785" table:formula="of:=[.C64]+1" office:value-type="date" office:date-value="2025-05-17" calcext:value-type="date">
            <text:p>May 17</text:p>
          </table:table-cell>
          <table:table-cell table:number-columns-repeated="16381"/>
        </table:table-row>
        <table:table-row table:style-name="ro8">
          <table:table-cell table:style-name="Accent_20_1" table:formula="of:=[$Falfelides.A66]" office:value-type="string" office:string-value="33Ln LDygyy" calcext:value-type="string">
            <text:p>33Ln LDygyy</text:p>
          </table:table-cell>
          <table:table-cell table:style-name="Footnote" table:formula="of:=[$Falfelides.B66]" office:value-type="string" office:string-value="Lilleeren Yagli" calcext:value-type="string">
            <text:p>Lilleeren Yagli</text:p>
          </table:table-cell>
          <table:table-cell table:style-name="ce785" table:formula="of:=[.C65]+1" office:value-type="date" office:date-value="2025-05-18" calcext:value-type="date">
            <text:p>May 18</text:p>
          </table:table-cell>
          <table:table-cell table:number-columns-repeated="16381"/>
        </table:table-row>
        <table:table-row table:style-name="ro8">
          <table:table-cell table:style-name="Accent_20_1" table:formula="of:=[$Falfelides.A67]" office:value-type="string" office:string-value="43Ln LDygyy" calcext:value-type="string">
            <text:p>43Ln LDygyy</text:p>
          </table:table-cell>
          <table:table-cell table:style-name="Footnote" table:formula="of:=[$Falfelides.B67]" office:value-type="string" office:string-value="Guullaaren Yagli" calcext:value-type="string">
            <text:p>Guullaaren Yagli</text:p>
          </table:table-cell>
          <table:table-cell table:style-name="ce785" table:formula="of:=[.C66]+1" office:value-type="date" office:date-value="2025-05-19" calcext:value-type="date">
            <text:p>May 19</text:p>
          </table:table-cell>
          <table:table-cell table:number-columns-repeated="16381"/>
        </table:table-row>
        <table:table-row table:style-name="ro8">
          <table:table-cell table:style-name="Accent_20_1" table:formula="of:=[$Falfelides.A68]" office:value-type="string" office:string-value="53Ln LDygyy" calcext:value-type="string">
            <text:p>53Ln LDygyy</text:p>
          </table:table-cell>
          <table:table-cell table:style-name="Footnote" table:formula="of:=[$Falfelides.B68]" office:value-type="string" office:string-value="Banaarlen Yagli" calcext:value-type="string">
            <text:p>Banaarlen Yagli</text:p>
          </table:table-cell>
          <table:table-cell table:style-name="ce785" table:formula="of:=[.C67]+1" office:value-type="date" office:date-value="2025-05-20" calcext:value-type="date">
            <text:p>May 20</text:p>
          </table:table-cell>
          <table:table-cell table:number-columns-repeated="16381"/>
        </table:table-row>
        <table:table-row table:style-name="ro8">
          <table:table-cell table:style-name="Accent_20_1" table:formula="of:=[$Falfelides.A69]" office:value-type="string" office:string-value="04Lllx LDygyy" calcext:value-type="string">
            <text:p>04Lllx LDygyy</text:p>
          </table:table-cell>
          <table:table-cell table:style-name="Footnote" table:formula="of:=[$Falfelides.B69]" office:value-type="string" office:string-value="Goolarla Yagli" calcext:value-type="string">
            <text:p>Goolarla Yagli</text:p>
          </table:table-cell>
          <table:table-cell table:style-name="ce785" table:formula="of:=[.C68]+1" office:value-type="date" office:date-value="2025-05-21" calcext:value-type="date">
            <text:p>May 21</text:p>
          </table:table-cell>
          <table:table-cell table:number-columns-repeated="16381"/>
        </table:table-row>
        <table:table-row table:style-name="ro8">
          <table:table-cell table:style-name="Accent_20_1" table:formula="of:=[$Falfelides.A70]" office:value-type="string" office:string-value="24Ln LDygyy" calcext:value-type="string">
            <text:p>24Ln LDygyy</text:p>
          </table:table-cell>
          <table:table-cell table:style-name="Footnote" table:formula="of:=[$Falfelides.B70]" office:value-type="string" office:string-value="BiRuulen Yagli" calcext:value-type="string">
            <text:p>BiRuulen Yagli</text:p>
          </table:table-cell>
          <table:table-cell table:style-name="ce785" table:formula="of:=[.C69]+1" office:value-type="date" office:date-value="2025-05-22" calcext:value-type="date">
            <text:p>May 22</text:p>
          </table:table-cell>
          <table:table-cell table:number-columns-repeated="16381"/>
        </table:table-row>
        <table:table-row table:style-name="ro8">
          <table:table-cell table:style-name="Accent_20_1" table:formula="of:=[$Falfelides.A71]" office:value-type="string" office:string-value="34Ln LDygyy" calcext:value-type="string">
            <text:p>34Ln LDygyy</text:p>
          </table:table-cell>
          <table:table-cell table:style-name="Footnote" table:formula="of:=[$Falfelides.B71]" office:value-type="string" office:string-value="LeRulen Yagli" calcext:value-type="string">
            <text:p>LeRulen Yagli</text:p>
          </table:table-cell>
          <table:table-cell table:style-name="ce785" table:formula="of:=[.C70]+1" office:value-type="date" office:date-value="2025-05-23" calcext:value-type="date">
            <text:p>May 23</text:p>
          </table:table-cell>
          <table:table-cell table:number-columns-repeated="16381"/>
        </table:table-row>
        <table:table-row table:style-name="ro8">
          <table:table-cell table:style-name="Accent_20_1" table:formula="of:=[$Falfelides.A72]" office:value-type="string" office:string-value="44Ln LDygyy" calcext:value-type="string">
            <text:p>44Ln LDygyy</text:p>
          </table:table-cell>
          <table:table-cell table:style-name="Footnote" table:formula="of:=[$Falfelides.B72]" office:value-type="string" office:string-value="Kuruulen Yagli" calcext:value-type="string">
            <text:p>Kuruulen Yagli</text:p>
          </table:table-cell>
          <table:table-cell table:style-name="ce785" table:formula="of:=[.C71]+1" office:value-type="date" office:date-value="2025-05-24" calcext:value-type="date">
            <text:p>May 24</text:p>
          </table:table-cell>
          <table:table-cell table:number-columns-repeated="16381"/>
        </table:table-row>
        <table:table-row table:style-name="ro8">
          <table:table-cell table:style-name="Accent_20_1" table:formula="of:=[$Falfelides.A73]" office:value-type="string" office:string-value="54Ln LDygyy" calcext:value-type="string">
            <text:p>54Ln LDygyy</text:p>
          </table:table-cell>
          <table:table-cell table:style-name="Footnote" table:formula="of:=[$Falfelides.B73]" office:value-type="string" office:string-value="Banoorlen Yagli" calcext:value-type="string">
            <text:p>Banoorlen Yagli</text:p>
          </table:table-cell>
          <table:table-cell table:style-name="ce785" table:formula="of:=[.C72]+1" office:value-type="date" office:date-value="2025-05-25" calcext:value-type="date">
            <text:p>May 25</text:p>
          </table:table-cell>
          <table:table-cell table:number-columns-repeated="16381"/>
        </table:table-row>
        <table:table-row table:style-name="ro8">
          <table:table-cell table:style-name="Accent_20_1" table:formula="of:=[$Falfelides.A74]" office:value-type="string" office:string-value="05Lllx LDygyy" calcext:value-type="string">
            <text:p>05Lllx LDygyy</text:p>
          </table:table-cell>
          <table:table-cell table:style-name="Footnote" table:formula="of:=[$Falfelides.B74]" office:value-type="string" office:string-value="Bammarla Yagli" calcext:value-type="string">
            <text:p>Bammarla Yagli</text:p>
          </table:table-cell>
          <table:table-cell table:style-name="ce785" table:formula="of:=[.C73]+1" office:value-type="date" office:date-value="2025-05-26" calcext:value-type="date">
            <text:p>May 26</text:p>
          </table:table-cell>
          <table:table-cell table:number-columns-repeated="16381"/>
        </table:table-row>
        <table:table-row table:style-name="ro8">
          <table:table-cell table:style-name="Accent_20_1" table:formula="of:=[$Falfelides.A75]" office:value-type="string" office:string-value="25Ln LDygyy" calcext:value-type="string">
            <text:p>25Ln LDygyy</text:p>
          </table:table-cell>
          <table:table-cell table:style-name="Footnote" table:formula="of:=[$Falfelides.B75]" office:value-type="string" office:string-value="BiiVaameng Yagli" calcext:value-type="string">
            <text:p>BiiVaameng Yagli</text:p>
          </table:table-cell>
          <table:table-cell table:style-name="ce785" table:formula="of:=[.C74]+1" office:value-type="date" office:date-value="2025-05-27" calcext:value-type="date">
            <text:p>May 27</text:p>
          </table:table-cell>
          <table:table-cell table:number-columns-repeated="16381"/>
        </table:table-row>
        <table:table-row table:style-name="ro8">
          <table:table-cell table:style-name="Accent_20_1" table:formula="of:=[$Falfelides.A76]" office:value-type="string" office:string-value="35Ln LDygyy" calcext:value-type="string">
            <text:p>35Ln LDygyy</text:p>
          </table:table-cell>
          <table:table-cell table:style-name="Footnote" table:formula="of:=[$Falfelides.B76]" office:value-type="string" office:string-value="LeVaameng Yagli" calcext:value-type="string">
            <text:p>LeVaameng Yagli</text:p>
          </table:table-cell>
          <table:table-cell table:style-name="ce785" table:formula="of:=[.C75]+1" office:value-type="date" office:date-value="2025-05-28" calcext:value-type="date">
            <text:p>May 28</text:p>
          </table:table-cell>
          <table:table-cell table:number-columns-repeated="16381"/>
        </table:table-row>
        <table:table-row table:style-name="ro8">
          <table:table-cell table:style-name="Accent_20_1" table:formula="of:=[$Falfelides.A77]" office:value-type="string" office:string-value="45Ln LDygyy" calcext:value-type="string">
            <text:p>45Ln LDygyy</text:p>
          </table:table-cell>
          <table:table-cell table:style-name="Footnote" table:formula="of:=[$Falfelides.B77]" office:value-type="string" office:string-value="KuVaameng Yagli" calcext:value-type="string">
            <text:p>KuVaameng Yagli</text:p>
          </table:table-cell>
          <table:table-cell table:style-name="ce785" table:formula="of:=[.C76]+1" office:value-type="date" office:date-value="2025-05-29" calcext:value-type="date">
            <text:p>May 29</text:p>
          </table:table-cell>
          <table:table-cell table:number-columns-repeated="16381"/>
        </table:table-row>
        <table:table-row table:style-name="ro8">
          <table:table-cell table:style-name="Accent_20_1" table:formula="of:=[$Falfelides.A78]" office:value-type="string" office:string-value="55Ln LDygyy" calcext:value-type="string">
            <text:p>55Ln LDygyy</text:p>
          </table:table-cell>
          <table:table-cell table:style-name="Footnote" table:formula="of:=[$Falfelides.B78]" office:value-type="string" office:string-value="FaVaameng Yagli" calcext:value-type="string">
            <text:p>FaVaameng Yagli</text:p>
          </table:table-cell>
          <table:table-cell table:style-name="ce785" table:formula="of:=[.C77]+1" office:value-type="date" office:date-value="2025-05-30" calcext:value-type="date">
            <text:p>May 30</text:p>
          </table:table-cell>
          <table:table-cell table:number-columns-repeated="16381"/>
        </table:table-row>
        <table:table-row table:style-name="ro8">
          <table:table-cell table:style-name="Accent_20_1" table:formula="of:=[$Falfelides.A79]" office:value-type="string" office:string-value="06Lllx LDygyy" calcext:value-type="string">
            <text:p>06Lllx LDygyy</text:p>
          </table:table-cell>
          <table:table-cell table:style-name="Footnote" table:formula="of:=[$Falfelides.B79]" office:value-type="string" office:string-value="Duulelarla Yagli" calcext:value-type="string">
            <text:p>Duulelarla Yagli</text:p>
          </table:table-cell>
          <table:table-cell table:style-name="ce785" table:formula="of:=[.C78]+1" office:value-type="date" office:date-value="2025-05-31" calcext:value-type="date">
            <text:p>May 31</text:p>
          </table:table-cell>
          <table:table-cell table:number-columns-repeated="16381"/>
        </table:table-row>
        <table:table-row table:style-name="ro8">
          <table:table-cell table:style-name="Accent_20_1" table:formula="of:=[$Falfelides.A80]" office:value-type="string" office:string-value="26Ln LDygyy" calcext:value-type="string">
            <text:p>26Ln LDygyy</text:p>
          </table:table-cell>
          <table:table-cell table:style-name="Footnote" table:formula="of:=[$Falfelides.B80]" office:value-type="string" office:string-value="BiiDuleren Yagli" calcext:value-type="string">
            <text:p>BiiDuleren Yagli</text:p>
          </table:table-cell>
          <table:table-cell table:style-name="ce785" table:formula="of:=[.C79]+1" office:value-type="date" office:date-value="2025-06-01" calcext:value-type="date">
            <text:p>Jun 1</text:p>
          </table:table-cell>
          <table:table-cell table:number-columns-repeated="16381"/>
        </table:table-row>
        <table:table-row table:style-name="ro8">
          <table:table-cell table:style-name="Accent_20_1" table:formula="of:=[$Falfelides.A81]" office:value-type="string" office:string-value="36Ln LDygyy" calcext:value-type="string">
            <text:p>36Ln LDygyy</text:p>
          </table:table-cell>
          <table:table-cell table:style-name="Footnote" table:formula="of:=[$Falfelides.B81]" office:value-type="string" office:string-value="LeDuleren Yagli" calcext:value-type="string">
            <text:p>LeDuleren Yagli</text:p>
          </table:table-cell>
          <table:table-cell table:style-name="ce785" table:formula="of:=[.C80]+1" office:value-type="date" office:date-value="2025-06-02" calcext:value-type="date">
            <text:p>Jun 2</text:p>
          </table:table-cell>
          <table:table-cell table:number-columns-repeated="16381"/>
        </table:table-row>
        <table:table-row table:style-name="ro8">
          <table:table-cell table:style-name="Accent_20_1" table:formula="of:=[$Falfelides.A82]" office:value-type="string" office:string-value="46Ln LDygyy" calcext:value-type="string">
            <text:p>46Ln LDygyy</text:p>
          </table:table-cell>
          <table:table-cell table:style-name="Footnote" table:formula="of:=[$Falfelides.B82]" office:value-type="string" office:string-value="KuDuuleren Yagli" calcext:value-type="string">
            <text:p>KuDuuleren Yagli</text:p>
          </table:table-cell>
          <table:table-cell table:style-name="ce785" table:formula="of:=[.C81]+1" office:value-type="date" office:date-value="2025-06-03" calcext:value-type="date">
            <text:p>Jun 3</text:p>
          </table:table-cell>
          <table:table-cell table:number-columns-repeated="16381"/>
        </table:table-row>
        <table:table-row table:style-name="ro8">
          <table:table-cell table:style-name="Accent_20_1" table:formula="of:=[$Falfelides.A83]" office:value-type="string" office:string-value="56Ln LDygyy" calcext:value-type="string">
            <text:p>56Ln LDygyy</text:p>
          </table:table-cell>
          <table:table-cell table:style-name="Footnote" table:formula="of:=[$Falfelides.B83]" office:value-type="string" office:string-value="PaDuleren Yagli" calcext:value-type="string">
            <text:p>PaDuleren Yagli</text:p>
          </table:table-cell>
          <table:table-cell table:style-name="ce785" table:formula="of:=[.C82]+1" office:value-type="date" office:date-value="2025-06-04" calcext:value-type="date">
            <text:p>Jun 4</text:p>
          </table:table-cell>
          <table:table-cell table:number-columns-repeated="16381"/>
        </table:table-row>
        <table:table-row table:style-name="ro8">
          <table:table-cell table:style-name="Accent_20_1" table:formula="of:=[$Falfelides.A84]" office:value-type="string" office:string-value="07Lllx LDygyy" calcext:value-type="string">
            <text:p>07Lllx LDygyy</text:p>
          </table:table-cell>
          <table:table-cell table:style-name="Footnote" table:formula="of:=[$Falfelides.B84]" office:value-type="string" office:string-value="Niraarla Yagli" calcext:value-type="string">
            <text:p>Niraarla Yagli</text:p>
          </table:table-cell>
          <table:table-cell table:style-name="ce785" table:formula="of:=[.C83]+1" office:value-type="date" office:date-value="2025-06-05" calcext:value-type="date">
            <text:p>Jun 5</text:p>
          </table:table-cell>
          <table:table-cell table:number-columns-repeated="16381"/>
        </table:table-row>
        <table:table-row table:style-name="ro8">
          <table:table-cell table:style-name="Accent_20_1" table:formula="of:=[$Falfelides.A85]" office:value-type="string" office:string-value="27Ln LDygyy" calcext:value-type="string">
            <text:p>27Ln LDygyy</text:p>
          </table:table-cell>
          <table:table-cell table:style-name="Footnote" table:formula="of:=[$Falfelides.B85]" office:value-type="string" office:string-value="BiiNirlen Yagli" calcext:value-type="string">
            <text:p>BiiNirlen Yagli</text:p>
          </table:table-cell>
          <table:table-cell table:style-name="ce785" table:formula="of:=[.C84]+1" office:value-type="date" office:date-value="2025-06-06" calcext:value-type="date">
            <text:p>Jun 6</text:p>
          </table:table-cell>
          <table:table-cell table:number-columns-repeated="16381"/>
        </table:table-row>
        <table:table-row table:style-name="ro8">
          <table:table-cell table:style-name="Accent_20_1" table:formula="of:=[$Falfelides.A86]" office:value-type="string" office:string-value="37Ln LDygyy" calcext:value-type="string">
            <text:p>37Ln LDygyy</text:p>
          </table:table-cell>
          <table:table-cell table:style-name="Footnote" table:formula="of:=[$Falfelides.B86]" office:value-type="string" office:string-value="NeGuulen Yagli" calcext:value-type="string">
            <text:p>NeGuulen Yagli</text:p>
          </table:table-cell>
          <table:table-cell table:style-name="ce785" table:formula="of:=[.C85]+1" office:value-type="date" office:date-value="2025-06-07" calcext:value-type="date">
            <text:p>Jun 7</text:p>
          </table:table-cell>
          <table:table-cell table:number-columns-repeated="16381"/>
        </table:table-row>
        <table:table-row table:style-name="ro8">
          <table:table-cell table:style-name="Accent_20_1" table:formula="of:=[$Falfelides.A87]" office:value-type="string" office:string-value="47Ln LDygyy" calcext:value-type="string">
            <text:p>47Ln LDygyy</text:p>
          </table:table-cell>
          <table:table-cell table:style-name="Footnote" table:formula="of:=[$Falfelides.B87]" office:value-type="string" office:string-value="KuuNirlen Yagli" calcext:value-type="string">
            <text:p>KuuNirlen Yagli</text:p>
          </table:table-cell>
          <table:table-cell table:style-name="ce785" table:formula="of:=[.C86]+1" office:value-type="date" office:date-value="2025-06-08" calcext:value-type="date">
            <text:p>Jun 8</text:p>
          </table:table-cell>
          <table:table-cell table:number-columns-repeated="16381"/>
        </table:table-row>
        <table:table-row table:style-name="ro8">
          <table:table-cell table:style-name="Accent_20_1" table:formula="of:=[$Falfelides.A88]" office:value-type="string" office:string-value="57Ln LDygyy" calcext:value-type="string">
            <text:p>57Ln LDygyy</text:p>
          </table:table-cell>
          <table:table-cell table:style-name="Footnote" table:formula="of:=[$Falfelides.B88]" office:value-type="string" office:string-value="Nebellen Yagli" calcext:value-type="string">
            <text:p>Nebellen Yagli</text:p>
          </table:table-cell>
          <table:table-cell table:style-name="ce785" table:formula="of:=[.C87]+1" office:value-type="date" office:date-value="2025-06-09" calcext:value-type="date">
            <text:p>Jun 9</text:p>
          </table:table-cell>
          <table:table-cell table:number-columns-repeated="16381"/>
        </table:table-row>
        <table:table-row table:style-name="ro8">
          <table:table-cell table:style-name="Accent_20_1" table:formula="of:=[$Falfelides.A89]" office:value-type="string" office:string-value="00Lllx LDygyy" calcext:value-type="string">
            <text:p>00Lllx LDygyy</text:p>
          </table:table-cell>
          <table:table-cell table:style-name="Footnote" table:formula="of:=[$Falfelides.B89]" office:value-type="string" office:string-value="Baarella Yagli" calcext:value-type="string">
            <text:p>Baarella Yagli</text:p>
          </table:table-cell>
          <table:table-cell table:style-name="ce785" table:formula="of:=[.C88]+1" office:value-type="date" office:date-value="2025-06-10" calcext:value-type="date">
            <text:p>Jun 10</text:p>
          </table:table-cell>
          <table:table-cell table:number-columns-repeated="16381"/>
        </table:table-row>
        <table:table-row table:style-name="ro8">
          <table:table-cell table:style-name="Accent_20_1" table:formula="of:=[$Falfelides.A90]" office:value-type="string" office:string-value="20Ln LDygyy" calcext:value-type="string">
            <text:p>20Ln LDygyy</text:p>
          </table:table-cell>
          <table:table-cell table:style-name="Footnote" table:formula="of:=[$Falfelides.B90]" office:value-type="string" office:string-value="BiGiilen Yagli" calcext:value-type="string">
            <text:p>BiGiilen Yagli</text:p>
          </table:table-cell>
          <table:table-cell table:style-name="ce785" table:formula="of:=[.C89]+1" office:value-type="date" office:date-value="2025-06-11" calcext:value-type="date">
            <text:p>Jun 11</text:p>
          </table:table-cell>
          <table:table-cell table:number-columns-repeated="16381"/>
        </table:table-row>
        <table:table-row table:style-name="ro8">
          <table:table-cell table:style-name="Accent_20_1" table:formula="of:=[$Falfelides.A91]" office:value-type="string" office:string-value="30Ln LDygyy" calcext:value-type="string">
            <text:p>30Ln LDygyy</text:p>
          </table:table-cell>
          <table:table-cell table:style-name="Footnote" table:formula="of:=[$Falfelides.B91]" office:value-type="string" office:string-value="LeLiilen Yagli" calcext:value-type="string">
            <text:p>LeLiilen Yagli</text:p>
          </table:table-cell>
          <table:table-cell table:style-name="ce785" table:formula="of:=[.C90]+1" office:value-type="date" office:date-value="2025-06-12" calcext:value-type="date">
            <text:p>Jun 12</text:p>
          </table:table-cell>
          <table:table-cell table:number-columns-repeated="16381"/>
        </table:table-row>
        <table:table-row table:style-name="ro8">
          <table:table-cell table:style-name="Accent_20_1" table:formula="of:=[$Falfelides.A92]" office:value-type="string" office:string-value="40Ln LDygyy" calcext:value-type="string">
            <text:p>40Ln LDygyy</text:p>
          </table:table-cell>
          <table:table-cell table:style-name="Footnote" table:formula="of:=[$Falfelides.B92]" office:value-type="string" office:string-value="Guuwiilen Yagli" calcext:value-type="string">
            <text:p>Guuwiilen Yagli</text:p>
          </table:table-cell>
          <table:table-cell table:style-name="ce785" table:formula="of:=[.C91]+1" office:value-type="date" office:date-value="2025-06-13" calcext:value-type="date">
            <text:p>Jun 13</text:p>
          </table:table-cell>
          <table:table-cell table:number-columns-repeated="16381"/>
        </table:table-row>
        <table:table-row table:style-name="ro8">
          <table:table-cell table:style-name="Accent_20_1" table:formula="of:=[$Falfelides.A93]" office:value-type="string" office:string-value="50Ln LDygyy" calcext:value-type="string">
            <text:p>50Ln LDygyy</text:p>
          </table:table-cell>
          <table:table-cell table:style-name="Footnote" table:formula="of:=[$Falfelides.B93]" office:value-type="string" office:string-value="BaNiilen Yagli" calcext:value-type="string">
            <text:p>BaNiilen Yagli</text:p>
          </table:table-cell>
          <table:table-cell table:style-name="ce785" table:formula="of:=[.C92]+1" office:value-type="date" office:date-value="2025-06-14" calcext:value-type="date">
            <text:p>Jun 14</text:p>
          </table:table-cell>
          <table:table-cell table:number-columns-repeated="16381"/>
        </table:table-row>
        <table:table-row table:style-name="ro8">
          <table:table-cell table:style-name="Accent_20_1" table:formula="of:=[$Falfelides.A94]" office:value-type="string" office:string-value="LN06Yy LDygyy" calcext:value-type="string">
            <text:p>LN06Yy LDygyy</text:p>
          </table:table-cell>
          <table:table-cell table:style-name="Footnote" table:formula="of:=[$Falfelides.B94]" office:value-type="string" office:string-value="Lenduley Yagli" calcext:value-type="string">
            <text:p>Lenduley Yagli</text:p>
          </table:table-cell>
          <table:table-cell table:style-name="ce785" table:formula="of:=[.C93]+1" office:value-type="date" office:date-value="2025-06-15" calcext:value-type="date">
            <text:p>Jun 15</text:p>
          </table:table-cell>
          <table:table-cell table:number-columns-repeated="16381"/>
        </table:table-row>
        <table:table-row table:style-name="ro8">
          <table:table-cell table:style-name="Accent_20_1" table:formula="of:=[$Falfelides.A95]" office:value-type="string" office:string-value="LN05Yy LDygyy" calcext:value-type="string">
            <text:p>LN05Yy LDygyy</text:p>
          </table:table-cell>
          <table:table-cell table:style-name="Footnote" table:formula="of:=[$Falfelides.B95]" office:value-type="string" office:string-value="Lembami Yagli" calcext:value-type="string">
            <text:p>Lembami Yagli</text:p>
          </table:table-cell>
          <table:table-cell table:style-name="ce785" table:formula="of:=[.C94]+1" office:value-type="date" office:date-value="2025-06-16" calcext:value-type="date">
            <text:p>Jun 16</text:p>
          </table:table-cell>
          <table:table-cell table:number-columns-repeated="16381"/>
        </table:table-row>
        <table:table-row table:style-name="ro8">
          <table:table-cell table:style-name="Accent_20_1" table:formula="of:=[$Falfelides.A96]" office:value-type="string" office:string-value="LN04Yy LDygyy" calcext:value-type="string">
            <text:p>LN04Yy LDygyy</text:p>
          </table:table-cell>
          <table:table-cell table:style-name="Footnote" table:formula="of:=[$Falfelides.B96]" office:value-type="string" office:string-value="Lenko’i Yagli" calcext:value-type="string">
            <text:p>Lenko’i Yagli</text:p>
          </table:table-cell>
          <table:table-cell table:style-name="ce785" table:formula="of:=[.C95]+1" office:value-type="date" office:date-value="2025-06-17" calcext:value-type="date">
            <text:p>Jun 17</text:p>
          </table:table-cell>
          <table:table-cell table:number-columns-repeated="16381"/>
        </table:table-row>
        <table:table-row table:style-name="ro8">
          <table:table-cell table:style-name="Accent_20_1" table:formula="of:=[$Falfelides.A97]" office:value-type="string" office:string-value="LN03Yy LDygyy" calcext:value-type="string">
            <text:p>LN03Yy LDygyy</text:p>
          </table:table-cell>
          <table:table-cell table:style-name="Footnote" table:formula="of:=[$Falfelides.B97]" office:value-type="string" office:string-value="Lenleli Yagli" calcext:value-type="string">
            <text:p>Lenleli Yagli</text:p>
          </table:table-cell>
          <table:table-cell table:style-name="ce785" table:formula="of:=[.C96]+1" office:value-type="date" office:date-value="2025-06-18" calcext:value-type="date">
            <text:p>Jun 18</text:p>
          </table:table-cell>
          <table:table-cell table:number-columns-repeated="16381"/>
        </table:table-row>
        <table:table-row table:style-name="ro8">
          <table:table-cell table:style-name="Accent_20_1" table:formula="of:=[$Falfelides.A98]" office:value-type="string" office:string-value="LN02Yy LDygyy" calcext:value-type="string">
            <text:p>LN02Yy LDygyy</text:p>
          </table:table-cell>
          <table:table-cell table:style-name="Footnote" table:formula="of:=[$Falfelides.B98]" office:value-type="string" office:string-value="Lendoli Yagli" calcext:value-type="string">
            <text:p>Lendoli Yagli</text:p>
          </table:table-cell>
          <table:table-cell table:style-name="ce785" table:formula="of:=[.C97]+1" office:value-type="date" office:date-value="2025-06-19" calcext:value-type="date">
            <text:p>Jun 19</text:p>
          </table:table-cell>
          <table:table-cell table:number-columns-repeated="16381"/>
        </table:table-row>
        <table:table-row table:style-name="ro8">
          <table:table-cell table:style-name="Accent_20_1" table:formula="of:=[$Falfelides.A99]" office:value-type="string" office:string-value="00LNyy LDygyy" calcext:value-type="string">
            <text:p>00LNyy LDygyy</text:p>
          </table:table-cell>
          <table:table-cell table:style-name="Footnote" table:formula="of:=[$Falfelides.B99]" office:value-type="string" office:string-value="Baringi Yagli" calcext:value-type="string">
            <text:p>Baringi Yagli</text:p>
          </table:table-cell>
          <table:table-cell table:style-name="ce785" table:formula="of:=[.C98]+1" office:value-type="date" office:date-value="2025-06-20" calcext:value-type="date">
            <text:p>Jun 20</text:p>
          </table:table-cell>
          <table:table-cell table:number-columns-repeated="16381"/>
        </table:table-row>
        <table:table-row table:style-name="ro8">
          <table:table-cell table:style-name="Accent_20_1" table:formula="of:=[$Falfelides.A100]" office:value-type="string" office:string-value="LDygyx" calcext:value-type="string">
            <text:p>LDygyx</text:p>
          </table:table-cell>
          <table:table-cell table:style-name="Footnote" table:formula="of:=[$Falfelides.B100]" office:value-type="string" office:string-value="Yakkal" calcext:value-type="string">
            <text:p>Yakkal</text:p>
          </table:table-cell>
          <table:table-cell table:style-name="ce785" table:formula="of:=[.C99]+1" office:value-type="date" office:date-value="2025-06-21" calcext:value-type="date">
            <text:p>Jun 21</text:p>
          </table:table-cell>
          <table:table-cell table:number-columns-repeated="16381"/>
        </table:table-row>
        <table:table-row table:style-name="ro8">
          <table:table-cell table:style-name="Accent_20_1" table:formula="of:=[$Falfelides.A101]" office:value-type="string" office:string-value="01Lllx LDyggwYy" calcext:value-type="string">
            <text:p>01Lllx LDyggwYy</text:p>
          </table:table-cell>
          <table:table-cell table:style-name="Footnote" table:formula="of:=[$Falfelides.B101]" office:value-type="string" office:string-value="Nenarla Wariko" calcext:value-type="string">
            <text:p>Nenarla Wariko</text:p>
          </table:table-cell>
          <table:table-cell table:style-name="ce785" table:formula="of:=[.C100]+1" office:value-type="date" office:date-value="2025-06-22" calcext:value-type="date">
            <text:p>Jun 22</text:p>
          </table:table-cell>
          <table:table-cell table:number-columns-repeated="16381"/>
        </table:table-row>
        <table:table-row table:style-name="ro8">
          <table:table-cell table:style-name="Accent_20_1" table:formula="of:=[$Falfelides.A102]" office:value-type="string" office:string-value="21Ln LDyggwYy" calcext:value-type="string">
            <text:p>21Ln LDyggwYy</text:p>
          </table:table-cell>
          <table:table-cell table:style-name="Footnote" table:formula="of:=[$Falfelides.B102]" office:value-type="string" office:string-value="Biinnelen Wariko" calcext:value-type="string">
            <text:p>Biinnelen Wariko</text:p>
          </table:table-cell>
          <table:table-cell table:style-name="ce785" table:formula="of:=[.C101]+1" office:value-type="date" office:date-value="2025-06-23" calcext:value-type="date">
            <text:p>Jun 23</text:p>
          </table:table-cell>
          <table:table-cell table:number-columns-repeated="16381"/>
        </table:table-row>
        <table:table-row table:style-name="ro8">
          <table:table-cell table:style-name="Accent_20_1" table:formula="of:=[$Falfelides.A103]" office:value-type="string" office:string-value="31Ln LDyggwYy" calcext:value-type="string">
            <text:p>31Ln LDyggwYy</text:p>
          </table:table-cell>
          <table:table-cell table:style-name="Footnote" table:formula="of:=[$Falfelides.B103]" office:value-type="string" office:string-value="Lennelen Wariko" calcext:value-type="string">
            <text:p>Lennelen Wariko</text:p>
          </table:table-cell>
          <table:table-cell table:style-name="ce785" table:formula="of:=[.C102]+1" office:value-type="date" office:date-value="2025-06-24" calcext:value-type="date">
            <text:p>Jun 24</text:p>
          </table:table-cell>
          <table:table-cell table:number-columns-repeated="16381"/>
        </table:table-row>
        <table:table-row table:style-name="ro8">
          <table:table-cell table:style-name="Accent_20_1" table:formula="of:=[$Falfelides.A104]" office:value-type="string" office:string-value="41Ln LDyggwYy" calcext:value-type="string">
            <text:p>41Ln LDyggwYy</text:p>
          </table:table-cell>
          <table:table-cell table:style-name="Footnote" table:formula="of:=[$Falfelides.B104]" office:value-type="string" office:string-value="Guunnelen Wariko" calcext:value-type="string">
            <text:p>Guunnelen Wariko</text:p>
          </table:table-cell>
          <table:table-cell table:style-name="ce785" table:formula="of:=[.C103]+1" office:value-type="date" office:date-value="2025-06-25" calcext:value-type="date">
            <text:p>Jun 25</text:p>
          </table:table-cell>
          <table:table-cell table:number-columns-repeated="16381"/>
        </table:table-row>
        <table:table-row table:style-name="ro8">
          <table:table-cell table:style-name="Accent_20_1" table:formula="of:=[$Falfelides.A105]" office:value-type="string" office:string-value="51Ln LDyggwYy" calcext:value-type="string">
            <text:p>51Ln LDyggwYy</text:p>
          </table:table-cell>
          <table:table-cell table:style-name="Footnote" table:formula="of:=[$Falfelides.B105]" office:value-type="string" office:string-value="BiNiineren Wariko" calcext:value-type="string">
            <text:p>BiNiineren Wariko</text:p>
          </table:table-cell>
          <table:table-cell table:style-name="ce785" table:formula="of:=[.C104]+1" office:value-type="date" office:date-value="2025-06-26" calcext:value-type="date">
            <text:p>Jun 26</text:p>
          </table:table-cell>
          <table:table-cell table:number-columns-repeated="16381"/>
        </table:table-row>
        <table:table-row table:style-name="ro8">
          <table:table-cell table:style-name="Accent_20_1" table:formula="of:=[$Falfelides.A106]" office:value-type="string" office:string-value="02Lllx LDyggwYy" calcext:value-type="string">
            <text:p>02Lllx LDyggwYy</text:p>
          </table:table-cell>
          <table:table-cell table:style-name="Footnote" table:formula="of:=[$Falfelides.B106]" office:value-type="string" office:string-value="Doolarla Wariko" calcext:value-type="string">
            <text:p>Doolarla Wariko</text:p>
          </table:table-cell>
          <table:table-cell table:style-name="ce785" table:formula="of:=[.C105]+1" office:value-type="date" office:date-value="2025-06-27" calcext:value-type="date">
            <text:p>Jun 27</text:p>
          </table:table-cell>
          <table:table-cell table:number-columns-repeated="16381"/>
        </table:table-row>
        <table:table-row table:style-name="ro8">
          <table:table-cell table:style-name="Accent_20_1" table:formula="of:=[$Falfelides.A107]" office:value-type="string" office:string-value="22Ln LDyggwYy" calcext:value-type="string">
            <text:p>22Ln LDyggwYy</text:p>
          </table:table-cell>
          <table:table-cell table:style-name="Footnote" table:formula="of:=[$Falfelides.B107]" office:value-type="string" office:string-value="BiDoolen Wariko" calcext:value-type="string">
            <text:p>BiDoolen Wariko</text:p>
          </table:table-cell>
          <table:table-cell table:style-name="ce785" table:formula="of:=[.C106]+1" office:value-type="date" office:date-value="2025-06-28" calcext:value-type="date">
            <text:p>Jun 28</text:p>
          </table:table-cell>
          <table:table-cell table:number-columns-repeated="16381"/>
        </table:table-row>
        <table:table-row table:style-name="ro8">
          <table:table-cell table:style-name="Accent_20_1" table:formula="of:=[$Falfelides.A108]" office:value-type="string" office:string-value="32Ln LDyggwYy" calcext:value-type="string">
            <text:p>32Ln LDyggwYy</text:p>
          </table:table-cell>
          <table:table-cell table:style-name="Footnote" table:formula="of:=[$Falfelides.B108]" office:value-type="string" office:string-value="LeDoolen Wariko" calcext:value-type="string">
            <text:p>LeDoolen Wariko</text:p>
          </table:table-cell>
          <table:table-cell table:style-name="ce785" table:formula="of:=[.C107]+1" office:value-type="date" office:date-value="2025-06-29" calcext:value-type="date">
            <text:p>Jun 29</text:p>
          </table:table-cell>
          <table:table-cell table:number-columns-repeated="16381"/>
        </table:table-row>
        <table:table-row table:style-name="ro8">
          <table:table-cell table:style-name="Accent_20_1" table:formula="of:=[$Falfelides.A109]" office:value-type="string" office:string-value="42Ln LDyggwYy" calcext:value-type="string">
            <text:p>42Ln LDyggwYy</text:p>
          </table:table-cell>
          <table:table-cell table:style-name="Footnote" table:formula="of:=[$Falfelides.B109]" office:value-type="string" office:string-value="KuuDoolen Wariko" calcext:value-type="string">
            <text:p>KuuDoolen Wariko</text:p>
          </table:table-cell>
          <table:table-cell table:style-name="ce785" table:formula="of:=[.C108]+1" office:value-type="date" office:date-value="2025-06-30" calcext:value-type="date">
            <text:p>Jun 30</text:p>
          </table:table-cell>
          <table:table-cell table:number-columns-repeated="16381"/>
        </table:table-row>
        <table:table-row table:style-name="ro8">
          <table:table-cell table:style-name="Accent_20_1" table:formula="of:=[$Falfelides.A110]" office:value-type="string" office:string-value="52Ln LDyggwYy" calcext:value-type="string">
            <text:p>52Ln LDyggwYy</text:p>
          </table:table-cell>
          <table:table-cell table:style-name="Footnote" table:formula="of:=[$Falfelides.B110]" office:value-type="string" office:string-value="PaanDoolen Wariko" calcext:value-type="string">
            <text:p>PaanDoolen Wariko</text:p>
          </table:table-cell>
          <table:table-cell table:style-name="ce785" table:formula="of:=[.C109]+1" office:value-type="date" office:date-value="2025-07-01" calcext:value-type="date">
            <text:p>Jul 1</text:p>
          </table:table-cell>
          <table:table-cell table:number-columns-repeated="16381"/>
        </table:table-row>
        <table:table-row table:style-name="ro8">
          <table:table-cell table:style-name="Accent_20_1" table:formula="of:=[$Falfelides.A111]" office:value-type="string" office:string-value="03Lllx LDyggwYy" calcext:value-type="string">
            <text:p>03Lllx LDyggwYy</text:p>
          </table:table-cell>
          <table:table-cell table:style-name="Footnote" table:formula="of:=[$Falfelides.B111]" office:value-type="string" office:string-value="Lellarla Wariko" calcext:value-type="string">
            <text:p>Lellarla Wariko</text:p>
          </table:table-cell>
          <table:table-cell table:style-name="ce785" table:formula="of:=[.C110]+1" office:value-type="date" office:date-value="2025-07-02" calcext:value-type="date">
            <text:p>Jul 2</text:p>
          </table:table-cell>
          <table:table-cell table:number-columns-repeated="16381"/>
        </table:table-row>
        <table:table-row table:style-name="ro8">
          <table:table-cell table:style-name="Accent_20_1" table:formula="of:=[$Falfelides.A112]" office:value-type="string" office:string-value="23Ln LDyggwYy" calcext:value-type="string">
            <text:p>23Ln LDyggwYy</text:p>
          </table:table-cell>
          <table:table-cell table:style-name="Footnote" table:formula="of:=[$Falfelides.B112]" office:value-type="string" office:string-value="Biillaaren Wariko" calcext:value-type="string">
            <text:p>Biillaaren Wariko</text:p>
          </table:table-cell>
          <table:table-cell table:style-name="ce785" table:formula="of:=[.C111]+1" office:value-type="date" office:date-value="2025-07-03" calcext:value-type="date">
            <text:p>Jul 3</text:p>
          </table:table-cell>
          <table:table-cell table:number-columns-repeated="16381"/>
        </table:table-row>
        <table:table-row table:style-name="ro8">
          <table:table-cell table:style-name="Accent_20_1" table:formula="of:=[$Falfelides.A113]" office:value-type="string" office:string-value="33Ln LDyggwYy" calcext:value-type="string">
            <text:p>33Ln LDyggwYy</text:p>
          </table:table-cell>
          <table:table-cell table:style-name="Footnote" table:formula="of:=[$Falfelides.B113]" office:value-type="string" office:string-value="Lilleeren Wariko" calcext:value-type="string">
            <text:p>Lilleeren Wariko</text:p>
          </table:table-cell>
          <table:table-cell table:style-name="ce785" table:formula="of:=[.C112]+1" office:value-type="date" office:date-value="2025-07-04" calcext:value-type="date">
            <text:p>Jul 4</text:p>
          </table:table-cell>
          <table:table-cell table:number-columns-repeated="16381"/>
        </table:table-row>
        <table:table-row table:style-name="ro8">
          <table:table-cell table:style-name="Accent_20_1" table:formula="of:=[$Falfelides.A114]" office:value-type="string" office:string-value="43Ln LDyggwYy" calcext:value-type="string">
            <text:p>43Ln LDyggwYy</text:p>
          </table:table-cell>
          <table:table-cell table:style-name="Footnote" table:formula="of:=[$Falfelides.B114]" office:value-type="string" office:string-value="Guullaaren Wariko" calcext:value-type="string">
            <text:p>Guullaaren Wariko</text:p>
          </table:table-cell>
          <table:table-cell table:style-name="ce785" table:formula="of:=[.C113]+1" office:value-type="date" office:date-value="2025-07-05" calcext:value-type="date">
            <text:p>Jul 5</text:p>
          </table:table-cell>
          <table:table-cell table:number-columns-repeated="16381"/>
        </table:table-row>
        <table:table-row table:style-name="ro8">
          <table:table-cell table:style-name="Accent_20_1" table:formula="of:=[$Falfelides.A115]" office:value-type="string" office:string-value="53Ln LDyggwYy" calcext:value-type="string">
            <text:p>53Ln LDyggwYy</text:p>
          </table:table-cell>
          <table:table-cell table:style-name="Footnote" table:formula="of:=[$Falfelides.B115]" office:value-type="string" office:string-value="Banaarlen Wariko" calcext:value-type="string">
            <text:p>Banaarlen Wariko</text:p>
          </table:table-cell>
          <table:table-cell table:style-name="ce785" table:formula="of:=[.C114]+1" office:value-type="date" office:date-value="2025-07-06" calcext:value-type="date">
            <text:p>Jul 6</text:p>
          </table:table-cell>
          <table:table-cell table:number-columns-repeated="16381"/>
        </table:table-row>
        <table:table-row table:style-name="ro8">
          <table:table-cell table:style-name="Accent_20_1" table:formula="of:=[$Falfelides.A116]" office:value-type="string" office:string-value="04Lllx LDyggwYy" calcext:value-type="string">
            <text:p>04Lllx LDyggwYy</text:p>
          </table:table-cell>
          <table:table-cell table:style-name="Footnote" table:formula="of:=[$Falfelides.B116]" office:value-type="string" office:string-value="Goolarla Wariko" calcext:value-type="string">
            <text:p>Goolarla Wariko</text:p>
          </table:table-cell>
          <table:table-cell table:style-name="ce785" table:formula="of:=[.C115]+1" office:value-type="date" office:date-value="2025-07-07" calcext:value-type="date">
            <text:p>Jul 7</text:p>
          </table:table-cell>
          <table:table-cell table:number-columns-repeated="16381"/>
        </table:table-row>
        <table:table-row table:style-name="ro8">
          <table:table-cell table:style-name="Accent_20_1" table:formula="of:=[$Falfelides.A117]" office:value-type="string" office:string-value="24Ln LDyggwYy" calcext:value-type="string">
            <text:p>24Ln LDyggwYy</text:p>
          </table:table-cell>
          <table:table-cell table:style-name="Footnote" table:formula="of:=[$Falfelides.B117]" office:value-type="string" office:string-value="BiRuulen Wariko" calcext:value-type="string">
            <text:p>BiRuulen Wariko</text:p>
          </table:table-cell>
          <table:table-cell table:style-name="ce785" table:formula="of:=[.C116]+1" office:value-type="date" office:date-value="2025-07-08" calcext:value-type="date">
            <text:p>Jul 8</text:p>
          </table:table-cell>
          <table:table-cell table:number-columns-repeated="16381"/>
        </table:table-row>
        <table:table-row table:style-name="ro8">
          <table:table-cell table:style-name="Accent_20_1" table:formula="of:=[$Falfelides.A118]" office:value-type="string" office:string-value="34Ln LDyggwYy" calcext:value-type="string">
            <text:p>34Ln LDyggwYy</text:p>
          </table:table-cell>
          <table:table-cell table:style-name="Footnote" table:formula="of:=[$Falfelides.B118]" office:value-type="string" office:string-value="LeRulen Wariko" calcext:value-type="string">
            <text:p>LeRulen Wariko</text:p>
          </table:table-cell>
          <table:table-cell table:style-name="ce785" table:formula="of:=[.C117]+1" office:value-type="date" office:date-value="2025-07-09" calcext:value-type="date">
            <text:p>Jul 9</text:p>
          </table:table-cell>
          <table:table-cell table:number-columns-repeated="16381"/>
        </table:table-row>
        <table:table-row table:style-name="ro8">
          <table:table-cell table:style-name="Accent_20_1" table:formula="of:=[$Falfelides.A119]" office:value-type="string" office:string-value="44Ln LDyggwYy" calcext:value-type="string">
            <text:p>44Ln LDyggwYy</text:p>
          </table:table-cell>
          <table:table-cell table:style-name="Footnote" table:formula="of:=[$Falfelides.B119]" office:value-type="string" office:string-value="Kuruulen Wariko" calcext:value-type="string">
            <text:p>Kuruulen Wariko</text:p>
          </table:table-cell>
          <table:table-cell table:style-name="ce785" table:formula="of:=[.C118]+1" office:value-type="date" office:date-value="2025-07-10" calcext:value-type="date">
            <text:p>Jul 10</text:p>
          </table:table-cell>
          <table:table-cell table:number-columns-repeated="16381"/>
        </table:table-row>
        <table:table-row table:style-name="ro8">
          <table:table-cell table:style-name="Accent_20_1" table:formula="of:=[$Falfelides.A120]" office:value-type="string" office:string-value="54Ln LDyggwYy" calcext:value-type="string">
            <text:p>54Ln LDyggwYy</text:p>
          </table:table-cell>
          <table:table-cell table:style-name="Footnote" table:formula="of:=[$Falfelides.B120]" office:value-type="string" office:string-value="Banoorlen Wariko" calcext:value-type="string">
            <text:p>Banoorlen Wariko</text:p>
          </table:table-cell>
          <table:table-cell table:style-name="ce785" table:formula="of:=[.C119]+1" office:value-type="date" office:date-value="2025-07-11" calcext:value-type="date">
            <text:p>Jul 11</text:p>
          </table:table-cell>
          <table:table-cell table:number-columns-repeated="16381"/>
        </table:table-row>
        <table:table-row table:style-name="ro8">
          <table:table-cell table:style-name="Accent_20_1" table:formula="of:=[$Falfelides.A121]" office:value-type="string" office:string-value="05Lllx LDyggwYy" calcext:value-type="string">
            <text:p>05Lllx LDyggwYy</text:p>
          </table:table-cell>
          <table:table-cell table:style-name="Footnote" table:formula="of:=[$Falfelides.B121]" office:value-type="string" office:string-value="Bammarla Wariko" calcext:value-type="string">
            <text:p>Bammarla Wariko</text:p>
          </table:table-cell>
          <table:table-cell table:style-name="ce785" table:formula="of:=[.C120]+1" office:value-type="date" office:date-value="2025-07-12" calcext:value-type="date">
            <text:p>Jul 12</text:p>
          </table:table-cell>
          <table:table-cell table:number-columns-repeated="16381"/>
        </table:table-row>
        <table:table-row table:style-name="ro8">
          <table:table-cell table:style-name="Accent_20_1" table:formula="of:=[$Falfelides.A122]" office:value-type="string" office:string-value="25Ln LDyggwYy" calcext:value-type="string">
            <text:p>25Ln LDyggwYy</text:p>
          </table:table-cell>
          <table:table-cell table:style-name="Footnote" table:formula="of:=[$Falfelides.B122]" office:value-type="string" office:string-value="BiiVaameng Wariko" calcext:value-type="string">
            <text:p>BiiVaameng Wariko</text:p>
          </table:table-cell>
          <table:table-cell table:style-name="ce785" table:formula="of:=[.C121]+1" office:value-type="date" office:date-value="2025-07-13" calcext:value-type="date">
            <text:p>Jul 13</text:p>
          </table:table-cell>
          <table:table-cell table:number-columns-repeated="16381"/>
        </table:table-row>
        <table:table-row table:style-name="ro8">
          <table:table-cell table:style-name="Accent_20_1" table:formula="of:=[$Falfelides.A123]" office:value-type="string" office:string-value="35Ln LDyggwYy" calcext:value-type="string">
            <text:p>35Ln LDyggwYy</text:p>
          </table:table-cell>
          <table:table-cell table:style-name="Footnote" table:formula="of:=[$Falfelides.B123]" office:value-type="string" office:string-value="LeVaameng Wariko" calcext:value-type="string">
            <text:p>LeVaameng Wariko</text:p>
          </table:table-cell>
          <table:table-cell table:style-name="ce785" table:formula="of:=[.C122]+1" office:value-type="date" office:date-value="2025-07-14" calcext:value-type="date">
            <text:p>Jul 14</text:p>
          </table:table-cell>
          <table:table-cell table:number-columns-repeated="16381"/>
        </table:table-row>
        <table:table-row table:style-name="ro8">
          <table:table-cell table:style-name="Accent_20_1" table:formula="of:=[$Falfelides.A124]" office:value-type="string" office:string-value="45Ln LDyggwYy" calcext:value-type="string">
            <text:p>45Ln LDyggwYy</text:p>
          </table:table-cell>
          <table:table-cell table:style-name="Footnote" table:formula="of:=[$Falfelides.B124]" office:value-type="string" office:string-value="KuVaameng Wariko" calcext:value-type="string">
            <text:p>KuVaameng Wariko</text:p>
          </table:table-cell>
          <table:table-cell table:style-name="ce785" table:formula="of:=[.C123]+1" office:value-type="date" office:date-value="2025-07-15" calcext:value-type="date">
            <text:p>Jul 15</text:p>
          </table:table-cell>
          <table:table-cell table:number-columns-repeated="16381"/>
        </table:table-row>
        <table:table-row table:style-name="ro8">
          <table:table-cell table:style-name="Accent_20_1" table:formula="of:=[$Falfelides.A125]" office:value-type="string" office:string-value="55Ln LDyggwYy" calcext:value-type="string">
            <text:p>55Ln LDyggwYy</text:p>
          </table:table-cell>
          <table:table-cell table:style-name="Footnote" table:formula="of:=[$Falfelides.B125]" office:value-type="string" office:string-value="FaVaameng Wariko" calcext:value-type="string">
            <text:p>FaVaameng Wariko</text:p>
          </table:table-cell>
          <table:table-cell table:style-name="ce785" table:formula="of:=[.C124]+1" office:value-type="date" office:date-value="2025-07-16" calcext:value-type="date">
            <text:p>Jul 16</text:p>
          </table:table-cell>
          <table:table-cell table:number-columns-repeated="16381"/>
        </table:table-row>
        <table:table-row table:style-name="ro8">
          <table:table-cell table:style-name="Accent_20_1" table:formula="of:=[$Falfelides.A126]" office:value-type="string" office:string-value="06Lllx LDyggwYy" calcext:value-type="string">
            <text:p>06Lllx LDyggwYy</text:p>
          </table:table-cell>
          <table:table-cell table:style-name="Footnote" table:formula="of:=[$Falfelides.B126]" office:value-type="string" office:string-value="Duulelarla Wariko" calcext:value-type="string">
            <text:p>Duulelarla Wariko</text:p>
          </table:table-cell>
          <table:table-cell table:style-name="ce785" table:formula="of:=[.C125]+1" office:value-type="date" office:date-value="2025-07-17" calcext:value-type="date">
            <text:p>Jul 17</text:p>
          </table:table-cell>
          <table:table-cell table:number-columns-repeated="16381"/>
        </table:table-row>
        <table:table-row table:style-name="ro8">
          <table:table-cell table:style-name="Accent_20_1" table:formula="of:=[$Falfelides.A127]" office:value-type="string" office:string-value="26Ln LDyggwYy" calcext:value-type="string">
            <text:p>26Ln LDyggwYy</text:p>
          </table:table-cell>
          <table:table-cell table:style-name="Footnote" table:formula="of:=[$Falfelides.B127]" office:value-type="string" office:string-value="BiiDuleren Wariko" calcext:value-type="string">
            <text:p>BiiDuleren Wariko</text:p>
          </table:table-cell>
          <table:table-cell table:style-name="ce785" table:formula="of:=[.C126]+1" office:value-type="date" office:date-value="2025-07-18" calcext:value-type="date">
            <text:p>Jul 18</text:p>
          </table:table-cell>
          <table:table-cell table:number-columns-repeated="16381"/>
        </table:table-row>
        <table:table-row table:style-name="ro8">
          <table:table-cell table:style-name="Accent_20_1" table:formula="of:=[$Falfelides.A128]" office:value-type="string" office:string-value="36Ln LDyggwYy" calcext:value-type="string">
            <text:p>36Ln LDyggwYy</text:p>
          </table:table-cell>
          <table:table-cell table:style-name="Footnote" table:formula="of:=[$Falfelides.B128]" office:value-type="string" office:string-value="LeDuleren Wariko" calcext:value-type="string">
            <text:p>LeDuleren Wariko</text:p>
          </table:table-cell>
          <table:table-cell table:style-name="ce785" table:formula="of:=[.C127]+1" office:value-type="date" office:date-value="2025-07-19" calcext:value-type="date">
            <text:p>Jul 19</text:p>
          </table:table-cell>
          <table:table-cell table:number-columns-repeated="16381"/>
        </table:table-row>
        <table:table-row table:style-name="ro8">
          <table:table-cell table:style-name="Accent_20_1" table:formula="of:=[$Falfelides.A129]" office:value-type="string" office:string-value="46Ln LDyggwYy" calcext:value-type="string">
            <text:p>46Ln LDyggwYy</text:p>
          </table:table-cell>
          <table:table-cell table:style-name="Footnote" table:formula="of:=[$Falfelides.B129]" office:value-type="string" office:string-value="KuDuuleren Wariko" calcext:value-type="string">
            <text:p>KuDuuleren Wariko</text:p>
          </table:table-cell>
          <table:table-cell table:style-name="ce785" table:formula="of:=[.C128]+1" office:value-type="date" office:date-value="2025-07-20" calcext:value-type="date">
            <text:p>Jul 20</text:p>
          </table:table-cell>
          <table:table-cell table:number-columns-repeated="16381"/>
        </table:table-row>
        <table:table-row table:style-name="ro8">
          <table:table-cell table:style-name="Accent_20_1" table:formula="of:=[$Falfelides.A130]" office:value-type="string" office:string-value="56Ln LDyggwYy" calcext:value-type="string">
            <text:p>56Ln LDyggwYy</text:p>
          </table:table-cell>
          <table:table-cell table:style-name="Footnote" table:formula="of:=[$Falfelides.B130]" office:value-type="string" office:string-value="PaDuleren Wariko" calcext:value-type="string">
            <text:p>PaDuleren Wariko</text:p>
          </table:table-cell>
          <table:table-cell table:style-name="ce785" table:formula="of:=[.C129]+1" office:value-type="date" office:date-value="2025-07-21" calcext:value-type="date">
            <text:p>Jul 21</text:p>
          </table:table-cell>
          <table:table-cell table:number-columns-repeated="16381"/>
        </table:table-row>
        <table:table-row table:style-name="ro8">
          <table:table-cell table:style-name="Accent_20_1" table:formula="of:=[$Falfelides.A131]" office:value-type="string" office:string-value="07Lllx LDyggwYy" calcext:value-type="string">
            <text:p>07Lllx LDyggwYy</text:p>
          </table:table-cell>
          <table:table-cell table:style-name="Footnote" table:formula="of:=[$Falfelides.B131]" office:value-type="string" office:string-value="Niraarla Wariko" calcext:value-type="string">
            <text:p>Niraarla Wariko</text:p>
          </table:table-cell>
          <table:table-cell table:style-name="ce785" table:formula="of:=[.C130]+1" office:value-type="date" office:date-value="2025-07-22" calcext:value-type="date">
            <text:p>Jul 22</text:p>
          </table:table-cell>
          <table:table-cell table:number-columns-repeated="16381"/>
        </table:table-row>
        <table:table-row table:style-name="ro8">
          <table:table-cell table:style-name="Accent_20_1" table:formula="of:=[$Falfelides.A132]" office:value-type="string" office:string-value="27Ln LDyggwYy" calcext:value-type="string">
            <text:p>27Ln LDyggwYy</text:p>
          </table:table-cell>
          <table:table-cell table:style-name="Footnote" table:formula="of:=[$Falfelides.B132]" office:value-type="string" office:string-value="BiiNirlen Wariko" calcext:value-type="string">
            <text:p>BiiNirlen Wariko</text:p>
          </table:table-cell>
          <table:table-cell table:style-name="ce785" table:formula="of:=[.C131]+1" office:value-type="date" office:date-value="2025-07-23" calcext:value-type="date">
            <text:p>Jul 23</text:p>
          </table:table-cell>
          <table:table-cell table:number-columns-repeated="16381"/>
        </table:table-row>
        <table:table-row table:style-name="ro8">
          <table:table-cell table:style-name="Accent_20_1" table:formula="of:=[$Falfelides.A133]" office:value-type="string" office:string-value="37Ln LDyggwYy" calcext:value-type="string">
            <text:p>37Ln LDyggwYy</text:p>
          </table:table-cell>
          <table:table-cell table:style-name="Footnote" table:formula="of:=[$Falfelides.B133]" office:value-type="string" office:string-value="NeGuulen Wariko" calcext:value-type="string">
            <text:p>NeGuulen Wariko</text:p>
          </table:table-cell>
          <table:table-cell table:style-name="ce785" table:formula="of:=[.C132]+1" office:value-type="date" office:date-value="2025-07-24" calcext:value-type="date">
            <text:p>Jul 24</text:p>
          </table:table-cell>
          <table:table-cell table:number-columns-repeated="16381"/>
        </table:table-row>
        <table:table-row table:style-name="ro8">
          <table:table-cell table:style-name="Accent_20_1" table:formula="of:=[$Falfelides.A134]" office:value-type="string" office:string-value="47Ln LDyggwYy" calcext:value-type="string">
            <text:p>47Ln LDyggwYy</text:p>
          </table:table-cell>
          <table:table-cell table:style-name="Footnote" table:formula="of:=[$Falfelides.B134]" office:value-type="string" office:string-value="KuuNirlen Wariko" calcext:value-type="string">
            <text:p>KuuNirlen Wariko</text:p>
          </table:table-cell>
          <table:table-cell table:style-name="ce785" table:formula="of:=[.C133]+1" office:value-type="date" office:date-value="2025-07-25" calcext:value-type="date">
            <text:p>Jul 25</text:p>
          </table:table-cell>
          <table:table-cell table:number-columns-repeated="16381"/>
        </table:table-row>
        <table:table-row table:style-name="ro8">
          <table:table-cell table:style-name="Accent_20_1" table:formula="of:=[$Falfelides.A135]" office:value-type="string" office:string-value="57Ln LDyggwYy" calcext:value-type="string">
            <text:p>57Ln LDyggwYy</text:p>
          </table:table-cell>
          <table:table-cell table:style-name="Footnote" table:formula="of:=[$Falfelides.B135]" office:value-type="string" office:string-value="Nebellen Wariko" calcext:value-type="string">
            <text:p>Nebellen Wariko</text:p>
          </table:table-cell>
          <table:table-cell table:style-name="ce785" table:formula="of:=[.C134]+1" office:value-type="date" office:date-value="2025-07-26" calcext:value-type="date">
            <text:p>Jul 26</text:p>
          </table:table-cell>
          <table:table-cell table:number-columns-repeated="16381"/>
        </table:table-row>
        <table:table-row table:style-name="ro8">
          <table:table-cell table:style-name="Accent_20_1" table:formula="of:=[$Falfelides.A136]" office:value-type="string" office:string-value="00Lllx LDyggwYy" calcext:value-type="string">
            <text:p>00Lllx LDyggwYy</text:p>
          </table:table-cell>
          <table:table-cell table:style-name="Footnote" table:formula="of:=[$Falfelides.B136]" office:value-type="string" office:string-value="Baarella Wariko" calcext:value-type="string">
            <text:p>Baarella Wariko</text:p>
          </table:table-cell>
          <table:table-cell table:style-name="ce785" table:formula="of:=[.C135]+1" office:value-type="date" office:date-value="2025-07-27" calcext:value-type="date">
            <text:p>Jul 27</text:p>
          </table:table-cell>
          <table:table-cell table:number-columns-repeated="16381"/>
        </table:table-row>
        <table:table-row table:style-name="ro8">
          <table:table-cell table:style-name="Accent_20_1" table:formula="of:=[$Falfelides.A137]" office:value-type="string" office:string-value="20Ln LDyggwYy" calcext:value-type="string">
            <text:p>20Ln LDyggwYy</text:p>
          </table:table-cell>
          <table:table-cell table:style-name="Footnote" table:formula="of:=[$Falfelides.B137]" office:value-type="string" office:string-value="BiGiilen Wariko" calcext:value-type="string">
            <text:p>BiGiilen Wariko</text:p>
          </table:table-cell>
          <table:table-cell table:style-name="ce785" table:formula="of:=[.C136]+1" office:value-type="date" office:date-value="2025-07-28" calcext:value-type="date">
            <text:p>Jul 28</text:p>
          </table:table-cell>
          <table:table-cell table:number-columns-repeated="16381"/>
        </table:table-row>
        <table:table-row table:style-name="ro8">
          <table:table-cell table:style-name="Accent_20_1" table:formula="of:=[$Falfelides.A138]" office:value-type="string" office:string-value="30Ln LDyggwYy" calcext:value-type="string">
            <text:p>30Ln LDyggwYy</text:p>
          </table:table-cell>
          <table:table-cell table:style-name="Footnote" table:formula="of:=[$Falfelides.B138]" office:value-type="string" office:string-value="LeLiilen Wariko" calcext:value-type="string">
            <text:p>LeLiilen Wariko</text:p>
          </table:table-cell>
          <table:table-cell table:style-name="ce785" table:formula="of:=[.C137]+1" office:value-type="date" office:date-value="2025-07-29" calcext:value-type="date">
            <text:p>Jul 29</text:p>
          </table:table-cell>
          <table:table-cell table:number-columns-repeated="16381"/>
        </table:table-row>
        <table:table-row table:style-name="ro8">
          <table:table-cell table:style-name="Accent_20_1" table:formula="of:=[$Falfelides.A139]" office:value-type="string" office:string-value="40Ln LDyggwYy" calcext:value-type="string">
            <text:p>40Ln LDyggwYy</text:p>
          </table:table-cell>
          <table:table-cell table:style-name="Footnote" table:formula="of:=[$Falfelides.B139]" office:value-type="string" office:string-value="Guuwiilen Wariko" calcext:value-type="string">
            <text:p>Guuwiilen Wariko</text:p>
          </table:table-cell>
          <table:table-cell table:style-name="ce785" table:formula="of:=[.C138]+1" office:value-type="date" office:date-value="2025-07-30" calcext:value-type="date">
            <text:p>Jul 30</text:p>
          </table:table-cell>
          <table:table-cell table:number-columns-repeated="16381"/>
        </table:table-row>
        <table:table-row table:style-name="ro8">
          <table:table-cell table:style-name="Accent_20_1" table:formula="of:=[$Falfelides.A140]" office:value-type="string" office:string-value="50Ln LDyggwYy" calcext:value-type="string">
            <text:p>50Ln LDyggwYy</text:p>
          </table:table-cell>
          <table:table-cell table:style-name="Footnote" table:formula="of:=[$Falfelides.B140]" office:value-type="string" office:string-value="BaNiilen Wariko" calcext:value-type="string">
            <text:p>BaNiilen Wariko</text:p>
          </table:table-cell>
          <table:table-cell table:style-name="ce785" table:formula="of:=[.C139]+1" office:value-type="date" office:date-value="2025-07-31" calcext:value-type="date">
            <text:p>Jul 31</text:p>
          </table:table-cell>
          <table:table-cell table:number-columns-repeated="16381"/>
        </table:table-row>
        <table:table-row table:style-name="ro8">
          <table:table-cell table:style-name="Accent_20_1" table:formula="of:=[$Falfelides.A141]" office:value-type="string" office:string-value="LN05Yy LDyggwYy" calcext:value-type="string">
            <text:p>LN05Yy LDyggwYy</text:p>
          </table:table-cell>
          <table:table-cell table:style-name="Footnote" table:formula="of:=[$Falfelides.B141]" office:value-type="string" office:string-value="Lembami Wariko" calcext:value-type="string">
            <text:p>Lembami Wariko</text:p>
          </table:table-cell>
          <table:table-cell table:style-name="ce785" table:formula="of:=[.C140]+1" office:value-type="date" office:date-value="2025-08-01" calcext:value-type="date">
            <text:p>Aug 1</text:p>
          </table:table-cell>
          <table:table-cell table:number-columns-repeated="16381"/>
        </table:table-row>
        <table:table-row table:style-name="ro8">
          <table:table-cell table:style-name="Accent_20_1" table:formula="of:=[$Falfelides.A142]" office:value-type="string" office:string-value="LN04Yy LDyggwYy" calcext:value-type="string">
            <text:p>LN04Yy LDyggwYy</text:p>
          </table:table-cell>
          <table:table-cell table:style-name="Footnote" table:formula="of:=[$Falfelides.B142]" office:value-type="string" office:string-value="Lenko’i Wariko" calcext:value-type="string">
            <text:p>Lenko’i Wariko</text:p>
          </table:table-cell>
          <table:table-cell table:style-name="ce785" table:formula="of:=[.C141]+1" office:value-type="date" office:date-value="2025-08-02" calcext:value-type="date">
            <text:p>Aug 2</text:p>
          </table:table-cell>
          <table:table-cell table:number-columns-repeated="16381"/>
        </table:table-row>
        <table:table-row table:style-name="ro8">
          <table:table-cell table:style-name="Accent_20_1" table:formula="of:=[$Falfelides.A143]" office:value-type="string" office:string-value="LN03Yy LDyggwYy" calcext:value-type="string">
            <text:p>LN03Yy LDyggwYy</text:p>
          </table:table-cell>
          <table:table-cell table:style-name="Footnote" table:formula="of:=[$Falfelides.B143]" office:value-type="string" office:string-value="Lenleli Wariko" calcext:value-type="string">
            <text:p>Lenleli Wariko</text:p>
          </table:table-cell>
          <table:table-cell table:style-name="ce785" table:formula="of:=[.C142]+1" office:value-type="date" office:date-value="2025-08-03" calcext:value-type="date">
            <text:p>Aug 3</text:p>
          </table:table-cell>
          <table:table-cell table:number-columns-repeated="16381"/>
        </table:table-row>
        <table:table-row table:style-name="ro8">
          <table:table-cell table:style-name="Accent_20_1" table:formula="of:=[$Falfelides.A144]" office:value-type="string" office:string-value="LN02Yy LDyggwYy" calcext:value-type="string">
            <text:p>LN02Yy LDyggwYy</text:p>
          </table:table-cell>
          <table:table-cell table:style-name="Footnote" table:formula="of:=[$Falfelides.B144]" office:value-type="string" office:string-value="Lendoli Wariko" calcext:value-type="string">
            <text:p>Lendoli Wariko</text:p>
          </table:table-cell>
          <table:table-cell table:style-name="ce785" table:formula="of:=[.C143]+1" office:value-type="date" office:date-value="2025-08-04" calcext:value-type="date">
            <text:p>Aug 4</text:p>
          </table:table-cell>
          <table:table-cell table:number-columns-repeated="16381"/>
        </table:table-row>
        <table:table-row table:style-name="ro8">
          <table:table-cell table:style-name="Accent_20_1" table:formula="of:=[$Falfelides.A145]" office:value-type="string" office:string-value="00LNyy LDyggwYy" calcext:value-type="string">
            <text:p>00LNyy LDyggwYy</text:p>
          </table:table-cell>
          <table:table-cell table:style-name="Footnote" table:formula="of:=[$Falfelides.B145]" office:value-type="string" office:string-value="Baringi Wariko" calcext:value-type="string">
            <text:p>Baringi Wariko</text:p>
          </table:table-cell>
          <table:table-cell table:style-name="ce785" table:formula="of:=[.C144]+1" office:value-type="date" office:date-value="2025-08-05" calcext:value-type="date">
            <text:p>Aug 5</text:p>
          </table:table-cell>
          <table:table-cell table:number-columns-repeated="16381"/>
        </table:table-row>
        <table:table-row table:style-name="ro8">
          <table:table-cell table:style-name="Accent_20_1" table:formula="of:=[$Falfelides.A146]" office:value-type="string" office:string-value="LDlnyg" calcext:value-type="string">
            <text:p>LDlnyg</text:p>
          </table:table-cell>
          <table:table-cell table:style-name="Footnote" table:formula="of:=[$Falfelides.B146]" office:value-type="string" office:string-value="Wakha" calcext:value-type="string">
            <text:p>Wakha</text:p>
          </table:table-cell>
          <table:table-cell table:style-name="ce785" table:formula="of:=[.C145]+1" office:value-type="date" office:date-value="2025-08-06" calcext:value-type="date">
            <text:p>Aug 6</text:p>
          </table:table-cell>
          <table:table-cell table:number-columns-repeated="16381"/>
        </table:table-row>
        <table:table-row table:style-name="ro8">
          <table:table-cell table:style-name="Accent_20_1" table:formula="of:=[$Falfelides.A147]" office:value-type="string" office:string-value="01Lllx LDygyy" calcext:value-type="string">
            <text:p>01Lllx LDygyy</text:p>
          </table:table-cell>
          <table:table-cell table:style-name="Footnote" table:formula="of:=[$Falfelides.B147]" office:value-type="string" office:string-value="Nenarla Ganshni" calcext:value-type="string">
            <text:p>Nenarla Ganshni</text:p>
          </table:table-cell>
          <table:table-cell table:style-name="ce785" table:formula="of:=[.C146]+1" office:value-type="date" office:date-value="2025-08-07" calcext:value-type="date">
            <text:p>Aug 7</text:p>
          </table:table-cell>
          <table:table-cell table:number-columns-repeated="16381"/>
        </table:table-row>
        <table:table-row table:style-name="ro8">
          <table:table-cell table:style-name="Accent_20_1" table:formula="of:=[$Falfelides.A148]" office:value-type="string" office:string-value="21Ln LDygyy" calcext:value-type="string">
            <text:p>21Ln LDygyy</text:p>
          </table:table-cell>
          <table:table-cell table:style-name="Footnote" table:formula="of:=[$Falfelides.B148]" office:value-type="string" office:string-value="Biinnelen Ganshni" calcext:value-type="string">
            <text:p>Biinnelen Ganshni</text:p>
          </table:table-cell>
          <table:table-cell table:style-name="ce785" table:formula="of:=[.C147]+1" office:value-type="date" office:date-value="2025-08-08" calcext:value-type="date">
            <text:p>Aug 8</text:p>
          </table:table-cell>
          <table:table-cell table:number-columns-repeated="16381"/>
        </table:table-row>
        <table:table-row table:style-name="ro8">
          <table:table-cell table:style-name="Accent_20_1" table:formula="of:=[$Falfelides.A149]" office:value-type="string" office:string-value="31Ln LDygyy" calcext:value-type="string">
            <text:p>31Ln LDygyy</text:p>
          </table:table-cell>
          <table:table-cell table:style-name="Footnote" table:formula="of:=[$Falfelides.B149]" office:value-type="string" office:string-value="Lennelen Ganshni" calcext:value-type="string">
            <text:p>Lennelen Ganshni</text:p>
          </table:table-cell>
          <table:table-cell table:style-name="ce785" table:formula="of:=[.C148]+1" office:value-type="date" office:date-value="2025-08-09" calcext:value-type="date">
            <text:p>Aug 9</text:p>
          </table:table-cell>
          <table:table-cell table:number-columns-repeated="16381"/>
        </table:table-row>
        <table:table-row table:style-name="ro8">
          <table:table-cell table:style-name="Accent_20_1" table:formula="of:=[$Falfelides.A150]" office:value-type="string" office:string-value="41Ln LDygyy" calcext:value-type="string">
            <text:p>41Ln LDygyy</text:p>
          </table:table-cell>
          <table:table-cell table:style-name="Footnote" table:formula="of:=[$Falfelides.B150]" office:value-type="string" office:string-value="Guunnelen Ganshni" calcext:value-type="string">
            <text:p>Guunnelen Ganshni</text:p>
          </table:table-cell>
          <table:table-cell table:style-name="ce785" table:formula="of:=[.C149]+1" office:value-type="date" office:date-value="2025-08-10" calcext:value-type="date">
            <text:p>Aug 10</text:p>
          </table:table-cell>
          <table:table-cell table:number-columns-repeated="16381"/>
        </table:table-row>
        <table:table-row table:style-name="ro8">
          <table:table-cell table:style-name="Accent_20_1" table:formula="of:=[$Falfelides.A151]" office:value-type="string" office:string-value="51Ln LDygyy" calcext:value-type="string">
            <text:p>51Ln LDygyy</text:p>
          </table:table-cell>
          <table:table-cell table:style-name="Footnote" table:formula="of:=[$Falfelides.B151]" office:value-type="string" office:string-value="BiNiineren Ganshni" calcext:value-type="string">
            <text:p>BiNiineren Ganshni</text:p>
          </table:table-cell>
          <table:table-cell table:style-name="ce785" table:formula="of:=[.C150]+1" office:value-type="date" office:date-value="2025-08-11" calcext:value-type="date">
            <text:p>Aug 11</text:p>
          </table:table-cell>
          <table:table-cell table:number-columns-repeated="16381"/>
        </table:table-row>
        <table:table-row table:style-name="ro8">
          <table:table-cell table:style-name="Accent_20_1" table:formula="of:=[$Falfelides.A152]" office:value-type="string" office:string-value="02Lllx LDygyy" calcext:value-type="string">
            <text:p>02Lllx LDygyy</text:p>
          </table:table-cell>
          <table:table-cell table:style-name="Footnote" table:formula="of:=[$Falfelides.B152]" office:value-type="string" office:string-value="Doolarla Ganshni" calcext:value-type="string">
            <text:p>Doolarla Ganshni</text:p>
          </table:table-cell>
          <table:table-cell table:style-name="ce785" table:formula="of:=[.C151]+1" office:value-type="date" office:date-value="2025-08-12" calcext:value-type="date">
            <text:p>Aug 12</text:p>
          </table:table-cell>
          <table:table-cell table:number-columns-repeated="16381"/>
        </table:table-row>
        <table:table-row table:style-name="ro8">
          <table:table-cell table:style-name="Accent_20_1" table:formula="of:=[$Falfelides.A153]" office:value-type="string" office:string-value="22Ln LDygyy" calcext:value-type="string">
            <text:p>22Ln LDygyy</text:p>
          </table:table-cell>
          <table:table-cell table:style-name="Footnote" table:formula="of:=[$Falfelides.B153]" office:value-type="string" office:string-value="BiDoolen Ganshni" calcext:value-type="string">
            <text:p>BiDoolen Ganshni</text:p>
          </table:table-cell>
          <table:table-cell table:style-name="ce785" table:formula="of:=[.C152]+1" office:value-type="date" office:date-value="2025-08-13" calcext:value-type="date">
            <text:p>Aug 13</text:p>
          </table:table-cell>
          <table:table-cell table:number-columns-repeated="16381"/>
        </table:table-row>
        <table:table-row table:style-name="ro8">
          <table:table-cell table:style-name="Accent_20_1" table:formula="of:=[$Falfelides.A154]" office:value-type="string" office:string-value="32Ln LDygyy" calcext:value-type="string">
            <text:p>32Ln LDygyy</text:p>
          </table:table-cell>
          <table:table-cell table:style-name="Footnote" table:formula="of:=[$Falfelides.B154]" office:value-type="string" office:string-value="LeDoolen Ganshni" calcext:value-type="string">
            <text:p>LeDoolen Ganshni</text:p>
          </table:table-cell>
          <table:table-cell table:style-name="ce785" table:formula="of:=[.C153]+1" office:value-type="date" office:date-value="2025-08-14" calcext:value-type="date">
            <text:p>Aug 14</text:p>
          </table:table-cell>
          <table:table-cell table:number-columns-repeated="16381"/>
        </table:table-row>
        <table:table-row table:style-name="ro8">
          <table:table-cell table:style-name="Accent_20_1" table:formula="of:=[$Falfelides.A155]" office:value-type="string" office:string-value="42Ln LDygyy" calcext:value-type="string">
            <text:p>42Ln LDygyy</text:p>
          </table:table-cell>
          <table:table-cell table:style-name="Footnote" table:formula="of:=[$Falfelides.B155]" office:value-type="string" office:string-value="KuuDoolen Ganshni" calcext:value-type="string">
            <text:p>KuuDoolen Ganshni</text:p>
          </table:table-cell>
          <table:table-cell table:style-name="ce785" table:formula="of:=[.C154]+1" office:value-type="date" office:date-value="2025-08-15" calcext:value-type="date">
            <text:p>Aug 15</text:p>
          </table:table-cell>
          <table:table-cell table:number-columns-repeated="16381"/>
        </table:table-row>
        <table:table-row table:style-name="ro8">
          <table:table-cell table:style-name="Accent_20_1" table:formula="of:=[$Falfelides.A156]" office:value-type="string" office:string-value="52Ln LDygyy" calcext:value-type="string">
            <text:p>52Ln LDygyy</text:p>
          </table:table-cell>
          <table:table-cell table:style-name="Footnote" table:formula="of:=[$Falfelides.B156]" office:value-type="string" office:string-value="PaanDoolen Ganshni" calcext:value-type="string">
            <text:p>PaanDoolen Ganshni</text:p>
          </table:table-cell>
          <table:table-cell table:style-name="ce785" table:formula="of:=[.C155]+1" office:value-type="date" office:date-value="2025-08-16" calcext:value-type="date">
            <text:p>Aug 16</text:p>
          </table:table-cell>
          <table:table-cell table:number-columns-repeated="16381"/>
        </table:table-row>
        <table:table-row table:style-name="ro8">
          <table:table-cell table:style-name="Accent_20_1" table:formula="of:=[$Falfelides.A157]" office:value-type="string" office:string-value="03Lllx LDygyy" calcext:value-type="string">
            <text:p>03Lllx LDygyy</text:p>
          </table:table-cell>
          <table:table-cell table:style-name="Footnote" table:formula="of:=[$Falfelides.B157]" office:value-type="string" office:string-value="Lellarla Ganshni" calcext:value-type="string">
            <text:p>Lellarla Ganshni</text:p>
          </table:table-cell>
          <table:table-cell table:style-name="ce785" table:formula="of:=[.C156]+1" office:value-type="date" office:date-value="2025-08-17" calcext:value-type="date">
            <text:p>Aug 17</text:p>
          </table:table-cell>
          <table:table-cell table:number-columns-repeated="16381"/>
        </table:table-row>
        <table:table-row table:style-name="ro8">
          <table:table-cell table:style-name="Accent_20_1" table:formula="of:=[$Falfelides.A158]" office:value-type="string" office:string-value="23Ln LDygyy" calcext:value-type="string">
            <text:p>23Ln LDygyy</text:p>
          </table:table-cell>
          <table:table-cell table:style-name="Footnote" table:formula="of:=[$Falfelides.B158]" office:value-type="string" office:string-value="Biillaaren Ganshni" calcext:value-type="string">
            <text:p>Biillaaren Ganshni</text:p>
          </table:table-cell>
          <table:table-cell table:style-name="ce785" table:formula="of:=[.C157]+1" office:value-type="date" office:date-value="2025-08-18" calcext:value-type="date">
            <text:p>Aug 18</text:p>
          </table:table-cell>
          <table:table-cell table:number-columns-repeated="16381"/>
        </table:table-row>
        <table:table-row table:style-name="ro8">
          <table:table-cell table:style-name="Accent_20_1" table:formula="of:=[$Falfelides.A159]" office:value-type="string" office:string-value="33Ln LDygyy" calcext:value-type="string">
            <text:p>33Ln LDygyy</text:p>
          </table:table-cell>
          <table:table-cell table:style-name="Footnote" table:formula="of:=[$Falfelides.B159]" office:value-type="string" office:string-value="Lilleeren Ganshni" calcext:value-type="string">
            <text:p>Lilleeren Ganshni</text:p>
          </table:table-cell>
          <table:table-cell table:style-name="ce785" table:formula="of:=[.C158]+1" office:value-type="date" office:date-value="2025-08-19" calcext:value-type="date">
            <text:p>Aug 19</text:p>
          </table:table-cell>
          <table:table-cell table:number-columns-repeated="16381"/>
        </table:table-row>
        <table:table-row table:style-name="ro8">
          <table:table-cell table:style-name="Accent_20_1" table:formula="of:=[$Falfelides.A160]" office:value-type="string" office:string-value="43Ln LDygyy" calcext:value-type="string">
            <text:p>43Ln LDygyy</text:p>
          </table:table-cell>
          <table:table-cell table:style-name="Footnote" table:formula="of:=[$Falfelides.B160]" office:value-type="string" office:string-value="Guullaaren Ganshni" calcext:value-type="string">
            <text:p>Guullaaren Ganshni</text:p>
          </table:table-cell>
          <table:table-cell table:style-name="ce785" table:formula="of:=[.C159]+1" office:value-type="date" office:date-value="2025-08-20" calcext:value-type="date">
            <text:p>Aug 20</text:p>
          </table:table-cell>
          <table:table-cell table:number-columns-repeated="16381"/>
        </table:table-row>
        <table:table-row table:style-name="ro8">
          <table:table-cell table:style-name="Accent_20_1" table:formula="of:=[$Falfelides.A161]" office:value-type="string" office:string-value="53Ln LDygyy" calcext:value-type="string">
            <text:p>53Ln LDygyy</text:p>
          </table:table-cell>
          <table:table-cell table:style-name="Footnote" table:formula="of:=[$Falfelides.B161]" office:value-type="string" office:string-value="Banaarlen Ganshni" calcext:value-type="string">
            <text:p>Banaarlen Ganshni</text:p>
          </table:table-cell>
          <table:table-cell table:style-name="ce785" table:formula="of:=[.C160]+1" office:value-type="date" office:date-value="2025-08-21" calcext:value-type="date">
            <text:p>Aug 21</text:p>
          </table:table-cell>
          <table:table-cell table:number-columns-repeated="16381"/>
        </table:table-row>
        <table:table-row table:style-name="ro8">
          <table:table-cell table:style-name="Accent_20_1" table:formula="of:=[$Falfelides.A162]" office:value-type="string" office:string-value="04Lllx LDygyy" calcext:value-type="string">
            <text:p>04Lllx LDygyy</text:p>
          </table:table-cell>
          <table:table-cell table:style-name="Footnote" table:formula="of:=[$Falfelides.B162]" office:value-type="string" office:string-value="Goolarla Ganshni" calcext:value-type="string">
            <text:p>Goolarla Ganshni</text:p>
          </table:table-cell>
          <table:table-cell table:style-name="ce785" table:formula="of:=[.C161]+1" office:value-type="date" office:date-value="2025-08-22" calcext:value-type="date">
            <text:p>Aug 22</text:p>
          </table:table-cell>
          <table:table-cell table:number-columns-repeated="16381"/>
        </table:table-row>
        <table:table-row table:style-name="ro8">
          <table:table-cell table:style-name="Accent_20_1" table:formula="of:=[$Falfelides.A163]" office:value-type="string" office:string-value="24Ln LDygyy" calcext:value-type="string">
            <text:p>24Ln LDygyy</text:p>
          </table:table-cell>
          <table:table-cell table:style-name="Footnote" table:formula="of:=[$Falfelides.B163]" office:value-type="string" office:string-value="BiRuulen Ganshni" calcext:value-type="string">
            <text:p>BiRuulen Ganshni</text:p>
          </table:table-cell>
          <table:table-cell table:style-name="ce785" table:formula="of:=[.C162]+1" office:value-type="date" office:date-value="2025-08-23" calcext:value-type="date">
            <text:p>Aug 23</text:p>
          </table:table-cell>
          <table:table-cell table:number-columns-repeated="16381"/>
        </table:table-row>
        <table:table-row table:style-name="ro8">
          <table:table-cell table:style-name="Accent_20_1" table:formula="of:=[$Falfelides.A164]" office:value-type="string" office:string-value="34Ln LDygyy" calcext:value-type="string">
            <text:p>34Ln LDygyy</text:p>
          </table:table-cell>
          <table:table-cell table:style-name="Footnote" table:formula="of:=[$Falfelides.B164]" office:value-type="string" office:string-value="LeRulen Ganshni" calcext:value-type="string">
            <text:p>LeRulen Ganshni</text:p>
          </table:table-cell>
          <table:table-cell table:style-name="ce785" table:formula="of:=[.C163]+1" office:value-type="date" office:date-value="2025-08-24" calcext:value-type="date">
            <text:p>Aug 24</text:p>
          </table:table-cell>
          <table:table-cell table:number-columns-repeated="16381"/>
        </table:table-row>
        <table:table-row table:style-name="ro8">
          <table:table-cell table:style-name="Accent_20_1" table:formula="of:=[$Falfelides.A165]" office:value-type="string" office:string-value="44Ln LDygyy" calcext:value-type="string">
            <text:p>44Ln LDygyy</text:p>
          </table:table-cell>
          <table:table-cell table:style-name="Footnote" table:formula="of:=[$Falfelides.B165]" office:value-type="string" office:string-value="Kuruulen Ganshni" calcext:value-type="string">
            <text:p>Kuruulen Ganshni</text:p>
          </table:table-cell>
          <table:table-cell table:style-name="ce785" table:formula="of:=[.C164]+1" office:value-type="date" office:date-value="2025-08-25" calcext:value-type="date">
            <text:p>Aug 25</text:p>
          </table:table-cell>
          <table:table-cell table:number-columns-repeated="16381"/>
        </table:table-row>
        <table:table-row table:style-name="ro8">
          <table:table-cell table:style-name="Accent_20_1" table:formula="of:=[$Falfelides.A166]" office:value-type="string" office:string-value="54Ln LDygyy" calcext:value-type="string">
            <text:p>54Ln LDygyy</text:p>
          </table:table-cell>
          <table:table-cell table:style-name="Footnote" table:formula="of:=[$Falfelides.B166]" office:value-type="string" office:string-value="Banoorlen Ganshni" calcext:value-type="string">
            <text:p>Banoorlen Ganshni</text:p>
          </table:table-cell>
          <table:table-cell table:style-name="ce785" table:formula="of:=[.C165]+1" office:value-type="date" office:date-value="2025-08-26" calcext:value-type="date">
            <text:p>Aug 26</text:p>
          </table:table-cell>
          <table:table-cell table:number-columns-repeated="16381"/>
        </table:table-row>
        <table:table-row table:style-name="ro8">
          <table:table-cell table:style-name="Accent_20_1" table:formula="of:=[$Falfelides.A167]" office:value-type="string" office:string-value="05Lllx LDygyy" calcext:value-type="string">
            <text:p>05Lllx LDygyy</text:p>
          </table:table-cell>
          <table:table-cell table:style-name="Footnote" table:formula="of:=[$Falfelides.B167]" office:value-type="string" office:string-value="Bammarla Ganshni" calcext:value-type="string">
            <text:p>Bammarla Ganshni</text:p>
          </table:table-cell>
          <table:table-cell table:style-name="ce785" table:formula="of:=[.C166]+1" office:value-type="date" office:date-value="2025-08-27" calcext:value-type="date">
            <text:p>Aug 27</text:p>
          </table:table-cell>
          <table:table-cell table:number-columns-repeated="16381"/>
        </table:table-row>
        <table:table-row table:style-name="ro8">
          <table:table-cell table:style-name="Accent_20_1" table:formula="of:=[$Falfelides.A168]" office:value-type="string" office:string-value="25Ln LDygyy" calcext:value-type="string">
            <text:p>25Ln LDygyy</text:p>
          </table:table-cell>
          <table:table-cell table:style-name="Footnote" table:formula="of:=[$Falfelides.B168]" office:value-type="string" office:string-value="BiiVaameng Ganshni" calcext:value-type="string">
            <text:p>BiiVaameng Ganshni</text:p>
          </table:table-cell>
          <table:table-cell table:style-name="ce785" table:formula="of:=[.C167]+1" office:value-type="date" office:date-value="2025-08-28" calcext:value-type="date">
            <text:p>Aug 28</text:p>
          </table:table-cell>
          <table:table-cell table:number-columns-repeated="16381"/>
        </table:table-row>
        <table:table-row table:style-name="ro8">
          <table:table-cell table:style-name="Accent_20_1" table:formula="of:=[$Falfelides.A169]" office:value-type="string" office:string-value="35Ln LDygyy" calcext:value-type="string">
            <text:p>35Ln LDygyy</text:p>
          </table:table-cell>
          <table:table-cell table:style-name="Footnote" table:formula="of:=[$Falfelides.B169]" office:value-type="string" office:string-value="LeVaameng Ganshni" calcext:value-type="string">
            <text:p>LeVaameng Ganshni</text:p>
          </table:table-cell>
          <table:table-cell table:style-name="ce785" table:formula="of:=[.C168]+1" office:value-type="date" office:date-value="2025-08-29" calcext:value-type="date">
            <text:p>Aug 29</text:p>
          </table:table-cell>
          <table:table-cell table:number-columns-repeated="16381"/>
        </table:table-row>
        <table:table-row table:style-name="ro8">
          <table:table-cell table:style-name="Accent_20_1" table:formula="of:=[$Falfelides.A170]" office:value-type="string" office:string-value="45Ln LDygyy" calcext:value-type="string">
            <text:p>45Ln LDygyy</text:p>
          </table:table-cell>
          <table:table-cell table:style-name="Footnote" table:formula="of:=[$Falfelides.B170]" office:value-type="string" office:string-value="KuVaameng Ganshni" calcext:value-type="string">
            <text:p>KuVaameng Ganshni</text:p>
          </table:table-cell>
          <table:table-cell table:style-name="ce785" table:formula="of:=[.C169]+1" office:value-type="date" office:date-value="2025-08-30" calcext:value-type="date">
            <text:p>Aug 30</text:p>
          </table:table-cell>
          <table:table-cell table:number-columns-repeated="16381"/>
        </table:table-row>
        <table:table-row table:style-name="ro8">
          <table:table-cell table:style-name="Accent_20_1" table:formula="of:=[$Falfelides.A171]" office:value-type="string" office:string-value="55Ln LDygyy" calcext:value-type="string">
            <text:p>55Ln LDygyy</text:p>
          </table:table-cell>
          <table:table-cell table:style-name="Footnote" table:formula="of:=[$Falfelides.B171]" office:value-type="string" office:string-value="FaVaameng Ganshni" calcext:value-type="string">
            <text:p>FaVaameng Ganshni</text:p>
          </table:table-cell>
          <table:table-cell table:style-name="ce785" table:formula="of:=[.C170]+1" office:value-type="date" office:date-value="2025-08-31" calcext:value-type="date">
            <text:p>Aug 31</text:p>
          </table:table-cell>
          <table:table-cell table:number-columns-repeated="16381"/>
        </table:table-row>
        <table:table-row table:style-name="ro8">
          <table:table-cell table:style-name="Accent_20_1" table:formula="of:=[$Falfelides.A172]" office:value-type="string" office:string-value="06Lllx LDygyy" calcext:value-type="string">
            <text:p>06Lllx LDygyy</text:p>
          </table:table-cell>
          <table:table-cell table:style-name="Footnote" table:formula="of:=[$Falfelides.B172]" office:value-type="string" office:string-value="Duulelarla Ganshni" calcext:value-type="string">
            <text:p>Duulelarla Ganshni</text:p>
          </table:table-cell>
          <table:table-cell table:style-name="ce785" table:formula="of:=[.C171]+1" office:value-type="date" office:date-value="2025-09-01" calcext:value-type="date">
            <text:p>Sep 1</text:p>
          </table:table-cell>
          <table:table-cell table:number-columns-repeated="16381"/>
        </table:table-row>
        <table:table-row table:style-name="ro8">
          <table:table-cell table:style-name="Accent_20_1" table:formula="of:=[$Falfelides.A173]" office:value-type="string" office:string-value="26Ln LDygyy" calcext:value-type="string">
            <text:p>26Ln LDygyy</text:p>
          </table:table-cell>
          <table:table-cell table:style-name="Footnote" table:formula="of:=[$Falfelides.B173]" office:value-type="string" office:string-value="BiiDuleren Ganshni" calcext:value-type="string">
            <text:p>BiiDuleren Ganshni</text:p>
          </table:table-cell>
          <table:table-cell table:style-name="ce785" table:formula="of:=[.C172]+1" office:value-type="date" office:date-value="2025-09-02" calcext:value-type="date">
            <text:p>Sep 2</text:p>
          </table:table-cell>
          <table:table-cell table:number-columns-repeated="16381"/>
        </table:table-row>
        <table:table-row table:style-name="ro8">
          <table:table-cell table:style-name="Accent_20_1" table:formula="of:=[$Falfelides.A174]" office:value-type="string" office:string-value="36Ln LDygyy" calcext:value-type="string">
            <text:p>36Ln LDygyy</text:p>
          </table:table-cell>
          <table:table-cell table:style-name="Footnote" table:formula="of:=[$Falfelides.B174]" office:value-type="string" office:string-value="LeDuleren Ganshni" calcext:value-type="string">
            <text:p>LeDuleren Ganshni</text:p>
          </table:table-cell>
          <table:table-cell table:style-name="ce785" table:formula="of:=[.C173]+1" office:value-type="date" office:date-value="2025-09-03" calcext:value-type="date">
            <text:p>Sep 3</text:p>
          </table:table-cell>
          <table:table-cell table:number-columns-repeated="16381"/>
        </table:table-row>
        <table:table-row table:style-name="ro8">
          <table:table-cell table:style-name="Accent_20_1" table:formula="of:=[$Falfelides.A175]" office:value-type="string" office:string-value="46Ln LDygyy" calcext:value-type="string">
            <text:p>46Ln LDygyy</text:p>
          </table:table-cell>
          <table:table-cell table:style-name="Footnote" table:formula="of:=[$Falfelides.B175]" office:value-type="string" office:string-value="KuDuuleren Ganshni" calcext:value-type="string">
            <text:p>KuDuuleren Ganshni</text:p>
          </table:table-cell>
          <table:table-cell table:style-name="ce785" table:formula="of:=[.C174]+1" office:value-type="date" office:date-value="2025-09-04" calcext:value-type="date">
            <text:p>Sep 4</text:p>
          </table:table-cell>
          <table:table-cell table:number-columns-repeated="16381"/>
        </table:table-row>
        <table:table-row table:style-name="ro8">
          <table:table-cell table:style-name="Accent_20_1" table:formula="of:=[$Falfelides.A176]" office:value-type="string" office:string-value="56Ln LDygyy" calcext:value-type="string">
            <text:p>56Ln LDygyy</text:p>
          </table:table-cell>
          <table:table-cell table:style-name="Footnote" table:formula="of:=[$Falfelides.B176]" office:value-type="string" office:string-value="PaDuleren Ganshni" calcext:value-type="string">
            <text:p>PaDuleren Ganshni</text:p>
          </table:table-cell>
          <table:table-cell table:style-name="ce785" table:formula="of:=[.C175]+1" office:value-type="date" office:date-value="2025-09-05" calcext:value-type="date">
            <text:p>Sep 5</text:p>
          </table:table-cell>
          <table:table-cell table:number-columns-repeated="16381"/>
        </table:table-row>
        <table:table-row table:style-name="ro8">
          <table:table-cell table:style-name="Accent_20_1" table:formula="of:=[$Falfelides.A177]" office:value-type="string" office:string-value="07Lllx LDygyy" calcext:value-type="string">
            <text:p>07Lllx LDygyy</text:p>
          </table:table-cell>
          <table:table-cell table:style-name="Footnote" table:formula="of:=[$Falfelides.B177]" office:value-type="string" office:string-value="Niraarla Ganshni" calcext:value-type="string">
            <text:p>Niraarla Ganshni</text:p>
          </table:table-cell>
          <table:table-cell table:style-name="ce785" table:formula="of:=[.C176]+1" office:value-type="date" office:date-value="2025-09-06" calcext:value-type="date">
            <text:p>Sep 6</text:p>
          </table:table-cell>
          <table:table-cell table:number-columns-repeated="16381"/>
        </table:table-row>
        <table:table-row table:style-name="ro8">
          <table:table-cell table:style-name="Accent_20_1" table:formula="of:=[$Falfelides.A178]" office:value-type="string" office:string-value="27Ln LDygyy" calcext:value-type="string">
            <text:p>27Ln LDygyy</text:p>
          </table:table-cell>
          <table:table-cell table:style-name="Footnote" table:formula="of:=[$Falfelides.B178]" office:value-type="string" office:string-value="BiiNirlen Ganshni" calcext:value-type="string">
            <text:p>BiiNirlen Ganshni</text:p>
          </table:table-cell>
          <table:table-cell table:style-name="ce785" table:formula="of:=[.C177]+1" office:value-type="date" office:date-value="2025-09-07" calcext:value-type="date">
            <text:p>Sep 7</text:p>
          </table:table-cell>
          <table:table-cell table:number-columns-repeated="16381"/>
        </table:table-row>
        <table:table-row table:style-name="ro8">
          <table:table-cell table:style-name="Accent_20_1" table:formula="of:=[$Falfelides.A179]" office:value-type="string" office:string-value="37Ln LDygyy" calcext:value-type="string">
            <text:p>37Ln LDygyy</text:p>
          </table:table-cell>
          <table:table-cell table:style-name="Footnote" table:formula="of:=[$Falfelides.B179]" office:value-type="string" office:string-value="NeGuulen Ganshni" calcext:value-type="string">
            <text:p>NeGuulen Ganshni</text:p>
          </table:table-cell>
          <table:table-cell table:style-name="ce785" table:formula="of:=[.C178]+1" office:value-type="date" office:date-value="2025-09-08" calcext:value-type="date">
            <text:p>Sep 8</text:p>
          </table:table-cell>
          <table:table-cell table:number-columns-repeated="16381"/>
        </table:table-row>
        <table:table-row table:style-name="ro8">
          <table:table-cell table:style-name="Accent_20_1" table:formula="of:=[$Falfelides.A180]" office:value-type="string" office:string-value="47Ln LDygyy" calcext:value-type="string">
            <text:p>47Ln LDygyy</text:p>
          </table:table-cell>
          <table:table-cell table:style-name="Footnote" table:formula="of:=[$Falfelides.B180]" office:value-type="string" office:string-value="KuuNirlen Ganshni" calcext:value-type="string">
            <text:p>KuuNirlen Ganshni</text:p>
          </table:table-cell>
          <table:table-cell table:style-name="ce785" table:formula="of:=[.C179]+1" office:value-type="date" office:date-value="2025-09-09" calcext:value-type="date">
            <text:p>Sep 9</text:p>
          </table:table-cell>
          <table:table-cell table:number-columns-repeated="16381"/>
        </table:table-row>
        <table:table-row table:style-name="ro8">
          <table:table-cell table:style-name="Accent_20_1" table:formula="of:=[$Falfelides.A181]" office:value-type="string" office:string-value="57Ln LDygyy" calcext:value-type="string">
            <text:p>57Ln LDygyy</text:p>
          </table:table-cell>
          <table:table-cell table:style-name="Footnote" table:formula="of:=[$Falfelides.B181]" office:value-type="string" office:string-value="Nebellen Ganshni" calcext:value-type="string">
            <text:p>Nebellen Ganshni</text:p>
          </table:table-cell>
          <table:table-cell table:style-name="ce785" table:formula="of:=[.C180]+1" office:value-type="date" office:date-value="2025-09-10" calcext:value-type="date">
            <text:p>Sep 10</text:p>
          </table:table-cell>
          <table:table-cell table:number-columns-repeated="16381"/>
        </table:table-row>
        <table:table-row table:style-name="ro8">
          <table:table-cell table:style-name="Accent_20_1" table:formula="of:=[$Falfelides.A182]" office:value-type="string" office:string-value="00Lllx LDygyy" calcext:value-type="string">
            <text:p>00Lllx LDygyy</text:p>
          </table:table-cell>
          <table:table-cell table:style-name="Footnote" table:formula="of:=[$Falfelides.B182]" office:value-type="string" office:string-value="Baarella Ganshni" calcext:value-type="string">
            <text:p>Baarella Ganshni</text:p>
          </table:table-cell>
          <table:table-cell table:style-name="ce785" table:formula="of:=[.C181]+1" office:value-type="date" office:date-value="2025-09-11" calcext:value-type="date">
            <text:p>Sep 11</text:p>
          </table:table-cell>
          <table:table-cell table:number-columns-repeated="16381"/>
        </table:table-row>
        <table:table-row table:style-name="ro8">
          <table:table-cell table:style-name="Accent_20_1" table:formula="of:=[$Falfelides.A183]" office:value-type="string" office:string-value="20Ln LDygyy" calcext:value-type="string">
            <text:p>20Ln LDygyy</text:p>
          </table:table-cell>
          <table:table-cell table:style-name="Footnote" table:formula="of:=[$Falfelides.B183]" office:value-type="string" office:string-value="BiGiilen Ganshni" calcext:value-type="string">
            <text:p>BiGiilen Ganshni</text:p>
          </table:table-cell>
          <table:table-cell table:style-name="ce785" table:formula="of:=[.C182]+1" office:value-type="date" office:date-value="2025-09-12" calcext:value-type="date">
            <text:p>Sep 12</text:p>
          </table:table-cell>
          <table:table-cell table:number-columns-repeated="16381"/>
        </table:table-row>
        <table:table-row table:style-name="ro8">
          <table:table-cell table:style-name="Accent_20_1" table:formula="of:=[$Falfelides.A184]" office:value-type="string" office:string-value="30Ln LDygyy" calcext:value-type="string">
            <text:p>30Ln LDygyy</text:p>
          </table:table-cell>
          <table:table-cell table:style-name="Footnote" table:formula="of:=[$Falfelides.B184]" office:value-type="string" office:string-value="LeLiilen Ganshni" calcext:value-type="string">
            <text:p>LeLiilen Ganshni</text:p>
          </table:table-cell>
          <table:table-cell table:style-name="ce785" table:formula="of:=[.C183]+1" office:value-type="date" office:date-value="2025-09-13" calcext:value-type="date">
            <text:p>Sep 13</text:p>
          </table:table-cell>
          <table:table-cell table:number-columns-repeated="16381"/>
        </table:table-row>
        <table:table-row table:style-name="ro8">
          <table:table-cell table:style-name="Accent_20_1" table:formula="of:=[$Falfelides.A185]" office:value-type="string" office:string-value="40Ln LDygyy" calcext:value-type="string">
            <text:p>40Ln LDygyy</text:p>
          </table:table-cell>
          <table:table-cell table:style-name="Footnote" table:formula="of:=[$Falfelides.B185]" office:value-type="string" office:string-value="Guuwiilen Ganshni" calcext:value-type="string">
            <text:p>Guuwiilen Ganshni</text:p>
          </table:table-cell>
          <table:table-cell table:style-name="ce785" table:formula="of:=[.C184]+1" office:value-type="date" office:date-value="2025-09-14" calcext:value-type="date">
            <text:p>Sep 14</text:p>
          </table:table-cell>
          <table:table-cell table:number-columns-repeated="16381"/>
        </table:table-row>
        <table:table-row table:style-name="ro8">
          <table:table-cell table:style-name="Accent_20_1" table:formula="of:=[$Falfelides.A186]" office:value-type="string" office:string-value="50Ln LDygyy" calcext:value-type="string">
            <text:p>50Ln LDygyy</text:p>
          </table:table-cell>
          <table:table-cell table:style-name="Footnote" table:formula="of:=[$Falfelides.B186]" office:value-type="string" office:string-value="BaNiilen Ganshni" calcext:value-type="string">
            <text:p>BaNiilen Ganshni</text:p>
          </table:table-cell>
          <table:table-cell table:style-name="ce785" table:formula="of:=[.C185]+1" office:value-type="date" office:date-value="2025-09-15" calcext:value-type="date">
            <text:p>Sep 15</text:p>
          </table:table-cell>
          <table:table-cell table:number-columns-repeated="16381"/>
        </table:table-row>
        <table:table-row table:style-name="ro8">
          <table:table-cell table:style-name="Accent_20_1" table:formula="of:=[$Falfelides.A187]" office:value-type="string" office:string-value="LN06Yy LDygyy" calcext:value-type="string">
            <text:p>LN06Yy LDygyy</text:p>
          </table:table-cell>
          <table:table-cell table:style-name="Footnote" table:formula="of:=[$Falfelides.B187]" office:value-type="string" office:string-value="Lenduley Ganshni" calcext:value-type="string">
            <text:p>Lenduley Ganshni</text:p>
          </table:table-cell>
          <table:table-cell table:style-name="ce785" table:formula="of:=[.C186]+1" office:value-type="date" office:date-value="2025-09-16" calcext:value-type="date">
            <text:p>Sep 16</text:p>
          </table:table-cell>
          <table:table-cell table:number-columns-repeated="16381"/>
        </table:table-row>
        <table:table-row table:style-name="ro8">
          <table:table-cell table:style-name="Accent_20_1" table:formula="of:=[$Falfelides.A188]" office:value-type="string" office:string-value="LN05Yy LDygyy" calcext:value-type="string">
            <text:p>LN05Yy LDygyy</text:p>
          </table:table-cell>
          <table:table-cell table:style-name="Footnote" table:formula="of:=[$Falfelides.B188]" office:value-type="string" office:string-value="Lembami Ganshni" calcext:value-type="string">
            <text:p>Lembami Ganshni</text:p>
          </table:table-cell>
          <table:table-cell table:style-name="ce785" table:formula="of:=[.C187]+1" office:value-type="date" office:date-value="2025-09-17" calcext:value-type="date">
            <text:p>Sep 17</text:p>
          </table:table-cell>
          <table:table-cell table:number-columns-repeated="16381"/>
        </table:table-row>
        <table:table-row table:style-name="ro8">
          <table:table-cell table:style-name="Accent_20_1" table:formula="of:=[$Falfelides.A189]" office:value-type="string" office:string-value="LN04Yy LDygyy" calcext:value-type="string">
            <text:p>LN04Yy LDygyy</text:p>
          </table:table-cell>
          <table:table-cell table:style-name="Footnote" table:formula="of:=[$Falfelides.B189]" office:value-type="string" office:string-value="Lenko’i Ganshni" calcext:value-type="string">
            <text:p>Lenko’i Ganshni</text:p>
          </table:table-cell>
          <table:table-cell table:style-name="ce785" table:formula="of:=[.C188]+1" office:value-type="date" office:date-value="2025-09-18" calcext:value-type="date">
            <text:p>Sep 18</text:p>
          </table:table-cell>
          <table:table-cell table:number-columns-repeated="16381"/>
        </table:table-row>
        <table:table-row table:style-name="ro8">
          <table:table-cell table:style-name="Accent_20_1" table:formula="of:=[$Falfelides.A190]" office:value-type="string" office:string-value="LN03Yy LDygyy" calcext:value-type="string">
            <text:p>LN03Yy LDygyy</text:p>
          </table:table-cell>
          <table:table-cell table:style-name="Footnote" table:formula="of:=[$Falfelides.B190]" office:value-type="string" office:string-value="Lenleli Ganshni" calcext:value-type="string">
            <text:p>Lenleli Ganshni</text:p>
          </table:table-cell>
          <table:table-cell table:style-name="ce785" table:formula="of:=[.C189]+1" office:value-type="date" office:date-value="2025-09-19" calcext:value-type="date">
            <text:p>Sep 19</text:p>
          </table:table-cell>
          <table:table-cell table:number-columns-repeated="16381"/>
        </table:table-row>
        <table:table-row table:style-name="ro8">
          <table:table-cell table:style-name="Accent_20_1" table:formula="of:=[$Falfelides.A191]" office:value-type="string" office:string-value="LN02Yy LDygyy" calcext:value-type="string">
            <text:p>LN02Yy LDygyy</text:p>
          </table:table-cell>
          <table:table-cell table:style-name="Footnote" table:formula="of:=[$Falfelides.B191]" office:value-type="string" office:string-value="Lendoli Ganshni" calcext:value-type="string">
            <text:p>Lendoli Ganshni</text:p>
          </table:table-cell>
          <table:table-cell table:style-name="ce785" table:formula="of:=[.C190]+1" office:value-type="date" office:date-value="2025-09-20" calcext:value-type="date">
            <text:p>Sep 20</text:p>
          </table:table-cell>
          <table:table-cell table:number-columns-repeated="16381"/>
        </table:table-row>
        <table:table-row table:style-name="ro8">
          <table:table-cell table:style-name="Accent_20_1" table:formula="of:=[$Falfelides.A192]" office:value-type="string" office:string-value="00LNyy LDygyy" calcext:value-type="string">
            <text:p>00LNyy LDygyy</text:p>
          </table:table-cell>
          <table:table-cell table:style-name="Footnote" table:formula="of:=[$Falfelides.B192]" office:value-type="string" office:string-value="Baringi Ganshni" calcext:value-type="string">
            <text:p>Baringi Ganshni</text:p>
          </table:table-cell>
          <table:table-cell table:style-name="ce785" table:formula="of:=[.C191]+1" office:value-type="date" office:date-value="2025-09-21" calcext:value-type="date">
            <text:p>Sep 21</text:p>
          </table:table-cell>
          <table:table-cell table:number-columns-repeated="16381"/>
        </table:table-row>
        <table:table-row table:style-name="ro8">
          <table:table-cell table:style-name="Accent_20_1" table:formula="of:=[$Falfelides.A193]" office:value-type="string" office:string-value="LDgwyx" calcext:value-type="string">
            <text:p>LDgwyx</text:p>
          </table:table-cell>
          <table:table-cell table:style-name="Footnote" table:formula="of:=[$Falfelides.B193]" office:value-type="string" office:string-value="Gargan" calcext:value-type="string">
            <text:p>Gargan</text:p>
          </table:table-cell>
          <table:table-cell table:style-name="ce785" table:formula="of:=[.C192]+1" office:value-type="date" office:date-value="2025-09-22" calcext:value-type="date">
            <text:p>Sep 22</text:p>
          </table:table-cell>
          <table:table-cell table:number-columns-repeated="16381"/>
        </table:table-row>
        <table:table-row table:style-name="ro8">
          <table:table-cell table:style-name="Accent_20_1" table:formula="of:=[$Falfelides.A194]" office:value-type="string" office:string-value="01Lllx LDgwwyYy" calcext:value-type="string">
            <text:p>01Lllx LDgwwyYy</text:p>
          </table:table-cell>
          <table:table-cell table:style-name="Footnote" table:formula="of:=[$Falfelides.B194]" office:value-type="string" office:string-value="Nenarla Akkas" calcext:value-type="string">
            <text:p>Nenarla Akkas</text:p>
          </table:table-cell>
          <table:table-cell table:style-name="ce785" table:formula="of:=[.C193]+1" office:value-type="date" office:date-value="2025-09-23" calcext:value-type="date">
            <text:p>Sep 23</text:p>
          </table:table-cell>
          <table:table-cell table:number-columns-repeated="16381"/>
        </table:table-row>
        <table:table-row table:style-name="ro8">
          <table:table-cell table:style-name="Accent_20_1" table:formula="of:=[$Falfelides.A195]" office:value-type="string" office:string-value="21Ln LDgwwyYy" calcext:value-type="string">
            <text:p>21Ln LDgwwyYy</text:p>
          </table:table-cell>
          <table:table-cell table:style-name="Footnote" table:formula="of:=[$Falfelides.B195]" office:value-type="string" office:string-value="Biinnelen Akkas" calcext:value-type="string">
            <text:p>Biinnelen Akkas</text:p>
          </table:table-cell>
          <table:table-cell table:style-name="ce785" table:formula="of:=[.C194]+1" office:value-type="date" office:date-value="2025-09-24" calcext:value-type="date">
            <text:p>Sep 24</text:p>
          </table:table-cell>
          <table:table-cell table:number-columns-repeated="16381"/>
        </table:table-row>
        <table:table-row table:style-name="ro8">
          <table:table-cell table:style-name="Accent_20_1" table:formula="of:=[$Falfelides.A196]" office:value-type="string" office:string-value="31Ln LDgwwyYy" calcext:value-type="string">
            <text:p>31Ln LDgwwyYy</text:p>
          </table:table-cell>
          <table:table-cell table:style-name="Footnote" table:formula="of:=[$Falfelides.B196]" office:value-type="string" office:string-value="Lennelen Akkas" calcext:value-type="string">
            <text:p>Lennelen Akkas</text:p>
          </table:table-cell>
          <table:table-cell table:style-name="ce785" table:formula="of:=[.C195]+1" office:value-type="date" office:date-value="2025-09-25" calcext:value-type="date">
            <text:p>Sep 25</text:p>
          </table:table-cell>
          <table:table-cell table:number-columns-repeated="16381"/>
        </table:table-row>
        <table:table-row table:style-name="ro8">
          <table:table-cell table:style-name="Accent_20_1" table:formula="of:=[$Falfelides.A197]" office:value-type="string" office:string-value="41Ln LDgwwyYy" calcext:value-type="string">
            <text:p>41Ln LDgwwyYy</text:p>
          </table:table-cell>
          <table:table-cell table:style-name="Footnote" table:formula="of:=[$Falfelides.B197]" office:value-type="string" office:string-value="Guunnelen Akkas" calcext:value-type="string">
            <text:p>Guunnelen Akkas</text:p>
          </table:table-cell>
          <table:table-cell table:style-name="ce785" table:formula="of:=[.C196]+1" office:value-type="date" office:date-value="2025-09-26" calcext:value-type="date">
            <text:p>Sep 26</text:p>
          </table:table-cell>
          <table:table-cell table:number-columns-repeated="16381"/>
        </table:table-row>
        <table:table-row table:style-name="ro8">
          <table:table-cell table:style-name="Accent_20_1" table:formula="of:=[$Falfelides.A198]" office:value-type="string" office:string-value="51Ln LDgwwyYy" calcext:value-type="string">
            <text:p>51Ln LDgwwyYy</text:p>
          </table:table-cell>
          <table:table-cell table:style-name="Footnote" table:formula="of:=[$Falfelides.B198]" office:value-type="string" office:string-value="BiNiineren Akkas" calcext:value-type="string">
            <text:p>BiNiineren Akkas</text:p>
          </table:table-cell>
          <table:table-cell table:style-name="ce785" table:formula="of:=[.C197]+1" office:value-type="date" office:date-value="2025-09-27" calcext:value-type="date">
            <text:p>Sep 27</text:p>
          </table:table-cell>
          <table:table-cell table:number-columns-repeated="16381"/>
        </table:table-row>
        <table:table-row table:style-name="ro8">
          <table:table-cell table:style-name="Accent_20_1" table:formula="of:=[$Falfelides.A199]" office:value-type="string" office:string-value="02Lllx LDgwwyYy" calcext:value-type="string">
            <text:p>02Lllx LDgwwyYy</text:p>
          </table:table-cell>
          <table:table-cell table:style-name="Footnote" table:formula="of:=[$Falfelides.B199]" office:value-type="string" office:string-value="Doolarla Akkas" calcext:value-type="string">
            <text:p>Doolarla Akkas</text:p>
          </table:table-cell>
          <table:table-cell table:style-name="ce785" table:formula="of:=[.C198]+1" office:value-type="date" office:date-value="2025-09-28" calcext:value-type="date">
            <text:p>Sep 28</text:p>
          </table:table-cell>
          <table:table-cell table:number-columns-repeated="16381"/>
        </table:table-row>
        <table:table-row table:style-name="ro8">
          <table:table-cell table:style-name="Accent_20_1" table:formula="of:=[$Falfelides.A200]" office:value-type="string" office:string-value="22Ln LDgwwyYy" calcext:value-type="string">
            <text:p>22Ln LDgwwyYy</text:p>
          </table:table-cell>
          <table:table-cell table:style-name="Footnote" table:formula="of:=[$Falfelides.B200]" office:value-type="string" office:string-value="BiDoolen Akkas" calcext:value-type="string">
            <text:p>BiDoolen Akkas</text:p>
          </table:table-cell>
          <table:table-cell table:style-name="ce785" table:formula="of:=[.C199]+1" office:value-type="date" office:date-value="2025-09-29" calcext:value-type="date">
            <text:p>Sep 29</text:p>
          </table:table-cell>
          <table:table-cell table:number-columns-repeated="16381"/>
        </table:table-row>
        <table:table-row table:style-name="ro8">
          <table:table-cell table:style-name="Accent_20_1" table:formula="of:=[$Falfelides.A201]" office:value-type="string" office:string-value="32Ln LDgwwyYy" calcext:value-type="string">
            <text:p>32Ln LDgwwyYy</text:p>
          </table:table-cell>
          <table:table-cell table:style-name="Footnote" table:formula="of:=[$Falfelides.B201]" office:value-type="string" office:string-value="LeDoolen Akkas" calcext:value-type="string">
            <text:p>LeDoolen Akkas</text:p>
          </table:table-cell>
          <table:table-cell table:style-name="ce785" table:formula="of:=[.C200]+1" office:value-type="date" office:date-value="2025-09-30" calcext:value-type="date">
            <text:p>Sep 30</text:p>
          </table:table-cell>
          <table:table-cell table:number-columns-repeated="16381"/>
        </table:table-row>
        <table:table-row table:style-name="ro8">
          <table:table-cell table:style-name="Accent_20_1" table:formula="of:=[$Falfelides.A202]" office:value-type="string" office:string-value="42Ln LDgwwyYy" calcext:value-type="string">
            <text:p>42Ln LDgwwyYy</text:p>
          </table:table-cell>
          <table:table-cell table:style-name="Footnote" table:formula="of:=[$Falfelides.B202]" office:value-type="string" office:string-value="KuuDoolen Akkas" calcext:value-type="string">
            <text:p>KuuDoolen Akkas</text:p>
          </table:table-cell>
          <table:table-cell table:style-name="ce785" table:formula="of:=[.C201]+1" office:value-type="date" office:date-value="2025-10-01" calcext:value-type="date">
            <text:p>Oct 1</text:p>
          </table:table-cell>
          <table:table-cell table:number-columns-repeated="16381"/>
        </table:table-row>
        <table:table-row table:style-name="ro8">
          <table:table-cell table:style-name="Accent_20_1" table:formula="of:=[$Falfelides.A203]" office:value-type="string" office:string-value="52Ln LDgwwyYy" calcext:value-type="string">
            <text:p>52Ln LDgwwyYy</text:p>
          </table:table-cell>
          <table:table-cell table:style-name="Footnote" table:formula="of:=[$Falfelides.B203]" office:value-type="string" office:string-value="PaanDoolen Akkas" calcext:value-type="string">
            <text:p>PaanDoolen Akkas</text:p>
          </table:table-cell>
          <table:table-cell table:style-name="ce785" table:formula="of:=[.C202]+1" office:value-type="date" office:date-value="2025-10-02" calcext:value-type="date">
            <text:p>Oct 2</text:p>
          </table:table-cell>
          <table:table-cell table:number-columns-repeated="16381"/>
        </table:table-row>
        <table:table-row table:style-name="ro8">
          <table:table-cell table:style-name="Accent_20_1" table:formula="of:=[$Falfelides.A204]" office:value-type="string" office:string-value="03Lllx LDgwwyYy" calcext:value-type="string">
            <text:p>03Lllx LDgwwyYy</text:p>
          </table:table-cell>
          <table:table-cell table:style-name="Footnote" table:formula="of:=[$Falfelides.B204]" office:value-type="string" office:string-value="Lellarla Akkas" calcext:value-type="string">
            <text:p>Lellarla Akkas</text:p>
          </table:table-cell>
          <table:table-cell table:style-name="ce785" table:formula="of:=[.C203]+1" office:value-type="date" office:date-value="2025-10-03" calcext:value-type="date">
            <text:p>Oct 3</text:p>
          </table:table-cell>
          <table:table-cell table:number-columns-repeated="16381"/>
        </table:table-row>
        <table:table-row table:style-name="ro8">
          <table:table-cell table:style-name="Accent_20_1" table:formula="of:=[$Falfelides.A205]" office:value-type="string" office:string-value="23Ln LDgwwyYy" calcext:value-type="string">
            <text:p>23Ln LDgwwyYy</text:p>
          </table:table-cell>
          <table:table-cell table:style-name="Footnote" table:formula="of:=[$Falfelides.B205]" office:value-type="string" office:string-value="Biillaaren Akkas" calcext:value-type="string">
            <text:p>Biillaaren Akkas</text:p>
          </table:table-cell>
          <table:table-cell table:style-name="ce785" table:formula="of:=[.C204]+1" office:value-type="date" office:date-value="2025-10-04" calcext:value-type="date">
            <text:p>Oct 4</text:p>
          </table:table-cell>
          <table:table-cell table:number-columns-repeated="16381"/>
        </table:table-row>
        <table:table-row table:style-name="ro8">
          <table:table-cell table:style-name="Accent_20_1" table:formula="of:=[$Falfelides.A206]" office:value-type="string" office:string-value="33Ln LDgwwyYy" calcext:value-type="string">
            <text:p>33Ln LDgwwyYy</text:p>
          </table:table-cell>
          <table:table-cell table:style-name="Footnote" table:formula="of:=[$Falfelides.B206]" office:value-type="string" office:string-value="Lilleeren Akkas" calcext:value-type="string">
            <text:p>Lilleeren Akkas</text:p>
          </table:table-cell>
          <table:table-cell table:style-name="ce785" table:formula="of:=[.C205]+1" office:value-type="date" office:date-value="2025-10-05" calcext:value-type="date">
            <text:p>Oct 5</text:p>
          </table:table-cell>
          <table:table-cell table:number-columns-repeated="16381"/>
        </table:table-row>
        <table:table-row table:style-name="ro8">
          <table:table-cell table:style-name="Accent_20_1" table:formula="of:=[$Falfelides.A207]" office:value-type="string" office:string-value="43Ln LDgwwyYy" calcext:value-type="string">
            <text:p>43Ln LDgwwyYy</text:p>
          </table:table-cell>
          <table:table-cell table:style-name="Footnote" table:formula="of:=[$Falfelides.B207]" office:value-type="string" office:string-value="Guullaaren Akkas" calcext:value-type="string">
            <text:p>Guullaaren Akkas</text:p>
          </table:table-cell>
          <table:table-cell table:style-name="ce785" table:formula="of:=[.C206]+1" office:value-type="date" office:date-value="2025-10-06" calcext:value-type="date">
            <text:p>Oct 6</text:p>
          </table:table-cell>
          <table:table-cell table:number-columns-repeated="16381"/>
        </table:table-row>
        <table:table-row table:style-name="ro8">
          <table:table-cell table:style-name="Accent_20_1" table:formula="of:=[$Falfelides.A208]" office:value-type="string" office:string-value="53Ln LDgwwyYy" calcext:value-type="string">
            <text:p>53Ln LDgwwyYy</text:p>
          </table:table-cell>
          <table:table-cell table:style-name="Footnote" table:formula="of:=[$Falfelides.B208]" office:value-type="string" office:string-value="Banaarlen Akkas" calcext:value-type="string">
            <text:p>Banaarlen Akkas</text:p>
          </table:table-cell>
          <table:table-cell table:style-name="ce785" table:formula="of:=[.C207]+1" office:value-type="date" office:date-value="2025-10-07" calcext:value-type="date">
            <text:p>Oct 7</text:p>
          </table:table-cell>
          <table:table-cell table:number-columns-repeated="16381"/>
        </table:table-row>
        <table:table-row table:style-name="ro8">
          <table:table-cell table:style-name="Accent_20_1" table:formula="of:=[$Falfelides.A209]" office:value-type="string" office:string-value="04Lllx LDgwwyYy" calcext:value-type="string">
            <text:p>04Lllx LDgwwyYy</text:p>
          </table:table-cell>
          <table:table-cell table:style-name="Footnote" table:formula="of:=[$Falfelides.B209]" office:value-type="string" office:string-value="Goolarla Akkas" calcext:value-type="string">
            <text:p>Goolarla Akkas</text:p>
          </table:table-cell>
          <table:table-cell table:style-name="ce785" table:formula="of:=[.C208]+1" office:value-type="date" office:date-value="2025-10-08" calcext:value-type="date">
            <text:p>Oct 8</text:p>
          </table:table-cell>
          <table:table-cell table:number-columns-repeated="16381"/>
        </table:table-row>
        <table:table-row table:style-name="ro8">
          <table:table-cell table:style-name="Accent_20_1" table:formula="of:=[$Falfelides.A210]" office:value-type="string" office:string-value="24Ln LDgwwyYy" calcext:value-type="string">
            <text:p>24Ln LDgwwyYy</text:p>
          </table:table-cell>
          <table:table-cell table:style-name="Footnote" table:formula="of:=[$Falfelides.B210]" office:value-type="string" office:string-value="BiRuulen Akkas" calcext:value-type="string">
            <text:p>BiRuulen Akkas</text:p>
          </table:table-cell>
          <table:table-cell table:style-name="ce785" table:formula="of:=[.C209]+1" office:value-type="date" office:date-value="2025-10-09" calcext:value-type="date">
            <text:p>Oct 9</text:p>
          </table:table-cell>
          <table:table-cell table:number-columns-repeated="16381"/>
        </table:table-row>
        <table:table-row table:style-name="ro8">
          <table:table-cell table:style-name="Accent_20_1" table:formula="of:=[$Falfelides.A211]" office:value-type="string" office:string-value="34Ln LDgwwyYy" calcext:value-type="string">
            <text:p>34Ln LDgwwyYy</text:p>
          </table:table-cell>
          <table:table-cell table:style-name="Footnote" table:formula="of:=[$Falfelides.B211]" office:value-type="string" office:string-value="LeRulen Akkas" calcext:value-type="string">
            <text:p>LeRulen Akkas</text:p>
          </table:table-cell>
          <table:table-cell table:style-name="ce785" table:formula="of:=[.C210]+1" office:value-type="date" office:date-value="2025-10-10" calcext:value-type="date">
            <text:p>Oct 10</text:p>
          </table:table-cell>
          <table:table-cell table:number-columns-repeated="16381"/>
        </table:table-row>
        <table:table-row table:style-name="ro8">
          <table:table-cell table:style-name="Accent_20_1" table:formula="of:=[$Falfelides.A212]" office:value-type="string" office:string-value="44Ln LDgwwyYy" calcext:value-type="string">
            <text:p>44Ln LDgwwyYy</text:p>
          </table:table-cell>
          <table:table-cell table:style-name="Footnote" table:formula="of:=[$Falfelides.B212]" office:value-type="string" office:string-value="Kuruulen Akkas" calcext:value-type="string">
            <text:p>Kuruulen Akkas</text:p>
          </table:table-cell>
          <table:table-cell table:style-name="ce785" table:formula="of:=[.C211]+1" office:value-type="date" office:date-value="2025-10-11" calcext:value-type="date">
            <text:p>Oct 11</text:p>
          </table:table-cell>
          <table:table-cell table:number-columns-repeated="16381"/>
        </table:table-row>
        <table:table-row table:style-name="ro8">
          <table:table-cell table:style-name="Accent_20_1" table:formula="of:=[$Falfelides.A213]" office:value-type="string" office:string-value="54Ln LDgwwyYy" calcext:value-type="string">
            <text:p>54Ln LDgwwyYy</text:p>
          </table:table-cell>
          <table:table-cell table:style-name="Footnote" table:formula="of:=[$Falfelides.B213]" office:value-type="string" office:string-value="Banoorlen Akkas" calcext:value-type="string">
            <text:p>Banoorlen Akkas</text:p>
          </table:table-cell>
          <table:table-cell table:style-name="ce785" table:formula="of:=[.C212]+1" office:value-type="date" office:date-value="2025-10-12" calcext:value-type="date">
            <text:p>Oct 12</text:p>
          </table:table-cell>
          <table:table-cell table:number-columns-repeated="16381"/>
        </table:table-row>
        <table:table-row table:style-name="ro8">
          <table:table-cell table:style-name="Accent_20_1" table:formula="of:=[$Falfelides.A214]" office:value-type="string" office:string-value="05Lllx LDgwwyYy" calcext:value-type="string">
            <text:p>05Lllx LDgwwyYy</text:p>
          </table:table-cell>
          <table:table-cell table:style-name="Footnote" table:formula="of:=[$Falfelides.B214]" office:value-type="string" office:string-value="Bammarla Akkas" calcext:value-type="string">
            <text:p>Bammarla Akkas</text:p>
          </table:table-cell>
          <table:table-cell table:style-name="ce785" table:formula="of:=[.C213]+1" office:value-type="date" office:date-value="2025-10-13" calcext:value-type="date">
            <text:p>Oct 13</text:p>
          </table:table-cell>
          <table:table-cell table:number-columns-repeated="16381"/>
        </table:table-row>
        <table:table-row table:style-name="ro8">
          <table:table-cell table:style-name="Accent_20_1" table:formula="of:=[$Falfelides.A215]" office:value-type="string" office:string-value="25Ln LDgwwyYy" calcext:value-type="string">
            <text:p>25Ln LDgwwyYy</text:p>
          </table:table-cell>
          <table:table-cell table:style-name="Footnote" table:formula="of:=[$Falfelides.B215]" office:value-type="string" office:string-value="BiiVaameng Akkas" calcext:value-type="string">
            <text:p>BiiVaameng Akkas</text:p>
          </table:table-cell>
          <table:table-cell table:style-name="ce785" table:formula="of:=[.C214]+1" office:value-type="date" office:date-value="2025-10-14" calcext:value-type="date">
            <text:p>Oct 14</text:p>
          </table:table-cell>
          <table:table-cell table:number-columns-repeated="16381"/>
        </table:table-row>
        <table:table-row table:style-name="ro8">
          <table:table-cell table:style-name="Accent_20_1" table:formula="of:=[$Falfelides.A216]" office:value-type="string" office:string-value="35Ln LDgwwyYy" calcext:value-type="string">
            <text:p>35Ln LDgwwyYy</text:p>
          </table:table-cell>
          <table:table-cell table:style-name="Footnote" table:formula="of:=[$Falfelides.B216]" office:value-type="string" office:string-value="LeVaameng Akkas" calcext:value-type="string">
            <text:p>LeVaameng Akkas</text:p>
          </table:table-cell>
          <table:table-cell table:style-name="ce785" table:formula="of:=[.C215]+1" office:value-type="date" office:date-value="2025-10-15" calcext:value-type="date">
            <text:p>Oct 15</text:p>
          </table:table-cell>
          <table:table-cell table:number-columns-repeated="16381"/>
        </table:table-row>
        <table:table-row table:style-name="ro8">
          <table:table-cell table:style-name="Accent_20_1" table:formula="of:=[$Falfelides.A217]" office:value-type="string" office:string-value="45Ln LDgwwyYy" calcext:value-type="string">
            <text:p>45Ln LDgwwyYy</text:p>
          </table:table-cell>
          <table:table-cell table:style-name="Footnote" table:formula="of:=[$Falfelides.B217]" office:value-type="string" office:string-value="KuVaameng Akkas" calcext:value-type="string">
            <text:p>KuVaameng Akkas</text:p>
          </table:table-cell>
          <table:table-cell table:style-name="ce785" table:formula="of:=[.C216]+1" office:value-type="date" office:date-value="2025-10-16" calcext:value-type="date">
            <text:p>Oct 16</text:p>
          </table:table-cell>
          <table:table-cell table:number-columns-repeated="16381"/>
        </table:table-row>
        <table:table-row table:style-name="ro8">
          <table:table-cell table:style-name="Accent_20_1" table:formula="of:=[$Falfelides.A218]" office:value-type="string" office:string-value="55Ln LDgwwyYy" calcext:value-type="string">
            <text:p>55Ln LDgwwyYy</text:p>
          </table:table-cell>
          <table:table-cell table:style-name="Footnote" table:formula="of:=[$Falfelides.B218]" office:value-type="string" office:string-value="FaVaameng Akkas" calcext:value-type="string">
            <text:p>FaVaameng Akkas</text:p>
          </table:table-cell>
          <table:table-cell table:style-name="ce785" table:formula="of:=[.C217]+1" office:value-type="date" office:date-value="2025-10-17" calcext:value-type="date">
            <text:p>Oct 17</text:p>
          </table:table-cell>
          <table:table-cell table:number-columns-repeated="16381"/>
        </table:table-row>
        <table:table-row table:style-name="ro8">
          <table:table-cell table:style-name="Accent_20_1" table:formula="of:=[$Falfelides.A219]" office:value-type="string" office:string-value="06Lllx LDgwwyYy" calcext:value-type="string">
            <text:p>06Lllx LDgwwyYy</text:p>
          </table:table-cell>
          <table:table-cell table:style-name="Footnote" table:formula="of:=[$Falfelides.B219]" office:value-type="string" office:string-value="Duulelarla Akkas" calcext:value-type="string">
            <text:p>Duulelarla Akkas</text:p>
          </table:table-cell>
          <table:table-cell table:style-name="ce785" table:formula="of:=[.C218]+1" office:value-type="date" office:date-value="2025-10-18" calcext:value-type="date">
            <text:p>Oct 18</text:p>
          </table:table-cell>
          <table:table-cell table:number-columns-repeated="16381"/>
        </table:table-row>
        <table:table-row table:style-name="ro8">
          <table:table-cell table:style-name="Accent_20_1" table:formula="of:=[$Falfelides.A220]" office:value-type="string" office:string-value="26Ln LDgwwyYy" calcext:value-type="string">
            <text:p>26Ln LDgwwyYy</text:p>
          </table:table-cell>
          <table:table-cell table:style-name="Footnote" table:formula="of:=[$Falfelides.B220]" office:value-type="string" office:string-value="BiiDuleren Akkas" calcext:value-type="string">
            <text:p>BiiDuleren Akkas</text:p>
          </table:table-cell>
          <table:table-cell table:style-name="ce785" table:formula="of:=[.C219]+1" office:value-type="date" office:date-value="2025-10-19" calcext:value-type="date">
            <text:p>Oct 19</text:p>
          </table:table-cell>
          <table:table-cell table:number-columns-repeated="16381"/>
        </table:table-row>
        <table:table-row table:style-name="ro8">
          <table:table-cell table:style-name="Accent_20_1" table:formula="of:=[$Falfelides.A221]" office:value-type="string" office:string-value="36Ln LDgwwyYy" calcext:value-type="string">
            <text:p>36Ln LDgwwyYy</text:p>
          </table:table-cell>
          <table:table-cell table:style-name="Footnote" table:formula="of:=[$Falfelides.B221]" office:value-type="string" office:string-value="LeDuleren Akkas" calcext:value-type="string">
            <text:p>LeDuleren Akkas</text:p>
          </table:table-cell>
          <table:table-cell table:style-name="ce785" table:formula="of:=[.C220]+1" office:value-type="date" office:date-value="2025-10-20" calcext:value-type="date">
            <text:p>Oct 20</text:p>
          </table:table-cell>
          <table:table-cell table:number-columns-repeated="16381"/>
        </table:table-row>
        <table:table-row table:style-name="ro8">
          <table:table-cell table:style-name="Accent_20_1" table:formula="of:=[$Falfelides.A222]" office:value-type="string" office:string-value="46Ln LDgwwyYy" calcext:value-type="string">
            <text:p>46Ln LDgwwyYy</text:p>
          </table:table-cell>
          <table:table-cell table:style-name="Footnote" table:formula="of:=[$Falfelides.B222]" office:value-type="string" office:string-value="KuDuuleren Akkas" calcext:value-type="string">
            <text:p>KuDuuleren Akkas</text:p>
          </table:table-cell>
          <table:table-cell table:style-name="ce785" table:formula="of:=[.C221]+1" office:value-type="date" office:date-value="2025-10-21" calcext:value-type="date">
            <text:p>Oct 21</text:p>
          </table:table-cell>
          <table:table-cell table:number-columns-repeated="16381"/>
        </table:table-row>
        <table:table-row table:style-name="ro8">
          <table:table-cell table:style-name="Accent_20_1" table:formula="of:=[$Falfelides.A223]" office:value-type="string" office:string-value="56Ln LDgwwyYy" calcext:value-type="string">
            <text:p>56Ln LDgwwyYy</text:p>
          </table:table-cell>
          <table:table-cell table:style-name="Footnote" table:formula="of:=[$Falfelides.B223]" office:value-type="string" office:string-value="PaDuleren Akkas" calcext:value-type="string">
            <text:p>PaDuleren Akkas</text:p>
          </table:table-cell>
          <table:table-cell table:style-name="ce785" table:formula="of:=[.C222]+1" office:value-type="date" office:date-value="2025-10-22" calcext:value-type="date">
            <text:p>Oct 22</text:p>
          </table:table-cell>
          <table:table-cell table:number-columns-repeated="16381"/>
        </table:table-row>
        <table:table-row table:style-name="ro8">
          <table:table-cell table:style-name="Accent_20_1" table:formula="of:=[$Falfelides.A224]" office:value-type="string" office:string-value="07Lllx LDgwwyYy" calcext:value-type="string">
            <text:p>07Lllx LDgwwyYy</text:p>
          </table:table-cell>
          <table:table-cell table:style-name="Footnote" table:formula="of:=[$Falfelides.B224]" office:value-type="string" office:string-value="Niraarla Akkas" calcext:value-type="string">
            <text:p>Niraarla Akkas</text:p>
          </table:table-cell>
          <table:table-cell table:style-name="ce785" table:formula="of:=[.C223]+1" office:value-type="date" office:date-value="2025-10-23" calcext:value-type="date">
            <text:p>Oct 23</text:p>
          </table:table-cell>
          <table:table-cell table:number-columns-repeated="16381"/>
        </table:table-row>
        <table:table-row table:style-name="ro8">
          <table:table-cell table:style-name="Accent_20_1" table:formula="of:=[$Falfelides.A225]" office:value-type="string" office:string-value="27Ln LDgwwyYy" calcext:value-type="string">
            <text:p>27Ln LDgwwyYy</text:p>
          </table:table-cell>
          <table:table-cell table:style-name="Footnote" table:formula="of:=[$Falfelides.B225]" office:value-type="string" office:string-value="BiiNirlen Akkas" calcext:value-type="string">
            <text:p>BiiNirlen Akkas</text:p>
          </table:table-cell>
          <table:table-cell table:style-name="ce785" table:formula="of:=[.C224]+1" office:value-type="date" office:date-value="2025-10-24" calcext:value-type="date">
            <text:p>Oct 24</text:p>
          </table:table-cell>
          <table:table-cell table:number-columns-repeated="16381"/>
        </table:table-row>
        <table:table-row table:style-name="ro8">
          <table:table-cell table:style-name="Accent_20_1" table:formula="of:=[$Falfelides.A226]" office:value-type="string" office:string-value="37Ln LDgwwyYy" calcext:value-type="string">
            <text:p>37Ln LDgwwyYy</text:p>
          </table:table-cell>
          <table:table-cell table:style-name="Footnote" table:formula="of:=[$Falfelides.B226]" office:value-type="string" office:string-value="NeGuulen Akkas" calcext:value-type="string">
            <text:p>NeGuulen Akkas</text:p>
          </table:table-cell>
          <table:table-cell table:style-name="ce785" table:formula="of:=[.C225]+1" office:value-type="date" office:date-value="2025-10-25" calcext:value-type="date">
            <text:p>Oct 25</text:p>
          </table:table-cell>
          <table:table-cell table:number-columns-repeated="16381"/>
        </table:table-row>
        <table:table-row table:style-name="ro8">
          <table:table-cell table:style-name="Accent_20_1" table:formula="of:=[$Falfelides.A227]" office:value-type="string" office:string-value="47Ln LDgwwyYy" calcext:value-type="string">
            <text:p>47Ln LDgwwyYy</text:p>
          </table:table-cell>
          <table:table-cell table:style-name="Footnote" table:formula="of:=[$Falfelides.B227]" office:value-type="string" office:string-value="KuuNirlen Akkas" calcext:value-type="string">
            <text:p>KuuNirlen Akkas</text:p>
          </table:table-cell>
          <table:table-cell table:style-name="ce785" table:formula="of:=[.C226]+1" office:value-type="date" office:date-value="2025-10-26" calcext:value-type="date">
            <text:p>Oct 26</text:p>
          </table:table-cell>
          <table:table-cell table:number-columns-repeated="16381"/>
        </table:table-row>
        <table:table-row table:style-name="ro8">
          <table:table-cell table:style-name="Accent_20_1" table:formula="of:=[$Falfelides.A228]" office:value-type="string" office:string-value="57Ln LDgwwyYy" calcext:value-type="string">
            <text:p>57Ln LDgwwyYy</text:p>
          </table:table-cell>
          <table:table-cell table:style-name="Footnote" table:formula="of:=[$Falfelides.B228]" office:value-type="string" office:string-value="Nebellen Akkas" calcext:value-type="string">
            <text:p>Nebellen Akkas</text:p>
          </table:table-cell>
          <table:table-cell table:style-name="ce785" table:formula="of:=[.C227]+1" office:value-type="date" office:date-value="2025-10-27" calcext:value-type="date">
            <text:p>Oct 27</text:p>
          </table:table-cell>
          <table:table-cell table:number-columns-repeated="16381"/>
        </table:table-row>
        <table:table-row table:style-name="ro8">
          <table:table-cell table:style-name="Accent_20_1" table:formula="of:=[$Falfelides.A229]" office:value-type="string" office:string-value="00Lllx LDgwwyYy" calcext:value-type="string">
            <text:p>00Lllx LDgwwyYy</text:p>
          </table:table-cell>
          <table:table-cell table:style-name="Footnote" table:formula="of:=[$Falfelides.B229]" office:value-type="string" office:string-value="Baarella Akkas" calcext:value-type="string">
            <text:p>Baarella Akkas</text:p>
          </table:table-cell>
          <table:table-cell table:style-name="ce785" table:formula="of:=[.C228]+1" office:value-type="date" office:date-value="2025-10-28" calcext:value-type="date">
            <text:p>Oct 28</text:p>
          </table:table-cell>
          <table:table-cell table:number-columns-repeated="16381"/>
        </table:table-row>
        <table:table-row table:style-name="ro8">
          <table:table-cell table:style-name="Accent_20_1" table:formula="of:=[$Falfelides.A230]" office:value-type="string" office:string-value="20Ln LDgwwyYy" calcext:value-type="string">
            <text:p>20Ln LDgwwyYy</text:p>
          </table:table-cell>
          <table:table-cell table:style-name="Footnote" table:formula="of:=[$Falfelides.B230]" office:value-type="string" office:string-value="BiGiilen Akkas" calcext:value-type="string">
            <text:p>BiGiilen Akkas</text:p>
          </table:table-cell>
          <table:table-cell table:style-name="ce785" table:formula="of:=[.C229]+1" office:value-type="date" office:date-value="2025-10-29" calcext:value-type="date">
            <text:p>Oct 29</text:p>
          </table:table-cell>
          <table:table-cell table:number-columns-repeated="16381"/>
        </table:table-row>
        <table:table-row table:style-name="ro8">
          <table:table-cell table:style-name="Accent_20_1" table:formula="of:=[$Falfelides.A231]" office:value-type="string" office:string-value="30Ln LDgwwyYy" calcext:value-type="string">
            <text:p>30Ln LDgwwyYy</text:p>
          </table:table-cell>
          <table:table-cell table:style-name="Footnote" table:formula="of:=[$Falfelides.B231]" office:value-type="string" office:string-value="LeLiilen Akkas" calcext:value-type="string">
            <text:p>LeLiilen Akkas</text:p>
          </table:table-cell>
          <table:table-cell table:style-name="ce785" table:formula="of:=[.C230]+1" office:value-type="date" office:date-value="2025-10-30" calcext:value-type="date">
            <text:p>Oct 30</text:p>
          </table:table-cell>
          <table:table-cell table:number-columns-repeated="16381"/>
        </table:table-row>
        <table:table-row table:style-name="ro8">
          <table:table-cell table:style-name="Accent_20_1" table:formula="of:=[$Falfelides.A232]" office:value-type="string" office:string-value="40Ln LDgwwyYy" calcext:value-type="string">
            <text:p>40Ln LDgwwyYy</text:p>
          </table:table-cell>
          <table:table-cell table:style-name="Footnote" table:formula="of:=[$Falfelides.B232]" office:value-type="string" office:string-value="Guuwiilen Akkas" calcext:value-type="string">
            <text:p>Guuwiilen Akkas</text:p>
          </table:table-cell>
          <table:table-cell table:style-name="ce785" table:formula="of:=[.C231]+1" office:value-type="date" office:date-value="2025-10-31" calcext:value-type="date">
            <text:p>Oct 31</text:p>
          </table:table-cell>
          <table:table-cell table:number-columns-repeated="16381"/>
        </table:table-row>
        <table:table-row table:style-name="ro8">
          <table:table-cell table:style-name="Accent_20_1" table:formula="of:=[$Falfelides.A233]" office:value-type="string" office:string-value="50Ln LDgwwyYy" calcext:value-type="string">
            <text:p>50Ln LDgwwyYy</text:p>
          </table:table-cell>
          <table:table-cell table:style-name="Footnote" table:formula="of:=[$Falfelides.B233]" office:value-type="string" office:string-value="BiNiilen Akkas" calcext:value-type="string">
            <text:p>BiNiilen Akkas</text:p>
          </table:table-cell>
          <table:table-cell table:style-name="ce785" table:formula="of:=[.C232]+1" office:value-type="date" office:date-value="2025-11-01" calcext:value-type="date">
            <text:p>Nov 1</text:p>
          </table:table-cell>
          <table:table-cell table:number-columns-repeated="16381"/>
        </table:table-row>
        <table:table-row table:style-name="ro8">
          <table:table-cell table:style-name="Accent_20_1" table:formula="of:=[$Falfelides.A234]" office:value-type="string" office:string-value="LN04Yy LDgwwyYy" calcext:value-type="string">
            <text:p>LN04Yy LDgwwyYy</text:p>
          </table:table-cell>
          <table:table-cell table:style-name="Footnote" table:formula="of:=[$Falfelides.B234]" office:value-type="string" office:string-value="Lenko’i Akkas" calcext:value-type="string">
            <text:p>Lenko’i Akkas</text:p>
          </table:table-cell>
          <table:table-cell table:style-name="ce785" table:formula="of:=[.C233]+1" office:value-type="date" office:date-value="2025-11-02" calcext:value-type="date">
            <text:p>Nov 2</text:p>
          </table:table-cell>
          <table:table-cell table:number-columns-repeated="16381"/>
        </table:table-row>
        <table:table-row table:style-name="ro8">
          <table:table-cell table:style-name="Accent_20_1" table:formula="of:=[$Falfelides.A235]" office:value-type="string" office:string-value="LN03Yy LDgwwyYy" calcext:value-type="string">
            <text:p>LN03Yy LDgwwyYy</text:p>
          </table:table-cell>
          <table:table-cell table:style-name="Footnote" table:formula="of:=[$Falfelides.B235]" office:value-type="string" office:string-value="Lenleli Akkas" calcext:value-type="string">
            <text:p>Lenleli Akkas</text:p>
          </table:table-cell>
          <table:table-cell table:style-name="ce785" table:formula="of:=[.C234]+1" office:value-type="date" office:date-value="2025-11-03" calcext:value-type="date">
            <text:p>Nov 3</text:p>
          </table:table-cell>
          <table:table-cell table:number-columns-repeated="16381"/>
        </table:table-row>
        <table:table-row table:style-name="ro8">
          <table:table-cell table:style-name="Accent_20_1" table:formula="of:=[$Falfelides.A236]" office:value-type="string" office:string-value="LN02Yy LDgwwyYy" calcext:value-type="string">
            <text:p>LN02Yy LDgwwyYy</text:p>
          </table:table-cell>
          <table:table-cell table:style-name="Footnote" table:formula="of:=[$Falfelides.B236]" office:value-type="string" office:string-value="Lendoli Akkas" calcext:value-type="string">
            <text:p>Lendoli Akkas</text:p>
          </table:table-cell>
          <table:table-cell table:style-name="ce785" table:formula="of:=[.C235]+1" office:value-type="date" office:date-value="2025-11-04" calcext:value-type="date">
            <text:p>Nov 4</text:p>
          </table:table-cell>
          <table:table-cell table:number-columns-repeated="16381"/>
        </table:table-row>
        <table:table-row table:style-name="ro8">
          <table:table-cell table:style-name="Accent_20_1" table:formula="of:=[$Falfelides.A237]" office:value-type="string" office:string-value="00LNyy LDgwwyYy" calcext:value-type="string">
            <text:p>00LNyy LDgwwyYy</text:p>
          </table:table-cell>
          <table:table-cell table:style-name="Footnote" table:formula="of:=[$Falfelides.B237]" office:value-type="string" office:string-value="Baringi Akkas" calcext:value-type="string">
            <text:p>Baringi Akkas</text:p>
          </table:table-cell>
          <table:table-cell table:style-name="ce785" table:formula="of:=[.C236]+1" office:value-type="date" office:date-value="2025-11-05" calcext:value-type="date">
            <text:p>Nov 5</text:p>
          </table:table-cell>
          <table:table-cell table:number-columns-repeated="16381"/>
        </table:table-row>
        <table:table-row table:style-name="ro8">
          <table:table-cell table:style-name="Accent_20_1" table:formula="of:=[$Falfelides.A238]" office:value-type="string" office:string-value="LDgwwy" calcext:value-type="string">
            <text:p>LDgwwy</text:p>
          </table:table-cell>
          <table:table-cell table:style-name="Footnote" table:formula="of:=[$Falfelides.B238]" office:value-type="string" office:string-value="Argas" calcext:value-type="string">
            <text:p>Argas</text:p>
          </table:table-cell>
          <table:table-cell table:style-name="ce785" table:formula="of:=[.C237]+1" office:value-type="date" office:date-value="2025-11-06" calcext:value-type="date">
            <text:p>Nov 6</text:p>
          </table:table-cell>
          <table:table-cell table:number-columns-repeated="16381"/>
        </table:table-row>
        <table:table-row table:style-name="ro8">
          <table:table-cell table:style-name="Accent_20_1" table:formula="of:=[$Falfelides.A239]" office:value-type="string" office:string-value="01Lllx LDwyyy" calcext:value-type="string">
            <text:p>01Lllx LDwyyy</text:p>
          </table:table-cell>
          <table:table-cell table:style-name="Footnote" table:formula="of:=[$Falfelides.B239]" office:value-type="string" office:string-value="Nenarla Wili" calcext:value-type="string">
            <text:p>Nenarla Wili</text:p>
          </table:table-cell>
          <table:table-cell table:style-name="ce785" table:formula="of:=[.C238]+1" office:value-type="date" office:date-value="2025-11-07" calcext:value-type="date">
            <text:p>Nov 7</text:p>
          </table:table-cell>
          <table:table-cell table:number-columns-repeated="16381"/>
        </table:table-row>
        <table:table-row table:style-name="ro8">
          <table:table-cell table:style-name="Accent_20_1" table:formula="of:=[$Falfelides.A240]" office:value-type="string" office:string-value="21Ln LDwyyy" calcext:value-type="string">
            <text:p>21Ln LDwyyy</text:p>
          </table:table-cell>
          <table:table-cell table:style-name="Footnote" table:formula="of:=[$Falfelides.B240]" office:value-type="string" office:string-value="Biinnelen Wili" calcext:value-type="string">
            <text:p>Biinnelen Wili</text:p>
          </table:table-cell>
          <table:table-cell table:style-name="ce785" table:formula="of:=[.C239]+1" office:value-type="date" office:date-value="2025-11-08" calcext:value-type="date">
            <text:p>Nov 8</text:p>
          </table:table-cell>
          <table:table-cell table:number-columns-repeated="16381"/>
        </table:table-row>
        <table:table-row table:style-name="ro8">
          <table:table-cell table:style-name="Accent_20_1" table:formula="of:=[$Falfelides.A241]" office:value-type="string" office:string-value="31Ln LDwyyy" calcext:value-type="string">
            <text:p>31Ln LDwyyy</text:p>
          </table:table-cell>
          <table:table-cell table:style-name="Footnote" table:formula="of:=[$Falfelides.B241]" office:value-type="string" office:string-value="Lennelen Wili" calcext:value-type="string">
            <text:p>Lennelen Wili</text:p>
          </table:table-cell>
          <table:table-cell table:style-name="ce785" table:formula="of:=[.C240]+1" office:value-type="date" office:date-value="2025-11-09" calcext:value-type="date">
            <text:p>Nov 9</text:p>
          </table:table-cell>
          <table:table-cell table:number-columns-repeated="16381"/>
        </table:table-row>
        <table:table-row table:style-name="ro8">
          <table:table-cell table:style-name="Accent_20_1" table:formula="of:=[$Falfelides.A242]" office:value-type="string" office:string-value="41Ln LDwyyy" calcext:value-type="string">
            <text:p>41Ln LDwyyy</text:p>
          </table:table-cell>
          <table:table-cell table:style-name="Footnote" table:formula="of:=[$Falfelides.B242]" office:value-type="string" office:string-value="Guunnelen Wili" calcext:value-type="string">
            <text:p>Guunnelen Wili</text:p>
          </table:table-cell>
          <table:table-cell table:style-name="ce785" table:formula="of:=[.C241]+1" office:value-type="date" office:date-value="2025-11-10" calcext:value-type="date">
            <text:p>Nov 10</text:p>
          </table:table-cell>
          <table:table-cell table:number-columns-repeated="16381"/>
        </table:table-row>
        <table:table-row table:style-name="ro8">
          <table:table-cell table:style-name="Accent_20_1" table:formula="of:=[$Falfelides.A243]" office:value-type="string" office:string-value="51Ln LDwyyy" calcext:value-type="string">
            <text:p>51Ln LDwyyy</text:p>
          </table:table-cell>
          <table:table-cell table:style-name="Footnote" table:formula="of:=[$Falfelides.B243]" office:value-type="string" office:string-value="BiNiineren Wili" calcext:value-type="string">
            <text:p>BiNiineren Wili</text:p>
          </table:table-cell>
          <table:table-cell table:style-name="ce785" table:formula="of:=[.C242]+1" office:value-type="date" office:date-value="2025-11-11" calcext:value-type="date">
            <text:p>Nov 11</text:p>
          </table:table-cell>
          <table:table-cell table:number-columns-repeated="16381"/>
        </table:table-row>
        <table:table-row table:style-name="ro8">
          <table:table-cell table:style-name="Accent_20_1" table:formula="of:=[$Falfelides.A244]" office:value-type="string" office:string-value="02Lllx LDwyyy" calcext:value-type="string">
            <text:p>02Lllx LDwyyy</text:p>
          </table:table-cell>
          <table:table-cell table:style-name="Footnote" table:formula="of:=[$Falfelides.B244]" office:value-type="string" office:string-value="Doolarla Wili" calcext:value-type="string">
            <text:p>Doolarla Wili</text:p>
          </table:table-cell>
          <table:table-cell table:style-name="ce785" table:formula="of:=[.C243]+1" office:value-type="date" office:date-value="2025-11-12" calcext:value-type="date">
            <text:p>Nov 12</text:p>
          </table:table-cell>
          <table:table-cell table:number-columns-repeated="16381"/>
        </table:table-row>
        <table:table-row table:style-name="ro8">
          <table:table-cell table:style-name="Accent_20_1" table:formula="of:=[$Falfelides.A245]" office:value-type="string" office:string-value="22Ln LDwyyy" calcext:value-type="string">
            <text:p>22Ln LDwyyy</text:p>
          </table:table-cell>
          <table:table-cell table:style-name="Footnote" table:formula="of:=[$Falfelides.B245]" office:value-type="string" office:string-value="BiDoolen Wili" calcext:value-type="string">
            <text:p>BiDoolen Wili</text:p>
          </table:table-cell>
          <table:table-cell table:style-name="ce785" table:formula="of:=[.C244]+1" office:value-type="date" office:date-value="2025-11-13" calcext:value-type="date">
            <text:p>Nov 13</text:p>
          </table:table-cell>
          <table:table-cell table:number-columns-repeated="16381"/>
        </table:table-row>
        <table:table-row table:style-name="ro8">
          <table:table-cell table:style-name="Accent_20_1" table:formula="of:=[$Falfelides.A246]" office:value-type="string" office:string-value="32Ln LDwyyy" calcext:value-type="string">
            <text:p>32Ln LDwyyy</text:p>
          </table:table-cell>
          <table:table-cell table:style-name="Footnote" table:formula="of:=[$Falfelides.B246]" office:value-type="string" office:string-value="LeDoolen Wili" calcext:value-type="string">
            <text:p>LeDoolen Wili</text:p>
          </table:table-cell>
          <table:table-cell table:style-name="ce785" table:formula="of:=[.C245]+1" office:value-type="date" office:date-value="2025-11-14" calcext:value-type="date">
            <text:p>Nov 14</text:p>
          </table:table-cell>
          <table:table-cell table:number-columns-repeated="16381"/>
        </table:table-row>
        <table:table-row table:style-name="ro8">
          <table:table-cell table:style-name="Accent_20_1" table:formula="of:=[$Falfelides.A247]" office:value-type="string" office:string-value="42Ln LDwyyy" calcext:value-type="string">
            <text:p>42Ln LDwyyy</text:p>
          </table:table-cell>
          <table:table-cell table:style-name="Footnote" table:formula="of:=[$Falfelides.B247]" office:value-type="string" office:string-value="KuuDoolen Wili" calcext:value-type="string">
            <text:p>KuuDoolen Wili</text:p>
          </table:table-cell>
          <table:table-cell table:style-name="ce785" table:formula="of:=[.C246]+1" office:value-type="date" office:date-value="2025-11-15" calcext:value-type="date">
            <text:p>Nov 15</text:p>
          </table:table-cell>
          <table:table-cell table:number-columns-repeated="16381"/>
        </table:table-row>
        <table:table-row table:style-name="ro8">
          <table:table-cell table:style-name="Accent_20_1" table:formula="of:=[$Falfelides.A248]" office:value-type="string" office:string-value="52Ln LDwyyy" calcext:value-type="string">
            <text:p>52Ln LDwyyy</text:p>
          </table:table-cell>
          <table:table-cell table:style-name="Footnote" table:formula="of:=[$Falfelides.B248]" office:value-type="string" office:string-value="PaanDoolen Wili" calcext:value-type="string">
            <text:p>PaanDoolen Wili</text:p>
          </table:table-cell>
          <table:table-cell table:style-name="ce785" table:formula="of:=[.C247]+1" office:value-type="date" office:date-value="2025-11-16" calcext:value-type="date">
            <text:p>Nov 16</text:p>
          </table:table-cell>
          <table:table-cell table:number-columns-repeated="16381"/>
        </table:table-row>
        <table:table-row table:style-name="ro8">
          <table:table-cell table:style-name="Accent_20_1" table:formula="of:=[$Falfelides.A249]" office:value-type="string" office:string-value="03Lllx LDwyyy" calcext:value-type="string">
            <text:p>03Lllx LDwyyy</text:p>
          </table:table-cell>
          <table:table-cell table:style-name="Footnote" table:formula="of:=[$Falfelides.B249]" office:value-type="string" office:string-value="Lellarla Wili" calcext:value-type="string">
            <text:p>Lellarla Wili</text:p>
          </table:table-cell>
          <table:table-cell table:style-name="ce785" table:formula="of:=[.C248]+1" office:value-type="date" office:date-value="2025-11-17" calcext:value-type="date">
            <text:p>Nov 17</text:p>
          </table:table-cell>
          <table:table-cell table:number-columns-repeated="16381"/>
        </table:table-row>
        <table:table-row table:style-name="ro8">
          <table:table-cell table:style-name="Accent_20_1" table:formula="of:=[$Falfelides.A250]" office:value-type="string" office:string-value="23Ln LDwyyy" calcext:value-type="string">
            <text:p>23Ln LDwyyy</text:p>
          </table:table-cell>
          <table:table-cell table:style-name="Footnote" table:formula="of:=[$Falfelides.B250]" office:value-type="string" office:string-value="Biillaaren Wili" calcext:value-type="string">
            <text:p>Biillaaren Wili</text:p>
          </table:table-cell>
          <table:table-cell table:style-name="ce785" table:formula="of:=[.C249]+1" office:value-type="date" office:date-value="2025-11-18" calcext:value-type="date">
            <text:p>Nov 18</text:p>
          </table:table-cell>
          <table:table-cell table:number-columns-repeated="16381"/>
        </table:table-row>
        <table:table-row table:style-name="ro8">
          <table:table-cell table:style-name="Accent_20_1" table:formula="of:=[$Falfelides.A251]" office:value-type="string" office:string-value="33Ln LDwyyy" calcext:value-type="string">
            <text:p>33Ln LDwyyy</text:p>
          </table:table-cell>
          <table:table-cell table:style-name="Footnote" table:formula="of:=[$Falfelides.B251]" office:value-type="string" office:string-value="Lilleeren Wili" calcext:value-type="string">
            <text:p>Lilleeren Wili</text:p>
          </table:table-cell>
          <table:table-cell table:style-name="ce785" table:formula="of:=[.C250]+1" office:value-type="date" office:date-value="2025-11-19" calcext:value-type="date">
            <text:p>Nov 19</text:p>
          </table:table-cell>
          <table:table-cell table:number-columns-repeated="16381"/>
        </table:table-row>
        <table:table-row table:style-name="ro8">
          <table:table-cell table:style-name="Accent_20_1" table:formula="of:=[$Falfelides.A252]" office:value-type="string" office:string-value="43Ln LDwyyy" calcext:value-type="string">
            <text:p>43Ln LDwyyy</text:p>
          </table:table-cell>
          <table:table-cell table:style-name="Footnote" table:formula="of:=[$Falfelides.B252]" office:value-type="string" office:string-value="Guullaaren Wili" calcext:value-type="string">
            <text:p>Guullaaren Wili</text:p>
          </table:table-cell>
          <table:table-cell table:style-name="ce785" table:formula="of:=[.C251]+1" office:value-type="date" office:date-value="2025-11-20" calcext:value-type="date">
            <text:p>Nov 20</text:p>
          </table:table-cell>
          <table:table-cell table:number-columns-repeated="16381"/>
        </table:table-row>
        <table:table-row table:style-name="ro8">
          <table:table-cell table:style-name="Accent_20_1" table:formula="of:=[$Falfelides.A253]" office:value-type="string" office:string-value="53Ln LDwyyy" calcext:value-type="string">
            <text:p>53Ln LDwyyy</text:p>
          </table:table-cell>
          <table:table-cell table:style-name="Footnote" table:formula="of:=[$Falfelides.B253]" office:value-type="string" office:string-value="Banaarlen Wili" calcext:value-type="string">
            <text:p>Banaarlen Wili</text:p>
          </table:table-cell>
          <table:table-cell table:style-name="ce785" table:formula="of:=[.C252]+1" office:value-type="date" office:date-value="2025-11-21" calcext:value-type="date">
            <text:p>Nov 21</text:p>
          </table:table-cell>
          <table:table-cell table:number-columns-repeated="16381"/>
        </table:table-row>
        <table:table-row table:style-name="ro8">
          <table:table-cell table:style-name="Accent_20_1" table:formula="of:=[$Falfelides.A254]" office:value-type="string" office:string-value="04Lllx LDwyyy" calcext:value-type="string">
            <text:p>04Lllx LDwyyy</text:p>
          </table:table-cell>
          <table:table-cell table:style-name="Footnote" table:formula="of:=[$Falfelides.B254]" office:value-type="string" office:string-value="Goolarla Wili" calcext:value-type="string">
            <text:p>Goolarla Wili</text:p>
          </table:table-cell>
          <table:table-cell table:style-name="ce785" table:formula="of:=[.C253]+1" office:value-type="date" office:date-value="2025-11-22" calcext:value-type="date">
            <text:p>Nov 22</text:p>
          </table:table-cell>
          <table:table-cell table:number-columns-repeated="16381"/>
        </table:table-row>
        <table:table-row table:style-name="ro8">
          <table:table-cell table:style-name="Accent_20_1" table:formula="of:=[$Falfelides.A255]" office:value-type="string" office:string-value="24Ln LDwyyy" calcext:value-type="string">
            <text:p>24Ln LDwyyy</text:p>
          </table:table-cell>
          <table:table-cell table:style-name="Footnote" table:formula="of:=[$Falfelides.B255]" office:value-type="string" office:string-value="BiRuulen Wili" calcext:value-type="string">
            <text:p>BiRuulen Wili</text:p>
          </table:table-cell>
          <table:table-cell table:style-name="ce785" table:formula="of:=[.C254]+1" office:value-type="date" office:date-value="2025-11-23" calcext:value-type="date">
            <text:p>Nov 23</text:p>
          </table:table-cell>
          <table:table-cell table:number-columns-repeated="16381"/>
        </table:table-row>
        <table:table-row table:style-name="ro8">
          <table:table-cell table:style-name="Accent_20_1" table:formula="of:=[$Falfelides.A256]" office:value-type="string" office:string-value="34Ln LDwyyy" calcext:value-type="string">
            <text:p>34Ln LDwyyy</text:p>
          </table:table-cell>
          <table:table-cell table:style-name="Footnote" table:formula="of:=[$Falfelides.B256]" office:value-type="string" office:string-value="LeRulen Wili" calcext:value-type="string">
            <text:p>LeRulen Wili</text:p>
          </table:table-cell>
          <table:table-cell table:style-name="ce785" table:formula="of:=[.C255]+1" office:value-type="date" office:date-value="2025-11-24" calcext:value-type="date">
            <text:p>Nov 24</text:p>
          </table:table-cell>
          <table:table-cell table:number-columns-repeated="16381"/>
        </table:table-row>
        <table:table-row table:style-name="ro8">
          <table:table-cell table:style-name="Accent_20_1" table:formula="of:=[$Falfelides.A257]" office:value-type="string" office:string-value="44Ln LDwyyy" calcext:value-type="string">
            <text:p>44Ln LDwyyy</text:p>
          </table:table-cell>
          <table:table-cell table:style-name="Footnote" table:formula="of:=[$Falfelides.B257]" office:value-type="string" office:string-value="Kuruulen Wili" calcext:value-type="string">
            <text:p>Kuruulen Wili</text:p>
          </table:table-cell>
          <table:table-cell table:style-name="ce785" table:formula="of:=[.C256]+1" office:value-type="date" office:date-value="2025-11-25" calcext:value-type="date">
            <text:p>Nov 25</text:p>
          </table:table-cell>
          <table:table-cell table:number-columns-repeated="16381"/>
        </table:table-row>
        <table:table-row table:style-name="ro8">
          <table:table-cell table:style-name="Accent_20_1" table:formula="of:=[$Falfelides.A258]" office:value-type="string" office:string-value="54Ln LDwyyy" calcext:value-type="string">
            <text:p>54Ln LDwyyy</text:p>
          </table:table-cell>
          <table:table-cell table:style-name="Footnote" table:formula="of:=[$Falfelides.B258]" office:value-type="string" office:string-value="Banoorlen Wili" calcext:value-type="string">
            <text:p>Banoorlen Wili</text:p>
          </table:table-cell>
          <table:table-cell table:style-name="ce785" table:formula="of:=[.C257]+1" office:value-type="date" office:date-value="2025-11-26" calcext:value-type="date">
            <text:p>Nov 26</text:p>
          </table:table-cell>
          <table:table-cell table:number-columns-repeated="16381"/>
        </table:table-row>
        <table:table-row table:style-name="ro8">
          <table:table-cell table:style-name="Accent_20_1" table:formula="of:=[$Falfelides.A259]" office:value-type="string" office:string-value="05Lllx LDwyyy" calcext:value-type="string">
            <text:p>05Lllx LDwyyy</text:p>
          </table:table-cell>
          <table:table-cell table:style-name="Footnote" table:formula="of:=[$Falfelides.B259]" office:value-type="string" office:string-value="Bammarla Wili" calcext:value-type="string">
            <text:p>Bammarla Wili</text:p>
          </table:table-cell>
          <table:table-cell table:style-name="ce785" table:formula="of:=[.C258]+1" office:value-type="date" office:date-value="2025-11-27" calcext:value-type="date">
            <text:p>Nov 27</text:p>
          </table:table-cell>
          <table:table-cell table:number-columns-repeated="16381"/>
        </table:table-row>
        <table:table-row table:style-name="ro8">
          <table:table-cell table:style-name="Accent_20_1" table:formula="of:=[$Falfelides.A260]" office:value-type="string" office:string-value="25Ln LDwyyy" calcext:value-type="string">
            <text:p>25Ln LDwyyy</text:p>
          </table:table-cell>
          <table:table-cell table:style-name="Footnote" table:formula="of:=[$Falfelides.B260]" office:value-type="string" office:string-value="BiiVaameng Wili" calcext:value-type="string">
            <text:p>BiiVaameng Wili</text:p>
          </table:table-cell>
          <table:table-cell table:style-name="ce785" table:formula="of:=[.C259]+1" office:value-type="date" office:date-value="2025-11-28" calcext:value-type="date">
            <text:p>Nov 28</text:p>
          </table:table-cell>
          <table:table-cell table:number-columns-repeated="16381"/>
        </table:table-row>
        <table:table-row table:style-name="ro8">
          <table:table-cell table:style-name="Accent_20_1" table:formula="of:=[$Falfelides.A261]" office:value-type="string" office:string-value="35Ln LDwyyy" calcext:value-type="string">
            <text:p>35Ln LDwyyy</text:p>
          </table:table-cell>
          <table:table-cell table:style-name="Footnote" table:formula="of:=[$Falfelides.B261]" office:value-type="string" office:string-value="LeVaameng Wili" calcext:value-type="string">
            <text:p>LeVaameng Wili</text:p>
          </table:table-cell>
          <table:table-cell table:style-name="ce785" table:formula="of:=[.C260]+1" office:value-type="date" office:date-value="2025-11-29" calcext:value-type="date">
            <text:p>Nov 29</text:p>
          </table:table-cell>
          <table:table-cell table:number-columns-repeated="16381"/>
        </table:table-row>
        <table:table-row table:style-name="ro8">
          <table:table-cell table:style-name="Accent_20_1" table:formula="of:=[$Falfelides.A262]" office:value-type="string" office:string-value="45Ln LDwyyy" calcext:value-type="string">
            <text:p>45Ln LDwyyy</text:p>
          </table:table-cell>
          <table:table-cell table:style-name="Footnote" table:formula="of:=[$Falfelides.B262]" office:value-type="string" office:string-value="KuVaameng Wili" calcext:value-type="string">
            <text:p>KuVaameng Wili</text:p>
          </table:table-cell>
          <table:table-cell table:style-name="ce785" table:formula="of:=[.C261]+1" office:value-type="date" office:date-value="2025-11-30" calcext:value-type="date">
            <text:p>Nov 30</text:p>
          </table:table-cell>
          <table:table-cell table:number-columns-repeated="16381"/>
        </table:table-row>
        <table:table-row table:style-name="ro8">
          <table:table-cell table:style-name="Accent_20_1" table:formula="of:=[$Falfelides.A263]" office:value-type="string" office:string-value="55Ln LDwyyy" calcext:value-type="string">
            <text:p>55Ln LDwyyy</text:p>
          </table:table-cell>
          <table:table-cell table:style-name="Footnote" table:formula="of:=[$Falfelides.B263]" office:value-type="string" office:string-value="FaVaameng Wili" calcext:value-type="string">
            <text:p>FaVaameng Wili</text:p>
          </table:table-cell>
          <table:table-cell table:style-name="ce785" table:formula="of:=[.C262]+1" office:value-type="date" office:date-value="2025-12-01" calcext:value-type="date">
            <text:p>Dec 1</text:p>
          </table:table-cell>
          <table:table-cell table:number-columns-repeated="16381"/>
        </table:table-row>
        <table:table-row table:style-name="ro8">
          <table:table-cell table:style-name="Accent_20_1" table:formula="of:=[$Falfelides.A264]" office:value-type="string" office:string-value="06Lllx LDwyyy" calcext:value-type="string">
            <text:p>06Lllx LDwyyy</text:p>
          </table:table-cell>
          <table:table-cell table:style-name="Footnote" table:formula="of:=[$Falfelides.B264]" office:value-type="string" office:string-value="Duulelarla Wili" calcext:value-type="string">
            <text:p>Duulelarla Wili</text:p>
          </table:table-cell>
          <table:table-cell table:style-name="ce785" table:formula="of:=[.C263]+1" office:value-type="date" office:date-value="2025-12-02" calcext:value-type="date">
            <text:p>Dec 2</text:p>
          </table:table-cell>
          <table:table-cell table:number-columns-repeated="16381"/>
        </table:table-row>
        <table:table-row table:style-name="ro8">
          <table:table-cell table:style-name="Accent_20_1" table:formula="of:=[$Falfelides.A265]" office:value-type="string" office:string-value="26Ln LDwyyy" calcext:value-type="string">
            <text:p>26Ln LDwyyy</text:p>
          </table:table-cell>
          <table:table-cell table:style-name="Footnote" table:formula="of:=[$Falfelides.B265]" office:value-type="string" office:string-value="BiiDuleren Wili" calcext:value-type="string">
            <text:p>BiiDuleren Wili</text:p>
          </table:table-cell>
          <table:table-cell table:style-name="ce785" table:formula="of:=[.C264]+1" office:value-type="date" office:date-value="2025-12-03" calcext:value-type="date">
            <text:p>Dec 3</text:p>
          </table:table-cell>
          <table:table-cell table:number-columns-repeated="16381"/>
        </table:table-row>
        <table:table-row table:style-name="ro8">
          <table:table-cell table:style-name="Accent_20_1" table:formula="of:=[$Falfelides.A266]" office:value-type="string" office:string-value="36Ln LDwyyy" calcext:value-type="string">
            <text:p>36Ln LDwyyy</text:p>
          </table:table-cell>
          <table:table-cell table:style-name="Footnote" table:formula="of:=[$Falfelides.B266]" office:value-type="string" office:string-value="LeDuleren Wili" calcext:value-type="string">
            <text:p>LeDuleren Wili</text:p>
          </table:table-cell>
          <table:table-cell table:style-name="ce785" table:formula="of:=[.C265]+1" office:value-type="date" office:date-value="2025-12-04" calcext:value-type="date">
            <text:p>Dec 4</text:p>
          </table:table-cell>
          <table:table-cell table:number-columns-repeated="16381"/>
        </table:table-row>
        <table:table-row table:style-name="ro8">
          <table:table-cell table:style-name="Accent_20_1" table:formula="of:=[$Falfelides.A267]" office:value-type="string" office:string-value="46Ln LDwyyy" calcext:value-type="string">
            <text:p>46Ln LDwyyy</text:p>
          </table:table-cell>
          <table:table-cell table:style-name="Footnote" table:formula="of:=[$Falfelides.B267]" office:value-type="string" office:string-value="KuDuuleren Wili" calcext:value-type="string">
            <text:p>KuDuuleren Wili</text:p>
          </table:table-cell>
          <table:table-cell table:style-name="ce785" table:formula="of:=[.C266]+1" office:value-type="date" office:date-value="2025-12-05" calcext:value-type="date">
            <text:p>Dec 5</text:p>
          </table:table-cell>
          <table:table-cell table:number-columns-repeated="16381"/>
        </table:table-row>
        <table:table-row table:style-name="ro8">
          <table:table-cell table:style-name="Accent_20_1" table:formula="of:=[$Falfelides.A268]" office:value-type="string" office:string-value="56Ln LDwyyy" calcext:value-type="string">
            <text:p>56Ln LDwyyy</text:p>
          </table:table-cell>
          <table:table-cell table:style-name="Footnote" table:formula="of:=[$Falfelides.B268]" office:value-type="string" office:string-value="PaDuleren Wili" calcext:value-type="string">
            <text:p>PaDuleren Wili</text:p>
          </table:table-cell>
          <table:table-cell table:style-name="ce785" table:formula="of:=[.C267]+1" office:value-type="date" office:date-value="2025-12-06" calcext:value-type="date">
            <text:p>Dec 6</text:p>
          </table:table-cell>
          <table:table-cell table:number-columns-repeated="16381"/>
        </table:table-row>
        <table:table-row table:style-name="ro8">
          <table:table-cell table:style-name="Accent_20_1" table:formula="of:=[$Falfelides.A269]" office:value-type="string" office:string-value="07Lllx LDwyyy" calcext:value-type="string">
            <text:p>07Lllx LDwyyy</text:p>
          </table:table-cell>
          <table:table-cell table:style-name="Footnote" table:formula="of:=[$Falfelides.B269]" office:value-type="string" office:string-value="Niraarla Wili" calcext:value-type="string">
            <text:p>Niraarla Wili</text:p>
          </table:table-cell>
          <table:table-cell table:style-name="ce785" table:formula="of:=[.C268]+1" office:value-type="date" office:date-value="2025-12-07" calcext:value-type="date">
            <text:p>Dec 7</text:p>
          </table:table-cell>
          <table:table-cell table:number-columns-repeated="16381"/>
        </table:table-row>
        <table:table-row table:style-name="ro8">
          <table:table-cell table:style-name="Accent_20_1" table:formula="of:=[$Falfelides.A270]" office:value-type="string" office:string-value="27Ln LDwyyy" calcext:value-type="string">
            <text:p>27Ln LDwyyy</text:p>
          </table:table-cell>
          <table:table-cell table:style-name="Footnote" table:formula="of:=[$Falfelides.B270]" office:value-type="string" office:string-value="BiiNirlen Wili" calcext:value-type="string">
            <text:p>BiiNirlen Wili</text:p>
          </table:table-cell>
          <table:table-cell table:style-name="ce785" table:formula="of:=[.C269]+1" office:value-type="date" office:date-value="2025-12-08" calcext:value-type="date">
            <text:p>Dec 8</text:p>
          </table:table-cell>
          <table:table-cell table:number-columns-repeated="16381"/>
        </table:table-row>
        <table:table-row table:style-name="ro8">
          <table:table-cell table:style-name="Accent_20_1" table:formula="of:=[$Falfelides.A271]" office:value-type="string" office:string-value="37Ln LDwyyy" calcext:value-type="string">
            <text:p>37Ln LDwyyy</text:p>
          </table:table-cell>
          <table:table-cell table:style-name="Footnote" table:formula="of:=[$Falfelides.B271]" office:value-type="string" office:string-value="Lenirlen Wili" calcext:value-type="string">
            <text:p>Lenirlen Wili</text:p>
          </table:table-cell>
          <table:table-cell table:style-name="ce785" table:formula="of:=[.C270]+1" office:value-type="date" office:date-value="2025-12-09" calcext:value-type="date">
            <text:p>Dec 9</text:p>
          </table:table-cell>
          <table:table-cell table:number-columns-repeated="16381"/>
        </table:table-row>
        <table:table-row table:style-name="ro8">
          <table:table-cell table:style-name="Accent_20_1" table:formula="of:=[$Falfelides.A272]" office:value-type="string" office:string-value="47Ln LDwyyy" calcext:value-type="string">
            <text:p>47Ln LDwyyy</text:p>
          </table:table-cell>
          <table:table-cell table:style-name="Footnote" table:formula="of:=[$Falfelides.B272]" office:value-type="string" office:string-value="KuuNirlen Wili" calcext:value-type="string">
            <text:p>KuuNirlen Wili</text:p>
          </table:table-cell>
          <table:table-cell table:style-name="ce785" table:formula="of:=[.C271]+1" office:value-type="date" office:date-value="2025-12-10" calcext:value-type="date">
            <text:p>Dec 10</text:p>
          </table:table-cell>
          <table:table-cell table:number-columns-repeated="16381"/>
        </table:table-row>
        <table:table-row table:style-name="ro8">
          <table:table-cell table:style-name="Accent_20_1" table:formula="of:=[$Falfelides.A273]" office:value-type="string" office:string-value="57Ln LDwyyy" calcext:value-type="string">
            <text:p>57Ln LDwyyy</text:p>
          </table:table-cell>
          <table:table-cell table:style-name="Footnote" table:formula="of:=[$Falfelides.B273]" office:value-type="string" office:string-value="Banirlen Wili" calcext:value-type="string">
            <text:p>Banirlen Wili</text:p>
          </table:table-cell>
          <table:table-cell table:style-name="ce785" table:formula="of:=[.C272]+1" office:value-type="date" office:date-value="2025-12-11" calcext:value-type="date">
            <text:p>Dec 11</text:p>
          </table:table-cell>
          <table:table-cell table:number-columns-repeated="16381"/>
        </table:table-row>
        <table:table-row table:style-name="ro8">
          <table:table-cell table:style-name="Accent_20_1" table:formula="of:=[$Falfelides.A274]" office:value-type="string" office:string-value="00Lllx LDwyyy" calcext:value-type="string">
            <text:p>00Lllx LDwyyy</text:p>
          </table:table-cell>
          <table:table-cell table:style-name="Footnote" table:formula="of:=[$Falfelides.B274]" office:value-type="string" office:string-value="Baarella Wili" calcext:value-type="string">
            <text:p>Baarella Wili</text:p>
          </table:table-cell>
          <table:table-cell table:style-name="ce785" table:formula="of:=[.C273]+1" office:value-type="date" office:date-value="2025-12-12" calcext:value-type="date">
            <text:p>Dec 12</text:p>
          </table:table-cell>
          <table:table-cell table:number-columns-repeated="16381"/>
        </table:table-row>
        <table:table-row table:style-name="ro8">
          <table:table-cell table:style-name="Accent_20_1" table:formula="of:=[$Falfelides.A275]" office:value-type="string" office:string-value="20Ln LDwyyy" calcext:value-type="string">
            <text:p>20Ln LDwyyy</text:p>
          </table:table-cell>
          <table:table-cell table:style-name="Footnote" table:formula="of:=[$Falfelides.B275]" office:value-type="string" office:string-value="BiGiilen Wili" calcext:value-type="string">
            <text:p>BiGiilen Wili</text:p>
          </table:table-cell>
          <table:table-cell table:style-name="ce785" table:formula="of:=[.C274]+1" office:value-type="date" office:date-value="2025-12-13" calcext:value-type="date">
            <text:p>Dec 13</text:p>
          </table:table-cell>
          <table:table-cell table:number-columns-repeated="16381"/>
        </table:table-row>
        <table:table-row table:style-name="ro8">
          <table:table-cell table:style-name="Accent_20_1" table:formula="of:=[$Falfelides.A276]" office:value-type="string" office:string-value="30Ln LDwyyy" calcext:value-type="string">
            <text:p>30Ln LDwyyy</text:p>
          </table:table-cell>
          <table:table-cell table:style-name="Footnote" table:formula="of:=[$Falfelides.B276]" office:value-type="string" office:string-value="LeLiilen Wili" calcext:value-type="string">
            <text:p>LeLiilen Wili</text:p>
          </table:table-cell>
          <table:table-cell table:style-name="ce785" table:formula="of:=[.C275]+1" office:value-type="date" office:date-value="2025-12-14" calcext:value-type="date">
            <text:p>Dec 14</text:p>
          </table:table-cell>
          <table:table-cell table:number-columns-repeated="16381"/>
        </table:table-row>
        <table:table-row table:style-name="ro8">
          <table:table-cell table:style-name="Accent_20_1" table:formula="of:=[$Falfelides.A277]" office:value-type="string" office:string-value="40Ln LDwyyy" calcext:value-type="string">
            <text:p>40Ln LDwyyy</text:p>
          </table:table-cell>
          <table:table-cell table:style-name="Footnote" table:formula="of:=[$Falfelides.B277]" office:value-type="string" office:string-value="Guuwiilen Wili" calcext:value-type="string">
            <text:p>Guuwiilen Wili</text:p>
          </table:table-cell>
          <table:table-cell table:style-name="ce785" table:formula="of:=[.C276]+1" office:value-type="date" office:date-value="2025-12-15" calcext:value-type="date">
            <text:p>Dec 15</text:p>
          </table:table-cell>
          <table:table-cell table:number-columns-repeated="16381"/>
        </table:table-row>
        <table:table-row table:style-name="ro8">
          <table:table-cell table:style-name="Accent_20_1" table:formula="of:=[$Falfelides.A278]" office:value-type="string" office:string-value="50Ln LDwyyy" calcext:value-type="string">
            <text:p>50Ln LDwyyy</text:p>
          </table:table-cell>
          <table:table-cell table:style-name="Footnote" table:formula="of:=[$Falfelides.B278]" office:value-type="string" office:string-value="BaNiilen Wili" calcext:value-type="string">
            <text:p>BaNiilen Wili</text:p>
          </table:table-cell>
          <table:table-cell table:style-name="ce785" table:formula="of:=[.C277]+1" office:value-type="date" office:date-value="2025-12-16" calcext:value-type="date">
            <text:p>Dec 16</text:p>
          </table:table-cell>
          <table:table-cell table:number-columns-repeated="16381"/>
        </table:table-row>
        <table:table-row table:style-name="ro8">
          <table:table-cell table:style-name="Accent_20_1" table:formula="of:=[$Falfelides.A279]" office:value-type="string" office:string-value="LN04Yy LDwyyy" calcext:value-type="string">
            <text:p>LN04Yy LDwyyy</text:p>
          </table:table-cell>
          <table:table-cell table:style-name="Footnote" table:formula="of:=[$Falfelides.B279]" office:value-type="string" office:string-value="Lenko’i Wili" calcext:value-type="string">
            <text:p>Lenko’i Wili</text:p>
          </table:table-cell>
          <table:table-cell table:style-name="ce785" table:formula="of:=[.C278]+1" office:value-type="date" office:date-value="2025-12-17" calcext:value-type="date">
            <text:p>Dec 17</text:p>
          </table:table-cell>
          <table:table-cell table:number-columns-repeated="16381"/>
        </table:table-row>
        <table:table-row table:style-name="ro8">
          <table:table-cell table:style-name="Accent_20_1" table:formula="of:=[$Falfelides.A280]" office:value-type="string" office:string-value="LN03Yy LDwyyy" calcext:value-type="string">
            <text:p>LN03Yy LDwyyy</text:p>
          </table:table-cell>
          <table:table-cell table:style-name="Footnote" table:formula="of:=[$Falfelides.B280]" office:value-type="string" office:string-value="Lenleli Wili" calcext:value-type="string">
            <text:p>Lenleli Wili</text:p>
          </table:table-cell>
          <table:table-cell table:style-name="ce785" table:formula="of:=[.C279]+1" office:value-type="date" office:date-value="2025-12-18" calcext:value-type="date">
            <text:p>Dec 18</text:p>
          </table:table-cell>
          <table:table-cell table:number-columns-repeated="16381"/>
        </table:table-row>
        <table:table-row table:style-name="ro8">
          <table:table-cell table:style-name="Accent_20_1" table:formula="of:=[$Falfelides.A281]" office:value-type="string" office:string-value="LN02Yy LDwyyy" calcext:value-type="string">
            <text:p>LN02Yy LDwyyy</text:p>
          </table:table-cell>
          <table:table-cell table:style-name="Footnote" table:formula="of:=[$Falfelides.B281]" office:value-type="string" office:string-value="Lendoli Wili" calcext:value-type="string">
            <text:p>Lendoli Wili</text:p>
          </table:table-cell>
          <table:table-cell table:style-name="ce785" table:formula="of:=[.C280]+1" office:value-type="date" office:date-value="2025-12-19" calcext:value-type="date">
            <text:p>Dec 19</text:p>
          </table:table-cell>
          <table:table-cell table:number-columns-repeated="16381"/>
        </table:table-row>
        <table:table-row table:style-name="ro8">
          <table:table-cell table:style-name="Accent_20_1" table:formula="of:=[$Falfelides.A282]" office:value-type="string" office:string-value="00LNyy LDwyyy" calcext:value-type="string">
            <text:p>00LNyy LDwyyy</text:p>
          </table:table-cell>
          <table:table-cell table:style-name="Footnote" table:formula="of:=[$Falfelides.B282]" office:value-type="string" office:string-value="Baringi Wili" calcext:value-type="string">
            <text:p>Baringi Wili</text:p>
          </table:table-cell>
          <table:table-cell table:style-name="ce785" table:formula="of:=[.C281]+1" office:value-type="date" office:date-value="2025-12-20" calcext:value-type="date">
            <text:p>Dec 20</text:p>
          </table:table-cell>
          <table:table-cell table:number-columns-repeated="16381"/>
        </table:table-row>
        <table:table-row table:style-name="ro8">
          <table:table-cell table:style-name="Accent_20_1" table:formula="of:=[$Falfelides.A283]" office:value-type="string" office:string-value="LDwyln" calcext:value-type="string">
            <text:p>LDwyln</text:p>
          </table:table-cell>
          <table:table-cell table:style-name="Footnote" table:formula="of:=[$Falfelides.B283]" office:value-type="string" office:string-value="Wigil" calcext:value-type="string">
            <text:p>Wigil</text:p>
          </table:table-cell>
          <table:table-cell table:style-name="ce785" table:formula="of:=[.C282]+1" office:value-type="date" office:date-value="2025-12-21" calcext:value-type="date">
            <text:p>Dec 21</text:p>
          </table:table-cell>
          <table:table-cell table:number-columns-repeated="16381"/>
        </table:table-row>
        <table:table-row table:style-name="ro8">
          <table:table-cell table:style-name="Accent_20_1" table:formula="of:=[$Falfelides.A284]" office:value-type="string" office:string-value="01Lllx LDwylnYy" calcext:value-type="string">
            <text:p>01Lllx LDwylnYy</text:p>
          </table:table-cell>
          <table:table-cell table:style-name="Footnote" table:formula="of:=[$Falfelides.B284]" office:value-type="string" office:string-value="Nenarla Lawni" calcext:value-type="string">
            <text:p>Nenarla Lawni</text:p>
          </table:table-cell>
          <table:table-cell table:style-name="ce785" table:formula="of:=[.C283]+1" office:value-type="date" office:date-value="2025-12-22" calcext:value-type="date">
            <text:p>Dec 22</text:p>
          </table:table-cell>
          <table:table-cell table:number-columns-repeated="16381"/>
        </table:table-row>
        <table:table-row table:style-name="ro8">
          <table:table-cell table:style-name="Accent_20_1" table:formula="of:=[$Falfelides.A285]" office:value-type="string" office:string-value="21Ln LDwylnYy" calcext:value-type="string">
            <text:p>21Ln LDwylnYy</text:p>
          </table:table-cell>
          <table:table-cell table:style-name="Footnote" table:formula="of:=[$Falfelides.B285]" office:value-type="string" office:string-value="Biinnelen Lawni" calcext:value-type="string">
            <text:p>Biinnelen Lawni</text:p>
          </table:table-cell>
          <table:table-cell table:style-name="ce785" table:formula="of:=[.C284]+1" office:value-type="date" office:date-value="2025-12-23" calcext:value-type="date">
            <text:p>Dec 23</text:p>
          </table:table-cell>
          <table:table-cell table:number-columns-repeated="16381"/>
        </table:table-row>
        <table:table-row table:style-name="ro8">
          <table:table-cell table:style-name="Accent_20_1" table:formula="of:=[$Falfelides.A286]" office:value-type="string" office:string-value="31Ln LDwylnYy" calcext:value-type="string">
            <text:p>31Ln LDwylnYy</text:p>
          </table:table-cell>
          <table:table-cell table:style-name="Footnote" table:formula="of:=[$Falfelides.B286]" office:value-type="string" office:string-value="Lennelen Lawni" calcext:value-type="string">
            <text:p>Lennelen Lawni</text:p>
          </table:table-cell>
          <table:table-cell table:style-name="ce785" table:formula="of:=[.C285]+1" office:value-type="date" office:date-value="2025-12-24" calcext:value-type="date">
            <text:p>Dec 24</text:p>
          </table:table-cell>
          <table:table-cell table:number-columns-repeated="16381"/>
        </table:table-row>
        <table:table-row table:style-name="ro8">
          <table:table-cell table:style-name="Accent_20_1" table:formula="of:=[$Falfelides.A287]" office:value-type="string" office:string-value="41Ln LDwylnYy" calcext:value-type="string">
            <text:p>41Ln LDwylnYy</text:p>
          </table:table-cell>
          <table:table-cell table:style-name="Footnote" table:formula="of:=[$Falfelides.B287]" office:value-type="string" office:string-value="Guunnelen Lawni" calcext:value-type="string">
            <text:p>Guunnelen Lawni</text:p>
          </table:table-cell>
          <table:table-cell table:style-name="ce785" table:formula="of:=[.C286]+1" office:value-type="date" office:date-value="2025-12-25" calcext:value-type="date">
            <text:p>Dec 25</text:p>
          </table:table-cell>
          <table:table-cell table:number-columns-repeated="16381"/>
        </table:table-row>
        <table:table-row table:style-name="ro8">
          <table:table-cell table:style-name="Accent_20_1" table:formula="of:=[$Falfelides.A288]" office:value-type="string" office:string-value="51Ln LDwylnYy" calcext:value-type="string">
            <text:p>51Ln LDwylnYy</text:p>
          </table:table-cell>
          <table:table-cell table:style-name="Footnote" table:formula="of:=[$Falfelides.B288]" office:value-type="string" office:string-value="BiNiineren Lawni" calcext:value-type="string">
            <text:p>BiNiineren Lawni</text:p>
          </table:table-cell>
          <table:table-cell table:style-name="ce785" table:formula="of:=[.C287]+1" office:value-type="date" office:date-value="2025-12-26" calcext:value-type="date">
            <text:p>Dec 26</text:p>
          </table:table-cell>
          <table:table-cell table:number-columns-repeated="16381"/>
        </table:table-row>
        <table:table-row table:style-name="ro8">
          <table:table-cell table:style-name="Accent_20_1" table:formula="of:=[$Falfelides.A289]" office:value-type="string" office:string-value="02Lllx LDwylnYy" calcext:value-type="string">
            <text:p>02Lllx LDwylnYy</text:p>
          </table:table-cell>
          <table:table-cell table:style-name="Footnote" table:formula="of:=[$Falfelides.B289]" office:value-type="string" office:string-value="Doolarla Lawni" calcext:value-type="string">
            <text:p>Doolarla Lawni</text:p>
          </table:table-cell>
          <table:table-cell table:style-name="ce785" table:formula="of:=[.C288]+1" office:value-type="date" office:date-value="2025-12-27" calcext:value-type="date">
            <text:p>Dec 27</text:p>
          </table:table-cell>
          <table:table-cell table:number-columns-repeated="16381"/>
        </table:table-row>
        <table:table-row table:style-name="ro8">
          <table:table-cell table:style-name="Accent_20_1" table:formula="of:=[$Falfelides.A290]" office:value-type="string" office:string-value="22Ln LDwylnYy" calcext:value-type="string">
            <text:p>22Ln LDwylnYy</text:p>
          </table:table-cell>
          <table:table-cell table:style-name="Footnote" table:formula="of:=[$Falfelides.B290]" office:value-type="string" office:string-value="BiDoolen Lawni" calcext:value-type="string">
            <text:p>BiDoolen Lawni</text:p>
          </table:table-cell>
          <table:table-cell table:style-name="ce785" table:formula="of:=[.C289]+1" office:value-type="date" office:date-value="2025-12-28" calcext:value-type="date">
            <text:p>Dec 28</text:p>
          </table:table-cell>
          <table:table-cell table:number-columns-repeated="16381"/>
        </table:table-row>
        <table:table-row table:style-name="ro8">
          <table:table-cell table:style-name="Accent_20_1" table:formula="of:=[$Falfelides.A291]" office:value-type="string" office:string-value="32Ln LDwylnYy" calcext:value-type="string">
            <text:p>32Ln LDwylnYy</text:p>
          </table:table-cell>
          <table:table-cell table:style-name="Footnote" table:formula="of:=[$Falfelides.B291]" office:value-type="string" office:string-value="LeDoolen Lawni" calcext:value-type="string">
            <text:p>LeDoolen Lawni</text:p>
          </table:table-cell>
          <table:table-cell table:style-name="ce785" table:formula="of:=[.C290]+1" office:value-type="date" office:date-value="2025-12-29" calcext:value-type="date">
            <text:p>Dec 29</text:p>
          </table:table-cell>
          <table:table-cell table:number-columns-repeated="16381"/>
        </table:table-row>
        <table:table-row table:style-name="ro8">
          <table:table-cell table:style-name="Accent_20_1" table:formula="of:=[$Falfelides.A292]" office:value-type="string" office:string-value="42Ln LDwylnYy" calcext:value-type="string">
            <text:p>42Ln LDwylnYy</text:p>
          </table:table-cell>
          <table:table-cell table:style-name="Footnote" table:formula="of:=[$Falfelides.B292]" office:value-type="string" office:string-value="KuuDoolen Lawni" calcext:value-type="string">
            <text:p>KuuDoolen Lawni</text:p>
          </table:table-cell>
          <table:table-cell table:style-name="ce785" table:formula="of:=[.C291]+1" office:value-type="date" office:date-value="2025-12-30" calcext:value-type="date">
            <text:p>Dec 30</text:p>
          </table:table-cell>
          <table:table-cell table:number-columns-repeated="16381"/>
        </table:table-row>
        <table:table-row table:style-name="ro8">
          <table:table-cell table:style-name="Accent_20_1" table:formula="of:=[$Falfelides.A293]" office:value-type="string" office:string-value="52Ln LDwylnYy" calcext:value-type="string">
            <text:p>52Ln LDwylnYy</text:p>
          </table:table-cell>
          <table:table-cell table:style-name="Footnote" table:formula="of:=[$Falfelides.B293]" office:value-type="string" office:string-value="PaanDoolen Lawni" calcext:value-type="string">
            <text:p>PaanDoolen Lawni</text:p>
          </table:table-cell>
          <table:table-cell table:style-name="ce785" table:formula="of:=[.C292]+1" office:value-type="date" office:date-value="2025-12-31" calcext:value-type="date">
            <text:p>Dec 31</text:p>
          </table:table-cell>
          <table:table-cell table:number-columns-repeated="16381"/>
        </table:table-row>
        <table:table-row table:style-name="ro8">
          <table:table-cell table:style-name="Accent_20_1" table:formula="of:=[$Falfelides.A294]" office:value-type="string" office:string-value="03Lllx LDwylnYy" calcext:value-type="string">
            <text:p>03Lllx LDwylnYy</text:p>
          </table:table-cell>
          <table:table-cell table:style-name="Footnote" table:formula="of:=[$Falfelides.B294]" office:value-type="string" office:string-value="Lellarla Lawni" calcext:value-type="string">
            <text:p>Lellarla Lawni</text:p>
          </table:table-cell>
          <table:table-cell table:style-name="ce785" table:formula="of:=[.C293]+1" office:value-type="date" office:date-value="2026-01-01" calcext:value-type="date">
            <text:p>Jan 1</text:p>
          </table:table-cell>
          <table:table-cell table:number-columns-repeated="16381"/>
        </table:table-row>
        <table:table-row table:style-name="ro8">
          <table:table-cell table:style-name="Accent_20_1" table:formula="of:=[$Falfelides.A295]" office:value-type="string" office:string-value="23Ln LDwylnYy" calcext:value-type="string">
            <text:p>23Ln LDwylnYy</text:p>
          </table:table-cell>
          <table:table-cell table:style-name="Footnote" table:formula="of:=[$Falfelides.B295]" office:value-type="string" office:string-value="Biillaaren Lawni" calcext:value-type="string">
            <text:p>Biillaaren Lawni</text:p>
          </table:table-cell>
          <table:table-cell table:style-name="ce785" table:formula="of:=[.C294]+1" office:value-type="date" office:date-value="2026-01-02" calcext:value-type="date">
            <text:p>Jan 2</text:p>
          </table:table-cell>
          <table:table-cell table:number-columns-repeated="16381"/>
        </table:table-row>
        <table:table-row table:style-name="ro8">
          <table:table-cell table:style-name="Accent_20_1" table:formula="of:=[$Falfelides.A296]" office:value-type="string" office:string-value="33Ln LDwylnYy" calcext:value-type="string">
            <text:p>33Ln LDwylnYy</text:p>
          </table:table-cell>
          <table:table-cell table:style-name="Footnote" table:formula="of:=[$Falfelides.B296]" office:value-type="string" office:string-value="Lilleeren Lawni" calcext:value-type="string">
            <text:p>Lilleeren Lawni</text:p>
          </table:table-cell>
          <table:table-cell table:style-name="ce785" table:formula="of:=[.C295]+1" office:value-type="date" office:date-value="2026-01-03" calcext:value-type="date">
            <text:p>Jan 3</text:p>
          </table:table-cell>
          <table:table-cell table:number-columns-repeated="16381"/>
        </table:table-row>
        <table:table-row table:style-name="ro8">
          <table:table-cell table:style-name="Accent_20_1" table:formula="of:=[$Falfelides.A297]" office:value-type="string" office:string-value="43Ln LDwylnYy" calcext:value-type="string">
            <text:p>43Ln LDwylnYy</text:p>
          </table:table-cell>
          <table:table-cell table:style-name="Footnote" table:formula="of:=[$Falfelides.B297]" office:value-type="string" office:string-value="Guullaaren Lawni" calcext:value-type="string">
            <text:p>Guullaaren Lawni</text:p>
          </table:table-cell>
          <table:table-cell table:style-name="ce785" table:formula="of:=[.C296]+1" office:value-type="date" office:date-value="2026-01-04" calcext:value-type="date">
            <text:p>Jan 4</text:p>
          </table:table-cell>
          <table:table-cell table:number-columns-repeated="16381"/>
        </table:table-row>
        <table:table-row table:style-name="ro8">
          <table:table-cell table:style-name="Accent_20_1" table:formula="of:=[$Falfelides.A298]" office:value-type="string" office:string-value="53Ln LDwylnYy" calcext:value-type="string">
            <text:p>53Ln LDwylnYy</text:p>
          </table:table-cell>
          <table:table-cell table:style-name="Footnote" table:formula="of:=[$Falfelides.B298]" office:value-type="string" office:string-value="Banaaren Lawni" calcext:value-type="string">
            <text:p>Banaaren Lawni</text:p>
          </table:table-cell>
          <table:table-cell table:style-name="ce785" table:formula="of:=[.C297]+1" office:value-type="date" office:date-value="2026-01-05" calcext:value-type="date">
            <text:p>Jan 5</text:p>
          </table:table-cell>
          <table:table-cell table:number-columns-repeated="16381"/>
        </table:table-row>
        <table:table-row table:style-name="ro8">
          <table:table-cell table:style-name="Accent_20_1" table:formula="of:=[$Falfelides.A299]" office:value-type="string" office:string-value="04Lllx LDwylnYy" calcext:value-type="string">
            <text:p>04Lllx LDwylnYy</text:p>
          </table:table-cell>
          <table:table-cell table:style-name="Footnote" table:formula="of:=[$Falfelides.B299]" office:value-type="string" office:string-value="Goolarla Lawni" calcext:value-type="string">
            <text:p>Goolarla Lawni</text:p>
          </table:table-cell>
          <table:table-cell table:style-name="ce785" table:formula="of:=[.C298]+1" office:value-type="date" office:date-value="2026-01-06" calcext:value-type="date">
            <text:p>Jan 6</text:p>
          </table:table-cell>
          <table:table-cell table:number-columns-repeated="16381"/>
        </table:table-row>
        <table:table-row table:style-name="ro8">
          <table:table-cell table:style-name="Accent_20_1" table:formula="of:=[$Falfelides.A300]" office:value-type="string" office:string-value="24Ln LDwylnYy" calcext:value-type="string">
            <text:p>24Ln LDwylnYy</text:p>
          </table:table-cell>
          <table:table-cell table:style-name="Footnote" table:formula="of:=[$Falfelides.B300]" office:value-type="string" office:string-value="BiRuulen Lawni" calcext:value-type="string">
            <text:p>BiRuulen Lawni</text:p>
          </table:table-cell>
          <table:table-cell table:style-name="ce785" table:formula="of:=[.C299]+1" office:value-type="date" office:date-value="2026-01-07" calcext:value-type="date">
            <text:p>Jan 7</text:p>
          </table:table-cell>
          <table:table-cell table:number-columns-repeated="16381"/>
        </table:table-row>
        <table:table-row table:style-name="ro8">
          <table:table-cell table:style-name="Accent_20_1" table:formula="of:=[$Falfelides.A301]" office:value-type="string" office:string-value="34Ln LDwylnYy" calcext:value-type="string">
            <text:p>34Ln LDwylnYy</text:p>
          </table:table-cell>
          <table:table-cell table:style-name="Footnote" table:formula="of:=[$Falfelides.B301]" office:value-type="string" office:string-value="LeRulen Lawni" calcext:value-type="string">
            <text:p>LeRulen Lawni</text:p>
          </table:table-cell>
          <table:table-cell table:style-name="ce785" table:formula="of:=[.C300]+1" office:value-type="date" office:date-value="2026-01-08" calcext:value-type="date">
            <text:p>Jan 8</text:p>
          </table:table-cell>
          <table:table-cell table:number-columns-repeated="16381"/>
        </table:table-row>
        <table:table-row table:style-name="ro8">
          <table:table-cell table:style-name="Accent_20_1" table:formula="of:=[$Falfelides.A302]" office:value-type="string" office:string-value="44Ln LDwylnYy" calcext:value-type="string">
            <text:p>44Ln LDwylnYy</text:p>
          </table:table-cell>
          <table:table-cell table:style-name="Footnote" table:formula="of:=[$Falfelides.B302]" office:value-type="string" office:string-value="Kuruulen Lawni" calcext:value-type="string">
            <text:p>Kuruulen Lawni</text:p>
          </table:table-cell>
          <table:table-cell table:style-name="ce785" table:formula="of:=[.C301]+1" office:value-type="date" office:date-value="2026-01-09" calcext:value-type="date">
            <text:p>Jan 9</text:p>
          </table:table-cell>
          <table:table-cell table:number-columns-repeated="16381"/>
        </table:table-row>
        <table:table-row table:style-name="ro8">
          <table:table-cell table:style-name="Accent_20_1" table:formula="of:=[$Falfelides.A303]" office:value-type="string" office:string-value="54Ln LDwylnYy" calcext:value-type="string">
            <text:p>54Ln LDwylnYy</text:p>
          </table:table-cell>
          <table:table-cell table:style-name="Footnote" table:formula="of:=[$Falfelides.B303]" office:value-type="string" office:string-value="Banoorlen Lawni" calcext:value-type="string">
            <text:p>Banoorlen Lawni</text:p>
          </table:table-cell>
          <table:table-cell table:style-name="ce785" table:formula="of:=[.C302]+1" office:value-type="date" office:date-value="2026-01-10" calcext:value-type="date">
            <text:p>Jan 10</text:p>
          </table:table-cell>
          <table:table-cell table:number-columns-repeated="16381"/>
        </table:table-row>
        <table:table-row table:style-name="ro8">
          <table:table-cell table:style-name="Accent_20_1" table:formula="of:=[$Falfelides.A304]" office:value-type="string" office:string-value="05Lllx LDwylnYy" calcext:value-type="string">
            <text:p>05Lllx LDwylnYy</text:p>
          </table:table-cell>
          <table:table-cell table:style-name="Footnote" table:formula="of:=[$Falfelides.B304]" office:value-type="string" office:string-value="Bammarla Lawni" calcext:value-type="string">
            <text:p>Bammarla Lawni</text:p>
          </table:table-cell>
          <table:table-cell table:style-name="ce785" table:formula="of:=[.C303]+1" office:value-type="date" office:date-value="2026-01-11" calcext:value-type="date">
            <text:p>Jan 11</text:p>
          </table:table-cell>
          <table:table-cell table:number-columns-repeated="16381"/>
        </table:table-row>
        <table:table-row table:style-name="ro8">
          <table:table-cell table:style-name="Accent_20_1" table:formula="of:=[$Falfelides.A305]" office:value-type="string" office:string-value="25Ln LDwylnYy" calcext:value-type="string">
            <text:p>25Ln LDwylnYy</text:p>
          </table:table-cell>
          <table:table-cell table:style-name="Footnote" table:formula="of:=[$Falfelides.B305]" office:value-type="string" office:string-value="BiiVaameng Lawni" calcext:value-type="string">
            <text:p>BiiVaameng Lawni</text:p>
          </table:table-cell>
          <table:table-cell table:style-name="ce785" table:formula="of:=[.C304]+1" office:value-type="date" office:date-value="2026-01-12" calcext:value-type="date">
            <text:p>Jan 12</text:p>
          </table:table-cell>
          <table:table-cell table:number-columns-repeated="16381"/>
        </table:table-row>
        <table:table-row table:style-name="ro8">
          <table:table-cell table:style-name="Accent_20_1" table:formula="of:=[$Falfelides.A306]" office:value-type="string" office:string-value="35Ln LDwylnYy" calcext:value-type="string">
            <text:p>35Ln LDwylnYy</text:p>
          </table:table-cell>
          <table:table-cell table:style-name="Footnote" table:formula="of:=[$Falfelides.B306]" office:value-type="string" office:string-value="LeVaameng Lawni" calcext:value-type="string">
            <text:p>LeVaameng Lawni</text:p>
          </table:table-cell>
          <table:table-cell table:style-name="ce785" table:formula="of:=[.C305]+1" office:value-type="date" office:date-value="2026-01-13" calcext:value-type="date">
            <text:p>Jan 13</text:p>
          </table:table-cell>
          <table:table-cell table:number-columns-repeated="16381"/>
        </table:table-row>
        <table:table-row table:style-name="ro8">
          <table:table-cell table:style-name="Accent_20_1" table:formula="of:=[$Falfelides.A307]" office:value-type="string" office:string-value="45Ln LDwylnYy" calcext:value-type="string">
            <text:p>45Ln LDwylnYy</text:p>
          </table:table-cell>
          <table:table-cell table:style-name="Footnote" table:formula="of:=[$Falfelides.B307]" office:value-type="string" office:string-value="KuVaameng Lawni" calcext:value-type="string">
            <text:p>KuVaameng Lawni</text:p>
          </table:table-cell>
          <table:table-cell table:style-name="ce785" table:formula="of:=[.C306]+1" office:value-type="date" office:date-value="2026-01-14" calcext:value-type="date">
            <text:p>Jan 14</text:p>
          </table:table-cell>
          <table:table-cell table:number-columns-repeated="16381"/>
        </table:table-row>
        <table:table-row table:style-name="ro8">
          <table:table-cell table:style-name="Accent_20_1" table:formula="of:=[$Falfelides.A308]" office:value-type="string" office:string-value="55Ln LDwylnYy" calcext:value-type="string">
            <text:p>55Ln LDwylnYy</text:p>
          </table:table-cell>
          <table:table-cell table:style-name="Footnote" table:formula="of:=[$Falfelides.B308]" office:value-type="string" office:string-value="FaVaameng Lawni" calcext:value-type="string">
            <text:p>FaVaameng Lawni</text:p>
          </table:table-cell>
          <table:table-cell table:style-name="ce785" table:formula="of:=[.C307]+1" office:value-type="date" office:date-value="2026-01-15" calcext:value-type="date">
            <text:p>Jan 15</text:p>
          </table:table-cell>
          <table:table-cell table:number-columns-repeated="16381"/>
        </table:table-row>
        <table:table-row table:style-name="ro8">
          <table:table-cell table:style-name="Accent_20_1" table:formula="of:=[$Falfelides.A309]" office:value-type="string" office:string-value="06Lllx LDwylnYy" calcext:value-type="string">
            <text:p>06Lllx LDwylnYy</text:p>
          </table:table-cell>
          <table:table-cell table:style-name="Footnote" table:formula="of:=[$Falfelides.B309]" office:value-type="string" office:string-value="Duulelarla Lawni" calcext:value-type="string">
            <text:p>Duulelarla Lawni</text:p>
          </table:table-cell>
          <table:table-cell table:style-name="ce785" table:formula="of:=[.C308]+1" office:value-type="date" office:date-value="2026-01-16" calcext:value-type="date">
            <text:p>Jan 16</text:p>
          </table:table-cell>
          <table:table-cell table:number-columns-repeated="16381"/>
        </table:table-row>
        <table:table-row table:style-name="ro8">
          <table:table-cell table:style-name="Accent_20_1" table:formula="of:=[$Falfelides.A310]" office:value-type="string" office:string-value="26Ln LDwylnYy" calcext:value-type="string">
            <text:p>26Ln LDwylnYy</text:p>
          </table:table-cell>
          <table:table-cell table:style-name="Footnote" table:formula="of:=[$Falfelides.B310]" office:value-type="string" office:string-value="BiiDuleren Lawni" calcext:value-type="string">
            <text:p>BiiDuleren Lawni</text:p>
          </table:table-cell>
          <table:table-cell table:style-name="ce785" table:formula="of:=[.C309]+1" office:value-type="date" office:date-value="2026-01-17" calcext:value-type="date">
            <text:p>Jan 17</text:p>
          </table:table-cell>
          <table:table-cell table:number-columns-repeated="16381"/>
        </table:table-row>
        <table:table-row table:style-name="ro8">
          <table:table-cell table:style-name="Accent_20_1" table:formula="of:=[$Falfelides.A311]" office:value-type="string" office:string-value="36Ln LDwylnYy" calcext:value-type="string">
            <text:p>36Ln LDwylnYy</text:p>
          </table:table-cell>
          <table:table-cell table:style-name="Footnote" table:formula="of:=[$Falfelides.B311]" office:value-type="string" office:string-value="LeDuleren Lawni" calcext:value-type="string">
            <text:p>LeDuleren Lawni</text:p>
          </table:table-cell>
          <table:table-cell table:style-name="ce785" table:formula="of:=[.C310]+1" office:value-type="date" office:date-value="2026-01-18" calcext:value-type="date">
            <text:p>Jan 18</text:p>
          </table:table-cell>
          <table:table-cell table:number-columns-repeated="16381"/>
        </table:table-row>
        <table:table-row table:style-name="ro8">
          <table:table-cell table:style-name="Accent_20_1" table:formula="of:=[$Falfelides.A312]" office:value-type="string" office:string-value="46Ln LDwylnYy" calcext:value-type="string">
            <text:p>46Ln LDwylnYy</text:p>
          </table:table-cell>
          <table:table-cell table:style-name="Footnote" table:formula="of:=[$Falfelides.B312]" office:value-type="string" office:string-value="KuDuuleren Lawni" calcext:value-type="string">
            <text:p>KuDuuleren Lawni</text:p>
          </table:table-cell>
          <table:table-cell table:style-name="ce785" table:formula="of:=[.C311]+1" office:value-type="date" office:date-value="2026-01-19" calcext:value-type="date">
            <text:p>Jan 19</text:p>
          </table:table-cell>
          <table:table-cell table:number-columns-repeated="16381"/>
        </table:table-row>
        <table:table-row table:style-name="ro8">
          <table:table-cell table:style-name="Accent_20_1" table:formula="of:=[$Falfelides.A313]" office:value-type="string" office:string-value="56Ln LDwylnYy" calcext:value-type="string">
            <text:p>56Ln LDwylnYy</text:p>
          </table:table-cell>
          <table:table-cell table:style-name="Footnote" table:formula="of:=[$Falfelides.B313]" office:value-type="string" office:string-value="PaDuleren Lawni" calcext:value-type="string">
            <text:p>PaDuleren Lawni</text:p>
          </table:table-cell>
          <table:table-cell table:style-name="ce785" table:formula="of:=[.C312]+1" office:value-type="date" office:date-value="2026-01-20" calcext:value-type="date">
            <text:p>Jan 20</text:p>
          </table:table-cell>
          <table:table-cell table:number-columns-repeated="16381"/>
        </table:table-row>
        <table:table-row table:style-name="ro8">
          <table:table-cell table:style-name="Accent_20_1" table:formula="of:=[$Falfelides.A314]" office:value-type="string" office:string-value="07Lllx LDwylnYy" calcext:value-type="string">
            <text:p>07Lllx LDwylnYy</text:p>
          </table:table-cell>
          <table:table-cell table:style-name="Footnote" table:formula="of:=[$Falfelides.B314]" office:value-type="string" office:string-value="Niraarla Lawni" calcext:value-type="string">
            <text:p>Niraarla Lawni</text:p>
          </table:table-cell>
          <table:table-cell table:style-name="ce785" table:formula="of:=[.C313]+1" office:value-type="date" office:date-value="2026-01-21" calcext:value-type="date">
            <text:p>Jan 21</text:p>
          </table:table-cell>
          <table:table-cell table:number-columns-repeated="16381"/>
        </table:table-row>
        <table:table-row table:style-name="ro8">
          <table:table-cell table:style-name="Accent_20_1" table:formula="of:=[$Falfelides.A315]" office:value-type="string" office:string-value="27Ln LDwylnYy" calcext:value-type="string">
            <text:p>27Ln LDwylnYy</text:p>
          </table:table-cell>
          <table:table-cell table:style-name="Footnote" table:formula="of:=[$Falfelides.B315]" office:value-type="string" office:string-value="BiiNirlen Lawni" calcext:value-type="string">
            <text:p>BiiNirlen Lawni</text:p>
          </table:table-cell>
          <table:table-cell table:style-name="ce785" table:formula="of:=[.C314]+1" office:value-type="date" office:date-value="2026-01-22" calcext:value-type="date">
            <text:p>Jan 22</text:p>
          </table:table-cell>
          <table:table-cell table:number-columns-repeated="16381"/>
        </table:table-row>
        <table:table-row table:style-name="ro8">
          <table:table-cell table:style-name="Accent_20_1" table:formula="of:=[$Falfelides.A316]" office:value-type="string" office:string-value="37Ln LDwylnYy" calcext:value-type="string">
            <text:p>37Ln LDwylnYy</text:p>
          </table:table-cell>
          <table:table-cell table:style-name="Footnote" table:formula="of:=[$Falfelides.B316]" office:value-type="string" office:string-value="NeGuulen Lawni" calcext:value-type="string">
            <text:p>NeGuulen Lawni</text:p>
          </table:table-cell>
          <table:table-cell table:style-name="ce785" table:formula="of:=[.C315]+1" office:value-type="date" office:date-value="2026-01-23" calcext:value-type="date">
            <text:p>Jan 23</text:p>
          </table:table-cell>
          <table:table-cell table:number-columns-repeated="16381"/>
        </table:table-row>
        <table:table-row table:style-name="ro1">
          <table:table-cell table:style-name="Accent_20_1" table:formula="of:=[$Falfelides.A317]" office:value-type="string" office:string-value="47Ln LDwylnYy" calcext:value-type="string">
            <text:p>47Ln LDwylnYy</text:p>
          </table:table-cell>
          <table:table-cell table:style-name="Footnote" table:formula="of:=[$Falfelides.B317]" office:value-type="string" office:string-value="KuuNirlen Lawni" calcext:value-type="string">
            <text:p>KuuNirlen Lawni</text:p>
          </table:table-cell>
          <table:table-cell table:style-name="ce785" table:formula="of:=[.C316]+1" office:value-type="date" office:date-value="2026-01-24" calcext:value-type="date">
            <text:p>Jan 24</text:p>
          </table:table-cell>
          <table:table-cell table:number-columns-repeated="7"/>
          <table:table-cell office:value-type="string" calcext:value-type="string">
            <text:p>Spoke with Tearan over a soup</text:p>
          </table:table-cell>
          <table:table-cell table:number-columns-repeated="16373"/>
        </table:table-row>
        <table:table-row table:style-name="ro8">
          <table:table-cell table:style-name="Accent_20_1" table:formula="of:=[$Falfelides.A318]" office:value-type="string" office:string-value="57Ln LDwylnYy" calcext:value-type="string">
            <text:p>57Ln LDwylnYy</text:p>
          </table:table-cell>
          <table:table-cell table:style-name="Footnote" table:formula="of:=[$Falfelides.B318]" office:value-type="string" office:string-value="Nebellen Lawni" calcext:value-type="string">
            <text:p>Nebellen Lawni</text:p>
          </table:table-cell>
          <table:table-cell table:style-name="ce785" table:formula="of:=[.C317]+1" office:value-type="date" office:date-value="2026-01-25" calcext:value-type="date">
            <text:p>Jan 25</text:p>
          </table:table-cell>
          <table:table-cell table:number-columns-repeated="16381"/>
        </table:table-row>
        <table:table-row table:style-name="ro8">
          <table:table-cell table:style-name="Accent_20_1" table:formula="of:=[$Falfelides.A319]" office:value-type="string" office:string-value="00Lllx LDwylnYy" calcext:value-type="string">
            <text:p>00Lllx LDwylnYy</text:p>
          </table:table-cell>
          <table:table-cell table:style-name="Footnote" table:formula="of:=[$Falfelides.B319]" office:value-type="string" office:string-value="Baarella Lawni" calcext:value-type="string">
            <text:p>Baarella Lawni</text:p>
          </table:table-cell>
          <table:table-cell table:style-name="ce785" table:formula="of:=[.C318]+1" office:value-type="date" office:date-value="2026-01-26" calcext:value-type="date">
            <text:p>Jan 26</text:p>
          </table:table-cell>
          <table:table-cell table:number-columns-repeated="16381"/>
        </table:table-row>
        <table:table-row table:style-name="ro8">
          <table:table-cell table:style-name="Accent_20_1" table:formula="of:=[$Falfelides.A320]" office:value-type="string" office:string-value="20Ln LDwylnYy" calcext:value-type="string">
            <text:p>20Ln LDwylnYy</text:p>
          </table:table-cell>
          <table:table-cell table:style-name="Footnote" table:formula="of:=[$Falfelides.B320]" office:value-type="string" office:string-value="BiGiilen Lawni" calcext:value-type="string">
            <text:p>BiGiilen Lawni</text:p>
          </table:table-cell>
          <table:table-cell table:style-name="ce785" table:formula="of:=[.C319]+1" office:value-type="date" office:date-value="2026-01-27" calcext:value-type="date">
            <text:p>Jan 27</text:p>
          </table:table-cell>
          <table:table-cell table:number-columns-repeated="16381"/>
        </table:table-row>
        <table:table-row table:style-name="ro8">
          <table:table-cell table:style-name="Accent_20_1" table:formula="of:=[$Falfelides.A321]" office:value-type="string" office:string-value="30Ln LDwylnYy" calcext:value-type="string">
            <text:p>30Ln LDwylnYy</text:p>
          </table:table-cell>
          <table:table-cell table:style-name="Footnote" table:formula="of:=[$Falfelides.B321]" office:value-type="string" office:string-value="LeLiilen Lawni" calcext:value-type="string">
            <text:p>LeLiilen Lawni</text:p>
          </table:table-cell>
          <table:table-cell table:style-name="ce785" table:formula="of:=[.C320]+1" office:value-type="date" office:date-value="2026-01-28" calcext:value-type="date">
            <text:p>Jan 28</text:p>
          </table:table-cell>
          <table:table-cell table:number-columns-repeated="16381"/>
        </table:table-row>
        <table:table-row table:style-name="ro8">
          <table:table-cell table:style-name="Accent_20_1" table:formula="of:=[$Falfelides.A322]" office:value-type="string" office:string-value="40Ln LDwylnYy" calcext:value-type="string">
            <text:p>40Ln LDwylnYy</text:p>
          </table:table-cell>
          <table:table-cell table:style-name="Footnote" table:formula="of:=[$Falfelides.B322]" office:value-type="string" office:string-value="Guuwiilen Lawni" calcext:value-type="string">
            <text:p>Guuwiilen Lawni</text:p>
          </table:table-cell>
          <table:table-cell table:style-name="ce785" table:formula="of:=[.C321]+1" office:value-type="date" office:date-value="2026-01-29" calcext:value-type="date">
            <text:p>Jan 29</text:p>
          </table:table-cell>
          <table:table-cell table:number-columns-repeated="16381"/>
        </table:table-row>
        <table:table-row table:style-name="ro8">
          <table:table-cell table:style-name="Accent_20_1" table:formula="of:=[$Falfelides.A323]" office:value-type="string" office:string-value="50Ln LDwylnYy" calcext:value-type="string">
            <text:p>50Ln LDwylnYy</text:p>
          </table:table-cell>
          <table:table-cell table:style-name="Footnote" table:formula="of:=[$Falfelides.B323]" office:value-type="string" office:string-value="BaNiilen Lawni" calcext:value-type="string">
            <text:p>BaNiilen Lawni</text:p>
          </table:table-cell>
          <table:table-cell table:style-name="ce785" table:formula="of:=[.C322]+1" office:value-type="date" office:date-value="2026-01-30" calcext:value-type="date">
            <text:p>Jan 30</text:p>
          </table:table-cell>
          <table:table-cell table:number-columns-repeated="16381"/>
        </table:table-row>
        <table:table-row table:style-name="ro8">
          <table:table-cell table:style-name="Accent_20_1" table:formula="of:=[$Falfelides.A324]" office:value-type="string" office:string-value="LN04Yy LDwylnYy" calcext:value-type="string">
            <text:p>LN04Yy LDwylnYy</text:p>
          </table:table-cell>
          <table:table-cell table:style-name="Footnote" table:formula="of:=[$Falfelides.B324]" office:value-type="string" office:string-value="Lenko’i Lawni" calcext:value-type="string">
            <text:p>Lenko’i Lawni</text:p>
          </table:table-cell>
          <table:table-cell table:style-name="ce785" table:formula="of:=[.C323]+1" office:value-type="date" office:date-value="2026-01-31" calcext:value-type="date">
            <text:p>Jan 31</text:p>
          </table:table-cell>
          <table:table-cell table:number-columns-repeated="16381"/>
        </table:table-row>
        <table:table-row table:style-name="ro8">
          <table:table-cell table:style-name="Accent_20_1" table:formula="of:=[$Falfelides.A325]" office:value-type="string" office:string-value="LN03Yy LDwylnYy" calcext:value-type="string">
            <text:p>LN03Yy LDwylnYy</text:p>
          </table:table-cell>
          <table:table-cell table:style-name="Footnote" table:formula="of:=[$Falfelides.B325]" office:value-type="string" office:string-value="Lenleli Lawni" calcext:value-type="string">
            <text:p>Lenleli Lawni</text:p>
          </table:table-cell>
          <table:table-cell table:style-name="ce785" table:formula="of:=[.C324]+1" office:value-type="date" office:date-value="2026-02-01" calcext:value-type="date">
            <text:p>Feb 1</text:p>
          </table:table-cell>
          <table:table-cell table:number-columns-repeated="16381"/>
        </table:table-row>
        <table:table-row table:style-name="ro8">
          <table:table-cell table:style-name="Accent_20_1" table:formula="of:=[$Falfelides.A326]" office:value-type="string" office:string-value="LN02Yy LDwylnYy" calcext:value-type="string">
            <text:p>LN02Yy LDwylnYy</text:p>
          </table:table-cell>
          <table:table-cell table:style-name="Footnote" table:formula="of:=[$Falfelides.B326]" office:value-type="string" office:string-value="Lendoli Lawni" calcext:value-type="string">
            <text:p>Lendoli Lawni</text:p>
          </table:table-cell>
          <table:table-cell table:style-name="ce785" table:formula="of:=[.C325]+1" office:value-type="date" office:date-value="2026-02-02" calcext:value-type="date">
            <text:p>Feb 2</text:p>
          </table:table-cell>
          <table:table-cell table:number-columns-repeated="16381"/>
        </table:table-row>
        <table:table-row table:style-name="ro8">
          <table:table-cell table:style-name="Accent_20_1" table:formula="of:=[$Falfelides.A327]" office:value-type="string" office:string-value="00LNyy LDwylnYy" calcext:value-type="string">
            <text:p>00LNyy LDwylnYy</text:p>
          </table:table-cell>
          <table:table-cell table:style-name="Footnote" table:formula="of:=[$Falfelides.B327]" office:value-type="string" office:string-value="Baringi Lawni" calcext:value-type="string">
            <text:p>Baringi Lawni</text:p>
          </table:table-cell>
          <table:table-cell table:style-name="ce785" table:formula="of:=[.C326]+1" office:value-type="date" office:date-value="2026-02-03" calcext:value-type="date">
            <text:p>Feb 3</text:p>
          </table:table-cell>
          <table:table-cell table:number-columns-repeated="16381"/>
        </table:table-row>
        <table:table-row table:style-name="ro8">
          <table:table-cell table:style-name="Accent_20_1" table:formula="of:=[$Falfelides.A328]" office:value-type="string" office:string-value="LDwyln" calcext:value-type="string">
            <text:p>LDwyln</text:p>
          </table:table-cell>
          <table:table-cell table:style-name="Footnote" table:formula="of:=[$Falfelides.B328]" office:value-type="string" office:string-value="Lawin" calcext:value-type="string">
            <text:p>Lawin</text:p>
          </table:table-cell>
          <table:table-cell table:style-name="ce785" table:formula="of:=[.C327]+1" office:value-type="date" office:date-value="2026-02-04" calcext:value-type="date">
            <text:p>Feb 4</text:p>
          </table:table-cell>
          <table:table-cell table:number-columns-repeated="16381"/>
        </table:table-row>
        <table:table-row table:style-name="ro8">
          <table:table-cell table:style-name="Accent_20_1" table:formula="of:=[$Falfelides.A329]" office:value-type="string" office:string-value="01Lllx LDlnyy" calcext:value-type="string">
            <text:p>01Lllx LDlnyy</text:p>
          </table:table-cell>
          <table:table-cell table:style-name="Footnote" table:formula="of:=[$Falfelides.B329]" office:value-type="string" office:string-value="Nenarla Lenshni" calcext:value-type="string">
            <text:p>Nenarla Lenshni</text:p>
          </table:table-cell>
          <table:table-cell table:style-name="ce785" table:formula="of:=[.C328]+1" office:value-type="date" office:date-value="2026-02-05" calcext:value-type="date">
            <text:p>Feb 5</text:p>
          </table:table-cell>
          <table:table-cell table:number-columns-repeated="16381"/>
        </table:table-row>
        <table:table-row table:style-name="ro8">
          <table:table-cell table:style-name="Accent_20_1" table:formula="of:=[$Falfelides.A330]" office:value-type="string" office:string-value="21Ln LDlnyy" calcext:value-type="string">
            <text:p>21Ln LDlnyy</text:p>
          </table:table-cell>
          <table:table-cell table:style-name="Footnote" table:formula="of:=[$Falfelides.B330]" office:value-type="string" office:string-value="Biinnelen Lenshni" calcext:value-type="string">
            <text:p>Biinnelen Lenshni</text:p>
          </table:table-cell>
          <table:table-cell table:style-name="ce785" table:formula="of:=[.C329]+1" office:value-type="date" office:date-value="2026-02-06" calcext:value-type="date">
            <text:p>Feb 6</text:p>
          </table:table-cell>
          <table:table-cell table:number-columns-repeated="16381"/>
        </table:table-row>
        <table:table-row table:style-name="ro8">
          <table:table-cell table:style-name="Accent_20_1" table:formula="of:=[$Falfelides.A331]" office:value-type="string" office:string-value="31Ln LDlnyy" calcext:value-type="string">
            <text:p>31Ln LDlnyy</text:p>
          </table:table-cell>
          <table:table-cell table:style-name="Footnote" table:formula="of:=[$Falfelides.B331]" office:value-type="string" office:string-value="Lennelen Lenshni" calcext:value-type="string">
            <text:p>Lennelen Lenshni</text:p>
          </table:table-cell>
          <table:table-cell table:style-name="ce785" table:formula="of:=[.C330]+1" office:value-type="date" office:date-value="2026-02-07" calcext:value-type="date">
            <text:p>Feb 7</text:p>
          </table:table-cell>
          <table:table-cell table:number-columns-repeated="16381"/>
        </table:table-row>
        <table:table-row table:style-name="ro8">
          <table:table-cell table:style-name="Accent_20_1" table:formula="of:=[$Falfelides.A332]" office:value-type="string" office:string-value="41Ln LDlnyy" calcext:value-type="string">
            <text:p>41Ln LDlnyy</text:p>
          </table:table-cell>
          <table:table-cell table:style-name="Footnote" table:formula="of:=[$Falfelides.B332]" office:value-type="string" office:string-value="Guunnelen Lenshni" calcext:value-type="string">
            <text:p>Guunnelen Lenshni</text:p>
          </table:table-cell>
          <table:table-cell table:style-name="ce785" table:formula="of:=[.C331]+1" office:value-type="date" office:date-value="2026-02-08" calcext:value-type="date">
            <text:p>Feb 8</text:p>
          </table:table-cell>
          <table:table-cell table:number-columns-repeated="16381"/>
        </table:table-row>
        <table:table-row table:style-name="ro8">
          <table:table-cell table:style-name="Accent_20_1" table:formula="of:=[$Falfelides.A333]" office:value-type="string" office:string-value="51Ln LDlnyy" calcext:value-type="string">
            <text:p>51Ln LDlnyy</text:p>
          </table:table-cell>
          <table:table-cell table:style-name="Footnote" table:formula="of:=[$Falfelides.B333]" office:value-type="string" office:string-value="BiNiineren Lenshni" calcext:value-type="string">
            <text:p>BiNiineren Lenshni</text:p>
          </table:table-cell>
          <table:table-cell table:style-name="ce785" table:formula="of:=[.C332]+1" office:value-type="date" office:date-value="2026-02-09" calcext:value-type="date">
            <text:p>Feb 9</text:p>
          </table:table-cell>
          <table:table-cell table:number-columns-repeated="16381"/>
        </table:table-row>
        <table:table-row table:style-name="ro8">
          <table:table-cell table:style-name="Accent_20_1" table:formula="of:=[$Falfelides.A334]" office:value-type="string" office:string-value="02Lllx LDlnyy" calcext:value-type="string">
            <text:p>02Lllx LDlnyy</text:p>
          </table:table-cell>
          <table:table-cell table:style-name="Footnote" table:formula="of:=[$Falfelides.B334]" office:value-type="string" office:string-value="Doolarla Lenshni" calcext:value-type="string">
            <text:p>Doolarla Lenshni</text:p>
          </table:table-cell>
          <table:table-cell table:style-name="ce785" table:formula="of:=[.C333]+1" office:value-type="date" office:date-value="2026-02-10" calcext:value-type="date">
            <text:p>Feb 10</text:p>
          </table:table-cell>
          <table:table-cell table:number-columns-repeated="16381"/>
        </table:table-row>
        <table:table-row table:style-name="ro8">
          <table:table-cell table:style-name="Accent_20_1" table:formula="of:=[$Falfelides.A335]" office:value-type="string" office:string-value="22Ln LDlnyy" calcext:value-type="string">
            <text:p>22Ln LDlnyy</text:p>
          </table:table-cell>
          <table:table-cell table:style-name="Footnote" table:formula="of:=[$Falfelides.B335]" office:value-type="string" office:string-value="BiDoolen Lenshni" calcext:value-type="string">
            <text:p>BiDoolen Lenshni</text:p>
          </table:table-cell>
          <table:table-cell table:style-name="ce785" table:formula="of:=[.C334]+1" office:value-type="date" office:date-value="2026-02-11" calcext:value-type="date">
            <text:p>Feb 11</text:p>
          </table:table-cell>
          <table:table-cell table:number-columns-repeated="16381"/>
        </table:table-row>
        <table:table-row table:style-name="ro8">
          <table:table-cell table:style-name="Accent_20_1" table:formula="of:=[$Falfelides.A336]" office:value-type="string" office:string-value="32Ln LDlnyy" calcext:value-type="string">
            <text:p>32Ln LDlnyy</text:p>
          </table:table-cell>
          <table:table-cell table:style-name="Footnote" table:formula="of:=[$Falfelides.B336]" office:value-type="string" office:string-value="LeDoolen Lenshni" calcext:value-type="string">
            <text:p>LeDoolen Lenshni</text:p>
          </table:table-cell>
          <table:table-cell table:style-name="ce785" table:formula="of:=[.C335]+1" office:value-type="date" office:date-value="2026-02-12" calcext:value-type="date">
            <text:p>Feb 12</text:p>
          </table:table-cell>
          <table:table-cell table:number-columns-repeated="16381"/>
        </table:table-row>
        <table:table-row table:style-name="ro8">
          <table:table-cell table:style-name="Accent_20_1" table:formula="of:=[$Falfelides.A337]" office:value-type="string" office:string-value="42Ln LDlnyy" calcext:value-type="string">
            <text:p>42Ln LDlnyy</text:p>
          </table:table-cell>
          <table:table-cell table:style-name="Footnote" table:formula="of:=[$Falfelides.B337]" office:value-type="string" office:string-value="KuuDoolen Lenshni" calcext:value-type="string">
            <text:p>KuuDoolen Lenshni</text:p>
          </table:table-cell>
          <table:table-cell table:style-name="ce785" table:formula="of:=[.C336]+1" office:value-type="date" office:date-value="2026-02-13" calcext:value-type="date">
            <text:p>Feb 13</text:p>
          </table:table-cell>
          <table:table-cell table:number-columns-repeated="16381"/>
        </table:table-row>
        <table:table-row table:style-name="ro8">
          <table:table-cell table:style-name="Accent_20_1" table:formula="of:=[$Falfelides.A338]" office:value-type="string" office:string-value="52Ln LDlnyy" calcext:value-type="string">
            <text:p>52Ln LDlnyy</text:p>
          </table:table-cell>
          <table:table-cell table:style-name="Footnote" table:formula="of:=[$Falfelides.B338]" office:value-type="string" office:string-value="PaanDoolen Lenshni" calcext:value-type="string">
            <text:p>PaanDoolen Lenshni</text:p>
          </table:table-cell>
          <table:table-cell table:style-name="ce785" table:formula="of:=[.C337]+1" office:value-type="date" office:date-value="2026-02-14" calcext:value-type="date">
            <text:p>Feb 14</text:p>
          </table:table-cell>
          <table:table-cell table:number-columns-repeated="16381"/>
        </table:table-row>
        <table:table-row table:style-name="ro8">
          <table:table-cell table:style-name="Accent_20_1" table:formula="of:=[$Falfelides.A339]" office:value-type="string" office:string-value="03Lllx LDlnyy" calcext:value-type="string">
            <text:p>03Lllx LDlnyy</text:p>
          </table:table-cell>
          <table:table-cell table:style-name="Footnote" table:formula="of:=[$Falfelides.B339]" office:value-type="string" office:string-value="Lellarla Lenshni" calcext:value-type="string">
            <text:p>Lellarla Lenshni</text:p>
          </table:table-cell>
          <table:table-cell table:style-name="ce785" table:formula="of:=[.C338]+1" office:value-type="date" office:date-value="2026-02-15" calcext:value-type="date">
            <text:p>Feb 15</text:p>
          </table:table-cell>
          <table:table-cell table:number-columns-repeated="16381"/>
        </table:table-row>
        <table:table-row table:style-name="ro8">
          <table:table-cell table:style-name="Accent_20_1" table:formula="of:=[$Falfelides.A340]" office:value-type="string" office:string-value="23Ln LDlnyy" calcext:value-type="string">
            <text:p>23Ln LDlnyy</text:p>
          </table:table-cell>
          <table:table-cell table:style-name="Footnote" table:formula="of:=[$Falfelides.B340]" office:value-type="string" office:string-value="Biillaaren Lenshni" calcext:value-type="string">
            <text:p>Biillaaren Lenshni</text:p>
          </table:table-cell>
          <table:table-cell table:style-name="ce785" table:formula="of:=[.C339]+1" office:value-type="date" office:date-value="2026-02-16" calcext:value-type="date">
            <text:p>Feb 16</text:p>
          </table:table-cell>
          <table:table-cell table:number-columns-repeated="16381"/>
        </table:table-row>
        <table:table-row table:style-name="ro8">
          <table:table-cell table:style-name="Accent_20_1" table:formula="of:=[$Falfelides.A341]" office:value-type="string" office:string-value="33Ln LDlnyy" calcext:value-type="string">
            <text:p>33Ln LDlnyy</text:p>
          </table:table-cell>
          <table:table-cell table:style-name="Footnote" table:formula="of:=[$Falfelides.B341]" office:value-type="string" office:string-value="Lilleeren Lenshni" calcext:value-type="string">
            <text:p>Lilleeren Lenshni</text:p>
          </table:table-cell>
          <table:table-cell table:style-name="ce785" table:formula="of:=[.C340]+1" office:value-type="date" office:date-value="2026-02-17" calcext:value-type="date">
            <text:p>Feb 17</text:p>
          </table:table-cell>
          <table:table-cell table:number-columns-repeated="16381"/>
        </table:table-row>
        <table:table-row table:style-name="ro8">
          <table:table-cell table:style-name="Accent_20_1" table:formula="of:=[$Falfelides.A342]" office:value-type="string" office:string-value="43Ln LDlnyy" calcext:value-type="string">
            <text:p>43Ln LDlnyy</text:p>
          </table:table-cell>
          <table:table-cell table:style-name="Footnote" table:formula="of:=[$Falfelides.B342]" office:value-type="string" office:string-value="Guullaaren Lenshni" calcext:value-type="string">
            <text:p>Guullaaren Lenshni</text:p>
          </table:table-cell>
          <table:table-cell table:style-name="ce785" table:formula="of:=[.C341]+1" office:value-type="date" office:date-value="2026-02-18" calcext:value-type="date">
            <text:p>Feb 18</text:p>
          </table:table-cell>
          <table:table-cell table:number-columns-repeated="16381"/>
        </table:table-row>
        <table:table-row table:style-name="ro8">
          <table:table-cell table:style-name="Accent_20_1" table:formula="of:=[$Falfelides.A343]" office:value-type="string" office:string-value="53Ln LDlnyy" calcext:value-type="string">
            <text:p>53Ln LDlnyy</text:p>
          </table:table-cell>
          <table:table-cell table:style-name="Footnote" table:formula="of:=[$Falfelides.B343]" office:value-type="string" office:string-value="Banaarlen Lenshni" calcext:value-type="string">
            <text:p>Banaarlen Lenshni</text:p>
          </table:table-cell>
          <table:table-cell table:style-name="ce785" table:formula="of:=[.C342]+1" office:value-type="date" office:date-value="2026-02-19" calcext:value-type="date">
            <text:p>Feb 19</text:p>
          </table:table-cell>
          <table:table-cell table:number-columns-repeated="16381"/>
        </table:table-row>
        <table:table-row table:style-name="ro8">
          <table:table-cell table:style-name="Accent_20_1" table:formula="of:=[$Falfelides.A344]" office:value-type="string" office:string-value="04Lllx LDlnyy" calcext:value-type="string">
            <text:p>04Lllx LDlnyy</text:p>
          </table:table-cell>
          <table:table-cell table:style-name="Footnote" table:formula="of:=[$Falfelides.B344]" office:value-type="string" office:string-value="Goolarla Lenshni" calcext:value-type="string">
            <text:p>Goolarla Lenshni</text:p>
          </table:table-cell>
          <table:table-cell table:style-name="ce785" table:formula="of:=[.C343]+1" office:value-type="date" office:date-value="2026-02-20" calcext:value-type="date">
            <text:p>Feb 20</text:p>
          </table:table-cell>
          <table:table-cell/>
          <table:table-cell office:value-type="string" calcext:value-type="string">
            <text:p>Warms up to Tearan</text:p>
          </table:table-cell>
          <table:table-cell table:number-columns-repeated="16379"/>
        </table:table-row>
        <table:table-row table:style-name="ro8">
          <table:table-cell table:style-name="Accent_20_1" table:formula="of:=[$Falfelides.A345]" office:value-type="string" office:string-value="24Ln LDlnyy" calcext:value-type="string">
            <text:p>24Ln LDlnyy</text:p>
          </table:table-cell>
          <table:table-cell table:style-name="Footnote" table:formula="of:=[$Falfelides.B345]" office:value-type="string" office:string-value="BiRuulen Lenshni" calcext:value-type="string">
            <text:p>BiRuulen Lenshni</text:p>
          </table:table-cell>
          <table:table-cell table:style-name="ce785" table:formula="of:=[.C344]+1" office:value-type="date" office:date-value="2026-02-21" calcext:value-type="date">
            <text:p>Feb 21</text:p>
          </table:table-cell>
          <table:table-cell table:number-columns-repeated="16381"/>
        </table:table-row>
        <table:table-row table:style-name="ro8">
          <table:table-cell table:style-name="Accent_20_1" table:formula="of:=[$Falfelides.A346]" office:value-type="string" office:string-value="34Ln LDlnyy" calcext:value-type="string">
            <text:p>34Ln LDlnyy</text:p>
          </table:table-cell>
          <table:table-cell table:style-name="Footnote" table:formula="of:=[$Falfelides.B346]" office:value-type="string" office:string-value="LeRulen Lenshni" calcext:value-type="string">
            <text:p>LeRulen Lenshni</text:p>
          </table:table-cell>
          <table:table-cell table:style-name="ce785" table:formula="of:=[.C345]+1" office:value-type="date" office:date-value="2026-02-22" calcext:value-type="date">
            <text:p>Feb 22</text:p>
          </table:table-cell>
          <table:table-cell table:number-columns-repeated="16381"/>
        </table:table-row>
        <table:table-row table:style-name="ro8">
          <table:table-cell table:style-name="Accent_20_1" table:formula="of:=[$Falfelides.A347]" office:value-type="string" office:string-value="44Ln LDlnyy" calcext:value-type="string">
            <text:p>44Ln LDlnyy</text:p>
          </table:table-cell>
          <table:table-cell table:style-name="Footnote" table:formula="of:=[$Falfelides.B347]" office:value-type="string" office:string-value="Kuruulen Lenshni" calcext:value-type="string">
            <text:p>Kuruulen Lenshni</text:p>
          </table:table-cell>
          <table:table-cell table:style-name="ce785" table:formula="of:=[.C346]+1" office:value-type="date" office:date-value="2026-02-23" calcext:value-type="date">
            <text:p>Feb 23</text:p>
          </table:table-cell>
          <table:table-cell table:number-columns-repeated="16381"/>
        </table:table-row>
        <table:table-row table:style-name="ro8">
          <table:table-cell table:style-name="Accent_20_1" table:formula="of:=[$Falfelides.A348]" office:value-type="string" office:string-value="54Ln LDlnyy" calcext:value-type="string">
            <text:p>54Ln LDlnyy</text:p>
          </table:table-cell>
          <table:table-cell table:style-name="Footnote" table:formula="of:=[$Falfelides.B348]" office:value-type="string" office:string-value="Banoorlen Lenshni" calcext:value-type="string">
            <text:p>Banoorlen Lenshni</text:p>
          </table:table-cell>
          <table:table-cell table:style-name="ce785" table:formula="of:=[.C347]+1" office:value-type="date" office:date-value="2026-02-24" calcext:value-type="date">
            <text:p>Feb 24</text:p>
          </table:table-cell>
          <table:table-cell table:number-columns-repeated="16381"/>
        </table:table-row>
        <table:table-row table:style-name="ro8">
          <table:table-cell table:style-name="Accent_20_1" table:formula="of:=[$Falfelides.A349]" office:value-type="string" office:string-value="05Lllx LDlnyy" calcext:value-type="string">
            <text:p>05Lllx LDlnyy</text:p>
          </table:table-cell>
          <table:table-cell table:style-name="Footnote" table:formula="of:=[$Falfelides.B349]" office:value-type="string" office:string-value="Bammarla Lenshni" calcext:value-type="string">
            <text:p>Bammarla Lenshni</text:p>
          </table:table-cell>
          <table:table-cell table:style-name="ce785" table:formula="of:=[.C348]+1" office:value-type="date" office:date-value="2026-02-25" calcext:value-type="date">
            <text:p>Feb 25</text:p>
          </table:table-cell>
          <table:table-cell table:number-columns-repeated="16381"/>
        </table:table-row>
        <table:table-row table:style-name="ro8">
          <table:table-cell table:style-name="Accent_20_1" table:formula="of:=[$Falfelides.A350]" office:value-type="string" office:string-value="25Ln LDlnyy" calcext:value-type="string">
            <text:p>25Ln LDlnyy</text:p>
          </table:table-cell>
          <table:table-cell table:style-name="Footnote" table:formula="of:=[$Falfelides.B350]" office:value-type="string" office:string-value="BiiVaameng Lenshni" calcext:value-type="string">
            <text:p>BiiVaameng Lenshni</text:p>
          </table:table-cell>
          <table:table-cell table:style-name="ce785" table:formula="of:=[.C349]+1" office:value-type="date" office:date-value="2026-02-26" calcext:value-type="date">
            <text:p>Feb 26</text:p>
          </table:table-cell>
          <table:table-cell table:number-columns-repeated="16381"/>
        </table:table-row>
        <table:table-row table:style-name="ro8">
          <table:table-cell table:style-name="Accent_20_1" table:formula="of:=[$Falfelides.A351]" office:value-type="string" office:string-value="35Ln LDlnyy" calcext:value-type="string">
            <text:p>35Ln LDlnyy</text:p>
          </table:table-cell>
          <table:table-cell table:style-name="Footnote" table:formula="of:=[$Falfelides.B351]" office:value-type="string" office:string-value="LeVaameng Lenshni" calcext:value-type="string">
            <text:p>LeVaameng Lenshni</text:p>
          </table:table-cell>
          <table:table-cell table:style-name="ce785" table:formula="of:=[.C350]+1" office:value-type="date" office:date-value="2026-02-27" calcext:value-type="date">
            <text:p>Feb 27</text:p>
          </table:table-cell>
          <table:table-cell table:number-columns-repeated="16381"/>
        </table:table-row>
        <table:table-row table:style-name="ro8">
          <table:table-cell table:style-name="Accent_20_1" table:formula="of:=[$Falfelides.A352]" office:value-type="string" office:string-value="45Ln LDlnyy" calcext:value-type="string">
            <text:p>45Ln LDlnyy</text:p>
          </table:table-cell>
          <table:table-cell table:style-name="Footnote" table:formula="of:=[$Falfelides.B352]" office:value-type="string" office:string-value="KuVaameng Lenshni" calcext:value-type="string">
            <text:p>KuVaameng Lenshni</text:p>
          </table:table-cell>
          <table:table-cell table:style-name="ce785" table:formula="of:=[.C351]+1" office:value-type="date" office:date-value="2026-02-28" calcext:value-type="date">
            <text:p>Feb 28</text:p>
          </table:table-cell>
          <table:table-cell table:number-columns-repeated="16381"/>
        </table:table-row>
        <table:table-row table:style-name="ro8">
          <table:table-cell table:style-name="Accent_20_1" table:formula="of:=[$Falfelides.A353]" office:value-type="string" office:string-value="55Ln LDlnyy" calcext:value-type="string">
            <text:p>55Ln LDlnyy</text:p>
          </table:table-cell>
          <table:table-cell table:style-name="Footnote" table:formula="of:=[$Falfelides.B353]" office:value-type="string" office:string-value="FaVaameng Lenshni" calcext:value-type="string">
            <text:p>FaVaameng Lenshni</text:p>
          </table:table-cell>
          <table:table-cell table:style-name="ce785" table:formula="of:=[.C352]+1" office:value-type="date" office:date-value="2026-03-01" calcext:value-type="date">
            <text:p>Mar 1</text:p>
          </table:table-cell>
          <table:table-cell table:number-columns-repeated="16381"/>
        </table:table-row>
        <table:table-row table:style-name="ro8">
          <table:table-cell table:style-name="Accent_20_1" table:formula="of:=[$Falfelides.A354]" office:value-type="string" office:string-value="06Lllx LDlnyy" calcext:value-type="string">
            <text:p>06Lllx LDlnyy</text:p>
          </table:table-cell>
          <table:table-cell table:style-name="Footnote" table:formula="of:=[$Falfelides.B354]" office:value-type="string" office:string-value="Duulelarla Lenshni" calcext:value-type="string">
            <text:p>Duulelarla Lenshni</text:p>
          </table:table-cell>
          <table:table-cell table:style-name="ce785" table:formula="of:=[.C353]+1" office:value-type="date" office:date-value="2026-03-02" calcext:value-type="date">
            <text:p>Mar 2</text:p>
          </table:table-cell>
          <table:table-cell table:number-columns-repeated="16381"/>
        </table:table-row>
        <table:table-row table:style-name="ro8">
          <table:table-cell table:style-name="Accent_20_1" table:formula="of:=[$Falfelides.A355]" office:value-type="string" office:string-value="26Ln LDlnyy" calcext:value-type="string">
            <text:p>26Ln LDlnyy</text:p>
          </table:table-cell>
          <table:table-cell table:style-name="Footnote" table:formula="of:=[$Falfelides.B355]" office:value-type="string" office:string-value="BiiDuleren Lenshni" calcext:value-type="string">
            <text:p>BiiDuleren Lenshni</text:p>
          </table:table-cell>
          <table:table-cell table:style-name="ce785" table:formula="of:=[.C354]+1" office:value-type="date" office:date-value="2026-03-03" calcext:value-type="date">
            <text:p>Mar 3</text:p>
          </table:table-cell>
          <table:table-cell table:number-columns-repeated="16381"/>
        </table:table-row>
        <table:table-row table:style-name="ro8">
          <table:table-cell table:style-name="Accent_20_1" table:formula="of:=[$Falfelides.A356]" office:value-type="string" office:string-value="36Ln LDlnyy" calcext:value-type="string">
            <text:p>36Ln LDlnyy</text:p>
          </table:table-cell>
          <table:table-cell table:style-name="Footnote" table:formula="of:=[$Falfelides.B356]" office:value-type="string" office:string-value="LeDuleren Lenshni" calcext:value-type="string">
            <text:p>LeDuleren Lenshni</text:p>
          </table:table-cell>
          <table:table-cell table:style-name="ce785" table:formula="of:=[.C355]+1" office:value-type="date" office:date-value="2026-03-04" calcext:value-type="date">
            <text:p>Mar 4</text:p>
          </table:table-cell>
          <table:table-cell table:number-columns-repeated="16381"/>
        </table:table-row>
        <table:table-row table:style-name="ro8">
          <table:table-cell table:style-name="Accent_20_1" table:formula="of:=[$Falfelides.A357]" office:value-type="string" office:string-value="46Ln LDlnyy" calcext:value-type="string">
            <text:p>46Ln LDlnyy</text:p>
          </table:table-cell>
          <table:table-cell table:style-name="Footnote" table:formula="of:=[$Falfelides.B357]" office:value-type="string" office:string-value="KuDuuleren Lenshni" calcext:value-type="string">
            <text:p>KuDuuleren Lenshni</text:p>
          </table:table-cell>
          <table:table-cell table:style-name="ce785" table:formula="of:=[.C356]+1" office:value-type="date" office:date-value="2026-03-05" calcext:value-type="date">
            <text:p>Mar 5</text:p>
          </table:table-cell>
          <table:table-cell table:number-columns-repeated="16381"/>
        </table:table-row>
        <table:table-row table:style-name="ro8">
          <table:table-cell table:style-name="Accent_20_1" table:formula="of:=[$Falfelides.A358]" office:value-type="string" office:string-value="56Ln LDlnyy" calcext:value-type="string">
            <text:p>56Ln LDlnyy</text:p>
          </table:table-cell>
          <table:table-cell table:style-name="Footnote" table:formula="of:=[$Falfelides.B358]" office:value-type="string" office:string-value="PaDuleren Lenshni" calcext:value-type="string">
            <text:p>PaDuleren Lenshni</text:p>
          </table:table-cell>
          <table:table-cell table:style-name="ce785" table:formula="of:=[.C357]+1" office:value-type="date" office:date-value="2026-03-06" calcext:value-type="date">
            <text:p>Mar 6</text:p>
          </table:table-cell>
          <table:table-cell table:number-columns-repeated="16381"/>
        </table:table-row>
        <table:table-row table:style-name="ro8">
          <table:table-cell table:style-name="Accent_20_1" table:formula="of:=[$Falfelides.A359]" office:value-type="string" office:string-value="07Lllx LDlnyy" calcext:value-type="string">
            <text:p>07Lllx LDlnyy</text:p>
          </table:table-cell>
          <table:table-cell table:style-name="Footnote" table:formula="of:=[$Falfelides.B359]" office:value-type="string" office:string-value="Niraarla Lenshni" calcext:value-type="string">
            <text:p>Niraarla Lenshni</text:p>
          </table:table-cell>
          <table:table-cell table:style-name="ce785" table:formula="of:=[.C358]+1" office:value-type="date" office:date-value="2026-03-07" calcext:value-type="date">
            <text:p>Mar 7</text:p>
          </table:table-cell>
          <table:table-cell table:number-columns-repeated="16381"/>
        </table:table-row>
        <table:table-row table:style-name="ro8">
          <table:table-cell table:style-name="Accent_20_1" table:formula="of:=[$Falfelides.A360]" office:value-type="string" office:string-value="27Ln LDlnyy" calcext:value-type="string">
            <text:p>27Ln LDlnyy</text:p>
          </table:table-cell>
          <table:table-cell table:style-name="Footnote" table:formula="of:=[$Falfelides.B360]" office:value-type="string" office:string-value="BiiNirlen Lenshni" calcext:value-type="string">
            <text:p>BiiNirlen Lenshni</text:p>
          </table:table-cell>
          <table:table-cell table:style-name="ce785" table:formula="of:=[.C359]+1" office:value-type="date" office:date-value="2026-03-08" calcext:value-type="date">
            <text:p>Mar 8</text:p>
          </table:table-cell>
          <table:table-cell table:number-columns-repeated="16381"/>
        </table:table-row>
        <table:table-row table:style-name="ro8">
          <table:table-cell table:style-name="Accent_20_1" table:formula="of:=[$Falfelides.A361]" office:value-type="string" office:string-value="37Ln LDlnyy" calcext:value-type="string">
            <text:p>37Ln LDlnyy</text:p>
          </table:table-cell>
          <table:table-cell table:style-name="Footnote" table:formula="of:=[$Falfelides.B361]" office:value-type="string" office:string-value="NeGuulen Lenshni" calcext:value-type="string">
            <text:p>NeGuulen Lenshni</text:p>
          </table:table-cell>
          <table:table-cell table:style-name="ce785" table:formula="of:=[.C360]+1" office:value-type="date" office:date-value="2026-03-09" calcext:value-type="date">
            <text:p>Mar 9</text:p>
          </table:table-cell>
          <table:table-cell table:number-columns-repeated="16381"/>
        </table:table-row>
        <table:table-row table:style-name="ro8">
          <table:table-cell table:style-name="Accent_20_1" table:formula="of:=[$Falfelides.A362]" office:value-type="string" office:string-value="47Ln LDlnyy" calcext:value-type="string">
            <text:p>47Ln LDlnyy</text:p>
          </table:table-cell>
          <table:table-cell table:style-name="Footnote" table:formula="of:=[$Falfelides.B362]" office:value-type="string" office:string-value="KuuNirlen Lenshni" calcext:value-type="string">
            <text:p>KuuNirlen Lenshni</text:p>
          </table:table-cell>
          <table:table-cell table:style-name="ce785" table:formula="of:=[.C361]+1" office:value-type="date" office:date-value="2026-03-10" calcext:value-type="date">
            <text:p>Mar 10</text:p>
          </table:table-cell>
          <table:table-cell table:number-columns-repeated="16381"/>
        </table:table-row>
        <table:table-row table:style-name="ro8">
          <table:table-cell table:style-name="Accent_20_1" table:formula="of:=[$Falfelides.A363]" office:value-type="string" office:string-value="57Ln LDlnyy" calcext:value-type="string">
            <text:p>57Ln LDlnyy</text:p>
          </table:table-cell>
          <table:table-cell table:style-name="Footnote" table:formula="of:=[$Falfelides.B363]" office:value-type="string" office:string-value="Nebellen Lenshni" calcext:value-type="string">
            <text:p>Nebellen Lenshni</text:p>
          </table:table-cell>
          <table:table-cell table:style-name="ce785" table:formula="of:=[.C362]+1" office:value-type="date" office:date-value="2026-03-11" calcext:value-type="date">
            <text:p>Mar 11</text:p>
          </table:table-cell>
          <table:table-cell table:number-columns-repeated="16381"/>
        </table:table-row>
        <table:table-row table:style-name="ro8">
          <table:table-cell table:style-name="Accent_20_1" table:formula="of:=[$Falfelides.A364]" office:value-type="string" office:string-value="00Lllx LDlnyy" calcext:value-type="string">
            <text:p>00Lllx LDlnyy</text:p>
          </table:table-cell>
          <table:table-cell table:style-name="Footnote" table:formula="of:=[$Falfelides.B364]" office:value-type="string" office:string-value="Baarella Lenshni" calcext:value-type="string">
            <text:p>Baarella Lenshni</text:p>
          </table:table-cell>
          <table:table-cell table:style-name="ce785" table:formula="of:=[.C363]+1" office:value-type="date" office:date-value="2026-03-12" calcext:value-type="date">
            <text:p>Mar 12</text:p>
          </table:table-cell>
          <table:table-cell table:number-columns-repeated="16381"/>
        </table:table-row>
        <table:table-row table:style-name="ro8">
          <table:table-cell table:style-name="Accent_20_1" table:formula="of:=[$Falfelides.A365]" office:value-type="string" office:string-value="20Ln LDlnyy" calcext:value-type="string">
            <text:p>20Ln LDlnyy</text:p>
          </table:table-cell>
          <table:table-cell table:style-name="Footnote" table:formula="of:=[$Falfelides.B365]" office:value-type="string" office:string-value="BiGiilen Lenshni" calcext:value-type="string">
            <text:p>BiGiilen Lenshni</text:p>
          </table:table-cell>
          <table:table-cell table:style-name="ce785" table:formula="of:=[.C364]+1" office:value-type="date" office:date-value="2026-03-13" calcext:value-type="date">
            <text:p>Mar 13</text:p>
          </table:table-cell>
          <table:table-cell table:number-columns-repeated="16381"/>
        </table:table-row>
        <table:table-row table:style-name="ro8">
          <table:table-cell table:style-name="Accent_20_1" table:formula="of:=[$Falfelides.A366]" office:value-type="string" office:string-value="30Ln LDlnyy" calcext:value-type="string">
            <text:p>30Ln LDlnyy</text:p>
          </table:table-cell>
          <table:table-cell table:style-name="Footnote" table:formula="of:=[$Falfelides.B366]" office:value-type="string" office:string-value="LeLiilen Lenshni" calcext:value-type="string">
            <text:p>LeLiilen Lenshni</text:p>
          </table:table-cell>
          <table:table-cell table:style-name="ce785" table:formula="of:=[.C365]+1" office:value-type="date" office:date-value="2026-03-14" calcext:value-type="date">
            <text:p>Mar 14</text:p>
          </table:table-cell>
          <table:table-cell table:number-columns-repeated="16381"/>
        </table:table-row>
        <table:table-row table:style-name="ro8">
          <table:table-cell table:style-name="Accent_20_1" table:formula="of:=[$Falfelides.A367]" office:value-type="string" office:string-value="40Ln LDlnyy" calcext:value-type="string">
            <text:p>40Ln LDlnyy</text:p>
          </table:table-cell>
          <table:table-cell table:style-name="Footnote" table:formula="of:=[$Falfelides.B367]" office:value-type="string" office:string-value="Guuwiilen Lenshni" calcext:value-type="string">
            <text:p>Guuwiilen Lenshni</text:p>
          </table:table-cell>
          <table:table-cell table:style-name="ce785" table:formula="of:=[.C366]+1" office:value-type="date" office:date-value="2026-03-15" calcext:value-type="date">
            <text:p>Mar 15</text:p>
          </table:table-cell>
          <table:table-cell table:number-columns-repeated="16381"/>
        </table:table-row>
        <table:table-row table:style-name="ro8">
          <table:table-cell table:style-name="Accent_20_1" table:formula="of:=[$Falfelides.A368]" office:value-type="string" office:string-value="50Ln LDlnyy" calcext:value-type="string">
            <text:p>50Ln LDlnyy</text:p>
          </table:table-cell>
          <table:table-cell table:style-name="Footnote" table:formula="of:=[$Falfelides.B368]" office:value-type="string" office:string-value="BaNiilen Lenshni" calcext:value-type="string">
            <text:p>BaNiilen Lenshni</text:p>
          </table:table-cell>
          <table:table-cell table:style-name="ce785" table:formula="of:=[.C367]+1" office:value-type="date" office:date-value="2026-03-16" calcext:value-type="date">
            <text:p>Mar 16</text:p>
          </table:table-cell>
          <table:table-cell table:number-columns-repeated="16381"/>
        </table:table-row>
        <table:table-row table:style-name="ro8">
          <table:table-cell table:style-name="Accent_20_1" table:formula="of:=[$Falfelides.A369]" office:value-type="string" office:string-value="LN04Yy LDlnyy" calcext:value-type="string">
            <text:p>LN04Yy LDlnyy</text:p>
          </table:table-cell>
          <table:table-cell table:style-name="Footnote" table:formula="of:=[$Falfelides.B369]" office:value-type="string" office:string-value="Lenko’i Lenshni" calcext:value-type="string">
            <text:p>Lenko’i Lenshni</text:p>
          </table:table-cell>
          <table:table-cell table:style-name="ce785" table:formula="of:=[.C368]+1" office:value-type="date" office:date-value="2026-03-17" calcext:value-type="date">
            <text:p>Mar 17</text:p>
          </table:table-cell>
          <table:table-cell table:number-columns-repeated="16381"/>
        </table:table-row>
        <table:table-row table:style-name="ro8">
          <table:table-cell table:style-name="Accent_20_1" table:formula="of:=[$Falfelides.A370]" office:value-type="string" office:string-value="LN03Yy LDlnyy" calcext:value-type="string">
            <text:p>LN03Yy LDlnyy</text:p>
          </table:table-cell>
          <table:table-cell table:style-name="Footnote" table:formula="of:=[$Falfelides.B370]" office:value-type="string" office:string-value="Lenleli Lenshni" calcext:value-type="string">
            <text:p>Lenleli Lenshni</text:p>
          </table:table-cell>
          <table:table-cell table:style-name="ce785" table:formula="of:=[.C369]+1" office:value-type="date" office:date-value="2026-03-18" calcext:value-type="date">
            <text:p>Mar 18</text:p>
          </table:table-cell>
          <table:table-cell table:number-columns-repeated="16381"/>
        </table:table-row>
        <table:table-row table:style-name="ro8">
          <table:table-cell table:style-name="Accent_20_1" table:formula="of:=[$Falfelides.A371]" office:value-type="string" office:string-value="LN02Yy LDlnyy" calcext:value-type="string">
            <text:p>LN02Yy LDlnyy</text:p>
          </table:table-cell>
          <table:table-cell table:style-name="Footnote" table:formula="of:=[$Falfelides.B371]" office:value-type="string" office:string-value="Lendoli Lenshni" calcext:value-type="string">
            <text:p>Lendoli Lenshni</text:p>
          </table:table-cell>
          <table:table-cell table:style-name="ce785" table:formula="of:=[.C370]+1" office:value-type="date" office:date-value="2026-03-19" calcext:value-type="date">
            <text:p>Mar 19</text:p>
          </table:table-cell>
          <table:table-cell table:number-columns-repeated="16381"/>
        </table:table-row>
        <table:table-row table:style-name="ro8">
          <table:table-cell table:style-name="Accent_20_1" table:formula="of:=[$Falfelides.A372]" office:value-type="string" office:string-value="00LNyy LDlnyy" calcext:value-type="string">
            <text:p>00LNyy LDlnyy</text:p>
          </table:table-cell>
          <table:table-cell table:style-name="Footnote" table:formula="of:=[$Falfelides.B372]" office:value-type="string" office:string-value="Baringi Lenshni" calcext:value-type="string">
            <text:p>Baringi Lenshni</text:p>
          </table:table-cell>
          <table:table-cell table:style-name="ce785" table:formula="of:=[.C371]+1" office:value-type="date" office:date-value="2026-03-20" calcext:value-type="date">
            <text:p>Mar 20</text:p>
          </table:table-cell>
          <table:table-cell table:number-columns-repeated="16381"/>
        </table:table-row>
        <table:table-row table:style-name="ro3" table:visibility="collapse" table:number-rows-repeated="1048203">
          <table:table-cell table:number-columns-repeated="16384"/>
        </table:table-row>
        <table:table-row table:style-name="ro3" table:visibility="collapse">
          <table:table-cell table:number-columns-repeated="16384"/>
        </table:table-row>
      </table:table>
      <table:table table:name="Sheet6" table:style-name="ta1">
        <office:forms form:automatic-focus="false" form:apply-design-mode="false"/>
        <table:table-column table:style-name="co12" table:default-cell-style-name="Default"/>
        <table:table-row table:style-name="ro3">
          <table:table-cell office:value-type="string" calcext:value-type="string">
            <text:p>300 years later</text:p>
          </table:table-cell>
        </table:table-row>
        <table:table-row table:style-name="ro62">
          <table:table-cell office:value-type="string" calcext:value-type="string">
            <text:p>Tearan will know where a place that hasn’t been found for hundreds of year, where Inyafee was hiding, and that’s how he will get clou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Regular" style:font-pitch="variable"/>
    <style:font-face style:name="YzWr2" svg:font-family="YzWr" style:font-adornments="Bold" style:font-pitch="variable"/>
  </office:font-face-decls>
  <office:styles>
    <style:default-style style:family="table-cell">
      <style:paragraph-properties style:tab-stop-distance="1.25cm"/>
      <style:text-properties style:font-name="Liberation Sans" fo:font-size="10pt" fo:language="en" fo:country="CA"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17">
      <number:fraction number:min-numerator-digits="3" loext:max-numerator-digits="3" number:min-denominator-digits="3" number:max-denominator-value="999"/>
    </number:number-style>
    <number:number-style style:name="N118">
      <number:number number:decimal-places="1" number:min-decimal-places="1" number:min-integer-digits="1"/>
    </number:number-style>
    <number:number-style style:name="N119">
      <number:fraction number:min-integer-digits="0" number:min-numerator-digits="3" loext:max-numerator-digits="3" number:min-denominator-digits="3" number:max-denominator-value="999"/>
    </number:number-style>
    <number:number-style style:name="N120">
      <number:number number:decimal-places="0" number:min-decimal-places="0" number:min-integer-digits="0"/>
    </number:number-style>
    <number:number-style style:name="N121">
      <number:number number:decimal-places="1" number:min-decimal-places="1" number:min-integer-digits="1" number:grouping="true"/>
    </number:number-style>
    <number:date-style style:name="N122">
      <number:month number:textual="true"/>
      <number:text> </number:text>
      <number:day/>
    </number:date-style>
    <style:style style:name="Default" style:family="table-cell">
      <style:table-cell-properties style:diagonal-bl-tr="none" style:diagonal-tl-br="none" fo:wrap-option="wrap" style:vertical-align="top"/>
      <style:text-properties style:font-name="Trebuchet MS" fo:font-family="'Trebuchet MS'" style:font-style-name="Regular" style:font-family-generic="swiss" style:font-pitch="variable" fo:font-size="6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wrap" style:shrink-to-fit="false"/>
      <style:text-properties style:use-window-font-color="true" style:text-outline="false" style:text-line-through-style="none" style:text-line-through-type="none" fo:font-size="4pt" fo:language="en" fo:country="CA" fo:font-style="normal" fo:text-shadow="none" style:text-underline-style="none" fo:font-weight="normal"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normal" style:font-name-complex="Tahoma" style:font-family-complex="Tahoma"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fo:font-size="5pt"/>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style:text-align-source="fix" style:repeat-content="false" fo:wrap-option="no-wrap" style:shrink-to-fit="false"/>
      <style:paragraph-properties fo:text-align="center"/>
      <style:text-properties style:font-name="YzWr1" fo:font-family="YzWr" style:font-style-name="Regular" style:font-pitch="variable" fo:font-size="10pt" fo:font-weight="normal" style:font-weight-asian="bold" style:font-weight-complex="bold"/>
    </style:style>
    <style:style style:name="Accent_20_1" style:display-name="Accent 1" style:family="table-cell" style:parent-style-name="Accent">
      <style:table-cell-properties style:diagonal-bl-tr="none" style:diagonal-tl-br="none" style:text-align-source="fix" style:repeat-content="false" fo:wrap-option="no-wrap" style:shrink-to-fit="false" style:vertical-align="top"/>
      <style:paragraph-properties fo:text-align="center"/>
      <style:text-properties style:use-window-font-color="true" style:font-name="YzWr2" fo:font-family="YzWr" style:font-style-name="Bold" style:font-pitch="variable" fo:font-size="11pt" fo:font-weight="normal"/>
    </style:style>
    <style:style style:name="Accent_20_2" style:display-name="Accent 2" style:family="table-cell" style:parent-style-name="Accent">
      <style:table-cell-properties style:diagonal-bl-tr="none" style:diagonal-tl-br="none" fo:background-color="transparent" fo:wrap-option="no-wrap" style:shrink-to-fit="false"/>
      <style:text-properties fo:font-size="14pt"/>
    </style:style>
    <style:style style:name="Accent_20_3" style:display-name="Accent 3" style:family="table-cell" style:parent-style-name="Accent">
      <style:table-cell-properties style:diagonal-bl-tr="none" style:diagonal-tl-br="none" fo:background-color="transparent" fo:wrap-option="no-wrap" style:shrink-to-fit="false"/>
      <style:text-properties fo:font-size="20pt"/>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99cm" fo:margin-left="1.499cm" fo:margin-right="1.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24">0000-00-00</text:date>, <text:time style:data-style-name="N2" text:time-value="08:11:13.97527196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22:58:10.945062069</meta:creation-date>
    <dc:date>2026-02-24T02:54:47.028117732</dc:date>
    <meta:editing-duration>P155DT8H58M46S</meta:editing-duration>
    <meta:editing-cycles>2537</meta:editing-cycles>
    <meta:generator>LibreOffice/24.2.0.3$MacOSX_X86_64 LibreOffice_project/da48488a73ddd66ea24cf16bbc4f7b9c08e9bea1</meta:generator>
    <meta:print-date>2025-07-09T15:37:05.804137608</meta:print-date>
    <meta:document-statistic meta:table-count="6" meta:cell-count="7823" meta:object-count="0"/>
  </office:meta>
</office:document-meta>
</file>